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ato-Bold" svg:font-family="Lato-Bol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start" style:justify-single-word="false"/>
      <style:text-properties officeooo:paragraph-rsid="01646270"/>
    </style:style>
    <style:style style:name="P2" style:family="paragraph" style:parent-style-name="Text_20_body">
      <style:paragraph-properties fo:text-align="start" style:justify-single-word="false"/>
      <style:text-properties officeooo:paragraph-rsid="017279ac"/>
    </style:style>
    <style:style style:name="P3" style:family="paragraph" style:parent-style-name="Normale">
      <style:paragraph-properties fo:text-align="start" style:justify-single-word="false"/>
      <style:text-properties officeooo:paragraph-rsid="017279ac"/>
    </style:style>
    <style:style style:name="P4" style:family="paragraph" style:parent-style-name="Standard">
      <style:text-properties fo:language="it" fo:country="IT" officeooo:rsid="00037a7e" officeooo:paragraph-rsid="00037a7e"/>
    </style:style>
    <style:style style:name="P5" style:family="paragraph" style:parent-style-name="Standard">
      <style:text-properties fo:language="it" fo:country="IT" officeooo:rsid="0003c96a" officeooo:paragraph-rsid="0003c96a"/>
    </style:style>
    <style:style style:name="P6" style:family="paragraph" style:parent-style-name="Standard">
      <style:text-properties fo:language="it" fo:country="IT" fo:font-style="normal" officeooo:rsid="00095aff" officeooo:paragraph-rsid="0003c96a" style:font-style-asian="normal" style:font-style-complex="normal"/>
    </style:style>
    <style:style style:name="P7" style:family="paragraph" style:parent-style-name="Standard">
      <style:text-properties fo:language="it" fo:country="IT" fo:font-style="normal" officeooo:rsid="00095aff" officeooo:paragraph-rsid="00095aff" style:font-style-asian="normal" style:font-style-complex="normal"/>
    </style:style>
    <style:style style:name="P8" style:family="paragraph" style:parent-style-name="Standard">
      <style:text-properties fo:language="it" fo:country="IT" fo:font-style="normal" officeooo:rsid="000ad1da" officeooo:paragraph-rsid="000ad1da" style:font-style-asian="normal" style:font-style-complex="normal"/>
    </style:style>
    <style:style style:name="P9" style:family="paragraph" style:parent-style-name="Standard">
      <style:text-properties officeooo:paragraph-rsid="0003c96a"/>
    </style:style>
    <style:style style:name="P10" style:family="paragraph" style:parent-style-name="Standard">
      <style:text-properties officeooo:paragraph-rsid="000ad1da"/>
    </style:style>
    <style:style style:name="P11" style:family="paragraph" style:parent-style-name="Standard">
      <style:text-properties officeooo:paragraph-rsid="000d0890"/>
    </style:style>
    <style:style style:name="P12" style:family="paragraph" style:parent-style-name="Standard">
      <style:text-properties officeooo:paragraph-rsid="000fa43a"/>
    </style:style>
    <style:style style:name="P13" style:family="paragraph" style:parent-style-name="Standard">
      <style:text-properties officeooo:rsid="0012b60d" officeooo:paragraph-rsid="0012b60d"/>
    </style:style>
    <style:style style:name="P14" style:family="paragraph" style:parent-style-name="Standard">
      <style:text-properties officeooo:rsid="0012b60d" officeooo:paragraph-rsid="001c34f8"/>
    </style:style>
    <style:style style:name="P15" style:family="paragraph" style:parent-style-name="Standard">
      <style:text-properties officeooo:paragraph-rsid="00244d88"/>
    </style:style>
    <style:style style:name="P16" style:family="paragraph" style:parent-style-name="Standard">
      <style:text-properties officeooo:rsid="00266bf2" officeooo:paragraph-rsid="00266bf2"/>
    </style:style>
    <style:style style:name="P17" style:family="paragraph" style:parent-style-name="Standard">
      <style:text-properties style:use-window-font-color="true" loext:opacity="0%" fo:language="it" fo:country="IT" fo:font-style="normal" officeooo:rsid="000d56ab" officeooo:paragraph-rsid="000d56ab" style:font-style-asian="normal" style:font-style-complex="normal"/>
    </style:style>
    <style:style style:name="P18" style:family="paragraph" style:parent-style-name="Standard">
      <style:text-properties style:use-window-font-color="true" loext:opacity="0%" fo:language="it" fo:country="IT" fo:font-style="normal" officeooo:rsid="000f13db" officeooo:paragraph-rsid="000f13db" style:font-style-asian="normal" style:font-style-complex="normal"/>
    </style:style>
    <style:style style:name="P19" style:family="paragraph" style:parent-style-name="Standard">
      <style:text-properties style:use-window-font-color="true" loext:opacity="0%" fo:language="it" fo:country="IT" fo:font-style="normal" officeooo:rsid="001c34f8" officeooo:paragraph-rsid="001c34f8" style:font-style-asian="normal" style:font-style-complex="normal"/>
    </style:style>
    <style:style style:name="P20" style:family="paragraph" style:parent-style-name="Standard">
      <style:text-properties style:use-window-font-color="true" loext:opacity="0%" fo:language="it" fo:country="IT" fo:font-style="normal" officeooo:rsid="0025e7f3" officeooo:paragraph-rsid="00266bf2" style:font-style-asian="normal" style:font-style-complex="normal"/>
    </style:style>
    <style:style style:name="P21" style:family="paragraph" style:parent-style-name="Standard">
      <style:text-properties style:use-window-font-color="true" loext:opacity="0%" fo:language="it" fo:country="IT" fo:font-style="normal" officeooo:rsid="00278024" officeooo:paragraph-rsid="00278024" style:font-style-asian="normal" style:font-style-complex="normal"/>
    </style:style>
    <style:style style:name="P22" style:family="paragraph" style:parent-style-name="Standard">
      <style:text-properties style:use-window-font-color="true" loext:opacity="0%" fo:language="it" fo:country="IT" fo:font-style="normal" officeooo:rsid="001c41e1" officeooo:paragraph-rsid="0bcff129" style:font-style-asian="normal" style:font-style-complex="normal"/>
    </style:style>
    <style:style style:name="P23" style:family="paragraph" style:parent-style-name="Standard">
      <style:text-properties style:use-window-font-color="true" loext:opacity="0%" fo:font-size="12pt" fo:language="it" fo:country="IT" fo:font-style="normal" fo:font-weight="normal" officeooo:rsid="002b8de5" officeooo:paragraph-rsid="002b8de5" style:font-size-asian="10.5pt" style:font-style-asian="normal" style:font-weight-asian="normal" style:font-size-complex="12pt" style:font-style-complex="normal" style:font-weight-complex="normal"/>
    </style:style>
    <style:style style:name="P24" style:family="paragraph" style:parent-style-name="Standard">
      <style:text-properties style:use-window-font-color="true" loext:opacity="0%" fo:font-size="12pt" fo:language="it" fo:country="IT" fo:font-style="normal" fo:font-weight="normal" officeooo:rsid="002bfaca" officeooo:paragraph-rsid="002b8de5" style:font-size-asian="10.5pt" style:font-style-asian="normal" style:font-weight-asian="normal" style:font-size-complex="12pt" style:font-style-complex="normal" style:font-weight-complex="normal"/>
    </style:style>
    <style:style style:name="P25" style:family="paragraph" style:parent-style-name="Text_20_body">
      <style:text-properties style:use-window-font-color="true" loext:opacity="0%" fo:font-size="12pt" fo:font-style="normal" style:text-underline-style="none" fo:font-weight="normal" officeooo:rsid="0af5555d" officeooo:paragraph-rsid="0af5555d" style:font-size-asian="10.5pt" style:font-style-asian="normal" style:font-weight-asian="normal" style:font-size-complex="12pt" style:font-style-complex="normal" style:font-weight-complex="normal"/>
    </style:style>
    <style:style style:name="P26" style:family="paragraph" style:parent-style-name="Standard">
      <style:text-properties officeooo:paragraph-rsid="002b8de5"/>
    </style:style>
    <style:style style:name="P27" style:family="paragraph" style:parent-style-name="Standard">
      <style:text-properties fo:color="#bf819e" loext:opacity="100%" officeooo:rsid="0bd2ed78" officeooo:paragraph-rsid="0bd2ed78"/>
    </style:style>
    <style:style style:name="P28" style:family="paragraph" style:parent-style-name="Text_20_body">
      <style:text-properties fo:color="#bf819e" loext:opacity="100%"/>
    </style:style>
    <style:style style:name="P29" style:family="paragraph" style:parent-style-name="Text_20_body">
      <style:text-properties fo:color="#bf819e" loext:opacity="100%" fo:font-size="14pt" fo:font-style="italic" fo:font-weight="bold" officeooo:rsid="0bad1cbf" officeooo:paragraph-rsid="0bad1cbf" style:font-size-asian="12.25pt" style:font-style-asian="italic" style:font-weight-asian="bold" style:font-size-complex="14pt" style:font-style-complex="italic" style:font-weight-complex="bold"/>
    </style:style>
    <style:style style:name="P30" style:family="paragraph" style:parent-style-name="Text_20_body">
      <style:text-properties fo:color="#bf819e" loext:opacity="100%" fo:font-size="14pt" fo:font-style="italic" fo:font-weight="bold" officeooo:rsid="0bad234f" officeooo:paragraph-rsid="0bad234f" style:font-size-asian="12.25pt" style:font-style-asian="italic" style:font-weight-asian="bold" style:font-size-complex="14pt" style:font-style-complex="italic" style:font-weight-complex="bold"/>
    </style:style>
    <style:style style:name="P31" style:family="paragraph" style:parent-style-name="Text_20_body">
      <style:paragraph-properties fo:text-align="start" style:justify-single-word="false"/>
      <style:text-properties fo:color="#bf819e" loext:opacity="100%" fo:font-style="normal" officeooo:rsid="0bbb410c" officeooo:paragraph-rsid="0bbb410c" style:font-style-asian="normal" style:font-style-complex="normal"/>
    </style:style>
    <style:style style:name="P32" style:family="paragraph" style:parent-style-name="Text_20_body">
      <style:text-properties fo:color="#bf819e" loext:opacity="100%" fo:font-style="normal" officeooo:rsid="0ca19cef" officeooo:paragraph-rsid="0ca19cef" style:font-style-asian="normal" style:font-style-complex="normal"/>
    </style:style>
    <style:style style:name="P33" style:family="paragraph" style:parent-style-name="Text_20_body">
      <style:text-properties fo:color="#bf819e" loext:opacity="100%" fo:font-style="normal" officeooo:rsid="0caa8707" officeooo:paragraph-rsid="0caa8707" style:font-style-asian="normal" style:font-style-complex="normal"/>
    </style:style>
    <style:style style:name="P34" style:family="paragraph" style:parent-style-name="Text_20_body">
      <style:text-properties fo:color="#bf819e" loext:opacity="100%" fo:font-style="normal" fo:font-weight="bold" officeooo:rsid="0cfcf733" officeooo:paragraph-rsid="0cfcf733" style:font-style-asian="normal" style:font-weight-asian="bold" style:font-style-complex="normal" style:font-weight-complex="bold"/>
    </style:style>
    <style:style style:name="P35" style:family="paragraph" style:parent-style-name="Text_20_body">
      <style:text-properties fo:color="#bf819e" loext:opacity="100%" fo:font-style="normal" fo:font-weight="bold" officeooo:rsid="0cfd2bd1" officeooo:paragraph-rsid="0cfd2bd1" style:font-style-asian="normal" style:font-weight-asian="bold" style:font-style-complex="normal" style:font-weight-complex="bold"/>
    </style:style>
    <style:style style:name="P36" style:family="paragraph" style:parent-style-name="Text_20_body">
      <style:text-properties fo:color="#bf819e" loext:opacity="100%" fo:font-style="normal" fo:font-weight="bold" officeooo:rsid="0d02da0b" officeooo:paragraph-rsid="0d02da0b" style:font-style-asian="normal" style:font-weight-asian="bold" style:font-style-complex="normal" style:font-weight-complex="bold"/>
    </style:style>
    <style:style style:name="P37" style:family="paragraph" style:parent-style-name="Text_20_body">
      <style:text-properties fo:color="#bf819e" loext:opacity="100%" fo:font-style="normal" fo:font-weight="bold" officeooo:rsid="0d1690b5" officeooo:paragraph-rsid="0d1690b5" style:font-style-asian="normal" style:font-weight-asian="bold" style:font-style-complex="normal" style:font-weight-complex="bold"/>
    </style:style>
    <style:style style:name="P38" style:family="paragraph" style:parent-style-name="Text_20_body">
      <style:text-properties fo:color="#bf819e" loext:opacity="100%" fo:font-style="normal" fo:font-weight="normal" officeooo:rsid="0d09ed20" officeooo:paragraph-rsid="0d09ed20" style:font-style-asian="normal" style:font-weight-asian="normal" style:font-style-complex="normal" style:font-weight-complex="normal"/>
    </style:style>
    <style:style style:name="P39" style:family="paragraph" style:parent-style-name="Text_20_body">
      <style:text-properties fo:color="#bf819e" loext:opacity="100%" officeooo:rsid="0be3f51a" officeooo:paragraph-rsid="0be3f51a"/>
    </style:style>
    <style:style style:name="P40" style:family="paragraph" style:parent-style-name="Text_20_body">
      <style:text-properties fo:color="#bf819e" loext:opacity="100%" fo:font-style="italic" fo:font-weight="bold" officeooo:rsid="0bef8317" officeooo:paragraph-rsid="0bef8317" style:font-style-asian="italic" style:font-weight-asian="bold" style:font-style-complex="italic" style:font-weight-complex="bold"/>
    </style:style>
    <style:style style:name="P41" style:family="paragraph" style:parent-style-name="Text_20_body">
      <style:text-properties fo:color="#bf819e" loext:opacity="100%" fo:font-style="italic" fo:font-weight="bold" officeooo:rsid="0bf758d0" officeooo:paragraph-rsid="0bf758d0" style:font-style-asian="italic" style:font-weight-asian="bold" style:font-style-complex="italic" style:font-weight-complex="bold"/>
    </style:style>
    <style:style style:name="P42" style:family="paragraph" style:parent-style-name="Text_20_body">
      <style:text-properties fo:color="#bf819e" loext:opacity="100%" fo:font-style="italic" fo:font-weight="bold" officeooo:rsid="0eb2359f" officeooo:paragraph-rsid="0eb315ae" style:font-style-asian="italic" style:font-weight-asian="bold" style:font-style-complex="italic" style:font-weight-complex="bold"/>
    </style:style>
    <style:style style:name="P43" style:family="paragraph" style:parent-style-name="Text_20_body">
      <style:text-properties fo:color="#bf819e" loext:opacity="100%" fo:font-style="italic" fo:font-weight="bold" officeooo:rsid="0eb315ae" officeooo:paragraph-rsid="0eb315ae" style:font-style-asian="italic" style:font-weight-asian="bold" style:font-style-complex="italic" style:font-weight-complex="bold"/>
    </style:style>
    <style:style style:name="P44" style:family="paragraph" style:parent-style-name="Text_20_body">
      <style:text-properties fo:color="#bf819e" loext:opacity="100%" officeooo:rsid="0bfb95b1" officeooo:paragraph-rsid="0bfb95b1"/>
    </style:style>
    <style:style style:name="P45" style:family="paragraph" style:parent-style-name="Text_20_body">
      <style:text-properties fo:color="#bf819e" loext:opacity="100%" officeooo:rsid="0c07a7c6" officeooo:paragraph-rsid="0c07a7c6"/>
    </style:style>
    <style:style style:name="P46" style:family="paragraph" style:parent-style-name="Text_20_body">
      <style:text-properties fo:color="#bf819e" loext:opacity="100%" fo:font-weight="normal" officeooo:rsid="0c10be46" officeooo:paragraph-rsid="0c10be46" style:font-weight-asian="normal" style:font-weight-complex="normal"/>
    </style:style>
    <style:style style:name="P47" style:family="paragraph" style:parent-style-name="Text_20_body">
      <style:text-properties fo:color="#bf819e" loext:opacity="100%" officeooo:rsid="0caf8774" officeooo:paragraph-rsid="0caf8774"/>
    </style:style>
    <style:style style:name="P48" style:family="paragraph" style:parent-style-name="Text_20_body">
      <style:text-properties fo:color="#bf819e" loext:opacity="100%" officeooo:rsid="0d7772c1" officeooo:paragraph-rsid="0d7772c1"/>
    </style:style>
    <style:style style:name="P49" style:family="paragraph" style:parent-style-name="Text_20_body">
      <style:text-properties officeooo:paragraph-rsid="002bfaca"/>
    </style:style>
    <style:style style:name="P50" style:family="paragraph" style:parent-style-name="Text_20_body">
      <style:text-properties officeooo:rsid="0033a582" officeooo:paragraph-rsid="0033a582"/>
    </style:style>
    <style:style style:name="P51" style:family="paragraph" style:parent-style-name="Text_20_body">
      <style:text-properties officeooo:rsid="00348213" officeooo:paragraph-rsid="00348213"/>
    </style:style>
    <style:style style:name="P52" style:family="paragraph" style:parent-style-name="Text_20_body">
      <style:text-properties officeooo:rsid="003a1380" officeooo:paragraph-rsid="003a1380"/>
    </style:style>
    <style:style style:name="P53" style:family="paragraph" style:parent-style-name="Text_20_body">
      <style:text-properties officeooo:rsid="003b72ae" officeooo:paragraph-rsid="003b72ae"/>
    </style:style>
    <style:style style:name="P54" style:family="paragraph" style:parent-style-name="Text_20_body">
      <style:text-properties officeooo:rsid="003e65f1" officeooo:paragraph-rsid="003e65f1"/>
    </style:style>
    <style:style style:name="P55" style:family="paragraph" style:parent-style-name="Text_20_body">
      <style:text-properties officeooo:paragraph-rsid="00400c95"/>
    </style:style>
    <style:style style:name="P56" style:family="paragraph" style:parent-style-name="Text_20_body">
      <style:text-properties officeooo:rsid="0046d21d" officeooo:paragraph-rsid="0046d21d"/>
    </style:style>
    <style:style style:name="P57" style:family="paragraph" style:parent-style-name="Text_20_body">
      <style:text-properties officeooo:paragraph-rsid="0047586c"/>
    </style:style>
    <style:style style:name="P58" style:family="paragraph" style:parent-style-name="Text_20_body">
      <style:text-properties officeooo:rsid="004875f7" officeooo:paragraph-rsid="004875f7"/>
    </style:style>
    <style:style style:name="P59" style:family="paragraph" style:parent-style-name="Text_20_body">
      <style:text-properties officeooo:paragraph-rsid="00497004"/>
    </style:style>
    <style:style style:name="P60" style:family="paragraph" style:parent-style-name="Text_20_body">
      <style:text-properties officeooo:rsid="004b536b" officeooo:paragraph-rsid="004b536b"/>
    </style:style>
    <style:style style:name="P61" style:family="paragraph" style:parent-style-name="Text_20_body">
      <style:paragraph-properties fo:text-align="start" style:justify-single-word="false"/>
      <style:text-properties officeooo:rsid="004b536b" officeooo:paragraph-rsid="004b536b"/>
    </style:style>
    <style:style style:name="P62" style:family="paragraph" style:parent-style-name="Text_20_body">
      <style:text-properties officeooo:rsid="004de4f9" officeooo:paragraph-rsid="004de4f9"/>
    </style:style>
    <style:style style:name="P63" style:family="paragraph" style:parent-style-name="Text_20_body">
      <style:paragraph-properties fo:text-align="start" style:justify-single-word="false"/>
      <style:text-properties officeooo:rsid="0050a709" officeooo:paragraph-rsid="0050a709"/>
    </style:style>
    <style:style style:name="P64" style:family="paragraph" style:parent-style-name="Text_20_body">
      <style:text-properties officeooo:rsid="0054e60c" officeooo:paragraph-rsid="0054e60c"/>
    </style:style>
    <style:style style:name="P65" style:family="paragraph" style:parent-style-name="Text_20_body">
      <style:text-properties officeooo:rsid="0059bdd5" officeooo:paragraph-rsid="0059bdd5"/>
    </style:style>
    <style:style style:name="P66" style:family="paragraph" style:parent-style-name="Text_20_body">
      <style:text-properties officeooo:paragraph-rsid="0059c3a3"/>
    </style:style>
    <style:style style:name="P67" style:family="paragraph" style:parent-style-name="Text_20_body">
      <style:text-properties officeooo:paragraph-rsid="00619288"/>
    </style:style>
    <style:style style:name="P68" style:family="paragraph" style:parent-style-name="Text_20_body">
      <style:text-properties officeooo:rsid="0061f89f" officeooo:paragraph-rsid="0061f89f"/>
    </style:style>
    <style:style style:name="P69" style:family="paragraph" style:parent-style-name="Text_20_body">
      <style:text-properties fo:font-style="italic" officeooo:rsid="0061f89f" officeooo:paragraph-rsid="0061f89f" style:font-style-asian="italic" style:font-style-complex="italic"/>
    </style:style>
    <style:style style:name="P70" style:family="paragraph" style:parent-style-name="Text_20_body">
      <style:text-properties fo:font-style="italic" officeooo:rsid="06810cab" officeooo:paragraph-rsid="068462a6" style:font-style-asian="italic" style:font-style-complex="italic"/>
    </style:style>
    <style:style style:name="P71" style:family="paragraph" style:parent-style-name="Text_20_body">
      <style:text-properties fo:font-style="italic" officeooo:rsid="069c4d5a" officeooo:paragraph-rsid="069c4d5a" style:font-style-asian="italic" style:font-style-complex="italic"/>
    </style:style>
    <style:style style:name="P72" style:family="paragraph" style:parent-style-name="Text_20_body">
      <style:text-properties fo:font-style="italic" officeooo:rsid="069e38df" officeooo:paragraph-rsid="069e38df" style:font-style-asian="italic" style:font-style-complex="italic"/>
    </style:style>
    <style:style style:name="P73" style:family="paragraph" style:parent-style-name="Text_20_body">
      <style:text-properties fo:font-style="italic" officeooo:rsid="0a116d92" officeooo:paragraph-rsid="0a116d92" style:font-style-asian="italic" style:font-style-complex="italic"/>
    </style:style>
    <style:style style:name="P74" style:family="paragraph" style:parent-style-name="Text_20_body">
      <style:text-properties fo:font-style="italic" fo:font-weight="bold" officeooo:rsid="0214e73c" officeooo:paragraph-rsid="0214e73c" style:font-style-asian="italic" style:font-weight-asian="bold" style:font-style-complex="italic" style:font-weight-complex="bold"/>
    </style:style>
    <style:style style:name="P75" style:family="paragraph" style:parent-style-name="Text_20_body">
      <style:text-properties fo:font-style="italic" fo:font-weight="bold" officeooo:rsid="02d1376a" officeooo:paragraph-rsid="02d1376a" style:font-style-asian="italic" style:font-weight-asian="bold" style:font-style-complex="italic" style:font-weight-complex="bold"/>
    </style:style>
    <style:style style:name="P76" style:family="paragraph" style:parent-style-name="Text_20_body">
      <style:text-properties fo:font-style="italic" fo:font-weight="bold" officeooo:rsid="036c4b3a" officeooo:paragraph-rsid="036c4b3a" style:font-style-asian="italic" style:font-weight-asian="bold" style:font-style-complex="italic" style:font-weight-complex="bold"/>
    </style:style>
    <style:style style:name="P77" style:family="paragraph" style:parent-style-name="Text_20_body">
      <style:text-properties fo:font-style="italic" fo:font-weight="bold" officeooo:rsid="0371a930" officeooo:paragraph-rsid="03733475" style:font-style-asian="italic" style:font-weight-asian="bold" style:font-style-complex="italic" style:font-weight-complex="bold"/>
    </style:style>
    <style:style style:name="P78" style:family="paragraph" style:parent-style-name="Text_20_body">
      <style:text-properties fo:font-style="italic" fo:font-weight="bold" officeooo:rsid="03dd8f8d" officeooo:paragraph-rsid="03e1330b" style:font-style-asian="italic" style:font-weight-asian="bold" style:font-style-complex="italic" style:font-weight-complex="bold"/>
    </style:style>
    <style:style style:name="P79" style:family="paragraph" style:parent-style-name="Text_20_body">
      <style:text-properties fo:font-style="italic" fo:font-weight="bold" officeooo:rsid="04052b22" officeooo:paragraph-rsid="0406e83f" style:font-style-asian="italic" style:font-weight-asian="bold" style:font-style-complex="italic" style:font-weight-complex="bold"/>
    </style:style>
    <style:style style:name="P80" style:family="paragraph" style:parent-style-name="Text_20_body">
      <style:text-properties fo:font-style="italic" fo:font-weight="bold" officeooo:rsid="0352d571" officeooo:paragraph-rsid="0352d571" style:font-style-asian="italic" style:font-weight-asian="bold" style:font-style-complex="italic" style:font-weight-complex="bold"/>
    </style:style>
    <style:style style:name="P81" style:family="paragraph" style:parent-style-name="Text_20_body">
      <style:text-properties fo:font-style="italic" fo:font-weight="bold" officeooo:rsid="0352d571" officeooo:paragraph-rsid="045ad763" style:font-style-asian="italic" style:font-weight-asian="bold" style:font-style-complex="italic" style:font-weight-complex="bold"/>
    </style:style>
    <style:style style:name="P82" style:family="paragraph" style:parent-style-name="Text_20_body">
      <style:text-properties fo:font-style="italic" fo:font-weight="bold" officeooo:rsid="0347722f" officeooo:paragraph-rsid="044214e3" style:font-style-asian="italic" style:font-weight-asian="bold" style:font-style-complex="italic" style:font-weight-complex="bold"/>
    </style:style>
    <style:style style:name="P83" style:family="paragraph" style:parent-style-name="Text_20_body">
      <style:text-properties fo:font-style="italic" fo:font-weight="bold" officeooo:rsid="044312cf" officeooo:paragraph-rsid="044443b0" style:font-style-asian="italic" style:font-weight-asian="bold" style:font-style-complex="italic" style:font-weight-complex="bold"/>
    </style:style>
    <style:style style:name="P84" style:family="paragraph" style:parent-style-name="Text_20_body">
      <style:text-properties fo:font-style="italic" fo:font-weight="bold" officeooo:rsid="04593f69" officeooo:paragraph-rsid="045ad763" style:font-style-asian="italic" style:font-weight-asian="bold" style:font-style-complex="italic" style:font-weight-complex="bold"/>
    </style:style>
    <style:style style:name="P85" style:family="paragraph" style:parent-style-name="Text_20_body">
      <style:text-properties fo:font-style="italic" fo:font-weight="bold" officeooo:rsid="047524eb" officeooo:paragraph-rsid="047524eb" style:font-style-asian="italic" style:font-weight-asian="bold" style:font-style-complex="italic" style:font-weight-complex="bold"/>
    </style:style>
    <style:style style:name="P86" style:family="paragraph" style:parent-style-name="Text_20_body">
      <style:text-properties fo:font-style="italic" fo:font-weight="bold" officeooo:rsid="048fcf7c" officeooo:paragraph-rsid="048fcf7c" style:font-style-asian="italic" style:font-weight-asian="bold" style:font-style-complex="italic" style:font-weight-complex="bold"/>
    </style:style>
    <style:style style:name="P87" style:family="paragraph" style:parent-style-name="Text_20_body">
      <style:text-properties fo:font-style="italic" fo:font-weight="bold" officeooo:rsid="0491379a" officeooo:paragraph-rsid="0491379a" style:font-style-asian="italic" style:font-weight-asian="bold" style:font-style-complex="italic" style:font-weight-complex="bold"/>
    </style:style>
    <style:style style:name="P88" style:family="paragraph" style:parent-style-name="Text_20_body">
      <style:text-properties fo:font-style="italic" fo:font-weight="bold" officeooo:rsid="04942ebd" officeooo:paragraph-rsid="04942ebd" style:font-style-asian="italic" style:font-weight-asian="bold" style:font-style-complex="italic" style:font-weight-complex="bold"/>
    </style:style>
    <style:style style:name="P89" style:family="paragraph" style:parent-style-name="Text_20_body">
      <style:text-properties fo:font-style="italic" fo:font-weight="bold" officeooo:rsid="049670fe" officeooo:paragraph-rsid="049670fe" style:font-style-asian="italic" style:font-weight-asian="bold" style:font-style-complex="italic" style:font-weight-complex="bold"/>
    </style:style>
    <style:style style:name="P90" style:family="paragraph" style:parent-style-name="Text_20_body">
      <style:text-properties fo:font-style="italic" fo:font-weight="bold" officeooo:rsid="0497db8a" officeooo:paragraph-rsid="0497db8a" style:font-style-asian="italic" style:font-weight-asian="bold" style:font-style-complex="italic" style:font-weight-complex="bold"/>
    </style:style>
    <style:style style:name="P91" style:family="paragraph" style:parent-style-name="Text_20_body">
      <style:text-properties fo:font-style="italic" fo:font-weight="bold" officeooo:rsid="049f6e86" officeooo:paragraph-rsid="049f6e86" style:font-style-asian="italic" style:font-weight-asian="bold" style:font-style-complex="italic" style:font-weight-complex="bold"/>
    </style:style>
    <style:style style:name="P92" style:family="paragraph" style:parent-style-name="Text_20_body">
      <style:text-properties fo:font-style="italic" fo:font-weight="bold" officeooo:rsid="04a1bbcf" officeooo:paragraph-rsid="04a1bbcf" style:font-style-asian="italic" style:font-weight-asian="bold" style:font-style-complex="italic" style:font-weight-complex="bold"/>
    </style:style>
    <style:style style:name="P93" style:family="paragraph" style:parent-style-name="Text_20_body">
      <style:text-properties fo:font-style="italic" fo:font-weight="bold" officeooo:rsid="04a33f0f" officeooo:paragraph-rsid="04a33f0f" style:font-style-asian="italic" style:font-weight-asian="bold" style:font-style-complex="italic" style:font-weight-complex="bold"/>
    </style:style>
    <style:style style:name="P94" style:family="paragraph" style:parent-style-name="Text_20_body">
      <style:text-properties fo:font-style="italic" fo:font-weight="bold" officeooo:rsid="02df128f" officeooo:paragraph-rsid="0b570f3c" style:font-style-asian="italic" style:font-weight-asian="bold" style:font-style-complex="italic" style:font-weight-complex="bold"/>
    </style:style>
    <style:style style:name="P95" style:family="paragraph" style:parent-style-name="Text_20_body">
      <style:text-properties fo:font-style="italic" fo:font-weight="bold" officeooo:rsid="04a22f43" officeooo:paragraph-rsid="04a22f43" style:font-style-asian="italic" style:font-weight-asian="bold" style:font-style-complex="italic" style:font-weight-complex="bold"/>
    </style:style>
    <style:style style:name="P96" style:family="paragraph" style:parent-style-name="Text_20_body">
      <style:text-properties fo:font-style="italic" fo:font-weight="bold" officeooo:rsid="0bab6516" officeooo:paragraph-rsid="0bab6516" style:font-style-asian="italic" style:font-weight-asian="bold" style:font-style-complex="italic" style:font-weight-complex="bold"/>
    </style:style>
    <style:style style:name="P97" style:family="paragraph" style:parent-style-name="Text_20_body">
      <style:text-properties fo:font-style="italic" style:text-underline-style="none" fo:font-weight="bold" officeooo:rsid="04806dfc" officeooo:paragraph-rsid="04806dfc" style:font-style-asian="italic" style:font-weight-asian="bold" style:font-style-complex="italic" style:font-weight-complex="bold"/>
    </style:style>
    <style:style style:name="P98" style:family="paragraph" style:parent-style-name="Text_20_body">
      <style:text-properties fo:font-style="italic" fo:font-weight="normal" officeooo:rsid="06a98625" officeooo:paragraph-rsid="06a8123c" style:font-style-asian="italic" style:font-weight-asian="normal" style:font-style-complex="italic" style:font-weight-complex="normal"/>
    </style:style>
    <style:style style:name="P99" style:family="paragraph" style:parent-style-name="Text_20_body">
      <style:text-properties fo:font-style="italic" fo:font-weight="normal" officeooo:rsid="0aa15aff" officeooo:paragraph-rsid="0aa15aff" style:font-style-asian="italic" style:font-weight-asian="normal" style:font-style-complex="italic" style:font-weight-complex="normal"/>
    </style:style>
    <style:style style:name="P100" style:family="paragraph" style:parent-style-name="Text_20_body">
      <style:text-properties fo:font-style="normal" officeooo:rsid="0069a6bd" officeooo:paragraph-rsid="006fc25b" style:font-style-asian="normal" style:font-style-complex="normal"/>
    </style:style>
    <style:style style:name="P101" style:family="paragraph" style:parent-style-name="Text_20_body">
      <style:text-properties fo:font-style="normal" officeooo:rsid="0687e7e3" officeooo:paragraph-rsid="0687e7e3" style:font-style-asian="normal" style:font-style-complex="normal"/>
    </style:style>
    <style:style style:name="P102" style:family="paragraph" style:parent-style-name="Text_20_body">
      <style:text-properties fo:font-style="normal" officeooo:rsid="069f4882" officeooo:paragraph-rsid="069f4882" style:font-style-asian="normal" style:font-style-complex="normal"/>
    </style:style>
    <style:style style:name="P103" style:family="paragraph" style:parent-style-name="Text_20_body">
      <style:text-properties fo:font-style="normal" officeooo:rsid="06aad08d" officeooo:paragraph-rsid="06aad08d" style:font-style-asian="normal" style:font-style-complex="normal"/>
    </style:style>
    <style:style style:name="P104" style:family="paragraph" style:parent-style-name="Text_20_body">
      <style:text-properties fo:font-style="normal" fo:font-weight="normal" officeooo:rsid="011136b4" officeooo:paragraph-rsid="011136b4" style:font-style-asian="normal" style:font-weight-asian="normal" style:font-style-complex="normal" style:font-weight-complex="normal"/>
    </style:style>
    <style:style style:name="P105" style:family="paragraph" style:parent-style-name="Text_20_body">
      <style:text-properties fo:font-style="normal" fo:font-weight="normal" officeooo:rsid="0176a2dc" officeooo:paragraph-rsid="0176a2dc" style:font-style-asian="normal" style:font-weight-asian="normal" style:font-style-complex="normal" style:font-weight-complex="normal"/>
    </style:style>
    <style:style style:name="P106" style:family="paragraph" style:parent-style-name="Text_20_body">
      <style:text-properties fo:font-style="normal" fo:font-weight="normal" officeooo:rsid="01789fe1" officeooo:paragraph-rsid="01789fe1" style:font-style-asian="normal" style:font-weight-asian="normal" style:font-style-complex="normal" style:font-weight-complex="normal"/>
    </style:style>
    <style:style style:name="P107" style:family="paragraph" style:parent-style-name="Text_20_body">
      <style:text-properties fo:font-style="normal" fo:font-weight="normal" officeooo:rsid="01896178" officeooo:paragraph-rsid="01896178" style:font-style-asian="normal" style:font-weight-asian="normal" style:font-style-complex="normal" style:font-weight-complex="normal"/>
    </style:style>
    <style:style style:name="P108" style:family="paragraph" style:parent-style-name="Text_20_body">
      <style:text-properties fo:font-style="normal" fo:font-weight="normal" officeooo:rsid="01cebb70" officeooo:paragraph-rsid="01cebb70" style:font-style-asian="normal" style:font-weight-asian="normal" style:font-style-complex="normal" style:font-weight-complex="normal"/>
    </style:style>
    <style:style style:name="P109" style:family="paragraph" style:parent-style-name="Text_20_body">
      <style:text-properties fo:font-style="normal" fo:font-weight="normal" officeooo:rsid="01e0e226" officeooo:paragraph-rsid="01e0e226" style:font-style-asian="normal" style:font-weight-asian="normal" style:font-style-complex="normal" style:font-weight-complex="normal"/>
    </style:style>
    <style:style style:name="P110" style:family="paragraph" style:parent-style-name="Text_20_body">
      <style:text-properties fo:font-style="normal" fo:font-weight="normal" officeooo:rsid="01e0f5bb" officeooo:paragraph-rsid="01e1daa1" style:font-style-asian="normal" style:font-weight-asian="normal" style:font-style-complex="normal" style:font-weight-complex="normal"/>
    </style:style>
    <style:style style:name="P111" style:family="paragraph" style:parent-style-name="Text_20_body">
      <style:text-properties fo:font-style="normal" fo:font-weight="normal" officeooo:rsid="02580021" officeooo:paragraph-rsid="02580021" style:font-style-asian="normal" style:font-weight-asian="normal" style:font-style-complex="normal" style:font-weight-complex="normal"/>
    </style:style>
    <style:style style:name="P112" style:family="paragraph" style:parent-style-name="Text_20_body">
      <style:text-properties fo:font-style="normal" fo:font-weight="normal" officeooo:rsid="025d1f1f" officeooo:paragraph-rsid="025d1f1f" style:font-style-asian="normal" style:font-weight-asian="normal" style:font-style-complex="normal" style:font-weight-complex="normal"/>
    </style:style>
    <style:style style:name="P113" style:family="paragraph" style:parent-style-name="Text_20_body">
      <style:text-properties fo:font-style="normal" fo:font-weight="normal" officeooo:rsid="026190f5" officeooo:paragraph-rsid="026190f5" style:font-style-asian="normal" style:font-weight-asian="normal" style:font-style-complex="normal" style:font-weight-complex="normal"/>
    </style:style>
    <style:style style:name="P114" style:family="paragraph" style:parent-style-name="Text_20_body">
      <style:text-properties fo:font-style="normal" fo:font-weight="normal" officeooo:rsid="0227e4af" officeooo:paragraph-rsid="022f723e" style:font-style-asian="normal" style:font-weight-asian="normal" style:font-style-complex="normal" style:font-weight-complex="normal"/>
    </style:style>
    <style:style style:name="P115" style:family="paragraph" style:parent-style-name="Text_20_body">
      <style:text-properties fo:font-style="normal" fo:font-weight="normal" officeooo:rsid="03d8e811" officeooo:paragraph-rsid="03da7205" style:font-style-asian="normal" style:font-weight-asian="normal" style:font-style-complex="normal" style:font-weight-complex="normal"/>
    </style:style>
    <style:style style:name="P116" style:family="paragraph" style:parent-style-name="Text_20_body">
      <style:text-properties fo:font-style="normal" fo:font-weight="normal" officeooo:rsid="03fd3c11" officeooo:paragraph-rsid="03fd3c11" style:font-style-asian="normal" style:font-weight-asian="normal" style:font-style-complex="normal" style:font-weight-complex="normal"/>
    </style:style>
    <style:style style:name="P117" style:family="paragraph" style:parent-style-name="Text_20_body">
      <style:text-properties fo:font-style="normal" fo:font-weight="normal" officeooo:rsid="03fa6523" officeooo:paragraph-rsid="045ad763" style:font-style-asian="normal" style:font-weight-asian="normal" style:font-style-complex="normal" style:font-weight-complex="normal"/>
    </style:style>
    <style:style style:name="P118" style:family="paragraph" style:parent-style-name="Text_20_body">
      <style:text-properties fo:font-style="normal" fo:font-weight="normal" officeooo:rsid="044312cf" officeooo:paragraph-rsid="044443b0" style:font-style-asian="normal" style:font-weight-asian="normal" style:font-style-complex="normal" style:font-weight-complex="normal"/>
    </style:style>
    <style:style style:name="P119" style:family="paragraph" style:parent-style-name="Text_20_body">
      <style:text-properties fo:font-style="normal" fo:font-weight="normal" officeooo:rsid="044e39bd" officeooo:paragraph-rsid="0455955e" style:font-style-asian="normal" style:font-weight-asian="normal" style:font-style-complex="normal" style:font-weight-complex="normal"/>
    </style:style>
    <style:style style:name="P120" style:family="paragraph" style:parent-style-name="Text_20_body">
      <style:text-properties fo:font-style="normal" fo:font-weight="normal" officeooo:rsid="03fc45fd" officeooo:paragraph-rsid="03fa6523" style:font-style-asian="normal" style:font-weight-asian="normal" style:font-style-complex="normal" style:font-weight-complex="normal"/>
    </style:style>
    <style:style style:name="P121" style:family="paragraph" style:parent-style-name="Text_20_body">
      <style:text-properties fo:font-style="normal" fo:font-weight="normal" officeooo:rsid="041468cf" officeooo:paragraph-rsid="0413402f" style:font-style-asian="normal" style:font-weight-asian="normal" style:font-style-complex="normal" style:font-weight-complex="normal"/>
    </style:style>
    <style:style style:name="P122" style:family="paragraph" style:parent-style-name="Text_20_body">
      <style:text-properties fo:font-style="normal" fo:font-weight="normal" officeooo:rsid="06c241f3" officeooo:paragraph-rsid="06c241f3" style:font-style-asian="normal" style:font-weight-asian="normal" style:font-style-complex="normal" style:font-weight-complex="normal"/>
    </style:style>
    <style:style style:name="P123" style:family="paragraph" style:parent-style-name="Text_20_body">
      <style:text-properties fo:font-style="normal" fo:font-weight="normal" officeooo:rsid="0aa15aff" officeooo:paragraph-rsid="0aa15aff" style:font-style-asian="normal" style:font-weight-asian="normal" style:font-style-complex="normal" style:font-weight-complex="normal"/>
    </style:style>
    <style:style style:name="P124" style:family="paragraph" style:parent-style-name="Text_20_body">
      <style:text-properties fo:font-style="normal" fo:font-weight="bold" officeooo:rsid="02d52491" officeooo:paragraph-rsid="02d1376a" style:font-style-asian="normal" style:font-weight-asian="bold" style:font-style-complex="normal" style:font-weight-complex="bold"/>
    </style:style>
    <style:style style:name="P125" style:family="paragraph" style:parent-style-name="Text_20_body">
      <style:text-properties fo:font-style="normal" fo:font-weight="bold" officeooo:rsid="02d52491" officeooo:paragraph-rsid="03103cf2" style:font-style-asian="normal" style:font-weight-asian="bold" style:font-style-complex="normal" style:font-weight-complex="bold"/>
    </style:style>
    <style:style style:name="P126" style:family="paragraph" style:parent-style-name="Text_20_body">
      <style:text-properties fo:font-style="normal" fo:font-weight="bold" officeooo:rsid="07535c8c" officeooo:paragraph-rsid="07535c8c" style:font-style-asian="normal" style:font-weight-asian="bold" style:font-style-complex="normal" style:font-weight-complex="bold"/>
    </style:style>
    <style:style style:name="P127" style:family="paragraph" style:parent-style-name="Text_20_body">
      <style:text-properties fo:font-style="normal" fo:font-weight="bold" officeooo:rsid="0756b762" officeooo:paragraph-rsid="075cec47" style:font-style-asian="normal" style:font-weight-asian="bold" style:font-style-complex="normal" style:font-weight-complex="bold"/>
    </style:style>
    <style:style style:name="P128" style:family="paragraph" style:parent-style-name="Text_20_body">
      <style:text-properties fo:font-style="normal" fo:font-weight="bold" officeooo:rsid="075f969e" officeooo:paragraph-rsid="075f969e" style:font-style-asian="normal" style:font-weight-asian="bold" style:font-style-complex="normal" style:font-weight-complex="bold"/>
    </style:style>
    <style:style style:name="P129" style:family="paragraph" style:parent-style-name="Text_20_body">
      <style:text-properties fo:font-style="normal" style:text-underline-style="none" fo:font-weight="normal" officeooo:rsid="04aab29b" officeooo:paragraph-rsid="04aab29b" style:font-style-asian="normal" style:font-weight-asian="normal" style:font-style-complex="normal" style:font-weight-complex="normal"/>
    </style:style>
    <style:style style:name="P130" style:family="paragraph" style:parent-style-name="Text_20_body">
      <style:text-properties fo:font-style="normal" style:text-underline-style="none" fo:font-weight="normal" officeooo:rsid="04cf59cc" officeooo:paragraph-rsid="04cf59cc" style:font-style-asian="normal" style:font-weight-asian="normal" style:font-style-complex="normal" style:font-weight-complex="normal"/>
    </style:style>
    <style:style style:name="P131" style:family="paragraph" style:parent-style-name="Text_20_body">
      <style:text-properties fo:font-style="normal" style:text-underline-style="none" fo:font-weight="normal" officeooo:rsid="0977eb56" officeooo:paragraph-rsid="0977c5b1" style:font-style-asian="normal" style:font-weight-asian="normal" style:font-style-complex="normal" style:font-weight-complex="normal"/>
    </style:style>
    <style:style style:name="P132" style:family="paragraph" style:parent-style-name="Text_20_body">
      <style:text-properties officeooo:paragraph-rsid="006fc25b"/>
    </style:style>
    <style:style style:name="P133" style:family="paragraph" style:parent-style-name="Text_20_body">
      <style:text-properties officeooo:paragraph-rsid="00735364"/>
    </style:style>
    <style:style style:name="P134" style:family="paragraph" style:parent-style-name="Text_20_body">
      <style:text-properties officeooo:paragraph-rsid="007894e4"/>
    </style:style>
    <style:style style:name="P135" style:family="paragraph" style:parent-style-name="Text_20_body">
      <style:text-properties officeooo:paragraph-rsid="008620ce"/>
    </style:style>
    <style:style style:name="P136" style:family="paragraph" style:parent-style-name="Text_20_body">
      <style:text-properties officeooo:paragraph-rsid="008dee50"/>
    </style:style>
    <style:style style:name="P137" style:family="paragraph" style:parent-style-name="Text_20_body">
      <style:text-properties officeooo:rsid="00987f30" officeooo:paragraph-rsid="009be45f"/>
    </style:style>
    <style:style style:name="P138" style:family="paragraph" style:parent-style-name="Text_20_body">
      <style:text-properties fo:font-weight="normal" officeooo:rsid="0059c3a3" officeooo:paragraph-rsid="0059c3a3" style:font-weight-asian="normal" style:font-weight-complex="normal"/>
    </style:style>
    <style:style style:name="P139" style:family="paragraph" style:parent-style-name="Text_20_body">
      <style:text-properties fo:font-weight="normal" officeooo:rsid="021e66a2" officeooo:paragraph-rsid="021e66a2" style:font-weight-asian="normal" style:font-weight-complex="normal"/>
    </style:style>
    <style:style style:name="P140" style:family="paragraph" style:parent-style-name="Text_20_body">
      <style:text-properties fo:font-weight="normal" officeooo:rsid="023c0b73" officeooo:paragraph-rsid="023c0b73" style:font-weight-asian="normal" style:font-weight-complex="normal"/>
    </style:style>
    <style:style style:name="P141" style:family="paragraph" style:parent-style-name="Text_20_body">
      <style:text-properties fo:font-weight="normal" officeooo:rsid="02c92933" officeooo:paragraph-rsid="02caaccf" style:font-weight-asian="normal" style:font-weight-complex="normal"/>
    </style:style>
    <style:style style:name="P142" style:family="paragraph" style:parent-style-name="Text_20_body">
      <style:paragraph-properties fo:text-align="start" style:justify-single-word="false"/>
      <style:text-properties officeooo:rsid="00aadf83" officeooo:paragraph-rsid="00aadf83"/>
    </style:style>
    <style:style style:name="P143" style:family="paragraph" style:parent-style-name="Text_20_body">
      <style:text-properties officeooo:paragraph-rsid="00c78609"/>
    </style:style>
    <style:style style:name="P144" style:family="paragraph" style:parent-style-name="Text_20_body">
      <style:text-properties officeooo:paragraph-rsid="0103f2aa"/>
    </style:style>
    <style:style style:name="P145" style:family="paragraph" style:parent-style-name="Text_20_body">
      <style:text-properties officeooo:paragraph-rsid="0105d9d6"/>
    </style:style>
    <style:style style:name="P146" style:family="paragraph" style:parent-style-name="Text_20_body">
      <style:text-properties officeooo:paragraph-rsid="011136b4"/>
    </style:style>
    <style:style style:name="P147" style:family="paragraph" style:parent-style-name="Text_20_body">
      <style:text-properties officeooo:paragraph-rsid="01132f36"/>
    </style:style>
    <style:style style:name="P148" style:family="paragraph" style:parent-style-name="Text_20_body">
      <style:text-properties officeooo:rsid="01178ee0" officeooo:paragraph-rsid="01178ee0"/>
    </style:style>
    <style:style style:name="P149" style:family="paragraph" style:parent-style-name="Text_20_body">
      <style:text-properties officeooo:paragraph-rsid="015c9d88"/>
    </style:style>
    <style:style style:name="P150" style:family="paragraph" style:parent-style-name="Text_20_body">
      <style:text-properties fo:font-size="14pt" fo:font-weight="normal" officeooo:rsid="016092d3" officeooo:paragraph-rsid="016092d3" style:font-size-asian="12.25pt" style:font-weight-asian="normal" style:font-size-complex="14pt" style:font-weight-complex="normal"/>
    </style:style>
    <style:style style:name="P151" style:family="paragraph" style:parent-style-name="Text_20_body">
      <style:paragraph-properties fo:text-align="start" style:justify-single-word="false"/>
      <style:text-properties officeooo:rsid="00c278dc" officeooo:paragraph-rsid="00c278dc"/>
    </style:style>
    <style:style style:name="P152" style:family="paragraph" style:parent-style-name="Text_20_body">
      <style:paragraph-properties fo:text-align="start" style:justify-single-word="false"/>
      <style:text-properties officeooo:rsid="00ba39b8" officeooo:paragraph-rsid="043eaa4d"/>
    </style:style>
    <style:style style:name="P153" style:family="paragraph" style:parent-style-name="Text_20_body">
      <style:paragraph-properties fo:text-align="start" style:justify-single-word="false"/>
      <style:text-properties officeooo:rsid="00ba39b8" officeooo:paragraph-rsid="0b9ba732"/>
    </style:style>
    <style:style style:name="P154" style:family="paragraph" style:parent-style-name="Text_20_body">
      <style:text-properties officeooo:rsid="017529d0" officeooo:paragraph-rsid="017529d0"/>
    </style:style>
    <style:style style:name="P155" style:family="paragraph" style:parent-style-name="Text_20_body">
      <style:text-properties fo:font-size="12pt" fo:font-style="normal" fo:font-weight="normal" officeooo:rsid="027ca47c" officeooo:paragraph-rsid="027ca47c" style:font-size-asian="12pt" style:font-style-asian="normal" style:font-weight-asian="normal" style:font-size-complex="12pt" style:font-style-complex="normal" style:font-weight-complex="normal"/>
    </style:style>
    <style:style style:name="P156" style:family="paragraph" style:parent-style-name="Text_20_body">
      <style:text-properties fo:font-size="12pt" fo:font-style="normal" fo:font-weight="normal" officeooo:rsid="02941298" officeooo:paragraph-rsid="02941298" fo:background-color="#ffff00" style:font-size-asian="12pt" style:font-style-asian="normal" style:font-weight-asian="normal" style:font-size-complex="12pt" style:font-style-complex="normal" style:font-weight-complex="normal"/>
    </style:style>
    <style:style style:name="P157" style:family="paragraph" style:parent-style-name="Text_20_body">
      <style:text-properties fo:font-size="12pt" officeooo:rsid="027ca47c" officeooo:paragraph-rsid="027ca47c" style:font-size-asian="12pt" style:font-size-complex="12pt"/>
    </style:style>
    <style:style style:name="P158" style:family="paragraph" style:parent-style-name="Text_20_body">
      <style:text-properties fo:font-size="12pt" officeooo:rsid="027dac72" officeooo:paragraph-rsid="027dac72" style:font-size-asian="12pt" style:font-size-complex="12pt"/>
    </style:style>
    <style:style style:name="P159" style:family="paragraph" style:parent-style-name="Text_20_body">
      <style:text-properties fo:font-size="12pt" officeooo:rsid="027eedf2" officeooo:paragraph-rsid="027eedf2" style:font-size-asian="12pt" style:font-size-complex="12pt"/>
    </style:style>
    <style:style style:name="P160" style:family="paragraph" style:parent-style-name="Text_20_body">
      <style:text-properties fo:font-size="12pt" fo:font-weight="bold" officeooo:rsid="028c4122" officeooo:paragraph-rsid="028c4122" style:font-size-asian="12pt" style:font-weight-asian="bold" style:font-size-complex="12pt" style:font-weight-complex="bold"/>
    </style:style>
    <style:style style:name="P161" style:family="paragraph" style:parent-style-name="Text_20_body">
      <style:text-properties fo:font-size="12pt" fo:font-weight="bold" officeooo:rsid="028f94f4" officeooo:paragraph-rsid="028f94f4" style:font-size-asian="12pt" style:font-weight-asian="bold" style:font-size-complex="12pt" style:font-weight-complex="bold"/>
    </style:style>
    <style:style style:name="P162" style:family="paragraph" style:parent-style-name="Text_20_body">
      <style:text-properties fo:font-size="12pt" fo:font-weight="bold" officeooo:rsid="0290e982" officeooo:paragraph-rsid="0290e982" style:font-size-asian="12pt" style:font-weight-asian="bold" style:font-size-complex="12pt" style:font-weight-complex="bold"/>
    </style:style>
    <style:style style:name="P163" style:family="paragraph" style:parent-style-name="Text_20_body">
      <style:text-properties fo:font-size="12pt" fo:font-weight="bold" officeooo:rsid="0293f5df" officeooo:paragraph-rsid="0293f5df" fo:background-color="transparent" style:font-size-asian="12pt" style:font-weight-asian="bold" style:font-size-complex="12pt" style:font-weight-complex="bold"/>
    </style:style>
    <style:style style:name="P164" style:family="paragraph" style:parent-style-name="Text_20_body">
      <style:text-properties fo:font-size="12pt" fo:font-weight="bold" officeooo:rsid="02958401" officeooo:paragraph-rsid="02958401" fo:background-color="transparent" style:font-size-asian="12pt" style:font-weight-asian="bold" style:font-size-complex="12pt" style:font-weight-complex="bold"/>
    </style:style>
    <style:style style:name="P165" style:family="paragraph" style:parent-style-name="Text_20_body">
      <style:text-properties fo:font-size="12pt" fo:font-weight="bold" officeooo:rsid="029d777b" officeooo:paragraph-rsid="029d777b" fo:background-color="transparent" style:font-size-asian="12pt" style:font-weight-asian="bold" style:font-size-complex="12pt" style:font-weight-complex="bold"/>
    </style:style>
    <style:style style:name="P166" style:family="paragraph" style:parent-style-name="Text_20_body">
      <style:text-properties fo:font-size="12pt" officeooo:rsid="0282398f" officeooo:paragraph-rsid="0282398f" fo:background-color="#ffff00" style:font-size-asian="12pt" style:font-size-complex="12pt"/>
    </style:style>
    <style:style style:name="P167" style:family="paragraph" style:parent-style-name="Text_20_body">
      <style:text-properties fo:font-size="12pt" fo:font-style="italic" fo:font-weight="bold" officeooo:rsid="02cdca89" officeooo:paragraph-rsid="02cdca89" fo:background-color="transparent" style:font-size-asian="12pt" style:font-style-asian="italic" style:font-weight-asian="bold" style:font-size-complex="12pt" style:font-style-complex="italic" style:font-weight-complex="bold"/>
    </style:style>
    <style:style style:name="P168" style:family="paragraph" style:parent-style-name="Text_20_body">
      <style:text-properties fo:font-size="12pt" officeooo:rsid="05ea3b48" officeooo:paragraph-rsid="05f0b673" style:font-size-asian="10.5pt" style:font-size-complex="12pt"/>
    </style:style>
    <style:style style:name="P169" style:family="paragraph" style:parent-style-name="Text_20_body">
      <style:text-properties fo:font-size="12pt" officeooo:rsid="05eab6b7" officeooo:paragraph-rsid="05eab6b7" style:font-size-asian="10.5pt" style:font-size-complex="12pt"/>
    </style:style>
    <style:style style:name="P170" style:family="paragraph" style:parent-style-name="Text_20_body">
      <style:text-properties fo:font-size="12pt" officeooo:rsid="05ead89b" officeooo:paragraph-rsid="05ead89b" style:font-size-asian="10.5pt" style:font-size-complex="12pt"/>
    </style:style>
    <style:style style:name="P171" style:family="paragraph" style:parent-style-name="Text_20_body">
      <style:text-properties officeooo:paragraph-rsid="01896178"/>
    </style:style>
    <style:style style:name="P172" style:family="paragraph" style:parent-style-name="Text_20_body">
      <style:text-properties officeooo:rsid="018c79d1" officeooo:paragraph-rsid="018c79d1"/>
    </style:style>
    <style:style style:name="P173" style:family="paragraph" style:parent-style-name="Text_20_body">
      <style:text-properties officeooo:rsid="018fb4d5" officeooo:paragraph-rsid="019fac61"/>
    </style:style>
    <style:style style:name="P174" style:family="paragraph" style:parent-style-name="Text_20_body">
      <style:text-properties officeooo:rsid="01953ed4" officeooo:paragraph-rsid="01953ed4"/>
    </style:style>
    <style:style style:name="P175" style:family="paragraph" style:parent-style-name="Text_20_body">
      <style:text-properties officeooo:rsid="01953ed4" officeooo:paragraph-rsid="019fac61"/>
    </style:style>
    <style:style style:name="P176" style:family="paragraph" style:parent-style-name="Text_20_body">
      <style:text-properties officeooo:rsid="019d59c5" officeooo:paragraph-rsid="019d59c5"/>
    </style:style>
    <style:style style:name="P177" style:family="paragraph" style:parent-style-name="Text_20_body">
      <style:text-properties officeooo:rsid="019fac61" officeooo:paragraph-rsid="019fac61"/>
    </style:style>
    <style:style style:name="P178" style:family="paragraph" style:parent-style-name="Text_20_body">
      <style:text-properties officeooo:paragraph-rsid="01a01095"/>
    </style:style>
    <style:style style:name="P179" style:family="paragraph" style:parent-style-name="Text_20_body">
      <style:text-properties officeooo:paragraph-rsid="01c61273"/>
    </style:style>
    <style:style style:name="P180" style:family="paragraph" style:parent-style-name="Text_20_body">
      <style:text-properties officeooo:rsid="01c9cb60" officeooo:paragraph-rsid="01c9cb60"/>
    </style:style>
    <style:style style:name="P181" style:family="paragraph" style:parent-style-name="Text_20_body">
      <style:text-properties officeooo:rsid="01ccbe90" officeooo:paragraph-rsid="01ccbe90"/>
    </style:style>
    <style:style style:name="P182" style:family="paragraph" style:parent-style-name="Text_20_body">
      <style:text-properties officeooo:rsid="01cf0f62" officeooo:paragraph-rsid="01da703c"/>
    </style:style>
    <style:style style:name="P183" style:family="paragraph" style:parent-style-name="Text_20_body">
      <style:text-properties officeooo:rsid="01cf0f62" officeooo:paragraph-rsid="01d88c4a"/>
    </style:style>
    <style:style style:name="P184" style:family="paragraph" style:parent-style-name="Text_20_body">
      <style:text-properties officeooo:rsid="01e0e226" officeooo:paragraph-rsid="01e0e226"/>
    </style:style>
    <style:style style:name="P185" style:family="paragraph" style:parent-style-name="Text_20_body">
      <style:text-properties officeooo:rsid="01f45602" officeooo:paragraph-rsid="01f45602"/>
    </style:style>
    <style:style style:name="P186" style:family="paragraph" style:parent-style-name="Text_20_body">
      <style:text-properties officeooo:rsid="01fab387" officeooo:paragraph-rsid="01fab387"/>
    </style:style>
    <style:style style:name="P187" style:family="paragraph" style:parent-style-name="Text_20_body">
      <style:text-properties fo:font-weight="bold" officeooo:rsid="024fea18" officeooo:paragraph-rsid="024fea18" style:font-weight-asian="bold" style:font-weight-complex="bold"/>
    </style:style>
    <style:style style:name="P188" style:family="paragraph" style:parent-style-name="Text_20_body">
      <style:text-properties officeooo:rsid="0214e73c" officeooo:paragraph-rsid="0214e73c"/>
    </style:style>
    <style:style style:name="P189" style:family="paragraph" style:parent-style-name="Text_20_body">
      <style:text-properties officeooo:paragraph-rsid="02219e1f"/>
    </style:style>
    <style:style style:name="P190" style:family="paragraph" style:parent-style-name="Text_20_body">
      <style:text-properties officeooo:rsid="0227e4af" officeooo:paragraph-rsid="022f723e"/>
    </style:style>
    <style:style style:name="P191" style:family="paragraph" style:parent-style-name="Text_20_body">
      <style:text-properties officeooo:paragraph-rsid="0237d930"/>
    </style:style>
    <style:style style:name="P192" style:family="paragraph" style:parent-style-name="Text_20_body">
      <style:text-properties officeooo:rsid="026190f5" officeooo:paragraph-rsid="026190f5"/>
    </style:style>
    <style:style style:name="P193" style:family="paragraph" style:parent-style-name="Text_20_body">
      <style:text-properties officeooo:paragraph-rsid="02848dac"/>
    </style:style>
    <style:style style:name="P194" style:family="paragraph" style:parent-style-name="Text_20_body">
      <style:text-properties officeooo:paragraph-rsid="02c6ba0c"/>
    </style:style>
    <style:style style:name="P195" style:family="paragraph" style:parent-style-name="Text_20_body">
      <style:text-properties officeooo:rsid="0316a684" officeooo:paragraph-rsid="03183cad"/>
    </style:style>
    <style:style style:name="P196" style:family="paragraph" style:parent-style-name="Text_20_body">
      <style:text-properties officeooo:paragraph-rsid="031a295c"/>
    </style:style>
    <style:style style:name="P197" style:family="paragraph" style:parent-style-name="Text_20_body">
      <style:text-properties officeooo:rsid="0321a00c" officeooo:paragraph-rsid="033a1f06"/>
    </style:style>
    <style:style style:name="P198" style:family="paragraph" style:parent-style-name="Text_20_body">
      <style:text-properties officeooo:rsid="0321a00c" officeooo:paragraph-rsid="033f7ce9"/>
    </style:style>
    <style:style style:name="P199" style:family="paragraph" style:parent-style-name="Text_20_body">
      <style:text-properties officeooo:paragraph-rsid="038ba4e0"/>
    </style:style>
    <style:style style:name="P200" style:family="paragraph" style:parent-style-name="Text_20_body">
      <style:text-properties officeooo:paragraph-rsid="03a8fe09"/>
    </style:style>
    <style:style style:name="P201" style:family="paragraph" style:parent-style-name="Text_20_body">
      <style:text-properties officeooo:paragraph-rsid="039812e1"/>
    </style:style>
    <style:style style:name="P202" style:family="paragraph" style:parent-style-name="Text_20_body">
      <style:text-properties officeooo:rsid="03d67cf8" officeooo:paragraph-rsid="03d67cf8"/>
    </style:style>
    <style:style style:name="P203" style:family="paragraph" style:parent-style-name="Text_20_body">
      <style:text-properties officeooo:paragraph-rsid="03ea0895"/>
    </style:style>
    <style:style style:name="P204" style:family="paragraph" style:parent-style-name="Text_20_body">
      <style:text-properties officeooo:rsid="03ec98d1" officeooo:paragraph-rsid="03ecddc3"/>
    </style:style>
    <style:style style:name="P205" style:family="paragraph" style:parent-style-name="Text_20_body">
      <style:text-properties officeooo:rsid="03e523b5" officeooo:paragraph-rsid="03e523b5"/>
    </style:style>
    <style:style style:name="P206" style:family="paragraph" style:parent-style-name="Text_20_body">
      <style:text-properties officeooo:rsid="03ed7c41" officeooo:paragraph-rsid="03ed7c41"/>
    </style:style>
    <style:style style:name="P207" style:family="paragraph" style:parent-style-name="Text_20_body">
      <style:text-properties officeooo:paragraph-rsid="03f6d005"/>
    </style:style>
    <style:style style:name="P208" style:family="paragraph" style:parent-style-name="Text_20_body">
      <style:text-properties officeooo:rsid="03e3e3e5" officeooo:paragraph-rsid="03e3e3e5"/>
    </style:style>
    <style:style style:name="P209" style:family="paragraph" style:parent-style-name="Text_20_body">
      <style:text-properties officeooo:rsid="04052b22" officeooo:paragraph-rsid="04052b22"/>
    </style:style>
    <style:style style:name="P210" style:family="paragraph" style:parent-style-name="Text_20_body">
      <style:text-properties officeooo:paragraph-rsid="040d3394"/>
    </style:style>
    <style:style style:name="P211" style:family="paragraph" style:parent-style-name="Text_20_body">
      <style:text-properties officeooo:paragraph-rsid="04109442"/>
    </style:style>
    <style:style style:name="P212" style:family="paragraph" style:parent-style-name="Text_20_body">
      <style:text-properties fo:color="#00a933" loext:opacity="100%" officeooo:paragraph-rsid="03b3107f"/>
    </style:style>
    <style:style style:name="P213" style:family="paragraph" style:parent-style-name="Text_20_body">
      <style:text-properties fo:color="#00a933" loext:opacity="100%" officeooo:paragraph-rsid="03b4edac"/>
    </style:style>
    <style:style style:name="P214" style:family="paragraph" style:parent-style-name="Text_20_body">
      <style:text-properties fo:color="#00a933" loext:opacity="100%" fo:font-size="12pt" fo:font-style="italic" fo:font-weight="bold" officeooo:rsid="03b6eabb" officeooo:paragraph-rsid="03b8ccb6" style:font-size-asian="10.5pt" style:font-style-asian="italic" style:font-weight-asian="bold" style:font-size-complex="12pt" style:font-style-complex="italic" style:font-weight-complex="bold"/>
    </style:style>
    <style:style style:name="P215" style:family="paragraph" style:parent-style-name="Text_20_body">
      <style:text-properties fo:color="#00a933" loext:opacity="100%" fo:font-size="12pt" fo:font-style="normal" officeooo:rsid="0aefa21b" officeooo:paragraph-rsid="0aefa21b" style:font-size-asian="10.5pt" style:font-style-asian="normal" style:font-size-complex="12pt" style:font-style-complex="normal"/>
    </style:style>
    <style:style style:name="P216" style:family="paragraph" style:parent-style-name="Text_20_body">
      <style:text-properties fo:color="#00a933" loext:opacity="100%" fo:font-style="normal" fo:font-weight="normal" officeooo:rsid="03be1865" officeooo:paragraph-rsid="03be1865" style:font-style-asian="normal" style:font-weight-asian="normal" style:font-style-complex="normal" style:font-weight-complex="normal"/>
    </style:style>
    <style:style style:name="P217" style:family="paragraph" style:parent-style-name="Text_20_body">
      <style:text-properties fo:color="#00a933" loext:opacity="100%" fo:font-style="normal" fo:font-weight="normal" officeooo:rsid="041f4dba" officeooo:paragraph-rsid="0423bb0d" style:font-style-asian="normal" style:font-weight-asian="normal" style:font-style-complex="normal" style:font-weight-complex="normal"/>
    </style:style>
    <style:style style:name="P218" style:family="paragraph" style:parent-style-name="Text_20_body">
      <style:text-properties fo:color="#00a933" loext:opacity="100%" fo:font-style="normal" fo:font-weight="normal" officeooo:rsid="041a5165" officeooo:paragraph-rsid="0ba7222a" style:font-style-asian="normal" style:font-weight-asian="normal" style:font-style-complex="normal" style:font-weight-complex="normal"/>
    </style:style>
    <style:style style:name="P219" style:family="paragraph" style:parent-style-name="Text_20_body">
      <style:text-properties fo:color="#00a933" loext:opacity="100%" fo:font-style="normal" style:text-underline-style="none" fo:font-weight="normal" officeooo:rsid="0ae7a918" officeooo:paragraph-rsid="0aea37cf" style:font-style-asian="normal" style:font-weight-asian="normal" style:font-style-complex="normal" style:font-weight-complex="normal"/>
    </style:style>
    <style:style style:name="P220" style:family="paragraph" style:parent-style-name="Text_20_body">
      <style:text-properties fo:color="#00a933" loext:opacity="100%" fo:font-style="normal" fo:font-weight="bold" officeooo:paragraph-rsid="0baefbd6" style:font-style-asian="normal" style:font-weight-asian="bold" style:font-style-complex="normal" style:font-weight-complex="bold"/>
    </style:style>
    <style:style style:name="P221" style:family="paragraph" style:parent-style-name="Text_20_body">
      <style:text-properties fo:color="#00a933" loext:opacity="100%" fo:font-style="normal" fo:font-weight="bold" officeooo:rsid="0310ecb2" officeooo:paragraph-rsid="0310ecb2" style:font-style-asian="normal" style:font-weight-asian="bold" style:font-style-complex="normal" style:font-weight-complex="bold"/>
    </style:style>
    <style:style style:name="P222" style:family="paragraph" style:parent-style-name="Text_20_body">
      <style:text-properties fo:color="#00a933" loext:opacity="100%" officeooo:paragraph-rsid="03c0f55b"/>
    </style:style>
    <style:style style:name="P223" style:family="paragraph" style:parent-style-name="Text_20_body">
      <style:text-properties fo:color="#00a933" loext:opacity="100%" fo:font-style="italic" fo:font-weight="bold" officeooo:rsid="03c6221e" officeooo:paragraph-rsid="03c6221e" style:font-style-asian="italic" style:font-weight-asian="bold" style:font-style-complex="italic" style:font-weight-complex="bold"/>
    </style:style>
    <style:style style:name="P224" style:family="paragraph" style:parent-style-name="Text_20_body">
      <style:text-properties fo:color="#00a933" loext:opacity="100%" fo:font-style="italic" fo:font-weight="bold" officeooo:rsid="041a5165" officeooo:paragraph-rsid="041a5165" style:font-style-asian="italic" style:font-weight-asian="bold" style:font-style-complex="italic" style:font-weight-complex="bold"/>
    </style:style>
    <style:style style:name="P225" style:family="paragraph" style:parent-style-name="Text_20_body">
      <style:text-properties fo:color="#00a933" loext:opacity="100%" officeooo:paragraph-rsid="0423bb0d"/>
    </style:style>
    <style:style style:name="P226" style:family="paragraph" style:parent-style-name="Text_20_body">
      <style:text-properties fo:color="#00a933" loext:opacity="100%" officeooo:paragraph-rsid="04279e4d"/>
    </style:style>
    <style:style style:name="P227" style:family="paragraph" style:parent-style-name="Text_20_body">
      <style:text-properties fo:color="#00a933" loext:opacity="100%" officeooo:rsid="0ae69bb4" officeooo:paragraph-rsid="0aea37cf"/>
    </style:style>
    <style:style style:name="P228" style:family="paragraph" style:parent-style-name="Text_20_body">
      <style:text-properties fo:color="#00a933" loext:opacity="100%" officeooo:rsid="0aeb6863" officeooo:paragraph-rsid="0aeb6863"/>
    </style:style>
    <style:style style:name="P229" style:family="paragraph" style:parent-style-name="Text_20_body">
      <style:text-properties fo:color="#00a933" loext:opacity="100%" fo:font-size="9pt" fo:font-style="italic" style:text-underline-style="none" fo:font-weight="normal" officeooo:rsid="0aed5131" officeooo:paragraph-rsid="0aeb6863" style:font-size-asian="9pt" style:font-style-asian="italic" style:font-weight-asian="normal" style:font-size-complex="9pt" style:font-style-complex="italic" style:font-weight-complex="normal"/>
    </style:style>
    <style:style style:name="P230" style:family="paragraph" style:parent-style-name="Text_20_body">
      <style:text-properties fo:color="#00a933" loext:opacity="100%" fo:font-size="9pt" fo:font-style="italic" style:text-underline-style="none" fo:font-weight="normal" officeooo:rsid="0aed5131" officeooo:paragraph-rsid="0ea6fa3f" style:font-size-asian="9pt" style:font-style-asian="italic" style:font-weight-asian="normal" style:font-size-complex="9pt" style:font-style-complex="italic" style:font-weight-complex="normal"/>
    </style:style>
    <style:style style:name="P231" style:family="paragraph" style:parent-style-name="Text_20_body">
      <style:text-properties officeooo:paragraph-rsid="041468cf"/>
    </style:style>
    <style:style style:name="P232" style:family="paragraph" style:parent-style-name="Text_20_body">
      <style:text-properties officeooo:paragraph-rsid="04212e82"/>
    </style:style>
    <style:style style:name="P233" style:family="paragraph" style:parent-style-name="Text_20_body">
      <style:text-properties officeooo:rsid="0413402f" officeooo:paragraph-rsid="0413402f"/>
    </style:style>
    <style:style style:name="P234" style:family="paragraph" style:parent-style-name="Text_20_body">
      <style:text-properties officeooo:paragraph-rsid="046ca985"/>
    </style:style>
    <style:style style:name="P235" style:family="paragraph" style:parent-style-name="Text_20_body">
      <style:text-properties officeooo:paragraph-rsid="03fa6523"/>
    </style:style>
    <style:style style:name="P236" style:family="paragraph" style:parent-style-name="Text_20_body">
      <style:text-properties officeooo:paragraph-rsid="047524eb"/>
    </style:style>
    <style:style style:name="P237" style:family="paragraph" style:parent-style-name="Text_20_body">
      <style:text-properties officeooo:paragraph-rsid="048e7a8f"/>
    </style:style>
    <style:style style:name="P238" style:family="paragraph" style:parent-style-name="Text_20_body">
      <style:text-properties officeooo:paragraph-rsid="049d25b3"/>
    </style:style>
    <style:style style:name="P239" style:family="paragraph" style:parent-style-name="Text_20_body">
      <style:text-properties officeooo:paragraph-rsid="04cf59cc"/>
    </style:style>
    <style:style style:name="P240" style:family="paragraph" style:parent-style-name="Text_20_body">
      <style:text-properties officeooo:paragraph-rsid="04da6b3d"/>
    </style:style>
    <style:style style:name="P241" style:family="paragraph" style:parent-style-name="Text_20_body">
      <style:text-properties officeooo:rsid="04dd651b" officeooo:paragraph-rsid="04e040db"/>
    </style:style>
    <style:style style:name="P242" style:family="paragraph" style:parent-style-name="Text_20_body">
      <style:text-properties officeooo:paragraph-rsid="04f54d1e"/>
    </style:style>
    <style:style style:name="P243" style:family="paragraph" style:parent-style-name="Text_20_body">
      <style:text-properties officeooo:rsid="05d0de97" officeooo:paragraph-rsid="05d0de97"/>
    </style:style>
    <style:style style:name="P244" style:family="paragraph" style:parent-style-name="Text_20_body">
      <style:text-properties officeooo:rsid="05d3c4d5" officeooo:paragraph-rsid="05d3c4d5"/>
    </style:style>
    <style:style style:name="P245" style:family="paragraph" style:parent-style-name="Text_20_body">
      <style:text-properties officeooo:rsid="05e117a3" officeooo:paragraph-rsid="05e117a3"/>
    </style:style>
    <style:style style:name="P246" style:family="paragraph" style:parent-style-name="Text_20_body">
      <style:text-properties officeooo:rsid="05e8eb52" officeooo:paragraph-rsid="05e8eb52"/>
    </style:style>
    <style:style style:name="P247" style:family="paragraph" style:parent-style-name="Text_20_body">
      <style:text-properties officeooo:paragraph-rsid="05f56052"/>
    </style:style>
    <style:style style:name="P248" style:family="paragraph" style:parent-style-name="Text_20_body">
      <style:text-properties officeooo:paragraph-rsid="05f6bd1f"/>
    </style:style>
    <style:style style:name="P249" style:family="paragraph" style:parent-style-name="Text_20_body">
      <style:text-properties officeooo:paragraph-rsid="05ff3283"/>
    </style:style>
    <style:style style:name="P250" style:family="paragraph" style:parent-style-name="Text_20_body">
      <style:text-properties officeooo:rsid="05e9e3e5" officeooo:paragraph-rsid="0628010f"/>
    </style:style>
    <style:style style:name="P251" style:family="paragraph" style:parent-style-name="Text_20_body">
      <style:text-properties officeooo:rsid="0629d9b8" officeooo:paragraph-rsid="0629d9b8"/>
    </style:style>
    <style:style style:name="P252" style:family="paragraph" style:parent-style-name="Text_20_body">
      <style:text-properties officeooo:paragraph-rsid="062c1740"/>
    </style:style>
    <style:style style:name="P253" style:family="paragraph" style:parent-style-name="Text_20_body">
      <style:text-properties officeooo:rsid="063588ab" officeooo:paragraph-rsid="063588ab"/>
    </style:style>
    <style:style style:name="P254" style:family="paragraph" style:parent-style-name="Text_20_body">
      <style:text-properties officeooo:rsid="063a972b" officeooo:paragraph-rsid="063a972b"/>
    </style:style>
    <style:style style:name="P255" style:family="paragraph" style:parent-style-name="Text_20_body">
      <style:text-properties officeooo:rsid="06458e64" officeooo:paragraph-rsid="06488659"/>
    </style:style>
    <style:style style:name="P256" style:family="paragraph" style:parent-style-name="Text_20_body">
      <style:text-properties officeooo:rsid="0658e310" officeooo:paragraph-rsid="0658e310"/>
    </style:style>
    <style:style style:name="P257" style:family="paragraph" style:parent-style-name="Text_20_body">
      <style:text-properties officeooo:rsid="065d8ce7" officeooo:paragraph-rsid="0664db08"/>
    </style:style>
    <style:style style:name="P258" style:family="paragraph" style:parent-style-name="Text_20_body">
      <style:text-properties officeooo:paragraph-rsid="06657197"/>
    </style:style>
    <style:style style:name="P259" style:family="paragraph" style:parent-style-name="Text_20_body">
      <style:text-properties officeooo:rsid="0628010f" officeooo:paragraph-rsid="0628010f"/>
    </style:style>
    <style:style style:name="P260" style:family="paragraph" style:parent-style-name="Text_20_body">
      <style:text-properties officeooo:paragraph-rsid="0698ae05"/>
    </style:style>
    <style:style style:name="P261" style:family="paragraph" style:parent-style-name="Text_20_body">
      <style:text-properties officeooo:rsid="069c4d5a" officeooo:paragraph-rsid="069c4d5a"/>
    </style:style>
    <style:style style:name="P262" style:family="paragraph" style:parent-style-name="Text_20_body">
      <style:text-properties officeooo:paragraph-rsid="06a0d202"/>
    </style:style>
    <style:style style:name="P263" style:family="paragraph" style:parent-style-name="Text_20_body">
      <style:text-properties officeooo:rsid="06a8123c" officeooo:paragraph-rsid="06a8123c"/>
    </style:style>
    <style:style style:name="P264" style:family="paragraph" style:parent-style-name="Text_20_body">
      <style:text-properties officeooo:paragraph-rsid="06b3a276"/>
    </style:style>
    <style:style style:name="P265" style:family="paragraph" style:parent-style-name="Text_20_body">
      <style:text-properties officeooo:rsid="06b9584b" officeooo:paragraph-rsid="06b9c195"/>
    </style:style>
    <style:style style:name="P266" style:family="paragraph" style:parent-style-name="Text_20_body">
      <style:text-properties officeooo:paragraph-rsid="06b9c195"/>
    </style:style>
    <style:style style:name="P267" style:family="paragraph" style:parent-style-name="Text_20_body">
      <style:text-properties officeooo:rsid="06bed388" officeooo:paragraph-rsid="06bed388"/>
    </style:style>
    <style:style style:name="P268" style:family="paragraph" style:parent-style-name="Text_20_body">
      <style:text-properties officeooo:paragraph-rsid="07106e8d"/>
    </style:style>
    <style:style style:name="P269" style:family="paragraph" style:parent-style-name="Text_20_body">
      <style:text-properties officeooo:paragraph-rsid="0785a8e8"/>
    </style:style>
    <style:style style:name="P270" style:family="paragraph" style:parent-style-name="Text_20_body">
      <style:text-properties officeooo:rsid="07a68642" officeooo:paragraph-rsid="07ae5db5"/>
    </style:style>
    <style:style style:name="P271" style:family="paragraph" style:parent-style-name="Text_20_body">
      <style:text-properties officeooo:paragraph-rsid="07bbee94"/>
    </style:style>
    <style:style style:name="P272" style:family="paragraph" style:parent-style-name="Text_20_body">
      <style:text-properties officeooo:paragraph-rsid="07ccdccc"/>
    </style:style>
    <style:style style:name="P273" style:family="paragraph" style:parent-style-name="Text_20_body">
      <style:text-properties officeooo:rsid="07d8cfe6" officeooo:paragraph-rsid="07e0ff1f"/>
    </style:style>
    <style:style style:name="P274" style:family="paragraph" style:parent-style-name="Text_20_body">
      <style:text-properties officeooo:paragraph-rsid="08105f9f"/>
    </style:style>
    <style:style style:name="P275" style:family="paragraph" style:parent-style-name="Text_20_body">
      <style:text-properties officeooo:paragraph-rsid="0812a06d"/>
    </style:style>
    <style:style style:name="P276" style:family="paragraph" style:parent-style-name="Text_20_body">
      <style:text-properties officeooo:rsid="081ab3ff" officeooo:paragraph-rsid="081ab3ff"/>
    </style:style>
    <style:style style:name="P277" style:family="paragraph" style:parent-style-name="Text_20_body">
      <style:text-properties style:text-underline-style="none" officeooo:rsid="082ac469" officeooo:paragraph-rsid="082b7057"/>
    </style:style>
    <style:style style:name="P278" style:family="paragraph" style:parent-style-name="Text_20_body">
      <style:text-properties officeooo:rsid="0847dd1d" officeooo:paragraph-rsid="0847dd1d"/>
    </style:style>
    <style:style style:name="P279" style:family="paragraph" style:parent-style-name="Text_20_body">
      <style:text-properties officeooo:rsid="0885992a" officeooo:paragraph-rsid="088b0689"/>
    </style:style>
    <style:style style:name="P280" style:family="paragraph" style:parent-style-name="Text_20_body">
      <style:text-properties officeooo:paragraph-rsid="08a11779"/>
    </style:style>
    <style:style style:name="P281" style:family="paragraph" style:parent-style-name="Text_20_body">
      <style:text-properties officeooo:paragraph-rsid="08a7d1af"/>
    </style:style>
    <style:style style:name="P282" style:family="paragraph" style:parent-style-name="Text_20_body">
      <style:text-properties officeooo:paragraph-rsid="08cf5801"/>
    </style:style>
    <style:style style:name="P283" style:family="paragraph" style:parent-style-name="Text_20_body">
      <style:text-properties officeooo:rsid="08d0a8d0" officeooo:paragraph-rsid="08d0a8d0"/>
    </style:style>
    <style:style style:name="P284" style:family="paragraph" style:parent-style-name="Text_20_body">
      <style:text-properties officeooo:paragraph-rsid="092ed20b"/>
    </style:style>
    <style:style style:name="P285" style:family="paragraph" style:parent-style-name="Text_20_body">
      <style:text-properties officeooo:rsid="09382531" officeooo:paragraph-rsid="093f2ad8"/>
    </style:style>
    <style:style style:name="P286" style:family="paragraph" style:parent-style-name="Text_20_body">
      <style:text-properties officeooo:paragraph-rsid="0943d636"/>
    </style:style>
    <style:style style:name="P287" style:family="paragraph" style:parent-style-name="Text_20_body">
      <style:text-properties officeooo:rsid="097b3be4" officeooo:paragraph-rsid="097b3be4"/>
    </style:style>
    <style:style style:name="P288" style:family="paragraph" style:parent-style-name="Text_20_body">
      <style:text-properties officeooo:paragraph-rsid="0991c1ae"/>
    </style:style>
    <style:style style:name="P289" style:family="paragraph" style:parent-style-name="Text_20_body">
      <style:text-properties officeooo:paragraph-rsid="0995aad0"/>
    </style:style>
    <style:style style:name="P290" style:family="paragraph" style:parent-style-name="Text_20_body">
      <style:text-properties officeooo:rsid="09962558" officeooo:paragraph-rsid="09962558"/>
    </style:style>
    <style:style style:name="P291" style:family="paragraph" style:parent-style-name="Text_20_body">
      <style:text-properties officeooo:rsid="09ccc0af" officeooo:paragraph-rsid="09ccc0af"/>
    </style:style>
    <style:style style:name="P292" style:family="paragraph" style:parent-style-name="Text_20_body">
      <style:text-properties officeooo:paragraph-rsid="09f4bc81"/>
    </style:style>
    <style:style style:name="P293" style:family="paragraph" style:parent-style-name="Text_20_body">
      <style:text-properties officeooo:paragraph-rsid="09f9b2e2"/>
    </style:style>
    <style:style style:name="P294" style:family="paragraph" style:parent-style-name="Text_20_body">
      <style:text-properties officeooo:paragraph-rsid="09fb7b4a"/>
    </style:style>
    <style:style style:name="P295" style:family="paragraph" style:parent-style-name="Text_20_body">
      <style:text-properties officeooo:rsid="0a079be3" officeooo:paragraph-rsid="0a079be3"/>
    </style:style>
    <style:style style:name="P296" style:family="paragraph" style:parent-style-name="Text_20_body">
      <style:text-properties officeooo:rsid="0a0f815a" officeooo:paragraph-rsid="0a0f815a"/>
    </style:style>
    <style:style style:name="P297" style:family="paragraph" style:parent-style-name="Text_20_body">
      <style:text-properties officeooo:paragraph-rsid="0a116d92"/>
    </style:style>
    <style:style style:name="P298" style:family="paragraph" style:parent-style-name="Text_20_body">
      <style:text-properties officeooo:paragraph-rsid="0a1b0fc1"/>
    </style:style>
    <style:style style:name="P299" style:family="paragraph" style:parent-style-name="Text_20_body">
      <style:text-properties officeooo:paragraph-rsid="0a20f8be"/>
    </style:style>
    <style:style style:name="P300" style:family="paragraph" style:parent-style-name="Text_20_body">
      <style:text-properties officeooo:paragraph-rsid="0a271a49"/>
    </style:style>
    <style:style style:name="P301" style:family="paragraph" style:parent-style-name="Text_20_body">
      <style:text-properties officeooo:paragraph-rsid="0a30d134"/>
    </style:style>
    <style:style style:name="P302" style:family="paragraph" style:parent-style-name="Text_20_body">
      <style:text-properties officeooo:paragraph-rsid="0a3d92c3"/>
    </style:style>
    <style:style style:name="P303" style:family="paragraph" style:parent-style-name="Text_20_body">
      <style:text-properties officeooo:paragraph-rsid="0a444d21"/>
    </style:style>
    <style:style style:name="P304" style:family="paragraph" style:parent-style-name="Text_20_body">
      <style:text-properties officeooo:paragraph-rsid="0a5980e3"/>
    </style:style>
    <style:style style:name="P305" style:family="paragraph" style:parent-style-name="Text_20_body">
      <style:text-properties officeooo:rsid="0a60da76" officeooo:paragraph-rsid="0a60da76"/>
    </style:style>
    <style:style style:name="P306" style:family="paragraph" style:parent-style-name="Text_20_body">
      <style:text-properties officeooo:rsid="0a72ce95" officeooo:paragraph-rsid="0a72ce95"/>
    </style:style>
    <style:style style:name="P307" style:family="paragraph" style:parent-style-name="Text_20_body">
      <style:text-properties officeooo:rsid="0a9b64b6" officeooo:paragraph-rsid="0a9f11fb"/>
    </style:style>
    <style:style style:name="P308" style:family="paragraph" style:parent-style-name="Text_20_body">
      <style:text-properties officeooo:paragraph-rsid="0aa78ad4"/>
    </style:style>
    <style:style style:name="P309" style:family="paragraph" style:parent-style-name="Text_20_body">
      <style:text-properties officeooo:rsid="0aaee2f4" officeooo:paragraph-rsid="0ad905ca"/>
    </style:style>
    <style:style style:name="P310" style:family="paragraph" style:parent-style-name="Text_20_body">
      <style:text-properties officeooo:paragraph-rsid="0abf4886"/>
    </style:style>
    <style:style style:name="P311" style:family="paragraph" style:parent-style-name="Text_20_body">
      <style:text-properties officeooo:paragraph-rsid="0ac29ab1"/>
    </style:style>
    <style:style style:name="P312" style:family="paragraph" style:parent-style-name="Text_20_body">
      <style:text-properties officeooo:paragraph-rsid="0ac90cd0"/>
    </style:style>
    <style:style style:name="P313" style:family="paragraph" style:parent-style-name="Text_20_body">
      <style:text-properties officeooo:paragraph-rsid="0ae23cbb"/>
    </style:style>
    <style:style style:name="P314" style:family="paragraph" style:parent-style-name="Text_20_body">
      <style:text-properties officeooo:paragraph-rsid="0af31240"/>
    </style:style>
    <style:style style:name="P315" style:family="paragraph" style:parent-style-name="Text_20_body">
      <style:text-properties officeooo:paragraph-rsid="0af63ae0"/>
    </style:style>
    <style:style style:name="P316" style:family="paragraph" style:parent-style-name="Text_20_body">
      <style:text-properties officeooo:paragraph-rsid="09738f6f"/>
    </style:style>
    <style:style style:name="P317" style:family="paragraph" style:parent-style-name="Text_20_body">
      <style:text-properties officeooo:rsid="0b20f40f" officeooo:paragraph-rsid="0b20f40f"/>
    </style:style>
    <style:style style:name="P318" style:family="paragraph" style:parent-style-name="Text_20_body">
      <style:text-properties officeooo:paragraph-rsid="02e95888"/>
    </style:style>
    <style:style style:name="P319" style:family="paragraph" style:parent-style-name="Text_20_body">
      <style:text-properties officeooo:paragraph-rsid="0b6a9942"/>
    </style:style>
    <style:style style:name="P320" style:family="paragraph" style:parent-style-name="Text_20_body">
      <style:text-properties officeooo:paragraph-rsid="045ad763"/>
    </style:style>
    <style:style style:name="P321" style:family="paragraph" style:parent-style-name="Text_20_body">
      <style:text-properties officeooo:paragraph-rsid="0bafd3f6"/>
    </style:style>
    <style:style style:name="P322" style:family="paragraph" style:parent-style-name="Text_20_body">
      <style:text-properties officeooo:paragraph-rsid="05c4fb6d"/>
    </style:style>
    <style:style style:name="P323" style:family="paragraph" style:parent-style-name="Text_20_body">
      <style:text-properties officeooo:rsid="0bbcf2c5" officeooo:paragraph-rsid="0bcff129"/>
    </style:style>
    <style:style style:name="P324" style:family="paragraph" style:parent-style-name="Text_20_body">
      <style:text-properties officeooo:rsid="0bc44b40" officeooo:paragraph-rsid="0bcff129"/>
    </style:style>
    <style:style style:name="P325" style:family="paragraph" style:parent-style-name="Text_20_body">
      <style:text-properties officeooo:paragraph-rsid="0c0be216"/>
    </style:style>
    <style:style style:name="P326" style:family="paragraph" style:parent-style-name="Text_20_body">
      <style:text-properties officeooo:rsid="0c0f0590" officeooo:paragraph-rsid="0c0f0590"/>
    </style:style>
    <style:style style:name="P327" style:family="paragraph" style:parent-style-name="Text_20_body">
      <style:text-properties officeooo:rsid="0c1077e7" officeooo:paragraph-rsid="0c1077e7"/>
    </style:style>
    <style:style style:name="P328" style:family="paragraph" style:parent-style-name="Text_20_body">
      <style:text-properties officeooo:paragraph-rsid="0c19a0ac"/>
    </style:style>
    <style:style style:name="P329" style:family="paragraph" style:parent-style-name="Text_20_body">
      <style:text-properties officeooo:paragraph-rsid="0c2b39ae"/>
    </style:style>
    <style:style style:name="P330" style:family="paragraph" style:parent-style-name="Text_20_body">
      <style:text-properties officeooo:paragraph-rsid="0c2f8bb2"/>
    </style:style>
    <style:style style:name="P331" style:family="paragraph" style:parent-style-name="Text_20_body">
      <style:text-properties style:text-line-through-style="none" style:text-line-through-type="none" fo:font-style="normal" officeooo:rsid="0b286183" officeooo:paragraph-rsid="0b286183" style:font-style-asian="normal" style:font-style-complex="normal"/>
    </style:style>
    <style:style style:name="P332" style:family="paragraph" style:parent-style-name="Text_20_body">
      <style:text-properties officeooo:paragraph-rsid="0c34e3f5"/>
    </style:style>
    <style:style style:name="P333" style:family="paragraph" style:parent-style-name="Text_20_body">
      <style:text-properties officeooo:rsid="0c37edd6" officeooo:paragraph-rsid="0c37edd6"/>
    </style:style>
    <style:style style:name="P334" style:family="paragraph" style:parent-style-name="Text_20_body">
      <style:text-properties officeooo:paragraph-rsid="0c3b3433"/>
    </style:style>
    <style:style style:name="P335" style:family="paragraph" style:parent-style-name="Text_20_body">
      <style:text-properties officeooo:paragraph-rsid="0c4dac7f"/>
    </style:style>
    <style:style style:name="P336" style:family="paragraph" style:parent-style-name="Text_20_body">
      <style:text-properties officeooo:paragraph-rsid="0c43437a"/>
    </style:style>
    <style:style style:name="P337" style:family="paragraph" style:parent-style-name="Text_20_body">
      <style:text-properties officeooo:rsid="0c575e7f" officeooo:paragraph-rsid="0c5eb023"/>
    </style:style>
    <style:style style:name="P338" style:family="paragraph" style:parent-style-name="Text_20_body">
      <style:text-properties officeooo:paragraph-rsid="0c6b75ec"/>
    </style:style>
    <style:style style:name="P339" style:family="paragraph" style:parent-style-name="Text_20_body">
      <style:text-properties officeooo:paragraph-rsid="0c740cd2"/>
    </style:style>
    <style:style style:name="P340" style:family="paragraph" style:parent-style-name="Text_20_body">
      <style:text-properties officeooo:rsid="0c7a33cf" officeooo:paragraph-rsid="0c7a33cf"/>
    </style:style>
    <style:style style:name="P341" style:family="paragraph" style:parent-style-name="Text_20_body">
      <style:text-properties style:text-line-through-style="solid" style:text-line-through-type="single" officeooo:paragraph-rsid="011c7694"/>
    </style:style>
    <style:style style:name="P342" style:family="paragraph" style:parent-style-name="Text_20_body">
      <style:text-properties style:text-line-through-style="solid" style:text-line-through-type="single" officeooo:rsid="012328bb" officeooo:paragraph-rsid="0124dbfd"/>
    </style:style>
    <style:style style:name="P343" style:family="paragraph" style:parent-style-name="Text_20_body">
      <style:text-properties style:text-line-through-style="solid" style:text-line-through-type="single" fo:font-style="italic" officeooo:rsid="012a1bf9" officeooo:paragraph-rsid="012a1bf9" style:font-style-asian="italic" style:font-style-complex="italic"/>
    </style:style>
    <style:style style:name="P344" style:family="paragraph" style:parent-style-name="Text_20_body">
      <style:text-properties style:text-line-through-style="solid" style:text-line-through-type="single" fo:font-style="italic" officeooo:rsid="0b286183" officeooo:paragraph-rsid="0b286183" style:font-style-asian="italic" style:font-style-complex="italic"/>
    </style:style>
    <style:style style:name="P345" style:family="paragraph" style:parent-style-name="Text_20_body">
      <style:text-properties style:text-line-through-style="solid" style:text-line-through-type="single" officeooo:paragraph-rsid="012cfcea"/>
    </style:style>
    <style:style style:name="P346" style:family="paragraph" style:parent-style-name="Text_20_body">
      <style:text-properties style:text-line-through-style="solid" style:text-line-through-type="single" officeooo:rsid="0b286183" officeooo:paragraph-rsid="0b286183"/>
    </style:style>
    <style:style style:name="P347" style:family="paragraph" style:parent-style-name="Text_20_body">
      <style:text-properties style:text-line-through-style="solid" style:text-line-through-type="single" officeooo:paragraph-rsid="06d7d4f4"/>
    </style:style>
    <style:style style:name="P348" style:family="paragraph" style:parent-style-name="Text_20_body">
      <style:text-properties style:text-line-through-style="solid" style:text-line-through-type="single" fo:font-style="normal" fo:font-weight="bold" officeooo:rsid="06e83fd5" officeooo:paragraph-rsid="06e83fd5" style:font-style-asian="normal" style:font-weight-asian="bold" style:font-style-complex="normal" style:font-weight-complex="bold"/>
    </style:style>
    <style:style style:name="P349" style:family="paragraph" style:parent-style-name="Text_20_body">
      <style:text-properties style:text-line-through-style="solid" style:text-line-through-type="single" fo:font-style="normal" fo:font-weight="bold" officeooo:rsid="07430faa" officeooo:paragraph-rsid="07430faa" style:font-style-asian="normal" style:font-weight-asian="bold" style:font-style-complex="normal" style:font-weight-complex="bold"/>
    </style:style>
    <style:style style:name="P350" style:family="paragraph" style:parent-style-name="Text_20_body">
      <style:text-properties style:text-line-through-style="solid" style:text-line-through-type="single" fo:font-style="normal" fo:font-weight="bold" officeooo:rsid="074b345a" officeooo:paragraph-rsid="074b345a" style:font-style-asian="normal" style:font-weight-asian="bold" style:font-style-complex="normal" style:font-weight-complex="bold"/>
    </style:style>
    <style:style style:name="P351" style:family="paragraph" style:parent-style-name="Text_20_body">
      <style:text-properties style:text-line-through-style="solid" style:text-line-through-type="single" fo:font-style="normal" fo:font-weight="normal" officeooo:rsid="074b345a" officeooo:paragraph-rsid="074b345a" style:font-style-asian="normal" style:font-weight-asian="normal" style:font-style-complex="normal" style:font-weight-complex="normal"/>
    </style:style>
    <style:style style:name="P352" style:family="paragraph" style:parent-style-name="Text_20_body">
      <style:text-properties style:text-line-through-style="solid" style:text-line-through-type="single" fo:font-style="normal" officeooo:rsid="07214bba" officeooo:paragraph-rsid="07214bba" style:font-style-asian="normal" style:font-style-complex="normal"/>
    </style:style>
    <style:style style:name="P353" style:family="paragraph" style:parent-style-name="Text_20_body">
      <style:text-properties style:text-line-through-style="solid" style:text-line-through-type="single" officeooo:rsid="06051be0" officeooo:paragraph-rsid="06051be0"/>
    </style:style>
    <style:style style:name="P354" style:family="paragraph" style:parent-style-name="Text_20_body">
      <style:text-properties style:text-line-through-style="solid" style:text-line-through-type="single" officeooo:rsid="0718d26a" officeooo:paragraph-rsid="0718d26a"/>
    </style:style>
    <style:style style:name="P355" style:family="paragraph" style:parent-style-name="Text_20_body">
      <style:text-properties style:text-line-through-style="solid" style:text-line-through-type="single" officeooo:rsid="072012e1" officeooo:paragraph-rsid="07208a10"/>
    </style:style>
    <style:style style:name="P356" style:family="paragraph" style:parent-style-name="Text_20_body">
      <style:text-properties style:text-line-through-style="solid" style:text-line-through-type="single" fo:font-weight="bold" officeooo:rsid="072c179f" officeooo:paragraph-rsid="072c179f" style:font-weight-asian="bold" style:font-weight-complex="bold"/>
    </style:style>
    <style:style style:name="P357" style:family="paragraph" style:parent-style-name="Text_20_body">
      <style:text-properties officeooo:paragraph-rsid="0c878e17"/>
    </style:style>
    <style:style style:name="P358" style:family="paragraph" style:parent-style-name="Text_20_body">
      <style:text-properties officeooo:paragraph-rsid="0c8a17fa"/>
    </style:style>
    <style:style style:name="P359" style:family="paragraph" style:parent-style-name="Text_20_body">
      <style:text-properties officeooo:paragraph-rsid="0c8d1e39"/>
    </style:style>
    <style:style style:name="P360" style:family="paragraph" style:parent-style-name="Text_20_body">
      <style:text-properties officeooo:paragraph-rsid="0c9395b1"/>
    </style:style>
    <style:style style:name="P361" style:family="paragraph" style:parent-style-name="Text_20_body">
      <style:text-properties officeooo:paragraph-rsid="0c95d67c"/>
    </style:style>
    <style:style style:name="P362" style:family="paragraph" style:parent-style-name="Text_20_body">
      <style:text-properties officeooo:paragraph-rsid="0c9a2d5e"/>
    </style:style>
    <style:style style:name="P363" style:family="paragraph" style:parent-style-name="Text_20_body">
      <style:text-properties officeooo:paragraph-rsid="0ca19cef"/>
    </style:style>
    <style:style style:name="P364" style:family="paragraph" style:parent-style-name="Text_20_body">
      <style:text-properties officeooo:rsid="06376c5e" officeooo:paragraph-rsid="06376c5e"/>
    </style:style>
    <style:style style:name="P365" style:family="paragraph" style:parent-style-name="Text_20_body">
      <style:text-properties officeooo:paragraph-rsid="0c8f8f04"/>
    </style:style>
    <style:style style:name="P366" style:family="paragraph" style:parent-style-name="Text_20_body">
      <style:text-properties officeooo:paragraph-rsid="0d82964f"/>
    </style:style>
    <style:style style:name="P367" style:family="paragraph" style:parent-style-name="Text_20_body">
      <style:text-properties officeooo:rsid="09bb5504" officeooo:paragraph-rsid="09bfd7fb"/>
    </style:style>
    <style:style style:name="P368" style:family="paragraph" style:parent-style-name="Normale">
      <style:text-properties officeooo:paragraph-rsid="017279ac"/>
    </style:style>
    <style:style style:name="P369" style:family="paragraph" style:parent-style-name="Header">
      <style:paragraph-properties fo:text-align="start" style:justify-single-word="false"/>
      <style:text-properties officeooo:rsid="0eb5410f" officeooo:paragraph-rsid="0eb5410f"/>
    </style:style>
    <style:style style:name="P370" style:family="paragraph" style:parent-style-name="Header">
      <style:paragraph-properties fo:text-align="start" style:justify-single-word="false"/>
      <style:text-properties officeooo:rsid="0eb62723" officeooo:paragraph-rsid="0eb62723"/>
    </style:style>
    <style:style style:name="P371" style:family="paragraph" style:parent-style-name="Heading_20_1">
      <style:text-properties officeooo:paragraph-rsid="04a0e2d7"/>
    </style:style>
    <style:style style:name="P372" style:family="paragraph" style:parent-style-name="Heading_20_1">
      <style:text-properties officeooo:rsid="05e8eb52" officeooo:paragraph-rsid="05e8eb52"/>
    </style:style>
    <style:style style:name="P373" style:family="paragraph" style:parent-style-name="Heading_20_2">
      <style:text-properties officeooo:rsid="0058fab0" officeooo:paragraph-rsid="0058fab0"/>
    </style:style>
    <style:style style:name="P374" style:family="paragraph" style:parent-style-name="Heading_20_2">
      <style:text-properties fo:color="#bf819e" loext:opacity="100%" officeooo:rsid="0c07a7c6" officeooo:paragraph-rsid="0c07a7c6"/>
    </style:style>
    <style:style style:name="P375" style:family="paragraph" style:parent-style-name="Heading_20_2">
      <style:text-properties fo:color="#bf819e" loext:opacity="100%" officeooo:rsid="0cfcf733" officeooo:paragraph-rsid="0cfcf733"/>
    </style:style>
    <style:style style:name="P376" style:family="paragraph" style:parent-style-name="Heading_20_2">
      <style:text-properties style:text-line-through-style="solid" style:text-line-through-type="single" officeooo:rsid="0103f2aa" officeooo:paragraph-rsid="0103f2aa"/>
    </style:style>
    <style:style style:name="P377" style:family="paragraph" style:parent-style-name="Heading_20_2">
      <style:text-properties officeooo:rsid="01db8647" officeooo:paragraph-rsid="01db8647"/>
    </style:style>
    <style:style style:name="P378" style:family="paragraph" style:parent-style-name="Heading_20_2">
      <style:text-properties officeooo:rsid="04741634" officeooo:paragraph-rsid="04741634"/>
    </style:style>
    <style:style style:name="P379" style:family="paragraph" style:parent-style-name="Heading_20_2">
      <style:text-properties officeooo:paragraph-rsid="0130047d"/>
    </style:style>
    <style:style style:name="P380" style:family="paragraph" style:parent-style-name="Heading_20_2">
      <style:text-properties officeooo:rsid="005918fe" officeooo:paragraph-rsid="005918fe"/>
    </style:style>
    <style:style style:name="P381" style:family="paragraph" style:parent-style-name="Heading_20_2">
      <style:text-properties officeooo:rsid="00c78609" officeooo:paragraph-rsid="00c78609"/>
    </style:style>
    <style:style style:name="P382" style:family="paragraph" style:parent-style-name="Heading_20_2">
      <style:text-properties officeooo:rsid="05e8eb52" officeooo:paragraph-rsid="05e8eb52"/>
    </style:style>
    <style:style style:name="P383" style:family="paragraph" style:parent-style-name="Heading_20_2">
      <style:text-properties officeooo:rsid="0697385d" officeooo:paragraph-rsid="0697385d"/>
    </style:style>
    <style:style style:name="P384" style:family="paragraph" style:parent-style-name="Heading_20_2">
      <style:text-properties officeooo:rsid="077fc53d" officeooo:paragraph-rsid="077fc53d"/>
    </style:style>
    <style:style style:name="P385" style:family="paragraph" style:parent-style-name="Heading_20_2">
      <style:text-properties officeooo:rsid="0983e5fe" officeooo:paragraph-rsid="0983e5fe"/>
    </style:style>
    <style:style style:name="P386" style:family="paragraph" style:parent-style-name="Heading_20_3">
      <style:text-properties officeooo:rsid="0103f2aa" officeooo:paragraph-rsid="0103f2aa"/>
    </style:style>
    <style:style style:name="P387" style:family="paragraph" style:parent-style-name="Heading_20_3">
      <style:text-properties style:text-line-through-style="solid" style:text-line-through-type="single" officeooo:rsid="011c7694" officeooo:paragraph-rsid="011c7694"/>
    </style:style>
    <style:style style:name="P388" style:family="paragraph" style:parent-style-name="Heading_20_3">
      <style:text-properties style:text-line-through-style="solid" style:text-line-through-type="single" officeooo:rsid="012a1bf9" officeooo:paragraph-rsid="012a1bf9"/>
    </style:style>
    <style:style style:name="P389" style:family="paragraph" style:parent-style-name="Heading_20_3">
      <style:text-properties style:text-line-through-style="solid" style:text-line-through-type="single" officeooo:rsid="070fc176" officeooo:paragraph-rsid="070fc176"/>
    </style:style>
    <style:style style:name="P390" style:family="paragraph" style:parent-style-name="Heading_20_3">
      <style:text-properties officeooo:rsid="03fc45fd" officeooo:paragraph-rsid="03fc45fd"/>
    </style:style>
    <style:style style:name="P391" style:family="paragraph" style:parent-style-name="Heading_20_3">
      <style:text-properties officeooo:paragraph-rsid="0bcff129"/>
    </style:style>
    <style:style style:name="P392" style:family="paragraph" style:parent-style-name="Heading_20_3">
      <style:text-properties officeooo:rsid="0145b204" officeooo:paragraph-rsid="0145b204"/>
    </style:style>
    <style:style style:name="P393" style:family="paragraph" style:parent-style-name="Heading_20_3">
      <style:text-properties style:font-name="Liberation Sans" fo:font-size="14.1000003814697pt" fo:font-weight="bold" officeooo:rsid="014f15aa" officeooo:paragraph-rsid="014f15aa" style:font-name-asian="Noto Sans CJK SC" style:font-size-asian="14.1000003814697pt" style:font-weight-asian="bold" style:font-name-complex="Lohit Devanagari1" style:font-size-complex="14.1000003814697pt" style:font-weight-complex="bold"/>
    </style:style>
    <style:style style:name="P394" style:family="paragraph" style:parent-style-name="Heading_20_3">
      <style:text-properties officeooo:rsid="006eb837" officeooo:paragraph-rsid="006eb837"/>
    </style:style>
    <style:style style:name="P395" style:family="paragraph" style:parent-style-name="Heading_20_3">
      <style:text-properties officeooo:paragraph-rsid="006eb837"/>
    </style:style>
    <style:style style:name="P396" style:family="paragraph" style:parent-style-name="Heading_20_3">
      <style:text-properties officeooo:rsid="0084301c" officeooo:paragraph-rsid="0084301c"/>
    </style:style>
    <style:style style:name="P397" style:family="paragraph" style:parent-style-name="Heading_20_3">
      <style:text-properties officeooo:rsid="019c9c65" officeooo:paragraph-rsid="019c9c65"/>
    </style:style>
    <style:style style:name="P398" style:family="paragraph" style:parent-style-name="Heading_20_3">
      <style:text-properties officeooo:rsid="018e61c1" officeooo:paragraph-rsid="018e61c1"/>
    </style:style>
    <style:style style:name="P399" style:family="paragraph" style:parent-style-name="Heading_20_3">
      <style:text-properties officeooo:rsid="018ef22d" officeooo:paragraph-rsid="018ef22d"/>
    </style:style>
    <style:style style:name="P400" style:family="paragraph" style:parent-style-name="Heading_20_3">
      <style:text-properties officeooo:rsid="019d59c5" officeooo:paragraph-rsid="019d59c5"/>
    </style:style>
    <style:style style:name="P401" style:family="paragraph" style:parent-style-name="Heading_20_3">
      <style:text-properties officeooo:paragraph-rsid="0c9395b1"/>
    </style:style>
    <style:style style:name="P402" style:family="paragraph" style:parent-style-name="Heading_20_3">
      <style:text-properties officeooo:rsid="01f24b4e" officeooo:paragraph-rsid="01f24b4e"/>
    </style:style>
    <style:style style:name="P403" style:family="paragraph" style:parent-style-name="Heading_20_3">
      <style:text-properties officeooo:rsid="0214e73c" officeooo:paragraph-rsid="0214e73c"/>
    </style:style>
    <style:style style:name="P404" style:family="paragraph" style:parent-style-name="Heading_20_3">
      <style:text-properties officeooo:rsid="0221159e" officeooo:paragraph-rsid="0221159e"/>
    </style:style>
    <style:style style:name="P405" style:family="paragraph" style:parent-style-name="Heading_20_3">
      <style:text-properties officeooo:rsid="0237d930" officeooo:paragraph-rsid="0237d930"/>
    </style:style>
    <style:style style:name="P406" style:family="paragraph" style:parent-style-name="Heading_20_3">
      <style:text-properties officeooo:rsid="02d06d0c" officeooo:paragraph-rsid="02d06d0c"/>
    </style:style>
    <style:style style:name="P407" style:family="paragraph" style:parent-style-name="Heading_20_3">
      <style:text-properties officeooo:rsid="05e9e3e5" officeooo:paragraph-rsid="05e9e3e5"/>
    </style:style>
    <style:style style:name="P408" style:family="paragraph" style:parent-style-name="Heading_20_3">
      <style:text-properties officeooo:rsid="061d3097" officeooo:paragraph-rsid="061d3097"/>
    </style:style>
    <style:style style:name="P409" style:family="paragraph" style:parent-style-name="Heading_20_3">
      <style:text-properties officeooo:rsid="0629d9b8" officeooo:paragraph-rsid="0629d9b8"/>
    </style:style>
    <style:style style:name="P410" style:family="paragraph" style:parent-style-name="Heading_20_3">
      <style:text-properties officeooo:rsid="0658e310" officeooo:paragraph-rsid="0658e310"/>
    </style:style>
    <style:style style:name="P411" style:family="paragraph" style:parent-style-name="Heading_20_3">
      <style:text-properties officeooo:rsid="099633a6" officeooo:paragraph-rsid="099633a6"/>
    </style:style>
    <style:style style:name="P412" style:family="paragraph" style:parent-style-name="Heading_20_3">
      <style:text-properties officeooo:rsid="06c0c8b5" officeooo:paragraph-rsid="06c0c8b5"/>
    </style:style>
    <style:style style:name="P413" style:family="paragraph" style:parent-style-name="Heading_20_3">
      <style:text-properties officeooo:rsid="070ff04d" officeooo:paragraph-rsid="070ff04d"/>
    </style:style>
    <style:style style:name="P414" style:family="paragraph" style:parent-style-name="Heading_20_3">
      <style:text-properties fo:color="#bf819e" loext:opacity="100%" officeooo:rsid="0caeea4d" officeooo:paragraph-rsid="0caeea4d"/>
    </style:style>
    <style:style style:name="P415" style:family="paragraph" style:parent-style-name="Heading_20_3">
      <style:text-properties officeooo:rsid="0802bd3d" officeooo:paragraph-rsid="0802bd3d"/>
    </style:style>
    <style:style style:name="P416" style:family="paragraph" style:parent-style-name="Heading_20_3">
      <style:text-properties officeooo:rsid="08843ab2" officeooo:paragraph-rsid="08843ab2"/>
    </style:style>
    <style:style style:name="P417" style:family="paragraph" style:parent-style-name="Heading_20_3">
      <style:text-properties officeooo:rsid="09da1fb8" officeooo:paragraph-rsid="09da1fb8"/>
    </style:style>
    <style:style style:name="P418" style:family="paragraph" style:parent-style-name="Heading_20_3">
      <style:text-properties officeooo:rsid="09fa86a2" officeooo:paragraph-rsid="09fa86a2"/>
    </style:style>
    <style:style style:name="P419" style:family="paragraph" style:parent-style-name="Heading_20_3">
      <style:text-properties officeooo:rsid="0a0ecc2c" officeooo:paragraph-rsid="0a0ecc2c"/>
    </style:style>
    <style:style style:name="P420" style:family="paragraph" style:parent-style-name="Heading_20_3">
      <style:text-properties officeooo:rsid="0a3bab4f" officeooo:paragraph-rsid="0a3bab4f"/>
    </style:style>
    <style:style style:name="P421" style:family="paragraph" style:parent-style-name="Heading_20_3">
      <style:text-properties officeooo:rsid="0a6f900e" officeooo:paragraph-rsid="0a6f900e"/>
    </style:style>
    <style:style style:name="P422" style:family="paragraph" style:parent-style-name="Heading_20_3">
      <style:text-properties officeooo:rsid="0aa78ad4" officeooo:paragraph-rsid="0aa78ad4"/>
    </style:style>
    <style:style style:name="P423" style:family="paragraph" style:parent-style-name="Heading_20_3">
      <style:text-properties officeooo:rsid="0af5555d" officeooo:paragraph-rsid="0af5555d"/>
    </style:style>
    <style:style style:name="P424" style:family="paragraph" style:parent-style-name="Standard" style:list-style-name="L1">
      <style:text-properties fo:language="it" fo:country="IT" officeooo:rsid="00095aff" officeooo:paragraph-rsid="00095aff"/>
    </style:style>
    <style:style style:name="P425" style:family="paragraph" style:parent-style-name="Standard" style:list-style-name="L1">
      <style:text-properties fo:language="it" fo:country="IT" fo:font-style="normal" officeooo:rsid="00095aff" officeooo:paragraph-rsid="00095aff" style:font-style-asian="normal" style:font-style-complex="normal"/>
    </style:style>
    <style:style style:name="P426" style:family="paragraph" style:parent-style-name="Standard" style:list-style-name="L1">
      <style:text-properties fo:language="it" fo:country="IT" fo:font-style="normal" officeooo:rsid="000ad1da" officeooo:paragraph-rsid="000ad1da" style:font-style-asian="normal" style:font-style-complex="normal"/>
    </style:style>
    <style:style style:name="P427" style:family="paragraph" style:parent-style-name="Standard" style:list-style-name="L2">
      <style:text-properties style:use-window-font-color="true" loext:opacity="0%" fo:language="it" fo:country="IT" fo:font-style="normal" officeooo:rsid="000ce90e" officeooo:paragraph-rsid="000ce90e" style:font-style-asian="normal" style:font-style-complex="normal"/>
    </style:style>
    <style:style style:name="P428" style:family="paragraph" style:parent-style-name="Standard" style:list-style-name="L2">
      <style:text-properties style:use-window-font-color="true" loext:opacity="0%" fo:language="it" fo:country="IT" fo:font-style="normal" officeooo:rsid="000d0890" officeooo:paragraph-rsid="000d0890" style:font-style-asian="normal" style:font-style-complex="normal"/>
    </style:style>
    <style:style style:name="P429" style:family="paragraph" style:parent-style-name="Standard" style:list-style-name="L3">
      <style:text-properties style:use-window-font-color="true" loext:opacity="0%" fo:language="it" fo:country="IT" fo:font-style="normal" officeooo:rsid="000d56ab" officeooo:paragraph-rsid="000d56ab" style:font-style-asian="normal" style:font-style-complex="normal"/>
    </style:style>
    <style:style style:name="P430" style:family="paragraph" style:parent-style-name="Standard" style:list-style-name="L4">
      <style:text-properties style:use-window-font-color="true" loext:opacity="0%" fo:language="it" fo:country="IT" fo:font-style="normal" officeooo:rsid="000f13db" officeooo:paragraph-rsid="000f13db" style:font-style-asian="normal" style:font-style-complex="normal"/>
    </style:style>
    <style:style style:name="P431" style:family="paragraph" style:parent-style-name="Standard" style:list-style-name="L5">
      <style:text-properties style:use-window-font-color="true" loext:opacity="0%" fo:language="it" fo:country="IT" fo:font-style="normal" officeooo:rsid="00112503" officeooo:paragraph-rsid="00112503" style:font-style-asian="normal" style:font-style-complex="normal"/>
    </style:style>
    <style:style style:name="P432" style:family="paragraph" style:parent-style-name="Standard" style:list-style-name="L6">
      <style:text-properties style:use-window-font-color="true" loext:opacity="0%" fo:language="it" fo:country="IT" fo:font-style="normal" officeooo:rsid="001c34f8" officeooo:paragraph-rsid="001c34f8" style:font-style-asian="normal" style:font-style-complex="normal"/>
    </style:style>
    <style:style style:name="P433" style:family="paragraph" style:parent-style-name="Standard" style:list-style-name="L2">
      <style:text-properties style:use-window-font-color="true" loext:opacity="0%" officeooo:rsid="000ce90e" officeooo:paragraph-rsid="000ce90e"/>
    </style:style>
    <style:style style:name="P434" style:family="paragraph" style:parent-style-name="Standard" style:list-style-name="L4">
      <style:text-properties style:use-window-font-color="true" loext:opacity="0%" fo:font-style="italic" officeooo:rsid="000f13db" officeooo:paragraph-rsid="000f13db" style:font-style-asian="italic" style:font-style-complex="italic"/>
    </style:style>
    <style:style style:name="P435" style:family="paragraph" style:parent-style-name="Standard" style:list-style-name="L5">
      <style:text-properties officeooo:rsid="00112503" officeooo:paragraph-rsid="00112503"/>
    </style:style>
    <style:style style:name="P436" style:family="paragraph" style:parent-style-name="Standard" style:list-style-name="L6">
      <style:text-properties officeooo:paragraph-rsid="0018e6c6"/>
    </style:style>
    <style:style style:name="P437" style:family="paragraph" style:parent-style-name="Standard" style:list-style-name="L6">
      <style:text-properties officeooo:rsid="001b6d87" officeooo:paragraph-rsid="001b6d87"/>
    </style:style>
    <style:style style:name="P438" style:family="paragraph" style:parent-style-name="Standard" style:list-style-name="L7">
      <style:text-properties officeooo:paragraph-rsid="0025e7f3"/>
    </style:style>
    <style:style style:name="P439" style:family="paragraph" style:parent-style-name="Standard" style:list-style-name="L7">
      <style:text-properties officeooo:rsid="0025e7f3" officeooo:paragraph-rsid="0025e7f3"/>
    </style:style>
    <style:style style:name="P440" style:family="paragraph" style:parent-style-name="Text_20_body" style:list-style-name="L8">
      <style:text-properties officeooo:paragraph-rsid="00348213"/>
    </style:style>
    <style:style style:name="P441" style:family="paragraph" style:parent-style-name="Text_20_body" style:list-style-name="L8">
      <style:text-properties officeooo:rsid="00348213" officeooo:paragraph-rsid="00348213"/>
    </style:style>
    <style:style style:name="P442" style:family="paragraph" style:parent-style-name="Text_20_body" style:list-style-name="L8">
      <style:text-properties officeooo:rsid="00357b79" officeooo:paragraph-rsid="00357b79"/>
    </style:style>
    <style:style style:name="P443" style:family="paragraph" style:parent-style-name="Text_20_body" style:list-style-name="L8">
      <style:text-properties officeooo:rsid="0036945f" officeooo:paragraph-rsid="0036945f"/>
    </style:style>
    <style:style style:name="P444" style:family="paragraph" style:parent-style-name="Text_20_body" style:list-style-name="L8">
      <style:text-properties officeooo:rsid="0038b03b" officeooo:paragraph-rsid="0038b03b"/>
    </style:style>
    <style:style style:name="P445" style:family="paragraph" style:parent-style-name="Text_20_body" style:list-style-name="L9">
      <style:text-properties officeooo:rsid="0041a5e9" officeooo:paragraph-rsid="0041a5e9"/>
    </style:style>
    <style:style style:name="P446" style:family="paragraph" style:parent-style-name="Text_20_body" style:list-style-name="L9">
      <style:text-properties officeooo:rsid="00442cd6" officeooo:paragraph-rsid="00442cd6"/>
    </style:style>
    <style:style style:name="P447" style:family="paragraph" style:parent-style-name="Text_20_body" style:list-style-name="L9">
      <style:text-properties officeooo:rsid="00455998" officeooo:paragraph-rsid="00455998"/>
    </style:style>
    <style:style style:name="P448" style:family="paragraph" style:parent-style-name="Text_20_body" style:list-style-name="L10">
      <style:paragraph-properties fo:text-align="start" style:justify-single-word="false"/>
      <style:text-properties officeooo:rsid="0050a709" officeooo:paragraph-rsid="0050a709"/>
    </style:style>
    <style:style style:name="P449" style:family="paragraph" style:parent-style-name="Text_20_body" style:list-style-name="L10">
      <style:paragraph-properties fo:text-align="start" style:justify-single-word="false"/>
      <style:text-properties officeooo:rsid="0050a709" officeooo:paragraph-rsid="00539dfc"/>
    </style:style>
    <style:style style:name="P450" style:family="paragraph" style:parent-style-name="Text_20_body" style:list-style-name="L11">
      <style:text-properties officeooo:paragraph-rsid="0c094244"/>
    </style:style>
    <style:style style:name="P451" style:family="paragraph" style:parent-style-name="Text_20_body" style:list-style-name="L11">
      <style:text-properties officeooo:paragraph-rsid="0c07a7c6"/>
    </style:style>
    <style:style style:name="P452" style:family="paragraph" style:parent-style-name="Text_20_body" style:list-style-name="L12">
      <style:text-properties officeooo:paragraph-rsid="0c10be46"/>
    </style:style>
    <style:style style:name="P453" style:family="paragraph" style:parent-style-name="Text_20_body" style:list-style-name="L12">
      <style:text-properties fo:color="#bf819e" loext:opacity="100%" fo:font-weight="normal" officeooo:rsid="0c10be46" officeooo:paragraph-rsid="0c10be46" style:font-weight-asian="normal" style:font-weight-complex="normal"/>
    </style:style>
    <style:style style:name="P454" style:family="paragraph" style:parent-style-name="Text_20_body" style:list-style-name="L33">
      <style:text-properties fo:color="#bf819e" loext:opacity="100%" fo:font-style="normal" style:text-underline-style="none" fo:font-weight="normal" officeooo:rsid="0bdc1084" officeooo:paragraph-rsid="0bdc1084" style:font-style-asian="normal" style:font-weight-asian="normal" style:font-style-complex="normal" style:font-weight-complex="normal"/>
    </style:style>
    <style:style style:name="P455" style:family="paragraph" style:parent-style-name="Text_20_body" style:list-style-name="L33">
      <style:text-properties fo:color="#bf819e" loext:opacity="100%" fo:font-style="normal" style:text-underline-style="none" fo:font-weight="normal" officeooo:rsid="0bdc1084" officeooo:paragraph-rsid="0bd6d263" style:font-style-asian="normal" style:font-weight-asian="normal" style:font-style-complex="normal" style:font-weight-complex="normal"/>
    </style:style>
    <style:style style:name="P456" style:family="paragraph" style:parent-style-name="Text_20_body" style:list-style-name="L119">
      <style:text-properties fo:color="#bf819e" loext:opacity="100%" fo:font-style="normal" style:text-underline-style="none" fo:font-weight="normal" officeooo:rsid="0d413ab8" officeooo:paragraph-rsid="0d413ab8" style:font-style-asian="normal" style:font-weight-asian="normal" style:font-style-complex="normal" style:font-weight-complex="normal"/>
    </style:style>
    <style:style style:name="P457" style:family="paragraph" style:parent-style-name="Text_20_body" style:list-style-name="L119">
      <style:text-properties fo:color="#bf819e" loext:opacity="100%" fo:font-style="normal" style:text-underline-style="none" fo:font-weight="normal" officeooo:rsid="0d485dff" officeooo:paragraph-rsid="0d485dff" style:font-style-asian="normal" style:font-weight-asian="normal" style:font-style-complex="normal" style:font-weight-complex="normal"/>
    </style:style>
    <style:style style:name="P458" style:family="paragraph" style:parent-style-name="Text_20_body" style:list-style-name="L119">
      <style:text-properties fo:color="#bf819e" loext:opacity="100%" fo:font-style="normal" style:text-underline-style="none" fo:font-weight="normal" officeooo:rsid="0d485dff" officeooo:paragraph-rsid="0d509947" style:font-style-asian="normal" style:font-weight-asian="normal" style:font-style-complex="normal" style:font-weight-complex="normal"/>
    </style:style>
    <style:style style:name="P459" style:family="paragraph" style:parent-style-name="Text_20_body" style:list-style-name="L119">
      <style:text-properties fo:color="#bf819e" loext:opacity="100%" fo:font-style="normal" style:text-underline-style="none" fo:font-weight="normal" officeooo:rsid="0df65f88" officeooo:paragraph-rsid="0df65f88" style:font-style-asian="normal" style:font-weight-asian="normal" style:font-style-complex="normal" style:font-weight-complex="normal"/>
    </style:style>
    <style:style style:name="P460" style:family="paragraph" style:parent-style-name="Text_20_body" style:list-style-name="L119">
      <style:text-properties fo:color="#bf819e" loext:opacity="100%" fo:font-style="normal" style:text-underline-style="none" fo:font-weight="normal" officeooo:rsid="0df992d4" officeooo:paragraph-rsid="0df992d4" style:font-style-asian="normal" style:font-weight-asian="normal" style:font-style-complex="normal" style:font-weight-complex="normal"/>
    </style:style>
    <style:style style:name="P461" style:family="paragraph" style:parent-style-name="Text_20_body" style:list-style-name="L102">
      <style:text-properties fo:color="#bf819e" loext:opacity="100%" fo:font-style="normal" fo:font-weight="normal" officeooo:rsid="0caa8707" officeooo:paragraph-rsid="0caa8707" style:font-style-asian="normal" style:font-weight-asian="normal" style:font-style-complex="normal" style:font-weight-complex="normal"/>
    </style:style>
    <style:style style:name="P462" style:family="paragraph" style:parent-style-name="Text_20_body" style:list-style-name="L114">
      <style:text-properties fo:color="#bf819e" loext:opacity="100%" fo:font-style="normal" fo:font-weight="normal" officeooo:rsid="0cb5ea49" officeooo:paragraph-rsid="0cbd1637" style:font-style-asian="normal" style:font-weight-asian="normal" style:font-style-complex="normal" style:font-weight-complex="normal"/>
    </style:style>
    <style:style style:name="P463" style:family="paragraph" style:parent-style-name="Text_20_body" style:list-style-name="L114">
      <style:text-properties fo:color="#bf819e" loext:opacity="100%" fo:font-style="normal" fo:font-weight="normal" officeooo:rsid="0cbed1a6" officeooo:paragraph-rsid="0cbed1a6" style:font-style-asian="normal" style:font-weight-asian="normal" style:font-style-complex="normal" style:font-weight-complex="normal"/>
    </style:style>
    <style:style style:name="P464" style:family="paragraph" style:parent-style-name="Text_20_body" style:list-style-name="L114">
      <style:text-properties fo:color="#bf819e" loext:opacity="100%" fo:font-style="normal" fo:font-weight="normal" officeooo:rsid="0cbed1a6" officeooo:paragraph-rsid="0cc4ca2b" style:font-style-asian="normal" style:font-weight-asian="normal" style:font-style-complex="normal" style:font-weight-complex="normal"/>
    </style:style>
    <style:style style:name="P465" style:family="paragraph" style:parent-style-name="Text_20_body" style:list-style-name="L114">
      <style:text-properties fo:color="#bf819e" loext:opacity="100%" fo:font-style="normal" fo:font-weight="normal" officeooo:rsid="0cd894b7" officeooo:paragraph-rsid="0cd894b7" style:font-style-asian="normal" style:font-weight-asian="normal" style:font-style-complex="normal" style:font-weight-complex="normal"/>
    </style:style>
    <style:style style:name="P466" style:family="paragraph" style:parent-style-name="Text_20_body" style:list-style-name="L114">
      <style:text-properties fo:color="#bf819e" loext:opacity="100%" fo:font-style="normal" fo:font-weight="normal" officeooo:rsid="0cda407c" officeooo:paragraph-rsid="0cdb0ef8" style:font-style-asian="normal" style:font-weight-asian="normal" style:font-style-complex="normal" style:font-weight-complex="normal"/>
    </style:style>
    <style:style style:name="P467" style:family="paragraph" style:parent-style-name="Text_20_body" style:list-style-name="L114">
      <style:text-properties fo:color="#bf819e" loext:opacity="100%" fo:font-style="normal" fo:font-weight="normal" officeooo:rsid="0cda407c" officeooo:paragraph-rsid="0cdbc6cc" style:font-style-asian="normal" style:font-weight-asian="normal" style:font-style-complex="normal" style:font-weight-complex="normal"/>
    </style:style>
    <style:style style:name="P468" style:family="paragraph" style:parent-style-name="Text_20_body" style:list-style-name="L114">
      <style:text-properties fo:color="#bf819e" loext:opacity="100%" fo:font-style="normal" fo:font-weight="normal" officeooo:rsid="0cda407c" officeooo:paragraph-rsid="0cdcc131" style:font-style-asian="normal" style:font-weight-asian="normal" style:font-style-complex="normal" style:font-weight-complex="normal"/>
    </style:style>
    <style:style style:name="P469" style:family="paragraph" style:parent-style-name="Text_20_body" style:list-style-name="L114">
      <style:text-properties fo:color="#bf819e" loext:opacity="100%" fo:font-style="normal" fo:font-weight="normal" officeooo:rsid="0cda407c" officeooo:paragraph-rsid="0cf8cae6" style:font-style-asian="normal" style:font-weight-asian="normal" style:font-style-complex="normal" style:font-weight-complex="normal"/>
    </style:style>
    <style:style style:name="P470" style:family="paragraph" style:parent-style-name="Text_20_body" style:list-style-name="L119">
      <style:text-properties fo:color="#bf819e" loext:opacity="100%" fo:font-style="normal" fo:font-weight="normal" officeooo:rsid="0d2675e5" officeooo:paragraph-rsid="0d2675e5" style:font-style-asian="normal" style:font-weight-asian="normal" style:font-style-complex="normal" style:font-weight-complex="normal"/>
    </style:style>
    <style:style style:name="P471" style:family="paragraph" style:parent-style-name="Text_20_body" style:list-style-name="L119">
      <style:text-properties fo:color="#bf819e" loext:opacity="100%" fo:font-style="normal" fo:font-weight="normal" officeooo:rsid="0d864131" officeooo:paragraph-rsid="0d864131" style:font-style-asian="normal" style:font-weight-asian="normal" style:font-style-complex="normal" style:font-weight-complex="normal"/>
    </style:style>
    <style:style style:name="P472" style:family="paragraph" style:parent-style-name="Text_20_body" style:list-style-name="L113">
      <style:text-properties fo:color="#bf819e" loext:opacity="100%" fo:font-style="normal" fo:font-weight="bold" officeooo:paragraph-rsid="0caf8774" style:font-style-asian="normal" style:font-weight-asian="bold" style:font-style-complex="normal" style:font-weight-complex="bold"/>
    </style:style>
    <style:style style:name="P473" style:family="paragraph" style:parent-style-name="Text_20_body" style:list-style-name="L114">
      <style:text-properties fo:color="#bf819e" loext:opacity="100%" fo:font-style="normal" fo:font-weight="bold" officeooo:rsid="0cbed1a6" officeooo:paragraph-rsid="0cbed1a6" style:font-style-asian="normal" style:font-weight-asian="bold" style:font-style-complex="normal" style:font-weight-complex="bold"/>
    </style:style>
    <style:style style:name="P474" style:family="paragraph" style:parent-style-name="Text_20_body" style:list-style-name="L115">
      <style:text-properties fo:color="#bf819e" loext:opacity="100%" fo:font-style="normal" fo:font-weight="bold" officeooo:rsid="0cfd2bd1" officeooo:paragraph-rsid="0cfd2bd1" style:font-style-asian="normal" style:font-weight-asian="bold" style:font-style-complex="normal" style:font-weight-complex="bold"/>
    </style:style>
    <style:style style:name="P475" style:family="paragraph" style:parent-style-name="Text_20_body" style:list-style-name="L116">
      <style:text-properties fo:color="#bf819e" loext:opacity="100%" fo:font-style="normal" fo:font-weight="bold" officeooo:rsid="0d085e4a" officeooo:paragraph-rsid="0d085e4a" style:font-style-asian="normal" style:font-weight-asian="bold" style:font-style-complex="normal" style:font-weight-complex="bold"/>
    </style:style>
    <style:style style:name="P476" style:family="paragraph" style:parent-style-name="Text_20_body" style:list-style-name="L116">
      <style:text-properties fo:color="#bf819e" loext:opacity="100%" fo:font-style="normal" fo:font-weight="bold" officeooo:rsid="0d08e73d" officeooo:paragraph-rsid="0d08e73d" style:font-style-asian="normal" style:font-weight-asian="bold" style:font-style-complex="normal" style:font-weight-complex="bold"/>
    </style:style>
    <style:style style:name="P477" style:family="paragraph" style:parent-style-name="Text_20_body" style:list-style-name="L117">
      <style:text-properties fo:color="#bf819e" loext:opacity="100%" fo:font-style="normal" fo:font-weight="bold" officeooo:rsid="0d0bb93d" officeooo:paragraph-rsid="0d0bb93d" style:font-style-asian="normal" style:font-weight-asian="bold" style:font-style-complex="normal" style:font-weight-complex="bold"/>
    </style:style>
    <style:style style:name="P478" style:family="paragraph" style:parent-style-name="Text_20_body" style:list-style-name="L117">
      <style:text-properties fo:color="#bf819e" loext:opacity="100%" fo:font-style="normal" fo:font-weight="bold" officeooo:rsid="0d15a5d0" officeooo:paragraph-rsid="0d15a5d0" style:font-style-asian="normal" style:font-weight-asian="bold" style:font-style-complex="normal" style:font-weight-complex="bold"/>
    </style:style>
    <style:style style:name="P479" style:family="paragraph" style:parent-style-name="Text_20_body" style:list-style-name="L118">
      <style:text-properties fo:color="#bf819e" loext:opacity="100%" fo:font-style="normal" fo:font-weight="bold" officeooo:rsid="0d2307a8" officeooo:paragraph-rsid="0d2307a8" style:font-style-asian="normal" style:font-weight-asian="bold" style:font-style-complex="normal" style:font-weight-complex="bold"/>
    </style:style>
    <style:style style:name="P480" style:family="paragraph" style:parent-style-name="Text_20_body" style:list-style-name="L119">
      <style:text-properties fo:color="#bf819e" loext:opacity="100%" fo:font-style="normal" fo:font-weight="bold" officeooo:rsid="0d2675e5" officeooo:paragraph-rsid="0d2675e5" style:font-style-asian="normal" style:font-weight-asian="bold" style:font-style-complex="normal" style:font-weight-complex="bold"/>
    </style:style>
    <style:style style:name="P481" style:family="paragraph" style:parent-style-name="Text_20_body" style:list-style-name="L119">
      <style:text-properties fo:color="#bf819e" loext:opacity="100%" fo:font-style="normal" fo:font-weight="bold" officeooo:rsid="0d864131" officeooo:paragraph-rsid="0d864131" style:font-style-asian="normal" style:font-weight-asian="bold" style:font-style-complex="normal" style:font-weight-complex="bold"/>
    </style:style>
    <style:style style:name="P482" style:family="paragraph" style:parent-style-name="Text_20_body" style:list-style-name="L119">
      <style:text-properties fo:color="#bf819e" loext:opacity="100%" fo:font-style="normal" fo:font-weight="bold" officeooo:rsid="0d8a988e" officeooo:paragraph-rsid="0d8a988e" style:font-style-asian="normal" style:font-weight-asian="bold" style:font-style-complex="normal" style:font-weight-complex="bold"/>
    </style:style>
    <style:style style:name="P483" style:family="paragraph" style:parent-style-name="Text_20_body" style:list-style-name="L34">
      <style:text-properties fo:color="#bf819e" loext:opacity="100%" fo:font-style="italic" fo:font-weight="bold" officeooo:rsid="0bf2fe96" officeooo:paragraph-rsid="0bf2fe96" style:font-style-asian="italic" style:font-weight-asian="bold" style:font-style-complex="italic" style:font-weight-complex="bold"/>
    </style:style>
    <style:style style:name="P484" style:family="paragraph" style:parent-style-name="Text_20_body" style:list-style-name="L34">
      <style:text-properties fo:color="#bf819e" loext:opacity="100%" fo:font-style="italic" fo:font-weight="bold" officeooo:rsid="0bf360d5" officeooo:paragraph-rsid="0bf360d5" style:font-style-asian="italic" style:font-weight-asian="bold" style:font-style-complex="italic" style:font-weight-complex="bold"/>
    </style:style>
    <style:style style:name="P485" style:family="paragraph" style:parent-style-name="Text_20_body" style:list-style-name="L35">
      <style:text-properties fo:color="#bf819e" loext:opacity="100%" fo:font-style="italic" fo:font-weight="bold" officeooo:rsid="0bf7cc23" officeooo:paragraph-rsid="0bf7cc23" style:font-style-asian="italic" style:font-weight-asian="bold" style:font-style-complex="italic" style:font-weight-complex="bold"/>
    </style:style>
    <style:style style:name="P486" style:family="paragraph" style:parent-style-name="Text_20_body" style:list-style-name="L103">
      <style:text-properties fo:color="#bf819e" loext:opacity="100%" fo:font-style="italic" fo:font-weight="bold" officeooo:rsid="068b394a" officeooo:paragraph-rsid="068b394a" style:font-style-asian="italic" style:font-weight-asian="bold" style:font-style-complex="italic" style:font-weight-complex="bold"/>
    </style:style>
    <style:style style:name="P487" style:family="paragraph" style:parent-style-name="Text_20_body" style:list-style-name="L91">
      <style:text-properties fo:color="#bf819e" loext:opacity="100%" fo:font-size="12pt" fo:font-style="normal" fo:font-weight="normal" officeooo:rsid="0c012fa7" officeooo:paragraph-rsid="0c012fa7" fo:background-color="transparent" style:font-size-asian="12pt" style:font-style-asian="normal" style:font-weight-asian="normal" style:font-size-complex="12pt" style:font-style-complex="normal" style:font-weight-complex="normal"/>
    </style:style>
    <style:style style:name="P488" style:family="paragraph" style:parent-style-name="Text_20_body" style:list-style-name="L91">
      <style:text-properties fo:color="#bf819e" loext:opacity="100%" fo:font-size="12pt" fo:font-style="normal" fo:font-weight="normal" officeooo:rsid="0c02aa4d" officeooo:paragraph-rsid="0c02aa4d" fo:background-color="transparent" style:font-size-asian="12pt" style:font-style-asian="normal" style:font-weight-asian="normal" style:font-size-complex="12pt" style:font-style-complex="normal" style:font-weight-complex="normal"/>
    </style:style>
    <style:style style:name="P489" style:family="paragraph" style:parent-style-name="Text_20_body" style:list-style-name="L139">
      <style:text-properties fo:color="#bf819e" loext:opacity="100%" fo:font-size="12pt" fo:font-style="normal" style:text-underline-style="none" fo:font-weight="normal" officeooo:rsid="0ea189a0" officeooo:paragraph-rsid="0ea189a0" style:font-size-asian="10.5pt" style:font-style-asian="normal" style:font-weight-asian="normal" style:font-size-complex="12pt" style:font-style-complex="normal" style:font-weight-complex="normal"/>
    </style:style>
    <style:style style:name="P490" style:family="paragraph" style:parent-style-name="Text_20_body" style:list-style-name="L139">
      <style:text-properties fo:color="#bf819e" loext:opacity="100%" fo:font-size="12pt" fo:font-style="normal" style:text-underline-style="none" fo:font-weight="normal" officeooo:rsid="0ea19bff" officeooo:paragraph-rsid="0ea19bff" style:font-size-asian="10.5pt" style:font-style-asian="normal" style:font-weight-asian="normal" style:font-size-complex="12pt" style:font-style-complex="normal" style:font-weight-complex="normal"/>
    </style:style>
    <style:style style:name="P491" style:family="paragraph" style:parent-style-name="Text_20_body" style:list-style-name="L139">
      <style:text-properties fo:color="#bf819e" loext:opacity="100%" fo:font-size="12pt" fo:font-style="normal" style:text-underline-style="none" fo:font-weight="normal" officeooo:rsid="0ea4ddad" officeooo:paragraph-rsid="0ea4ddad" style:font-size-asian="10.5pt" style:font-style-asian="normal" style:font-weight-asian="normal" style:font-size-complex="12pt" style:font-style-complex="normal" style:font-weight-complex="normal"/>
    </style:style>
    <style:style style:name="P492" style:family="paragraph" style:parent-style-name="Text_20_body" style:list-style-name="L139">
      <style:text-properties fo:color="#bf819e" loext:opacity="100%" fo:font-size="12pt" fo:font-style="normal" style:text-underline-style="none" fo:font-weight="normal" officeooo:rsid="0ea53d83" officeooo:paragraph-rsid="0ea53d83" style:font-size-asian="10.5pt" style:font-style-asian="normal" style:font-weight-asian="normal" style:font-size-complex="12pt" style:font-style-complex="normal" style:font-weight-complex="normal"/>
    </style:style>
    <style:style style:name="P493" style:family="paragraph" style:parent-style-name="Text_20_body" style:list-style-name="L114">
      <style:text-properties fo:color="#bf819e" loext:opacity="100%" officeooo:paragraph-rsid="0cba5b76"/>
    </style:style>
    <style:style style:name="P494" style:family="paragraph" style:parent-style-name="Text_20_body" style:list-style-name="L114">
      <style:text-properties fo:color="#bf819e" loext:opacity="100%" officeooo:paragraph-rsid="0cb0c977"/>
    </style:style>
    <style:style style:name="P495" style:family="paragraph" style:parent-style-name="Text_20_body" style:list-style-name="L114">
      <style:text-properties fo:color="#bf819e" loext:opacity="100%" officeooo:paragraph-rsid="0cbd1637"/>
    </style:style>
    <style:style style:name="P496" style:family="paragraph" style:parent-style-name="Text_20_body" style:list-style-name="L114">
      <style:text-properties fo:color="#bf819e" loext:opacity="100%" fo:font-weight="bold" officeooo:rsid="0cbed1a6" officeooo:paragraph-rsid="0cbed1a6" style:font-weight-asian="bold" style:font-weight-complex="bold"/>
    </style:style>
    <style:style style:name="P497" style:family="paragraph" style:parent-style-name="Text_20_body" style:list-style-name="L114">
      <style:text-properties fo:color="#bf819e" loext:opacity="100%" fo:font-weight="bold" officeooo:rsid="0cbed1a6" officeooo:paragraph-rsid="0cc001a5" style:font-weight-asian="bold" style:font-weight-complex="bold"/>
    </style:style>
    <style:style style:name="P498" style:family="paragraph" style:parent-style-name="Text_20_body" style:list-style-name="L114">
      <style:text-properties fo:color="#bf819e" loext:opacity="100%" fo:font-weight="bold" officeooo:rsid="0cd4a0bf" officeooo:paragraph-rsid="0cd72a13" style:font-weight-asian="bold" style:font-weight-complex="bold"/>
    </style:style>
    <style:style style:name="P499" style:family="paragraph" style:parent-style-name="Text_20_body" style:list-style-name="L114">
      <style:text-properties fo:color="#bf819e" loext:opacity="100%" fo:font-weight="bold" officeooo:rsid="0cd894b7" officeooo:paragraph-rsid="0cd894b7" style:font-weight-asian="bold" style:font-weight-complex="bold"/>
    </style:style>
    <style:style style:name="P500" style:family="paragraph" style:parent-style-name="Text_20_body" style:list-style-name="L114">
      <style:text-properties fo:color="#bf819e" loext:opacity="100%" fo:font-weight="bold" officeooo:rsid="0cd894b7" officeooo:paragraph-rsid="0cee7550" style:font-weight-asian="bold" style:font-weight-complex="bold"/>
    </style:style>
    <style:style style:name="P501" style:family="paragraph" style:parent-style-name="Text_20_body" style:list-style-name="L114">
      <style:text-properties fo:color="#bf819e" loext:opacity="100%" fo:font-weight="bold" officeooo:rsid="0cda407c" officeooo:paragraph-rsid="0cda407c" style:font-weight-asian="bold" style:font-weight-complex="bold"/>
    </style:style>
    <style:style style:name="P502" style:family="paragraph" style:parent-style-name="Text_20_body" style:list-style-name="L114">
      <style:text-properties fo:color="#bf819e" loext:opacity="100%" fo:font-weight="bold" officeooo:rsid="0cda407c" officeooo:paragraph-rsid="0cf0471b" style:font-weight-asian="bold" style:font-weight-complex="bold"/>
    </style:style>
    <style:style style:name="P503" style:family="paragraph" style:parent-style-name="Text_20_body" style:list-style-name="L114">
      <style:text-properties fo:color="#bf819e" loext:opacity="100%" fo:font-weight="bold" officeooo:rsid="0cda407c" officeooo:paragraph-rsid="0cf0fb90" style:font-weight-asian="bold" style:font-weight-complex="bold"/>
    </style:style>
    <style:style style:name="P504" style:family="paragraph" style:parent-style-name="Text_20_body" style:list-style-name="L114">
      <style:text-properties fo:color="#bf819e" loext:opacity="100%" fo:font-weight="bold" officeooo:rsid="0cda407c" officeooo:paragraph-rsid="0cf8cae6" style:font-weight-asian="bold" style:font-weight-complex="bold"/>
    </style:style>
    <style:style style:name="P505" style:family="paragraph" style:parent-style-name="Text_20_body" style:list-style-name="L139">
      <style:text-properties fo:color="#bf819e" loext:opacity="100%" officeooo:rsid="0ea3f1e4" officeooo:paragraph-rsid="0ea3f1e4"/>
    </style:style>
    <style:style style:name="P506" style:family="paragraph" style:parent-style-name="Text_20_body" style:list-style-name="L12">
      <style:text-properties officeooo:rsid="0c15b900" officeooo:paragraph-rsid="0c15b900"/>
    </style:style>
    <style:style style:name="P507" style:family="paragraph" style:parent-style-name="Text_20_body" style:list-style-name="L13">
      <style:text-properties officeooo:paragraph-rsid="0c6b75ec"/>
    </style:style>
    <style:style style:name="P508" style:family="paragraph" style:parent-style-name="Text_20_body" style:list-style-name="L14">
      <style:text-properties officeooo:rsid="010524c1" officeooo:paragraph-rsid="010524c1"/>
    </style:style>
    <style:style style:name="P509" style:family="paragraph" style:parent-style-name="Text_20_body" style:list-style-name="L14">
      <style:text-properties fo:font-weight="normal" officeooo:rsid="0105d9d6" officeooo:paragraph-rsid="0105d9d6" style:font-weight-asian="normal" style:font-weight-complex="normal"/>
    </style:style>
    <style:style style:name="P510" style:family="paragraph" style:parent-style-name="Text_20_body" style:list-style-name="L68">
      <style:text-properties fo:font-weight="normal" officeooo:rsid="0059c3a3" officeooo:paragraph-rsid="0059c3a3" style:font-weight-asian="normal" style:font-weight-complex="normal"/>
    </style:style>
    <style:style style:name="P511" style:family="paragraph" style:parent-style-name="Text_20_body" style:list-style-name="L69">
      <style:text-properties fo:font-weight="normal" officeooo:rsid="0061f89f" officeooo:paragraph-rsid="0061f89f" style:font-weight-asian="normal" style:font-weight-complex="normal"/>
    </style:style>
    <style:style style:name="P512" style:family="paragraph" style:parent-style-name="Text_20_body" style:list-style-name="L87">
      <style:text-properties fo:font-weight="normal" officeooo:rsid="023be9cc" officeooo:paragraph-rsid="023be9cc" style:font-weight-asian="normal" style:font-weight-complex="normal"/>
    </style:style>
    <style:style style:name="P513" style:family="paragraph" style:parent-style-name="Text_20_body" style:list-style-name="L88">
      <style:text-properties fo:font-weight="normal" officeooo:rsid="024403b4" officeooo:paragraph-rsid="024403b4" style:font-weight-asian="normal" style:font-weight-complex="normal"/>
    </style:style>
    <style:style style:name="P514" style:family="paragraph" style:parent-style-name="Text_20_body" style:list-style-name="L88">
      <style:text-properties fo:font-weight="normal" officeooo:rsid="02443c8e" officeooo:paragraph-rsid="02443c8e" style:font-weight-asian="normal" style:font-weight-complex="normal"/>
    </style:style>
    <style:style style:name="P515" style:family="paragraph" style:parent-style-name="Text_20_body" style:list-style-name="L88">
      <style:text-properties fo:font-weight="normal" officeooo:rsid="0245acd8" officeooo:paragraph-rsid="0245acd8" style:font-weight-asian="normal" style:font-weight-complex="normal"/>
    </style:style>
    <style:style style:name="P516" style:family="paragraph" style:parent-style-name="Text_20_body" style:list-style-name="L88">
      <style:text-properties fo:font-weight="normal" officeooo:rsid="024915ac" officeooo:paragraph-rsid="024915ac" style:font-weight-asian="normal" style:font-weight-complex="normal"/>
    </style:style>
    <style:style style:name="P517" style:family="paragraph" style:parent-style-name="Text_20_body" style:list-style-name="L88">
      <style:text-properties fo:font-weight="normal" officeooo:rsid="024a1f1e" officeooo:paragraph-rsid="024a1f1e" style:font-weight-asian="normal" style:font-weight-complex="normal"/>
    </style:style>
    <style:style style:name="P518" style:family="paragraph" style:parent-style-name="Text_20_body" style:list-style-name="L88">
      <style:text-properties fo:font-weight="normal" officeooo:rsid="024ba7ab" officeooo:paragraph-rsid="024ba7ab" style:font-weight-asian="normal" style:font-weight-complex="normal"/>
    </style:style>
    <style:style style:name="P519" style:family="paragraph" style:parent-style-name="Text_20_body" style:list-style-name="L88">
      <style:text-properties fo:font-weight="normal" officeooo:rsid="024e8041" officeooo:paragraph-rsid="024e8041" style:font-weight-asian="normal" style:font-weight-complex="normal"/>
    </style:style>
    <style:style style:name="P520" style:family="paragraph" style:parent-style-name="Text_20_body" style:list-style-name="L15">
      <style:text-properties officeooo:rsid="011136b4" officeooo:paragraph-rsid="011136b4"/>
    </style:style>
    <style:style style:name="P521" style:family="paragraph" style:parent-style-name="Text_20_body" style:list-style-name="L15">
      <style:text-properties officeooo:rsid="0111fdaf" officeooo:paragraph-rsid="0111fdaf"/>
    </style:style>
    <style:style style:name="P522" style:family="paragraph" style:parent-style-name="Text_20_body" style:list-style-name="L15">
      <style:text-properties fo:font-style="normal" officeooo:rsid="01129e00" officeooo:paragraph-rsid="01129e00" style:font-style-asian="normal" style:font-style-complex="normal"/>
    </style:style>
    <style:style style:name="P523" style:family="paragraph" style:parent-style-name="Text_20_body" style:list-style-name="L41">
      <style:text-properties fo:font-style="normal" officeooo:rsid="0566fefc" officeooo:paragraph-rsid="0566fefc" style:font-style-asian="normal" style:font-style-complex="normal"/>
    </style:style>
    <style:style style:name="P524" style:family="paragraph" style:parent-style-name="Text_20_body" style:list-style-name="L71">
      <style:text-properties fo:font-style="normal" officeooo:rsid="00a17bd9" officeooo:paragraph-rsid="0b6a9942" style:font-style-asian="normal" style:font-style-complex="normal"/>
    </style:style>
    <style:style style:name="P525" style:family="paragraph" style:parent-style-name="Text_20_body" style:list-style-name="List_20_1">
      <style:paragraph-properties fo:text-align="start" style:justify-single-word="false"/>
      <style:text-properties fo:font-style="normal" officeooo:rsid="00a53884" officeooo:paragraph-rsid="01646270" style:font-style-asian="normal" style:font-style-complex="normal"/>
    </style:style>
    <style:style style:name="P526" style:family="paragraph" style:parent-style-name="Text_20_body" style:list-style-name="List_20_1">
      <style:paragraph-properties fo:text-align="start" style:justify-single-word="false"/>
      <style:text-properties fo:font-style="normal" officeooo:rsid="00a7a579" officeooo:paragraph-rsid="01646270" style:font-style-asian="normal" style:font-style-complex="normal"/>
    </style:style>
    <style:style style:name="P527" style:family="paragraph" style:parent-style-name="Text_20_body" style:list-style-name="L104">
      <style:text-properties fo:font-style="normal" officeooo:rsid="069f4882" officeooo:paragraph-rsid="069f4882" style:font-style-asian="normal" style:font-style-complex="normal"/>
    </style:style>
    <style:style style:name="P528" style:family="paragraph" style:parent-style-name="Text_20_body" style:list-style-name="L16">
      <style:text-properties fo:font-style="normal" fo:font-weight="normal" officeooo:rsid="03656856" officeooo:paragraph-rsid="03656856" style:font-style-asian="normal" style:font-weight-asian="normal" style:font-style-complex="normal" style:font-weight-complex="normal"/>
    </style:style>
    <style:style style:name="P529" style:family="paragraph" style:parent-style-name="Text_20_body" style:list-style-name="L21">
      <style:text-properties fo:font-style="normal" fo:font-weight="normal" officeooo:rsid="03e523b5" officeooo:paragraph-rsid="03e523b5" style:font-style-asian="normal" style:font-weight-asian="normal" style:font-style-complex="normal" style:font-weight-complex="normal"/>
    </style:style>
    <style:style style:name="P530" style:family="paragraph" style:parent-style-name="Text_20_body" style:list-style-name="L21">
      <style:text-properties fo:font-style="normal" fo:font-weight="normal" officeooo:rsid="03e5bd00" officeooo:paragraph-rsid="03e5bd00" style:font-style-asian="normal" style:font-weight-asian="normal" style:font-style-complex="normal" style:font-weight-complex="normal"/>
    </style:style>
    <style:style style:name="P531" style:family="paragraph" style:parent-style-name="Text_20_body" style:list-style-name="L21">
      <style:text-properties fo:font-style="normal" fo:font-weight="normal" officeooo:rsid="03e7201f" officeooo:paragraph-rsid="03e7201f" style:font-style-asian="normal" style:font-weight-asian="normal" style:font-style-complex="normal" style:font-weight-complex="normal"/>
    </style:style>
    <style:style style:name="P532" style:family="paragraph" style:parent-style-name="Text_20_body" style:list-style-name="L22">
      <style:text-properties fo:font-style="normal" fo:font-weight="normal" officeooo:rsid="03ecddc3" officeooo:paragraph-rsid="03ecddc3" style:font-style-asian="normal" style:font-weight-asian="normal" style:font-style-complex="normal" style:font-weight-complex="normal"/>
    </style:style>
    <style:style style:name="P533" style:family="paragraph" style:parent-style-name="Text_20_body" style:list-style-name="L22">
      <style:text-properties fo:font-style="normal" fo:font-weight="normal" officeooo:rsid="0b835c2a" officeooo:paragraph-rsid="0b835c2a" style:font-style-asian="normal" style:font-weight-asian="normal" style:font-style-complex="normal" style:font-weight-complex="normal"/>
    </style:style>
    <style:style style:name="P534" style:family="paragraph" style:parent-style-name="Text_20_body" style:list-style-name="L23">
      <style:text-properties fo:font-style="normal" fo:font-weight="normal" officeooo:rsid="0b8b16dc" officeooo:paragraph-rsid="0b8b16dc" style:font-style-asian="normal" style:font-weight-asian="normal" style:font-style-complex="normal" style:font-weight-complex="normal"/>
    </style:style>
    <style:style style:name="P535" style:family="paragraph" style:parent-style-name="Text_20_body" style:list-style-name="L23">
      <style:text-properties fo:font-style="normal" fo:font-weight="normal" officeooo:rsid="0b8df136" officeooo:paragraph-rsid="0b8df136" style:font-style-asian="normal" style:font-weight-asian="normal" style:font-style-complex="normal" style:font-weight-complex="normal"/>
    </style:style>
    <style:style style:name="P536" style:family="paragraph" style:parent-style-name="Text_20_body" style:list-style-name="L24">
      <style:text-properties fo:font-style="normal" fo:font-weight="normal" officeooo:rsid="0403aabe" officeooo:paragraph-rsid="0403aabe" style:font-style-asian="normal" style:font-weight-asian="normal" style:font-style-complex="normal" style:font-weight-complex="normal"/>
    </style:style>
    <style:style style:name="P537" style:family="paragraph" style:parent-style-name="Text_20_body" style:list-style-name="L25">
      <style:text-properties fo:font-style="normal" fo:font-weight="normal" officeooo:rsid="04052b22" officeooo:paragraph-rsid="04052b22" style:font-style-asian="normal" style:font-weight-asian="normal" style:font-style-complex="normal" style:font-weight-complex="normal"/>
    </style:style>
    <style:style style:name="P538" style:family="paragraph" style:parent-style-name="Text_20_body" style:list-style-name="L27">
      <style:text-properties fo:font-style="normal" fo:font-weight="normal" officeooo:rsid="04109442" officeooo:paragraph-rsid="04109442" style:font-style-asian="normal" style:font-weight-asian="normal" style:font-style-complex="normal" style:font-weight-complex="normal"/>
    </style:style>
    <style:style style:name="P539" style:family="paragraph" style:parent-style-name="Text_20_body" style:list-style-name="L27">
      <style:text-properties fo:font-style="normal" fo:font-weight="normal" officeooo:rsid="04109442" officeooo:paragraph-rsid="0410bb43" style:font-style-asian="normal" style:font-weight-asian="normal" style:font-style-complex="normal" style:font-weight-complex="normal"/>
    </style:style>
    <style:style style:name="P540" style:family="paragraph" style:parent-style-name="Text_20_body" style:list-style-name="L28">
      <style:text-properties fo:font-style="normal" fo:font-weight="normal" officeooo:rsid="041468cf" officeooo:paragraph-rsid="046aa23f" style:font-style-asian="normal" style:font-weight-asian="normal" style:font-style-complex="normal" style:font-weight-complex="normal"/>
    </style:style>
    <style:style style:name="P541" style:family="paragraph" style:parent-style-name="Text_20_body" style:list-style-name="L70">
      <style:text-properties fo:font-style="normal" fo:font-weight="normal" officeooo:rsid="006e4f1b" officeooo:paragraph-rsid="006fc25b" style:font-style-asian="normal" style:font-weight-asian="normal" style:font-style-complex="normal" style:font-weight-complex="normal"/>
    </style:style>
    <style:style style:name="P542" style:family="paragraph" style:parent-style-name="Text_20_body" style:list-style-name="L74">
      <style:text-properties fo:font-style="normal" fo:font-weight="normal" officeooo:rsid="01760876" officeooo:paragraph-rsid="01760876" style:font-style-asian="normal" style:font-weight-asian="normal" style:font-style-complex="normal" style:font-weight-complex="normal"/>
    </style:style>
    <style:style style:name="P543" style:family="paragraph" style:parent-style-name="Text_20_body" style:list-style-name="L74">
      <style:text-properties fo:font-style="normal" fo:font-weight="normal" officeooo:rsid="01ab8f7e" officeooo:paragraph-rsid="01abbb32" style:font-style-asian="normal" style:font-weight-asian="normal" style:font-style-complex="normal" style:font-weight-complex="normal"/>
    </style:style>
    <style:style style:name="P544" style:family="paragraph" style:parent-style-name="Text_20_body" style:list-style-name="L74">
      <style:text-properties fo:font-style="normal" fo:font-weight="normal" officeooo:rsid="01abbb32" officeooo:paragraph-rsid="01abbb32" style:font-style-asian="normal" style:font-weight-asian="normal" style:font-style-complex="normal" style:font-weight-complex="normal"/>
    </style:style>
    <style:style style:name="P545" style:family="paragraph" style:parent-style-name="Text_20_body" style:list-style-name="L74">
      <style:text-properties fo:font-style="normal" fo:font-weight="normal" officeooo:rsid="01a55089" officeooo:paragraph-rsid="01a55089" style:font-style-asian="normal" style:font-weight-asian="normal" style:font-style-complex="normal" style:font-weight-complex="normal"/>
    </style:style>
    <style:style style:name="P546" style:family="paragraph" style:parent-style-name="Text_20_body" style:list-style-name="L76">
      <style:text-properties fo:font-style="normal" fo:font-weight="normal" officeooo:rsid="0187756b" officeooo:paragraph-rsid="01829068" style:font-style-asian="normal" style:font-weight-asian="normal" style:font-style-complex="normal" style:font-weight-complex="normal"/>
    </style:style>
    <style:style style:name="P547" style:family="paragraph" style:parent-style-name="Text_20_body" style:list-style-name="L76">
      <style:text-properties fo:font-style="normal" fo:font-weight="normal" officeooo:rsid="0188b631" officeooo:paragraph-rsid="0188b631" style:font-style-asian="normal" style:font-weight-asian="normal" style:font-style-complex="normal" style:font-weight-complex="normal"/>
    </style:style>
    <style:style style:name="P548" style:family="paragraph" style:parent-style-name="Text_20_body" style:list-style-name="L76">
      <style:text-properties fo:font-style="normal" fo:font-weight="normal" officeooo:rsid="01896178" officeooo:paragraph-rsid="01896178" style:font-style-asian="normal" style:font-weight-asian="normal" style:font-style-complex="normal" style:font-weight-complex="normal"/>
    </style:style>
    <style:style style:name="P549" style:family="paragraph" style:parent-style-name="Text_20_body" style:list-style-name="L77">
      <style:text-properties fo:font-style="normal" fo:font-weight="normal" officeooo:rsid="01896178" officeooo:paragraph-rsid="01896178" style:font-style-asian="normal" style:font-weight-asian="normal" style:font-style-complex="normal" style:font-weight-complex="normal"/>
    </style:style>
    <style:style style:name="P550" style:family="paragraph" style:parent-style-name="Text_20_body" style:list-style-name="L77">
      <style:text-properties fo:font-style="normal" fo:font-weight="normal" officeooo:rsid="018c23b5" officeooo:paragraph-rsid="018c23b5" style:font-style-asian="normal" style:font-weight-asian="normal" style:font-style-complex="normal" style:font-weight-complex="normal"/>
    </style:style>
    <style:style style:name="P551" style:family="paragraph" style:parent-style-name="Text_20_body" style:list-style-name="L77">
      <style:text-properties fo:font-style="normal" fo:font-weight="normal" officeooo:rsid="018c79d1" officeooo:paragraph-rsid="018c79d1" style:font-style-asian="normal" style:font-weight-asian="normal" style:font-style-complex="normal" style:font-weight-complex="normal"/>
    </style:style>
    <style:style style:name="P552" style:family="paragraph" style:parent-style-name="Text_20_body" style:list-style-name="L79">
      <style:text-properties fo:font-style="normal" fo:font-weight="normal" officeooo:rsid="01cba971" officeooo:paragraph-rsid="01cba971" style:font-style-asian="normal" style:font-weight-asian="normal" style:font-style-complex="normal" style:font-weight-complex="normal"/>
    </style:style>
    <style:style style:name="P553" style:family="paragraph" style:parent-style-name="Text_20_body" style:list-style-name="L79">
      <style:text-properties fo:font-style="normal" fo:font-weight="normal" officeooo:rsid="01c9cb60" officeooo:paragraph-rsid="01cba971" style:font-style-asian="normal" style:font-weight-asian="normal" style:font-style-complex="normal" style:font-weight-complex="normal"/>
    </style:style>
    <style:style style:name="P554" style:family="paragraph" style:parent-style-name="Text_20_body" style:list-style-name="L79">
      <style:text-properties fo:font-style="normal" fo:font-weight="normal" officeooo:rsid="01cbee22" officeooo:paragraph-rsid="01cbee22" style:font-style-asian="normal" style:font-weight-asian="normal" style:font-style-complex="normal" style:font-weight-complex="normal"/>
    </style:style>
    <style:style style:name="P555" style:family="paragraph" style:parent-style-name="Text_20_body" style:list-style-name="L80">
      <style:text-properties fo:font-style="normal" fo:font-weight="normal" officeooo:rsid="01cebb70" officeooo:paragraph-rsid="01cebb70" style:font-style-asian="normal" style:font-weight-asian="normal" style:font-style-complex="normal" style:font-weight-complex="normal"/>
    </style:style>
    <style:style style:name="P556" style:family="paragraph" style:parent-style-name="Text_20_body" style:list-style-name="L86">
      <style:text-properties fo:font-style="normal" fo:font-weight="normal" officeooo:rsid="020a8ef2" officeooo:paragraph-rsid="020a8ef2" style:font-style-asian="normal" style:font-weight-asian="normal" style:font-style-complex="normal" style:font-weight-complex="normal"/>
    </style:style>
    <style:style style:name="P557" style:family="paragraph" style:parent-style-name="Text_20_body" style:list-style-name="L86">
      <style:text-properties fo:font-style="normal" fo:font-weight="normal" officeooo:rsid="020d1b3c" officeooo:paragraph-rsid="020d1b3c" style:font-style-asian="normal" style:font-weight-asian="normal" style:font-style-complex="normal" style:font-weight-complex="normal"/>
    </style:style>
    <style:style style:name="P558" style:family="paragraph" style:parent-style-name="Text_20_body" style:list-style-name="L89">
      <style:text-properties fo:font-style="normal" fo:font-weight="normal" officeooo:rsid="025346f7" officeooo:paragraph-rsid="025346f7" style:font-style-asian="normal" style:font-weight-asian="normal" style:font-style-complex="normal" style:font-weight-complex="normal"/>
    </style:style>
    <style:style style:name="P559" style:family="paragraph" style:parent-style-name="Text_20_body" style:list-style-name="L89">
      <style:text-properties fo:font-style="normal" fo:font-weight="normal" officeooo:rsid="0253cdcf" officeooo:paragraph-rsid="0253cdcf" style:font-style-asian="normal" style:font-weight-asian="normal" style:font-style-complex="normal" style:font-weight-complex="normal"/>
    </style:style>
    <style:style style:name="P560" style:family="paragraph" style:parent-style-name="Text_20_body" style:list-style-name="L90">
      <style:text-properties fo:font-style="normal" fo:font-weight="normal" officeooo:rsid="025ffe3c" officeooo:paragraph-rsid="025ffe3c" style:font-style-asian="normal" style:font-weight-asian="normal" style:font-style-complex="normal" style:font-weight-complex="normal"/>
    </style:style>
    <style:style style:name="P561" style:family="paragraph" style:parent-style-name="Text_20_body" style:list-style-name="L90">
      <style:text-properties fo:font-style="normal" fo:font-weight="normal" officeooo:rsid="025ffe3c" officeooo:paragraph-rsid="02611727" style:font-style-asian="normal" style:font-weight-asian="normal" style:font-style-complex="normal" style:font-weight-complex="normal"/>
    </style:style>
    <style:style style:name="P562" style:family="paragraph" style:parent-style-name="Text_20_body" style:list-style-name="L90">
      <style:text-properties fo:font-style="normal" fo:font-weight="normal" officeooo:rsid="0260704d" officeooo:paragraph-rsid="0260704d" style:font-style-asian="normal" style:font-weight-asian="normal" style:font-style-complex="normal" style:font-weight-complex="normal"/>
    </style:style>
    <style:style style:name="P563" style:family="paragraph" style:parent-style-name="Text_20_body" style:list-style-name="L90">
      <style:text-properties fo:font-style="normal" fo:font-weight="normal" officeooo:rsid="02611727" officeooo:paragraph-rsid="02611727" style:font-style-asian="normal" style:font-weight-asian="normal" style:font-style-complex="normal" style:font-weight-complex="normal"/>
    </style:style>
    <style:style style:name="P564" style:family="paragraph" style:parent-style-name="Text_20_body" style:list-style-name="L92">
      <style:text-properties fo:font-style="normal" fo:font-weight="normal" officeooo:rsid="0b574760" officeooo:paragraph-rsid="0b574760" style:font-style-asian="normal" style:font-weight-asian="normal" style:font-style-complex="normal" style:font-weight-complex="normal"/>
    </style:style>
    <style:style style:name="P565" style:family="paragraph" style:parent-style-name="Text_20_body" style:list-style-name="L94">
      <style:text-properties fo:font-style="normal" fo:font-weight="normal" officeooo:rsid="03073375" officeooo:paragraph-rsid="02d1376a" style:font-style-asian="normal" style:font-weight-asian="normal" style:font-style-complex="normal" style:font-weight-complex="normal"/>
    </style:style>
    <style:style style:name="P566" style:family="paragraph" style:parent-style-name="Text_20_body" style:list-style-name="L100">
      <style:text-properties fo:font-style="normal" fo:font-weight="normal" officeooo:rsid="066ee6b2" officeooo:paragraph-rsid="066ee6b2" style:font-style-asian="normal" style:font-weight-asian="normal" style:font-style-complex="normal" style:font-weight-complex="normal"/>
    </style:style>
    <style:style style:name="P567" style:family="paragraph" style:parent-style-name="Text_20_body" style:list-style-name="L101">
      <style:text-properties fo:font-style="normal" fo:font-weight="normal" officeooo:rsid="06739b67" officeooo:paragraph-rsid="06739b67" style:font-style-asian="normal" style:font-weight-asian="normal" style:font-style-complex="normal" style:font-weight-complex="normal"/>
    </style:style>
    <style:style style:name="P568" style:family="paragraph" style:parent-style-name="Text_20_body" style:list-style-name="L101">
      <style:text-properties fo:font-style="normal" fo:font-weight="normal" officeooo:rsid="06775527" officeooo:paragraph-rsid="06775527" style:font-style-asian="normal" style:font-weight-asian="normal" style:font-style-complex="normal" style:font-weight-complex="normal"/>
    </style:style>
    <style:style style:name="P569" style:family="paragraph" style:parent-style-name="Text_20_body" style:list-style-name="L101">
      <style:text-properties fo:font-style="normal" fo:font-weight="normal" officeooo:rsid="067befc7" officeooo:paragraph-rsid="067befc7" style:font-style-asian="normal" style:font-weight-asian="normal" style:font-style-complex="normal" style:font-weight-complex="normal"/>
    </style:style>
    <style:style style:name="P570" style:family="paragraph" style:parent-style-name="Text_20_body" style:list-style-name="L103">
      <style:text-properties fo:font-style="normal" fo:font-weight="normal" officeooo:rsid="0b26a39f" officeooo:paragraph-rsid="0b26a39f" style:font-style-asian="normal" style:font-weight-asian="normal" style:font-style-complex="normal" style:font-weight-complex="normal"/>
    </style:style>
    <style:style style:name="P571" style:family="paragraph" style:parent-style-name="Text_20_body" style:list-style-name="L112">
      <style:text-properties fo:font-style="normal" fo:font-weight="normal" officeooo:rsid="07602432" officeooo:paragraph-rsid="07602432" style:font-style-asian="normal" style:font-weight-asian="normal" style:font-style-complex="normal" style:font-weight-complex="normal"/>
    </style:style>
    <style:style style:name="P572" style:family="paragraph" style:parent-style-name="Text_20_body" style:list-style-name="L112">
      <style:text-properties fo:font-style="normal" fo:font-weight="normal" officeooo:rsid="07602432" officeooo:paragraph-rsid="07678e9c" style:font-style-asian="normal" style:font-weight-asian="normal" style:font-style-complex="normal" style:font-weight-complex="normal"/>
    </style:style>
    <style:style style:name="P573" style:family="paragraph" style:parent-style-name="Text_20_body" style:list-style-name="L112">
      <style:text-properties fo:font-style="normal" fo:font-weight="normal" officeooo:rsid="07650142" officeooo:paragraph-rsid="07678e9c" style:font-style-asian="normal" style:font-weight-asian="normal" style:font-style-complex="normal" style:font-weight-complex="normal"/>
    </style:style>
    <style:style style:name="P574" style:family="paragraph" style:parent-style-name="Text_20_body" style:list-style-name="L112">
      <style:text-properties fo:font-style="normal" fo:font-weight="normal" officeooo:rsid="0765f012" officeooo:paragraph-rsid="0765f012" style:font-style-asian="normal" style:font-weight-asian="normal" style:font-style-complex="normal" style:font-weight-complex="normal"/>
    </style:style>
    <style:style style:name="P575" style:family="paragraph" style:parent-style-name="Text_20_body" style:list-style-name="L130">
      <style:text-properties fo:font-style="normal" fo:font-weight="normal" officeooo:rsid="0e1de0b1" officeooo:paragraph-rsid="0e1de0b1" style:font-style-asian="normal" style:font-weight-asian="normal" style:font-style-complex="normal" style:font-weight-complex="normal"/>
    </style:style>
    <style:style style:name="P576" style:family="paragraph" style:parent-style-name="Text_20_body" style:list-style-name="L139">
      <style:text-properties fo:font-style="normal" fo:font-weight="normal" officeooo:rsid="0e9a5990" officeooo:paragraph-rsid="0e9a5990" style:font-style-asian="normal" style:font-weight-asian="normal" style:font-style-complex="normal" style:font-weight-complex="normal"/>
    </style:style>
    <style:style style:name="P577" style:family="paragraph" style:parent-style-name="Text_20_body" style:list-style-name="L36">
      <style:text-properties fo:font-style="normal" style:text-underline-style="none" fo:font-weight="normal" officeooo:rsid="04aad0d5" officeooo:paragraph-rsid="04aad0d5" style:font-style-asian="normal" style:font-weight-asian="normal" style:font-style-complex="normal" style:font-weight-complex="normal"/>
    </style:style>
    <style:style style:name="P578" style:family="paragraph" style:parent-style-name="Text_20_body" style:list-style-name="L37">
      <style:text-properties fo:font-style="normal" style:text-underline-style="none" fo:font-weight="normal" officeooo:rsid="04b91663" officeooo:paragraph-rsid="04cf59cc" style:font-style-asian="normal" style:font-weight-asian="normal" style:font-style-complex="normal" style:font-weight-complex="normal"/>
    </style:style>
    <style:style style:name="P579" style:family="paragraph" style:parent-style-name="Text_20_body" style:list-style-name="L124">
      <style:text-properties fo:font-style="normal" style:text-underline-style="none" fo:font-weight="normal" officeooo:rsid="082267f7" officeooo:paragraph-rsid="082267f7" style:font-style-asian="normal" style:font-weight-asian="normal" style:font-style-complex="normal" style:font-weight-complex="normal"/>
    </style:style>
    <style:style style:name="P580" style:family="paragraph" style:parent-style-name="Text_20_body" style:list-style-name="L124">
      <style:text-properties fo:font-style="normal" style:text-underline-style="none" fo:font-weight="normal" officeooo:rsid="08276517" officeooo:paragraph-rsid="08276517" style:font-style-asian="normal" style:font-weight-asian="normal" style:font-style-complex="normal" style:font-weight-complex="normal"/>
    </style:style>
    <style:style style:name="P581" style:family="paragraph" style:parent-style-name="Text_20_body" style:list-style-name="L126">
      <style:text-properties fo:font-style="normal" style:text-underline-style="none" fo:font-weight="normal" officeooo:rsid="0855d08d" officeooo:paragraph-rsid="0855d08d" style:font-style-asian="normal" style:font-weight-asian="normal" style:font-style-complex="normal" style:font-weight-complex="normal"/>
    </style:style>
    <style:style style:name="P582" style:family="paragraph" style:parent-style-name="Text_20_body" style:list-style-name="L126">
      <style:text-properties fo:font-style="normal" style:text-underline-style="none" fo:font-weight="normal" officeooo:rsid="08668bef" officeooo:paragraph-rsid="08668bef" style:font-style-asian="normal" style:font-weight-asian="normal" style:font-style-complex="normal" style:font-weight-complex="normal"/>
    </style:style>
    <style:style style:name="P583" style:family="paragraph" style:parent-style-name="Text_20_body" style:list-style-name="L126">
      <style:text-properties fo:font-style="normal" style:text-underline-style="none" fo:font-weight="normal" officeooo:rsid="08790c4c" officeooo:paragraph-rsid="08790c4c" style:font-style-asian="normal" style:font-weight-asian="normal" style:font-style-complex="normal" style:font-weight-complex="normal"/>
    </style:style>
    <style:style style:name="P584" style:family="paragraph" style:parent-style-name="Text_20_body" style:list-style-name="L128">
      <style:text-properties fo:font-style="normal" style:text-underline-style="none" fo:font-weight="normal" officeooo:rsid="09382531" officeooo:paragraph-rsid="093f2ad8" style:font-style-asian="normal" style:font-weight-asian="normal" style:font-style-complex="normal" style:font-weight-complex="normal"/>
    </style:style>
    <style:style style:name="P585" style:family="paragraph" style:parent-style-name="Text_20_body" style:list-style-name="L128">
      <style:text-properties fo:font-style="normal" style:text-underline-style="none" fo:font-weight="normal" officeooo:rsid="09424b5a" officeooo:paragraph-rsid="09424b5a" style:font-style-asian="normal" style:font-weight-asian="normal" style:font-style-complex="normal" style:font-weight-complex="normal"/>
    </style:style>
    <style:style style:name="P586" style:family="paragraph" style:parent-style-name="Text_20_body" style:list-style-name="L129">
      <style:text-properties fo:font-style="normal" style:text-underline-style="none" fo:font-weight="normal" officeooo:rsid="0951e12d" officeooo:paragraph-rsid="0951e12d" style:font-style-asian="normal" style:font-weight-asian="normal" style:font-style-complex="normal" style:font-weight-complex="normal"/>
    </style:style>
    <style:style style:name="P587" style:family="paragraph" style:parent-style-name="Text_20_body" style:list-style-name="L130">
      <style:text-properties fo:font-style="normal" style:text-underline-style="none" fo:font-weight="normal" officeooo:rsid="0b20f40f" officeooo:paragraph-rsid="0b20f40f" style:font-style-asian="normal" style:font-weight-asian="normal" style:font-style-complex="normal" style:font-weight-complex="normal"/>
    </style:style>
    <style:style style:name="P588" style:family="paragraph" style:parent-style-name="Text_20_body" style:list-style-name="L130">
      <style:text-properties fo:font-style="normal" style:text-underline-style="none" fo:font-weight="normal" officeooo:rsid="0b20f40f" officeooo:paragraph-rsid="0e144400" style:font-style-asian="normal" style:font-weight-asian="normal" style:font-style-complex="normal" style:font-weight-complex="normal"/>
    </style:style>
    <style:style style:name="P589" style:family="paragraph" style:parent-style-name="Text_20_body" style:list-style-name="L130">
      <style:text-properties fo:font-style="normal" style:text-underline-style="none" fo:font-weight="normal" officeooo:rsid="0e0e17fe" officeooo:paragraph-rsid="0e0e17fe" style:font-style-asian="normal" style:font-weight-asian="normal" style:font-style-complex="normal" style:font-weight-complex="normal"/>
    </style:style>
    <style:style style:name="P590" style:family="paragraph" style:parent-style-name="Text_20_body" style:list-style-name="L94">
      <style:text-properties fo:font-style="normal" fo:font-weight="bold" officeooo:rsid="02d52491" officeooo:paragraph-rsid="02d1376a" style:font-style-asian="normal" style:font-weight-asian="bold" style:font-style-complex="normal" style:font-weight-complex="bold"/>
    </style:style>
    <style:style style:name="P591" style:family="paragraph" style:parent-style-name="Text_20_body" style:list-style-name="L96">
      <style:text-properties fo:font-style="normal" fo:font-weight="bold" officeooo:rsid="0310ecb2" officeooo:paragraph-rsid="0310ecb2" style:font-style-asian="normal" style:font-weight-asian="bold" style:font-style-complex="normal" style:font-weight-complex="bold"/>
    </style:style>
    <style:style style:name="P592" style:family="paragraph" style:parent-style-name="Text_20_body" style:list-style-name="L105">
      <style:text-properties fo:font-style="normal" fo:font-weight="bold" officeooo:rsid="06d148d8" officeooo:paragraph-rsid="06d148d8" style:font-style-asian="normal" style:font-weight-asian="bold" style:font-style-complex="normal" style:font-weight-complex="bold"/>
    </style:style>
    <style:style style:name="P593" style:family="paragraph" style:parent-style-name="Text_20_body" style:list-style-name="L16">
      <style:text-properties officeooo:paragraph-rsid="033f7ce9"/>
    </style:style>
    <style:style style:name="P594" style:family="paragraph" style:parent-style-name="Text_20_body" style:list-style-name="L16">
      <style:text-properties officeooo:paragraph-rsid="0367197f"/>
    </style:style>
    <style:style style:name="P595" style:family="paragraph" style:parent-style-name="Text_20_body" style:list-style-name="L16">
      <style:text-properties officeooo:rsid="0363ebe2" officeooo:paragraph-rsid="03656856"/>
    </style:style>
    <style:style style:name="P596" style:family="paragraph" style:parent-style-name="Text_20_body" style:list-style-name="L17">
      <style:text-properties fo:font-style="italic" fo:font-weight="bold" officeooo:rsid="034ac329" officeooo:paragraph-rsid="047246c4" style:font-style-asian="italic" style:font-weight-asian="bold" style:font-style-complex="italic" style:font-weight-complex="bold"/>
    </style:style>
    <style:style style:name="P597" style:family="paragraph" style:parent-style-name="Text_20_body" style:list-style-name="L17">
      <style:text-properties fo:font-style="italic" fo:font-weight="bold" officeooo:rsid="034f4afc" officeooo:paragraph-rsid="045ec0fd" style:font-style-asian="italic" style:font-weight-asian="bold" style:font-style-complex="italic" style:font-weight-complex="bold"/>
    </style:style>
    <style:style style:name="P598" style:family="paragraph" style:parent-style-name="Text_20_body" style:list-style-name="L17">
      <style:text-properties fo:font-style="italic" fo:font-weight="bold" officeooo:rsid="0352d571" officeooo:paragraph-rsid="0352d571" style:font-style-asian="italic" style:font-weight-asian="bold" style:font-style-complex="italic" style:font-weight-complex="bold"/>
    </style:style>
    <style:style style:name="P599" style:family="paragraph" style:parent-style-name="Text_20_body" style:list-style-name="L19">
      <style:text-properties fo:font-style="italic" fo:font-weight="bold" officeooo:rsid="03dc28da" officeooo:paragraph-rsid="03dc28da" style:font-style-asian="italic" style:font-weight-asian="bold" style:font-style-complex="italic" style:font-weight-complex="bold"/>
    </style:style>
    <style:style style:name="P600" style:family="paragraph" style:parent-style-name="Text_20_body" style:list-style-name="L20">
      <style:text-properties fo:font-style="italic" fo:font-weight="bold" officeooo:rsid="03e19eb0" officeooo:paragraph-rsid="03e19eb0" style:font-style-asian="italic" style:font-weight-asian="bold" style:font-style-complex="italic" style:font-weight-complex="bold"/>
    </style:style>
    <style:style style:name="P601" style:family="paragraph" style:parent-style-name="Text_20_body" style:list-style-name="L26">
      <style:text-properties fo:font-style="italic" fo:font-weight="bold" officeooo:rsid="04099470" officeooo:paragraph-rsid="04099470" style:font-style-asian="italic" style:font-weight-asian="bold" style:font-style-complex="italic" style:font-weight-complex="bold"/>
    </style:style>
    <style:style style:name="P602" style:family="paragraph" style:parent-style-name="Text_20_body" style:list-style-name="L32">
      <style:text-properties fo:font-style="italic" fo:font-weight="bold" officeooo:rsid="047a1043" officeooo:paragraph-rsid="047a1043" style:font-style-asian="italic" style:font-weight-asian="bold" style:font-style-complex="italic" style:font-weight-complex="bold"/>
    </style:style>
    <style:style style:name="P603" style:family="paragraph" style:parent-style-name="Text_20_body" style:list-style-name="L36">
      <style:text-properties fo:font-style="italic" fo:font-weight="bold" officeooo:rsid="04aad0d5" officeooo:paragraph-rsid="04aad0d5" style:font-style-asian="italic" style:font-weight-asian="bold" style:font-style-complex="italic" style:font-weight-complex="bold"/>
    </style:style>
    <style:style style:name="P604" style:family="paragraph" style:parent-style-name="Text_20_body" style:list-style-name="L36">
      <style:text-properties fo:font-style="italic" fo:font-weight="bold" officeooo:rsid="04af2885" officeooo:paragraph-rsid="04af2885" style:font-style-asian="italic" style:font-weight-asian="bold" style:font-style-complex="italic" style:font-weight-complex="bold"/>
    </style:style>
    <style:style style:name="P605" style:family="paragraph" style:parent-style-name="Text_20_body" style:list-style-name="L75">
      <style:text-properties fo:font-style="italic" fo:font-weight="bold" officeooo:rsid="0177e2ad" officeooo:paragraph-rsid="0177e2ad" style:font-style-asian="italic" style:font-weight-asian="bold" style:font-style-complex="italic" style:font-weight-complex="bold"/>
    </style:style>
    <style:style style:name="P606" style:family="paragraph" style:parent-style-name="Text_20_body" style:list-style-name="L93">
      <style:text-properties fo:font-style="italic" fo:font-weight="bold" officeooo:rsid="02ef1620" officeooo:paragraph-rsid="02ef1620" style:font-style-asian="italic" style:font-weight-asian="bold" style:font-style-complex="italic" style:font-weight-complex="bold"/>
    </style:style>
    <style:style style:name="P607" style:family="paragraph" style:parent-style-name="Text_20_body" style:list-style-name="L93">
      <style:text-properties fo:font-style="italic" fo:font-weight="bold" officeooo:rsid="02f18b3c" officeooo:paragraph-rsid="02f18b3c" style:font-style-asian="italic" style:font-weight-asian="bold" style:font-style-complex="italic" style:font-weight-complex="bold"/>
    </style:style>
    <style:style style:name="P608" style:family="paragraph" style:parent-style-name="Text_20_body" style:list-style-name="L93">
      <style:text-properties fo:font-style="italic" fo:font-weight="bold" officeooo:rsid="02fc4b23" officeooo:paragraph-rsid="02fc4b23" style:font-style-asian="italic" style:font-weight-asian="bold" style:font-style-complex="italic" style:font-weight-complex="bold"/>
    </style:style>
    <style:style style:name="P609" style:family="paragraph" style:parent-style-name="Text_20_body" style:list-style-name="L103">
      <style:text-properties fo:font-style="italic" fo:font-weight="bold" officeooo:rsid="0689d23d" officeooo:paragraph-rsid="0689d23d" style:font-style-asian="italic" style:font-weight-asian="bold" style:font-style-complex="italic" style:font-weight-complex="bold"/>
    </style:style>
    <style:style style:name="P610" style:family="paragraph" style:parent-style-name="Text_20_body" style:list-style-name="L103">
      <style:text-properties fo:font-style="italic" fo:font-weight="bold" officeooo:rsid="068b394a" officeooo:paragraph-rsid="068b394a" style:font-style-asian="italic" style:font-weight-asian="bold" style:font-style-complex="italic" style:font-weight-complex="bold"/>
    </style:style>
    <style:style style:name="P611" style:family="paragraph" style:parent-style-name="Text_20_body" style:list-style-name="L103">
      <style:text-properties fo:font-style="italic" fo:font-weight="bold" officeooo:rsid="0b26a39f" officeooo:paragraph-rsid="0b26a39f" style:font-style-asian="italic" style:font-weight-asian="bold" style:font-style-complex="italic" style:font-weight-complex="bold"/>
    </style:style>
    <style:style style:name="P612" style:family="paragraph" style:parent-style-name="Text_20_body" style:list-style-name="L105">
      <style:text-properties fo:font-style="italic" fo:font-weight="bold" officeooo:rsid="06c45626" officeooo:paragraph-rsid="06c45626" style:font-style-asian="italic" style:font-weight-asian="bold" style:font-style-complex="italic" style:font-weight-complex="bold"/>
    </style:style>
    <style:style style:name="P613" style:family="paragraph" style:parent-style-name="Text_20_body" style:list-style-name="L105">
      <style:text-properties fo:font-style="italic" fo:font-weight="bold" officeooo:rsid="06c7a77e" officeooo:paragraph-rsid="06c7a77e" style:font-style-asian="italic" style:font-weight-asian="bold" style:font-style-complex="italic" style:font-weight-complex="bold"/>
    </style:style>
    <style:style style:name="P614" style:family="paragraph" style:parent-style-name="Text_20_body" style:list-style-name="L105">
      <style:text-properties fo:font-style="italic" fo:font-weight="bold" officeooo:rsid="06c8d4e7" officeooo:paragraph-rsid="06c8d4e7" style:font-style-asian="italic" style:font-weight-asian="bold" style:font-style-complex="italic" style:font-weight-complex="bold"/>
    </style:style>
    <style:style style:name="P615" style:family="paragraph" style:parent-style-name="Text_20_body" style:list-style-name="L105">
      <style:text-properties fo:font-style="italic" fo:font-weight="bold" officeooo:rsid="06d0945b" officeooo:paragraph-rsid="06d0945b" style:font-style-asian="italic" style:font-weight-asian="bold" style:font-style-complex="italic" style:font-weight-complex="bold"/>
    </style:style>
    <style:style style:name="P616" style:family="paragraph" style:parent-style-name="Text_20_body" style:list-style-name="L119">
      <style:text-properties fo:font-style="italic" fo:font-weight="bold" officeooo:rsid="0d4697d4" officeooo:paragraph-rsid="0d4697d4" style:font-style-asian="italic" style:font-weight-asian="bold" style:font-style-complex="italic" style:font-weight-complex="bold"/>
    </style:style>
    <style:style style:name="P617" style:family="paragraph" style:parent-style-name="Text_20_body" style:list-style-name="L119">
      <style:text-properties fo:font-style="italic" fo:font-weight="bold" officeooo:rsid="0d485dff" officeooo:paragraph-rsid="0d485dff" style:font-style-asian="italic" style:font-weight-asian="bold" style:font-style-complex="italic" style:font-weight-complex="bold"/>
    </style:style>
    <style:style style:name="P618" style:family="paragraph" style:parent-style-name="Text_20_body" style:list-style-name="L120">
      <style:text-properties fo:font-style="italic" fo:font-weight="bold" officeooo:rsid="0d75dd93" officeooo:paragraph-rsid="0d75dd93" style:font-style-asian="italic" style:font-weight-asian="bold" style:font-style-complex="italic" style:font-weight-complex="bold"/>
    </style:style>
    <style:style style:name="P619" style:family="paragraph" style:parent-style-name="Text_20_body" style:list-style-name="L119">
      <style:text-properties fo:font-style="italic" fo:font-weight="bold" officeooo:rsid="0d8c978c" officeooo:paragraph-rsid="0d8c978c" style:font-style-asian="italic" style:font-weight-asian="bold" style:font-style-complex="italic" style:font-weight-complex="bold"/>
    </style:style>
    <style:style style:name="P620" style:family="paragraph" style:parent-style-name="Text_20_body" style:list-style-name="L119">
      <style:text-properties fo:font-style="italic" fo:font-weight="bold" officeooo:rsid="0d8ee3c1" officeooo:paragraph-rsid="0d8ee3c1" style:font-style-asian="italic" style:font-weight-asian="bold" style:font-style-complex="italic" style:font-weight-complex="bold"/>
    </style:style>
    <style:style style:name="P621" style:family="paragraph" style:parent-style-name="Text_20_body" style:list-style-name="L119">
      <style:text-properties fo:font-style="italic" fo:font-weight="bold" officeooo:rsid="0d8ee3c1" officeooo:paragraph-rsid="0d8fe3f5" style:font-style-asian="italic" style:font-weight-asian="bold" style:font-style-complex="italic" style:font-weight-complex="bold"/>
    </style:style>
    <style:style style:name="P622" style:family="paragraph" style:parent-style-name="Text_20_body" style:list-style-name="L119">
      <style:text-properties fo:font-style="italic" fo:font-weight="bold" officeooo:rsid="0d90321c" officeooo:paragraph-rsid="0d90321c" style:font-style-asian="italic" style:font-weight-asian="bold" style:font-style-complex="italic" style:font-weight-complex="bold"/>
    </style:style>
    <style:style style:name="P623" style:family="paragraph" style:parent-style-name="Text_20_body" style:list-style-name="L130">
      <style:text-properties fo:font-style="italic" fo:font-weight="bold" officeooo:rsid="0e0ccf59" officeooo:paragraph-rsid="0e0ccf59" style:font-style-asian="italic" style:font-weight-asian="bold" style:font-style-complex="italic" style:font-weight-complex="bold"/>
    </style:style>
    <style:style style:name="P624" style:family="paragraph" style:parent-style-name="Text_20_body" style:list-style-name="L130">
      <style:text-properties fo:font-style="italic" fo:font-weight="bold" officeooo:rsid="0e0e83c1" officeooo:paragraph-rsid="0e0e83c1" style:font-style-asian="italic" style:font-weight-asian="bold" style:font-style-complex="italic" style:font-weight-complex="bold"/>
    </style:style>
    <style:style style:name="P625" style:family="paragraph" style:parent-style-name="Text_20_body" style:list-style-name="L136">
      <style:text-properties fo:font-style="italic" fo:font-weight="bold" officeooo:rsid="0a9f11fb" officeooo:paragraph-rsid="0a9f11fb" style:font-style-asian="italic" style:font-weight-asian="bold" style:font-style-complex="italic" style:font-weight-complex="bold"/>
    </style:style>
    <style:style style:name="P626" style:family="paragraph" style:parent-style-name="Text_20_body" style:list-style-name="L136">
      <style:text-properties fo:font-style="italic" fo:font-weight="bold" officeooo:rsid="0ac753f0" officeooo:paragraph-rsid="0ac753f0" style:font-style-asian="italic" style:font-weight-asian="bold" style:font-style-complex="italic" style:font-weight-complex="bold"/>
    </style:style>
    <style:style style:name="P627" style:family="paragraph" style:parent-style-name="Text_20_body" style:list-style-name="L139">
      <style:text-properties fo:font-style="italic" fo:font-weight="bold" officeooo:rsid="0afa9786" officeooo:paragraph-rsid="0afa9786" style:font-style-asian="italic" style:font-weight-asian="bold" style:font-style-complex="italic" style:font-weight-complex="bold"/>
    </style:style>
    <style:style style:name="P628" style:family="paragraph" style:parent-style-name="Text_20_body" style:list-style-name="L139">
      <style:text-properties fo:font-style="italic" fo:font-weight="bold" officeooo:rsid="0afaf74c" officeooo:paragraph-rsid="0afaf74c" style:font-style-asian="italic" style:font-weight-asian="bold" style:font-style-complex="italic" style:font-weight-complex="bold"/>
    </style:style>
    <style:style style:name="P629" style:family="paragraph" style:parent-style-name="Text_20_body" style:list-style-name="L139">
      <style:text-properties fo:font-style="italic" fo:font-weight="bold" officeooo:rsid="0afc2ead" officeooo:paragraph-rsid="0afc2ead" style:font-style-asian="italic" style:font-weight-asian="bold" style:font-style-complex="italic" style:font-weight-complex="bold"/>
    </style:style>
    <style:style style:name="P630" style:family="paragraph" style:parent-style-name="Text_20_body" style:list-style-name="L139">
      <style:text-properties fo:font-style="italic" fo:font-weight="bold" officeooo:rsid="0afc929a" officeooo:paragraph-rsid="0afc929a" style:font-style-asian="italic" style:font-weight-asian="bold" style:font-style-complex="italic" style:font-weight-complex="bold"/>
    </style:style>
    <style:style style:name="P631" style:family="paragraph" style:parent-style-name="Text_20_body" style:list-style-name="L139">
      <style:text-properties fo:font-style="italic" fo:font-weight="bold" officeooo:rsid="0aff43c5" officeooo:paragraph-rsid="0e99d114" style:font-style-asian="italic" style:font-weight-asian="bold" style:font-style-complex="italic" style:font-weight-complex="bold"/>
    </style:style>
    <style:style style:name="P632" style:family="paragraph" style:parent-style-name="Text_20_body" style:list-style-name="L139">
      <style:text-properties fo:font-style="italic" fo:font-weight="bold" officeooo:rsid="0b118131" officeooo:paragraph-rsid="0b118131" style:font-style-asian="italic" style:font-weight-asian="bold" style:font-style-complex="italic" style:font-weight-complex="bold"/>
    </style:style>
    <style:style style:name="P633" style:family="paragraph" style:parent-style-name="Text_20_body" style:list-style-name="L17">
      <style:text-properties fo:font-style="italic" fo:font-weight="normal" officeooo:rsid="045ec0fd" officeooo:paragraph-rsid="045ec0fd" style:font-style-asian="italic" style:font-weight-asian="normal" style:font-style-complex="italic" style:font-weight-complex="normal"/>
    </style:style>
    <style:style style:name="P634" style:family="paragraph" style:parent-style-name="Text_20_body" style:list-style-name="L112">
      <style:text-properties fo:font-style="italic" fo:font-weight="normal" officeooo:rsid="07650142" officeooo:paragraph-rsid="07678e9c" style:font-style-asian="italic" style:font-weight-asian="normal" style:font-style-complex="italic" style:font-weight-complex="normal"/>
    </style:style>
    <style:style style:name="P635" style:family="paragraph" style:parent-style-name="Text_20_body" style:list-style-name="L112">
      <style:text-properties fo:font-style="italic" fo:font-weight="normal" officeooo:rsid="07678e9c" officeooo:paragraph-rsid="07678e9c" style:font-style-asian="italic" style:font-weight-asian="normal" style:font-style-complex="italic" style:font-weight-complex="normal"/>
    </style:style>
    <style:style style:name="P636" style:family="paragraph" style:parent-style-name="Text_20_body" style:list-style-name="L32">
      <style:text-properties fo:font-style="italic" style:text-underline-style="none" fo:font-weight="bold" officeooo:rsid="047a1043" officeooo:paragraph-rsid="047a1043" style:font-style-asian="italic" style:font-weight-asian="bold" style:font-style-complex="italic" style:font-weight-complex="bold"/>
    </style:style>
    <style:style style:name="P637" style:family="paragraph" style:parent-style-name="Text_20_body" style:list-style-name="L33">
      <style:text-properties fo:font-style="italic" style:text-underline-style="none" fo:font-weight="bold" officeooo:rsid="04806dfc" officeooo:paragraph-rsid="04806dfc" style:font-style-asian="italic" style:font-weight-asian="bold" style:font-style-complex="italic" style:font-weight-complex="bold"/>
    </style:style>
    <style:style style:name="P638" style:family="paragraph" style:parent-style-name="Text_20_body" style:list-style-name="L130">
      <style:text-properties fo:font-style="italic" style:text-underline-style="none" fo:font-weight="bold" officeooo:rsid="0e0551cb" officeooo:paragraph-rsid="0e0551cb" style:font-style-asian="italic" style:font-weight-asian="bold" style:font-style-complex="italic" style:font-weight-complex="bold"/>
    </style:style>
    <style:style style:name="P639" style:family="paragraph" style:parent-style-name="Text_20_body" style:list-style-name="L130">
      <style:text-properties fo:font-style="italic" style:text-underline-style="none" fo:font-weight="bold" officeooo:rsid="0e1f6642" officeooo:paragraph-rsid="0e1f6642" style:font-style-asian="italic" style:font-weight-asian="bold" style:font-style-complex="italic" style:font-weight-complex="bold"/>
    </style:style>
    <style:style style:name="P640" style:family="paragraph" style:parent-style-name="Text_20_body" style:list-style-name="L130">
      <style:text-properties fo:font-style="italic" style:text-underline-style="none" fo:font-weight="bold" officeooo:rsid="0e20aa9f" officeooo:paragraph-rsid="0e20aa9f" style:font-style-asian="italic" style:font-weight-asian="bold" style:font-style-complex="italic" style:font-weight-complex="bold"/>
    </style:style>
    <style:style style:name="P641" style:family="paragraph" style:parent-style-name="Text_20_body" style:list-style-name="L33">
      <style:text-properties fo:font-style="italic" officeooo:rsid="04843317" officeooo:paragraph-rsid="04843317" style:font-style-asian="italic" style:font-style-complex="italic"/>
    </style:style>
    <style:style style:name="P642" style:family="paragraph" style:parent-style-name="Text_20_body" style:list-style-name="L33">
      <style:text-properties fo:font-style="italic" officeooo:rsid="04879f9d" officeooo:paragraph-rsid="04879f9d" style:font-style-asian="italic" style:font-style-complex="italic"/>
    </style:style>
    <style:style style:name="P643" style:family="paragraph" style:parent-style-name="Text_20_body" style:list-style-name="L100">
      <style:text-properties fo:font-style="italic" officeooo:rsid="068029cb" officeooo:paragraph-rsid="068029cb" style:font-style-asian="italic" style:font-style-complex="italic"/>
    </style:style>
    <style:style style:name="P644" style:family="paragraph" style:parent-style-name="Text_20_body" style:list-style-name="L100">
      <style:text-properties fo:font-style="italic" officeooo:rsid="06810cab" officeooo:paragraph-rsid="06810cab" style:font-style-asian="italic" style:font-style-complex="italic"/>
    </style:style>
    <style:style style:name="P645" style:family="paragraph" style:parent-style-name="Text_20_body" style:list-style-name="L100">
      <style:text-properties fo:font-style="italic" officeooo:rsid="06810cab" officeooo:paragraph-rsid="068462a6" style:font-style-asian="italic" style:font-style-complex="italic"/>
    </style:style>
    <style:style style:name="P646" style:family="paragraph" style:parent-style-name="Text_20_body" style:list-style-name="L100">
      <style:text-properties fo:font-style="italic" officeooo:rsid="068462a6" officeooo:paragraph-rsid="068462a6" style:font-style-asian="italic" style:font-style-complex="italic"/>
    </style:style>
    <style:style style:name="P647" style:family="paragraph" style:parent-style-name="Text_20_body" style:list-style-name="L100">
      <style:text-properties fo:font-style="italic" officeooo:rsid="0686328c" officeooo:paragraph-rsid="0686328c" style:font-style-asian="italic" style:font-style-complex="italic"/>
    </style:style>
    <style:style style:name="P648" style:family="paragraph" style:parent-style-name="Text_20_body" style:list-style-name="L136">
      <style:text-properties fo:font-style="italic" officeooo:paragraph-rsid="0a9f11fb" style:font-style-asian="italic" style:font-style-complex="italic"/>
    </style:style>
    <style:style style:name="P649" style:family="paragraph" style:parent-style-name="Text_20_body" style:list-style-name="L17">
      <style:text-properties fo:color="#ea7500" loext:opacity="100%" officeooo:paragraph-rsid="0352d571"/>
    </style:style>
    <style:style style:name="P650" style:family="paragraph" style:parent-style-name="Text_20_body" style:list-style-name="L18">
      <style:text-properties officeooo:paragraph-rsid="03733475"/>
    </style:style>
    <style:style style:name="P651" style:family="paragraph" style:parent-style-name="Text_20_body" style:list-style-name="L18">
      <style:text-properties officeooo:rsid="037876a7" officeooo:paragraph-rsid="037876a7"/>
    </style:style>
    <style:style style:name="P652" style:family="paragraph" style:parent-style-name="Text_20_body" style:list-style-name="L18">
      <style:text-properties officeooo:rsid="037a1fd6" officeooo:paragraph-rsid="037a1fd6"/>
    </style:style>
    <style:style style:name="P653" style:family="paragraph" style:parent-style-name="Text_20_body" style:list-style-name="L19">
      <style:text-properties officeooo:paragraph-rsid="03dd6460"/>
    </style:style>
    <style:style style:name="P654" style:family="paragraph" style:parent-style-name="Text_20_body" style:list-style-name="L20">
      <style:text-properties officeooo:paragraph-rsid="03e19eb0"/>
    </style:style>
    <style:style style:name="P655" style:family="paragraph" style:parent-style-name="Text_20_body" style:list-style-name="L20">
      <style:text-properties officeooo:paragraph-rsid="03e39849"/>
    </style:style>
    <style:style style:name="P656" style:family="paragraph" style:parent-style-name="Text_20_body" style:list-style-name="L21">
      <style:text-properties officeooo:rsid="03e523b5" officeooo:paragraph-rsid="03e523b5"/>
    </style:style>
    <style:style style:name="P657" style:family="paragraph" style:parent-style-name="Text_20_body" style:list-style-name="L22">
      <style:text-properties officeooo:rsid="03ecddc3" officeooo:paragraph-rsid="03ecddc3"/>
    </style:style>
    <style:style style:name="P658" style:family="paragraph" style:parent-style-name="Text_20_body" style:list-style-name="L22">
      <style:text-properties officeooo:rsid="03ecddc3" officeooo:paragraph-rsid="0b86176d"/>
    </style:style>
    <style:style style:name="P659" style:family="paragraph" style:parent-style-name="Text_20_body" style:list-style-name="L27">
      <style:text-properties officeooo:paragraph-rsid="04109442"/>
    </style:style>
    <style:style style:name="P660" style:family="paragraph" style:parent-style-name="Text_20_body" style:list-style-name="L27">
      <style:text-properties officeooo:paragraph-rsid="0410bb43"/>
    </style:style>
    <style:style style:name="P661" style:family="paragraph" style:parent-style-name="Text_20_body" style:list-style-name="L29">
      <style:text-properties fo:color="#00a933" loext:opacity="100%" officeooo:paragraph-rsid="041a5165"/>
    </style:style>
    <style:style style:name="P662" style:family="paragraph" style:parent-style-name="Text_20_body" style:list-style-name="L29">
      <style:text-properties fo:color="#00a933" loext:opacity="100%" fo:font-style="normal" fo:font-weight="normal" officeooo:rsid="041a5165" officeooo:paragraph-rsid="041a5165" style:font-style-asian="normal" style:font-weight-asian="normal" style:font-style-complex="normal" style:font-weight-complex="normal"/>
    </style:style>
    <style:style style:name="P663" style:family="paragraph" style:parent-style-name="Text_20_body" style:list-style-name="L30">
      <style:text-properties fo:color="#00a933" loext:opacity="100%" fo:font-style="normal" fo:font-weight="normal" officeooo:rsid="04249586" officeooo:paragraph-rsid="04279e4d" style:font-style-asian="normal" style:font-weight-asian="normal" style:font-style-complex="normal" style:font-weight-complex="normal"/>
    </style:style>
    <style:style style:name="P664" style:family="paragraph" style:parent-style-name="Text_20_body" style:list-style-name="L65">
      <style:text-properties fo:color="#00a933" loext:opacity="100%" fo:font-style="normal" fo:font-weight="normal" officeooo:rsid="03bc5896" officeooo:paragraph-rsid="03bc5896" style:font-style-asian="normal" style:font-weight-asian="normal" style:font-style-complex="normal" style:font-weight-complex="normal"/>
    </style:style>
    <style:style style:name="P665" style:family="paragraph" style:parent-style-name="Text_20_body" style:list-style-name="L66">
      <style:text-properties fo:color="#00a933" loext:opacity="100%" fo:font-style="normal" fo:font-weight="normal" officeooo:rsid="03c0f55b" officeooo:paragraph-rsid="03c0f55b" style:font-style-asian="normal" style:font-weight-asian="normal" style:font-style-complex="normal" style:font-weight-complex="normal"/>
    </style:style>
    <style:style style:name="P666" style:family="paragraph" style:parent-style-name="Text_20_body" style:list-style-name="L66">
      <style:text-properties fo:color="#00a933" loext:opacity="100%" fo:font-style="normal" fo:font-weight="normal" officeooo:rsid="03c5eff8" officeooo:paragraph-rsid="03c6221e" style:font-style-asian="normal" style:font-weight-asian="normal" style:font-style-complex="normal" style:font-weight-complex="normal"/>
    </style:style>
    <style:style style:name="P667" style:family="paragraph" style:parent-style-name="Text_20_body" style:list-style-name="L67">
      <style:text-properties fo:color="#00a933" loext:opacity="100%" fo:font-style="normal" fo:font-weight="normal" officeooo:rsid="03c84cf7" officeooo:paragraph-rsid="03c84cf7" style:font-style-asian="normal" style:font-weight-asian="normal" style:font-style-complex="normal" style:font-weight-complex="normal"/>
    </style:style>
    <style:style style:name="P668" style:family="paragraph" style:parent-style-name="Text_20_body" style:list-style-name="L65">
      <style:text-properties fo:color="#00a933" loext:opacity="100%" fo:font-style="normal" fo:font-weight="bold" officeooo:rsid="03bc5896" officeooo:paragraph-rsid="03be1865" style:font-style-asian="normal" style:font-weight-asian="bold" style:font-style-complex="normal" style:font-weight-complex="bold"/>
    </style:style>
    <style:style style:name="P669" style:family="paragraph" style:parent-style-name="Text_20_body" style:list-style-name="L30">
      <style:text-properties fo:color="#00a933" loext:opacity="100%" officeooo:paragraph-rsid="04279e4d"/>
    </style:style>
    <style:style style:name="P670" style:family="paragraph" style:parent-style-name="Text_20_body" style:list-style-name="L30">
      <style:text-properties fo:color="#00a933" loext:opacity="100%" officeooo:rsid="04279e4d" officeooo:paragraph-rsid="04279e4d"/>
    </style:style>
    <style:style style:name="P671" style:family="paragraph" style:parent-style-name="Text_20_body" style:list-style-name="L66">
      <style:text-properties fo:color="#00a933" loext:opacity="100%" officeooo:paragraph-rsid="03c0f55b"/>
    </style:style>
    <style:style style:name="P672" style:family="paragraph" style:parent-style-name="Text_20_body" style:list-style-name="L67">
      <style:text-properties fo:color="#00a933" loext:opacity="100%" fo:font-style="italic" fo:font-weight="bold" officeooo:rsid="03c8407e" officeooo:paragraph-rsid="03c8407e" style:font-style-asian="italic" style:font-weight-asian="bold" style:font-style-complex="italic" style:font-weight-complex="bold"/>
    </style:style>
    <style:style style:name="P673" style:family="paragraph" style:parent-style-name="Text_20_body" style:list-style-name="L67">
      <style:text-properties fo:color="#00a933" loext:opacity="100%" fo:font-style="italic" fo:font-weight="bold" officeooo:rsid="03c84cf7" officeooo:paragraph-rsid="03c84cf7" style:font-style-asian="italic" style:font-weight-asian="bold" style:font-style-complex="italic" style:font-weight-complex="bold"/>
    </style:style>
    <style:style style:name="P674" style:family="paragraph" style:parent-style-name="Text_20_body" style:list-style-name="L67">
      <style:text-properties fo:color="#00a933" loext:opacity="100%" fo:font-style="italic" fo:font-weight="bold" officeooo:rsid="03c84cf7" officeooo:paragraph-rsid="03ca759f" style:font-style-asian="italic" style:font-weight-asian="bold" style:font-style-complex="italic" style:font-weight-complex="bold"/>
    </style:style>
    <style:style style:name="P675" style:family="paragraph" style:parent-style-name="Text_20_body" style:list-style-name="L31"/>
    <style:style style:name="P676" style:family="paragraph" style:parent-style-name="Text_20_body" style:list-style-name="L33">
      <style:text-properties officeooo:paragraph-rsid="04806dfc"/>
    </style:style>
    <style:style style:name="P677" style:family="paragraph" style:parent-style-name="Text_20_body" style:list-style-name="L33">
      <style:text-properties officeooo:paragraph-rsid="0483de3d"/>
    </style:style>
    <style:style style:name="P678" style:family="paragraph" style:parent-style-name="Text_20_body" style:list-style-name="L33">
      <style:text-properties officeooo:paragraph-rsid="0498795e"/>
    </style:style>
    <style:style style:name="P679" style:family="paragraph" style:parent-style-name="Text_20_body" style:list-style-name="L33">
      <style:text-properties officeooo:paragraph-rsid="0bdc1084"/>
    </style:style>
    <style:style style:name="P680" style:family="paragraph" style:parent-style-name="Text_20_body" style:list-style-name="L33">
      <style:text-properties officeooo:rsid="04843317" officeooo:paragraph-rsid="04843317"/>
    </style:style>
    <style:style style:name="P681" style:family="paragraph" style:parent-style-name="Text_20_body" style:list-style-name="L33">
      <style:text-properties officeooo:rsid="0bdd273d" officeooo:paragraph-rsid="0bdd273d"/>
    </style:style>
    <style:style style:name="P682" style:family="paragraph" style:parent-style-name="Text_20_body" style:list-style-name="L37">
      <style:text-properties officeooo:paragraph-rsid="04cf59cc"/>
    </style:style>
    <style:style style:name="P683" style:family="paragraph" style:parent-style-name="Text_20_body" style:list-style-name="L38">
      <style:text-properties officeooo:paragraph-rsid="04d02b12"/>
    </style:style>
    <style:style style:name="P684" style:family="paragraph" style:parent-style-name="Text_20_body" style:list-style-name="L38">
      <style:text-properties officeooo:rsid="04d13845" officeooo:paragraph-rsid="04d1e4af"/>
    </style:style>
    <style:style style:name="P685" style:family="paragraph" style:parent-style-name="Text_20_body" style:list-style-name="L38">
      <style:text-properties officeooo:rsid="04d1e4af" officeooo:paragraph-rsid="04d1e4af"/>
    </style:style>
    <style:style style:name="P686" style:family="paragraph" style:parent-style-name="Text_20_body" style:list-style-name="L38">
      <style:text-properties style:text-line-through-style="none" style:text-line-through-type="none" fo:font-style="normal" style:text-underline-style="none" fo:font-weight="normal" officeooo:rsid="04d3dc23" officeooo:paragraph-rsid="04d3dc23" style:font-style-asian="normal" style:font-weight-asian="normal" style:font-style-complex="normal" style:font-weight-complex="normal"/>
    </style:style>
    <style:style style:name="P687" style:family="paragraph" style:parent-style-name="Text_20_body" style:list-style-name="L38">
      <style:text-properties style:text-line-through-style="none" style:text-line-through-type="none" fo:font-style="normal" style:text-underline-style="none" fo:font-weight="normal" officeooo:rsid="04d7ed9f" officeooo:paragraph-rsid="04d7ed9f" style:font-style-asian="normal" style:font-weight-asian="normal" style:font-style-complex="normal" style:font-weight-complex="normal"/>
    </style:style>
    <style:style style:name="P688" style:family="paragraph" style:parent-style-name="Text_20_body" style:list-style-name="L38">
      <style:text-properties style:text-line-through-style="none" style:text-line-through-type="none" fo:font-style="normal" style:text-underline-style="none" fo:font-weight="normal" officeooo:rsid="04d9c97e" officeooo:paragraph-rsid="04d9c97e" style:font-style-asian="normal" style:font-weight-asian="normal" style:font-style-complex="normal" style:font-weight-complex="normal"/>
    </style:style>
    <style:style style:name="P689" style:family="paragraph" style:parent-style-name="Text_20_body" style:list-style-name="L39">
      <style:text-properties style:text-line-through-style="none" style:text-line-through-type="none" fo:font-style="normal" style:text-underline-style="none" fo:font-weight="normal" officeooo:rsid="04e00650" officeooo:paragraph-rsid="04e040db" style:font-style-asian="normal" style:font-weight-asian="normal" style:font-style-complex="normal" style:font-weight-complex="normal"/>
    </style:style>
    <style:style style:name="P690" style:family="paragraph" style:parent-style-name="Text_20_body" style:list-style-name="L39">
      <style:text-properties style:text-line-through-style="none" style:text-line-through-type="none" fo:font-style="normal" style:text-underline-style="none" fo:font-weight="normal" officeooo:rsid="04e040db" officeooo:paragraph-rsid="04e040db" style:font-style-asian="normal" style:font-weight-asian="normal" style:font-style-complex="normal" style:font-weight-complex="normal"/>
    </style:style>
    <style:style style:name="P691" style:family="paragraph" style:parent-style-name="Text_20_body" style:list-style-name="L38">
      <style:text-properties officeooo:rsid="04d3dc23" officeooo:paragraph-rsid="04d3dc23"/>
    </style:style>
    <style:style style:name="P692" style:family="paragraph" style:parent-style-name="Text_20_body" style:list-style-name="L38">
      <style:text-properties officeooo:rsid="04d9c97e" officeooo:paragraph-rsid="04d9c97e"/>
    </style:style>
    <style:style style:name="P693" style:family="paragraph" style:parent-style-name="Text_20_body" style:list-style-name="L39">
      <style:text-properties officeooo:paragraph-rsid="04e040db"/>
    </style:style>
    <style:style style:name="P694" style:family="paragraph" style:parent-style-name="Text_20_body" style:list-style-name="L40">
      <style:text-properties officeooo:paragraph-rsid="04f54d1e"/>
    </style:style>
    <style:style style:name="P695" style:family="paragraph" style:parent-style-name="Text_20_body" style:list-style-name="L40">
      <style:text-properties officeooo:paragraph-rsid="04f2462b"/>
    </style:style>
    <style:style style:name="P696" style:family="paragraph" style:parent-style-name="Text_20_body" style:list-style-name="L40">
      <style:text-properties officeooo:paragraph-rsid="04efaa52"/>
    </style:style>
    <style:style style:name="P697" style:family="paragraph" style:parent-style-name="Text_20_body" style:list-style-name="L40">
      <style:text-properties officeooo:rsid="04f91ba8" officeooo:paragraph-rsid="04f91ba8"/>
    </style:style>
    <style:style style:name="P698" style:family="paragraph" style:parent-style-name="Text_20_body" style:list-style-name="L40">
      <style:text-properties officeooo:rsid="04f9f236" officeooo:paragraph-rsid="04f9f236"/>
    </style:style>
    <style:style style:name="P699" style:family="paragraph" style:parent-style-name="Text_20_body" style:list-style-name="L40">
      <style:text-properties officeooo:rsid="04fef723" officeooo:paragraph-rsid="04fef723"/>
    </style:style>
    <style:style style:name="P700" style:family="paragraph" style:parent-style-name="Text_20_body" style:list-style-name="L40">
      <style:text-properties officeooo:rsid="04ff6840" officeooo:paragraph-rsid="04ff6840"/>
    </style:style>
    <style:style style:name="P701" style:family="paragraph" style:parent-style-name="Text_20_body" style:list-style-name="L40">
      <style:text-properties officeooo:rsid="05023d73" officeooo:paragraph-rsid="05023d73"/>
    </style:style>
    <style:style style:name="P702" style:family="paragraph" style:parent-style-name="Text_20_body" style:list-style-name="L40">
      <style:text-properties officeooo:rsid="0508cd6f" officeooo:paragraph-rsid="0508cd6f"/>
    </style:style>
    <style:style style:name="P703" style:family="paragraph" style:parent-style-name="Text_20_body" style:list-style-name="L41">
      <style:text-properties officeooo:paragraph-rsid="0516cb0c"/>
    </style:style>
    <style:style style:name="P704" style:family="paragraph" style:parent-style-name="Text_20_body" style:list-style-name="L41">
      <style:text-properties officeooo:paragraph-rsid="0518d089"/>
    </style:style>
    <style:style style:name="P705" style:family="paragraph" style:parent-style-name="Text_20_body" style:list-style-name="L41">
      <style:text-properties officeooo:paragraph-rsid="050fb751"/>
    </style:style>
    <style:style style:name="P706" style:family="paragraph" style:parent-style-name="Text_20_body" style:list-style-name="L41">
      <style:text-properties officeooo:paragraph-rsid="053a1297"/>
    </style:style>
    <style:style style:name="P707" style:family="paragraph" style:parent-style-name="Text_20_body" style:list-style-name="L41">
      <style:text-properties officeooo:paragraph-rsid="053a65f1"/>
    </style:style>
    <style:style style:name="P708" style:family="paragraph" style:parent-style-name="Text_20_body" style:list-style-name="L41">
      <style:text-properties officeooo:paragraph-rsid="053d69ab"/>
    </style:style>
    <style:style style:name="P709" style:family="paragraph" style:parent-style-name="Text_20_body" style:list-style-name="L41">
      <style:text-properties officeooo:paragraph-rsid="054340a9"/>
    </style:style>
    <style:style style:name="P710" style:family="paragraph" style:parent-style-name="Text_20_body" style:list-style-name="L41">
      <style:text-properties officeooo:paragraph-rsid="05569b07"/>
    </style:style>
    <style:style style:name="P711" style:family="paragraph" style:parent-style-name="Text_20_body" style:list-style-name="L41">
      <style:text-properties officeooo:paragraph-rsid="05511310"/>
    </style:style>
    <style:style style:name="P712" style:family="paragraph" style:parent-style-name="Text_20_body" style:list-style-name="L41">
      <style:text-properties officeooo:paragraph-rsid="0552db0a"/>
    </style:style>
    <style:style style:name="P713" style:family="paragraph" style:parent-style-name="Text_20_body" style:list-style-name="L41">
      <style:text-properties officeooo:paragraph-rsid="0554d122"/>
    </style:style>
    <style:style style:name="P714" style:family="paragraph" style:parent-style-name="Text_20_body" style:list-style-name="L41">
      <style:text-properties officeooo:paragraph-rsid="0564b817"/>
    </style:style>
    <style:style style:name="P715" style:family="paragraph" style:parent-style-name="Text_20_body" style:list-style-name="L41">
      <style:text-properties officeooo:paragraph-rsid="0548594d"/>
    </style:style>
    <style:style style:name="P716" style:family="paragraph" style:parent-style-name="Text_20_body" style:list-style-name="L41">
      <style:text-properties officeooo:paragraph-rsid="05b5c79d"/>
    </style:style>
    <style:style style:name="P717" style:family="paragraph" style:parent-style-name="Text_20_body" style:list-style-name="L41">
      <style:text-properties officeooo:paragraph-rsid="056cc2fa"/>
    </style:style>
    <style:style style:name="P718" style:family="paragraph" style:parent-style-name="Text_20_body" style:list-style-name="L41">
      <style:text-properties officeooo:paragraph-rsid="0571f40c"/>
    </style:style>
    <style:style style:name="P719" style:family="paragraph" style:parent-style-name="Text_20_body" style:list-style-name="L41">
      <style:text-properties officeooo:paragraph-rsid="05793daf"/>
    </style:style>
    <style:style style:name="P720" style:family="paragraph" style:parent-style-name="Text_20_body" style:list-style-name="L41">
      <style:text-properties officeooo:paragraph-rsid="057d2bb8"/>
    </style:style>
    <style:style style:name="P721" style:family="paragraph" style:parent-style-name="Text_20_body" style:list-style-name="L41">
      <style:text-properties officeooo:paragraph-rsid="057e918e"/>
    </style:style>
    <style:style style:name="P722" style:family="paragraph" style:parent-style-name="Text_20_body" style:list-style-name="L41">
      <style:text-properties officeooo:paragraph-rsid="0581f632"/>
    </style:style>
    <style:style style:name="P723" style:family="paragraph" style:parent-style-name="Text_20_body" style:list-style-name="L41">
      <style:text-properties officeooo:paragraph-rsid="0582001d"/>
    </style:style>
    <style:style style:name="P724" style:family="paragraph" style:parent-style-name="Text_20_body" style:list-style-name="L41">
      <style:text-properties officeooo:paragraph-rsid="0586c5ca"/>
    </style:style>
    <style:style style:name="P725" style:family="paragraph" style:parent-style-name="Text_20_body" style:list-style-name="L41">
      <style:text-properties officeooo:paragraph-rsid="0588a701"/>
    </style:style>
    <style:style style:name="P726" style:family="paragraph" style:parent-style-name="Text_20_body" style:list-style-name="L41">
      <style:text-properties officeooo:paragraph-rsid="058b7337"/>
    </style:style>
    <style:style style:name="P727" style:family="paragraph" style:parent-style-name="Text_20_body" style:list-style-name="L41">
      <style:text-properties officeooo:paragraph-rsid="058bb706"/>
    </style:style>
    <style:style style:name="P728" style:family="paragraph" style:parent-style-name="Text_20_body" style:list-style-name="L41">
      <style:text-properties officeooo:paragraph-rsid="058ee42e"/>
    </style:style>
    <style:style style:name="P729" style:family="paragraph" style:parent-style-name="Text_20_body" style:list-style-name="L41">
      <style:text-properties officeooo:paragraph-rsid="05901714"/>
    </style:style>
    <style:style style:name="P730" style:family="paragraph" style:parent-style-name="Text_20_body" style:list-style-name="L41">
      <style:text-properties officeooo:paragraph-rsid="05996bfd"/>
    </style:style>
    <style:style style:name="P731" style:family="paragraph" style:parent-style-name="Text_20_body" style:list-style-name="L41">
      <style:text-properties officeooo:paragraph-rsid="059bac28"/>
    </style:style>
    <style:style style:name="P732" style:family="paragraph" style:parent-style-name="Text_20_body" style:list-style-name="L41">
      <style:text-properties officeooo:paragraph-rsid="05a1ea7b"/>
    </style:style>
    <style:style style:name="P733" style:family="paragraph" style:parent-style-name="Text_20_body" style:list-style-name="L41">
      <style:text-properties officeooo:paragraph-rsid="05b4c095"/>
    </style:style>
    <style:style style:name="P734" style:family="paragraph" style:parent-style-name="Text_20_body" style:list-style-name="L41">
      <style:text-properties style:use-window-font-color="true" loext:opacity="0%" officeooo:paragraph-rsid="0516cb0c"/>
    </style:style>
    <style:style style:name="P735" style:family="paragraph" style:parent-style-name="Text_20_body" style:list-style-name="L41">
      <style:text-properties style:use-window-font-color="true" loext:opacity="0%" officeooo:paragraph-rsid="050fb751"/>
    </style:style>
    <style:style style:name="P736" style:family="paragraph" style:parent-style-name="Text_20_body" style:list-style-name="L41">
      <style:text-properties style:use-window-font-color="true" loext:opacity="0%" officeooo:paragraph-rsid="053a1297"/>
    </style:style>
    <style:style style:name="P737" style:family="paragraph" style:parent-style-name="Text_20_body" style:list-style-name="L41">
      <style:text-properties style:use-window-font-color="true" loext:opacity="0%" officeooo:paragraph-rsid="054340a9"/>
    </style:style>
    <style:style style:name="P738" style:family="paragraph" style:parent-style-name="Text_20_body" style:list-style-name="L41">
      <style:text-properties style:use-window-font-color="true" loext:opacity="0%" officeooo:paragraph-rsid="05516f02"/>
    </style:style>
    <style:style style:name="P739" style:family="paragraph" style:parent-style-name="Text_20_body" style:list-style-name="L41">
      <style:text-properties style:use-window-font-color="true" loext:opacity="0%" officeooo:paragraph-rsid="0571f40c"/>
    </style:style>
    <style:style style:name="P740" style:family="paragraph" style:parent-style-name="Text_20_body" style:list-style-name="L41">
      <style:text-properties style:use-window-font-color="true" loext:opacity="0%" officeooo:paragraph-rsid="057210ef"/>
    </style:style>
    <style:style style:name="P741" style:family="paragraph" style:parent-style-name="Text_20_body" style:list-style-name="L41">
      <style:text-properties style:use-window-font-color="true" loext:opacity="0%" officeooo:paragraph-rsid="057347bc"/>
    </style:style>
    <style:style style:name="P742" style:family="paragraph" style:parent-style-name="Text_20_body" style:list-style-name="L41">
      <style:text-properties style:use-window-font-color="true" loext:opacity="0%" officeooo:paragraph-rsid="05793daf"/>
    </style:style>
    <style:style style:name="P743" style:family="paragraph" style:parent-style-name="Text_20_body" style:list-style-name="L41">
      <style:text-properties style:use-window-font-color="true" loext:opacity="0%" fo:font-style="italic" fo:font-weight="bold" officeooo:rsid="051dc855" officeooo:paragraph-rsid="051dc855" style:font-style-asian="italic" style:font-weight-asian="bold" style:font-style-complex="italic" style:font-weight-complex="bold"/>
    </style:style>
    <style:style style:name="P744" style:family="paragraph" style:parent-style-name="Text_20_body" style:list-style-name="L130">
      <style:text-properties style:use-window-font-color="true" loext:opacity="0%" fo:font-style="italic" fo:font-weight="bold" officeooo:rsid="0e38cce8" officeooo:paragraph-rsid="0e38cce8" style:font-style-asian="italic" style:font-weight-asian="bold" style:font-style-complex="italic" style:font-weight-complex="bold"/>
    </style:style>
    <style:style style:name="P745" style:family="paragraph" style:parent-style-name="Text_20_body" style:list-style-name="L130">
      <style:text-properties style:use-window-font-color="true" loext:opacity="0%" fo:font-style="italic" style:text-underline-style="none" fo:font-weight="bold" officeooo:rsid="0e2bd7ad" officeooo:paragraph-rsid="0e2bd7ad" style:font-style-asian="italic" style:font-weight-asian="bold" style:font-style-complex="italic" style:font-weight-complex="bold"/>
    </style:style>
    <style:style style:name="P746" style:family="paragraph" style:parent-style-name="Text_20_body" style:list-style-name="L130">
      <style:text-properties style:use-window-font-color="true" loext:opacity="0%" fo:font-style="italic" style:text-underline-style="none" fo:font-weight="bold" officeooo:rsid="0e2dde4c" officeooo:paragraph-rsid="0e3a02e6" style:font-style-asian="italic" style:font-weight-asian="bold" style:font-style-complex="italic" style:font-weight-complex="bold"/>
    </style:style>
    <style:style style:name="P747" style:family="paragraph" style:parent-style-name="Text_20_body" style:list-style-name="L130">
      <style:text-properties style:use-window-font-color="true" loext:opacity="0%" fo:font-style="italic" style:text-underline-style="none" fo:font-weight="bold" officeooo:rsid="0e3c536a" officeooo:paragraph-rsid="0e3c536a" style:font-style-asian="italic" style:font-weight-asian="bold" style:font-style-complex="italic" style:font-weight-complex="bold"/>
    </style:style>
    <style:style style:name="P748" style:family="paragraph" style:parent-style-name="Text_20_body" style:list-style-name="L130">
      <style:text-properties style:use-window-font-color="true" loext:opacity="0%" fo:font-style="italic" style:text-underline-style="none" fo:font-weight="bold" officeooo:rsid="0e51dbcb" officeooo:paragraph-rsid="0e527825" style:font-style-asian="italic" style:font-weight-asian="bold" style:font-style-complex="italic" style:font-weight-complex="bold"/>
    </style:style>
    <style:style style:name="P749" style:family="paragraph" style:parent-style-name="Text_20_body" style:list-style-name="L130">
      <style:text-properties style:use-window-font-color="true" loext:opacity="0%" fo:font-style="italic" style:text-underline-style="none" fo:font-weight="bold" officeooo:rsid="0e640e61" officeooo:paragraph-rsid="0e6c9367" style:font-style-asian="italic" style:font-weight-asian="bold" style:font-style-complex="italic" style:font-weight-complex="bold"/>
    </style:style>
    <style:style style:name="P750" style:family="paragraph" style:parent-style-name="Text_20_body" style:list-style-name="L130">
      <style:text-properties style:use-window-font-color="true" loext:opacity="0%" fo:font-style="italic" style:text-underline-style="none" fo:font-weight="normal" officeooo:rsid="0e2dde4c" officeooo:paragraph-rsid="0e2dfe59" style:font-style-asian="italic" style:font-weight-asian="normal" style:font-style-complex="italic" style:font-weight-complex="normal"/>
    </style:style>
    <style:style style:name="P751" style:family="paragraph" style:parent-style-name="Text_20_body" style:list-style-name="L41">
      <style:text-properties style:use-window-font-color="true" loext:opacity="0%" officeooo:rsid="0526f937" officeooo:paragraph-rsid="0526f937"/>
    </style:style>
    <style:style style:name="P752" style:family="paragraph" style:parent-style-name="Text_20_body" style:list-style-name="L41">
      <style:text-properties style:use-window-font-color="true" loext:opacity="0%" officeooo:rsid="0527a644" officeooo:paragraph-rsid="0527a644"/>
    </style:style>
    <style:style style:name="P753" style:family="paragraph" style:parent-style-name="Text_20_body" style:list-style-name="L41">
      <style:text-properties style:use-window-font-color="true" loext:opacity="0%" officeooo:rsid="0530fb7a" officeooo:paragraph-rsid="0530fb7a"/>
    </style:style>
    <style:style style:name="P754" style:family="paragraph" style:parent-style-name="Text_20_body" style:list-style-name="L41">
      <style:text-properties style:use-window-font-color="true" loext:opacity="0%" officeooo:rsid="05342b69" officeooo:paragraph-rsid="05342b69"/>
    </style:style>
    <style:style style:name="P755" style:family="paragraph" style:parent-style-name="Text_20_body" style:list-style-name="L41">
      <style:text-properties style:use-window-font-color="true" loext:opacity="0%" officeooo:rsid="054a11be" officeooo:paragraph-rsid="054a11be"/>
    </style:style>
    <style:style style:name="P756" style:family="paragraph" style:parent-style-name="Text_20_body" style:list-style-name="L41">
      <style:text-properties style:use-window-font-color="true" loext:opacity="0%" officeooo:rsid="054a11be" officeooo:paragraph-rsid="054fe44b"/>
    </style:style>
    <style:style style:name="P757" style:family="paragraph" style:parent-style-name="Text_20_body" style:list-style-name="L41">
      <style:text-properties style:use-window-font-color="true" loext:opacity="0%" fo:font-style="normal" fo:font-weight="normal" officeooo:rsid="055ea1de" officeooo:paragraph-rsid="055ea1de" style:font-style-asian="normal" style:font-weight-asian="normal" style:font-style-complex="normal" style:font-weight-complex="normal"/>
    </style:style>
    <style:style style:name="P758" style:family="paragraph" style:parent-style-name="Text_20_body" style:list-style-name="L41">
      <style:text-properties style:use-window-font-color="true" loext:opacity="0%" fo:font-style="normal" fo:font-weight="normal" officeooo:rsid="05615718" officeooo:paragraph-rsid="05615718" style:font-style-asian="normal" style:font-weight-asian="normal" style:font-style-complex="normal" style:font-weight-complex="normal"/>
    </style:style>
    <style:style style:name="P759" style:family="paragraph" style:parent-style-name="Text_20_body" style:list-style-name="L130">
      <style:text-properties style:use-window-font-color="true" loext:opacity="0%" fo:font-style="normal" style:text-underline-style="none" fo:font-weight="normal" officeooo:rsid="0e256361" officeooo:paragraph-rsid="0e256361" style:font-style-asian="normal" style:font-weight-asian="normal" style:font-style-complex="normal" style:font-weight-complex="normal"/>
    </style:style>
    <style:style style:name="P760" style:family="paragraph" style:parent-style-name="Text_20_body" style:list-style-name="L130">
      <style:text-properties style:use-window-font-color="true" loext:opacity="0%" fo:font-style="normal" style:text-underline-style="none" fo:font-weight="normal" officeooo:rsid="0e2dde4c" officeooo:paragraph-rsid="0e2dde4c" style:font-style-asian="normal" style:font-weight-asian="normal" style:font-style-complex="normal" style:font-weight-complex="normal"/>
    </style:style>
    <style:style style:name="P761" style:family="paragraph" style:parent-style-name="Text_20_body" style:list-style-name="L130">
      <style:text-properties style:use-window-font-color="true" loext:opacity="0%" fo:font-style="normal" style:text-underline-style="none" fo:font-weight="normal" officeooo:rsid="0e2dde4c" officeooo:paragraph-rsid="0e33792c" style:font-style-asian="normal" style:font-weight-asian="normal" style:font-style-complex="normal" style:font-weight-complex="normal"/>
    </style:style>
    <style:style style:name="P762" style:family="paragraph" style:parent-style-name="Text_20_body" style:list-style-name="L130">
      <style:text-properties style:use-window-font-color="true" loext:opacity="0%" fo:font-style="normal" style:text-underline-style="none" fo:font-weight="normal" officeooo:rsid="0e2dde4c" officeooo:paragraph-rsid="0e2dfe59" style:font-style-asian="normal" style:font-weight-asian="normal" style:font-style-complex="normal" style:font-weight-complex="normal"/>
    </style:style>
    <style:style style:name="P763" style:family="paragraph" style:parent-style-name="Text_20_body" style:list-style-name="L130">
      <style:text-properties style:use-window-font-color="true" loext:opacity="0%" fo:font-style="normal" style:text-underline-style="none" fo:font-weight="normal" officeooo:rsid="0e3a02e6" officeooo:paragraph-rsid="0e3a02e6" style:font-style-asian="normal" style:font-weight-asian="normal" style:font-style-complex="normal" style:font-weight-complex="normal"/>
    </style:style>
    <style:style style:name="P764" style:family="paragraph" style:parent-style-name="Text_20_body" style:list-style-name="L130">
      <style:text-properties style:use-window-font-color="true" loext:opacity="0%" fo:font-style="normal" style:text-underline-style="none" fo:font-weight="normal" officeooo:rsid="0e3dfe03" officeooo:paragraph-rsid="0e3ef9ca" style:font-style-asian="normal" style:font-weight-asian="normal" style:font-style-complex="normal" style:font-weight-complex="normal"/>
    </style:style>
    <style:style style:name="P765" style:family="paragraph" style:parent-style-name="Text_20_body" style:list-style-name="L130">
      <style:text-properties style:use-window-font-color="true" loext:opacity="0%" fo:font-style="normal" style:text-underline-style="none" fo:font-weight="normal" officeooo:rsid="0e409fe8" officeooo:paragraph-rsid="0e409fe8" style:font-style-asian="normal" style:font-weight-asian="normal" style:font-style-complex="normal" style:font-weight-complex="normal"/>
    </style:style>
    <style:style style:name="P766" style:family="paragraph" style:parent-style-name="Text_20_body" style:list-style-name="L130">
      <style:text-properties style:use-window-font-color="true" loext:opacity="0%" fo:font-style="normal" style:text-underline-style="none" fo:font-weight="normal" officeooo:rsid="0e4153dc" officeooo:paragraph-rsid="0e4153dc" style:font-style-asian="normal" style:font-weight-asian="normal" style:font-style-complex="normal" style:font-weight-complex="normal"/>
    </style:style>
    <style:style style:name="P767" style:family="paragraph" style:parent-style-name="Text_20_body" style:list-style-name="L130">
      <style:text-properties style:use-window-font-color="true" loext:opacity="0%" fo:font-style="normal" style:text-underline-style="none" fo:font-weight="normal" officeooo:rsid="0e51723d" officeooo:paragraph-rsid="0e51723d" style:font-style-asian="normal" style:font-weight-asian="normal" style:font-style-complex="normal" style:font-weight-complex="normal"/>
    </style:style>
    <style:style style:name="P768" style:family="paragraph" style:parent-style-name="Text_20_body" style:list-style-name="L130">
      <style:text-properties style:use-window-font-color="true" loext:opacity="0%" fo:font-style="normal" style:text-underline-style="none" fo:font-weight="normal" officeooo:rsid="0e51d908" officeooo:paragraph-rsid="0e51d908" style:font-style-asian="normal" style:font-weight-asian="normal" style:font-style-complex="normal" style:font-weight-complex="normal"/>
    </style:style>
    <style:style style:name="P769" style:family="paragraph" style:parent-style-name="Text_20_body" style:list-style-name="L130">
      <style:text-properties style:use-window-font-color="true" loext:opacity="0%" fo:font-style="normal" style:text-underline-style="none" fo:font-weight="normal" officeooo:rsid="0e51dbcb" officeooo:paragraph-rsid="0e51dbcb" style:font-style-asian="normal" style:font-weight-asian="normal" style:font-style-complex="normal" style:font-weight-complex="normal"/>
    </style:style>
    <style:style style:name="P770" style:family="paragraph" style:parent-style-name="Text_20_body" style:list-style-name="L130">
      <style:text-properties style:use-window-font-color="true" loext:opacity="0%" fo:font-style="normal" style:text-underline-style="none" fo:font-weight="normal" officeooo:rsid="0e59b41f" officeooo:paragraph-rsid="0e59b41f" style:font-style-asian="normal" style:font-weight-asian="normal" style:font-style-complex="normal" style:font-weight-complex="normal"/>
    </style:style>
    <style:style style:name="P771" style:family="paragraph" style:parent-style-name="Text_20_body" style:list-style-name="L130">
      <style:text-properties style:use-window-font-color="true" loext:opacity="0%" fo:font-style="normal" style:text-underline-style="none" fo:font-weight="normal" officeooo:rsid="0e633fb2" officeooo:paragraph-rsid="0e6437f2" style:font-style-asian="normal" style:font-weight-asian="normal" style:font-style-complex="normal" style:font-weight-complex="normal"/>
    </style:style>
    <style:style style:name="P772" style:family="paragraph" style:parent-style-name="Text_20_body" style:list-style-name="L130">
      <style:text-properties style:use-window-font-color="true" loext:opacity="0%" fo:font-style="normal" style:text-underline-style="none" fo:font-weight="normal" officeooo:rsid="0e633fb2" officeooo:paragraph-rsid="0e6c9367" style:font-style-asian="normal" style:font-weight-asian="normal" style:font-style-complex="normal" style:font-weight-complex="normal"/>
    </style:style>
    <style:style style:name="P773" style:family="paragraph" style:parent-style-name="Text_20_body" style:list-style-name="L130">
      <style:text-properties style:use-window-font-color="true" loext:opacity="0%" fo:font-style="normal" style:text-underline-style="none" fo:font-weight="normal" officeooo:rsid="0e6437f2" officeooo:paragraph-rsid="0e6437f2" style:font-style-asian="normal" style:font-weight-asian="normal" style:font-style-complex="normal" style:font-weight-complex="normal"/>
    </style:style>
    <style:style style:name="P774" style:family="paragraph" style:parent-style-name="Text_20_body" style:list-style-name="L130">
      <style:text-properties style:use-window-font-color="true" loext:opacity="0%" officeooo:paragraph-rsid="0e354e19"/>
    </style:style>
    <style:style style:name="P775" style:family="paragraph" style:parent-style-name="Text_20_body" style:list-style-name="L130">
      <style:text-properties style:use-window-font-color="true" loext:opacity="0%" officeooo:paragraph-rsid="0e33792c"/>
    </style:style>
    <style:style style:name="P776" style:family="paragraph" style:parent-style-name="Text_20_body" style:list-style-name="L130">
      <style:text-properties style:use-window-font-color="true" loext:opacity="0%" officeooo:paragraph-rsid="0e2dfe59"/>
    </style:style>
    <style:style style:name="P777" style:family="paragraph" style:parent-style-name="Text_20_body" style:list-style-name="L130">
      <style:text-properties style:use-window-font-color="true" loext:opacity="0%" style:text-underline-style="solid" style:text-underline-width="auto" style:text-underline-color="font-color" officeooo:paragraph-rsid="0e2dfe59"/>
    </style:style>
    <style:style style:name="P778" style:family="paragraph" style:parent-style-name="Text_20_body" style:list-style-name="L139">
      <style:text-properties style:use-window-font-color="true" loext:opacity="0%" fo:font-size="12pt" fo:font-style="normal" style:text-underline-style="none" fo:font-weight="normal" officeooo:rsid="0af5b484" officeooo:paragraph-rsid="0af5b484" style:font-size-asian="10.5pt" style:font-style-asian="normal" style:font-weight-asian="normal" style:font-size-complex="12pt" style:font-style-complex="normal" style:font-weight-complex="normal"/>
    </style:style>
    <style:style style:name="P779" style:family="paragraph" style:parent-style-name="Text_20_body" style:list-style-name="L139">
      <style:text-properties style:use-window-font-color="true" loext:opacity="0%" fo:font-size="12pt" fo:font-style="normal" style:text-underline-style="none" fo:font-weight="normal" officeooo:rsid="0b016264" officeooo:paragraph-rsid="0aff43c5" style:font-size-asian="10.5pt" style:font-style-asian="normal" style:font-weight-asian="normal" style:font-size-complex="12pt" style:font-style-complex="normal" style:font-weight-complex="normal"/>
    </style:style>
    <style:style style:name="P780" style:family="paragraph" style:parent-style-name="Text_20_body" style:list-style-name="L139">
      <style:text-properties style:use-window-font-color="true" loext:opacity="0%" fo:font-size="12pt" fo:font-style="normal" style:text-underline-style="none" fo:font-weight="normal" officeooo:rsid="0b18fdcd" officeooo:paragraph-rsid="0b18fdcd" style:font-size-asian="10.5pt" style:font-style-asian="normal" style:font-weight-asian="normal" style:font-size-complex="12pt" style:font-style-complex="normal" style:font-weight-complex="normal"/>
    </style:style>
    <style:style style:name="P781" style:family="paragraph" style:parent-style-name="Text_20_body" style:list-style-name="L139">
      <style:text-properties style:use-window-font-color="true" loext:opacity="0%" fo:font-size="12pt" fo:font-style="normal" style:text-underline-style="none" fo:font-weight="normal" officeooo:rsid="0b185e94" officeooo:paragraph-rsid="0b185e94" style:font-size-asian="10.5pt" style:font-style-asian="normal" style:font-weight-asian="normal" style:font-size-complex="12pt" style:font-style-complex="normal" style:font-weight-complex="normal"/>
    </style:style>
    <style:style style:name="P782" style:family="paragraph" style:parent-style-name="Text_20_body" style:list-style-name="L139">
      <style:text-properties style:use-window-font-color="true" loext:opacity="0%" fo:font-size="12pt" fo:font-style="normal" style:text-underline-style="none" fo:font-weight="normal" officeooo:rsid="0e9f89c8" officeooo:paragraph-rsid="0e9f89c8" style:font-size-asian="10.5pt" style:font-style-asian="normal" style:font-weight-asian="normal" style:font-size-complex="12pt" style:font-style-complex="normal" style:font-weight-complex="normal"/>
    </style:style>
    <style:style style:name="P783" style:family="paragraph" style:parent-style-name="Text_20_body" style:list-style-name="L139">
      <style:text-properties style:use-window-font-color="true" loext:opacity="0%" fo:font-size="9pt" fo:font-style="normal" style:text-underline-style="none" fo:font-weight="normal" officeooo:rsid="0b1cd11b" officeooo:paragraph-rsid="0e99d114" style:font-size-asian="9pt" style:font-style-asian="normal" style:font-weight-asian="normal" style:font-size-complex="9pt" style:font-style-complex="normal" style:font-weight-complex="normal"/>
    </style:style>
    <style:style style:name="P784" style:family="paragraph" style:parent-style-name="Text_20_body" style:list-style-name="L139">
      <style:text-properties style:use-window-font-color="true" loext:opacity="0%" fo:font-size="9pt" fo:font-style="normal" style:text-underline-style="none" fo:font-weight="normal" officeooo:rsid="0b1cd11b" officeooo:paragraph-rsid="0e94b2ec" style:font-size-asian="9pt" style:font-style-asian="normal" style:font-weight-asian="normal" style:font-size-complex="9pt" style:font-style-complex="normal" style:font-weight-complex="normal"/>
    </style:style>
    <style:style style:name="P785" style:family="paragraph" style:parent-style-name="Text_20_body" style:list-style-name="L139">
      <style:text-properties style:use-window-font-color="true" loext:opacity="0%" fo:font-size="9pt" fo:font-style="normal" style:text-underline-style="none" fo:font-weight="normal" officeooo:rsid="0b1cd11b" officeooo:paragraph-rsid="0e96459f" style:font-size-asian="9pt" style:font-style-asian="normal" style:font-weight-asian="normal" style:font-size-complex="9pt" style:font-style-complex="normal" style:font-weight-complex="normal"/>
    </style:style>
    <style:style style:name="P786" style:family="paragraph" style:parent-style-name="Text_20_body" style:list-style-name="L139">
      <style:text-properties style:use-window-font-color="true" loext:opacity="0%" fo:font-size="9pt" fo:font-style="normal" style:text-underline-style="none" fo:font-weight="normal" officeooo:rsid="0b1cd11b" officeooo:paragraph-rsid="0e96d18f" style:font-size-asian="9pt" style:font-style-asian="normal" style:font-weight-asian="normal" style:font-size-complex="9pt" style:font-style-complex="normal" style:font-weight-complex="normal"/>
    </style:style>
    <style:style style:name="P787" style:family="paragraph" style:parent-style-name="Text_20_body" style:list-style-name="L139">
      <style:text-properties style:use-window-font-color="true" loext:opacity="0%" fo:font-size="9pt" fo:font-style="normal" style:text-underline-style="none" fo:font-weight="normal" officeooo:rsid="0b1cd11b" officeooo:paragraph-rsid="0e9796c9" style:font-size-asian="9pt" style:font-style-asian="normal" style:font-weight-asian="normal" style:font-size-complex="9pt" style:font-style-complex="normal" style:font-weight-complex="normal"/>
    </style:style>
    <style:style style:name="P788" style:family="paragraph" style:parent-style-name="Text_20_body" style:list-style-name="L139">
      <style:text-properties style:use-window-font-color="true" loext:opacity="0%" fo:font-size="9pt" fo:font-style="normal" style:text-underline-style="none" fo:font-weight="normal" officeooo:rsid="0b1cd11b" officeooo:paragraph-rsid="0e986be1" style:font-size-asian="9pt" style:font-style-asian="normal" style:font-weight-asian="normal" style:font-size-complex="9pt" style:font-style-complex="normal" style:font-weight-complex="normal"/>
    </style:style>
    <style:style style:name="P789" style:family="paragraph" style:parent-style-name="Text_20_body" style:list-style-name="L41">
      <style:text-properties officeooo:rsid="055e2f61" officeooo:paragraph-rsid="055e2f61"/>
    </style:style>
    <style:style style:name="P790" style:family="paragraph" style:parent-style-name="Text_20_body" style:list-style-name="L41">
      <style:text-properties officeooo:rsid="05615718" officeooo:paragraph-rsid="05615718"/>
    </style:style>
    <style:style style:name="P791" style:family="paragraph" style:parent-style-name="Text_20_body" style:list-style-name="L41">
      <style:text-properties officeooo:rsid="056453df" officeooo:paragraph-rsid="056453df"/>
    </style:style>
    <style:style style:name="P792" style:family="paragraph" style:parent-style-name="Text_20_body" style:list-style-name="L41">
      <style:text-properties officeooo:rsid="05a6b373" officeooo:paragraph-rsid="05a6b373"/>
    </style:style>
    <style:style style:name="P793" style:family="paragraph" style:parent-style-name="Text_20_body" style:list-style-name="L41">
      <style:text-properties officeooo:rsid="05a899b8" officeooo:paragraph-rsid="05a899b8"/>
    </style:style>
    <style:style style:name="P794" style:family="paragraph" style:parent-style-name="Text_20_body" style:list-style-name="L41">
      <style:text-properties officeooo:rsid="05ab0948" officeooo:paragraph-rsid="05add008"/>
    </style:style>
    <style:style style:name="P795" style:family="paragraph" style:parent-style-name="Text_20_body" style:list-style-name="L41">
      <style:text-properties officeooo:rsid="05b40029" officeooo:paragraph-rsid="05b40029"/>
    </style:style>
    <style:style style:name="P796" style:family="paragraph" style:parent-style-name="Text_20_body" style:list-style-name="L42">
      <style:text-properties officeooo:paragraph-rsid="05c4fb6d"/>
    </style:style>
    <style:style style:name="P797" style:family="paragraph" style:parent-style-name="Text_20_body" style:list-style-name="L42">
      <style:text-properties officeooo:rsid="05c4fb6d" officeooo:paragraph-rsid="05c4fb6d"/>
    </style:style>
    <style:style style:name="P798" style:family="paragraph" style:parent-style-name="Text_20_body" style:list-style-name="L42">
      <style:text-properties officeooo:rsid="05d0de97" officeooo:paragraph-rsid="05d0de97"/>
    </style:style>
    <style:style style:name="P799" style:family="paragraph" style:parent-style-name="Text_20_body" style:list-style-name="L43">
      <style:text-properties officeooo:rsid="05d0de97" officeooo:paragraph-rsid="05d0de97"/>
    </style:style>
    <style:style style:name="P800" style:family="paragraph" style:parent-style-name="Text_20_body" style:list-style-name="L44">
      <style:text-properties officeooo:paragraph-rsid="05d3c4d5"/>
    </style:style>
    <style:style style:name="P801" style:family="paragraph" style:parent-style-name="Text_20_body" style:list-style-name="L44">
      <style:text-properties officeooo:rsid="05d84efb" officeooo:paragraph-rsid="05d84efb"/>
    </style:style>
    <style:style style:name="P802" style:family="paragraph" style:parent-style-name="Text_20_body" style:list-style-name="L44">
      <style:text-properties officeooo:rsid="05dbbe68" officeooo:paragraph-rsid="05dbbe68"/>
    </style:style>
    <style:style style:name="P803" style:family="paragraph" style:parent-style-name="Text_20_body" style:list-style-name="L45"/>
    <style:style style:name="P804" style:family="paragraph" style:parent-style-name="Text_20_body" style:list-style-name="L46"/>
    <style:style style:name="P805" style:family="paragraph" style:parent-style-name="Text_20_body" style:list-style-name="L47"/>
    <style:style style:name="P806" style:family="paragraph" style:parent-style-name="Text_20_body" style:list-style-name="L48"/>
    <style:style style:name="P807" style:family="paragraph" style:parent-style-name="Text_20_body" style:list-style-name="L49"/>
    <style:style style:name="P808" style:family="paragraph" style:parent-style-name="Text_20_body" style:list-style-name="L50"/>
    <style:style style:name="P809" style:family="paragraph" style:parent-style-name="Text_20_body" style:list-style-name="L51"/>
    <style:style style:name="P810" style:family="paragraph" style:parent-style-name="Text_20_body" style:list-style-name="L52"/>
    <style:style style:name="P811" style:family="paragraph" style:parent-style-name="Text_20_body" style:list-style-name="L53"/>
    <style:style style:name="P812" style:family="paragraph" style:parent-style-name="Text_20_body" style:list-style-name="L54"/>
    <style:style style:name="P813" style:family="paragraph" style:parent-style-name="Text_20_body" style:list-style-name="L55"/>
    <style:style style:name="P814" style:family="paragraph" style:parent-style-name="Text_20_body" style:list-style-name="L56"/>
    <style:style style:name="P815" style:family="paragraph" style:parent-style-name="Text_20_body" style:list-style-name="L57"/>
    <style:style style:name="P816" style:family="paragraph" style:parent-style-name="Text_20_body" style:list-style-name="L58"/>
    <style:style style:name="P817" style:family="paragraph" style:parent-style-name="Text_20_body" style:list-style-name="L59"/>
    <style:style style:name="P818" style:family="paragraph" style:parent-style-name="Text_20_body" style:list-style-name="L60"/>
    <style:style style:name="P819" style:family="paragraph" style:parent-style-name="Text_20_body" style:list-style-name="L60">
      <style:text-properties officeooo:paragraph-rsid="015fb0a7"/>
    </style:style>
    <style:style style:name="P820" style:family="paragraph" style:parent-style-name="Text_20_body" style:list-style-name="L61"/>
    <style:style style:name="P821" style:family="paragraph" style:parent-style-name="Text_20_body" style:list-style-name="L62"/>
    <style:style style:name="P822" style:family="paragraph" style:parent-style-name="Text_20_body" style:list-style-name="L63">
      <style:text-properties officeooo:paragraph-rsid="015fb0a7"/>
    </style:style>
    <style:style style:name="P823" style:family="paragraph" style:parent-style-name="Text_20_body" style:list-style-name="L63">
      <style:text-properties fo:font-size="14pt" fo:font-weight="bold" officeooo:rsid="015fbf82" officeooo:paragraph-rsid="015fbf82" style:font-size-asian="12.25pt" style:font-weight-asian="bold" style:font-size-complex="14pt" style:font-weight-complex="bold"/>
    </style:style>
    <style:style style:name="P824" style:family="paragraph" style:parent-style-name="Text_20_body" style:list-style-name="L64">
      <style:text-properties fo:font-size="14pt" fo:font-weight="normal" officeooo:rsid="0b40bf99" officeooo:paragraph-rsid="0b40bf99" style:font-size-asian="12.25pt" style:font-weight-asian="normal" style:font-size-complex="14pt" style:font-weight-complex="normal"/>
    </style:style>
    <style:style style:name="P825" style:family="paragraph" style:parent-style-name="Text_20_body" style:list-style-name="L64">
      <style:text-properties fo:font-size="14pt" fo:font-weight="normal" officeooo:rsid="0b4102bd" officeooo:paragraph-rsid="0b4102bd" style:font-size-asian="12.25pt" style:font-weight-asian="normal" style:font-size-complex="14pt" style:font-weight-complex="normal"/>
    </style:style>
    <style:style style:name="P826" style:family="paragraph" style:parent-style-name="Text_20_body" style:list-style-name="L64">
      <style:text-properties fo:font-size="14pt" fo:font-style="normal" fo:font-weight="normal" officeooo:rsid="0b4102bd" officeooo:paragraph-rsid="0b4102bd" style:font-size-asian="12.25pt" style:font-style-asian="normal" style:font-weight-asian="normal" style:font-size-complex="14pt" style:font-style-complex="normal" style:font-weight-complex="normal"/>
    </style:style>
    <style:style style:name="P827" style:family="paragraph" style:parent-style-name="Text_20_body" style:list-style-name="L63">
      <style:text-properties fo:font-size="12pt" fo:font-style="normal" fo:font-weight="normal" officeooo:rsid="01606053" officeooo:paragraph-rsid="01606053" style:font-size-asian="10.5pt" style:font-style-asian="normal" style:font-weight-asian="normal" style:font-size-complex="12pt" style:font-style-complex="normal" style:font-weight-complex="normal"/>
    </style:style>
    <style:style style:name="P828" style:family="paragraph" style:parent-style-name="Text_20_body" style:list-style-name="L91">
      <style:text-properties fo:font-size="12pt" fo:font-style="normal" fo:font-weight="normal" officeooo:rsid="029d777b" officeooo:paragraph-rsid="029d777b" fo:background-color="transparent" style:font-size-asian="12pt" style:font-style-asian="normal" style:font-weight-asian="normal" style:font-size-complex="12pt" style:font-style-complex="normal" style:font-weight-complex="normal"/>
    </style:style>
    <style:style style:name="P829" style:family="paragraph" style:parent-style-name="Text_20_body" style:list-style-name="L91">
      <style:text-properties fo:font-size="12pt" fo:font-style="normal" fo:font-weight="normal" officeooo:rsid="029e5f55" officeooo:paragraph-rsid="029e5f55" fo:background-color="transparent" style:font-size-asian="12pt" style:font-style-asian="normal" style:font-weight-asian="normal" style:font-size-complex="12pt" style:font-style-complex="normal" style:font-weight-complex="normal"/>
    </style:style>
    <style:style style:name="P830" style:family="paragraph" style:parent-style-name="Text_20_body" style:list-style-name="L91">
      <style:text-properties fo:font-size="12pt" fo:font-style="normal" fo:font-weight="normal" officeooo:rsid="02a4a159" officeooo:paragraph-rsid="02a4a159" fo:background-color="transparent" style:font-size-asian="12pt" style:font-style-asian="normal" style:font-weight-asian="normal" style:font-size-complex="12pt" style:font-style-complex="normal" style:font-weight-complex="normal"/>
    </style:style>
    <style:style style:name="P831" style:family="paragraph" style:parent-style-name="Text_20_body" style:list-style-name="L91">
      <style:text-properties fo:font-size="12pt" fo:font-style="normal" fo:font-weight="normal" officeooo:rsid="02ada84c" officeooo:paragraph-rsid="02ada84c" fo:background-color="transparent" style:font-size-asian="12pt" style:font-style-asian="normal" style:font-weight-asian="normal" style:font-size-complex="12pt" style:font-style-complex="normal" style:font-weight-complex="normal"/>
    </style:style>
    <style:style style:name="P832" style:family="paragraph" style:parent-style-name="Text_20_body" style:list-style-name="L91">
      <style:text-properties fo:font-size="12pt" fo:font-style="normal" fo:font-weight="normal" officeooo:rsid="02affebc" officeooo:paragraph-rsid="02affebc" fo:background-color="transparent" style:font-size-asian="12pt" style:font-style-asian="normal" style:font-weight-asian="normal" style:font-size-complex="12pt" style:font-style-complex="normal" style:font-weight-complex="normal"/>
    </style:style>
    <style:style style:name="P833" style:family="paragraph" style:parent-style-name="Text_20_body" style:list-style-name="L91">
      <style:text-properties fo:font-size="12pt" fo:font-style="normal" fo:font-weight="normal" officeooo:rsid="02bd8b95" officeooo:paragraph-rsid="02bd8b95" fo:background-color="transparent" style:font-size-asian="12pt" style:font-style-asian="normal" style:font-weight-asian="normal" style:font-size-complex="12pt" style:font-style-complex="normal" style:font-weight-complex="normal"/>
    </style:style>
    <style:style style:name="P834" style:family="paragraph" style:parent-style-name="Text_20_body" style:list-style-name="L91">
      <style:text-properties fo:font-size="12pt" fo:font-style="normal" fo:font-weight="normal" officeooo:rsid="02a79355" officeooo:paragraph-rsid="02caaccf" fo:background-color="transparent" style:font-size-asian="12pt" style:font-style-asian="normal" style:font-weight-asian="normal" style:font-size-complex="12pt" style:font-style-complex="normal" style:font-weight-complex="normal"/>
    </style:style>
    <style:style style:name="P835" style:family="paragraph" style:parent-style-name="Text_20_body" style:list-style-name="L63">
      <style:text-properties fo:font-size="12pt" fo:font-style="normal" fo:font-weight="bold" officeooo:rsid="01606053" officeooo:paragraph-rsid="01606053" style:font-size-asian="10.5pt" style:font-style-asian="normal" style:font-weight-asian="bold" style:font-size-complex="12pt" style:font-style-complex="normal" style:font-weight-complex="bold"/>
    </style:style>
    <style:style style:name="P836" style:family="paragraph" style:parent-style-name="Text_20_body" style:list-style-name="L91">
      <style:text-properties fo:font-size="12pt" fo:font-style="normal" fo:font-weight="bold" officeooo:rsid="02b7bb67" officeooo:paragraph-rsid="02b9c56d" fo:background-color="transparent" style:font-size-asian="12pt" style:font-style-asian="normal" style:font-weight-asian="bold" style:font-size-complex="12pt" style:font-style-complex="normal" style:font-weight-complex="bold"/>
    </style:style>
    <style:style style:name="P837" style:family="paragraph" style:parent-style-name="Text_20_body" style:list-style-name="L91">
      <style:text-properties fo:font-size="12pt" fo:font-style="normal" fo:font-weight="bold" officeooo:rsid="02b7bb67" officeooo:paragraph-rsid="02ba8469" fo:background-color="transparent" style:font-size-asian="12pt" style:font-style-asian="normal" style:font-weight-asian="bold" style:font-size-complex="12pt" style:font-style-complex="normal" style:font-weight-complex="bold"/>
    </style:style>
    <style:style style:name="P838" style:family="paragraph" style:parent-style-name="Text_20_body" style:list-style-name="L91">
      <style:text-properties fo:font-size="12pt" fo:font-style="normal" fo:font-weight="bold" officeooo:rsid="02a79355" officeooo:paragraph-rsid="02caaccf" fo:background-color="transparent" style:font-size-asian="12pt" style:font-style-asian="normal" style:font-weight-asian="bold" style:font-size-complex="12pt" style:font-style-complex="normal" style:font-weight-complex="bold"/>
    </style:style>
    <style:style style:name="P839" style:family="paragraph" style:parent-style-name="Text_20_body" style:list-style-name="L91">
      <style:text-properties fo:font-size="12pt" fo:font-style="normal" fo:font-weight="bold" officeooo:rsid="02a9c4ea" officeooo:paragraph-rsid="02caaccf" fo:background-color="transparent" style:font-size-asian="12pt" style:font-style-asian="normal" style:font-weight-asian="bold" style:font-size-complex="12pt" style:font-style-complex="normal" style:font-weight-complex="bold"/>
    </style:style>
    <style:style style:name="P840" style:family="paragraph" style:parent-style-name="Text_20_body" style:list-style-name="L91">
      <style:text-properties fo:font-size="12pt" fo:font-style="normal" fo:font-weight="bold" officeooo:rsid="02a9c4ea" officeooo:paragraph-rsid="02b14afd" fo:background-color="transparent" style:font-size-asian="12pt" style:font-style-asian="normal" style:font-weight-asian="bold" style:font-size-complex="12pt" style:font-style-complex="normal" style:font-weight-complex="bold"/>
    </style:style>
    <style:style style:name="P841" style:family="paragraph" style:parent-style-name="Text_20_body" style:list-style-name="L91">
      <style:text-properties fo:font-size="12pt" fo:font-style="italic" fo:font-weight="bold" officeooo:rsid="029e5f55" officeooo:paragraph-rsid="029e5f55" fo:background-color="transparent" style:font-size-asian="12pt" style:font-style-asian="italic" style:font-weight-asian="bold" style:font-size-complex="12pt" style:font-style-complex="italic" style:font-weight-complex="bold"/>
    </style:style>
    <style:style style:name="P842" style:family="paragraph" style:parent-style-name="Text_20_body" style:list-style-name="L91">
      <style:text-properties fo:font-size="12pt" fo:font-style="italic" fo:font-weight="bold" officeooo:rsid="02a4a159" officeooo:paragraph-rsid="02a4a159" fo:background-color="transparent" style:font-size-asian="12pt" style:font-style-asian="italic" style:font-weight-asian="bold" style:font-size-complex="12pt" style:font-style-complex="italic" style:font-weight-complex="bold"/>
    </style:style>
    <style:style style:name="P843" style:family="paragraph" style:parent-style-name="Text_20_body" style:list-style-name="L91">
      <style:text-properties fo:font-size="12pt" fo:font-style="italic" fo:font-weight="bold" officeooo:rsid="02a79355" officeooo:paragraph-rsid="02a79355" fo:background-color="transparent" style:font-size-asian="12pt" style:font-style-asian="italic" style:font-weight-asian="bold" style:font-size-complex="12pt" style:font-style-complex="italic" style:font-weight-complex="bold"/>
    </style:style>
    <style:style style:name="P844" style:family="paragraph" style:parent-style-name="Text_20_body" style:list-style-name="L91">
      <style:text-properties fo:font-size="12pt" fo:font-style="italic" fo:font-weight="bold" officeooo:rsid="02affebc" officeooo:paragraph-rsid="02affebc" fo:background-color="transparent" style:font-size-asian="12pt" style:font-style-asian="italic" style:font-weight-asian="bold" style:font-size-complex="12pt" style:font-style-complex="italic" style:font-weight-complex="bold"/>
    </style:style>
    <style:style style:name="P845" style:family="paragraph" style:parent-style-name="Text_20_body" style:list-style-name="L91">
      <style:text-properties fo:font-size="12pt" fo:font-style="italic" fo:font-weight="bold" officeooo:rsid="02bbee66" officeooo:paragraph-rsid="02bbee66" fo:background-color="transparent" style:font-size-asian="12pt" style:font-style-asian="italic" style:font-weight-asian="bold" style:font-size-complex="12pt" style:font-style-complex="italic" style:font-weight-complex="bold"/>
    </style:style>
    <style:style style:name="P846" style:family="paragraph" style:parent-style-name="Text_20_body" style:list-style-name="L91">
      <style:text-properties fo:font-size="12pt" fo:font-weight="bold" officeooo:rsid="029e63e8" officeooo:paragraph-rsid="029e63e8" fo:background-color="transparent" style:font-size-asian="12pt" style:font-weight-asian="bold" style:font-size-complex="12pt" style:font-weight-complex="bold"/>
    </style:style>
    <style:style style:name="P847" style:family="paragraph" style:parent-style-name="Text_20_body" style:list-style-name="L91">
      <style:text-properties fo:font-size="12pt" fo:font-weight="bold" officeooo:rsid="029ff51b" officeooo:paragraph-rsid="029ff51b" fo:background-color="transparent" style:font-size-asian="12pt" style:font-weight-asian="bold" style:font-size-complex="12pt" style:font-weight-complex="bold"/>
    </style:style>
    <style:style style:name="P848" style:family="paragraph" style:parent-style-name="Text_20_body" style:list-style-name="L91">
      <style:text-properties fo:font-size="12pt" fo:font-weight="bold" officeooo:rsid="02a4a159" officeooo:paragraph-rsid="02a4a159" fo:background-color="transparent" style:font-size-asian="12pt" style:font-weight-asian="bold" style:font-size-complex="12pt" style:font-weight-complex="bold"/>
    </style:style>
    <style:style style:name="P849" style:family="paragraph" style:parent-style-name="Text_20_body" style:list-style-name="L67">
      <style:text-properties officeooo:paragraph-rsid="03ca759f"/>
    </style:style>
    <style:style style:name="P850" style:family="paragraph" style:parent-style-name="Text_20_body" style:list-style-name="L68">
      <style:text-properties officeooo:rsid="0059c3a3" officeooo:paragraph-rsid="0059c3a3"/>
    </style:style>
    <style:style style:name="P851" style:family="paragraph" style:parent-style-name="Text_20_body" style:list-style-name="L69">
      <style:text-properties officeooo:rsid="0061f89f" officeooo:paragraph-rsid="0061f89f"/>
    </style:style>
    <style:style style:name="P852" style:family="paragraph" style:parent-style-name="Text_20_body" style:list-style-name="List_20_1">
      <style:text-properties officeooo:paragraph-rsid="016b631d"/>
    </style:style>
    <style:style style:name="P853" style:family="paragraph" style:parent-style-name="Text_20_body" style:list-style-name="List_20_1">
      <style:text-properties officeooo:paragraph-rsid="016c98bf"/>
    </style:style>
    <style:style style:name="P854" style:family="paragraph" style:parent-style-name="Text_20_body" style:list-style-name="L71">
      <style:text-properties officeooo:paragraph-rsid="0b6a9942"/>
    </style:style>
    <style:style style:name="P855" style:family="paragraph" style:parent-style-name="Text_20_body" style:list-style-name="L72">
      <style:text-properties officeooo:paragraph-rsid="00d40419"/>
    </style:style>
    <style:style style:name="P856" style:family="paragraph" style:parent-style-name="Text_20_body" style:list-style-name="L72">
      <style:text-properties officeooo:rsid="00d7bf6b" officeooo:paragraph-rsid="00d7bf6b"/>
    </style:style>
    <style:style style:name="P857" style:family="paragraph" style:parent-style-name="Text_20_body" style:list-style-name="L72">
      <style:text-properties officeooo:rsid="00daf182" officeooo:paragraph-rsid="00daf182"/>
    </style:style>
    <style:style style:name="P858" style:family="paragraph" style:parent-style-name="Text_20_body" style:list-style-name="L72">
      <style:text-properties officeooo:rsid="00e030ef" officeooo:paragraph-rsid="00e030ef"/>
    </style:style>
    <style:style style:name="P859" style:family="paragraph" style:parent-style-name="Text_20_body" style:list-style-name="L72">
      <style:text-properties officeooo:rsid="00e4de77" officeooo:paragraph-rsid="00e4de77"/>
    </style:style>
    <style:style style:name="P860" style:family="paragraph" style:parent-style-name="Text_20_body" style:list-style-name="L72">
      <style:text-properties officeooo:rsid="00e80e28" officeooo:paragraph-rsid="00e80e28"/>
    </style:style>
    <style:style style:name="P861" style:family="paragraph" style:parent-style-name="Text_20_body" style:list-style-name="L72">
      <style:text-properties officeooo:rsid="00eb0460" officeooo:paragraph-rsid="00eda6ef"/>
    </style:style>
    <style:style style:name="P862" style:family="paragraph" style:parent-style-name="Text_20_body" style:list-style-name="L72">
      <style:text-properties officeooo:rsid="00efc602" officeooo:paragraph-rsid="00efc602"/>
    </style:style>
    <style:style style:name="P863" style:family="paragraph" style:parent-style-name="Text_20_body" style:list-style-name="L72">
      <style:text-properties officeooo:rsid="00f24e8d" officeooo:paragraph-rsid="00f938f6"/>
    </style:style>
    <style:style style:name="P864" style:family="paragraph" style:parent-style-name="Text_20_body" style:list-style-name="L73">
      <style:text-properties officeooo:paragraph-rsid="0b3d5a9f"/>
    </style:style>
    <style:style style:name="P865" style:family="paragraph" style:parent-style-name="Text_20_body" style:list-style-name="L72">
      <style:text-properties officeooo:rsid="00fd50be" officeooo:paragraph-rsid="00fd50be"/>
    </style:style>
    <style:style style:name="P866" style:family="paragraph" style:parent-style-name="Text_20_body" style:list-style-name="L72">
      <style:text-properties officeooo:rsid="0101bf5b" officeooo:paragraph-rsid="0101bf5b"/>
    </style:style>
    <style:style style:name="P867" style:family="paragraph" style:parent-style-name="Text_20_body" style:list-style-name="L74">
      <style:text-properties officeooo:paragraph-rsid="01abbb32"/>
    </style:style>
    <style:style style:name="P868" style:family="paragraph" style:parent-style-name="Text_20_body" style:list-style-name="L74">
      <style:text-properties officeooo:paragraph-rsid="01a55089"/>
    </style:style>
    <style:style style:name="P869" style:family="paragraph" style:parent-style-name="Text_20_body" style:list-style-name="L75">
      <style:text-properties officeooo:rsid="0177e2ad" officeooo:paragraph-rsid="0177e2ad"/>
    </style:style>
    <style:style style:name="P870" style:family="paragraph" style:parent-style-name="Text_20_body" style:list-style-name="L76">
      <style:text-properties officeooo:paragraph-rsid="01829068"/>
    </style:style>
    <style:style style:name="P871" style:family="paragraph" style:parent-style-name="Text_20_body" style:list-style-name="L76">
      <style:text-properties officeooo:rsid="0188b631" officeooo:paragraph-rsid="0188b631"/>
    </style:style>
    <style:style style:name="P872" style:family="paragraph" style:parent-style-name="Text_20_body" style:list-style-name="L77">
      <style:text-properties officeooo:paragraph-rsid="018c23b5"/>
    </style:style>
    <style:style style:name="P873" style:family="paragraph" style:parent-style-name="Text_20_body" style:list-style-name="L77">
      <style:text-properties officeooo:rsid="01896178" officeooo:paragraph-rsid="01896178"/>
    </style:style>
    <style:style style:name="P874" style:family="paragraph" style:parent-style-name="Text_20_body" style:list-style-name="L78">
      <style:text-properties officeooo:paragraph-rsid="019fac61"/>
    </style:style>
    <style:style style:name="P875" style:family="paragraph" style:parent-style-name="Text_20_body" style:list-style-name="L78">
      <style:text-properties officeooo:rsid="019fac61" officeooo:paragraph-rsid="019fac61"/>
    </style:style>
    <style:style style:name="P876" style:family="paragraph" style:parent-style-name="Text_20_body" style:list-style-name="L78">
      <style:text-properties officeooo:rsid="01af4c27" officeooo:paragraph-rsid="01af4c27"/>
    </style:style>
    <style:style style:name="P877" style:family="paragraph" style:parent-style-name="Text_20_body" style:list-style-name="L78">
      <style:text-properties officeooo:rsid="01ba9fcf" officeooo:paragraph-rsid="01bfb845"/>
    </style:style>
    <style:style style:name="P878" style:family="paragraph" style:parent-style-name="Text_20_body" style:list-style-name="L81">
      <style:text-properties officeooo:paragraph-rsid="01e1daa1"/>
    </style:style>
    <style:style style:name="P879" style:family="paragraph" style:parent-style-name="Text_20_body" style:list-style-name="L81">
      <style:text-properties officeooo:rsid="01e1daa1" officeooo:paragraph-rsid="01e1daa1"/>
    </style:style>
    <style:style style:name="P880" style:family="paragraph" style:parent-style-name="Text_20_body" style:list-style-name="L82">
      <style:text-properties officeooo:paragraph-rsid="0c8b53c6"/>
    </style:style>
    <style:style style:name="P881" style:family="paragraph" style:parent-style-name="Text_20_body" style:list-style-name="L82">
      <style:text-properties officeooo:paragraph-rsid="0c8d1e39"/>
    </style:style>
    <style:style style:name="P882" style:family="paragraph" style:parent-style-name="Text_20_body" style:list-style-name="L83">
      <style:text-properties officeooo:paragraph-rsid="0c946967"/>
    </style:style>
    <style:style style:name="P883" style:family="paragraph" style:parent-style-name="Text_20_body" style:list-style-name="L83">
      <style:text-properties officeooo:paragraph-rsid="0c95d67c"/>
    </style:style>
    <style:style style:name="P884" style:family="paragraph" style:parent-style-name="Text_20_body" style:list-style-name="L84">
      <style:text-properties officeooo:paragraph-rsid="0c9889e0"/>
    </style:style>
    <style:style style:name="P885" style:family="paragraph" style:parent-style-name="Text_20_body" style:list-style-name="L85">
      <style:text-properties officeooo:paragraph-rsid="0c9d277c"/>
    </style:style>
    <style:style style:name="P886" style:family="paragraph" style:parent-style-name="Text_20_body" style:list-style-name="L85">
      <style:text-properties officeooo:paragraph-rsid="0c9d3c59"/>
    </style:style>
    <style:style style:name="P887" style:family="paragraph" style:parent-style-name="Text_20_body" style:list-style-name="L86">
      <style:text-properties officeooo:paragraph-rsid="01fab387"/>
    </style:style>
    <style:style style:name="P888" style:family="paragraph" style:parent-style-name="Text_20_body" style:list-style-name="L86">
      <style:text-properties officeooo:paragraph-rsid="020a8ef2"/>
    </style:style>
    <style:style style:name="P889" style:family="paragraph" style:parent-style-name="Text_20_body" style:list-style-name="L86">
      <style:text-properties officeooo:rsid="01f45602" officeooo:paragraph-rsid="01fab387"/>
    </style:style>
    <style:style style:name="P890" style:family="paragraph" style:parent-style-name="Text_20_body" style:list-style-name="L86">
      <style:text-properties officeooo:rsid="01fdf99d" officeooo:paragraph-rsid="01fdf99d"/>
    </style:style>
    <style:style style:name="P891" style:family="paragraph" style:parent-style-name="Text_20_body" style:list-style-name="L86">
      <style:text-properties officeooo:rsid="01fab387" officeooo:paragraph-rsid="01fab387"/>
    </style:style>
    <style:style style:name="P892" style:family="paragraph" style:parent-style-name="Text_20_body" style:list-style-name="L86">
      <style:text-properties officeooo:rsid="01fcc2f5" officeooo:paragraph-rsid="01fcc2f5"/>
    </style:style>
    <style:style style:name="P893" style:family="paragraph" style:parent-style-name="Text_20_body" style:list-style-name="L86">
      <style:text-properties fo:font-weight="bold" officeooo:rsid="01ffa14b" officeooo:paragraph-rsid="020a8ef2" style:font-weight-asian="bold" style:font-weight-complex="bold"/>
    </style:style>
    <style:style style:name="P894" style:family="paragraph" style:parent-style-name="Text_20_body" style:list-style-name="L89">
      <style:text-properties fo:font-weight="bold" officeooo:rsid="0251feb3" officeooo:paragraph-rsid="0251feb3" style:font-weight-asian="bold" style:font-weight-complex="bold"/>
    </style:style>
    <style:style style:name="P895" style:family="paragraph" style:parent-style-name="Text_20_body" style:list-style-name="L120">
      <style:text-properties fo:font-weight="bold" officeooo:rsid="0d5503ea" officeooo:paragraph-rsid="0d60010c" style:font-weight-asian="bold" style:font-weight-complex="bold"/>
    </style:style>
    <style:style style:name="P896" style:family="paragraph" style:parent-style-name="Text_20_body" style:list-style-name="L120">
      <style:text-properties fo:font-weight="bold" officeooo:rsid="0d6f039b" officeooo:paragraph-rsid="0d6f039b" style:font-weight-asian="bold" style:font-weight-complex="bold"/>
    </style:style>
    <style:style style:name="P897" style:family="paragraph" style:parent-style-name="Text_20_body" style:list-style-name="L120">
      <style:text-properties fo:font-weight="bold" officeooo:rsid="0d6f6af6" officeooo:paragraph-rsid="0d6f6af6" style:font-weight-asian="bold" style:font-weight-complex="bold"/>
    </style:style>
    <style:style style:name="P898" style:family="paragraph" style:parent-style-name="Text_20_body" style:list-style-name="L86">
      <style:text-properties officeooo:rsid="020a8ef2" officeooo:paragraph-rsid="020a8ef2"/>
    </style:style>
    <style:style style:name="P899" style:family="paragraph" style:parent-style-name="Text_20_body" style:list-style-name="L86">
      <style:text-properties officeooo:rsid="020e4415" officeooo:paragraph-rsid="020e4415"/>
    </style:style>
    <style:style style:name="P900" style:family="paragraph" style:parent-style-name="Text_20_body" style:list-style-name="L86">
      <style:text-properties officeooo:rsid="020f14a6" officeooo:paragraph-rsid="020f14a6"/>
    </style:style>
    <style:style style:name="P901" style:family="paragraph" style:parent-style-name="Text_20_body" style:list-style-name="L86">
      <style:text-properties officeooo:rsid="02109d92" officeooo:paragraph-rsid="02109d92"/>
    </style:style>
    <style:style style:name="P902" style:family="paragraph" style:parent-style-name="Text_20_body" style:list-style-name="L86">
      <style:text-properties officeooo:rsid="02126df5" officeooo:paragraph-rsid="02126df5"/>
    </style:style>
    <style:style style:name="P903" style:family="paragraph" style:parent-style-name="Text_20_body" style:list-style-name="L87">
      <style:text-properties officeooo:rsid="023be9cc" officeooo:paragraph-rsid="023be9cc"/>
    </style:style>
    <style:style style:name="P904" style:family="paragraph" style:parent-style-name="Text_20_body" style:list-style-name="L88">
      <style:text-properties officeooo:rsid="02428705" officeooo:paragraph-rsid="02428705"/>
    </style:style>
    <style:style style:name="P905" style:family="paragraph" style:parent-style-name="Text_20_body" style:list-style-name="L91">
      <style:text-properties officeooo:paragraph-rsid="02ba8469"/>
    </style:style>
    <style:style style:name="P906" style:family="paragraph" style:parent-style-name="Text_20_body" style:list-style-name="L92">
      <style:text-properties officeooo:paragraph-rsid="0b574760"/>
    </style:style>
    <style:style style:name="P907" style:family="paragraph" style:parent-style-name="Text_20_body" style:list-style-name="L93">
      <style:text-properties officeooo:rsid="02ec09b8" officeooo:paragraph-rsid="02ec09b8"/>
    </style:style>
    <style:style style:name="P908" style:family="paragraph" style:parent-style-name="Text_20_body" style:list-style-name="L93">
      <style:text-properties officeooo:rsid="02ef1620" officeooo:paragraph-rsid="02ef1620"/>
    </style:style>
    <style:style style:name="P909" style:family="paragraph" style:parent-style-name="Text_20_body" style:list-style-name="L95">
      <style:text-properties officeooo:paragraph-rsid="03103cf2"/>
    </style:style>
    <style:style style:name="P910" style:family="paragraph" style:parent-style-name="Text_20_body" style:list-style-name="L97">
      <style:text-properties style:text-line-through-style="solid" style:text-line-through-type="single" fo:font-size="12pt" fo:font-weight="bold" officeooo:rsid="0607162f" officeooo:paragraph-rsid="0607162f" style:font-size-asian="10.5pt" style:font-weight-asian="bold" style:font-size-complex="12pt" style:font-weight-complex="bold"/>
    </style:style>
    <style:style style:name="P911" style:family="paragraph" style:parent-style-name="Text_20_body" style:list-style-name="L97">
      <style:text-properties style:text-line-through-style="solid" style:text-line-through-type="single" fo:font-size="12pt" officeooo:rsid="0607162f" officeooo:paragraph-rsid="0607162f" style:font-size-asian="10.5pt" style:font-size-complex="12pt"/>
    </style:style>
    <style:style style:name="P912" style:family="paragraph" style:parent-style-name="Text_20_body" style:list-style-name="L97">
      <style:text-properties style:text-line-through-style="solid" style:text-line-through-type="single" fo:font-size="12pt" officeooo:rsid="06085c33" officeooo:paragraph-rsid="06085c33" style:font-size-asian="10.5pt" style:font-size-complex="12pt"/>
    </style:style>
    <style:style style:name="P913" style:family="paragraph" style:parent-style-name="Text_20_body" style:list-style-name="L97">
      <style:text-properties style:text-line-through-style="solid" style:text-line-through-type="single" fo:font-size="12pt" officeooo:rsid="0615d3de" officeooo:paragraph-rsid="0615d3de" style:font-size-asian="10.5pt" style:font-size-complex="12pt"/>
    </style:style>
    <style:style style:name="P914" style:family="paragraph" style:parent-style-name="Text_20_body" style:list-style-name="L97">
      <style:text-properties style:text-line-through-style="solid" style:text-line-through-type="single" officeooo:paragraph-rsid="0608d5c8"/>
    </style:style>
    <style:style style:name="P915" style:family="paragraph" style:parent-style-name="Text_20_body" style:list-style-name="L97">
      <style:text-properties style:text-line-through-style="solid" style:text-line-through-type="single" fo:font-style="italic" officeooo:paragraph-rsid="0608d5c8" style:font-style-asian="italic" style:font-style-complex="italic"/>
    </style:style>
    <style:style style:name="P916" style:family="paragraph" style:parent-style-name="Text_20_body" style:list-style-name="L108">
      <style:text-properties style:text-line-through-style="solid" style:text-line-through-type="single" fo:font-style="italic" officeooo:rsid="0725b789" officeooo:paragraph-rsid="0725b789" style:font-style-asian="italic" style:font-style-complex="italic"/>
    </style:style>
    <style:style style:name="P917" style:family="paragraph" style:parent-style-name="Text_20_body" style:list-style-name="L108">
      <style:text-properties style:text-line-through-style="solid" style:text-line-through-type="single" fo:font-style="italic" officeooo:rsid="07266fae" officeooo:paragraph-rsid="07266fae" style:font-style-asian="italic" style:font-style-complex="italic"/>
    </style:style>
    <style:style style:name="P918" style:family="paragraph" style:parent-style-name="Text_20_body" style:list-style-name="L108">
      <style:text-properties style:text-line-through-style="solid" style:text-line-through-type="single" fo:font-style="italic" officeooo:rsid="07284c9b" officeooo:paragraph-rsid="07284c9b" style:font-style-asian="italic" style:font-style-complex="italic"/>
    </style:style>
    <style:style style:name="P919" style:family="paragraph" style:parent-style-name="Text_20_body" style:list-style-name="L108">
      <style:text-properties style:text-line-through-style="solid" style:text-line-through-type="single" fo:font-style="italic" officeooo:rsid="07296507" officeooo:paragraph-rsid="07296507" style:font-style-asian="italic" style:font-style-complex="italic"/>
    </style:style>
    <style:style style:name="P920" style:family="paragraph" style:parent-style-name="Text_20_body" style:list-style-name="L109">
      <style:text-properties style:text-line-through-style="solid" style:text-line-through-type="single" fo:font-style="italic" fo:font-weight="bold" officeooo:rsid="072f3566" officeooo:paragraph-rsid="072f3566" style:font-style-asian="italic" style:font-weight-asian="bold" style:font-style-complex="italic" style:font-weight-complex="bold"/>
    </style:style>
    <style:style style:name="P921" style:family="paragraph" style:parent-style-name="Text_20_body" style:list-style-name="L109">
      <style:text-properties style:text-line-through-style="solid" style:text-line-through-type="single" fo:font-style="italic" fo:font-weight="bold" officeooo:rsid="07317e49" officeooo:paragraph-rsid="07317e49" style:font-style-asian="italic" style:font-weight-asian="bold" style:font-style-complex="italic" style:font-weight-complex="bold"/>
    </style:style>
    <style:style style:name="P922" style:family="paragraph" style:parent-style-name="Text_20_body" style:list-style-name="L109">
      <style:text-properties style:text-line-through-style="solid" style:text-line-through-type="single" fo:font-style="italic" fo:font-weight="bold" officeooo:rsid="0732a6ab" officeooo:paragraph-rsid="0732a6ab" style:font-style-asian="italic" style:font-weight-asian="bold" style:font-style-complex="italic" style:font-weight-complex="bold"/>
    </style:style>
    <style:style style:name="P923" style:family="paragraph" style:parent-style-name="Text_20_body" style:list-style-name="L109">
      <style:text-properties style:text-line-through-style="solid" style:text-line-through-type="single" fo:font-style="italic" fo:font-weight="bold" officeooo:rsid="073a11d8" officeooo:paragraph-rsid="073a11d8" style:font-style-asian="italic" style:font-weight-asian="bold" style:font-style-complex="italic" style:font-weight-complex="bold"/>
    </style:style>
    <style:style style:name="P924" style:family="paragraph" style:parent-style-name="Text_20_body" style:list-style-name="L110">
      <style:text-properties style:text-line-through-style="solid" style:text-line-through-type="single" fo:font-style="italic" fo:font-weight="bold" officeooo:rsid="074814f7" officeooo:paragraph-rsid="074814f7" style:font-style-asian="italic" style:font-weight-asian="bold" style:font-style-complex="italic" style:font-weight-complex="bold"/>
    </style:style>
    <style:style style:name="P925" style:family="paragraph" style:parent-style-name="Text_20_body" style:list-style-name="L110">
      <style:text-properties style:text-line-through-style="solid" style:text-line-through-type="single" fo:font-style="italic" fo:font-weight="bold" officeooo:rsid="0749c018" officeooo:paragraph-rsid="0749c018" style:font-style-asian="italic" style:font-weight-asian="bold" style:font-style-complex="italic" style:font-weight-complex="bold"/>
    </style:style>
    <style:style style:name="P926" style:family="paragraph" style:parent-style-name="Text_20_body" style:list-style-name="L110">
      <style:text-properties style:text-line-through-style="solid" style:text-line-through-type="single" fo:font-style="italic" fo:font-weight="normal" officeooo:rsid="074a26ce" officeooo:paragraph-rsid="074a26ce" style:font-style-asian="italic" style:font-weight-asian="normal" style:font-style-complex="italic" style:font-weight-complex="normal"/>
    </style:style>
    <style:style style:name="P927" style:family="paragraph" style:parent-style-name="Text_20_body" style:list-style-name="L112">
      <style:text-properties style:text-line-through-style="solid" style:text-line-through-type="single" fo:font-style="italic" fo:font-weight="normal" officeooo:rsid="077b1367" officeooo:paragraph-rsid="077b1367" style:font-style-asian="italic" style:font-weight-asian="normal" style:font-style-complex="italic" style:font-weight-complex="normal"/>
    </style:style>
    <style:style style:name="P928" style:family="paragraph" style:parent-style-name="Text_20_body" style:list-style-name="L97">
      <style:text-properties style:text-line-through-style="solid" style:text-line-through-type="single" officeooo:rsid="060e0210" officeooo:paragraph-rsid="060e0210"/>
    </style:style>
    <style:style style:name="P929" style:family="paragraph" style:parent-style-name="Text_20_body" style:list-style-name="L97">
      <style:text-properties style:text-line-through-style="solid" style:text-line-through-type="single" officeooo:rsid="06107ea3" officeooo:paragraph-rsid="06107ea3"/>
    </style:style>
    <style:style style:name="P930" style:family="paragraph" style:parent-style-name="Text_20_body" style:list-style-name="L97">
      <style:text-properties style:text-line-through-style="solid" style:text-line-through-type="single" fo:font-style="normal" officeooo:rsid="0613e143" officeooo:paragraph-rsid="0613e143" style:font-style-asian="normal" style:font-style-complex="normal"/>
    </style:style>
    <style:style style:name="P931" style:family="paragraph" style:parent-style-name="Text_20_body" style:list-style-name="L97">
      <style:text-properties style:text-line-through-style="solid" style:text-line-through-type="single" fo:font-style="normal" officeooo:rsid="0615d3de" officeooo:paragraph-rsid="0615d3de" style:font-style-asian="normal" style:font-style-complex="normal"/>
    </style:style>
    <style:style style:name="P932" style:family="paragraph" style:parent-style-name="Text_20_body" style:list-style-name="L106">
      <style:text-properties style:text-line-through-style="solid" style:text-line-through-type="single" fo:font-style="normal" fo:font-weight="bold" officeooo:rsid="06e18b13" officeooo:paragraph-rsid="06e18b13" style:font-style-asian="normal" style:font-weight-asian="bold" style:font-style-complex="normal" style:font-weight-complex="bold"/>
    </style:style>
    <style:style style:name="P933" style:family="paragraph" style:parent-style-name="Text_20_body" style:list-style-name="L106">
      <style:text-properties style:text-line-through-style="solid" style:text-line-through-type="single" fo:font-style="normal" fo:font-weight="bold" officeooo:rsid="06f29b66" officeooo:paragraph-rsid="06f801bf" style:font-style-asian="normal" style:font-weight-asian="bold" style:font-style-complex="normal" style:font-weight-complex="bold"/>
    </style:style>
    <style:style style:name="P934" style:family="paragraph" style:parent-style-name="Text_20_body" style:list-style-name="L106">
      <style:text-properties style:text-line-through-style="solid" style:text-line-through-type="single" fo:font-style="normal" fo:font-weight="bold" officeooo:rsid="06e71761" officeooo:paragraph-rsid="07098588" style:font-style-asian="normal" style:font-weight-asian="bold" style:font-style-complex="normal" style:font-weight-complex="bold"/>
    </style:style>
    <style:style style:name="P935" style:family="paragraph" style:parent-style-name="Text_20_body" style:list-style-name="L109">
      <style:text-properties style:text-line-through-style="solid" style:text-line-through-type="single" fo:font-style="normal" fo:font-weight="bold" officeooo:rsid="0736fa9a" officeooo:paragraph-rsid="0736fa9a" style:font-style-asian="normal" style:font-weight-asian="bold" style:font-style-complex="normal" style:font-weight-complex="bold"/>
    </style:style>
    <style:style style:name="P936" style:family="paragraph" style:parent-style-name="Text_20_body" style:list-style-name="L109">
      <style:text-properties style:text-line-through-style="solid" style:text-line-through-type="single" fo:font-style="normal" fo:font-weight="bold" officeooo:rsid="0738c830" officeooo:paragraph-rsid="0738c830" style:font-style-asian="normal" style:font-weight-asian="bold" style:font-style-complex="normal" style:font-weight-complex="bold"/>
    </style:style>
    <style:style style:name="P937" style:family="paragraph" style:parent-style-name="Text_20_body" style:list-style-name="L109">
      <style:text-properties style:text-line-through-style="solid" style:text-line-through-type="single" fo:font-style="normal" fo:font-weight="bold" officeooo:rsid="073a11d8" officeooo:paragraph-rsid="073a11d8" style:font-style-asian="normal" style:font-weight-asian="bold" style:font-style-complex="normal" style:font-weight-complex="bold"/>
    </style:style>
    <style:style style:name="P938" style:family="paragraph" style:parent-style-name="Text_20_body" style:list-style-name="L110">
      <style:text-properties style:text-line-through-style="solid" style:text-line-through-type="single" fo:font-style="normal" fo:font-weight="bold" officeooo:rsid="074814f7" officeooo:paragraph-rsid="074814f7" style:font-style-asian="normal" style:font-weight-asian="bold" style:font-style-complex="normal" style:font-weight-complex="bold"/>
    </style:style>
    <style:style style:name="P939" style:family="paragraph" style:parent-style-name="Text_20_body" style:list-style-name="L110">
      <style:text-properties style:text-line-through-style="solid" style:text-line-through-type="single" fo:font-style="normal" fo:font-weight="bold" officeooo:rsid="0749c018" officeooo:paragraph-rsid="0749c018" style:font-style-asian="normal" style:font-weight-asian="bold" style:font-style-complex="normal" style:font-weight-complex="bold"/>
    </style:style>
    <style:style style:name="P940" style:family="paragraph" style:parent-style-name="Text_20_body" style:list-style-name="L110">
      <style:text-properties style:text-line-through-style="solid" style:text-line-through-type="single" fo:font-style="normal" fo:font-weight="bold" officeooo:rsid="074a1e33" officeooo:paragraph-rsid="074a26ce" style:font-style-asian="normal" style:font-weight-asian="bold" style:font-style-complex="normal" style:font-weight-complex="bold"/>
    </style:style>
    <style:style style:name="P941" style:family="paragraph" style:parent-style-name="Text_20_body" style:list-style-name="L111">
      <style:text-properties style:text-line-through-style="solid" style:text-line-through-type="single" fo:font-style="normal" fo:font-weight="bold" officeooo:rsid="074e8a72" officeooo:paragraph-rsid="074e8a72" style:font-style-asian="normal" style:font-weight-asian="bold" style:font-style-complex="normal" style:font-weight-complex="bold"/>
    </style:style>
    <style:style style:name="P942" style:family="paragraph" style:parent-style-name="Text_20_body" style:list-style-name="L111">
      <style:text-properties style:text-line-through-style="solid" style:text-line-through-type="single" fo:font-style="normal" fo:font-weight="bold" officeooo:rsid="0751ea1c" officeooo:paragraph-rsid="0751ea1c" style:font-style-asian="normal" style:font-weight-asian="bold" style:font-style-complex="normal" style:font-weight-complex="bold"/>
    </style:style>
    <style:style style:name="P943" style:family="paragraph" style:parent-style-name="Text_20_body" style:list-style-name="L106">
      <style:text-properties style:text-line-through-style="solid" style:text-line-through-type="single" fo:font-style="normal" fo:font-weight="normal" officeooo:rsid="06f801bf" officeooo:paragraph-rsid="06f801bf" style:font-style-asian="normal" style:font-weight-asian="normal" style:font-style-complex="normal" style:font-weight-complex="normal"/>
    </style:style>
    <style:style style:name="P944" style:family="paragraph" style:parent-style-name="Text_20_body" style:list-style-name="L106">
      <style:text-properties style:text-line-through-style="solid" style:text-line-through-type="single" fo:font-style="normal" fo:font-weight="normal" officeooo:rsid="06fac0af" officeooo:paragraph-rsid="06fac0af" style:font-style-asian="normal" style:font-weight-asian="normal" style:font-style-complex="normal" style:font-weight-complex="normal"/>
    </style:style>
    <style:style style:name="P945" style:family="paragraph" style:parent-style-name="Text_20_body" style:list-style-name="L106">
      <style:text-properties style:text-line-through-style="solid" style:text-line-through-type="single" fo:font-style="normal" fo:font-weight="normal" officeooo:rsid="06fb983c" officeooo:paragraph-rsid="06fb983c" style:font-style-asian="normal" style:font-weight-asian="normal" style:font-style-complex="normal" style:font-weight-complex="normal"/>
    </style:style>
    <style:style style:name="P946" style:family="paragraph" style:parent-style-name="Text_20_body" style:list-style-name="L106">
      <style:text-properties style:text-line-through-style="solid" style:text-line-through-type="single" fo:font-style="normal" fo:font-weight="normal" officeooo:rsid="06fd9003" officeooo:paragraph-rsid="06fd9003" style:font-style-asian="normal" style:font-weight-asian="normal" style:font-style-complex="normal" style:font-weight-complex="normal"/>
    </style:style>
    <style:style style:name="P947" style:family="paragraph" style:parent-style-name="Text_20_body" style:list-style-name="L106">
      <style:text-properties style:text-line-through-style="solid" style:text-line-through-type="single" fo:font-style="normal" fo:font-weight="normal" officeooo:rsid="06fef2a4" officeooo:paragraph-rsid="06fef2a4" style:font-style-asian="normal" style:font-weight-asian="normal" style:font-style-complex="normal" style:font-weight-complex="normal"/>
    </style:style>
    <style:style style:name="P948" style:family="paragraph" style:parent-style-name="Text_20_body" style:list-style-name="L106">
      <style:text-properties style:text-line-through-style="solid" style:text-line-through-type="single" fo:font-style="normal" fo:font-weight="normal" officeooo:rsid="06fef2a4" officeooo:paragraph-rsid="06ff926b" style:font-style-asian="normal" style:font-weight-asian="normal" style:font-style-complex="normal" style:font-weight-complex="normal"/>
    </style:style>
    <style:style style:name="P949" style:family="paragraph" style:parent-style-name="Text_20_body" style:list-style-name="L106">
      <style:text-properties style:text-line-through-style="solid" style:text-line-through-type="single" fo:font-style="normal" fo:font-weight="normal" officeooo:rsid="06ff926b" officeooo:paragraph-rsid="06ff926b" style:font-style-asian="normal" style:font-weight-asian="normal" style:font-style-complex="normal" style:font-weight-complex="normal"/>
    </style:style>
    <style:style style:name="P950" style:family="paragraph" style:parent-style-name="Text_20_body" style:list-style-name="L106">
      <style:text-properties style:text-line-through-style="solid" style:text-line-through-type="single" fo:font-style="normal" fo:font-weight="normal" officeooo:rsid="07029d45" officeooo:paragraph-rsid="07029d45" style:font-style-asian="normal" style:font-weight-asian="normal" style:font-style-complex="normal" style:font-weight-complex="normal"/>
    </style:style>
    <style:style style:name="P951" style:family="paragraph" style:parent-style-name="Text_20_body" style:list-style-name="L106">
      <style:text-properties style:text-line-through-style="solid" style:text-line-through-type="single" fo:font-style="normal" fo:font-weight="normal" officeooo:rsid="0703083c" officeooo:paragraph-rsid="0703083c" style:font-style-asian="normal" style:font-weight-asian="normal" style:font-style-complex="normal" style:font-weight-complex="normal"/>
    </style:style>
    <style:style style:name="P952" style:family="paragraph" style:parent-style-name="Text_20_body" style:list-style-name="L109">
      <style:text-properties style:text-line-through-style="solid" style:text-line-through-type="single" fo:font-style="normal" fo:font-weight="normal" officeooo:rsid="0732a6ab" officeooo:paragraph-rsid="0732a6ab" style:font-style-asian="normal" style:font-weight-asian="normal" style:font-style-complex="normal" style:font-weight-complex="normal"/>
    </style:style>
    <style:style style:name="P953" style:family="paragraph" style:parent-style-name="Text_20_body" style:list-style-name="L109">
      <style:text-properties style:text-line-through-style="solid" style:text-line-through-type="single" fo:font-style="normal" fo:font-weight="normal" officeooo:rsid="07349c86" officeooo:paragraph-rsid="0732a6ab" style:font-style-asian="normal" style:font-weight-asian="normal" style:font-style-complex="normal" style:font-weight-complex="normal"/>
    </style:style>
    <style:style style:name="P954" style:family="paragraph" style:parent-style-name="Text_20_body" style:list-style-name="L109">
      <style:text-properties style:text-line-through-style="solid" style:text-line-through-type="single" fo:font-style="normal" fo:font-weight="normal" officeooo:rsid="073e92af" officeooo:paragraph-rsid="073e92af" style:font-style-asian="normal" style:font-weight-asian="normal" style:font-style-complex="normal" style:font-weight-complex="normal"/>
    </style:style>
    <style:style style:name="P955" style:family="paragraph" style:parent-style-name="Text_20_body" style:list-style-name="L109">
      <style:text-properties style:text-line-through-style="solid" style:text-line-through-type="single" fo:font-style="normal" fo:font-weight="normal" officeooo:rsid="073f1623" officeooo:paragraph-rsid="073f1623" style:font-style-asian="normal" style:font-weight-asian="normal" style:font-style-complex="normal" style:font-weight-complex="normal"/>
    </style:style>
    <style:style style:name="P956" style:family="paragraph" style:parent-style-name="Text_20_body" style:list-style-name="L109">
      <style:text-properties style:text-line-through-style="solid" style:text-line-through-type="single" fo:font-style="normal" fo:font-weight="normal" officeooo:rsid="0740a86d" officeooo:paragraph-rsid="0740a86d" style:font-style-asian="normal" style:font-weight-asian="normal" style:font-style-complex="normal" style:font-weight-complex="normal"/>
    </style:style>
    <style:style style:name="P957" style:family="paragraph" style:parent-style-name="Text_20_body" style:list-style-name="L111">
      <style:text-properties style:text-line-through-style="solid" style:text-line-through-type="single" fo:font-style="normal" fo:font-weight="normal" officeooo:rsid="075007ac" officeooo:paragraph-rsid="075007ac" style:font-style-asian="normal" style:font-weight-asian="normal" style:font-style-complex="normal" style:font-weight-complex="normal"/>
    </style:style>
    <style:style style:name="P958" style:family="paragraph" style:parent-style-name="Text_20_body" style:list-style-name="L112">
      <style:text-properties style:text-line-through-style="solid" style:text-line-through-type="single" fo:font-style="normal" fo:font-weight="normal" officeooo:rsid="076817ad" officeooo:paragraph-rsid="076817ad" style:font-style-asian="normal" style:font-weight-asian="normal" style:font-style-complex="normal" style:font-weight-complex="normal"/>
    </style:style>
    <style:style style:name="P959" style:family="paragraph" style:parent-style-name="Text_20_body" style:list-style-name="L112">
      <style:text-properties style:text-line-through-style="solid" style:text-line-through-type="single" fo:font-style="normal" fo:font-weight="normal" officeooo:rsid="076957f0" officeooo:paragraph-rsid="076957f0" style:font-style-asian="normal" style:font-weight-asian="normal" style:font-style-complex="normal" style:font-weight-complex="normal"/>
    </style:style>
    <style:style style:name="P960" style:family="paragraph" style:parent-style-name="Text_20_body" style:list-style-name="L112">
      <style:text-properties style:text-line-through-style="solid" style:text-line-through-type="single" fo:font-style="normal" fo:font-weight="normal" officeooo:rsid="076d6998" officeooo:paragraph-rsid="076d6998" style:font-style-asian="normal" style:font-weight-asian="normal" style:font-style-complex="normal" style:font-weight-complex="normal"/>
    </style:style>
    <style:style style:name="P961" style:family="paragraph" style:parent-style-name="Text_20_body" style:list-style-name="L112">
      <style:text-properties style:text-line-through-style="solid" style:text-line-through-type="single" fo:font-style="normal" fo:font-weight="normal" officeooo:rsid="0772c6b6" officeooo:paragraph-rsid="0772c6b6" style:font-style-asian="normal" style:font-weight-asian="normal" style:font-style-complex="normal" style:font-weight-complex="normal"/>
    </style:style>
    <style:style style:name="P962" style:family="paragraph" style:parent-style-name="Text_20_body" style:list-style-name="L112">
      <style:text-properties style:text-line-through-style="solid" style:text-line-through-type="single" fo:font-style="normal" fo:font-weight="normal" officeooo:rsid="07730094" officeooo:paragraph-rsid="07730094" style:font-style-asian="normal" style:font-weight-asian="normal" style:font-style-complex="normal" style:font-weight-complex="normal"/>
    </style:style>
    <style:style style:name="P963" style:family="paragraph" style:parent-style-name="Text_20_body" style:list-style-name="L112">
      <style:text-properties style:text-line-through-style="solid" style:text-line-through-type="single" fo:font-style="normal" fo:font-weight="normal" officeooo:rsid="0774edc2" officeooo:paragraph-rsid="0774edc2" style:font-style-asian="normal" style:font-weight-asian="normal" style:font-style-complex="normal" style:font-weight-complex="normal"/>
    </style:style>
    <style:style style:name="P964" style:family="paragraph" style:parent-style-name="Text_20_body" style:list-style-name="L112">
      <style:text-properties style:text-line-through-style="solid" style:text-line-through-type="single" fo:font-style="normal" fo:font-weight="normal" officeooo:rsid="077b1367" officeooo:paragraph-rsid="077b1367" style:font-style-asian="normal" style:font-weight-asian="normal" style:font-style-complex="normal" style:font-weight-complex="normal"/>
    </style:style>
    <style:style style:name="P965" style:family="paragraph" style:parent-style-name="Text_20_body" style:list-style-name="L112">
      <style:text-properties style:text-line-through-style="solid" style:text-line-through-type="single" fo:font-style="normal" fo:font-weight="normal" officeooo:rsid="077cf3e0" officeooo:paragraph-rsid="077cf3e0" style:font-style-asian="normal" style:font-weight-asian="normal" style:font-style-complex="normal" style:font-weight-complex="normal"/>
    </style:style>
    <style:style style:name="P966" style:family="paragraph" style:parent-style-name="Text_20_body" style:list-style-name="L97">
      <style:text-properties style:text-line-through-style="solid" style:text-line-through-type="single" officeooo:rsid="0615d3de" officeooo:paragraph-rsid="0615d3de"/>
    </style:style>
    <style:style style:name="P967" style:family="paragraph" style:parent-style-name="Text_20_body" style:list-style-name="L99">
      <style:text-properties style:text-line-through-style="solid" style:text-line-through-type="single" officeooo:rsid="06458e64" officeooo:paragraph-rsid="0651a814"/>
    </style:style>
    <style:style style:name="P968" style:family="paragraph" style:parent-style-name="Text_20_body" style:list-style-name="L99">
      <style:text-properties style:text-line-through-style="solid" style:text-line-through-type="single" officeooo:rsid="06480270" officeooo:paragraph-rsid="0651a814"/>
    </style:style>
    <style:style style:name="P969" style:family="paragraph" style:parent-style-name="Text_20_body" style:list-style-name="L99">
      <style:text-properties style:text-line-through-style="solid" style:text-line-through-type="single" officeooo:rsid="064c0215" officeooo:paragraph-rsid="064de84a"/>
    </style:style>
    <style:style style:name="P970" style:family="paragraph" style:parent-style-name="Text_20_body" style:list-style-name="L99">
      <style:text-properties style:text-line-through-style="solid" style:text-line-through-type="single" officeooo:rsid="0651a814" officeooo:paragraph-rsid="0653eb35"/>
    </style:style>
    <style:style style:name="P971" style:family="paragraph" style:parent-style-name="Text_20_body" style:list-style-name="L99">
      <style:text-properties style:text-line-through-style="solid" style:text-line-through-type="single" officeooo:rsid="0653eb35" officeooo:paragraph-rsid="06544e82"/>
    </style:style>
    <style:style style:name="P972" style:family="paragraph" style:parent-style-name="Text_20_body" style:list-style-name="L106">
      <style:text-properties style:text-line-through-style="solid" style:text-line-through-type="single" officeooo:rsid="0703083c" officeooo:paragraph-rsid="0703083c"/>
    </style:style>
    <style:style style:name="P973" style:family="paragraph" style:parent-style-name="Text_20_body" style:list-style-name="L107">
      <style:text-properties style:text-line-through-style="solid" style:text-line-through-type="single" officeooo:rsid="071aa726" officeooo:paragraph-rsid="071aa726"/>
    </style:style>
    <style:style style:name="P974" style:family="paragraph" style:parent-style-name="Text_20_body" style:list-style-name="L107">
      <style:text-properties style:text-line-through-style="solid" style:text-line-through-type="single" officeooo:rsid="071be743" officeooo:paragraph-rsid="071be743"/>
    </style:style>
    <style:style style:name="P975" style:family="paragraph" style:parent-style-name="Text_20_body" style:list-style-name="L107">
      <style:text-properties style:text-line-through-style="solid" style:text-line-through-type="single" officeooo:rsid="071ca567" officeooo:paragraph-rsid="071ca567"/>
    </style:style>
    <style:style style:name="P976" style:family="paragraph" style:parent-style-name="Text_20_body" style:list-style-name="L107">
      <style:text-properties style:text-line-through-style="solid" style:text-line-through-type="single" officeooo:rsid="071df477" officeooo:paragraph-rsid="071df477"/>
    </style:style>
    <style:style style:name="P977" style:family="paragraph" style:parent-style-name="Text_20_body" style:list-style-name="L107">
      <style:text-properties style:text-line-through-style="solid" style:text-line-through-type="single" officeooo:rsid="071eada7" officeooo:paragraph-rsid="071eada7"/>
    </style:style>
    <style:style style:name="P978" style:family="paragraph" style:parent-style-name="Text_20_body" style:list-style-name="L107">
      <style:text-properties style:text-line-through-style="solid" style:text-line-through-type="single" officeooo:rsid="071afd9f" officeooo:paragraph-rsid="071afd9f"/>
    </style:style>
    <style:style style:name="P979" style:family="paragraph" style:parent-style-name="Text_20_body" style:list-style-name="L107">
      <style:text-properties style:text-line-through-style="solid" style:text-line-through-type="single" officeooo:rsid="071f2499" officeooo:paragraph-rsid="071f3b67"/>
    </style:style>
    <style:style style:name="P980" style:family="paragraph" style:parent-style-name="Text_20_body" style:list-style-name="L107">
      <style:text-properties style:text-line-through-style="solid" style:text-line-through-type="single" officeooo:rsid="072012e1" officeooo:paragraph-rsid="072012e1"/>
    </style:style>
    <style:style style:name="P981" style:family="paragraph" style:parent-style-name="Text_20_body" style:list-style-name="L107">
      <style:text-properties style:text-line-through-style="solid" style:text-line-through-type="single" officeooo:rsid="072012e1" officeooo:paragraph-rsid="07208a10"/>
    </style:style>
    <style:style style:name="P982" style:family="paragraph" style:parent-style-name="Text_20_body" style:list-style-name="L98">
      <style:text-properties officeooo:paragraph-rsid="0d76cb76"/>
    </style:style>
    <style:style style:name="P983" style:family="paragraph" style:parent-style-name="Text_20_body" style:list-style-name="L98">
      <style:text-properties officeooo:rsid="06376c5e" officeooo:paragraph-rsid="06376c5e"/>
    </style:style>
    <style:style style:name="P984" style:family="paragraph" style:parent-style-name="Text_20_body" style:list-style-name="L100">
      <style:text-properties officeooo:rsid="065ff677" officeooo:paragraph-rsid="065ff677"/>
    </style:style>
    <style:style style:name="P985" style:family="paragraph" style:parent-style-name="Text_20_body" style:list-style-name="L100">
      <style:text-properties officeooo:rsid="066b0e26" officeooo:paragraph-rsid="066b0e26"/>
    </style:style>
    <style:style style:name="P986" style:family="paragraph" style:parent-style-name="Text_20_body" style:list-style-name="L101">
      <style:text-properties officeooo:paragraph-rsid="066ee6b2"/>
    </style:style>
    <style:style style:name="P987" style:family="paragraph" style:parent-style-name="Text_20_body" style:list-style-name="L101">
      <style:text-properties officeooo:paragraph-rsid="0670195a"/>
    </style:style>
    <style:style style:name="P988" style:family="paragraph" style:parent-style-name="Text_20_body" style:list-style-name="L100">
      <style:text-properties officeooo:rsid="067cc274" officeooo:paragraph-rsid="067cc274"/>
    </style:style>
    <style:style style:name="P989" style:family="paragraph" style:parent-style-name="Text_20_body" style:list-style-name="L100">
      <style:text-properties officeooo:rsid="067f5545" officeooo:paragraph-rsid="067f5545"/>
    </style:style>
    <style:style style:name="P990" style:family="paragraph" style:parent-style-name="Text_20_body" style:list-style-name="L100">
      <style:text-properties officeooo:rsid="068029cb" officeooo:paragraph-rsid="068029cb"/>
    </style:style>
    <style:style style:name="P991" style:family="paragraph" style:parent-style-name="Text_20_body" style:list-style-name="L102">
      <style:text-properties officeooo:paragraph-rsid="0caa8707"/>
    </style:style>
    <style:style style:name="P992" style:family="paragraph" style:parent-style-name="Text_20_body" style:list-style-name="L103">
      <style:text-properties officeooo:paragraph-rsid="068e32ef"/>
    </style:style>
    <style:style style:name="P993" style:family="paragraph" style:parent-style-name="Text_20_body" style:list-style-name="L119">
      <style:text-properties officeooo:paragraph-rsid="0d2b45ce"/>
    </style:style>
    <style:style style:name="P994" style:family="paragraph" style:parent-style-name="Text_20_body" style:list-style-name="L119">
      <style:text-properties officeooo:paragraph-rsid="0d354199"/>
    </style:style>
    <style:style style:name="P995" style:family="paragraph" style:parent-style-name="Text_20_body" style:list-style-name="L119">
      <style:text-properties officeooo:paragraph-rsid="0d413ab8"/>
    </style:style>
    <style:style style:name="P996" style:family="paragraph" style:parent-style-name="Text_20_body" style:list-style-name="L119">
      <style:text-properties officeooo:paragraph-rsid="0d509947"/>
    </style:style>
    <style:style style:name="P997" style:family="paragraph" style:parent-style-name="Text_20_body" style:list-style-name="L119">
      <style:text-properties officeooo:paragraph-rsid="0d4fe954"/>
    </style:style>
    <style:style style:name="P998" style:family="paragraph" style:parent-style-name="Text_20_body" style:list-style-name="L119">
      <style:text-properties officeooo:paragraph-rsid="0d566ed7"/>
    </style:style>
    <style:style style:name="P999" style:family="paragraph" style:parent-style-name="Text_20_body" style:list-style-name="L119">
      <style:text-properties officeooo:paragraph-rsid="0d8c7d8c"/>
    </style:style>
    <style:style style:name="P1000" style:family="paragraph" style:parent-style-name="Text_20_body" style:list-style-name="L119">
      <style:text-properties officeooo:paragraph-rsid="0d9529cd"/>
    </style:style>
    <style:style style:name="P1001" style:family="paragraph" style:parent-style-name="Text_20_body" style:list-style-name="L119">
      <style:text-properties officeooo:paragraph-rsid="0de83b3a"/>
    </style:style>
    <style:style style:name="P1002" style:family="paragraph" style:parent-style-name="Text_20_body" style:list-style-name="L119">
      <style:text-properties officeooo:rsid="0d2ccf2f" officeooo:paragraph-rsid="0d2ccf2f"/>
    </style:style>
    <style:style style:name="P1003" style:family="paragraph" style:parent-style-name="Text_20_body" style:list-style-name="L119">
      <style:text-properties officeooo:rsid="0d2db24f" officeooo:paragraph-rsid="0d2db24f"/>
    </style:style>
    <style:style style:name="P1004" style:family="paragraph" style:parent-style-name="Text_20_body" style:list-style-name="L120">
      <style:text-properties officeooo:rsid="0d5503ea" officeooo:paragraph-rsid="0d5503ea"/>
    </style:style>
    <style:style style:name="P1005" style:family="paragraph" style:parent-style-name="Text_20_body" style:list-style-name="L120">
      <style:text-properties officeooo:rsid="0d5503ea" officeooo:paragraph-rsid="0d5a4784"/>
    </style:style>
    <style:style style:name="P1006" style:family="paragraph" style:parent-style-name="Text_20_body" style:list-style-name="L120">
      <style:text-properties officeooo:rsid="0d5503ea" officeooo:paragraph-rsid="0d60010c"/>
    </style:style>
    <style:style style:name="P1007" style:family="paragraph" style:parent-style-name="Text_20_body" style:list-style-name="L119">
      <style:text-properties officeooo:rsid="0d972f62" officeooo:paragraph-rsid="0d972f62"/>
    </style:style>
    <style:style style:name="P1008" style:family="paragraph" style:parent-style-name="Text_20_body" style:list-style-name="L119">
      <style:text-properties fo:font-size="9pt" officeooo:paragraph-rsid="0da2b4fa" style:font-size-asian="9pt" style:font-size-complex="9pt"/>
    </style:style>
    <style:style style:name="P1009" style:family="paragraph" style:parent-style-name="Text_20_body" style:list-style-name="L119">
      <style:text-properties fo:font-size="9pt" officeooo:paragraph-rsid="0dee6932" style:font-size-asian="9pt" style:font-size-complex="9pt"/>
    </style:style>
    <style:style style:name="P1010" style:family="paragraph" style:parent-style-name="Text_20_body" style:list-style-name="L119">
      <style:text-properties fo:font-size="9pt" officeooo:paragraph-rsid="0dafbe73" style:font-size-asian="9pt" style:font-size-complex="9pt"/>
    </style:style>
    <style:style style:name="P1011" style:family="paragraph" style:parent-style-name="Text_20_body" style:list-style-name="L119">
      <style:text-properties fo:font-size="9pt" officeooo:paragraph-rsid="0db65ce1" style:font-size-asian="9pt" style:font-size-complex="9pt"/>
    </style:style>
    <style:style style:name="P1012" style:family="paragraph" style:parent-style-name="Text_20_body" style:list-style-name="L119">
      <style:text-properties fo:font-size="9pt" officeooo:paragraph-rsid="0dbdf3ff" style:font-size-asian="9pt" style:font-size-complex="9pt"/>
    </style:style>
    <style:style style:name="P1013" style:family="paragraph" style:parent-style-name="Text_20_body" style:list-style-name="L119">
      <style:text-properties fo:font-size="9pt" officeooo:paragraph-rsid="0dc6964d" style:font-size-asian="9pt" style:font-size-complex="9pt"/>
    </style:style>
    <style:style style:name="P1014" style:family="paragraph" style:parent-style-name="Text_20_body" style:list-style-name="L119">
      <style:text-properties fo:font-size="9pt" officeooo:paragraph-rsid="0ded9efb" style:font-size-asian="9pt" style:font-size-complex="9pt"/>
    </style:style>
    <style:style style:name="P1015" style:family="paragraph" style:parent-style-name="Text_20_body" style:list-style-name="L119">
      <style:text-properties fo:font-size="9pt" officeooo:paragraph-rsid="0df2d641" style:font-size-asian="9pt" style:font-size-complex="9pt"/>
    </style:style>
    <style:style style:name="P1016" style:family="paragraph" style:parent-style-name="Text_20_body" style:list-style-name="L119">
      <style:text-properties fo:font-size="9pt" officeooo:rsid="0da35482" officeooo:paragraph-rsid="0da35482" style:font-size-asian="9pt" style:font-size-complex="9pt"/>
    </style:style>
    <style:style style:name="P1017" style:family="paragraph" style:parent-style-name="Text_20_body" style:list-style-name="L119">
      <style:text-properties fo:font-size="9pt" officeooo:rsid="0da7bc0c" officeooo:paragraph-rsid="0da7bc0c" style:font-size-asian="9pt" style:font-size-complex="9pt"/>
    </style:style>
    <style:style style:name="P1018" style:family="paragraph" style:parent-style-name="Text_20_body" style:list-style-name="L119">
      <style:text-properties fo:font-size="9pt" officeooo:rsid="0dc6964d" officeooo:paragraph-rsid="0df5785d" style:font-size-asian="9pt" style:font-size-complex="9pt"/>
    </style:style>
    <style:style style:name="P1019" style:family="paragraph" style:parent-style-name="Text_20_body" style:list-style-name="L119">
      <style:text-properties fo:font-size="9pt" fo:font-style="italic" officeooo:rsid="0da7c83c" officeooo:paragraph-rsid="0da7c83c" style:font-size-asian="9pt" style:font-style-asian="italic" style:font-size-complex="9pt" style:font-style-complex="italic"/>
    </style:style>
    <style:style style:name="P1020" style:family="paragraph" style:parent-style-name="Text_20_body" style:list-style-name="L119">
      <style:text-properties fo:font-size="9pt" fo:font-style="italic" officeooo:rsid="0da7c83c" officeooo:paragraph-rsid="0dbfbd19" style:font-size-asian="9pt" style:font-style-asian="italic" style:font-size-complex="9pt" style:font-style-complex="italic"/>
    </style:style>
    <style:style style:name="P1021" style:family="paragraph" style:parent-style-name="Text_20_body" style:list-style-name="L119">
      <style:text-properties fo:font-size="9pt" fo:font-style="italic" officeooo:rsid="0da7c83c" officeooo:paragraph-rsid="0de1a795" style:font-size-asian="9pt" style:font-style-asian="italic" style:font-size-complex="9pt" style:font-style-complex="italic"/>
    </style:style>
    <style:style style:name="P1022" style:family="paragraph" style:parent-style-name="Text_20_body" style:list-style-name="L119">
      <style:text-properties fo:font-size="9pt" fo:font-style="italic" officeooo:rsid="0da8e507" officeooo:paragraph-rsid="0df3ba6b" style:font-size-asian="9pt" style:font-style-asian="italic" style:font-size-complex="9pt" style:font-style-complex="italic"/>
    </style:style>
    <style:style style:name="P1023" style:family="paragraph" style:parent-style-name="Text_20_body" style:list-style-name="L119">
      <style:text-properties fo:font-size="9pt" fo:font-style="italic" officeooo:rsid="0da8e507" officeooo:paragraph-rsid="0df4bfb8" style:font-size-asian="9pt" style:font-style-asian="italic" style:font-size-complex="9pt" style:font-style-complex="italic"/>
    </style:style>
    <style:style style:name="P1024" style:family="paragraph" style:parent-style-name="Text_20_body" style:list-style-name="L119">
      <style:text-properties fo:font-size="9pt" fo:font-style="italic" officeooo:rsid="0da8e507" officeooo:paragraph-rsid="0df00427" style:font-size-asian="9pt" style:font-style-asian="italic" style:font-size-complex="9pt" style:font-style-complex="italic"/>
    </style:style>
    <style:style style:name="P1025" style:family="paragraph" style:parent-style-name="Text_20_body" style:list-style-name="L121">
      <style:text-properties officeooo:paragraph-rsid="07a0e8d8"/>
    </style:style>
    <style:style style:name="P1026" style:family="paragraph" style:parent-style-name="Text_20_body" style:list-style-name="L122">
      <style:text-properties officeooo:paragraph-rsid="07ae5db5"/>
    </style:style>
    <style:style style:name="P1027" style:family="paragraph" style:parent-style-name="Text_20_body" style:list-style-name="L122">
      <style:text-properties officeooo:rsid="07b3fb52" officeooo:paragraph-rsid="07b52295"/>
    </style:style>
    <style:style style:name="P1028" style:family="paragraph" style:parent-style-name="Text_20_body" style:list-style-name="L123">
      <style:text-properties officeooo:paragraph-rsid="07e0ff1f"/>
    </style:style>
    <style:style style:name="P1029" style:family="paragraph" style:parent-style-name="Text_20_body" style:list-style-name="L123">
      <style:text-properties officeooo:paragraph-rsid="07ee48b0"/>
    </style:style>
    <style:style style:name="P1030" style:family="paragraph" style:parent-style-name="Text_20_body" style:list-style-name="L124">
      <style:text-properties officeooo:paragraph-rsid="081f6bec"/>
    </style:style>
    <style:style style:name="P1031" style:family="paragraph" style:parent-style-name="Text_20_body" style:list-style-name="L124">
      <style:text-properties officeooo:rsid="081c52da" officeooo:paragraph-rsid="081c52da"/>
    </style:style>
    <style:style style:name="P1032" style:family="paragraph" style:parent-style-name="Text_20_body" style:list-style-name="L124">
      <style:text-properties officeooo:rsid="081db07e" officeooo:paragraph-rsid="081db07e"/>
    </style:style>
    <style:style style:name="P1033" style:family="paragraph" style:parent-style-name="Text_20_body" style:list-style-name="L124">
      <style:text-properties officeooo:rsid="082063ab" officeooo:paragraph-rsid="082063ab"/>
    </style:style>
    <style:style style:name="P1034" style:family="paragraph" style:parent-style-name="Text_20_body" style:list-style-name="L124">
      <style:text-properties officeooo:rsid="0821566e" officeooo:paragraph-rsid="0821566e"/>
    </style:style>
    <style:style style:name="P1035" style:family="paragraph" style:parent-style-name="Text_20_body" style:list-style-name="L124">
      <style:text-properties style:text-underline-style="solid" style:text-underline-width="auto" style:text-underline-color="font-color" officeooo:rsid="082267f7" officeooo:paragraph-rsid="082267f7"/>
    </style:style>
    <style:style style:name="P1036" style:family="paragraph" style:parent-style-name="Text_20_body" style:list-style-name="L127">
      <style:text-properties style:text-underline-style="solid" style:text-underline-width="auto" style:text-underline-color="font-color" fo:font-weight="bold" officeooo:rsid="08ed6c67" officeooo:paragraph-rsid="08ed6c67" style:font-weight-asian="bold" style:font-weight-complex="bold"/>
    </style:style>
    <style:style style:name="P1037" style:family="paragraph" style:parent-style-name="Text_20_body" style:list-style-name="L127">
      <style:text-properties style:text-underline-style="solid" style:text-underline-width="auto" style:text-underline-color="font-color" fo:font-weight="bold" officeooo:rsid="09009b1c" officeooo:paragraph-rsid="09009b1c" style:font-weight-asian="bold" style:font-weight-complex="bold"/>
    </style:style>
    <style:style style:name="P1038" style:family="paragraph" style:parent-style-name="Text_20_body" style:list-style-name="L127">
      <style:text-properties style:text-underline-style="solid" style:text-underline-width="auto" style:text-underline-color="font-color" fo:font-weight="bold" officeooo:rsid="09148c82" officeooo:paragraph-rsid="09148c82" style:font-weight-asian="bold" style:font-weight-complex="bold"/>
    </style:style>
    <style:style style:name="P1039" style:family="paragraph" style:parent-style-name="Text_20_body" style:list-style-name="L127">
      <style:text-properties style:text-underline-style="solid" style:text-underline-width="auto" style:text-underline-color="font-color" fo:font-weight="bold" officeooo:rsid="0914a22c" officeooo:paragraph-rsid="0914a22c" style:font-weight-asian="bold" style:font-weight-complex="bold"/>
    </style:style>
    <style:style style:name="P1040" style:family="paragraph" style:parent-style-name="Text_20_body" style:list-style-name="L124">
      <style:text-properties style:text-underline-style="none" officeooo:rsid="0827be58" officeooo:paragraph-rsid="0827be58"/>
    </style:style>
    <style:style style:name="P1041" style:family="paragraph" style:parent-style-name="Text_20_body" style:list-style-name="L125">
      <style:text-properties officeooo:paragraph-rsid="082eacfd"/>
    </style:style>
    <style:style style:name="P1042" style:family="paragraph" style:parent-style-name="Text_20_body" style:list-style-name="L125">
      <style:text-properties officeooo:paragraph-rsid="08453912"/>
    </style:style>
    <style:style style:name="P1043" style:family="paragraph" style:parent-style-name="Text_20_body" style:list-style-name="L126">
      <style:text-properties officeooo:rsid="0848ba90" officeooo:paragraph-rsid="085a5b69"/>
    </style:style>
    <style:style style:name="P1044" style:family="paragraph" style:parent-style-name="Text_20_body" style:list-style-name="L126">
      <style:text-properties officeooo:rsid="0848ba90" officeooo:paragraph-rsid="0848ba90"/>
    </style:style>
    <style:style style:name="P1045" style:family="paragraph" style:parent-style-name="Text_20_body" style:list-style-name="L126">
      <style:text-properties officeooo:rsid="0855a00d" officeooo:paragraph-rsid="0855d08d"/>
    </style:style>
    <style:style style:name="P1046" style:family="paragraph" style:parent-style-name="Text_20_body" style:list-style-name="L126">
      <style:text-properties officeooo:rsid="085b56b4" officeooo:paragraph-rsid="086478e1"/>
    </style:style>
    <style:style style:name="P1047" style:family="paragraph" style:parent-style-name="Text_20_body" style:list-style-name="L126">
      <style:text-properties officeooo:rsid="08668bef" officeooo:paragraph-rsid="08668bef"/>
    </style:style>
    <style:style style:name="P1048" style:family="paragraph" style:parent-style-name="Text_20_body" style:list-style-name="L126">
      <style:text-properties officeooo:rsid="087ac22b" officeooo:paragraph-rsid="087ac22b"/>
    </style:style>
    <style:style style:name="P1049" style:family="paragraph" style:parent-style-name="Text_20_body" style:list-style-name="L127">
      <style:text-properties officeooo:paragraph-rsid="08d0a8d0"/>
    </style:style>
    <style:style style:name="P1050" style:family="paragraph" style:parent-style-name="Text_20_body" style:list-style-name="L127">
      <style:text-properties officeooo:paragraph-rsid="08f97be1"/>
    </style:style>
    <style:style style:name="P1051" style:family="paragraph" style:parent-style-name="Text_20_body" style:list-style-name="L127">
      <style:text-properties officeooo:paragraph-rsid="08da35ae"/>
    </style:style>
    <style:style style:name="P1052" style:family="paragraph" style:parent-style-name="Text_20_body" style:list-style-name="L127">
      <style:text-properties officeooo:paragraph-rsid="08daba7c"/>
    </style:style>
    <style:style style:name="P1053" style:family="paragraph" style:parent-style-name="Text_20_body" style:list-style-name="L127">
      <style:text-properties officeooo:rsid="08d2ffdb" officeooo:paragraph-rsid="08d2ffdb"/>
    </style:style>
    <style:style style:name="P1054" style:family="paragraph" style:parent-style-name="Text_20_body" style:list-style-name="L127">
      <style:text-properties officeooo:rsid="08d30cb5" officeooo:paragraph-rsid="08d30cb5"/>
    </style:style>
    <style:style style:name="P1055" style:family="paragraph" style:parent-style-name="Text_20_body" style:list-style-name="L127">
      <style:text-properties officeooo:rsid="08d72769" officeooo:paragraph-rsid="08f97be1"/>
    </style:style>
    <style:style style:name="P1056" style:family="paragraph" style:parent-style-name="Text_20_body" style:list-style-name="L128">
      <style:text-properties officeooo:paragraph-rsid="093f2ad8"/>
    </style:style>
    <style:style style:name="P1057" style:family="paragraph" style:parent-style-name="Text_20_body" style:list-style-name="L128">
      <style:text-properties officeooo:rsid="093f2ad8" officeooo:paragraph-rsid="093f2ad8"/>
    </style:style>
    <style:style style:name="P1058" style:family="paragraph" style:parent-style-name="Text_20_body" style:list-style-name="L129">
      <style:text-properties officeooo:rsid="0943d636" officeooo:paragraph-rsid="0943d636"/>
    </style:style>
    <style:style style:name="P1059" style:family="paragraph" style:parent-style-name="Text_20_body" style:list-style-name="L130">
      <style:text-properties officeooo:paragraph-rsid="0e0551cb"/>
    </style:style>
    <style:style style:name="P1060" style:family="paragraph" style:parent-style-name="Text_20_body" style:list-style-name="L130">
      <style:text-properties officeooo:paragraph-rsid="0e0e83c1"/>
    </style:style>
    <style:style style:name="P1061" style:family="paragraph" style:parent-style-name="Text_20_body" style:list-style-name="L130">
      <style:text-properties officeooo:paragraph-rsid="0b20f40f"/>
    </style:style>
    <style:style style:name="P1062" style:family="paragraph" style:parent-style-name="Text_20_body" style:list-style-name="L130">
      <style:text-properties officeooo:paragraph-rsid="0e354e19"/>
    </style:style>
    <style:style style:name="P1063" style:family="paragraph" style:parent-style-name="Text_20_body" style:list-style-name="L130">
      <style:text-properties officeooo:paragraph-rsid="0e45365d"/>
    </style:style>
    <style:style style:name="P1064" style:family="paragraph" style:parent-style-name="Text_20_body" style:list-style-name="L130">
      <style:text-properties officeooo:paragraph-rsid="0e51d908"/>
    </style:style>
    <style:style style:name="P1065" style:family="paragraph" style:parent-style-name="Text_20_body" style:list-style-name="L130">
      <style:text-properties fo:color="#729fcf" loext:opacity="100%" officeooo:rsid="0e1e6cb9" officeooo:paragraph-rsid="0e1e6cb9"/>
    </style:style>
    <style:style style:name="P1066" style:family="paragraph" style:parent-style-name="Text_20_body" style:list-style-name="L130">
      <style:text-properties fo:color="#729fcf" loext:opacity="100%" officeooo:rsid="0e12739b" officeooo:paragraph-rsid="0e12739b"/>
    </style:style>
    <style:style style:name="P1067" style:family="paragraph" style:parent-style-name="Text_20_body" style:list-style-name="L130">
      <style:text-properties fo:color="#729fcf" loext:opacity="100%" officeooo:rsid="0e138f0b" officeooo:paragraph-rsid="0e138f0b"/>
    </style:style>
    <style:style style:name="P1068" style:family="paragraph" style:parent-style-name="Text_20_body" style:list-style-name="L130">
      <style:text-properties fo:color="#729fcf" loext:opacity="100%" officeooo:paragraph-rsid="0e144400"/>
    </style:style>
    <style:style style:name="P1069" style:family="paragraph" style:parent-style-name="Text_20_body" style:list-style-name="L130">
      <style:text-properties fo:color="#729fcf" loext:opacity="100%" officeooo:rsid="0e1600d6" officeooo:paragraph-rsid="0e1600d6"/>
    </style:style>
    <style:style style:name="P1070" style:family="paragraph" style:parent-style-name="Text_20_body" style:list-style-name="L130">
      <style:text-properties fo:color="#729fcf" loext:opacity="100%" officeooo:rsid="0e187516" officeooo:paragraph-rsid="0e187516"/>
    </style:style>
    <style:style style:name="P1071" style:family="paragraph" style:parent-style-name="Text_20_body" style:list-style-name="L130">
      <style:text-properties fo:color="#729fcf" loext:opacity="100%" officeooo:rsid="0e1a62ea" officeooo:paragraph-rsid="0e1a62ea"/>
    </style:style>
    <style:style style:name="P1072" style:family="paragraph" style:parent-style-name="Text_20_body" style:list-style-name="L130">
      <style:text-properties fo:color="#729fcf" loext:opacity="100%" fo:font-style="normal" style:text-underline-style="none" fo:font-weight="normal" officeooo:rsid="0e42a8d5" officeooo:paragraph-rsid="0e45365d" style:font-style-asian="normal" style:font-weight-asian="normal" style:font-style-complex="normal" style:font-weight-complex="normal"/>
    </style:style>
    <style:style style:name="P1073" style:family="paragraph" style:parent-style-name="Text_20_body" style:list-style-name="L130">
      <style:text-properties fo:color="#729fcf" loext:opacity="100%" fo:font-style="normal" style:text-underline-style="none" fo:font-weight="normal" officeooo:rsid="0e5417af" officeooo:paragraph-rsid="0e5417af" style:font-style-asian="normal" style:font-weight-asian="normal" style:font-style-complex="normal" style:font-weight-complex="normal"/>
    </style:style>
    <style:style style:name="P1074" style:family="paragraph" style:parent-style-name="Text_20_body" style:list-style-name="L130">
      <style:text-properties fo:color="#729fcf" loext:opacity="100%" fo:font-style="normal" style:text-underline-style="none" fo:font-weight="normal" officeooo:rsid="0e7129a3" officeooo:paragraph-rsid="0e7129a3" style:font-style-asian="normal" style:font-weight-asian="normal" style:font-style-complex="normal" style:font-weight-complex="normal"/>
    </style:style>
    <style:style style:name="P1075" style:family="paragraph" style:parent-style-name="Text_20_body" style:list-style-name="L130">
      <style:text-properties fo:color="#729fcf" loext:opacity="100%" fo:font-style="normal" style:text-underline-style="none" fo:font-weight="normal" officeooo:rsid="0e654b26" officeooo:paragraph-rsid="0e654b26" style:font-style-asian="normal" style:font-weight-asian="normal" style:font-style-complex="normal" style:font-weight-complex="normal"/>
    </style:style>
    <style:style style:name="P1076" style:family="paragraph" style:parent-style-name="Text_20_body" style:list-style-name="L130">
      <style:text-properties fo:color="#729fcf" loext:opacity="100%" fo:font-style="normal" style:text-underline-style="none" fo:font-weight="normal" officeooo:rsid="0e654b26" officeooo:paragraph-rsid="0e66a40d" style:font-style-asian="normal" style:font-weight-asian="normal" style:font-style-complex="normal" style:font-weight-complex="normal"/>
    </style:style>
    <style:style style:name="P1077" style:family="paragraph" style:parent-style-name="Text_20_body" style:list-style-name="L130">
      <style:text-properties officeooo:rsid="0e0ccf59" officeooo:paragraph-rsid="0e0ccf59"/>
    </style:style>
    <style:style style:name="P1078" style:family="paragraph" style:parent-style-name="Text_20_body" style:list-style-name="L130">
      <style:text-properties officeooo:rsid="0e1d391a" officeooo:paragraph-rsid="0e1de0b1"/>
    </style:style>
    <style:style style:name="P1079" style:family="paragraph" style:parent-style-name="Text_20_body" style:list-style-name="L131">
      <style:text-properties officeooo:paragraph-rsid="09a68c77"/>
    </style:style>
    <style:style style:name="P1080" style:family="paragraph" style:parent-style-name="Text_20_body" style:list-style-name="L131">
      <style:text-properties officeooo:paragraph-rsid="09b38d5e"/>
    </style:style>
    <style:style style:name="P1081" style:family="paragraph" style:parent-style-name="Text_20_body" style:list-style-name="L131">
      <style:text-properties officeooo:paragraph-rsid="099e660d"/>
    </style:style>
    <style:style style:name="P1082" style:family="paragraph" style:parent-style-name="Text_20_body" style:list-style-name="L131">
      <style:text-properties officeooo:rsid="09962558" officeooo:paragraph-rsid="09962558"/>
    </style:style>
    <style:style style:name="P1083" style:family="paragraph" style:parent-style-name="Text_20_body" style:list-style-name="L132">
      <style:text-properties officeooo:paragraph-rsid="0e78a8b0"/>
    </style:style>
    <style:style style:name="P1084" style:family="paragraph" style:parent-style-name="Text_20_body" style:list-style-name="L132">
      <style:text-properties officeooo:paragraph-rsid="09bfd7fb"/>
    </style:style>
    <style:style style:name="P1085" style:family="paragraph" style:parent-style-name="Text_20_body" style:list-style-name="L132">
      <style:text-properties officeooo:paragraph-rsid="09c4b003"/>
    </style:style>
    <style:style style:name="P1086" style:family="paragraph" style:parent-style-name="Text_20_body" style:list-style-name="L132">
      <style:text-properties officeooo:rsid="09bb5504" officeooo:paragraph-rsid="09bfd7fb"/>
    </style:style>
    <style:style style:name="P1087" style:family="paragraph" style:parent-style-name="Text_20_body" style:list-style-name="L132">
      <style:text-properties officeooo:rsid="09c6d1f9" officeooo:paragraph-rsid="09c6d1f9"/>
    </style:style>
    <style:style style:name="P1088" style:family="paragraph" style:parent-style-name="Text_20_body" style:list-style-name="L132">
      <style:text-properties officeooo:rsid="09ccc0af" officeooo:paragraph-rsid="09ccc0af"/>
    </style:style>
    <style:style style:name="P1089" style:family="paragraph" style:parent-style-name="Text_20_body" style:list-style-name="L133">
      <style:text-properties officeooo:paragraph-rsid="0a079be3"/>
    </style:style>
    <style:style style:name="P1090" style:family="paragraph" style:parent-style-name="Text_20_body" style:list-style-name="L134">
      <style:text-properties officeooo:paragraph-rsid="0a6b5bf3"/>
    </style:style>
    <style:style style:name="P1091" style:family="paragraph" style:parent-style-name="Text_20_body" style:list-style-name="L134">
      <style:text-properties officeooo:rsid="0a61550d" officeooo:paragraph-rsid="0a678b2d"/>
    </style:style>
    <style:style style:name="P1092" style:family="paragraph" style:parent-style-name="Text_20_body" style:list-style-name="L134">
      <style:text-properties officeooo:rsid="0a61550d" officeooo:paragraph-rsid="0a61550d"/>
    </style:style>
    <style:style style:name="P1093" style:family="paragraph" style:parent-style-name="Text_20_body" style:list-style-name="L134">
      <style:text-properties officeooo:rsid="0a6cdacc" officeooo:paragraph-rsid="0a6cdacc"/>
    </style:style>
    <style:style style:name="P1094" style:family="paragraph" style:parent-style-name="Text_20_body" style:list-style-name="L135">
      <style:text-properties officeooo:paragraph-rsid="0a72ce95"/>
    </style:style>
    <style:style style:name="P1095" style:family="paragraph" style:parent-style-name="Text_20_body" style:list-style-name="L135">
      <style:text-properties officeooo:paragraph-rsid="0a75fb19"/>
    </style:style>
    <style:style style:name="P1096" style:family="paragraph" style:parent-style-name="Text_20_body" style:list-style-name="L135">
      <style:text-properties officeooo:paragraph-rsid="0a8f3985"/>
    </style:style>
    <style:style style:name="P1097" style:family="paragraph" style:parent-style-name="Text_20_body" style:list-style-name="L135">
      <style:text-properties officeooo:rsid="0a72ce95" officeooo:paragraph-rsid="0a72ce95"/>
    </style:style>
    <style:style style:name="P1098" style:family="paragraph" style:parent-style-name="Text_20_body" style:list-style-name="L136">
      <style:text-properties officeooo:paragraph-rsid="0a9f11fb"/>
    </style:style>
    <style:style style:name="P1099" style:family="paragraph" style:parent-style-name="Text_20_body" style:list-style-name="L137">
      <style:text-properties officeooo:paragraph-rsid="0aaee2f4"/>
    </style:style>
    <style:style style:name="P1100" style:family="paragraph" style:parent-style-name="Text_20_body" style:list-style-name="L137">
      <style:text-properties officeooo:rsid="0aaee2f4" officeooo:paragraph-rsid="0aaee2f4"/>
    </style:style>
    <style:style style:name="P1101" style:family="paragraph" style:parent-style-name="Text_20_body" style:list-style-name="L137">
      <style:text-properties officeooo:rsid="0aaee2f4" officeooo:paragraph-rsid="0abda824"/>
    </style:style>
    <style:style style:name="P1102" style:family="paragraph" style:parent-style-name="Text_20_body" style:list-style-name="L138">
      <style:text-properties officeooo:paragraph-rsid="0ae23cbb"/>
    </style:style>
    <style:style style:name="P1103" style:family="paragraph" style:parent-style-name="Text_20_body" style:list-style-name="L138">
      <style:text-properties officeooo:rsid="0ae49849" officeooo:paragraph-rsid="0ae49849"/>
    </style:style>
    <style:style style:name="P1104" style:family="paragraph" style:parent-style-name="Text_20_body" style:list-style-name="L139">
      <style:text-properties officeooo:paragraph-rsid="0aff43c5"/>
    </style:style>
    <style:style style:name="P1105" style:family="paragraph" style:parent-style-name="Text_20_body" style:list-style-name="L139">
      <style:text-properties officeooo:paragraph-rsid="0b02c180"/>
    </style:style>
    <style:style style:name="P1106" style:family="paragraph" style:parent-style-name="Text_20_body" style:list-style-name="L139">
      <style:text-properties officeooo:paragraph-rsid="0b15c426"/>
    </style:style>
    <style:style style:name="P1107" style:family="paragraph" style:parent-style-name="Text_20_body" style:list-style-name="L139">
      <style:text-properties officeooo:rsid="0af63ae0" officeooo:paragraph-rsid="0af63ae0"/>
    </style:style>
    <style:style style:name="P1108" style:family="paragraph" style:parent-style-name="Text_20_body" style:list-style-name="L139">
      <style:text-properties officeooo:rsid="0af9468d" officeooo:paragraph-rsid="0af9468d"/>
    </style:style>
    <style:style style:name="P1109" style:family="paragraph" style:parent-style-name="Text_20_body" style:list-style-name="L139">
      <style:text-properties officeooo:rsid="0af9468d" officeooo:paragraph-rsid="0afa9786"/>
    </style:style>
    <style:style style:name="P1110" style:family="paragraph" style:parent-style-name="Text_20_body" style:list-style-name="L139">
      <style:text-properties officeooo:rsid="0b1053dc" officeooo:paragraph-rsid="0b1053dc"/>
    </style:style>
    <style:style style:name="P1111" style:family="paragraph" style:parent-style-name="Text_20_body" style:list-style-name="L139">
      <style:text-properties officeooo:rsid="0b118131" officeooo:paragraph-rsid="0b118131"/>
    </style:style>
    <style:style style:name="P1112" style:family="paragraph" style:parent-style-name="Text_20_body" style:list-style-name="L139">
      <style:text-properties officeooo:rsid="0b15c426" officeooo:paragraph-rsid="0b15c426"/>
    </style:style>
    <style:style style:name="P1113" style:family="paragraph" style:parent-style-name="Text_20_body" style:list-style-name="L139">
      <style:text-properties officeooo:rsid="0b15c426" officeooo:paragraph-rsid="0e9cdbb5"/>
    </style:style>
    <style:style style:name="P1114" style:family="paragraph" style:parent-style-name="Text_20_body" style:list-style-name="L139">
      <style:text-properties officeooo:rsid="0b18fdcd" officeooo:paragraph-rsid="0b18fdcd"/>
    </style:style>
    <style:style style:name="T1" style:family="text">
      <style:text-properties officeooo:rsid="0003c96a"/>
    </style:style>
    <style:style style:name="T2" style:family="text">
      <style:text-properties fo:font-style="normal" style:font-style-asian="normal" style:font-style-complex="normal"/>
    </style:style>
    <style:style style:name="T3" style:family="text">
      <style:text-properties fo:font-style="normal" officeooo:rsid="000b86ce" style:font-style-asian="normal" style:font-style-complex="normal"/>
    </style:style>
    <style:style style:name="T4" style:family="text">
      <style:text-properties fo:font-style="normal" officeooo:rsid="0037e407" style:font-style-asian="normal" style:font-style-complex="normal"/>
    </style:style>
    <style:style style:name="T5" style:family="text">
      <style:text-properties fo:font-style="normal" officeooo:rsid="0038b03b" style:font-style-asian="normal" style:font-style-complex="normal"/>
    </style:style>
    <style:style style:name="T6" style:family="text">
      <style:text-properties fo:font-style="normal" officeooo:rsid="00348213" style:font-style-asian="normal" style:font-style-complex="normal"/>
    </style:style>
    <style:style style:name="T7" style:family="text">
      <style:text-properties fo:font-style="normal" officeooo:rsid="00395658" style:font-style-asian="normal" style:font-style-complex="normal"/>
    </style:style>
    <style:style style:name="T8" style:family="text">
      <style:text-properties fo:font-style="normal" officeooo:rsid="004b536b" style:font-style-asian="normal" style:font-style-complex="normal"/>
    </style:style>
    <style:style style:name="T9" style:family="text">
      <style:text-properties fo:font-style="normal" officeooo:rsid="004f345f" style:font-style-asian="normal" style:font-style-complex="normal"/>
    </style:style>
    <style:style style:name="T10" style:family="text">
      <style:text-properties fo:font-style="normal" officeooo:rsid="006eb837" style:font-style-asian="normal" style:font-style-complex="normal"/>
    </style:style>
    <style:style style:name="T11" style:family="text">
      <style:text-properties fo:font-style="normal" officeooo:rsid="00880ced" style:font-style-asian="normal" style:font-style-complex="normal"/>
    </style:style>
    <style:style style:name="T12" style:family="text">
      <style:text-properties fo:font-style="normal" officeooo:rsid="0098904a" style:font-style-asian="normal" style:font-style-complex="normal"/>
    </style:style>
    <style:style style:name="T13" style:family="text">
      <style:text-properties fo:font-style="normal" officeooo:rsid="0099bb4e" style:font-style-asian="normal" style:font-style-complex="normal"/>
    </style:style>
    <style:style style:name="T14" style:family="text">
      <style:text-properties fo:font-style="normal" officeooo:rsid="009b4eb1" style:font-style-asian="normal" style:font-style-complex="normal"/>
    </style:style>
    <style:style style:name="T15" style:family="text">
      <style:text-properties fo:font-style="normal" officeooo:rsid="009be45f" style:font-style-asian="normal" style:font-style-complex="normal"/>
    </style:style>
    <style:style style:name="T16" style:family="text">
      <style:text-properties fo:font-style="normal" officeooo:rsid="009d308d" style:font-style-asian="normal" style:font-style-complex="normal"/>
    </style:style>
    <style:style style:name="T17" style:family="text">
      <style:text-properties fo:font-style="normal" officeooo:rsid="009fc564" style:font-style-asian="normal" style:font-style-complex="normal"/>
    </style:style>
    <style:style style:name="T18" style:family="text">
      <style:text-properties fo:font-style="normal" officeooo:rsid="00a0b5a2" style:font-style-asian="normal" style:font-style-complex="normal"/>
    </style:style>
    <style:style style:name="T19" style:family="text">
      <style:text-properties fo:font-style="normal" officeooo:rsid="00a17bd9" style:font-style-asian="normal" style:font-style-complex="normal"/>
    </style:style>
    <style:style style:name="T20" style:family="text">
      <style:text-properties fo:font-style="normal" officeooo:rsid="00a1843a" style:font-style-asian="normal" style:font-style-complex="normal"/>
    </style:style>
    <style:style style:name="T21" style:family="text">
      <style:text-properties fo:font-style="normal" officeooo:rsid="00a2acc0" style:font-style-asian="normal" style:font-style-complex="normal"/>
    </style:style>
    <style:style style:name="T22" style:family="text">
      <style:text-properties fo:font-style="normal" officeooo:rsid="00a2d513" style:font-style-asian="normal" style:font-style-complex="normal"/>
    </style:style>
    <style:style style:name="T23" style:family="text">
      <style:text-properties fo:font-style="normal" officeooo:rsid="00a44291" style:font-style-asian="normal" style:font-style-complex="normal"/>
    </style:style>
    <style:style style:name="T24" style:family="text">
      <style:text-properties fo:font-style="normal" officeooo:rsid="00a7a579" style:font-style-asian="normal" style:font-style-complex="normal"/>
    </style:style>
    <style:style style:name="T25" style:family="text">
      <style:text-properties fo:font-style="normal" officeooo:rsid="00a53884" style:font-style-asian="normal" style:font-style-complex="normal"/>
    </style:style>
    <style:style style:name="T26" style:family="text">
      <style:text-properties fo:font-style="normal" officeooo:rsid="00ab78b1" style:font-style-asian="normal" style:font-style-complex="normal"/>
    </style:style>
    <style:style style:name="T27" style:family="text">
      <style:text-properties fo:font-style="normal" officeooo:rsid="00ab85ec" style:font-style-asian="normal" style:font-style-complex="normal"/>
    </style:style>
    <style:style style:name="T28" style:family="text">
      <style:text-properties fo:font-style="normal" officeooo:rsid="00ac5fda" style:font-style-asian="normal" style:font-style-complex="normal"/>
    </style:style>
    <style:style style:name="T29" style:family="text">
      <style:text-properties fo:font-style="normal" officeooo:rsid="00ad9d62" style:font-style-asian="normal" style:font-style-complex="normal"/>
    </style:style>
    <style:style style:name="T30" style:family="text">
      <style:text-properties fo:font-style="normal" officeooo:rsid="00aea85f" style:font-style-asian="normal" style:font-style-complex="normal"/>
    </style:style>
    <style:style style:name="T31" style:family="text">
      <style:text-properties fo:font-style="normal" officeooo:rsid="00b0643f" style:font-style-asian="normal" style:font-style-complex="normal"/>
    </style:style>
    <style:style style:name="T32" style:family="text">
      <style:text-properties fo:font-style="normal" officeooo:rsid="00e030ef" style:font-style-asian="normal" style:font-style-complex="normal"/>
    </style:style>
    <style:style style:name="T33" style:family="text">
      <style:text-properties fo:font-style="normal" officeooo:rsid="00e46679" style:font-style-asian="normal" style:font-style-complex="normal"/>
    </style:style>
    <style:style style:name="T34" style:family="text">
      <style:text-properties fo:font-style="normal" officeooo:rsid="00e47f3d" style:font-style-asian="normal" style:font-style-complex="normal"/>
    </style:style>
    <style:style style:name="T35" style:family="text">
      <style:text-properties fo:font-style="normal" officeooo:rsid="00e6b371" style:font-style-asian="normal" style:font-style-complex="normal"/>
    </style:style>
    <style:style style:name="T36" style:family="text">
      <style:text-properties fo:font-style="normal" officeooo:rsid="00e80e28" style:font-style-asian="normal" style:font-style-complex="normal"/>
    </style:style>
    <style:style style:name="T37" style:family="text">
      <style:text-properties fo:font-style="normal" officeooo:rsid="00e88068" style:font-style-asian="normal" style:font-style-complex="normal"/>
    </style:style>
    <style:style style:name="T38" style:family="text">
      <style:text-properties fo:font-style="normal" officeooo:rsid="00ea16da" style:font-style-asian="normal" style:font-style-complex="normal"/>
    </style:style>
    <style:style style:name="T39" style:family="text">
      <style:text-properties fo:font-style="normal" officeooo:rsid="00eb0460" style:font-style-asian="normal" style:font-style-complex="normal"/>
    </style:style>
    <style:style style:name="T40" style:family="text">
      <style:text-properties fo:font-style="normal" officeooo:rsid="00ecc264" style:font-style-asian="normal" style:font-style-complex="normal"/>
    </style:style>
    <style:style style:name="T41" style:family="text">
      <style:text-properties fo:font-style="normal" officeooo:rsid="00ed171b" style:font-style-asian="normal" style:font-style-complex="normal"/>
    </style:style>
    <style:style style:name="T42" style:family="text">
      <style:text-properties fo:font-style="normal" officeooo:rsid="00eda6ef" style:font-style-asian="normal" style:font-style-complex="normal"/>
    </style:style>
    <style:style style:name="T43" style:family="text">
      <style:text-properties fo:font-style="normal" officeooo:rsid="00ef826b" style:font-style-asian="normal" style:font-style-complex="normal"/>
    </style:style>
    <style:style style:name="T44" style:family="text">
      <style:text-properties fo:font-style="normal" officeooo:rsid="00f19dfd" style:font-style-asian="normal" style:font-style-complex="normal"/>
    </style:style>
    <style:style style:name="T45" style:family="text">
      <style:text-properties fo:font-style="normal" officeooo:rsid="00f1d07e" style:font-style-asian="normal" style:font-style-complex="normal"/>
    </style:style>
    <style:style style:name="T46" style:family="text">
      <style:text-properties fo:font-style="normal" officeooo:rsid="00f3235f" style:font-style-asian="normal" style:font-style-complex="normal"/>
    </style:style>
    <style:style style:name="T47" style:family="text">
      <style:text-properties fo:font-style="normal" officeooo:rsid="00f4c426" style:font-style-asian="normal" style:font-style-complex="normal"/>
    </style:style>
    <style:style style:name="T48" style:family="text">
      <style:text-properties fo:font-style="normal" officeooo:rsid="00f612ea" style:font-style-asian="normal" style:font-style-complex="normal"/>
    </style:style>
    <style:style style:name="T49" style:family="text">
      <style:text-properties fo:font-style="normal" officeooo:rsid="00f87fce" style:font-style-asian="normal" style:font-style-complex="normal"/>
    </style:style>
    <style:style style:name="T50" style:family="text">
      <style:text-properties fo:font-style="normal" officeooo:rsid="00f938f6" style:font-style-asian="normal" style:font-style-complex="normal"/>
    </style:style>
    <style:style style:name="T51" style:family="text">
      <style:text-properties fo:font-style="normal" officeooo:rsid="00fabdec" style:font-style-asian="normal" style:font-style-complex="normal"/>
    </style:style>
    <style:style style:name="T52" style:family="text">
      <style:text-properties fo:font-style="normal" officeooo:rsid="00fc14cd" style:font-style-asian="normal" style:font-style-complex="normal"/>
    </style:style>
    <style:style style:name="T53" style:family="text">
      <style:text-properties fo:font-style="normal" officeooo:rsid="00fc43dc" style:font-style-asian="normal" style:font-style-complex="normal"/>
    </style:style>
    <style:style style:name="T54" style:family="text">
      <style:text-properties fo:font-style="normal" officeooo:rsid="00fd50be" style:font-style-asian="normal" style:font-style-complex="normal"/>
    </style:style>
    <style:style style:name="T55" style:family="text">
      <style:text-properties fo:font-style="normal" officeooo:rsid="00ff0a2d" style:font-style-asian="normal" style:font-style-complex="normal"/>
    </style:style>
    <style:style style:name="T56" style:family="text">
      <style:text-properties fo:font-style="normal" officeooo:rsid="0100f95a" style:font-style-asian="normal" style:font-style-complex="normal"/>
    </style:style>
    <style:style style:name="T57" style:family="text">
      <style:text-properties fo:font-style="normal" officeooo:rsid="01039330" style:font-style-asian="normal" style:font-style-complex="normal"/>
    </style:style>
    <style:style style:name="T58" style:family="text">
      <style:text-properties fo:font-style="normal" officeooo:rsid="0125fafc" style:font-style-asian="normal" style:font-style-complex="normal"/>
    </style:style>
    <style:style style:name="T59" style:family="text">
      <style:text-properties fo:font-style="normal" officeooo:rsid="012832bb" style:font-style-asian="normal" style:font-style-complex="normal"/>
    </style:style>
    <style:style style:name="T60" style:family="text">
      <style:text-properties fo:font-style="normal" officeooo:rsid="012bbf09" style:font-style-asian="normal" style:font-style-complex="normal"/>
    </style:style>
    <style:style style:name="T61" style:family="text">
      <style:text-properties fo:font-style="normal" officeooo:rsid="012cd309" style:font-style-asian="normal" style:font-style-complex="normal"/>
    </style:style>
    <style:style style:name="T62" style:family="text">
      <style:text-properties fo:font-style="normal" officeooo:rsid="012cfcea" style:font-style-asian="normal" style:font-style-complex="normal"/>
    </style:style>
    <style:style style:name="T63" style:family="text">
      <style:text-properties fo:font-style="normal" officeooo:rsid="015fbf82" style:font-style-asian="normal" style:font-style-complex="normal"/>
    </style:style>
    <style:style style:name="T64" style:family="text">
      <style:text-properties fo:font-style="normal" officeooo:rsid="01aa84c2" style:font-style-asian="normal" style:font-style-complex="normal"/>
    </style:style>
    <style:style style:name="T65" style:family="text">
      <style:text-properties fo:font-style="normal" officeooo:rsid="01ceefef" style:font-style-asian="normal" style:font-style-complex="normal"/>
    </style:style>
    <style:style style:name="T66" style:family="text">
      <style:text-properties fo:font-style="normal" officeooo:rsid="02192372" style:font-style-asian="normal" style:font-style-complex="normal"/>
    </style:style>
    <style:style style:name="T67" style:family="text">
      <style:text-properties fo:font-style="normal" officeooo:rsid="028ed8ee" style:font-style-asian="normal" style:font-style-complex="normal"/>
    </style:style>
    <style:style style:name="T68" style:family="text">
      <style:text-properties fo:font-style="normal" officeooo:rsid="029ff51b" style:font-style-asian="normal" style:font-style-complex="normal"/>
    </style:style>
    <style:style style:name="T69" style:family="text">
      <style:text-properties fo:font-style="normal" officeooo:rsid="0303b5c8" style:font-style-asian="normal" style:font-style-complex="normal"/>
    </style:style>
    <style:style style:name="T70" style:family="text">
      <style:text-properties fo:font-style="normal" officeooo:rsid="031760f4" style:font-style-asian="normal" style:font-style-complex="normal"/>
    </style:style>
    <style:style style:name="T71" style:family="text">
      <style:text-properties fo:font-style="normal" officeooo:rsid="03183cad" style:font-style-asian="normal" style:font-style-complex="normal"/>
    </style:style>
    <style:style style:name="T72" style:family="text">
      <style:text-properties fo:font-style="normal" officeooo:rsid="0319414c" style:font-style-asian="normal" style:font-style-complex="normal"/>
    </style:style>
    <style:style style:name="T73" style:family="text">
      <style:text-properties fo:font-style="normal" officeooo:rsid="031a295c" style:font-style-asian="normal" style:font-style-complex="normal"/>
    </style:style>
    <style:style style:name="T74" style:family="text">
      <style:text-properties fo:font-style="normal" officeooo:rsid="0370ade6" style:font-style-asian="normal" style:font-style-complex="normal"/>
    </style:style>
    <style:style style:name="T75" style:family="text">
      <style:text-properties fo:font-style="normal" officeooo:rsid="03e19eb0" style:font-style-asian="normal" style:font-style-complex="normal"/>
    </style:style>
    <style:style style:name="T76" style:family="text">
      <style:text-properties fo:font-style="normal" officeooo:rsid="03e39849" style:font-style-asian="normal" style:font-style-complex="normal"/>
    </style:style>
    <style:style style:name="T77" style:family="text">
      <style:text-properties fo:font-style="normal" officeooo:rsid="042925e8" style:font-style-asian="normal" style:font-style-complex="normal"/>
    </style:style>
    <style:style style:name="T78" style:family="text">
      <style:text-properties fo:font-style="normal" officeooo:rsid="03fa6523" style:font-style-asian="normal" style:font-style-complex="normal"/>
    </style:style>
    <style:style style:name="T79" style:family="text">
      <style:text-properties fo:font-style="normal" officeooo:rsid="001f0ab7" style:font-style-asian="normal" style:font-style-complex="normal"/>
    </style:style>
    <style:style style:name="T80" style:family="text">
      <style:text-properties fo:font-style="normal" officeooo:rsid="001f2c4f" style:font-style-asian="normal" style:font-style-complex="normal"/>
    </style:style>
    <style:style style:name="T81" style:family="text">
      <style:text-properties fo:font-style="normal" officeooo:rsid="064fe6d1" style:font-style-asian="normal" style:font-style-complex="normal"/>
    </style:style>
    <style:style style:name="T82" style:family="text">
      <style:text-properties fo:font-style="normal" officeooo:rsid="064fee7d" style:font-style-asian="normal" style:font-style-complex="normal"/>
    </style:style>
    <style:style style:name="T83" style:family="text">
      <style:text-properties fo:font-style="normal" officeooo:rsid="06528c46" style:font-style-asian="normal" style:font-style-complex="normal"/>
    </style:style>
    <style:style style:name="T84" style:family="text">
      <style:text-properties fo:font-style="normal" officeooo:rsid="0653eb35" style:font-style-asian="normal" style:font-style-complex="normal"/>
    </style:style>
    <style:style style:name="T85" style:family="text">
      <style:text-properties fo:font-style="normal" officeooo:rsid="06544e82" style:font-style-asian="normal" style:font-style-complex="normal"/>
    </style:style>
    <style:style style:name="T86" style:family="text">
      <style:text-properties fo:font-style="normal" officeooo:rsid="0655b6cb" style:font-style-asian="normal" style:font-style-complex="normal"/>
    </style:style>
    <style:style style:name="T87" style:family="text">
      <style:text-properties fo:font-style="normal" officeooo:rsid="0663279e" style:font-style-asian="normal" style:font-style-complex="normal"/>
    </style:style>
    <style:style style:name="T88" style:family="text">
      <style:text-properties fo:font-style="normal" officeooo:rsid="06657197" style:font-style-asian="normal" style:font-style-complex="normal"/>
    </style:style>
    <style:style style:name="T89" style:family="text">
      <style:text-properties fo:font-style="normal" officeooo:rsid="06672611" style:font-style-asian="normal" style:font-style-complex="normal"/>
    </style:style>
    <style:style style:name="T90" style:family="text">
      <style:text-properties fo:font-style="normal" officeooo:rsid="066bf987" style:font-style-asian="normal" style:font-style-complex="normal"/>
    </style:style>
    <style:style style:name="T91" style:family="text">
      <style:text-properties fo:font-style="normal" officeooo:rsid="06834e11" style:font-style-asian="normal" style:font-style-complex="normal"/>
    </style:style>
    <style:style style:name="T92" style:family="text">
      <style:text-properties fo:font-style="normal" officeooo:rsid="068462a6" style:font-style-asian="normal" style:font-style-complex="normal"/>
    </style:style>
    <style:style style:name="T93" style:family="text">
      <style:text-properties fo:font-style="normal" officeooo:rsid="06a0d202" style:font-style-asian="normal" style:font-style-complex="normal"/>
    </style:style>
    <style:style style:name="T94" style:family="text">
      <style:text-properties fo:font-style="normal" officeooo:rsid="06a19eeb" style:font-style-asian="normal" style:font-style-complex="normal"/>
    </style:style>
    <style:style style:name="T95" style:family="text">
      <style:text-properties fo:font-style="normal" officeooo:rsid="069e38df" style:font-style-asian="normal" style:font-style-complex="normal"/>
    </style:style>
    <style:style style:name="T96" style:family="text">
      <style:text-properties fo:font-style="normal" officeooo:rsid="06a232cb" style:font-style-asian="normal" style:font-style-complex="normal"/>
    </style:style>
    <style:style style:name="T97" style:family="text">
      <style:text-properties fo:font-style="normal" officeooo:rsid="06a45cf7" style:font-style-asian="normal" style:font-style-complex="normal"/>
    </style:style>
    <style:style style:name="T98" style:family="text">
      <style:text-properties fo:font-style="normal" officeooo:rsid="06a6593f" style:font-style-asian="normal" style:font-style-complex="normal"/>
    </style:style>
    <style:style style:name="T99" style:family="text">
      <style:text-properties fo:font-style="normal" officeooo:rsid="06a7901b" style:font-style-asian="normal" style:font-style-complex="normal"/>
    </style:style>
    <style:style style:name="T100" style:family="text">
      <style:text-properties fo:font-style="normal" officeooo:rsid="06a98625" style:font-style-asian="normal" style:font-style-complex="normal"/>
    </style:style>
    <style:style style:name="T101" style:family="text">
      <style:text-properties fo:font-style="normal" officeooo:rsid="07214bba" style:font-style-asian="normal" style:font-style-complex="normal"/>
    </style:style>
    <style:style style:name="T102" style:family="text">
      <style:text-properties fo:font-style="normal" officeooo:rsid="07266fae" style:font-style-asian="normal" style:font-style-complex="normal"/>
    </style:style>
    <style:style style:name="T103" style:family="text">
      <style:text-properties fo:font-style="normal" officeooo:rsid="07284c9b" style:font-style-asian="normal" style:font-style-complex="normal"/>
    </style:style>
    <style:style style:name="T104" style:family="text">
      <style:text-properties fo:font-style="normal" officeooo:rsid="072a0c70" style:font-style-asian="normal" style:font-style-complex="normal"/>
    </style:style>
    <style:style style:name="T105" style:family="text">
      <style:text-properties fo:font-style="normal" officeooo:rsid="072a246c" style:font-style-asian="normal" style:font-style-complex="normal"/>
    </style:style>
    <style:style style:name="T106" style:family="text">
      <style:text-properties fo:font-style="normal" officeooo:rsid="0997eef3" style:font-style-asian="normal" style:font-style-complex="normal"/>
    </style:style>
    <style:style style:name="T107" style:family="text">
      <style:text-properties fo:font-style="normal" officeooo:rsid="09a41089" style:font-style-asian="normal" style:font-style-complex="normal"/>
    </style:style>
    <style:style style:name="T108" style:family="text">
      <style:text-properties fo:font-style="normal" officeooo:rsid="09973d75" style:font-style-asian="normal" style:font-style-complex="normal"/>
    </style:style>
    <style:style style:name="T109" style:family="text">
      <style:text-properties fo:font-style="normal" officeooo:rsid="09a9b976" style:font-style-asian="normal" style:font-style-complex="normal"/>
    </style:style>
    <style:style style:name="T110" style:family="text">
      <style:text-properties fo:font-style="normal" officeooo:rsid="09ab0b54" style:font-style-asian="normal" style:font-style-complex="normal"/>
    </style:style>
    <style:style style:name="T111" style:family="text">
      <style:text-properties fo:font-style="normal" officeooo:rsid="09b266b2" style:font-style-asian="normal" style:font-style-complex="normal"/>
    </style:style>
    <style:style style:name="T112" style:family="text">
      <style:text-properties fo:font-style="normal" officeooo:rsid="09b2bc71" style:font-style-asian="normal" style:font-style-complex="normal"/>
    </style:style>
    <style:style style:name="T113" style:family="text">
      <style:text-properties fo:font-style="normal" officeooo:rsid="09b47339" style:font-style-asian="normal" style:font-style-complex="normal"/>
    </style:style>
    <style:style style:name="T114" style:family="text">
      <style:text-properties fo:font-style="normal" officeooo:rsid="09b66bfd" style:font-style-asian="normal" style:font-style-complex="normal"/>
    </style:style>
    <style:style style:name="T115" style:family="text">
      <style:text-properties fo:font-style="normal" officeooo:rsid="09b7a7ad" style:font-style-asian="normal" style:font-style-complex="normal"/>
    </style:style>
    <style:style style:name="T116" style:family="text">
      <style:text-properties fo:font-style="normal" officeooo:rsid="09ba16c7" style:font-style-asian="normal" style:font-style-complex="normal"/>
    </style:style>
    <style:style style:name="T117" style:family="text">
      <style:text-properties fo:font-style="normal" officeooo:rsid="0a116d92" style:font-style-asian="normal" style:font-style-complex="normal"/>
    </style:style>
    <style:style style:name="T118" style:family="text">
      <style:text-properties fo:font-style="normal" officeooo:rsid="0a133ed3" style:font-style-asian="normal" style:font-style-complex="normal"/>
    </style:style>
    <style:style style:name="T119" style:family="text">
      <style:text-properties fo:font-style="normal" officeooo:rsid="0a1502d8" style:font-style-asian="normal" style:font-style-complex="normal"/>
    </style:style>
    <style:style style:name="T120" style:family="text">
      <style:text-properties fo:font-style="normal" officeooo:rsid="0a16bf83" style:font-style-asian="normal" style:font-style-complex="normal"/>
    </style:style>
    <style:style style:name="T121" style:family="text">
      <style:text-properties fo:font-style="normal" officeooo:rsid="0a16f934" style:font-style-asian="normal" style:font-style-complex="normal"/>
    </style:style>
    <style:style style:name="T122" style:family="text">
      <style:text-properties fo:font-style="normal" officeooo:rsid="0a1b0fc1" style:font-style-asian="normal" style:font-style-complex="normal"/>
    </style:style>
    <style:style style:name="T123" style:family="text">
      <style:text-properties fo:font-style="normal" officeooo:rsid="0a1b361f" style:font-style-asian="normal" style:font-style-complex="normal"/>
    </style:style>
    <style:style style:name="T124" style:family="text">
      <style:text-properties fo:font-style="normal" officeooo:rsid="0a73ca59" style:font-style-asian="normal" style:font-style-complex="normal"/>
    </style:style>
    <style:style style:name="T125" style:family="text">
      <style:text-properties fo:font-style="normal" officeooo:rsid="0a7519d2" style:font-style-asian="normal" style:font-style-complex="normal"/>
    </style:style>
    <style:style style:name="T126" style:family="text">
      <style:text-properties fo:font-style="normal" officeooo:rsid="0a75fb19" style:font-style-asian="normal" style:font-style-complex="normal"/>
    </style:style>
    <style:style style:name="T127" style:family="text">
      <style:text-properties fo:font-style="normal" officeooo:rsid="0a7602a5" style:font-style-asian="normal" style:font-style-complex="normal"/>
    </style:style>
    <style:style style:name="T128" style:family="text">
      <style:text-properties fo:font-style="normal" officeooo:rsid="0a78cc20" style:font-style-asian="normal" style:font-style-complex="normal"/>
    </style:style>
    <style:style style:name="T129" style:family="text">
      <style:text-properties fo:font-style="normal" officeooo:rsid="0a797f92" style:font-style-asian="normal" style:font-style-complex="normal"/>
    </style:style>
    <style:style style:name="T130" style:family="text">
      <style:text-properties fo:font-style="normal" officeooo:rsid="0a7ad2c7" style:font-style-asian="normal" style:font-style-complex="normal"/>
    </style:style>
    <style:style style:name="T131" style:family="text">
      <style:text-properties fo:font-style="normal" officeooo:rsid="0a7afd46" style:font-style-asian="normal" style:font-style-complex="normal"/>
    </style:style>
    <style:style style:name="T132" style:family="text">
      <style:text-properties fo:font-style="normal" officeooo:rsid="0a7cb939" style:font-style-asian="normal" style:font-style-complex="normal"/>
    </style:style>
    <style:style style:name="T133" style:family="text">
      <style:text-properties fo:font-style="normal" officeooo:rsid="0a7e8bf6" style:font-style-asian="normal" style:font-style-complex="normal"/>
    </style:style>
    <style:style style:name="T134" style:family="text">
      <style:text-properties fo:font-style="normal" officeooo:rsid="0a7fdfb5" style:font-style-asian="normal" style:font-style-complex="normal"/>
    </style:style>
    <style:style style:name="T135" style:family="text">
      <style:text-properties fo:font-style="normal" officeooo:rsid="0a80c5fd" style:font-style-asian="normal" style:font-style-complex="normal"/>
    </style:style>
    <style:style style:name="T136" style:family="text">
      <style:text-properties fo:font-style="normal" officeooo:rsid="0a833635" style:font-style-asian="normal" style:font-style-complex="normal"/>
    </style:style>
    <style:style style:name="T137" style:family="text">
      <style:text-properties fo:font-style="normal" officeooo:rsid="0a859dbf" style:font-style-asian="normal" style:font-style-complex="normal"/>
    </style:style>
    <style:style style:name="T138" style:family="text">
      <style:text-properties fo:font-style="normal" officeooo:rsid="0a878fbe" style:font-style-asian="normal" style:font-style-complex="normal"/>
    </style:style>
    <style:style style:name="T139" style:family="text">
      <style:text-properties fo:font-style="normal" officeooo:rsid="0a894a0e" style:font-style-asian="normal" style:font-style-complex="normal"/>
    </style:style>
    <style:style style:name="T140" style:family="text">
      <style:text-properties fo:font-style="normal" officeooo:rsid="0a89cb73" style:font-style-asian="normal" style:font-style-complex="normal"/>
    </style:style>
    <style:style style:name="T141" style:family="text">
      <style:text-properties fo:font-style="normal" officeooo:rsid="0a89d6e8" style:font-style-asian="normal" style:font-style-complex="normal"/>
    </style:style>
    <style:style style:name="T142" style:family="text">
      <style:text-properties fo:font-style="normal" officeooo:rsid="0aa3eb03" style:font-style-asian="normal" style:font-style-complex="normal"/>
    </style:style>
    <style:style style:name="T143" style:family="text">
      <style:text-properties fo:font-style="normal" officeooo:rsid="0aa52daa" style:font-style-asian="normal" style:font-style-complex="normal"/>
    </style:style>
    <style:style style:name="T144" style:family="text">
      <style:text-properties fo:font-style="normal" officeooo:rsid="0aa5ac35" style:font-style-asian="normal" style:font-style-complex="normal"/>
    </style:style>
    <style:style style:name="T145" style:family="text">
      <style:text-properties fo:font-style="normal" officeooo:rsid="0aa6c331" style:font-style-asian="normal" style:font-style-complex="normal"/>
    </style:style>
    <style:style style:name="T146" style:family="text">
      <style:text-properties fo:font-style="normal" officeooo:rsid="0aa6e727" style:font-style-asian="normal" style:font-style-complex="normal"/>
    </style:style>
    <style:style style:name="T147" style:family="text">
      <style:text-properties fo:font-style="normal" officeooo:rsid="0b6ba6ec" style:font-style-asian="normal" style:font-style-complex="normal"/>
    </style:style>
    <style:style style:name="T148" style:family="text">
      <style:text-properties fo:font-style="normal" officeooo:rsid="0b6da866" style:font-style-asian="normal" style:font-style-complex="normal"/>
    </style:style>
    <style:style style:name="T149" style:family="text">
      <style:text-properties fo:font-style="normal" officeooo:rsid="0b723d57" style:font-style-asian="normal" style:font-style-complex="normal"/>
    </style:style>
    <style:style style:name="T150" style:family="text">
      <style:text-properties fo:font-style="normal" officeooo:rsid="036cf432" style:font-style-asian="normal" style:font-style-complex="normal"/>
    </style:style>
    <style:style style:name="T151" style:family="text">
      <style:text-properties fo:font-style="normal" officeooo:rsid="0bba1dc1" style:font-style-asian="normal" style:font-style-complex="normal"/>
    </style:style>
    <style:style style:name="T152" style:family="text">
      <style:text-properties fo:font-style="normal" officeooo:rsid="0bbb0f8c" style:font-style-asian="normal" style:font-style-complex="normal"/>
    </style:style>
    <style:style style:name="T153" style:family="text">
      <style:text-properties fo:font-style="normal" officeooo:rsid="0bcd8333" style:font-style-asian="normal" style:font-style-complex="normal"/>
    </style:style>
    <style:style style:name="T154" style:family="text">
      <style:text-properties fo:font-style="normal" officeooo:rsid="0bce0f11" style:font-style-asian="normal" style:font-style-complex="normal"/>
    </style:style>
    <style:style style:name="T155" style:family="text">
      <style:text-properties fo:font-style="normal" officeooo:rsid="0bce3209" style:font-style-asian="normal" style:font-style-complex="normal"/>
    </style:style>
    <style:style style:name="T156" style:family="text">
      <style:text-properties fo:font-style="normal" officeooo:rsid="0ca19cef" style:font-style-asian="normal" style:font-style-complex="normal"/>
    </style:style>
    <style:style style:name="T157" style:family="text">
      <style:text-properties fo:font-style="normal" officeooo:rsid="0cb5ea49" style:font-style-asian="normal" style:font-style-complex="normal"/>
    </style:style>
    <style:style style:name="T158" style:family="text">
      <style:text-properties fo:font-style="normal" officeooo:rsid="0cda407c" style:font-style-asian="normal" style:font-style-complex="normal"/>
    </style:style>
    <style:style style:name="T159" style:family="text">
      <style:text-properties fo:font-style="normal" officeooo:rsid="068cb5cb" style:font-style-asian="normal" style:font-style-complex="normal"/>
    </style:style>
    <style:style style:name="T160" style:family="text">
      <style:text-properties fo:font-style="normal" officeooo:rsid="0df8d46c"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65fb5f" style:font-style-asian="normal" style:font-weight-asian="normal" style:font-style-complex="normal" style:font-weight-complex="normal"/>
    </style:style>
    <style:style style:name="T163" style:family="text">
      <style:text-properties fo:font-style="normal" fo:font-weight="normal" officeooo:rsid="0067c208" style:font-style-asian="normal" style:font-weight-asian="normal" style:font-style-complex="normal" style:font-weight-complex="normal"/>
    </style:style>
    <style:style style:name="T164" style:family="text">
      <style:text-properties fo:font-style="normal" fo:font-weight="normal" officeooo:rsid="006b9081" style:font-style-asian="normal" style:font-weight-asian="normal" style:font-style-complex="normal" style:font-weight-complex="normal"/>
    </style:style>
    <style:style style:name="T165" style:family="text">
      <style:text-properties fo:font-style="normal" fo:font-weight="normal" officeooo:rsid="006eb837" style:font-style-asian="normal" style:font-weight-asian="normal" style:font-style-complex="normal" style:font-weight-complex="normal"/>
    </style:style>
    <style:style style:name="T166" style:family="text">
      <style:text-properties fo:font-style="normal" fo:font-weight="normal" officeooo:rsid="006fc25b" style:font-style-asian="normal" style:font-weight-asian="normal" style:font-style-complex="normal" style:font-weight-complex="normal"/>
    </style:style>
    <style:style style:name="T167" style:family="text">
      <style:text-properties fo:font-style="normal" fo:font-weight="normal" officeooo:rsid="0069a6bd" style:font-style-asian="normal" style:font-weight-asian="normal" style:font-style-complex="normal" style:font-weight-complex="normal"/>
    </style:style>
    <style:style style:name="T168" style:family="text">
      <style:text-properties fo:font-style="normal" fo:font-weight="normal" officeooo:rsid="0070d065" style:font-style-asian="normal" style:font-weight-asian="normal" style:font-style-complex="normal" style:font-weight-complex="normal"/>
    </style:style>
    <style:style style:name="T169" style:family="text">
      <style:text-properties fo:font-style="normal" fo:font-weight="normal" officeooo:rsid="0071961b" style:font-style-asian="normal" style:font-weight-asian="normal" style:font-style-complex="normal" style:font-weight-complex="normal"/>
    </style:style>
    <style:style style:name="T170" style:family="text">
      <style:text-properties fo:font-style="normal" fo:font-weight="normal" officeooo:rsid="00735364" style:font-style-asian="normal" style:font-weight-asian="normal" style:font-style-complex="normal" style:font-weight-complex="normal"/>
    </style:style>
    <style:style style:name="T171" style:family="text">
      <style:text-properties fo:font-style="normal" fo:font-weight="normal" officeooo:rsid="0073bf3c" style:font-style-asian="normal" style:font-weight-asian="normal" style:font-style-complex="normal" style:font-weight-complex="normal"/>
    </style:style>
    <style:style style:name="T172" style:family="text">
      <style:text-properties fo:font-style="normal" fo:font-weight="normal" officeooo:rsid="00745fad" style:font-style-asian="normal" style:font-weight-asian="normal" style:font-style-complex="normal" style:font-weight-complex="normal"/>
    </style:style>
    <style:style style:name="T173" style:family="text">
      <style:text-properties fo:font-style="normal" fo:font-weight="normal" officeooo:rsid="00753498" style:font-style-asian="normal" style:font-weight-asian="normal" style:font-style-complex="normal" style:font-weight-complex="normal"/>
    </style:style>
    <style:style style:name="T174" style:family="text">
      <style:text-properties fo:font-style="normal" fo:font-weight="normal" officeooo:rsid="00778908" style:font-style-asian="normal" style:font-weight-asian="normal" style:font-style-complex="normal" style:font-weight-complex="normal"/>
    </style:style>
    <style:style style:name="T175" style:family="text">
      <style:text-properties fo:font-style="normal" fo:font-weight="normal" officeooo:rsid="007894e4" style:font-style-asian="normal" style:font-weight-asian="normal" style:font-style-complex="normal" style:font-weight-complex="normal"/>
    </style:style>
    <style:style style:name="T176" style:family="text">
      <style:text-properties fo:font-style="normal" fo:font-weight="normal" officeooo:rsid="0079723a" style:font-style-asian="normal" style:font-weight-asian="normal" style:font-style-complex="normal" style:font-weight-complex="normal"/>
    </style:style>
    <style:style style:name="T177" style:family="text">
      <style:text-properties fo:font-style="normal" fo:font-weight="normal" officeooo:rsid="0079b318" style:font-style-asian="normal" style:font-weight-asian="normal" style:font-style-complex="normal" style:font-weight-complex="normal"/>
    </style:style>
    <style:style style:name="T178" style:family="text">
      <style:text-properties fo:font-style="normal" fo:font-weight="normal" officeooo:rsid="007b2084" style:font-style-asian="normal" style:font-weight-asian="normal" style:font-style-complex="normal" style:font-weight-complex="normal"/>
    </style:style>
    <style:style style:name="T179" style:family="text">
      <style:text-properties fo:font-style="normal" fo:font-weight="normal" officeooo:rsid="007b92ed" style:font-style-asian="normal" style:font-weight-asian="normal" style:font-style-complex="normal" style:font-weight-complex="normal"/>
    </style:style>
    <style:style style:name="T180" style:family="text">
      <style:text-properties fo:font-style="normal" fo:font-weight="normal" officeooo:rsid="007c3916" style:font-style-asian="normal" style:font-weight-asian="normal" style:font-style-complex="normal" style:font-weight-complex="normal"/>
    </style:style>
    <style:style style:name="T181" style:family="text">
      <style:text-properties fo:font-style="normal" fo:font-weight="normal" officeooo:rsid="007e18c4" style:font-style-asian="normal" style:font-weight-asian="normal" style:font-style-complex="normal" style:font-weight-complex="normal"/>
    </style:style>
    <style:style style:name="T182" style:family="text">
      <style:text-properties fo:font-style="normal" fo:font-weight="normal" officeooo:rsid="007feef3" style:font-style-asian="normal" style:font-weight-asian="normal" style:font-style-complex="normal" style:font-weight-complex="normal"/>
    </style:style>
    <style:style style:name="T183" style:family="text">
      <style:text-properties fo:font-style="normal" fo:font-weight="normal" officeooo:rsid="00814ef5" style:font-style-asian="normal" style:font-weight-asian="normal" style:font-style-complex="normal" style:font-weight-complex="normal"/>
    </style:style>
    <style:style style:name="T184" style:family="text">
      <style:text-properties fo:font-style="normal" fo:font-weight="normal" officeooo:rsid="0082b9ed" style:font-style-asian="normal" style:font-weight-asian="normal" style:font-style-complex="normal" style:font-weight-complex="normal"/>
    </style:style>
    <style:style style:name="T185" style:family="text">
      <style:text-properties fo:font-style="normal" fo:font-weight="normal" officeooo:rsid="00b0643f" style:font-style-asian="normal" style:font-weight-asian="normal" style:font-style-complex="normal" style:font-weight-complex="normal"/>
    </style:style>
    <style:style style:name="T186" style:family="text">
      <style:text-properties fo:font-style="normal" fo:font-weight="normal" officeooo:rsid="00b09fb5" style:font-style-asian="normal" style:font-weight-asian="normal" style:font-style-complex="normal" style:font-weight-complex="normal"/>
    </style:style>
    <style:style style:name="T187" style:family="text">
      <style:text-properties fo:font-style="normal" fo:font-weight="normal" officeooo:rsid="00b15b93" style:font-style-asian="normal" style:font-weight-asian="normal" style:font-style-complex="normal" style:font-weight-complex="normal"/>
    </style:style>
    <style:style style:name="T188" style:family="text">
      <style:text-properties fo:font-style="normal" fo:font-weight="normal" officeooo:rsid="00b24073" style:font-style-asian="normal" style:font-weight-asian="normal" style:font-style-complex="normal" style:font-weight-complex="normal"/>
    </style:style>
    <style:style style:name="T189" style:family="text">
      <style:text-properties fo:font-style="normal" fo:font-weight="normal" officeooo:rsid="00b38931" style:font-style-asian="normal" style:font-weight-asian="normal" style:font-style-complex="normal" style:font-weight-complex="normal"/>
    </style:style>
    <style:style style:name="T190" style:family="text">
      <style:text-properties fo:font-style="normal" fo:font-weight="normal" officeooo:rsid="00b574aa" style:font-style-asian="normal" style:font-weight-asian="normal" style:font-style-complex="normal" style:font-weight-complex="normal"/>
    </style:style>
    <style:style style:name="T191" style:family="text">
      <style:text-properties fo:font-style="normal" fo:font-weight="normal" officeooo:rsid="00b8e2e0" style:font-style-asian="normal" style:font-weight-asian="normal" style:font-style-complex="normal" style:font-weight-complex="normal"/>
    </style:style>
    <style:style style:name="T192" style:family="text">
      <style:text-properties fo:font-style="normal" fo:font-weight="normal" officeooo:rsid="00bce02c" style:font-style-asian="normal" style:font-weight-asian="normal" style:font-style-complex="normal" style:font-weight-complex="normal"/>
    </style:style>
    <style:style style:name="T193" style:family="text">
      <style:text-properties fo:font-style="normal" fo:font-weight="normal" officeooo:rsid="00bdbde9" style:font-style-asian="normal" style:font-weight-asian="normal" style:font-style-complex="normal" style:font-weight-complex="normal"/>
    </style:style>
    <style:style style:name="T194" style:family="text">
      <style:text-properties fo:font-style="normal" fo:font-weight="normal" officeooo:rsid="00bf425b" style:font-style-asian="normal" style:font-weight-asian="normal" style:font-style-complex="normal" style:font-weight-complex="normal"/>
    </style:style>
    <style:style style:name="T195" style:family="text">
      <style:text-properties fo:font-style="normal" fo:font-weight="normal" officeooo:rsid="00bf61d7" style:font-style-asian="normal" style:font-weight-asian="normal" style:font-style-complex="normal" style:font-weight-complex="normal"/>
    </style:style>
    <style:style style:name="T196" style:family="text">
      <style:text-properties fo:font-style="normal" fo:font-weight="normal" officeooo:rsid="00c0bb75" style:font-style-asian="normal" style:font-weight-asian="normal" style:font-style-complex="normal" style:font-weight-complex="normal"/>
    </style:style>
    <style:style style:name="T197" style:family="text">
      <style:text-properties fo:font-style="normal" fo:font-weight="normal" officeooo:rsid="00c278dc" style:font-style-asian="normal" style:font-weight-asian="normal" style:font-style-complex="normal" style:font-weight-complex="normal"/>
    </style:style>
    <style:style style:name="T198" style:family="text">
      <style:text-properties fo:font-style="normal" fo:font-weight="normal" officeooo:rsid="00c3cefb" style:font-style-asian="normal" style:font-weight-asian="normal" style:font-style-complex="normal" style:font-weight-complex="normal"/>
    </style:style>
    <style:style style:name="T199" style:family="text">
      <style:text-properties fo:font-style="normal" fo:font-weight="normal" officeooo:rsid="00c422c4" style:font-style-asian="normal" style:font-weight-asian="normal" style:font-style-complex="normal" style:font-weight-complex="normal"/>
    </style:style>
    <style:style style:name="T200" style:family="text">
      <style:text-properties fo:font-style="normal" fo:font-weight="normal" officeooo:rsid="00c468d8" style:font-style-asian="normal" style:font-weight-asian="normal" style:font-style-complex="normal" style:font-weight-complex="normal"/>
    </style:style>
    <style:style style:name="T201" style:family="text">
      <style:text-properties fo:font-style="normal" fo:font-weight="normal" officeooo:rsid="01070e5e" style:font-style-asian="normal" style:font-weight-asian="normal" style:font-style-complex="normal" style:font-weight-complex="normal"/>
    </style:style>
    <style:style style:name="T202" style:family="text">
      <style:text-properties fo:font-style="normal" fo:font-weight="normal" officeooo:rsid="010abfd2" style:font-style-asian="normal" style:font-weight-asian="normal" style:font-style-complex="normal" style:font-weight-complex="normal"/>
    </style:style>
    <style:style style:name="T203" style:family="text">
      <style:text-properties fo:font-style="normal" fo:font-weight="normal" officeooo:rsid="010acf91" style:font-style-asian="normal" style:font-weight-asian="normal" style:font-style-complex="normal" style:font-weight-complex="normal"/>
    </style:style>
    <style:style style:name="T204" style:family="text">
      <style:text-properties fo:font-style="normal" fo:font-weight="normal" officeooo:rsid="010bdfb6" style:font-style-asian="normal" style:font-weight-asian="normal" style:font-style-complex="normal" style:font-weight-complex="normal"/>
    </style:style>
    <style:style style:name="T205" style:family="text">
      <style:text-properties fo:font-style="normal" fo:font-weight="normal" officeooo:rsid="010db020" style:font-style-asian="normal" style:font-weight-asian="normal" style:font-style-complex="normal" style:font-weight-complex="normal"/>
    </style:style>
    <style:style style:name="T206" style:family="text">
      <style:text-properties fo:font-style="normal" fo:font-weight="normal" officeooo:rsid="010841e5" style:font-style-asian="normal" style:font-weight-asian="normal" style:font-style-complex="normal" style:font-weight-complex="normal"/>
    </style:style>
    <style:style style:name="T207" style:family="text">
      <style:text-properties fo:font-style="normal" fo:font-weight="normal" officeooo:rsid="01132f36" style:font-style-asian="normal" style:font-weight-asian="normal" style:font-style-complex="normal" style:font-weight-complex="normal"/>
    </style:style>
    <style:style style:name="T208" style:family="text">
      <style:text-properties fo:font-style="normal" fo:font-weight="normal" officeooo:rsid="01143788" style:font-style-asian="normal" style:font-weight-asian="normal" style:font-style-complex="normal" style:font-weight-complex="normal"/>
    </style:style>
    <style:style style:name="T209" style:family="text">
      <style:text-properties fo:font-style="normal" fo:font-weight="normal" officeooo:rsid="01165064" style:font-style-asian="normal" style:font-weight-asian="normal" style:font-style-complex="normal" style:font-weight-complex="normal"/>
    </style:style>
    <style:style style:name="T210" style:family="text">
      <style:text-properties fo:font-style="normal" fo:font-weight="normal" officeooo:rsid="01171aa9" style:font-style-asian="normal" style:font-weight-asian="normal" style:font-style-complex="normal" style:font-weight-complex="normal"/>
    </style:style>
    <style:style style:name="T211" style:family="text">
      <style:text-properties fo:font-style="normal" fo:font-weight="normal" officeooo:rsid="011862ec" style:font-style-asian="normal" style:font-weight-asian="normal" style:font-style-complex="normal" style:font-weight-complex="normal"/>
    </style:style>
    <style:style style:name="T212" style:family="text">
      <style:text-properties fo:font-style="normal" fo:font-weight="normal" officeooo:rsid="01197891" style:font-style-asian="normal" style:font-weight-asian="normal" style:font-style-complex="normal" style:font-weight-complex="normal"/>
    </style:style>
    <style:style style:name="T213" style:family="text">
      <style:text-properties fo:font-style="normal" fo:font-weight="normal" officeooo:rsid="011999c6" style:font-style-asian="normal" style:font-weight-asian="normal" style:font-style-complex="normal" style:font-weight-complex="normal"/>
    </style:style>
    <style:style style:name="T214" style:family="text">
      <style:text-properties fo:font-style="normal" fo:font-weight="normal" officeooo:rsid="011c7694" style:font-style-asian="normal" style:font-weight-asian="normal" style:font-style-complex="normal" style:font-weight-complex="normal"/>
    </style:style>
    <style:style style:name="T215" style:family="text">
      <style:text-properties fo:font-style="normal" fo:font-weight="normal" officeooo:rsid="013192d2" style:font-style-asian="normal" style:font-weight-asian="normal" style:font-style-complex="normal" style:font-weight-complex="normal"/>
    </style:style>
    <style:style style:name="T216" style:family="text">
      <style:text-properties fo:font-style="normal" fo:font-weight="normal" officeooo:rsid="013b8183" style:font-style-asian="normal" style:font-weight-asian="normal" style:font-style-complex="normal" style:font-weight-complex="normal"/>
    </style:style>
    <style:style style:name="T217" style:family="text">
      <style:text-properties fo:font-style="normal" fo:font-weight="normal" officeooo:rsid="013efc2e" style:font-style-asian="normal" style:font-weight-asian="normal" style:font-style-complex="normal" style:font-weight-complex="normal"/>
    </style:style>
    <style:style style:name="T218" style:family="text">
      <style:text-properties fo:font-style="normal" fo:font-weight="normal" officeooo:rsid="0140a33c" style:font-style-asian="normal" style:font-weight-asian="normal" style:font-style-complex="normal" style:font-weight-complex="normal"/>
    </style:style>
    <style:style style:name="T219" style:family="text">
      <style:text-properties fo:font-style="normal" fo:font-weight="normal" officeooo:rsid="01423a03" style:font-style-asian="normal" style:font-weight-asian="normal" style:font-style-complex="normal" style:font-weight-complex="normal"/>
    </style:style>
    <style:style style:name="T220" style:family="text">
      <style:text-properties fo:font-style="normal" fo:font-weight="normal" officeooo:rsid="01432c8b" style:font-style-asian="normal" style:font-weight-asian="normal" style:font-style-complex="normal" style:font-weight-complex="normal"/>
    </style:style>
    <style:style style:name="T221" style:family="text">
      <style:text-properties fo:font-style="normal" fo:font-weight="normal" officeooo:rsid="01443262" style:font-style-asian="normal" style:font-weight-asian="normal" style:font-style-complex="normal" style:font-weight-complex="normal"/>
    </style:style>
    <style:style style:name="T222" style:family="text">
      <style:text-properties fo:font-style="normal" fo:font-weight="normal" officeooo:rsid="0156d11f" style:font-style-asian="normal" style:font-weight-asian="normal" style:font-style-complex="normal" style:font-weight-complex="normal"/>
    </style:style>
    <style:style style:name="T223" style:family="text">
      <style:text-properties fo:font-style="normal" fo:font-weight="normal" officeooo:rsid="01577f19" style:font-style-asian="normal" style:font-weight-asian="normal" style:font-style-complex="normal" style:font-weight-complex="normal"/>
    </style:style>
    <style:style style:name="T224" style:family="text">
      <style:text-properties fo:font-style="normal" fo:font-weight="normal" officeooo:rsid="015fbf82" style:font-style-asian="normal" style:font-weight-asian="normal" style:font-style-complex="normal" style:font-weight-complex="normal"/>
    </style:style>
    <style:style style:name="T225" style:family="text">
      <style:text-properties fo:font-style="normal" fo:font-weight="normal" officeooo:rsid="01760876" style:font-style-asian="normal" style:font-weight-asian="normal" style:font-style-complex="normal" style:font-weight-complex="normal"/>
    </style:style>
    <style:style style:name="T226" style:family="text">
      <style:text-properties fo:font-style="normal" fo:font-weight="normal" officeooo:rsid="01829068" style:font-style-asian="normal" style:font-weight-asian="normal" style:font-style-complex="normal" style:font-weight-complex="normal"/>
    </style:style>
    <style:style style:name="T227" style:family="text">
      <style:text-properties fo:font-style="normal" fo:font-weight="normal" officeooo:rsid="0187756b" style:font-style-asian="normal" style:font-weight-asian="normal" style:font-style-complex="normal" style:font-weight-complex="normal"/>
    </style:style>
    <style:style style:name="T228" style:family="text">
      <style:text-properties fo:font-style="normal" fo:font-weight="normal" officeooo:rsid="0188b631" style:font-style-asian="normal" style:font-weight-asian="normal" style:font-style-complex="normal" style:font-weight-complex="normal"/>
    </style:style>
    <style:style style:name="T229" style:family="text">
      <style:text-properties fo:font-style="normal" fo:font-weight="normal" officeooo:rsid="01896178" style:font-style-asian="normal" style:font-weight-asian="normal" style:font-style-complex="normal" style:font-weight-complex="normal"/>
    </style:style>
    <style:style style:name="T230" style:family="text">
      <style:text-properties fo:font-style="normal" fo:font-weight="normal" officeooo:rsid="018b0a05" style:font-style-asian="normal" style:font-weight-asian="normal" style:font-style-complex="normal" style:font-weight-complex="normal"/>
    </style:style>
    <style:style style:name="T231" style:family="text">
      <style:text-properties fo:font-style="normal" fo:font-weight="normal" officeooo:rsid="018c23b5" style:font-style-asian="normal" style:font-weight-asian="normal" style:font-style-complex="normal" style:font-weight-complex="normal"/>
    </style:style>
    <style:style style:name="T232" style:family="text">
      <style:text-properties fo:font-style="normal" fo:font-weight="normal" officeooo:rsid="018c79d1" style:font-style-asian="normal" style:font-weight-asian="normal" style:font-style-complex="normal" style:font-weight-complex="normal"/>
    </style:style>
    <style:style style:name="T233" style:family="text">
      <style:text-properties fo:font-style="normal" fo:font-weight="normal" officeooo:rsid="018d7494" style:font-style-asian="normal" style:font-weight-asian="normal" style:font-style-complex="normal" style:font-weight-complex="normal"/>
    </style:style>
    <style:style style:name="T234" style:family="text">
      <style:text-properties fo:font-style="normal" fo:font-weight="normal" officeooo:rsid="01914754" style:font-style-asian="normal" style:font-weight-asian="normal" style:font-style-complex="normal" style:font-weight-complex="normal"/>
    </style:style>
    <style:style style:name="T235" style:family="text">
      <style:text-properties fo:font-style="normal" fo:font-weight="normal" officeooo:rsid="019fac61" style:font-style-asian="normal" style:font-weight-asian="normal" style:font-style-complex="normal" style:font-weight-complex="normal"/>
    </style:style>
    <style:style style:name="T236" style:family="text">
      <style:text-properties fo:font-style="normal" fo:font-weight="normal" officeooo:rsid="01a55089" style:font-style-asian="normal" style:font-weight-asian="normal" style:font-style-complex="normal" style:font-weight-complex="normal"/>
    </style:style>
    <style:style style:name="T237" style:family="text">
      <style:text-properties fo:font-style="normal" fo:font-weight="normal" officeooo:rsid="01a93116" style:font-style-asian="normal" style:font-weight-asian="normal" style:font-style-complex="normal" style:font-weight-complex="normal"/>
    </style:style>
    <style:style style:name="T238" style:family="text">
      <style:text-properties fo:font-style="normal" fo:font-weight="normal" officeooo:rsid="01a726fb" style:font-style-asian="normal" style:font-weight-asian="normal" style:font-style-complex="normal" style:font-weight-complex="normal"/>
    </style:style>
    <style:style style:name="T239" style:family="text">
      <style:text-properties fo:font-style="normal" fo:font-weight="normal" officeooo:rsid="01abbb32" style:font-style-asian="normal" style:font-weight-asian="normal" style:font-style-complex="normal" style:font-weight-complex="normal"/>
    </style:style>
    <style:style style:name="T240" style:family="text">
      <style:text-properties fo:font-style="normal" fo:font-weight="normal" officeooo:rsid="01c03058" style:font-style-asian="normal" style:font-weight-asian="normal" style:font-style-complex="normal" style:font-weight-complex="normal"/>
    </style:style>
    <style:style style:name="T241" style:family="text">
      <style:text-properties fo:font-style="normal" fo:font-weight="normal" officeooo:rsid="01c10ca2" style:font-style-asian="normal" style:font-weight-asian="normal" style:font-style-complex="normal" style:font-weight-complex="normal"/>
    </style:style>
    <style:style style:name="T242" style:family="text">
      <style:text-properties fo:font-style="normal" fo:font-weight="normal" officeooo:rsid="01c4e19a" style:font-style-asian="normal" style:font-weight-asian="normal" style:font-style-complex="normal" style:font-weight-complex="normal"/>
    </style:style>
    <style:style style:name="T243" style:family="text">
      <style:text-properties fo:font-style="normal" fo:font-weight="normal" officeooo:rsid="01c61273" style:font-style-asian="normal" style:font-weight-asian="normal" style:font-style-complex="normal" style:font-weight-complex="normal"/>
    </style:style>
    <style:style style:name="T244" style:family="text">
      <style:text-properties fo:font-style="normal" fo:font-weight="normal" officeooo:rsid="01cbee22" style:font-style-asian="normal" style:font-weight-asian="normal" style:font-style-complex="normal" style:font-weight-complex="normal"/>
    </style:style>
    <style:style style:name="T245" style:family="text">
      <style:text-properties fo:font-style="normal" fo:font-weight="normal" officeooo:rsid="01cebb70" style:font-style-asian="normal" style:font-weight-asian="normal" style:font-style-complex="normal" style:font-weight-complex="normal"/>
    </style:style>
    <style:style style:name="T246" style:family="text">
      <style:text-properties fo:font-style="normal" fo:font-weight="normal" officeooo:rsid="01cfca5c" style:font-style-asian="normal" style:font-weight-asian="normal" style:font-style-complex="normal" style:font-weight-complex="normal"/>
    </style:style>
    <style:style style:name="T247" style:family="text">
      <style:text-properties fo:font-style="normal" fo:font-weight="normal" officeooo:rsid="01d1b91b" style:font-style-asian="normal" style:font-weight-asian="normal" style:font-style-complex="normal" style:font-weight-complex="normal"/>
    </style:style>
    <style:style style:name="T248" style:family="text">
      <style:text-properties fo:font-style="normal" fo:font-weight="normal" officeooo:rsid="01e03517" style:font-style-asian="normal" style:font-weight-asian="normal" style:font-style-complex="normal" style:font-weight-complex="normal"/>
    </style:style>
    <style:style style:name="T249" style:family="text">
      <style:text-properties fo:font-style="normal" fo:font-weight="normal" officeooo:rsid="01e17348" style:font-style-asian="normal" style:font-weight-asian="normal" style:font-style-complex="normal" style:font-weight-complex="normal"/>
    </style:style>
    <style:style style:name="T250" style:family="text">
      <style:text-properties fo:font-style="normal" fo:font-weight="normal" officeooo:rsid="01e1daa1" style:font-style-asian="normal" style:font-weight-asian="normal" style:font-style-complex="normal" style:font-weight-complex="normal"/>
    </style:style>
    <style:style style:name="T251" style:family="text">
      <style:text-properties fo:font-style="normal" fo:font-weight="normal" officeooo:rsid="01e31cd1" style:font-style-asian="normal" style:font-weight-asian="normal" style:font-style-complex="normal" style:font-weight-complex="normal"/>
    </style:style>
    <style:style style:name="T252" style:family="text">
      <style:text-properties fo:font-style="normal" fo:font-weight="normal" officeooo:rsid="01e3d6ac" style:font-style-asian="normal" style:font-weight-asian="normal" style:font-style-complex="normal" style:font-weight-complex="normal"/>
    </style:style>
    <style:style style:name="T253" style:family="text">
      <style:text-properties fo:font-style="normal" fo:font-weight="normal" officeooo:rsid="01e6d2fb" style:font-style-asian="normal" style:font-weight-asian="normal" style:font-style-complex="normal" style:font-weight-complex="normal"/>
    </style:style>
    <style:style style:name="T254" style:family="text">
      <style:text-properties fo:font-style="normal" fo:font-weight="normal" officeooo:rsid="01e8a055" style:font-style-asian="normal" style:font-weight-asian="normal" style:font-style-complex="normal" style:font-weight-complex="normal"/>
    </style:style>
    <style:style style:name="T255" style:family="text">
      <style:text-properties fo:font-style="normal" fo:font-weight="normal" officeooo:rsid="01f9d9e6" style:font-style-asian="normal" style:font-weight-asian="normal" style:font-style-complex="normal" style:font-weight-complex="normal"/>
    </style:style>
    <style:style style:name="T256" style:family="text">
      <style:text-properties fo:font-style="normal" fo:font-weight="normal" officeooo:rsid="01fab387" style:font-style-asian="normal" style:font-weight-asian="normal" style:font-style-complex="normal" style:font-weight-complex="normal"/>
    </style:style>
    <style:style style:name="T257" style:family="text">
      <style:text-properties fo:font-style="normal" fo:font-weight="normal" officeooo:rsid="01fafcb2" style:font-style-asian="normal" style:font-weight-asian="normal" style:font-style-complex="normal" style:font-weight-complex="normal"/>
    </style:style>
    <style:style style:name="T258" style:family="text">
      <style:text-properties fo:font-style="normal" fo:font-weight="normal" officeooo:rsid="02039376" style:font-style-asian="normal" style:font-weight-asian="normal" style:font-style-complex="normal" style:font-weight-complex="normal"/>
    </style:style>
    <style:style style:name="T259" style:family="text">
      <style:text-properties fo:font-style="normal" fo:font-weight="normal" officeooo:rsid="02051468" style:font-style-asian="normal" style:font-weight-asian="normal" style:font-style-complex="normal" style:font-weight-complex="normal"/>
    </style:style>
    <style:style style:name="T260" style:family="text">
      <style:text-properties fo:font-style="normal" fo:font-weight="normal" officeooo:rsid="02069ee7" style:font-style-asian="normal" style:font-weight-asian="normal" style:font-style-complex="normal" style:font-weight-complex="normal"/>
    </style:style>
    <style:style style:name="T261" style:family="text">
      <style:text-properties fo:font-style="normal" fo:font-weight="normal" officeooo:rsid="0208bc7b" style:font-style-asian="normal" style:font-weight-asian="normal" style:font-style-complex="normal" style:font-weight-complex="normal"/>
    </style:style>
    <style:style style:name="T262" style:family="text">
      <style:text-properties fo:font-style="normal" fo:font-weight="normal" officeooo:rsid="0209574d" style:font-style-asian="normal" style:font-weight-asian="normal" style:font-style-complex="normal" style:font-weight-complex="normal"/>
    </style:style>
    <style:style style:name="T263" style:family="text">
      <style:text-properties fo:font-style="normal" fo:font-weight="normal" officeooo:rsid="020a8ef2" style:font-style-asian="normal" style:font-weight-asian="normal" style:font-style-complex="normal" style:font-weight-complex="normal"/>
    </style:style>
    <style:style style:name="T264" style:family="text">
      <style:text-properties fo:font-style="normal" fo:font-weight="normal" officeooo:rsid="020bd7df" style:font-style-asian="normal" style:font-weight-asian="normal" style:font-style-complex="normal" style:font-weight-complex="normal"/>
    </style:style>
    <style:style style:name="T265" style:family="text">
      <style:text-properties fo:font-style="normal" fo:font-weight="normal" officeooo:rsid="020d1b3c" style:font-style-asian="normal" style:font-weight-asian="normal" style:font-style-complex="normal" style:font-weight-complex="normal"/>
    </style:style>
    <style:style style:name="T266" style:family="text">
      <style:text-properties fo:font-style="normal" fo:font-weight="normal" officeooo:rsid="020eeff0" style:font-style-asian="normal" style:font-weight-asian="normal" style:font-style-complex="normal" style:font-weight-complex="normal"/>
    </style:style>
    <style:style style:name="T267" style:family="text">
      <style:text-properties fo:font-style="normal" fo:font-weight="normal" officeooo:rsid="02118f0b" style:font-style-asian="normal" style:font-weight-asian="normal" style:font-style-complex="normal" style:font-weight-complex="normal"/>
    </style:style>
    <style:style style:name="T268" style:family="text">
      <style:text-properties fo:font-style="normal" fo:font-weight="normal" officeooo:rsid="0212b787" style:font-style-asian="normal" style:font-weight-asian="normal" style:font-style-complex="normal" style:font-weight-complex="normal"/>
    </style:style>
    <style:style style:name="T269" style:family="text">
      <style:text-properties fo:font-style="normal" fo:font-weight="normal" officeooo:rsid="02170f8a" style:font-style-asian="normal" style:font-weight-asian="normal" style:font-style-complex="normal" style:font-weight-complex="normal"/>
    </style:style>
    <style:style style:name="T270" style:family="text">
      <style:text-properties fo:font-style="normal" fo:font-weight="normal" officeooo:rsid="02192372" style:font-style-asian="normal" style:font-weight-asian="normal" style:font-style-complex="normal" style:font-weight-complex="normal"/>
    </style:style>
    <style:style style:name="T271" style:family="text">
      <style:text-properties fo:font-style="normal" fo:font-weight="normal" officeooo:rsid="021e6516" style:font-style-asian="normal" style:font-weight-asian="normal" style:font-style-complex="normal" style:font-weight-complex="normal"/>
    </style:style>
    <style:style style:name="T272" style:family="text">
      <style:text-properties fo:font-style="normal" fo:font-weight="normal" officeooo:rsid="02225924" style:font-style-asian="normal" style:font-weight-asian="normal" style:font-style-complex="normal" style:font-weight-complex="normal"/>
    </style:style>
    <style:style style:name="T273" style:family="text">
      <style:text-properties fo:font-style="normal" fo:font-weight="normal" officeooo:rsid="022399c3" style:font-style-asian="normal" style:font-weight-asian="normal" style:font-style-complex="normal" style:font-weight-complex="normal"/>
    </style:style>
    <style:style style:name="T274" style:family="text">
      <style:text-properties fo:font-style="normal" fo:font-weight="normal" officeooo:rsid="022586cf" style:font-style-asian="normal" style:font-weight-asian="normal" style:font-style-complex="normal" style:font-weight-complex="normal"/>
    </style:style>
    <style:style style:name="T275" style:family="text">
      <style:text-properties fo:font-style="normal" fo:font-weight="normal" officeooo:rsid="0225ff98" style:font-style-asian="normal" style:font-weight-asian="normal" style:font-style-complex="normal" style:font-weight-complex="normal"/>
    </style:style>
    <style:style style:name="T276" style:family="text">
      <style:text-properties fo:font-style="normal" fo:font-weight="normal" officeooo:rsid="0227e4af" style:font-style-asian="normal" style:font-weight-asian="normal" style:font-style-complex="normal" style:font-weight-complex="normal"/>
    </style:style>
    <style:style style:name="T277" style:family="text">
      <style:text-properties fo:font-style="normal" fo:font-weight="normal" officeooo:rsid="022a6f63" style:font-style-asian="normal" style:font-weight-asian="normal" style:font-style-complex="normal" style:font-weight-complex="normal"/>
    </style:style>
    <style:style style:name="T278" style:family="text">
      <style:text-properties fo:font-style="normal" fo:font-weight="normal" officeooo:rsid="022ad136" style:font-style-asian="normal" style:font-weight-asian="normal" style:font-style-complex="normal" style:font-weight-complex="normal"/>
    </style:style>
    <style:style style:name="T279" style:family="text">
      <style:text-properties fo:font-style="normal" fo:font-weight="normal" officeooo:rsid="022b0e69" style:font-style-asian="normal" style:font-weight-asian="normal" style:font-style-complex="normal" style:font-weight-complex="normal"/>
    </style:style>
    <style:style style:name="T280" style:family="text">
      <style:text-properties fo:font-style="normal" fo:font-weight="normal" officeooo:rsid="022bb591" style:font-style-asian="normal" style:font-weight-asian="normal" style:font-style-complex="normal" style:font-weight-complex="normal"/>
    </style:style>
    <style:style style:name="T281" style:family="text">
      <style:text-properties fo:font-style="normal" fo:font-weight="normal" officeooo:rsid="022d4d34" style:font-style-asian="normal" style:font-weight-asian="normal" style:font-style-complex="normal" style:font-weight-complex="normal"/>
    </style:style>
    <style:style style:name="T282" style:family="text">
      <style:text-properties fo:font-style="normal" fo:font-weight="normal" officeooo:rsid="022dfbac" style:font-style-asian="normal" style:font-weight-asian="normal" style:font-style-complex="normal" style:font-weight-complex="normal"/>
    </style:style>
    <style:style style:name="T283" style:family="text">
      <style:text-properties fo:font-style="normal" fo:font-weight="normal" officeooo:rsid="026b5398" style:font-style-asian="normal" style:font-weight-asian="normal" style:font-style-complex="normal" style:font-weight-complex="normal"/>
    </style:style>
    <style:style style:name="T284" style:family="text">
      <style:text-properties fo:font-style="normal" fo:font-weight="normal" officeooo:rsid="026d9f46" style:font-style-asian="normal" style:font-weight-asian="normal" style:font-style-complex="normal" style:font-weight-complex="normal"/>
    </style:style>
    <style:style style:name="T285" style:family="text">
      <style:text-properties fo:font-style="normal" fo:font-weight="normal" officeooo:rsid="0275fba1" style:font-style-asian="normal" style:font-weight-asian="normal" style:font-style-complex="normal" style:font-weight-complex="normal"/>
    </style:style>
    <style:style style:name="T286" style:family="text">
      <style:text-properties fo:font-style="normal" fo:font-weight="normal" officeooo:rsid="0276ffae" style:font-style-asian="normal" style:font-weight-asian="normal" style:font-style-complex="normal" style:font-weight-complex="normal"/>
    </style:style>
    <style:style style:name="T287" style:family="text">
      <style:text-properties fo:font-style="normal" fo:font-weight="normal" officeooo:rsid="0278ba40" style:font-style-asian="normal" style:font-weight-asian="normal" style:font-style-complex="normal" style:font-weight-complex="normal"/>
    </style:style>
    <style:style style:name="T288" style:family="text">
      <style:text-properties fo:font-style="normal" fo:font-weight="normal" officeooo:rsid="027ac909" style:font-style-asian="normal" style:font-weight-asian="normal" style:font-style-complex="normal" style:font-weight-complex="normal"/>
    </style:style>
    <style:style style:name="T289" style:family="text">
      <style:text-properties fo:font-style="normal" fo:font-weight="normal" officeooo:rsid="027ca47c" style:font-style-asian="normal" style:font-weight-asian="normal" style:font-style-complex="normal" style:font-weight-complex="normal"/>
    </style:style>
    <style:style style:name="T290" style:family="text">
      <style:text-properties fo:font-style="normal" fo:font-weight="normal" officeooo:rsid="027dac72" style:font-style-asian="normal" style:font-weight-asian="normal" style:font-style-complex="normal" style:font-weight-complex="normal"/>
    </style:style>
    <style:style style:name="T291" style:family="text">
      <style:text-properties fo:font-style="normal" fo:font-weight="normal" officeooo:rsid="027eedf2" style:font-style-asian="normal" style:font-weight-asian="normal" style:font-style-complex="normal" style:font-weight-complex="normal"/>
    </style:style>
    <style:style style:name="T292" style:family="text">
      <style:text-properties fo:font-style="normal" fo:font-weight="normal" officeooo:rsid="0280c867" style:font-style-asian="normal" style:font-weight-asian="normal" style:font-style-complex="normal" style:font-weight-complex="normal"/>
    </style:style>
    <style:style style:name="T293" style:family="text">
      <style:text-properties fo:font-style="normal" fo:font-weight="normal" officeooo:rsid="0283b486" style:font-style-asian="normal" style:font-weight-asian="normal" style:font-style-complex="normal" style:font-weight-complex="normal"/>
    </style:style>
    <style:style style:name="T294" style:family="text">
      <style:text-properties fo:font-style="normal" fo:font-weight="normal" officeooo:rsid="02848dac" style:font-style-asian="normal" style:font-weight-asian="normal" style:font-style-complex="normal" style:font-weight-complex="normal"/>
    </style:style>
    <style:style style:name="T295" style:family="text">
      <style:text-properties fo:font-style="normal" fo:font-weight="normal" officeooo:rsid="028ed8ee" style:font-style-asian="normal" style:font-weight-asian="normal" style:font-style-complex="normal" style:font-weight-complex="normal"/>
    </style:style>
    <style:style style:name="T296" style:family="text">
      <style:text-properties fo:font-style="normal" fo:font-weight="normal" officeooo:rsid="0290e982" style:font-style-asian="normal" style:font-weight-asian="normal" style:font-style-complex="normal" style:font-weight-complex="normal"/>
    </style:style>
    <style:style style:name="T297" style:family="text">
      <style:text-properties fo:font-style="normal" fo:font-weight="normal" officeooo:rsid="02917abc" style:font-style-asian="normal" style:font-weight-asian="normal" style:font-style-complex="normal" style:font-weight-complex="normal"/>
    </style:style>
    <style:style style:name="T298" style:family="text">
      <style:text-properties fo:font-style="normal" fo:font-weight="normal" officeooo:rsid="029bf0a7" style:font-style-asian="normal" style:font-weight-asian="normal" style:font-style-complex="normal" style:font-weight-complex="normal"/>
    </style:style>
    <style:style style:name="T299" style:family="text">
      <style:text-properties fo:font-style="normal" fo:font-weight="normal" officeooo:rsid="029c1d65" style:font-style-asian="normal" style:font-weight-asian="normal" style:font-style-complex="normal" style:font-weight-complex="normal"/>
    </style:style>
    <style:style style:name="T300" style:family="text">
      <style:text-properties fo:font-style="normal" fo:font-weight="normal" officeooo:rsid="029ff51b" style:font-style-asian="normal" style:font-weight-asian="normal" style:font-style-complex="normal" style:font-weight-complex="normal"/>
    </style:style>
    <style:style style:name="T301" style:family="text">
      <style:text-properties fo:font-style="normal" fo:font-weight="normal" officeooo:rsid="02a15c70" style:font-style-asian="normal" style:font-weight-asian="normal" style:font-style-complex="normal" style:font-weight-complex="normal"/>
    </style:style>
    <style:style style:name="T302" style:family="text">
      <style:text-properties fo:font-style="normal" fo:font-weight="normal" officeooo:rsid="02a1e82a" style:font-style-asian="normal" style:font-weight-asian="normal" style:font-style-complex="normal" style:font-weight-complex="normal"/>
    </style:style>
    <style:style style:name="T303" style:family="text">
      <style:text-properties fo:font-style="normal" fo:font-weight="normal" officeooo:rsid="02cea05e" style:font-style-asian="normal" style:font-weight-asian="normal" style:font-style-complex="normal" style:font-weight-complex="normal"/>
    </style:style>
    <style:style style:name="T304" style:family="text">
      <style:text-properties fo:font-style="normal" fo:font-weight="normal" officeooo:rsid="02d25460" style:font-style-asian="normal" style:font-weight-asian="normal" style:font-style-complex="normal" style:font-weight-complex="normal"/>
    </style:style>
    <style:style style:name="T305" style:family="text">
      <style:text-properties fo:font-style="normal" fo:font-weight="normal" officeooo:rsid="02d32a2a" style:font-style-asian="normal" style:font-weight-asian="normal" style:font-style-complex="normal" style:font-weight-complex="normal"/>
    </style:style>
    <style:style style:name="T306" style:family="text">
      <style:text-properties fo:font-style="normal" fo:font-weight="normal" officeooo:rsid="02d52491" style:font-style-asian="normal" style:font-weight-asian="normal" style:font-style-complex="normal" style:font-weight-complex="normal"/>
    </style:style>
    <style:style style:name="T307" style:family="text">
      <style:text-properties fo:font-style="normal" fo:font-weight="normal" officeooo:rsid="02d654f8" style:font-style-asian="normal" style:font-weight-asian="normal" style:font-style-complex="normal" style:font-weight-complex="normal"/>
    </style:style>
    <style:style style:name="T308" style:family="text">
      <style:text-properties fo:font-style="normal" fo:font-weight="normal" officeooo:rsid="02d99aca" style:font-style-asian="normal" style:font-weight-asian="normal" style:font-style-complex="normal" style:font-weight-complex="normal"/>
    </style:style>
    <style:style style:name="T309" style:family="text">
      <style:text-properties fo:font-style="normal" fo:font-weight="normal" officeooo:rsid="02db7341" style:font-style-asian="normal" style:font-weight-asian="normal" style:font-style-complex="normal" style:font-weight-complex="normal"/>
    </style:style>
    <style:style style:name="T310" style:family="text">
      <style:text-properties fo:font-style="normal" fo:font-weight="normal" officeooo:rsid="02d84b8b" style:font-style-asian="normal" style:font-weight-asian="normal" style:font-style-complex="normal" style:font-weight-complex="normal"/>
    </style:style>
    <style:style style:name="T311" style:family="text">
      <style:text-properties fo:font-style="normal" fo:font-weight="normal" officeooo:rsid="02e0cbcc" style:font-style-asian="normal" style:font-weight-asian="normal" style:font-style-complex="normal" style:font-weight-complex="normal"/>
    </style:style>
    <style:style style:name="T312" style:family="text">
      <style:text-properties fo:font-style="normal" fo:font-weight="normal" officeooo:rsid="02e1b50b" style:font-style-asian="normal" style:font-weight-asian="normal" style:font-style-complex="normal" style:font-weight-complex="normal"/>
    </style:style>
    <style:style style:name="T313" style:family="text">
      <style:text-properties fo:font-style="normal" fo:font-weight="normal" officeooo:rsid="02e366d2" style:font-style-asian="normal" style:font-weight-asian="normal" style:font-style-complex="normal" style:font-weight-complex="normal"/>
    </style:style>
    <style:style style:name="T314" style:family="text">
      <style:text-properties fo:font-style="normal" fo:font-weight="normal" officeooo:rsid="02e513f2" style:font-style-asian="normal" style:font-weight-asian="normal" style:font-style-complex="normal" style:font-weight-complex="normal"/>
    </style:style>
    <style:style style:name="T315" style:family="text">
      <style:text-properties fo:font-style="normal" fo:font-weight="normal" officeooo:rsid="02e63d96" style:font-style-asian="normal" style:font-weight-asian="normal" style:font-style-complex="normal" style:font-weight-complex="normal"/>
    </style:style>
    <style:style style:name="T316" style:family="text">
      <style:text-properties fo:font-style="normal" fo:font-weight="normal" officeooo:rsid="02e75c3b" style:font-style-asian="normal" style:font-weight-asian="normal" style:font-style-complex="normal" style:font-weight-complex="normal"/>
    </style:style>
    <style:style style:name="T317" style:family="text">
      <style:text-properties fo:font-style="normal" fo:font-weight="normal" officeooo:rsid="02e76bc6" style:font-style-asian="normal" style:font-weight-asian="normal" style:font-style-complex="normal" style:font-weight-complex="normal"/>
    </style:style>
    <style:style style:name="T318" style:family="text">
      <style:text-properties fo:font-style="normal" fo:font-weight="normal" officeooo:rsid="02ebe502" style:font-style-asian="normal" style:font-weight-asian="normal" style:font-style-complex="normal" style:font-weight-complex="normal"/>
    </style:style>
    <style:style style:name="T319" style:family="text">
      <style:text-properties fo:font-style="normal" fo:font-weight="normal" officeooo:rsid="02eef4cd" style:font-style-asian="normal" style:font-weight-asian="normal" style:font-style-complex="normal" style:font-weight-complex="normal"/>
    </style:style>
    <style:style style:name="T320" style:family="text">
      <style:text-properties fo:font-style="normal" fo:font-weight="normal" officeooo:rsid="02f0bfd6" style:font-style-asian="normal" style:font-weight-asian="normal" style:font-style-complex="normal" style:font-weight-complex="normal"/>
    </style:style>
    <style:style style:name="T321" style:family="text">
      <style:text-properties fo:font-style="normal" fo:font-weight="normal" officeooo:rsid="02f3a15d" style:font-style-asian="normal" style:font-weight-asian="normal" style:font-style-complex="normal" style:font-weight-complex="normal"/>
    </style:style>
    <style:style style:name="T322" style:family="text">
      <style:text-properties fo:font-style="normal" fo:font-weight="normal" officeooo:rsid="02f62172" style:font-style-asian="normal" style:font-weight-asian="normal" style:font-style-complex="normal" style:font-weight-complex="normal"/>
    </style:style>
    <style:style style:name="T323" style:family="text">
      <style:text-properties fo:font-style="normal" fo:font-weight="normal" officeooo:rsid="02f83827" style:font-style-asian="normal" style:font-weight-asian="normal" style:font-style-complex="normal" style:font-weight-complex="normal"/>
    </style:style>
    <style:style style:name="T324" style:family="text">
      <style:text-properties fo:font-style="normal" fo:font-weight="normal" officeooo:rsid="02fa1592" style:font-style-asian="normal" style:font-weight-asian="normal" style:font-style-complex="normal" style:font-weight-complex="normal"/>
    </style:style>
    <style:style style:name="T325" style:family="text">
      <style:text-properties fo:font-style="normal" fo:font-weight="normal" officeooo:rsid="02fb4353" style:font-style-asian="normal" style:font-weight-asian="normal" style:font-style-complex="normal" style:font-weight-complex="normal"/>
    </style:style>
    <style:style style:name="T326" style:family="text">
      <style:text-properties fo:font-style="normal" fo:font-weight="normal" officeooo:rsid="02fca7b6" style:font-style-asian="normal" style:font-weight-asian="normal" style:font-style-complex="normal" style:font-weight-complex="normal"/>
    </style:style>
    <style:style style:name="T327" style:family="text">
      <style:text-properties fo:font-style="normal" fo:font-weight="normal" officeooo:rsid="02ffc207" style:font-style-asian="normal" style:font-weight-asian="normal" style:font-style-complex="normal" style:font-weight-complex="normal"/>
    </style:style>
    <style:style style:name="T328" style:family="text">
      <style:text-properties fo:font-style="normal" fo:font-weight="normal" officeooo:rsid="03000751" style:font-style-asian="normal" style:font-weight-asian="normal" style:font-style-complex="normal" style:font-weight-complex="normal"/>
    </style:style>
    <style:style style:name="T329" style:family="text">
      <style:text-properties fo:font-style="normal" fo:font-weight="normal" officeooo:rsid="0303b5c8" style:font-style-asian="normal" style:font-weight-asian="normal" style:font-style-complex="normal" style:font-weight-complex="normal"/>
    </style:style>
    <style:style style:name="T330" style:family="text">
      <style:text-properties fo:font-style="normal" fo:font-weight="normal" officeooo:rsid="030bc3b9" style:font-style-asian="normal" style:font-weight-asian="normal" style:font-style-complex="normal" style:font-weight-complex="normal"/>
    </style:style>
    <style:style style:name="T331" style:family="text">
      <style:text-properties fo:font-style="normal" fo:font-weight="normal" officeooo:rsid="031c6d23" style:font-style-asian="normal" style:font-weight-asian="normal" style:font-style-complex="normal" style:font-weight-complex="normal"/>
    </style:style>
    <style:style style:name="T332" style:family="text">
      <style:text-properties fo:font-style="normal" fo:font-weight="normal" officeooo:rsid="031d8b5e" style:font-style-asian="normal" style:font-weight-asian="normal" style:font-style-complex="normal" style:font-weight-complex="normal"/>
    </style:style>
    <style:style style:name="T333" style:family="text">
      <style:text-properties fo:font-style="normal" fo:font-weight="normal" officeooo:rsid="031e8e02" style:font-style-asian="normal" style:font-weight-asian="normal" style:font-style-complex="normal" style:font-weight-complex="normal"/>
    </style:style>
    <style:style style:name="T334" style:family="text">
      <style:text-properties fo:font-style="normal" fo:font-weight="normal" officeooo:rsid="03229651" style:font-style-asian="normal" style:font-weight-asian="normal" style:font-style-complex="normal" style:font-weight-complex="normal"/>
    </style:style>
    <style:style style:name="T335" style:family="text">
      <style:text-properties fo:font-style="normal" fo:font-weight="normal" officeooo:rsid="032338bb" style:font-style-asian="normal" style:font-weight-asian="normal" style:font-style-complex="normal" style:font-weight-complex="normal"/>
    </style:style>
    <style:style style:name="T336" style:family="text">
      <style:text-properties fo:font-style="normal" fo:font-weight="normal" officeooo:rsid="03244cab" style:font-style-asian="normal" style:font-weight-asian="normal" style:font-style-complex="normal" style:font-weight-complex="normal"/>
    </style:style>
    <style:style style:name="T337" style:family="text">
      <style:text-properties fo:font-style="normal" fo:font-weight="normal" officeooo:rsid="03246052" style:font-style-asian="normal" style:font-weight-asian="normal" style:font-style-complex="normal" style:font-weight-complex="normal"/>
    </style:style>
    <style:style style:name="T338" style:family="text">
      <style:text-properties fo:font-style="normal" fo:font-weight="normal" officeooo:rsid="0324f1da" style:font-style-asian="normal" style:font-weight-asian="normal" style:font-style-complex="normal" style:font-weight-complex="normal"/>
    </style:style>
    <style:style style:name="T339" style:family="text">
      <style:text-properties fo:font-style="normal" fo:font-weight="normal" officeooo:rsid="0327119b" style:font-style-asian="normal" style:font-weight-asian="normal" style:font-style-complex="normal" style:font-weight-complex="normal"/>
    </style:style>
    <style:style style:name="T340" style:family="text">
      <style:text-properties fo:font-style="normal" fo:font-weight="normal" officeooo:rsid="032d4966" style:font-style-asian="normal" style:font-weight-asian="normal" style:font-style-complex="normal" style:font-weight-complex="normal"/>
    </style:style>
    <style:style style:name="T341" style:family="text">
      <style:text-properties fo:font-style="normal" fo:font-weight="normal" officeooo:rsid="032d95ff" style:font-style-asian="normal" style:font-weight-asian="normal" style:font-style-complex="normal" style:font-weight-complex="normal"/>
    </style:style>
    <style:style style:name="T342" style:family="text">
      <style:text-properties fo:font-style="normal" fo:font-weight="normal" officeooo:rsid="032dcb17" style:font-style-asian="normal" style:font-weight-asian="normal" style:font-style-complex="normal" style:font-weight-complex="normal"/>
    </style:style>
    <style:style style:name="T343" style:family="text">
      <style:text-properties fo:font-style="normal" fo:font-weight="normal" officeooo:rsid="032f53b5" style:font-style-asian="normal" style:font-weight-asian="normal" style:font-style-complex="normal" style:font-weight-complex="normal"/>
    </style:style>
    <style:style style:name="T344" style:family="text">
      <style:text-properties fo:font-style="normal" fo:font-weight="normal" officeooo:rsid="03358625" style:font-style-asian="normal" style:font-weight-asian="normal" style:font-style-complex="normal" style:font-weight-complex="normal"/>
    </style:style>
    <style:style style:name="T345" style:family="text">
      <style:text-properties fo:font-style="normal" fo:font-weight="normal" officeooo:rsid="0337e1ac" style:font-style-asian="normal" style:font-weight-asian="normal" style:font-style-complex="normal" style:font-weight-complex="normal"/>
    </style:style>
    <style:style style:name="T346" style:family="text">
      <style:text-properties fo:font-style="normal" fo:font-weight="normal" officeooo:rsid="033a39d6" style:font-style-asian="normal" style:font-weight-asian="normal" style:font-style-complex="normal" style:font-weight-complex="normal"/>
    </style:style>
    <style:style style:name="T347" style:family="text">
      <style:text-properties fo:font-style="normal" fo:font-weight="normal" officeooo:rsid="033bb43a" style:font-style-asian="normal" style:font-weight-asian="normal" style:font-style-complex="normal" style:font-weight-complex="normal"/>
    </style:style>
    <style:style style:name="T348" style:family="text">
      <style:text-properties fo:font-style="normal" fo:font-weight="normal" officeooo:rsid="033c3a2c" style:font-style-asian="normal" style:font-weight-asian="normal" style:font-style-complex="normal" style:font-weight-complex="normal"/>
    </style:style>
    <style:style style:name="T349" style:family="text">
      <style:text-properties fo:font-style="normal" fo:font-weight="normal" officeooo:rsid="033d6f59" style:font-style-asian="normal" style:font-weight-asian="normal" style:font-style-complex="normal" style:font-weight-complex="normal"/>
    </style:style>
    <style:style style:name="T350" style:family="text">
      <style:text-properties fo:font-style="normal" fo:font-weight="normal" officeooo:rsid="03417c8e" style:font-style-asian="normal" style:font-weight-asian="normal" style:font-style-complex="normal" style:font-weight-complex="normal"/>
    </style:style>
    <style:style style:name="T351" style:family="text">
      <style:text-properties fo:font-style="normal" fo:font-weight="normal" officeooo:rsid="0321a00c" style:font-style-asian="normal" style:font-weight-asian="normal" style:font-style-complex="normal" style:font-weight-complex="normal"/>
    </style:style>
    <style:style style:name="T352" style:family="text">
      <style:text-properties fo:font-style="normal" fo:font-weight="normal" officeooo:rsid="0346e268" style:font-style-asian="normal" style:font-weight-asian="normal" style:font-style-complex="normal" style:font-weight-complex="normal"/>
    </style:style>
    <style:style style:name="T353" style:family="text">
      <style:text-properties fo:font-style="normal" fo:font-weight="normal" officeooo:rsid="034933de" style:font-style-asian="normal" style:font-weight-asian="normal" style:font-style-complex="normal" style:font-weight-complex="normal"/>
    </style:style>
    <style:style style:name="T354" style:family="text">
      <style:text-properties fo:font-style="normal" fo:font-weight="normal" officeooo:rsid="034ac329" style:font-style-asian="normal" style:font-weight-asian="normal" style:font-style-complex="normal" style:font-weight-complex="normal"/>
    </style:style>
    <style:style style:name="T355" style:family="text">
      <style:text-properties fo:font-style="normal" fo:font-weight="normal" officeooo:rsid="034bec72" style:font-style-asian="normal" style:font-weight-asian="normal" style:font-style-complex="normal" style:font-weight-complex="normal"/>
    </style:style>
    <style:style style:name="T356" style:family="text">
      <style:text-properties fo:font-style="normal" fo:font-weight="normal" officeooo:rsid="034fb359" style:font-style-asian="normal" style:font-weight-asian="normal" style:font-style-complex="normal" style:font-weight-complex="normal"/>
    </style:style>
    <style:style style:name="T357" style:family="text">
      <style:text-properties fo:font-style="normal" fo:font-weight="normal" officeooo:rsid="035560fb" style:font-style-asian="normal" style:font-weight-asian="normal" style:font-style-complex="normal" style:font-weight-complex="normal"/>
    </style:style>
    <style:style style:name="T358" style:family="text">
      <style:text-properties fo:font-style="normal" fo:font-weight="normal" officeooo:rsid="0358e12d" style:font-style-asian="normal" style:font-weight-asian="normal" style:font-style-complex="normal" style:font-weight-complex="normal"/>
    </style:style>
    <style:style style:name="T359" style:family="text">
      <style:text-properties fo:font-style="normal" fo:font-weight="normal" officeooo:rsid="035b5fad" style:font-style-asian="normal" style:font-weight-asian="normal" style:font-style-complex="normal" style:font-weight-complex="normal"/>
    </style:style>
    <style:style style:name="T360" style:family="text">
      <style:text-properties fo:font-style="normal" fo:font-weight="normal" officeooo:rsid="035c9fe2" style:font-style-asian="normal" style:font-weight-asian="normal" style:font-style-complex="normal" style:font-weight-complex="normal"/>
    </style:style>
    <style:style style:name="T361" style:family="text">
      <style:text-properties fo:font-style="normal" fo:font-weight="normal" officeooo:rsid="035e4ab8" style:font-style-asian="normal" style:font-weight-asian="normal" style:font-style-complex="normal" style:font-weight-complex="normal"/>
    </style:style>
    <style:style style:name="T362" style:family="text">
      <style:text-properties fo:font-style="normal" fo:font-weight="normal" officeooo:rsid="036036ee" style:font-style-asian="normal" style:font-weight-asian="normal" style:font-style-complex="normal" style:font-weight-complex="normal"/>
    </style:style>
    <style:style style:name="T363" style:family="text">
      <style:text-properties fo:font-style="normal" fo:font-weight="normal" officeooo:rsid="03656856" style:font-style-asian="normal" style:font-weight-asian="normal" style:font-style-complex="normal" style:font-weight-complex="normal"/>
    </style:style>
    <style:style style:name="T364" style:family="text">
      <style:text-properties fo:font-style="normal" fo:font-weight="normal" officeooo:rsid="0366fedc" style:font-style-asian="normal" style:font-weight-asian="normal" style:font-style-complex="normal" style:font-weight-complex="normal"/>
    </style:style>
    <style:style style:name="T365" style:family="text">
      <style:text-properties fo:font-style="normal" fo:font-weight="normal" officeooo:rsid="03696f4e" style:font-style-asian="normal" style:font-weight-asian="normal" style:font-style-complex="normal" style:font-weight-complex="normal"/>
    </style:style>
    <style:style style:name="T366" style:family="text">
      <style:text-properties fo:font-style="normal" fo:font-weight="normal" officeooo:rsid="0367197f" style:font-style-asian="normal" style:font-weight-asian="normal" style:font-style-complex="normal" style:font-weight-complex="normal"/>
    </style:style>
    <style:style style:name="T367" style:family="text">
      <style:text-properties fo:font-style="normal" fo:font-weight="normal" officeooo:rsid="036a2441" style:font-style-asian="normal" style:font-weight-asian="normal" style:font-style-complex="normal" style:font-weight-complex="normal"/>
    </style:style>
    <style:style style:name="T368" style:family="text">
      <style:text-properties fo:font-style="normal" fo:font-weight="normal" officeooo:rsid="036cf432" style:font-style-asian="normal" style:font-weight-asian="normal" style:font-style-complex="normal" style:font-weight-complex="normal"/>
    </style:style>
    <style:style style:name="T369" style:family="text">
      <style:text-properties fo:font-style="normal" fo:font-weight="normal" officeooo:rsid="036deb46" style:font-style-asian="normal" style:font-weight-asian="normal" style:font-style-complex="normal" style:font-weight-complex="normal"/>
    </style:style>
    <style:style style:name="T370" style:family="text">
      <style:text-properties fo:font-style="normal" fo:font-weight="normal" officeooo:rsid="0370ade6" style:font-style-asian="normal" style:font-weight-asian="normal" style:font-style-complex="normal" style:font-weight-complex="normal"/>
    </style:style>
    <style:style style:name="T371" style:family="text">
      <style:text-properties fo:font-style="normal" fo:font-weight="normal" officeooo:rsid="03733475" style:font-style-asian="normal" style:font-weight-asian="normal" style:font-style-complex="normal" style:font-weight-complex="normal"/>
    </style:style>
    <style:style style:name="T372" style:family="text">
      <style:text-properties fo:font-style="normal" fo:font-weight="normal" officeooo:rsid="0375b222" style:font-style-asian="normal" style:font-weight-asian="normal" style:font-style-complex="normal" style:font-weight-complex="normal"/>
    </style:style>
    <style:style style:name="T373" style:family="text">
      <style:text-properties fo:font-style="normal" fo:font-weight="normal" officeooo:rsid="037a1fd6" style:font-style-asian="normal" style:font-weight-asian="normal" style:font-style-complex="normal" style:font-weight-complex="normal"/>
    </style:style>
    <style:style style:name="T374" style:family="text">
      <style:text-properties fo:font-style="normal" fo:font-weight="normal" officeooo:rsid="037a7e16" style:font-style-asian="normal" style:font-weight-asian="normal" style:font-style-complex="normal" style:font-weight-complex="normal"/>
    </style:style>
    <style:style style:name="T375" style:family="text">
      <style:text-properties fo:font-style="normal" fo:font-weight="normal" officeooo:rsid="037a811c" style:font-style-asian="normal" style:font-weight-asian="normal" style:font-style-complex="normal" style:font-weight-complex="normal"/>
    </style:style>
    <style:style style:name="T376" style:family="text">
      <style:text-properties fo:font-style="normal" fo:font-weight="normal" officeooo:rsid="037ab831" style:font-style-asian="normal" style:font-weight-asian="normal" style:font-style-complex="normal" style:font-weight-complex="normal"/>
    </style:style>
    <style:style style:name="T377" style:family="text">
      <style:text-properties fo:font-style="normal" fo:font-weight="normal" officeooo:rsid="037cb042" style:font-style-asian="normal" style:font-weight-asian="normal" style:font-style-complex="normal" style:font-weight-complex="normal"/>
    </style:style>
    <style:style style:name="T378" style:family="text">
      <style:text-properties fo:font-style="normal" fo:font-weight="normal" officeooo:rsid="037e7cca" style:font-style-asian="normal" style:font-weight-asian="normal" style:font-style-complex="normal" style:font-weight-complex="normal"/>
    </style:style>
    <style:style style:name="T379" style:family="text">
      <style:text-properties fo:font-style="normal" fo:font-weight="normal" officeooo:rsid="038047ff" style:font-style-asian="normal" style:font-weight-asian="normal" style:font-style-complex="normal" style:font-weight-complex="normal"/>
    </style:style>
    <style:style style:name="T380" style:family="text">
      <style:text-properties fo:font-style="normal" fo:font-weight="normal" officeooo:rsid="0382dc25" style:font-style-asian="normal" style:font-weight-asian="normal" style:font-style-complex="normal" style:font-weight-complex="normal"/>
    </style:style>
    <style:style style:name="T381" style:family="text">
      <style:text-properties fo:font-style="normal" fo:font-weight="normal" officeooo:rsid="0384ef64" style:font-style-asian="normal" style:font-weight-asian="normal" style:font-style-complex="normal" style:font-weight-complex="normal"/>
    </style:style>
    <style:style style:name="T382" style:family="text">
      <style:text-properties fo:font-style="normal" fo:font-weight="normal" officeooo:rsid="03860047" style:font-style-asian="normal" style:font-weight-asian="normal" style:font-style-complex="normal" style:font-weight-complex="normal"/>
    </style:style>
    <style:style style:name="T383" style:family="text">
      <style:text-properties fo:font-style="normal" fo:font-weight="normal" officeooo:rsid="03894928" style:font-style-asian="normal" style:font-weight-asian="normal" style:font-style-complex="normal" style:font-weight-complex="normal"/>
    </style:style>
    <style:style style:name="T384" style:family="text">
      <style:text-properties fo:font-style="normal" fo:font-weight="normal" officeooo:rsid="03898894" style:font-style-asian="normal" style:font-weight-asian="normal" style:font-style-complex="normal" style:font-weight-complex="normal"/>
    </style:style>
    <style:style style:name="T385" style:family="text">
      <style:text-properties fo:font-style="normal" fo:font-weight="normal" officeooo:rsid="0389bde7" style:font-style-asian="normal" style:font-weight-asian="normal" style:font-style-complex="normal" style:font-weight-complex="normal"/>
    </style:style>
    <style:style style:name="T386" style:family="text">
      <style:text-properties fo:font-style="normal" fo:font-weight="normal" officeooo:rsid="0389c2e9" style:font-style-asian="normal" style:font-weight-asian="normal" style:font-style-complex="normal" style:font-weight-complex="normal"/>
    </style:style>
    <style:style style:name="T387" style:family="text">
      <style:text-properties fo:font-style="normal" fo:font-weight="normal" officeooo:rsid="0389f250" style:font-style-asian="normal" style:font-weight-asian="normal" style:font-style-complex="normal" style:font-weight-complex="normal"/>
    </style:style>
    <style:style style:name="T388" style:family="text">
      <style:text-properties fo:font-style="normal" fo:font-weight="normal" officeooo:rsid="038ddc46" style:font-style-asian="normal" style:font-weight-asian="normal" style:font-style-complex="normal" style:font-weight-complex="normal"/>
    </style:style>
    <style:style style:name="T389" style:family="text">
      <style:text-properties fo:font-style="normal" fo:font-weight="normal" officeooo:rsid="038c8475" style:font-style-asian="normal" style:font-weight-asian="normal" style:font-style-complex="normal" style:font-weight-complex="normal"/>
    </style:style>
    <style:style style:name="T390" style:family="text">
      <style:text-properties fo:font-style="normal" fo:font-weight="normal" officeooo:rsid="038fb925" style:font-style-asian="normal" style:font-weight-asian="normal" style:font-style-complex="normal" style:font-weight-complex="normal"/>
    </style:style>
    <style:style style:name="T391" style:family="text">
      <style:text-properties fo:font-style="normal" fo:font-weight="normal" officeooo:rsid="03942c53" style:font-style-asian="normal" style:font-weight-asian="normal" style:font-style-complex="normal" style:font-weight-complex="normal"/>
    </style:style>
    <style:style style:name="T392" style:family="text">
      <style:text-properties fo:font-style="normal" fo:font-weight="normal" officeooo:rsid="039482a2" style:font-style-asian="normal" style:font-weight-asian="normal" style:font-style-complex="normal" style:font-weight-complex="normal"/>
    </style:style>
    <style:style style:name="T393" style:family="text">
      <style:text-properties fo:font-style="normal" fo:font-weight="normal" officeooo:rsid="03986e76" style:font-style-asian="normal" style:font-weight-asian="normal" style:font-style-complex="normal" style:font-weight-complex="normal"/>
    </style:style>
    <style:style style:name="T394" style:family="text">
      <style:text-properties fo:font-style="normal" fo:font-weight="normal" officeooo:rsid="039a72e6" style:font-style-asian="normal" style:font-weight-asian="normal" style:font-style-complex="normal" style:font-weight-complex="normal"/>
    </style:style>
    <style:style style:name="T395" style:family="text">
      <style:text-properties fo:font-style="normal" fo:font-weight="normal" officeooo:rsid="039cabeb" style:font-style-asian="normal" style:font-weight-asian="normal" style:font-style-complex="normal" style:font-weight-complex="normal"/>
    </style:style>
    <style:style style:name="T396" style:family="text">
      <style:text-properties fo:font-style="normal" fo:font-weight="normal" officeooo:rsid="039d8acc" style:font-style-asian="normal" style:font-weight-asian="normal" style:font-style-complex="normal" style:font-weight-complex="normal"/>
    </style:style>
    <style:style style:name="T397" style:family="text">
      <style:text-properties fo:font-style="normal" fo:font-weight="normal" officeooo:rsid="03a18bcb" style:font-style-asian="normal" style:font-weight-asian="normal" style:font-style-complex="normal" style:font-weight-complex="normal"/>
    </style:style>
    <style:style style:name="T398" style:family="text">
      <style:text-properties fo:font-style="normal" fo:font-weight="normal" officeooo:rsid="03a238e9" style:font-style-asian="normal" style:font-weight-asian="normal" style:font-style-complex="normal" style:font-weight-complex="normal"/>
    </style:style>
    <style:style style:name="T399" style:family="text">
      <style:text-properties fo:font-style="normal" fo:font-weight="normal" officeooo:rsid="03a8fe09" style:font-style-asian="normal" style:font-weight-asian="normal" style:font-style-complex="normal" style:font-weight-complex="normal"/>
    </style:style>
    <style:style style:name="T400" style:family="text">
      <style:text-properties fo:font-style="normal" fo:font-weight="normal" officeooo:rsid="03c84cf7" style:font-style-asian="normal" style:font-weight-asian="normal" style:font-style-complex="normal" style:font-weight-complex="normal"/>
    </style:style>
    <style:style style:name="T401" style:family="text">
      <style:text-properties fo:font-style="normal" fo:font-weight="normal" officeooo:rsid="03d8116d" style:font-style-asian="normal" style:font-weight-asian="normal" style:font-style-complex="normal" style:font-weight-complex="normal"/>
    </style:style>
    <style:style style:name="T402" style:family="text">
      <style:text-properties fo:font-style="normal" fo:font-weight="normal" officeooo:rsid="03dd6460" style:font-style-asian="normal" style:font-weight-asian="normal" style:font-style-complex="normal" style:font-weight-complex="normal"/>
    </style:style>
    <style:style style:name="T403" style:family="text">
      <style:text-properties fo:font-style="normal" fo:font-weight="normal" officeooo:rsid="03ddc450" style:font-style-asian="normal" style:font-weight-asian="normal" style:font-style-complex="normal" style:font-weight-complex="normal"/>
    </style:style>
    <style:style style:name="T404" style:family="text">
      <style:text-properties fo:font-style="normal" fo:font-weight="normal" officeooo:rsid="03de4c4f" style:font-style-asian="normal" style:font-weight-asian="normal" style:font-style-complex="normal" style:font-weight-complex="normal"/>
    </style:style>
    <style:style style:name="T405" style:family="text">
      <style:text-properties fo:font-style="normal" fo:font-weight="normal" officeooo:rsid="03e02b9a" style:font-style-asian="normal" style:font-weight-asian="normal" style:font-style-complex="normal" style:font-weight-complex="normal"/>
    </style:style>
    <style:style style:name="T406" style:family="text">
      <style:text-properties fo:font-style="normal" fo:font-weight="normal" officeooo:rsid="03e0de1e" style:font-style-asian="normal" style:font-weight-asian="normal" style:font-style-complex="normal" style:font-weight-complex="normal"/>
    </style:style>
    <style:style style:name="T407" style:family="text">
      <style:text-properties fo:font-style="normal" fo:font-weight="normal" officeooo:rsid="03e1330b" style:font-style-asian="normal" style:font-weight-asian="normal" style:font-style-complex="normal" style:font-weight-complex="normal"/>
    </style:style>
    <style:style style:name="T408" style:family="text">
      <style:text-properties fo:font-style="normal" fo:font-weight="normal" officeooo:rsid="03e19eb0" style:font-style-asian="normal" style:font-weight-asian="normal" style:font-style-complex="normal" style:font-weight-complex="normal"/>
    </style:style>
    <style:style style:name="T409" style:family="text">
      <style:text-properties fo:font-style="normal" fo:font-weight="normal" officeooo:rsid="03e3abf0" style:font-style-asian="normal" style:font-weight-asian="normal" style:font-style-complex="normal" style:font-weight-complex="normal"/>
    </style:style>
    <style:style style:name="T410" style:family="text">
      <style:text-properties fo:font-style="normal" fo:font-weight="normal" officeooo:rsid="03e5bd00" style:font-style-asian="normal" style:font-weight-asian="normal" style:font-style-complex="normal" style:font-weight-complex="normal"/>
    </style:style>
    <style:style style:name="T411" style:family="text">
      <style:text-properties fo:font-style="normal" fo:font-weight="normal" officeooo:rsid="03ea0895" style:font-style-asian="normal" style:font-weight-asian="normal" style:font-style-complex="normal" style:font-weight-complex="normal"/>
    </style:style>
    <style:style style:name="T412" style:family="text">
      <style:text-properties fo:font-style="normal" fo:font-weight="normal" officeooo:rsid="03eb25c9" style:font-style-asian="normal" style:font-weight-asian="normal" style:font-style-complex="normal" style:font-weight-complex="normal"/>
    </style:style>
    <style:style style:name="T413" style:family="text">
      <style:text-properties fo:font-style="normal" fo:font-weight="normal" officeooo:rsid="03e7201f" style:font-style-asian="normal" style:font-weight-asian="normal" style:font-style-complex="normal" style:font-weight-complex="normal"/>
    </style:style>
    <style:style style:name="T414" style:family="text">
      <style:text-properties fo:font-style="normal" fo:font-weight="normal" officeooo:rsid="03eb6fde" style:font-style-asian="normal" style:font-weight-asian="normal" style:font-style-complex="normal" style:font-weight-complex="normal"/>
    </style:style>
    <style:style style:name="T415" style:family="text">
      <style:text-properties fo:font-style="normal" fo:font-weight="normal" officeooo:rsid="03eba9c5" style:font-style-asian="normal" style:font-weight-asian="normal" style:font-style-complex="normal" style:font-weight-complex="normal"/>
    </style:style>
    <style:style style:name="T416" style:family="text">
      <style:text-properties fo:font-style="normal" fo:font-weight="normal" officeooo:rsid="03ec98d1" style:font-style-asian="normal" style:font-weight-asian="normal" style:font-style-complex="normal" style:font-weight-complex="normal"/>
    </style:style>
    <style:style style:name="T417" style:family="text">
      <style:text-properties fo:font-style="normal" fo:font-weight="normal" officeooo:rsid="03ef337a" style:font-style-asian="normal" style:font-weight-asian="normal" style:font-style-complex="normal" style:font-weight-complex="normal"/>
    </style:style>
    <style:style style:name="T418" style:family="text">
      <style:text-properties fo:font-style="normal" fo:font-weight="normal" officeooo:rsid="03f304d2" style:font-style-asian="normal" style:font-weight-asian="normal" style:font-style-complex="normal" style:font-weight-complex="normal"/>
    </style:style>
    <style:style style:name="T419" style:family="text">
      <style:text-properties fo:font-style="normal" fo:font-weight="normal" officeooo:rsid="03f59704" style:font-style-asian="normal" style:font-weight-asian="normal" style:font-style-complex="normal" style:font-weight-complex="normal"/>
    </style:style>
    <style:style style:name="T420" style:family="text">
      <style:text-properties fo:font-style="normal" fo:font-weight="normal" officeooo:rsid="03f6d005" style:font-style-asian="normal" style:font-weight-asian="normal" style:font-style-complex="normal" style:font-weight-complex="normal"/>
    </style:style>
    <style:style style:name="T421" style:family="text">
      <style:text-properties fo:font-style="normal" fo:font-weight="normal" officeooo:rsid="03f7a519" style:font-style-asian="normal" style:font-weight-asian="normal" style:font-style-complex="normal" style:font-weight-complex="normal"/>
    </style:style>
    <style:style style:name="T422" style:family="text">
      <style:text-properties fo:font-style="normal" fo:font-weight="normal" officeooo:rsid="03f81565" style:font-style-asian="normal" style:font-weight-asian="normal" style:font-style-complex="normal" style:font-weight-complex="normal"/>
    </style:style>
    <style:style style:name="T423" style:family="text">
      <style:text-properties fo:font-style="normal" fo:font-weight="normal" officeooo:rsid="040102e0" style:font-style-asian="normal" style:font-weight-asian="normal" style:font-style-complex="normal" style:font-weight-complex="normal"/>
    </style:style>
    <style:style style:name="T424" style:family="text">
      <style:text-properties fo:font-style="normal" fo:font-weight="normal" officeooo:rsid="0401bc07" style:font-style-asian="normal" style:font-weight-asian="normal" style:font-style-complex="normal" style:font-weight-complex="normal"/>
    </style:style>
    <style:style style:name="T425" style:family="text">
      <style:text-properties fo:font-style="normal" fo:font-weight="normal" officeooo:rsid="0403aabe" style:font-style-asian="normal" style:font-weight-asian="normal" style:font-style-complex="normal" style:font-weight-complex="normal"/>
    </style:style>
    <style:style style:name="T426" style:family="text">
      <style:text-properties fo:font-style="normal" fo:font-weight="normal" officeooo:rsid="0406e83f" style:font-style-asian="normal" style:font-weight-asian="normal" style:font-style-complex="normal" style:font-weight-complex="normal"/>
    </style:style>
    <style:style style:name="T427" style:family="text">
      <style:text-properties fo:font-style="normal" fo:font-weight="normal" officeooo:rsid="04087728" style:font-style-asian="normal" style:font-weight-asian="normal" style:font-style-complex="normal" style:font-weight-complex="normal"/>
    </style:style>
    <style:style style:name="T428" style:family="text">
      <style:text-properties fo:font-style="normal" fo:font-weight="normal" officeooo:rsid="04097c84" style:font-style-asian="normal" style:font-weight-asian="normal" style:font-style-complex="normal" style:font-weight-complex="normal"/>
    </style:style>
    <style:style style:name="T429" style:family="text">
      <style:text-properties fo:font-style="normal" fo:font-weight="normal" officeooo:rsid="04099470" style:font-style-asian="normal" style:font-weight-asian="normal" style:font-style-complex="normal" style:font-weight-complex="normal"/>
    </style:style>
    <style:style style:name="T430" style:family="text">
      <style:text-properties fo:font-style="normal" fo:font-weight="normal" officeooo:rsid="040d3394" style:font-style-asian="normal" style:font-weight-asian="normal" style:font-style-complex="normal" style:font-weight-complex="normal"/>
    </style:style>
    <style:style style:name="T431" style:family="text">
      <style:text-properties fo:font-style="normal" fo:font-weight="normal" officeooo:rsid="040fa3a8" style:font-style-asian="normal" style:font-weight-asian="normal" style:font-style-complex="normal" style:font-weight-complex="normal"/>
    </style:style>
    <style:style style:name="T432" style:family="text">
      <style:text-properties fo:font-style="normal" fo:font-weight="normal" officeooo:rsid="04109442" style:font-style-asian="normal" style:font-weight-asian="normal" style:font-style-complex="normal" style:font-weight-complex="normal"/>
    </style:style>
    <style:style style:name="T433" style:family="text">
      <style:text-properties fo:font-style="normal" fo:font-weight="normal" officeooo:rsid="041468cf" style:font-style-asian="normal" style:font-weight-asian="normal" style:font-style-complex="normal" style:font-weight-complex="normal"/>
    </style:style>
    <style:style style:name="T434" style:family="text">
      <style:text-properties fo:font-style="normal" fo:font-weight="normal" officeooo:rsid="041706a8" style:font-style-asian="normal" style:font-weight-asian="normal" style:font-style-complex="normal" style:font-weight-complex="normal"/>
    </style:style>
    <style:style style:name="T435" style:family="text">
      <style:text-properties fo:font-style="normal" fo:font-weight="normal" officeooo:rsid="04179f89" style:font-style-asian="normal" style:font-weight-asian="normal" style:font-style-complex="normal" style:font-weight-complex="normal"/>
    </style:style>
    <style:style style:name="T436" style:family="text">
      <style:text-properties fo:font-style="normal" fo:font-weight="normal" officeooo:rsid="04190e99" style:font-style-asian="normal" style:font-weight-asian="normal" style:font-style-complex="normal" style:font-weight-complex="normal"/>
    </style:style>
    <style:style style:name="T437" style:family="text">
      <style:text-properties fo:font-style="normal" fo:font-weight="normal" officeooo:rsid="041a5165" style:font-style-asian="normal" style:font-weight-asian="normal" style:font-style-complex="normal" style:font-weight-complex="normal"/>
    </style:style>
    <style:style style:name="T438" style:family="text">
      <style:text-properties fo:font-style="normal" fo:font-weight="normal" officeooo:rsid="041f4dba" style:font-style-asian="normal" style:font-weight-asian="normal" style:font-style-complex="normal" style:font-weight-complex="normal"/>
    </style:style>
    <style:style style:name="T439" style:family="text">
      <style:text-properties fo:font-style="normal" fo:font-weight="normal" officeooo:rsid="041ce9f6" style:font-style-asian="normal" style:font-weight-asian="normal" style:font-style-complex="normal" style:font-weight-complex="normal"/>
    </style:style>
    <style:style style:name="T440" style:family="text">
      <style:text-properties fo:font-style="normal" fo:font-weight="normal" officeooo:rsid="04212e82" style:font-style-asian="normal" style:font-weight-asian="normal" style:font-style-complex="normal" style:font-weight-complex="normal"/>
    </style:style>
    <style:style style:name="T441" style:family="text">
      <style:text-properties fo:font-style="normal" fo:font-weight="normal" officeooo:rsid="04232914" style:font-style-asian="normal" style:font-weight-asian="normal" style:font-style-complex="normal" style:font-weight-complex="normal"/>
    </style:style>
    <style:style style:name="T442" style:family="text">
      <style:text-properties fo:font-style="normal" fo:font-weight="normal" officeooo:rsid="04249586" style:font-style-asian="normal" style:font-weight-asian="normal" style:font-style-complex="normal" style:font-weight-complex="normal"/>
    </style:style>
    <style:style style:name="T443" style:family="text">
      <style:text-properties fo:font-style="normal" fo:font-weight="normal" officeooo:rsid="04268897" style:font-style-asian="normal" style:font-weight-asian="normal" style:font-style-complex="normal" style:font-weight-complex="normal"/>
    </style:style>
    <style:style style:name="T444" style:family="text">
      <style:text-properties fo:font-style="normal" fo:font-weight="normal" officeooo:rsid="043eaa4d" style:font-style-asian="normal" style:font-weight-asian="normal" style:font-style-complex="normal" style:font-weight-complex="normal"/>
    </style:style>
    <style:style style:name="T445" style:family="text">
      <style:text-properties fo:font-style="normal" fo:font-weight="normal" officeooo:rsid="0352d571" style:font-style-asian="normal" style:font-weight-asian="normal" style:font-style-complex="normal" style:font-weight-complex="normal"/>
    </style:style>
    <style:style style:name="T446" style:family="text">
      <style:text-properties fo:font-style="normal" fo:font-weight="normal" officeooo:rsid="0448bf70" style:font-style-asian="normal" style:font-weight-asian="normal" style:font-style-complex="normal" style:font-weight-complex="normal"/>
    </style:style>
    <style:style style:name="T447" style:family="text">
      <style:text-properties fo:font-style="normal" fo:font-weight="normal" officeooo:rsid="04493a9f" style:font-style-asian="normal" style:font-weight-asian="normal" style:font-style-complex="normal" style:font-weight-complex="normal"/>
    </style:style>
    <style:style style:name="T448" style:family="text">
      <style:text-properties fo:font-style="normal" fo:font-weight="normal" officeooo:rsid="03fc1bbc" style:font-style-asian="normal" style:font-weight-asian="normal" style:font-style-complex="normal" style:font-weight-complex="normal"/>
    </style:style>
    <style:style style:name="T449" style:family="text">
      <style:text-properties fo:font-style="normal" fo:font-weight="normal" officeooo:rsid="03fc45fd" style:font-style-asian="normal" style:font-weight-asian="normal" style:font-style-complex="normal" style:font-weight-complex="normal"/>
    </style:style>
    <style:style style:name="T450" style:family="text">
      <style:text-properties fo:font-style="normal" fo:font-weight="normal" officeooo:rsid="04533c59" style:font-style-asian="normal" style:font-weight-asian="normal" style:font-style-complex="normal" style:font-weight-complex="normal"/>
    </style:style>
    <style:style style:name="T451" style:family="text">
      <style:text-properties fo:font-style="normal" fo:font-weight="normal" officeooo:rsid="03fa6523" style:font-style-asian="normal" style:font-weight-asian="normal" style:font-style-complex="normal" style:font-weight-complex="normal"/>
    </style:style>
    <style:style style:name="T452" style:family="text">
      <style:text-properties fo:font-style="normal" fo:font-weight="normal" officeooo:rsid="044e39bd" style:font-style-asian="normal" style:font-weight-asian="normal" style:font-style-complex="normal" style:font-weight-complex="normal"/>
    </style:style>
    <style:style style:name="T453" style:family="text">
      <style:text-properties fo:font-style="normal" fo:font-weight="normal" officeooo:rsid="045ad763" style:font-style-asian="normal" style:font-weight-asian="normal" style:font-style-complex="normal" style:font-weight-complex="normal"/>
    </style:style>
    <style:style style:name="T454" style:family="text">
      <style:text-properties fo:font-style="normal" fo:font-weight="normal" officeooo:rsid="045ec0fd" style:font-style-asian="normal" style:font-weight-asian="normal" style:font-style-complex="normal" style:font-weight-complex="normal"/>
    </style:style>
    <style:style style:name="T455" style:family="text">
      <style:text-properties fo:font-style="normal" fo:font-weight="normal" officeooo:rsid="046086ad" style:font-style-asian="normal" style:font-weight-asian="normal" style:font-style-complex="normal" style:font-weight-complex="normal"/>
    </style:style>
    <style:style style:name="T456" style:family="text">
      <style:text-properties fo:font-style="normal" fo:font-weight="normal" officeooo:rsid="04617a62" style:font-style-asian="normal" style:font-weight-asian="normal" style:font-style-complex="normal" style:font-weight-complex="normal"/>
    </style:style>
    <style:style style:name="T457" style:family="text">
      <style:text-properties fo:font-style="normal" fo:font-weight="normal" officeooo:rsid="046a9d6d" style:font-style-asian="normal" style:font-weight-asian="normal" style:font-style-complex="normal" style:font-weight-complex="normal"/>
    </style:style>
    <style:style style:name="T458" style:family="text">
      <style:text-properties fo:font-style="normal" fo:font-weight="normal" officeooo:rsid="046bc10e" style:font-style-asian="normal" style:font-weight-asian="normal" style:font-style-complex="normal" style:font-weight-complex="normal"/>
    </style:style>
    <style:style style:name="T459" style:family="text">
      <style:text-properties fo:font-style="normal" fo:font-weight="normal" officeooo:rsid="046ca985" style:font-style-asian="normal" style:font-weight-asian="normal" style:font-style-complex="normal" style:font-weight-complex="normal"/>
    </style:style>
    <style:style style:name="T460" style:family="text">
      <style:text-properties fo:font-style="normal" fo:font-weight="normal" officeooo:rsid="0413402f" style:font-style-asian="normal" style:font-weight-asian="normal" style:font-style-complex="normal" style:font-weight-complex="normal"/>
    </style:style>
    <style:style style:name="T461" style:family="text">
      <style:text-properties fo:font-style="normal" fo:font-weight="normal" officeooo:rsid="046e824c" style:font-style-asian="normal" style:font-weight-asian="normal" style:font-style-complex="normal" style:font-weight-complex="normal"/>
    </style:style>
    <style:style style:name="T462" style:family="text">
      <style:text-properties fo:font-style="normal" fo:font-weight="normal" officeooo:rsid="046e8c3a" style:font-style-asian="normal" style:font-weight-asian="normal" style:font-style-complex="normal" style:font-weight-complex="normal"/>
    </style:style>
    <style:style style:name="T463" style:family="text">
      <style:text-properties fo:font-style="normal" fo:font-weight="normal" officeooo:rsid="001f0ab7" style:font-style-asian="normal" style:font-weight-asian="normal" style:font-style-complex="normal" style:font-weight-complex="normal"/>
    </style:style>
    <style:style style:name="T464" style:family="text">
      <style:text-properties fo:font-style="normal" fo:font-weight="normal" officeooo:rsid="04771e6e" style:font-style-asian="normal" style:font-weight-asian="normal" style:font-style-complex="normal" style:font-weight-complex="normal"/>
    </style:style>
    <style:style style:name="T465" style:family="text">
      <style:text-properties fo:font-style="normal" fo:font-weight="normal" officeooo:rsid="047a1043" style:font-style-asian="normal" style:font-weight-asian="normal" style:font-style-complex="normal" style:font-weight-complex="normal"/>
    </style:style>
    <style:style style:name="T466" style:family="text">
      <style:text-properties fo:font-style="normal" fo:font-weight="normal" officeooo:rsid="047bd947" style:font-style-asian="normal" style:font-weight-asian="normal" style:font-style-complex="normal" style:font-weight-complex="normal"/>
    </style:style>
    <style:style style:name="T467" style:family="text">
      <style:text-properties fo:font-style="normal" fo:font-weight="normal" officeooo:rsid="047cee90" style:font-style-asian="normal" style:font-weight-asian="normal" style:font-style-complex="normal" style:font-weight-complex="normal"/>
    </style:style>
    <style:style style:name="T468" style:family="text">
      <style:text-properties fo:font-style="normal" fo:font-weight="normal" officeooo:rsid="047ea110" style:font-style-asian="normal" style:font-weight-asian="normal" style:font-style-complex="normal" style:font-weight-complex="normal"/>
    </style:style>
    <style:style style:name="T469" style:family="text">
      <style:text-properties fo:font-style="normal" fo:font-weight="normal" officeooo:rsid="05e34f5e" style:font-style-asian="normal" style:font-weight-asian="normal" style:font-style-complex="normal" style:font-weight-complex="normal"/>
    </style:style>
    <style:style style:name="T470" style:family="text">
      <style:text-properties fo:font-style="normal" fo:font-weight="normal" officeooo:rsid="066bf987" style:font-style-asian="normal" style:font-weight-asian="normal" style:font-style-complex="normal" style:font-weight-complex="normal"/>
    </style:style>
    <style:style style:name="T471" style:family="text">
      <style:text-properties fo:font-style="normal" fo:font-weight="normal" officeooo:rsid="066cf89f" style:font-style-asian="normal" style:font-weight-asian="normal" style:font-style-complex="normal" style:font-weight-complex="normal"/>
    </style:style>
    <style:style style:name="T472" style:family="text">
      <style:text-properties fo:font-style="normal" fo:font-weight="normal" officeooo:rsid="066ee6b2" style:font-style-asian="normal" style:font-weight-asian="normal" style:font-style-complex="normal" style:font-weight-complex="normal"/>
    </style:style>
    <style:style style:name="T473" style:family="text">
      <style:text-properties fo:font-style="normal" fo:font-weight="normal" officeooo:rsid="0670195a" style:font-style-asian="normal" style:font-weight-asian="normal" style:font-style-complex="normal" style:font-weight-complex="normal"/>
    </style:style>
    <style:style style:name="T474" style:family="text">
      <style:text-properties fo:font-style="normal" fo:font-weight="normal" officeooo:rsid="068a183d" style:font-style-asian="normal" style:font-weight-asian="normal" style:font-style-complex="normal" style:font-weight-complex="normal"/>
    </style:style>
    <style:style style:name="T475" style:family="text">
      <style:text-properties fo:font-style="normal" fo:font-weight="normal" officeooo:rsid="068b7848" style:font-style-asian="normal" style:font-weight-asian="normal" style:font-style-complex="normal" style:font-weight-complex="normal"/>
    </style:style>
    <style:style style:name="T476" style:family="text">
      <style:text-properties fo:font-style="normal" fo:font-weight="normal" officeooo:rsid="068cb5cb" style:font-style-asian="normal" style:font-weight-asian="normal" style:font-style-complex="normal" style:font-weight-complex="normal"/>
    </style:style>
    <style:style style:name="T477" style:family="text">
      <style:text-properties fo:font-style="normal" fo:font-weight="normal" officeooo:rsid="069020a7" style:font-style-asian="normal" style:font-weight-asian="normal" style:font-style-complex="normal" style:font-weight-complex="normal"/>
    </style:style>
    <style:style style:name="T478" style:family="text">
      <style:text-properties fo:font-style="normal" fo:font-weight="normal" officeooo:rsid="068e32ef" style:font-style-asian="normal" style:font-weight-asian="normal" style:font-style-complex="normal" style:font-weight-complex="normal"/>
    </style:style>
    <style:style style:name="T479" style:family="text">
      <style:text-properties fo:font-style="normal" fo:font-weight="normal" officeooo:rsid="06a98625" style:font-style-asian="normal" style:font-weight-asian="normal" style:font-style-complex="normal" style:font-weight-complex="normal"/>
    </style:style>
    <style:style style:name="T480" style:family="text">
      <style:text-properties fo:font-style="normal" fo:font-weight="normal" officeooo:rsid="06a45cf7" style:font-style-asian="normal" style:font-weight-asian="normal" style:font-style-complex="normal" style:font-weight-complex="normal"/>
    </style:style>
    <style:style style:name="T481" style:family="text">
      <style:text-properties fo:font-style="normal" fo:font-weight="normal" officeooo:rsid="06a6593f" style:font-style-asian="normal" style:font-weight-asian="normal" style:font-style-complex="normal" style:font-weight-complex="normal"/>
    </style:style>
    <style:style style:name="T482" style:family="text">
      <style:text-properties fo:font-style="normal" fo:font-weight="normal" officeooo:rsid="06b3a276" style:font-style-asian="normal" style:font-weight-asian="normal" style:font-style-complex="normal" style:font-weight-complex="normal"/>
    </style:style>
    <style:style style:name="T483" style:family="text">
      <style:text-properties fo:font-style="normal" fo:font-weight="normal" officeooo:rsid="06b329b3" style:font-style-asian="normal" style:font-weight-asian="normal" style:font-style-complex="normal" style:font-weight-complex="normal"/>
    </style:style>
    <style:style style:name="T484" style:family="text">
      <style:text-properties fo:font-style="normal" fo:font-weight="normal" officeooo:rsid="06b58ba7" style:font-style-asian="normal" style:font-weight-asian="normal" style:font-style-complex="normal" style:font-weight-complex="normal"/>
    </style:style>
    <style:style style:name="T485" style:family="text">
      <style:text-properties fo:font-style="normal" fo:font-weight="normal" officeooo:rsid="06b9c195" style:font-style-asian="normal" style:font-weight-asian="normal" style:font-style-complex="normal" style:font-weight-complex="normal"/>
    </style:style>
    <style:style style:name="T486" style:family="text">
      <style:text-properties fo:font-style="normal" fo:font-weight="normal" officeooo:rsid="06bb350f" style:font-style-asian="normal" style:font-weight-asian="normal" style:font-style-complex="normal" style:font-weight-complex="normal"/>
    </style:style>
    <style:style style:name="T487" style:family="text">
      <style:text-properties fo:font-style="normal" fo:font-weight="normal" officeooo:rsid="06beb8c7" style:font-style-asian="normal" style:font-weight-asian="normal" style:font-style-complex="normal" style:font-weight-complex="normal"/>
    </style:style>
    <style:style style:name="T488" style:family="text">
      <style:text-properties fo:font-style="normal" fo:font-weight="normal" officeooo:rsid="06c7a77e" style:font-style-asian="normal" style:font-weight-asian="normal" style:font-style-complex="normal" style:font-weight-complex="normal"/>
    </style:style>
    <style:style style:name="T489" style:family="text">
      <style:text-properties fo:font-style="normal" fo:font-weight="normal" officeooo:rsid="06c96f36" style:font-style-asian="normal" style:font-weight-asian="normal" style:font-style-complex="normal" style:font-weight-complex="normal"/>
    </style:style>
    <style:style style:name="T490" style:family="text">
      <style:text-properties fo:font-style="normal" fo:font-weight="normal" officeooo:rsid="06cc62cf" style:font-style-asian="normal" style:font-weight-asian="normal" style:font-style-complex="normal" style:font-weight-complex="normal"/>
    </style:style>
    <style:style style:name="T491" style:family="text">
      <style:text-properties fo:font-style="normal" fo:font-weight="normal" officeooo:rsid="06cf5e00" style:font-style-asian="normal" style:font-weight-asian="normal" style:font-style-complex="normal" style:font-weight-complex="normal"/>
    </style:style>
    <style:style style:name="T492" style:family="text">
      <style:text-properties fo:font-style="normal" fo:font-weight="normal" officeooo:rsid="06d148d8" style:font-style-asian="normal" style:font-weight-asian="normal" style:font-style-complex="normal" style:font-weight-complex="normal"/>
    </style:style>
    <style:style style:name="T493" style:family="text">
      <style:text-properties fo:font-style="normal" fo:font-weight="normal" officeooo:rsid="06d7d4f4" style:font-style-asian="normal" style:font-weight-asian="normal" style:font-style-complex="normal" style:font-weight-complex="normal"/>
    </style:style>
    <style:style style:name="T494" style:family="text">
      <style:text-properties fo:font-style="normal" fo:font-weight="normal" officeooo:rsid="06d8c4a7" style:font-style-asian="normal" style:font-weight-asian="normal" style:font-style-complex="normal" style:font-weight-complex="normal"/>
    </style:style>
    <style:style style:name="T495" style:family="text">
      <style:text-properties fo:font-style="normal" fo:font-weight="normal" officeooo:rsid="06dd6ebe" style:font-style-asian="normal" style:font-weight-asian="normal" style:font-style-complex="normal" style:font-weight-complex="normal"/>
    </style:style>
    <style:style style:name="T496" style:family="text">
      <style:text-properties fo:font-style="normal" fo:font-weight="normal" officeooo:rsid="06df0cfd" style:font-style-asian="normal" style:font-weight-asian="normal" style:font-style-complex="normal" style:font-weight-complex="normal"/>
    </style:style>
    <style:style style:name="T497" style:family="text">
      <style:text-properties fo:font-style="normal" fo:font-weight="normal" officeooo:rsid="06e0b72d" style:font-style-asian="normal" style:font-weight-asian="normal" style:font-style-complex="normal" style:font-weight-complex="normal"/>
    </style:style>
    <style:style style:name="T498" style:family="text">
      <style:text-properties fo:font-style="normal" fo:font-weight="normal" officeooo:rsid="06e7e0d2" style:font-style-asian="normal" style:font-weight-asian="normal" style:font-style-complex="normal" style:font-weight-complex="normal"/>
    </style:style>
    <style:style style:name="T499" style:family="text">
      <style:text-properties fo:font-style="normal" fo:font-weight="normal" officeooo:rsid="07029d45" style:font-style-asian="normal" style:font-weight-asian="normal" style:font-style-complex="normal" style:font-weight-complex="normal"/>
    </style:style>
    <style:style style:name="T500" style:family="text">
      <style:text-properties fo:font-style="normal" fo:font-weight="normal" officeooo:rsid="072df2f6" style:font-style-asian="normal" style:font-weight-asian="normal" style:font-style-complex="normal" style:font-weight-complex="normal"/>
    </style:style>
    <style:style style:name="T501" style:family="text">
      <style:text-properties fo:font-style="normal" fo:font-weight="normal" officeooo:rsid="07317e49" style:font-style-asian="normal" style:font-weight-asian="normal" style:font-style-complex="normal" style:font-weight-complex="normal"/>
    </style:style>
    <style:style style:name="T502" style:family="text">
      <style:text-properties fo:font-style="normal" fo:font-weight="normal" officeooo:rsid="0732a6ab" style:font-style-asian="normal" style:font-weight-asian="normal" style:font-style-complex="normal" style:font-weight-complex="normal"/>
    </style:style>
    <style:style style:name="T503" style:family="text">
      <style:text-properties fo:font-style="normal" fo:font-weight="normal" officeooo:rsid="08243fc4" style:font-style-asian="normal" style:font-weight-asian="normal" style:font-style-complex="normal" style:font-weight-complex="normal"/>
    </style:style>
    <style:style style:name="T504" style:family="text">
      <style:text-properties fo:font-style="normal" fo:font-weight="normal" officeooo:rsid="082b7057" style:font-style-asian="normal" style:font-weight-asian="normal" style:font-style-complex="normal" style:font-weight-complex="normal"/>
    </style:style>
    <style:style style:name="T505" style:family="text">
      <style:text-properties fo:font-style="normal" fo:font-weight="normal" officeooo:rsid="0a116d92" style:font-style-asian="normal" style:font-weight-asian="normal" style:font-style-complex="normal" style:font-weight-complex="normal"/>
    </style:style>
    <style:style style:name="T506" style:family="text">
      <style:text-properties fo:font-style="normal" fo:font-weight="normal" officeooo:rsid="0a1b361f" style:font-style-asian="normal" style:font-weight-asian="normal" style:font-style-complex="normal" style:font-weight-complex="normal"/>
    </style:style>
    <style:style style:name="T507" style:family="text">
      <style:text-properties fo:font-style="normal" fo:font-weight="normal" officeooo:rsid="0a1c3c48" style:font-style-asian="normal" style:font-weight-asian="normal" style:font-style-complex="normal" style:font-weight-complex="normal"/>
    </style:style>
    <style:style style:name="T508" style:family="text">
      <style:text-properties fo:font-style="normal" fo:font-weight="normal" officeooo:rsid="0a1d6cfc" style:font-style-asian="normal" style:font-weight-asian="normal" style:font-style-complex="normal" style:font-weight-complex="normal"/>
    </style:style>
    <style:style style:name="T509" style:family="text">
      <style:text-properties fo:font-style="normal" fo:font-weight="normal" officeooo:rsid="0a1da295" style:font-style-asian="normal" style:font-weight-asian="normal" style:font-style-complex="normal" style:font-weight-complex="normal"/>
    </style:style>
    <style:style style:name="T510" style:family="text">
      <style:text-properties fo:font-style="normal" fo:font-weight="normal" officeooo:rsid="0a1e3d19" style:font-style-asian="normal" style:font-weight-asian="normal" style:font-style-complex="normal" style:font-weight-complex="normal"/>
    </style:style>
    <style:style style:name="T511" style:family="text">
      <style:text-properties fo:font-style="normal" fo:font-weight="normal" officeooo:rsid="0a1e5c90" style:font-style-asian="normal" style:font-weight-asian="normal" style:font-style-complex="normal" style:font-weight-complex="normal"/>
    </style:style>
    <style:style style:name="T512" style:family="text">
      <style:text-properties fo:font-style="normal" fo:font-weight="normal" officeooo:rsid="0a1f1bcc" style:font-style-asian="normal" style:font-weight-asian="normal" style:font-style-complex="normal" style:font-weight-complex="normal"/>
    </style:style>
    <style:style style:name="T513" style:family="text">
      <style:text-properties fo:font-style="normal" fo:font-weight="normal" officeooo:rsid="0a228ccb" style:font-style-asian="normal" style:font-weight-asian="normal" style:font-style-complex="normal" style:font-weight-complex="normal"/>
    </style:style>
    <style:style style:name="T514" style:family="text">
      <style:text-properties fo:font-style="normal" fo:font-weight="normal" officeooo:rsid="0a239eef" style:font-style-asian="normal" style:font-weight-asian="normal" style:font-style-complex="normal" style:font-weight-complex="normal"/>
    </style:style>
    <style:style style:name="T515" style:family="text">
      <style:text-properties fo:font-style="normal" fo:font-weight="normal" officeooo:rsid="0a20f8be" style:font-style-asian="normal" style:font-weight-asian="normal" style:font-style-complex="normal" style:font-weight-complex="normal"/>
    </style:style>
    <style:style style:name="T516" style:family="text">
      <style:text-properties fo:font-style="normal" fo:font-weight="normal" officeooo:rsid="0a240356" style:font-style-asian="normal" style:font-weight-asian="normal" style:font-style-complex="normal" style:font-weight-complex="normal"/>
    </style:style>
    <style:style style:name="T517" style:family="text">
      <style:text-properties fo:font-style="normal" fo:font-weight="normal" officeooo:rsid="0a25cfa7" style:font-style-asian="normal" style:font-weight-asian="normal" style:font-style-complex="normal" style:font-weight-complex="normal"/>
    </style:style>
    <style:style style:name="T518" style:family="text">
      <style:text-properties fo:font-style="normal" fo:font-weight="normal" officeooo:rsid="0a271a49" style:font-style-asian="normal" style:font-weight-asian="normal" style:font-style-complex="normal" style:font-weight-complex="normal"/>
    </style:style>
    <style:style style:name="T519" style:family="text">
      <style:text-properties fo:font-style="normal" fo:font-weight="normal" officeooo:rsid="0a279326" style:font-style-asian="normal" style:font-weight-asian="normal" style:font-style-complex="normal" style:font-weight-complex="normal"/>
    </style:style>
    <style:style style:name="T520" style:family="text">
      <style:text-properties fo:font-style="normal" fo:font-weight="normal" officeooo:rsid="0a27fe0b" style:font-style-asian="normal" style:font-weight-asian="normal" style:font-style-complex="normal" style:font-weight-complex="normal"/>
    </style:style>
    <style:style style:name="T521" style:family="text">
      <style:text-properties fo:font-style="normal" fo:font-weight="normal" officeooo:rsid="0a2893ff" style:font-style-asian="normal" style:font-weight-asian="normal" style:font-style-complex="normal" style:font-weight-complex="normal"/>
    </style:style>
    <style:style style:name="T522" style:family="text">
      <style:text-properties fo:font-style="normal" fo:font-weight="normal" officeooo:rsid="0a2a23bb" style:font-style-asian="normal" style:font-weight-asian="normal" style:font-style-complex="normal" style:font-weight-complex="normal"/>
    </style:style>
    <style:style style:name="T523" style:family="text">
      <style:text-properties fo:font-style="normal" fo:font-weight="normal" officeooo:rsid="0a2c944f" style:font-style-asian="normal" style:font-weight-asian="normal" style:font-style-complex="normal" style:font-weight-complex="normal"/>
    </style:style>
    <style:style style:name="T524" style:family="text">
      <style:text-properties fo:font-style="normal" fo:font-weight="normal" officeooo:rsid="0a2d2fec" style:font-style-asian="normal" style:font-weight-asian="normal" style:font-style-complex="normal" style:font-weight-complex="normal"/>
    </style:style>
    <style:style style:name="T525" style:family="text">
      <style:text-properties fo:font-style="normal" fo:font-weight="normal" officeooo:rsid="0a2e5fed" style:font-style-asian="normal" style:font-weight-asian="normal" style:font-style-complex="normal" style:font-weight-complex="normal"/>
    </style:style>
    <style:style style:name="T526" style:family="text">
      <style:text-properties fo:font-style="normal" fo:font-weight="normal" officeooo:rsid="0a2f4316" style:font-style-asian="normal" style:font-weight-asian="normal" style:font-style-complex="normal" style:font-weight-complex="normal"/>
    </style:style>
    <style:style style:name="T527" style:family="text">
      <style:text-properties fo:font-style="normal" fo:font-weight="normal" officeooo:rsid="0a303e4e" style:font-style-asian="normal" style:font-weight-asian="normal" style:font-style-complex="normal" style:font-weight-complex="normal"/>
    </style:style>
    <style:style style:name="T528" style:family="text">
      <style:text-properties fo:font-style="normal" fo:font-weight="normal" officeooo:rsid="0a30d134" style:font-style-asian="normal" style:font-weight-asian="normal" style:font-style-complex="normal" style:font-weight-complex="normal"/>
    </style:style>
    <style:style style:name="T529" style:family="text">
      <style:text-properties fo:font-style="normal" fo:font-weight="normal" officeooo:rsid="0a3267f5" style:font-style-asian="normal" style:font-weight-asian="normal" style:font-style-complex="normal" style:font-weight-complex="normal"/>
    </style:style>
    <style:style style:name="T530" style:family="text">
      <style:text-properties fo:font-style="normal" fo:font-weight="normal" officeooo:rsid="0a33b41a" style:font-style-asian="normal" style:font-weight-asian="normal" style:font-style-complex="normal" style:font-weight-complex="normal"/>
    </style:style>
    <style:style style:name="T531" style:family="text">
      <style:text-properties fo:font-style="normal" fo:font-weight="normal" officeooo:rsid="0a35f922" style:font-style-asian="normal" style:font-weight-asian="normal" style:font-style-complex="normal" style:font-weight-complex="normal"/>
    </style:style>
    <style:style style:name="T532" style:family="text">
      <style:text-properties fo:font-style="normal" fo:font-weight="normal" officeooo:rsid="0a37e0f1" style:font-style-asian="normal" style:font-weight-asian="normal" style:font-style-complex="normal" style:font-weight-complex="normal"/>
    </style:style>
    <style:style style:name="T533" style:family="text">
      <style:text-properties fo:font-style="normal" fo:font-weight="normal" officeooo:rsid="0a3914f9" style:font-style-asian="normal" style:font-weight-asian="normal" style:font-style-complex="normal" style:font-weight-complex="normal"/>
    </style:style>
    <style:style style:name="T534" style:family="text">
      <style:text-properties fo:font-style="normal" fo:font-weight="normal" officeooo:rsid="0a3aa9f5" style:font-style-asian="normal" style:font-weight-asian="normal" style:font-style-complex="normal" style:font-weight-complex="normal"/>
    </style:style>
    <style:style style:name="T535" style:family="text">
      <style:text-properties fo:font-style="normal" fo:font-weight="normal" officeooo:rsid="0a3d92c3" style:font-style-asian="normal" style:font-weight-asian="normal" style:font-style-complex="normal" style:font-weight-complex="normal"/>
    </style:style>
    <style:style style:name="T536" style:family="text">
      <style:text-properties fo:font-style="normal" fo:font-weight="normal" officeooo:rsid="0a3f13d0" style:font-style-asian="normal" style:font-weight-asian="normal" style:font-style-complex="normal" style:font-weight-complex="normal"/>
    </style:style>
    <style:style style:name="T537" style:family="text">
      <style:text-properties fo:font-style="normal" fo:font-weight="normal" officeooo:rsid="0a3fcdd6" style:font-style-asian="normal" style:font-weight-asian="normal" style:font-style-complex="normal" style:font-weight-complex="normal"/>
    </style:style>
    <style:style style:name="T538" style:family="text">
      <style:text-properties fo:font-style="normal" fo:font-weight="normal" officeooo:rsid="0a3fe818" style:font-style-asian="normal" style:font-weight-asian="normal" style:font-style-complex="normal" style:font-weight-complex="normal"/>
    </style:style>
    <style:style style:name="T539" style:family="text">
      <style:text-properties fo:font-style="normal" fo:font-weight="normal" officeooo:rsid="0a40f858" style:font-style-asian="normal" style:font-weight-asian="normal" style:font-style-complex="normal" style:font-weight-complex="normal"/>
    </style:style>
    <style:style style:name="T540" style:family="text">
      <style:text-properties fo:font-style="normal" fo:font-weight="normal" officeooo:rsid="0a444d21" style:font-style-asian="normal" style:font-weight-asian="normal" style:font-style-complex="normal" style:font-weight-complex="normal"/>
    </style:style>
    <style:style style:name="T541" style:family="text">
      <style:text-properties fo:font-style="normal" fo:font-weight="normal" officeooo:rsid="0a45b514" style:font-style-asian="normal" style:font-weight-asian="normal" style:font-style-complex="normal" style:font-weight-complex="normal"/>
    </style:style>
    <style:style style:name="T542" style:family="text">
      <style:text-properties fo:font-style="normal" fo:font-weight="normal" officeooo:rsid="0a4646dc" style:font-style-asian="normal" style:font-weight-asian="normal" style:font-style-complex="normal" style:font-weight-complex="normal"/>
    </style:style>
    <style:style style:name="T543" style:family="text">
      <style:text-properties fo:font-style="normal" fo:font-weight="normal" officeooo:rsid="0a894a0e" style:font-style-asian="normal" style:font-weight-asian="normal" style:font-style-complex="normal" style:font-weight-complex="normal"/>
    </style:style>
    <style:style style:name="T544" style:family="text">
      <style:text-properties fo:font-style="normal" fo:font-weight="normal" officeooo:rsid="0a8d67b4" style:font-style-asian="normal" style:font-weight-asian="normal" style:font-style-complex="normal" style:font-weight-complex="normal"/>
    </style:style>
    <style:style style:name="T545" style:family="text">
      <style:text-properties fo:font-style="normal" fo:font-weight="normal" officeooo:rsid="0a8f3985" style:font-style-asian="normal" style:font-weight-asian="normal" style:font-style-complex="normal" style:font-weight-complex="normal"/>
    </style:style>
    <style:style style:name="T546" style:family="text">
      <style:text-properties fo:font-style="normal" fo:font-weight="normal" officeooo:rsid="0a90a2bc" style:font-style-asian="normal" style:font-weight-asian="normal" style:font-style-complex="normal" style:font-weight-complex="normal"/>
    </style:style>
    <style:style style:name="T547" style:family="text">
      <style:text-properties fo:font-style="normal" fo:font-weight="normal" officeooo:rsid="0a927779" style:font-style-asian="normal" style:font-weight-asian="normal" style:font-style-complex="normal" style:font-weight-complex="normal"/>
    </style:style>
    <style:style style:name="T548" style:family="text">
      <style:text-properties fo:font-style="normal" fo:font-weight="normal" officeooo:rsid="0a9436f4" style:font-style-asian="normal" style:font-weight-asian="normal" style:font-style-complex="normal" style:font-weight-complex="normal"/>
    </style:style>
    <style:style style:name="T549" style:family="text">
      <style:text-properties fo:font-style="normal" fo:font-weight="normal" officeooo:rsid="0a989f0a" style:font-style-asian="normal" style:font-weight-asian="normal" style:font-style-complex="normal" style:font-weight-complex="normal"/>
    </style:style>
    <style:style style:name="T550" style:family="text">
      <style:text-properties fo:font-style="normal" fo:font-weight="normal" officeooo:rsid="0a9b0315" style:font-style-asian="normal" style:font-weight-asian="normal" style:font-style-complex="normal" style:font-weight-complex="normal"/>
    </style:style>
    <style:style style:name="T551" style:family="text">
      <style:text-properties fo:font-style="normal" fo:font-weight="normal" officeooo:rsid="0a9dfbd5" style:font-style-asian="normal" style:font-weight-asian="normal" style:font-style-complex="normal" style:font-weight-complex="normal"/>
    </style:style>
    <style:style style:name="T552" style:family="text">
      <style:text-properties fo:font-style="normal" fo:font-weight="normal" officeooo:rsid="0aaaee0e" style:font-style-asian="normal" style:font-weight-asian="normal" style:font-style-complex="normal" style:font-weight-complex="normal"/>
    </style:style>
    <style:style style:name="T553" style:family="text">
      <style:text-properties fo:font-style="normal" fo:font-weight="normal" officeooo:rsid="0aacb969" style:font-style-asian="normal" style:font-weight-asian="normal" style:font-style-complex="normal" style:font-weight-complex="normal"/>
    </style:style>
    <style:style style:name="T554" style:family="text">
      <style:text-properties fo:font-style="normal" fo:font-weight="normal" officeooo:rsid="0aa78ad4" style:font-style-asian="normal" style:font-weight-asian="normal" style:font-style-complex="normal" style:font-weight-complex="normal"/>
    </style:style>
    <style:style style:name="T555" style:family="text">
      <style:text-properties fo:font-style="normal" fo:font-weight="normal" officeooo:rsid="0aa97b57" style:font-style-asian="normal" style:font-weight-asian="normal" style:font-style-complex="normal" style:font-weight-complex="normal"/>
    </style:style>
    <style:style style:name="T556" style:family="text">
      <style:text-properties fo:font-style="normal" fo:font-weight="normal" officeooo:rsid="0aaa7a2b" style:font-style-asian="normal" style:font-weight-asian="normal" style:font-style-complex="normal" style:font-weight-complex="normal"/>
    </style:style>
    <style:style style:name="T557" style:family="text">
      <style:text-properties fo:font-style="normal" fo:font-weight="normal" officeooo:rsid="0aad3d80" style:font-style-asian="normal" style:font-weight-asian="normal" style:font-style-complex="normal" style:font-weight-complex="normal"/>
    </style:style>
    <style:style style:name="T558" style:family="text">
      <style:text-properties fo:font-style="normal" fo:font-weight="normal" officeooo:rsid="0ab04686" style:font-style-asian="normal" style:font-weight-asian="normal" style:font-style-complex="normal" style:font-weight-complex="normal"/>
    </style:style>
    <style:style style:name="T559" style:family="text">
      <style:text-properties fo:font-style="normal" fo:font-weight="normal" officeooo:rsid="0aaee2f4" style:font-style-asian="normal" style:font-weight-asian="normal" style:font-style-complex="normal" style:font-weight-complex="normal"/>
    </style:style>
    <style:style style:name="T560" style:family="text">
      <style:text-properties fo:font-style="normal" fo:font-weight="normal" officeooo:rsid="0ab184af" style:font-style-asian="normal" style:font-weight-asian="normal" style:font-style-complex="normal" style:font-weight-complex="normal"/>
    </style:style>
    <style:style style:name="T561" style:family="text">
      <style:text-properties fo:font-style="normal" fo:font-weight="normal" officeooo:rsid="0ab2469a" style:font-style-asian="normal" style:font-weight-asian="normal" style:font-style-complex="normal" style:font-weight-complex="normal"/>
    </style:style>
    <style:style style:name="T562" style:family="text">
      <style:text-properties fo:font-style="normal" fo:font-weight="normal" officeooo:rsid="0ab78c58" style:font-style-asian="normal" style:font-weight-asian="normal" style:font-style-complex="normal" style:font-weight-complex="normal"/>
    </style:style>
    <style:style style:name="T563" style:family="text">
      <style:text-properties fo:font-style="normal" fo:font-weight="normal" officeooo:rsid="0ab7dc49" style:font-style-asian="normal" style:font-weight-asian="normal" style:font-style-complex="normal" style:font-weight-complex="normal"/>
    </style:style>
    <style:style style:name="T564" style:family="text">
      <style:text-properties fo:font-style="normal" fo:font-weight="normal" officeooo:rsid="0ab93b6b" style:font-style-asian="normal" style:font-weight-asian="normal" style:font-style-complex="normal" style:font-weight-complex="normal"/>
    </style:style>
    <style:style style:name="T565" style:family="text">
      <style:text-properties fo:font-style="normal" fo:font-weight="normal" officeooo:rsid="0abc75e5" style:font-style-asian="normal" style:font-weight-asian="normal" style:font-style-complex="normal" style:font-weight-complex="normal"/>
    </style:style>
    <style:style style:name="T566" style:family="text">
      <style:text-properties fo:font-style="normal" fo:font-weight="normal" officeooo:rsid="0abcf485" style:font-style-asian="normal" style:font-weight-asian="normal" style:font-style-complex="normal" style:font-weight-complex="normal"/>
    </style:style>
    <style:style style:name="T567" style:family="text">
      <style:text-properties fo:font-style="normal" fo:font-weight="normal" officeooo:rsid="0abda824" style:font-style-asian="normal" style:font-weight-asian="normal" style:font-style-complex="normal" style:font-weight-complex="normal"/>
    </style:style>
    <style:style style:name="T568" style:family="text">
      <style:text-properties fo:font-style="normal" fo:font-weight="normal" officeooo:rsid="0abf4886" style:font-style-asian="normal" style:font-weight-asian="normal" style:font-style-complex="normal" style:font-weight-complex="normal"/>
    </style:style>
    <style:style style:name="T569" style:family="text">
      <style:text-properties fo:font-style="normal" fo:font-weight="normal" officeooo:rsid="0ac15766" style:font-style-asian="normal" style:font-weight-asian="normal" style:font-style-complex="normal" style:font-weight-complex="normal"/>
    </style:style>
    <style:style style:name="T570" style:family="text">
      <style:text-properties fo:font-style="normal" fo:font-weight="normal" officeooo:rsid="0ac21ef9" style:font-style-asian="normal" style:font-weight-asian="normal" style:font-style-complex="normal" style:font-weight-complex="normal"/>
    </style:style>
    <style:style style:name="T571" style:family="text">
      <style:text-properties fo:font-style="normal" fo:font-weight="normal" officeooo:rsid="0ac29ab1" style:font-style-asian="normal" style:font-weight-asian="normal" style:font-style-complex="normal" style:font-weight-complex="normal"/>
    </style:style>
    <style:style style:name="T572" style:family="text">
      <style:text-properties fo:font-style="normal" fo:font-weight="normal" officeooo:rsid="0a9b64b6" style:font-style-asian="normal" style:font-weight-asian="normal" style:font-style-complex="normal" style:font-weight-complex="normal"/>
    </style:style>
    <style:style style:name="T573" style:family="text">
      <style:text-properties fo:font-style="normal" fo:font-weight="normal" officeooo:rsid="0ac61d44" style:font-style-asian="normal" style:font-weight-asian="normal" style:font-style-complex="normal" style:font-weight-complex="normal"/>
    </style:style>
    <style:style style:name="T574" style:family="text">
      <style:text-properties fo:font-style="normal" fo:font-weight="normal" officeooo:rsid="0aa15aff" style:font-style-asian="normal" style:font-weight-asian="normal" style:font-style-complex="normal" style:font-weight-complex="normal"/>
    </style:style>
    <style:style style:name="T575" style:family="text">
      <style:text-properties fo:font-style="normal" fo:font-weight="normal" officeooo:rsid="0ac90cd0" style:font-style-asian="normal" style:font-weight-asian="normal" style:font-style-complex="normal" style:font-weight-complex="normal"/>
    </style:style>
    <style:style style:name="T576" style:family="text">
      <style:text-properties fo:font-style="normal" fo:font-weight="normal" officeooo:rsid="0acdbb53" style:font-style-asian="normal" style:font-weight-asian="normal" style:font-style-complex="normal" style:font-weight-complex="normal"/>
    </style:style>
    <style:style style:name="T577" style:family="text">
      <style:text-properties fo:font-style="normal" fo:font-weight="normal" officeooo:rsid="0acf4a6e" style:font-style-asian="normal" style:font-weight-asian="normal" style:font-style-complex="normal" style:font-weight-complex="normal"/>
    </style:style>
    <style:style style:name="T578" style:family="text">
      <style:text-properties fo:font-style="normal" fo:font-weight="normal" officeooo:rsid="0ad78108" style:font-style-asian="normal" style:font-weight-asian="normal" style:font-style-complex="normal" style:font-weight-complex="normal"/>
    </style:style>
    <style:style style:name="T579" style:family="text">
      <style:text-properties fo:font-style="normal" fo:font-weight="normal" officeooo:rsid="0ad905ca" style:font-style-asian="normal" style:font-weight-asian="normal" style:font-style-complex="normal" style:font-weight-complex="normal"/>
    </style:style>
    <style:style style:name="T580" style:family="text">
      <style:text-properties fo:font-style="normal" fo:font-weight="normal" officeooo:rsid="0ad9a425" style:font-style-asian="normal" style:font-weight-asian="normal" style:font-style-complex="normal" style:font-weight-complex="normal"/>
    </style:style>
    <style:style style:name="T581" style:family="text">
      <style:text-properties fo:font-style="normal" fo:font-weight="normal" officeooo:rsid="0adade66" style:font-style-asian="normal" style:font-weight-asian="normal" style:font-style-complex="normal" style:font-weight-complex="normal"/>
    </style:style>
    <style:style style:name="T582" style:family="text">
      <style:text-properties fo:font-style="normal" fo:font-weight="normal" officeooo:rsid="0adb7ee5" style:font-style-asian="normal" style:font-weight-asian="normal" style:font-style-complex="normal" style:font-weight-complex="normal"/>
    </style:style>
    <style:style style:name="T583" style:family="text">
      <style:text-properties fo:font-style="normal" fo:font-weight="normal" officeooo:rsid="0adc8af9" style:font-style-asian="normal" style:font-weight-asian="normal" style:font-style-complex="normal" style:font-weight-complex="normal"/>
    </style:style>
    <style:style style:name="T584" style:family="text">
      <style:text-properties fo:font-style="normal" fo:font-weight="normal" officeooo:rsid="0ade5a75" style:font-style-asian="normal" style:font-weight-asian="normal" style:font-style-complex="normal" style:font-weight-complex="normal"/>
    </style:style>
    <style:style style:name="T585" style:family="text">
      <style:text-properties fo:font-style="normal" fo:font-weight="normal" officeooo:rsid="0adf170d" style:font-style-asian="normal" style:font-weight-asian="normal" style:font-style-complex="normal" style:font-weight-complex="normal"/>
    </style:style>
    <style:style style:name="T586" style:family="text">
      <style:text-properties fo:font-style="normal" fo:font-weight="normal" officeooo:rsid="0ae1565d" style:font-style-asian="normal" style:font-weight-asian="normal" style:font-style-complex="normal" style:font-weight-complex="normal"/>
    </style:style>
    <style:style style:name="T587" style:family="text">
      <style:text-properties fo:font-style="normal" fo:font-weight="normal" officeooo:rsid="0ae3249b" style:font-style-asian="normal" style:font-weight-asian="normal" style:font-style-complex="normal" style:font-weight-complex="normal"/>
    </style:style>
    <style:style style:name="T588" style:family="text">
      <style:text-properties fo:font-style="normal" fo:font-weight="normal" officeooo:rsid="0ae49849" style:font-style-asian="normal" style:font-weight-asian="normal" style:font-style-complex="normal" style:font-weight-complex="normal"/>
    </style:style>
    <style:style style:name="T589" style:family="text">
      <style:text-properties fo:font-style="normal" fo:font-weight="normal" officeooo:rsid="0ae4e63d" style:font-style-asian="normal" style:font-weight-asian="normal" style:font-style-complex="normal" style:font-weight-complex="normal"/>
    </style:style>
    <style:style style:name="T590" style:family="text">
      <style:text-properties fo:font-style="normal" fo:font-weight="normal" officeooo:rsid="0b1280e8" style:font-style-asian="normal" style:font-weight-asian="normal" style:font-style-complex="normal" style:font-weight-complex="normal"/>
    </style:style>
    <style:style style:name="T591" style:family="text">
      <style:text-properties fo:font-style="normal" fo:font-weight="normal" officeooo:rsid="0b20edaa" style:font-style-asian="normal" style:font-weight-asian="normal" style:font-style-complex="normal" style:font-weight-complex="normal"/>
    </style:style>
    <style:style style:name="T592" style:family="text">
      <style:text-properties fo:font-style="normal" fo:font-weight="normal" officeooo:rsid="0b3d5a9f" style:font-style-asian="normal" style:font-weight-asian="normal" style:font-style-complex="normal" style:font-weight-complex="normal"/>
    </style:style>
    <style:style style:name="T593" style:family="text">
      <style:text-properties fo:font-style="normal" fo:font-weight="normal" officeooo:rsid="00f87fce" style:font-style-asian="normal" style:font-weight-asian="normal" style:font-style-complex="normal" style:font-weight-complex="normal"/>
    </style:style>
    <style:style style:name="T594" style:family="text">
      <style:text-properties fo:font-style="normal" fo:font-weight="normal" officeooo:rsid="0b3ea567" style:font-style-asian="normal" style:font-weight-asian="normal" style:font-style-complex="normal" style:font-weight-complex="normal"/>
    </style:style>
    <style:style style:name="T595" style:family="text">
      <style:text-properties fo:font-style="normal" fo:font-weight="normal" officeooo:rsid="0b4024d5" style:font-style-asian="normal" style:font-weight-asian="normal" style:font-style-complex="normal" style:font-weight-complex="normal"/>
    </style:style>
    <style:style style:name="T596" style:family="text">
      <style:text-properties fo:font-style="normal" fo:font-weight="normal" officeooo:rsid="0b519ddc" style:font-style-asian="normal" style:font-weight-asian="normal" style:font-style-complex="normal" style:font-weight-complex="normal"/>
    </style:style>
    <style:style style:name="T597" style:family="text">
      <style:text-properties fo:font-style="normal" fo:font-weight="normal" officeooo:rsid="02e5c12f" style:font-style-asian="normal" style:font-weight-asian="normal" style:font-style-complex="normal" style:font-weight-complex="normal"/>
    </style:style>
    <style:style style:name="T598" style:family="text">
      <style:text-properties fo:font-style="normal" fo:font-weight="normal" officeooo:rsid="0b574760" style:font-style-asian="normal" style:font-weight-asian="normal" style:font-style-complex="normal" style:font-weight-complex="normal"/>
    </style:style>
    <style:style style:name="T599" style:family="text">
      <style:text-properties fo:font-style="normal" fo:font-weight="normal" officeooo:rsid="0b58e49a" style:font-style-asian="normal" style:font-weight-asian="normal" style:font-style-complex="normal" style:font-weight-complex="normal"/>
    </style:style>
    <style:style style:name="T600" style:family="text">
      <style:text-properties fo:font-style="normal" fo:font-weight="normal" officeooo:rsid="0b59774d" style:font-style-asian="normal" style:font-weight-asian="normal" style:font-style-complex="normal" style:font-weight-complex="normal"/>
    </style:style>
    <style:style style:name="T601" style:family="text">
      <style:text-properties fo:font-style="normal" fo:font-weight="normal" officeooo:rsid="0b5b0f4d" style:font-style-asian="normal" style:font-weight-asian="normal" style:font-style-complex="normal" style:font-weight-complex="normal"/>
    </style:style>
    <style:style style:name="T602" style:family="text">
      <style:text-properties fo:font-style="normal" fo:font-weight="normal" officeooo:rsid="0b5bf28d" style:font-style-asian="normal" style:font-weight-asian="normal" style:font-style-complex="normal" style:font-weight-complex="normal"/>
    </style:style>
    <style:style style:name="T603" style:family="text">
      <style:text-properties fo:font-style="normal" fo:font-weight="normal" officeooo:rsid="044214e3" style:font-style-asian="normal" style:font-weight-asian="normal" style:font-style-complex="normal" style:font-weight-complex="normal"/>
    </style:style>
    <style:style style:name="T604" style:family="text">
      <style:text-properties fo:font-style="normal" fo:font-weight="normal" officeooo:rsid="0b5ee668" style:font-style-asian="normal" style:font-weight-asian="normal" style:font-style-complex="normal" style:font-weight-complex="normal"/>
    </style:style>
    <style:style style:name="T605" style:family="text">
      <style:text-properties fo:font-style="normal" fo:font-weight="normal" officeooo:rsid="0b66ce31" style:font-style-asian="normal" style:font-weight-asian="normal" style:font-style-complex="normal" style:font-weight-complex="normal"/>
    </style:style>
    <style:style style:name="T606" style:family="text">
      <style:text-properties fo:font-style="normal" fo:font-weight="normal" officeooo:rsid="0b734819" style:font-style-asian="normal" style:font-weight-asian="normal" style:font-style-complex="normal" style:font-weight-complex="normal"/>
    </style:style>
    <style:style style:name="T607" style:family="text">
      <style:text-properties fo:font-style="normal" fo:font-weight="normal" officeooo:rsid="0b73a7c4" style:font-style-asian="normal" style:font-weight-asian="normal" style:font-style-complex="normal" style:font-weight-complex="normal"/>
    </style:style>
    <style:style style:name="T608" style:family="text">
      <style:text-properties fo:font-style="normal" fo:font-weight="normal" officeooo:rsid="0b75c624" style:font-style-asian="normal" style:font-weight-asian="normal" style:font-style-complex="normal" style:font-weight-complex="normal"/>
    </style:style>
    <style:style style:name="T609" style:family="text">
      <style:text-properties fo:font-style="normal" fo:font-weight="normal" officeooo:rsid="03dc28da" style:font-style-asian="normal" style:font-weight-asian="normal" style:font-style-complex="normal" style:font-weight-complex="normal"/>
    </style:style>
    <style:style style:name="T610" style:family="text">
      <style:text-properties fo:font-style="normal" fo:font-weight="normal" officeooo:rsid="0b852acd" style:font-style-asian="normal" style:font-weight-asian="normal" style:font-style-complex="normal" style:font-weight-complex="normal"/>
    </style:style>
    <style:style style:name="T611" style:family="text">
      <style:text-properties fo:font-style="normal" fo:font-weight="normal" officeooo:rsid="0b86176d" style:font-style-asian="normal" style:font-weight-asian="normal" style:font-style-complex="normal" style:font-weight-complex="normal"/>
    </style:style>
    <style:style style:name="T612" style:family="text">
      <style:text-properties fo:font-style="normal" fo:font-weight="normal" officeooo:rsid="0b8932e7" style:font-style-asian="normal" style:font-weight-asian="normal" style:font-style-complex="normal" style:font-weight-complex="normal"/>
    </style:style>
    <style:style style:name="T613" style:family="text">
      <style:text-properties fo:font-style="normal" fo:font-weight="normal" officeooo:rsid="0b8b16dc" style:font-style-asian="normal" style:font-weight-asian="normal" style:font-style-complex="normal" style:font-weight-complex="normal"/>
    </style:style>
    <style:style style:name="T614" style:family="text">
      <style:text-properties fo:font-style="normal" fo:font-weight="normal" officeooo:rsid="0b8b5c41" style:font-style-asian="normal" style:font-weight-asian="normal" style:font-style-complex="normal" style:font-weight-complex="normal"/>
    </style:style>
    <style:style style:name="T615" style:family="text">
      <style:text-properties fo:font-style="normal" fo:font-weight="normal" officeooo:rsid="0b916eaf" style:font-style-asian="normal" style:font-weight-asian="normal" style:font-style-complex="normal" style:font-weight-complex="normal"/>
    </style:style>
    <style:style style:name="T616" style:family="text">
      <style:text-properties fo:font-style="normal" fo:font-weight="normal" officeooo:rsid="0b9377d0" style:font-style-asian="normal" style:font-weight-asian="normal" style:font-style-complex="normal" style:font-weight-complex="normal"/>
    </style:style>
    <style:style style:name="T617" style:family="text">
      <style:text-properties fo:font-style="normal" fo:font-weight="normal" officeooo:rsid="0b970053" style:font-style-asian="normal" style:font-weight-asian="normal" style:font-style-complex="normal" style:font-weight-complex="normal"/>
    </style:style>
    <style:style style:name="T618" style:family="text">
      <style:text-properties fo:font-style="normal" fo:font-weight="normal" officeooo:rsid="0b995778" style:font-style-asian="normal" style:font-weight-asian="normal" style:font-style-complex="normal" style:font-weight-complex="normal"/>
    </style:style>
    <style:style style:name="T619" style:family="text">
      <style:text-properties fo:font-style="normal" fo:font-weight="normal" officeooo:rsid="0b9ba732" style:font-style-asian="normal" style:font-weight-asian="normal" style:font-style-complex="normal" style:font-weight-complex="normal"/>
    </style:style>
    <style:style style:name="T620" style:family="text">
      <style:text-properties fo:font-style="normal" fo:font-weight="normal" officeooo:rsid="0b9f502c" style:font-style-asian="normal" style:font-weight-asian="normal" style:font-style-complex="normal" style:font-weight-complex="normal"/>
    </style:style>
    <style:style style:name="T621" style:family="text">
      <style:text-properties fo:font-style="normal" fo:font-weight="normal" officeooo:rsid="0ba04dd5" style:font-style-asian="normal" style:font-weight-asian="normal" style:font-style-complex="normal" style:font-weight-complex="normal"/>
    </style:style>
    <style:style style:name="T622" style:family="text">
      <style:text-properties fo:font-style="normal" fo:font-weight="normal" officeooo:rsid="0ba1e3b8" style:font-style-asian="normal" style:font-weight-asian="normal" style:font-style-complex="normal" style:font-weight-complex="normal"/>
    </style:style>
    <style:style style:name="T623" style:family="text">
      <style:text-properties fo:font-style="normal" fo:font-weight="normal" officeooo:rsid="0ba97230" style:font-style-asian="normal" style:font-weight-asian="normal" style:font-style-complex="normal" style:font-weight-complex="normal"/>
    </style:style>
    <style:style style:name="T624" style:family="text">
      <style:text-properties fo:font-style="normal" fo:font-weight="normal" officeooo:rsid="0c7f61eb" style:font-style-asian="normal" style:font-weight-asian="normal" style:font-style-complex="normal" style:font-weight-complex="normal"/>
    </style:style>
    <style:style style:name="T625" style:family="text">
      <style:text-properties fo:font-style="normal" fo:font-weight="normal" officeooo:rsid="0ca26372" style:font-style-asian="normal" style:font-weight-asian="normal" style:font-style-complex="normal" style:font-weight-complex="normal"/>
    </style:style>
    <style:style style:name="T626" style:family="text">
      <style:text-properties fo:font-style="normal" fo:font-weight="normal" officeooo:rsid="0cb5ea49" style:font-style-asian="normal" style:font-weight-asian="normal" style:font-style-complex="normal" style:font-weight-complex="normal"/>
    </style:style>
    <style:style style:name="T627" style:family="text">
      <style:text-properties fo:font-style="normal" fo:font-weight="normal" officeooo:rsid="0cb75750" style:font-style-asian="normal" style:font-weight-asian="normal" style:font-style-complex="normal" style:font-weight-complex="normal"/>
    </style:style>
    <style:style style:name="T628" style:family="text">
      <style:text-properties fo:font-style="normal" fo:font-weight="normal" officeooo:rsid="0cb77eda" style:font-style-asian="normal" style:font-weight-asian="normal" style:font-style-complex="normal" style:font-weight-complex="normal"/>
    </style:style>
    <style:style style:name="T629" style:family="text">
      <style:text-properties fo:font-style="normal" fo:font-weight="normal" officeooo:rsid="0cb8f4c0" style:font-style-asian="normal" style:font-weight-asian="normal" style:font-style-complex="normal" style:font-weight-complex="normal"/>
    </style:style>
    <style:style style:name="T630" style:family="text">
      <style:text-properties fo:font-style="normal" fo:font-weight="normal" officeooo:rsid="0cba5b76" style:font-style-asian="normal" style:font-weight-asian="normal" style:font-style-complex="normal" style:font-weight-complex="normal"/>
    </style:style>
    <style:style style:name="T631" style:family="text">
      <style:text-properties fo:font-style="normal" fo:font-weight="normal" officeooo:rsid="0cd72a13" style:font-style-asian="normal" style:font-weight-asian="normal" style:font-style-complex="normal" style:font-weight-complex="normal"/>
    </style:style>
    <style:style style:name="T632" style:family="text">
      <style:text-properties fo:font-style="normal" fo:font-weight="normal" officeooo:rsid="0ce0fa07" style:font-style-asian="normal" style:font-weight-asian="normal" style:font-style-complex="normal" style:font-weight-complex="normal"/>
    </style:style>
    <style:style style:name="T633" style:family="text">
      <style:text-properties fo:font-style="normal" fo:font-weight="normal" officeooo:rsid="0cec0dd3" style:font-style-asian="normal" style:font-weight-asian="normal" style:font-style-complex="normal" style:font-weight-complex="normal"/>
    </style:style>
    <style:style style:name="T634" style:family="text">
      <style:text-properties fo:font-style="normal" fo:font-weight="normal" officeooo:rsid="0cedcd4e" style:font-style-asian="normal" style:font-weight-asian="normal" style:font-style-complex="normal" style:font-weight-complex="normal"/>
    </style:style>
    <style:style style:name="T635" style:family="text">
      <style:text-properties fo:font-style="normal" fo:font-weight="normal" officeooo:rsid="0cda407c" style:font-style-asian="normal" style:font-weight-asian="normal" style:font-style-complex="normal" style:font-weight-complex="normal"/>
    </style:style>
    <style:style style:name="T636" style:family="text">
      <style:text-properties fo:font-style="normal" fo:font-weight="normal" officeooo:rsid="0cee7550" style:font-style-asian="normal" style:font-weight-asian="normal" style:font-style-complex="normal" style:font-weight-complex="normal"/>
    </style:style>
    <style:style style:name="T637" style:family="text">
      <style:text-properties fo:font-style="normal" fo:font-weight="normal" officeooo:rsid="0cf8cae6" style:font-style-asian="normal" style:font-weight-asian="normal" style:font-style-complex="normal" style:font-weight-complex="normal"/>
    </style:style>
    <style:style style:name="T638" style:family="text">
      <style:text-properties fo:font-style="normal" fo:font-weight="normal" officeooo:rsid="0df8d46c" style:font-style-asian="normal" style:font-weight-asian="normal" style:font-style-complex="normal" style:font-weight-complex="normal"/>
    </style:style>
    <style:style style:name="T639" style:family="text">
      <style:text-properties fo:font-style="normal" fo:font-weight="normal" officeooo:rsid="0e05c338" style:font-style-asian="normal" style:font-weight-asian="normal" style:font-style-complex="normal" style:font-weight-complex="normal"/>
    </style:style>
    <style:style style:name="T640" style:family="text">
      <style:text-properties fo:font-style="normal" fo:font-weight="normal" officeooo:rsid="0e0738c3" style:font-style-asian="normal" style:font-weight-asian="normal" style:font-style-complex="normal" style:font-weight-complex="normal"/>
    </style:style>
    <style:style style:name="T641" style:family="text">
      <style:text-properties fo:font-style="normal" fo:font-weight="normal" officeooo:rsid="0e0951f7" style:font-style-asian="normal" style:font-weight-asian="normal" style:font-style-complex="normal" style:font-weight-complex="normal"/>
    </style:style>
    <style:style style:name="T642" style:family="text">
      <style:text-properties fo:font-style="normal" fo:font-weight="normal" officeooo:rsid="0e1f6642" style:font-style-asian="normal" style:font-weight-asian="normal" style:font-style-complex="normal" style:font-weight-complex="normal"/>
    </style:style>
    <style:style style:name="T643" style:family="text">
      <style:text-properties fo:font-style="normal" fo:font-weight="normal" officeooo:rsid="0e20aa9f" style:font-style-asian="normal" style:font-weight-asian="normal" style:font-style-complex="normal" style:font-weight-complex="normal"/>
    </style:style>
    <style:style style:name="T644" style:family="text">
      <style:text-properties fo:font-style="normal" fo:font-weight="normal" officeooo:rsid="0e3a02e6" style:font-style-asian="normal" style:font-weight-asian="normal" style:font-style-complex="normal" style:font-weight-complex="normal"/>
    </style:style>
    <style:style style:name="T645" style:family="text">
      <style:text-properties fo:font-style="normal" fo:font-weight="normal" officeooo:rsid="0e2dde4c" style:font-style-asian="normal" style:font-weight-asian="normal" style:font-style-complex="normal" style:font-weight-complex="normal"/>
    </style:style>
    <style:style style:name="T646" style:family="text">
      <style:text-properties fo:font-style="normal" fo:font-weight="normal" officeooo:rsid="0e3399cc" style:font-style-asian="normal" style:font-weight-asian="normal" style:font-style-complex="normal" style:font-weight-complex="normal"/>
    </style:style>
    <style:style style:name="T647" style:family="text">
      <style:text-properties fo:font-style="normal" fo:font-weight="normal" officeooo:rsid="0e8deb1b" style:font-style-asian="normal" style:font-weight-asian="normal" style:font-style-complex="normal" style:font-weight-complex="normal"/>
    </style:style>
    <style:style style:name="T648" style:family="text">
      <style:text-properties fo:font-style="normal" fo:font-weight="normal" officeooo:rsid="0e9a5990" style:font-style-asian="normal" style:font-weight-asian="normal" style:font-style-complex="normal" style:font-weight-complex="normal"/>
    </style:style>
    <style:style style:name="T649" style:family="text">
      <style:text-properties fo:font-style="normal" fo:font-weight="normal" officeooo:rsid="0eae1336" style:font-style-asian="normal" style:font-weight-asian="normal" style:font-style-complex="normal" style:font-weight-complex="normal"/>
    </style:style>
    <style:style style:name="T650" style:family="text">
      <style:text-properties fo:font-style="normal" fo:font-weight="normal" officeooo:rsid="0eaeaa0f" style:font-style-asian="normal" style:font-weight-asian="normal" style:font-style-complex="normal" style:font-weight-complex="normal"/>
    </style:style>
    <style:style style:name="T651" style:family="text">
      <style:text-properties fo:font-style="normal" fo:font-weight="normal" officeooo:rsid="00c3cefb" style:font-name-asian="Lato-Bold" style:font-style-asian="normal" style:font-weight-asian="normal" style:font-name-complex="Calibri" style:font-style-complex="normal" style:font-weight-complex="normal"/>
    </style:style>
    <style:style style:name="T652" style:family="text">
      <style:text-properties fo:font-style="normal" fo:font-weight="normal" officeooo:rsid="043334d6" style:font-name-asian="Lato-Bold" style:font-style-asian="normal" style:font-weight-asian="normal" style:font-name-complex="Calibri" style:font-style-complex="normal" style:font-weight-complex="normal"/>
    </style:style>
    <style:style style:name="T653" style:family="text">
      <style:text-properties fo:font-style="normal" fo:font-weight="normal" officeooo:rsid="0438a4dd" style:font-name-asian="Lato-Bold" style:font-style-asian="normal" style:font-weight-asian="normal" style:font-name-complex="Calibri" style:font-style-complex="normal" style:font-weight-complex="normal"/>
    </style:style>
    <style:style style:name="T654" style:family="text">
      <style:text-properties fo:font-style="normal" fo:font-weight="normal" officeooo:rsid="0439c9bd" style:font-name-asian="Lato-Bold" style:font-style-asian="normal" style:font-weight-asian="normal" style:font-name-complex="Calibri" style:font-style-complex="normal" style:font-weight-complex="normal"/>
    </style:style>
    <style:style style:name="T655" style:family="text">
      <style:text-properties fo:font-style="normal" fo:font-weight="normal" officeooo:rsid="043cd0e1" style:font-name-asian="Lato-Bold" style:font-style-asian="normal" style:font-weight-asian="normal" style:font-name-complex="Calibri" style:font-style-complex="normal" style:font-weight-complex="normal"/>
    </style:style>
    <style:style style:name="T656" style:family="text">
      <style:text-properties fo:font-style="normal" fo:font-weight="normal" officeooo:rsid="043da267" style:font-name-asian="Lato-Bold" style:font-style-asian="normal" style:font-weight-asian="normal" style:font-name-complex="Calibri" style:font-style-complex="normal" style:font-weight-complex="normal"/>
    </style:style>
    <style:style style:name="T657" style:family="text">
      <style:text-properties fo:font-style="normal" fo:font-weight="normal" officeooo:rsid="05e25ca0" style:font-name-asian="Lato-Bold" style:font-style-asian="normal" style:font-weight-asian="normal" style:font-name-complex="Calibri" style:font-style-complex="normal" style:font-weight-complex="normal"/>
    </style:style>
    <style:style style:name="T658" style:family="text">
      <style:text-properties fo:font-style="normal" fo:font-weight="normal" fo:background-color="#ffff00" loext:char-shading-value="0" style:font-style-asian="normal" style:font-weight-asian="normal" style:font-style-complex="normal" style:font-weight-complex="normal"/>
    </style:style>
    <style:style style:name="T659" style:family="text">
      <style:text-properties fo:font-style="normal" fo:font-weight="normal" officeooo:rsid="027dac72" fo:background-color="#ffff00" loext:char-shading-value="0" style:font-style-asian="normal" style:font-weight-asian="normal" style:font-style-complex="normal" style:font-weight-complex="normal"/>
    </style:style>
    <style:style style:name="T660" style:family="text">
      <style:text-properties fo:font-style="normal" fo:font-weight="normal" officeooo:rsid="028ed8ee" fo:background-color="#ffff00" loext:char-shading-value="0" style:font-style-asian="normal" style:font-weight-asian="normal" style:font-style-complex="normal" style:font-weight-complex="normal"/>
    </style:style>
    <style:style style:name="T661" style:family="text">
      <style:text-properties fo:font-style="normal" fo:font-weight="normal" officeooo:rsid="0290e982" fo:background-color="#ffff00" loext:char-shading-value="0" style:font-style-asian="normal" style:font-weight-asian="normal" style:font-style-complex="normal" style:font-weight-complex="normal"/>
    </style:style>
    <style:style style:name="T662" style:family="text">
      <style:text-properties fo:font-style="normal" fo:font-weight="normal" fo:background-color="transparent" loext:char-shading-value="0" style:font-style-asian="normal" style:font-weight-asian="normal" style:font-style-complex="normal" style:font-weight-complex="normal"/>
    </style:style>
    <style:style style:name="T663" style:family="text">
      <style:text-properties fo:font-style="normal" fo:font-weight="normal" officeooo:rsid="0290e982" fo:background-color="transparent" loext:char-shading-value="0" style:font-style-asian="normal" style:font-weight-asian="normal" style:font-style-complex="normal" style:font-weight-complex="normal"/>
    </style:style>
    <style:style style:name="T664" style:family="text">
      <style:text-properties fo:font-style="normal" fo:font-weight="bold" style:font-style-asian="normal" style:font-weight-asian="bold" style:font-style-complex="normal" style:font-weight-complex="bold"/>
    </style:style>
    <style:style style:name="T665" style:family="text">
      <style:text-properties fo:font-style="normal" fo:font-weight="bold" officeooo:rsid="0156d11f" style:font-style-asian="normal" style:font-weight-asian="bold" style:font-style-complex="normal" style:font-weight-complex="bold"/>
    </style:style>
    <style:style style:name="T666" style:family="text">
      <style:text-properties fo:font-style="normal" fo:font-weight="bold" officeooo:rsid="015fbf82" style:font-style-asian="normal" style:font-weight-asian="bold" style:font-style-complex="normal" style:font-weight-complex="bold"/>
    </style:style>
    <style:style style:name="T667" style:family="text">
      <style:text-properties fo:font-style="normal" fo:font-weight="bold" officeooo:rsid="00e46679" style:font-style-asian="normal" style:font-weight-asian="bold" style:font-style-complex="normal" style:font-weight-complex="bold"/>
    </style:style>
    <style:style style:name="T668" style:family="text">
      <style:text-properties fo:font-style="normal" fo:font-weight="bold" officeooo:rsid="00ef826b" style:font-style-asian="normal" style:font-weight-asian="bold" style:font-style-complex="normal" style:font-weight-complex="bold"/>
    </style:style>
    <style:style style:name="T669" style:family="text">
      <style:text-properties fo:font-style="normal" fo:font-weight="bold" officeooo:rsid="00f1d07e" style:font-style-asian="normal" style:font-weight-asian="bold" style:font-style-complex="normal" style:font-weight-complex="bold"/>
    </style:style>
    <style:style style:name="T670" style:family="text">
      <style:text-properties fo:font-style="normal" fo:font-weight="bold" officeooo:rsid="00f87fce" style:font-style-asian="normal" style:font-weight-asian="bold" style:font-style-complex="normal" style:font-weight-complex="bold"/>
    </style:style>
    <style:style style:name="T671" style:family="text">
      <style:text-properties fo:font-style="normal" fo:font-weight="bold" officeooo:rsid="00f938f6" style:font-style-asian="normal" style:font-weight-asian="bold" style:font-style-complex="normal" style:font-weight-complex="bold"/>
    </style:style>
    <style:style style:name="T672" style:family="text">
      <style:text-properties fo:font-style="normal" fo:font-weight="bold" officeooo:rsid="0100f95a" style:font-style-asian="normal" style:font-weight-asian="bold" style:font-style-complex="normal" style:font-weight-complex="bold"/>
    </style:style>
    <style:style style:name="T673" style:family="text">
      <style:text-properties fo:font-style="normal" fo:font-weight="bold" officeooo:rsid="00e88068" style:font-style-asian="normal" style:font-weight-asian="bold" style:font-style-complex="normal" style:font-weight-complex="bold"/>
    </style:style>
    <style:style style:name="T674" style:family="text">
      <style:text-properties fo:font-style="normal" fo:font-weight="bold" officeooo:rsid="00ff0a2d" style:font-style-asian="normal" style:font-weight-asian="bold" style:font-style-complex="normal" style:font-weight-complex="bold"/>
    </style:style>
    <style:style style:name="T675" style:family="text">
      <style:text-properties fo:font-style="normal" fo:font-weight="bold" officeooo:rsid="02192372" style:font-style-asian="normal" style:font-weight-asian="bold" style:font-style-complex="normal" style:font-weight-complex="bold"/>
    </style:style>
    <style:style style:name="T676" style:family="text">
      <style:text-properties fo:font-style="normal" fo:font-weight="bold" officeooo:rsid="022bb591" style:font-style-asian="normal" style:font-weight-asian="bold" style:font-style-complex="normal" style:font-weight-complex="bold"/>
    </style:style>
    <style:style style:name="T677" style:family="text">
      <style:text-properties fo:font-style="normal" fo:font-weight="bold" officeooo:rsid="022d4d34" style:font-style-asian="normal" style:font-weight-asian="bold" style:font-style-complex="normal" style:font-weight-complex="bold"/>
    </style:style>
    <style:style style:name="T678" style:family="text">
      <style:text-properties fo:font-style="normal" fo:font-weight="bold" officeooo:rsid="026d9f46" style:font-style-asian="normal" style:font-weight-asian="bold" style:font-style-complex="normal" style:font-weight-complex="bold"/>
    </style:style>
    <style:style style:name="T679" style:family="text">
      <style:text-properties fo:font-style="normal" fo:font-weight="bold" officeooo:rsid="0273c2d0" style:font-style-asian="normal" style:font-weight-asian="bold" style:font-style-complex="normal" style:font-weight-complex="bold"/>
    </style:style>
    <style:style style:name="T680" style:family="text">
      <style:text-properties fo:font-style="normal" fo:font-weight="bold" officeooo:rsid="0275fba1" style:font-style-asian="normal" style:font-weight-asian="bold" style:font-style-complex="normal" style:font-weight-complex="bold"/>
    </style:style>
    <style:style style:name="T681" style:family="text">
      <style:text-properties fo:font-style="normal" fo:font-weight="bold" officeooo:rsid="027ca47c" style:font-style-asian="normal" style:font-weight-asian="bold" style:font-style-complex="normal" style:font-weight-complex="bold"/>
    </style:style>
    <style:style style:name="T682" style:family="text">
      <style:text-properties fo:font-style="normal" fo:font-weight="bold" officeooo:rsid="031c6d23" style:font-style-asian="normal" style:font-weight-asian="bold" style:font-style-complex="normal" style:font-weight-complex="bold"/>
    </style:style>
    <style:style style:name="T683" style:family="text">
      <style:text-properties fo:font-style="normal" fo:font-weight="bold" officeooo:rsid="037a811c" style:font-style-asian="normal" style:font-weight-asian="bold" style:font-style-complex="normal" style:font-weight-complex="bold"/>
    </style:style>
    <style:style style:name="T684" style:family="text">
      <style:text-properties fo:font-style="normal" fo:font-weight="bold" officeooo:rsid="038c8475" style:font-style-asian="normal" style:font-weight-asian="bold" style:font-style-complex="normal" style:font-weight-complex="bold"/>
    </style:style>
    <style:style style:name="T685" style:family="text">
      <style:text-properties fo:font-style="normal" fo:font-weight="bold" officeooo:rsid="038fb925" style:font-style-asian="normal" style:font-weight-asian="bold" style:font-style-complex="normal" style:font-weight-complex="bold"/>
    </style:style>
    <style:style style:name="T686" style:family="text">
      <style:text-properties fo:font-style="normal" fo:font-weight="bold" officeooo:rsid="06a98625" style:font-style-asian="normal" style:font-weight-asian="bold" style:font-style-complex="normal" style:font-weight-complex="bold"/>
    </style:style>
    <style:style style:name="T687" style:family="text">
      <style:text-properties fo:font-style="normal" fo:font-weight="bold" officeooo:rsid="06a45cf7" style:font-style-asian="normal" style:font-weight-asian="bold" style:font-style-complex="normal" style:font-weight-complex="bold"/>
    </style:style>
    <style:style style:name="T688" style:family="text">
      <style:text-properties fo:font-style="normal" fo:font-weight="bold" officeooo:rsid="06d8c4a7" style:font-style-asian="normal" style:font-weight-asian="bold" style:font-style-complex="normal" style:font-weight-complex="bold"/>
    </style:style>
    <style:style style:name="T689" style:family="text">
      <style:text-properties fo:font-style="normal" fo:font-weight="bold" officeooo:rsid="06d7d4f4" style:font-style-asian="normal" style:font-weight-asian="bold" style:font-style-complex="normal" style:font-weight-complex="bold"/>
    </style:style>
    <style:style style:name="T690" style:family="text">
      <style:text-properties fo:font-style="normal" fo:font-weight="bold" officeooo:rsid="0a1b361f" style:font-style-asian="normal" style:font-weight-asian="bold" style:font-style-complex="normal" style:font-weight-complex="bold"/>
    </style:style>
    <style:style style:name="T691" style:family="text">
      <style:text-properties fo:font-style="normal" fo:font-weight="bold" officeooo:rsid="0a20f8be" style:font-style-asian="normal" style:font-weight-asian="bold" style:font-style-complex="normal" style:font-weight-complex="bold"/>
    </style:style>
    <style:style style:name="T692" style:family="text">
      <style:text-properties fo:font-style="normal" fo:font-weight="bold" officeooo:rsid="0a444d21" style:font-style-asian="normal" style:font-weight-asian="bold" style:font-style-complex="normal" style:font-weight-complex="bold"/>
    </style:style>
    <style:style style:name="T693" style:family="text">
      <style:text-properties fo:font-style="normal" fo:font-weight="bold" officeooo:rsid="0a45b514" style:font-style-asian="normal" style:font-weight-asian="bold" style:font-style-complex="normal" style:font-weight-complex="bold"/>
    </style:style>
    <style:style style:name="T694" style:family="text">
      <style:text-properties fo:font-style="normal" fo:font-weight="bold" officeooo:rsid="0a4646dc" style:font-style-asian="normal" style:font-weight-asian="bold" style:font-style-complex="normal" style:font-weight-complex="bold"/>
    </style:style>
    <style:style style:name="T695" style:family="text">
      <style:text-properties fo:font-style="normal" fo:font-weight="bold" officeooo:rsid="0a80c5fd" style:font-style-asian="normal" style:font-weight-asian="bold" style:font-style-complex="normal" style:font-weight-complex="bold"/>
    </style:style>
    <style:style style:name="T696" style:family="text">
      <style:text-properties fo:font-style="normal" fo:font-weight="bold" officeooo:rsid="0a8343f2" style:font-style-asian="normal" style:font-weight-asian="bold" style:font-style-complex="normal" style:font-weight-complex="bold"/>
    </style:style>
    <style:style style:name="T697" style:family="text">
      <style:text-properties fo:font-style="normal" fo:font-weight="bold" officeooo:rsid="0a894a0e" style:font-style-asian="normal" style:font-weight-asian="bold" style:font-style-complex="normal" style:font-weight-complex="bold"/>
    </style:style>
    <style:style style:name="T698" style:family="text">
      <style:text-properties fo:font-style="normal" fo:font-weight="bold" officeooo:rsid="0b1280e8" style:font-style-asian="normal" style:font-weight-asian="bold" style:font-style-complex="normal" style:font-weight-complex="bold"/>
    </style:style>
    <style:style style:name="T699" style:family="text">
      <style:text-properties fo:font-style="normal" fo:font-weight="bold" officeooo:rsid="0cb5ea49" style:font-style-asian="normal" style:font-weight-asian="bold" style:font-style-complex="normal" style:font-weight-complex="bold"/>
    </style:style>
    <style:style style:name="T700" style:family="text">
      <style:text-properties fo:font-style="normal" style:text-underline-style="none" fo:font-weight="normal" style:font-style-asian="normal" style:font-weight-asian="normal" style:font-style-complex="normal" style:font-weight-complex="normal"/>
    </style:style>
    <style:style style:name="T701" style:family="text">
      <style:text-properties fo:font-style="normal" style:text-underline-style="none" fo:font-weight="normal" officeooo:rsid="04806dfc" style:font-style-asian="normal" style:font-weight-asian="normal" style:font-style-complex="normal" style:font-weight-complex="normal"/>
    </style:style>
    <style:style style:name="T702" style:family="text">
      <style:text-properties fo:font-style="normal" style:text-underline-style="none" fo:font-weight="normal" officeooo:rsid="0481a8d1" style:font-style-asian="normal" style:font-weight-asian="normal" style:font-style-complex="normal" style:font-weight-complex="normal"/>
    </style:style>
    <style:style style:name="T703" style:family="text">
      <style:text-properties fo:font-style="normal" style:text-underline-style="none" fo:font-weight="normal" officeooo:rsid="0482b551" style:font-style-asian="normal" style:font-weight-asian="normal" style:font-style-complex="normal" style:font-weight-complex="normal"/>
    </style:style>
    <style:style style:name="T704" style:family="text">
      <style:text-properties fo:font-style="normal" style:text-underline-style="none" fo:font-weight="normal" officeooo:rsid="0483de3d" style:font-style-asian="normal" style:font-weight-asian="normal" style:font-style-complex="normal" style:font-weight-complex="normal"/>
    </style:style>
    <style:style style:name="T705" style:family="text">
      <style:text-properties fo:font-style="normal" style:text-underline-style="none" fo:font-weight="normal" officeooo:rsid="04877b9b" style:font-style-asian="normal" style:font-weight-asian="normal" style:font-style-complex="normal" style:font-weight-complex="normal"/>
    </style:style>
    <style:style style:name="T706" style:family="text">
      <style:text-properties fo:font-style="normal" style:text-underline-style="none" fo:font-weight="normal" officeooo:rsid="04879f9d" style:font-style-asian="normal" style:font-weight-asian="normal" style:font-style-complex="normal" style:font-weight-complex="normal"/>
    </style:style>
    <style:style style:name="T707" style:family="text">
      <style:text-properties fo:font-style="normal" style:text-underline-style="none" fo:font-weight="normal" officeooo:rsid="0488cfc6" style:font-style-asian="normal" style:font-weight-asian="normal" style:font-style-complex="normal" style:font-weight-complex="normal"/>
    </style:style>
    <style:style style:name="T708" style:family="text">
      <style:text-properties fo:font-style="normal" style:text-underline-style="none" fo:font-weight="normal" officeooo:rsid="0489720f" style:font-style-asian="normal" style:font-weight-asian="normal" style:font-style-complex="normal" style:font-weight-complex="normal"/>
    </style:style>
    <style:style style:name="T709" style:family="text">
      <style:text-properties fo:font-style="normal" style:text-underline-style="none" fo:font-weight="normal" officeooo:rsid="048b2b12" style:font-style-asian="normal" style:font-weight-asian="normal" style:font-style-complex="normal" style:font-weight-complex="normal"/>
    </style:style>
    <style:style style:name="T710" style:family="text">
      <style:text-properties fo:font-style="normal" style:text-underline-style="none" fo:font-weight="normal" officeooo:rsid="048ce896" style:font-style-asian="normal" style:font-weight-asian="normal" style:font-style-complex="normal" style:font-weight-complex="normal"/>
    </style:style>
    <style:style style:name="T711" style:family="text">
      <style:text-properties fo:font-style="normal" style:text-underline-style="none" fo:font-weight="normal" officeooo:rsid="048c1252" style:font-style-asian="normal" style:font-weight-asian="normal" style:font-style-complex="normal" style:font-weight-complex="normal"/>
    </style:style>
    <style:style style:name="T712" style:family="text">
      <style:text-properties fo:font-style="normal" style:text-underline-style="none" fo:font-weight="normal" officeooo:rsid="048cf314" style:font-style-asian="normal" style:font-weight-asian="normal" style:font-style-complex="normal" style:font-weight-complex="normal"/>
    </style:style>
    <style:style style:name="T713" style:family="text">
      <style:text-properties fo:font-style="normal" style:text-underline-style="none" fo:font-weight="normal" officeooo:rsid="048e7a8f" style:font-style-asian="normal" style:font-weight-asian="normal" style:font-style-complex="normal" style:font-weight-complex="normal"/>
    </style:style>
    <style:style style:name="T714" style:family="text">
      <style:text-properties fo:font-style="normal" style:text-underline-style="none" fo:font-weight="normal" officeooo:rsid="048ecc8e" style:font-style-asian="normal" style:font-weight-asian="normal" style:font-style-complex="normal" style:font-weight-complex="normal"/>
    </style:style>
    <style:style style:name="T715" style:family="text">
      <style:text-properties fo:font-style="normal" style:text-underline-style="none" fo:font-weight="normal" officeooo:rsid="048f03ca" style:font-style-asian="normal" style:font-weight-asian="normal" style:font-style-complex="normal" style:font-weight-complex="normal"/>
    </style:style>
    <style:style style:name="T716" style:family="text">
      <style:text-properties fo:font-style="normal" style:text-underline-style="none" fo:font-weight="normal" officeooo:rsid="049053b8" style:font-style-asian="normal" style:font-weight-asian="normal" style:font-style-complex="normal" style:font-weight-complex="normal"/>
    </style:style>
    <style:style style:name="T717" style:family="text">
      <style:text-properties fo:font-style="normal" style:text-underline-style="none" fo:font-weight="normal" officeooo:rsid="0492fa72" style:font-style-asian="normal" style:font-weight-asian="normal" style:font-style-complex="normal" style:font-weight-complex="normal"/>
    </style:style>
    <style:style style:name="T718" style:family="text">
      <style:text-properties fo:font-style="normal" style:text-underline-style="none" fo:font-weight="normal" officeooo:rsid="0495bcb9" style:font-style-asian="normal" style:font-weight-asian="normal" style:font-style-complex="normal" style:font-weight-complex="normal"/>
    </style:style>
    <style:style style:name="T719" style:family="text">
      <style:text-properties fo:font-style="normal" style:text-underline-style="none" fo:font-weight="normal" officeooo:rsid="0497db8a" style:font-style-asian="normal" style:font-weight-asian="normal" style:font-style-complex="normal" style:font-weight-complex="normal"/>
    </style:style>
    <style:style style:name="T720" style:family="text">
      <style:text-properties fo:font-style="normal" style:text-underline-style="none" fo:font-weight="normal" officeooo:rsid="0498795e" style:font-style-asian="normal" style:font-weight-asian="normal" style:font-style-complex="normal" style:font-weight-complex="normal"/>
    </style:style>
    <style:style style:name="T721" style:family="text">
      <style:text-properties fo:font-style="normal" style:text-underline-style="none" fo:font-weight="normal" officeooo:rsid="0499caff" style:font-style-asian="normal" style:font-weight-asian="normal" style:font-style-complex="normal" style:font-weight-complex="normal"/>
    </style:style>
    <style:style style:name="T722" style:family="text">
      <style:text-properties fo:font-style="normal" style:text-underline-style="none" fo:font-weight="normal" officeooo:rsid="049b7964" style:font-style-asian="normal" style:font-weight-asian="normal" style:font-style-complex="normal" style:font-weight-complex="normal"/>
    </style:style>
    <style:style style:name="T723" style:family="text">
      <style:text-properties fo:font-style="normal" style:text-underline-style="none" fo:font-weight="normal" officeooo:rsid="049ed5b3" style:font-style-asian="normal" style:font-weight-asian="normal" style:font-style-complex="normal" style:font-weight-complex="normal"/>
    </style:style>
    <style:style style:name="T724" style:family="text">
      <style:text-properties fo:font-style="normal" style:text-underline-style="none" fo:font-weight="normal" officeooo:rsid="049f6e86" style:font-style-asian="normal" style:font-weight-asian="normal" style:font-style-complex="normal" style:font-weight-complex="normal"/>
    </style:style>
    <style:style style:name="T725" style:family="text">
      <style:text-properties fo:font-style="normal" style:text-underline-style="none" fo:font-weight="normal" officeooo:rsid="049d25b3" style:font-style-asian="normal" style:font-weight-asian="normal" style:font-style-complex="normal" style:font-weight-complex="normal"/>
    </style:style>
    <style:style style:name="T726" style:family="text">
      <style:text-properties fo:font-style="normal" style:text-underline-style="none" fo:font-weight="normal" officeooo:rsid="04a3ac66" style:font-style-asian="normal" style:font-weight-asian="normal" style:font-style-complex="normal" style:font-weight-complex="normal"/>
    </style:style>
    <style:style style:name="T727" style:family="text">
      <style:text-properties fo:font-style="normal" style:text-underline-style="none" fo:font-weight="normal" officeooo:rsid="04a3b81a" style:font-style-asian="normal" style:font-weight-asian="normal" style:font-style-complex="normal" style:font-weight-complex="normal"/>
    </style:style>
    <style:style style:name="T728" style:family="text">
      <style:text-properties fo:font-style="normal" style:text-underline-style="none" fo:font-weight="normal" officeooo:rsid="04a58598" style:font-style-asian="normal" style:font-weight-asian="normal" style:font-style-complex="normal" style:font-weight-complex="normal"/>
    </style:style>
    <style:style style:name="T729" style:family="text">
      <style:text-properties fo:font-style="normal" style:text-underline-style="none" fo:font-weight="normal" officeooo:rsid="04a7645e" style:font-style-asian="normal" style:font-weight-asian="normal" style:font-style-complex="normal" style:font-weight-complex="normal"/>
    </style:style>
    <style:style style:name="T730" style:family="text">
      <style:text-properties fo:font-style="normal" style:text-underline-style="none" fo:font-weight="normal" officeooo:rsid="04ad9485" style:font-style-asian="normal" style:font-weight-asian="normal" style:font-style-complex="normal" style:font-weight-complex="normal"/>
    </style:style>
    <style:style style:name="T731" style:family="text">
      <style:text-properties fo:font-style="normal" style:text-underline-style="none" fo:font-weight="normal" officeooo:rsid="04b07dc7" style:font-style-asian="normal" style:font-weight-asian="normal" style:font-style-complex="normal" style:font-weight-complex="normal"/>
    </style:style>
    <style:style style:name="T732" style:family="text">
      <style:text-properties fo:font-style="normal" style:text-underline-style="none" fo:font-weight="normal" officeooo:rsid="04b290eb" style:font-style-asian="normal" style:font-weight-asian="normal" style:font-style-complex="normal" style:font-weight-complex="normal"/>
    </style:style>
    <style:style style:name="T733" style:family="text">
      <style:text-properties fo:font-style="normal" style:text-underline-style="none" fo:font-weight="normal" officeooo:rsid="04b346be" style:font-style-asian="normal" style:font-weight-asian="normal" style:font-style-complex="normal" style:font-weight-complex="normal"/>
    </style:style>
    <style:style style:name="T734" style:family="text">
      <style:text-properties fo:font-style="normal" style:text-underline-style="none" fo:font-weight="normal" officeooo:rsid="04b4c6be" style:font-style-asian="normal" style:font-weight-asian="normal" style:font-style-complex="normal" style:font-weight-complex="normal"/>
    </style:style>
    <style:style style:name="T735" style:family="text">
      <style:text-properties fo:font-style="normal" style:text-underline-style="none" fo:font-weight="normal" officeooo:rsid="04b526df" style:font-style-asian="normal" style:font-weight-asian="normal" style:font-style-complex="normal" style:font-weight-complex="normal"/>
    </style:style>
    <style:style style:name="T736" style:family="text">
      <style:text-properties fo:font-style="normal" style:text-underline-style="none" fo:font-weight="normal" officeooo:rsid="04b565d9" style:font-style-asian="normal" style:font-weight-asian="normal" style:font-style-complex="normal" style:font-weight-complex="normal"/>
    </style:style>
    <style:style style:name="T737" style:family="text">
      <style:text-properties fo:font-style="normal" style:text-underline-style="none" fo:font-weight="normal" officeooo:rsid="04b8bcc5" style:font-style-asian="normal" style:font-weight-asian="normal" style:font-style-complex="normal" style:font-weight-complex="normal"/>
    </style:style>
    <style:style style:name="T738" style:family="text">
      <style:text-properties fo:font-style="normal" style:text-underline-style="none" fo:font-weight="normal" officeooo:rsid="04b91663" style:font-style-asian="normal" style:font-weight-asian="normal" style:font-style-complex="normal" style:font-weight-complex="normal"/>
    </style:style>
    <style:style style:name="T739" style:family="text">
      <style:text-properties fo:font-style="normal" style:text-underline-style="none" fo:font-weight="normal" officeooo:rsid="04bb4567" style:font-style-asian="normal" style:font-weight-asian="normal" style:font-style-complex="normal" style:font-weight-complex="normal"/>
    </style:style>
    <style:style style:name="T740" style:family="text">
      <style:text-properties fo:font-style="normal" style:text-underline-style="none" fo:font-weight="normal" officeooo:rsid="04bcdeab" style:font-style-asian="normal" style:font-weight-asian="normal" style:font-style-complex="normal" style:font-weight-complex="normal"/>
    </style:style>
    <style:style style:name="T741" style:family="text">
      <style:text-properties fo:font-style="normal" style:text-underline-style="none" fo:font-weight="normal" officeooo:rsid="04be965c" style:font-style-asian="normal" style:font-weight-asian="normal" style:font-style-complex="normal" style:font-weight-complex="normal"/>
    </style:style>
    <style:style style:name="T742" style:family="text">
      <style:text-properties fo:font-style="normal" style:text-underline-style="none" fo:font-weight="normal" officeooo:rsid="04c2556d" style:font-style-asian="normal" style:font-weight-asian="normal" style:font-style-complex="normal" style:font-weight-complex="normal"/>
    </style:style>
    <style:style style:name="T743" style:family="text">
      <style:text-properties fo:font-style="normal" style:text-underline-style="none" fo:font-weight="normal" officeooo:rsid="04c514cb" style:font-style-asian="normal" style:font-weight-asian="normal" style:font-style-complex="normal" style:font-weight-complex="normal"/>
    </style:style>
    <style:style style:name="T744" style:family="text">
      <style:text-properties fo:font-style="normal" style:text-underline-style="none" fo:font-weight="normal" officeooo:rsid="04c0f9a3" style:font-style-asian="normal" style:font-weight-asian="normal" style:font-style-complex="normal" style:font-weight-complex="normal"/>
    </style:style>
    <style:style style:name="T745" style:family="text">
      <style:text-properties fo:font-style="normal" style:text-underline-style="none" fo:font-weight="normal" officeooo:rsid="04c65792" style:font-style-asian="normal" style:font-weight-asian="normal" style:font-style-complex="normal" style:font-weight-complex="normal"/>
    </style:style>
    <style:style style:name="T746" style:family="text">
      <style:text-properties fo:font-style="normal" style:text-underline-style="none" fo:font-weight="normal" officeooo:rsid="04c670ca" style:font-style-asian="normal" style:font-weight-asian="normal" style:font-style-complex="normal" style:font-weight-complex="normal"/>
    </style:style>
    <style:style style:name="T747" style:family="text">
      <style:text-properties fo:font-style="normal" style:text-underline-style="none" fo:font-weight="normal" officeooo:rsid="04c83340" style:font-style-asian="normal" style:font-weight-asian="normal" style:font-style-complex="normal" style:font-weight-complex="normal"/>
    </style:style>
    <style:style style:name="T748" style:family="text">
      <style:text-properties fo:font-style="normal" style:text-underline-style="none" fo:font-weight="normal" officeooo:rsid="04c973b6" style:font-style-asian="normal" style:font-weight-asian="normal" style:font-style-complex="normal" style:font-weight-complex="normal"/>
    </style:style>
    <style:style style:name="T749" style:family="text">
      <style:text-properties fo:font-style="normal" style:text-underline-style="none" fo:font-weight="normal" officeooo:rsid="04cb3bc0" style:font-style-asian="normal" style:font-weight-asian="normal" style:font-style-complex="normal" style:font-weight-complex="normal"/>
    </style:style>
    <style:style style:name="T750" style:family="text">
      <style:text-properties fo:font-style="normal" style:text-underline-style="none" fo:font-weight="normal" officeooo:rsid="04ced552" style:font-style-asian="normal" style:font-weight-asian="normal" style:font-style-complex="normal" style:font-weight-complex="normal"/>
    </style:style>
    <style:style style:name="T751" style:family="text">
      <style:text-properties fo:font-style="normal" style:text-underline-style="none" fo:font-weight="normal" officeooo:rsid="04cf1fd1" style:font-style-asian="normal" style:font-weight-asian="normal" style:font-style-complex="normal" style:font-weight-complex="normal"/>
    </style:style>
    <style:style style:name="T752" style:family="text">
      <style:text-properties fo:font-style="normal" style:text-underline-style="none" fo:font-weight="normal" officeooo:rsid="04cf59cc" style:font-style-asian="normal" style:font-weight-asian="normal" style:font-style-complex="normal" style:font-weight-complex="normal"/>
    </style:style>
    <style:style style:name="T753" style:family="text">
      <style:text-properties fo:font-style="normal" style:text-underline-style="none" fo:font-weight="normal" officeooo:rsid="04d1e4af" style:font-style-asian="normal" style:font-weight-asian="normal" style:font-style-complex="normal" style:font-weight-complex="normal"/>
    </style:style>
    <style:style style:name="T754" style:family="text">
      <style:text-properties fo:font-style="normal" style:text-underline-style="none" fo:font-weight="normal" officeooo:rsid="082b7057" style:font-style-asian="normal" style:font-weight-asian="normal" style:font-style-complex="normal" style:font-weight-complex="normal"/>
    </style:style>
    <style:style style:name="T755" style:family="text">
      <style:text-properties fo:font-style="normal" style:text-underline-style="none" fo:font-weight="normal" officeooo:rsid="082c32e9" style:font-style-asian="normal" style:font-weight-asian="normal" style:font-style-complex="normal" style:font-weight-complex="normal"/>
    </style:style>
    <style:style style:name="T756" style:family="text">
      <style:text-properties fo:font-style="normal" style:text-underline-style="none" fo:font-weight="normal" officeooo:rsid="082e7e8f" style:font-style-asian="normal" style:font-weight-asian="normal" style:font-style-complex="normal" style:font-weight-complex="normal"/>
    </style:style>
    <style:style style:name="T757" style:family="text">
      <style:text-properties fo:font-style="normal" style:text-underline-style="none" fo:font-weight="normal" officeooo:rsid="082eacfd" style:font-style-asian="normal" style:font-weight-asian="normal" style:font-style-complex="normal" style:font-weight-complex="normal"/>
    </style:style>
    <style:style style:name="T758" style:family="text">
      <style:text-properties fo:font-style="normal" style:text-underline-style="none" fo:font-weight="normal" officeooo:rsid="082fc545" style:font-style-asian="normal" style:font-weight-asian="normal" style:font-style-complex="normal" style:font-weight-complex="normal"/>
    </style:style>
    <style:style style:name="T759" style:family="text">
      <style:text-properties fo:font-style="normal" style:text-underline-style="none" fo:font-weight="normal" officeooo:rsid="08334e22" style:font-style-asian="normal" style:font-weight-asian="normal" style:font-style-complex="normal" style:font-weight-complex="normal"/>
    </style:style>
    <style:style style:name="T760" style:family="text">
      <style:text-properties fo:font-style="normal" style:text-underline-style="none" fo:font-weight="normal" officeooo:rsid="083412c8" style:font-style-asian="normal" style:font-weight-asian="normal" style:font-style-complex="normal" style:font-weight-complex="normal"/>
    </style:style>
    <style:style style:name="T761" style:family="text">
      <style:text-properties fo:font-style="normal" style:text-underline-style="none" fo:font-weight="normal" officeooo:rsid="083610f1" style:font-style-asian="normal" style:font-weight-asian="normal" style:font-style-complex="normal" style:font-weight-complex="normal"/>
    </style:style>
    <style:style style:name="T762" style:family="text">
      <style:text-properties fo:font-style="normal" style:text-underline-style="none" fo:font-weight="normal" officeooo:rsid="0837b2f3" style:font-style-asian="normal" style:font-weight-asian="normal" style:font-style-complex="normal" style:font-weight-complex="normal"/>
    </style:style>
    <style:style style:name="T763" style:family="text">
      <style:text-properties fo:font-style="normal" style:text-underline-style="none" fo:font-weight="normal" officeooo:rsid="083a5351" style:font-style-asian="normal" style:font-weight-asian="normal" style:font-style-complex="normal" style:font-weight-complex="normal"/>
    </style:style>
    <style:style style:name="T764" style:family="text">
      <style:text-properties fo:font-style="normal" style:text-underline-style="none" fo:font-weight="normal" officeooo:rsid="083d9552" style:font-style-asian="normal" style:font-weight-asian="normal" style:font-style-complex="normal" style:font-weight-complex="normal"/>
    </style:style>
    <style:style style:name="T765" style:family="text">
      <style:text-properties fo:font-style="normal" style:text-underline-style="none" fo:font-weight="normal" officeooo:rsid="0842a284" style:font-style-asian="normal" style:font-weight-asian="normal" style:font-style-complex="normal" style:font-weight-complex="normal"/>
    </style:style>
    <style:style style:name="T766" style:family="text">
      <style:text-properties fo:font-style="normal" style:text-underline-style="none" fo:font-weight="normal" officeooo:rsid="084662c9" style:font-style-asian="normal" style:font-weight-asian="normal" style:font-style-complex="normal" style:font-weight-complex="normal"/>
    </style:style>
    <style:style style:name="T767" style:family="text">
      <style:text-properties fo:font-style="normal" style:text-underline-style="none" fo:font-weight="normal" officeooo:rsid="084b655e" style:font-style-asian="normal" style:font-weight-asian="normal" style:font-style-complex="normal" style:font-weight-complex="normal"/>
    </style:style>
    <style:style style:name="T768" style:family="text">
      <style:text-properties fo:font-style="normal" style:text-underline-style="none" fo:font-weight="normal" officeooo:rsid="084b74a9" style:font-style-asian="normal" style:font-weight-asian="normal" style:font-style-complex="normal" style:font-weight-complex="normal"/>
    </style:style>
    <style:style style:name="T769" style:family="text">
      <style:text-properties fo:font-style="normal" style:text-underline-style="none" fo:font-weight="normal" officeooo:rsid="08524ede" style:font-style-asian="normal" style:font-weight-asian="normal" style:font-style-complex="normal" style:font-weight-complex="normal"/>
    </style:style>
    <style:style style:name="T770" style:family="text">
      <style:text-properties fo:font-style="normal" style:text-underline-style="none" fo:font-weight="normal" officeooo:rsid="0853090d" style:font-style-asian="normal" style:font-weight-asian="normal" style:font-style-complex="normal" style:font-weight-complex="normal"/>
    </style:style>
    <style:style style:name="T771" style:family="text">
      <style:text-properties fo:font-style="normal" style:text-underline-style="none" fo:font-weight="normal" officeooo:rsid="0854ceb9" style:font-style-asian="normal" style:font-weight-asian="normal" style:font-style-complex="normal" style:font-weight-complex="normal"/>
    </style:style>
    <style:style style:name="T772" style:family="text">
      <style:text-properties fo:font-style="normal" style:text-underline-style="none" fo:font-weight="normal" officeooo:rsid="0855d08d" style:font-style-asian="normal" style:font-weight-asian="normal" style:font-style-complex="normal" style:font-weight-complex="normal"/>
    </style:style>
    <style:style style:name="T773" style:family="text">
      <style:text-properties fo:font-style="normal" style:text-underline-style="none" fo:font-weight="normal" officeooo:rsid="085748a5" style:font-style-asian="normal" style:font-weight-asian="normal" style:font-style-complex="normal" style:font-weight-complex="normal"/>
    </style:style>
    <style:style style:name="T774" style:family="text">
      <style:text-properties fo:font-style="normal" style:text-underline-style="none" fo:font-weight="normal" officeooo:rsid="0858687d" style:font-style-asian="normal" style:font-weight-asian="normal" style:font-style-complex="normal" style:font-weight-complex="normal"/>
    </style:style>
    <style:style style:name="T775" style:family="text">
      <style:text-properties fo:font-style="normal" style:text-underline-style="none" fo:font-weight="normal" officeooo:rsid="08595388" style:font-style-asian="normal" style:font-weight-asian="normal" style:font-style-complex="normal" style:font-weight-complex="normal"/>
    </style:style>
    <style:style style:name="T776" style:family="text">
      <style:text-properties fo:font-style="normal" style:text-underline-style="none" fo:font-weight="normal" officeooo:rsid="0855a00d" style:font-style-asian="normal" style:font-weight-asian="normal" style:font-style-complex="normal" style:font-weight-complex="normal"/>
    </style:style>
    <style:style style:name="T777" style:family="text">
      <style:text-properties fo:font-style="normal" style:text-underline-style="none" fo:font-weight="normal" officeooo:rsid="085a5b69" style:font-style-asian="normal" style:font-weight-asian="normal" style:font-style-complex="normal" style:font-weight-complex="normal"/>
    </style:style>
    <style:style style:name="T778" style:family="text">
      <style:text-properties fo:font-style="normal" style:text-underline-style="none" fo:font-weight="normal" officeooo:rsid="086478e1" style:font-style-asian="normal" style:font-weight-asian="normal" style:font-style-complex="normal" style:font-weight-complex="normal"/>
    </style:style>
    <style:style style:name="T779" style:family="text">
      <style:text-properties fo:font-style="normal" style:text-underline-style="none" fo:font-weight="normal" officeooo:rsid="0865444e" style:font-style-asian="normal" style:font-weight-asian="normal" style:font-style-complex="normal" style:font-weight-complex="normal"/>
    </style:style>
    <style:style style:name="T780" style:family="text">
      <style:text-properties fo:font-style="normal" style:text-underline-style="none" fo:font-weight="normal" officeooo:rsid="0868d12a" style:font-style-asian="normal" style:font-weight-asian="normal" style:font-style-complex="normal" style:font-weight-complex="normal"/>
    </style:style>
    <style:style style:name="T781" style:family="text">
      <style:text-properties fo:font-style="normal" style:text-underline-style="none" fo:font-weight="normal" officeooo:rsid="086aa923" style:font-style-asian="normal" style:font-weight-asian="normal" style:font-style-complex="normal" style:font-weight-complex="normal"/>
    </style:style>
    <style:style style:name="T782" style:family="text">
      <style:text-properties fo:font-style="normal" style:text-underline-style="none" fo:font-weight="normal" officeooo:rsid="086d7357" style:font-style-asian="normal" style:font-weight-asian="normal" style:font-style-complex="normal" style:font-weight-complex="normal"/>
    </style:style>
    <style:style style:name="T783" style:family="text">
      <style:text-properties fo:font-style="normal" style:text-underline-style="none" fo:font-weight="normal" officeooo:rsid="086e55a6" style:font-style-asian="normal" style:font-weight-asian="normal" style:font-style-complex="normal" style:font-weight-complex="normal"/>
    </style:style>
    <style:style style:name="T784" style:family="text">
      <style:text-properties fo:font-style="normal" style:text-underline-style="none" fo:font-weight="normal" officeooo:rsid="0877bdb4" style:font-style-asian="normal" style:font-weight-asian="normal" style:font-style-complex="normal" style:font-weight-complex="normal"/>
    </style:style>
    <style:style style:name="T785" style:family="text">
      <style:text-properties fo:font-style="normal" style:text-underline-style="none" fo:font-weight="normal" officeooo:rsid="0877f089" style:font-style-asian="normal" style:font-weight-asian="normal" style:font-style-complex="normal" style:font-weight-complex="normal"/>
    </style:style>
    <style:style style:name="T786" style:family="text">
      <style:text-properties fo:font-style="normal" style:text-underline-style="none" fo:font-weight="normal" officeooo:rsid="08785e73" style:font-style-asian="normal" style:font-weight-asian="normal" style:font-style-complex="normal" style:font-weight-complex="normal"/>
    </style:style>
    <style:style style:name="T787" style:family="text">
      <style:text-properties fo:font-style="normal" style:text-underline-style="none" fo:font-weight="normal" officeooo:rsid="08790c4c" style:font-style-asian="normal" style:font-weight-asian="normal" style:font-style-complex="normal" style:font-weight-complex="normal"/>
    </style:style>
    <style:style style:name="T788" style:family="text">
      <style:text-properties fo:font-style="normal" style:text-underline-style="none" fo:font-weight="normal" officeooo:rsid="087addbb" style:font-style-asian="normal" style:font-weight-asian="normal" style:font-style-complex="normal" style:font-weight-complex="normal"/>
    </style:style>
    <style:style style:name="T789" style:family="text">
      <style:text-properties fo:font-style="normal" style:text-underline-style="none" fo:font-weight="normal" officeooo:rsid="087c5717" style:font-style-asian="normal" style:font-weight-asian="normal" style:font-style-complex="normal" style:font-weight-complex="normal"/>
    </style:style>
    <style:style style:name="T790" style:family="text">
      <style:text-properties fo:font-style="normal" style:text-underline-style="none" fo:font-weight="normal" officeooo:rsid="087ffb41" style:font-style-asian="normal" style:font-weight-asian="normal" style:font-style-complex="normal" style:font-weight-complex="normal"/>
    </style:style>
    <style:style style:name="T791" style:family="text">
      <style:text-properties fo:font-style="normal" style:text-underline-style="none" fo:font-weight="normal" officeooo:rsid="088119b0" style:font-style-asian="normal" style:font-weight-asian="normal" style:font-style-complex="normal" style:font-weight-complex="normal"/>
    </style:style>
    <style:style style:name="T792" style:family="text">
      <style:text-properties fo:font-style="normal" style:text-underline-style="none" fo:font-weight="normal" officeooo:rsid="088272cd" style:font-style-asian="normal" style:font-weight-asian="normal" style:font-style-complex="normal" style:font-weight-complex="normal"/>
    </style:style>
    <style:style style:name="T793" style:family="text">
      <style:text-properties fo:font-style="normal" style:text-underline-style="none" fo:font-weight="normal" officeooo:rsid="09090a47" style:font-style-asian="normal" style:font-weight-asian="normal" style:font-style-complex="normal" style:font-weight-complex="normal"/>
    </style:style>
    <style:style style:name="T794" style:family="text">
      <style:text-properties fo:font-style="normal" style:text-underline-style="none" fo:font-weight="normal" officeooo:rsid="09162755" style:font-style-asian="normal" style:font-weight-asian="normal" style:font-style-complex="normal" style:font-weight-complex="normal"/>
    </style:style>
    <style:style style:name="T795" style:family="text">
      <style:text-properties fo:font-style="normal" style:text-underline-style="none" fo:font-weight="normal" officeooo:rsid="0917e609" style:font-style-asian="normal" style:font-weight-asian="normal" style:font-style-complex="normal" style:font-weight-complex="normal"/>
    </style:style>
    <style:style style:name="T796" style:family="text">
      <style:text-properties fo:font-style="normal" style:text-underline-style="none" fo:font-weight="normal" officeooo:rsid="091ab7c5" style:font-style-asian="normal" style:font-weight-asian="normal" style:font-style-complex="normal" style:font-weight-complex="normal"/>
    </style:style>
    <style:style style:name="T797" style:family="text">
      <style:text-properties fo:font-style="normal" style:text-underline-style="none" fo:font-weight="normal" officeooo:rsid="091e62c7" style:font-style-asian="normal" style:font-weight-asian="normal" style:font-style-complex="normal" style:font-weight-complex="normal"/>
    </style:style>
    <style:style style:name="T798" style:family="text">
      <style:text-properties fo:font-style="normal" style:text-underline-style="none" fo:font-weight="normal" officeooo:rsid="0920ab97" style:font-style-asian="normal" style:font-weight-asian="normal" style:font-style-complex="normal" style:font-weight-complex="normal"/>
    </style:style>
    <style:style style:name="T799" style:family="text">
      <style:text-properties fo:font-style="normal" style:text-underline-style="none" fo:font-weight="normal" officeooo:rsid="092210c6" style:font-style-asian="normal" style:font-weight-asian="normal" style:font-style-complex="normal" style:font-weight-complex="normal"/>
    </style:style>
    <style:style style:name="T800" style:family="text">
      <style:text-properties fo:font-style="normal" style:text-underline-style="none" fo:font-weight="normal" officeooo:rsid="0923c71b" style:font-style-asian="normal" style:font-weight-asian="normal" style:font-style-complex="normal" style:font-weight-complex="normal"/>
    </style:style>
    <style:style style:name="T801" style:family="text">
      <style:text-properties fo:font-style="normal" style:text-underline-style="none" fo:font-weight="normal" officeooo:rsid="09252d46" style:font-style-asian="normal" style:font-weight-asian="normal" style:font-style-complex="normal" style:font-weight-complex="normal"/>
    </style:style>
    <style:style style:name="T802" style:family="text">
      <style:text-properties fo:font-style="normal" style:text-underline-style="none" fo:font-weight="normal" officeooo:rsid="09289ead" style:font-style-asian="normal" style:font-weight-asian="normal" style:font-style-complex="normal" style:font-weight-complex="normal"/>
    </style:style>
    <style:style style:name="T803" style:family="text">
      <style:text-properties fo:font-style="normal" style:text-underline-style="none" fo:font-weight="normal" officeooo:rsid="0929ffe7" style:font-style-asian="normal" style:font-weight-asian="normal" style:font-style-complex="normal" style:font-weight-complex="normal"/>
    </style:style>
    <style:style style:name="T804" style:family="text">
      <style:text-properties fo:font-style="normal" style:text-underline-style="none" fo:font-weight="normal" officeooo:rsid="09189d0c" style:font-style-asian="normal" style:font-weight-asian="normal" style:font-style-complex="normal" style:font-weight-complex="normal"/>
    </style:style>
    <style:style style:name="T805" style:family="text">
      <style:text-properties fo:font-style="normal" style:text-underline-style="none" fo:font-weight="normal" officeooo:rsid="092ae5a4" style:font-style-asian="normal" style:font-weight-asian="normal" style:font-style-complex="normal" style:font-weight-complex="normal"/>
    </style:style>
    <style:style style:name="T806" style:family="text">
      <style:text-properties fo:font-style="normal" style:text-underline-style="none" fo:font-weight="normal" officeooo:rsid="092b8b48" style:font-style-asian="normal" style:font-weight-asian="normal" style:font-style-complex="normal" style:font-weight-complex="normal"/>
    </style:style>
    <style:style style:name="T807" style:family="text">
      <style:text-properties fo:font-style="normal" style:text-underline-style="none" fo:font-weight="normal" officeooo:rsid="092ed20b" style:font-style-asian="normal" style:font-weight-asian="normal" style:font-style-complex="normal" style:font-weight-complex="normal"/>
    </style:style>
    <style:style style:name="T808" style:family="text">
      <style:text-properties fo:font-style="normal" style:text-underline-style="none" fo:font-weight="normal" officeooo:rsid="092f08ed" style:font-style-asian="normal" style:font-weight-asian="normal" style:font-style-complex="normal" style:font-weight-complex="normal"/>
    </style:style>
    <style:style style:name="T809" style:family="text">
      <style:text-properties fo:font-style="normal" style:text-underline-style="none" fo:font-weight="normal" officeooo:rsid="093063f5" style:font-style-asian="normal" style:font-weight-asian="normal" style:font-style-complex="normal" style:font-weight-complex="normal"/>
    </style:style>
    <style:style style:name="T810" style:family="text">
      <style:text-properties fo:font-style="normal" style:text-underline-style="none" fo:font-weight="normal" officeooo:rsid="0930861d" style:font-style-asian="normal" style:font-weight-asian="normal" style:font-style-complex="normal" style:font-weight-complex="normal"/>
    </style:style>
    <style:style style:name="T811" style:family="text">
      <style:text-properties fo:font-style="normal" style:text-underline-style="none" fo:font-weight="normal" officeooo:rsid="0939a03a" style:font-style-asian="normal" style:font-weight-asian="normal" style:font-style-complex="normal" style:font-weight-complex="normal"/>
    </style:style>
    <style:style style:name="T812" style:family="text">
      <style:text-properties fo:font-style="normal" style:text-underline-style="none" fo:font-weight="normal" officeooo:rsid="0939fb99" style:font-style-asian="normal" style:font-weight-asian="normal" style:font-style-complex="normal" style:font-weight-complex="normal"/>
    </style:style>
    <style:style style:name="T813" style:family="text">
      <style:text-properties fo:font-style="normal" style:text-underline-style="none" fo:font-weight="normal" officeooo:rsid="09382531" style:font-style-asian="normal" style:font-weight-asian="normal" style:font-style-complex="normal" style:font-weight-complex="normal"/>
    </style:style>
    <style:style style:name="T814" style:family="text">
      <style:text-properties fo:font-style="normal" style:text-underline-style="none" fo:font-weight="normal" officeooo:rsid="0940a372" style:font-style-asian="normal" style:font-weight-asian="normal" style:font-style-complex="normal" style:font-weight-complex="normal"/>
    </style:style>
    <style:style style:name="T815" style:family="text">
      <style:text-properties fo:font-style="normal" style:text-underline-style="none" fo:font-weight="normal" officeooo:rsid="09424b5a" style:font-style-asian="normal" style:font-weight-asian="normal" style:font-style-complex="normal" style:font-weight-complex="normal"/>
    </style:style>
    <style:style style:name="T816" style:family="text">
      <style:text-properties fo:font-style="normal" style:text-underline-style="none" fo:font-weight="normal" officeooo:rsid="0944e958" style:font-style-asian="normal" style:font-weight-asian="normal" style:font-style-complex="normal" style:font-weight-complex="normal"/>
    </style:style>
    <style:style style:name="T817" style:family="text">
      <style:text-properties fo:font-style="normal" style:text-underline-style="none" fo:font-weight="normal" officeooo:rsid="09463e5c" style:font-style-asian="normal" style:font-weight-asian="normal" style:font-style-complex="normal" style:font-weight-complex="normal"/>
    </style:style>
    <style:style style:name="T818" style:family="text">
      <style:text-properties fo:font-style="normal" style:text-underline-style="none" fo:font-weight="normal" officeooo:rsid="0948a916" style:font-style-asian="normal" style:font-weight-asian="normal" style:font-style-complex="normal" style:font-weight-complex="normal"/>
    </style:style>
    <style:style style:name="T819" style:family="text">
      <style:text-properties fo:font-style="normal" style:text-underline-style="none" fo:font-weight="normal" officeooo:rsid="094a0b8a" style:font-style-asian="normal" style:font-weight-asian="normal" style:font-style-complex="normal" style:font-weight-complex="normal"/>
    </style:style>
    <style:style style:name="T820" style:family="text">
      <style:text-properties fo:font-style="normal" style:text-underline-style="none" fo:font-weight="normal" officeooo:rsid="094b4db7" style:font-style-asian="normal" style:font-weight-asian="normal" style:font-style-complex="normal" style:font-weight-complex="normal"/>
    </style:style>
    <style:style style:name="T821" style:family="text">
      <style:text-properties fo:font-style="normal" style:text-underline-style="none" fo:font-weight="normal" officeooo:rsid="094d17c9" style:font-style-asian="normal" style:font-weight-asian="normal" style:font-style-complex="normal" style:font-weight-complex="normal"/>
    </style:style>
    <style:style style:name="T822" style:family="text">
      <style:text-properties fo:font-style="normal" style:text-underline-style="none" fo:font-weight="normal" officeooo:rsid="094ef0af" style:font-style-asian="normal" style:font-weight-asian="normal" style:font-style-complex="normal" style:font-weight-complex="normal"/>
    </style:style>
    <style:style style:name="T823" style:family="text">
      <style:text-properties fo:font-style="normal" style:text-underline-style="none" fo:font-weight="normal" officeooo:rsid="094f51a6" style:font-style-asian="normal" style:font-weight-asian="normal" style:font-style-complex="normal" style:font-weight-complex="normal"/>
    </style:style>
    <style:style style:name="T824" style:family="text">
      <style:text-properties fo:font-style="normal" style:text-underline-style="none" fo:font-weight="normal" officeooo:rsid="0950891b" style:font-style-asian="normal" style:font-weight-asian="normal" style:font-style-complex="normal" style:font-weight-complex="normal"/>
    </style:style>
    <style:style style:name="T825" style:family="text">
      <style:text-properties fo:font-style="normal" style:text-underline-style="none" fo:font-weight="normal" officeooo:rsid="0951e12d" style:font-style-asian="normal" style:font-weight-asian="normal" style:font-style-complex="normal" style:font-weight-complex="normal"/>
    </style:style>
    <style:style style:name="T826" style:family="text">
      <style:text-properties fo:font-style="normal" style:text-underline-style="none" fo:font-weight="normal" officeooo:rsid="0943d636" style:font-style-asian="normal" style:font-weight-asian="normal" style:font-style-complex="normal" style:font-weight-complex="normal"/>
    </style:style>
    <style:style style:name="T827" style:family="text">
      <style:text-properties fo:font-style="normal" style:text-underline-style="none" fo:font-weight="normal" officeooo:rsid="09564851" style:font-style-asian="normal" style:font-weight-asian="normal" style:font-style-complex="normal" style:font-weight-complex="normal"/>
    </style:style>
    <style:style style:name="T828" style:family="text">
      <style:text-properties fo:font-style="normal" style:text-underline-style="none" fo:font-weight="normal" officeooo:rsid="0959595a" style:font-style-asian="normal" style:font-weight-asian="normal" style:font-style-complex="normal" style:font-weight-complex="normal"/>
    </style:style>
    <style:style style:name="T829" style:family="text">
      <style:text-properties fo:font-style="normal" style:text-underline-style="none" fo:font-weight="normal" officeooo:rsid="095a373a" style:font-style-asian="normal" style:font-weight-asian="normal" style:font-style-complex="normal" style:font-weight-complex="normal"/>
    </style:style>
    <style:style style:name="T830" style:family="text">
      <style:text-properties fo:font-style="normal" style:text-underline-style="none" fo:font-weight="normal" officeooo:rsid="095ee3ca" style:font-style-asian="normal" style:font-weight-asian="normal" style:font-style-complex="normal" style:font-weight-complex="normal"/>
    </style:style>
    <style:style style:name="T831" style:family="text">
      <style:text-properties fo:font-style="normal" style:text-underline-style="none" fo:font-weight="normal" officeooo:rsid="096275fd" style:font-style-asian="normal" style:font-weight-asian="normal" style:font-style-complex="normal" style:font-weight-complex="normal"/>
    </style:style>
    <style:style style:name="T832" style:family="text">
      <style:text-properties fo:font-style="normal" style:text-underline-style="none" fo:font-weight="normal" officeooo:rsid="09662f61" style:font-style-asian="normal" style:font-weight-asian="normal" style:font-style-complex="normal" style:font-weight-complex="normal"/>
    </style:style>
    <style:style style:name="T833" style:family="text">
      <style:text-properties fo:font-style="normal" style:text-underline-style="none" fo:font-weight="normal" officeooo:rsid="0967275a" style:font-style-asian="normal" style:font-weight-asian="normal" style:font-style-complex="normal" style:font-weight-complex="normal"/>
    </style:style>
    <style:style style:name="T834" style:family="text">
      <style:text-properties fo:font-style="normal" style:text-underline-style="none" fo:font-weight="normal" officeooo:rsid="09687d26" style:font-style-asian="normal" style:font-weight-asian="normal" style:font-style-complex="normal" style:font-weight-complex="normal"/>
    </style:style>
    <style:style style:name="T835" style:family="text">
      <style:text-properties fo:font-style="normal" style:text-underline-style="none" fo:font-weight="normal" officeooo:rsid="096a6d4a" style:font-style-asian="normal" style:font-weight-asian="normal" style:font-style-complex="normal" style:font-weight-complex="normal"/>
    </style:style>
    <style:style style:name="T836" style:family="text">
      <style:text-properties fo:font-style="normal" style:text-underline-style="none" fo:font-weight="normal" officeooo:rsid="096eb117" style:font-style-asian="normal" style:font-weight-asian="normal" style:font-style-complex="normal" style:font-weight-complex="normal"/>
    </style:style>
    <style:style style:name="T837" style:family="text">
      <style:text-properties fo:font-style="normal" style:text-underline-style="none" fo:font-weight="normal" officeooo:rsid="096f0abb" style:font-style-asian="normal" style:font-weight-asian="normal" style:font-style-complex="normal" style:font-weight-complex="normal"/>
    </style:style>
    <style:style style:name="T838" style:family="text">
      <style:text-properties fo:font-style="normal" style:text-underline-style="none" fo:font-weight="normal" officeooo:rsid="0970f1cd" style:font-style-asian="normal" style:font-weight-asian="normal" style:font-style-complex="normal" style:font-weight-complex="normal"/>
    </style:style>
    <style:style style:name="T839" style:family="text">
      <style:text-properties fo:font-style="normal" style:text-underline-style="none" fo:font-weight="normal" officeooo:rsid="09722957" style:font-style-asian="normal" style:font-weight-asian="normal" style:font-style-complex="normal" style:font-weight-complex="normal"/>
    </style:style>
    <style:style style:name="T840" style:family="text">
      <style:text-properties fo:font-style="normal" style:text-underline-style="none" fo:font-weight="normal" officeooo:rsid="09728b7b" style:font-style-asian="normal" style:font-weight-asian="normal" style:font-style-complex="normal" style:font-weight-complex="normal"/>
    </style:style>
    <style:style style:name="T841" style:family="text">
      <style:text-properties fo:font-style="normal" style:text-underline-style="none" fo:font-weight="normal" officeooo:rsid="0954f198" style:font-style-asian="normal" style:font-weight-asian="normal" style:font-style-complex="normal" style:font-weight-complex="normal"/>
    </style:style>
    <style:style style:name="T842" style:family="text">
      <style:text-properties fo:font-style="normal" style:text-underline-style="none" fo:font-weight="normal" officeooo:rsid="09738f6f" style:font-style-asian="normal" style:font-weight-asian="normal" style:font-style-complex="normal" style:font-weight-complex="normal"/>
    </style:style>
    <style:style style:name="T843" style:family="text">
      <style:text-properties fo:font-style="normal" style:text-underline-style="none" fo:font-weight="normal" officeooo:rsid="0977eb56" style:font-style-asian="normal" style:font-weight-asian="normal" style:font-style-complex="normal" style:font-weight-complex="normal"/>
    </style:style>
    <style:style style:name="T844" style:family="text">
      <style:text-properties fo:font-style="normal" style:text-underline-style="none" fo:font-weight="normal" officeooo:rsid="097dd709" style:font-style-asian="normal" style:font-weight-asian="normal" style:font-style-complex="normal" style:font-weight-complex="normal"/>
    </style:style>
    <style:style style:name="T845" style:family="text">
      <style:text-properties fo:font-style="normal" style:text-underline-style="none" fo:font-weight="normal" officeooo:rsid="097f460d" style:font-style-asian="normal" style:font-weight-asian="normal" style:font-style-complex="normal" style:font-weight-complex="normal"/>
    </style:style>
    <style:style style:name="T846" style:family="text">
      <style:text-properties fo:font-style="normal" style:text-underline-style="none" fo:font-weight="normal" officeooo:rsid="0a47fb9c" style:font-style-asian="normal" style:font-weight-asian="normal" style:font-style-complex="normal" style:font-weight-complex="normal"/>
    </style:style>
    <style:style style:name="T847" style:family="text">
      <style:text-properties fo:font-style="normal" style:text-underline-style="none" fo:font-weight="normal" officeooo:rsid="0a49c9a0" style:font-style-asian="normal" style:font-weight-asian="normal" style:font-style-complex="normal" style:font-weight-complex="normal"/>
    </style:style>
    <style:style style:name="T848" style:family="text">
      <style:text-properties fo:font-style="normal" style:text-underline-style="none" fo:font-weight="normal" officeooo:rsid="0a4b74f0" style:font-style-asian="normal" style:font-weight-asian="normal" style:font-style-complex="normal" style:font-weight-complex="normal"/>
    </style:style>
    <style:style style:name="T849" style:family="text">
      <style:text-properties fo:font-style="normal" style:text-underline-style="none" fo:font-weight="normal" officeooo:rsid="0a4e8f40" style:font-style-asian="normal" style:font-weight-asian="normal" style:font-style-complex="normal" style:font-weight-complex="normal"/>
    </style:style>
    <style:style style:name="T850" style:family="text">
      <style:text-properties fo:font-style="normal" style:text-underline-style="none" fo:font-weight="normal" officeooo:rsid="0a501fd5" style:font-style-asian="normal" style:font-weight-asian="normal" style:font-style-complex="normal" style:font-weight-complex="normal"/>
    </style:style>
    <style:style style:name="T851" style:family="text">
      <style:text-properties fo:font-style="normal" style:text-underline-style="none" fo:font-weight="normal" officeooo:rsid="0a50e3ad" style:font-style-asian="normal" style:font-weight-asian="normal" style:font-style-complex="normal" style:font-weight-complex="normal"/>
    </style:style>
    <style:style style:name="T852" style:family="text">
      <style:text-properties fo:font-style="normal" style:text-underline-style="none" fo:font-weight="normal" officeooo:rsid="0a524615" style:font-style-asian="normal" style:font-weight-asian="normal" style:font-style-complex="normal" style:font-weight-complex="normal"/>
    </style:style>
    <style:style style:name="T853" style:family="text">
      <style:text-properties fo:font-style="normal" style:text-underline-style="none" fo:font-weight="normal" officeooo:rsid="0a5336ed" style:font-style-asian="normal" style:font-weight-asian="normal" style:font-style-complex="normal" style:font-weight-complex="normal"/>
    </style:style>
    <style:style style:name="T854" style:family="text">
      <style:text-properties fo:font-style="normal" style:text-underline-style="none" fo:font-weight="normal" officeooo:rsid="0a5378f5" style:font-style-asian="normal" style:font-weight-asian="normal" style:font-style-complex="normal" style:font-weight-complex="normal"/>
    </style:style>
    <style:style style:name="T855" style:family="text">
      <style:text-properties fo:font-style="normal" style:text-underline-style="none" fo:font-weight="normal" officeooo:rsid="0a559814" style:font-style-asian="normal" style:font-weight-asian="normal" style:font-style-complex="normal" style:font-weight-complex="normal"/>
    </style:style>
    <style:style style:name="T856" style:family="text">
      <style:text-properties fo:font-style="normal" style:text-underline-style="none" fo:font-weight="normal" officeooo:rsid="0a573b1c" style:font-style-asian="normal" style:font-weight-asian="normal" style:font-style-complex="normal" style:font-weight-complex="normal"/>
    </style:style>
    <style:style style:name="T857" style:family="text">
      <style:text-properties fo:font-style="normal" style:text-underline-style="none" fo:font-weight="normal" officeooo:rsid="0a612a65" style:font-style-asian="normal" style:font-weight-asian="normal" style:font-style-complex="normal" style:font-weight-complex="normal"/>
    </style:style>
    <style:style style:name="T858" style:family="text">
      <style:text-properties fo:font-style="normal" style:text-underline-style="none" fo:font-weight="normal" officeooo:rsid="0a61c53a" style:font-style-asian="normal" style:font-weight-asian="normal" style:font-style-complex="normal" style:font-weight-complex="normal"/>
    </style:style>
    <style:style style:name="T859" style:family="text">
      <style:text-properties fo:font-style="normal" style:text-underline-style="none" fo:font-weight="normal" officeooo:rsid="0a660f81" style:font-style-asian="normal" style:font-weight-asian="normal" style:font-style-complex="normal" style:font-weight-complex="normal"/>
    </style:style>
    <style:style style:name="T860" style:family="text">
      <style:text-properties fo:font-style="normal" style:text-underline-style="none" fo:font-weight="normal" officeooo:rsid="0a66923f" style:font-style-asian="normal" style:font-weight-asian="normal" style:font-style-complex="normal" style:font-weight-complex="normal"/>
    </style:style>
    <style:style style:name="T861" style:family="text">
      <style:text-properties fo:font-style="normal" style:text-underline-style="none" fo:font-weight="normal" officeooo:rsid="0a66a1c6" style:font-style-asian="normal" style:font-weight-asian="normal" style:font-style-complex="normal" style:font-weight-complex="normal"/>
    </style:style>
    <style:style style:name="T862" style:family="text">
      <style:text-properties fo:font-style="normal" style:text-underline-style="none" fo:font-weight="normal" officeooo:rsid="0a678b2d" style:font-style-asian="normal" style:font-weight-asian="normal" style:font-style-complex="normal" style:font-weight-complex="normal"/>
    </style:style>
    <style:style style:name="T863" style:family="text">
      <style:text-properties fo:font-style="normal" style:text-underline-style="none" fo:font-weight="normal" officeooo:rsid="0a68a85a" style:font-style-asian="normal" style:font-weight-asian="normal" style:font-style-complex="normal" style:font-weight-complex="normal"/>
    </style:style>
    <style:style style:name="T864" style:family="text">
      <style:text-properties fo:font-style="normal" style:text-underline-style="none" fo:font-weight="normal" officeooo:rsid="0a6a9f96" style:font-style-asian="normal" style:font-weight-asian="normal" style:font-style-complex="normal" style:font-weight-complex="normal"/>
    </style:style>
    <style:style style:name="T865" style:family="text">
      <style:text-properties fo:font-style="normal" style:text-underline-style="none" fo:font-weight="normal" officeooo:rsid="0a61550d" style:font-style-asian="normal" style:font-weight-asian="normal" style:font-style-complex="normal" style:font-weight-complex="normal"/>
    </style:style>
    <style:style style:name="T866" style:family="text">
      <style:text-properties fo:font-style="normal" style:text-underline-style="none" fo:font-weight="normal" officeooo:rsid="0a6cdacc" style:font-style-asian="normal" style:font-weight-asian="normal" style:font-style-complex="normal" style:font-weight-complex="normal"/>
    </style:style>
    <style:style style:name="T867" style:family="text">
      <style:text-properties fo:font-style="normal" style:text-underline-style="none" fo:font-weight="normal" officeooo:rsid="0a6d2fa8" style:font-style-asian="normal" style:font-weight-asian="normal" style:font-style-complex="normal" style:font-weight-complex="normal"/>
    </style:style>
    <style:style style:name="T868" style:family="text">
      <style:text-properties fo:font-style="normal" style:text-underline-style="none" fo:font-weight="normal" officeooo:rsid="0a6d3521" style:font-style-asian="normal" style:font-weight-asian="normal" style:font-style-complex="normal" style:font-weight-complex="normal"/>
    </style:style>
    <style:style style:name="T869" style:family="text">
      <style:text-properties fo:font-style="normal" style:text-underline-style="none" fo:font-weight="normal" officeooo:rsid="0a6d7d15" style:font-style-asian="normal" style:font-weight-asian="normal" style:font-style-complex="normal" style:font-weight-complex="normal"/>
    </style:style>
    <style:style style:name="T870" style:family="text">
      <style:text-properties fo:font-style="normal" style:text-underline-style="none" fo:font-weight="normal" officeooo:rsid="0ac15766" style:font-style-asian="normal" style:font-weight-asian="normal" style:font-style-complex="normal" style:font-weight-complex="normal"/>
    </style:style>
    <style:style style:name="T871" style:family="text">
      <style:text-properties fo:font-style="normal" style:text-underline-style="none" fo:font-weight="normal" officeooo:rsid="0ac1c616" style:font-style-asian="normal" style:font-weight-asian="normal" style:font-style-complex="normal" style:font-weight-complex="normal"/>
    </style:style>
    <style:style style:name="T872" style:family="text">
      <style:text-properties fo:font-style="normal" style:text-underline-style="none" fo:font-weight="normal" officeooo:rsid="0ace3d89" style:font-style-asian="normal" style:font-weight-asian="normal" style:font-style-complex="normal" style:font-weight-complex="normal"/>
    </style:style>
    <style:style style:name="T873" style:family="text">
      <style:text-properties fo:font-style="normal" style:text-underline-style="none" fo:font-weight="normal" officeooo:rsid="0acf4a6e" style:font-style-asian="normal" style:font-weight-asian="normal" style:font-style-complex="normal" style:font-weight-complex="normal"/>
    </style:style>
    <style:style style:name="T874" style:family="text">
      <style:text-properties fo:font-style="normal" style:text-underline-style="none" fo:font-weight="normal" officeooo:rsid="0acf9cc0" style:font-style-asian="normal" style:font-weight-asian="normal" style:font-style-complex="normal" style:font-weight-complex="normal"/>
    </style:style>
    <style:style style:name="T875" style:family="text">
      <style:text-properties fo:font-style="normal" style:text-underline-style="none" fo:font-weight="normal" officeooo:rsid="0ad0c53a" style:font-style-asian="normal" style:font-weight-asian="normal" style:font-style-complex="normal" style:font-weight-complex="normal"/>
    </style:style>
    <style:style style:name="T876" style:family="text">
      <style:text-properties fo:font-style="normal" style:text-underline-style="none" fo:font-weight="normal" officeooo:rsid="0ad27205" style:font-style-asian="normal" style:font-weight-asian="normal" style:font-style-complex="normal" style:font-weight-complex="normal"/>
    </style:style>
    <style:style style:name="T877" style:family="text">
      <style:text-properties fo:font-style="normal" style:text-underline-style="none" fo:font-weight="normal" officeooo:rsid="0ad58d9a" style:font-style-asian="normal" style:font-weight-asian="normal" style:font-style-complex="normal" style:font-weight-complex="normal"/>
    </style:style>
    <style:style style:name="T878" style:family="text">
      <style:text-properties fo:font-style="normal" style:text-underline-style="none" fo:font-weight="normal" officeooo:rsid="0ad60634" style:font-style-asian="normal" style:font-weight-asian="normal" style:font-style-complex="normal" style:font-weight-complex="normal"/>
    </style:style>
    <style:style style:name="T879" style:family="text">
      <style:text-properties fo:font-style="normal" style:text-underline-style="none" fo:font-weight="normal" officeooo:rsid="0ad702d5" style:font-style-asian="normal" style:font-weight-asian="normal" style:font-style-complex="normal" style:font-weight-complex="normal"/>
    </style:style>
    <style:style style:name="T880" style:family="text">
      <style:text-properties fo:font-style="normal" style:text-underline-style="none" fo:font-weight="normal" officeooo:rsid="0ae5cbc8" style:font-style-asian="normal" style:font-weight-asian="normal" style:font-style-complex="normal" style:font-weight-complex="normal"/>
    </style:style>
    <style:style style:name="T881" style:family="text">
      <style:text-properties fo:font-style="normal" style:text-underline-style="none" fo:font-weight="normal" officeooo:rsid="0ae7a918" style:font-style-asian="normal" style:font-weight-asian="normal" style:font-style-complex="normal" style:font-weight-complex="normal"/>
    </style:style>
    <style:style style:name="T882" style:family="text">
      <style:text-properties fo:font-style="normal" style:text-underline-style="none" fo:font-weight="normal" officeooo:rsid="0aea37cf" style:font-style-asian="normal" style:font-weight-asian="normal" style:font-style-complex="normal" style:font-weight-complex="normal"/>
    </style:style>
    <style:style style:name="T883" style:family="text">
      <style:text-properties fo:font-style="normal" style:text-underline-style="none" fo:font-weight="normal" officeooo:rsid="0aed5131" style:font-style-asian="normal" style:font-weight-asian="normal" style:font-style-complex="normal" style:font-weight-complex="normal"/>
    </style:style>
    <style:style style:name="T884" style:family="text">
      <style:text-properties fo:font-style="normal" style:text-underline-style="none" fo:font-weight="normal" officeooo:rsid="0be13da0" style:font-style-asian="normal" style:font-weight-asian="normal" style:font-style-complex="normal" style:font-weight-complex="normal"/>
    </style:style>
    <style:style style:name="T885" style:family="text">
      <style:text-properties fo:font-style="normal" style:text-underline-style="none" fo:font-weight="normal" officeooo:rsid="0be5a7bb" style:font-style-asian="normal" style:font-weight-asian="normal" style:font-style-complex="normal" style:font-weight-complex="normal"/>
    </style:style>
    <style:style style:name="T886" style:family="text">
      <style:text-properties fo:font-style="normal" style:text-underline-style="none" fo:font-weight="normal" officeooo:rsid="0be6c985" style:font-style-asian="normal" style:font-weight-asian="normal" style:font-style-complex="normal" style:font-weight-complex="normal"/>
    </style:style>
    <style:style style:name="T887" style:family="text">
      <style:text-properties fo:font-style="normal" style:text-underline-style="none" fo:font-weight="normal" officeooo:rsid="0be7b560" style:font-style-asian="normal" style:font-weight-asian="normal" style:font-style-complex="normal" style:font-weight-complex="normal"/>
    </style:style>
    <style:style style:name="T888" style:family="text">
      <style:text-properties fo:font-style="normal" style:text-underline-style="none" fo:font-weight="normal" officeooo:rsid="0be9a62a" style:font-style-asian="normal" style:font-weight-asian="normal" style:font-style-complex="normal" style:font-weight-complex="normal"/>
    </style:style>
    <style:style style:name="T889" style:family="text">
      <style:text-properties fo:font-style="normal" style:text-underline-style="none" fo:font-weight="normal" officeooo:rsid="0bea7bcf" style:font-style-asian="normal" style:font-weight-asian="normal" style:font-style-complex="normal" style:font-weight-complex="normal"/>
    </style:style>
    <style:style style:name="T890" style:family="text">
      <style:text-properties fo:font-style="normal" style:text-underline-style="none" fo:font-weight="normal" officeooo:rsid="0bec68a5" style:font-style-asian="normal" style:font-weight-asian="normal" style:font-style-complex="normal" style:font-weight-complex="normal"/>
    </style:style>
    <style:style style:name="T891" style:family="text">
      <style:text-properties fo:font-style="normal" style:text-underline-style="none" fo:font-weight="normal" officeooo:rsid="0bed7d89" style:font-style-asian="normal" style:font-weight-asian="normal" style:font-style-complex="normal" style:font-weight-complex="normal"/>
    </style:style>
    <style:style style:name="T892" style:family="text">
      <style:text-properties fo:font-style="normal" style:text-underline-style="none" fo:font-weight="normal" officeooo:rsid="0bf1196f" style:font-style-asian="normal" style:font-weight-asian="normal" style:font-style-complex="normal" style:font-weight-complex="normal"/>
    </style:style>
    <style:style style:name="T893" style:family="text">
      <style:text-properties fo:font-style="normal" style:text-underline-style="none" fo:font-weight="normal" officeooo:rsid="0bf23d36" style:font-style-asian="normal" style:font-weight-asian="normal" style:font-style-complex="normal" style:font-weight-complex="normal"/>
    </style:style>
    <style:style style:name="T894" style:family="text">
      <style:text-properties fo:font-style="normal" style:text-underline-style="none" fo:font-weight="normal" officeooo:rsid="0bf360d5" style:font-style-asian="normal" style:font-weight-asian="normal" style:font-style-complex="normal" style:font-weight-complex="normal"/>
    </style:style>
    <style:style style:name="T895" style:family="text">
      <style:text-properties fo:font-style="normal" style:text-underline-style="none" fo:font-weight="normal" officeooo:rsid="0bf36ab7" style:font-style-asian="normal" style:font-weight-asian="normal" style:font-style-complex="normal" style:font-weight-complex="normal"/>
    </style:style>
    <style:style style:name="T896" style:family="text">
      <style:text-properties fo:font-style="normal" style:text-underline-style="none" fo:font-weight="normal" officeooo:rsid="0bf431f1" style:font-style-asian="normal" style:font-weight-asian="normal" style:font-style-complex="normal" style:font-weight-complex="normal"/>
    </style:style>
    <style:style style:name="T897" style:family="text">
      <style:text-properties fo:font-style="normal" style:text-underline-style="none" fo:font-weight="normal" officeooo:rsid="0bf567df" style:font-style-asian="normal" style:font-weight-asian="normal" style:font-style-complex="normal" style:font-weight-complex="normal"/>
    </style:style>
    <style:style style:name="T898" style:family="text">
      <style:text-properties fo:font-style="normal" style:text-underline-style="none" fo:font-weight="normal" officeooo:rsid="0bf8996f" style:font-style-asian="normal" style:font-weight-asian="normal" style:font-style-complex="normal" style:font-weight-complex="normal"/>
    </style:style>
    <style:style style:name="T899" style:family="text">
      <style:text-properties fo:font-style="normal" style:text-underline-style="none" fo:font-weight="normal" officeooo:rsid="0bf9e082" style:font-style-asian="normal" style:font-weight-asian="normal" style:font-style-complex="normal" style:font-weight-complex="normal"/>
    </style:style>
    <style:style style:name="T900" style:family="text">
      <style:text-properties fo:font-style="normal" style:text-underline-style="none" fo:font-weight="normal" officeooo:rsid="0bfb1c6c" style:font-style-asian="normal" style:font-weight-asian="normal" style:font-style-complex="normal" style:font-weight-complex="normal"/>
    </style:style>
    <style:style style:name="T901" style:family="text">
      <style:text-properties fo:font-style="normal" style:text-underline-style="none" fo:font-weight="normal" officeooo:rsid="0e0b28f1" style:font-style-asian="normal" style:font-weight-asian="normal" style:font-style-complex="normal" style:font-weight-complex="normal"/>
    </style:style>
    <style:style style:name="T902" style:family="text">
      <style:text-properties fo:font-style="normal" style:text-underline-style="none" fo:font-weight="normal" officeooo:rsid="0e0e83c1" style:font-style-asian="normal" style:font-weight-asian="normal" style:font-style-complex="normal" style:font-weight-complex="normal"/>
    </style:style>
    <style:style style:name="T903" style:family="text">
      <style:text-properties fo:font-style="normal" style:text-underline-style="none" fo:font-weight="normal" officeooo:rsid="0e0e9966" style:font-style-asian="normal" style:font-weight-asian="normal" style:font-style-complex="normal" style:font-weight-complex="normal"/>
    </style:style>
    <style:style style:name="T904" style:family="text">
      <style:text-properties fo:font-style="normal" style:text-underline-style="none" fo:font-weight="normal" officeooo:rsid="0b20f40f" style:font-style-asian="normal" style:font-weight-asian="normal" style:font-style-complex="normal" style:font-weight-complex="normal"/>
    </style:style>
    <style:style style:name="T905" style:family="text">
      <style:text-properties fo:font-style="normal" style:text-underline-style="none" fo:font-weight="normal" officeooo:rsid="0e10efb4" style:font-style-asian="normal" style:font-weight-asian="normal" style:font-style-complex="normal" style:font-weight-complex="normal"/>
    </style:style>
    <style:style style:name="T906" style:family="text">
      <style:text-properties fo:font-style="normal" style:text-underline-style="none" fo:font-weight="normal" officeooo:rsid="0e1258f1" style:font-style-asian="normal" style:font-weight-asian="normal" style:font-style-complex="normal" style:font-weight-complex="normal"/>
    </style:style>
    <style:style style:name="T907" style:family="text">
      <style:text-properties fo:font-style="normal" style:text-underline-style="none" fo:font-weight="normal" officeooo:rsid="0e138f0b" style:font-style-asian="normal" style:font-weight-asian="normal" style:font-style-complex="normal" style:font-weight-complex="normal"/>
    </style:style>
    <style:style style:name="T908" style:family="text">
      <style:text-properties fo:font-style="normal" style:text-underline-style="none" fo:font-weight="normal" officeooo:rsid="0e1600d6" style:font-style-asian="normal" style:font-weight-asian="normal" style:font-style-complex="normal" style:font-weight-complex="normal"/>
    </style:style>
    <style:style style:name="T909" style:family="text">
      <style:text-properties fo:font-style="normal" style:text-underline-style="none" fo:font-weight="normal" officeooo:rsid="0e16f6dd" style:font-style-asian="normal" style:font-weight-asian="normal" style:font-style-complex="normal" style:font-weight-complex="normal"/>
    </style:style>
    <style:style style:name="T910" style:family="text">
      <style:text-properties fo:font-style="normal" style:text-underline-style="none" fo:font-weight="normal" officeooo:rsid="0e1b2b4c" style:font-style-asian="normal" style:font-weight-asian="normal" style:font-style-complex="normal" style:font-weight-complex="normal"/>
    </style:style>
    <style:style style:name="T911" style:family="text">
      <style:text-properties fo:font-style="normal" style:text-underline-style="none" fo:font-weight="normal" officeooo:rsid="0e1de0b1" style:font-style-asian="normal" style:font-weight-asian="normal" style:font-style-complex="normal" style:font-weight-complex="normal"/>
    </style:style>
    <style:style style:name="T912" style:family="text">
      <style:text-properties fo:font-style="normal" style:text-underline-style="none" fo:font-weight="normal" officeooo:rsid="0e1f6642" style:font-style-asian="normal" style:font-weight-asian="normal" style:font-style-complex="normal" style:font-weight-complex="normal"/>
    </style:style>
    <style:style style:name="T913" style:family="text">
      <style:text-properties fo:font-style="normal" style:text-underline-style="none" fo:font-weight="normal" officeooo:rsid="0e2dde4c" style:font-style-asian="normal" style:font-weight-asian="normal" style:font-style-complex="normal" style:font-weight-complex="normal"/>
    </style:style>
    <style:style style:name="T914" style:family="text">
      <style:text-properties fo:font-style="normal" style:text-underline-style="none" fo:font-weight="normal" officeooo:rsid="0e370228" style:font-style-asian="normal" style:font-weight-asian="normal" style:font-style-complex="normal" style:font-weight-complex="normal"/>
    </style:style>
    <style:style style:name="T915" style:family="text">
      <style:text-properties fo:font-style="normal" style:text-underline-style="none" fo:font-weight="normal" officeooo:rsid="0e2dfe59" style:font-style-asian="normal" style:font-weight-asian="normal" style:font-style-complex="normal" style:font-weight-complex="normal"/>
    </style:style>
    <style:style style:name="T916" style:family="text">
      <style:text-properties fo:font-style="normal" style:text-underline-style="none" fo:font-weight="normal" officeooo:rsid="0e33792c" style:font-style-asian="normal" style:font-weight-asian="normal" style:font-style-complex="normal" style:font-weight-complex="normal"/>
    </style:style>
    <style:style style:name="T917" style:family="text">
      <style:text-properties fo:font-style="normal" style:text-underline-style="none" fo:font-weight="normal" officeooo:rsid="0e913302" style:font-style-asian="normal" style:font-weight-asian="normal" style:font-style-complex="normal" style:font-weight-complex="normal"/>
    </style:style>
    <style:style style:name="T918" style:family="text">
      <style:text-properties fo:font-style="normal" style:text-underline-style="none" fo:font-weight="normal" officeooo:rsid="0e919d01" style:font-style-asian="normal" style:font-weight-asian="normal" style:font-style-complex="normal" style:font-weight-complex="normal"/>
    </style:style>
    <style:style style:name="T919" style:family="text">
      <style:text-properties fo:font-style="normal" style:text-underline-style="none" fo:font-weight="bold" style:font-style-asian="normal" style:font-weight-asian="bold" style:font-style-complex="normal" style:font-weight-complex="bold"/>
    </style:style>
    <style:style style:name="T920" style:family="text">
      <style:text-properties fo:font-style="normal" style:text-underline-style="none" fo:font-weight="bold" officeooo:rsid="09189d0c" style:font-style-asian="normal" style:font-weight-asian="bold" style:font-style-complex="normal" style:font-weight-complex="bold"/>
    </style:style>
    <style:style style:name="T921" style:family="text">
      <style:text-properties fo:font-style="normal" style:text-underline-style="none" fo:font-weight="bold" officeooo:rsid="094d17c9" style:font-style-asian="normal" style:font-weight-asian="bold" style:font-style-complex="normal" style:font-weight-complex="bold"/>
    </style:style>
    <style:style style:name="T9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3" style:family="text">
      <style:text-properties fo:font-style="normal" style:text-underline-style="solid" style:text-underline-width="auto" style:text-underline-color="font-color" fo:font-weight="normal" officeooo:rsid="0a47fb9c" style:font-style-asian="normal" style:font-weight-asian="normal" style:font-style-complex="normal" style:font-weight-complex="normal"/>
    </style:style>
    <style:style style:name="T924" style:family="text">
      <style:text-properties fo:font-style="normal" style:text-underline-style="solid" style:text-underline-width="auto" style:text-underline-color="font-color" fo:font-weight="normal" officeooo:rsid="0a4c825d" style:font-style-asian="normal" style:font-weight-asian="normal" style:font-style-complex="normal" style:font-weight-complex="normal"/>
    </style:style>
    <style:style style:name="T925" style:family="text">
      <style:text-properties fo:font-style="normal" style:text-underline-style="solid" style:text-underline-width="auto" style:text-underline-color="font-color" fo:font-weight="normal" officeooo:rsid="0ac15766" style:font-style-asian="normal" style:font-weight-asian="normal" style:font-style-complex="normal" style:font-weight-complex="normal"/>
    </style:style>
    <style:style style:name="T926" style:family="text">
      <style:text-properties fo:font-style="normal" style:text-underline-style="solid" style:text-underline-width="auto" style:text-underline-color="font-color" fo:font-weight="normal" officeooo:rsid="0ae5cbc8" style:font-style-asian="normal" style:font-weight-asian="normal" style:font-style-complex="normal" style:font-weight-complex="normal"/>
    </style:style>
    <style:style style:name="T927" style:family="text">
      <style:text-properties fo:font-style="normal" style:text-underline-style="solid" style:text-underline-width="auto" style:text-underline-color="font-color" fo:font-weight="normal" officeooo:rsid="03dd6460" style:font-style-asian="normal" style:font-weight-asian="normal" style:font-style-complex="normal" style:font-weight-complex="normal"/>
    </style:style>
    <style:style style:name="T928" style:family="text">
      <style:text-properties fo:font-style="normal" style:text-underline-style="solid" style:text-underline-width="auto" style:text-underline-color="font-color" fo:font-weight="normal" officeooo:rsid="03dc28da" style:font-style-asian="normal" style:font-weight-asian="normal" style:font-style-complex="normal" style:font-weight-complex="normal"/>
    </style:style>
    <style:style style:name="T929" style:family="text">
      <style:text-properties fo:font-style="normal" style:text-underline-style="solid" style:text-underline-width="auto" style:text-underline-color="font-color" fo:font-weight="normal" officeooo:rsid="0b970053" style:font-style-asian="normal" style:font-weight-asian="normal" style:font-style-complex="normal" style:font-weight-complex="normal"/>
    </style:style>
    <style:style style:name="T930" style:family="text">
      <style:text-properties fo:font-style="normal" style:text-underline-style="solid" style:text-underline-width="auto" style:text-underline-color="font-color" fo:font-weight="normal" officeooo:rsid="0e86a96a" style:font-style-asian="normal" style:font-weight-asian="normal" style:font-style-complex="normal" style:font-weight-complex="normal"/>
    </style:style>
    <style:style style:name="T931" style:family="text">
      <style:text-properties fo:font-style="normal" style:text-underline-style="solid" style:text-underline-width="auto" style:text-underline-color="font-color" officeooo:rsid="0a1502d8" style:font-style-asian="normal" style:font-style-complex="normal"/>
    </style:style>
    <style:style style:name="T932" style:family="text">
      <style:text-properties fo:font-style="normal" style:text-underline-style="solid" style:text-underline-width="auto" style:text-underline-color="font-color" officeooo:rsid="00a53884" style:font-style-asian="normal" style:font-style-complex="normal"/>
    </style:style>
    <style:style style:name="T933" style:family="text">
      <style:text-properties fo:font-style="normal" style:text-underline-style="solid" style:text-underline-width="auto" style:text-underline-color="font-color" officeooo:rsid="00ad9d62" style:font-style-asian="normal" style:font-style-complex="normal"/>
    </style:style>
    <style:style style:name="T934" style:family="text">
      <style:text-properties fo:font-style="normal" style:text-underline-style="solid" style:text-underline-width="auto" style:text-underline-color="font-color" fo:font-weight="bold" officeooo:rsid="0ace3d89" style:font-style-asian="normal" style:font-weight-asian="bold" style:font-style-complex="normal" style:font-weight-complex="bold"/>
    </style:style>
    <style:style style:name="T935" style:family="text">
      <style:text-properties fo:font-style="normal" style:text-underline-style="solid" style:text-underline-width="auto" style:text-underline-color="font-color" fo:font-weight="bold" officeooo:rsid="0e1b2b4c" style:font-style-asian="normal" style:font-weight-asian="bold" style:font-style-complex="normal" style:font-weight-complex="bold"/>
    </style:style>
    <style:style style:name="T936" style:family="text">
      <style:text-properties fo:language="it" fo:country="IT"/>
    </style:style>
    <style:style style:name="T937" style:family="text">
      <style:text-properties fo:language="it" fo:country="IT" officeooo:rsid="0003c96a"/>
    </style:style>
    <style:style style:name="T938" style:family="text">
      <style:text-properties fo:language="it" fo:country="IT" officeooo:rsid="00095aff"/>
    </style:style>
    <style:style style:name="T939" style:family="text">
      <style:text-properties fo:language="it" fo:country="IT" fo:font-style="normal" style:font-style-asian="normal" style:font-style-complex="normal"/>
    </style:style>
    <style:style style:name="T940" style:family="text">
      <style:text-properties fo:language="it" fo:country="IT" fo:font-style="normal" officeooo:rsid="00095aff" style:font-style-asian="normal" style:font-style-complex="normal"/>
    </style:style>
    <style:style style:name="T941" style:family="text">
      <style:text-properties fo:language="it" fo:country="IT" fo:font-style="normal" officeooo:rsid="000ad1da" style:font-style-asian="normal" style:font-style-complex="normal"/>
    </style:style>
    <style:style style:name="T942" style:family="text">
      <style:text-properties fo:language="it" fo:country="IT" fo:font-style="normal" officeooo:rsid="000ce90e" style:font-style-asian="normal" style:font-style-complex="normal"/>
    </style:style>
    <style:style style:name="T943" style:family="text">
      <style:text-properties fo:language="it" fo:country="IT" fo:font-style="normal" officeooo:rsid="000d0890" style:font-style-asian="normal" style:font-style-complex="normal"/>
    </style:style>
    <style:style style:name="T944" style:family="text">
      <style:text-properties fo:language="it" fo:country="IT" fo:font-style="normal" fo:font-weight="normal" style:font-style-asian="normal" style:font-weight-asian="normal" style:font-style-complex="normal" style:font-weight-complex="normal"/>
    </style:style>
    <style:style style:name="T945" style:family="text">
      <style:text-properties fo:language="it" fo:country="IT" fo:font-style="normal" fo:font-weight="normal" officeooo:rsid="0020b2ec" style:font-style-asian="normal" style:font-weight-asian="normal" style:font-style-complex="normal" style:font-weight-complex="normal"/>
    </style:style>
    <style:style style:name="T946" style:family="text">
      <style:text-properties fo:language="it" fo:country="IT" fo:font-style="normal" fo:font-weight="normal" officeooo:rsid="0bd5271a" style:font-style-asian="normal" style:font-weight-asian="normal" style:font-style-complex="normal" style:font-weight-complex="normal"/>
    </style:style>
    <style:style style:name="T947" style:family="text">
      <style:text-properties style:use-window-font-color="true" loext:opacity="0%"/>
    </style:style>
    <style:style style:name="T948" style:family="text">
      <style:text-properties style:use-window-font-color="true" loext:opacity="0%" fo:language="it" fo:country="IT" fo:font-style="normal" officeooo:rsid="000ce90e" fo:background-color="transparent" loext:char-shading-value="0" style:font-style-asian="normal" style:font-style-complex="normal"/>
    </style:style>
    <style:style style:name="T949" style:family="text">
      <style:text-properties style:use-window-font-color="true" loext:opacity="0%" fo:language="it" fo:country="IT" fo:font-style="normal" style:font-style-asian="normal" style:font-style-complex="normal"/>
    </style:style>
    <style:style style:name="T950" style:family="text">
      <style:text-properties style:use-window-font-color="true" loext:opacity="0%" fo:language="it" fo:country="IT" fo:font-style="normal" officeooo:rsid="000fa43a" style:font-style-asian="normal" style:font-style-complex="normal"/>
    </style:style>
    <style:style style:name="T951" style:family="text">
      <style:text-properties style:use-window-font-color="true" loext:opacity="0%" fo:language="it" fo:country="IT" fo:font-style="normal" officeooo:rsid="00112503" style:font-style-asian="normal" style:font-style-complex="normal"/>
    </style:style>
    <style:style style:name="T952" style:family="text">
      <style:text-properties style:use-window-font-color="true" loext:opacity="0%" fo:language="it" fo:country="IT" fo:font-style="normal" officeooo:rsid="001412e9" style:font-style-asian="normal" style:font-style-complex="normal"/>
    </style:style>
    <style:style style:name="T953" style:family="text">
      <style:text-properties style:use-window-font-color="true" loext:opacity="0%" fo:language="it" fo:country="IT" fo:font-style="normal" officeooo:rsid="00160209" style:font-style-asian="normal" style:font-style-complex="normal"/>
    </style:style>
    <style:style style:name="T954" style:family="text">
      <style:text-properties style:use-window-font-color="true" loext:opacity="0%" fo:language="it" fo:country="IT" fo:font-style="normal" officeooo:rsid="00169521" style:font-style-asian="normal" style:font-style-complex="normal"/>
    </style:style>
    <style:style style:name="T955" style:family="text">
      <style:text-properties style:use-window-font-color="true" loext:opacity="0%" fo:language="it" fo:country="IT" fo:font-style="normal" officeooo:rsid="0017aaea" style:font-style-asian="normal" style:font-style-complex="normal"/>
    </style:style>
    <style:style style:name="T956" style:family="text">
      <style:text-properties style:use-window-font-color="true" loext:opacity="0%" fo:language="it" fo:country="IT" fo:font-style="normal" officeooo:rsid="0018e6c6" style:font-style-asian="normal" style:font-style-complex="normal"/>
    </style:style>
    <style:style style:name="T957" style:family="text">
      <style:text-properties style:use-window-font-color="true" loext:opacity="0%" fo:language="it" fo:country="IT" fo:font-style="normal" officeooo:rsid="0018e774" style:font-style-asian="normal" style:font-style-complex="normal"/>
    </style:style>
    <style:style style:name="T958" style:family="text">
      <style:text-properties style:use-window-font-color="true" loext:opacity="0%" fo:language="it" fo:country="IT" fo:font-style="normal" officeooo:rsid="001aabf0" style:font-style-asian="normal" style:font-style-complex="normal"/>
    </style:style>
    <style:style style:name="T959" style:family="text">
      <style:text-properties style:use-window-font-color="true" loext:opacity="0%" fo:language="it" fo:country="IT" fo:font-style="normal" officeooo:rsid="001c34f8" style:font-style-asian="normal" style:font-style-complex="normal"/>
    </style:style>
    <style:style style:name="T960" style:family="text">
      <style:text-properties style:use-window-font-color="true" loext:opacity="0%" fo:language="it" fo:country="IT" fo:font-style="normal" officeooo:rsid="001d8169" style:font-style-asian="normal" style:font-style-complex="normal"/>
    </style:style>
    <style:style style:name="T961" style:family="text">
      <style:text-properties style:use-window-font-color="true" loext:opacity="0%" fo:language="it" fo:country="IT" fo:font-style="normal" officeooo:rsid="0025e7f3" style:font-style-asian="normal" style:font-style-complex="normal"/>
    </style:style>
    <style:style style:name="T962" style:family="text">
      <style:text-properties style:use-window-font-color="true" loext:opacity="0%" fo:language="it" fo:country="IT" fo:font-style="normal" officeooo:rsid="00244d88" style:font-style-asian="normal" style:font-style-complex="normal"/>
    </style:style>
    <style:style style:name="T963" style:family="text">
      <style:text-properties style:use-window-font-color="true" loext:opacity="0%" fo:language="it" fo:country="IT" fo:font-style="normal" officeooo:rsid="0025f0f5" style:font-style-asian="normal" style:font-style-complex="normal"/>
    </style:style>
    <style:style style:name="T964" style:family="text">
      <style:text-properties style:use-window-font-color="true" loext:opacity="0%" fo:language="it" fo:country="IT" fo:font-style="normal" officeooo:rsid="003ca666" style:font-style-asian="normal" style:font-style-complex="normal"/>
    </style:style>
    <style:style style:name="T965" style:family="text">
      <style:text-properties style:use-window-font-color="true" loext:opacity="0%" fo:language="it" fo:country="IT" fo:font-style="normal" fo:font-weight="normal" officeooo:rsid="001f54eb" style:font-style-asian="normal" style:font-weight-asian="normal" style:font-style-complex="normal" style:font-weight-complex="normal"/>
    </style:style>
    <style:style style:name="T966" style:family="text">
      <style:text-properties style:use-window-font-color="true" loext:opacity="0%" fo:language="it" fo:country="IT" fo:font-style="normal" fo:font-weight="normal" officeooo:rsid="0020b2ec" style:font-style-asian="normal" style:font-weight-asian="normal" style:font-style-complex="normal" style:font-weight-complex="normal"/>
    </style:style>
    <style:style style:name="T967" style:family="text">
      <style:text-properties style:use-window-font-color="true" loext:opacity="0%" fo:language="it" fo:country="IT" fo:font-style="normal" fo:font-weight="normal" officeooo:rsid="002138f3" style:font-style-asian="normal" style:font-weight-asian="normal" style:font-style-complex="normal" style:font-weight-complex="normal"/>
    </style:style>
    <style:style style:name="T968" style:family="text">
      <style:text-properties style:use-window-font-color="true" loext:opacity="0%" fo:language="it" fo:country="IT" fo:font-style="normal" fo:font-weight="normal" officeooo:rsid="002327a4" style:font-style-asian="normal" style:font-weight-asian="normal" style:font-style-complex="normal" style:font-weight-complex="normal"/>
    </style:style>
    <style:style style:name="T969" style:family="text">
      <style:text-properties style:use-window-font-color="true" loext:opacity="0%" fo:font-size="12pt" fo:language="it" fo:country="IT" fo:font-style="normal" fo:font-weight="normal" officeooo:rsid="002b8de5" style:font-size-asian="10.5pt" style:font-style-asian="normal" style:font-weight-asian="normal" style:font-size-complex="12pt" style:font-style-complex="normal" style:font-weight-complex="normal"/>
    </style:style>
    <style:style style:name="T970" style:family="text">
      <style:text-properties style:use-window-font-color="true" loext:opacity="0%" fo:font-size="12pt" fo:language="it" fo:country="IT" fo:font-style="normal" fo:font-weight="normal" officeooo:rsid="002bfaca" style:font-size-asian="10.5pt" style:font-style-asian="normal" style:font-weight-asian="normal" style:font-size-complex="12pt" style:font-style-complex="normal" style:font-weight-complex="normal"/>
    </style:style>
    <style:style style:name="T971" style:family="text">
      <style:text-properties style:use-window-font-color="true" loext:opacity="0%" fo:font-size="12pt" fo:language="it" fo:country="IT" fo:font-style="normal" fo:font-weight="normal" officeooo:rsid="00429d05" style:font-size-asian="10.5pt" style:font-style-asian="normal" style:font-weight-asian="normal" style:font-size-complex="12pt" style:font-style-complex="normal" style:font-weight-complex="normal"/>
    </style:style>
    <style:style style:name="T972" style:family="text">
      <style:text-properties style:use-window-font-color="true" loext:opacity="0%" fo:font-size="12pt" fo:font-style="italic" fo:font-weight="bold" officeooo:rsid="02c07379" fo:background-color="transparent" loext:char-shading-value="0" style:font-size-asian="12pt" style:font-style-asian="italic" style:font-weight-asian="bold" style:font-size-complex="12pt" style:font-style-complex="italic" style:font-weight-complex="bold"/>
    </style:style>
    <style:style style:name="T973" style:family="text">
      <style:text-properties style:use-window-font-color="true" loext:opacity="0%" fo:font-size="12pt" fo:font-style="italic" fo:font-weight="bold" officeooo:rsid="02c27226" fo:background-color="transparent" loext:char-shading-value="0" style:font-size-asian="12pt" style:font-style-asian="italic" style:font-weight-asian="bold" style:font-size-complex="12pt" style:font-style-complex="italic" style:font-weight-complex="bold"/>
    </style:style>
    <style:style style:name="T974" style:family="text">
      <style:text-properties style:use-window-font-color="true" loext:opacity="0%" fo:font-size="12pt" fo:font-style="italic" fo:font-weight="bold" officeooo:rsid="02c3531d" fo:background-color="transparent" loext:char-shading-value="0" style:font-size-asian="12pt" style:font-style-asian="italic" style:font-weight-asian="bold" style:font-size-complex="12pt" style:font-style-complex="italic" style:font-weight-complex="bold"/>
    </style:style>
    <style:style style:name="T975" style:family="text">
      <style:text-properties style:use-window-font-color="true" loext:opacity="0%" fo:font-size="12pt" fo:font-style="italic" style:text-underline-style="none" fo:font-weight="normal" officeooo:rsid="0af44413" style:font-size-asian="10.5pt" style:font-style-asian="italic" style:font-weight-asian="normal" style:font-size-complex="12pt" style:font-style-complex="italic" style:font-weight-complex="normal"/>
    </style:style>
    <style:style style:name="T976" style:family="text">
      <style:text-properties style:use-window-font-color="true" loext:opacity="0%" fo:font-size="12pt" fo:font-style="italic" style:text-underline-style="none" fo:font-weight="normal" officeooo:rsid="0afa9786" style:font-size-asian="10.5pt" style:font-style-asian="italic" style:font-weight-asian="normal" style:font-size-complex="12pt" style:font-style-complex="italic" style:font-weight-complex="normal"/>
    </style:style>
    <style:style style:name="T977" style:family="text">
      <style:text-properties style:use-window-font-color="true" loext:opacity="0%" fo:font-size="12pt" fo:font-style="italic" style:text-underline-style="none" fo:font-weight="bold" style:font-size-asian="10.5pt" style:font-style-asian="italic" style:font-weight-asian="bold" style:font-size-complex="12pt" style:font-style-complex="italic" style:font-weight-complex="bold"/>
    </style:style>
    <style:style style:name="T978" style:family="text">
      <style:text-properties style:use-window-font-color="true" loext:opacity="0%" fo:font-size="12pt" fo:font-style="italic" style:text-underline-style="none" fo:font-weight="bold" officeooo:rsid="0af63ae0" style:font-size-asian="10.5pt" style:font-style-asian="italic" style:font-weight-asian="bold" style:font-size-complex="12pt" style:font-style-complex="italic" style:font-weight-complex="bold"/>
    </style:style>
    <style:style style:name="T979" style:family="text">
      <style:text-properties style:use-window-font-color="true" loext:opacity="0%" fo:font-size="12pt" fo:font-style="italic" style:text-underline-style="none" fo:font-weight="bold" officeooo:rsid="0ba5a99c" style:font-name-asian="Lato-Bold" style:font-size-asian="10.5pt" style:font-style-asian="italic" style:font-weight-asian="bold" style:font-name-complex="Calibri" style:font-size-complex="12pt" style:font-style-complex="italic" style:font-weight-complex="bold"/>
    </style:style>
    <style:style style:name="T980" style:family="text">
      <style:text-properties style:use-window-font-color="true" loext:opacity="0%" fo:font-size="12pt" fo:font-style="normal" fo:font-weight="normal" officeooo:rsid="02c27226" fo:background-color="transparent" loext:char-shading-value="0" style:font-size-asian="12pt" style:font-style-asian="normal" style:font-weight-asian="normal" style:font-size-complex="12pt" style:font-style-complex="normal" style:font-weight-complex="normal"/>
    </style:style>
    <style:style style:name="T981" style:family="text">
      <style:text-properties style:use-window-font-color="true" loext:opacity="0%" fo:font-size="12pt" fo:font-style="normal" fo:font-weight="normal" officeooo:rsid="02c2dcd5" fo:background-color="transparent" loext:char-shading-value="0" style:font-size-asian="12pt" style:font-style-asian="normal" style:font-weight-asian="normal" style:font-size-complex="12pt" style:font-style-complex="normal" style:font-weight-complex="normal"/>
    </style:style>
    <style:style style:name="T982" style:family="text">
      <style:text-properties style:use-window-font-color="true" loext:opacity="0%" fo:font-size="12pt" fo:font-style="normal" fo:font-weight="normal" officeooo:rsid="02c3531d" fo:background-color="transparent" loext:char-shading-value="0" style:font-size-asian="12pt" style:font-style-asian="normal" style:font-weight-asian="normal" style:font-size-complex="12pt" style:font-style-complex="normal" style:font-weight-complex="normal"/>
    </style:style>
    <style:style style:name="T983" style:family="text">
      <style:text-properties style:use-window-font-color="true" loext:opacity="0%" fo:font-size="12pt" fo:font-style="normal" fo:font-weight="normal" officeooo:rsid="02c51da4" fo:background-color="transparent" loext:char-shading-value="0" style:font-size-asian="12pt" style:font-style-asian="normal" style:font-weight-asian="normal" style:font-size-complex="12pt" style:font-style-complex="normal" style:font-weight-complex="normal"/>
    </style:style>
    <style:style style:name="T984" style:family="text">
      <style:text-properties style:use-window-font-color="true" loext:opacity="0%" fo:font-size="12pt" fo:font-style="normal" fo:font-weight="normal" officeooo:rsid="02c9b3e8" fo:background-color="transparent" loext:char-shading-value="0" style:font-size-asian="12pt" style:font-style-asian="normal" style:font-weight-asian="normal" style:font-size-complex="12pt" style:font-style-complex="normal" style:font-weight-complex="normal"/>
    </style:style>
    <style:style style:name="T985" style:family="text">
      <style:text-properties style:use-window-font-color="true" loext:opacity="0%" fo:font-size="12pt" fo:font-style="normal" fo:font-weight="bold" officeooo:rsid="02c51da4" fo:background-color="transparent" loext:char-shading-value="0" style:font-size-asian="12pt" style:font-style-asian="normal" style:font-weight-asian="bold" style:font-size-complex="12pt" style:font-style-complex="normal" style:font-weight-complex="bold"/>
    </style:style>
    <style:style style:name="T986" style:family="text">
      <style:text-properties style:use-window-font-color="true" loext:opacity="0%" fo:font-size="12pt" fo:font-style="normal" fo:font-weight="bold" officeooo:rsid="02c9b3e8" fo:background-color="transparent" loext:char-shading-value="0" style:font-size-asian="12pt" style:font-style-asian="normal" style:font-weight-asian="bold" style:font-size-complex="12pt" style:font-style-complex="normal" style:font-weight-complex="bold"/>
    </style:style>
    <style:style style:name="T987" style:family="text">
      <style:text-properties style:use-window-font-color="true" loext:opacity="0%" fo:font-size="12pt" fo:font-style="normal" fo:background-color="transparent" loext:char-shading-value="0" style:font-size-asian="12pt" style:font-style-asian="normal" style:font-size-complex="12pt" style:font-style-complex="normal"/>
    </style:style>
    <style:style style:name="T988" style:family="text">
      <style:text-properties style:use-window-font-color="true" loext:opacity="0%" fo:font-size="12pt" fo:font-style="normal" officeooo:rsid="02c51da4" fo:background-color="transparent" loext:char-shading-value="0" style:font-size-asian="12pt" style:font-style-asian="normal" style:font-size-complex="12pt" style:font-style-complex="normal"/>
    </style:style>
    <style:style style:name="T989" style:family="text">
      <style:text-properties style:use-window-font-color="true" loext:opacity="0%" fo:font-size="12pt" fo:font-style="normal" style:text-underline-style="none" fo:font-weight="normal" style:font-size-asian="10.5pt" style:font-style-asian="normal" style:font-weight-asian="normal" style:font-size-complex="12pt" style:font-style-complex="normal" style:font-weight-complex="normal"/>
    </style:style>
    <style:style style:name="T990" style:family="text">
      <style:text-properties style:use-window-font-color="true" loext:opacity="0%" fo:font-size="12pt" fo:font-style="normal" style:text-underline-style="none" fo:font-weight="normal" officeooo:rsid="0af31240" style:font-size-asian="10.5pt" style:font-style-asian="normal" style:font-weight-asian="normal" style:font-size-complex="12pt" style:font-style-complex="normal" style:font-weight-complex="normal"/>
    </style:style>
    <style:style style:name="T991" style:family="text">
      <style:text-properties style:use-window-font-color="true" loext:opacity="0%" fo:font-size="12pt" fo:font-style="normal" style:text-underline-style="none" fo:font-weight="normal" officeooo:rsid="0af44413" style:font-size-asian="10.5pt" style:font-style-asian="normal" style:font-weight-asian="normal" style:font-size-complex="12pt" style:font-style-complex="normal" style:font-weight-complex="normal"/>
    </style:style>
    <style:style style:name="T992" style:family="text">
      <style:text-properties style:use-window-font-color="true" loext:opacity="0%" fo:font-size="12pt" fo:font-style="normal" style:text-underline-style="none" fo:font-weight="normal" officeooo:rsid="0af5555d" style:font-size-asian="10.5pt" style:font-style-asian="normal" style:font-weight-asian="normal" style:font-size-complex="12pt" style:font-style-complex="normal" style:font-weight-complex="normal"/>
    </style:style>
    <style:style style:name="T993" style:family="text">
      <style:text-properties style:use-window-font-color="true" loext:opacity="0%" fo:font-size="12pt" fo:font-style="normal" style:text-underline-style="none" fo:font-weight="normal" officeooo:rsid="0af63ae0" style:font-size-asian="10.5pt" style:font-style-asian="normal" style:font-weight-asian="normal" style:font-size-complex="12pt" style:font-style-complex="normal" style:font-weight-complex="normal"/>
    </style:style>
    <style:style style:name="T994" style:family="text">
      <style:text-properties style:use-window-font-color="true" loext:opacity="0%" fo:font-size="12pt" fo:font-style="normal" style:text-underline-style="none" fo:font-weight="normal" officeooo:rsid="0af7e099" style:font-size-asian="10.5pt" style:font-style-asian="normal" style:font-weight-asian="normal" style:font-size-complex="12pt" style:font-style-complex="normal" style:font-weight-complex="normal"/>
    </style:style>
    <style:style style:name="T995" style:family="text">
      <style:text-properties style:use-window-font-color="true" loext:opacity="0%" fo:font-size="12pt" fo:font-style="normal" style:text-underline-style="none" fo:font-weight="normal" officeooo:rsid="0af9468d" style:font-size-asian="10.5pt" style:font-style-asian="normal" style:font-weight-asian="normal" style:font-size-complex="12pt" style:font-style-complex="normal" style:font-weight-complex="normal"/>
    </style:style>
    <style:style style:name="T996" style:family="text">
      <style:text-properties style:use-window-font-color="true" loext:opacity="0%" fo:font-size="12pt" fo:font-style="normal" style:text-underline-style="none" fo:font-weight="normal" officeooo:rsid="0af9ba67" style:font-size-asian="10.5pt" style:font-style-asian="normal" style:font-weight-asian="normal" style:font-size-complex="12pt" style:font-style-complex="normal" style:font-weight-complex="normal"/>
    </style:style>
    <style:style style:name="T997" style:family="text">
      <style:text-properties style:use-window-font-color="true" loext:opacity="0%" fo:font-size="12pt" fo:font-style="normal" style:text-underline-style="none" fo:font-weight="normal" officeooo:rsid="0afa9786" style:font-size-asian="10.5pt" style:font-style-asian="normal" style:font-weight-asian="normal" style:font-size-complex="12pt" style:font-style-complex="normal" style:font-weight-complex="normal"/>
    </style:style>
    <style:style style:name="T998" style:family="text">
      <style:text-properties style:use-window-font-color="true" loext:opacity="0%" fo:font-size="12pt" fo:font-style="normal" style:text-underline-style="none" fo:font-weight="normal" officeooo:rsid="0afc2ead" style:font-size-asian="10.5pt" style:font-style-asian="normal" style:font-weight-asian="normal" style:font-size-complex="12pt" style:font-style-complex="normal" style:font-weight-complex="normal"/>
    </style:style>
    <style:style style:name="T999" style:family="text">
      <style:text-properties style:use-window-font-color="true" loext:opacity="0%" fo:font-size="12pt" fo:font-style="normal" style:text-underline-style="none" fo:font-weight="normal" officeooo:rsid="0afe457c" style:font-size-asian="10.5pt" style:font-style-asian="normal" style:font-weight-asian="normal" style:font-size-complex="12pt" style:font-style-complex="normal" style:font-weight-complex="normal"/>
    </style:style>
    <style:style style:name="T1000" style:family="text">
      <style:text-properties style:use-window-font-color="true" loext:opacity="0%" fo:font-size="12pt" fo:font-style="normal" style:text-underline-style="none" fo:font-weight="normal" officeooo:rsid="0aff43c5" style:font-size-asian="10.5pt" style:font-style-asian="normal" style:font-weight-asian="normal" style:font-size-complex="12pt" style:font-style-complex="normal" style:font-weight-complex="normal"/>
    </style:style>
    <style:style style:name="T1001" style:family="text">
      <style:text-properties style:use-window-font-color="true" loext:opacity="0%" fo:font-size="12pt" fo:font-style="normal" style:text-underline-style="none" fo:font-weight="normal" officeooo:rsid="0b00c6b8" style:font-size-asian="10.5pt" style:font-style-asian="normal" style:font-weight-asian="normal" style:font-size-complex="12pt" style:font-style-complex="normal" style:font-weight-complex="normal"/>
    </style:style>
    <style:style style:name="T1002" style:family="text">
      <style:text-properties style:use-window-font-color="true" loext:opacity="0%" fo:font-size="12pt" fo:font-style="normal" style:text-underline-style="none" fo:font-weight="normal" officeooo:rsid="0b016264" style:font-size-asian="10.5pt" style:font-style-asian="normal" style:font-weight-asian="normal" style:font-size-complex="12pt" style:font-style-complex="normal" style:font-weight-complex="normal"/>
    </style:style>
    <style:style style:name="T1003" style:family="text">
      <style:text-properties style:use-window-font-color="true" loext:opacity="0%" fo:font-size="12pt" fo:font-style="normal" style:text-underline-style="none" fo:font-weight="normal" officeooo:rsid="0b07d3f7" style:font-size-asian="10.5pt" style:font-style-asian="normal" style:font-weight-asian="normal" style:font-size-complex="12pt" style:font-style-complex="normal" style:font-weight-complex="normal"/>
    </style:style>
    <style:style style:name="T1004" style:family="text">
      <style:text-properties style:use-window-font-color="true" loext:opacity="0%" fo:font-size="12pt" fo:font-style="normal" style:text-underline-style="none" fo:font-weight="normal" officeooo:rsid="0b09adaf" style:font-size-asian="10.5pt" style:font-style-asian="normal" style:font-weight-asian="normal" style:font-size-complex="12pt" style:font-style-complex="normal" style:font-weight-complex="normal"/>
    </style:style>
    <style:style style:name="T1005" style:family="text">
      <style:text-properties style:use-window-font-color="true" loext:opacity="0%" fo:font-size="12pt" fo:font-style="normal" style:text-underline-style="none" fo:font-weight="normal" officeooo:rsid="0b15c426" style:font-size-asian="10.5pt" style:font-style-asian="normal" style:font-weight-asian="normal" style:font-size-complex="12pt" style:font-style-complex="normal" style:font-weight-complex="normal"/>
    </style:style>
    <style:style style:name="T1006" style:family="text">
      <style:text-properties style:use-window-font-color="true" loext:opacity="0%" fo:font-size="12pt" fo:font-style="normal" style:text-underline-style="none" fo:font-weight="normal" officeooo:rsid="0b118131" style:font-size-asian="10.5pt" style:font-style-asian="normal" style:font-weight-asian="normal" style:font-size-complex="12pt" style:font-style-complex="normal" style:font-weight-complex="normal"/>
    </style:style>
    <style:style style:name="T1007" style:family="text">
      <style:text-properties style:use-window-font-color="true" loext:opacity="0%" fo:font-size="12pt" fo:font-style="normal" style:text-underline-style="none" fo:font-weight="normal" officeooo:rsid="0b1cd11b" style:font-size-asian="10.5pt" style:font-style-asian="normal" style:font-weight-asian="normal" style:font-size-complex="12pt" style:font-style-complex="normal" style:font-weight-complex="normal"/>
    </style:style>
    <style:style style:name="T1008" style:family="text">
      <style:text-properties style:use-window-font-color="true" loext:opacity="0%" fo:font-size="12pt" fo:font-style="normal" style:text-underline-style="none" fo:font-weight="normal" officeooo:rsid="0e923ef1" style:font-size-asian="10.5pt" style:font-style-asian="normal" style:font-weight-asian="normal" style:font-size-complex="12pt" style:font-style-complex="normal" style:font-weight-complex="normal"/>
    </style:style>
    <style:style style:name="T1009" style:family="text">
      <style:text-properties style:use-window-font-color="true" loext:opacity="0%" fo:font-size="12pt" fo:font-style="normal" style:text-underline-style="none" fo:font-weight="normal" officeooo:rsid="0e9b2aa3" style:font-size-asian="10.5pt" style:font-style-asian="normal" style:font-weight-asian="normal" style:font-size-complex="12pt" style:font-style-complex="normal" style:font-weight-complex="normal"/>
    </style:style>
    <style:style style:name="T1010" style:family="text">
      <style:text-properties style:use-window-font-color="true" loext:opacity="0%" fo:font-size="12pt" fo:font-style="normal" style:text-underline-style="none" fo:font-weight="normal" officeooo:rsid="0e9cdbb5" style:font-size-asian="10.5pt" style:font-style-asian="normal" style:font-weight-asian="normal" style:font-size-complex="12pt" style:font-style-complex="normal" style:font-weight-complex="normal"/>
    </style:style>
    <style:style style:name="T1011" style:family="text">
      <style:text-properties style:use-window-font-color="true" loext:opacity="0%" fo:font-size="12pt" fo:font-style="normal" style:text-underline-style="none" fo:font-weight="normal" officeooo:rsid="0e9e1680" style:font-size-asian="10.5pt" style:font-style-asian="normal" style:font-weight-asian="normal" style:font-size-complex="12pt" style:font-style-complex="normal" style:font-weight-complex="normal"/>
    </style:style>
    <style:style style:name="T1012" style:family="text">
      <style:text-properties style:use-window-font-color="true" loext:opacity="0%" fo:font-size="12pt" fo:font-style="normal" style:text-underline-style="none" fo:font-weight="bold" style:font-size-asian="10.5pt" style:font-style-asian="normal" style:font-weight-asian="bold" style:font-size-complex="12pt" style:font-style-complex="normal" style:font-weight-complex="bold"/>
    </style:style>
    <style:style style:name="T1013" style:family="text">
      <style:text-properties style:use-window-font-color="true" loext:opacity="0%" fo:font-size="12pt" fo:font-style="normal" style:text-underline-style="none" fo:font-weight="bold" officeooo:rsid="0af9468d" style:font-size-asian="10.5pt" style:font-style-asian="normal" style:font-weight-asian="bold" style:font-size-complex="12pt" style:font-style-complex="normal" style:font-weight-complex="bold"/>
    </style:style>
    <style:style style:name="T1014" style:family="text">
      <style:text-properties style:use-window-font-color="true" loext:opacity="0%" fo:font-size="12pt" fo:font-style="normal" style:text-underline-style="none" fo:font-weight="bold" officeooo:rsid="0b118131" style:font-size-asian="10.5pt" style:font-style-asian="normal" style:font-weight-asian="bold" style:font-size-complex="12pt" style:font-style-complex="normal" style:font-weight-complex="bold"/>
    </style:style>
    <style:style style:name="T1015" style:family="text">
      <style:text-properties style:use-window-font-color="true" loext:opacity="0%" fo:font-size="12pt" fo:font-style="normal" style:text-underline-style="none" fo:font-weight="bold" officeooo:rsid="0b15c426" style:font-size-asian="10.5pt" style:font-style-asian="normal" style:font-weight-asian="bold" style:font-size-complex="12pt" style:font-style-complex="normal" style:font-weight-complex="bold"/>
    </style:style>
    <style:style style:name="T1016" style:family="text">
      <style:text-properties style:use-window-font-color="true" loext:opacity="0%" fo:font-size="12pt" fo:font-style="normal" style:text-underline-style="none" style:font-size-asian="10.5pt" style:font-style-asian="normal" style:font-size-complex="12pt" style:font-style-complex="normal"/>
    </style:style>
    <style:style style:name="T1017" style:family="text">
      <style:text-properties style:use-window-font-color="true" loext:opacity="0%" fo:font-size="12pt" fo:font-style="normal" style:text-underline-style="solid" style:text-underline-width="auto" style:text-underline-color="font-color" fo:font-weight="normal" officeooo:rsid="0b016264" style:font-size-asian="10.5pt" style:font-style-asian="normal" style:font-weight-asian="normal" style:font-size-complex="12pt" style:font-style-complex="normal" style:font-weight-complex="normal"/>
    </style:style>
    <style:style style:name="T1018" style:family="text">
      <style:text-properties style:use-window-font-color="true" loext:opacity="0%" fo:font-size="12pt" style:text-underline-style="none" style:font-size-asian="10.5pt" style:font-size-complex="12pt"/>
    </style:style>
    <style:style style:name="T1019" style:family="text">
      <style:text-properties style:use-window-font-color="true" loext:opacity="0%" fo:font-size="12pt" style:text-underline-style="none" officeooo:rsid="0af9ba67" style:font-size-asian="10.5pt" style:font-size-complex="12pt"/>
    </style:style>
    <style:style style:name="T1020" style:family="text">
      <style:text-properties style:use-window-font-color="true" loext:opacity="0%" fo:font-size="12pt" style:text-underline-style="none" fo:font-weight="normal" officeooo:rsid="0afc2ead" style:font-size-asian="10.5pt" style:font-weight-asian="normal" style:font-size-complex="12pt" style:font-weight-complex="normal"/>
    </style:style>
    <style:style style:name="T1021" style:family="text">
      <style:text-properties style:use-window-font-color="true" loext:opacity="0%" fo:font-size="12pt" style:text-underline-style="none" officeooo:rsid="0ba5a99c" style:font-name-asian="Lato-Bold" style:font-size-asian="10.5pt" style:font-name-complex="Calibri" style:font-size-complex="12pt"/>
    </style:style>
    <style:style style:name="T1022" style:family="text">
      <style:text-properties style:use-window-font-color="true" loext:opacity="0%" fo:font-style="italic" fo:font-weight="bold" style:font-style-asian="italic" style:font-weight-asian="bold" style:font-style-complex="italic" style:font-weight-complex="bold"/>
    </style:style>
    <style:style style:name="T1023" style:family="text">
      <style:text-properties style:use-window-font-color="true" loext:opacity="0%" fo:font-style="italic" fo:font-weight="bold" officeooo:rsid="05569b07" style:font-style-asian="italic" style:font-weight-asian="bold" style:font-style-complex="italic" style:font-weight-complex="bold"/>
    </style:style>
    <style:style style:name="T1024" style:family="text">
      <style:text-properties style:use-window-font-color="true" loext:opacity="0%" fo:font-style="italic" fo:font-weight="bold" officeooo:rsid="055bb0c9" style:font-style-asian="italic" style:font-weight-asian="bold" style:font-style-complex="italic" style:font-weight-complex="bold"/>
    </style:style>
    <style:style style:name="T1025" style:family="text">
      <style:text-properties style:use-window-font-color="true" loext:opacity="0%" fo:font-style="italic" fo:font-weight="bold" officeooo:rsid="056cc2fa" style:font-style-asian="italic" style:font-weight-asian="bold" style:font-style-complex="italic" style:font-weight-complex="bold"/>
    </style:style>
    <style:style style:name="T1026" style:family="text">
      <style:text-properties style:use-window-font-color="true" loext:opacity="0%" fo:font-style="italic" style:font-style-asian="italic" style:font-style-complex="italic"/>
    </style:style>
    <style:style style:name="T1027" style:family="text">
      <style:text-properties style:use-window-font-color="true" loext:opacity="0%" fo:font-style="italic" officeooo:rsid="0516cb0c" style:font-style-asian="italic" style:font-style-complex="italic"/>
    </style:style>
    <style:style style:name="T1028" style:family="text">
      <style:text-properties style:use-window-font-color="true" loext:opacity="0%" fo:font-style="italic" officeooo:rsid="053a1297" style:font-style-asian="italic" style:font-style-complex="italic"/>
    </style:style>
    <style:style style:name="T1029" style:family="text">
      <style:text-properties style:use-window-font-color="true" loext:opacity="0%" fo:font-style="italic" officeooo:rsid="05781ab3" style:font-style-asian="italic" style:font-style-complex="italic"/>
    </style:style>
    <style:style style:name="T1030" style:family="text">
      <style:text-properties style:use-window-font-color="true" loext:opacity="0%" fo:font-style="italic" officeooo:rsid="05e8283c" style:font-style-asian="italic" style:font-style-complex="italic"/>
    </style:style>
    <style:style style:name="T1031" style:family="text">
      <style:text-properties style:use-window-font-color="true" loext:opacity="0%" fo:font-style="italic" fo:font-weight="normal" style:font-style-asian="italic" style:font-weight-asian="normal" style:font-style-complex="italic" style:font-weight-complex="normal"/>
    </style:style>
    <style:style style:name="T1032" style:family="text">
      <style:text-properties style:use-window-font-color="true" loext:opacity="0%" fo:font-style="italic" fo:font-weight="normal" officeooo:rsid="053a1297" style:font-style-asian="italic" style:font-weight-asian="normal" style:font-style-complex="italic" style:font-weight-complex="normal"/>
    </style:style>
    <style:style style:name="T1033" style:family="text">
      <style:text-properties style:use-window-font-color="true" loext:opacity="0%" fo:font-style="italic" fo:font-weight="normal" officeooo:rsid="0564b817" style:font-style-asian="italic" style:font-weight-asian="normal" style:font-style-complex="italic" style:font-weight-complex="normal"/>
    </style:style>
    <style:style style:name="T1034" style:family="text">
      <style:text-properties style:use-window-font-color="true" loext:opacity="0%" fo:font-style="italic" fo:font-weight="normal" officeooo:rsid="0569683e" style:font-style-asian="italic" style:font-weight-asian="normal" style:font-style-complex="italic" style:font-weight-complex="normal"/>
    </style:style>
    <style:style style:name="T1035" style:family="text">
      <style:text-properties style:use-window-font-color="true" loext:opacity="0%" fo:font-style="italic" style:text-underline-style="none" fo:font-weight="bold" officeooo:rsid="0e51d908" style:font-style-asian="italic" style:font-weight-asian="bold" style:font-style-complex="italic" style:font-weight-complex="bold"/>
    </style:style>
    <style:style style:name="T1036" style:family="text">
      <style:text-properties style:use-window-font-color="true" loext:opacity="0%" fo:font-style="italic" style:text-underline-style="none" fo:font-weight="bold" officeooo:rsid="0e51dbcb" style:font-style-asian="italic" style:font-weight-asian="bold" style:font-style-complex="italic" style:font-weight-complex="bold"/>
    </style:style>
    <style:style style:name="T1037" style:family="text">
      <style:text-properties style:use-window-font-color="true" loext:opacity="0%" officeooo:rsid="0518c0a3"/>
    </style:style>
    <style:style style:name="T1038" style:family="text">
      <style:text-properties style:use-window-font-color="true" loext:opacity="0%" fo:font-style="normal" fo:font-weight="normal" style:font-style-asian="normal" style:font-weight-asian="normal" style:font-style-complex="normal" style:font-weight-complex="normal"/>
    </style:style>
    <style:style style:name="T1039" style:family="text">
      <style:text-properties style:use-window-font-color="true" loext:opacity="0%" fo:font-style="normal" fo:font-weight="normal" officeooo:rsid="053d69ab" style:font-style-asian="normal" style:font-weight-asian="normal" style:font-style-complex="normal" style:font-weight-complex="normal"/>
    </style:style>
    <style:style style:name="T1040" style:family="text">
      <style:text-properties style:use-window-font-color="true" loext:opacity="0%" fo:font-style="normal" fo:font-weight="normal" officeooo:rsid="055ea1de" style:font-style-asian="normal" style:font-weight-asian="normal" style:font-style-complex="normal" style:font-weight-complex="normal"/>
    </style:style>
    <style:style style:name="T1041" style:family="text">
      <style:text-properties style:use-window-font-color="true" loext:opacity="0%" fo:font-style="normal" fo:font-weight="normal" officeooo:rsid="0562d9cb" style:font-style-asian="normal" style:font-weight-asian="normal" style:font-style-complex="normal" style:font-weight-complex="normal"/>
    </style:style>
    <style:style style:name="T1042" style:family="text">
      <style:text-properties style:use-window-font-color="true" loext:opacity="0%" fo:font-style="normal" fo:font-weight="normal" officeooo:rsid="0564b817" style:font-style-asian="normal" style:font-weight-asian="normal" style:font-style-complex="normal" style:font-weight-complex="normal"/>
    </style:style>
    <style:style style:name="T1043" style:family="text">
      <style:text-properties style:use-window-font-color="true" loext:opacity="0%" fo:font-style="normal" fo:font-weight="normal" officeooo:rsid="057e918e" style:font-style-asian="normal" style:font-weight-asian="normal" style:font-style-complex="normal" style:font-weight-complex="normal"/>
    </style:style>
    <style:style style:name="T1044" style:family="text">
      <style:text-properties style:use-window-font-color="true" loext:opacity="0%" fo:font-style="normal" fo:font-weight="normal" officeooo:rsid="057ff76a" style:font-style-asian="normal" style:font-weight-asian="normal" style:font-style-complex="normal" style:font-weight-complex="normal"/>
    </style:style>
    <style:style style:name="T1045" style:family="text">
      <style:text-properties style:use-window-font-color="true" loext:opacity="0%" fo:font-style="normal" fo:font-weight="normal" officeooo:rsid="0584035b" style:font-style-asian="normal" style:font-weight-asian="normal" style:font-style-complex="normal" style:font-weight-complex="normal"/>
    </style:style>
    <style:style style:name="T1046" style:family="text">
      <style:text-properties style:use-window-font-color="true" loext:opacity="0%" fo:font-style="normal" fo:font-weight="normal" officeooo:rsid="05843c09" style:font-style-asian="normal" style:font-weight-asian="normal" style:font-style-complex="normal" style:font-weight-complex="normal"/>
    </style:style>
    <style:style style:name="T1047" style:family="text">
      <style:text-properties style:use-window-font-color="true" loext:opacity="0%" fo:font-style="normal" fo:font-weight="normal" officeooo:rsid="056cc2fa" style:font-style-asian="normal" style:font-weight-asian="normal" style:font-style-complex="normal" style:font-weight-complex="normal"/>
    </style:style>
    <style:style style:name="T1048" style:family="text">
      <style:text-properties style:use-window-font-color="true" loext:opacity="0%" fo:font-style="normal" fo:font-weight="normal" officeooo:rsid="05b70002" style:font-style-asian="normal" style:font-weight-asian="normal" style:font-style-complex="normal" style:font-weight-complex="normal"/>
    </style:style>
    <style:style style:name="T1049" style:family="text">
      <style:text-properties style:use-window-font-color="true" loext:opacity="0%" fo:font-style="normal" fo:font-weight="bold" style:font-style-asian="normal" style:font-weight-asian="bold" style:font-style-complex="normal" style:font-weight-complex="bold"/>
    </style:style>
    <style:style style:name="T1050" style:family="text">
      <style:text-properties style:use-window-font-color="true" loext:opacity="0%" fo:font-style="normal" fo:font-weight="bold" officeooo:rsid="053d69ab" style:font-style-asian="normal" style:font-weight-asian="bold" style:font-style-complex="normal" style:font-weight-complex="bold"/>
    </style:style>
    <style:style style:name="T1051" style:family="text">
      <style:text-properties style:use-window-font-color="true" loext:opacity="0%" fo:font-style="normal" fo:font-weight="bold" officeooo:rsid="053e9d03" style:font-style-asian="normal" style:font-weight-asian="bold" style:font-style-complex="normal" style:font-weight-complex="bold"/>
    </style:style>
    <style:style style:name="T1052" style:family="text">
      <style:text-properties style:use-window-font-color="true" loext:opacity="0%" fo:font-style="normal" officeooo:rsid="05781ab3" style:font-style-asian="normal" style:font-style-complex="normal"/>
    </style:style>
    <style:style style:name="T1053" style:family="text">
      <style:text-properties style:use-window-font-color="true" loext:opacity="0%" fo:font-style="normal" officeooo:rsid="057d2bb8" style:font-style-asian="normal" style:font-style-complex="normal"/>
    </style:style>
    <style:style style:name="T1054" style:family="text">
      <style:text-properties style:use-window-font-color="true" loext:opacity="0%" fo:font-style="normal" officeooo:rsid="05e8283c" style:font-style-asian="normal" style:font-style-complex="normal"/>
    </style:style>
    <style:style style:name="T1055" style:family="text">
      <style:text-properties style:use-window-font-color="true" loext:opacity="0%" fo:font-style="normal" style:text-underline-style="none" fo:font-weight="normal" officeooo:rsid="0e2dde4c" style:font-style-asian="normal" style:font-weight-asian="normal" style:font-style-complex="normal" style:font-weight-complex="normal"/>
    </style:style>
    <style:style style:name="T1056" style:family="text">
      <style:text-properties style:use-window-font-color="true" loext:opacity="0%" fo:font-style="normal" style:text-underline-style="none" fo:font-weight="normal" officeooo:rsid="0e354e19" style:font-style-asian="normal" style:font-weight-asian="normal" style:font-style-complex="normal" style:font-weight-complex="normal"/>
    </style:style>
    <style:style style:name="T1057" style:family="text">
      <style:text-properties style:use-window-font-color="true" loext:opacity="0%" fo:font-style="normal" style:text-underline-style="none" fo:font-weight="normal" officeooo:rsid="0e51d908" style:font-style-asian="normal" style:font-weight-asian="normal" style:font-style-complex="normal" style:font-weight-complex="normal"/>
    </style:style>
    <style:style style:name="T1058" style:family="text">
      <style:text-properties style:use-window-font-color="true" loext:opacity="0%" officeooo:rsid="051f2bed"/>
    </style:style>
    <style:style style:name="T1059" style:family="text">
      <style:text-properties style:use-window-font-color="true" loext:opacity="0%" officeooo:rsid="053a1297"/>
    </style:style>
    <style:style style:name="T1060" style:family="text">
      <style:text-properties style:use-window-font-color="true" loext:opacity="0%" fo:font-weight="bold" style:font-weight-asian="bold" style:font-weight-complex="bold"/>
    </style:style>
    <style:style style:name="T1061" style:family="text">
      <style:text-properties style:use-window-font-color="true" loext:opacity="0%" fo:font-weight="normal" style:font-weight-asian="normal" style:font-weight-complex="normal"/>
    </style:style>
    <style:style style:name="T1062" style:family="text">
      <style:text-properties style:use-window-font-color="true" loext:opacity="0%" fo:font-weight="normal" officeooo:rsid="0564b817" style:font-weight-asian="normal" style:font-weight-complex="normal"/>
    </style:style>
    <style:style style:name="T1063" style:family="text">
      <style:text-properties style:use-window-font-color="true" loext:opacity="0%" fo:font-weight="normal" officeooo:rsid="0569683e" style:font-weight-asian="normal" style:font-weight-complex="normal"/>
    </style:style>
    <style:style style:name="T1064" style:family="text">
      <style:text-properties style:use-window-font-color="true" loext:opacity="0%" officeooo:rsid="053a65f1"/>
    </style:style>
    <style:style style:name="T1065" style:family="text">
      <style:text-properties style:use-window-font-color="true" loext:opacity="0%" officeooo:rsid="053baafe"/>
    </style:style>
    <style:style style:name="T1066" style:family="text">
      <style:text-properties style:use-window-font-color="true" loext:opacity="0%" officeooo:rsid="0544d1a3"/>
    </style:style>
    <style:style style:name="T1067" style:family="text">
      <style:text-properties style:use-window-font-color="true" loext:opacity="0%" officeooo:rsid="05466ce3"/>
    </style:style>
    <style:style style:name="T1068" style:family="text">
      <style:text-properties style:use-window-font-color="true" loext:opacity="0%" officeooo:rsid="0559d598"/>
    </style:style>
    <style:style style:name="T1069" style:family="text">
      <style:text-properties style:use-window-font-color="true" loext:opacity="0%" officeooo:rsid="055cd689"/>
    </style:style>
    <style:style style:name="T1070" style:family="text">
      <style:text-properties style:use-window-font-color="true" loext:opacity="0%" officeooo:rsid="056a9da6"/>
    </style:style>
    <style:style style:name="T1071" style:family="text">
      <style:text-properties style:use-window-font-color="true" loext:opacity="0%" officeooo:rsid="056cc2fa"/>
    </style:style>
    <style:style style:name="T1072" style:family="text">
      <style:text-properties style:use-window-font-color="true" loext:opacity="0%" officeooo:rsid="056dfc20"/>
    </style:style>
    <style:style style:name="T1073" style:family="text">
      <style:text-properties style:use-window-font-color="true" loext:opacity="0%" officeooo:rsid="056e4ee3"/>
    </style:style>
    <style:style style:name="T1074" style:family="text">
      <style:text-properties style:use-window-font-color="true" loext:opacity="0%" officeooo:rsid="056eb0af"/>
    </style:style>
    <style:style style:name="T1075" style:family="text">
      <style:text-properties style:use-window-font-color="true" loext:opacity="0%" officeooo:rsid="056ef772"/>
    </style:style>
    <style:style style:name="T1076" style:family="text">
      <style:text-properties style:use-window-font-color="true" loext:opacity="0%" officeooo:rsid="0570a400"/>
    </style:style>
    <style:style style:name="T1077" style:family="text">
      <style:text-properties style:use-window-font-color="true" loext:opacity="0%" style:text-line-through-style="none" style:text-line-through-type="none" fo:font-size="12pt" fo:font-style="normal" style:text-underline-style="none" fo:font-weight="normal" officeooo:rsid="050e8274" style:font-size-asian="10.5pt" style:font-style-asian="normal" style:font-weight-asian="normal" style:font-size-complex="12pt" style:font-style-complex="normal" style:font-weight-complex="normal"/>
    </style:style>
    <style:style style:name="T1078" style:family="text">
      <style:text-properties style:use-window-font-color="true" loext:opacity="0%" style:text-line-through-style="none" style:text-line-through-type="none" fo:font-size="12pt" fo:font-style="normal" style:text-underline-style="none" fo:font-weight="normal" officeooo:rsid="0586c5ca" style:font-size-asian="10.5pt" style:font-style-asian="normal" style:font-weight-asian="normal" style:font-size-complex="12pt" style:font-style-complex="normal" style:font-weight-complex="normal"/>
    </style:style>
    <style:style style:name="T1079" style:family="text">
      <style:text-properties style:use-window-font-color="true" loext:opacity="0%" style:text-line-through-style="none" style:text-line-through-type="none" fo:font-size="12pt" fo:font-style="normal" style:text-underline-style="none" fo:font-weight="normal" officeooo:rsid="0588a701" style:font-size-asian="10.5pt" style:font-style-asian="normal" style:font-weight-asian="normal" style:font-size-complex="12pt" style:font-style-complex="normal" style:font-weight-complex="normal"/>
    </style:style>
    <style:style style:name="T1080" style:family="text">
      <style:text-properties style:use-window-font-color="true" loext:opacity="0%" style:text-line-through-style="none" style:text-line-through-type="none" fo:font-size="12pt" fo:font-style="normal" style:text-underline-style="none" fo:font-weight="normal" officeooo:rsid="058a052a" style:font-size-asian="10.5pt" style:font-style-asian="normal" style:font-weight-asian="normal" style:font-size-complex="12pt" style:font-style-complex="normal" style:font-weight-complex="normal"/>
    </style:style>
    <style:style style:name="T1081" style:family="text">
      <style:text-properties style:use-window-font-color="true" loext:opacity="0%" style:text-line-through-style="none" style:text-line-through-type="none" fo:font-size="12pt" fo:font-style="normal" style:text-underline-style="none" fo:font-weight="normal" officeooo:rsid="058ab3f6" style:font-size-asian="10.5pt" style:font-style-asian="normal" style:font-weight-asian="normal" style:font-size-complex="12pt" style:font-style-complex="normal" style:font-weight-complex="normal"/>
    </style:style>
    <style:style style:name="T1082" style:family="text">
      <style:text-properties style:use-window-font-color="true" loext:opacity="0%" style:text-line-through-style="none" style:text-line-through-type="none" fo:font-size="12pt" fo:font-style="normal" style:text-underline-style="none" fo:font-weight="normal" officeooo:rsid="058bb706" style:font-size-asian="10.5pt" style:font-style-asian="normal" style:font-weight-asian="normal" style:font-size-complex="12pt" style:font-style-complex="normal" style:font-weight-complex="normal"/>
    </style:style>
    <style:style style:name="T1083" style:family="text">
      <style:text-properties style:use-window-font-color="true" loext:opacity="0%" style:text-line-through-style="none" style:text-line-through-type="none" fo:font-size="12pt" fo:font-style="normal" style:text-underline-style="none" fo:font-weight="normal" officeooo:rsid="058ee42e" style:font-size-asian="10.5pt" style:font-style-asian="normal" style:font-weight-asian="normal" style:font-size-complex="12pt" style:font-style-complex="normal" style:font-weight-complex="normal"/>
    </style:style>
    <style:style style:name="T1084" style:family="text">
      <style:text-properties style:use-window-font-color="true" loext:opacity="0%" style:text-line-through-style="none" style:text-line-through-type="none" fo:font-size="12pt" fo:font-style="normal" style:text-underline-style="none" fo:font-weight="normal" officeooo:rsid="05901714" style:font-size-asian="10.5pt" style:font-style-asian="normal" style:font-weight-asian="normal" style:font-size-complex="12pt" style:font-style-complex="normal" style:font-weight-complex="normal"/>
    </style:style>
    <style:style style:name="T1085" style:family="text">
      <style:text-properties style:use-window-font-color="true" loext:opacity="0%" style:text-line-through-style="none" style:text-line-through-type="none" fo:font-size="12pt" fo:font-style="normal" style:text-underline-style="none" fo:font-weight="normal" officeooo:rsid="0591f0c3" style:font-size-asian="10.5pt" style:font-style-asian="normal" style:font-weight-asian="normal" style:font-size-complex="12pt" style:font-style-complex="normal" style:font-weight-complex="normal"/>
    </style:style>
    <style:style style:name="T1086" style:family="text">
      <style:text-properties style:use-window-font-color="true" loext:opacity="0%" style:text-line-through-style="none" style:text-line-through-type="none" fo:font-size="12pt" fo:font-style="normal" style:text-underline-style="none" fo:font-weight="normal" officeooo:rsid="0592fa83" style:font-size-asian="10.5pt" style:font-style-asian="normal" style:font-weight-asian="normal" style:font-size-complex="12pt" style:font-style-complex="normal" style:font-weight-complex="normal"/>
    </style:style>
    <style:style style:name="T1087" style:family="text">
      <style:text-properties style:use-window-font-color="true" loext:opacity="0%" style:text-line-through-style="none" style:text-line-through-type="none" fo:font-size="12pt" fo:font-style="normal" style:text-underline-style="none" fo:font-weight="normal" officeooo:rsid="059479b8" style:font-size-asian="10.5pt" style:font-style-asian="normal" style:font-weight-asian="normal" style:font-size-complex="12pt" style:font-style-complex="normal" style:font-weight-complex="normal"/>
    </style:style>
    <style:style style:name="T1088" style:family="text">
      <style:text-properties style:use-window-font-color="true" loext:opacity="0%" style:text-line-through-style="none" style:text-line-through-type="none" fo:font-size="12pt" fo:font-style="normal" style:text-underline-style="none" fo:font-weight="normal" officeooo:rsid="05962d5b" style:font-size-asian="10.5pt" style:font-style-asian="normal" style:font-weight-asian="normal" style:font-size-complex="12pt" style:font-style-complex="normal" style:font-weight-complex="normal"/>
    </style:style>
    <style:style style:name="T1089" style:family="text">
      <style:text-properties style:use-window-font-color="true" loext:opacity="0%" style:text-line-through-style="none" style:text-line-through-type="none" fo:font-size="12pt" fo:font-style="normal" style:text-underline-style="none" fo:font-weight="normal" officeooo:rsid="059777db" style:font-size-asian="10.5pt" style:font-style-asian="normal" style:font-weight-asian="normal" style:font-size-complex="12pt" style:font-style-complex="normal" style:font-weight-complex="normal"/>
    </style:style>
    <style:style style:name="T1090" style:family="text">
      <style:text-properties style:use-window-font-color="true" loext:opacity="0%" style:text-line-through-style="none" style:text-line-through-type="none" fo:font-size="12pt" fo:font-style="normal" style:text-underline-style="none" fo:font-weight="normal" officeooo:rsid="05991fe9" style:font-size-asian="10.5pt" style:font-style-asian="normal" style:font-weight-asian="normal" style:font-size-complex="12pt" style:font-style-complex="normal" style:font-weight-complex="normal"/>
    </style:style>
    <style:style style:name="T1091" style:family="text">
      <style:text-properties style:use-window-font-color="true" loext:opacity="0%" style:text-line-through-style="none" style:text-line-through-type="none" fo:font-size="12pt" fo:font-style="normal" style:text-underline-style="none" fo:font-weight="normal" officeooo:rsid="05996bfd" style:font-size-asian="10.5pt" style:font-style-asian="normal" style:font-weight-asian="normal" style:font-size-complex="12pt" style:font-style-complex="normal" style:font-weight-complex="normal"/>
    </style:style>
    <style:style style:name="T1092" style:family="text">
      <style:text-properties style:use-window-font-color="true" loext:opacity="0%" style:text-line-through-style="none" style:text-line-through-type="none" fo:font-size="12pt" fo:font-style="normal" style:text-underline-style="none" fo:font-weight="normal" officeooo:rsid="059bac28" style:font-size-asian="10.5pt" style:font-style-asian="normal" style:font-weight-asian="normal" style:font-size-complex="12pt" style:font-style-complex="normal" style:font-weight-complex="normal"/>
    </style:style>
    <style:style style:name="T1093" style:family="text">
      <style:text-properties style:use-window-font-color="true" loext:opacity="0%" style:text-line-through-style="none" style:text-line-through-type="none" fo:font-size="12pt" fo:font-style="normal" style:text-underline-style="none" fo:font-weight="normal" officeooo:rsid="059ceb35" style:font-size-asian="10.5pt" style:font-style-asian="normal" style:font-weight-asian="normal" style:font-size-complex="12pt" style:font-style-complex="normal" style:font-weight-complex="normal"/>
    </style:style>
    <style:style style:name="T1094" style:family="text">
      <style:text-properties style:use-window-font-color="true" loext:opacity="0%" style:text-line-through-style="none" style:text-line-through-type="none" fo:font-size="12pt" fo:font-style="normal" style:text-underline-style="none" fo:font-weight="normal" officeooo:rsid="05a1ea7b" style:font-size-asian="10.5pt" style:font-style-asian="normal" style:font-weight-asian="normal" style:font-size-complex="12pt" style:font-style-complex="normal" style:font-weight-complex="normal"/>
    </style:style>
    <style:style style:name="T1095" style:family="text">
      <style:text-properties style:use-window-font-color="true" loext:opacity="0%" style:text-line-through-style="none" style:text-line-through-type="none" fo:font-size="12pt" fo:font-style="normal" style:text-underline-style="none" fo:font-weight="normal" officeooo:rsid="05a47d59" style:font-size-asian="10.5pt" style:font-style-asian="normal" style:font-weight-asian="normal" style:font-size-complex="12pt" style:font-style-complex="normal" style:font-weight-complex="normal"/>
    </style:style>
    <style:style style:name="T1096" style:family="text">
      <style:text-properties style:use-window-font-color="true" loext:opacity="0%" style:text-line-through-style="none" style:text-line-through-type="none" fo:font-size="12pt" fo:font-style="normal" style:text-underline-style="none" fo:font-weight="bold" officeooo:rsid="050e8274" style:font-size-asian="10.5pt" style:font-style-asian="normal" style:font-weight-asian="bold" style:font-size-complex="12pt" style:font-style-complex="normal" style:font-weight-complex="bold"/>
    </style:style>
    <style:style style:name="T1097" style:family="text">
      <style:text-properties style:use-window-font-color="true" loext:opacity="0%" style:text-line-through-style="none" style:text-line-through-type="none" fo:font-size="12pt" fo:font-style="italic" style:text-underline-style="none" fo:font-weight="bold" officeooo:rsid="050e8274" style:font-size-asian="10.5pt" style:font-style-asian="italic" style:font-weight-asian="bold" style:font-size-complex="12pt" style:font-style-complex="italic" style:font-weight-complex="bold"/>
    </style:style>
    <style:style style:name="T1098" style:family="text">
      <style:text-properties style:use-window-font-color="true" loext:opacity="0%" style:text-line-through-style="none" style:text-line-through-type="none" fo:font-size="12pt" fo:font-style="italic" style:text-underline-style="none" fo:font-weight="bold" officeooo:rsid="05901714" style:font-size-asian="10.5pt" style:font-style-asian="italic" style:font-weight-asian="bold" style:font-size-complex="12pt" style:font-style-complex="italic" style:font-weight-complex="bold"/>
    </style:style>
    <style:style style:name="T1099" style:family="text">
      <style:text-properties style:use-window-font-color="true" loext:opacity="0%" style:text-line-through-style="none" style:text-line-through-type="none" fo:font-size="12pt" fo:font-style="italic" style:text-underline-style="none" fo:font-weight="bold" officeooo:rsid="0591f0c3" style:font-size-asian="10.5pt" style:font-style-asian="italic" style:font-weight-asian="bold" style:font-size-complex="12pt" style:font-style-complex="italic" style:font-weight-complex="bold"/>
    </style:style>
    <style:style style:name="T1100" style:family="text">
      <style:text-properties style:use-window-font-color="true" loext:opacity="0%" style:text-line-through-style="none" style:text-line-through-type="none" fo:font-size="12pt" fo:font-style="italic" style:text-underline-style="none" fo:font-weight="bold" officeooo:rsid="0592fa83" style:font-size-asian="10.5pt" style:font-style-asian="italic" style:font-weight-asian="bold" style:font-size-complex="12pt" style:font-style-complex="italic" style:font-weight-complex="bold"/>
    </style:style>
    <style:style style:name="T1101" style:family="text">
      <style:text-properties style:use-window-font-color="true" loext:opacity="0%" style:text-line-through-style="none" style:text-line-through-type="none" fo:font-size="12pt" fo:font-style="italic" style:text-underline-style="none" fo:font-weight="bold" officeooo:rsid="059bac28" style:font-size-asian="10.5pt" style:font-style-asian="italic" style:font-weight-asian="bold" style:font-size-complex="12pt" style:font-style-complex="italic" style:font-weight-complex="bold"/>
    </style:style>
    <style:style style:name="T1102" style:family="text">
      <style:text-properties style:use-window-font-color="true" loext:opacity="0%" style:text-line-through-style="none" style:text-line-through-type="none" fo:font-size="12pt" fo:font-style="italic" style:text-underline-style="none" fo:font-weight="bold" officeooo:rsid="05a1ea7b" style:font-size-asian="10.5pt" style:font-style-asian="italic" style:font-weight-asian="bold" style:font-size-complex="12pt" style:font-style-complex="italic" style:font-weight-complex="bold"/>
    </style:style>
    <style:style style:name="T1103" style:family="text">
      <style:text-properties style:use-window-font-color="true" loext:opacity="0%" officeooo:rsid="0571f40c"/>
    </style:style>
    <style:style style:name="T1104" style:family="text">
      <style:text-properties style:use-window-font-color="true" loext:opacity="0%" officeooo:rsid="057551a3"/>
    </style:style>
    <style:style style:name="T1105" style:family="text">
      <style:text-properties style:use-window-font-color="true" loext:opacity="0%" officeooo:rsid="0576c829"/>
    </style:style>
    <style:style style:name="T1106" style:family="text">
      <style:text-properties style:use-window-font-color="true" loext:opacity="0%" officeooo:rsid="05781ab3"/>
    </style:style>
    <style:style style:name="T1107" style:family="text">
      <style:text-properties style:use-window-font-color="true" loext:opacity="0%" officeooo:rsid="07c61b40"/>
    </style:style>
    <style:style style:name="T1108" style:family="text">
      <style:text-properties officeooo:rsid="002bfaca"/>
    </style:style>
    <style:style style:name="T1109" style:family="text">
      <style:text-properties officeooo:rsid="002ec4f8"/>
    </style:style>
    <style:style style:name="T1110" style:family="text">
      <style:text-properties officeooo:rsid="003014f3"/>
    </style:style>
    <style:style style:name="T1111" style:family="text">
      <style:text-properties officeooo:rsid="00301ac7"/>
    </style:style>
    <style:style style:name="T1112" style:family="text">
      <style:text-properties officeooo:rsid="0033b932"/>
    </style:style>
    <style:style style:name="T1113" style:family="text">
      <style:text-properties officeooo:rsid="00348213"/>
    </style:style>
    <style:style style:name="T1114" style:family="text">
      <style:text-properties officeooo:rsid="0036945f"/>
    </style:style>
    <style:style style:name="T1115" style:family="text">
      <style:text-properties fo:font-style="italic" style:font-style-asian="italic" style:font-style-complex="italic"/>
    </style:style>
    <style:style style:name="T1116" style:family="text">
      <style:text-properties fo:font-style="italic" officeooo:rsid="0038b03b" style:font-style-asian="italic" style:font-style-complex="italic"/>
    </style:style>
    <style:style style:name="T1117" style:family="text">
      <style:text-properties fo:font-style="italic" officeooo:rsid="00497004" style:font-style-asian="italic" style:font-style-complex="italic"/>
    </style:style>
    <style:style style:name="T1118" style:family="text">
      <style:text-properties fo:font-style="italic" officeooo:rsid="004f345f" style:font-style-asian="italic" style:font-style-complex="italic"/>
    </style:style>
    <style:style style:name="T1119" style:family="text">
      <style:text-properties fo:font-style="italic" officeooo:rsid="006eb837" style:font-style-asian="italic" style:font-style-complex="italic"/>
    </style:style>
    <style:style style:name="T1120" style:family="text">
      <style:text-properties fo:font-style="italic" officeooo:rsid="00880ced" style:font-style-asian="italic" style:font-style-complex="italic"/>
    </style:style>
    <style:style style:name="T1121" style:family="text">
      <style:text-properties fo:font-style="italic" officeooo:rsid="0098904a" style:font-style-asian="italic" style:font-style-complex="italic"/>
    </style:style>
    <style:style style:name="T1122" style:family="text">
      <style:text-properties fo:font-style="italic" officeooo:rsid="009d308d" style:font-style-asian="italic" style:font-style-complex="italic"/>
    </style:style>
    <style:style style:name="T1123" style:family="text">
      <style:text-properties fo:font-style="italic" officeooo:rsid="009fc564" style:font-style-asian="italic" style:font-style-complex="italic"/>
    </style:style>
    <style:style style:name="T1124" style:family="text">
      <style:text-properties fo:font-style="italic" officeooo:rsid="00a53884" style:font-style-asian="italic" style:font-style-complex="italic"/>
    </style:style>
    <style:style style:name="T1125" style:family="text">
      <style:text-properties fo:font-style="italic" officeooo:rsid="00ad9d62" style:font-style-asian="italic" style:font-style-complex="italic"/>
    </style:style>
    <style:style style:name="T1126" style:family="text">
      <style:text-properties fo:font-style="italic" officeooo:rsid="00aea85f" style:font-style-asian="italic" style:font-style-complex="italic"/>
    </style:style>
    <style:style style:name="T1127" style:family="text">
      <style:text-properties fo:font-style="italic" officeooo:rsid="00b0643f" style:font-style-asian="italic" style:font-style-complex="italic"/>
    </style:style>
    <style:style style:name="T1128" style:family="text">
      <style:text-properties fo:font-style="italic" officeooo:rsid="00dc599d" style:font-style-asian="italic" style:font-style-complex="italic"/>
    </style:style>
    <style:style style:name="T1129" style:family="text">
      <style:text-properties fo:font-style="italic" officeooo:rsid="00ecc264" style:font-style-asian="italic" style:font-style-complex="italic"/>
    </style:style>
    <style:style style:name="T1130" style:family="text">
      <style:text-properties fo:font-style="italic" officeooo:rsid="00ed171b" style:font-style-asian="italic" style:font-style-complex="italic"/>
    </style:style>
    <style:style style:name="T1131" style:family="text">
      <style:text-properties fo:font-style="italic" officeooo:rsid="00f3235f" style:font-style-asian="italic" style:font-style-complex="italic"/>
    </style:style>
    <style:style style:name="T1132" style:family="text">
      <style:text-properties fo:font-style="italic" officeooo:rsid="00f4c426" style:font-style-asian="italic" style:font-style-complex="italic"/>
    </style:style>
    <style:style style:name="T1133" style:family="text">
      <style:text-properties fo:font-style="italic" officeooo:rsid="00fc14cd" style:font-style-asian="italic" style:font-style-complex="italic"/>
    </style:style>
    <style:style style:name="T1134" style:family="text">
      <style:text-properties fo:font-style="italic" officeooo:rsid="00e46679" style:font-style-asian="italic" style:font-style-complex="italic"/>
    </style:style>
    <style:style style:name="T1135" style:family="text">
      <style:text-properties fo:font-style="italic" officeooo:rsid="0124dbfd" style:font-style-asian="italic" style:font-style-complex="italic"/>
    </style:style>
    <style:style style:name="T1136" style:family="text">
      <style:text-properties fo:font-style="italic" officeooo:rsid="0125fafc" style:font-style-asian="italic" style:font-style-complex="italic"/>
    </style:style>
    <style:style style:name="T1137" style:family="text">
      <style:text-properties fo:font-style="italic" officeooo:rsid="012cfcea" style:font-style-asian="italic" style:font-style-complex="italic"/>
    </style:style>
    <style:style style:name="T1138" style:family="text">
      <style:text-properties fo:font-style="italic" officeooo:rsid="01393939" style:font-style-asian="italic" style:font-style-complex="italic"/>
    </style:style>
    <style:style style:name="T1139" style:family="text">
      <style:text-properties fo:font-style="italic" officeooo:rsid="017a658d" style:font-style-asian="italic" style:font-style-complex="italic"/>
    </style:style>
    <style:style style:name="T1140" style:family="text">
      <style:text-properties fo:font-style="italic" officeooo:rsid="018177c6" style:font-style-asian="italic" style:font-style-complex="italic"/>
    </style:style>
    <style:style style:name="T1141" style:family="text">
      <style:text-properties fo:font-style="italic" officeooo:rsid="029bf0a7" style:font-style-asian="italic" style:font-style-complex="italic"/>
    </style:style>
    <style:style style:name="T1142" style:family="text">
      <style:text-properties fo:font-style="italic" officeooo:rsid="029c1d65" style:font-style-asian="italic" style:font-style-complex="italic"/>
    </style:style>
    <style:style style:name="T1143" style:family="text">
      <style:text-properties fo:font-style="italic" officeooo:rsid="02a15c70" style:font-style-asian="italic" style:font-style-complex="italic"/>
    </style:style>
    <style:style style:name="T1144" style:family="text">
      <style:text-properties fo:font-style="italic" officeooo:rsid="02a663dd" style:font-style-asian="italic" style:font-style-complex="italic"/>
    </style:style>
    <style:style style:name="T1145" style:family="text">
      <style:text-properties fo:font-style="italic" officeooo:rsid="02b9c56d" style:font-style-asian="italic" style:font-style-complex="italic"/>
    </style:style>
    <style:style style:name="T1146" style:family="text">
      <style:text-properties fo:font-style="italic" officeooo:rsid="0312bfa4" style:font-style-asian="italic" style:font-style-complex="italic"/>
    </style:style>
    <style:style style:name="T1147" style:family="text">
      <style:text-properties fo:font-style="italic" officeooo:rsid="03bbe5ee" style:font-style-asian="italic" style:font-style-complex="italic"/>
    </style:style>
    <style:style style:name="T1148" style:family="text">
      <style:text-properties fo:font-style="italic" officeooo:rsid="03d96b2d" style:font-style-asian="italic" style:font-style-complex="italic"/>
    </style:style>
    <style:style style:name="T1149" style:family="text">
      <style:text-properties fo:font-style="italic" officeooo:rsid="03da7205" style:font-style-asian="italic" style:font-style-complex="italic"/>
    </style:style>
    <style:style style:name="T1150" style:family="text">
      <style:text-properties fo:font-style="italic" officeooo:rsid="0462b068" style:font-style-asian="italic" style:font-style-complex="italic"/>
    </style:style>
    <style:style style:name="T1151" style:family="text">
      <style:text-properties fo:font-style="italic" officeooo:rsid="06544e82" style:font-style-asian="italic" style:font-style-complex="italic"/>
    </style:style>
    <style:style style:name="T1152" style:family="text">
      <style:text-properties fo:font-style="italic" officeooo:rsid="0655b6cb" style:font-style-asian="italic" style:font-style-complex="italic"/>
    </style:style>
    <style:style style:name="T1153" style:family="text">
      <style:text-properties fo:font-style="italic" officeooo:rsid="0663279e" style:font-style-asian="italic" style:font-style-complex="italic"/>
    </style:style>
    <style:style style:name="T1154" style:family="text">
      <style:text-properties fo:font-style="italic" officeooo:rsid="06657197" style:font-style-asian="italic" style:font-style-complex="italic"/>
    </style:style>
    <style:style style:name="T1155" style:family="text">
      <style:text-properties fo:font-style="italic" officeooo:rsid="06a0d202" style:font-style-asian="italic" style:font-style-complex="italic"/>
    </style:style>
    <style:style style:name="T1156" style:family="text">
      <style:text-properties fo:font-style="italic" officeooo:rsid="076500b4" style:font-style-asian="italic" style:font-style-complex="italic"/>
    </style:style>
    <style:style style:name="T1157" style:family="text">
      <style:text-properties fo:font-style="italic" officeooo:rsid="0777e972" style:font-style-asian="italic" style:font-style-complex="italic"/>
    </style:style>
    <style:style style:name="T1158" style:family="text">
      <style:text-properties fo:font-style="italic" officeooo:rsid="09973d75" style:font-style-asian="italic" style:font-style-complex="italic"/>
    </style:style>
    <style:style style:name="T1159" style:family="text">
      <style:text-properties fo:font-style="italic" officeooo:rsid="0a116d92" style:font-style-asian="italic" style:font-style-complex="italic"/>
    </style:style>
    <style:style style:name="T1160" style:family="text">
      <style:text-properties fo:font-style="italic" officeooo:rsid="0140a33c" style:font-style-asian="italic" style:font-style-complex="italic"/>
    </style:style>
    <style:style style:name="T1161" style:family="text">
      <style:text-properties fo:font-style="italic" officeooo:rsid="0b51e26f" style:font-style-asian="italic" style:font-style-complex="italic"/>
    </style:style>
    <style:style style:name="T1162" style:family="text">
      <style:text-properties fo:font-style="italic" officeooo:rsid="00a1843a" style:font-style-asian="italic" style:font-style-complex="italic"/>
    </style:style>
    <style:style style:name="T1163" style:family="text">
      <style:text-properties fo:font-style="italic" officeooo:rsid="0b81819a" style:font-style-asian="italic" style:font-style-complex="italic"/>
    </style:style>
    <style:style style:name="T1164" style:family="text">
      <style:text-properties fo:font-style="italic" officeooo:rsid="0baf34f9" style:font-style-asian="italic" style:font-style-complex="italic"/>
    </style:style>
    <style:style style:name="T1165" style:family="text">
      <style:text-properties fo:font-style="italic" officeooo:rsid="0bce0f11" style:font-style-asian="italic" style:font-style-complex="italic"/>
    </style:style>
    <style:style style:name="T1166" style:family="text">
      <style:text-properties fo:font-style="italic" officeooo:rsid="0bce3209" style:font-style-asian="italic" style:font-style-complex="italic"/>
    </style:style>
    <style:style style:name="T1167" style:family="text">
      <style:text-properties fo:font-style="italic" officeooo:rsid="0c060c79" style:font-style-asian="italic" style:font-style-complex="italic"/>
    </style:style>
    <style:style style:name="T1168" style:family="text">
      <style:text-properties fo:font-style="italic" officeooo:rsid="069e38df" style:font-style-asian="italic" style:font-style-complex="italic"/>
    </style:style>
    <style:style style:name="T1169" style:family="text">
      <style:text-properties fo:font-style="italic" officeooo:rsid="0cae3ce7" style:font-style-asian="italic" style:font-style-complex="italic"/>
    </style:style>
    <style:style style:name="T1170" style:family="text">
      <style:text-properties fo:font-style="italic" officeooo:rsid="0e640e61" style:font-style-asian="italic" style:font-style-complex="italic"/>
    </style:style>
    <style:style style:name="T1171" style:family="text">
      <style:text-properties fo:font-style="italic" officeooo:rsid="0997eef3" style:font-style-asian="italic" style:font-style-complex="italic"/>
    </style:style>
    <style:style style:name="T1172" style:family="text">
      <style:text-properties fo:font-style="italic" officeooo:rsid="0eb00784"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0065fb5f" style:font-style-asian="italic" style:font-weight-asian="normal" style:font-style-complex="italic" style:font-weight-complex="normal"/>
    </style:style>
    <style:style style:name="T1175" style:family="text">
      <style:text-properties fo:font-style="italic" fo:font-weight="normal" officeooo:rsid="0067c208" style:font-style-asian="italic" style:font-weight-asian="normal" style:font-style-complex="italic" style:font-weight-complex="normal"/>
    </style:style>
    <style:style style:name="T1176" style:family="text">
      <style:text-properties fo:font-style="italic" fo:font-weight="normal" officeooo:rsid="006b9081" style:font-style-asian="italic" style:font-weight-asian="normal" style:font-style-complex="italic" style:font-weight-complex="normal"/>
    </style:style>
    <style:style style:name="T1177" style:family="text">
      <style:text-properties fo:font-style="italic" fo:font-weight="normal" officeooo:rsid="006e8ddc" style:font-style-asian="italic" style:font-weight-asian="normal" style:font-style-complex="italic" style:font-weight-complex="normal"/>
    </style:style>
    <style:style style:name="T1178" style:family="text">
      <style:text-properties fo:font-style="italic" fo:font-weight="normal" officeooo:rsid="006fc25b" style:font-style-asian="italic" style:font-weight-asian="normal" style:font-style-complex="italic" style:font-weight-complex="normal"/>
    </style:style>
    <style:style style:name="T1179" style:family="text">
      <style:text-properties fo:font-style="italic" fo:font-weight="normal" officeooo:rsid="007b2084" style:font-style-asian="italic" style:font-weight-asian="normal" style:font-style-complex="italic" style:font-weight-complex="normal"/>
    </style:style>
    <style:style style:name="T1180" style:family="text">
      <style:text-properties fo:font-style="italic" fo:font-weight="normal" officeooo:rsid="007894e4" style:font-style-asian="italic" style:font-weight-asian="normal" style:font-style-complex="italic" style:font-weight-complex="normal"/>
    </style:style>
    <style:style style:name="T1181" style:family="text">
      <style:text-properties fo:font-style="italic" fo:font-weight="normal" officeooo:rsid="007feef3" style:font-style-asian="italic" style:font-weight-asian="normal" style:font-style-complex="italic" style:font-weight-complex="normal"/>
    </style:style>
    <style:style style:name="T1182" style:family="text">
      <style:text-properties fo:font-style="italic" fo:font-weight="normal" officeooo:rsid="00b38931" style:font-style-asian="italic" style:font-weight-asian="normal" style:font-style-complex="italic" style:font-weight-complex="normal"/>
    </style:style>
    <style:style style:name="T1183" style:family="text">
      <style:text-properties fo:font-style="italic" fo:font-weight="normal" officeooo:rsid="01070e5e" style:font-style-asian="italic" style:font-weight-asian="normal" style:font-style-complex="italic" style:font-weight-complex="normal"/>
    </style:style>
    <style:style style:name="T1184" style:family="text">
      <style:text-properties fo:font-style="italic" fo:font-weight="normal" officeooo:rsid="01914754" style:font-style-asian="italic" style:font-weight-asian="normal" style:font-style-complex="italic" style:font-weight-complex="normal"/>
    </style:style>
    <style:style style:name="T1185" style:family="text">
      <style:text-properties fo:font-style="italic" fo:font-weight="normal" officeooo:rsid="01c61273" style:font-style-asian="italic" style:font-weight-asian="normal" style:font-style-complex="italic" style:font-weight-complex="normal"/>
    </style:style>
    <style:style style:name="T1186" style:family="text">
      <style:text-properties fo:font-style="italic" fo:font-weight="normal" officeooo:rsid="022d4d34" style:font-style-asian="italic" style:font-weight-asian="normal" style:font-style-complex="italic" style:font-weight-complex="normal"/>
    </style:style>
    <style:style style:name="T1187" style:family="text">
      <style:text-properties fo:font-style="italic" fo:font-weight="normal" officeooo:rsid="02b9c56d" style:font-style-asian="italic" style:font-weight-asian="normal" style:font-style-complex="italic" style:font-weight-complex="normal"/>
    </style:style>
    <style:style style:name="T1188" style:family="text">
      <style:text-properties fo:font-style="italic" fo:font-weight="normal" officeooo:rsid="031c6d23" style:font-style-asian="italic" style:font-weight-asian="normal" style:font-style-complex="italic" style:font-weight-complex="normal"/>
    </style:style>
    <style:style style:name="T1189" style:family="text">
      <style:text-properties fo:font-style="italic" fo:font-weight="normal" officeooo:rsid="032338bb" style:font-style-asian="italic" style:font-weight-asian="normal" style:font-style-complex="italic" style:font-weight-complex="normal"/>
    </style:style>
    <style:style style:name="T1190" style:family="text">
      <style:text-properties fo:font-style="italic" fo:font-weight="normal" officeooo:rsid="0327119b" style:font-style-asian="italic" style:font-weight-asian="normal" style:font-style-complex="italic" style:font-weight-complex="normal"/>
    </style:style>
    <style:style style:name="T1191" style:family="text">
      <style:text-properties fo:font-style="italic" fo:font-weight="normal" officeooo:rsid="037a811c" style:font-style-asian="italic" style:font-weight-asian="normal" style:font-style-complex="italic" style:font-weight-complex="normal"/>
    </style:style>
    <style:style style:name="T1192" style:family="text">
      <style:text-properties fo:font-style="italic" fo:font-weight="normal" officeooo:rsid="037e7cca" style:font-style-asian="italic" style:font-weight-asian="normal" style:font-style-complex="italic" style:font-weight-complex="normal"/>
    </style:style>
    <style:style style:name="T1193" style:family="text">
      <style:text-properties fo:font-style="italic" fo:font-weight="normal" officeooo:rsid="038047ff" style:font-style-asian="italic" style:font-weight-asian="normal" style:font-style-complex="italic" style:font-weight-complex="normal"/>
    </style:style>
    <style:style style:name="T1194" style:family="text">
      <style:text-properties fo:font-style="italic" fo:font-weight="normal" officeooo:rsid="0384ef64" style:font-style-asian="italic" style:font-weight-asian="normal" style:font-style-complex="italic" style:font-weight-complex="normal"/>
    </style:style>
    <style:style style:name="T1195" style:family="text">
      <style:text-properties fo:font-style="italic" fo:font-weight="normal" officeooo:rsid="039d8acc" style:font-style-asian="italic" style:font-weight-asian="normal" style:font-style-complex="italic" style:font-weight-complex="normal"/>
    </style:style>
    <style:style style:name="T1196" style:family="text">
      <style:text-properties fo:font-style="italic" fo:font-weight="normal" officeooo:rsid="03a18bcb" style:font-style-asian="italic" style:font-weight-asian="normal" style:font-style-complex="italic" style:font-weight-complex="normal"/>
    </style:style>
    <style:style style:name="T1197" style:family="text">
      <style:text-properties fo:font-style="italic" fo:font-weight="normal" officeooo:rsid="03986e76" style:font-style-asian="italic" style:font-weight-asian="normal" style:font-style-complex="italic" style:font-weight-complex="normal"/>
    </style:style>
    <style:style style:name="T1198" style:family="text">
      <style:text-properties fo:font-style="italic" fo:font-weight="normal" officeooo:rsid="03e19eb0" style:font-style-asian="italic" style:font-weight-asian="normal" style:font-style-complex="italic" style:font-weight-complex="normal"/>
    </style:style>
    <style:style style:name="T1199" style:family="text">
      <style:text-properties fo:font-style="italic" fo:font-weight="normal" officeooo:rsid="03e3abf0" style:font-style-asian="italic" style:font-weight-asian="normal" style:font-style-complex="italic" style:font-weight-complex="normal"/>
    </style:style>
    <style:style style:name="T1200" style:family="text">
      <style:text-properties fo:font-style="italic" fo:font-weight="normal" officeooo:rsid="03eb25c9" style:font-style-asian="italic" style:font-weight-asian="normal" style:font-style-complex="italic" style:font-weight-complex="normal"/>
    </style:style>
    <style:style style:name="T1201" style:family="text">
      <style:text-properties fo:font-style="italic" fo:font-weight="normal" officeooo:rsid="03eb6fde" style:font-style-asian="italic" style:font-weight-asian="normal" style:font-style-complex="italic" style:font-weight-complex="normal"/>
    </style:style>
    <style:style style:name="T1202" style:family="text">
      <style:text-properties fo:font-style="italic" fo:font-weight="normal" officeooo:rsid="03ef337a" style:font-style-asian="italic" style:font-weight-asian="normal" style:font-style-complex="italic" style:font-weight-complex="normal"/>
    </style:style>
    <style:style style:name="T1203" style:family="text">
      <style:text-properties fo:font-style="italic" fo:font-weight="normal" officeooo:rsid="03f304d2" style:font-style-asian="italic" style:font-weight-asian="normal" style:font-style-complex="italic" style:font-weight-complex="normal"/>
    </style:style>
    <style:style style:name="T1204" style:family="text">
      <style:text-properties fo:font-style="italic" fo:font-weight="normal" officeooo:rsid="03f59704" style:font-style-asian="italic" style:font-weight-asian="normal" style:font-style-complex="italic" style:font-weight-complex="normal"/>
    </style:style>
    <style:style style:name="T1205" style:family="text">
      <style:text-properties fo:font-style="italic" fo:font-weight="normal" officeooo:rsid="03f6d005" style:font-style-asian="italic" style:font-weight-asian="normal" style:font-style-complex="italic" style:font-weight-complex="normal"/>
    </style:style>
    <style:style style:name="T1206" style:family="text">
      <style:text-properties fo:font-style="italic" fo:font-weight="normal" officeooo:rsid="04179f89" style:font-style-asian="italic" style:font-weight-asian="normal" style:font-style-complex="italic" style:font-weight-complex="normal"/>
    </style:style>
    <style:style style:name="T1207" style:family="text">
      <style:text-properties fo:font-style="italic" fo:font-weight="normal" officeooo:rsid="041a5165" style:font-style-asian="italic" style:font-weight-asian="normal" style:font-style-complex="italic" style:font-weight-complex="normal"/>
    </style:style>
    <style:style style:name="T1208" style:family="text">
      <style:text-properties fo:font-style="italic" fo:font-weight="normal" officeooo:rsid="041f4dba" style:font-style-asian="italic" style:font-weight-asian="normal" style:font-style-complex="italic" style:font-weight-complex="normal"/>
    </style:style>
    <style:style style:name="T1209" style:family="text">
      <style:text-properties fo:font-style="italic" fo:font-weight="normal" officeooo:rsid="03fc1bbc" style:font-style-asian="italic" style:font-weight-asian="normal" style:font-style-complex="italic" style:font-weight-complex="normal"/>
    </style:style>
    <style:style style:name="T1210" style:family="text">
      <style:text-properties fo:font-style="italic" fo:font-weight="normal" officeooo:rsid="03fa6523" style:font-style-asian="italic" style:font-weight-asian="normal" style:font-style-complex="italic" style:font-weight-complex="normal"/>
    </style:style>
    <style:style style:name="T1211" style:family="text">
      <style:text-properties fo:font-style="italic" fo:font-weight="normal" officeooo:rsid="0413402f" style:font-style-asian="italic" style:font-weight-asian="normal" style:font-style-complex="italic" style:font-weight-complex="normal"/>
    </style:style>
    <style:style style:name="T1212" style:family="text">
      <style:text-properties fo:font-style="italic" fo:font-weight="normal" officeooo:rsid="041468cf" style:font-style-asian="italic" style:font-weight-asian="normal" style:font-style-complex="italic" style:font-weight-complex="normal"/>
    </style:style>
    <style:style style:name="T1213" style:family="text">
      <style:text-properties fo:font-style="italic" fo:font-weight="normal" officeooo:rsid="06a98625" style:font-style-asian="italic" style:font-weight-asian="normal" style:font-style-complex="italic" style:font-weight-complex="normal"/>
    </style:style>
    <style:style style:name="T1214" style:family="text">
      <style:text-properties fo:font-style="italic" fo:font-weight="normal" officeooo:rsid="06aa52c2" style:font-style-asian="italic" style:font-weight-asian="normal" style:font-style-complex="italic" style:font-weight-complex="normal"/>
    </style:style>
    <style:style style:name="T1215" style:family="text">
      <style:text-properties fo:font-style="italic" fo:font-weight="normal" officeooo:rsid="06b31073" style:font-style-asian="italic" style:font-weight-asian="normal" style:font-style-complex="italic" style:font-weight-complex="normal"/>
    </style:style>
    <style:style style:name="T1216" style:family="text">
      <style:text-properties fo:font-style="italic" fo:font-weight="normal" officeooo:rsid="06b329b3" style:font-style-asian="italic" style:font-weight-asian="normal" style:font-style-complex="italic" style:font-weight-complex="normal"/>
    </style:style>
    <style:style style:name="T1217" style:family="text">
      <style:text-properties fo:font-style="italic" fo:font-weight="normal" officeooo:rsid="07052bed" style:font-style-asian="italic" style:font-weight-asian="normal" style:font-style-complex="italic" style:font-weight-complex="normal"/>
    </style:style>
    <style:style style:name="T1218" style:family="text">
      <style:text-properties fo:font-style="italic" fo:font-weight="normal" officeooo:rsid="075e6b84" style:font-style-asian="italic" style:font-weight-asian="normal" style:font-style-complex="italic" style:font-weight-complex="normal"/>
    </style:style>
    <style:style style:name="T1219" style:family="text">
      <style:text-properties fo:font-style="italic" fo:font-weight="normal" officeooo:rsid="0a3d92c3" style:font-style-asian="italic" style:font-weight-asian="normal" style:font-style-complex="italic" style:font-weight-complex="normal"/>
    </style:style>
    <style:style style:name="T1220" style:family="text">
      <style:text-properties fo:font-style="italic" fo:font-weight="normal" officeooo:rsid="0a444d21" style:font-style-asian="italic" style:font-weight-asian="normal" style:font-style-complex="italic" style:font-weight-complex="normal"/>
    </style:style>
    <style:style style:name="T1221" style:family="text">
      <style:text-properties fo:font-style="italic" fo:font-weight="normal" officeooo:rsid="0a8b81ad" style:font-style-asian="italic" style:font-weight-asian="normal" style:font-style-complex="italic" style:font-weight-complex="normal"/>
    </style:style>
    <style:style style:name="T1222" style:family="text">
      <style:text-properties fo:font-style="italic" fo:font-weight="normal" officeooo:rsid="0a8f3985" style:font-style-asian="italic" style:font-weight-asian="normal" style:font-style-complex="italic" style:font-weight-complex="normal"/>
    </style:style>
    <style:style style:name="T1223" style:family="text">
      <style:text-properties fo:font-style="italic" fo:font-weight="normal" officeooo:rsid="0a9436f4" style:font-style-asian="italic" style:font-weight-asian="normal" style:font-style-complex="italic" style:font-weight-complex="normal"/>
    </style:style>
    <style:style style:name="T1224" style:family="text">
      <style:text-properties fo:font-style="italic" fo:font-weight="normal" officeooo:rsid="0aa97b57" style:font-style-asian="italic" style:font-weight-asian="normal" style:font-style-complex="italic" style:font-weight-complex="normal"/>
    </style:style>
    <style:style style:name="T1225" style:family="text">
      <style:text-properties fo:font-style="italic" fo:font-weight="normal" officeooo:rsid="0ab78c58" style:font-style-asian="italic" style:font-weight-asian="normal" style:font-style-complex="italic" style:font-weight-complex="normal"/>
    </style:style>
    <style:style style:name="T1226" style:family="text">
      <style:text-properties fo:font-style="italic" fo:font-weight="normal" officeooo:rsid="0ab93b6b" style:font-style-asian="italic" style:font-weight-asian="normal" style:font-style-complex="italic" style:font-weight-complex="normal"/>
    </style:style>
    <style:style style:name="T1227" style:family="text">
      <style:text-properties fo:font-style="italic" fo:font-weight="normal" officeooo:rsid="0abc75e5" style:font-style-asian="italic" style:font-weight-asian="normal" style:font-style-complex="italic" style:font-weight-complex="normal"/>
    </style:style>
    <style:style style:name="T1228" style:family="text">
      <style:text-properties fo:font-style="italic" fo:font-weight="normal" officeooo:rsid="0abcf485" style:font-style-asian="italic" style:font-weight-asian="normal" style:font-style-complex="italic" style:font-weight-complex="normal"/>
    </style:style>
    <style:style style:name="T1229" style:family="text">
      <style:text-properties fo:font-style="italic" fo:font-weight="normal" officeooo:rsid="0abf4886" style:font-style-asian="italic" style:font-weight-asian="normal" style:font-style-complex="italic" style:font-weight-complex="normal"/>
    </style:style>
    <style:style style:name="T1230" style:family="text">
      <style:text-properties fo:font-style="italic" fo:font-weight="normal" officeooo:rsid="0aa15aff" style:font-style-asian="italic" style:font-weight-asian="normal" style:font-style-complex="italic" style:font-weight-complex="normal"/>
    </style:style>
    <style:style style:name="T1231" style:family="text">
      <style:text-properties fo:font-style="italic" fo:font-weight="normal" officeooo:rsid="0ac9e3c8" style:font-style-asian="italic" style:font-weight-asian="normal" style:font-style-complex="italic" style:font-weight-complex="normal"/>
    </style:style>
    <style:style style:name="T1232" style:family="text">
      <style:text-properties fo:font-style="italic" fo:font-weight="normal" officeooo:rsid="0acc42b6" style:font-style-asian="italic" style:font-weight-asian="normal" style:font-style-complex="italic" style:font-weight-complex="normal"/>
    </style:style>
    <style:style style:name="T1233" style:family="text">
      <style:text-properties fo:font-style="italic" fo:font-weight="normal" officeooo:rsid="0acdbb53" style:font-style-asian="italic" style:font-weight-asian="normal" style:font-style-complex="italic" style:font-weight-complex="normal"/>
    </style:style>
    <style:style style:name="T1234" style:family="text">
      <style:text-properties fo:font-style="italic" fo:font-weight="normal" officeooo:rsid="0ad78108" style:font-style-asian="italic" style:font-weight-asian="normal" style:font-style-complex="italic" style:font-weight-complex="normal"/>
    </style:style>
    <style:style style:name="T1235" style:family="text">
      <style:text-properties fo:font-style="italic" fo:font-weight="normal" officeooo:rsid="00f87fce" style:font-style-asian="italic" style:font-weight-asian="normal" style:font-style-complex="italic" style:font-weight-complex="normal"/>
    </style:style>
    <style:style style:name="T1236" style:family="text">
      <style:text-properties fo:font-style="italic" fo:font-weight="normal" officeooo:rsid="0b3ea567" style:font-style-asian="italic" style:font-weight-asian="normal" style:font-style-complex="italic" style:font-weight-complex="normal"/>
    </style:style>
    <style:style style:name="T1237" style:family="text">
      <style:text-properties fo:font-style="italic" fo:font-weight="normal" officeooo:rsid="0b4024d5" style:font-style-asian="italic" style:font-weight-asian="normal" style:font-style-complex="italic" style:font-weight-complex="normal"/>
    </style:style>
    <style:style style:name="T1238" style:family="text">
      <style:text-properties fo:font-style="italic" fo:font-weight="normal" officeooo:rsid="005bed8f" style:font-style-asian="italic" style:font-weight-asian="normal" style:font-style-complex="italic" style:font-weight-complex="normal"/>
    </style:style>
    <style:style style:name="T1239" style:family="text">
      <style:text-properties fo:font-style="italic" fo:font-weight="normal" officeooo:rsid="005dc5b9" style:font-style-asian="italic" style:font-weight-asian="normal" style:font-style-complex="italic" style:font-weight-complex="normal"/>
    </style:style>
    <style:style style:name="T1240" style:family="text">
      <style:text-properties fo:font-style="italic" fo:font-weight="normal" officeooo:rsid="0b852acd" style:font-style-asian="italic" style:font-weight-asian="normal" style:font-style-complex="italic" style:font-weight-complex="normal"/>
    </style:style>
    <style:style style:name="T1241" style:family="text">
      <style:text-properties fo:font-style="italic" fo:font-weight="normal" officeooo:rsid="0b86176d" style:font-style-asian="italic" style:font-weight-asian="normal" style:font-style-complex="italic" style:font-weight-complex="normal"/>
    </style:style>
    <style:style style:name="T1242" style:family="text">
      <style:text-properties fo:font-style="italic" fo:font-weight="normal" officeooo:rsid="03fc45fd" style:font-style-asian="italic" style:font-weight-asian="normal" style:font-style-complex="italic" style:font-weight-complex="normal"/>
    </style:style>
    <style:style style:name="T1243" style:family="text">
      <style:text-properties fo:font-style="italic" fo:font-weight="normal" officeooo:rsid="0baf34f9" style:font-style-asian="italic" style:font-weight-asian="normal" style:font-style-complex="italic" style:font-weight-complex="normal"/>
    </style:style>
    <style:style style:name="T1244" style:family="text">
      <style:text-properties fo:font-style="italic" fo:font-weight="normal" officeooo:rsid="0c7c6fad" style:font-style-asian="italic" style:font-weight-asian="normal" style:font-style-complex="italic" style:font-weight-complex="normal"/>
    </style:style>
    <style:style style:name="T1245" style:family="text">
      <style:text-properties fo:font-style="italic" fo:font-weight="normal" officeooo:rsid="0c7d08a9" style:font-style-asian="italic" style:font-weight-asian="normal" style:font-style-complex="italic" style:font-weight-complex="normal"/>
    </style:style>
    <style:style style:name="T1246" style:family="text">
      <style:text-properties fo:font-style="italic" fo:font-weight="normal" officeooo:rsid="0e2dde4c" style:font-style-asian="italic" style:font-weight-asian="normal" style:font-style-complex="italic" style:font-weight-complex="normal"/>
    </style:style>
    <style:style style:name="T1247" style:family="text">
      <style:text-properties fo:font-style="italic" fo:font-weight="normal" officeooo:rsid="043cd0e1" style:font-name-asian="Lato-Bold" style:font-style-asian="italic" style:font-weight-asian="normal" style:font-name-complex="Calibri" style:font-style-complex="italic" style:font-weight-complex="normal"/>
    </style:style>
    <style:style style:name="T1248" style:family="text">
      <style:text-properties fo:font-style="italic" fo:font-weight="bold" style:font-style-asian="italic" style:font-weight-asian="bold" style:font-style-complex="italic" style:font-weight-complex="bold"/>
    </style:style>
    <style:style style:name="T1249" style:family="text">
      <style:text-properties fo:font-style="italic" fo:font-weight="bold" officeooo:rsid="01328ff6" style:font-style-asian="italic" style:font-weight-asian="bold" style:font-style-complex="italic" style:font-weight-complex="bold"/>
    </style:style>
    <style:style style:name="T1250" style:family="text">
      <style:text-properties fo:font-style="italic" fo:font-weight="bold" officeooo:rsid="0156d11f" style:font-style-asian="italic" style:font-weight-asian="bold" style:font-style-complex="italic" style:font-weight-complex="bold"/>
    </style:style>
    <style:style style:name="T1251" style:family="text">
      <style:text-properties fo:font-style="italic" fo:font-weight="bold" officeooo:rsid="00a53884" style:font-style-asian="italic" style:font-weight-asian="bold" style:font-style-complex="italic" style:font-weight-complex="bold"/>
    </style:style>
    <style:style style:name="T1252" style:family="text">
      <style:text-properties fo:font-style="italic" fo:font-weight="bold" officeooo:rsid="00ad9d62" style:font-style-asian="italic" style:font-weight-asian="bold" style:font-style-complex="italic" style:font-weight-complex="bold"/>
    </style:style>
    <style:style style:name="T1253" style:family="text">
      <style:text-properties fo:font-style="italic" fo:font-weight="bold" officeooo:rsid="00c422c4" style:font-style-asian="italic" style:font-weight-asian="bold" style:font-style-complex="italic" style:font-weight-complex="bold"/>
    </style:style>
    <style:style style:name="T1254" style:family="text">
      <style:text-properties fo:font-style="italic" fo:font-weight="bold" officeooo:rsid="00c3cefb" style:font-style-asian="italic" style:font-weight-asian="bold" style:font-style-complex="italic" style:font-weight-complex="bold"/>
    </style:style>
    <style:style style:name="T1255" style:family="text">
      <style:text-properties fo:font-style="italic" fo:font-weight="bold" officeooo:rsid="00c278dc" style:font-style-asian="italic" style:font-weight-asian="bold" style:font-style-complex="italic" style:font-weight-complex="bold"/>
    </style:style>
    <style:style style:name="T1256" style:family="text">
      <style:text-properties fo:font-style="italic" fo:font-weight="bold" officeooo:rsid="00ecc264" style:font-style-asian="italic" style:font-weight-asian="bold" style:font-style-complex="italic" style:font-weight-complex="bold"/>
    </style:style>
    <style:style style:name="T1257" style:family="text">
      <style:text-properties fo:font-style="italic" fo:font-weight="bold" officeooo:rsid="00ed171b" style:font-style-asian="italic" style:font-weight-asian="bold" style:font-style-complex="italic" style:font-weight-complex="bold"/>
    </style:style>
    <style:style style:name="T1258" style:family="text">
      <style:text-properties fo:font-style="italic" fo:font-weight="bold" officeooo:rsid="00f3235f" style:font-style-asian="italic" style:font-weight-asian="bold" style:font-style-complex="italic" style:font-weight-complex="bold"/>
    </style:style>
    <style:style style:name="T1259" style:family="text">
      <style:text-properties fo:font-style="italic" fo:font-weight="bold" officeooo:rsid="00f4c426" style:font-style-asian="italic" style:font-weight-asian="bold" style:font-style-complex="italic" style:font-weight-complex="bold"/>
    </style:style>
    <style:style style:name="T1260" style:family="text">
      <style:text-properties fo:font-style="italic" fo:font-weight="bold" officeooo:rsid="017eb5c0" style:font-style-asian="italic" style:font-weight-asian="bold" style:font-style-complex="italic" style:font-weight-complex="bold"/>
    </style:style>
    <style:style style:name="T1261" style:family="text">
      <style:text-properties fo:font-style="italic" fo:font-weight="bold" officeooo:rsid="018d7494" style:font-style-asian="italic" style:font-weight-asian="bold" style:font-style-complex="italic" style:font-weight-complex="bold"/>
    </style:style>
    <style:style style:name="T1262" style:family="text">
      <style:text-properties fo:font-style="italic" fo:font-weight="bold" officeooo:rsid="01914754" style:font-style-asian="italic" style:font-weight-asian="bold" style:font-style-complex="italic" style:font-weight-complex="bold"/>
    </style:style>
    <style:style style:name="T1263" style:family="text">
      <style:text-properties fo:font-style="italic" fo:font-weight="bold" officeooo:rsid="01c03058" style:font-style-asian="italic" style:font-weight-asian="bold" style:font-style-complex="italic" style:font-weight-complex="bold"/>
    </style:style>
    <style:style style:name="T1264" style:family="text">
      <style:text-properties fo:font-style="italic" fo:font-weight="bold" officeooo:rsid="01c4e19a" style:font-style-asian="italic" style:font-weight-asian="bold" style:font-style-complex="italic" style:font-weight-complex="bold"/>
    </style:style>
    <style:style style:name="T1265" style:family="text">
      <style:text-properties fo:font-style="italic" fo:font-weight="bold" officeooo:rsid="01c61273" style:font-style-asian="italic" style:font-weight-asian="bold" style:font-style-complex="italic" style:font-weight-complex="bold"/>
    </style:style>
    <style:style style:name="T1266" style:family="text">
      <style:text-properties fo:font-style="italic" fo:font-weight="bold" officeooo:rsid="01cfca5c" style:font-style-asian="italic" style:font-weight-asian="bold" style:font-style-complex="italic" style:font-weight-complex="bold"/>
    </style:style>
    <style:style style:name="T1267" style:family="text">
      <style:text-properties fo:font-style="italic" fo:font-weight="bold" officeooo:rsid="01d29219" style:font-style-asian="italic" style:font-weight-asian="bold" style:font-style-complex="italic" style:font-weight-complex="bold"/>
    </style:style>
    <style:style style:name="T1268" style:family="text">
      <style:text-properties fo:font-style="italic" fo:font-weight="bold" officeooo:rsid="00ff0a2d" style:font-style-asian="italic" style:font-weight-asian="bold" style:font-style-complex="italic" style:font-weight-complex="bold"/>
    </style:style>
    <style:style style:name="T1269" style:family="text">
      <style:text-properties fo:font-style="italic" fo:font-weight="bold" officeooo:rsid="01e3d6ac" style:font-style-asian="italic" style:font-weight-asian="bold" style:font-style-complex="italic" style:font-weight-complex="bold"/>
    </style:style>
    <style:style style:name="T1270" style:family="text">
      <style:text-properties fo:font-style="italic" fo:font-weight="bold" officeooo:rsid="01e6d2fb" style:font-style-asian="italic" style:font-weight-asian="bold" style:font-style-complex="italic" style:font-weight-complex="bold"/>
    </style:style>
    <style:style style:name="T1271" style:family="text">
      <style:text-properties fo:font-style="italic" fo:font-weight="bold" officeooo:rsid="01f92038" style:font-style-asian="italic" style:font-weight-asian="bold" style:font-style-complex="italic" style:font-weight-complex="bold"/>
    </style:style>
    <style:style style:name="T1272" style:family="text">
      <style:text-properties fo:font-style="italic" fo:font-weight="bold" officeooo:rsid="01fafcb2" style:font-style-asian="italic" style:font-weight-asian="bold" style:font-style-complex="italic" style:font-weight-complex="bold"/>
    </style:style>
    <style:style style:name="T1273" style:family="text">
      <style:text-properties fo:font-style="italic" fo:font-weight="bold" officeooo:rsid="02109d92" style:font-style-asian="italic" style:font-weight-asian="bold" style:font-style-complex="italic" style:font-weight-complex="bold"/>
    </style:style>
    <style:style style:name="T1274" style:family="text">
      <style:text-properties fo:font-style="italic" fo:font-weight="bold" officeooo:rsid="02170f8a" style:font-style-asian="italic" style:font-weight-asian="bold" style:font-style-complex="italic" style:font-weight-complex="bold"/>
    </style:style>
    <style:style style:name="T1275" style:family="text">
      <style:text-properties fo:font-style="italic" fo:font-weight="bold" officeooo:rsid="026b5398" style:font-style-asian="italic" style:font-weight-asian="bold" style:font-style-complex="italic" style:font-weight-complex="bold"/>
    </style:style>
    <style:style style:name="T1276" style:family="text">
      <style:text-properties fo:font-style="italic" fo:font-weight="bold" officeooo:rsid="02d99aca" style:font-style-asian="italic" style:font-weight-asian="bold" style:font-style-complex="italic" style:font-weight-complex="bold"/>
    </style:style>
    <style:style style:name="T1277" style:family="text">
      <style:text-properties fo:font-style="italic" fo:font-weight="bold" officeooo:rsid="02e95888" style:font-style-asian="italic" style:font-weight-asian="bold" style:font-style-complex="italic" style:font-weight-complex="bold"/>
    </style:style>
    <style:style style:name="T1278" style:family="text">
      <style:text-properties fo:font-style="italic" fo:font-weight="bold" officeooo:rsid="030bc3b9" style:font-style-asian="italic" style:font-weight-asian="bold" style:font-style-complex="italic" style:font-weight-complex="bold"/>
    </style:style>
    <style:style style:name="T1279" style:family="text">
      <style:text-properties fo:font-style="italic" fo:font-weight="bold" officeooo:rsid="031c6d23" style:font-style-asian="italic" style:font-weight-asian="bold" style:font-style-complex="italic" style:font-weight-complex="bold"/>
    </style:style>
    <style:style style:name="T1280" style:family="text">
      <style:text-properties fo:font-style="italic" fo:font-weight="bold" officeooo:rsid="03229651" style:font-style-asian="italic" style:font-weight-asian="bold" style:font-style-complex="italic" style:font-weight-complex="bold"/>
    </style:style>
    <style:style style:name="T1281" style:family="text">
      <style:text-properties fo:font-style="italic" fo:font-weight="bold" officeooo:rsid="0324f1da" style:font-style-asian="italic" style:font-weight-asian="bold" style:font-style-complex="italic" style:font-weight-complex="bold"/>
    </style:style>
    <style:style style:name="T1282" style:family="text">
      <style:text-properties fo:font-style="italic" fo:font-weight="bold" officeooo:rsid="032338bb" style:font-style-asian="italic" style:font-weight-asian="bold" style:font-style-complex="italic" style:font-weight-complex="bold"/>
    </style:style>
    <style:style style:name="T1283" style:family="text">
      <style:text-properties fo:font-style="italic" fo:font-weight="bold" officeooo:rsid="033a39d6" style:font-style-asian="italic" style:font-weight-asian="bold" style:font-style-complex="italic" style:font-weight-complex="bold"/>
    </style:style>
    <style:style style:name="T1284" style:family="text">
      <style:text-properties fo:font-style="italic" fo:font-weight="bold" officeooo:rsid="033bb43a" style:font-style-asian="italic" style:font-weight-asian="bold" style:font-style-complex="italic" style:font-weight-complex="bold"/>
    </style:style>
    <style:style style:name="T1285" style:family="text">
      <style:text-properties fo:font-style="italic" fo:font-weight="bold" officeooo:rsid="038ddc46" style:font-style-asian="italic" style:font-weight-asian="bold" style:font-style-complex="italic" style:font-weight-complex="bold"/>
    </style:style>
    <style:style style:name="T1286" style:family="text">
      <style:text-properties fo:font-style="italic" fo:font-weight="bold" officeooo:rsid="038fb925" style:font-style-asian="italic" style:font-weight-asian="bold" style:font-style-complex="italic" style:font-weight-complex="bold"/>
    </style:style>
    <style:style style:name="T1287" style:family="text">
      <style:text-properties fo:font-style="italic" fo:font-weight="bold" officeooo:rsid="03a8fe09" style:font-style-asian="italic" style:font-weight-asian="bold" style:font-style-complex="italic" style:font-weight-complex="bold"/>
    </style:style>
    <style:style style:name="T1288" style:family="text">
      <style:text-properties fo:font-style="italic" fo:font-weight="bold" officeooo:rsid="03d96b2d" style:font-style-asian="italic" style:font-weight-asian="bold" style:font-style-complex="italic" style:font-weight-complex="bold"/>
    </style:style>
    <style:style style:name="T1289" style:family="text">
      <style:text-properties fo:font-style="italic" fo:font-weight="bold" officeooo:rsid="03e19eb0" style:font-style-asian="italic" style:font-weight-asian="bold" style:font-style-complex="italic" style:font-weight-complex="bold"/>
    </style:style>
    <style:style style:name="T1290" style:family="text">
      <style:text-properties fo:font-style="italic" fo:font-weight="bold" officeooo:rsid="03e39849" style:font-style-asian="italic" style:font-weight-asian="bold" style:font-style-complex="italic" style:font-weight-complex="bold"/>
    </style:style>
    <style:style style:name="T1291" style:family="text">
      <style:text-properties fo:font-style="italic" fo:font-weight="bold" officeooo:rsid="03f304d2" style:font-style-asian="italic" style:font-weight-asian="bold" style:font-style-complex="italic" style:font-weight-complex="bold"/>
    </style:style>
    <style:style style:name="T1292" style:family="text">
      <style:text-properties fo:font-style="italic" fo:font-weight="bold" officeooo:rsid="03f6d005" style:font-style-asian="italic" style:font-weight-asian="bold" style:font-style-complex="italic" style:font-weight-complex="bold"/>
    </style:style>
    <style:style style:name="T1293" style:family="text">
      <style:text-properties fo:font-style="italic" fo:font-weight="bold" officeooo:rsid="040102e0" style:font-style-asian="italic" style:font-weight-asian="bold" style:font-style-complex="italic" style:font-weight-complex="bold"/>
    </style:style>
    <style:style style:name="T1294" style:family="text">
      <style:text-properties fo:font-style="italic" fo:font-weight="bold" officeooo:rsid="0401bc07" style:font-style-asian="italic" style:font-weight-asian="bold" style:font-style-complex="italic" style:font-weight-complex="bold"/>
    </style:style>
    <style:style style:name="T1295" style:family="text">
      <style:text-properties fo:font-style="italic" fo:font-weight="bold" officeooo:rsid="040e0536" style:font-style-asian="italic" style:font-weight-asian="bold" style:font-style-complex="italic" style:font-weight-complex="bold"/>
    </style:style>
    <style:style style:name="T1296" style:family="text">
      <style:text-properties fo:font-style="italic" fo:font-weight="bold" officeooo:rsid="04109442" style:font-style-asian="italic" style:font-weight-asian="bold" style:font-style-complex="italic" style:font-weight-complex="bold"/>
    </style:style>
    <style:style style:name="T1297" style:family="text">
      <style:text-properties fo:font-style="italic" fo:font-weight="bold" officeooo:rsid="041468cf" style:font-style-asian="italic" style:font-weight-asian="bold" style:font-style-complex="italic" style:font-weight-complex="bold"/>
    </style:style>
    <style:style style:name="T1298" style:family="text">
      <style:text-properties fo:font-style="italic" fo:font-weight="bold" officeooo:rsid="041706a8" style:font-style-asian="italic" style:font-weight-asian="bold" style:font-style-complex="italic" style:font-weight-complex="bold"/>
    </style:style>
    <style:style style:name="T1299" style:family="text">
      <style:text-properties fo:font-style="italic" fo:font-weight="bold" officeooo:rsid="04179f89" style:font-style-asian="italic" style:font-weight-asian="bold" style:font-style-complex="italic" style:font-weight-complex="bold"/>
    </style:style>
    <style:style style:name="T1300" style:family="text">
      <style:text-properties fo:font-style="italic" fo:font-weight="bold" officeooo:rsid="041ce9f6" style:font-style-asian="italic" style:font-weight-asian="bold" style:font-style-complex="italic" style:font-weight-complex="bold"/>
    </style:style>
    <style:style style:name="T1301" style:family="text">
      <style:text-properties fo:font-style="italic" fo:font-weight="bold" officeooo:rsid="041f4dba" style:font-style-asian="italic" style:font-weight-asian="bold" style:font-style-complex="italic" style:font-weight-complex="bold"/>
    </style:style>
    <style:style style:name="T1302" style:family="text">
      <style:text-properties fo:font-style="italic" fo:font-weight="bold" officeooo:rsid="04212e82" style:font-style-asian="italic" style:font-weight-asian="bold" style:font-style-complex="italic" style:font-weight-complex="bold"/>
    </style:style>
    <style:style style:name="T1303" style:family="text">
      <style:text-properties fo:font-style="italic" fo:font-weight="bold" officeooo:rsid="00c0bb75" style:font-style-asian="italic" style:font-weight-asian="bold" style:font-style-complex="italic" style:font-weight-complex="bold"/>
    </style:style>
    <style:style style:name="T1304" style:family="text">
      <style:text-properties fo:font-style="italic" fo:font-weight="bold" officeooo:rsid="0352d571" style:font-style-asian="italic" style:font-weight-asian="bold" style:font-style-complex="italic" style:font-weight-complex="bold"/>
    </style:style>
    <style:style style:name="T1305" style:family="text">
      <style:text-properties fo:font-style="italic" fo:font-weight="bold" officeooo:rsid="009be45f" style:font-style-asian="italic" style:font-weight-asian="bold" style:font-style-complex="italic" style:font-weight-complex="bold"/>
    </style:style>
    <style:style style:name="T1306" style:family="text">
      <style:text-properties fo:font-style="italic" fo:font-weight="bold" officeooo:rsid="0413402f" style:font-style-asian="italic" style:font-weight-asian="bold" style:font-style-complex="italic" style:font-weight-complex="bold"/>
    </style:style>
    <style:style style:name="T1307" style:family="text">
      <style:text-properties fo:font-style="italic" fo:font-weight="bold" officeooo:rsid="046e824c" style:font-style-asian="italic" style:font-weight-asian="bold" style:font-style-complex="italic" style:font-weight-complex="bold"/>
    </style:style>
    <style:style style:name="T1308" style:family="text">
      <style:text-properties fo:font-style="italic" fo:font-weight="bold" officeooo:rsid="0471059c" style:font-style-asian="italic" style:font-weight-asian="bold" style:font-style-complex="italic" style:font-weight-complex="bold"/>
    </style:style>
    <style:style style:name="T1309" style:family="text">
      <style:text-properties fo:font-style="italic" fo:font-weight="bold" officeooo:rsid="066bf987" style:font-style-asian="italic" style:font-weight-asian="bold" style:font-style-complex="italic" style:font-weight-complex="bold"/>
    </style:style>
    <style:style style:name="T1310" style:family="text">
      <style:text-properties fo:font-style="italic" fo:font-weight="bold" officeooo:rsid="066ee6b2" style:font-style-asian="italic" style:font-weight-asian="bold" style:font-style-complex="italic" style:font-weight-complex="bold"/>
    </style:style>
    <style:style style:name="T1311" style:family="text">
      <style:text-properties fo:font-style="italic" fo:font-weight="bold" officeooo:rsid="0670195a" style:font-style-asian="italic" style:font-weight-asian="bold" style:font-style-complex="italic" style:font-weight-complex="bold"/>
    </style:style>
    <style:style style:name="T1312" style:family="text">
      <style:text-properties fo:font-style="italic" fo:font-weight="bold" officeooo:rsid="0678877a" style:font-style-asian="italic" style:font-weight-asian="bold" style:font-style-complex="italic" style:font-weight-complex="bold"/>
    </style:style>
    <style:style style:name="T1313" style:family="text">
      <style:text-properties fo:font-style="italic" fo:font-weight="bold" officeooo:rsid="06817b4d" style:font-style-asian="italic" style:font-weight-asian="bold" style:font-style-complex="italic" style:font-weight-complex="bold"/>
    </style:style>
    <style:style style:name="T1314" style:family="text">
      <style:text-properties fo:font-style="italic" fo:font-weight="bold" officeooo:rsid="068e32ef" style:font-style-asian="italic" style:font-weight-asian="bold" style:font-style-complex="italic" style:font-weight-complex="bold"/>
    </style:style>
    <style:style style:name="T1315" style:family="text">
      <style:text-properties fo:font-style="italic" fo:font-weight="bold" officeooo:rsid="06b58ba7" style:font-style-asian="italic" style:font-weight-asian="bold" style:font-style-complex="italic" style:font-weight-complex="bold"/>
    </style:style>
    <style:style style:name="T1316" style:family="text">
      <style:text-properties fo:font-style="italic" fo:font-weight="bold" officeooo:rsid="06b5b1fd" style:font-style-asian="italic" style:font-weight-asian="bold" style:font-style-complex="italic" style:font-weight-complex="bold"/>
    </style:style>
    <style:style style:name="T1317" style:family="text">
      <style:text-properties fo:font-style="italic" fo:font-weight="bold" officeooo:rsid="06bb350f" style:font-style-asian="italic" style:font-weight-asian="bold" style:font-style-complex="italic" style:font-weight-complex="bold"/>
    </style:style>
    <style:style style:name="T1318" style:family="text">
      <style:text-properties fo:font-style="italic" fo:font-weight="bold" officeooo:rsid="06beb8c7" style:font-style-asian="italic" style:font-weight-asian="bold" style:font-style-complex="italic" style:font-weight-complex="bold"/>
    </style:style>
    <style:style style:name="T1319" style:family="text">
      <style:text-properties fo:font-style="italic" fo:font-weight="bold" officeooo:rsid="0a116d92" style:font-style-asian="italic" style:font-weight-asian="bold" style:font-style-complex="italic" style:font-weight-complex="bold"/>
    </style:style>
    <style:style style:name="T1320" style:family="text">
      <style:text-properties fo:font-style="italic" fo:font-weight="bold" officeooo:rsid="0a240356" style:font-style-asian="italic" style:font-weight-asian="bold" style:font-style-complex="italic" style:font-weight-complex="bold"/>
    </style:style>
    <style:style style:name="T1321" style:family="text">
      <style:text-properties fo:font-style="italic" fo:font-weight="bold" officeooo:rsid="0a25cfa7" style:font-style-asian="italic" style:font-weight-asian="bold" style:font-style-complex="italic" style:font-weight-complex="bold"/>
    </style:style>
    <style:style style:name="T1322" style:family="text">
      <style:text-properties fo:font-style="italic" fo:font-weight="bold" officeooo:rsid="0a3d92c3" style:font-style-asian="italic" style:font-weight-asian="bold" style:font-style-complex="italic" style:font-weight-complex="bold"/>
    </style:style>
    <style:style style:name="T1323" style:family="text">
      <style:text-properties fo:font-style="italic" fo:font-weight="bold" officeooo:rsid="0a894a0e" style:font-style-asian="italic" style:font-weight-asian="bold" style:font-style-complex="italic" style:font-weight-complex="bold"/>
    </style:style>
    <style:style style:name="T1324" style:family="text">
      <style:text-properties fo:font-style="italic" fo:font-weight="bold" officeooo:rsid="0a9dfbd5" style:font-style-asian="italic" style:font-weight-asian="bold" style:font-style-complex="italic" style:font-weight-complex="bold"/>
    </style:style>
    <style:style style:name="T1325" style:family="text">
      <style:text-properties fo:font-style="italic" fo:font-weight="bold" officeooo:rsid="07214bba" style:font-style-asian="italic" style:font-weight-asian="bold" style:font-style-complex="italic" style:font-weight-complex="bold"/>
    </style:style>
    <style:style style:name="T1326" style:family="text">
      <style:text-properties fo:font-style="italic" fo:font-weight="bold" officeooo:rsid="00a1843a" style:font-style-asian="italic" style:font-weight-asian="bold" style:font-style-complex="italic" style:font-weight-complex="bold"/>
    </style:style>
    <style:style style:name="T1327" style:family="text">
      <style:text-properties fo:font-style="italic" fo:font-weight="bold" officeooo:rsid="0b76bebe" style:font-style-asian="italic" style:font-weight-asian="bold" style:font-style-complex="italic" style:font-weight-complex="bold"/>
    </style:style>
    <style:style style:name="T1328" style:family="text">
      <style:text-properties fo:font-style="italic" fo:font-weight="bold" officeooo:rsid="0b77f039" style:font-style-asian="italic" style:font-weight-asian="bold" style:font-style-complex="italic" style:font-weight-complex="bold"/>
    </style:style>
    <style:style style:name="T1329" style:family="text">
      <style:text-properties fo:font-style="italic" fo:font-weight="bold" officeooo:rsid="03986e76" style:font-style-asian="italic" style:font-weight-asian="bold" style:font-style-complex="italic" style:font-weight-complex="bold"/>
    </style:style>
    <style:style style:name="T1330" style:family="text">
      <style:text-properties fo:font-style="italic" fo:font-weight="bold" officeooo:rsid="03dd6460" style:font-style-asian="italic" style:font-weight-asian="bold" style:font-style-complex="italic" style:font-weight-complex="bold"/>
    </style:style>
    <style:style style:name="T1331" style:family="text">
      <style:text-properties fo:font-style="italic" fo:font-weight="bold" officeooo:rsid="0b7bf813" style:font-style-asian="italic" style:font-weight-asian="bold" style:font-style-complex="italic" style:font-weight-complex="bold"/>
    </style:style>
    <style:style style:name="T1332" style:family="text">
      <style:text-properties fo:font-style="italic" fo:font-weight="bold" officeooo:rsid="03dc28da" style:font-style-asian="italic" style:font-weight-asian="bold" style:font-style-complex="italic" style:font-weight-complex="bold"/>
    </style:style>
    <style:style style:name="T1333" style:family="text">
      <style:text-properties fo:font-style="italic" fo:font-weight="bold" officeooo:rsid="03e02b9a" style:font-style-asian="italic" style:font-weight-asian="bold" style:font-style-complex="italic" style:font-weight-complex="bold"/>
    </style:style>
    <style:style style:name="T1334" style:family="text">
      <style:text-properties fo:font-style="italic" fo:font-weight="bold" officeooo:rsid="0b937cc9" style:font-style-asian="italic" style:font-weight-asian="bold" style:font-style-complex="italic" style:font-weight-complex="bold"/>
    </style:style>
    <style:style style:name="T1335" style:family="text">
      <style:text-properties fo:font-style="italic" fo:font-weight="bold" officeooo:rsid="0b9f502c" style:font-style-asian="italic" style:font-weight-asian="bold" style:font-style-complex="italic" style:font-weight-complex="bold"/>
    </style:style>
    <style:style style:name="T1336" style:family="text">
      <style:text-properties fo:font-style="italic" fo:font-weight="bold" officeooo:rsid="00b38931" style:font-style-asian="italic" style:font-weight-asian="bold" style:font-style-complex="italic" style:font-weight-complex="bold"/>
    </style:style>
    <style:style style:name="T1337" style:family="text">
      <style:text-properties fo:font-style="italic" fo:font-weight="bold" officeooo:rsid="0cae3ce7" style:font-style-asian="italic" style:font-weight-asian="bold" style:font-style-complex="italic" style:font-weight-complex="bold"/>
    </style:style>
    <style:style style:name="T1338" style:family="text">
      <style:text-properties fo:font-style="italic" fo:font-weight="bold" officeooo:rsid="0e1592a6" style:font-style-asian="italic" style:font-weight-asian="bold" style:font-style-complex="italic" style:font-weight-complex="bold"/>
    </style:style>
    <style:style style:name="T1339" style:family="text">
      <style:text-properties fo:font-style="italic" fo:font-weight="bold" officeooo:rsid="0e5b5c81" style:font-style-asian="italic" style:font-weight-asian="bold" style:font-style-complex="italic" style:font-weight-complex="bold"/>
    </style:style>
    <style:style style:name="T1340" style:family="text">
      <style:text-properties fo:font-style="italic" fo:font-weight="bold" officeooo:rsid="0e640e61" style:font-style-asian="italic" style:font-weight-asian="bold" style:font-style-complex="italic" style:font-weight-complex="bold"/>
    </style:style>
    <style:style style:name="T1341" style:family="text">
      <style:text-properties fo:font-style="italic" fo:font-weight="bold" officeooo:rsid="0e59b41f" style:font-style-asian="italic" style:font-weight-asian="bold" style:font-style-complex="italic" style:font-weight-complex="bold"/>
    </style:style>
    <style:style style:name="T1342" style:family="text">
      <style:text-properties fo:font-style="italic" fo:font-weight="bold" officeooo:rsid="00c3cefb" style:font-name-asian="Lato-Bold" style:font-style-asian="italic" style:font-weight-asian="bold" style:font-name-complex="Calibri" style:font-style-complex="italic" style:font-weight-complex="bold"/>
    </style:style>
    <style:style style:name="T1343" style:family="text">
      <style:text-properties fo:font-style="italic" fo:font-weight="bold" officeooo:rsid="0439c9bd" style:font-name-asian="Lato-Bold" style:font-style-asian="italic" style:font-weight-asian="bold" style:font-name-complex="Calibri" style:font-style-complex="italic" style:font-weight-complex="bold"/>
    </style:style>
    <style:style style:name="T1344" style:family="text">
      <style:text-properties fo:font-style="italic" style:text-underline-style="none" fo:font-weight="normal" style:font-style-asian="italic" style:font-weight-asian="normal" style:font-style-complex="italic" style:font-weight-complex="normal"/>
    </style:style>
    <style:style style:name="T1345" style:family="text">
      <style:text-properties fo:font-style="italic" style:text-underline-style="none" fo:font-weight="normal" officeooo:rsid="048c1252" style:font-style-asian="italic" style:font-weight-asian="normal" style:font-style-complex="italic" style:font-weight-complex="normal"/>
    </style:style>
    <style:style style:name="T1346" style:family="text">
      <style:text-properties fo:font-style="italic" style:text-underline-style="none" fo:font-weight="normal" officeooo:rsid="048cf314" style:font-style-asian="italic" style:font-weight-asian="normal" style:font-style-complex="italic" style:font-weight-complex="normal"/>
    </style:style>
    <style:style style:name="T1347" style:family="text">
      <style:text-properties fo:font-style="italic" style:text-underline-style="none" fo:font-weight="normal" officeooo:rsid="092b8b48" style:font-style-asian="italic" style:font-weight-asian="normal" style:font-style-complex="italic" style:font-weight-complex="normal"/>
    </style:style>
    <style:style style:name="T1348" style:family="text">
      <style:text-properties fo:font-style="italic" style:text-underline-style="none" fo:font-weight="normal" officeooo:rsid="0a47fb9c" style:font-style-asian="italic" style:font-weight-asian="normal" style:font-style-complex="italic" style:font-weight-complex="normal"/>
    </style:style>
    <style:style style:name="T1349" style:family="text">
      <style:text-properties fo:font-style="italic" style:text-underline-style="none" fo:font-weight="normal" officeooo:rsid="0a6cdacc" style:font-style-asian="italic" style:font-weight-asian="normal" style:font-style-complex="italic" style:font-weight-complex="normal"/>
    </style:style>
    <style:style style:name="T1350" style:family="text">
      <style:text-properties fo:font-style="italic" style:text-underline-style="none" fo:font-weight="normal" officeooo:rsid="0a6d7d15" style:font-style-asian="italic" style:font-weight-asian="normal" style:font-style-complex="italic" style:font-weight-complex="normal"/>
    </style:style>
    <style:style style:name="T1351" style:family="text">
      <style:text-properties fo:font-style="italic" style:text-underline-style="none" fo:font-weight="normal" officeooo:rsid="0ace3d89" style:font-style-asian="italic" style:font-weight-asian="normal" style:font-style-complex="italic" style:font-weight-complex="normal"/>
    </style:style>
    <style:style style:name="T1352" style:family="text">
      <style:text-properties fo:font-style="italic" style:text-underline-style="none" fo:font-weight="normal" officeooo:rsid="0aed5131" style:font-style-asian="italic" style:font-weight-asian="normal" style:font-style-complex="italic" style:font-weight-complex="normal"/>
    </style:style>
    <style:style style:name="T1353" style:family="text">
      <style:text-properties fo:font-style="italic" style:text-underline-style="none" fo:font-weight="normal" officeooo:rsid="0bea7bcf" style:font-style-asian="italic" style:font-weight-asian="normal" style:font-style-complex="italic" style:font-weight-complex="normal"/>
    </style:style>
    <style:style style:name="T1354" style:family="text">
      <style:text-properties fo:font-style="italic" style:text-underline-style="none" fo:font-weight="normal" officeooo:rsid="0bec68a5" style:font-style-asian="italic" style:font-weight-asian="normal" style:font-style-complex="italic" style:font-weight-complex="normal"/>
    </style:style>
    <style:style style:name="T1355" style:family="text">
      <style:text-properties fo:font-style="italic" style:text-underline-style="none" fo:font-weight="normal" officeooo:rsid="082b7057" style:font-style-asian="italic" style:font-weight-asian="normal" style:font-style-complex="italic" style:font-weight-complex="normal"/>
    </style:style>
    <style:style style:name="T1356" style:family="text">
      <style:text-properties fo:font-style="italic" style:text-underline-style="none" fo:font-weight="normal" officeooo:rsid="0e0b28f1" style:font-style-asian="italic" style:font-weight-asian="normal" style:font-style-complex="italic" style:font-weight-complex="normal"/>
    </style:style>
    <style:style style:name="T1357" style:family="text">
      <style:text-properties fo:font-style="italic" style:text-underline-style="none" fo:font-weight="normal" officeooo:rsid="0e10efb4" style:font-style-asian="italic" style:font-weight-asian="normal" style:font-style-complex="italic" style:font-weight-complex="normal"/>
    </style:style>
    <style:style style:name="T1358" style:family="text">
      <style:text-properties fo:font-style="italic" style:text-underline-style="none" fo:font-weight="normal" officeooo:rsid="0e1b2b4c" style:font-style-asian="italic" style:font-weight-asian="normal" style:font-style-complex="italic" style:font-weight-complex="normal"/>
    </style:style>
    <style:style style:name="T1359" style:family="text">
      <style:text-properties fo:font-style="italic" style:text-underline-style="none" fo:font-weight="normal" officeooo:rsid="0e2dde4c" style:font-style-asian="italic" style:font-weight-asian="normal" style:font-style-complex="italic" style:font-weight-complex="normal"/>
    </style:style>
    <style:style style:name="T1360" style:family="text">
      <style:text-properties fo:font-style="italic" style:text-underline-style="none" fo:font-weight="bold" style:font-style-asian="italic" style:font-weight-asian="bold" style:font-style-complex="italic" style:font-weight-complex="bold"/>
    </style:style>
    <style:style style:name="T1361" style:family="text">
      <style:text-properties fo:font-style="italic" style:text-underline-style="none" fo:font-weight="bold" officeooo:rsid="0498795e" style:font-style-asian="italic" style:font-weight-asian="bold" style:font-style-complex="italic" style:font-weight-complex="bold"/>
    </style:style>
    <style:style style:name="T1362" style:family="text">
      <style:text-properties fo:font-style="italic" style:text-underline-style="none" fo:font-weight="bold" officeooo:rsid="049d25b3" style:font-style-asian="italic" style:font-weight-asian="bold" style:font-style-complex="italic" style:font-weight-complex="bold"/>
    </style:style>
    <style:style style:name="T1363" style:family="text">
      <style:text-properties fo:font-style="italic" style:text-underline-style="none" fo:font-weight="bold" officeooo:rsid="04b565d9" style:font-style-asian="italic" style:font-weight-asian="bold" style:font-style-complex="italic" style:font-weight-complex="bold"/>
    </style:style>
    <style:style style:name="T1364" style:family="text">
      <style:text-properties fo:font-style="italic" style:text-underline-style="none" fo:font-weight="bold" officeooo:rsid="04b91663" style:font-style-asian="italic" style:font-weight-asian="bold" style:font-style-complex="italic" style:font-weight-complex="bold"/>
    </style:style>
    <style:style style:name="T1365" style:family="text">
      <style:text-properties fo:font-style="italic" style:text-underline-style="none" fo:font-weight="bold" officeooo:rsid="04c973b6" style:font-style-asian="italic" style:font-weight-asian="bold" style:font-style-complex="italic" style:font-weight-complex="bold"/>
    </style:style>
    <style:style style:name="T1366" style:family="text">
      <style:text-properties fo:font-style="italic" style:text-underline-style="none" fo:font-weight="bold" officeooo:rsid="04ced552" style:font-style-asian="italic" style:font-weight-asian="bold" style:font-style-complex="italic" style:font-weight-complex="bold"/>
    </style:style>
    <style:style style:name="T1367" style:family="text">
      <style:text-properties fo:font-style="italic" style:text-underline-style="none" fo:font-weight="bold" officeooo:rsid="04bb4567" style:font-style-asian="italic" style:font-weight-asian="bold" style:font-style-complex="italic" style:font-weight-complex="bold"/>
    </style:style>
    <style:style style:name="T1368" style:family="text">
      <style:text-properties fo:font-style="italic" style:text-underline-style="none" fo:font-weight="bold" officeooo:rsid="04bb98e0" style:font-style-asian="italic" style:font-weight-asian="bold" style:font-style-complex="italic" style:font-weight-complex="bold"/>
    </style:style>
    <style:style style:name="T1369" style:family="text">
      <style:text-properties fo:font-style="italic" style:text-underline-style="none" fo:font-weight="bold" officeooo:rsid="0b168e9a" style:font-style-asian="italic" style:font-weight-asian="bold" style:font-style-complex="italic" style:font-weight-complex="bold"/>
    </style:style>
    <style:style style:name="T1370" style:family="text">
      <style:text-properties fo:font-style="italic" style:text-underline-style="none" fo:font-weight="bold" officeooo:rsid="0bea7bcf" style:font-style-asian="italic" style:font-weight-asian="bold" style:font-style-complex="italic" style:font-weight-complex="bold"/>
    </style:style>
    <style:style style:name="T1371" style:family="text">
      <style:text-properties fo:font-style="italic" style:text-underline-style="none" fo:font-weight="bold" officeooo:rsid="0e0551cb" style:font-style-asian="italic" style:font-weight-asian="bold" style:font-style-complex="italic" style:font-weight-complex="bold"/>
    </style:style>
    <style:style style:name="T1372" style:family="text">
      <style:text-properties fo:font-style="italic" style:text-underline-style="none" fo:font-weight="bold" officeooo:rsid="0e0e83c1" style:font-style-asian="italic" style:font-weight-asian="bold" style:font-style-complex="italic" style:font-weight-complex="bold"/>
    </style:style>
    <style:style style:name="T1373" style:family="text">
      <style:text-properties fo:font-style="italic" style:text-underline-style="none" fo:font-weight="bold" officeooo:rsid="0e144400" style:font-style-asian="italic" style:font-weight-asian="bold" style:font-style-complex="italic" style:font-weight-complex="bold"/>
    </style:style>
    <style:style style:name="T1374" style:family="text">
      <style:text-properties fo:font-style="italic" style:text-underline-style="none" fo:font-weight="bold" officeooo:rsid="0e2dde4c" style:font-style-asian="italic" style:font-weight-asian="bold" style:font-style-complex="italic" style:font-weight-complex="bold"/>
    </style:style>
    <style:style style:name="T1375" style:family="text">
      <style:text-properties fo:font-style="italic" style:text-underline-style="none" style:font-style-asian="italic" style:font-style-complex="italic"/>
    </style:style>
    <style:style style:name="T13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77" style:family="text">
      <style:text-properties fo:font-style="italic" style:text-underline-style="solid" style:text-underline-width="auto" style:text-underline-color="font-color" officeooo:rsid="00ad9d62" style:font-style-asian="italic" style:font-style-complex="italic"/>
    </style:style>
    <style:style style:name="T1378" style:family="text">
      <style:text-properties officeooo:rsid="0038b03b"/>
    </style:style>
    <style:style style:name="T1379" style:family="text">
      <style:text-properties officeooo:rsid="00395658"/>
    </style:style>
    <style:style style:name="T1380" style:family="text">
      <style:text-properties officeooo:rsid="003fefb1"/>
    </style:style>
    <style:style style:name="T1381" style:family="text">
      <style:text-properties officeooo:rsid="00400c95"/>
    </style:style>
    <style:style style:name="T1382" style:family="text">
      <style:text-properties officeooo:rsid="0041a5e9"/>
    </style:style>
    <style:style style:name="T1383" style:family="text">
      <style:text-properties officeooo:rsid="00429d05"/>
    </style:style>
    <style:style style:name="T1384" style:family="text">
      <style:text-properties officeooo:rsid="00442cd6"/>
    </style:style>
    <style:style style:name="T1385" style:family="text">
      <style:text-properties officeooo:rsid="0046d21d"/>
    </style:style>
    <style:style style:name="T1386" style:family="text">
      <style:text-properties officeooo:rsid="00474b18"/>
    </style:style>
    <style:style style:name="T1387" style:family="text">
      <style:text-properties officeooo:rsid="0047586c"/>
    </style:style>
    <style:style style:name="T1388" style:family="text">
      <style:text-properties officeooo:rsid="00485564"/>
    </style:style>
    <style:style style:name="T1389" style:family="text">
      <style:text-properties officeooo:rsid="00497004"/>
    </style:style>
    <style:style style:name="T1390" style:family="text">
      <style:text-properties officeooo:rsid="004b536b"/>
    </style:style>
    <style:style style:name="T1391" style:family="text">
      <style:text-properties officeooo:rsid="004c9209"/>
    </style:style>
    <style:style style:name="T1392" style:family="text">
      <style:text-properties officeooo:rsid="004de4f9"/>
    </style:style>
    <style:style style:name="T1393" style:family="text">
      <style:text-properties officeooo:rsid="00519582"/>
    </style:style>
    <style:style style:name="T1394" style:family="text">
      <style:text-properties officeooo:rsid="0051e9dc"/>
    </style:style>
    <style:style style:name="T1395" style:family="text">
      <style:text-properties officeooo:rsid="00539dfc"/>
    </style:style>
    <style:style style:name="T1396" style:family="text">
      <style:text-properties officeooo:rsid="0055cb83"/>
    </style:style>
    <style:style style:name="T1397" style:family="text">
      <style:text-properties officeooo:rsid="0058fab0"/>
    </style:style>
    <style:style style:name="T1398" style:family="text">
      <style:text-properties officeooo:rsid="0059c3a3"/>
    </style:style>
    <style:style style:name="T1399" style:family="text">
      <style:text-properties fo:font-weight="bold" style:font-weight-asian="bold" style:font-weight-complex="bold"/>
    </style:style>
    <style:style style:name="T1400" style:family="text">
      <style:text-properties fo:font-weight="bold" officeooo:rsid="0059c3a3" style:font-weight-asian="bold" style:font-weight-complex="bold"/>
    </style:style>
    <style:style style:name="T1401" style:family="text">
      <style:text-properties fo:font-weight="bold" officeooo:rsid="00d58de6" style:font-weight-asian="bold" style:font-weight-complex="bold"/>
    </style:style>
    <style:style style:name="T1402" style:family="text">
      <style:text-properties fo:font-weight="bold" officeooo:rsid="00e80e28" style:font-weight-asian="bold" style:font-weight-complex="bold"/>
    </style:style>
    <style:style style:name="T1403" style:family="text">
      <style:text-properties fo:font-weight="bold" officeooo:rsid="0100f95a" style:font-weight-asian="bold" style:font-weight-complex="bold"/>
    </style:style>
    <style:style style:name="T1404" style:family="text">
      <style:text-properties fo:font-weight="bold" officeooo:rsid="010157bb" style:font-weight-asian="bold" style:font-weight-complex="bold"/>
    </style:style>
    <style:style style:name="T1405" style:family="text">
      <style:text-properties fo:font-weight="bold" officeooo:rsid="00cdc0f9" style:font-weight-asian="bold" style:font-weight-complex="bold"/>
    </style:style>
    <style:style style:name="T1406" style:family="text">
      <style:text-properties fo:font-weight="bold" officeooo:rsid="02219e1f" style:font-weight-asian="bold" style:font-weight-complex="bold"/>
    </style:style>
    <style:style style:name="T1407" style:family="text">
      <style:text-properties fo:font-weight="bold" officeooo:rsid="0238bc78" style:font-weight-asian="bold" style:font-weight-complex="bold"/>
    </style:style>
    <style:style style:name="T1408" style:family="text">
      <style:text-properties fo:font-weight="bold" officeooo:rsid="0245046f" style:font-weight-asian="bold" style:font-weight-complex="bold"/>
    </style:style>
    <style:style style:name="T1409" style:family="text">
      <style:text-properties fo:font-weight="bold" officeooo:rsid="02a9c4ea" style:font-weight-asian="bold" style:font-weight-complex="bold"/>
    </style:style>
    <style:style style:name="T1410" style:family="text">
      <style:text-properties fo:font-weight="bold" officeooo:rsid="02aaf91b" style:font-weight-asian="bold" style:font-weight-complex="bold"/>
    </style:style>
    <style:style style:name="T1411" style:family="text">
      <style:text-properties fo:font-weight="bold" officeooo:rsid="0314103a" style:font-weight-asian="bold" style:font-weight-complex="bold"/>
    </style:style>
    <style:style style:name="T1412" style:family="text">
      <style:text-properties fo:font-weight="bold" officeooo:rsid="052af140" style:font-weight-asian="bold" style:font-weight-complex="bold"/>
    </style:style>
    <style:style style:name="T1413" style:family="text">
      <style:text-properties fo:font-weight="bold" officeooo:rsid="069a691e" style:font-weight-asian="bold" style:font-weight-complex="bold"/>
    </style:style>
    <style:style style:name="T1414" style:family="text">
      <style:text-properties fo:font-weight="bold" officeooo:rsid="06ade01d" style:font-weight-asian="bold" style:font-weight-complex="bold"/>
    </style:style>
    <style:style style:name="T1415" style:family="text">
      <style:text-properties fo:font-weight="bold" officeooo:rsid="071f2499" style:font-weight-asian="bold" style:font-weight-complex="bold"/>
    </style:style>
    <style:style style:name="T1416" style:family="text">
      <style:text-properties fo:font-weight="bold" officeooo:rsid="076500b4" style:font-weight-asian="bold" style:font-weight-complex="bold"/>
    </style:style>
    <style:style style:name="T1417" style:family="text">
      <style:text-properties fo:font-weight="bold" officeooo:rsid="0885eb8d" style:font-weight-asian="bold" style:font-weight-complex="bold"/>
    </style:style>
    <style:style style:name="T1418" style:family="text">
      <style:text-properties fo:font-weight="bold" officeooo:rsid="0887d2e6" style:font-weight-asian="bold" style:font-weight-complex="bold"/>
    </style:style>
    <style:style style:name="T1419" style:family="text">
      <style:text-properties fo:font-weight="bold" officeooo:rsid="0893c594" style:font-weight-asian="bold" style:font-weight-complex="bold"/>
    </style:style>
    <style:style style:name="T1420" style:family="text">
      <style:text-properties fo:font-weight="bold" officeooo:rsid="08a9ce99" style:font-weight-asian="bold" style:font-weight-complex="bold"/>
    </style:style>
    <style:style style:name="T1421" style:family="text">
      <style:text-properties fo:font-weight="bold" officeooo:rsid="08a7d1af" style:font-weight-asian="bold" style:font-weight-complex="bold"/>
    </style:style>
    <style:style style:name="T1422" style:family="text">
      <style:text-properties fo:font-weight="bold" officeooo:rsid="08c6881e" style:font-weight-asian="bold" style:font-weight-complex="bold"/>
    </style:style>
    <style:style style:name="T1423" style:family="text">
      <style:text-properties fo:font-weight="bold" officeooo:rsid="08e584d2" style:font-weight-asian="bold" style:font-weight-complex="bold"/>
    </style:style>
    <style:style style:name="T1424" style:family="text">
      <style:text-properties fo:font-weight="bold" officeooo:rsid="08d72769" style:font-weight-asian="bold" style:font-weight-complex="bold"/>
    </style:style>
    <style:style style:name="T1425" style:family="text">
      <style:text-properties fo:font-weight="bold" officeooo:rsid="08d0a8d0" style:font-weight-asian="bold" style:font-weight-complex="bold"/>
    </style:style>
    <style:style style:name="T1426" style:family="text">
      <style:text-properties fo:font-weight="bold" officeooo:rsid="08d5d058" style:font-weight-asian="bold" style:font-weight-complex="bold"/>
    </style:style>
    <style:style style:name="T1427" style:family="text">
      <style:text-properties fo:font-weight="bold" officeooo:rsid="09973d75" style:font-weight-asian="bold" style:font-weight-complex="bold"/>
    </style:style>
    <style:style style:name="T1428" style:family="text">
      <style:text-properties fo:font-weight="bold" officeooo:rsid="09e9cfca" style:font-weight-asian="bold" style:font-weight-complex="bold"/>
    </style:style>
    <style:style style:name="T1429" style:family="text">
      <style:text-properties fo:font-weight="bold" officeooo:rsid="09eadd3a" style:font-weight-asian="bold" style:font-weight-complex="bold"/>
    </style:style>
    <style:style style:name="T1430" style:family="text">
      <style:text-properties fo:font-weight="bold" officeooo:rsid="09ec458b" style:font-weight-asian="bold" style:font-weight-complex="bold"/>
    </style:style>
    <style:style style:name="T1431" style:family="text">
      <style:text-properties fo:font-weight="bold" officeooo:rsid="09f0fb6c" style:font-weight-asian="bold" style:font-weight-complex="bold"/>
    </style:style>
    <style:style style:name="T1432" style:family="text">
      <style:text-properties fo:font-weight="bold" officeooo:rsid="09f4bc81" style:font-weight-asian="bold" style:font-weight-complex="bold"/>
    </style:style>
    <style:style style:name="T1433" style:family="text">
      <style:text-properties fo:font-weight="bold" officeooo:rsid="09dc8dd2" style:font-weight-asian="bold" style:font-weight-complex="bold"/>
    </style:style>
    <style:style style:name="T1434" style:family="text">
      <style:text-properties fo:font-weight="bold" officeooo:rsid="0e82da97" style:font-weight-asian="bold" style:font-weight-complex="bold"/>
    </style:style>
    <style:style style:name="T1435" style:family="text">
      <style:text-properties fo:font-weight="bold" officeooo:rsid="0a9dfbd5" style:font-weight-asian="bold" style:font-weight-complex="bold"/>
    </style:style>
    <style:style style:name="T1436" style:family="text">
      <style:text-properties fo:font-weight="bold" officeooo:rsid="0eb00784" style:font-weight-asian="bold" style:font-weight-complex="bold"/>
    </style:style>
    <style:style style:name="T1437" style:family="text">
      <style:text-properties fo:font-weight="normal" style:font-weight-asian="normal" style:font-weight-complex="normal"/>
    </style:style>
    <style:style style:name="T1438" style:family="text">
      <style:text-properties fo:font-weight="normal" officeooo:rsid="0059c3a3" style:font-weight-asian="normal" style:font-weight-complex="normal"/>
    </style:style>
    <style:style style:name="T1439" style:family="text">
      <style:text-properties fo:font-weight="normal" officeooo:rsid="005a7a5f" style:font-weight-asian="normal" style:font-weight-complex="normal"/>
    </style:style>
    <style:style style:name="T1440" style:family="text">
      <style:text-properties fo:font-weight="normal" officeooo:rsid="005bed8f" style:font-weight-asian="normal" style:font-weight-complex="normal"/>
    </style:style>
    <style:style style:name="T1441" style:family="text">
      <style:text-properties fo:font-weight="normal" officeooo:rsid="005dc5b9" style:font-weight-asian="normal" style:font-weight-complex="normal"/>
    </style:style>
    <style:style style:name="T1442" style:family="text">
      <style:text-properties fo:font-weight="normal" officeooo:rsid="005e4a88" style:font-weight-asian="normal" style:font-weight-complex="normal"/>
    </style:style>
    <style:style style:name="T1443" style:family="text">
      <style:text-properties fo:font-weight="normal" officeooo:rsid="005f6a69" style:font-weight-asian="normal" style:font-weight-complex="normal"/>
    </style:style>
    <style:style style:name="T1444" style:family="text">
      <style:text-properties fo:font-weight="normal" officeooo:rsid="00619288" style:font-weight-asian="normal" style:font-weight-complex="normal"/>
    </style:style>
    <style:style style:name="T1445" style:family="text">
      <style:text-properties fo:font-weight="normal" officeooo:rsid="0061242a" style:font-weight-asian="normal" style:font-weight-complex="normal"/>
    </style:style>
    <style:style style:name="T1446" style:family="text">
      <style:text-properties fo:font-weight="normal" officeooo:rsid="0063a109" style:font-weight-asian="normal" style:font-weight-complex="normal"/>
    </style:style>
    <style:style style:name="T1447" style:family="text">
      <style:text-properties fo:font-weight="normal" officeooo:rsid="0064839a" style:font-weight-asian="normal" style:font-weight-complex="normal"/>
    </style:style>
    <style:style style:name="T1448" style:family="text">
      <style:text-properties fo:font-weight="normal" officeooo:rsid="0065fb5f" style:font-weight-asian="normal" style:font-weight-complex="normal"/>
    </style:style>
    <style:style style:name="T1449" style:family="text">
      <style:text-properties fo:font-weight="normal" officeooo:rsid="006e4f1b" style:font-weight-asian="normal" style:font-weight-complex="normal"/>
    </style:style>
    <style:style style:name="T1450" style:family="text">
      <style:text-properties fo:font-weight="normal" officeooo:rsid="006e8ddc" style:font-weight-asian="normal" style:font-weight-complex="normal"/>
    </style:style>
    <style:style style:name="T1451" style:family="text">
      <style:text-properties fo:font-weight="normal" officeooo:rsid="006eb837" style:font-weight-asian="normal" style:font-weight-complex="normal"/>
    </style:style>
    <style:style style:name="T1452" style:family="text">
      <style:text-properties fo:font-weight="normal" officeooo:rsid="00c78609" style:font-weight-asian="normal" style:font-weight-complex="normal"/>
    </style:style>
    <style:style style:name="T1453" style:family="text">
      <style:text-properties fo:font-weight="normal" officeooo:rsid="0105d9d6" style:font-weight-asian="normal" style:font-weight-complex="normal"/>
    </style:style>
    <style:style style:name="T1454" style:family="text">
      <style:text-properties fo:font-weight="normal" officeooo:rsid="01070e5e" style:font-weight-asian="normal" style:font-weight-complex="normal"/>
    </style:style>
    <style:style style:name="T1455" style:family="text">
      <style:text-properties fo:font-weight="normal" officeooo:rsid="01423a03" style:font-weight-asian="normal" style:font-weight-complex="normal"/>
    </style:style>
    <style:style style:name="T1456" style:family="text">
      <style:text-properties fo:font-weight="normal" officeooo:rsid="01432c8b" style:font-weight-asian="normal" style:font-weight-complex="normal"/>
    </style:style>
    <style:style style:name="T1457" style:family="text">
      <style:text-properties fo:font-weight="normal" officeooo:rsid="0238bc78" style:font-weight-asian="normal" style:font-weight-complex="normal"/>
    </style:style>
    <style:style style:name="T1458" style:family="text">
      <style:text-properties fo:font-weight="normal" officeooo:rsid="023be9cc" style:font-weight-asian="normal" style:font-weight-complex="normal"/>
    </style:style>
    <style:style style:name="T1459" style:family="text">
      <style:text-properties fo:font-weight="normal" officeooo:rsid="0250858b" style:font-weight-asian="normal" style:font-weight-complex="normal"/>
    </style:style>
    <style:style style:name="T1460" style:family="text">
      <style:text-properties fo:font-weight="normal" officeooo:rsid="02ab3b22" style:font-weight-asian="normal" style:font-weight-complex="normal"/>
    </style:style>
    <style:style style:name="T1461" style:family="text">
      <style:text-properties fo:font-weight="normal" officeooo:rsid="02b26d1f" style:font-weight-asian="normal" style:font-weight-complex="normal"/>
    </style:style>
    <style:style style:name="T1462" style:family="text">
      <style:text-properties fo:font-weight="normal" officeooo:rsid="02abff1a" style:font-weight-asian="normal" style:font-weight-complex="normal"/>
    </style:style>
    <style:style style:name="T1463" style:family="text">
      <style:text-properties fo:font-weight="normal" officeooo:rsid="02ada6b2" style:font-weight-asian="normal" style:font-weight-complex="normal"/>
    </style:style>
    <style:style style:name="T1464" style:family="text">
      <style:text-properties fo:font-weight="normal" officeooo:rsid="02ada84c" style:font-weight-asian="normal" style:font-weight-complex="normal"/>
    </style:style>
    <style:style style:name="T1465" style:family="text">
      <style:text-properties fo:font-weight="normal" officeooo:rsid="02b8c8e2" style:font-weight-asian="normal" style:font-weight-complex="normal"/>
    </style:style>
    <style:style style:name="T1466" style:family="text">
      <style:text-properties fo:font-weight="normal" officeooo:rsid="02b9c56d" style:font-weight-asian="normal" style:font-weight-complex="normal"/>
    </style:style>
    <style:style style:name="T1467" style:family="text">
      <style:text-properties fo:font-weight="normal" officeooo:rsid="02b9fbee" style:font-weight-asian="normal" style:font-weight-complex="normal"/>
    </style:style>
    <style:style style:name="T1468" style:family="text">
      <style:text-properties fo:font-weight="normal" officeooo:rsid="02ba8469" style:font-weight-asian="normal" style:font-weight-complex="normal"/>
    </style:style>
    <style:style style:name="T1469" style:family="text">
      <style:text-properties fo:font-weight="normal" officeooo:rsid="02c9c595" style:font-weight-asian="normal" style:font-weight-complex="normal"/>
    </style:style>
    <style:style style:name="T1470" style:family="text">
      <style:text-properties fo:font-weight="normal" officeooo:rsid="02b4c363" style:font-weight-asian="normal" style:font-weight-complex="normal"/>
    </style:style>
    <style:style style:name="T1471" style:family="text">
      <style:text-properties fo:font-weight="normal" officeooo:rsid="02b7b1ba" style:font-weight-asian="normal" style:font-weight-complex="normal"/>
    </style:style>
    <style:style style:name="T1472" style:family="text">
      <style:text-properties fo:font-weight="normal" officeooo:rsid="02cc5657" style:font-weight-asian="normal" style:font-weight-complex="normal"/>
    </style:style>
    <style:style style:name="T1473" style:family="text">
      <style:text-properties fo:font-weight="normal" officeooo:rsid="02cc6a67" style:font-weight-asian="normal" style:font-weight-complex="normal"/>
    </style:style>
    <style:style style:name="T1474" style:family="text">
      <style:text-properties fo:font-weight="normal" officeooo:rsid="0303b5c8" style:font-weight-asian="normal" style:font-weight-complex="normal"/>
    </style:style>
    <style:style style:name="T1475" style:family="text">
      <style:text-properties fo:font-weight="normal" officeooo:rsid="03062ef6" style:font-weight-asian="normal" style:font-weight-complex="normal"/>
    </style:style>
    <style:style style:name="T1476" style:family="text">
      <style:text-properties fo:font-weight="normal" officeooo:rsid="03069488" style:font-weight-asian="normal" style:font-weight-complex="normal"/>
    </style:style>
    <style:style style:name="T1477" style:family="text">
      <style:text-properties fo:font-weight="normal" officeooo:rsid="03073375" style:font-weight-asian="normal" style:font-weight-complex="normal"/>
    </style:style>
    <style:style style:name="T1478" style:family="text">
      <style:text-properties fo:font-weight="normal" officeooo:rsid="030bc3b9" style:font-weight-asian="normal" style:font-weight-complex="normal"/>
    </style:style>
    <style:style style:name="T1479" style:family="text">
      <style:text-properties fo:font-weight="normal" officeooo:rsid="0310ecb2" style:font-weight-asian="normal" style:font-weight-complex="normal"/>
    </style:style>
    <style:style style:name="T1480" style:family="text">
      <style:text-properties fo:font-weight="normal" officeooo:rsid="0312bfa4" style:font-weight-asian="normal" style:font-weight-complex="normal"/>
    </style:style>
    <style:style style:name="T1481" style:family="text">
      <style:text-properties fo:font-weight="normal" officeooo:rsid="03b8ccb6" style:font-weight-asian="normal" style:font-weight-complex="normal"/>
    </style:style>
    <style:style style:name="T1482" style:family="text">
      <style:text-properties fo:font-weight="normal" officeooo:rsid="03bbe5ee" style:font-weight-asian="normal" style:font-weight-complex="normal"/>
    </style:style>
    <style:style style:name="T1483" style:family="text">
      <style:text-properties fo:font-weight="normal" officeooo:rsid="03bc5896" style:font-weight-asian="normal" style:font-weight-complex="normal"/>
    </style:style>
    <style:style style:name="T1484" style:family="text">
      <style:text-properties fo:font-weight="normal" officeooo:rsid="03be1865" style:font-weight-asian="normal" style:font-weight-complex="normal"/>
    </style:style>
    <style:style style:name="T1485" style:family="text">
      <style:text-properties fo:font-weight="normal" officeooo:rsid="04097c84" style:font-weight-asian="normal" style:font-weight-complex="normal"/>
    </style:style>
    <style:style style:name="T1486" style:family="text">
      <style:text-properties fo:font-weight="normal" officeooo:rsid="047bd947" style:font-weight-asian="normal" style:font-weight-complex="normal"/>
    </style:style>
    <style:style style:name="T1487" style:family="text">
      <style:text-properties fo:font-weight="normal" officeooo:rsid="047cee90" style:font-weight-asian="normal" style:font-weight-complex="normal"/>
    </style:style>
    <style:style style:name="T1488" style:family="text">
      <style:text-properties fo:font-weight="normal" officeooo:rsid="047ea110" style:font-weight-asian="normal" style:font-weight-complex="normal"/>
    </style:style>
    <style:style style:name="T1489" style:family="text">
      <style:text-properties fo:font-weight="normal" officeooo:rsid="06aa52c2" style:font-weight-asian="normal" style:font-weight-complex="normal"/>
    </style:style>
    <style:style style:name="T1490" style:family="text">
      <style:text-properties fo:font-weight="normal" officeooo:rsid="06ade01d" style:font-weight-asian="normal" style:font-weight-complex="normal"/>
    </style:style>
    <style:style style:name="T1491" style:family="text">
      <style:text-properties fo:font-weight="normal" officeooo:rsid="06b2698f" style:font-weight-asian="normal" style:font-weight-complex="normal"/>
    </style:style>
    <style:style style:name="T1492" style:family="text">
      <style:text-properties fo:font-weight="normal" officeooo:rsid="06b31073" style:font-weight-asian="normal" style:font-weight-complex="normal"/>
    </style:style>
    <style:style style:name="T1493" style:family="text">
      <style:text-properties fo:font-weight="normal" officeooo:rsid="06b329b3" style:font-weight-asian="normal" style:font-weight-complex="normal"/>
    </style:style>
    <style:style style:name="T1494" style:family="text">
      <style:text-properties fo:font-weight="normal" officeooo:rsid="06e57f59" style:font-weight-asian="normal" style:font-weight-complex="normal"/>
    </style:style>
    <style:style style:name="T1495" style:family="text">
      <style:text-properties fo:font-weight="normal" officeooo:rsid="06e7e0d2" style:font-weight-asian="normal" style:font-weight-complex="normal"/>
    </style:style>
    <style:style style:name="T1496" style:family="text">
      <style:text-properties fo:font-weight="normal" officeooo:rsid="06ebfd64" style:font-weight-asian="normal" style:font-weight-complex="normal"/>
    </style:style>
    <style:style style:name="T1497" style:family="text">
      <style:text-properties fo:font-weight="normal" officeooo:rsid="06eefac8" style:font-weight-asian="normal" style:font-weight-complex="normal"/>
    </style:style>
    <style:style style:name="T1498" style:family="text">
      <style:text-properties fo:font-weight="normal" officeooo:rsid="06f0a830" style:font-weight-asian="normal" style:font-weight-complex="normal"/>
    </style:style>
    <style:style style:name="T1499" style:family="text">
      <style:text-properties fo:font-weight="normal" officeooo:rsid="06f29b66" style:font-weight-asian="normal" style:font-weight-complex="normal"/>
    </style:style>
    <style:style style:name="T1500" style:family="text">
      <style:text-properties fo:font-weight="normal" officeooo:rsid="06f30a46" style:font-weight-asian="normal" style:font-weight-complex="normal"/>
    </style:style>
    <style:style style:name="T1501" style:family="text">
      <style:text-properties fo:font-weight="normal" officeooo:rsid="06f4ff0c" style:font-weight-asian="normal" style:font-weight-complex="normal"/>
    </style:style>
    <style:style style:name="T1502" style:family="text">
      <style:text-properties fo:font-weight="normal" officeooo:rsid="06f5918a" style:font-weight-asian="normal" style:font-weight-complex="normal"/>
    </style:style>
    <style:style style:name="T1503" style:family="text">
      <style:text-properties fo:font-weight="normal" officeooo:rsid="06f801bf" style:font-weight-asian="normal" style:font-weight-complex="normal"/>
    </style:style>
    <style:style style:name="T1504" style:family="text">
      <style:text-properties fo:font-weight="normal" officeooo:rsid="06f76887" style:font-weight-asian="normal" style:font-weight-complex="normal"/>
    </style:style>
    <style:style style:name="T1505" style:family="text">
      <style:text-properties fo:font-weight="normal" officeooo:rsid="07052bed" style:font-weight-asian="normal" style:font-weight-complex="normal"/>
    </style:style>
    <style:style style:name="T1506" style:family="text">
      <style:text-properties fo:font-weight="normal" officeooo:rsid="07059dff" style:font-weight-asian="normal" style:font-weight-complex="normal"/>
    </style:style>
    <style:style style:name="T1507" style:family="text">
      <style:text-properties fo:font-weight="normal" officeooo:rsid="07082d32" style:font-weight-asian="normal" style:font-weight-complex="normal"/>
    </style:style>
    <style:style style:name="T1508" style:family="text">
      <style:text-properties fo:font-weight="normal" officeooo:rsid="0708a3a8" style:font-weight-asian="normal" style:font-weight-complex="normal"/>
    </style:style>
    <style:style style:name="T1509" style:family="text">
      <style:text-properties fo:font-weight="normal" officeooo:rsid="07092416" style:font-weight-asian="normal" style:font-weight-complex="normal"/>
    </style:style>
    <style:style style:name="T1510" style:family="text">
      <style:text-properties fo:font-weight="normal" officeooo:rsid="07098588" style:font-weight-asian="normal" style:font-weight-complex="normal"/>
    </style:style>
    <style:style style:name="T1511" style:family="text">
      <style:text-properties fo:font-weight="normal" officeooo:rsid="070add72" style:font-weight-asian="normal" style:font-weight-complex="normal"/>
    </style:style>
    <style:style style:name="T1512" style:family="text">
      <style:text-properties fo:font-weight="normal" officeooo:rsid="070de48c" style:font-weight-asian="normal" style:font-weight-complex="normal"/>
    </style:style>
    <style:style style:name="T1513" style:family="text">
      <style:text-properties fo:font-weight="normal" officeooo:rsid="072df2f6" style:font-weight-asian="normal" style:font-weight-complex="normal"/>
    </style:style>
    <style:style style:name="T1514" style:family="text">
      <style:text-properties fo:font-weight="normal" officeooo:rsid="07344c65" style:font-weight-asian="normal" style:font-weight-complex="normal"/>
    </style:style>
    <style:style style:name="T1515" style:family="text">
      <style:text-properties fo:font-weight="normal" officeooo:rsid="07349c86" style:font-weight-asian="normal" style:font-weight-complex="normal"/>
    </style:style>
    <style:style style:name="T1516" style:family="text">
      <style:text-properties fo:font-weight="normal" officeooo:rsid="0740a86d" style:font-weight-asian="normal" style:font-weight-complex="normal"/>
    </style:style>
    <style:style style:name="T1517" style:family="text">
      <style:text-properties fo:font-weight="normal" officeooo:rsid="0743c280" style:font-weight-asian="normal" style:font-weight-complex="normal"/>
    </style:style>
    <style:style style:name="T1518" style:family="text">
      <style:text-properties fo:font-weight="normal" officeooo:rsid="07480390" style:font-weight-asian="normal" style:font-weight-complex="normal"/>
    </style:style>
    <style:style style:name="T1519" style:family="text">
      <style:text-properties fo:font-weight="normal" officeooo:rsid="07494f99" style:font-weight-asian="normal" style:font-weight-complex="normal"/>
    </style:style>
    <style:style style:name="T1520" style:family="text">
      <style:text-properties fo:font-weight="normal" officeooo:rsid="074a26ce" style:font-weight-asian="normal" style:font-weight-complex="normal"/>
    </style:style>
    <style:style style:name="T1521" style:family="text">
      <style:text-properties fo:font-weight="normal" officeooo:rsid="074ca10d" style:font-weight-asian="normal" style:font-weight-complex="normal"/>
    </style:style>
    <style:style style:name="T1522" style:family="text">
      <style:text-properties fo:font-weight="normal" officeooo:rsid="0753cd09" style:font-weight-asian="normal" style:font-weight-complex="normal"/>
    </style:style>
    <style:style style:name="T1523" style:family="text">
      <style:text-properties fo:font-weight="normal" officeooo:rsid="0754fa9e" style:font-weight-asian="normal" style:font-weight-complex="normal"/>
    </style:style>
    <style:style style:name="T1524" style:family="text">
      <style:text-properties fo:font-weight="normal" officeooo:rsid="075855ea" style:font-weight-asian="normal" style:font-weight-complex="normal"/>
    </style:style>
    <style:style style:name="T1525" style:family="text">
      <style:text-properties fo:font-weight="normal" officeooo:rsid="075ad6d5" style:font-weight-asian="normal" style:font-weight-complex="normal"/>
    </style:style>
    <style:style style:name="T1526" style:family="text">
      <style:text-properties fo:font-weight="normal" officeooo:rsid="075bef83" style:font-weight-asian="normal" style:font-weight-complex="normal"/>
    </style:style>
    <style:style style:name="T1527" style:family="text">
      <style:text-properties fo:font-weight="normal" officeooo:rsid="075cec47" style:font-weight-asian="normal" style:font-weight-complex="normal"/>
    </style:style>
    <style:style style:name="T1528" style:family="text">
      <style:text-properties fo:font-weight="normal" officeooo:rsid="075e6b84" style:font-weight-asian="normal" style:font-weight-complex="normal"/>
    </style:style>
    <style:style style:name="T1529" style:family="text">
      <style:text-properties fo:font-weight="normal" officeooo:rsid="0885eb8d" style:font-weight-asian="normal" style:font-weight-complex="normal"/>
    </style:style>
    <style:style style:name="T1530" style:family="text">
      <style:text-properties fo:font-weight="normal" officeooo:rsid="0887d2e6" style:font-weight-asian="normal" style:font-weight-complex="normal"/>
    </style:style>
    <style:style style:name="T1531" style:family="text">
      <style:text-properties fo:font-weight="normal" officeooo:rsid="0887e430" style:font-weight-asian="normal" style:font-weight-complex="normal"/>
    </style:style>
    <style:style style:name="T1532" style:family="text">
      <style:text-properties fo:font-weight="normal" officeooo:rsid="0889b31a" style:font-weight-asian="normal" style:font-weight-complex="normal"/>
    </style:style>
    <style:style style:name="T1533" style:family="text">
      <style:text-properties fo:font-weight="normal" officeooo:rsid="0889c1e3" style:font-weight-asian="normal" style:font-weight-complex="normal"/>
    </style:style>
    <style:style style:name="T1534" style:family="text">
      <style:text-properties fo:font-weight="normal" officeooo:rsid="088b0689" style:font-weight-asian="normal" style:font-weight-complex="normal"/>
    </style:style>
    <style:style style:name="T1535" style:family="text">
      <style:text-properties fo:font-weight="normal" officeooo:rsid="088c6904" style:font-weight-asian="normal" style:font-weight-complex="normal"/>
    </style:style>
    <style:style style:name="T1536" style:family="text">
      <style:text-properties fo:font-weight="normal" officeooo:rsid="08919c11" style:font-weight-asian="normal" style:font-weight-complex="normal"/>
    </style:style>
    <style:style style:name="T1537" style:family="text">
      <style:text-properties fo:font-weight="normal" officeooo:rsid="0892ac10" style:font-weight-asian="normal" style:font-weight-complex="normal"/>
    </style:style>
    <style:style style:name="T1538" style:family="text">
      <style:text-properties fo:font-weight="normal" officeooo:rsid="0893c594" style:font-weight-asian="normal" style:font-weight-complex="normal"/>
    </style:style>
    <style:style style:name="T1539" style:family="text">
      <style:text-properties fo:font-weight="normal" officeooo:rsid="08996de0" style:font-weight-asian="normal" style:font-weight-complex="normal"/>
    </style:style>
    <style:style style:name="T1540" style:family="text">
      <style:text-properties fo:font-weight="normal" officeooo:rsid="089b852e" style:font-weight-asian="normal" style:font-weight-complex="normal"/>
    </style:style>
    <style:style style:name="T1541" style:family="text">
      <style:text-properties fo:font-weight="normal" officeooo:rsid="089d0241" style:font-weight-asian="normal" style:font-weight-complex="normal"/>
    </style:style>
    <style:style style:name="T1542" style:family="text">
      <style:text-properties fo:font-weight="normal" officeooo:rsid="089d5010" style:font-weight-asian="normal" style:font-weight-complex="normal"/>
    </style:style>
    <style:style style:name="T1543" style:family="text">
      <style:text-properties fo:font-weight="normal" officeooo:rsid="089dcc87" style:font-weight-asian="normal" style:font-weight-complex="normal"/>
    </style:style>
    <style:style style:name="T1544" style:family="text">
      <style:text-properties fo:font-weight="normal" officeooo:rsid="089e167f" style:font-weight-asian="normal" style:font-weight-complex="normal"/>
    </style:style>
    <style:style style:name="T1545" style:family="text">
      <style:text-properties fo:font-weight="normal" officeooo:rsid="08a11779" style:font-weight-asian="normal" style:font-weight-complex="normal"/>
    </style:style>
    <style:style style:name="T1546" style:family="text">
      <style:text-properties fo:font-weight="normal" officeooo:rsid="08a2c7f9" style:font-weight-asian="normal" style:font-weight-complex="normal"/>
    </style:style>
    <style:style style:name="T1547" style:family="text">
      <style:text-properties fo:font-weight="normal" officeooo:rsid="08a5bfa4" style:font-weight-asian="normal" style:font-weight-complex="normal"/>
    </style:style>
    <style:style style:name="T1548" style:family="text">
      <style:text-properties fo:font-weight="normal" officeooo:rsid="08a63431" style:font-weight-asian="normal" style:font-weight-complex="normal"/>
    </style:style>
    <style:style style:name="T1549" style:family="text">
      <style:text-properties fo:font-weight="normal" officeooo:rsid="08a6bf4b" style:font-weight-asian="normal" style:font-weight-complex="normal"/>
    </style:style>
    <style:style style:name="T1550" style:family="text">
      <style:text-properties fo:font-weight="normal" officeooo:rsid="08a7d1af" style:font-weight-asian="normal" style:font-weight-complex="normal"/>
    </style:style>
    <style:style style:name="T1551" style:family="text">
      <style:text-properties fo:font-weight="normal" officeooo:rsid="08a9ce99" style:font-weight-asian="normal" style:font-weight-complex="normal"/>
    </style:style>
    <style:style style:name="T1552" style:family="text">
      <style:text-properties fo:font-weight="normal" officeooo:rsid="08ad4af4" style:font-weight-asian="normal" style:font-weight-complex="normal"/>
    </style:style>
    <style:style style:name="T1553" style:family="text">
      <style:text-properties fo:font-weight="normal" officeooo:rsid="08b73f84" style:font-weight-asian="normal" style:font-weight-complex="normal"/>
    </style:style>
    <style:style style:name="T1554" style:family="text">
      <style:text-properties fo:font-weight="normal" officeooo:rsid="08b83608" style:font-weight-asian="normal" style:font-weight-complex="normal"/>
    </style:style>
    <style:style style:name="T1555" style:family="text">
      <style:text-properties fo:font-weight="normal" officeooo:rsid="08bf799f" style:font-weight-asian="normal" style:font-weight-complex="normal"/>
    </style:style>
    <style:style style:name="T1556" style:family="text">
      <style:text-properties fo:font-weight="normal" officeooo:rsid="08c168f7" style:font-weight-asian="normal" style:font-weight-complex="normal"/>
    </style:style>
    <style:style style:name="T1557" style:family="text">
      <style:text-properties fo:font-weight="normal" officeooo:rsid="08c18141" style:font-weight-asian="normal" style:font-weight-complex="normal"/>
    </style:style>
    <style:style style:name="T1558" style:family="text">
      <style:text-properties fo:font-weight="normal" officeooo:rsid="08c70572" style:font-weight-asian="normal" style:font-weight-complex="normal"/>
    </style:style>
    <style:style style:name="T1559" style:family="text">
      <style:text-properties fo:font-weight="normal" officeooo:rsid="08c6881e" style:font-weight-asian="normal" style:font-weight-complex="normal"/>
    </style:style>
    <style:style style:name="T1560" style:family="text">
      <style:text-properties fo:font-weight="normal" officeooo:rsid="08c8b78c" style:font-weight-asian="normal" style:font-weight-complex="normal"/>
    </style:style>
    <style:style style:name="T1561" style:family="text">
      <style:text-properties fo:font-weight="normal" officeooo:rsid="08ca56bc" style:font-weight-asian="normal" style:font-weight-complex="normal"/>
    </style:style>
    <style:style style:name="T1562" style:family="text">
      <style:text-properties fo:font-weight="normal" officeooo:rsid="08ccee95" style:font-weight-asian="normal" style:font-weight-complex="normal"/>
    </style:style>
    <style:style style:name="T1563" style:family="text">
      <style:text-properties fo:font-weight="normal" officeooo:rsid="08cd20eb" style:font-weight-asian="normal" style:font-weight-complex="normal"/>
    </style:style>
    <style:style style:name="T1564" style:family="text">
      <style:text-properties fo:font-weight="normal" officeooo:rsid="08ceaa5e" style:font-weight-asian="normal" style:font-weight-complex="normal"/>
    </style:style>
    <style:style style:name="T1565" style:family="text">
      <style:text-properties fo:font-weight="normal" officeooo:rsid="08cf5801" style:font-weight-asian="normal" style:font-weight-complex="normal"/>
    </style:style>
    <style:style style:name="T1566" style:family="text">
      <style:text-properties fo:font-weight="normal" officeooo:rsid="08d0c0fd" style:font-weight-asian="normal" style:font-weight-complex="normal"/>
    </style:style>
    <style:style style:name="T1567" style:family="text">
      <style:text-properties fo:font-weight="normal" officeooo:rsid="08d2ffdb" style:font-weight-asian="normal" style:font-weight-complex="normal"/>
    </style:style>
    <style:style style:name="T1568" style:family="text">
      <style:text-properties fo:font-weight="normal" officeooo:rsid="08d0a8d0" style:font-weight-asian="normal" style:font-weight-complex="normal"/>
    </style:style>
    <style:style style:name="T1569" style:family="text">
      <style:text-properties fo:font-weight="normal" officeooo:rsid="08d30cb5" style:font-weight-asian="normal" style:font-weight-complex="normal"/>
    </style:style>
    <style:style style:name="T1570" style:family="text">
      <style:text-properties fo:font-weight="normal" officeooo:rsid="08d3c76c" style:font-weight-asian="normal" style:font-weight-complex="normal"/>
    </style:style>
    <style:style style:name="T1571" style:family="text">
      <style:text-properties fo:font-weight="normal" officeooo:rsid="08d4bccd" style:font-weight-asian="normal" style:font-weight-complex="normal"/>
    </style:style>
    <style:style style:name="T1572" style:family="text">
      <style:text-properties fo:font-weight="normal" officeooo:rsid="08d5d058" style:font-weight-asian="normal" style:font-weight-complex="normal"/>
    </style:style>
    <style:style style:name="T1573" style:family="text">
      <style:text-properties fo:font-weight="normal" officeooo:rsid="08d863ec" style:font-weight-asian="normal" style:font-weight-complex="normal"/>
    </style:style>
    <style:style style:name="T1574" style:family="text">
      <style:text-properties fo:font-weight="normal" officeooo:rsid="08d8b34b" style:font-weight-asian="normal" style:font-weight-complex="normal"/>
    </style:style>
    <style:style style:name="T1575" style:family="text">
      <style:text-properties fo:font-weight="normal" officeooo:rsid="08d72769" style:font-weight-asian="normal" style:font-weight-complex="normal"/>
    </style:style>
    <style:style style:name="T1576" style:family="text">
      <style:text-properties fo:font-weight="normal" officeooo:rsid="08d9f7ad" style:font-weight-asian="normal" style:font-weight-complex="normal"/>
    </style:style>
    <style:style style:name="T1577" style:family="text">
      <style:text-properties fo:font-weight="normal" officeooo:rsid="08daba7c" style:font-weight-asian="normal" style:font-weight-complex="normal"/>
    </style:style>
    <style:style style:name="T1578" style:family="text">
      <style:text-properties fo:font-weight="normal" officeooo:rsid="08dc0bdf" style:font-weight-asian="normal" style:font-weight-complex="normal"/>
    </style:style>
    <style:style style:name="T1579" style:family="text">
      <style:text-properties fo:font-weight="normal" officeooo:rsid="08ddf94e" style:font-weight-asian="normal" style:font-weight-complex="normal"/>
    </style:style>
    <style:style style:name="T1580" style:family="text">
      <style:text-properties fo:font-weight="normal" officeooo:rsid="08e16105" style:font-weight-asian="normal" style:font-weight-complex="normal"/>
    </style:style>
    <style:style style:name="T1581" style:family="text">
      <style:text-properties fo:font-weight="normal" officeooo:rsid="08e2b116" style:font-weight-asian="normal" style:font-weight-complex="normal"/>
    </style:style>
    <style:style style:name="T1582" style:family="text">
      <style:text-properties fo:font-weight="normal" officeooo:rsid="08e458f4" style:font-weight-asian="normal" style:font-weight-complex="normal"/>
    </style:style>
    <style:style style:name="T1583" style:family="text">
      <style:text-properties fo:font-weight="normal" officeooo:rsid="08e64479" style:font-weight-asian="normal" style:font-weight-complex="normal"/>
    </style:style>
    <style:style style:name="T1584" style:family="text">
      <style:text-properties fo:font-weight="normal" officeooo:rsid="08ee2889" style:font-weight-asian="normal" style:font-weight-complex="normal"/>
    </style:style>
    <style:style style:name="T1585" style:family="text">
      <style:text-properties fo:font-weight="normal" officeooo:rsid="08f97be1" style:font-weight-asian="normal" style:font-weight-complex="normal"/>
    </style:style>
    <style:style style:name="T1586" style:family="text">
      <style:text-properties fo:font-weight="normal" officeooo:rsid="08fb87da" style:font-weight-asian="normal" style:font-weight-complex="normal"/>
    </style:style>
    <style:style style:name="T1587" style:family="text">
      <style:text-properties fo:font-weight="normal" officeooo:rsid="09e9cfca" style:font-weight-asian="normal" style:font-weight-complex="normal"/>
    </style:style>
    <style:style style:name="T1588" style:family="text">
      <style:text-properties fo:font-weight="normal" officeooo:rsid="09eadd3a" style:font-weight-asian="normal" style:font-weight-complex="normal"/>
    </style:style>
    <style:style style:name="T1589" style:family="text">
      <style:text-properties fo:font-weight="normal" officeooo:rsid="09ec458b" style:font-weight-asian="normal" style:font-weight-complex="normal"/>
    </style:style>
    <style:style style:name="T1590" style:family="text">
      <style:text-properties fo:font-weight="normal" officeooo:rsid="09ee17e3" style:font-weight-asian="normal" style:font-weight-complex="normal"/>
    </style:style>
    <style:style style:name="T1591" style:family="text">
      <style:text-properties fo:font-weight="normal" officeooo:rsid="09ef2752" style:font-weight-asian="normal" style:font-weight-complex="normal"/>
    </style:style>
    <style:style style:name="T1592" style:family="text">
      <style:text-properties fo:font-weight="normal" officeooo:rsid="09f0da9e" style:font-weight-asian="normal" style:font-weight-complex="normal"/>
    </style:style>
    <style:style style:name="T1593" style:family="text">
      <style:text-properties fo:font-weight="normal" officeooo:rsid="09f0fb6c" style:font-weight-asian="normal" style:font-weight-complex="normal"/>
    </style:style>
    <style:style style:name="T1594" style:family="text">
      <style:text-properties fo:font-weight="normal" officeooo:rsid="09f4bc81" style:font-weight-asian="normal" style:font-weight-complex="normal"/>
    </style:style>
    <style:style style:name="T1595" style:family="text">
      <style:text-properties fo:font-weight="normal" officeooo:rsid="09f738b3" style:font-weight-asian="normal" style:font-weight-complex="normal"/>
    </style:style>
    <style:style style:name="T1596" style:family="text">
      <style:text-properties fo:font-weight="normal" officeooo:rsid="09f8f8e1" style:font-weight-asian="normal" style:font-weight-complex="normal"/>
    </style:style>
    <style:style style:name="T1597" style:family="text">
      <style:text-properties fo:font-weight="normal" officeooo:rsid="09f94d32" style:font-weight-asian="normal" style:font-weight-complex="normal"/>
    </style:style>
    <style:style style:name="T1598" style:family="text">
      <style:text-properties fo:font-weight="normal" officeooo:rsid="09f9b2e2" style:font-weight-asian="normal" style:font-weight-complex="normal"/>
    </style:style>
    <style:style style:name="T1599" style:family="text">
      <style:text-properties fo:font-weight="normal" officeooo:rsid="09f3a63e" style:font-weight-asian="normal" style:font-weight-complex="normal"/>
    </style:style>
    <style:style style:name="T1600" style:family="text">
      <style:text-properties fo:font-weight="normal" officeooo:rsid="0b52cf4d" style:font-weight-asian="normal" style:font-weight-complex="normal"/>
    </style:style>
    <style:style style:name="T1601" style:family="text">
      <style:text-properties fo:font-weight="normal" officeooo:rsid="0b53ca90" style:font-weight-asian="normal" style:font-weight-complex="normal"/>
    </style:style>
    <style:style style:name="T1602" style:family="text">
      <style:text-properties fo:font-weight="normal" officeooo:rsid="0b62d637" style:font-weight-asian="normal" style:font-weight-complex="normal"/>
    </style:style>
    <style:style style:name="T1603" style:family="text">
      <style:text-properties fo:font-weight="normal" officeooo:rsid="0b65ab28" style:font-weight-asian="normal" style:font-weight-complex="normal"/>
    </style:style>
    <style:style style:name="T1604" style:family="text">
      <style:text-properties fo:font-weight="normal" officeooo:rsid="0baefbd6" style:font-weight-asian="normal" style:font-weight-complex="normal"/>
    </style:style>
    <style:style style:name="T1605" style:family="text">
      <style:text-properties fo:font-weight="normal" officeooo:rsid="0caf8774" style:font-weight-asian="normal" style:font-weight-complex="normal"/>
    </style:style>
    <style:style style:name="T1606" style:family="text">
      <style:text-properties fo:font-weight="normal" officeooo:rsid="0d0137ac" style:font-weight-asian="normal" style:font-weight-complex="normal"/>
    </style:style>
    <style:style style:name="T1607" style:family="text">
      <style:text-properties fo:font-weight="normal" officeooo:rsid="0d044777" style:font-weight-asian="normal" style:font-weight-complex="normal"/>
    </style:style>
    <style:style style:name="T1608" style:family="text">
      <style:text-properties fo:font-weight="normal" officeooo:rsid="0d05ce8c" style:font-weight-asian="normal" style:font-weight-complex="normal"/>
    </style:style>
    <style:style style:name="T1609" style:family="text">
      <style:text-properties fo:font-weight="normal" officeooo:rsid="0d0730f4" style:font-weight-asian="normal" style:font-weight-complex="normal"/>
    </style:style>
    <style:style style:name="T1610" style:family="text">
      <style:text-properties fo:font-weight="normal" officeooo:rsid="0d08e73d" style:font-weight-asian="normal" style:font-weight-complex="normal"/>
    </style:style>
    <style:style style:name="T1611" style:family="text">
      <style:text-properties fo:font-weight="normal" officeooo:rsid="0d0d0a92" style:font-weight-asian="normal" style:font-weight-complex="normal"/>
    </style:style>
    <style:style style:name="T1612" style:family="text">
      <style:text-properties fo:font-weight="normal" officeooo:rsid="0d0e4a68" style:font-weight-asian="normal" style:font-weight-complex="normal"/>
    </style:style>
    <style:style style:name="T1613" style:family="text">
      <style:text-properties fo:font-weight="normal" officeooo:rsid="0d0f1ffc" style:font-weight-asian="normal" style:font-weight-complex="normal"/>
    </style:style>
    <style:style style:name="T1614" style:family="text">
      <style:text-properties fo:font-weight="normal" officeooo:rsid="0d104102" style:font-weight-asian="normal" style:font-weight-complex="normal"/>
    </style:style>
    <style:style style:name="T1615" style:family="text">
      <style:text-properties fo:font-weight="normal" officeooo:rsid="0d120ad1" style:font-weight-asian="normal" style:font-weight-complex="normal"/>
    </style:style>
    <style:style style:name="T1616" style:family="text">
      <style:text-properties fo:font-weight="normal" officeooo:rsid="0d12c6b3" style:font-weight-asian="normal" style:font-weight-complex="normal"/>
    </style:style>
    <style:style style:name="T1617" style:family="text">
      <style:text-properties fo:font-weight="normal" officeooo:rsid="0d1499ac" style:font-weight-asian="normal" style:font-weight-complex="normal"/>
    </style:style>
    <style:style style:name="T1618" style:family="text">
      <style:text-properties fo:font-weight="normal" officeooo:rsid="0d18817e" style:font-weight-asian="normal" style:font-weight-complex="normal"/>
    </style:style>
    <style:style style:name="T1619" style:family="text">
      <style:text-properties fo:font-weight="normal" officeooo:rsid="0e006b2f" style:font-weight-asian="normal" style:font-weight-complex="normal"/>
    </style:style>
    <style:style style:name="T1620" style:family="text">
      <style:text-properties fo:font-weight="normal" officeooo:rsid="0e02753f" style:font-weight-asian="normal" style:font-weight-complex="normal"/>
    </style:style>
    <style:style style:name="T1621" style:family="text">
      <style:text-properties fo:font-weight="normal" officeooo:rsid="0e03c8b1" style:font-weight-asian="normal" style:font-weight-complex="normal"/>
    </style:style>
    <style:style style:name="T1622" style:family="text">
      <style:text-properties fo:font-weight="normal" officeooo:rsid="0e820b86" style:font-weight-asian="normal" style:font-weight-complex="normal"/>
    </style:style>
    <style:style style:name="T1623" style:family="text">
      <style:text-properties fo:font-weight="normal" officeooo:rsid="0a9dfbd5" style:font-weight-asian="normal" style:font-weight-complex="normal"/>
    </style:style>
    <style:style style:name="T1624" style:family="text">
      <style:text-properties officeooo:rsid="006eb837"/>
    </style:style>
    <style:style style:name="T1625" style:family="text">
      <style:text-properties style:font-name="Liberation Sans" fo:font-size="14.1000003814697pt" fo:font-weight="bold" officeooo:rsid="00769985" style:font-name-asian="Noto Sans CJK SC" style:font-size-asian="14.1000003814697pt" style:font-weight-asian="bold" style:font-name-complex="Lohit Devanagari1" style:font-size-complex="14.1000003814697pt" style:font-weight-complex="bold"/>
    </style:style>
    <style:style style:name="T1626" style:family="text">
      <style:text-properties officeooo:rsid="008620ce"/>
    </style:style>
    <style:style style:name="T1627" style:family="text">
      <style:text-properties officeooo:rsid="00880ced"/>
    </style:style>
    <style:style style:name="T1628" style:family="text">
      <style:text-properties officeooo:rsid="00894f6f"/>
    </style:style>
    <style:style style:name="T1629" style:family="text">
      <style:text-properties officeooo:rsid="008afeac"/>
    </style:style>
    <style:style style:name="T1630" style:family="text">
      <style:text-properties officeooo:rsid="008cdbab"/>
    </style:style>
    <style:style style:name="T1631" style:family="text">
      <style:text-properties officeooo:rsid="008dee50"/>
    </style:style>
    <style:style style:name="T1632" style:family="text">
      <style:text-properties officeooo:rsid="008f1550"/>
    </style:style>
    <style:style style:name="T1633" style:family="text">
      <style:text-properties officeooo:rsid="00936915"/>
    </style:style>
    <style:style style:name="T1634" style:family="text">
      <style:text-properties officeooo:rsid="00951b7b"/>
    </style:style>
    <style:style style:name="T1635" style:family="text">
      <style:text-properties officeooo:rsid="0098904a"/>
    </style:style>
    <style:style style:name="T1636" style:family="text">
      <style:text-properties officeooo:rsid="00c78609"/>
    </style:style>
    <style:style style:name="T1637" style:family="text">
      <style:text-properties officeooo:rsid="00c8c5f5"/>
    </style:style>
    <style:style style:name="T1638" style:family="text">
      <style:text-properties officeooo:rsid="00c9870d"/>
    </style:style>
    <style:style style:name="T1639" style:family="text">
      <style:text-properties officeooo:rsid="00ca7f8d"/>
    </style:style>
    <style:style style:name="T1640" style:family="text">
      <style:text-properties officeooo:rsid="00cb3bbe"/>
    </style:style>
    <style:style style:name="T1641" style:family="text">
      <style:text-properties officeooo:rsid="00cc50ba"/>
    </style:style>
    <style:style style:name="T1642" style:family="text">
      <style:text-properties officeooo:rsid="00cdc0f9"/>
    </style:style>
    <style:style style:name="T1643" style:family="text">
      <style:text-properties officeooo:rsid="00cfb0af"/>
    </style:style>
    <style:style style:name="T1644" style:family="text">
      <style:text-properties officeooo:rsid="00d40419"/>
    </style:style>
    <style:style style:name="T1645" style:family="text">
      <style:text-properties officeooo:rsid="00da82be"/>
    </style:style>
    <style:style style:name="T1646" style:family="text">
      <style:text-properties officeooo:rsid="00da8680"/>
    </style:style>
    <style:style style:name="T1647" style:family="text">
      <style:text-properties officeooo:rsid="00dc599d"/>
    </style:style>
    <style:style style:name="T1648" style:family="text">
      <style:text-properties officeooo:rsid="00df78fe"/>
    </style:style>
    <style:style style:name="T1649" style:family="text">
      <style:text-properties officeooo:rsid="00e47f3d"/>
    </style:style>
    <style:style style:name="T1650" style:family="text">
      <style:text-properties officeooo:rsid="0103f2aa"/>
    </style:style>
    <style:style style:name="T1651" style:family="text">
      <style:text-properties officeooo:rsid="010524c1"/>
    </style:style>
    <style:style style:name="T1652" style:family="text">
      <style:text-properties officeooo:rsid="010f820b"/>
    </style:style>
    <style:style style:name="T1653" style:family="text">
      <style:text-properties officeooo:rsid="011e3236"/>
    </style:style>
    <style:style style:name="T1654" style:family="text">
      <style:text-properties officeooo:rsid="0120228a"/>
    </style:style>
    <style:style style:name="T1655" style:family="text">
      <style:text-properties officeooo:rsid="01214255"/>
    </style:style>
    <style:style style:name="T1656" style:family="text">
      <style:text-properties officeooo:rsid="01225224"/>
    </style:style>
    <style:style style:name="T1657" style:family="text">
      <style:text-properties officeooo:rsid="01242482"/>
    </style:style>
    <style:style style:name="T1658" style:family="text">
      <style:text-properties officeooo:rsid="0124dbfd"/>
    </style:style>
    <style:style style:name="T1659" style:family="text">
      <style:text-properties officeooo:rsid="0125fafc"/>
    </style:style>
    <style:style style:name="T1660" style:family="text">
      <style:text-properties officeooo:rsid="012bbf09"/>
    </style:style>
    <style:style style:name="T1661" style:family="text">
      <style:text-properties officeooo:rsid="012cd309"/>
    </style:style>
    <style:style style:name="T1662" style:family="text">
      <style:text-properties officeooo:rsid="012cfcea"/>
    </style:style>
    <style:style style:name="T1663" style:family="text">
      <style:text-properties officeooo:rsid="012f15e0"/>
    </style:style>
    <style:style style:name="T1664" style:family="text">
      <style:text-properties officeooo:rsid="011c7694"/>
    </style:style>
    <style:style style:name="T1665" style:family="text">
      <style:text-properties officeooo:rsid="0130047d"/>
    </style:style>
    <style:style style:name="T1666" style:family="text">
      <style:text-properties style:text-position="0% 100%" fo:font-style="normal" fo:font-weight="normal" style:font-style-asian="normal" style:font-weight-asian="normal" style:font-style-complex="normal" style:font-weight-complex="normal"/>
    </style:style>
    <style:style style:name="T1667" style:family="text">
      <style:text-properties style:text-position="0% 100%" fo:font-style="normal" fo:font-weight="normal" officeooo:rsid="01328ff6" style:font-style-asian="normal" style:font-weight-asian="normal" style:font-style-complex="normal" style:font-weight-complex="normal"/>
    </style:style>
    <style:style style:name="T1668" style:family="text">
      <style:text-properties style:text-position="0% 100%" fo:font-style="normal" fo:font-weight="normal" officeooo:rsid="0212b787" style:font-style-asian="normal" style:font-weight-asian="normal" style:font-style-complex="normal" style:font-weight-complex="normal"/>
    </style:style>
    <style:style style:name="T1669" style:family="text">
      <style:text-properties style:text-position="0% 100%" fo:font-weight="bold" style:font-weight-asian="bold" style:font-weight-complex="bold"/>
    </style:style>
    <style:style style:name="T1670" style:family="text">
      <style:text-properties style:text-position="0% 100%" fo:font-style="italic" fo:font-weight="bold" style:font-style-asian="italic" style:font-weight-asian="bold" style:font-style-complex="italic" style:font-weight-complex="bold"/>
    </style:style>
    <style:style style:name="T1671" style:family="text">
      <style:text-properties officeooo:rsid="01328ff6"/>
    </style:style>
    <style:style style:name="T1672" style:family="text">
      <style:text-properties officeooo:rsid="01346c5c"/>
    </style:style>
    <style:style style:name="T1673" style:family="text">
      <style:text-properties officeooo:rsid="0134edaa"/>
    </style:style>
    <style:style style:name="T1674" style:family="text">
      <style:text-properties officeooo:rsid="01357b38"/>
    </style:style>
    <style:style style:name="T1675" style:family="text">
      <style:text-properties officeooo:rsid="01393939"/>
    </style:style>
    <style:style style:name="T1676" style:family="text">
      <style:text-properties officeooo:rsid="0139d981"/>
    </style:style>
    <style:style style:name="T1677" style:family="text">
      <style:text-properties officeooo:rsid="013d18d1"/>
    </style:style>
    <style:style style:name="T1678" style:family="text">
      <style:text-properties officeooo:rsid="01432c8b"/>
    </style:style>
    <style:style style:name="T1679" style:family="text">
      <style:text-properties officeooo:rsid="01443a21"/>
    </style:style>
    <style:style style:name="T1680" style:family="text">
      <style:text-properties officeooo:rsid="0147f882"/>
    </style:style>
    <style:style style:name="T1681" style:family="text">
      <style:text-properties officeooo:rsid="014f15aa"/>
    </style:style>
    <style:style style:name="T1682" style:family="text">
      <style:text-properties fo:font-size="14pt" fo:font-weight="bold" style:font-name-asian="Lato-Bold" style:font-size-asian="14pt" style:font-weight-asian="bold" style:font-name-complex="Calibri" style:font-size-complex="14pt" style:font-weight-complex="bold"/>
    </style:style>
    <style:style style:name="T1683" style:family="text">
      <style:text-properties fo:font-size="14pt" fo:font-style="normal" fo:font-weight="bold" style:font-size-asian="14pt" style:font-style-asian="normal" style:font-weight-asian="bold" style:font-size-complex="14pt" style:font-style-complex="normal" style:font-weight-complex="bold"/>
    </style:style>
    <style:style style:name="T1684" style:family="text">
      <style:text-properties officeooo:rsid="014f32d3"/>
    </style:style>
    <style:style style:name="T1685" style:family="text">
      <style:text-properties officeooo:rsid="015310a8"/>
    </style:style>
    <style:style style:name="T1686" style:family="text">
      <style:text-properties officeooo:rsid="01585c67"/>
    </style:style>
    <style:style style:name="T1687" style:family="text">
      <style:text-properties officeooo:rsid="01586d66"/>
    </style:style>
    <style:style style:name="T168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89" style:family="text">
      <style:text-properties fo:font-size="12pt" fo:font-style="normal" fo:font-weight="normal" officeooo:rsid="01606053" style:font-size-asian="10.5pt" style:font-style-asian="normal" style:font-weight-asian="normal" style:font-size-complex="12pt" style:font-style-complex="normal" style:font-weight-complex="normal"/>
    </style:style>
    <style:style style:name="T1690" style:family="text">
      <style:text-properties fo:font-size="12pt" fo:font-style="normal" fo:font-weight="normal" officeooo:rsid="03b3107f" style:font-size-asian="10.5pt" style:font-style-asian="normal" style:font-weight-asian="normal" style:font-size-complex="12pt" style:font-style-complex="normal" style:font-weight-complex="normal"/>
    </style:style>
    <style:style style:name="T1691" style:family="text">
      <style:text-properties fo:font-size="12pt" fo:font-style="normal" fo:font-weight="normal" officeooo:rsid="03b62440" style:font-size-asian="10.5pt" style:font-style-asian="normal" style:font-weight-asian="normal" style:font-size-complex="12pt" style:font-style-complex="normal" style:font-weight-complex="normal"/>
    </style:style>
    <style:style style:name="T1692" style:family="text">
      <style:text-properties fo:font-size="12pt" fo:font-style="normal" fo:font-weight="normal" officeooo:rsid="03b4edac" style:font-size-asian="10.5pt" style:font-style-asian="normal" style:font-weight-asian="normal" style:font-size-complex="12pt" style:font-style-complex="normal" style:font-weight-complex="normal"/>
    </style:style>
    <style:style style:name="T1693" style:family="text">
      <style:text-properties fo:font-size="12pt" fo:font-style="normal" fo:font-weight="normal" officeooo:rsid="03b6eabb" style:font-size-asian="10.5pt" style:font-style-asian="normal" style:font-weight-asian="normal" style:font-size-complex="12pt" style:font-style-complex="normal" style:font-weight-complex="normal"/>
    </style:style>
    <style:style style:name="T1694" style:family="text">
      <style:text-properties fo:font-size="12pt" fo:font-style="normal" fo:font-weight="normal" officeooo:rsid="03be1865" style:font-size-asian="10.5pt" style:font-style-asian="normal" style:font-weight-asian="normal" style:font-size-complex="12pt" style:font-style-complex="normal" style:font-weight-complex="normal"/>
    </style:style>
    <style:style style:name="T1695" style:family="text">
      <style:text-properties fo:font-size="12pt" fo:font-style="normal" fo:font-weight="normal" officeooo:rsid="03be6ad5" style:font-size-asian="10.5pt" style:font-style-asian="normal" style:font-weight-asian="normal" style:font-size-complex="12pt" style:font-style-complex="normal" style:font-weight-complex="normal"/>
    </style:style>
    <style:style style:name="T1696" style:family="text">
      <style:text-properties fo:font-size="12pt" fo:font-style="normal" fo:font-weight="normal" officeooo:rsid="03be7c65" style:font-size-asian="10.5pt" style:font-style-asian="normal" style:font-weight-asian="normal" style:font-size-complex="12pt" style:font-style-complex="normal" style:font-weight-complex="normal"/>
    </style:style>
    <style:style style:name="T1697" style:family="text">
      <style:text-properties fo:font-size="12pt" fo:font-style="normal" fo:font-weight="normal" officeooo:rsid="03c03141" style:font-size-asian="10.5pt" style:font-style-asian="normal" style:font-weight-asian="normal" style:font-size-complex="12pt" style:font-style-complex="normal" style:font-weight-complex="normal"/>
    </style:style>
    <style:style style:name="T1698" style:family="text">
      <style:text-properties fo:font-size="12pt" fo:font-style="normal" fo:font-weight="normal" officeooo:rsid="03c0a8a8" style:font-size-asian="10.5pt" style:font-style-asian="normal" style:font-weight-asian="normal" style:font-size-complex="12pt" style:font-style-complex="normal" style:font-weight-complex="normal"/>
    </style:style>
    <style:style style:name="T1699" style:family="text">
      <style:text-properties fo:font-size="12pt" fo:font-style="normal" fo:font-weight="normal" officeooo:rsid="03c0f55b" style:font-size-asian="10.5pt" style:font-style-asian="normal" style:font-weight-asian="normal" style:font-size-complex="12pt" style:font-style-complex="normal" style:font-weight-complex="normal"/>
    </style:style>
    <style:style style:name="T1700" style:family="text">
      <style:text-properties fo:font-size="12pt" fo:font-style="normal" fo:font-weight="normal" officeooo:rsid="03c7ffa7" style:font-size-asian="10.5pt" style:font-style-asian="normal" style:font-weight-asian="normal" style:font-size-complex="12pt" style:font-style-complex="normal" style:font-weight-complex="normal"/>
    </style:style>
    <style:style style:name="T1701" style:family="text">
      <style:text-properties fo:font-size="12pt" fo:font-style="normal" fo:font-weight="normal" officeooo:rsid="041542d2" style:font-size-asian="10.5pt" style:font-style-asian="normal" style:font-weight-asian="normal" style:font-size-complex="12pt" style:font-style-complex="normal" style:font-weight-complex="normal"/>
    </style:style>
    <style:style style:name="T1702" style:family="text">
      <style:text-properties fo:font-size="12pt" fo:font-style="normal" fo:font-weight="normal" officeooo:rsid="0bad234f" style:font-size-asian="10.5pt" style:font-style-asian="normal" style:font-weight-asian="normal" style:font-size-complex="12pt" style:font-style-complex="normal" style:font-weight-complex="normal"/>
    </style:style>
    <style:style style:name="T1703" style:family="text">
      <style:text-properties fo:font-size="12pt" fo:font-style="normal" style:font-size-asian="10.5pt" style:font-style-asian="normal" style:font-size-complex="12pt" style:font-style-complex="normal"/>
    </style:style>
    <style:style style:name="T1704" style:family="text">
      <style:text-properties fo:font-size="12pt" fo:font-style="normal" officeooo:rsid="042b0746" style:font-size-asian="10.5pt" style:font-style-asian="normal" style:font-size-complex="12pt" style:font-style-complex="normal"/>
    </style:style>
    <style:style style:name="T1705" style:family="text">
      <style:text-properties fo:font-size="12pt" fo:font-style="normal" officeooo:rsid="042d02c6" style:font-size-asian="10.5pt" style:font-style-asian="normal" style:font-size-complex="12pt" style:font-style-complex="normal"/>
    </style:style>
    <style:style style:name="T1706" style:family="text">
      <style:text-properties fo:font-size="12pt" fo:font-style="normal" officeooo:rsid="0608d5c8" style:font-size-asian="10.5pt" style:font-style-asian="normal" style:font-size-complex="12pt" style:font-style-complex="normal"/>
    </style:style>
    <style:style style:name="T1707" style:family="text">
      <style:text-properties fo:font-size="12pt" fo:font-style="normal" officeooo:rsid="06085c33" style:font-size-asian="10.5pt" style:font-style-asian="normal" style:font-size-complex="12pt" style:font-style-complex="normal"/>
    </style:style>
    <style:style style:name="T1708" style:family="text">
      <style:text-properties fo:font-size="12pt" fo:font-style="normal" officeooo:rsid="060a3a14" style:font-size-asian="10.5pt" style:font-style-asian="normal" style:font-size-complex="12pt" style:font-style-complex="normal"/>
    </style:style>
    <style:style style:name="T1709" style:family="text">
      <style:text-properties fo:font-size="12pt" fo:font-style="normal" officeooo:rsid="060da1e8" style:font-size-asian="10.5pt" style:font-style-asian="normal" style:font-size-complex="12pt" style:font-style-complex="normal"/>
    </style:style>
    <style:style style:name="T1710" style:family="text">
      <style:text-properties fo:font-size="12pt" fo:font-style="normal" officeooo:rsid="060daa04" style:font-size-asian="10.5pt" style:font-style-asian="normal" style:font-size-complex="12pt" style:font-style-complex="normal"/>
    </style:style>
    <style:style style:name="T1711" style:family="text">
      <style:text-properties fo:font-size="12pt" fo:font-style="normal" officeooo:rsid="02a79355" fo:background-color="transparent" loext:char-shading-value="0" style:font-size-asian="12pt" style:font-style-asian="normal" style:font-size-complex="12pt" style:font-style-complex="normal"/>
    </style:style>
    <style:style style:name="T1712" style:family="text">
      <style:text-properties fo:font-size="12pt" fo:font-style="normal" officeooo:rsid="02caaccf" fo:background-color="transparent" loext:char-shading-value="0" style:font-size-asian="12pt" style:font-style-asian="normal" style:font-size-complex="12pt" style:font-style-complex="normal"/>
    </style:style>
    <style:style style:name="T171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714" style:family="text">
      <style:text-properties fo:font-size="12pt" fo:font-style="normal" style:text-underline-style="none" fo:font-weight="normal" officeooo:rsid="0e9e1680" style:font-size-asian="10.5pt" style:font-style-asian="normal" style:font-weight-asian="normal" style:font-size-complex="12pt" style:font-style-complex="normal" style:font-weight-complex="normal"/>
    </style:style>
    <style:style style:name="T1715" style:family="text">
      <style:text-properties fo:font-size="12pt" fo:font-style="italic" fo:font-weight="bold" style:font-size-asian="10.5pt" style:font-style-asian="italic" style:font-weight-asian="bold" style:font-size-complex="12pt" style:font-style-complex="italic" style:font-weight-complex="bold"/>
    </style:style>
    <style:style style:name="T1716" style:family="text">
      <style:text-properties fo:font-size="12pt" fo:font-style="italic" fo:font-weight="bold" officeooo:rsid="0169c3b3" style:font-size-asian="10.5pt" style:font-style-asian="italic" style:font-weight-asian="bold" style:font-size-complex="12pt" style:font-style-complex="italic" style:font-weight-complex="bold"/>
    </style:style>
    <style:style style:name="T1717" style:family="text">
      <style:text-properties fo:font-size="12pt" fo:font-style="italic" fo:font-weight="bold" officeooo:rsid="03b3107f" style:font-size-asian="10.5pt" style:font-style-asian="italic" style:font-weight-asian="bold" style:font-size-complex="12pt" style:font-style-complex="italic" style:font-weight-complex="bold"/>
    </style:style>
    <style:style style:name="T1718" style:family="text">
      <style:text-properties fo:font-size="12pt" fo:font-style="italic" fo:font-weight="bold" officeooo:rsid="03b4edac" style:font-size-asian="10.5pt" style:font-style-asian="italic" style:font-weight-asian="bold" style:font-size-complex="12pt" style:font-style-complex="italic" style:font-weight-complex="bold"/>
    </style:style>
    <style:style style:name="T1719" style:family="text">
      <style:text-properties fo:font-size="12pt" fo:font-style="italic" fo:font-weight="bold" officeooo:rsid="03be1865" style:font-size-asian="10.5pt" style:font-style-asian="italic" style:font-weight-asian="bold" style:font-size-complex="12pt" style:font-style-complex="italic" style:font-weight-complex="bold"/>
    </style:style>
    <style:style style:name="T1720" style:family="text">
      <style:text-properties fo:font-size="12pt" fo:font-style="italic" fo:font-weight="bold" officeooo:rsid="03be7c65" style:font-size-asian="10.5pt" style:font-style-asian="italic" style:font-weight-asian="bold" style:font-size-complex="12pt" style:font-style-complex="italic" style:font-weight-complex="bold"/>
    </style:style>
    <style:style style:name="T1721" style:family="text">
      <style:text-properties fo:font-size="12pt" fo:font-style="italic" fo:font-weight="bold" officeooo:rsid="03c03141" style:font-size-asian="10.5pt" style:font-style-asian="italic" style:font-weight-asian="bold" style:font-size-complex="12pt" style:font-style-complex="italic" style:font-weight-complex="bold"/>
    </style:style>
    <style:style style:name="T1722" style:family="text">
      <style:text-properties fo:font-size="12pt" fo:font-style="italic" fo:font-weight="bold" officeooo:rsid="03bbe5ee" style:font-size-asian="10.5pt" style:font-style-asian="italic" style:font-weight-asian="bold" style:font-size-complex="12pt" style:font-style-complex="italic" style:font-weight-complex="bold"/>
    </style:style>
    <style:style style:name="T1723" style:family="text">
      <style:text-properties fo:font-size="12pt" fo:font-style="italic" fo:font-weight="bold" officeooo:rsid="03c0a8a8" style:font-size-asian="10.5pt" style:font-style-asian="italic" style:font-weight-asian="bold" style:font-size-complex="12pt" style:font-style-complex="italic" style:font-weight-complex="bold"/>
    </style:style>
    <style:style style:name="T1724" style:family="text">
      <style:text-properties fo:font-size="12pt" fo:font-style="italic" fo:font-weight="bold" officeooo:rsid="03c39afc" style:font-size-asian="10.5pt" style:font-style-asian="italic" style:font-weight-asian="bold" style:font-size-complex="12pt" style:font-style-complex="italic" style:font-weight-complex="bold"/>
    </style:style>
    <style:style style:name="T1725" style:family="text">
      <style:text-properties fo:font-size="12pt" fo:font-style="italic" fo:font-weight="bold" officeooo:rsid="042b0746" style:font-size-asian="10.5pt" style:font-style-asian="italic" style:font-weight-asian="bold" style:font-size-complex="12pt" style:font-style-complex="italic" style:font-weight-complex="bold"/>
    </style:style>
    <style:style style:name="T1726" style:family="text">
      <style:text-properties fo:font-size="12pt" fo:font-style="italic" fo:font-weight="normal" officeooo:rsid="03be1865" style:font-size-asian="10.5pt" style:font-style-asian="italic" style:font-weight-asian="normal" style:font-size-complex="12pt" style:font-style-complex="italic" style:font-weight-complex="normal"/>
    </style:style>
    <style:style style:name="T1727" style:family="text">
      <style:text-properties fo:font-size="12pt" fo:font-style="italic" style:font-size-asian="10.5pt" style:font-style-asian="italic" style:font-size-complex="12pt" style:font-style-complex="italic"/>
    </style:style>
    <style:style style:name="T1728" style:family="text">
      <style:text-properties fo:font-size="12pt" fo:font-style="italic" officeooo:rsid="03c5eff8" style:font-size-asian="10.5pt" style:font-style-asian="italic" style:font-size-complex="12pt" style:font-style-complex="italic"/>
    </style:style>
    <style:style style:name="T1729" style:family="text">
      <style:text-properties fo:font-size="12pt" fo:font-style="italic" officeooo:rsid="06085c33" style:font-size-asian="10.5pt" style:font-style-asian="italic" style:font-size-complex="12pt" style:font-style-complex="italic"/>
    </style:style>
    <style:style style:name="T1730" style:family="text">
      <style:text-properties fo:font-size="12pt" style:font-size-asian="10.5pt" style:font-size-complex="12pt"/>
    </style:style>
    <style:style style:name="T1731" style:family="text">
      <style:text-properties fo:font-size="12pt" officeooo:rsid="03c0a8a8" style:font-size-asian="10.5pt" style:font-size-complex="12pt"/>
    </style:style>
    <style:style style:name="T1732" style:family="text">
      <style:text-properties fo:font-size="12pt" officeooo:rsid="03c39afc" style:font-size-asian="10.5pt" style:font-size-complex="12pt"/>
    </style:style>
    <style:style style:name="T1733" style:family="text">
      <style:text-properties fo:font-size="12pt" officeooo:rsid="03c5eff8" style:font-size-asian="10.5pt" style:font-size-complex="12pt"/>
    </style:style>
    <style:style style:name="T1734" style:family="text">
      <style:text-properties fo:font-size="12pt" officeooo:rsid="05f0ec5a" style:font-size-asian="10.5pt" style:font-size-complex="12pt"/>
    </style:style>
    <style:style style:name="T1735" style:family="text">
      <style:text-properties fo:font-size="12pt" officeooo:rsid="05f1b07a" style:font-size-asian="10.5pt" style:font-size-complex="12pt"/>
    </style:style>
    <style:style style:name="T1736" style:family="text">
      <style:text-properties fo:font-size="12pt" officeooo:rsid="05f3a0d2" style:font-size-asian="10.5pt" style:font-size-complex="12pt"/>
    </style:style>
    <style:style style:name="T1737" style:family="text">
      <style:text-properties fo:font-size="12pt" officeooo:rsid="05f56052" style:font-size-asian="10.5pt" style:font-size-complex="12pt"/>
    </style:style>
    <style:style style:name="T1738" style:family="text">
      <style:text-properties fo:font-size="12pt" officeooo:rsid="05f7fe77" style:font-size-asian="10.5pt" style:font-size-complex="12pt"/>
    </style:style>
    <style:style style:name="T1739" style:family="text">
      <style:text-properties fo:font-size="12pt" officeooo:rsid="05f6bd1f" style:font-size-asian="10.5pt" style:font-size-complex="12pt"/>
    </style:style>
    <style:style style:name="T1740" style:family="text">
      <style:text-properties fo:font-size="12pt" officeooo:rsid="05f87303" style:font-size-asian="10.5pt" style:font-size-complex="12pt"/>
    </style:style>
    <style:style style:name="T1741" style:family="text">
      <style:text-properties fo:font-size="12pt" officeooo:rsid="05f979c8" style:font-size-asian="10.5pt" style:font-size-complex="12pt"/>
    </style:style>
    <style:style style:name="T1742" style:family="text">
      <style:text-properties fo:font-size="12pt" officeooo:rsid="05f9904b" style:font-size-asian="10.5pt" style:font-size-complex="12pt"/>
    </style:style>
    <style:style style:name="T1743" style:family="text">
      <style:text-properties fo:font-size="12pt" officeooo:rsid="05fb6f49" style:font-size-asian="10.5pt" style:font-size-complex="12pt"/>
    </style:style>
    <style:style style:name="T1744" style:family="text">
      <style:text-properties fo:font-size="12pt" officeooo:rsid="05fd123a" style:font-size-asian="10.5pt" style:font-size-complex="12pt"/>
    </style:style>
    <style:style style:name="T1745" style:family="text">
      <style:text-properties fo:font-size="12pt" officeooo:rsid="05fe4e4b" style:font-size-asian="10.5pt" style:font-size-complex="12pt"/>
    </style:style>
    <style:style style:name="T1746" style:family="text">
      <style:text-properties fo:font-size="12pt" officeooo:rsid="05fe88d7" style:font-size-asian="10.5pt" style:font-size-complex="12pt"/>
    </style:style>
    <style:style style:name="T1747" style:family="text">
      <style:text-properties fo:font-size="12pt" officeooo:rsid="05ff3283" style:font-size-asian="10.5pt" style:font-size-complex="12pt"/>
    </style:style>
    <style:style style:name="T1748" style:family="text">
      <style:text-properties fo:font-size="12pt" officeooo:rsid="05fff93d" style:font-size-asian="10.5pt" style:font-size-complex="12pt"/>
    </style:style>
    <style:style style:name="T1749" style:family="text">
      <style:text-properties fo:font-size="12pt" officeooo:rsid="060231ca" style:font-size-asian="10.5pt" style:font-size-complex="12pt"/>
    </style:style>
    <style:style style:name="T1750" style:family="text">
      <style:text-properties fo:font-size="12pt" officeooo:rsid="06027260" style:font-size-asian="10.5pt" style:font-size-complex="12pt"/>
    </style:style>
    <style:style style:name="T1751" style:family="text">
      <style:text-properties fo:font-size="12pt" officeooo:rsid="06033747" style:font-size-asian="10.5pt" style:font-size-complex="12pt"/>
    </style:style>
    <style:style style:name="T1752" style:family="text">
      <style:text-properties fo:font-size="12pt" officeooo:rsid="0604395d" style:font-size-asian="10.5pt" style:font-size-complex="12pt"/>
    </style:style>
    <style:style style:name="T1753" style:family="text">
      <style:text-properties fo:font-size="12pt" officeooo:rsid="0607162f" style:font-size-asian="10.5pt" style:font-size-complex="12pt"/>
    </style:style>
    <style:style style:name="T1754" style:family="text">
      <style:text-properties fo:font-size="12pt" officeooo:rsid="06085c33" style:font-size-asian="10.5pt" style:font-size-complex="12pt"/>
    </style:style>
    <style:style style:name="T1755" style:family="text">
      <style:text-properties fo:font-size="12pt" officeooo:rsid="0608d5c8" style:font-size-asian="10.5pt" style:font-size-complex="12pt"/>
    </style:style>
    <style:style style:name="T1756" style:family="text">
      <style:text-properties fo:font-size="12pt" officeooo:rsid="060a3a14" style:font-size-asian="10.5pt" style:font-size-complex="12pt"/>
    </style:style>
    <style:style style:name="T1757" style:family="text">
      <style:text-properties fo:font-size="12pt" officeooo:rsid="06102d72" style:font-size-asian="10.5pt" style:font-size-complex="12pt"/>
    </style:style>
    <style:style style:name="T1758" style:family="text">
      <style:text-properties fo:font-size="12pt" officeooo:rsid="0617b51e" style:font-size-asian="10.5pt" style:font-size-complex="12pt"/>
    </style:style>
    <style:style style:name="T1759" style:family="text">
      <style:text-properties fo:font-size="12pt" officeooo:rsid="06188e19" style:font-size-asian="10.5pt" style:font-size-complex="12pt"/>
    </style:style>
    <style:style style:name="T1760" style:family="text">
      <style:text-properties officeooo:rsid="016881c0"/>
    </style:style>
    <style:style style:name="T1761" style:family="text">
      <style:text-properties officeooo:rsid="01789fe1"/>
    </style:style>
    <style:style style:name="T1762" style:family="text">
      <style:text-properties officeooo:rsid="017a658d"/>
    </style:style>
    <style:style style:name="T1763" style:family="text">
      <style:text-properties officeooo:rsid="017ce4f1"/>
    </style:style>
    <style:style style:name="T1764" style:family="text">
      <style:text-properties officeooo:rsid="018039d2"/>
    </style:style>
    <style:style style:name="T1765" style:family="text">
      <style:text-properties officeooo:rsid="018177c6"/>
    </style:style>
    <style:style style:name="T1766" style:family="text">
      <style:text-properties officeooo:rsid="01914754"/>
    </style:style>
    <style:style style:name="T1767" style:family="text">
      <style:text-properties officeooo:rsid="0191c444"/>
    </style:style>
    <style:style style:name="T1768" style:family="text">
      <style:text-properties officeooo:rsid="0193a4bc"/>
    </style:style>
    <style:style style:name="T1769" style:family="text">
      <style:text-properties officeooo:rsid="01960c32"/>
    </style:style>
    <style:style style:name="T1770" style:family="text">
      <style:text-properties officeooo:rsid="019a0d2a"/>
    </style:style>
    <style:style style:name="T1771" style:family="text">
      <style:text-properties officeooo:rsid="019b7149"/>
    </style:style>
    <style:style style:name="T1772" style:family="text">
      <style:text-properties officeooo:rsid="019c0275"/>
    </style:style>
    <style:style style:name="T1773" style:family="text">
      <style:text-properties officeooo:rsid="019fac61"/>
    </style:style>
    <style:style style:name="T1774" style:family="text">
      <style:text-properties officeooo:rsid="01a1c139"/>
    </style:style>
    <style:style style:name="T1775" style:family="text">
      <style:text-properties officeooo:rsid="01a726fb"/>
    </style:style>
    <style:style style:name="T1776" style:family="text">
      <style:text-properties officeooo:rsid="01a78f9f"/>
    </style:style>
    <style:style style:name="T1777" style:family="text">
      <style:text-properties officeooo:rsid="01a93116"/>
    </style:style>
    <style:style style:name="T1778" style:family="text">
      <style:text-properties officeooo:rsid="01aa466b"/>
    </style:style>
    <style:style style:name="T1779" style:family="text">
      <style:text-properties officeooo:rsid="01b0ab65"/>
    </style:style>
    <style:style style:name="T1780" style:family="text">
      <style:text-properties officeooo:rsid="01b22d19"/>
    </style:style>
    <style:style style:name="T1781" style:family="text">
      <style:text-properties officeooo:rsid="01b8da63"/>
    </style:style>
    <style:style style:name="T1782" style:family="text">
      <style:text-properties officeooo:rsid="01bdbd33"/>
    </style:style>
    <style:style style:name="T1783" style:family="text">
      <style:text-properties officeooo:rsid="01bfb845"/>
    </style:style>
    <style:style style:name="T1784" style:family="text">
      <style:text-properties officeooo:rsid="01c10ca2"/>
    </style:style>
    <style:style style:name="T1785" style:family="text">
      <style:text-properties officeooo:rsid="01ef4a56"/>
    </style:style>
    <style:style style:name="T1786" style:family="text">
      <style:text-properties officeooo:rsid="01f45602"/>
    </style:style>
    <style:style style:name="T1787" style:family="text">
      <style:text-properties officeooo:rsid="01f60816"/>
    </style:style>
    <style:style style:name="T1788" style:family="text">
      <style:text-properties officeooo:rsid="01f7fb8e"/>
    </style:style>
    <style:style style:name="T1789" style:family="text">
      <style:text-properties officeooo:rsid="01f92038"/>
    </style:style>
    <style:style style:name="T1790" style:family="text">
      <style:text-properties officeooo:rsid="0213add9"/>
    </style:style>
    <style:style style:name="T1791" style:family="text">
      <style:text-properties officeooo:rsid="021618db"/>
    </style:style>
    <style:style style:name="T1792" style:family="text">
      <style:text-properties officeooo:rsid="02170f8a"/>
    </style:style>
    <style:style style:name="T1793" style:family="text">
      <style:text-properties officeooo:rsid="02192372"/>
    </style:style>
    <style:style style:name="T1794" style:family="text">
      <style:text-properties officeooo:rsid="021e6516"/>
    </style:style>
    <style:style style:name="T1795" style:family="text">
      <style:text-properties officeooo:rsid="021e66a2"/>
    </style:style>
    <style:style style:name="T1796" style:family="text">
      <style:text-properties officeooo:rsid="02219e1f"/>
    </style:style>
    <style:style style:name="T1797" style:family="text">
      <style:text-properties officeooo:rsid="0237d930"/>
    </style:style>
    <style:style style:name="T1798" style:family="text">
      <style:text-properties officeooo:rsid="0238bc78"/>
    </style:style>
    <style:style style:name="T1799" style:family="text">
      <style:text-properties officeooo:rsid="023c3374"/>
    </style:style>
    <style:style style:name="T1800" style:family="text">
      <style:text-properties officeooo:rsid="023ebb0f"/>
    </style:style>
    <style:style style:name="T1801" style:family="text">
      <style:text-properties officeooo:rsid="023f19bd"/>
    </style:style>
    <style:style style:name="T1802" style:family="text">
      <style:text-properties style:text-underline-style="solid" style:text-underline-width="auto" style:text-underline-color="font-color"/>
    </style:style>
    <style:style style:name="T1803" style:family="text">
      <style:text-properties style:text-underline-style="solid" style:text-underline-width="auto" style:text-underline-color="font-color" fo:font-weight="normal" style:font-weight-asian="normal" style:font-weight-complex="normal"/>
    </style:style>
    <style:style style:name="T1804" style:family="text">
      <style:text-properties style:text-underline-style="solid" style:text-underline-width="auto" style:text-underline-color="font-color" fo:font-weight="normal" officeooo:rsid="023f5a29" style:font-weight-asian="normal" style:font-weight-complex="normal"/>
    </style:style>
    <style:style style:name="T1805" style:family="text">
      <style:text-properties style:text-underline-style="solid" style:text-underline-width="auto" style:text-underline-color="font-color" fo:font-weight="normal" officeooo:rsid="0d18817e" style:font-weight-asian="normal" style:font-weight-complex="normal"/>
    </style:style>
    <style:style style:name="T1806" style:family="text">
      <style:text-properties style:text-underline-style="solid" style:text-underline-width="auto" style:text-underline-color="font-color" officeooo:rsid="076cd933"/>
    </style:style>
    <style:style style:name="T1807" style:family="text">
      <style:text-properties style:text-underline-style="solid" style:text-underline-width="auto" style:text-underline-color="font-color" officeooo:rsid="0821566e"/>
    </style:style>
    <style:style style:name="T1808" style:family="text">
      <style:text-properties style:text-underline-style="solid" style:text-underline-width="auto" style:text-underline-color="font-color" fo:font-weight="bold" style:font-weight-asian="bold" style:font-weight-complex="bold"/>
    </style:style>
    <style:style style:name="T1809" style:family="text">
      <style:text-properties style:text-underline-style="solid" style:text-underline-width="auto" style:text-underline-color="font-color" fo:font-weight="bold" officeooo:rsid="0e547c07" style:font-weight-asian="bold" style:font-weight-complex="bold"/>
    </style:style>
    <style:style style:name="T1810" style:family="text">
      <style:text-properties style:text-underline-style="solid" style:text-underline-width="auto" style:text-underline-color="font-color" fo:font-weight="bold" officeooo:rsid="0e5877e5" style:font-weight-asian="bold" style:font-weight-complex="bold"/>
    </style:style>
    <style:style style:name="T1811" style:family="text">
      <style:text-properties style:text-underline-style="solid" style:text-underline-width="auto" style:text-underline-color="font-color" officeooo:rsid="0e640e61"/>
    </style:style>
    <style:style style:name="T1812" style:family="text">
      <style:text-properties officeooo:rsid="02443c8e"/>
    </style:style>
    <style:style style:name="T1813" style:family="text">
      <style:text-properties officeooo:rsid="0245046f"/>
    </style:style>
    <style:style style:name="T1814" style:family="text">
      <style:text-properties officeooo:rsid="024ba7ab"/>
    </style:style>
    <style:style style:name="T1815" style:family="text">
      <style:text-properties officeooo:rsid="024cb5a8"/>
    </style:style>
    <style:style style:name="T1816" style:family="text">
      <style:text-properties officeooo:rsid="024d3e98"/>
    </style:style>
    <style:style style:name="T1817" style:family="text">
      <style:text-properties officeooo:rsid="0250858b"/>
    </style:style>
    <style:style style:name="T1818" style:family="text">
      <style:text-properties officeooo:rsid="0253cdcf"/>
    </style:style>
    <style:style style:name="T1819" style:family="text">
      <style:text-properties officeooo:rsid="0255c569"/>
    </style:style>
    <style:style style:name="T1820" style:family="text">
      <style:text-properties officeooo:rsid="0256dd1a"/>
    </style:style>
    <style:style style:name="T1821" style:family="text">
      <style:text-properties officeooo:rsid="02592e29"/>
    </style:style>
    <style:style style:name="T1822" style:family="text">
      <style:text-properties officeooo:rsid="0259f922"/>
    </style:style>
    <style:style style:name="T1823" style:family="text">
      <style:text-properties officeooo:rsid="025df448"/>
    </style:style>
    <style:style style:name="T1824" style:family="text">
      <style:text-properties officeooo:rsid="0260704d"/>
    </style:style>
    <style:style style:name="T1825" style:family="text">
      <style:text-properties officeooo:rsid="02611727"/>
    </style:style>
    <style:style style:name="T1826" style:family="text">
      <style:text-properties officeooo:rsid="02637c37"/>
    </style:style>
    <style:style style:name="T1827" style:family="text">
      <style:text-properties officeooo:rsid="0263d791"/>
    </style:style>
    <style:style style:name="T1828" style:family="text">
      <style:text-properties officeooo:rsid="02689905"/>
    </style:style>
    <style:style style:name="T1829" style:family="text">
      <style:text-properties officeooo:rsid="0269e3ad"/>
    </style:style>
    <style:style style:name="T1830" style:family="text">
      <style:text-properties officeooo:rsid="026b5398"/>
    </style:style>
    <style:style style:name="T1831" style:family="text">
      <style:text-properties officeooo:rsid="026ef95e"/>
    </style:style>
    <style:style style:name="T1832" style:family="text">
      <style:text-properties officeooo:rsid="02a9c4ea"/>
    </style:style>
    <style:style style:name="T1833" style:family="text">
      <style:text-properties officeooo:rsid="02aaf91b"/>
    </style:style>
    <style:style style:name="T1834" style:family="text">
      <style:text-properties officeooo:rsid="02ab3b22"/>
    </style:style>
    <style:style style:name="T1835" style:family="text">
      <style:text-properties officeooo:rsid="02ada861"/>
    </style:style>
    <style:style style:name="T1836" style:family="text">
      <style:text-properties officeooo:rsid="02af9133"/>
    </style:style>
    <style:style style:name="T1837" style:family="text">
      <style:text-properties officeooo:rsid="02b26d1f"/>
    </style:style>
    <style:style style:name="T1838" style:family="text">
      <style:text-properties officeooo:rsid="02b9fbee"/>
    </style:style>
    <style:style style:name="T1839" style:family="text">
      <style:text-properties officeooo:rsid="02bd8b95"/>
    </style:style>
    <style:style style:name="T1840" style:family="text">
      <style:text-properties fo:color="#c9211e" loext:opacity="100%"/>
    </style:style>
    <style:style style:name="T1841" style:family="text">
      <style:text-properties fo:color="#c9211e" loext:opacity="100%" officeooo:rsid="02bd8b95"/>
    </style:style>
    <style:style style:name="T1842" style:family="text">
      <style:text-properties fo:color="#158466" loext:opacity="100%"/>
    </style:style>
    <style:style style:name="T1843" style:family="text">
      <style:text-properties fo:color="#158466" loext:opacity="100%" officeooo:rsid="02bd8b95"/>
    </style:style>
    <style:style style:name="T1844" style:family="text">
      <style:text-properties fo:color="#729fcf" loext:opacity="100%" officeooo:rsid="02bd8b95"/>
    </style:style>
    <style:style style:name="T1845" style:family="text">
      <style:text-properties fo:color="#729fcf" loext:opacity="100%" officeooo:rsid="02c07379"/>
    </style:style>
    <style:style style:name="T1846" style:family="text">
      <style:text-properties fo:color="#729fcf" loext:opacity="100%" fo:font-style="normal" style:text-underline-style="none" fo:font-weight="normal" officeooo:rsid="0e1258f1" style:font-style-asian="normal" style:font-weight-asian="normal" style:font-style-complex="normal" style:font-weight-complex="normal"/>
    </style:style>
    <style:style style:name="T1847" style:family="text">
      <style:text-properties fo:color="#729fcf" loext:opacity="100%" fo:font-style="normal" style:text-underline-style="none" fo:font-weight="normal" officeooo:rsid="0e18b760" style:font-style-asian="normal" style:font-weight-asian="normal" style:font-style-complex="normal" style:font-weight-complex="normal"/>
    </style:style>
    <style:style style:name="T1848" style:family="text">
      <style:text-properties fo:color="#729fcf" loext:opacity="100%" fo:font-style="normal" style:text-underline-style="none" fo:font-weight="normal" officeooo:rsid="0e42a8d5" style:font-style-asian="normal" style:font-weight-asian="normal" style:font-style-complex="normal" style:font-weight-complex="normal"/>
    </style:style>
    <style:style style:name="T1849" style:family="text">
      <style:text-properties fo:color="#729fcf" loext:opacity="100%" fo:font-style="italic" style:text-underline-style="none" fo:font-weight="normal" officeooo:rsid="0e42a8d5" style:font-style-asian="italic" style:font-weight-asian="normal" style:font-style-complex="italic" style:font-weight-complex="normal"/>
    </style:style>
    <style:style style:name="T1850" style:family="text">
      <style:text-properties officeooo:rsid="02caaccf"/>
    </style:style>
    <style:style style:name="T1851" style:family="text">
      <style:text-properties officeooo:rsid="02d32a2a"/>
    </style:style>
    <style:style style:name="T1852" style:family="text">
      <style:text-properties officeooo:rsid="02d4c697"/>
    </style:style>
    <style:style style:name="T1853" style:family="text">
      <style:text-properties officeooo:rsid="02d654f8"/>
    </style:style>
    <style:style style:name="T1854" style:family="text">
      <style:text-properties officeooo:rsid="02e0cbcc"/>
    </style:style>
    <style:style style:name="T1855" style:family="text">
      <style:text-properties officeooo:rsid="02e1b50b"/>
    </style:style>
    <style:style style:name="T1856" style:family="text">
      <style:text-properties officeooo:rsid="02e63d96"/>
    </style:style>
    <style:style style:name="T1857" style:family="text">
      <style:text-properties officeooo:rsid="02e75c3b"/>
    </style:style>
    <style:style style:name="T1858" style:family="text">
      <style:text-properties officeooo:rsid="02f3a15d"/>
    </style:style>
    <style:style style:name="T1859" style:family="text">
      <style:text-properties officeooo:rsid="02f62172"/>
    </style:style>
    <style:style style:name="T1860" style:family="text">
      <style:text-properties officeooo:rsid="02f67282"/>
    </style:style>
    <style:style style:name="T1861" style:family="text">
      <style:text-properties officeooo:rsid="02fa1592"/>
    </style:style>
    <style:style style:name="T1862" style:family="text">
      <style:text-properties officeooo:rsid="02fca7b6"/>
    </style:style>
    <style:style style:name="T1863" style:family="text">
      <style:text-properties officeooo:rsid="02ffc207"/>
    </style:style>
    <style:style style:name="T1864" style:family="text">
      <style:text-properties officeooo:rsid="03000751"/>
    </style:style>
    <style:style style:name="T1865" style:family="text">
      <style:text-properties officeooo:rsid="0301f2b2"/>
    </style:style>
    <style:style style:name="T1866" style:family="text">
      <style:text-properties style:text-line-through-style="none" style:text-line-through-type="none" fo:font-style="normal" fo:font-weight="normal" officeooo:rsid="030e633b" style:font-style-asian="normal" style:font-weight-asian="normal" style:font-style-complex="normal" style:font-weight-complex="normal"/>
    </style:style>
    <style:style style:name="T186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868" style:family="text">
      <style:text-properties style:text-line-through-style="none" style:text-line-through-type="none" fo:font-style="normal" style:text-underline-style="none" fo:font-weight="normal" officeooo:rsid="04d17a86" style:font-style-asian="normal" style:font-weight-asian="normal" style:font-style-complex="normal" style:font-weight-complex="normal"/>
    </style:style>
    <style:style style:name="T1869" style:family="text">
      <style:text-properties style:text-line-through-style="none" style:text-line-through-type="none" fo:font-style="normal" style:text-underline-style="none" fo:font-weight="normal" officeooo:rsid="04d4ee8f" style:font-style-asian="normal" style:font-weight-asian="normal" style:font-style-complex="normal" style:font-weight-complex="normal"/>
    </style:style>
    <style:style style:name="T1870" style:family="text">
      <style:text-properties style:text-line-through-style="none" style:text-line-through-type="none" fo:font-style="normal" style:text-underline-style="none" fo:font-weight="normal" officeooo:rsid="04d6d782" style:font-style-asian="normal" style:font-weight-asian="normal" style:font-style-complex="normal" style:font-weight-complex="normal"/>
    </style:style>
    <style:style style:name="T1871" style:family="text">
      <style:text-properties style:text-line-through-style="none" style:text-line-through-type="none" fo:font-style="normal" style:text-underline-style="none" fo:font-weight="normal" officeooo:rsid="04da6b3d" style:font-style-asian="normal" style:font-weight-asian="normal" style:font-style-complex="normal" style:font-weight-complex="normal"/>
    </style:style>
    <style:style style:name="T1872" style:family="text">
      <style:text-properties style:text-line-through-style="none" style:text-line-through-type="none" fo:font-style="normal" style:text-underline-style="none" fo:font-weight="normal" officeooo:rsid="04dc5c54" style:font-style-asian="normal" style:font-weight-asian="normal" style:font-style-complex="normal" style:font-weight-complex="normal"/>
    </style:style>
    <style:style style:name="T1873" style:family="text">
      <style:text-properties style:text-line-through-style="none" style:text-line-through-type="none" fo:font-style="normal" style:text-underline-style="none" fo:font-weight="normal" officeooo:rsid="04dc247e" style:font-style-asian="normal" style:font-weight-asian="normal" style:font-style-complex="normal" style:font-weight-complex="normal"/>
    </style:style>
    <style:style style:name="T1874" style:family="text">
      <style:text-properties style:text-line-through-style="none" style:text-line-through-type="none" fo:font-style="normal" style:text-underline-style="none" fo:font-weight="normal" officeooo:rsid="04e040db" style:font-style-asian="normal" style:font-weight-asian="normal" style:font-style-complex="normal" style:font-weight-complex="normal"/>
    </style:style>
    <style:style style:name="T1875" style:family="text">
      <style:text-properties style:text-line-through-style="none" style:text-line-through-type="none" fo:font-style="normal" style:text-underline-style="none" fo:font-weight="normal" officeooo:rsid="04e227ec" style:font-style-asian="normal" style:font-weight-asian="normal" style:font-style-complex="normal" style:font-weight-complex="normal"/>
    </style:style>
    <style:style style:name="T1876" style:family="text">
      <style:text-properties style:text-line-through-style="none" style:text-line-through-type="none" fo:font-style="normal" style:text-underline-style="none" fo:font-weight="normal" officeooo:rsid="04e40970" style:font-style-asian="normal" style:font-weight-asian="normal" style:font-style-complex="normal" style:font-weight-complex="normal"/>
    </style:style>
    <style:style style:name="T1877" style:family="text">
      <style:text-properties style:text-line-through-style="none" style:text-line-through-type="none" fo:font-style="normal" style:text-underline-style="none" fo:font-weight="normal" officeooo:rsid="04e5d134" style:font-style-asian="normal" style:font-weight-asian="normal" style:font-style-complex="normal" style:font-weight-complex="normal"/>
    </style:style>
    <style:style style:name="T1878" style:family="text">
      <style:text-properties style:text-line-through-style="none" style:text-line-through-type="none" fo:font-style="normal" style:text-underline-style="none" fo:font-weight="normal" officeooo:rsid="04e8e78e" style:font-style-asian="normal" style:font-weight-asian="normal" style:font-style-complex="normal" style:font-weight-complex="normal"/>
    </style:style>
    <style:style style:name="T1879" style:family="text">
      <style:text-properties style:text-line-through-style="none" style:text-line-through-type="none" fo:font-style="normal" style:text-underline-style="none" fo:font-weight="normal" officeooo:rsid="04e99cb8" style:font-style-asian="normal" style:font-weight-asian="normal" style:font-style-complex="normal" style:font-weight-complex="normal"/>
    </style:style>
    <style:style style:name="T1880" style:family="text">
      <style:text-properties style:text-line-through-style="none" style:text-line-through-type="none" fo:font-style="normal" style:text-underline-style="none" fo:font-weight="normal" officeooo:rsid="04ebe878" style:font-style-asian="normal" style:font-weight-asian="normal" style:font-style-complex="normal" style:font-weight-complex="normal"/>
    </style:style>
    <style:style style:name="T1881" style:family="text">
      <style:text-properties style:text-line-through-style="none" style:text-line-through-type="none" fo:font-style="normal" style:text-underline-style="none" fo:font-weight="normal" officeooo:rsid="04ed5027" style:font-style-asian="normal" style:font-weight-asian="normal" style:font-style-complex="normal" style:font-weight-complex="normal"/>
    </style:style>
    <style:style style:name="T1882" style:family="text">
      <style:text-properties style:text-line-through-style="none" style:text-line-through-type="none" fo:font-style="normal" style:text-underline-style="none" fo:font-weight="normal" officeooo:rsid="04e62d77" style:font-style-asian="normal" style:font-weight-asian="normal" style:font-style-complex="normal" style:font-weight-complex="normal"/>
    </style:style>
    <style:style style:name="T1883" style:family="text">
      <style:text-properties style:text-line-through-style="none" style:text-line-through-type="none" fo:font-style="normal" style:text-underline-style="none" fo:font-weight="normal" officeooo:rsid="04eeb048" style:font-style-asian="normal" style:font-weight-asian="normal" style:font-style-complex="normal" style:font-weight-complex="normal"/>
    </style:style>
    <style:style style:name="T1884" style:family="text">
      <style:text-properties style:text-line-through-style="none" style:text-line-through-type="none" fo:font-style="normal" style:text-underline-style="none" fo:font-weight="normal" officeooo:rsid="04f54d1e" style:font-style-asian="normal" style:font-weight-asian="normal" style:font-style-complex="normal" style:font-weight-complex="normal"/>
    </style:style>
    <style:style style:name="T1885" style:family="text">
      <style:text-properties style:text-line-through-style="none" style:text-line-through-type="none" fo:font-style="normal" style:text-underline-style="none" fo:font-weight="normal" officeooo:rsid="04f91ba8" style:font-style-asian="normal" style:font-weight-asian="normal" style:font-style-complex="normal" style:font-weight-complex="normal"/>
    </style:style>
    <style:style style:name="T1886" style:family="text">
      <style:text-properties style:text-line-through-style="none" style:text-line-through-type="none" fo:font-style="normal" style:text-underline-style="none" fo:font-weight="normal" officeooo:rsid="04f920ef" style:font-style-asian="normal" style:font-weight-asian="normal" style:font-style-complex="normal" style:font-weight-complex="normal"/>
    </style:style>
    <style:style style:name="T1887" style:family="text">
      <style:text-properties style:text-line-through-style="none" style:text-line-through-type="none" fo:font-style="normal" style:text-underline-style="none" fo:font-weight="normal" officeooo:rsid="04f9dd22" style:font-style-asian="normal" style:font-weight-asian="normal" style:font-style-complex="normal" style:font-weight-complex="normal"/>
    </style:style>
    <style:style style:name="T1888" style:family="text">
      <style:text-properties style:text-line-through-style="none" style:text-line-through-type="none" fo:font-style="normal" style:text-underline-style="none" fo:font-weight="normal" officeooo:rsid="04fa7cb3" style:font-style-asian="normal" style:font-weight-asian="normal" style:font-style-complex="normal" style:font-weight-complex="normal"/>
    </style:style>
    <style:style style:name="T1889" style:family="text">
      <style:text-properties style:text-line-through-style="none" style:text-line-through-type="none" fo:font-style="normal" style:text-underline-style="none" fo:font-weight="normal" officeooo:rsid="04fd5da0" style:font-style-asian="normal" style:font-weight-asian="normal" style:font-style-complex="normal" style:font-weight-complex="normal"/>
    </style:style>
    <style:style style:name="T1890" style:family="text">
      <style:text-properties style:text-line-through-style="none" style:text-line-through-type="none" fo:font-style="normal" style:text-underline-style="none" fo:font-weight="normal" officeooo:rsid="04fef723" style:font-style-asian="normal" style:font-weight-asian="normal" style:font-style-complex="normal" style:font-weight-complex="normal"/>
    </style:style>
    <style:style style:name="T1891" style:family="text">
      <style:text-properties style:text-line-through-style="none" style:text-line-through-type="none" fo:font-style="normal" style:text-underline-style="none" fo:font-weight="normal" officeooo:rsid="0500bbbf" style:font-style-asian="normal" style:font-weight-asian="normal" style:font-style-complex="normal" style:font-weight-complex="normal"/>
    </style:style>
    <style:style style:name="T1892" style:family="text">
      <style:text-properties style:text-line-through-style="none" style:text-line-through-type="none" fo:font-style="normal" style:text-underline-style="none" fo:font-weight="normal" officeooo:rsid="0503c4e7" style:font-style-asian="normal" style:font-weight-asian="normal" style:font-style-complex="normal" style:font-weight-complex="normal"/>
    </style:style>
    <style:style style:name="T1893" style:family="text">
      <style:text-properties style:text-line-through-style="none" style:text-line-through-type="none" fo:font-style="normal" style:text-underline-style="none" fo:font-weight="normal" officeooo:rsid="0508cd6f" style:font-style-asian="normal" style:font-weight-asian="normal" style:font-style-complex="normal" style:font-weight-complex="normal"/>
    </style:style>
    <style:style style:name="T1894" style:family="text">
      <style:text-properties style:text-line-through-style="none" style:text-line-through-type="none" fo:font-style="normal" style:text-underline-style="none" fo:font-weight="normal" officeooo:rsid="050bd7ee" style:font-style-asian="normal" style:font-weight-asian="normal" style:font-style-complex="normal" style:font-weight-complex="normal"/>
    </style:style>
    <style:style style:name="T1895" style:family="text">
      <style:text-properties style:text-line-through-style="none" style:text-line-through-type="none" fo:font-style="normal" style:text-underline-style="none" fo:font-weight="normal" officeooo:rsid="050d61f8" style:font-style-asian="normal" style:font-weight-asian="normal" style:font-style-complex="normal" style:font-weight-complex="normal"/>
    </style:style>
    <style:style style:name="T1896" style:family="text">
      <style:text-properties style:text-line-through-style="none" style:text-line-through-type="none" fo:font-style="normal" style:text-underline-style="none" fo:font-weight="normal" officeooo:rsid="050dd80e" style:font-style-asian="normal" style:font-weight-asian="normal" style:font-style-complex="normal" style:font-weight-complex="normal"/>
    </style:style>
    <style:style style:name="T1897" style:family="text">
      <style:text-properties style:text-line-through-style="none" style:text-line-through-type="none" fo:font-style="normal" style:text-underline-style="none" fo:font-weight="normal" officeooo:rsid="050e8274" style:font-style-asian="normal" style:font-weight-asian="normal" style:font-style-complex="normal" style:font-weight-complex="normal"/>
    </style:style>
    <style:style style:name="T1898" style:family="text">
      <style:text-properties style:text-line-through-style="none" style:text-line-through-type="none" fo:font-style="italic" fo:font-weight="bold" officeooo:rsid="030bc3b9" style:font-style-asian="italic" style:font-weight-asian="bold" style:font-style-complex="italic" style:font-weight-complex="bold"/>
    </style:style>
    <style:style style:name="T1899" style:family="text">
      <style:text-properties style:text-line-through-style="none" style:text-line-through-type="none" fo:font-style="italic" fo:font-weight="bold" officeooo:rsid="030e633b" style:font-style-asian="italic" style:font-weight-asian="bold" style:font-style-complex="italic" style:font-weight-complex="bold"/>
    </style:style>
    <style:style style:name="T1900"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901"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1902" style:family="text">
      <style:text-properties style:text-line-through-style="none" style:text-line-through-type="none" fo:font-weight="normal" style:font-weight-asian="normal" style:font-weight-complex="normal"/>
    </style:style>
    <style:style style:name="T1903" style:family="text">
      <style:text-properties style:text-line-through-style="none" style:text-line-through-type="none" fo:font-weight="normal" officeooo:rsid="0ca8a027" style:font-weight-asian="normal" style:font-weight-complex="normal"/>
    </style:style>
    <style:style style:name="T1904" style:family="text">
      <style:text-properties officeooo:rsid="0314103a"/>
    </style:style>
    <style:style style:name="T1905" style:family="text">
      <style:text-properties officeooo:rsid="03157b47"/>
    </style:style>
    <style:style style:name="T1906" style:family="text">
      <style:text-properties officeooo:rsid="034933de"/>
    </style:style>
    <style:style style:name="T1907" style:family="text">
      <style:text-properties officeooo:rsid="035698c1"/>
    </style:style>
    <style:style style:name="T1908" style:family="text">
      <style:text-properties officeooo:rsid="03b188c6"/>
    </style:style>
    <style:style style:name="T1909" style:family="text">
      <style:text-properties officeooo:rsid="03b20f19"/>
    </style:style>
    <style:style style:name="T1910" style:family="text">
      <style:text-properties officeooo:rsid="03b27bd9"/>
    </style:style>
    <style:style style:name="T1911" style:family="text">
      <style:text-properties officeooo:rsid="03d11f1e"/>
    </style:style>
    <style:style style:name="T1912" style:family="text">
      <style:text-properties officeooo:rsid="03d2ef6c"/>
    </style:style>
    <style:style style:name="T1913" style:family="text">
      <style:text-properties officeooo:rsid="03d96b2d"/>
    </style:style>
    <style:style style:name="T1914" style:family="text">
      <style:text-properties officeooo:rsid="03da7205"/>
    </style:style>
    <style:style style:name="T1915" style:family="text">
      <style:text-properties officeooo:rsid="03dc28da"/>
    </style:style>
    <style:style style:name="T1916" style:family="text">
      <style:text-properties officeooo:rsid="03ff0a3c"/>
    </style:style>
    <style:style style:name="T1917" style:family="text">
      <style:text-properties officeooo:rsid="04087728"/>
    </style:style>
    <style:style style:name="T1918" style:family="text">
      <style:text-properties officeooo:rsid="04109442"/>
    </style:style>
    <style:style style:name="T1919" style:family="text">
      <style:text-properties officeooo:rsid="0352d571"/>
    </style:style>
    <style:style style:name="T1920" style:family="text">
      <style:text-properties officeooo:rsid="0448bf70"/>
    </style:style>
    <style:style style:name="T1921" style:family="text">
      <style:text-properties officeooo:rsid="046a3718"/>
    </style:style>
    <style:style style:name="T1922" style:family="text">
      <style:text-properties officeooo:rsid="0413402f"/>
    </style:style>
    <style:style style:name="T1923" style:family="text">
      <style:text-properties officeooo:rsid="001e18c5"/>
    </style:style>
    <style:style style:name="T1924" style:family="text">
      <style:text-properties officeooo:rsid="047489b0"/>
    </style:style>
    <style:style style:name="T1925" style:family="text">
      <style:text-properties officeooo:rsid="047524eb"/>
    </style:style>
    <style:style style:name="T1926" style:family="text">
      <style:text-properties style:text-underline-style="none"/>
    </style:style>
    <style:style style:name="T1927" style:family="text">
      <style:text-properties style:text-underline-style="none" fo:font-weight="normal" style:font-weight-asian="normal" style:font-weight-complex="normal"/>
    </style:style>
    <style:style style:name="T1928" style:family="text">
      <style:text-properties style:text-underline-style="none" fo:font-weight="normal" officeooo:rsid="04877b9b" style:font-weight-asian="normal" style:font-weight-complex="normal"/>
    </style:style>
    <style:style style:name="T1929" style:family="text">
      <style:text-properties style:text-underline-style="none" fo:font-weight="normal" officeooo:rsid="08ee2889" style:font-weight-asian="normal" style:font-weight-complex="normal"/>
    </style:style>
    <style:style style:name="T1930" style:family="text">
      <style:text-properties style:text-underline-style="none" fo:font-weight="normal" officeooo:rsid="08f0cba1" style:font-weight-asian="normal" style:font-weight-complex="normal"/>
    </style:style>
    <style:style style:name="T1931" style:family="text">
      <style:text-properties style:text-underline-style="none" fo:font-weight="normal" officeooo:rsid="08f17c44" style:font-weight-asian="normal" style:font-weight-complex="normal"/>
    </style:style>
    <style:style style:name="T1932" style:family="text">
      <style:text-properties style:text-underline-style="none" fo:font-weight="normal" officeooo:rsid="08f2dbd7" style:font-weight-asian="normal" style:font-weight-complex="normal"/>
    </style:style>
    <style:style style:name="T1933" style:family="text">
      <style:text-properties style:text-underline-style="none" fo:font-weight="normal" officeooo:rsid="08f47280" style:font-weight-asian="normal" style:font-weight-complex="normal"/>
    </style:style>
    <style:style style:name="T1934" style:family="text">
      <style:text-properties style:text-underline-style="none" fo:font-weight="normal" officeooo:rsid="08f553df" style:font-weight-asian="normal" style:font-weight-complex="normal"/>
    </style:style>
    <style:style style:name="T1935" style:family="text">
      <style:text-properties style:text-underline-style="none" fo:font-weight="normal" officeooo:rsid="08ff9f59" style:font-weight-asian="normal" style:font-weight-complex="normal"/>
    </style:style>
    <style:style style:name="T1936" style:family="text">
      <style:text-properties style:text-underline-style="none" fo:font-weight="normal" officeooo:rsid="09004c89" style:font-weight-asian="normal" style:font-weight-complex="normal"/>
    </style:style>
    <style:style style:name="T1937" style:family="text">
      <style:text-properties style:text-underline-style="none" fo:font-weight="normal" officeooo:rsid="0903aa52" style:font-weight-asian="normal" style:font-weight-complex="normal"/>
    </style:style>
    <style:style style:name="T1938" style:family="text">
      <style:text-properties style:text-underline-style="none" fo:font-weight="normal" officeooo:rsid="090a2c1f" style:font-weight-asian="normal" style:font-weight-complex="normal"/>
    </style:style>
    <style:style style:name="T1939" style:family="text">
      <style:text-properties style:text-underline-style="none" fo:font-weight="normal" officeooo:rsid="090b8c40" style:font-weight-asian="normal" style:font-weight-complex="normal"/>
    </style:style>
    <style:style style:name="T1940" style:family="text">
      <style:text-properties style:text-underline-style="none" fo:font-weight="normal" officeooo:rsid="0912924b" style:font-weight-asian="normal" style:font-weight-complex="normal"/>
    </style:style>
    <style:style style:name="T1941" style:family="text">
      <style:text-properties style:text-underline-style="none" fo:font-weight="normal" officeooo:rsid="0aed5131" style:font-weight-asian="normal" style:font-weight-complex="normal"/>
    </style:style>
    <style:style style:name="T1942" style:family="text">
      <style:text-properties style:text-underline-style="none" fo:font-weight="normal" officeooo:rsid="0bf8996f" style:font-weight-asian="normal" style:font-weight-complex="normal"/>
    </style:style>
    <style:style style:name="T1943" style:family="text">
      <style:text-properties style:text-underline-style="none" fo:font-weight="normal" officeooo:rsid="0d18817e" style:font-weight-asian="normal" style:font-weight-complex="normal"/>
    </style:style>
    <style:style style:name="T1944" style:family="text">
      <style:text-properties style:text-underline-style="none" fo:font-weight="normal" officeooo:rsid="0d199d0a" style:font-weight-asian="normal" style:font-weight-complex="normal"/>
    </style:style>
    <style:style style:name="T1945" style:family="text">
      <style:text-properties style:text-underline-style="none" fo:font-weight="normal" officeooo:rsid="0d1b1192" style:font-weight-asian="normal" style:font-weight-complex="normal"/>
    </style:style>
    <style:style style:name="T1946" style:family="text">
      <style:text-properties style:text-underline-style="none" fo:font-weight="normal" officeooo:rsid="0d1b8735" style:font-weight-asian="normal" style:font-weight-complex="normal"/>
    </style:style>
    <style:style style:name="T1947" style:family="text">
      <style:text-properties style:text-underline-style="none" fo:font-weight="normal" officeooo:rsid="0d1caac8" style:font-weight-asian="normal" style:font-weight-complex="normal"/>
    </style:style>
    <style:style style:name="T1948" style:family="text">
      <style:text-properties style:text-underline-style="none" fo:font-weight="normal" officeooo:rsid="0d1d67da" style:font-weight-asian="normal" style:font-weight-complex="normal"/>
    </style:style>
    <style:style style:name="T1949" style:family="text">
      <style:text-properties style:text-underline-style="none" fo:font-weight="normal" officeooo:rsid="0d1e7959" style:font-weight-asian="normal" style:font-weight-complex="normal"/>
    </style:style>
    <style:style style:name="T1950" style:family="text">
      <style:text-properties style:text-underline-style="none" fo:font-weight="normal" officeooo:rsid="0d1feec6" style:font-weight-asian="normal" style:font-weight-complex="normal"/>
    </style:style>
    <style:style style:name="T1951" style:family="text">
      <style:text-properties style:text-underline-style="none" fo:font-weight="normal" officeooo:rsid="0d21bd6b" style:font-weight-asian="normal" style:font-weight-complex="normal"/>
    </style:style>
    <style:style style:name="T1952" style:family="text">
      <style:text-properties style:text-underline-style="none" fo:font-weight="normal" officeooo:rsid="0d27ca78" style:font-weight-asian="normal" style:font-weight-complex="normal"/>
    </style:style>
    <style:style style:name="T1953" style:family="text">
      <style:text-properties style:text-underline-style="none" fo:font-weight="normal" officeooo:rsid="0d299ed4" style:font-weight-asian="normal" style:font-weight-complex="normal"/>
    </style:style>
    <style:style style:name="T1954" style:family="text">
      <style:text-properties style:text-underline-style="none" fo:font-weight="normal" officeooo:rsid="0d2b45ce" style:font-weight-asian="normal" style:font-weight-complex="normal"/>
    </style:style>
    <style:style style:name="T1955" style:family="text">
      <style:text-properties style:text-underline-style="none" fo:font-weight="normal" officeooo:rsid="0d2f9686" style:font-weight-asian="normal" style:font-weight-complex="normal"/>
    </style:style>
    <style:style style:name="T1956" style:family="text">
      <style:text-properties style:text-underline-style="none" fo:font-weight="normal" officeooo:rsid="0d88c6f6" style:font-weight-asian="normal" style:font-weight-complex="normal"/>
    </style:style>
    <style:style style:name="T1957" style:family="text">
      <style:text-properties style:text-underline-style="none" fo:font-weight="normal" officeooo:rsid="0d8962d8" style:font-weight-asian="normal" style:font-weight-complex="normal"/>
    </style:style>
    <style:style style:name="T1958" style:family="text">
      <style:text-properties style:text-underline-style="none" fo:font-weight="normal" officeooo:rsid="0d8a10e4" style:font-weight-asian="normal" style:font-weight-complex="normal"/>
    </style:style>
    <style:style style:name="T1959" style:family="text">
      <style:text-properties style:text-underline-style="none" fo:font-weight="bold" style:font-weight-asian="bold" style:font-weight-complex="bold"/>
    </style:style>
    <style:style style:name="T1960" style:family="text">
      <style:text-properties style:text-underline-style="none" officeooo:rsid="048e7a8f"/>
    </style:style>
    <style:style style:name="T1961" style:family="text">
      <style:text-properties style:text-underline-style="none" officeooo:rsid="0492fa72"/>
    </style:style>
    <style:style style:name="T1962" style:family="text">
      <style:text-properties style:text-underline-style="none" officeooo:rsid="0495bcb9"/>
    </style:style>
    <style:style style:name="T1963" style:family="text">
      <style:text-properties style:text-underline-style="none" officeooo:rsid="076cd933"/>
    </style:style>
    <style:style style:name="T1964" style:family="text">
      <style:text-properties style:text-underline-style="none" officeooo:rsid="08ee2889"/>
    </style:style>
    <style:style style:name="T1965" style:family="text">
      <style:text-properties style:text-underline-style="none" officeooo:rsid="0bfb1c6c"/>
    </style:style>
    <style:style style:name="T1966" style:family="text">
      <style:text-properties style:text-underline-style="none" officeooo:rsid="0d1d67da"/>
    </style:style>
    <style:style style:name="T1967" style:family="text">
      <style:text-properties style:text-underline-style="none" officeooo:rsid="0d1e7959"/>
    </style:style>
    <style:style style:name="T1968" style:family="text">
      <style:text-properties style:text-underline-style="none" officeooo:rsid="0d21bd6b"/>
    </style:style>
    <style:style style:name="T1969" style:family="text">
      <style:text-properties style:text-underline-style="none" officeooo:rsid="0d83fd27"/>
    </style:style>
    <style:style style:name="T1970" style:family="text">
      <style:text-properties style:text-underline-style="none" officeooo:rsid="0d84b155"/>
    </style:style>
    <style:style style:name="T1971" style:family="text">
      <style:text-properties style:text-underline-style="none" officeooo:rsid="0d864131"/>
    </style:style>
    <style:style style:name="T1972" style:family="text">
      <style:text-properties style:text-underline-style="none" officeooo:rsid="0d8962d8"/>
    </style:style>
    <style:style style:name="T1973" style:family="text">
      <style:text-properties style:text-underline-style="none" officeooo:rsid="0e0f7ccb"/>
    </style:style>
    <style:style style:name="T1974" style:family="text">
      <style:text-properties style:text-underline-style="none" officeooo:rsid="0e2dde4c"/>
    </style:style>
    <style:style style:name="T1975" style:family="text">
      <style:text-properties style:text-underline-style="none" officeooo:rsid="0e3a02e6"/>
    </style:style>
    <style:style style:name="T1976" style:family="text">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T1977" style:family="text">
      <style:text-properties style:text-line-through-style="solid" style:text-line-through-type="single" fo:font-style="normal" style:text-underline-style="none" fo:font-weight="normal" officeooo:rsid="04d17a86" style:font-style-asian="normal" style:font-weight-asian="normal" style:font-style-complex="normal" style:font-weight-complex="normal"/>
    </style:style>
    <style:style style:name="T1978" style:family="text">
      <style:text-properties style:text-line-through-style="solid" style:text-line-through-type="single" fo:font-style="normal" fo:font-weight="bold" officeooo:rsid="043334d6" style:font-name-asian="Lato-Bold" style:font-style-asian="normal" style:font-weight-asian="bold" style:font-name-complex="Calibri" style:font-style-complex="normal" style:font-weight-complex="bold"/>
    </style:style>
    <style:style style:name="T1979" style:family="text">
      <style:text-properties style:text-line-through-style="solid" style:text-line-through-type="single" fo:font-style="normal" fo:font-weight="normal" officeooo:rsid="043334d6" style:font-name-asian="Lato-Bold" style:font-style-asian="normal" style:font-weight-asian="normal" style:font-name-complex="Calibri" style:font-style-complex="normal" style:font-weight-complex="normal"/>
    </style:style>
    <style:style style:name="T1980" style:family="text">
      <style:text-properties style:text-line-through-style="solid" style:text-line-through-type="single" fo:font-weight="normal" style:font-weight-asian="normal" style:font-weight-complex="normal"/>
    </style:style>
    <style:style style:name="T1981" style:family="text">
      <style:text-properties style:text-line-through-style="solid" style:text-line-through-type="single" fo:font-weight="normal" officeooo:rsid="075855ea" style:font-weight-asian="normal" style:font-weight-complex="normal"/>
    </style:style>
    <style:style style:name="T1982" style:family="text">
      <style:text-properties style:text-line-through-style="solid" style:text-line-through-type="single" fo:font-weight="normal" officeooo:rsid="07589396" style:font-weight-asian="normal" style:font-weight-complex="normal"/>
    </style:style>
    <style:style style:name="T1983" style:family="text">
      <style:text-properties style:text-line-through-style="solid" style:text-line-through-type="single" officeooo:rsid="09859b9f"/>
    </style:style>
    <style:style style:name="T1984" style:family="text">
      <style:text-properties style:text-line-through-style="solid" style:text-line-through-type="single" officeooo:rsid="09861d71"/>
    </style:style>
    <style:style style:name="T1985" style:family="text">
      <style:text-properties style:text-line-through-style="solid" style:text-line-through-type="single" officeooo:rsid="098a2e4f"/>
    </style:style>
    <style:style style:name="T1986" style:family="text">
      <style:text-properties style:text-line-through-style="solid" style:text-line-through-type="single" officeooo:rsid="098bc46a"/>
    </style:style>
    <style:style style:name="T1987" style:family="text">
      <style:text-properties style:text-line-through-style="solid" style:text-line-through-type="single" officeooo:rsid="098937f9"/>
    </style:style>
    <style:style style:name="T1988" style:family="text">
      <style:text-properties style:text-line-through-style="solid" style:text-line-through-type="single" officeooo:rsid="098d6ff0"/>
    </style:style>
    <style:style style:name="T1989" style:family="text">
      <style:text-properties style:text-line-through-style="solid" style:text-line-through-type="single" officeooo:rsid="098da8c4"/>
    </style:style>
    <style:style style:name="T1990" style:family="text">
      <style:text-properties style:text-line-through-style="solid" style:text-line-through-type="single" officeooo:rsid="098f3099"/>
    </style:style>
    <style:style style:name="T1991" style:family="text">
      <style:text-properties style:text-line-through-style="solid" style:text-line-through-type="single" officeooo:rsid="09936595"/>
    </style:style>
    <style:style style:name="T1992" style:family="text">
      <style:text-properties style:text-line-through-style="solid" style:text-line-through-type="single" officeooo:rsid="0994a86b"/>
    </style:style>
    <style:style style:name="T1993" style:family="text">
      <style:text-properties style:text-line-through-style="solid" style:text-line-through-type="single" officeooo:rsid="0995aad0"/>
    </style:style>
    <style:style style:name="T1994" style:family="text">
      <style:text-properties fo:color="#00a933" loext:opacity="100%" fo:font-style="italic" fo:font-weight="bold" officeooo:rsid="03c84cf7" style:font-style-asian="italic" style:font-weight-asian="bold" style:font-style-complex="italic" style:font-weight-complex="bold"/>
    </style:style>
    <style:style style:name="T1995" style:family="text">
      <style:text-properties fo:color="#00a933" loext:opacity="100%" fo:font-style="normal" fo:font-weight="normal" officeooo:rsid="03c84cf7" style:font-style-asian="normal" style:font-weight-asian="normal" style:font-style-complex="normal" style:font-weight-complex="normal"/>
    </style:style>
    <style:style style:name="T1996" style:family="text">
      <style:text-properties fo:color="#00a933" loext:opacity="100%" fo:font-style="normal" style:font-style-asian="normal" style:font-style-complex="normal"/>
    </style:style>
    <style:style style:name="T1997" style:family="text">
      <style:text-properties fo:color="#00a933" loext:opacity="100%" fo:font-style="normal" officeooo:rsid="0a116d92" style:font-style-asian="normal" style:font-style-complex="normal"/>
    </style:style>
    <style:style style:name="T1998" style:family="text">
      <style:text-properties officeooo:rsid="051dc855"/>
    </style:style>
    <style:style style:name="T1999" style:family="text">
      <style:text-properties officeooo:rsid="051e4a61"/>
    </style:style>
    <style:style style:name="T2000" style:family="text">
      <style:text-properties officeooo:rsid="051f9c69"/>
    </style:style>
    <style:style style:name="T2001" style:family="text">
      <style:text-properties officeooo:rsid="0524caf0"/>
    </style:style>
    <style:style style:name="T2002" style:family="text">
      <style:text-properties officeooo:rsid="052680a1"/>
    </style:style>
    <style:style style:name="T2003" style:family="text">
      <style:text-properties officeooo:rsid="0527a644"/>
    </style:style>
    <style:style style:name="T2004" style:family="text">
      <style:text-properties officeooo:rsid="0527a644" fo:background-color="transparent" loext:char-shading-value="0"/>
    </style:style>
    <style:style style:name="T2005" style:family="text">
      <style:text-properties officeooo:rsid="05280476"/>
    </style:style>
    <style:style style:name="T2006" style:family="text">
      <style:text-properties officeooo:rsid="0529aa30"/>
    </style:style>
    <style:style style:name="T2007" style:family="text">
      <style:text-properties officeooo:rsid="052af140"/>
    </style:style>
    <style:style style:name="T2008" style:family="text">
      <style:text-properties officeooo:rsid="052cfcc7"/>
    </style:style>
    <style:style style:name="T2009" style:family="text">
      <style:text-properties officeooo:rsid="052d0cfa"/>
    </style:style>
    <style:style style:name="T2010" style:family="text">
      <style:text-properties officeooo:rsid="052dcadc"/>
    </style:style>
    <style:style style:name="T2011" style:family="text">
      <style:text-properties officeooo:rsid="052f997d"/>
    </style:style>
    <style:style style:name="T2012" style:family="text">
      <style:text-properties officeooo:rsid="05354c19"/>
    </style:style>
    <style:style style:name="T2013" style:family="text">
      <style:text-properties officeooo:rsid="05356542"/>
    </style:style>
    <style:style style:name="T2014" style:family="text">
      <style:text-properties officeooo:rsid="0536d5c9"/>
    </style:style>
    <style:style style:name="T2015" style:family="text">
      <style:text-properties officeooo:rsid="05387832"/>
    </style:style>
    <style:style style:name="T2016" style:family="text">
      <style:text-properties officeooo:rsid="0570b40b"/>
    </style:style>
    <style:style style:name="T2017" style:family="text">
      <style:text-properties officeooo:rsid="05a73b5a"/>
    </style:style>
    <style:style style:name="T2018" style:family="text">
      <style:text-properties officeooo:rsid="05a74768"/>
    </style:style>
    <style:style style:name="T2019" style:family="text">
      <style:text-properties officeooo:rsid="05ac3364"/>
    </style:style>
    <style:style style:name="T2020" style:family="text">
      <style:text-properties officeooo:rsid="05add008"/>
    </style:style>
    <style:style style:name="T2021" style:family="text">
      <style:text-properties officeooo:rsid="05ae3142"/>
    </style:style>
    <style:style style:name="T2022" style:family="text">
      <style:text-properties officeooo:rsid="05aecfb9"/>
    </style:style>
    <style:style style:name="T2023" style:family="text">
      <style:text-properties officeooo:rsid="05af3bb6"/>
    </style:style>
    <style:style style:name="T2024" style:family="text">
      <style:text-properties officeooo:rsid="05b05666"/>
    </style:style>
    <style:style style:name="T2025" style:family="text">
      <style:text-properties officeooo:rsid="05b0eec2"/>
    </style:style>
    <style:style style:name="T2026" style:family="text">
      <style:text-properties officeooo:rsid="05b4c095"/>
    </style:style>
    <style:style style:name="T2027" style:family="text">
      <style:text-properties officeooo:rsid="05b98d06"/>
    </style:style>
    <style:style style:name="T2028" style:family="text">
      <style:text-properties officeooo:rsid="05bd3cc6"/>
    </style:style>
    <style:style style:name="T2029" style:family="text">
      <style:text-properties officeooo:rsid="05be7c99"/>
    </style:style>
    <style:style style:name="T2030" style:family="text">
      <style:text-properties officeooo:rsid="05bed6ce"/>
    </style:style>
    <style:style style:name="T2031" style:family="text">
      <style:text-properties officeooo:rsid="05c1e2d5"/>
    </style:style>
    <style:style style:name="T2032" style:family="text">
      <style:text-properties officeooo:rsid="05c30ac0"/>
    </style:style>
    <style:style style:name="T2033" style:family="text">
      <style:text-properties officeooo:rsid="05c4fb6d"/>
    </style:style>
    <style:style style:name="T2034" style:family="text">
      <style:text-properties officeooo:rsid="05c60f4a"/>
    </style:style>
    <style:style style:name="T2035" style:family="text">
      <style:text-properties officeooo:rsid="05c70e8b"/>
    </style:style>
    <style:style style:name="T2036" style:family="text">
      <style:text-properties officeooo:rsid="05c85d02"/>
    </style:style>
    <style:style style:name="T2037" style:family="text">
      <style:text-properties officeooo:rsid="05ca521f"/>
    </style:style>
    <style:style style:name="T2038" style:family="text">
      <style:text-properties officeooo:rsid="05cb4ad9"/>
    </style:style>
    <style:style style:name="T2039" style:family="text">
      <style:text-properties officeooo:rsid="05cd3343"/>
    </style:style>
    <style:style style:name="T2040" style:family="text">
      <style:text-properties officeooo:rsid="05cd72b1"/>
    </style:style>
    <style:style style:name="T2041" style:family="text">
      <style:text-properties officeooo:rsid="05d0de97"/>
    </style:style>
    <style:style style:name="T2042" style:family="text">
      <style:text-properties officeooo:rsid="05d234e3"/>
    </style:style>
    <style:style style:name="T2043" style:family="text">
      <style:text-properties officeooo:rsid="05d3c4d5"/>
    </style:style>
    <style:style style:name="T2044" style:family="text">
      <style:text-properties officeooo:rsid="05d6d70b"/>
    </style:style>
    <style:style style:name="T2045" style:family="text">
      <style:text-properties officeooo:rsid="05d84efb"/>
    </style:style>
    <style:style style:name="T2046" style:family="text">
      <style:text-properties officeooo:rsid="05da24fd"/>
    </style:style>
    <style:style style:name="T2047" style:family="text">
      <style:text-properties officeooo:rsid="05dadd8b"/>
    </style:style>
    <style:style style:name="T2048" style:family="text">
      <style:text-properties officeooo:rsid="05dc6ef0"/>
    </style:style>
    <style:style style:name="T2049" style:family="text">
      <style:text-properties officeooo:rsid="05dde625"/>
    </style:style>
    <style:style style:name="T2050" style:family="text">
      <style:text-properties officeooo:rsid="05e9e3e5"/>
    </style:style>
    <style:style style:name="T2051" style:family="text">
      <style:text-properties fo:font-size="9pt" officeooo:rsid="05ea3b48" style:font-size-asian="9pt" style:font-size-complex="9pt"/>
    </style:style>
    <style:style style:name="T2052" style:family="text">
      <style:text-properties officeooo:rsid="05eb46cf"/>
    </style:style>
    <style:style style:name="T2053" style:family="text">
      <style:text-properties officeooo:rsid="05ebe656"/>
    </style:style>
    <style:style style:name="T2054" style:family="text">
      <style:text-properties officeooo:rsid="05edbebf"/>
    </style:style>
    <style:style style:name="T2055" style:family="text">
      <style:text-properties officeooo:rsid="05ee8cfb"/>
    </style:style>
    <style:style style:name="T2056" style:family="text">
      <style:text-properties officeooo:rsid="05efbab1"/>
    </style:style>
    <style:style style:name="T2057" style:family="text">
      <style:text-properties officeooo:rsid="061d3097"/>
    </style:style>
    <style:style style:name="T2058" style:family="text">
      <style:text-properties officeooo:rsid="061ec33a"/>
    </style:style>
    <style:style style:name="T2059" style:family="text">
      <style:text-properties officeooo:rsid="061ef300"/>
    </style:style>
    <style:style style:name="T2060" style:family="text">
      <style:text-properties officeooo:rsid="062066ed"/>
    </style:style>
    <style:style style:name="T2061" style:family="text">
      <style:text-properties officeooo:rsid="06226cc2"/>
    </style:style>
    <style:style style:name="T2062" style:family="text">
      <style:text-properties officeooo:rsid="0622fc09"/>
    </style:style>
    <style:style style:name="T2063" style:family="text">
      <style:text-properties officeooo:rsid="06249ad1"/>
    </style:style>
    <style:style style:name="T2064" style:family="text">
      <style:text-properties officeooo:rsid="0627126f"/>
    </style:style>
    <style:style style:name="T2065" style:family="text">
      <style:text-properties officeooo:rsid="06285263"/>
    </style:style>
    <style:style style:name="T2066" style:family="text">
      <style:text-properties officeooo:rsid="062b1a84"/>
    </style:style>
    <style:style style:name="T2067" style:family="text">
      <style:text-properties officeooo:rsid="062c1740"/>
    </style:style>
    <style:style style:name="T2068" style:family="text">
      <style:text-properties officeooo:rsid="062eb16c"/>
    </style:style>
    <style:style style:name="T2069" style:family="text">
      <style:text-properties officeooo:rsid="062ef332"/>
    </style:style>
    <style:style style:name="T2070" style:family="text">
      <style:text-properties officeooo:rsid="062f8136"/>
    </style:style>
    <style:style style:name="T2071" style:family="text">
      <style:text-properties officeooo:rsid="0630f8bf"/>
    </style:style>
    <style:style style:name="T2072" style:family="text">
      <style:text-properties officeooo:rsid="06322795"/>
    </style:style>
    <style:style style:name="T2073" style:family="text">
      <style:text-properties officeooo:rsid="0632ed95"/>
    </style:style>
    <style:style style:name="T2074" style:family="text">
      <style:text-properties officeooo:rsid="0634461b"/>
    </style:style>
    <style:style style:name="T2075" style:family="text">
      <style:text-properties officeooo:rsid="0636cb90"/>
    </style:style>
    <style:style style:name="T2076" style:family="text">
      <style:text-properties officeooo:rsid="063969f7"/>
    </style:style>
    <style:style style:name="T2077" style:family="text">
      <style:text-properties officeooo:rsid="063c1e5e"/>
    </style:style>
    <style:style style:name="T2078" style:family="text">
      <style:text-properties officeooo:rsid="063d1731"/>
    </style:style>
    <style:style style:name="T2079" style:family="text">
      <style:text-properties officeooo:rsid="063ec939"/>
    </style:style>
    <style:style style:name="T2080" style:family="text">
      <style:text-properties officeooo:rsid="064150a9"/>
    </style:style>
    <style:style style:name="T2081" style:family="text">
      <style:text-properties officeooo:rsid="06434ba3"/>
    </style:style>
    <style:style style:name="T2082" style:family="text">
      <style:text-properties officeooo:rsid="06449d10"/>
    </style:style>
    <style:style style:name="T2083" style:family="text">
      <style:text-properties officeooo:rsid="06458e64"/>
    </style:style>
    <style:style style:name="T2084" style:family="text">
      <style:text-properties officeooo:rsid="06470d22"/>
    </style:style>
    <style:style style:name="T2085" style:family="text">
      <style:text-properties officeooo:rsid="065a7633"/>
    </style:style>
    <style:style style:name="T2086" style:family="text">
      <style:text-properties officeooo:rsid="065baede"/>
    </style:style>
    <style:style style:name="T2087" style:family="text">
      <style:text-properties officeooo:rsid="065e0ab0"/>
    </style:style>
    <style:style style:name="T2088" style:family="text">
      <style:text-properties officeooo:rsid="06617669"/>
    </style:style>
    <style:style style:name="T2089" style:family="text">
      <style:text-properties officeooo:rsid="0663279e"/>
    </style:style>
    <style:style style:name="T2090" style:family="text">
      <style:text-properties officeooo:rsid="0664db08"/>
    </style:style>
    <style:style style:name="T2091" style:family="text">
      <style:text-properties officeooo:rsid="06657197"/>
    </style:style>
    <style:style style:name="T2092" style:family="text">
      <style:text-properties officeooo:rsid="0678877a"/>
    </style:style>
    <style:style style:name="T2093" style:family="text">
      <style:text-properties officeooo:rsid="0679b563"/>
    </style:style>
    <style:style style:name="T2094" style:family="text">
      <style:text-properties officeooo:rsid="0679f562"/>
    </style:style>
    <style:style style:name="T2095" style:family="text">
      <style:text-properties officeooo:rsid="067cc274"/>
    </style:style>
    <style:style style:name="T2096" style:family="text">
      <style:text-properties officeooo:rsid="067de65d"/>
    </style:style>
    <style:style style:name="T2097" style:family="text">
      <style:text-properties officeooo:rsid="06817b4d"/>
    </style:style>
    <style:style style:name="T2098" style:family="text">
      <style:text-properties officeooo:rsid="068cb5cb"/>
    </style:style>
    <style:style style:name="T2099" style:family="text">
      <style:text-properties officeooo:rsid="069411a2"/>
    </style:style>
    <style:style style:name="T2100" style:family="text">
      <style:text-properties officeooo:rsid="0698ae05"/>
    </style:style>
    <style:style style:name="T2101" style:family="text">
      <style:text-properties officeooo:rsid="069a691e"/>
    </style:style>
    <style:style style:name="T2102" style:family="text">
      <style:text-properties officeooo:rsid="06c4121e"/>
    </style:style>
    <style:style style:name="T2103" style:family="text">
      <style:text-properties officeooo:rsid="06fac0af"/>
    </style:style>
    <style:style style:name="T2104" style:family="text">
      <style:text-properties officeooo:rsid="06fb983c"/>
    </style:style>
    <style:style style:name="T2105" style:family="text">
      <style:text-properties officeooo:rsid="06fc7d5a"/>
    </style:style>
    <style:style style:name="T2106" style:family="text">
      <style:text-properties officeooo:rsid="06fef2a4"/>
    </style:style>
    <style:style style:name="T2107" style:family="text">
      <style:text-properties officeooo:rsid="06ff2b21"/>
    </style:style>
    <style:style style:name="T2108" style:family="text">
      <style:text-properties officeooo:rsid="07013f2f"/>
    </style:style>
    <style:style style:name="T2109" style:family="text">
      <style:text-properties officeooo:rsid="07029d45"/>
    </style:style>
    <style:style style:name="T2110" style:family="text">
      <style:text-properties officeooo:rsid="07106e8d"/>
    </style:style>
    <style:style style:name="T2111" style:family="text">
      <style:text-properties officeooo:rsid="071308bd"/>
    </style:style>
    <style:style style:name="T2112" style:family="text">
      <style:text-properties officeooo:rsid="0713c169"/>
    </style:style>
    <style:style style:name="T2113" style:family="text">
      <style:text-properties officeooo:rsid="07156760"/>
    </style:style>
    <style:style style:name="T2114" style:family="text">
      <style:text-properties officeooo:rsid="0716942d"/>
    </style:style>
    <style:style style:name="T2115" style:family="text">
      <style:text-properties officeooo:rsid="071939e5"/>
    </style:style>
    <style:style style:name="T2116" style:family="text">
      <style:text-properties officeooo:rsid="071be743"/>
    </style:style>
    <style:style style:name="T2117" style:family="text">
      <style:text-properties officeooo:rsid="071c9e38"/>
    </style:style>
    <style:style style:name="T2118" style:family="text">
      <style:text-properties officeooo:rsid="071cb656"/>
    </style:style>
    <style:style style:name="T2119" style:family="text">
      <style:text-properties officeooo:rsid="071eada7"/>
    </style:style>
    <style:style style:name="T2120" style:family="text">
      <style:text-properties officeooo:rsid="071f2499"/>
    </style:style>
    <style:style style:name="T2121" style:family="text">
      <style:text-properties officeooo:rsid="071f3b67"/>
    </style:style>
    <style:style style:name="T2122" style:family="text">
      <style:text-properties officeooo:rsid="071fd7b5"/>
    </style:style>
    <style:style style:name="T2123" style:family="text">
      <style:text-properties officeooo:rsid="07208a10"/>
    </style:style>
    <style:style style:name="T2124" style:family="text">
      <style:text-properties officeooo:rsid="07214bba"/>
    </style:style>
    <style:style style:name="T2125" style:family="text">
      <style:text-properties officeooo:rsid="076500b4"/>
    </style:style>
    <style:style style:name="T2126" style:family="text">
      <style:text-properties officeooo:rsid="07678e9c"/>
    </style:style>
    <style:style style:name="T2127" style:family="text">
      <style:text-properties officeooo:rsid="076b3aa1"/>
    </style:style>
    <style:style style:name="T2128" style:family="text">
      <style:text-properties officeooo:rsid="076cd933"/>
    </style:style>
    <style:style style:name="T2129" style:family="text">
      <style:text-properties officeooo:rsid="076d0c93"/>
    </style:style>
    <style:style style:name="T2130" style:family="text">
      <style:text-properties officeooo:rsid="07714b64"/>
    </style:style>
    <style:style style:name="T2131" style:family="text">
      <style:text-properties officeooo:rsid="077b1367"/>
    </style:style>
    <style:style style:name="T2132" style:family="text">
      <style:text-properties officeooo:rsid="0780fbf4"/>
    </style:style>
    <style:style style:name="T2133" style:family="text">
      <style:text-properties officeooo:rsid="078567f7"/>
    </style:style>
    <style:style style:name="T2134" style:family="text">
      <style:text-properties officeooo:rsid="0785a8e8"/>
    </style:style>
    <style:style style:name="T2135" style:family="text">
      <style:text-properties officeooo:rsid="0786d651"/>
    </style:style>
    <style:style style:name="T2136" style:family="text">
      <style:text-properties officeooo:rsid="07870457"/>
    </style:style>
    <style:style style:name="T2137" style:family="text">
      <style:text-properties officeooo:rsid="078bb847"/>
    </style:style>
    <style:style style:name="T2138" style:family="text">
      <style:text-properties officeooo:rsid="078f6e0e"/>
    </style:style>
    <style:style style:name="T2139" style:family="text">
      <style:text-properties officeooo:rsid="0791b083"/>
    </style:style>
    <style:style style:name="T2140" style:family="text">
      <style:text-properties officeooo:rsid="079398fe"/>
    </style:style>
    <style:style style:name="T2141" style:family="text">
      <style:text-properties officeooo:rsid="0795cef2"/>
    </style:style>
    <style:style style:name="T2142" style:family="text">
      <style:text-properties officeooo:rsid="0797619b"/>
    </style:style>
    <style:style style:name="T2143" style:family="text">
      <style:text-properties officeooo:rsid="0797b73c"/>
    </style:style>
    <style:style style:name="T2144" style:family="text">
      <style:text-properties officeooo:rsid="07997296"/>
    </style:style>
    <style:style style:name="T2145" style:family="text">
      <style:text-properties officeooo:rsid="079bb286"/>
    </style:style>
    <style:style style:name="T2146" style:family="text">
      <style:text-properties officeooo:rsid="079bb556"/>
    </style:style>
    <style:style style:name="T2147" style:family="text">
      <style:text-properties officeooo:rsid="079c80f9"/>
    </style:style>
    <style:style style:name="T2148" style:family="text">
      <style:text-properties officeooo:rsid="079fc49b"/>
    </style:style>
    <style:style style:name="T2149" style:family="text">
      <style:text-properties officeooo:rsid="07a0e8d8"/>
    </style:style>
    <style:style style:name="T2150" style:family="text">
      <style:text-properties officeooo:rsid="07a68642"/>
    </style:style>
    <style:style style:name="T2151" style:family="text">
      <style:text-properties officeooo:rsid="07aad25a"/>
    </style:style>
    <style:style style:name="T2152" style:family="text">
      <style:text-properties officeooo:rsid="07ab0c2b"/>
    </style:style>
    <style:style style:name="T2153" style:family="text">
      <style:text-properties officeooo:rsid="07ab7f6a"/>
    </style:style>
    <style:style style:name="T2154" style:family="text">
      <style:text-properties officeooo:rsid="07ab9b66"/>
    </style:style>
    <style:style style:name="T2155" style:family="text">
      <style:text-properties officeooo:rsid="07ae5db5"/>
    </style:style>
    <style:style style:name="T2156" style:family="text">
      <style:text-properties officeooo:rsid="07af7cad"/>
    </style:style>
    <style:style style:name="T2157" style:family="text">
      <style:text-properties officeooo:rsid="07af9a19"/>
    </style:style>
    <style:style style:name="T2158" style:family="text">
      <style:text-properties officeooo:rsid="07b52295"/>
    </style:style>
    <style:style style:name="T2159" style:family="text">
      <style:text-properties officeooo:rsid="07b52a2a"/>
    </style:style>
    <style:style style:name="T2160" style:family="text">
      <style:text-properties officeooo:rsid="07b59a12"/>
    </style:style>
    <style:style style:name="T2161" style:family="text">
      <style:text-properties officeooo:rsid="07b7fb47"/>
    </style:style>
    <style:style style:name="T2162" style:family="text">
      <style:text-properties officeooo:rsid="07bbee94"/>
    </style:style>
    <style:style style:name="T2163" style:family="text">
      <style:text-properties officeooo:rsid="07bd6b76"/>
    </style:style>
    <style:style style:name="T2164" style:family="text">
      <style:text-properties officeooo:rsid="07c03253"/>
    </style:style>
    <style:style style:name="T2165" style:family="text">
      <style:text-properties officeooo:rsid="07c10a07"/>
    </style:style>
    <style:style style:name="T2166" style:family="text">
      <style:text-properties officeooo:rsid="07c1ebe5"/>
    </style:style>
    <style:style style:name="T2167" style:family="text">
      <style:text-properties officeooo:rsid="07c3cd6a"/>
    </style:style>
    <style:style style:name="T2168" style:family="text">
      <style:text-properties officeooo:rsid="07c5afb7"/>
    </style:style>
    <style:style style:name="T2169" style:family="text">
      <style:text-properties officeooo:rsid="07c61b40"/>
    </style:style>
    <style:style style:name="T2170" style:family="text">
      <style:text-properties officeooo:rsid="07ca654d"/>
    </style:style>
    <style:style style:name="T2171" style:family="text">
      <style:text-properties officeooo:rsid="07cba994"/>
    </style:style>
    <style:style style:name="T2172" style:family="text">
      <style:text-properties officeooo:rsid="07cc57bc"/>
    </style:style>
    <style:style style:name="T2173" style:family="text">
      <style:text-properties officeooo:rsid="07cebf1d"/>
    </style:style>
    <style:style style:name="T2174" style:family="text">
      <style:text-properties officeooo:rsid="07d07c4c"/>
    </style:style>
    <style:style style:name="T2175" style:family="text">
      <style:text-properties officeooo:rsid="07d08b52"/>
    </style:style>
    <style:style style:name="T2176" style:family="text">
      <style:text-properties officeooo:rsid="07d12d61"/>
    </style:style>
    <style:style style:name="T2177" style:family="text">
      <style:text-properties officeooo:rsid="07d8cfe6"/>
    </style:style>
    <style:style style:name="T2178" style:family="text">
      <style:text-properties officeooo:rsid="07dabe31"/>
    </style:style>
    <style:style style:name="T2179" style:family="text">
      <style:text-properties officeooo:rsid="07dbab59"/>
    </style:style>
    <style:style style:name="T2180" style:family="text">
      <style:text-properties officeooo:rsid="07de1f04"/>
    </style:style>
    <style:style style:name="T2181" style:family="text">
      <style:text-properties officeooo:rsid="07de4dde"/>
    </style:style>
    <style:style style:name="T2182" style:family="text">
      <style:text-properties officeooo:rsid="07df56e6"/>
    </style:style>
    <style:style style:name="T2183" style:family="text">
      <style:text-properties officeooo:rsid="07e0716d"/>
    </style:style>
    <style:style style:name="T2184" style:family="text">
      <style:text-properties officeooo:rsid="07e0ff1f"/>
    </style:style>
    <style:style style:name="T2185" style:family="text">
      <style:text-properties officeooo:rsid="07e8a39b"/>
    </style:style>
    <style:style style:name="T2186" style:family="text">
      <style:text-properties officeooo:rsid="07ebee07"/>
    </style:style>
    <style:style style:name="T2187" style:family="text">
      <style:text-properties officeooo:rsid="07f0100c"/>
    </style:style>
    <style:style style:name="T2188" style:family="text">
      <style:text-properties officeooo:rsid="07f139b5"/>
    </style:style>
    <style:style style:name="T2189" style:family="text">
      <style:text-properties officeooo:rsid="07fefe7b"/>
    </style:style>
    <style:style style:name="T2190" style:family="text">
      <style:text-properties officeooo:rsid="08067aee"/>
    </style:style>
    <style:style style:name="T2191" style:family="text">
      <style:text-properties officeooo:rsid="08083680"/>
    </style:style>
    <style:style style:name="T2192" style:family="text">
      <style:text-properties officeooo:rsid="080961e2"/>
    </style:style>
    <style:style style:name="T2193" style:family="text">
      <style:text-properties officeooo:rsid="080a6aad"/>
    </style:style>
    <style:style style:name="T2194" style:family="text">
      <style:text-properties officeooo:rsid="080c5f28"/>
    </style:style>
    <style:style style:name="T2195" style:family="text">
      <style:text-properties officeooo:rsid="080d28b2"/>
    </style:style>
    <style:style style:name="T2196" style:family="text">
      <style:text-properties officeooo:rsid="080efb39"/>
    </style:style>
    <style:style style:name="T2197" style:family="text">
      <style:text-properties officeooo:rsid="08105f9f"/>
    </style:style>
    <style:style style:name="T2198" style:family="text">
      <style:text-properties officeooo:rsid="0812a06d"/>
    </style:style>
    <style:style style:name="T2199" style:family="text">
      <style:text-properties officeooo:rsid="0817923c"/>
    </style:style>
    <style:style style:name="T2200" style:family="text">
      <style:text-properties officeooo:rsid="081f6bec"/>
    </style:style>
    <style:style style:name="T2201" style:family="text">
      <style:text-properties officeooo:rsid="082063ab"/>
    </style:style>
    <style:style style:name="T2202" style:family="text">
      <style:text-properties officeooo:rsid="09859b9f"/>
    </style:style>
    <style:style style:name="T2203" style:family="text">
      <style:text-properties officeooo:rsid="0990bb5a"/>
    </style:style>
    <style:style style:name="T2204" style:family="text">
      <style:text-properties officeooo:rsid="0991c1ae"/>
    </style:style>
    <style:style style:name="T2205" style:family="text">
      <style:text-properties officeooo:rsid="0991f2ab"/>
    </style:style>
    <style:style style:name="T2206" style:family="text">
      <style:text-properties officeooo:rsid="09926704"/>
    </style:style>
    <style:style style:name="T2207" style:family="text">
      <style:text-properties officeooo:rsid="0995aad0"/>
    </style:style>
    <style:style style:name="T2208" style:family="text">
      <style:text-properties officeooo:rsid="09962558"/>
    </style:style>
    <style:style style:name="T2209" style:family="text">
      <style:text-properties officeooo:rsid="09973d75"/>
    </style:style>
    <style:style style:name="T2210" style:family="text">
      <style:text-properties officeooo:rsid="0999123f"/>
    </style:style>
    <style:style style:name="T2211" style:family="text">
      <style:text-properties officeooo:rsid="099d037c"/>
    </style:style>
    <style:style style:name="T2212" style:family="text">
      <style:text-properties officeooo:rsid="09a68c77"/>
    </style:style>
    <style:style style:name="T2213" style:family="text">
      <style:text-properties officeooo:rsid="09a715cf"/>
    </style:style>
    <style:style style:name="T2214" style:family="text">
      <style:text-properties officeooo:rsid="09ab6e15"/>
    </style:style>
    <style:style style:name="T2215" style:family="text">
      <style:text-properties officeooo:rsid="09ad104a"/>
    </style:style>
    <style:style style:name="T2216" style:family="text">
      <style:text-properties officeooo:rsid="09aec587"/>
    </style:style>
    <style:style style:name="T2217" style:family="text">
      <style:text-properties officeooo:rsid="09b0ba80"/>
    </style:style>
    <style:style style:name="T2218" style:family="text">
      <style:text-properties officeooo:rsid="09b17a69"/>
    </style:style>
    <style:style style:name="T2219" style:family="text">
      <style:text-properties officeooo:rsid="09b266b2"/>
    </style:style>
    <style:style style:name="T2220" style:family="text">
      <style:text-properties officeooo:rsid="09b2bfb8"/>
    </style:style>
    <style:style style:name="T2221" style:family="text">
      <style:text-properties officeooo:rsid="09bab152"/>
    </style:style>
    <style:style style:name="T2222" style:family="text">
      <style:text-properties officeooo:rsid="09bb5504"/>
    </style:style>
    <style:style style:name="T2223" style:family="text">
      <style:text-properties officeooo:rsid="09bc2da2"/>
    </style:style>
    <style:style style:name="T2224" style:family="text">
      <style:text-properties officeooo:rsid="09befd63"/>
    </style:style>
    <style:style style:name="T2225" style:family="text">
      <style:text-properties officeooo:rsid="09bfd7fb"/>
    </style:style>
    <style:style style:name="T2226" style:family="text">
      <style:text-properties officeooo:rsid="09c143cb"/>
    </style:style>
    <style:style style:name="T2227" style:family="text">
      <style:text-properties officeooo:rsid="09c2eb81"/>
    </style:style>
    <style:style style:name="T2228" style:family="text">
      <style:text-properties officeooo:rsid="09c4b003"/>
    </style:style>
    <style:style style:name="T2229" style:family="text">
      <style:text-properties officeooo:rsid="09c55124"/>
    </style:style>
    <style:style style:name="T2230" style:family="text">
      <style:text-properties officeooo:rsid="09c7f1c0"/>
    </style:style>
    <style:style style:name="T2231" style:family="text">
      <style:text-properties officeooo:rsid="09c9edfa"/>
    </style:style>
    <style:style style:name="T2232" style:family="text">
      <style:text-properties officeooo:rsid="09cd5d1a"/>
    </style:style>
    <style:style style:name="T2233" style:family="text">
      <style:text-properties officeooo:rsid="09ce6d6c"/>
    </style:style>
    <style:style style:name="T2234" style:family="text">
      <style:text-properties officeooo:rsid="09cffe0e"/>
    </style:style>
    <style:style style:name="T2235" style:family="text">
      <style:text-properties officeooo:rsid="09d213a1"/>
    </style:style>
    <style:style style:name="T2236" style:family="text">
      <style:text-properties officeooo:rsid="09d4dd03"/>
    </style:style>
    <style:style style:name="T2237" style:family="text">
      <style:text-properties officeooo:rsid="09d6ae9f"/>
    </style:style>
    <style:style style:name="T2238" style:family="text">
      <style:text-properties officeooo:rsid="09dc1e84"/>
    </style:style>
    <style:style style:name="T2239" style:family="text">
      <style:text-properties officeooo:rsid="09dc8dd2"/>
    </style:style>
    <style:style style:name="T2240" style:family="text">
      <style:text-properties officeooo:rsid="09df62da"/>
    </style:style>
    <style:style style:name="T2241" style:family="text">
      <style:text-properties officeooo:rsid="09e1579f"/>
    </style:style>
    <style:style style:name="T2242" style:family="text">
      <style:text-properties officeooo:rsid="09e296f1"/>
    </style:style>
    <style:style style:name="T2243" style:family="text">
      <style:text-properties officeooo:rsid="09e41862"/>
    </style:style>
    <style:style style:name="T2244" style:family="text">
      <style:text-properties officeooo:rsid="09e7535a"/>
    </style:style>
    <style:style style:name="T2245" style:family="text">
      <style:text-properties officeooo:rsid="09e826ec"/>
    </style:style>
    <style:style style:name="T2246" style:family="text">
      <style:text-properties officeooo:rsid="09e9cfca"/>
    </style:style>
    <style:style style:name="T2247" style:family="text">
      <style:text-properties officeooo:rsid="09fb7b4a"/>
    </style:style>
    <style:style style:name="T2248" style:family="text">
      <style:text-properties officeooo:rsid="09fcf6e1"/>
    </style:style>
    <style:style style:name="T2249" style:family="text">
      <style:text-properties officeooo:rsid="09fd8641"/>
    </style:style>
    <style:style style:name="T2250" style:family="text">
      <style:text-properties officeooo:rsid="09fd9817"/>
    </style:style>
    <style:style style:name="T2251" style:family="text">
      <style:text-properties officeooo:rsid="09fe5ffa"/>
    </style:style>
    <style:style style:name="T2252" style:family="text">
      <style:text-properties officeooo:rsid="09feaa2d"/>
    </style:style>
    <style:style style:name="T2253" style:family="text">
      <style:text-properties officeooo:rsid="09ff5f10"/>
    </style:style>
    <style:style style:name="T2254" style:family="text">
      <style:text-properties officeooo:rsid="0a01569b"/>
    </style:style>
    <style:style style:name="T2255" style:family="text">
      <style:text-properties officeooo:rsid="0a02e062"/>
    </style:style>
    <style:style style:name="T2256" style:family="text">
      <style:text-properties officeooo:rsid="0a0454b6"/>
    </style:style>
    <style:style style:name="T2257" style:family="text">
      <style:text-properties officeooo:rsid="0a060ee2"/>
    </style:style>
    <style:style style:name="T2258" style:family="text">
      <style:text-properties officeooo:rsid="0a079be3"/>
    </style:style>
    <style:style style:name="T2259" style:family="text">
      <style:text-properties officeooo:rsid="0a08aebd"/>
    </style:style>
    <style:style style:name="T2260" style:family="text">
      <style:text-properties officeooo:rsid="0a0a1e3e"/>
    </style:style>
    <style:style style:name="T2261" style:family="text">
      <style:text-properties officeooo:rsid="0a0cb83c"/>
    </style:style>
    <style:style style:name="T2262" style:family="text">
      <style:text-properties officeooo:rsid="0a0f815a"/>
    </style:style>
    <style:style style:name="T2263" style:family="text">
      <style:text-properties officeooo:rsid="0a0ffe92"/>
    </style:style>
    <style:style style:name="T2264" style:family="text">
      <style:text-properties officeooo:rsid="0a116d92"/>
    </style:style>
    <style:style style:name="T2265" style:family="text">
      <style:text-properties fo:color="#5983b0" loext:opacity="100%"/>
    </style:style>
    <style:style style:name="T2266" style:family="text">
      <style:text-properties fo:color="#5983b0" loext:opacity="100%" fo:font-style="italic" officeooo:rsid="0a116d92" style:font-style-asian="italic" style:font-style-complex="italic"/>
    </style:style>
    <style:style style:name="T2267" style:family="text">
      <style:text-properties officeooo:rsid="0a3d92c3"/>
    </style:style>
    <style:style style:name="T2268" style:family="text">
      <style:text-properties officeooo:rsid="0a9dfbd5"/>
    </style:style>
    <style:style style:name="T2269" style:family="text">
      <style:text-properties officeooo:rsid="0b04a49e"/>
    </style:style>
    <style:style style:name="T2270" style:family="text">
      <style:text-properties officeooo:rsid="0b0692cd"/>
    </style:style>
    <style:style style:name="T2271" style:family="text">
      <style:text-properties officeooo:rsid="0b06afa8"/>
    </style:style>
    <style:style style:name="T2272" style:family="text">
      <style:text-properties officeooo:rsid="0b0b4d93"/>
    </style:style>
    <style:style style:name="T2273" style:family="text">
      <style:text-properties officeooo:rsid="0b0c88da"/>
    </style:style>
    <style:style style:name="T2274" style:family="text">
      <style:text-properties officeooo:rsid="0b0e1747"/>
    </style:style>
    <style:style style:name="T2275" style:family="text">
      <style:text-properties officeooo:rsid="0b22fcef"/>
    </style:style>
    <style:style style:name="T2276" style:family="text">
      <style:text-properties officeooo:rsid="0b3444c0"/>
    </style:style>
    <style:style style:name="T2277" style:family="text">
      <style:text-properties officeooo:rsid="0b36f03e"/>
    </style:style>
    <style:style style:name="T2278" style:family="text">
      <style:text-properties officeooo:rsid="0b37215b"/>
    </style:style>
    <style:style style:name="T2279" style:family="text">
      <style:text-properties officeooo:rsid="0b389e50"/>
    </style:style>
    <style:style style:name="T2280" style:family="text">
      <style:text-properties officeooo:rsid="0b39b6a9"/>
    </style:style>
    <style:style style:name="T2281" style:family="text">
      <style:text-properties officeooo:rsid="0b43caf3"/>
    </style:style>
    <style:style style:name="T2282" style:family="text">
      <style:text-properties officeooo:rsid="0b4545d7"/>
    </style:style>
    <style:style style:name="T2283" style:family="text">
      <style:text-properties officeooo:rsid="0b46a7a1"/>
    </style:style>
    <style:style style:name="T2284" style:family="text">
      <style:text-properties officeooo:rsid="0b49e0e9"/>
    </style:style>
    <style:style style:name="T2285" style:family="text">
      <style:text-properties officeooo:rsid="0b4d582d"/>
    </style:style>
    <style:style style:name="T2286" style:family="text">
      <style:text-properties officeooo:rsid="0b514285"/>
    </style:style>
    <style:style style:name="T2287" style:family="text">
      <style:text-properties officeooo:rsid="0b642c06"/>
    </style:style>
    <style:style style:name="T2288" style:family="text">
      <style:text-properties officeooo:rsid="0b683d4e"/>
    </style:style>
    <style:style style:name="T2289" style:family="text">
      <style:text-properties officeooo:rsid="0b81819a"/>
    </style:style>
    <style:style style:name="T2290" style:family="text">
      <style:text-properties officeooo:rsid="0b835c2a"/>
    </style:style>
    <style:style style:name="T2291" style:family="text">
      <style:text-properties officeooo:rsid="0b84883e"/>
    </style:style>
    <style:style style:name="T2292" style:family="text">
      <style:text-properties officeooo:rsid="0b921de3"/>
    </style:style>
    <style:style style:name="T2293" style:family="text">
      <style:text-properties officeooo:rsid="0ba8d645"/>
    </style:style>
    <style:style style:name="T2294" style:family="text">
      <style:text-properties fo:color="#bf819e" loext:opacity="100%"/>
    </style:style>
    <style:style style:name="T2295" style:family="text">
      <style:text-properties fo:color="#bf819e" loext:opacity="100%" fo:font-style="italic" fo:font-weight="bold" officeooo:rsid="0bafd3f6" style:font-style-asian="italic" style:font-weight-asian="bold" style:font-style-complex="italic" style:font-weight-complex="bold"/>
    </style:style>
    <style:style style:name="T2296" style:family="text">
      <style:text-properties fo:color="#bf819e" loext:opacity="100%" fo:font-style="italic" fo:font-weight="bold" officeooo:rsid="0bb16451" style:font-style-asian="italic" style:font-weight-asian="bold" style:font-style-complex="italic" style:font-weight-complex="bold"/>
    </style:style>
    <style:style style:name="T2297" style:family="text">
      <style:text-properties fo:color="#bf819e" loext:opacity="100%" fo:font-style="italic" fo:font-weight="bold" officeooo:rsid="0caa8707" style:font-style-asian="italic" style:font-weight-asian="bold" style:font-style-complex="italic" style:font-weight-complex="bold"/>
    </style:style>
    <style:style style:name="T2298" style:family="text">
      <style:text-properties fo:color="#bf819e" loext:opacity="100%" fo:font-style="italic" fo:font-weight="bold" officeooo:rsid="0c878e17" style:font-name-asian="Lato-Bold" style:font-style-asian="italic" style:font-weight-asian="bold" style:font-name-complex="Calibri" style:font-style-complex="italic" style:font-weight-complex="bold"/>
    </style:style>
    <style:style style:name="T2299" style:family="text">
      <style:text-properties fo:color="#bf819e" loext:opacity="100%" fo:font-style="italic" fo:font-weight="normal" officeooo:rsid="0bb16451" style:font-style-asian="italic" style:font-weight-asian="normal" style:font-style-complex="italic" style:font-weight-complex="normal"/>
    </style:style>
    <style:style style:name="T2300" style:family="text">
      <style:text-properties fo:color="#bf819e" loext:opacity="100%" fo:font-style="italic" fo:font-weight="normal" officeooo:rsid="0bb2907b" style:font-style-asian="italic" style:font-weight-asian="normal" style:font-style-complex="italic" style:font-weight-complex="normal"/>
    </style:style>
    <style:style style:name="T2301" style:family="text">
      <style:text-properties fo:color="#bf819e" loext:opacity="100%" fo:font-style="italic" fo:font-weight="normal" officeooo:rsid="0bb65543" style:font-style-asian="italic" style:font-weight-asian="normal" style:font-style-complex="italic" style:font-weight-complex="normal"/>
    </style:style>
    <style:style style:name="T2302" style:family="text">
      <style:text-properties fo:color="#bf819e" loext:opacity="100%" fo:font-style="italic" fo:font-weight="normal" officeooo:rsid="0c4f88d6" style:font-style-asian="italic" style:font-weight-asian="normal" style:font-style-complex="italic" style:font-weight-complex="normal"/>
    </style:style>
    <style:style style:name="T2303" style:family="text">
      <style:text-properties fo:color="#bf819e" loext:opacity="100%" fo:font-style="italic" fo:font-weight="normal" officeooo:rsid="0c4dac7f" style:font-style-asian="italic" style:font-weight-asian="normal" style:font-style-complex="italic" style:font-weight-complex="normal"/>
    </style:style>
    <style:style style:name="T2304" style:family="text">
      <style:text-properties fo:color="#bf819e" loext:opacity="100%" fo:font-style="italic" fo:font-weight="normal" officeooo:rsid="0c5080c3" style:font-style-asian="italic" style:font-weight-asian="normal" style:font-style-complex="italic" style:font-weight-complex="normal"/>
    </style:style>
    <style:style style:name="T2305" style:family="text">
      <style:text-properties fo:color="#bf819e" loext:opacity="100%" fo:font-style="italic" fo:font-weight="normal" officeooo:rsid="0c43437a" style:font-style-asian="italic" style:font-weight-asian="normal" style:font-style-complex="italic" style:font-weight-complex="normal"/>
    </style:style>
    <style:style style:name="T2306" style:family="text">
      <style:text-properties fo:color="#bf819e" loext:opacity="100%" fo:font-style="italic" fo:font-weight="normal" officeooo:rsid="0caa8707" style:font-style-asian="italic" style:font-weight-asian="normal" style:font-style-complex="italic" style:font-weight-complex="normal"/>
    </style:style>
    <style:style style:name="T2307" style:family="text">
      <style:text-properties fo:color="#bf819e" loext:opacity="100%" fo:font-style="italic" style:font-style-asian="italic" style:font-style-complex="italic"/>
    </style:style>
    <style:style style:name="T2308" style:family="text">
      <style:text-properties fo:color="#bf819e" loext:opacity="100%" fo:font-style="italic" officeooo:rsid="0bb2907b" style:font-style-asian="italic" style:font-style-complex="italic"/>
    </style:style>
    <style:style style:name="T2309" style:family="text">
      <style:text-properties fo:color="#bf819e" loext:opacity="100%" fo:font-style="italic" officeooo:rsid="0c9395b1" style:font-style-asian="italic" style:font-style-complex="italic"/>
    </style:style>
    <style:style style:name="T2310" style:family="text">
      <style:text-properties fo:color="#bf819e" loext:opacity="100%" fo:font-style="italic" style:text-underline-style="none" fo:font-weight="normal" style:font-style-asian="italic" style:font-weight-asian="normal" style:font-style-complex="italic" style:font-weight-complex="normal"/>
    </style:style>
    <style:style style:name="T2311" style:family="text">
      <style:text-properties fo:color="#bf819e" loext:opacity="100%" fo:font-style="italic" style:text-underline-style="none" fo:font-weight="normal" officeooo:rsid="0bd7e969" style:font-style-asian="italic" style:font-weight-asian="normal" style:font-style-complex="italic" style:font-weight-complex="normal"/>
    </style:style>
    <style:style style:name="T2312" style:family="text">
      <style:text-properties fo:color="#bf819e" loext:opacity="100%" fo:font-style="italic" style:text-underline-style="none" fo:font-weight="normal" officeooo:rsid="0bd9419d" style:font-style-asian="italic" style:font-weight-asian="normal" style:font-style-complex="italic" style:font-weight-complex="normal"/>
    </style:style>
    <style:style style:name="T2313" style:family="text">
      <style:text-properties fo:color="#bf819e" loext:opacity="100%" fo:font-style="italic" style:text-underline-style="none" fo:font-weight="normal" officeooo:rsid="0bda227b" style:font-style-asian="italic" style:font-weight-asian="normal" style:font-style-complex="italic" style:font-weight-complex="normal"/>
    </style:style>
    <style:style style:name="T2314" style:family="text">
      <style:text-properties fo:color="#bf819e" loext:opacity="100%" fo:font-style="italic" style:text-underline-style="none" fo:font-weight="normal" officeooo:rsid="0bdb53d6" style:font-style-asian="italic" style:font-weight-asian="normal" style:font-style-complex="italic" style:font-weight-complex="normal"/>
    </style:style>
    <style:style style:name="T2315" style:family="text">
      <style:text-properties fo:color="#bf819e" loext:opacity="100%" fo:font-style="italic" style:text-underline-style="none" fo:font-weight="normal" officeooo:rsid="0bdd273d" style:font-style-asian="italic" style:font-weight-asian="normal" style:font-style-complex="italic" style:font-weight-complex="normal"/>
    </style:style>
    <style:style style:name="T2316" style:family="text">
      <style:text-properties fo:color="#bf819e" loext:opacity="100%" fo:font-style="italic" style:text-underline-style="none" fo:font-weight="normal" officeooo:rsid="0bea7bcf" style:font-style-asian="italic" style:font-weight-asian="normal" style:font-style-complex="italic" style:font-weight-complex="normal"/>
    </style:style>
    <style:style style:name="T2317" style:family="text">
      <style:text-properties fo:color="#bf819e" loext:opacity="100%" fo:font-style="italic" style:text-underline-style="none" fo:font-weight="normal" officeooo:rsid="0d64aa71" style:font-style-asian="italic" style:font-weight-asian="normal" style:font-style-complex="italic" style:font-weight-complex="normal"/>
    </style:style>
    <style:style style:name="T2318" style:family="text">
      <style:text-properties fo:color="#bf819e" loext:opacity="100%" fo:font-style="italic" style:text-underline-style="none" fo:font-weight="normal" officeooo:rsid="0dabb123" style:font-style-asian="italic" style:font-weight-asian="normal" style:font-style-complex="italic" style:font-weight-complex="normal"/>
    </style:style>
    <style:style style:name="T2319" style:family="text">
      <style:text-properties fo:color="#bf819e" loext:opacity="100%" fo:font-style="italic" style:text-underline-style="none" fo:font-weight="normal" officeooo:rsid="0daa68d4" style:font-style-asian="italic" style:font-weight-asian="normal" style:font-style-complex="italic" style:font-weight-complex="normal"/>
    </style:style>
    <style:style style:name="T2320" style:family="text">
      <style:text-properties fo:color="#bf819e" loext:opacity="100%" fo:font-style="italic" style:text-underline-style="none" fo:font-weight="normal" officeooo:rsid="0dacf064" style:font-style-asian="italic" style:font-weight-asian="normal" style:font-style-complex="italic" style:font-weight-complex="normal"/>
    </style:style>
    <style:style style:name="T2321" style:family="text">
      <style:text-properties fo:color="#bf819e" loext:opacity="100%" fo:font-style="italic" style:text-underline-style="none" fo:font-weight="normal" officeooo:rsid="0dadbd75" style:font-style-asian="italic" style:font-weight-asian="normal" style:font-style-complex="italic" style:font-weight-complex="normal"/>
    </style:style>
    <style:style style:name="T2322" style:family="text">
      <style:text-properties fo:color="#bf819e" loext:opacity="100%" fo:font-style="italic" style:text-underline-style="none" fo:font-weight="normal" officeooo:rsid="0dadc3da" style:font-style-asian="italic" style:font-weight-asian="normal" style:font-style-complex="italic" style:font-weight-complex="normal"/>
    </style:style>
    <style:style style:name="T2323" style:family="text">
      <style:text-properties fo:color="#bf819e" loext:opacity="100%" fo:font-style="italic" style:text-underline-style="none" fo:font-weight="normal" officeooo:rsid="0dafbe73" style:font-style-asian="italic" style:font-weight-asian="normal" style:font-style-complex="italic" style:font-weight-complex="normal"/>
    </style:style>
    <style:style style:name="T2324" style:family="text">
      <style:text-properties fo:color="#bf819e" loext:opacity="100%" fo:font-style="italic" style:text-underline-style="none" fo:font-weight="normal" officeooo:rsid="0db2274c" style:font-style-asian="italic" style:font-weight-asian="normal" style:font-style-complex="italic" style:font-weight-complex="normal"/>
    </style:style>
    <style:style style:name="T2325" style:family="text">
      <style:text-properties fo:color="#bf819e" loext:opacity="100%" fo:font-style="italic" style:text-underline-style="none" fo:font-weight="normal" officeooo:rsid="0db4a5f9" style:font-style-asian="italic" style:font-weight-asian="normal" style:font-style-complex="italic" style:font-weight-complex="normal"/>
    </style:style>
    <style:style style:name="T2326" style:family="text">
      <style:text-properties fo:color="#bf819e" loext:opacity="100%" fo:font-style="italic" style:text-underline-style="none" fo:font-weight="normal" officeooo:rsid="0db5e897" style:font-style-asian="italic" style:font-weight-asian="normal" style:font-style-complex="italic" style:font-weight-complex="normal"/>
    </style:style>
    <style:style style:name="T2327" style:family="text">
      <style:text-properties fo:color="#bf819e" loext:opacity="100%" fo:font-style="italic" style:text-underline-style="none" fo:font-weight="normal" officeooo:rsid="0db65ce1" style:font-style-asian="italic" style:font-weight-asian="normal" style:font-style-complex="italic" style:font-weight-complex="normal"/>
    </style:style>
    <style:style style:name="T2328" style:family="text">
      <style:text-properties fo:color="#bf819e" loext:opacity="100%" fo:font-style="italic" style:text-underline-style="none" fo:font-weight="normal" officeooo:rsid="0db8323a" style:font-style-asian="italic" style:font-weight-asian="normal" style:font-style-complex="italic" style:font-weight-complex="normal"/>
    </style:style>
    <style:style style:name="T2329" style:family="text">
      <style:text-properties fo:color="#bf819e" loext:opacity="100%" fo:font-style="italic" style:text-underline-style="none" fo:font-weight="normal" officeooo:rsid="0dba2aa1" style:font-style-asian="italic" style:font-weight-asian="normal" style:font-style-complex="italic" style:font-weight-complex="normal"/>
    </style:style>
    <style:style style:name="T2330" style:family="text">
      <style:text-properties fo:color="#bf819e" loext:opacity="100%" fo:font-style="italic" style:text-underline-style="none" fo:font-weight="normal" officeooo:rsid="0dbdf3ff" style:font-style-asian="italic" style:font-weight-asian="normal" style:font-style-complex="italic" style:font-weight-complex="normal"/>
    </style:style>
    <style:style style:name="T2331" style:family="text">
      <style:text-properties fo:color="#bf819e" loext:opacity="100%" fo:font-style="italic" style:text-underline-style="none" fo:font-weight="normal" officeooo:rsid="0dc016c4" style:font-style-asian="italic" style:font-weight-asian="normal" style:font-style-complex="italic" style:font-weight-complex="normal"/>
    </style:style>
    <style:style style:name="T2332" style:family="text">
      <style:text-properties fo:color="#bf819e" loext:opacity="100%" fo:font-style="italic" style:text-underline-style="none" fo:font-weight="normal" officeooo:rsid="0dc3a1b0" style:font-style-asian="italic" style:font-weight-asian="normal" style:font-style-complex="italic" style:font-weight-complex="normal"/>
    </style:style>
    <style:style style:name="T2333" style:family="text">
      <style:text-properties fo:color="#bf819e" loext:opacity="100%" fo:font-style="italic" style:text-underline-style="none" fo:font-weight="normal" officeooo:rsid="0dc80eaf" style:font-style-asian="italic" style:font-weight-asian="normal" style:font-style-complex="italic" style:font-weight-complex="normal"/>
    </style:style>
    <style:style style:name="T2334" style:family="text">
      <style:text-properties fo:color="#bf819e" loext:opacity="100%" fo:font-style="italic" style:text-underline-style="none" fo:font-weight="normal" officeooo:rsid="0dc93ef7" style:font-style-asian="italic" style:font-weight-asian="normal" style:font-style-complex="italic" style:font-weight-complex="normal"/>
    </style:style>
    <style:style style:name="T2335" style:family="text">
      <style:text-properties fo:color="#bf819e" loext:opacity="100%" fo:font-style="italic" style:text-underline-style="none" fo:font-weight="normal" officeooo:rsid="0dcb15f2" style:font-style-asian="italic" style:font-weight-asian="normal" style:font-style-complex="italic" style:font-weight-complex="normal"/>
    </style:style>
    <style:style style:name="T2336" style:family="text">
      <style:text-properties fo:color="#bf819e" loext:opacity="100%" fo:font-style="italic" style:text-underline-style="none" fo:font-weight="normal" officeooo:rsid="0dcd15a2" style:font-style-asian="italic" style:font-weight-asian="normal" style:font-style-complex="italic" style:font-weight-complex="normal"/>
    </style:style>
    <style:style style:name="T2337" style:family="text">
      <style:text-properties fo:color="#bf819e" loext:opacity="100%" fo:font-style="italic" style:text-underline-style="none" fo:font-weight="normal" officeooo:rsid="0dcef463" style:font-style-asian="italic" style:font-weight-asian="normal" style:font-style-complex="italic" style:font-weight-complex="normal"/>
    </style:style>
    <style:style style:name="T2338" style:family="text">
      <style:text-properties fo:color="#bf819e" loext:opacity="100%" fo:font-style="italic" style:text-underline-style="none" fo:font-weight="normal" officeooo:rsid="0dd05a1f" style:font-style-asian="italic" style:font-weight-asian="normal" style:font-style-complex="italic" style:font-weight-complex="normal"/>
    </style:style>
    <style:style style:name="T2339" style:family="text">
      <style:text-properties fo:color="#bf819e" loext:opacity="100%" fo:font-style="italic" style:text-underline-style="none" fo:font-weight="normal" officeooo:rsid="0dd1aeb5" style:font-style-asian="italic" style:font-weight-asian="normal" style:font-style-complex="italic" style:font-weight-complex="normal"/>
    </style:style>
    <style:style style:name="T2340" style:family="text">
      <style:text-properties fo:color="#bf819e" loext:opacity="100%" fo:font-style="italic" style:text-underline-style="none" fo:font-weight="normal" officeooo:rsid="0dd2c64c" style:font-style-asian="italic" style:font-weight-asian="normal" style:font-style-complex="italic" style:font-weight-complex="normal"/>
    </style:style>
    <style:style style:name="T2341" style:family="text">
      <style:text-properties fo:color="#bf819e" loext:opacity="100%" fo:font-style="italic" style:text-underline-style="none" fo:font-weight="normal" officeooo:rsid="0dd3a18c" style:font-style-asian="italic" style:font-weight-asian="normal" style:font-style-complex="italic" style:font-weight-complex="normal"/>
    </style:style>
    <style:style style:name="T2342" style:family="text">
      <style:text-properties fo:color="#bf819e" loext:opacity="100%" fo:font-style="italic" style:text-underline-style="none" fo:font-weight="normal" officeooo:rsid="0dd43cc5" style:font-style-asian="italic" style:font-weight-asian="normal" style:font-style-complex="italic" style:font-weight-complex="normal"/>
    </style:style>
    <style:style style:name="T2343" style:family="text">
      <style:text-properties fo:color="#bf819e" loext:opacity="100%" fo:font-style="italic" style:text-underline-style="none" fo:font-weight="normal" officeooo:rsid="0dd53610" style:font-style-asian="italic" style:font-weight-asian="normal" style:font-style-complex="italic" style:font-weight-complex="normal"/>
    </style:style>
    <style:style style:name="T2344" style:family="text">
      <style:text-properties fo:color="#bf819e" loext:opacity="100%" fo:font-style="italic" style:text-underline-style="none" fo:font-weight="normal" officeooo:rsid="0dd68784" style:font-style-asian="italic" style:font-weight-asian="normal" style:font-style-complex="italic" style:font-weight-complex="normal"/>
    </style:style>
    <style:style style:name="T2345" style:family="text">
      <style:text-properties fo:color="#bf819e" loext:opacity="100%" fo:font-style="italic" style:text-underline-style="none" fo:font-weight="normal" officeooo:rsid="0dd87995" style:font-style-asian="italic" style:font-weight-asian="normal" style:font-style-complex="italic" style:font-weight-complex="normal"/>
    </style:style>
    <style:style style:name="T2346" style:family="text">
      <style:text-properties fo:color="#bf819e" loext:opacity="100%" fo:font-style="italic" style:text-underline-style="none" fo:font-weight="normal" officeooo:rsid="0ddacfec" style:font-style-asian="italic" style:font-weight-asian="normal" style:font-style-complex="italic" style:font-weight-complex="normal"/>
    </style:style>
    <style:style style:name="T2347" style:family="text">
      <style:text-properties fo:color="#bf819e" loext:opacity="100%" fo:font-style="italic" style:text-underline-style="none" fo:font-weight="normal" officeooo:rsid="0de1a795" style:font-style-asian="italic" style:font-weight-asian="normal" style:font-style-complex="italic" style:font-weight-complex="normal"/>
    </style:style>
    <style:style style:name="T2348" style:family="text">
      <style:text-properties fo:color="#bf819e" loext:opacity="100%" fo:font-style="italic" style:text-underline-style="none" fo:font-weight="normal" officeooo:rsid="0de2fb12" style:font-style-asian="italic" style:font-weight-asian="normal" style:font-style-complex="italic" style:font-weight-complex="normal"/>
    </style:style>
    <style:style style:name="T2349" style:family="text">
      <style:text-properties fo:color="#bf819e" loext:opacity="100%" fo:font-style="italic" style:text-underline-style="none" fo:font-weight="normal" officeooo:rsid="0de6268a" style:font-style-asian="italic" style:font-weight-asian="normal" style:font-style-complex="italic" style:font-weight-complex="normal"/>
    </style:style>
    <style:style style:name="T2350" style:family="text">
      <style:text-properties fo:color="#bf819e" loext:opacity="100%" fo:font-style="italic" style:text-underline-style="none" fo:font-weight="normal" officeooo:rsid="0de6a0c1" style:font-style-asian="italic" style:font-weight-asian="normal" style:font-style-complex="italic" style:font-weight-complex="normal"/>
    </style:style>
    <style:style style:name="T2351" style:family="text">
      <style:text-properties fo:color="#bf819e" loext:opacity="100%" fo:font-style="italic" style:text-underline-style="none" fo:font-weight="bold" officeooo:rsid="0bdf9a3b" style:font-style-asian="italic" style:font-weight-asian="bold" style:font-style-complex="italic" style:font-weight-complex="bold"/>
    </style:style>
    <style:style style:name="T2352" style:family="text">
      <style:text-properties fo:color="#bf819e" loext:opacity="100%" fo:font-style="italic" style:text-underline-style="none" fo:font-weight="bold" officeooo:rsid="0d4ac256" style:font-style-asian="italic" style:font-weight-asian="bold" style:font-style-complex="italic" style:font-weight-complex="bold"/>
    </style:style>
    <style:style style:name="T2353" style:family="text">
      <style:text-properties fo:color="#bf819e" loext:opacity="100%" fo:font-style="italic" style:text-underline-style="none" fo:font-weight="bold" officeooo:rsid="0d4cb6f8" style:font-style-asian="italic" style:font-weight-asian="bold" style:font-style-complex="italic" style:font-weight-complex="bold"/>
    </style:style>
    <style:style style:name="T2354" style:family="text">
      <style:text-properties fo:color="#bf819e" loext:opacity="100%" fo:font-style="italic" style:text-underline-style="none" fo:font-weight="bold" officeooo:rsid="0d4981f9" style:font-style-asian="italic" style:font-weight-asian="bold" style:font-style-complex="italic" style:font-weight-complex="bold"/>
    </style:style>
    <style:style style:name="T2355" style:family="text">
      <style:text-properties fo:color="#bf819e" loext:opacity="100%" fo:font-style="italic" style:text-underline-style="none" fo:font-weight="bold" officeooo:rsid="0d5277ff" style:font-style-asian="italic" style:font-weight-asian="bold" style:font-style-complex="italic" style:font-weight-complex="bold"/>
    </style:style>
    <style:style style:name="T2356" style:family="text">
      <style:text-properties fo:color="#bf819e" loext:opacity="100%" fo:font-style="italic" style:text-underline-style="none" fo:font-weight="bold" officeooo:rsid="0d413ab8" style:font-style-asian="italic" style:font-weight-asian="bold" style:font-style-complex="italic" style:font-weight-complex="bold"/>
    </style:style>
    <style:style style:name="T2357" style:family="text">
      <style:text-properties fo:color="#bf819e" loext:opacity="100%" fo:font-style="italic" style:text-underline-style="none" fo:font-weight="bold" officeooo:rsid="0decb513" style:font-style-asian="italic" style:font-weight-asian="bold" style:font-style-complex="italic" style:font-weight-complex="bold"/>
    </style:style>
    <style:style style:name="T2358" style:family="text">
      <style:text-properties fo:color="#bf819e" loext:opacity="100%" fo:font-style="italic" style:text-underline-style="none" officeooo:rsid="0d61cfcc" style:font-style-asian="italic" style:font-style-complex="italic"/>
    </style:style>
    <style:style style:name="T2359" style:family="text">
      <style:text-properties fo:color="#bf819e" loext:opacity="100%" fo:font-style="italic" style:text-underline-style="none" officeooo:rsid="0d64aa71" style:font-style-asian="italic" style:font-style-complex="italic"/>
    </style:style>
    <style:style style:name="T2360" style:family="text">
      <style:text-properties fo:color="#bf819e" loext:opacity="100%" fo:font-style="normal" fo:font-weight="normal" style:font-style-asian="normal" style:font-weight-asian="normal" style:font-style-complex="normal" style:font-weight-complex="normal"/>
    </style:style>
    <style:style style:name="T2361" style:family="text">
      <style:text-properties fo:color="#bf819e" loext:opacity="100%" fo:font-style="normal" fo:font-weight="normal" officeooo:rsid="0bb16451" style:font-style-asian="normal" style:font-weight-asian="normal" style:font-style-complex="normal" style:font-weight-complex="normal"/>
    </style:style>
    <style:style style:name="T2362" style:family="text">
      <style:text-properties fo:color="#bf819e" loext:opacity="100%" fo:font-style="normal" fo:font-weight="normal" officeooo:rsid="0bb65543" style:font-style-asian="normal" style:font-weight-asian="normal" style:font-style-complex="normal" style:font-weight-complex="normal"/>
    </style:style>
    <style:style style:name="T2363" style:family="text">
      <style:text-properties fo:color="#bf819e" loext:opacity="100%" fo:font-style="normal" fo:font-weight="normal" officeooo:rsid="0c43c921" style:font-style-asian="normal" style:font-weight-asian="normal" style:font-style-complex="normal" style:font-weight-complex="normal"/>
    </style:style>
    <style:style style:name="T2364" style:family="text">
      <style:text-properties fo:color="#bf819e" loext:opacity="100%" fo:font-style="normal" fo:font-weight="normal" officeooo:rsid="0c454c32" style:font-style-asian="normal" style:font-weight-asian="normal" style:font-style-complex="normal" style:font-weight-complex="normal"/>
    </style:style>
    <style:style style:name="T2365" style:family="text">
      <style:text-properties fo:color="#bf819e" loext:opacity="100%" fo:font-style="normal" fo:font-weight="normal" officeooo:rsid="0c46f614" style:font-style-asian="normal" style:font-weight-asian="normal" style:font-style-complex="normal" style:font-weight-complex="normal"/>
    </style:style>
    <style:style style:name="T2366" style:family="text">
      <style:text-properties fo:color="#bf819e" loext:opacity="100%" fo:font-style="normal" fo:font-weight="normal" officeooo:rsid="0c4706a1" style:font-style-asian="normal" style:font-weight-asian="normal" style:font-style-complex="normal" style:font-weight-complex="normal"/>
    </style:style>
    <style:style style:name="T2367" style:family="text">
      <style:text-properties fo:color="#bf819e" loext:opacity="100%" fo:font-style="normal" fo:font-weight="normal" officeooo:rsid="0c4c979c" style:font-style-asian="normal" style:font-weight-asian="normal" style:font-style-complex="normal" style:font-weight-complex="normal"/>
    </style:style>
    <style:style style:name="T2368" style:family="text">
      <style:text-properties fo:color="#bf819e" loext:opacity="100%" fo:font-style="normal" fo:font-weight="normal" officeooo:rsid="0c4dc9a8" style:font-style-asian="normal" style:font-weight-asian="normal" style:font-style-complex="normal" style:font-weight-complex="normal"/>
    </style:style>
    <style:style style:name="T2369" style:family="text">
      <style:text-properties fo:color="#bf819e" loext:opacity="100%" fo:font-style="normal" fo:font-weight="normal" officeooo:rsid="0c4f88d6" style:font-style-asian="normal" style:font-weight-asian="normal" style:font-style-complex="normal" style:font-weight-complex="normal"/>
    </style:style>
    <style:style style:name="T2370" style:family="text">
      <style:text-properties fo:color="#bf819e" loext:opacity="100%" fo:font-style="normal" fo:font-weight="normal" officeooo:rsid="0c5080c3" style:font-style-asian="normal" style:font-weight-asian="normal" style:font-style-complex="normal" style:font-weight-complex="normal"/>
    </style:style>
    <style:style style:name="T2371" style:family="text">
      <style:text-properties fo:color="#bf819e" loext:opacity="100%" fo:font-style="normal" fo:font-weight="normal" officeooo:rsid="0c4dac7f" style:font-style-asian="normal" style:font-weight-asian="normal" style:font-style-complex="normal" style:font-weight-complex="normal"/>
    </style:style>
    <style:style style:name="T2372" style:family="text">
      <style:text-properties fo:color="#bf819e" loext:opacity="100%" fo:font-style="normal" fo:font-weight="normal" officeooo:rsid="0c522164" style:font-style-asian="normal" style:font-weight-asian="normal" style:font-style-complex="normal" style:font-weight-complex="normal"/>
    </style:style>
    <style:style style:name="T2373" style:family="text">
      <style:text-properties fo:color="#bf819e" loext:opacity="100%" fo:font-style="normal" fo:font-weight="normal" officeooo:rsid="0c43437a" style:font-style-asian="normal" style:font-weight-asian="normal" style:font-style-complex="normal" style:font-weight-complex="normal"/>
    </style:style>
    <style:style style:name="T2374" style:family="text">
      <style:text-properties fo:color="#bf819e" loext:opacity="100%" fo:font-style="normal" fo:font-weight="normal" officeooo:rsid="0c555518" style:font-style-asian="normal" style:font-weight-asian="normal" style:font-style-complex="normal" style:font-weight-complex="normal"/>
    </style:style>
    <style:style style:name="T2375" style:family="text">
      <style:text-properties fo:color="#bf819e" loext:opacity="100%" fo:font-style="normal" fo:font-weight="normal" officeooo:rsid="0c57f730" style:font-style-asian="normal" style:font-weight-asian="normal" style:font-style-complex="normal" style:font-weight-complex="normal"/>
    </style:style>
    <style:style style:name="T2376" style:family="text">
      <style:text-properties fo:color="#bf819e" loext:opacity="100%" fo:font-style="normal" fo:font-weight="normal" officeooo:rsid="0c5868c1" style:font-style-asian="normal" style:font-weight-asian="normal" style:font-style-complex="normal" style:font-weight-complex="normal"/>
    </style:style>
    <style:style style:name="T2377" style:family="text">
      <style:text-properties fo:color="#bf819e" loext:opacity="100%" fo:font-style="normal" fo:font-weight="normal" officeooo:rsid="0c5880a0" style:font-style-asian="normal" style:font-weight-asian="normal" style:font-style-complex="normal" style:font-weight-complex="normal"/>
    </style:style>
    <style:style style:name="T2378" style:family="text">
      <style:text-properties fo:color="#bf819e" loext:opacity="100%" fo:font-style="normal" fo:font-weight="normal" officeooo:rsid="0c5a705a" style:font-style-asian="normal" style:font-weight-asian="normal" style:font-style-complex="normal" style:font-weight-complex="normal"/>
    </style:style>
    <style:style style:name="T2379" style:family="text">
      <style:text-properties fo:color="#bf819e" loext:opacity="100%" fo:font-style="normal" fo:font-weight="normal" officeooo:rsid="0c5d0845" style:font-style-asian="normal" style:font-weight-asian="normal" style:font-style-complex="normal" style:font-weight-complex="normal"/>
    </style:style>
    <style:style style:name="T2380" style:family="text">
      <style:text-properties fo:color="#bf819e" loext:opacity="100%" fo:font-style="normal" fo:font-weight="normal" officeooo:rsid="0c5eb023" style:font-style-asian="normal" style:font-weight-asian="normal" style:font-style-complex="normal" style:font-weight-complex="normal"/>
    </style:style>
    <style:style style:name="T2381" style:family="text">
      <style:text-properties fo:color="#bf819e" loext:opacity="100%" fo:font-style="normal" fo:font-weight="normal" officeooo:rsid="0c5f66ee" style:font-style-asian="normal" style:font-weight-asian="normal" style:font-style-complex="normal" style:font-weight-complex="normal"/>
    </style:style>
    <style:style style:name="T2382" style:family="text">
      <style:text-properties fo:color="#bf819e" loext:opacity="100%" fo:font-style="normal" fo:font-weight="normal" officeooo:rsid="0c61445a" style:font-style-asian="normal" style:font-weight-asian="normal" style:font-style-complex="normal" style:font-weight-complex="normal"/>
    </style:style>
    <style:style style:name="T2383" style:family="text">
      <style:text-properties fo:color="#bf819e" loext:opacity="100%" fo:font-style="normal" fo:font-weight="normal" officeooo:rsid="0c62555f" style:font-style-asian="normal" style:font-weight-asian="normal" style:font-style-complex="normal" style:font-weight-complex="normal"/>
    </style:style>
    <style:style style:name="T2384" style:family="text">
      <style:text-properties fo:color="#bf819e" loext:opacity="100%" fo:font-style="normal" fo:font-weight="normal" officeooo:rsid="0c62faba" style:font-style-asian="normal" style:font-weight-asian="normal" style:font-style-complex="normal" style:font-weight-complex="normal"/>
    </style:style>
    <style:style style:name="T2385" style:family="text">
      <style:text-properties fo:color="#bf819e" loext:opacity="100%" fo:font-style="normal" fo:font-weight="normal" officeooo:rsid="0c63ca1d" style:font-style-asian="normal" style:font-weight-asian="normal" style:font-style-complex="normal" style:font-weight-complex="normal"/>
    </style:style>
    <style:style style:name="T2386" style:family="text">
      <style:text-properties fo:color="#bf819e" loext:opacity="100%" fo:font-style="normal" fo:font-weight="normal" officeooo:rsid="0c65d503" style:font-style-asian="normal" style:font-weight-asian="normal" style:font-style-complex="normal" style:font-weight-complex="normal"/>
    </style:style>
    <style:style style:name="T2387" style:family="text">
      <style:text-properties fo:color="#bf819e" loext:opacity="100%" fo:font-style="normal" fo:font-weight="normal" officeooo:rsid="0c66dfdf" style:font-style-asian="normal" style:font-weight-asian="normal" style:font-style-complex="normal" style:font-weight-complex="normal"/>
    </style:style>
    <style:style style:name="T2388" style:family="text">
      <style:text-properties fo:color="#bf819e" loext:opacity="100%" fo:font-style="normal" fo:font-weight="normal" officeooo:rsid="0c67109e" style:font-style-asian="normal" style:font-weight-asian="normal" style:font-style-complex="normal" style:font-weight-complex="normal"/>
    </style:style>
    <style:style style:name="T2389" style:family="text">
      <style:text-properties fo:color="#bf819e" loext:opacity="100%" fo:font-style="normal" fo:font-weight="normal" officeooo:rsid="0c6835bd" style:font-style-asian="normal" style:font-weight-asian="normal" style:font-style-complex="normal" style:font-weight-complex="normal"/>
    </style:style>
    <style:style style:name="T2390" style:family="text">
      <style:text-properties fo:color="#bf819e" loext:opacity="100%" fo:font-style="normal" fo:font-weight="normal" officeooo:rsid="0c65c974" style:font-style-asian="normal" style:font-weight-asian="normal" style:font-style-complex="normal" style:font-weight-complex="normal"/>
    </style:style>
    <style:style style:name="T2391" style:family="text">
      <style:text-properties fo:color="#bf819e" loext:opacity="100%" fo:font-style="normal" fo:font-weight="normal" officeooo:rsid="0c68c4aa" style:font-style-asian="normal" style:font-weight-asian="normal" style:font-style-complex="normal" style:font-weight-complex="normal"/>
    </style:style>
    <style:style style:name="T2392" style:family="text">
      <style:text-properties fo:color="#bf819e" loext:opacity="100%" fo:font-style="normal" fo:font-weight="normal" officeooo:rsid="0c6a1f3a" style:font-style-asian="normal" style:font-weight-asian="normal" style:font-style-complex="normal" style:font-weight-complex="normal"/>
    </style:style>
    <style:style style:name="T2393" style:family="text">
      <style:text-properties fo:color="#bf819e" loext:opacity="100%" fo:font-style="normal" fo:font-weight="normal" officeooo:rsid="0c6f333c" style:font-style-asian="normal" style:font-weight-asian="normal" style:font-style-complex="normal" style:font-weight-complex="normal"/>
    </style:style>
    <style:style style:name="T2394" style:family="text">
      <style:text-properties fo:color="#bf819e" loext:opacity="100%" fo:font-style="normal" fo:font-weight="normal" officeooo:rsid="0c727900" style:font-style-asian="normal" style:font-weight-asian="normal" style:font-style-complex="normal" style:font-weight-complex="normal"/>
    </style:style>
    <style:style style:name="T2395" style:family="text">
      <style:text-properties fo:color="#bf819e" loext:opacity="100%" fo:font-style="normal" fo:font-weight="normal" officeooo:rsid="0c6d4f7d" style:font-style-asian="normal" style:font-weight-asian="normal" style:font-style-complex="normal" style:font-weight-complex="normal"/>
    </style:style>
    <style:style style:name="T2396" style:family="text">
      <style:text-properties fo:color="#bf819e" loext:opacity="100%" fo:font-style="normal" fo:font-weight="normal" officeooo:rsid="0c740cd2" style:font-style-asian="normal" style:font-weight-asian="normal" style:font-style-complex="normal" style:font-weight-complex="normal"/>
    </style:style>
    <style:style style:name="T2397" style:family="text">
      <style:text-properties fo:color="#bf819e" loext:opacity="100%" fo:font-style="normal" fo:font-weight="normal" officeooo:rsid="0c75d13f" style:font-style-asian="normal" style:font-weight-asian="normal" style:font-style-complex="normal" style:font-weight-complex="normal"/>
    </style:style>
    <style:style style:name="T2398" style:family="text">
      <style:text-properties fo:color="#bf819e" loext:opacity="100%" fo:font-style="normal" fo:font-weight="normal" officeooo:rsid="0c77547d" style:font-style-asian="normal" style:font-weight-asian="normal" style:font-style-complex="normal" style:font-weight-complex="normal"/>
    </style:style>
    <style:style style:name="T2399" style:family="text">
      <style:text-properties fo:color="#bf819e" loext:opacity="100%" fo:font-style="normal" fo:font-weight="normal" officeooo:rsid="0c789a37" style:font-style-asian="normal" style:font-weight-asian="normal" style:font-style-complex="normal" style:font-weight-complex="normal"/>
    </style:style>
    <style:style style:name="T2400" style:family="text">
      <style:text-properties fo:color="#bf819e" loext:opacity="100%" fo:font-style="normal" fo:font-weight="normal" officeooo:rsid="0c80f55a" style:font-style-asian="normal" style:font-weight-asian="normal" style:font-style-complex="normal" style:font-weight-complex="normal"/>
    </style:style>
    <style:style style:name="T2401" style:family="text">
      <style:text-properties fo:color="#bf819e" loext:opacity="100%" fo:font-style="normal" fo:font-weight="normal" officeooo:rsid="0caa8707" style:font-style-asian="normal" style:font-weight-asian="normal" style:font-style-complex="normal" style:font-weight-complex="normal"/>
    </style:style>
    <style:style style:name="T2402" style:family="text">
      <style:text-properties fo:color="#bf819e" loext:opacity="100%" fo:font-style="normal" fo:font-weight="normal" officeooo:rsid="0cab6200" style:font-style-asian="normal" style:font-weight-asian="normal" style:font-style-complex="normal" style:font-weight-complex="normal"/>
    </style:style>
    <style:style style:name="T2403" style:family="text">
      <style:text-properties fo:color="#bf819e" loext:opacity="100%" fo:font-style="normal" fo:font-weight="normal" officeooo:rsid="0cac94a1" style:font-style-asian="normal" style:font-weight-asian="normal" style:font-style-complex="normal" style:font-weight-complex="normal"/>
    </style:style>
    <style:style style:name="T2404" style:family="text">
      <style:text-properties fo:color="#bf819e" loext:opacity="100%" fo:font-style="normal" fo:font-weight="normal" officeooo:rsid="0e8887a3" style:font-style-asian="normal" style:font-weight-asian="normal" style:font-style-complex="normal" style:font-weight-complex="normal"/>
    </style:style>
    <style:style style:name="T2405" style:family="text">
      <style:text-properties fo:color="#bf819e" loext:opacity="100%" fo:font-style="normal" fo:font-weight="normal" officeooo:rsid="0c894ac1" style:font-name-asian="Lato-Bold" style:font-style-asian="normal" style:font-weight-asian="normal" style:font-name-complex="Calibri" style:font-style-complex="normal" style:font-weight-complex="normal"/>
    </style:style>
    <style:style style:name="T2406" style:family="text">
      <style:text-properties fo:color="#bf819e" loext:opacity="100%" fo:font-style="normal" fo:font-weight="normal" officeooo:rsid="0c95d67c" style:font-name-asian="Lato-Bold" style:font-style-asian="normal" style:font-weight-asian="normal" style:font-name-complex="Calibri" style:font-style-complex="normal" style:font-weight-complex="normal"/>
    </style:style>
    <style:style style:name="T2407" style:family="text">
      <style:text-properties fo:color="#bf819e" loext:opacity="100%" fo:font-style="normal" fo:font-weight="normal" officeooo:rsid="0c971f4a" style:font-name-asian="Lato-Bold" style:font-style-asian="normal" style:font-weight-asian="normal" style:font-name-complex="Calibri" style:font-style-complex="normal" style:font-weight-complex="normal"/>
    </style:style>
    <style:style style:name="T2408" style:family="text">
      <style:text-properties fo:color="#bf819e" loext:opacity="100%" fo:font-style="normal" fo:font-weight="normal" officeooo:rsid="0c9889e0" style:font-name-asian="Lato-Bold" style:font-style-asian="normal" style:font-weight-asian="normal" style:font-name-complex="Calibri" style:font-style-complex="normal" style:font-weight-complex="normal"/>
    </style:style>
    <style:style style:name="T2409" style:family="text">
      <style:text-properties fo:color="#bf819e" loext:opacity="100%" fo:font-style="normal" fo:font-weight="normal" officeooo:rsid="0c998807" style:font-name-asian="Lato-Bold" style:font-style-asian="normal" style:font-weight-asian="normal" style:font-name-complex="Calibri" style:font-style-complex="normal" style:font-weight-complex="normal"/>
    </style:style>
    <style:style style:name="T2410" style:family="text">
      <style:text-properties fo:color="#bf819e" loext:opacity="100%" fo:font-style="normal" fo:font-weight="normal" officeooo:rsid="0c9a2d5e" style:font-name-asian="Lato-Bold" style:font-style-asian="normal" style:font-weight-asian="normal" style:font-name-complex="Calibri" style:font-style-complex="normal" style:font-weight-complex="normal"/>
    </style:style>
    <style:style style:name="T2411" style:family="text">
      <style:text-properties fo:color="#bf819e" loext:opacity="100%" fo:font-style="normal" fo:font-weight="normal" officeooo:rsid="0c9b8574" style:font-name-asian="Lato-Bold" style:font-style-asian="normal" style:font-weight-asian="normal" style:font-name-complex="Calibri" style:font-style-complex="normal" style:font-weight-complex="normal"/>
    </style:style>
    <style:style style:name="T2412" style:family="text">
      <style:text-properties fo:color="#bf819e" loext:opacity="100%" fo:font-style="normal" fo:font-weight="normal" officeooo:rsid="0c9d277c" style:font-name-asian="Lato-Bold" style:font-style-asian="normal" style:font-weight-asian="normal" style:font-name-complex="Calibri" style:font-style-complex="normal" style:font-weight-complex="normal"/>
    </style:style>
    <style:style style:name="T2413" style:family="text">
      <style:text-properties fo:color="#bf819e" loext:opacity="100%" fo:font-style="normal" fo:font-weight="normal" officeooo:rsid="0c9d3c59" style:font-name-asian="Lato-Bold" style:font-style-asian="normal" style:font-weight-asian="normal" style:font-name-complex="Calibri" style:font-style-complex="normal" style:font-weight-complex="normal"/>
    </style:style>
    <style:style style:name="T2414" style:family="text">
      <style:text-properties fo:color="#bf819e" loext:opacity="100%" fo:font-style="normal" style:font-style-asian="normal" style:font-style-complex="normal"/>
    </style:style>
    <style:style style:name="T2415" style:family="text">
      <style:text-properties fo:color="#bf819e" loext:opacity="100%" fo:font-style="normal" officeooo:rsid="0c946967" style:font-style-asian="normal" style:font-style-complex="normal"/>
    </style:style>
    <style:style style:name="T2416" style:family="text">
      <style:text-properties fo:color="#bf819e" loext:opacity="100%" fo:font-style="normal" officeooo:rsid="0c95d67c" style:font-style-asian="normal" style:font-style-complex="normal"/>
    </style:style>
    <style:style style:name="T2417" style:family="text">
      <style:text-properties fo:color="#bf819e" loext:opacity="100%" fo:font-style="normal" officeooo:rsid="0caa8707" style:font-style-asian="normal" style:font-style-complex="normal"/>
    </style:style>
    <style:style style:name="T2418" style:family="text">
      <style:text-properties fo:color="#bf819e" loext:opacity="100%" fo:font-style="normal" style:text-underline-style="none" fo:font-weight="normal" style:font-style-asian="normal" style:font-weight-asian="normal" style:font-style-complex="normal" style:font-weight-complex="normal"/>
    </style:style>
    <style:style style:name="T2419" style:family="text">
      <style:text-properties fo:color="#bf819e" loext:opacity="100%" fo:font-style="normal" style:text-underline-style="none" fo:font-weight="normal" officeooo:rsid="0499caff" style:font-style-asian="normal" style:font-weight-asian="normal" style:font-style-complex="normal" style:font-weight-complex="normal"/>
    </style:style>
    <style:style style:name="T2420" style:family="text">
      <style:text-properties fo:color="#bf819e" loext:opacity="100%" fo:font-style="normal" style:text-underline-style="none" fo:font-weight="normal" officeooo:rsid="0bd6d263" style:font-style-asian="normal" style:font-weight-asian="normal" style:font-style-complex="normal" style:font-weight-complex="normal"/>
    </style:style>
    <style:style style:name="T2421" style:family="text">
      <style:text-properties fo:color="#bf819e" loext:opacity="100%" fo:font-style="normal" style:text-underline-style="none" fo:font-weight="normal" officeooo:rsid="0bd7e969" style:font-style-asian="normal" style:font-weight-asian="normal" style:font-style-complex="normal" style:font-weight-complex="normal"/>
    </style:style>
    <style:style style:name="T2422" style:family="text">
      <style:text-properties fo:color="#bf819e" loext:opacity="100%" fo:font-style="normal" style:text-underline-style="none" fo:font-weight="normal" officeooo:rsid="0bd9419d" style:font-style-asian="normal" style:font-weight-asian="normal" style:font-style-complex="normal" style:font-weight-complex="normal"/>
    </style:style>
    <style:style style:name="T2423" style:family="text">
      <style:text-properties fo:color="#bf819e" loext:opacity="100%" fo:font-style="normal" style:text-underline-style="none" fo:font-weight="normal" officeooo:rsid="0bd9f009" style:font-style-asian="normal" style:font-weight-asian="normal" style:font-style-complex="normal" style:font-weight-complex="normal"/>
    </style:style>
    <style:style style:name="T2424" style:family="text">
      <style:text-properties fo:color="#bf819e" loext:opacity="100%" fo:font-style="normal" style:text-underline-style="none" fo:font-weight="normal" officeooo:rsid="0bda227b" style:font-style-asian="normal" style:font-weight-asian="normal" style:font-style-complex="normal" style:font-weight-complex="normal"/>
    </style:style>
    <style:style style:name="T2425" style:family="text">
      <style:text-properties fo:color="#bf819e" loext:opacity="100%" fo:font-style="normal" style:text-underline-style="none" fo:font-weight="normal" officeooo:rsid="0bdb53d6" style:font-style-asian="normal" style:font-weight-asian="normal" style:font-style-complex="normal" style:font-weight-complex="normal"/>
    </style:style>
    <style:style style:name="T2426" style:family="text">
      <style:text-properties fo:color="#bf819e" loext:opacity="100%" fo:font-style="normal" style:text-underline-style="none" fo:font-weight="normal" officeooo:rsid="0bdc1084" style:font-style-asian="normal" style:font-weight-asian="normal" style:font-style-complex="normal" style:font-weight-complex="normal"/>
    </style:style>
    <style:style style:name="T2427" style:family="text">
      <style:text-properties fo:color="#bf819e" loext:opacity="100%" fo:font-style="normal" style:text-underline-style="none" fo:font-weight="normal" officeooo:rsid="0bdd273d" style:font-style-asian="normal" style:font-weight-asian="normal" style:font-style-complex="normal" style:font-weight-complex="normal"/>
    </style:style>
    <style:style style:name="T2428" style:family="text">
      <style:text-properties fo:color="#bf819e" loext:opacity="100%" fo:font-style="normal" style:text-underline-style="none" fo:font-weight="normal" officeooo:rsid="0bdda0c2" style:font-style-asian="normal" style:font-weight-asian="normal" style:font-style-complex="normal" style:font-weight-complex="normal"/>
    </style:style>
    <style:style style:name="T2429" style:family="text">
      <style:text-properties fo:color="#bf819e" loext:opacity="100%" fo:font-style="normal" style:text-underline-style="none" fo:font-weight="normal" officeooo:rsid="0bdf9a3b" style:font-style-asian="normal" style:font-weight-asian="normal" style:font-style-complex="normal" style:font-weight-complex="normal"/>
    </style:style>
    <style:style style:name="T2430" style:family="text">
      <style:text-properties fo:color="#bf819e" loext:opacity="100%" fo:font-style="normal" style:text-underline-style="none" fo:font-weight="normal" officeooo:rsid="0be13da0" style:font-style-asian="normal" style:font-weight-asian="normal" style:font-style-complex="normal" style:font-weight-complex="normal"/>
    </style:style>
    <style:style style:name="T2431" style:family="text">
      <style:text-properties fo:color="#bf819e" loext:opacity="100%" fo:font-style="normal" style:text-underline-style="none" fo:font-weight="normal" officeooo:rsid="0d2b45ce" style:font-style-asian="normal" style:font-weight-asian="normal" style:font-style-complex="normal" style:font-weight-complex="normal"/>
    </style:style>
    <style:style style:name="T2432" style:family="text">
      <style:text-properties fo:color="#bf819e" loext:opacity="100%" fo:font-style="normal" style:text-underline-style="none" fo:font-weight="normal" officeooo:rsid="0d2ccf2f" style:font-style-asian="normal" style:font-weight-asian="normal" style:font-style-complex="normal" style:font-weight-complex="normal"/>
    </style:style>
    <style:style style:name="T2433" style:family="text">
      <style:text-properties fo:color="#bf819e" loext:opacity="100%" fo:font-style="normal" style:text-underline-style="none" fo:font-weight="normal" officeooo:rsid="0d2e60f0" style:font-style-asian="normal" style:font-weight-asian="normal" style:font-style-complex="normal" style:font-weight-complex="normal"/>
    </style:style>
    <style:style style:name="T2434" style:family="text">
      <style:text-properties fo:color="#bf819e" loext:opacity="100%" fo:font-style="normal" style:text-underline-style="none" fo:font-weight="normal" officeooo:rsid="0d322878" style:font-style-asian="normal" style:font-weight-asian="normal" style:font-style-complex="normal" style:font-weight-complex="normal"/>
    </style:style>
    <style:style style:name="T2435" style:family="text">
      <style:text-properties fo:color="#bf819e" loext:opacity="100%" fo:font-style="normal" style:text-underline-style="none" fo:font-weight="normal" officeooo:rsid="0d33f178" style:font-style-asian="normal" style:font-weight-asian="normal" style:font-style-complex="normal" style:font-weight-complex="normal"/>
    </style:style>
    <style:style style:name="T2436" style:family="text">
      <style:text-properties fo:color="#bf819e" loext:opacity="100%" fo:font-style="normal" style:text-underline-style="none" fo:font-weight="normal" officeooo:rsid="0d34981c" style:font-style-asian="normal" style:font-weight-asian="normal" style:font-style-complex="normal" style:font-weight-complex="normal"/>
    </style:style>
    <style:style style:name="T2437" style:family="text">
      <style:text-properties fo:color="#bf819e" loext:opacity="100%" fo:font-style="normal" style:text-underline-style="none" fo:font-weight="normal" officeooo:rsid="0d35df31" style:font-style-asian="normal" style:font-weight-asian="normal" style:font-style-complex="normal" style:font-weight-complex="normal"/>
    </style:style>
    <style:style style:name="T2438" style:family="text">
      <style:text-properties fo:color="#bf819e" loext:opacity="100%" fo:font-style="normal" style:text-underline-style="none" fo:font-weight="normal" officeooo:rsid="0d354199" style:font-style-asian="normal" style:font-weight-asian="normal" style:font-style-complex="normal" style:font-weight-complex="normal"/>
    </style:style>
    <style:style style:name="T2439" style:family="text">
      <style:text-properties fo:color="#bf819e" loext:opacity="100%" fo:font-style="normal" style:text-underline-style="none" fo:font-weight="normal" officeooo:rsid="0d378587" style:font-style-asian="normal" style:font-weight-asian="normal" style:font-style-complex="normal" style:font-weight-complex="normal"/>
    </style:style>
    <style:style style:name="T2440" style:family="text">
      <style:text-properties fo:color="#bf819e" loext:opacity="100%" fo:font-style="normal" style:text-underline-style="none" fo:font-weight="normal" officeooo:rsid="0d38e043" style:font-style-asian="normal" style:font-weight-asian="normal" style:font-style-complex="normal" style:font-weight-complex="normal"/>
    </style:style>
    <style:style style:name="T2441" style:family="text">
      <style:text-properties fo:color="#bf819e" loext:opacity="100%" fo:font-style="normal" style:text-underline-style="none" fo:font-weight="normal" officeooo:rsid="0d3a2997" style:font-style-asian="normal" style:font-weight-asian="normal" style:font-style-complex="normal" style:font-weight-complex="normal"/>
    </style:style>
    <style:style style:name="T2442" style:family="text">
      <style:text-properties fo:color="#bf819e" loext:opacity="100%" fo:font-style="normal" style:text-underline-style="none" fo:font-weight="normal" officeooo:rsid="0d3c31e9" style:font-style-asian="normal" style:font-weight-asian="normal" style:font-style-complex="normal" style:font-weight-complex="normal"/>
    </style:style>
    <style:style style:name="T2443" style:family="text">
      <style:text-properties fo:color="#bf819e" loext:opacity="100%" fo:font-style="normal" style:text-underline-style="none" fo:font-weight="normal" officeooo:rsid="0d3d8fbc" style:font-style-asian="normal" style:font-weight-asian="normal" style:font-style-complex="normal" style:font-weight-complex="normal"/>
    </style:style>
    <style:style style:name="T2444" style:family="text">
      <style:text-properties fo:color="#bf819e" loext:opacity="100%" fo:font-style="normal" style:text-underline-style="none" fo:font-weight="normal" officeooo:rsid="0d3d91cf" style:font-style-asian="normal" style:font-weight-asian="normal" style:font-style-complex="normal" style:font-weight-complex="normal"/>
    </style:style>
    <style:style style:name="T2445" style:family="text">
      <style:text-properties fo:color="#bf819e" loext:opacity="100%" fo:font-style="normal" style:text-underline-style="none" fo:font-weight="normal" officeooo:rsid="0d3f7321" style:font-style-asian="normal" style:font-weight-asian="normal" style:font-style-complex="normal" style:font-weight-complex="normal"/>
    </style:style>
    <style:style style:name="T2446" style:family="text">
      <style:text-properties fo:color="#bf819e" loext:opacity="100%" fo:font-style="normal" style:text-underline-style="none" fo:font-weight="normal" officeooo:rsid="0d413ab8" style:font-style-asian="normal" style:font-weight-asian="normal" style:font-style-complex="normal" style:font-weight-complex="normal"/>
    </style:style>
    <style:style style:name="T2447" style:family="text">
      <style:text-properties fo:color="#bf819e" loext:opacity="100%" fo:font-style="normal" style:text-underline-style="none" fo:font-weight="normal" officeooo:rsid="0d42136b" style:font-style-asian="normal" style:font-weight-asian="normal" style:font-style-complex="normal" style:font-weight-complex="normal"/>
    </style:style>
    <style:style style:name="T2448" style:family="text">
      <style:text-properties fo:color="#bf819e" loext:opacity="100%" fo:font-style="normal" style:text-underline-style="none" fo:font-weight="normal" officeooo:rsid="0d43f039" style:font-style-asian="normal" style:font-weight-asian="normal" style:font-style-complex="normal" style:font-weight-complex="normal"/>
    </style:style>
    <style:style style:name="T2449" style:family="text">
      <style:text-properties fo:color="#bf819e" loext:opacity="100%" fo:font-style="normal" style:text-underline-style="none" fo:font-weight="normal" officeooo:rsid="0d4ac256" style:font-style-asian="normal" style:font-weight-asian="normal" style:font-style-complex="normal" style:font-weight-complex="normal"/>
    </style:style>
    <style:style style:name="T2450" style:family="text">
      <style:text-properties fo:color="#bf819e" loext:opacity="100%" fo:font-style="normal" style:text-underline-style="none" fo:font-weight="normal" officeooo:rsid="0d4981f9" style:font-style-asian="normal" style:font-weight-asian="normal" style:font-style-complex="normal" style:font-weight-complex="normal"/>
    </style:style>
    <style:style style:name="T2451" style:family="text">
      <style:text-properties fo:color="#bf819e" loext:opacity="100%" fo:font-style="normal" style:text-underline-style="none" fo:font-weight="normal" officeooo:rsid="0d4cb6f8" style:font-style-asian="normal" style:font-weight-asian="normal" style:font-style-complex="normal" style:font-weight-complex="normal"/>
    </style:style>
    <style:style style:name="T2452" style:family="text">
      <style:text-properties fo:color="#bf819e" loext:opacity="100%" fo:font-style="normal" style:text-underline-style="none" fo:font-weight="normal" officeooo:rsid="0d4e6e95" style:font-style-asian="normal" style:font-weight-asian="normal" style:font-style-complex="normal" style:font-weight-complex="normal"/>
    </style:style>
    <style:style style:name="T2453" style:family="text">
      <style:text-properties fo:color="#bf819e" loext:opacity="100%" fo:font-style="normal" style:text-underline-style="none" fo:font-weight="normal" officeooo:rsid="0d5277ff" style:font-style-asian="normal" style:font-weight-asian="normal" style:font-style-complex="normal" style:font-weight-complex="normal"/>
    </style:style>
    <style:style style:name="T2454" style:family="text">
      <style:text-properties fo:color="#bf819e" loext:opacity="100%" fo:font-style="normal" style:text-underline-style="none" fo:font-weight="normal" officeooo:rsid="0d580805" style:font-style-asian="normal" style:font-weight-asian="normal" style:font-style-complex="normal" style:font-weight-complex="normal"/>
    </style:style>
    <style:style style:name="T2455" style:family="text">
      <style:text-properties fo:color="#bf819e" loext:opacity="100%" fo:font-style="normal" style:text-underline-style="none" fo:font-weight="normal" officeooo:rsid="0d5815b0" style:font-style-asian="normal" style:font-weight-asian="normal" style:font-style-complex="normal" style:font-weight-complex="normal"/>
    </style:style>
    <style:style style:name="T2456" style:family="text">
      <style:text-properties fo:color="#bf819e" loext:opacity="100%" fo:font-style="normal" style:text-underline-style="none" fo:font-weight="normal" officeooo:rsid="0d5849eb" style:font-style-asian="normal" style:font-weight-asian="normal" style:font-style-complex="normal" style:font-weight-complex="normal"/>
    </style:style>
    <style:style style:name="T2457" style:family="text">
      <style:text-properties fo:color="#bf819e" loext:opacity="100%" fo:font-style="normal" style:text-underline-style="none" fo:font-weight="normal" officeooo:rsid="0d58b1b4" style:font-style-asian="normal" style:font-weight-asian="normal" style:font-style-complex="normal" style:font-weight-complex="normal"/>
    </style:style>
    <style:style style:name="T2458" style:family="text">
      <style:text-properties fo:color="#bf819e" loext:opacity="100%" fo:font-style="normal" style:text-underline-style="none" fo:font-weight="normal" officeooo:rsid="0d5a4784" style:font-style-asian="normal" style:font-weight-asian="normal" style:font-style-complex="normal" style:font-weight-complex="normal"/>
    </style:style>
    <style:style style:name="T2459" style:family="text">
      <style:text-properties fo:color="#bf819e" loext:opacity="100%" fo:font-style="normal" style:text-underline-style="none" fo:font-weight="normal" officeooo:rsid="0d5b9876" style:font-style-asian="normal" style:font-weight-asian="normal" style:font-style-complex="normal" style:font-weight-complex="normal"/>
    </style:style>
    <style:style style:name="T2460" style:family="text">
      <style:text-properties fo:color="#bf819e" loext:opacity="100%" fo:font-style="normal" style:text-underline-style="none" fo:font-weight="normal" officeooo:rsid="0d5f03d6" style:font-style-asian="normal" style:font-weight-asian="normal" style:font-style-complex="normal" style:font-weight-complex="normal"/>
    </style:style>
    <style:style style:name="T2461" style:family="text">
      <style:text-properties fo:color="#bf819e" loext:opacity="100%" fo:font-style="normal" style:text-underline-style="none" fo:font-weight="normal" officeooo:rsid="0d60010c" style:font-style-asian="normal" style:font-weight-asian="normal" style:font-style-complex="normal" style:font-weight-complex="normal"/>
    </style:style>
    <style:style style:name="T2462" style:family="text">
      <style:text-properties fo:color="#bf819e" loext:opacity="100%" fo:font-style="normal" style:text-underline-style="none" fo:font-weight="normal" officeooo:rsid="0d61cfcc" style:font-style-asian="normal" style:font-weight-asian="normal" style:font-style-complex="normal" style:font-weight-complex="normal"/>
    </style:style>
    <style:style style:name="T2463" style:family="text">
      <style:text-properties fo:color="#bf819e" loext:opacity="100%" fo:font-style="normal" style:text-underline-style="none" fo:font-weight="normal" officeooo:rsid="0d6311a6" style:font-style-asian="normal" style:font-weight-asian="normal" style:font-style-complex="normal" style:font-weight-complex="normal"/>
    </style:style>
    <style:style style:name="T2464" style:family="text">
      <style:text-properties fo:color="#bf819e" loext:opacity="100%" fo:font-style="normal" style:text-underline-style="none" fo:font-weight="normal" officeooo:rsid="0d64aa71" style:font-style-asian="normal" style:font-weight-asian="normal" style:font-style-complex="normal" style:font-weight-complex="normal"/>
    </style:style>
    <style:style style:name="T2465" style:family="text">
      <style:text-properties fo:color="#bf819e" loext:opacity="100%" fo:font-style="normal" style:text-underline-style="none" fo:font-weight="normal" officeooo:rsid="0d65dd14" style:font-style-asian="normal" style:font-weight-asian="normal" style:font-style-complex="normal" style:font-weight-complex="normal"/>
    </style:style>
    <style:style style:name="T2466" style:family="text">
      <style:text-properties fo:color="#bf819e" loext:opacity="100%" fo:font-style="normal" style:text-underline-style="none" fo:font-weight="normal" officeooo:rsid="0d66923e" style:font-style-asian="normal" style:font-weight-asian="normal" style:font-style-complex="normal" style:font-weight-complex="normal"/>
    </style:style>
    <style:style style:name="T2467" style:family="text">
      <style:text-properties fo:color="#bf819e" loext:opacity="100%" fo:font-style="normal" style:text-underline-style="none" fo:font-weight="normal" officeooo:rsid="0d6b2923" style:font-style-asian="normal" style:font-weight-asian="normal" style:font-style-complex="normal" style:font-weight-complex="normal"/>
    </style:style>
    <style:style style:name="T2468" style:family="text">
      <style:text-properties fo:color="#bf819e" loext:opacity="100%" fo:font-style="normal" style:text-underline-style="none" fo:font-weight="normal" officeooo:rsid="0d6f039b" style:font-style-asian="normal" style:font-weight-asian="normal" style:font-style-complex="normal" style:font-weight-complex="normal"/>
    </style:style>
    <style:style style:name="T2469" style:family="text">
      <style:text-properties fo:color="#bf819e" loext:opacity="100%" fo:font-style="normal" style:text-underline-style="none" fo:font-weight="normal" officeooo:rsid="0d6f538d" style:font-style-asian="normal" style:font-weight-asian="normal" style:font-style-complex="normal" style:font-weight-complex="normal"/>
    </style:style>
    <style:style style:name="T2470" style:family="text">
      <style:text-properties fo:color="#bf819e" loext:opacity="100%" fo:font-style="normal" style:text-underline-style="none" fo:font-weight="normal" officeooo:rsid="0d728623" style:font-style-asian="normal" style:font-weight-asian="normal" style:font-style-complex="normal" style:font-weight-complex="normal"/>
    </style:style>
    <style:style style:name="T2471" style:family="text">
      <style:text-properties fo:color="#bf819e" loext:opacity="100%" fo:font-style="normal" style:text-underline-style="none" fo:font-weight="normal" officeooo:rsid="0d743206" style:font-style-asian="normal" style:font-weight-asian="normal" style:font-style-complex="normal" style:font-weight-complex="normal"/>
    </style:style>
    <style:style style:name="T2472" style:family="text">
      <style:text-properties fo:color="#bf819e" loext:opacity="100%" fo:font-style="normal" style:text-underline-style="none" fo:font-weight="normal" officeooo:rsid="0d758da5" style:font-style-asian="normal" style:font-weight-asian="normal" style:font-style-complex="normal" style:font-weight-complex="normal"/>
    </style:style>
    <style:style style:name="T2473" style:family="text">
      <style:text-properties fo:color="#bf819e" loext:opacity="100%" fo:font-style="normal" style:text-underline-style="none" fo:font-weight="normal" officeooo:rsid="0d8c7d8c" style:font-style-asian="normal" style:font-weight-asian="normal" style:font-style-complex="normal" style:font-weight-complex="normal"/>
    </style:style>
    <style:style style:name="T2474" style:family="text">
      <style:text-properties fo:color="#bf819e" loext:opacity="100%" fo:font-style="normal" style:text-underline-style="none" fo:font-weight="normal" officeooo:rsid="0d8e2925" style:font-style-asian="normal" style:font-weight-asian="normal" style:font-style-complex="normal" style:font-weight-complex="normal"/>
    </style:style>
    <style:style style:name="T2475" style:family="text">
      <style:text-properties fo:color="#bf819e" loext:opacity="100%" fo:font-style="normal" style:text-underline-style="none" fo:font-weight="normal" officeooo:rsid="0d8fe3f5" style:font-style-asian="normal" style:font-weight-asian="normal" style:font-style-complex="normal" style:font-weight-complex="normal"/>
    </style:style>
    <style:style style:name="T2476" style:family="text">
      <style:text-properties fo:color="#bf819e" loext:opacity="100%" fo:font-style="normal" style:text-underline-style="none" fo:font-weight="normal" officeooo:rsid="0d90b40f" style:font-style-asian="normal" style:font-weight-asian="normal" style:font-style-complex="normal" style:font-weight-complex="normal"/>
    </style:style>
    <style:style style:name="T2477" style:family="text">
      <style:text-properties fo:color="#bf819e" loext:opacity="100%" fo:font-style="normal" style:text-underline-style="none" fo:font-weight="normal" officeooo:rsid="0d9529cd" style:font-style-asian="normal" style:font-weight-asian="normal" style:font-style-complex="normal" style:font-weight-complex="normal"/>
    </style:style>
    <style:style style:name="T2478" style:family="text">
      <style:text-properties fo:color="#bf819e" loext:opacity="100%" fo:font-style="normal" style:text-underline-style="none" fo:font-weight="normal" officeooo:rsid="0d9611de" style:font-style-asian="normal" style:font-weight-asian="normal" style:font-style-complex="normal" style:font-weight-complex="normal"/>
    </style:style>
    <style:style style:name="T2479" style:family="text">
      <style:text-properties fo:color="#bf819e" loext:opacity="100%" fo:font-style="normal" style:text-underline-style="none" fo:font-weight="normal" officeooo:rsid="0d9a4595" style:font-style-asian="normal" style:font-weight-asian="normal" style:font-style-complex="normal" style:font-weight-complex="normal"/>
    </style:style>
    <style:style style:name="T2480" style:family="text">
      <style:text-properties fo:color="#bf819e" loext:opacity="100%" fo:font-style="normal" style:text-underline-style="none" fo:font-weight="normal" officeooo:rsid="0d9a6d29" style:font-style-asian="normal" style:font-weight-asian="normal" style:font-style-complex="normal" style:font-weight-complex="normal"/>
    </style:style>
    <style:style style:name="T2481" style:family="text">
      <style:text-properties fo:color="#bf819e" loext:opacity="100%" fo:font-style="normal" style:text-underline-style="none" fo:font-weight="normal" officeooo:rsid="0d9adff4" style:font-style-asian="normal" style:font-weight-asian="normal" style:font-style-complex="normal" style:font-weight-complex="normal"/>
    </style:style>
    <style:style style:name="T2482" style:family="text">
      <style:text-properties fo:color="#bf819e" loext:opacity="100%" fo:font-style="normal" style:text-underline-style="none" fo:font-weight="normal" officeooo:rsid="0d9c71bb" style:font-style-asian="normal" style:font-weight-asian="normal" style:font-style-complex="normal" style:font-weight-complex="normal"/>
    </style:style>
    <style:style style:name="T2483" style:family="text">
      <style:text-properties fo:color="#bf819e" loext:opacity="100%" fo:font-style="normal" style:text-underline-style="none" fo:font-weight="normal" officeooo:rsid="0d9e2986" style:font-style-asian="normal" style:font-weight-asian="normal" style:font-style-complex="normal" style:font-weight-complex="normal"/>
    </style:style>
    <style:style style:name="T2484" style:family="text">
      <style:text-properties fo:color="#bf819e" loext:opacity="100%" fo:font-style="normal" style:text-underline-style="none" fo:font-weight="normal" officeooo:rsid="0d9e7eea" style:font-style-asian="normal" style:font-weight-asian="normal" style:font-style-complex="normal" style:font-weight-complex="normal"/>
    </style:style>
    <style:style style:name="T2485" style:family="text">
      <style:text-properties fo:color="#bf819e" loext:opacity="100%" fo:font-style="normal" style:text-underline-style="none" fo:font-weight="normal" officeooo:rsid="0da0660e" style:font-style-asian="normal" style:font-weight-asian="normal" style:font-style-complex="normal" style:font-weight-complex="normal"/>
    </style:style>
    <style:style style:name="T2486" style:family="text">
      <style:text-properties fo:color="#bf819e" loext:opacity="100%" fo:font-style="normal" style:text-underline-style="none" fo:font-weight="normal" officeooo:rsid="0da2b4fa" style:font-style-asian="normal" style:font-weight-asian="normal" style:font-style-complex="normal" style:font-weight-complex="normal"/>
    </style:style>
    <style:style style:name="T2487" style:family="text">
      <style:text-properties fo:color="#bf819e" loext:opacity="100%" fo:font-style="normal" style:text-underline-style="none" fo:font-weight="normal" officeooo:rsid="0d9aaea2" style:font-style-asian="normal" style:font-weight-asian="normal" style:font-style-complex="normal" style:font-weight-complex="normal"/>
    </style:style>
    <style:style style:name="T2488" style:family="text">
      <style:text-properties fo:color="#bf819e" loext:opacity="100%" fo:font-style="normal" style:text-underline-style="none" fo:font-weight="normal" officeooo:rsid="0da41381" style:font-style-asian="normal" style:font-weight-asian="normal" style:font-style-complex="normal" style:font-weight-complex="normal"/>
    </style:style>
    <style:style style:name="T2489" style:family="text">
      <style:text-properties fo:color="#bf819e" loext:opacity="100%" fo:font-style="normal" style:text-underline-style="none" fo:font-weight="normal" officeooo:rsid="0da603da" style:font-style-asian="normal" style:font-weight-asian="normal" style:font-style-complex="normal" style:font-weight-complex="normal"/>
    </style:style>
    <style:style style:name="T2490" style:family="text">
      <style:text-properties fo:color="#bf819e" loext:opacity="100%" fo:font-style="normal" style:text-underline-style="none" fo:font-weight="normal" officeooo:rsid="0da61774" style:font-style-asian="normal" style:font-weight-asian="normal" style:font-style-complex="normal" style:font-weight-complex="normal"/>
    </style:style>
    <style:style style:name="T2491" style:family="text">
      <style:text-properties fo:color="#bf819e" loext:opacity="100%" fo:font-style="normal" style:text-underline-style="none" fo:font-weight="normal" officeooo:rsid="0da7c83c" style:font-style-asian="normal" style:font-weight-asian="normal" style:font-style-complex="normal" style:font-weight-complex="normal"/>
    </style:style>
    <style:style style:name="T2492" style:family="text">
      <style:text-properties fo:color="#bf819e" loext:opacity="100%" fo:font-style="normal" style:text-underline-style="none" fo:font-weight="normal" officeooo:rsid="0dbef349" style:font-style-asian="normal" style:font-weight-asian="normal" style:font-style-complex="normal" style:font-weight-complex="normal"/>
    </style:style>
    <style:style style:name="T2493" style:family="text">
      <style:text-properties fo:color="#bf819e" loext:opacity="100%" fo:font-style="normal" style:text-underline-style="none" fo:font-weight="normal" officeooo:rsid="0ddea84b" style:font-style-asian="normal" style:font-weight-asian="normal" style:font-style-complex="normal" style:font-weight-complex="normal"/>
    </style:style>
    <style:style style:name="T2494" style:family="text">
      <style:text-properties fo:color="#bf819e" loext:opacity="100%" fo:font-style="normal" style:text-underline-style="none" fo:font-weight="normal" officeooo:rsid="0dfb66ab" style:font-style-asian="normal" style:font-weight-asian="normal" style:font-style-complex="normal" style:font-weight-complex="normal"/>
    </style:style>
    <style:style style:name="T2495" style:family="text">
      <style:text-properties fo:color="#bf819e" loext:opacity="100%" fo:font-style="normal" style:text-underline-style="none" fo:font-weight="normal" officeooo:rsid="0e87fc1a" style:font-style-asian="normal" style:font-weight-asian="normal" style:font-style-complex="normal" style:font-weight-complex="normal"/>
    </style:style>
    <style:style style:name="T2496" style:family="text">
      <style:text-properties fo:color="#bf819e" loext:opacity="100%" fo:font-style="normal" style:text-underline-style="none" fo:font-weight="bold" style:font-style-asian="normal" style:font-weight-asian="bold" style:font-style-complex="normal" style:font-weight-complex="bold"/>
    </style:style>
    <style:style style:name="T2497" style:family="text">
      <style:text-properties fo:color="#bf819e" loext:opacity="100%" fo:font-style="normal" style:text-underline-style="none" fo:font-weight="bold" officeooo:rsid="0d2b45ce" style:font-style-asian="normal" style:font-weight-asian="bold" style:font-style-complex="normal" style:font-weight-complex="bold"/>
    </style:style>
    <style:style style:name="T2498" style:family="text">
      <style:text-properties fo:color="#bf819e" loext:opacity="100%" fo:font-style="normal" style:text-underline-style="none" fo:font-weight="bold" officeooo:rsid="0d3d8fbc" style:font-style-asian="normal" style:font-weight-asian="bold" style:font-style-complex="normal" style:font-weight-complex="bold"/>
    </style:style>
    <style:style style:name="T2499" style:family="text">
      <style:text-properties fo:color="#bf819e" loext:opacity="100%" fo:font-style="normal" style:text-underline-style="none" fo:font-weight="bold" officeooo:rsid="0d5b9876" style:font-style-asian="normal" style:font-weight-asian="bold" style:font-style-complex="normal" style:font-weight-complex="bold"/>
    </style:style>
    <style:style style:name="T2500" style:family="text">
      <style:text-properties fo:color="#bf819e" loext:opacity="100%" fo:font-style="normal" style:text-underline-style="none" fo:font-weight="bold" officeooo:rsid="0d5849eb" style:font-style-asian="normal" style:font-weight-asian="bold" style:font-style-complex="normal" style:font-weight-complex="bold"/>
    </style:style>
    <style:style style:name="T2501" style:family="text">
      <style:text-properties fo:color="#bf819e" loext:opacity="100%" fo:font-style="normal" style:text-underline-style="none" fo:font-weight="bold" officeooo:rsid="0d5a4784" style:font-style-asian="normal" style:font-weight-asian="bold" style:font-style-complex="normal" style:font-weight-complex="bold"/>
    </style:style>
    <style:style style:name="T2502" style:family="text">
      <style:text-properties fo:color="#bf819e" loext:opacity="100%" fo:font-style="normal" style:text-underline-style="none" fo:font-weight="bold" officeooo:rsid="0d5f03d6" style:font-style-asian="normal" style:font-weight-asian="bold" style:font-style-complex="normal" style:font-weight-complex="bold"/>
    </style:style>
    <style:style style:name="T2503" style:family="text">
      <style:text-properties fo:color="#bf819e" loext:opacity="100%" fo:font-style="normal" style:text-underline-style="none" fo:font-weight="bold" officeooo:rsid="0dec0a12" style:font-style-asian="normal" style:font-weight-asian="bold" style:font-style-complex="normal" style:font-weight-complex="bold"/>
    </style:style>
    <style:style style:name="T2504" style:family="text">
      <style:text-properties fo:color="#bf819e" loext:opacity="100%" fo:font-style="normal" style:text-underline-style="none" style:font-style-asian="normal" style:font-style-complex="normal"/>
    </style:style>
    <style:style style:name="T2505" style:family="text">
      <style:text-properties fo:color="#bf819e" loext:opacity="100%" fo:font-style="normal" style:text-underline-style="none" officeooo:rsid="0d5f03d6" style:font-style-asian="normal" style:font-style-complex="normal"/>
    </style:style>
    <style:style style:name="T2506" style:family="text">
      <style:text-properties fo:color="#bf819e" loext:opacity="100%" fo:font-style="normal" style:text-underline-style="none" officeooo:rsid="0d61cfcc" style:font-style-asian="normal" style:font-style-complex="normal"/>
    </style:style>
    <style:style style:name="T2507" style:family="text">
      <style:text-properties fo:color="#bf819e" loext:opacity="100%" fo:font-style="normal" style:text-underline-style="none" officeooo:rsid="0d6311a6" style:font-style-asian="normal" style:font-style-complex="normal"/>
    </style:style>
    <style:style style:name="T2508" style:family="text">
      <style:text-properties fo:color="#bf819e" loext:opacity="100%" fo:font-style="normal" style:text-underline-style="none" officeooo:rsid="0d64aa71" style:font-style-asian="normal" style:font-style-complex="normal"/>
    </style:style>
    <style:style style:name="T2509" style:family="text">
      <style:text-properties fo:color="#bf819e" loext:opacity="100%" fo:font-style="normal" style:text-underline-style="none" officeooo:rsid="0d65dd14" style:font-style-asian="normal" style:font-style-complex="normal"/>
    </style:style>
    <style:style style:name="T2510" style:family="text">
      <style:text-properties fo:color="#bf819e" loext:opacity="100%" fo:font-style="normal" style:text-underline-style="none" officeooo:rsid="0d66923e" style:font-style-asian="normal" style:font-style-complex="normal"/>
    </style:style>
    <style:style style:name="T2511" style:family="text">
      <style:text-properties fo:color="#bf819e" loext:opacity="100%" fo:font-style="normal" style:text-underline-style="none" officeooo:rsid="0d758da5" style:font-style-asian="normal" style:font-style-complex="normal"/>
    </style:style>
    <style:style style:name="T2512" style:family="text">
      <style:text-properties fo:color="#bf819e" loext:opacity="100%" fo:font-style="normal" fo:font-weight="bold" officeooo:rsid="0caa8707" style:font-style-asian="normal" style:font-weight-asian="bold" style:font-style-complex="normal" style:font-weight-complex="bold"/>
    </style:style>
    <style:style style:name="T2513" style:family="text">
      <style:text-properties fo:color="#bf819e"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2514" style:family="text">
      <style:text-properties fo:color="#bf819e" loext:opacity="100%" fo:font-style="normal" style:text-underline-style="solid" style:text-underline-width="auto" style:text-underline-color="font-color" fo:font-weight="normal" officeooo:rsid="0d3a2997" style:font-style-asian="normal" style:font-weight-asian="normal" style:font-style-complex="normal" style:font-weight-complex="normal"/>
    </style:style>
    <style:style style:name="T2515" style:family="text">
      <style:text-properties fo:color="#bf819e" loext:opacity="100%" fo:font-style="normal" style:text-underline-style="solid" style:text-underline-width="auto" style:text-underline-color="font-color" fo:font-weight="normal" officeooo:rsid="0d4981f9" style:font-style-asian="normal" style:font-weight-asian="normal" style:font-style-complex="normal" style:font-weight-complex="normal"/>
    </style:style>
    <style:style style:name="T2516" style:family="text">
      <style:text-properties fo:color="#bf819e" loext:opacity="100%" fo:font-style="normal" style:text-underline-style="solid" style:text-underline-width="auto" style:text-underline-color="font-color" fo:font-weight="normal" officeooo:rsid="0d5277ff" style:font-style-asian="normal" style:font-weight-asian="normal" style:font-style-complex="normal" style:font-weight-complex="normal"/>
    </style:style>
    <style:style style:name="T2517" style:family="text">
      <style:text-properties fo:color="#bf819e" loext:opacity="100%" fo:font-weight="normal" style:font-weight-asian="normal" style:font-weight-complex="normal"/>
    </style:style>
    <style:style style:name="T2518" style:family="text">
      <style:text-properties fo:color="#bf819e" loext:opacity="100%" fo:font-weight="normal" officeooo:rsid="0bb2907b" style:font-weight-asian="normal" style:font-weight-complex="normal"/>
    </style:style>
    <style:style style:name="T2519" style:family="text">
      <style:text-properties fo:color="#bf819e" loext:opacity="100%" fo:font-weight="normal" officeooo:rsid="0bb2eb1f" style:font-weight-asian="normal" style:font-weight-complex="normal"/>
    </style:style>
    <style:style style:name="T2520" style:family="text">
      <style:text-properties fo:color="#bf819e" loext:opacity="100%" fo:font-weight="normal" officeooo:rsid="0c07a7c6" style:font-weight-asian="normal" style:font-weight-complex="normal"/>
    </style:style>
    <style:style style:name="T2521" style:family="text">
      <style:text-properties fo:color="#bf819e" loext:opacity="100%" fo:font-weight="normal" officeooo:rsid="0bbcf551" style:font-weight-asian="normal" style:font-weight-complex="normal"/>
    </style:style>
    <style:style style:name="T2522" style:family="text">
      <style:text-properties fo:color="#bf819e" loext:opacity="100%" fo:font-weight="normal" officeooo:rsid="0c094244" style:font-weight-asian="normal" style:font-weight-complex="normal"/>
    </style:style>
    <style:style style:name="T2523" style:family="text">
      <style:text-properties fo:color="#bf819e" loext:opacity="100%" fo:font-weight="normal" officeooo:rsid="0c0aea93" style:font-weight-asian="normal" style:font-weight-complex="normal"/>
    </style:style>
    <style:style style:name="T2524" style:family="text">
      <style:text-properties fo:color="#bf819e" loext:opacity="100%" fo:font-weight="normal" officeooo:rsid="0c0c78df" style:font-weight-asian="normal" style:font-weight-complex="normal"/>
    </style:style>
    <style:style style:name="T2525" style:family="text">
      <style:text-properties fo:color="#bf819e" loext:opacity="100%" fo:font-weight="normal" officeooo:rsid="0c0be216" style:font-weight-asian="normal" style:font-weight-complex="normal"/>
    </style:style>
    <style:style style:name="T2526" style:family="text">
      <style:text-properties fo:color="#bf819e" loext:opacity="100%" fo:font-weight="normal" officeooo:rsid="0c10be46" style:font-weight-asian="normal" style:font-weight-complex="normal"/>
    </style:style>
    <style:style style:name="T2527" style:family="text">
      <style:text-properties fo:color="#bf819e" loext:opacity="100%" fo:font-weight="normal" officeooo:rsid="0c124bbc" style:font-weight-asian="normal" style:font-weight-complex="normal"/>
    </style:style>
    <style:style style:name="T2528" style:family="text">
      <style:text-properties fo:color="#bf819e" loext:opacity="100%" fo:font-weight="normal" officeooo:rsid="0c13ba82" style:font-weight-asian="normal" style:font-weight-complex="normal"/>
    </style:style>
    <style:style style:name="T2529" style:family="text">
      <style:text-properties fo:color="#bf819e" loext:opacity="100%" fo:font-weight="normal" officeooo:rsid="0c15b900" style:font-weight-asian="normal" style:font-weight-complex="normal"/>
    </style:style>
    <style:style style:name="T2530" style:family="text">
      <style:text-properties fo:color="#bf819e" loext:opacity="100%" fo:font-weight="normal" officeooo:rsid="0c16b26b" style:font-weight-asian="normal" style:font-weight-complex="normal"/>
    </style:style>
    <style:style style:name="T2531" style:family="text">
      <style:text-properties fo:color="#bf819e" loext:opacity="100%" fo:font-weight="normal" officeooo:rsid="0c1889f3" style:font-weight-asian="normal" style:font-weight-complex="normal"/>
    </style:style>
    <style:style style:name="T2532" style:family="text">
      <style:text-properties fo:color="#bf819e" loext:opacity="100%" fo:font-weight="normal" officeooo:rsid="0c1b4a78" style:font-weight-asian="normal" style:font-weight-complex="normal"/>
    </style:style>
    <style:style style:name="T2533" style:family="text">
      <style:text-properties fo:color="#bf819e" loext:opacity="100%" fo:font-weight="normal" officeooo:rsid="0c1b556f" style:font-weight-asian="normal" style:font-weight-complex="normal"/>
    </style:style>
    <style:style style:name="T2534" style:family="text">
      <style:text-properties fo:color="#bf819e" loext:opacity="100%" fo:font-weight="normal" officeooo:rsid="0c19a0ac" style:font-weight-asian="normal" style:font-weight-complex="normal"/>
    </style:style>
    <style:style style:name="T2535" style:family="text">
      <style:text-properties fo:color="#bf819e" loext:opacity="100%" fo:font-weight="normal" officeooo:rsid="0c1c371e" style:font-weight-asian="normal" style:font-weight-complex="normal"/>
    </style:style>
    <style:style style:name="T2536" style:family="text">
      <style:text-properties fo:color="#bf819e" loext:opacity="100%" fo:font-weight="normal" officeooo:rsid="0c1e8a64" style:font-weight-asian="normal" style:font-weight-complex="normal"/>
    </style:style>
    <style:style style:name="T2537" style:family="text">
      <style:text-properties fo:color="#bf819e" loext:opacity="100%" fo:font-weight="normal" officeooo:rsid="0c1eca2d" style:font-weight-asian="normal" style:font-weight-complex="normal"/>
    </style:style>
    <style:style style:name="T2538" style:family="text">
      <style:text-properties fo:color="#bf819e" loext:opacity="100%" fo:font-weight="normal" officeooo:rsid="0c206271" style:font-weight-asian="normal" style:font-weight-complex="normal"/>
    </style:style>
    <style:style style:name="T2539" style:family="text">
      <style:text-properties fo:color="#bf819e" loext:opacity="100%" fo:font-weight="normal" officeooo:rsid="0c21e478" style:font-weight-asian="normal" style:font-weight-complex="normal"/>
    </style:style>
    <style:style style:name="T2540" style:family="text">
      <style:text-properties fo:color="#bf819e" loext:opacity="100%" fo:font-weight="normal" officeooo:rsid="0c23d847" style:font-weight-asian="normal" style:font-weight-complex="normal"/>
    </style:style>
    <style:style style:name="T2541" style:family="text">
      <style:text-properties fo:color="#bf819e" loext:opacity="100%" fo:font-weight="normal" officeooo:rsid="0c247065" style:font-weight-asian="normal" style:font-weight-complex="normal"/>
    </style:style>
    <style:style style:name="T2542" style:family="text">
      <style:text-properties fo:color="#bf819e" loext:opacity="100%" fo:font-weight="normal" officeooo:rsid="0c1d5dfa" style:font-weight-asian="normal" style:font-weight-complex="normal"/>
    </style:style>
    <style:style style:name="T2543" style:family="text">
      <style:text-properties fo:color="#bf819e" loext:opacity="100%" fo:font-weight="normal" officeooo:rsid="0c24e632" style:font-weight-asian="normal" style:font-weight-complex="normal"/>
    </style:style>
    <style:style style:name="T2544" style:family="text">
      <style:text-properties fo:color="#bf819e" loext:opacity="100%" fo:font-weight="normal" officeooo:rsid="0c266853" style:font-weight-asian="normal" style:font-weight-complex="normal"/>
    </style:style>
    <style:style style:name="T2545" style:family="text">
      <style:text-properties fo:color="#bf819e" loext:opacity="100%" fo:font-weight="normal" officeooo:rsid="0c277546" style:font-weight-asian="normal" style:font-weight-complex="normal"/>
    </style:style>
    <style:style style:name="T2546" style:family="text">
      <style:text-properties fo:color="#bf819e" loext:opacity="100%" fo:font-weight="normal" officeooo:rsid="0c28c31a" style:font-weight-asian="normal" style:font-weight-complex="normal"/>
    </style:style>
    <style:style style:name="T2547" style:family="text">
      <style:text-properties fo:color="#bf819e" loext:opacity="100%" fo:font-weight="normal" officeooo:rsid="0c2976cf" style:font-weight-asian="normal" style:font-weight-complex="normal"/>
    </style:style>
    <style:style style:name="T2548" style:family="text">
      <style:text-properties fo:color="#bf819e" loext:opacity="100%" fo:font-weight="normal" officeooo:rsid="0c2ce0c0" style:font-weight-asian="normal" style:font-weight-complex="normal"/>
    </style:style>
    <style:style style:name="T2549" style:family="text">
      <style:text-properties fo:color="#bf819e" loext:opacity="100%" fo:font-weight="normal" officeooo:rsid="0c2b39ae" style:font-weight-asian="normal" style:font-weight-complex="normal"/>
    </style:style>
    <style:style style:name="T2550" style:family="text">
      <style:text-properties fo:color="#bf819e" loext:opacity="100%" fo:font-weight="normal" officeooo:rsid="0c2da0b8" style:font-weight-asian="normal" style:font-weight-complex="normal"/>
    </style:style>
    <style:style style:name="T2551" style:family="text">
      <style:text-properties fo:color="#bf819e" loext:opacity="100%" fo:font-weight="normal" officeooo:rsid="0c3181db" style:font-weight-asian="normal" style:font-weight-complex="normal"/>
    </style:style>
    <style:style style:name="T2552" style:family="text">
      <style:text-properties fo:color="#bf819e" loext:opacity="100%" fo:font-weight="normal" officeooo:rsid="0c2f8bb2" style:font-weight-asian="normal" style:font-weight-complex="normal"/>
    </style:style>
    <style:style style:name="T2553" style:family="text">
      <style:text-properties fo:color="#bf819e" loext:opacity="100%" fo:font-weight="normal" officeooo:rsid="0c331eaa" style:font-weight-asian="normal" style:font-weight-complex="normal"/>
    </style:style>
    <style:style style:name="T2554" style:family="text">
      <style:text-properties fo:color="#bf819e" loext:opacity="100%" fo:font-weight="normal" officeooo:rsid="0c3327d1" style:font-weight-asian="normal" style:font-weight-complex="normal"/>
    </style:style>
    <style:style style:name="T2555" style:family="text">
      <style:text-properties fo:color="#bf819e" loext:opacity="100%" fo:font-weight="normal" officeooo:rsid="0c34e3f5" style:font-weight-asian="normal" style:font-weight-complex="normal"/>
    </style:style>
    <style:style style:name="T2556" style:family="text">
      <style:text-properties fo:color="#bf819e" loext:opacity="100%" fo:font-weight="normal" officeooo:rsid="0c35a254" style:font-weight-asian="normal" style:font-weight-complex="normal"/>
    </style:style>
    <style:style style:name="T2557" style:family="text">
      <style:text-properties fo:color="#bf819e" loext:opacity="100%" fo:font-weight="normal" officeooo:rsid="0c36fa98" style:font-weight-asian="normal" style:font-weight-complex="normal"/>
    </style:style>
    <style:style style:name="T2558" style:family="text">
      <style:text-properties fo:color="#bf819e" loext:opacity="100%" fo:font-weight="normal" officeooo:rsid="0c37edd6" style:font-weight-asian="normal" style:font-weight-complex="normal"/>
    </style:style>
    <style:style style:name="T2559" style:family="text">
      <style:text-properties fo:color="#bf819e" loext:opacity="100%" fo:font-weight="normal" officeooo:rsid="0c383eb8" style:font-weight-asian="normal" style:font-weight-complex="normal"/>
    </style:style>
    <style:style style:name="T2560" style:family="text">
      <style:text-properties fo:color="#bf819e" loext:opacity="100%" fo:font-weight="normal" officeooo:rsid="0c3a6e94" style:font-weight-asian="normal" style:font-weight-complex="normal"/>
    </style:style>
    <style:style style:name="T2561" style:family="text">
      <style:text-properties fo:color="#bf819e" loext:opacity="100%" fo:font-weight="normal" officeooo:rsid="0c3bb723" style:font-weight-asian="normal" style:font-weight-complex="normal"/>
    </style:style>
    <style:style style:name="T2562" style:family="text">
      <style:text-properties fo:color="#bf819e" loext:opacity="100%" fo:font-weight="normal" officeooo:rsid="0c3d6d54" style:font-weight-asian="normal" style:font-weight-complex="normal"/>
    </style:style>
    <style:style style:name="T2563" style:family="text">
      <style:text-properties fo:color="#bf819e" loext:opacity="100%" fo:font-weight="normal" officeooo:rsid="0c3f45e7" style:font-weight-asian="normal" style:font-weight-complex="normal"/>
    </style:style>
    <style:style style:name="T2564" style:family="text">
      <style:text-properties fo:color="#bf819e" loext:opacity="100%" fo:font-weight="normal" officeooo:rsid="0c4093b6" style:font-weight-asian="normal" style:font-weight-complex="normal"/>
    </style:style>
    <style:style style:name="T2565" style:family="text">
      <style:text-properties fo:color="#bf819e" loext:opacity="100%" fo:font-weight="normal" officeooo:rsid="0c43437a" style:font-weight-asian="normal" style:font-weight-complex="normal"/>
    </style:style>
    <style:style style:name="T2566" style:family="text">
      <style:text-properties fo:color="#bf819e" loext:opacity="100%" fo:font-weight="normal" officeooo:rsid="0c65c974" style:font-weight-asian="normal" style:font-weight-complex="normal"/>
    </style:style>
    <style:style style:name="T2567" style:family="text">
      <style:text-properties fo:color="#bf819e" loext:opacity="100%" fo:font-size="12pt" style:text-underline-style="none" officeooo:rsid="0bb4417c" style:font-name-asian="Lato-Bold" style:font-size-asian="10.5pt" style:font-name-complex="Calibri" style:font-size-complex="12pt"/>
    </style:style>
    <style:style style:name="T2568" style:family="text">
      <style:text-properties fo:color="#bf819e" loext:opacity="100%" fo:font-size="12pt" style:text-underline-style="none" officeooo:rsid="0bff749b" style:font-name-asian="Lato-Bold" style:font-size-asian="10.5pt" style:font-name-complex="Calibri" style:font-size-complex="12pt"/>
    </style:style>
    <style:style style:name="T2569" style:family="text">
      <style:text-properties fo:color="#bf819e" loext:opacity="100%" fo:font-size="12pt" fo:font-style="italic" style:text-underline-style="none" fo:font-weight="bold" officeooo:rsid="0bb4417c" style:font-name-asian="Lato-Bold" style:font-size-asian="10.5pt" style:font-style-asian="italic" style:font-weight-asian="bold" style:font-name-complex="Calibri" style:font-size-complex="12pt" style:font-style-complex="italic" style:font-weight-complex="bold"/>
    </style:style>
    <style:style style:name="T2570" style:family="text">
      <style:text-properties fo:color="#bf819e" loext:opacity="100%" fo:font-size="12pt" fo:font-style="italic" style:text-underline-style="none" fo:font-weight="bold" officeooo:rsid="0bff749b" style:font-name-asian="Lato-Bold" style:font-size-asian="10.5pt" style:font-style-asian="italic" style:font-weight-asian="bold" style:font-name-complex="Calibri" style:font-size-complex="12pt" style:font-style-complex="italic" style:font-weight-complex="bold"/>
    </style:style>
    <style:style style:name="T2571" style:family="text">
      <style:text-properties fo:color="#bf819e" loext:opacity="100%" fo:font-size="12pt" fo:font-style="italic" fo:font-weight="bold" officeooo:rsid="0c8a17fa" style:font-name-asian="Lato-Bold" style:font-size-asian="10.5pt" style:font-style-asian="italic" style:font-weight-asian="bold" style:font-name-complex="Calibri" style:font-size-complex="12pt" style:font-style-complex="italic" style:font-weight-complex="bold"/>
    </style:style>
    <style:style style:name="T2572" style:family="text">
      <style:text-properties fo:color="#bf819e" loext:opacity="100%" fo:font-size="12pt" fo:font-style="italic" fo:font-weight="bold" officeooo:rsid="0c8d1e39" style:font-name-asian="Lato-Bold" style:font-size-asian="10.5pt" style:font-style-asian="italic" style:font-weight-asian="bold" style:font-name-complex="Calibri" style:font-size-complex="12pt" style:font-style-complex="italic" style:font-weight-complex="bold"/>
    </style:style>
    <style:style style:name="T2573" style:family="text">
      <style:text-properties fo:color="#bf819e" loext:opacity="100%" fo:font-size="12pt" fo:font-style="italic" fo:font-weight="normal" officeooo:rsid="0c8a2115" style:font-name-asian="Lato-Bold" style:font-size-asian="10.5pt" style:font-style-asian="italic" style:font-weight-asian="normal" style:font-name-complex="Calibri" style:font-size-complex="12pt" style:font-style-complex="italic" style:font-weight-complex="normal"/>
    </style:style>
    <style:style style:name="T2574" style:family="text">
      <style:text-properties fo:color="#bf819e" loext:opacity="100%" fo:font-size="12pt" fo:font-style="italic" fo:font-weight="normal" officeooo:rsid="0c8b53c6" style:font-name-asian="Lato-Bold" style:font-size-asian="10.5pt" style:font-style-asian="italic" style:font-weight-asian="normal" style:font-name-complex="Calibri" style:font-size-complex="12pt" style:font-style-complex="italic" style:font-weight-complex="normal"/>
    </style:style>
    <style:style style:name="T2575" style:family="text">
      <style:text-properties fo:color="#bf819e" loext:opacity="100%" fo:font-size="12pt" fo:font-style="italic" fo:font-weight="normal" officeooo:rsid="0c8d1e39" style:font-name-asian="Lato-Bold" style:font-size-asian="10.5pt" style:font-style-asian="italic" style:font-weight-asian="normal" style:font-name-complex="Calibri" style:font-size-complex="12pt" style:font-style-complex="italic" style:font-weight-complex="normal"/>
    </style:style>
    <style:style style:name="T2576" style:family="text">
      <style:text-properties fo:color="#bf819e" loext:opacity="100%" fo:font-size="12pt" fo:font-style="normal" fo:font-weight="normal" officeooo:rsid="0c8a17fa" style:font-name-asian="Lato-Bold" style:font-size-asian="10.5pt" style:font-style-asian="normal" style:font-weight-asian="normal" style:font-name-complex="Calibri" style:font-size-complex="12pt" style:font-style-complex="normal" style:font-weight-complex="normal"/>
    </style:style>
    <style:style style:name="T2577" style:family="text">
      <style:text-properties fo:color="#bf819e" loext:opacity="100%" fo:font-size="12pt" fo:font-style="normal" fo:font-weight="normal" officeooo:rsid="0c8a2115" style:font-name-asian="Lato-Bold" style:font-size-asian="10.5pt" style:font-style-asian="normal" style:font-weight-asian="normal" style:font-name-complex="Calibri" style:font-size-complex="12pt" style:font-style-complex="normal" style:font-weight-complex="normal"/>
    </style:style>
    <style:style style:name="T2578" style:family="text">
      <style:text-properties fo:color="#bf819e" loext:opacity="100%" fo:font-size="12pt" fo:font-style="normal" fo:font-weight="normal" officeooo:rsid="0c8b53c6" style:font-name-asian="Lato-Bold" style:font-size-asian="10.5pt" style:font-style-asian="normal" style:font-weight-asian="normal" style:font-name-complex="Calibri" style:font-size-complex="12pt" style:font-style-complex="normal" style:font-weight-complex="normal"/>
    </style:style>
    <style:style style:name="T2579" style:family="text">
      <style:text-properties fo:color="#bf819e" loext:opacity="100%" fo:font-size="12pt" fo:font-style="normal" fo:font-weight="normal" officeooo:rsid="0c8d1e39" style:font-name-asian="Lato-Bold" style:font-size-asian="10.5pt" style:font-style-asian="normal" style:font-weight-asian="normal" style:font-name-complex="Calibri" style:font-size-complex="12pt" style:font-style-complex="normal" style:font-weight-complex="normal"/>
    </style:style>
    <style:style style:name="T2580" style:family="text">
      <style:text-properties fo:color="#bf819e" loext:opacity="100%" fo:font-size="12pt" fo:font-style="normal" fo:font-weight="normal" officeooo:rsid="0c8d40a3" style:font-name-asian="Lato-Bold" style:font-size-asian="10.5pt" style:font-style-asian="normal" style:font-weight-asian="normal" style:font-name-complex="Calibri" style:font-size-complex="12pt" style:font-style-complex="normal" style:font-weight-complex="normal"/>
    </style:style>
    <style:style style:name="T2581" style:family="text">
      <style:text-properties fo:color="#bf819e" loext:opacity="100%" fo:font-size="12pt" fo:font-style="normal" fo:font-weight="normal" officeooo:rsid="0c8e3bf8" style:font-name-asian="Lato-Bold" style:font-size-asian="10.5pt" style:font-style-asian="normal" style:font-weight-asian="normal" style:font-name-complex="Calibri" style:font-size-complex="12pt" style:font-style-complex="normal" style:font-weight-complex="normal"/>
    </style:style>
    <style:style style:name="T2582" style:family="text">
      <style:text-properties fo:color="#bf819e" loext:opacity="100%" fo:font-size="12pt" fo:font-style="normal" fo:font-weight="normal" officeooo:rsid="0c8eed35" style:font-name-asian="Lato-Bold" style:font-size-asian="10.5pt" style:font-style-asian="normal" style:font-weight-asian="normal" style:font-name-complex="Calibri" style:font-size-complex="12pt" style:font-style-complex="normal" style:font-weight-complex="normal"/>
    </style:style>
    <style:style style:name="T2583" style:family="text">
      <style:text-properties fo:color="#bf819e" loext:opacity="100%" fo:font-size="12pt" fo:font-style="normal" fo:font-weight="normal" officeooo:rsid="0c8f41dc" style:font-name-asian="Lato-Bold" style:font-size-asian="10.5pt" style:font-style-asian="normal" style:font-weight-asian="normal" style:font-name-complex="Calibri" style:font-size-complex="12pt" style:font-style-complex="normal" style:font-weight-complex="normal"/>
    </style:style>
    <style:style style:name="T2584" style:family="text">
      <style:text-properties fo:color="#bf819e" loext:opacity="100%" fo:font-size="12pt" fo:font-style="normal" fo:font-weight="normal" officeooo:rsid="0c8f8f04" style:font-name-asian="Lato-Bold" style:font-size-asian="10.5pt" style:font-style-asian="normal" style:font-weight-asian="normal" style:font-name-complex="Calibri" style:font-size-complex="12pt" style:font-style-complex="normal" style:font-weight-complex="normal"/>
    </style:style>
    <style:style style:name="T2585" style:family="text">
      <style:text-properties fo:color="#bf819e" loext:opacity="100%" officeooo:rsid="0bbc6406"/>
    </style:style>
    <style:style style:name="T2586" style:family="text">
      <style:text-properties fo:color="#bf819e" loext:opacity="100%" officeooo:rsid="0bbcf2c5"/>
    </style:style>
    <style:style style:name="T2587" style:family="text">
      <style:text-properties fo:color="#bf819e" loext:opacity="100%" officeooo:rsid="0bbcf551"/>
    </style:style>
    <style:style style:name="T2588" style:family="text">
      <style:text-properties fo:color="#bf819e" loext:opacity="100%" officeooo:rsid="0bbd9307"/>
    </style:style>
    <style:style style:name="T2589" style:family="text">
      <style:text-properties fo:color="#bf819e" loext:opacity="100%" officeooo:rsid="0bbf6a8a"/>
    </style:style>
    <style:style style:name="T2590" style:family="text">
      <style:text-properties fo:color="#bf819e" loext:opacity="100%" officeooo:rsid="0bc0dfac"/>
    </style:style>
    <style:style style:name="T2591" style:family="text">
      <style:text-properties fo:color="#bf819e" loext:opacity="100%" fo:font-weight="bold" officeooo:rsid="0bbcf551" style:font-weight-asian="bold" style:font-weight-complex="bold"/>
    </style:style>
    <style:style style:name="T2592" style:family="text">
      <style:text-properties fo:color="#bf819e" loext:opacity="100%" fo:font-weight="bold" officeooo:rsid="0c07a7c6" style:font-weight-asian="bold" style:font-weight-complex="bold"/>
    </style:style>
    <style:style style:name="T2593" style:family="text">
      <style:text-properties fo:color="#bf819e" loext:opacity="100%" style:text-underline-style="solid" style:text-underline-width="auto" style:text-underline-color="font-color" fo:font-weight="normal" style:font-weight-asian="normal" style:font-weight-complex="normal"/>
    </style:style>
    <style:style style:name="T2594" style:family="text">
      <style:text-properties fo:color="#bf819e" loext:opacity="100%" style:text-underline-style="solid" style:text-underline-width="auto" style:text-underline-color="font-color" officeooo:rsid="0d7a74d6"/>
    </style:style>
    <style:style style:name="T2595" style:family="text">
      <style:text-properties fo:color="#bf819e" loext:opacity="100%" fo:font-size="9pt" fo:font-style="normal" fo:font-weight="normal" officeooo:rsid="0c894ac1" style:font-name-asian="Lato-Bold" style:font-size-asian="9pt" style:font-style-asian="normal" style:font-weight-asian="normal" style:font-name-complex="Calibri" style:font-size-complex="9pt" style:font-style-complex="normal" style:font-weight-complex="normal"/>
    </style:style>
    <style:style style:name="T2596" style:family="text">
      <style:text-properties fo:color="#bf819e" loext:opacity="100%" fo:font-size="9pt" fo:font-style="normal" fo:font-weight="normal" officeooo:rsid="0c8f8f04" style:font-name-asian="Lato-Bold" style:font-size-asian="9pt" style:font-style-asian="normal" style:font-weight-asian="normal" style:font-name-complex="Calibri" style:font-size-complex="9pt" style:font-style-complex="normal" style:font-weight-complex="normal"/>
    </style:style>
    <style:style style:name="T2597" style:family="text">
      <style:text-properties fo:color="#bf819e" loext:opacity="100%" fo:font-size="9pt" fo:font-style="normal" style:text-underline-style="none" fo:font-weight="normal" officeooo:rsid="0d9a4595" style:font-size-asian="9pt" style:font-style-asian="normal" style:font-weight-asian="normal" style:font-size-complex="9pt" style:font-style-complex="normal" style:font-weight-complex="normal"/>
    </style:style>
    <style:style style:name="T2598" style:family="text">
      <style:text-properties fo:color="#bf819e" loext:opacity="100%" fo:font-size="9pt" fo:font-style="italic" style:text-underline-style="none" fo:font-weight="normal" officeooo:rsid="0db65ce1" style:font-size-asian="9pt" style:font-style-asian="italic" style:font-weight-asian="normal" style:font-size-complex="9pt" style:font-style-complex="italic" style:font-weight-complex="normal"/>
    </style:style>
    <style:style style:name="T2599" style:family="text">
      <style:text-properties fo:color="#bf819e" loext:opacity="100%" fo:font-size="9pt" fo:font-style="italic" style:text-underline-style="none" fo:font-weight="normal" officeooo:rsid="0dbdf3ff" style:font-size-asian="9pt" style:font-style-asian="italic" style:font-weight-asian="normal" style:font-size-complex="9pt" style:font-style-complex="italic" style:font-weight-complex="normal"/>
    </style:style>
    <style:style style:name="T2600" style:family="text">
      <style:text-properties fo:color="#bf819e" loext:opacity="100%" fo:font-size="9pt" fo:font-style="italic" style:text-underline-style="none" fo:font-weight="normal" officeooo:rsid="0daa68d4" style:font-size-asian="9pt" style:font-style-asian="italic" style:font-weight-asian="normal" style:font-size-complex="9pt" style:font-style-complex="italic" style:font-weight-complex="normal"/>
    </style:style>
    <style:style style:name="T2601" style:family="text">
      <style:text-properties fo:color="#bf819e" loext:opacity="100%" fo:font-size="9pt" fo:font-style="italic" style:text-underline-style="none" fo:font-weight="normal" officeooo:rsid="0dabb123" style:font-size-asian="9pt" style:font-style-asian="italic" style:font-weight-asian="normal" style:font-size-complex="9pt" style:font-style-complex="italic" style:font-weight-complex="normal"/>
    </style:style>
    <style:style style:name="T2602" style:family="text">
      <style:text-properties fo:color="#bf819e" loext:opacity="100%" fo:font-size="9pt" fo:font-style="italic" style:text-underline-style="none" fo:font-weight="normal" officeooo:rsid="0dacf064" style:font-size-asian="9pt" style:font-style-asian="italic" style:font-weight-asian="normal" style:font-size-complex="9pt" style:font-style-complex="italic" style:font-weight-complex="normal"/>
    </style:style>
    <style:style style:name="T2603" style:family="text">
      <style:text-properties fo:color="#bf819e" loext:opacity="100%" officeooo:rsid="0c9395b1"/>
    </style:style>
    <style:style style:name="T2604" style:family="text">
      <style:text-properties fo:color="#bf819e" loext:opacity="100%" style:text-underline-style="none"/>
    </style:style>
    <style:style style:name="T2605" style:family="text">
      <style:text-properties fo:color="#bf819e" loext:opacity="100%" style:text-underline-style="none" fo:font-weight="normal" style:font-weight-asian="normal" style:font-weight-complex="normal"/>
    </style:style>
    <style:style style:name="T2606" style:family="text">
      <style:text-properties fo:color="#bf819e" loext:opacity="100%" style:text-underline-style="none" fo:font-weight="normal" officeooo:rsid="0d82964f" style:font-weight-asian="normal" style:font-weight-complex="normal"/>
    </style:style>
    <style:style style:name="T2607" style:family="text">
      <style:text-properties fo:color="#bf819e" loext:opacity="100%" style:text-underline-style="none" fo:font-weight="normal" officeooo:rsid="0daa68d4" style:font-weight-asian="normal" style:font-weight-complex="normal"/>
    </style:style>
    <style:style style:name="T2608" style:family="text">
      <style:text-properties fo:color="#bf819e" loext:opacity="100%" style:text-underline-style="none" fo:font-weight="normal" officeooo:rsid="0dabb123" style:font-weight-asian="normal" style:font-weight-complex="normal"/>
    </style:style>
    <style:style style:name="T2609" style:family="text">
      <style:text-properties fo:color="#bf819e" loext:opacity="100%" style:text-underline-style="none" fo:font-weight="normal" officeooo:rsid="0dacf064" style:font-weight-asian="normal" style:font-weight-complex="normal"/>
    </style:style>
    <style:style style:name="T2610" style:family="text">
      <style:text-properties fo:color="#bf819e" loext:opacity="100%" style:text-underline-style="none" fo:font-weight="normal" officeooo:rsid="0dadbd75" style:font-weight-asian="normal" style:font-weight-complex="normal"/>
    </style:style>
    <style:style style:name="T2611" style:family="text">
      <style:text-properties fo:color="#bf819e" loext:opacity="100%" style:text-underline-style="none" fo:font-weight="normal" officeooo:rsid="0dbef349" style:font-weight-asian="normal" style:font-weight-complex="normal"/>
    </style:style>
    <style:style style:name="T2612" style:family="text">
      <style:text-properties fo:color="#bf819e" loext:opacity="100%" style:text-underline-style="none" fo:font-weight="normal" officeooo:rsid="0db2274c" style:font-weight-asian="normal" style:font-weight-complex="normal"/>
    </style:style>
    <style:style style:name="T2613" style:family="text">
      <style:text-properties fo:color="#bf819e" loext:opacity="100%" style:text-underline-style="none" fo:font-weight="normal" officeooo:rsid="0dc016c4" style:font-weight-asian="normal" style:font-weight-complex="normal"/>
    </style:style>
    <style:style style:name="T2614" style:family="text">
      <style:text-properties fo:color="#bf819e" loext:opacity="100%" style:text-underline-style="none" fo:font-weight="normal" officeooo:rsid="0dc3a1b0" style:font-weight-asian="normal" style:font-weight-complex="normal"/>
    </style:style>
    <style:style style:name="T2615" style:family="text">
      <style:text-properties fo:color="#bf819e" loext:opacity="100%" style:text-underline-style="none" fo:font-weight="normal" officeooo:rsid="0de1a795" style:font-weight-asian="normal" style:font-weight-complex="normal"/>
    </style:style>
    <style:style style:name="T2616" style:family="text">
      <style:text-properties fo:color="#bf819e" loext:opacity="100%" style:text-underline-style="none" fo:font-weight="normal" officeooo:rsid="0de2fb12" style:font-weight-asian="normal" style:font-weight-complex="normal"/>
    </style:style>
    <style:style style:name="T2617" style:family="text">
      <style:text-properties fo:color="#bf819e" loext:opacity="100%" style:text-underline-style="none" fo:font-weight="normal" officeooo:rsid="0de6a0c1" style:font-weight-asian="normal" style:font-weight-complex="normal"/>
    </style:style>
    <style:style style:name="T2618" style:family="text">
      <style:text-properties fo:color="#bf819e" loext:opacity="100%" style:text-underline-style="none" officeooo:rsid="0d43f039"/>
    </style:style>
    <style:style style:name="T2619" style:family="text">
      <style:text-properties fo:color="#bf819e" loext:opacity="100%" style:text-underline-style="none" officeooo:rsid="0d7a74d6"/>
    </style:style>
    <style:style style:name="T2620" style:family="text">
      <style:text-properties fo:color="#bf819e" loext:opacity="100%" style:text-underline-style="none" officeooo:rsid="0d7b7ad8"/>
    </style:style>
    <style:style style:name="T2621" style:family="text">
      <style:text-properties fo:color="#bf819e" loext:opacity="100%" style:text-underline-style="none" officeooo:rsid="0d7c8975"/>
    </style:style>
    <style:style style:name="T2622" style:family="text">
      <style:text-properties fo:color="#bf819e" loext:opacity="100%" style:text-underline-style="none" officeooo:rsid="0d7f226c"/>
    </style:style>
    <style:style style:name="T2623" style:family="text">
      <style:text-properties fo:color="#bf819e" loext:opacity="100%" style:text-underline-style="none" officeooo:rsid="0d801464"/>
    </style:style>
    <style:style style:name="T2624" style:family="text">
      <style:text-properties fo:color="#bf819e" loext:opacity="100%" style:text-underline-style="none" officeooo:rsid="0d812e3f"/>
    </style:style>
    <style:style style:name="T2625" style:family="text">
      <style:text-properties fo:color="#bf819e" loext:opacity="100%" style:text-underline-style="none" officeooo:rsid="0d82964f"/>
    </style:style>
    <style:style style:name="T2626" style:family="text">
      <style:text-properties fo:color="#bf819e" loext:opacity="100%" style:text-underline-style="none" fo:font-weight="bold" officeooo:rsid="0d82964f" style:font-weight-asian="bold" style:font-weight-complex="bold"/>
    </style:style>
    <style:style style:name="T2627" style:family="text">
      <style:text-properties fo:color="#bf819e" loext:opacity="100%" style:text-underline-style="none" officeooo:rsid="0d413ab8"/>
    </style:style>
    <style:style style:name="T2628" style:family="text">
      <style:text-properties fo:color="#bf819e" loext:opacity="100%" style:text-underline-style="none" officeooo:rsid="0d8e2925"/>
    </style:style>
    <style:style style:name="T2629" style:family="text">
      <style:text-properties fo:color="#bf819e" loext:opacity="100%" style:text-underline-style="none" officeooo:rsid="0d8fe3f5"/>
    </style:style>
    <style:style style:name="T2630" style:family="text">
      <style:text-properties fo:color="#bf819e" loext:opacity="100%" officeooo:rsid="0d76cb76"/>
    </style:style>
    <style:style style:name="T2631" style:family="text">
      <style:text-properties fo:color="#bf819e" loext:opacity="100%" officeooo:rsid="0d7a2c71"/>
    </style:style>
    <style:style style:name="T2632" style:family="text">
      <style:text-properties fo:color="#bf819e" loext:opacity="100%" officeooo:rsid="0d7a74d6"/>
    </style:style>
    <style:style style:name="T2633" style:family="text">
      <style:text-properties fo:color="#bf819e" loext:opacity="100%" officeooo:rsid="0e71b9c9"/>
    </style:style>
    <style:style style:name="T2634" style:family="text">
      <style:text-properties fo:color="#bf819e" loext:opacity="100%" officeooo:rsid="0e74f716"/>
    </style:style>
    <style:style style:name="T2635" style:family="text">
      <style:text-properties fo:color="#bf819e" loext:opacity="100%" officeooo:rsid="0e7e5f36"/>
    </style:style>
    <style:style style:name="T2636" style:family="text">
      <style:text-properties officeooo:rsid="0bb2262a"/>
    </style:style>
    <style:style style:name="T2637" style:family="text">
      <style:text-properties officeooo:rsid="05b40029"/>
    </style:style>
    <style:style style:name="T2638" style:family="text">
      <style:text-properties officeooo:rsid="0bc63319"/>
    </style:style>
    <style:style style:name="T2639" style:family="text">
      <style:text-properties officeooo:rsid="0bc6ebcd"/>
    </style:style>
    <style:style style:name="T2640" style:family="text">
      <style:text-properties officeooo:rsid="0bcbf890"/>
    </style:style>
    <style:style style:name="T2641" style:family="text">
      <style:text-properties officeooo:rsid="0c03d1bc"/>
    </style:style>
    <style:style style:name="T2642" style:family="text">
      <style:text-properties officeooo:rsid="0c03ef2f"/>
    </style:style>
    <style:style style:name="T2643" style:family="text">
      <style:text-properties officeooo:rsid="0c060c79"/>
    </style:style>
    <style:style style:name="T2644" style:family="text">
      <style:text-properties officeooo:rsid="0753cd09"/>
    </style:style>
    <style:style style:name="T2645" style:family="text">
      <style:text-properties officeooo:rsid="0caf8774"/>
    </style:style>
    <style:style style:name="T2646" style:family="text">
      <style:text-properties officeooo:rsid="0cb2774e"/>
    </style:style>
    <style:style style:name="T2647" style:family="text">
      <style:text-properties officeooo:rsid="0d0f1ffc"/>
    </style:style>
    <style:style style:name="T2648" style:family="text">
      <style:text-properties officeooo:rsid="06376c5e"/>
    </style:style>
    <style:style style:name="T2649" style:family="text">
      <style:text-properties officeooo:rsid="0df809b8"/>
    </style:style>
    <style:style style:name="T2650" style:family="text">
      <style:text-properties officeooo:rsid="0dfb28b7"/>
    </style:style>
    <style:style style:name="T2651" style:family="text">
      <style:text-properties officeooo:rsid="0dfec5b0"/>
    </style:style>
    <style:style style:name="T2652" style:family="text">
      <style:text-properties officeooo:rsid="0e10efb4"/>
    </style:style>
    <style:style style:name="T2653" style:family="text">
      <style:text-properties officeooo:rsid="0e1592a6"/>
    </style:style>
    <style:style style:name="T2654" style:family="text">
      <style:text-properties officeooo:rsid="0e1d0664"/>
    </style:style>
    <style:style style:name="T2655" style:family="text">
      <style:text-properties officeooo:rsid="0e0951f7"/>
    </style:style>
    <style:style style:name="T2656" style:family="text">
      <style:text-properties officeooo:rsid="0e27340e"/>
    </style:style>
    <style:style style:name="T2657" style:family="text">
      <style:text-properties officeooo:rsid="0e293f0b"/>
    </style:style>
    <style:style style:name="T2658" style:family="text">
      <style:text-properties officeooo:rsid="0e2a8b1f"/>
    </style:style>
    <style:style style:name="T2659" style:family="text">
      <style:text-properties officeooo:rsid="0e2dde4c"/>
    </style:style>
    <style:style style:name="T2660" style:family="text">
      <style:text-properties officeooo:rsid="0e3ef9ca"/>
    </style:style>
    <style:style style:name="T2661" style:family="text">
      <style:text-properties officeooo:rsid="0e409fe8"/>
    </style:style>
    <style:style style:name="T2662" style:family="text">
      <style:text-properties officeooo:rsid="0e51d908"/>
    </style:style>
    <style:style style:name="T2663" style:family="text">
      <style:text-properties officeooo:rsid="0e56c063"/>
    </style:style>
    <style:style style:name="T2664" style:family="text">
      <style:text-properties officeooo:rsid="0e57dcae"/>
    </style:style>
    <style:style style:name="T2665" style:family="text">
      <style:text-properties officeooo:rsid="0e5c36a5"/>
    </style:style>
    <style:style style:name="T2666" style:family="text">
      <style:text-properties officeooo:rsid="0e5dbfcc"/>
    </style:style>
    <style:style style:name="T2667" style:family="text">
      <style:text-properties officeooo:rsid="0e5f56ac"/>
    </style:style>
    <style:style style:name="T2668" style:family="text">
      <style:text-properties officeooo:rsid="0e640e61"/>
    </style:style>
    <style:style style:name="T2669" style:family="text">
      <style:text-properties officeooo:rsid="0e6437f2"/>
    </style:style>
    <style:style style:name="T2670" style:family="text">
      <style:text-properties officeooo:rsid="0e6a27a6"/>
    </style:style>
    <style:style style:name="T2671" style:family="text">
      <style:text-properties officeooo:rsid="0e6eb209"/>
    </style:style>
    <style:style style:name="T2672" style:family="text">
      <style:text-properties officeooo:rsid="0e6f6831"/>
    </style:style>
    <style:style style:name="T2673" style:family="text">
      <style:text-properties officeooo:rsid="0e78a8b0"/>
    </style:style>
    <style:style style:name="T2674" style:family="text">
      <style:text-properties officeooo:rsid="0e9a5990"/>
    </style:style>
    <style:style style:name="T2675" style:family="text">
      <style:text-properties officeooo:rsid="0ea20998"/>
    </style:style>
    <style:style style:name="T2676" style:family="text">
      <style:text-properties officeooo:rsid="0ea53f86"/>
    </style:style>
    <style:style style:name="T2677" style:family="text">
      <style:text-properties officeooo:rsid="0eace762"/>
    </style:style>
    <style:style style:name="T2678" style:family="text">
      <style:text-properties officeooo:rsid="0eb00784"/>
    </style:style>
    <style:style style:name="T2679" style:family="text">
      <style:text-properties officeooo:rsid="0eb5b540"/>
    </style:style>
    <style:style style:name="T2680" style:family="text">
      <style:text-properties officeooo:rsid="0eb62723"/>
    </style:style>
    <style:style style:name="T2681" style:family="text">
      <style:text-properties officeooo:rsid="0eb7a27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Character_5f_20_5f_style"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531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Character_5f_20_5f_style" loext:num-list-format="%1%" text:bullet-char="o">
        <style:list-level-properties text:list-level-position-and-space-mode="label-alignment">
          <style:list-level-label-alignment text:label-followed-by="listtab" text:list-tab-stop-position="0.25in" fo:text-indent="-0.25in" fo:margin-left="1.2417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text:list-tab-stop-position="0.25in" fo:text-indent="-0.25in" fo:margin-left="1.7417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0.25in" fo:text-indent="-0.25in" fo:margin-left="2.2417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0.25in" fo:text-indent="-0.25in" fo:margin-left="2.7417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text:list-tab-stop-position="0.25in" fo:text-indent="-0.25in" fo:margin-left="3.2417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0.25in" fo:text-indent="-0.25in" fo:margin-left="3.7417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0.25in" fo:text-indent="-0.25in" fo:margin-left="4.2417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text:list-tab-stop-position="0.25in" fo:text-indent="-0.25in" fo:margin-left="4.7417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0.25in" fo:text-indent="-0.25in" fo:margin-left="5.2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1">
      <text:list-level-style-bullet text:level="1" text:style-name="Character_5f_20_5f_style" loext:num-list-format="%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nzionamento <text:span text:style-name="T1397">del sistema </text:span>GNU/Linux</text:h>
      <text:h text:style-name="P373" text:outline-level="2">Funzionamento di base</text:h>
      <text:h text:style-name="Heading_20_3" text:outline-level="3">Moduli per la gestione hardware</text:h>
      <text:p text:style-name="P4"/>
      <text:p text:style-name="P4">Il sistema operativo svolge una molteplicità di ruoli, astraendo le risorse fisiche (dischi, porte, schede di rete) e logiche (filesystem, stack di rete) e controllandone l’access<text:span text:style-name="T1">o. In Linux queste funzioni sono realizzate mediante un framework che permette di attivarle e disattiva</text:span><text:span text:style-name="T2275">r</text:span><text:span text:style-name="T1">le modularmente, in particolare l’accesso all’hardware è astratto a moduli chiamati device driver.</text:span></text:p>
      <text:p text:style-name="P5"/>
      <text:p text:style-name="P9"><text:span text:style-name="T937">Alcuni sono parte del kernel, ma la maggior parte viene caricata dinamicamente dalla directory /lib/modules. </text:span><text:span text:style-name="T938">Più in dettaglio, a seguito della rilevazione di un dispositivo fisico il controller di I/O invia un interrupt alla CPU, che eseguendo un handler posta un evento su dbus (canale pub-sub per eventi di sistema). Successivamente, udev riceve l’evento e consulta </text:span><text:span text:style-name="T940">/lib/modules/&lt;kernel_vers&gt;/modules.alias dove individua il </text:span><text:span text:style-name="T941">device driver </text:span><text:span text:style-name="T940">adatto al dispositivo.</text:span></text:p>
      <text:p text:style-name="P6"/>
      <text:p text:style-name="P7">Ogni modulo definisce in che modo vanno implementate le system call previste per i dispositivi:</text:p>
      <text:list xml:id="list1427801452" text:style-name="L1">
        <text:list-item>
          <text:p text:style-name="P424"><text:span text:style-name="T2">Dispositivi a blocchi: usano buffer e cache per ottimizzare il trasferimento di blocchi di una certa dimensione. </text:span><text:span text:style-name="T3">Si comportano come file c</text:span><text:span text:style-name="T2">onservan</text:span><text:span text:style-name="T3">d</text:span><text:span text:style-name="T2">o un elenco di byte singolarmente indirizzabili (es. dischi)</text:span></text:p>
        </text:list-item>
        <text:list-item>
          <text:p text:style-name="P425">Dispositivi a caratteri: trasferiscono dati un carattere alla volta, possono consumarli per farci qualcosa (es. mostrarli su un terminale) o fornirli se ne hanno disponibili, lasciando il consumatore in attesa se non ne hanno (es. tastiera)</text:p>
        </text:list-item>
        <text:list-item>
          <text:p text:style-name="P426">Dispositivi vari (misc)</text:p>
        </text:list-item>
      </text:list>
      <text:p text:style-name="P8"/>
      <text:p text:style-name="P11"><text:span text:style-name="T943">Le operazioni definite nei device drivers sono attuate usando le system call tipiche dei file su alcuni file speciali detti Device Files</text:span><text:span text:style-name="T942">. Questi file si trovano in /dev e hanno degli attributi particolari:</text:span></text:p>
      <text:p text:style-name="P10"><text:span text:style-name="T942"><text:tab/>es. </text:span><text:span text:style-name="T948">b</text:span><text:span text:style-name="T942">rw-rw---- 1 root<text:tab/>disk<text:tab/></text:span><text:span text:style-name="T948">8</text:span><text:span text:style-name="T942">,1 Mar 20 11:14 /dev/sda1</text:span></text:p>
      <text:list xml:id="list2610435515" text:style-name="L2">
        <text:list-item>
          <text:p text:style-name="P427">Un bit speciale per identificare se sono a blocchi (b) o a caratteri (c)</text:p>
        </text:list-item>
        <text:list-item>
          <text:p text:style-name="P433"><text:span text:style-name="T939">Un major number </text:span><text:span text:style-name="T943">(es. 8) per identificare quale device driver usare</text:span></text:p>
        </text:list-item>
        <text:list-item>
          <text:p text:style-name="P428">Un minor number (es. 1) per indicare l’istanza di dispositivo di quella classe</text:p>
        </text:list-item>
      </text:list>
      <text:p text:style-name="P17"/>
      <text:p text:style-name="P17">Alcuni device files non rappresentano vere periferiche, essendo implementati dal kernel per utilità nel lavoro coi processi:</text:p>
      <text:list xml:id="list2502386558" text:style-name="L3">
        <text:list-item>
          <text:p text:style-name="P429">/dev/zero produce uno stream infinito di zeri binari</text:p>
        </text:list-item>
        <text:list-item>
          <text:p text:style-name="P429">/dev/null restituisce EOF a ogni read e ogni write viene scartata</text:p>
        </text:list-item>
        <text:list-item>
          <text:p text:style-name="P429">/dev/random produce byte casuali ad alta entropia, bloccante ove non ce ne sia abbastanza</text:p>
        </text:list-item>
        <text:list-item>
          <text:p text:style-name="P429">/dev/urandom produce stream pseudocasuale infinito</text:p>
        </text:list-item>
      </text:list>
      <text:p text:style-name="P18">Altri device files notevoli relativi a vere periferiche </text:p>
      <text:list xml:id="list3645365463" text:style-name="L4">
        <text:list-item>
          <text:p text:style-name="P430">/dev/tty* terminali fisici del sistema</text:p>
        </text:list-item>
        <text:list-item>
          <text:p text:style-name="P434"><text:span text:style-name="T936">/</text:span><text:span text:style-name="T939">dev</text:span><text:span text:style-name="T936">/</text:span><text:span text:style-name="T939">pts/* pseudo-terminali (finestre grafiche)</text:span></text:p>
        </text:list-item>
        <text:list-item>
          <text:p text:style-name="P430">/dev/sd* dischi e partizioni</text:p>
        </text:list-item>
      </text:list>
      <text:p text:style-name="P18"/>
      <text:h text:style-name="Heading_20_3" text:outline-level="3"><text:soft-page-break/>Il sistema di storage</text:h>
      <text:p text:style-name="P18"/>
      <text:p text:style-name="P12"><text:span text:style-name="T950">I dispositivi di storage sono tipicamente dispositivi a blocchi, essi possono essere utilizzati come un semplice elenco di blocchi </text:span><text:span text:style-name="T951">numerati. Per sfruttarli in maniera più organizzata è necessario compiere tre operazioni:</text:span></text:p>
      <text:list xml:id="list4058665530" text:style-name="L5">
        <text:list-item>
          <text:p text:style-name="P435"><text:span text:style-name="T949">Partizionamento: suddivisione in sottoinsiemi di blocchi. Non è obbligatoria ma è sempre utilizzato perché permette di usare ogni partizione come un dispositivo indipendente, utile per separare spazi con esigenze diverse (filesystem diversi, dati di sistema e dati utente). </text:span><text:span text:style-name="T953">Un esempio utile può essere una partizione di swap, che, seppur oggi il calo di prestazioni sia notevole per usarla realmente come memoria virtuale, viene spesso usata per caricare la RAM andando in ibernazione. </text:span></text:p>
          <text:p text:style-name="P431">I due standard più diffusi sono </text:p>
          <text:list>
            <text:list-item>
              <text:p text:style-name="P431">MBR (Master Boot Record) in cui si ha una tabella principale con massimo 4 partizioni primarie (delimitate da blocco di inizio e blocco di fine), e una di queste può essere segnata come partizione estesa contenente fino a 12 unità logiche (utilizzabili come fossero una partizione primaria)</text:p>
            </text:list-item>
            <text:list-item>
              <text:p text:style-name="P431">GPT (GUID Partition Table Scheme) usato specialmente con UEFI, permette di avere un massimo di 128 partizioni da 8 ZB invece delle 15 da 2 TB offerte da MBR</text:p>
              <text:p text:style-name="P431"/>
            </text:list-item>
          </text:list>
        </text:list-item>
      </text:list>
      <text:p text:style-name="P13"><text:span text:style-name="T949"><text:tab/>I device file per </text:span><text:span text:style-name="T952">dischi e partizioni seguono il formato /dev/sdXXNN dove XX è una o più <text:tab/>lettere che identifica il disco e NN è il numero di partizione. Per i dischi NVMe/M.2 il <text:tab/>formato è /dev/nvmeXnYpZ dove X identifica il disco, Y il namespace e Z la partizione. </text:span><text:span text:style-name="T953">Gli <text:tab/>identificatori di disco non sono fissi ma variano in base all’ordine in cui essi vengono <text:tab/>rilevati al boot.</text:span></text:p>
      <text:list xml:id="list2995481432" text:style-name="L6">
        <text:list-item>
          <text:p text:style-name="P436"><text:span text:style-name="T953">Formattazione: </text:span><text:span text:style-name="T954">creazione del filesystem per organizzare lo spazio in modo comprensibile. La formattazione richiede spazio contiguo, potendo crescere e ridursi ma senza avere “buchi”. </text:span><text:span text:style-name="T955">Permette l’accesso ai file secondo il modello del VFS (Virtual File System) di Linux, che astrae dall’organizzazione dati specifica di vari FS. </text:span></text:p>
          <text:p text:style-name="P436"><text:span text:style-name="T955">Il FS più comune oggi in Linux è ext4, nato per estendere ext3 nei limiti di dimensione file, filesystem e numero di subdirectory </text:span><text:span text:style-name="T956">e per introdurre </text:span><text:span text:style-name="T957">il journaling nativo, offrendo prestazioni superiori rispetto a quello aggiunto da ext3 su ext2; aggiungendo anche la possibilità di usare un checksum per la consistenza del journal invece di un commit a due fasi. </text:span><text:span text:style-name="T958">Il journal è disattivabile per evitare l’eccesso di scritture in pochi blocchi per i dischi SSD. </text:span><text:span text:style-name="T957">Esso introduce il concetto di extent invece di allocazione indiretta, permettendo a file di grandi dimensioni di essere allocati in modo contiguo.</text:span></text:p>
        </text:list-item>
        <text:list-item>
          <text:p text:style-name="P437"><text:span text:style-name="T957">M</text:span><text:span text:style-name="T949">ount: innestamento della gerarchia locale creata dal partizionamento nella gerarchia globale. </text:span><text:span text:style-name="T959">A seguito del mount, il nome assoluto di un file diventa la combinazione tra la posizione relativa nel device di appartenenza e il punto di mount di questo, ad esempio</text:span></text:p>
          <text:list>
            <text:list-item>
              <text:p text:style-name="P432">1) mount /dev/sda1 / </text:p>
            </text:list-item>
            <text:list-item>
              <text:p text:style-name="P432">2) mount /dev/sda5 /home</text:p>
            </text:list-item>
          </text:list>
        </text:list-item>
      </text:list>
      <text:p text:style-name="P14"><text:span text:style-name="T953"><text:tab/></text:span><text:span text:style-name="T959">Essendo /home nella root di sda1, montato su /, </text:span></text:p>
      <text:p text:style-name="P19"><text:tab/>il file mary presente nella root di sda5 avrà nome assoluto /home (punto di mount di <text:tab/>sda5) + /mary (posizione relativa nel device di appartenenza) = /home/mary</text:p>
      <text:p text:style-name="P19"/>
      <text:h text:style-name="Heading_20_3" text:outline-level="3"><text:soft-page-break/>Collocazione delle risorse</text:h>
      <text:p text:style-name="P15"><text:span text:style-name="T962">La struttura del filesystem UNIX viene definita da FHS (Filesystem Hiera</text:span><text:span text:style-name="T964">r</text:span><text:span text:style-name="T962">chy Standard), </text:span><text:span text:style-name="T961">per rendere più facile l’individuazione delle risorse e la condivisione di parti del filesystem. Le distinzioni base per la corretta collocazione dei dati sono 2:</text:span></text:p>
      <text:list xml:id="list1152729802" text:style-name="L7">
        <text:list-item>
          <text:p text:style-name="P439"><text:span text:style-name="T949">Dati statici / variabili (i dati </text:span><text:span text:style-name="T963">statici possono essere salvati su supporti read-only e non richiedono backup con la stessa frequenza di quelli variabili</text:span><text:span text:style-name="T949">)</text:span></text:p>
        </text:list-item>
        <text:list-item>
          <text:p text:style-name="P438"><text:span text:style-name="T961">Dati condivisibili / non condivisibili (</text:span><text:span text:style-name="T963">I dati condivisibili possono stare in un solo host ed essere usati in molteplici, alcuni sono obbligatoriamente host-only</text:span><text:span text:style-name="T961">)</text:span></text:p>
        </text:list-item>
      </text:list>
      <text:p text:style-name="P20"/>
      <text:p text:style-name="P16"><text:span text:style-name="T961">L</text:span><text:span text:style-name="T949">a radice della gerarchia, /, deve contenere tutti i dati necessari all’avvio del sistema ma essere il più compatto possibile per ridurre i rischi di corruzione e poter risiedere in media a bassa capacità.</text:span></text:p>
      <text:p text:style-name="P21"/>
      <text:p text:style-name="Standard">In un sistema Linux si possono osservare diversi filesystem virtuali, non corrispondenti a nessun dispositivo fisico. Notiamo proc e sys, che permettono accesso diretto ai dati del kernel come aree di memoria, parametri di processi e di configurazione moduli; udev, che permette la generazione automatica dei device files da parte dei device drivers, tmpfs per mappare in memoria anziché su disco dati volatili.</text:p>
      <text:p text:style-name="P21"/>
      <text:p text:style-name="P21">FUSE è un driver che permette di accedere a filesystem diversi da quelli definiti nel kernel mediante un processo user, è utile ad accedere a filesystem che non necessitano di vero hardware come quelli di rete. </text:p>
      <text:p text:style-name="P21"/>
      <text:h text:style-name="Heading_20_2" text:outline-level="2">Gestione dei pacchetti software</text:h>
      <text:p text:style-name="P23"/>
      <text:p text:style-name="P26"><text:span text:style-name="T969">Ogni sistema ha bisogno di un’oculata gestione del software installato, dal momento della sua installazione fino a quello della disinstallazione: generalmente parlando è sempre opportuno disinstallare software che non ci serve più. La fase dell’aggiornamento </text:span><text:span text:style-name="T970">dei pacchetti </text:span><text:span text:style-name="T969">è particolarmente critic</text:span><text:span text:style-name="T970">a, in quanto nuove versioni potrebbero interrompere il supporto ad alcune componenti hardware o software del sistema, o causare problemi con altri pacchetti con cui c’è dipendenza. </text:span><text:span text:style-name="T971">Generalmente, se un software funziona non è importante avere l’ultima versione, può però essere necessario applicare eventuali patch di sicurezza ad hoc, nel caso in cui non si possa passare ad una versione più recente che includa i fix necessari. </text:span><text:span text:style-name="T970">La configurazione dei software è altrettanto importante in quanto deve tenere conto delle politiche di utilizzo ed eventualmente prevedere particolari casi d’uso o caratteristiche del sistema.</text:span></text:p>
      <text:p text:style-name="P24"/>
      <text:h text:style-name="Heading_20_3" text:outline-level="3">Installazione manuale</text:h>
      <text:p text:style-name="P49"><text:span text:style-name="T1108">L’installazione manuale può passare da binari precompilati, che necessitano soltanto di essere copiati nelle posizioni di interesse, </text:span><text:span text:style-name="T1109">o da file sorgente, che </text:span><text:span text:style-name="T1110">necessitano di compilazione ma sono indipendenti</text:span><text:span text:style-name="T1109"> dall’architettura e offro</text:span><text:span text:style-name="T1110">no</text:span><text:span text:style-name="T1109"> più flessibilità nel soddisfacimento delle dipendenze. </text:span><text:span text:style-name="T1111">Questo perché i sorgente spesso offrono interfacce usate per adeguare l’installazione al sistema, tenendo conto ad esempio di componenti già presenti.</text:span></text:p>
      <text:p text:style-name="P50">Nella maggior parte dei casi il software è scritto in C e viene distribuito con archivi tar.gz, dotandolo di <text:span text:style-name="T1112">un’autoconf che verifica la soddisfazione dei prerequisiti, rilevando la presenza dei </text:span><text:soft-page-break/><text:span text:style-name="T1112">pacchetti necessari e la loro versione, permette all’utente di specificare configurazioni particolari e infine genera i Makefile tenendo conto delle specificità del sistema e delle scelte utente.</text:span></text:p>
      <text:p text:style-name="P51">Per un’installazione manuale <text:span text:style-name="T1379">da sorgenti, </text:span>i passi tipici sono:</text:p>
      <text:list xml:id="list2645314060" text:style-name="L8">
        <text:list-item>
          <text:p text:style-name="P441">reperimento software: </text:p>
          <text:list>
            <text:list-item>
              <text:p text:style-name="P442">E’ importante autenticare i pacchetti usati, solitamente mediante una chiave pubblica fidata (comando gpg) o come minimo verificando il fingerprint del file <text:span text:style-name="T1114">(es. comando sha256, si possono avere varie hash)</text:span></text:p>
            </text:list-item>
          </text:list>
        </text:list-item>
        <text:list-item>
          <text:p text:style-name="P441">estrazione pacchetto</text:p>
          <text:list>
            <text:list-item>
              <text:p text:style-name="P443">I file vengono tipicamente prima compattati in un solo tar, e poi compressi. E’ buona prassi individuare una posizione sensata per l’estrazione, e testare l’archivio prima dell’estrazione per verificare la gerarchia di directory che sarà generata</text:p>
            </text:list-item>
          </text:list>
        </text:list-item>
        <text:list-item>
          <text:p text:style-name="P441">esame delle scelte offerte</text:p>
          <text:list>
            <text:list-item>
              <text:p text:style-name="P443">Nella directory data dall’estrazione è opportuno leggere eventuali README e INSTALL. Se si ha un eseguibile <text:span text:style-name="T1115">configure</text:span><text:span text:style-name="T2">, si lancia con –help per avere una lista dei parametri di configurazione; ad esempio collocazione del software, attivazione di componenti, caricamento dinamico di moduli invece che integrazione statica. </text:span><text:span text:style-name="T7">Opzioni Without oppure with per scegliere componenti previsti di default/per escluderli</text:span></text:p>
            </text:list-item>
          </text:list>
        </text:list-item>
        <text:list-item>
          <text:p text:style-name="P441">configurazione sorgenti</text:p>
          <text:list>
            <text:list-item>
              <text:p text:style-name="P443">Si lancia <text:span text:style-name="T1115">configure</text:span><text:span text:style-name="T2"> con i parametri scelti, risolvendo eventuali problemi </text:span><text:span text:style-name="T4">evidenziati (di solito mancanza di pacchetti necessari, può essere necessaria un’indagine manuale). </text:span><text:span text:style-name="T5">Viene generato un file config.log</text:span></text:p>
            </text:list-item>
          </text:list>
        </text:list-item>
        <text:list-item>
          <text:p text:style-name="P441">compilazione</text:p>
          <text:list>
            <text:list-item>
              <text:p text:style-name="P444">Si lancia <text:span text:style-name="T1115">make</text:span><text:span text:style-name="T2"> o si seguono le indicazioni del config.log</text:span></text:p>
            </text:list-item>
          </text:list>
        </text:list-item>
        <text:list-item>
          <text:p text:style-name="P440"><text:span text:style-name="T1113">installazione, </text:span><text:span text:style-name="T1378">usando </text:span><text:span text:style-name="T1116">sudo make install.</text:span><text:span text:style-name="T5"> È</text:span><text:span text:style-name="T6"> </text:span><text:span text:style-name="T1113">importante che solo questo passo venga eseguito come root essendoci stati in passato malware che sfruttano privilegi eccessivi nei passi precedenti.</text:span></text:p>
        </text:list-item>
      </text:list>
      <text:p text:style-name="P52">L’installazione di sorgenti offre la possibilità di verificare il codice, tuttavia è più difficile da mantenere richiedendo una verifica manuale di dipendenze e configurazioni. Richiede inoltre molti componenti ausiliari (header, librerie, compilatori) che possono facilitare un attaccante. </text:p>
      <text:p text:style-name="P52">Le distribuzioni e i pacchetti puntano ad alleviare questi contro, fornendo una gestione automatica delle dipendenze e garantendo compatibilità tra tutti gli elementi del set di pacchetti.</text:p>
      <text:h text:style-name="Heading_20_3" text:outline-level="3">Installazione assistita</text:h>
      <text:p text:style-name="P53">L’installazione assistita si effettua tipicamente usando un package manager, <text:span text:style-name="T1382">nelle distribuzioni </text:span>Linux. Il tool si fa carico di verificare le dipendenze, scorrendo il grafo delle dipendenze di un dato pacchetto individuando tutti i componenti di cui ha bisogno.</text:p>
      <text:p text:style-name="P54">Un pacchetto tipicamente si presenta come un singolo file che contiene sia il software precompilato che i criteri per la verifica di compatibilità e prerequisiti. <text:span text:style-name="T1380">Chiaramente la garanzia di compatibilità può esserci solo vincolando l’architettura di esecuzione, la versione della distribuzione e la versione del software.</text:span></text:p>
      <text:h text:style-name="Heading_20_3" text:outline-level="3"><text:soft-page-break/>Distribuzioni</text:h>
      <text:p text:style-name="P55"><text:span text:style-name="T1381">Nella </text:span><text:span text:style-name="T1382">scelta </text:span><text:span text:style-name="T1381">di una distribuzione </text:span><text:span text:style-name="T1382">per un particolare applicazione bisognare tenere conto di diversi fattori:</text:span></text:p>
      <text:list xml:id="list3517174153" text:style-name="L9">
        <text:list-item>
          <text:p text:style-name="P445">Architetture supportate: tutte le distribuzioni supportano Intel 32bit, alcune 64bit, altre sono disponibili per la grande varietà di processori su cui è stato portato il kernel, ma è bene ricordare che il supporto a pacchetti di terze parti non è garantito per architetture esotiche</text:p>
        </text:list-item>
        <text:list-item>
          <text:p text:style-name="P445">Stabilità vs aggio<text:span text:style-name="T1383">r</text:span>namento: <text:span text:style-name="T1383">in GNU/Linux </text:span><text:span text:style-name="T1384">il processo di rilascio frequente di software porta a dover confrontare i benefici dell’avere versioni più recenti del software, con più funzionalità, con la stabilità di versioni già ampiamente testate; e la stabilità è importante su un server in produzione</text:span></text:p>
        </text:list-item>
        <text:list-item>
          <text:p text:style-name="P446">Version vs rolling: Le distribuzioni con versione forniscono solo aggiornamenti correttivi durante tutto il loro ciclo di vita. Eventuali novità vengono testate e accumulate per una nuova versione, che dovrà essere installata sovrascrivendo la precedente. Per contro in una distribuzione rolling ogni novità viene testata e distribuita, quindi si ha sempre a disposizione la versione più recente. Le distribuzioni rolling per loro natura non sono molto adatte all’uso su un server</text:p>
        </text:list-item>
        <text:list-item>
          <text:p text:style-name="P447">Supporto e durata: Il supporto garantito è tipico delle distribuzioni commerciali, per quelle gratuite dipende dalla dimensione della comunità di utenti. Per installazioni server esistono distribuzioni LTS (Long Term Support) per le quali i gestori assicurano per 5/7 anni che le API restino le stesse, <text:span text:style-name="T1385">garantendo il backporting dei security fix</text:span></text:p>
        </text:list-item>
      </text:list>
      <text:p text:style-name="P56">Le due distribuzioni capostipite da cui derivano le varianti più diffuse sono Debian e Red Hat. Offrono sistemi di gestione pacchetti che si assomigliano, con tool di basso livello per la gestione dei singoli pacchetti, tool intermedi per la gestione coordinata delle dipendenze e tool per reperire automaticamente i pacchetti necessari dai repository (depositi).</text:p>
      <text:h text:style-name="Heading_20_3" text:outline-level="3">Pacchetti</text:h>
      <text:p text:style-name="P56">Il nome dei pacchetti segue tipicamente il formato nome-versioneSoftware-versionePacchetto-architettura.estensione, quest’ultima per Debian e derivate è .deb, per Red Hat e derivate in .rpm. La versione del pacchetto permette di patchare eventuali bug senza installare una versione del software superiore, che potrebbe si includere nuove funzionalità ma anche interrompere il supporto ad altre utilizzate dalle dipendenze. </text:p>
      <text:p text:style-name="P57"><text:span text:style-name="T1386">Si distingue tra pacchetti base (dotati </text:span><text:span text:style-name="T1387">solo del necessario per eseguire funzioni di libreria, ovvero</text:span><text:span text:style-name="T1386"> codice oggetto in formato adatto al linking dinamico, per Linux .so Shared Object) e pacchetti development (-dev per Debian e -devel per RedHat), che dispongo anche </text:span><text:span text:style-name="T1387">di codice oggetto in formato adatto al linking statico </text:span><text:span text:style-name="T1388">e </text:span><text:span text:style-name="T1387">prototipi per il compilatore. </text:span></text:p>
      <text:p text:style-name="P62">Verifica dipendenze dinamiche: <text:span text:style-name="T1115">ldd percorsopacchetto</text:span></text:p>
      <text:p text:style-name="P58">I pacchetti possono essere scaricati e gestiti singolarmente, ma di solito si utilizzano dei repository, ovvero raccolte indicizzate di pacchetti, che possono essere sia online che locali. I package manager leggono per ogni repo l’indice e i metadati dei pacchetti e riconoscono quali versioni sono disponibili, oltre a conoscere le dipendenze come risolverle. <text:span text:style-name="T1390">Le liste di repo si trovano in /etc</text:span><text:span text:style-name="T8">/apt/sources.list in deb.</text:span></text:p>
      <text:p text:style-name="P59"><text:soft-page-break/><text:span text:style-name="T1389">Per i pacchetti .deb il package manager è tipicamente </text:span><text:span text:style-name="T1117">apt </text:span><text:span text:style-name="T1389">ad alto livello e </text:span><text:span text:style-name="T1117">dpkg</text:span><text:span text:style-name="T1389"> a basso livello, per quelli .rpm corrispondono </text:span><text:span text:style-name="T1117">yum</text:span><text:span text:style-name="T1389"> e </text:span><text:span text:style-name="T1117">rpm</text:span><text:span text:style-name="T1389">. </text:span><text:span text:style-name="T9">Si aggiungono poi i sottocomandi </text:span><text:span text:style-name="T1118">update</text:span><text:span text:style-name="T9"> per aggiornare le liste pacchetti e </text:span><text:span text:style-name="T1118">upgrade</text:span><text:span text:style-name="T9"> per passare alla versione più recente, </text:span><text:span text:style-name="T1118">install </text:span><text:span text:style-name="T9">e</text:span><text:span text:style-name="T1118"> remove </text:span><text:span text:style-name="T9">per ovviamente installare e rimuovere.</text:span></text:p>
      <text:p text:style-name="P60">La firma dei pacchetti viene gestita centralmente, i mantainer di una distribuzione forniscono le chiavi di verifica nei media di installazione o sui repo online.</text:p>
      <text:p text:style-name="P61">Per utilizzare pacchetti ben supportat<text:span text:style-name="T1392">i</text:span> ma non inclus<text:span text:style-name="T1392">i</text:span> nei canali ufficiali della distribuzione è sufficiente aggiungere il repo all’elenco. <text:span text:style-name="T1392">Bisogna però fare attenzione, perché a</text:span><text:span text:style-name="T1391">vere un pacchetto con lo stesso nome con versione diverse in </text:span><text:span text:style-name="T1392">più repo può causare confusione, in quanto i package manager scelgono sempre la versione più avanzata a default. Si pensi a un repo semisconosciuto in cui viene caricato un pacchetto “core” con versione più avanzata di quella ufficiale, realizzando una software injection.</text:span></text:p>
      <text:p text:style-name="P63">E’ sconsigliabile mischiare installazioni manuali con pacchetti. Quando possibile è utile pacchettizzare le proprie applicazioni, seguendo il processo per costruire un proprio repo, in RPM.</text:p>
      <text:p text:style-name="P63">Per aggiornare un un pacchetto già in uso bisogna tenere conto di problemi derivanti da</text:p>
      <text:list xml:id="list525796007" text:style-name="L10">
        <text:list-item>
          <text:p text:style-name="P448">prerequisiti: pacchetti necessari perché il candidato funzioni, come per l’installazione</text:p>
        </text:list-item>
        <text:list-item>
          <text:p text:style-name="P448">configurazione: si pensi a modifiche al formato delle configurazioni già messe a punto per la versione funzionante</text:p>
        </text:list-item>
        <text:list-item>
          <text:p text:style-name="P449">dipendenze di altri software: modifiche alle interfacce <text:span text:style-name="T1394">mostrate </text:span>potrebbero influire sul funzionamento di altri softwar<text:span text:style-name="T1393">e. </text:span><text:span text:style-name="T1395">Se il software interagisce mediante interfacce standard, potrebbero esserci problemi di trasparenza qualora si volesse usare una configurazione di test per provare una nuova versione (legando le due versioni a socket/porte/IP diversi </text:span></text:p>
        </text:list-item>
      </text:list>
      <text:p text:style-name="P64">La disinstallazione di un pacchetto pone problemi simili all’aggiornamento in termini di eventuali dipendenze di altri software da quello che si vuole rimuovere, in entrambi i casi può essere difficile valutare gli effetti sul sistema con una gestione manuale. </text:p>
      <text:p text:style-name="P64">Il <text:span text:style-name="T1396">grafo delle dipendenze rappresenta il valore aggiunto più importante offerto dai package manager.</text:span></text:p>
      <text:h text:style-name="P374" text:outline-level="2">Crittografia e SSH</text:h>
      <text:p text:style-name="P45">La sicurezza delle informazioni necessita di </text:p>
      <text:list xml:id="list1214692765" text:style-name="L11">
        <text:list-item>
          <text:p text:style-name="P450"><text:span text:style-name="T2591">riservatezza: </text:span><text:span text:style-name="T2521">evitare che entità non autorizzate </text:span><text:span text:style-name="T2522">v</text:span><text:span text:style-name="T2521">engano messe a conoscenza di info</text:span><text:span text:style-name="T2520">r</text:span><text:span text:style-name="T2521">mazioni</text:span></text:p>
        </text:list-item>
        <text:list-item>
          <text:p text:style-name="P451"><text:span text:style-name="T2591">integrità </text:span><text:span text:style-name="T2592">(</text:span><text:span text:style-name="T2520">comprende </text:span><text:span text:style-name="T2591">autenticità</text:span><text:span text:style-name="T2592">): </text:span><text:span text:style-name="T2520">riconoscere con certezza se un dato è come era stato prodotto. </text:span><text:span text:style-name="T2523">L'a</text:span><text:span text:style-name="T2520">utenticità </text:span><text:span text:style-name="T2523">consiste nella corretta attribuzione dell'autore ad un'informazione, per evitare che appaia prodotta da qualcun altro</text:span></text:p>
        </text:list-item>
        <text:list-item>
          <text:p text:style-name="P451"><text:span text:style-name="T2591">disponibilità:</text:span><text:span text:style-name="T2521"> non può essere difesa crittograficamente, se </text:span><text:span text:style-name="T2523">l'</text:span><text:span text:style-name="T2521">informazione diventa inaccessibile lo resta, a prescindere da come fosse stata cifrata.</text:span></text:p>
        </text:list-item>
      </text:list>
      <text:p text:style-name="P325"><text:span text:style-name="T2521">A</text:span><text:span text:style-name="T2525">ttacchi a riservatezza e integrità possono essere attuati da intrusi posti tra mittente e destinatario; la soluzione è la crittografia; ovvero un'elaborazione matematica e algoritmica della codifica delle informazioni. </text:span><text:span text:style-name="T2524">Violazioni alla riservatezza sono prevenute alterando il codice in modo che risulti incomprensibile a chi non ha diritto di conoscere l'informazione (l'operazione di cifratura deve essere fatta per intervenire in maniera preventiva e far si che l'attacco non abbia successo, un </text:span><text:soft-page-break/><text:span text:style-name="T2524">approccio a posteriori non ha senso nel caso di riservatezza perché ciò che doveva restare segreto non lo è più), violazioni all'integrità possono essere solo rilevate a posteriori (impossibile prevenirle) mediante strumenti in grado di dire se un dato è integro o meno; per prendere una decisione razionale in cui si rifiuta l'informazione finché non passa i controlli.</text:span></text:p>
      <text:p text:style-name="P326"><text:span text:style-name="T2524">I </text:span><text:span text:style-name="T2517">cifrari per la sicurezza prevedono due azioni, cifratura (per passare da testo in chiaro a testo cifrato, </text:span><text:span text:style-name="T2526">Encrypt</text:span><text:span text:style-name="T2517">) e decifrazione (viceversa). </text:span></text:p>
      <text:p text:style-name="P327"><text:span text:style-name="T2517">La funzione D è critica: potrebbe esistere uno schema in cui chiunque può svolgere E (se è una funzione pubblica), la cosa importante è che la funzione D sia segreta (conosciuta solo al legittimo destinatario). E può essere pubblica ma deve essere </text:span><text:span text:style-name="T2593">robusta</text:span><text:span text:style-name="T2517"> (ovvero trasforma testo in chiaro in cifrato in modo che sia </text:span><text:span text:style-name="T2593">obbligatorio</text:span><text:span text:style-name="T2517"> avere D per decifrarlo), D invece deve essere segreta necessariamente.</text:span></text:p>
      <text:p text:style-name="P46">Alla base dei sistemi crittografici sono i principi di Kerckhoffs:</text:p>
      <text:list xml:id="list135943722" text:style-name="L12">
        <text:list-item>
          <text:p text:style-name="P453">1) Il sistema di cifratura deve essere materialmente, se non matematicamente, indecifrabile (sicurezza computazionale o assoluta)</text:p>
        </text:list-item>
        <text:list-item>
          <text:p text:style-name="P452"><text:span text:style-name="T2526">2) Il sistema non deve basarsi sul fatto che il segreto, se cade nelle mani nemiche, caus</text:span><text:span text:style-name="T2527">i </text:span><text:span text:style-name="T2526">un grave problema. Il segreto deve diventare solo un parametro della funzione: non è più la funzione ad essere </text:span><text:span text:style-name="T2528">il</text:span><text:span text:style-name="T2526"> segret</text:span><text:span text:style-name="T2528">o</text:span><text:span text:style-name="T2526">. </text:span><text:span text:style-name="T2529">segreto=chiave; NON segreto=algoritmo</text:span></text:p>
        </text:list-item>
        <text:list-item>
          <text:p text:style-name="P506"><text:span text:style-name="T2526">3</text:span><text:span text:style-name="T2517">) </text:span><text:span text:style-name="T2530">L</text:span><text:span text:style-name="T2517">a chiave deve essere qualcosa di semplice, possibilmente memorizzabile senza supporti. </text:span><text:span text:style-name="T2530">Dover ricordare un segreto semplice </text:span><text:span text:style-name="T2517">permette </text:span><text:span text:style-name="T2531">lo</text:span><text:span text:style-name="T2517"> scambio di </text:span><text:span text:style-name="T2531">molti </text:span><text:span text:style-name="T2517">segreti di dimensioni arbitrarie </text:span></text:p>
        </text:list-item>
      </text:list>
      <text:p text:style-name="P328"><text:span text:style-name="T2534">Un crittoanalista di fronte ad un testo cifrato con algoritmo noto può analizzare le proprietà statistiche del testo per rilevare (si evidenzia l'importanza della robustezza di E, ovvero la sua capacità di occultare le proprietà del testo in chiaro) oppure cercare la chiave tra tutte quelle possibili (entra in gioco il primo principio: con la sicurezza assoluta, </text:span><text:span text:style-name="T2532">la chiave corretta è indistinguibile dalle altre – </text:span><text:span text:style-name="T2533">es. </text:span><text:span text:style-name="T2535">con</text:span><text:span text:style-name="T2533"> analisi si </text:span><text:span text:style-name="T2532">otten</text:span><text:span text:style-name="T2533">gon</text:span><text:span text:style-name="T2532">o </text:span><text:span text:style-name="T2534">800</text:span><text:span text:style-name="T2533">K</text:span><text:span text:style-name="T2534"> testi insen</text:span><text:span text:style-name="T2532">s</text:span><text:span text:style-name="T2534">ati e 300</text:span><text:span text:style-name="T2533">K</text:span><text:span text:style-name="T2534"> sensati: anche di fronte ad attacco a forza bruta il crittoanalista non può essere certo del messaggio corretto- ; </text:span><text:span text:style-name="T2532">con la sicurezza computazionale </text:span><text:span text:style-name="T2535">si rende troppo oneroso cercare la chiave – es. con analisi si trovano 999K testi incomprensibili e 1 comprensibile; analista ha certezza di aver trovato la chiave, ma è oneroso scoprirla).</text:span></text:p>
      <text:p text:style-name="P334"><text:span text:style-name="T2558">Alla base della robustezza ci sono le proprietà di confusione (l'analisi del testo cifrato non restituisce informazioni sulla chiave, modifica ad un singolo elemento della chiave si riflette sul 50% del cifrato) e di diffusione (</text:span><text:span text:style-name="T2559">l</text:span><text:span text:style-name="T2558">'analisi del testo cifrato non restituisce informazioni sul testo in chiaro, </text:span><text:span text:style-name="T2560">modifica di un singolo elemento del testo in chiaro altera il 50% del cifrato</text:span><text:span text:style-name="T2558">).</text:span></text:p>
      <text:p text:style-name="P334"><text:span text:style-name="T2535">U</text:span><text:span text:style-name="T2542">n esempio di cifratura con scarsa robustezza è la sostituzione monoalfabetica </text:span><text:span text:style-name="T2536">(</text:span><text:span text:style-name="T2542">ogni elemento dell'alfabeto viene sostituito con un altro, </text:span><text:span text:style-name="T2536">con </text:span><text:span text:style-name="T2542">tabella di corrispondenza</text:span><text:span text:style-name="T2536">). </text:span><text:span text:style-name="T2537">La chiave ha uno spazio di 26! (Avendo</text:span><text:span text:style-name="T2536"> 26 lettere con cui sostituire la A, una volta sostituita la A, mi restano 25 lettere con cui sostituire la B…</text:span><text:span text:style-name="T2537">) </text:span><text:span text:style-name="T2538">quindi </text:span><text:span text:style-name="T2536">2^88 </text:span><text:span text:style-name="T2538">chiavi: </text:span><text:span text:style-name="T2536">non è male, </text:span><text:span text:style-name="T2538">si ha </text:span><text:span text:style-name="T2536">resistenza alla forza bruta </text:span><text:span text:style-name="T2538">m</text:span><text:span text:style-name="T2536">a </text:span><text:span text:style-name="T2539">manca</text:span><text:span text:style-name="T2536"> la robustezza: le proprietà statistiche del testo in chiaro sono mantenute nel testo cifrato </text:span><text:span text:style-name="T2539">(</text:span><text:span text:style-name="T2536">per ogni lettere si ha una lettera</text:span><text:span text:style-name="T2539">). </text:span><text:span text:style-name="T2561">C'è scarsa diffusione: g</text:span><text:span text:style-name="T2540">li attacchi alla sostituzione si basano </text:span><text:span text:style-name="T2541">sulla frequenza statistica dei caratteri, in una data lingua naturale (es. in inglese, il 12% dei caratteri è 'e'); ma in binario ogni "lettera" può essere un lungo blocco di bit: se le lettere non sono più 26 ma 256, il valor medio di ogni colonna è molto più basso. Inoltre </text:span><text:span text:style-name="T2543">la </text:span><text:span text:style-name="T2541">compressione </text:span><text:span text:style-name="T2545">che si può attuare sul binario cifrato </text:span><text:span text:style-name="T2541">fa s</text:span><text:span text:style-name="T2544">ì</text:span><text:span text:style-name="T2541"> che la ridondanza venga rimossa e </text:span><text:span text:style-name="T2546">quindi </text:span><text:span text:style-name="T2541">la differenza statistica tra le lettere si riduc</text:span><text:span text:style-name="T2546">e</text:span><text:span text:style-name="T2541"> ancora di più</text:span><text:span text:style-name="T2547">.</text:span></text:p>
      <text:p text:style-name="P329"><text:soft-page-break/><text:span text:style-name="T2562">La diffusione viene introdotta in modo semplice dalla</text:span><text:span text:style-name="T2549"> trasposizione, </text:span><text:span text:style-name="T2562">che </text:span><text:span text:style-name="T2549">si basa su una tabella in cui il testo viene scritto per colonne e letto per righe. </text:span><text:span text:style-name="T2548">La ricerca della chiave prevede quindi di scoprire la dimensione della tabella e l'ordine di lettura delle righe, la minaccia alla robustezza sta nel fatto che digrammi e trigrammi potrebbero presentarsi a distanze simili, permettendo di scoprire di quanto sono stati trasposti i caratteri. Applicando la trasposizione più volte </text:span><text:span text:style-name="T2550">rende difficile questa analisi perché i passi successivi partono da un testo i cui digrammi non sono quelli della lingua originale.</text:span></text:p>
      <text:p text:style-name="P330"><text:span text:style-name="T2550">L</text:span><text:span text:style-name="T2552">a </text:span><text:span text:style-name="T2551">sostituzione polialfabetica prevede la somma della chiave al testo, modulo 26 (A=0, … Z=25). Il risultato è che la frequenza di un carattere in chiaro sia sparsa su più caratteri cifrati (stesso char chiaro diventa diversi char cifrati a seconda di quale parte della chiave viene sommata); e la frequenza di un carattere cifrato deriva da contributi di più caratteri in chiaro (stesso char cifrato può essere risultato di diversi char chiaro in base alla parte di chiave sommata). L'analisi statistica diventa difficile, ma è attaccabile osservando il ripetersi delle sostituzioni (stessi char chiari diventano stesso char cifrato ogni X sostituzioni) oppure conoscendo parte del messaggio (se si può sapere che tutti i messaggi iniziano con "domani" o </text:span><text:span text:style-name="T2553">che </text:span><text:span text:style-name="T2551">i bollettini meteo inizino con l'indicazione della stazione da cui provengono). </text:span></text:p>
      <text:p text:style-name="P332"><text:span text:style-name="T2554">Dall'</text:span><text:span text:style-name="T2551">idea di base che la polialfabetica </text:span><text:span text:style-name="T2554">sia</text:span><text:span text:style-name="T2551"> debole perché la chiave si ripete, </text:span><text:span text:style-name="T2554">nasce il one-time pad: a</text:span><text:span text:style-name="T2551">nziché generare la chiave in modo deterministico, ogni simbolo è scelto casualmente </text:span><text:span text:style-name="T2555">per avere una</text:span><text:span text:style-name="T2554"> chiave</text:span><text:span text:style-name="T2555"> con</text:span><text:span text:style-name="T2554"> la stessa lunghezza del messaggio</text:span><text:span text:style-name="T2551">. </text:span><text:span text:style-name="T2554">Questo fornisce sicurezza assoluta (non cambia l'incertezza sul contenuto del messaggio se l'attaccante fa analisi statistica prima o dopo il tentativo a forza bruta: in entrambi i casi lo spazio è quello di tutt</text:span><text:span text:style-name="T2556">e le parole della lingua considerata). </text:span><text:span text:style-name="T2557">È difficile da implementare perché c'è </text:span><text:span text:style-name="T2556">rischio di perdere la sincronia tra mittente e ricevente su quale sia il carattere usato per cifrarne uno, </text:span><text:span text:style-name="T2557">e c'è il </text:span><text:span text:style-name="T2556">costo di tenere in memoria tutte le chiavi possibili.</text:span></text:p>
      <text:p text:style-name="P333"><text:span text:style-name="T2556">I </text:span><text:span text:style-name="T2517">cifrari simmetrici moderni operano basandosi sugli stessi principi di </text:span><text:span text:style-name="T2561">confusione, </text:span><text:span text:style-name="T2563">ripetendo sostituzioni e trasposizioni. </text:span><text:span text:style-name="T2564">Sono studiati per essere computazionalmente sicuri, questa sicurezza risiede nella lunghezza della chiave: </text:span><text:span text:style-name="T2566">lo standard attuale, AES, usa</text:span><text:span text:style-name="T2564"> chiavi di </text:span><text:span text:style-name="T2566">oltre 64</text:span><text:span text:style-name="T2564"> bit, </text:span><text:span text:style-name="T2566">già da 128</text:span><text:span text:style-name="T2564"> sono introvabili in tempi umani con le tecnologie attuali. </text:span></text:p>
      <text:p text:style-name="P336"><text:span text:style-name="T2564">G</text:span><text:span text:style-name="T2565">li stessi principi si possono usare senza chiave per ottenere un'"impronta digitale" compatta di documenti di dimensione arbitraria. I fingerprint sono il risultato di dimensione fissa di funzioni pubbliche senza chiave (funzioni di </text:span><text:span text:style-name="T2305">hash</text:span><text:span text:style-name="T2373">), avendo dimensione fissa non permettono una corrispondenza biunivoca tra fingerprint e documento. </text:span><text:span text:style-name="T2363">Le funzioni hash sono robuste se non si riesce a trovare un documento fornendo il fingerprint (unidirezionalità) e non si possono trovare </text:span><text:span text:style-name="T2364">due documenti con lo stesso fingerprint (assenza di collisioni). </text:span><text:span text:style-name="T2365">La difficoltà di invertire la funzione è fondamentale, </text:span><text:span text:style-name="T2366">si realizza mediante molte operazioni in aritmetica modulare (come risultato di un'operazione si prende </text:span><text:span text:style-name="T2367">il resto della divisione per un modulo fisso). </text:span><text:span text:style-name="T2369">Queste operazioni rendono difficile la ricerca </text:span><text:span text:style-name="T2372">efficiente delle radici.</text:span></text:p>
      <text:p text:style-name="P335"><text:span text:style-name="T2367">L</text:span><text:span text:style-name="T2371">a crittografia asimmetrica si basa sulla generazione di chiavi partendo da due numeri primi </text:span><text:span text:style-name="T2303">p </text:span><text:span text:style-name="T2371">e </text:span><text:span text:style-name="T2303">q </text:span><text:span text:style-name="T2371">: viene calcolato il modulo </text:span><text:span text:style-name="T2303">n = p . q </text:span><text:span text:style-name="T2369">(</text:span><text:span text:style-name="T2302">p </text:span><text:span text:style-name="T2369">e </text:span><text:span text:style-name="T2302">q </text:span><text:span text:style-name="T2369">devono essere abbastanza grandi che da </text:span><text:span text:style-name="T2302">n</text:span><text:span text:style-name="T2369"> non si possa risalire ad essi in modo effic</text:span><text:span text:style-name="T2382">ie</text:span><text:span text:style-name="T2369">nte), </text:span><text:span text:style-name="T2371">dopo aver scelto a caso un numero </text:span><text:span text:style-name="T2303">d </text:span><text:span text:style-name="T2371">si calcola</text:span><text:span text:style-name="T2303"> e </text:span><text:span text:style-name="T2371">tale che </text:span><text:span text:style-name="T2303">e . d mod (p-1)(q-1) = 1</text:span><text:span text:style-name="T2371">. </text:span><text:span text:style-name="T2370">Calcolare</text:span><text:span text:style-name="T2304"> e</text:span><text:span text:style-name="T2303"> </text:span><text:span text:style-name="T2371">è facile soltanto conoscendo p e q, che dopo la generazione delle chiavi vengono dimenticati: </text:span><text:span text:style-name="T2368">la chiave pubblica sarà (e,n), quella privata (d,n). La cifratura di un valore seguirà c = m^e mod n ; la decifrazione m = c^d mod n </text:span><text:span text:style-name="T2374">(</text:span><text:span text:style-name="T2370">l'</text:span><text:span text:style-name="T2368">elevamento a potenza è </text:span><text:span text:style-name="T2370">un'operazione </text:span><text:span text:style-name="T2368">facile; l'estrazione della radice è difficile: </text:span><text:span text:style-name="T2370">e</text:span><text:span text:style-name="T2368">siste ma è grande da calcolare).</text:span></text:p>
      <text:p text:style-name="P337"><text:span text:style-name="T2368">L</text:span><text:span text:style-name="T2360">a chiave pubblica può essere distribuita (essendo impossibile usarla per trovare la corrispondente privata) e chiunque può usarla per cifrare, </text:span><text:span text:style-name="T2375">mentre </text:span><text:span text:style-name="T2377">solo la chiave</text:span><text:span text:style-name="T2376"> privata </text:span><text:span text:style-name="T2377">corrispondente può </text:span><text:soft-page-break/><text:span text:style-name="T2377">decifrare </text:span><text:span text:style-name="T2378">(garantendo la riservatezza)</text:span><text:span text:style-name="T2377">. </text:span><text:span text:style-name="T2378">La chiave privata,</text:span><text:span text:style-name="T2377"> essendo specifica di un utente, può essere utile anche per autenticare </text:span><text:span text:style-name="T2378">(guardando a integrità e autenticità): si prende il documento, si passa attraverso l'hash, </text:span><text:span text:style-name="T2380">poi</text:span><text:span text:style-name="T2378"> l'hash viene cifrato con chiave privata. </text:span><text:span text:style-name="T2380">S</text:span><text:span text:style-name="T2378">i ottiene così un piccolo dato chiamato firma, allegato al documento originale: il destinatario fa hash del documento e verifica che il fingerprint sia uguale alla decifr</text:span><text:span text:style-name="T2381">a</text:span><text:span text:style-name="T2378">zione della firma usando la chiave pubblica corrispondente alla chiave privata che ha pr</text:span><text:span text:style-name="T2383">od</text:span><text:span text:style-name="T2378">o</text:span><text:span text:style-name="T2383">t</text:span><text:span text:style-name="T2378">to la firma</text:span><text:span text:style-name="T2379">. </text:span><text:span text:style-name="T2384">L'integrità viene garantita dal non cambiare dell'hash, l'autenticità dal fatto che il confronto ha successo solo se la firma è stata prodotta dalla privata corrispondente </text:span><text:span text:style-name="T2385">(</text:span><text:span text:style-name="T2384">si assume che la pubblica usata per decifrare la firma sia effettivamente del mittente...</text:span><text:span text:style-name="T2385">)</text:span><text:span text:style-name="T2384">.</text:span></text:p>
      <text:p text:style-name="P338"><text:span text:style-name="T2384">I </text:span><text:span text:style-name="T2390">vantaggi della crittografia asimmetrica risiedono nella possibilità di distribuzione delle chiavi e nell'utilità per tutte le proprietà di sicurezza (riservatezza, integrità, autenticità); i punti deboli sono</text:span></text:p>
      <text:list xml:id="list536750070" text:style-name="L13">
        <text:list-item>
          <text:p text:style-name="P507"><text:span text:style-name="T2390">le prestazioni (</text:span><text:span text:style-name="T2386">5-10 volte più lento di AES, </text:span><text:span text:style-name="T2389">si ovvia usando sistemi ibridi: si genera una chiave casuale e </text:span><text:span text:style-name="T2391">si usa</text:span><text:span text:style-name="T2389"> con AES (molto efficiente) per cifrare il messaggio grande. </text:span><text:span text:style-name="T2392">Questa</text:span><text:span text:style-name="T2389"> chiave </text:span><text:span text:style-name="T2392">si</text:span><text:span text:style-name="T2389"> cifr</text:span><text:span text:style-name="T2392">a</text:span><text:span text:style-name="T2389"> con </text:span><text:span text:style-name="T2392">la </text:span><text:span text:style-name="T2389">chiave pubblica del destinatario, che userà la propria chiave privata per decifrarla e poi la chiave simmetrica ottenuta per riavere il messaggio originale</text:span><text:span text:style-name="T2386">)</text:span></text:p>
        </text:list-item>
        <text:list-item>
          <text:p text:style-name="P507"><text:span text:style-name="T2387">attacchi specifici (known plaintext: es. referendum dove il messaggio è sempre SI o NO, se cifrato con chiave pubblica, anche l'attaccante può verificare qual è il risultato. Si usano algoritmi per garanti</text:span><text:span text:style-name="T2388">r</text:span><text:span text:style-name="T2387">e che plaintext troppo corti o semplici vengano trasformati in numeri di complessità maggiore).</text:span></text:p>
        </text:list-item>
      </text:list>
      <text:p text:style-name="P339"><text:span text:style-name="T2387">E</text:span><text:span text:style-name="T2395">' possibile usare la crittografia asimmetrica per l'autenticazione </text:span><text:span text:style-name="T2393">attiva</text:span><text:span text:style-name="T2395">. </text:span><text:span text:style-name="T2393">Ne</text:span><text:span text:style-name="T2395">ll'auth passiva (es. password) il segreto viene svelato a chi verifica </text:span><text:span text:style-name="T2393">ed è sempre uguale (intercettare una password permette un replay attack, riutilizzandola). Con auth attiva </text:span><text:span text:style-name="T2394">un prover dimostra a un verifier di avere il possesso di una chiave privata (ovvero la capacità di decifrare un grande numero R </text:span><text:span text:style-name="T2396">random </text:span><text:span text:style-name="T2394">scelto dal verifier e cifrato con la chiave pubblica del prover). </text:span><text:span text:style-name="T2396">S</text:span><text:span text:style-name="T2393">i superano entrambi i problemi</text:span><text:span text:style-name="T2396"> dell'auth passiva</text:span><text:span text:style-name="T2393">: </text:span><text:span text:style-name="T2396">il segreto non viene svelato </text:span><text:span text:style-name="T2397">(</text:span><text:span text:style-name="T2396">il prover invia soltanto il risultato della decifrazione e </text:span><text:span text:style-name="T2397">non</text:span><text:span text:style-name="T2396"> la chiave privata</text:span><text:span text:style-name="T2397">), e R non viene mai riutilizzato quindi intercettarlo e rigiocarlo è inutile. Tuttavia si ha lo stesso problema della verifica di autenticità di una firma, in quanto non c'è garanzia che il verifier detenga la chiave pubblica </text:span><text:span text:style-name="T2399">effettivamente </text:span><text:span text:style-name="T2398">del prover e </text:span><text:span text:style-name="T2399">non di un impostore.</text:span></text:p>
      <text:p text:style-name="P340"><text:span text:style-name="T2399">I</text:span><text:span text:style-name="T2360">l metodo più efficiente di attacco alla crittografia asimmetrica è la fattorizzazione del modulo, per questo la lunghezza del modulo consigliata è di 2048 bit e oltre.</text:span></text:p>
      <text:h text:style-name="P376" text:outline-level="2">Vagrant e SSH</text:h>
      <text:h text:style-name="P386" text:outline-level="3">SSH</text:h>
      <text:p text:style-name="P144"><text:span text:style-name="T1650">Per poter avere amministrazione remota è stato sviluppato TELNET, che però non offriva nessuna confidenzialità del canale né autenticazione dell’host, vi era soltanto autenticazione passiva dell’utente. Secure Shell (SSH) è l’evoluzione nata per offrire maggiore sicurezza, basandosi sull’autenticazione a chiave pubblica. Questa si basa si basa sulla crittografia asimmetrica, il segreto è una chiave privata posseduta soltanto da chi vuole autenticarsi, </text:span><text:span text:style-name="T1651">che riceve una challenge di autenticazione dal verifier e usa la chiave privata per fare response; il verificatore possiede una chiave pubblica legata matematicamente a quella privata (ma che non permette di calcolarla) con cui può controllare se la risposta è corretta. Il collegamento SSH tra client (ssh) e server (sshd) percorre alcuni passi:</text:span></text:p>
      <text:list xml:id="list2438490288" text:style-name="L14">
        <text:list-item>
          <text:p text:style-name="P508">Negoziazione dei cifra<text:span text:style-name="T1652">r</text:span>i disponibili</text:p>
        </text:list-item>
        <text:list-item>
          <text:p text:style-name="P508"><text:soft-page-break/>Autenticazione host remoto per mezzo della sua chiave pubblica</text:p>
        </text:list-item>
        <text:list-item>
          <text:p text:style-name="P508">Inizializzazione canale comunicazione cifrata</text:p>
        </text:list-item>
        <text:list-item>
          <text:p text:style-name="P508">Negoziazione dei metodi disponibili per l’autenticazione utente</text:p>
        </text:list-item>
        <text:list-item>
          <text:p text:style-name="P509">Autenticazione utente</text:p>
        </text:list-item>
      </text:list>
      <text:p text:style-name="P145"><text:span text:style-name="T1453">Autenticare l’host remoto è importante per evitare attacchi MITM che potrebbero catturare la password dell’amministratore spacciandosi per l’host, ma non </text:span><text:span text:style-name="T1454">è</text:span><text:span text:style-name="T1453"> previsto un sistema centrale per la verifica della chiave dell’host; </text:span><text:span text:style-name="T1454">quindi alla prima connessione è l’amministratore a dover usare un metodo out-of-band (verifica esterna ad ssh) per verificare la chiave pubblica presentata dall’host. Le chiavi pubbliche vengono salvate in </text:span><text:span text:style-name="T1183">known_hosts</text:span><text:span text:style-name="T201"> nella directory .ssh nella home client, permettendo autenticazione attiva alle connessioni successive. </text:span></text:p>
      <text:p text:style-name="P146"><text:span text:style-name="T201">P</text:span><text:span text:style-name="T206">er autenticare l’utente </text:span><text:span text:style-name="T202">si può avere autenticazione passiva (tradizionale con username e password trasmessi su canale cifrato) o attiva (usando un protocollo challenge-response a chiave pubblica, supponendo che l’utente abbia una coppia di chiavi </text:span><text:span text:style-name="T203">e che installi correttamente sull’host remoto la chiave pubblica. </text:span><text:span text:style-name="T204">In entrambi i casi l’identità dell’utente che vuole fare login sull’host remoto può essere selezionata, a default viene usata lo stesso nome utente che sta lavorando sul client (es. user esegue “ssh rmserver” e si dovra autenticare come user, user esegue “ssh </text:span><text:a xlink:type="simple" xlink:href="mailto:marco@rmserver" text:style-name="Internet_20_link" text:visited-style-name="Visited_20_Internet_20_Link"><text:span text:style-name="T204">marco@rmserver</text:span></text:a><text:span text:style-name="T204">” e dovrà autenticarsi come </text:span><text:span text:style-name="T205">marco). </text:span></text:p>
      <text:p text:style-name="P104">Per fare l’autenticazione attiva un utente deve</text:p>
      <text:list xml:id="list3433606103" text:style-name="L15">
        <text:list-item>
          <text:p text:style-name="P520"><text:span text:style-name="T161">generare una coppia di chiavi asimmetriche (comando </text:span><text:span text:style-name="T1173">ssh-keygen -t rsa -b 2048)</text:span></text:p>
        </text:list-item>
        <text:list-item>
          <text:p text:style-name="P521"><text:span text:style-name="T161">installare sull’host remoto la chiave pubblica (file locale .ssh/is_rsa.pub. copia su host remoto (</text:span><text:span text:style-name="T1173">scp .ssh/id_rsa.pub </text:span><text:a xlink:type="simple" xlink:href="mailto:user@remote" text:style-name="Internet_20_link" text:visited-style-name="Visited_20_Internet_20_Link"><text:span text:style-name="T1173">user@remote</text:span></text:a><text:span text:style-name="T1173">: ) </text:span><text:span text:style-name="T1245">)</text:span></text:p>
        </text:list-item>
        <text:list-item>
          <text:p text:style-name="P522"><text:span text:style-name="T1437">append alla lista di utenti autorizzati (su remote, </text:span><text:span text:style-name="T1173">cat id_rsa.pub &gt;&gt; .ssh_autho</text:span><text:span text:style-name="T1244">r</text:span><text:span text:style-name="T1173">ized_keys</text:span><text:span text:style-name="T1437">)</text:span></text:p>
        </text:list-item>
      </text:list>
      <text:p text:style-name="P147"><text:span text:style-name="T207">In questo caso la segretezza della password viene sostituita dalla riservatezza </text:span><text:span text:style-name="T624">del file </text:span><text:span text:style-name="T207">della chiave privata sul client, in pratica è necessario avere grande cura dei permessi di file e directory </text:span><text:span text:style-name="T208">(es. il passwordless login può non funzionare se l’host remoto ha permessi troppo larghi sulla dir .ssh, il server sshd non si fida dell’integrità del contenuto). </text:span><text:span text:style-name="T209">Se proteggiamo il file chiave privata con una password perdiamo la possibilità di passwordless login ma abbiamo più sicurezza del digitare direttamente la password dell’account remoto, ed è più pratico se si gestiscono </text:span><text:span text:style-name="T210">molti</text:span><text:span text:style-name="T209"> host remoti.</text:span></text:p>
      <text:p text:style-name="P148"><text:span text:style-name="T209">C</text:span><text:span text:style-name="T161">on </text:span><text:span text:style-name="T1173">ssh </text:span><text:a xlink:type="simple" xlink:href="mailto:utente@host" text:style-name="Internet_20_link" text:visited-style-name="Visited_20_Internet_20_Link"><text:span text:style-name="T1173">utente@host</text:span></text:a><text:span text:style-name="T1173"> </text:span><text:span text:style-name="T161">si ottiene un terminale remoto interattivo, aggiungendo un ulteriore parametr</text:span><text:span text:style-name="T211">o viene interpretato come comando da eseguire sull’host remoto al posto della shell interattiva </text:span><text:span text:style-name="T2400">(es. ssh </text:span><text:a xlink:type="simple" xlink:href="mailto:root@server" text:style-name="Internet_20_link" text:visited-style-name="Visited_20_Internet_20_Link">root@server</text:a><text:span text:style-name="T2400"> "grep pattern") </text:span><text:span text:style-name="T211">, gli stream di I/O vengono riportati attraverso il canale cifrato sul client </text:span><text:span text:style-name="T212">(STDIN del processo ssh sul client passa dati a STDIN del processo invocato sul server, STDOUT e STDERR </text:span><text:span text:style-name="T214">del processo remoto </text:span><text:span text:style-name="T213">fuoriescono dagli analoghi stream dal processo ssh sul client).</text:span></text:p>
      <text:h text:style-name="P387" text:outline-level="3">Vagrant</text:h>
      <text:p text:style-name="P341"><text:span text:style-name="T1664">Vagrant è una libreria per la gestione di macchine virtuali che permette di rendere portabile la configurazione rispetto a diversi virtualizzatori. L’immagine della VM di base (box) può essere depositata e facilmente importata da un deposito (VagrantCloud), i parametri per istanziare una VM sono definiti in un file (VagrantFile). </text:span><text:span text:style-name="T1653">Un V.</text:span><text:span text:style-name="T1663">F</text:span><text:span text:style-name="T1653">ile contiene informazioni sulla box di base, sui vari tipi di interfacce di rete, la mappatura di cartelle condivise host-guest, il provider del virtualizzatore e la configurazione </text:span><text:span text:style-name="T1655">dell’ </text:span><text:span text:style-name="T1656">HW </text:span><text:span text:style-name="T1653">virtuale, oltre che la configurazione </text:span><text:span text:style-name="T1655">d’ambiente</text:span><text:span text:style-name="T1653">, il provisioning: una serie </text:span><text:soft-page-break/><text:span text:style-name="T1653">di comandi eseguiti da vagrant nella shell del guest al primo avvio (se fallisce in modo plateale è vagrant a ripeterlo, altrimenti </text:span><text:span text:style-name="T1654">tocca all’amministratore).</text:span></text:p>
      <text:p text:style-name="P342">Per installare una box si può ricorrere al repo ufficiale VagrantCloud, <text:span text:style-name="T1657">scegliendo una box tra queste l’installazione è automatica al primo avvio ma si può scaricare localmente per evitare l’attesa del download all’avvio VM o per scegliere fonte diversa </text:span><text:span text:style-name="T1658">(</text:span><text:span text:style-name="T1135">vagrant box add autore/version [url]</text:span><text:span text:style-name="T1658">)</text:span><text:span text:style-name="T1657">. </text:span><text:span text:style-name="T1658">La box è un template che viene salvato in una directory; per crearne </text:span><text:span text:style-name="T1659">diverse </text:span><text:span text:style-name="T1658">istanze VM tipicamente si crea una directory per ogni istanza, ci si pone lì e si lancia </text:span><text:span text:style-name="T1135">vagrant init autore/version, </text:span><text:span text:style-name="T58">così il V.File generato avrà il riferimento a quella VM in un luogo separato. Con la init viene creato in quella dir un V.File con i default della box, modificabile; i comandi </text:span><text:span text:style-name="T1136">vagrant {up|status|halt|destroy} </text:span><text:span text:style-name="T59">cercano un V.File nella directory per lanciarla/vederne lo stato/fermarla/distruggerla. </text:span></text:p>
      <text:h text:style-name="P388" text:outline-level="3">Vagrant + SSH </text:h>
      <text:p text:style-name="P343">vagrant up <text:span text:style-name="T2">crea automaticamente una chiave privata sull’host, nella directory in cui viene fatta init, e installa la chiave pubblica nella VM, predisponendo una mappatura di rete da una porta host alla 22 guest. v</text:span>agrant ssh <text:span text:style-name="T2">usa in automatico queste impostazioni per connettersi alla VM come user vagrant, senza password, abilitato a sudo. v</text:span>agrant ssh-config <text:span text:style-name="T60">mostra come configurare il client </text:span><text:span text:style-name="T1660">ssh</text:span><text:span text:style-name="T60"> </text:span><text:span text:style-name="T61">per comportarsi come </text:span><text:span text:style-name="T1661">vagrant ssh</text:span><text:span text:style-name="T61">, in modo da poter usare </text:span><text:span text:style-name="T1662">ssh </text:span><text:span text:style-name="T62">originale per </text:span><text:span text:style-name="T61">operazioni non supportate </text:span><text:span text:style-name="T62">da </text:span><text:span text:style-name="T1662">vagrant ssh, </text:span><text:span text:style-name="T61">come </text:span><text:span text:style-name="T1661">scp</text:span><text:span text:style-name="T61">. </text:span></text:p>
      <text:p text:style-name="P345"><text:span text:style-name="T1137">vagrant ssh-config &gt; ssh.conf ; ssh -F ssh.conf default <text:tab/></text:span><text:span text:style-name="T62">Connessione</text:span></text:p>
      <text:p text:style-name="P345"><text:span text:style-name="T1137"><text:tab/></text:span><text:span text:style-name="T62">Entrambi da host</text:span><text:span text:style-name="T1137"><text:tab/>; scp -F ssh.conf default:/path pathlocale <text:tab/></text:span><text:span text:style-name="T62">copia da guest</text:span></text:p>
      <text:p text:style-name="P345"><text:span text:style-name="T62"><text:tab/><text:tab/><text:tab/><text:tab/>; </text:span><text:span text:style-name="T1137">scp -F ssh.conf fileLocale default:/pathremoto <text:tab/></text:span><text:span text:style-name="T62">copia verso guest</text:span></text:p>
      <text:p text:style-name="P346"><text:span text:style-name="T62">V</text:span><text:span text:style-name="T2">agrant permette di modificare hostname della VM con direttiva </text:span><text:span text:style-name="T1115">config.vm.hostname = "prova" , </text:span><text:span text:style-name="T2">inoltre permette di utilizzare linked-clone mediante direttiva </text:span></text:p>
      <text:p text:style-name="P346"><text:span text:style-name="T2"><text:tab/></text:span><text:span text:style-name="T1115">config.vm.provider "virtualbox" do |vb|</text:span></text:p>
      <text:p text:style-name="P344"><text:s text:c="7"/><text:tab/> <text:s/># Display the VirtualBox GUI when booting the machine</text:p>
      <text:p text:style-name="P344"><text:s text:c="4"/><text:tab/> <text:s/>vb.linked_clone = true</text:p>
      <text:p text:style-name="P344"><text:tab/>end</text:p>
      <text:p text:style-name="P331"/>
      <text:h text:style-name="P377" text:outline-level="2">Gestione servizi (demoni)</text:h>
      <text:p text:style-name="P195">/<text:span text:style-name="T70">sbin/init è il processo </text:span><text:span text:style-name="T71">che fa partire tutte le attività di servizio in background (di sistema), detti demoni in Unix. </text:span><text:span text:style-name="T72">Non ci si accorge della loro presenza essendo disconnessi da qualsiasi terminale e eseguiti a nome di utenti specifici senza accesso a shell interattiva, gestiscono in maniera automatica il sistema.</text:span></text:p>
      <text:p text:style-name="P196"><text:span text:style-name="T72">P</text:span><text:span text:style-name="T73">er gestire correttamente i processi è utile sapere che origine hanno, come terminarli evitando che ricompaiano: processi inutili consumano risorse e offrono opportunità di attacco. </text:span><text:span text:style-name="T682">Ps</text:span><text:span text:style-name="T1279">,</text:span><text:span text:style-name="T682"> top</text:span><text:span text:style-name="T331"> e</text:span><text:span text:style-name="T682"> kill</text:span><text:span text:style-name="T331"> </text:span><text:span text:style-name="T332">sono efficaci per individuare e risolvere problemi istantanei ma non per evitare che riappaiano. Ci sono tre fonti primarie di processi</text:span><text:span text:style-name="T682">:</text:span><text:span text:style-name="T1188"> </text:span><text:span text:style-name="T332">pianificatori periodici e sporadici, demoni di gestione eventi, </text:span><text:span text:style-name="T333">procedure di avvio del sistema.</text:span></text:p>
      <text:p text:style-name="P197"><text:span text:style-name="T333">L</text:span><text:span text:style-name="T161">a più semplice delle 3 fonti è l’esecuzione pianificata, che può essere </text:span><text:span text:style-name="T340">periodica o sporadica.</text:span></text:p>
      <text:p text:style-name="P198"><text:soft-page-break/><text:span text:style-name="T1283">c</text:span><text:span text:style-name="T1280">ron</text:span><text:span text:style-name="T1281">d </text:span><text:span text:style-name="T346">è il demone che si occupa dell’esecuzione periodica</text:span><text:span text:style-name="T334">. </text:span></text:p>
      <text:list xml:id="list2171992468" text:style-name="L16">
        <text:list-item>
          <text:p text:style-name="P593"><text:span text:style-name="T335">Ogni utente ha la propria </text:span><text:span text:style-name="T1189">crontab </text:span><text:span text:style-name="T335">(cron table), </text:span><text:span text:style-name="T349">non importa sapere dove si trovano perché ognuno</text:span><text:span text:style-name="T344"> può c</text:span><text:span text:style-name="T335">onfigu</text:span><text:span text:style-name="T341">r</text:span><text:span text:style-name="T335">a</text:span><text:span text:style-name="T344">r</text:span><text:span text:style-name="T349">le</text:span><text:span text:style-name="T345"> </text:span><text:span text:style-name="T335">usa</text:span><text:span text:style-name="T345">ndo</text:span><text:span text:style-name="T335"> </text:span><text:span text:style-name="T1282">crontab -e</text:span><text:span text:style-name="T335"> </text:span><text:span text:style-name="T343">che </text:span><text:span text:style-name="T335">apre editor</text:span><text:span text:style-name="T342">. </text:span><text:span text:style-name="T347">Opzione </text:span><text:span text:style-name="T1284">-l</text:span><text:span text:style-name="T347"> elenca le task. Se root lancia </text:span><text:span text:style-name="T1284">crontab -e</text:span><text:span text:style-name="T347"> edita il suo cron table, con -u edita quello di altri utenti.</text:span><text:span text:style-name="T335"> </text:span></text:p>
        </text:list-item>
        <text:list-item>
          <text:p text:style-name="P593"><text:span text:style-name="T348">I</text:span><text:span text:style-name="T336"> task di </text:span><text:span text:style-name="T337">sistem</text:span><text:span text:style-name="T338">a si trovano </text:span><text:span text:style-name="T339">in /etc</text:span><text:span text:style-name="T1190">/</text:span><text:span text:style-name="T339">crontab, </text:span><text:span text:style-name="T341">questo editabile solo da root e solo direttamente; a differenza di crontab contiene un campo in più che indica a nome di quale utente dovrà essere eseguito un certo comando, perché se root vuole pianificare task per altro utente non va a modificare il crontab di quell'utente (che potrebbe anche cambiarlo) </text:span><text:span text:style-name="T349">ma modifica /etc/crontab. </text:span><text:span text:style-name="T350">C</text:span><text:span text:style-name="T349">ontiene già forme “</text:span><text:span text:style-name="T350">cron.freque</text:span><text:span text:style-name="T359">n</text:span><text:span text:style-name="T350">za” </text:span><text:span text:style-name="T349">standard agganciate a </text:span><text:span text:style-name="T361">tutto ciò che trova </text:span><text:span text:style-name="T360">nelle directory /etc/cron.hourly daily weekly monthly</text:span><text:span text:style-name="T349">, </text:span><text:span text:style-name="T350">queste </text:span><text:span text:style-name="T362">forme standard</text:span><text:span text:style-name="T349"> rendono più facile settare </text:span><text:span text:style-name="T352">task</text:span><text:span text:style-name="T349"> periodic</text:span><text:span text:style-name="T352">i</text:span><text:span text:style-name="T349"> senza far danni ad altri task del crontab generale</text:span><text:span text:style-name="T351">.</text:span></text:p>
        </text:list-item>
        <text:list-item>
          <text:p text:style-name="P595"><text:span text:style-name="T351">O</text:span><text:span text:style-name="T161">gni crontab </text:span><text:span text:style-name="T364">ha u</text:span><text:span text:style-name="T161">n elenco di direttive nella forma </text:span></text:p>
          <text:p text:style-name="P528">MINUTO ORA G.MESE MESE G.SETTIMANA &lt;comando&gt;</text:p>
          <text:p text:style-name="P594"><text:span text:style-name="T363">L’</text:span><text:span text:style-name="T366">azione è eseguita quando l’ora corrente corrisponde a tutti i selettori di una riga (campi in AND logico), </text:span><text:span text:style-name="T365">tranne se c'è sia giorno mese che giorno settimana </text:span><text:span text:style-name="T367">(</text:span><text:span text:style-name="T365">in quel caso OR</text:span><text:span text:style-name="T367">)</text:span></text:p>
        </text:list-item>
      </text:list>
      <text:p text:style-name="P82">at<text:span text:style-name="T1906">d</text:span><text:span text:style-name="T161"> è il demone che si occupa </text:span><text:span text:style-name="T353">di gestire code di compiti da svolgere in momenti prefissati, </text:span><text:span text:style-name="T604">offre s</text:span><text:span text:style-name="T603">cheduling differito di un servizio, con possibilità di disinnesco.</text:span></text:p>
      <text:p text:style-name="P82"><text:span text:style-name="T353">L’interfaccia ad atd </text:span><text:span text:style-name="T354">si basa sui comandi </text:span></text:p>
      <text:list xml:id="list208561475" text:style-name="L17">
        <text:list-item>
          <text:p text:style-name="P596">at [-V] [-q queue] [-f file] [-mldbv] TIME <text:span text:style-name="T355">prende come parametro quando fare un job, quando si fa invio poi mostra altro prompt, perché si aspetta l'inserimento dei comandi da eseguire POI sullo stdin. </text:span><text:span text:style-name="T80">a</text:span><text:span text:style-name="T79">t</text:span><text:span text:style-name="T463"> non è silente, restituisce il numero del job. Questo si può usare con </text:span><text:span text:style-name="T79">atrm</text:span><text:span text:style-name="T463"> per rimuoverlo. </text:span></text:p>
        </text:list-item>
        <text:list-item>
          <text:p text:style-name="P597">atq [-V] [-q queue] [-v] <text:span text:style-name="T356">elenca i comandi in coda, </text:span><text:span text:style-name="T454">formato </text:span></text:p>
          <text:p text:style-name="P633">9<text:tab/>Sat Apr <text:s/>2 16:04:00 2022 a vagrant</text:p>
        </text:list-item>
        <text:list-item>
          <text:p text:style-name="P597"><text:span text:style-name="T1907">atrm [-V] job [job…] </text:span><text:span text:style-name="T358">rimuove comandi dalla coda.</text:span></text:p>
        </text:list-item>
        <text:list-item>
          <text:p text:style-name="P598"><text:span text:style-name="T356">A</text:span><text:span text:style-name="T161">T E CRON SONO DEMONI, gli stream vanno obbligatoriamente ridiretti, se non ci interessano si ridirigono a /dev/null. Se non li ridirigiamo non sappiamo che fine fanno, IMPORTANTE usare path assoluti dentro file cron</text:span><text:span text:style-name="T357">tab</text:span><text:span text:style-name="T161"> o dentro comando </text:span><text:span text:style-name="T357">at</text:span><text:span text:style-name="T161"> perché non è detto che abbiano lo stesso environment della shell interattiva.</text:span></text:p>
          <text:list>
            <text:list-item>
              <text:p text:style-name="P649"><text:span text:style-name="T1304">PATHCOMANDO="$(readlink -f "${BASH_SOURCE}")"</text:span><text:span text:style-name="T445"><text:tab/></text:span><text:span text:style-name="T456">salva nella variabile</text:span><text:span text:style-name="T455"> il percorso assoluto dello script in cui è contenuto</text:span></text:p>
            </text:list-item>
          </text:list>
        </text:list-item>
      </text:list>
      <text:p text:style-name="P118">Esempio esercizio: <text:tab/></text:p>
      <text:p text:style-name="P83"><text:tab/>ATJOB=$(mktemp)<text:tab/><text:tab/><text:span text:style-name="T649">preparo file temp per s</text:span><text:span text:style-name="T161">alvar</text:span><text:span text:style-name="T649">e il job id</text:span></text:p>
      <text:p text:style-name="P83"><text:span text:style-name="T1919"><text:tab/>echo "/bin/date &gt; /tmp/prova2.las" | at now + 30 minutes 2&gt;&amp;1 | grep '^job ' | cut -f2 -d' ' &gt;"$ATJOB"</text:span><text:span text:style-name="T445"> <text:tab/><text:tab/><text:tab/>linea perfettamente non interattiva adatta per script:</text:span></text:p>
      <text:p text:style-name="P80"><text:span text:style-name="T161"><text:tab/>con echo diamo input ad </text:span>at<text:span text:style-name="T161"> per sapere cosa fare, con grep prendiamo la linea che ci interessa, con cut prendiamo il numero che ci interessa, con redirezione finale scriviamo sul file.</text:span></text:p>
      <text:p text:style-name="P80"><text:span text:style-name="T161"><text:tab/>poi con <text:tab/>cat $ATJOB <text:tab/>possiamo recuperare il jobid </text:span><text:span text:style-name="T446">(e possiamo usare </text:span><text:span text:style-name="T1920">atrm $(cat $ATJOB) </text:span><text:span text:style-name="T446"><text:s/></text:span><text:span text:style-name="T447">per de-schedulare prima dell'esecuzione</text:span><text:span text:style-name="T446">)</text:span></text:p>
      <text:p text:style-name="P119"><text:soft-page-break/>Esempio uso watchdog:<text:tab/><text:tab/><text:span text:style-name="T2293">esempio applicato sta nel book Gestione di servizi e monitoraggio</text:span></text:p>
      <text:p text:style-name="P84"><text:span text:style-name="T78">W</text:span><text:span text:style-name="T2">atchdog: </text:span><text:span text:style-name="T453">Utile s</text:span><text:span text:style-name="T452">e si vuole porre un limite al tempo di esecuzione di un task, senza ricorrere a un</text:span><text:span text:style-name="T650">a</text:span><text:span text:style-name="T452"> busy wait <text:tab/><text:tab/></text:span></text:p>
      <text:p text:style-name="P117"><text:tab/><text:tab/><text:span text:style-name="T1115">start_long_task</text:span> &amp; PID=$!</text:p>
      <text:p text:style-name="P117"><text:tab/><text:tab/>WD=$(mktemp)</text:p>
      <text:p text:style-name="P320"><text:span text:style-name="T451"><text:tab/><text:tab/>echo "/bin/kill $PID" | at now + $LIMITE minutes 2&gt;&amp;1 | grep '^job ' | cut -f</text:span><text:span text:style-name="T623">2</text:span><text:span text:style-name="T451"> -d' ' &gt; $WD</text:span></text:p>
      <text:p text:style-name="P81"><text:span text:style-name="T450">O</text:span><text:span text:style-name="T451">pportuno fare </text:span><text:span text:style-name="T450">un </text:span><text:span text:style-name="T451">array dove </text:span><text:span text:style-name="T450">i </text:span><text:span text:style-name="T451">PID sono indici e </text:span><text:span text:style-name="T450">i</text:span><text:span text:style-name="T451"> valori sono i nomi dei comandi, così <text:tab/>quando è il momento di lanciare kill, si può testare se al pid è ancora associato quel particolare comando. </text:span><text:span text:style-name="T606">(Vedi parallenne.sh)</text:span></text:p>
      <text:p text:style-name="P117"/>
      <text:p text:style-name="P76"><text:span text:style-name="T161">Init è il primo processo avviato dal kernel, si occupa </text:span><text:span text:style-name="T368">di gestire le sequenze di eventi per raggiungere un dato </text:span><text:span text:style-name="T150">runlevel</text:span><text:span text:style-name="T368">: questi sono </text:span><text:span text:style-name="T369">degli </text:span><text:span text:style-name="T368">stati definiti del sistema, in cui sono stati sicuramente avviati alcuni processi e sicuramente fermati altri. </text:span><text:span text:style-name="T370">La variante di interesse per noi è Systemd. </text:span><text:span text:style-name="T607">(dettagli su sysvinit e upstart, nel pdf 3_gestione_servizi, </text:span><text:span text:style-name="T608">c'è anche cheat-sheet per comandi</text:span><text:span text:style-name="T607">)</text:span></text:p>
      <text:h text:style-name="P390" text:outline-level="3">Systemd</text:h>
      <text:p text:style-name="P77"><text:span text:style-name="T74">S</text:span><text:span text:style-name="T2">ystemd</text:span><text:span text:style-name="T161"> </text:span><text:span text:style-name="T391">è il demone che </text:span><text:span text:style-name="T371">si occupa di </text:span></text:p>
      <text:list xml:id="list4056084747" text:style-name="L18">
        <text:list-item>
          <text:p text:style-name="P650"><text:span text:style-name="T371">gestire le dipendenze tra i servizi: ha senso avviare alcuni servizi soltanto se </text:span><text:span text:style-name="T372">sono </text:span><text:span text:style-name="T371">già avviat</text:span><text:span text:style-name="T372">i</text:span><text:span text:style-name="T371"> i servizi su cui si basa</text:span><text:span text:style-name="T372">no</text:span><text:span text:style-name="T371"> </text:span><text:span text:style-name="T372">(es. non ha senso chiedere login a utenti se non si è riusciti a montare la loro home) </text:span><text:span text:style-name="T371">così come quando si installa software ha senso installare un pacchettoB solo se esiste già pacchettoA da cui dipende</text:span></text:p>
        </text:list-item>
        <text:list-item>
          <text:p text:style-name="P651"><text:span text:style-name="T371">a</text:span><text:span text:style-name="T161">vviare servizi a richiesta: </text:span><text:span text:style-name="T373">se in una sequenza di passi c’è dipendenza ad es. del passo 5 dal 4, ma non dei passi dal 6 al 18; ho la possibilità di lanciare questi in parallelo invece di attendere la fine del 5</text:span></text:p>
        </text:list-item>
        <text:list-item>
          <text:p text:style-name="P652"><text:span text:style-name="T161">logging precoce: il sistema di log è un demone, ma anche se lo lancio presto, tutto ciò che è partito prima di lui non può essere registrato. systemd può registrare diagnostica di qualsiasi servizio anche se non è ancora partito il log di quel particol</text:span><text:span text:style-name="T374">a</text:span><text:span text:style-name="T161">re servizio</text:span></text:p>
        </text:list-item>
      </text:list>
      <text:p text:style-name="P199"><text:span text:style-name="T374">Si propone di sostituire molti moduli (init, udev, crond/atd...) ma in realtà, come da modello UNIX, è un framework che delega compiti a sottocomponenti. </text:span><text:span text:style-name="T375">Questi sono detti </text:span><text:span text:style-name="T683">control unit. </text:span><text:span text:style-name="T377">I cu</text:span><text:span text:style-name="T375">i nomi seguono la convenzione di </text:span><text:span text:style-name="T1191">name.type. <text:tab/></text:span><text:span text:style-name="T1194">t</text:span><text:span text:style-name="T1192">ype </text:span><text:span text:style-name="T378">indica lo scopo dell’unit, a</text:span><text:span text:style-name="T375">lcun</text:span><text:span text:style-name="T376">e</text:span><text:span text:style-name="T375"> unit gestiscono i </text:span><text:span text:style-name="T378">demoni (</text:span><text:span text:style-name="T1192">Service</text:span><text:span text:style-name="T378">)</text:span><text:span text:style-name="T375">, altre le comunicazioni </text:span><text:span text:style-name="T378">tra processi (</text:span><text:span text:style-name="T1192">S</text:span><text:span text:style-name="T1193">ocket</text:span><text:span text:style-name="T378">) </text:span><text:span text:style-name="T375">, altre i target che sostituiscono i</text:span><text:span text:style-name="T379">l concetto di</text:span><text:span text:style-name="T375"> runlevel </text:span><text:span text:style-name="T409">(</text:span><text:span text:style-name="T1199">Target)</text:span><text:span text:style-name="T375">. </text:span></text:p>
      <text:p text:style-name="P199"><text:span text:style-name="T380">Le unit sono file di testo, </text:span><text:span text:style-name="T381">quelli tipici di riferimento (anche da copiare) sono in /</text:span><text:span text:style-name="T382">lib/systemd/system/. Quando si installano pacchetti, vengono forniti anche i file necessari alla configurazione dei demoni, </text:span><text:span text:style-name="T383">posti </text:span><text:span text:style-name="T384">in /usr/lib/systemd/system/ </text:span><text:span text:style-name="T385">(tipicamente sono link a quelli </text:span><text:span text:style-name="T386">di</text:span><text:span text:style-name="T385"> riferimento). </text:span><text:span text:style-name="T387">I file con le personalizzazioni sono in /etc/systemd/system e sono sempre prioritari rispetto alle definizioni di sistema.</text:span></text:p>
      <text:p text:style-name="P201"><text:soft-page-break/><text:span text:style-name="T685">s</text:span><text:span text:style-name="T684">ystemctl </text:span><text:span text:style-name="T390">è il</text:span><text:span text:style-name="T389"> comando</text:span><text:span text:style-name="T390"> con cui si c</text:span><text:span text:style-name="T389">ontroll</text:span><text:span text:style-name="T390">a</text:span><text:span text:style-name="T389"> </text:span><text:span text:style-name="T390">i</text:span><text:span text:style-name="T389">l funzionamento del sistema </text:span><text:span text:style-name="T392">(interfaccia a systemd)</text:span><text:span text:style-name="T389">. </text:span><text:span text:style-name="T392">N</text:span><text:span text:style-name="T388">asce per gestire gerarchie di servizi rispettando le dipendenze tra uno e l'altro. </text:span><text:span text:style-name="T392">Segue </text:span><text:span text:style-name="T388">formato </text:span><text:span text:style-name="T1285">systemct</text:span><text:span text:style-name="T1327">l</text:span><text:span text:style-name="T1285"> </text:span><text:span text:style-name="T1286">COMANDO </text:span><text:span text:style-name="T1288">nomeservizi</text:span><text:span text:style-name="T1328">o <text:tab/></text:span><text:span text:style-name="T393">COMANDO è </text:span><text:span text:style-name="T394">{</text:span><text:span text:style-name="T1329">start</text:span><text:span text:style-name="T1197">|</text:span><text:span text:style-name="T1329">stop</text:span><text:span text:style-name="T1197">|</text:span><text:span text:style-name="T1329">status</text:span><text:span text:style-name="T1197">|</text:span><text:span text:style-name="T1329">restart</text:span><text:span text:style-name="T1197">|</text:span><text:span text:style-name="T1329">reload</text:span><text:span text:style-name="T393">}</text:span></text:p>
      <text:p text:style-name="P202"><text:span text:style-name="T393">c</text:span><text:span text:style-name="T161">on opzione -H [hostname] si connette a host remoto via ssh</text:span></text:p>
      <text:p text:style-name="P200"><text:span text:style-name="T393">I </text:span><text:span text:style-name="T398">comandi da eseguire per ogni opzione sono definiti nelle unit con parametri (es. ExecStart), i</text:span><text:span text:style-name="T396">n </text:span><text:span text:style-name="T398">generale</text:span><text:span text:style-name="T396"> </text:span><text:span text:style-name="T397">systemd tiene traccia dei processi avviati c</text:span><text:span text:style-name="T396">on </text:span><text:span text:style-name="T1195">start</text:span><text:span text:style-name="T397">, in modo che i loro PID possano essere usati come parametri nei comandi </text:span><text:span text:style-name="T1196">reload/stop. </text:span><text:span text:style-name="T395">I</text:span><text:span text:style-name="T388">nviare un segnale per fermare un processo in modo diretto generalmente è una cattiva idea, si usa </text:span><text:span text:style-name="T1285">systemctl stop </text:span><text:span text:style-name="T396">per avere una corretta gestione </text:span><text:span text:style-name="T399">(SIGTERM, poi SIGKILL dopo timeout: per demoni definiti da noi, </text:span><text:span text:style-name="T401">è opportuno </text:span><text:span text:style-name="T399">implementare handler per </text:span><text:span text:style-name="T401">SIGTERM </text:span><text:span text:style-name="T399">per garantire gestione di </text:span><text:span text:style-name="T1287">systemctl stop</text:span><text:span text:style-name="T399">).</text:span></text:p>
      <text:p text:style-name="P115">Le operazioni di start, stop, status, restart sono volatili, ovvero non cambiano nulla nella configurazione del sistema. <text:span text:style-name="T1914">I comandi di </text:span><text:span text:style-name="T1913">{</text:span><text:span text:style-name="T1148">enable|disable|mask|unmask</text:span><text:span text:style-name="T1913">} </text:span><text:span text:style-name="T1914">viceversa hanno effetto </text:span><text:span text:style-name="T1915">persistente </text:span><text:span text:style-name="T1914">sulla configurazione e nessun effetto immediato, si usano p</text:span>er automatizzare avvio al boot e arresto allo shutdown di servizi. <text:span text:style-name="T1914">Se un processo dà fastidio serve sia</text:span><text:span text:style-name="T1149"> stop</text:span><text:span text:style-name="T1914"> per fermarlo subito che</text:span><text:span text:style-name="T1149"> disable</text:span><text:span text:style-name="T1914"> per evitare che riparta. </text:span><text:span text:style-name="T1149">disable</text:span><text:span text:style-name="T1914"> lascia disponibile la possibilità di usare manualmente </text:span><text:span text:style-name="T1149">start</text:span><text:span text:style-name="T1914"> sul servizio, </text:span><text:span text:style-name="T1149">mask</text:span><text:span text:style-name="T1914"> neutralizza l’intera definizione della unit, impedendo anche il controllo manuale. </text:span><text:span text:style-name="T1915">Qualche esempio di altri comandi:</text:span></text:p>
      <text:list xml:id="list2658488232" text:style-name="L19">
        <text:list-item>
          <text:p text:style-name="P599">systemctl list-units <text:tab/><text:span text:style-name="T161">mostra tutte le unit gestite di tutti i tipi elencati</text:span></text:p>
        </text:list-item>
        <text:list-item>
          <text:p text:style-name="P653"><text:span text:style-name="T1332">systemctl -t </text:span><text:span text:style-name="T1331">TIPO</text:span><text:span text:style-name="T1332"> <text:tab/></text:span><text:span text:style-name="T402">mostra tutte le unit </text:span><text:span text:style-name="T927">attive</text:span><text:span text:style-name="T402"> del tipo specificato (</text:span><text:span text:style-name="T609">es. </text:span><text:span text:style-name="T1332">systemctl -t timers</text:span><text:span text:style-name="T402">)</text:span></text:p>
        </text:list-item>
        <text:list-item>
          <text:p text:style-name="P653"><text:span text:style-name="T1332">systemctl list-unit-files [-t </text:span><text:span text:style-name="T1331">TIPO</text:span><text:span text:style-name="T1332">] <text:tab/></text:span><text:span text:style-name="T609">mostra tutte le unit </text:span><text:span text:style-name="T928">installate</text:span><text:span text:style-name="T609"> del tipo specificato </text:span><text:span text:style-name="T402">(es</text:span><text:span text:style-name="T404">empio utile</text:span><text:span text:style-name="T402"> </text:span><text:span text:style-name="T1330">systemctl list-unit-files -t services </text:span><text:span text:style-name="T404">tutti i servizi installati; </text:span><text:span text:style-name="T405">aggiungendo </text:span><text:span text:style-name="T1333">--state=enabled </text:span><text:span text:style-name="T406">elenca i servizi che partono al boot</text:span><text:span text:style-name="T402">)</text:span></text:p>
        </text:list-item>
        <text:list-item>
          <text:p text:style-name="P653"><text:span text:style-name="T1330">systemctl --state </text:span><text:span text:style-name="T1331">STATO</text:span><text:span text:style-name="T1330"><text:tab/></text:span><text:span text:style-name="T402">mostra tutte le unit che si trovano nello stato specificato (esempio utile </text:span><text:span text:style-name="T1330">systemctl –state failed </text:span><text:span text:style-name="T402">tutte le unit che systemctl ha cercato di avviare senza riuscire)</text:span></text:p>
        </text:list-item>
      </text:list>
      <text:p text:style-name="P78"><text:span text:style-name="T407">C</text:span><text:span text:style-name="T403">on systemd i runlevel sono rimpiazzati dai target, </text:span>systemctl get-default <text:span text:style-name="T161">restituisce il target di default (</text:span>systemctl set-default [target] <text:span text:style-name="T161">per modificarlo).</text:span><text:span text:style-name="T407"> I target gestiscono le dipendenze tra le unit</text:span><text:span text:style-name="T408">à, queste partono appena sono soddisfatti i vincoli espressi dalle direttive. Una unit può avere direttive del tipo:</text:span></text:p>
      <text:list xml:id="list2985072323" text:style-name="L20">
        <text:list-item>
          <text:p text:style-name="P600">Requires<text:span text:style-name="T161"> <text:tab/>elenco di altre unit di cui questa necessita: se l’avvio di queste fallisce, questa viene arrestata (configurabile relazione temporale dopo, prima, simultaneamente)</text:span></text:p>
        </text:list-item>
        <text:list-item>
          <text:p text:style-name="P600">Wants<text:span text:style-name="T161"><text:tab/><text:tab/>dipendenze di questa meno strette di Requires, viene tentato l’avvio delle altre unit ma se fallisce, questa viene avviata comunque</text:span></text:p>
        </text:list-item>
        <text:list-item>
          <text:p text:style-name="P600">Conflicts <text:tab/><text:span text:style-name="T161">vincolo negativo per rendere unit mutualmente esclusive</text:span></text:p>
        </text:list-item>
        <text:list-item>
          <text:p text:style-name="P600">OnFailure <text:tab/><text:span text:style-name="T161">unit da avviare quando questa fallisce</text:span></text:p>
        </text:list-item>
        <text:list-item>
          <text:p text:style-name="P654"><text:span text:style-name="T1248">RequiredBy / WantedBy</text:span><text:span text:style-name="T2"><text:tab/></text:span><text:span text:style-name="T75">specifica dipendenza inversa: q</text:span><text:span text:style-name="T2">uando </text:span><text:span text:style-name="T76">si </text:span><text:span text:style-name="T2">install</text:span><text:span text:style-name="T76">a</text:span><text:span text:style-name="T2"> questa unit </text:span><text:span text:style-name="T76">vengono </text:span><text:span text:style-name="T2">informa</text:span><text:span text:style-name="T76">te</text:span><text:span text:style-name="T2"> le altre che hanno bisogno </text:span><text:span text:style-name="T75">di l</text:span><text:span text:style-name="T2">ei </text:span><text:span text:style-name="T75">che </text:span><text:span text:style-name="T2">esist</text:span><text:span text:style-name="T75">e; aggiungendo automaticamente entry </text:span><text:span text:style-name="T1198">Requires / Wants </text:span></text:p>
        </text:list-item>
        <text:list-item>
          <text:p text:style-name="P655"><text:span text:style-name="T1289">R</text:span><text:span text:style-name="T1290">estart <text:tab/></text:span><text:span text:style-name="T409">riavvia il servizio in caso di terminazione; è l’equivalente del respawn di init che si occupava di garantire il riavvio dei servizi fondamentali (es. servizio per gestione terminale)</text:span></text:p>
        </text:list-item>
      </text:list>
      <text:p text:style-name="P208"><text:soft-page-break/><text:span text:style-name="T409">A</text:span><text:span text:style-name="T161">lcune unit speciali (principalmente target) hanno nomi fissi e funzioni fondamentali, usate come punti di controllo nella sequenza di boot (vedi </text:span><text:span text:style-name="T1248">systemd.special(7) </text:span><text:span text:style-name="T161">e </text:span><text:span text:style-name="T1248">bootup(7)</text:span><text:span text:style-name="T161">).</text:span></text:p>
      <text:h text:style-name="P390" text:outline-level="3">Scrittura di unit file</text:h>
      <text:p text:style-name="P205"><text:span text:style-name="T161">Volendo scrivere un unit file, le configurazioni sono molte (vedi </text:span><text:span text:style-name="T1248">man 5 systemd.service</text:span><text:span text:style-name="T161"> o </text:span><text:a xlink:type="simple" xlink:href="https://www.freedesktop.org/software/systemd/man/systemd.service.html" text:style-name="Internet_20_link" text:visited-style-name="Visited_20_Internet_20_Link"><text:span text:style-name="T161">https://www.freedesktop.org/software/systemd/man/systemd.service.html</text:span></text:a><text:span text:style-name="T161"> ) ma gli elementi davvero indispensabili sono: </text:span></text:p>
      <text:list xml:id="list1121058361" text:style-name="L21">
        <text:list-item>
          <text:p text:style-name="P529">[Unit]</text:p>
          <text:list>
            <text:list-item>
              <text:p text:style-name="P656"><text:span text:style-name="T161">Description</text:span><text:span text:style-name="T410">=</text:span><text:span text:style-name="T161"> <text:tab/>Descrizione</text:span></text:p>
            </text:list-item>
            <text:list-item>
              <text:p text:style-name="P656"><text:span text:style-name="T161">Requires/Wants</text:span><text:span text:style-name="T410">=</text:span><text:span text:style-name="T161"> <text:tab/>da chi dipende questa unit</text:span></text:p>
            </text:list-item>
            <text:list-item>
              <text:p text:style-name="P656"><text:span text:style-name="T161">Documentation</text:span><text:span text:style-name="T410">=</text:span><text:span text:style-name="T161"> <text:tab/>inserire indicazione su dove trovare documentazione, agevola la vita al sistemista</text:span></text:p>
            </text:list-item>
          </text:list>
        </text:list-item>
        <text:list-item>
          <text:p text:style-name="P529">[Service]</text:p>
          <text:list>
            <text:list-item>
              <text:p text:style-name="P656"><text:span text:style-name="T161">Type</text:span><text:span text:style-name="T410">=</text:span><text:span text:style-name="T161"> <text:tab/>tipo di avvio</text:span></text:p>
            </text:list-item>
            <text:list-item>
              <text:p text:style-name="P656"><text:span text:style-name="T161">ExecStart</text:span><text:span text:style-name="T410">=</text:span><text:span text:style-name="T161"> <text:tab/>comando da lanciare all’avvio </text:span></text:p>
            </text:list-item>
            <text:list-item>
              <text:p text:style-name="P530">Exec[Stop/Reload]= <text:tab/>opzionali, comandi per stop e reload</text:p>
            </text:list-item>
            <text:list-item>
              <text:p text:style-name="P530">Restart= <text:tab/>opzionale, reazione alla terminazione</text:p>
            </text:list-item>
          </text:list>
        </text:list-item>
        <text:list-item>
          <text:p text:style-name="P530">[Install]</text:p>
          <text:list>
            <text:list-item>
              <text:p text:style-name="P530">WantedBy= <text:tab/>chi dipende da questa unit</text:p>
            </text:list-item>
            <text:list-item>
              <text:p text:style-name="P531">Alias= <text:tab/><text:tab/>nome con cui la unit è nota a sistemd</text:p>
            </text:list-item>
          </text:list>
        </text:list-item>
      </text:list>
      <text:p text:style-name="P203"><text:span text:style-name="T411">Le dipendenze vanno risolte direttamente in fase di design degli unit file; ad esempio se A non solo ha bisogno di B, ma deve anche attendere che sia partito</text:span><text:span text:style-name="T413">, </text:span><text:span text:style-name="T412">si aggiunge </text:span><text:span text:style-name="T1200">Requires=B </text:span><text:span text:style-name="T414">e </text:span><text:span text:style-name="T1201">After=B</text:span><text:span text:style-name="T414"> alla sezione </text:span><text:span text:style-name="T1201">[Unit] </text:span><text:span text:style-name="T414">di A </text:span><text:span text:style-name="T415">(s</text:span><text:span text:style-name="T414">enza vincolo After, la semantica sarà la partenza in parallelo delle Unit con verifica a posteriori del vincolo</text:span><text:span text:style-name="T415">). </text:span><text:span text:style-name="T416">Le dipendenze sono tipicamente inserite nei servizi e non nei Target.</text:span></text:p>
      <text:p text:style-name="P204"><text:span text:style-name="T161">Il parametro </text:span><text:span text:style-name="T1173">Type </text:span><text:span text:style-name="T161">nella sezione </text:span><text:span text:style-name="T1173">[Service] </text:span><text:span text:style-name="T161">specifica il tipo di start-up da considerare. </text:span></text:p>
      <text:list xml:id="list3926354311" text:style-name="L22">
        <text:list-item>
          <text:p text:style-name="P532">Type=simple <text:tab/><text:tab/>default, <text:span text:style-name="T2289">systemd considera il servizio avviato con successo appena ha forkato un figlio per es</text:span><text:span text:style-name="T2291">e</text:span><text:span text:style-name="T2289">guire il comando </text:span><text:span text:style-name="T1163">ExecStart </text:span><text:span text:style-name="T2290">(</text:span>se la exec fallisce, non ce ne accorgiamo<text:span text:style-name="T2290">)</text:span></text:p>
          <text:list>
            <text:list-item>
              <text:p text:style-name="P533">Non è adatto ad un servizio che deve ordinarne altri</text:p>
            </text:list-item>
          </text:list>
        </text:list-item>
        <text:list-item>
          <text:p text:style-name="P657"><text:span text:style-name="T161">Type=forking <text:tab/><text:tab/>fa eseguire un processo in background, con un pid che si può catturare e mettere in un file. </text:span><text:span text:style-name="T610"><text:s/></text:span><text:span text:style-name="T161">Ricordiamo che quando si forka un figlio, il pid viene messo da parte perché si possa recuperare senza usare </text:span><text:span text:style-name="T1248">ps</text:span><text:span text:style-name="T161"> cercandolo con il nome, che potrebbe anche essere ambiguo</text:span></text:p>
          <text:list>
            <text:list-item>
              <text:p text:style-name="P658"><text:span text:style-name="T611">sy</text:span><text:span text:style-name="T610">stemd considera il servizio partito quando il processo avviato con </text:span><text:span text:style-name="T1240">ExecStart</text:span><text:span text:style-name="T610"> esegue una sua fork e il genitore esce). Tipicamente usato per riutilizzare un classico demone UNIX, </text:span><text:span text:style-name="T611">utile opzione </text:span><text:span text:style-name="T1241">PIDFile= </text:span><text:span text:style-name="T611">per tracciare il processo principale</text:span><text:span text:style-name="T610">.</text:span></text:p>
            </text:list-item>
          </text:list>
        </text:list-item>
        <text:list-item>
          <text:p text:style-name="P532"><text:soft-page-break/>Type=oneshot <text:tab/>per lanciare un processo una volta e poi uscire, es. gestione interfaccia di rete fa ciò che deve una sola volta e poi esce.</text:p>
          <text:list>
            <text:list-item>
              <text:p text:style-name="P532">Si può settare <text:span text:style-name="T1115">RemainAfterExit=yes</text:span> così che systemd possa considerare il servizio come attivo dopo la sua uscita.</text:p>
            </text:list-item>
          </text:list>
        </text:list-item>
      </text:list>
      <text:p text:style-name="P206"><text:span text:style-name="T161">Tutti i servizi usano </text:span><text:span text:style-name="T1173">ExecStart </text:span><text:span text:style-name="T161">per lanciare un comando, se è una riga di shell andrà eseguita con </text:span><text:span text:style-name="T1173">sh -c 'comandi</text:span><text:span text:style-name="T1204">'</text:span><text:span text:style-name="T1173">. </text:span><text:span text:style-name="T417">Per supportare il comportamento di </text:span><text:span text:style-name="T1202">reload</text:span><text:span text:style-name="T417"> </text:span><text:span text:style-name="T419">(sarebbe diverso da </text:span><text:span text:style-name="T1204">restart</text:span><text:span text:style-name="T419"> che è stop+start) </text:span><text:span text:style-name="T418">è necessario specificare </text:span><text:span text:style-name="T1203">ExecReload </text:span><text:span text:style-name="T420">per gestire il segnale lanciato da systemd</text:span><text:span text:style-name="T418">. </text:span><text:span text:style-name="T420">Nella configurazione avremo ad esempio </text:span><text:span text:style-name="T1291">ExecReload=kill -HUP $MAINPID</text:span></text:p>
      <text:p text:style-name="P207"><text:span text:style-name="T420">Per un servizio persistente (</text:span><text:span text:style-name="T612">tipo</text:span><text:span text:style-name="T420"> </text:span><text:span text:style-name="T1205">simple</text:span><text:span text:style-name="T420">) è comune non specificare </text:span><text:span text:style-name="T1205">ExecStop. </text:span><text:span text:style-name="T420">I servizi di tipo oneshot </text:span><text:span text:style-name="T422">(es. gestione interfaccia di rete)</text:span><text:span text:style-name="T420"> tipicamente quando avviati configurano qualche aspetto del sistema, e quando arrestati ripristinano lo stato precedente. </text:span><text:span text:style-name="T421">A</text:span><text:span text:style-name="T420">vremo quindi ad esempio </text:span><text:span text:style-name="T1292">ExecStart=/usr/bin/mio-configuratore</text:span><text:span text:style-name="T420"> </text:span><text:span text:style-name="T1292">ExecStop=/usr/bin/mio-de-configuratore</text:span></text:p>
      <text:p text:style-name="P235"><text:span text:style-name="T451">Con opzione </text:span><text:span text:style-name="T1210">Restart</text:span><text:span text:style-name="T451"> si può delegare systemd a monitorare il processo avviato. </text:span><text:span text:style-name="T448">Se il processo termina per cause diverse da systemctl </text:span><text:span text:style-name="T449">(diverse da </text:span><text:span text:style-name="T1242">systemctl stop</text:span><text:span text:style-name="T449"> altrimenti loop infinito, è necessario un watchdog per fare questo tipo di controllo)</text:span><text:span text:style-name="T448">, systemd lo riavvierà o meno a seconda della combinazione tra il valore di </text:span><text:span text:style-name="T1209">Restart </text:span><text:span text:style-name="T448">e la causa di malfunzionamento rilevata. </text:span><text:span text:style-name="T449">I </text:span><text:span text:style-name="T448">timeout dei watchdog vanno gestiti separatamente con le loro unit </text:span><text:span text:style-name="T449">(u</text:span><text:span text:style-name="T451">n watchdog è un processo indipendente che ogni tanto va a controllare se un processo risponde</text:span><text:span text:style-name="T449">). </text:span></text:p>
      <text:p text:style-name="P235"><text:span text:style-name="T461">Le c</text:span><text:span text:style-name="T449">onfigurazioni default delle unit di sistema </text:span><text:span text:style-name="T461">(</text:span><text:span text:style-name="T462">si trovano </text:span><text:span text:style-name="T461">in </text:span><text:span text:style-name="T1307">/lib/systemd/system</text:span><text:span text:style-name="T461">)</text:span><text:span text:style-name="T449"> sono molto utili, anche da copiare quando dovremo realizzare servizi che si comportano in un certo modo. </text:span><text:span text:style-name="T461">Esempio </text:span><text:span text:style-name="T449">oneshot: </text:span><text:span text:style-name="T614">lancia comandi di configurazione con start e </text:span><text:span text:style-name="T449">termina </text:span><text:span text:style-name="T613">ripristinando lo stato precedente </text:span><text:span text:style-name="T614">con stop</text:span><text:span text:style-name="T449">, forking: fare qualcosa e restare in background</text:span></text:p>
      <text:list xml:id="list3551416346" text:style-name="L23">
        <text:list-item>
          <text:p text:style-name="P534">oneshot:<text:tab/>/lib/systemd/system/networking.service</text:p>
        </text:list-item>
        <text:list-item>
          <text:p text:style-name="P534">forking:<text:tab/>/lib/systemd/system/dnsmasq.service</text:p>
        </text:list-item>
        <text:list-item>
          <text:p text:style-name="P535">con opzione Restart:<text:tab/><text:tab/></text:p>
          <text:list>
            <text:list-item>
              <text:p text:style-name="P535">/lib/systemd/system/atd.service<text:tab/>non ha type perché è di tipo simple, viene lanciato e sorvegliato automaticamente: basta fare il file service e poi fare enable perché sia monitorato</text:p>
            </text:list-item>
            <text:list-item>
              <text:p text:style-name="P535">/lib/systemd/system/cron.service<text:tab/>Restart=on-failure <text:s/>significa che se viene terminato in modo non pulito, ci penserà systemd a riavviarlo automaticamente</text:p>
            </text:list-item>
            <text:list-item>
              <text:p text:style-name="P535">/lib/systemd/system/rsyslog.service</text:p>
            </text:list-item>
          </text:list>
        </text:list-item>
      </text:list>
      <text:p text:style-name="P120"/>
      <text:h text:style-name="P390" text:outline-level="3">Monitoraggio</text:h>
      <text:p text:style-name="P116">Il logging (che tiene una traccia dettagliata dell'attività dei demoni) e la diagnostica istantanea (comandi per sondare lo stato corrente delle risorse del sistema) sono necessari per tracciare se sono avvenuti eventi necessari al corretto funzionamento dei servizi, o diagnosticare i problemi successi.</text:p>
      <text:p text:style-name="P116">I log (diari) tenuti dal sistema sono indispensabili per la diagnostica, anche per rilevare attività malevole o sospette. <text:span text:style-name="T1916">Vanno replicati su macchine remote sia per garantirne la sicurezza, sia perché se abbiamo più macchine, possiamo guardarli tutti in uno stesso posto e non cercarli in più punti.</text:span></text:p>
      <text:p text:style-name="P210"><text:soft-page-break/><text:span text:style-name="T1293">systemd</text:span><text:span text:style-name="T423"> ha integrato il logging di Linux, </text:span><text:span text:style-name="T424">tenuto in un journal:</text:span><text:span text:style-name="T615"> questo è</text:span><text:span text:style-name="T424"> binario, quindi va prima passato dal comando </text:span><text:span text:style-name="T1294">journalctl </text:span><text:span text:style-name="T424">per renderlo visualizzabile in un dato formato. </text:span></text:p>
      <text:p text:style-name="P210"><text:span text:style-name="T1294">syslog </text:span><text:span text:style-name="T430">è la versione originale, i cui</text:span><text:span text:style-name="T424"> principi di base </text:span><text:span text:style-name="T425">sono mantenuti dalle evoluzioni:</text:span></text:p>
      <text:list xml:id="list3405749114" text:style-name="L24">
        <text:list-item>
          <text:p text:style-name="P536">I messaggi dai processi vengono serializzati, poi</text:p>
        </text:list-item>
        <text:list-item>
          <text:p text:style-name="P536">viene posto un timestamp: importante per stabilire relazione causale tra due eventi, quando si diagnostica un problema, poi</text:p>
        </text:list-item>
        <text:list-item>
          <text:p text:style-name="P536">vengono classificati: <text:span text:style-name="T2292">questo</text:span> permette di gestire dove finiscono i messaggi (magari alcuni di uso e alcuni di diagnostica) inviandoli a diverse destinazioni</text:p>
        </text:list-item>
      </text:list>
      <text:p text:style-name="P209"><text:span text:style-name="T161">Ogni messaggio è etichettato con una coppia </text:span><text:span text:style-name="T1248">&lt;facility&gt;.&lt;priority&gt;</text:span><text:span text:style-name="T161">, ovvero argomento (</text:span><text:span text:style-name="T1173">auth, authpriv, cron, daemon, ftp, kern, lpr, mail, news, syslog, user, uucp, </text:span><text:span text:style-name="T1248">local0...local7</text:span><text:span text:style-name="T1173">. <text:tab/></text:span><text:span text:style-name="T161">Da local0 a local7 utilizzabili a piacere, se una delle nostre diagnostiche non rientra nella categorie precedenti) e importanza (in ordine decrescente, dal più importante </text:span><text:span text:style-name="T1173">emerg, alert, crit, err, warning, notice, info, debug</text:span><text:span text:style-name="T161">). Le destinazioni possibili sono</text:span></text:p>
      <text:list xml:id="list3770798935" text:style-name="L25">
        <text:list-item>
          <text:p text:style-name="P537">File <text:tab/>indicato con nome assoluto</text:p>
        </text:list-item>
        <text:list-item>
          <text:p text:style-name="P537">STDIN di un processo, identificato da pipe verso il programma da lanciare</text:p>
        </text:list-item>
        <text:list-item>
          <text:p text:style-name="P537">Utenti collegati <text:tab/>username, o * per tutti</text:p>
        </text:list-item>
        <text:list-item>
          <text:p text:style-name="P537"><text:span text:style-name="T1802">Server di syslog remoto</text:span><text:tab/>@indirizzo o @nome </text:p>
          <text:list>
            <text:list-item>
              <text:p text:style-name="P537">A default comunicazione su UDP porta 514, dove ci sarà un suo syslog che gestisce, l'unica cosa che non potrà fare è fare un altro salto (permesso 1 solo salto)</text:p>
            </text:list-item>
          </text:list>
        </text:list-item>
      </text:list>
      <text:p text:style-name="P79">/etc/syslog.conf <text:span text:style-name="T161">contiene </text:span><text:span text:style-name="T426">le regole di </text:span><text:span text:style-name="T161">configurazione per lo smistamento. </text:span><text:span text:style-name="T427">Ogni riga è una regola formata da </text:span><text:span text:style-name="T1917">&lt;etichetta di interesse&gt; &lt;destinazione&gt;.</text:span><text:span text:style-name="T427"> </text:span><text:span text:style-name="T428">Le priority vengono trattate in modo che una regola che ne specifica una faccia match con tutti i messaggi di tale priority e superiori (a meno che questa non sia preceduta da =, in quel caso match solo esatto) e c'è priority speciale </text:span><text:span text:style-name="T1485">none</text:span><text:span text:style-name="T428"> per ignorare i messaggi con la facility specificata prima del punto. </text:span><text:span text:style-name="T429">Esempi:</text:span></text:p>
      <text:list xml:id="list3593223045" text:style-name="L26">
        <text:list-item>
          <text:p text:style-name="P601"><text:span text:style-name="T1437">kern.* <text:tab/><text:tab/>/dev/console <text:tab/></text:span><text:span text:style-name="T161">invia su device speciale che fa vedere i messaggi sulla console tutti i messaggi di facility kern di qualsiasi priorità</text:span></text:p>
        </text:list-item>
        <text:list-item>
          <text:p text:style-name="P601"><text:span text:style-name="T1437">*.info;mail.none; <text:tab/>/var/log/messages <text:tab/></text:span><text:span text:style-name="T161">invia su quel file messaggi con qualunque facility con importanza info o superiore, con esclusione di quelli che hanno facility mail</text:span></text:p>
        </text:list-item>
        <text:list-item>
          <text:p text:style-name="P601"><text:span text:style-name="T1437">*.emerg <text:tab/>* <text:tab/></text:span><text:span text:style-name="T161">invia ai terminali di tutti gli utenti messaggi con priority pari o superiore ad emerg</text:span></text:p>
        </text:list-item>
        <text:list-item>
          <text:p text:style-name="P601"><text:span text:style-name="T1437">kern.crit <text:tab/>"|/usr/bin/alerter" <text:tab/>| </text:span><text:span text:style-name="T161">significa che lancia processo figlio e tutti messaggi vengono inviati su stdin del processo indicato</text:span></text:p>
        </text:list-item>
        <text:list-item>
          <text:p text:style-name="P601"><text:span text:style-name="T1437">*.=warning <text:tab/>@loghost <text:tab/></text:span><text:span text:style-name="T161">invia al server di nome loghost SOLO i messaggi con pr</text:span><text:span text:style-name="T458">i</text:span><text:span text:style-name="T161">ority warning</text:span></text:p>
        </text:list-item>
      </text:list>
      <text:p text:style-name="P211"><text:span text:style-name="T1295">rsyslog </text:span><text:span text:style-name="T431">è un'evoluzione, può ricevere messaggi anche da socket, api di identificazione... Può sc</text:span><text:span text:style-name="T616">r</text:span><text:span text:style-name="T431">ivere non solo su host remoti, file utenti; <text:s/>ma anche direttamente su qualsiasi database; può lanciare un programma e passargli parametri. È modulare e </text:span><text:span text:style-name="T432">carica solo le funzioni necessarie. Ad esempio</text:span></text:p>
      <text:list xml:id="list1561942317" text:style-name="L27">
        <text:list-item>
          <text:p text:style-name="P538"><text:s/>attivazione della ricezione di messaggi via rete (v8.4 / v8-16): </text:p>
          <text:list>
            <text:list-item>
              <text:p text:style-name="P659"><text:soft-page-break/><text:span text:style-name="T1296">$ModLoad imudp <text:tab/></text:span><text:span text:style-name="T432">/<text:tab/></text:span><text:span text:style-name="T1296"> module(load="imudp")</text:span></text:p>
            </text:list-item>
            <text:list-item>
              <text:p text:style-name="P660"><text:span text:style-name="T1296">$UDPServerRun 514 <text:tab/></text:span><text:span text:style-name="T1918"><text:tab/>/ <text:tab/></text:span><text:span text:style-name="T1296">input(type="imudp" port="514")</text:span></text:p>
            </text:list-item>
          </text:list>
        </text:list-item>
        <text:list-item>
          <text:p text:style-name="P539">integrazione del kernel logging</text:p>
          <text:list>
            <text:list-item>
              <text:p text:style-name="P660"><text:span text:style-name="T1296">$ModLoad imklog</text:span><text:span text:style-name="T432"> <text:tab/>/ <text:tab/></text:span><text:span text:style-name="T1296">module(load="imklog")</text:span></text:p>
            </text:list-item>
          </text:list>
        </text:list-item>
      </text:list>
      <text:p text:style-name="P234"><text:span text:style-name="T1922">Le sue direttive globali si trovano in </text:span><text:span text:style-name="T1306">/etc/</text:span><text:span text:style-name="T1297">r</text:span><text:span text:style-name="T1306">syslog.conf </text:span><text:span text:style-name="T1211">, </text:span><text:span text:style-name="T460">quelle specifiche in file separati sotto </text:span><text:span text:style-name="T1306">/etc/rsyslog.d/ <text:tab/></text:span><text:span text:style-name="T460">(il nome del file generale è quasi uguale a syslog, cambia solo la r. Va a leggere nella directory </text:span><text:span text:style-name="T1306">/</text:span><text:span text:style-name="T1334">etc/</text:span><text:span text:style-name="T1306">rsyslog.d/</text:span><text:span text:style-name="T460">: se devo automatizzare (config automatica di uno script per syslog) è più robusto mettere un file in una cartella ed eventualmente rimuoverlo, che modificare una riga del file principale. </text:span><text:span text:style-name="T929">Permette di scartare messaggi ponendo ~ come destinazione</text:span><text:span text:style-name="T617">. </text:span><text:span text:style-name="T433">Può fare output complesso, sfruttando template per definire canali; offre anche TCP logging e può passare il messaggio come parametro a un programma. </text:span></text:p>
      <text:p text:style-name="P234"><text:span text:style-name="T459">D</text:span><text:span text:style-name="T433">ifferenza da cron: ogni utente può riconfigurare la propria tabella di cron; mentre la riconfigurazione del syslog è possibile solo per root: <text:tab/>la cartella syslog.d/ non è scrivibile da utenti standard, il comando </text:span><text:span text:style-name="T1212">systemctl restart syslog</text:span><text:span text:style-name="T433"> non è disponibile per utenti standar</text:span><text:span text:style-name="T459">d</text:span><text:span text:style-name="T433">. </text:span><text:span text:style-name="T459">Sarebbe</text:span><text:span text:style-name="T433"> possibile dare solo questi particolari permessi usando il file sudoers; ma anziché dare ad un utente quest</text:span><text:span text:style-name="T459">i poteri</text:span><text:span text:style-name="T433">, potremmo dargli la possibilità di </text:span><text:span text:style-name="T459">us</text:span><text:span text:style-name="T433">are </text:span><text:span text:style-name="T459">un </text:span><text:span text:style-name="T433">comando che rinomina </text:span><text:span text:style-name="T459">un</text:span><text:span text:style-name="T433"> file da </text:span><text:span text:style-name="T1212">myconf.off</text:span><text:span text:style-name="T433"> a </text:span><text:span text:style-name="T1212">myconf.conf</text:span><text:span text:style-name="T433">. </text:span><text:span text:style-name="T459">Avendo</text:span><text:span text:style-name="T433"> tanti snippet pronti all'uso nella cartella, che non finiscono con .conf e quindi non vengono presi in considerazione.</text:span></text:p>
      <text:p text:style-name="P121"><text:tab/></text:p>
      <text:p text:style-name="P233"><text:span text:style-name="T1297">logger</text:span><text:span text:style-name="T433"> </text:span><text:span text:style-name="T457">è il </text:span><text:span text:style-name="T433">comando per inviare messaggi di log a </text:span><text:span text:style-name="T457">r</text:span><text:span text:style-name="T433">syslog, quello che si invia al syslog non è esattamente ciò che finisce nel file: viene aggiunta una serie di informazioni utili alla gestione del sistema: </text:span></text:p>
      <text:list xml:id="list895977819" text:style-name="L28">
        <text:list-item>
          <text:p text:style-name="P540">un timestamp, </text:p>
        </text:list-item>
        <text:list-item>
          <text:p text:style-name="P540">il nome della macchina che ha prodotto il messaggio, </text:p>
        </text:list-item>
        <text:list-item>
          <text:p text:style-name="P540">il nome dell'utente che ha prodotto il messaggio, poi duepunti e il messaggio vero e proprio</text:p>
        </text:list-item>
        <text:list-item>
          <text:p text:style-name="P540"><text:span text:style-name="T1436">formato:</text:span><text:span text:style-name="T2678"><text:tab/></text:span><text:span text:style-name="T1172">L</text:span><text:span text:style-name="T1115">un 16 15:36:56 hostname </text:span><text:span text:style-name="T2307">utente</text:span><text:span text:style-name="T1115">: </text:span><text:span text:style-name="T1172">testomessaggio</text:span></text:p>
        </text:list-item>
      </text:list>
      <text:p text:style-name="P96">logger -p &lt;facility.priority&gt; "testomessaggio"<text:span text:style-name="T161"> <text:tab/>invia a syslog un messaggio con l'etichetta specificata</text:span></text:p>
      <text:p text:style-name="P43"><text:span text:style-name="T161">opzione </text:span><text:span text:style-name="T2">-t</text:span><text:span text:style-name="T161"> permette di scegliere come taggare il messaggio (a default, il tag è il nome utente)</text:span></text:p>
      <text:p text:style-name="P42"><text:span text:style-name="T161">opzione </text:span><text:span text:style-name="T2">-n</text:span><text:span text:style-name="T161"> permette di inviare messaggi ad un server di logging remoto, senza passare da quello locale</text:span></text:p>
      <text:p text:style-name="P231"><text:span text:style-name="T433">I comandi essenziali per </text:span><text:span text:style-name="T434">il monitoraggio del sistema sono </text:span><text:span text:style-name="T1298">ps, top, uptime </text:span><text:span text:style-name="T434">per i processi; </text:span><text:span text:style-name="T1298">df, du, free </text:span><text:span text:style-name="T435">per lo spazio in memoria, </text:span><text:span text:style-name="T1299">fuser</text:span><text:span text:style-name="T1206"> </text:span><text:span text:style-name="T435">per i file. Mettendoli in script, si hanno fotografie in tempo reale di cosa succede nel sistema. La maggior parte di essi sono interfacce verso il filesystem /proc, </text:span><text:span text:style-name="T436">che </text:span><text:span text:style-name="T435">appare come FS ma in realtà occupa 0 byte. </text:span><text:span text:style-name="T436">Q</text:span><text:span text:style-name="T435">uando si prova ad accedere a /proc, in realtà si sta</text:span><text:span text:style-name="T436">nno </text:span><text:span text:style-name="T435">chiedendo </text:span><text:span text:style-name="T436">informazioni </text:span><text:span text:style-name="T435">al sistema</text:span><text:span text:style-name="T436">. </text:span></text:p>
      <text:p text:style-name="P232"><text:span text:style-name="T440">– </text:span><text:span text:style-name="T1302">ps</text:span><text:span text:style-name="T440">: stato dei processi</text:span></text:p>
      <text:p text:style-name="P232"><text:span text:style-name="T440">– </text:span><text:span text:style-name="T1302">uptime</text:span><text:span text:style-name="T440">: carico del sistema</text:span></text:p>
      <text:p text:style-name="P232"><text:span text:style-name="T440">– </text:span><text:span text:style-name="T1302">free</text:span><text:span text:style-name="T440">: occupazione memoria</text:span></text:p>
      <text:p text:style-name="P224"><text:soft-page-break/>ps<text:span text:style-name="T161"> ha moltissime opzioni avendo tre diverse sintassi (UNIX singolo trattino e singole lettere, BSD singole lettere senza trattino, GNU estensioni con parole precedute da doppio trattino). Per gli usi più comuni all'inizio della man page abbiamo </text:span></text:p>
      <text:list xml:id="list3825503777" text:style-name="L29">
        <text:list-item>
          <text:p text:style-name="P661"><text:span text:style-name="T437">la sezione PROCESS SELECTION BY LIST mostra come ottenere una lista di processi secondo le loro proprietà (es. comando lanciato, pid, utente, ecc.), molto meglio che fare </text:span><text:span text:style-name="T1207">grep</text:span><text:span text:style-name="T437"> dell'intera lista di processi</text:span></text:p>
        </text:list-item>
        <text:list-item>
          <text:p text:style-name="P662">la sezione OUTPUT FORMAT CONTROL mostra come formattare la lista prodotta (in particolare le opzioni (equivalenti) -o, o, --format seguite da una stringa di specificatori documentata nella sezione STANDARD FORMAT SPECIFIERS permettono un controllo completo sui campi che si vogliono far comparire nella lista)</text:p>
        </text:list-item>
        <text:list-item>
          <text:p text:style-name="P662">la sezione PROCESS STATE CODES spiega il significato della colonna STAT e dà un’indicazione fondamentale dello stato del processo</text:p>
        </text:list-item>
      </text:list>
      <text:p text:style-name="P218"><text:span text:style-name="Collegamento_20_ipertestuale"><text:span text:style-name="T979">ps aux</text:span></text:span><text:span text:style-name="Collegamento_20_ipertestuale"><text:span text:style-name="T1021"> mostra tutti i processi dell'utente, ordinati in base all'utente del processo, e include i processi non agganciati ad un terminale (es. crond). </text:span></text:span><text:span text:style-name="Collegamento_20_ipertestuale"><text:span text:style-name="T2567">Opzione </text:span></text:span><text:span text:style-name="Collegamento_20_ipertestuale"><text:span text:style-name="T2569">w </text:span></text:span><text:span text:style-name="Collegamento_20_ipertestuale"><text:span text:style-name="T2567">mostra la riga di comando completa che ha originato il processo, </text:span></text:span><text:span text:style-name="Collegamento_20_ipertestuale"><text:span text:style-name="T2569">f </text:span></text:span><text:span text:style-name="Collegamento_20_ipertestuale"><text:span text:style-name="T2567">mostra i rapporti di discendenza tra i processi, </text:span></text:span><text:span text:style-name="Collegamento_20_ipertestuale"><text:span text:style-name="T2570">h </text:span></text:span><text:span text:style-name="Collegamento_20_ipertestuale"><text:span text:style-name="T2568">rimuove header dall'output</text:span></text:span></text:p>
      <text:p text:style-name="P225"><text:span text:style-name="T1300">uptime </text:span><text:span text:style-name="T439">riporta il tempo trascorso dal boot e il carico del sistema: </text:span><text:span text:style-name="T441">lo scheduler registra il numero totale di processi in stato R (runnable) o D (uninterruptable sleep)</text:span><text:span text:style-name="T439">. </text:span><text:span text:style-name="T438">Questo viene mostrato come media su tre periodi diversi. Formato output :</text:span></text:p>
      <text:p text:style-name="P225"><text:span text:style-name="T1208">21:27:56 up 7:10, 2 users, load average: 0.00, 0.00, 0.00</text:span><text:span text:style-name="T438"> <text:tab/></text:span></text:p>
      <text:p text:style-name="P217">ORA , tempo trascorso dal boot, numero utenti connessi, carico medio negli ultimi 1/5/15 minuti</text:p>
      <text:p text:style-name="P226"><text:span text:style-name="T1301">free</text:span><text:span text:style-name="T438"> </text:span><text:span text:style-name="T440">mostra informazioni sulla memoria. La maggior parte della memoria usata per cache può essere liberata per usi prioritari, per cui available ≈ free + buff/cache. L’impatto sulle prestazioni della rinuncia alle cache non è nullo. Used swap &gt; 0 significa solo che in qualche momento è servita la swap</text:span></text:p>
      <text:p text:style-name="P226"><text:span text:style-name="T1302">top</text:span><text:span text:style-name="T440"> riassume ps, uptime, free + uso dettagliato cpu, </text:span><text:span text:style-name="T441">è interattivo e viene </text:span><text:span text:style-name="T440">aggiornato regolarmente, permette di interagire coi processi. </text:span><text:span text:style-name="T441">U</text:span><text:span text:style-name="T440">tile per stima intuitiva dello stato di salute, </text:span><text:span text:style-name="T442">esaminando lo stato della CPU: </text:span></text:p>
      <text:list xml:id="list747136851" text:style-name="L30">
        <text:list-item>
          <text:p text:style-name="P663">CPU scarica – molti processi in D → un dispositivo non risponde</text:p>
        </text:list-item>
        <text:list-item>
          <text:p text:style-name="P663">CPU usata principalmente in userspace – sistema CPU-bound</text:p>
        </text:list-item>
        <text:list-item>
          <text:p text:style-name="P669"><text:span text:style-name="T442">CPU usata principalmente in iowait – sistema I/O-bound (possono esserci periferiche lente ma anche sovraccaricate per altri motivi, </text:span><text:span text:style-name="T443">esempio swap molto usata in sistemi memory-bound)</text:span></text:p>
        </text:list-item>
        <text:list-item>
          <text:p text:style-name="P670"><text:span text:style-name="T443">i</text:span><text:span text:style-name="T161">ndagini più approfondite con </text:span><text:span text:style-name="T1248">vmstat </text:span><text:span text:style-name="T161">e </text:span><text:span text:style-name="T1248">iostat </text:span><text:span text:style-name="T161">disponendo di una baseline (valori tipici misurati durante uso ottimale del sistema)</text:span></text:p>
        </text:list-item>
      </text:list>
      <text:h text:style-name="P391" text:outline-level="3"><text:span text:style-name="T2585">Hardening </text:span><text:span text:style-name="T2586">e sicurezza di base</text:span></text:h>
      <text:p text:style-name="P323"><text:span text:style-name="T2294">La sicurezza può essere gestita in modo efficace solo se si vieta ogni comportamento non esplicitamente consentito (default deny) </text:span><text:span text:style-name="T2587">e se ciò che è consentito viene svolto con i minimi permessi necessari (minimum privilege). Sicurezza comprende </text:span><text:span text:style-name="T2591">riservatezza, integrità, autenticità e disponibilità</text:span><text:span text:style-name="T2587">, tutte da individuare e difendere caso per caso a seconda dei sistemi e delle informazioni trattate. Solitamente ci si preoccupa di difendere un sistema dagli attacchi via rete a </text:span><text:soft-page-break/><text:span text:style-name="T2587">software come SO e applicazioni, le contromisure sono facili da scavalcare con accesso fisico al sistema: prima di tutto va considerata la sicurezza fisica del server: lo storage potrebbe essere sottratto, potrebbero essere connessi apparati di raccolta dati alle interfacce, potrebbe essere avviato un sistema operativo arbitrario. </text:span><text:span text:style-name="T2588">In ambito cloud queste preoccupazioni cambiano faccia ma sussistono ancor</text:span><text:span text:style-name="T2589">a. </text:span><text:span text:style-name="T2590">Se la collocazione della macchina è fuori dal controllo diretto, si può scegliere un case che si possa chiudere e fissare al rack, installare dispositivi di rilevazione delle intrusioni, disabilitare periferiche non utilizzate.</text:span></text:p>
      <text:p text:style-name="P324"><text:span text:style-name="T2590">I</text:span><text:span text:style-name="T2294">l </text:span><text:span text:style-name="T2307">default deny </text:span><text:span text:style-name="T2414">inizia dall'installazione, scegliendo solo software strettamente necessario, evitando pacchetti ignoti e di dubbia utilità. </text:span></text:p>
      <text:h text:style-name="P391" text:outline-level="3"><text:span text:style-name="T959">I</text:span><text:span text:style-name="T949">l processo di avvio</text:span></text:h>
      <text:p text:style-name="P22"/>
      <text:p text:style-name="Text_20_body"><text:span text:style-name="T949">Per andare a regime il sistema segue un processo di boot, </text:span><text:span text:style-name="T960">dove tipicamente </text:span></text:p>
      <text:list xml:id="list3552854080" text:style-name="L31">
        <text:list-item>
          <text:p text:style-name="P675">il BIOS individua i dispositivi di possibile caricamento di bootloader per esaminarli in un certo ordine</text:p>
        </text:list-item>
        <text:list-item>
          <text:p text:style-name="P675"><text:span text:style-name="T960">i</text:span><text:span text:style-name="T949">l bootloader sceglie il sistema operativo (sia BIOS che bootloader possono avere password)</text:span></text:p>
        </text:list-item>
        <text:list-item>
          <text:p text:style-name="P675">il sistema operativo carica di device driver e lancia il processo init</text:p>
        </text:list-item>
        <text:list-item>
          <text:p text:style-name="P675">init avvia i servizi necessari all’inizializzazione del sistema nell’ordine corretto</text:p>
        </text:list-item>
      </text:list>
      <text:p text:style-name="P28">Si può avere password sia sul BIOS che sul bootloader. <text:span text:style-name="T2639">Se l'avvio del sistema richiede una password può essere difficile il funzionamento non supervisionato (es. mancanza di alimentazione e impossibilità a ripartire per ore), ma </text:span>è importante proteggersi almeno dai <text:span text:style-name="T2638">cambi di configurazione, </text:span><text:span text:style-name="T2639">e inoltre non contare su un unico strato di protezione (le password del BIOS sono solitamente resettabili, o si possono indovinare).</text:span></text:p>
      <text:p text:style-name="P28">I bootloader tipici sono LILO (dalle origini) e GRUB (più potente e flessibile, ha una shell che permette di eseguire comandi per modificare al volo la procedura d'avvio, permettendo abusi). </text:p>
      <text:p text:style-name="P28">Entrambi hanno delle direttive per specificare password globali (richieste al boot) o specifiche per alcuni item <text:span text:style-name="T2640">(password richiesta solo per alcune immagini).</text:span></text:p>
      <text:p text:style-name="P28">Per garantire l'esecuzione di software autentico, è necessaria una <text:span text:style-name="T1115">chain of trust</text:span><text:span text:style-name="T2">: anti-malware verifica applicazioni, a sua volta è verificato da SO, a sua volta verificato dal bootloader. </text:span><text:span text:style-name="T153">Per verificare il bootloader, il BIOS si avvale di HW speciale non modificabile dal SO quindi immune a infezioni: </text:span><text:span text:style-name="T154">per garantire la </text:span><text:span text:style-name="T1165">root of trust</text:span><text:span text:style-name="T154"> si segue l'ordine del </text:span><text:span text:style-name="T1165">trusted boot</text:span><text:span text:style-name="T154"> </text:span><text:span text:style-name="T155">(basato su un modulo TPM Trusted Platform Module, un chip con funzioni crittografiche) o del </text:span><text:span text:style-name="T1166">secure boot </text:span><text:span text:style-name="T155">mediante UEFI (che può usare TPM per velocizzare i controlli).</text:span></text:p>
      <text:p text:style-name="Text_20_body"><text:span text:style-name="T965">UEFI è la standardizzazione di EFI, interfaccia tra SO e firmware creata da Intel per avere più flessibilità di BIOS. E’ una sorta di pre-sistema operativo, molto più ampio di BIOS avendo qualche milione di righe di codice, e si occupa di verificare la legittimità di ogni componente software </text:span><text:span text:style-name="T966">prima di passare il controllo al bootloader </text:span><text:span text:style-name="T967">e poi al SO, mediante un database di chiavi, bloccando il boot in caso di difformità</text:span><text:span text:style-name="T966">. </text:span><text:span text:style-name="T968">Essendo queste chiavi depositate in hardware, all’inizio era possibile autenticare solo sistemi commerciali, ma la fondazione Linux ha poi ottenuto da Microsoft una chiave che permette di verificare sistemi aperti.</text:span><text:span text:style-name="T966"> </text:span></text:p>
      <text:p text:style-name="P27"><text:span text:style-name="T945">P</text:span><text:span text:style-name="T944">ermettere l'accesso alle risorse passa attraverso le fasi di autenticazione (verificare se soggetto ha credenziali valide per identificarlo) e autorizzazione (decidere se soggetto ha autorità per effettuare </text:span><text:soft-page-break/><text:span text:style-name="T944">operazione). </text:span><text:span text:style-name="T946">L'autenticazione ideale dovrebbe disporre di tre prove: qualcosa che sei (conferma identità confrontando caratteristiche fisiologiche con dati "biometrici" di riferimento), qualcosa che hai (conferma identità mediante possesso di oggetto fisico riconoscibile dalla macchina, come token RFID, schede a banda magnetica), qualcosa che sai (conferma identità dimostrando di conoscere un segreto -password, chiave-).</text:span></text:p>
      <text:h text:style-name="P378" text:outline-level="2">Utenti e file</text:h>
      <text:p text:style-name="P236"><text:span text:style-name="T1924">Gli utenti sono i soggetti di tutte le operazioni svolte sul sistema, utilizzati per determinare i permessi di accesso a qualsiasi risorsa (oggetto). </text:span><text:span text:style-name="T1925">A</text:span><text:span text:style-name="T1924">nche i gruppi possono avere diritti specifici per delle risorse, anche essi sono soggetti: </text:span><text:span text:style-name="T1925">o</text:span><text:span text:style-name="T1924">gni utente appartiene ad almeno un gruppo </text:span><text:span text:style-name="T1925">(</text:span><text:span text:style-name="T1924">quello con cui si trova ad operare appena fa login</text:span><text:span text:style-name="T1925">) e può appartenere anche a più gruppi, durante una sessione di lavoro può cambiare identità di gruppo tra quelli di cui fa parte. </text:span></text:p>
      <text:p text:style-name="P85">useradd<text:span text:style-name="T161"> serve per creare nuovi utenti, </text:span><text:span text:style-name="T464">con granularità fine e grande possibilità di automazione</text:span><text:span text:style-name="T161">. I valori predefiniti per le caratteristiche dell'utente creato stanno in </text:span><text:span text:style-name="T1437">/etc/login.defs</text:span><text:span text:style-name="T161">. </text:span><text:span text:style-name="T465">I parametri principali sono </text:span></text:p>
      <text:list xml:id="list87842699" text:style-name="L32">
        <text:list-item>
          <text:p text:style-name="P602"><text:span text:style-name="T1437">-m </text:span><text:span text:style-name="T161">crea la home dell'utente seguendo come template i file dent</text:span><text:span text:style-name="T469">ro</text:span><text:span text:style-name="T161"> </text:span><text:span text:style-name="T1437">/etc/skel</text:span></text:p>
        </text:list-item>
        <text:list-item>
          <text:p text:style-name="P636"><text:span text:style-name="T1437">-s </text:span><text:span text:style-name="T161">assegna la shell all'utente, le possibili shell sono indicate dentro il file </text:span><text:span text:style-name="T1437">/etc/shells</text:span><text:span text:style-name="T161">, altrimenti prende il default</text:span></text:p>
        </text:list-item>
        <text:list-item>
          <text:p text:style-name="P636"><text:span text:style-name="T1437">-</text:span><text:span text:style-name="T1486">U</text:span><text:span text:style-name="T466"> crea un gruppo con lo stesso nome dell'utente</text:span></text:p>
        </text:list-item>
        <text:list-item>
          <text:p text:style-name="P636"><text:span text:style-name="T1486">-</text:span><text:span text:style-name="T1487">K </text:span><text:span text:style-name="T467">con questo parametro è possibile specificare la UMASK=0077</text:span></text:p>
        </text:list-item>
        <text:list-item>
          <text:p text:style-name="P636"><text:span text:style-name="T1487">-</text:span><text:span text:style-name="T1488">G </text:span><text:span text:style-name="T468"><text:s/>per assegnare l'utente ad un gruppo supplementare (es. sudo) alla creazione</text:span></text:p>
        </text:list-item>
      </text:list>
      <text:p text:style-name="P97"><text:span text:style-name="T468">L</text:span><text:span text:style-name="T161">e credenziali degli utenti sono in </text:span></text:p>
      <text:list xml:id="list2116836760" text:style-name="L33">
        <text:list-item>
          <text:p text:style-name="P637"><text:span text:style-name="T1437">/etc/passwd</text:span><text:span text:style-name="T161">, formato<text:tab/><text:tab/><text:tab/>prandini:x:500:500:Marco Prandini:/fat/home:/bin/bash</text:span></text:p>
          <text:list>
            <text:list-item>
              <text:p text:style-name="P676"><text:span text:style-name="T706">Accessibile a tutti, t</text:span><text:span text:style-name="T701">utti i dati pubblici dell'utente. Ogni riga è un record, i diversi attributi separati da : </text:span></text:p>
            </text:list-item>
            <text:list-item>
              <text:p text:style-name="P677"><text:span text:style-name="T701">Primo argomento è username, il secondo parametro è una x che ricorda la retrocompatibilità con il campo con password, </text:span><text:span text:style-name="T709">importante tenerlo così che il sistema cerchi corrispondenza in /etc/shadow</text:span><text:span text:style-name="T701"> </text:span></text:p>
            </text:list-item>
            <text:list-item>
              <text:p text:style-name="P677"><text:span text:style-name="T704">P</text:span><text:span text:style-name="T703">oi u</text:span><text:span text:style-name="T701">serid numerico e groupid numerico (relativo al gruppo principale, quello associ</text:span><text:span text:style-name="T702">a</text:span><text:span text:style-name="T701">to al momento del login). </text:span></text:p>
            </text:list-item>
            <text:list-item>
              <text:p text:style-name="P677"><text:span text:style-name="T704">Poi c</text:span><text:span text:style-name="T701">ampo info</text:span><text:span text:style-name="T703">rmazioni, </text:span><text:span text:style-name="T701">home directory dell'utente, cwd </text:span><text:span text:style-name="T703">(current working directory) </text:span><text:span text:style-name="T701">da cui parte all'avvio il sistema</text:span></text:p>
            </text:list-item>
            <text:list-item>
              <text:p text:style-name="P680"><text:span text:style-name="T701">I</text:span><text:span text:style-name="T700">nfine il programma avviato normalmente al login utente (solitamente è una shell, ma potrebbe anche essere un programma diverso. Così si può limitare utente ad un solo programma, che se scritto bene impedisce di uscire). <text:tab/>Altra possibilità è /bin/false, programma che appena lanciato termina con esito falso. Questo è usato per gli utenti creati in automatico all'installazione di pacchetti, con l'unico scopo di far girare un demone con l'identità di quell'utente. Così facendo non si dà shell interattiva, se qualcuno dovesse riuscire a fare login come questi utenti, avrebbe bin/false e terminerebbe immediatamente</text:span></text:p>
            </text:list-item>
          </text:list>
        </text:list-item>
        <text:list-item>
          <text:p text:style-name="P641"><text:soft-page-break/><text:span text:style-name="T1927">/</text:span><text:span text:style-name="T1928">etc/shadow</text:span><text:span text:style-name="T705">, </text:span><text:span text:style-name="T706">formato prandini:$1$/PBy29Md$kjC1F8dvHxKhnvMTWelnX/:12156:0:99999:7:::</text:span></text:p>
          <text:list>
            <text:list-item>
              <text:p text:style-name="P642"><text:span text:style-name="T709">Linee corrispondenti a passwd ma a</text:span><text:span text:style-name="T700">ccessibile solo a root. Spostando le password offuscate dal file passwd, si rende più difficile tentare di indovinarle essendo shadow accessibile solo a root.</text:span></text:p>
            </text:list-item>
            <text:list-item>
              <text:p text:style-name="P642"><text:span text:style-name="T700">Lasciare passwd pubblico è pratico: ad esempio per leggere gli </text:span><text:span text:style-name="T707">i</text:span><text:span text:style-name="T700">d numerici utente, </text:span><text:span text:style-name="T708">da usare in diversi contesti per identificare gli utenti. come</text:span><text:span text:style-name="T700"> quando facciamo </text:span><text:span text:style-name="T1959">ls -l</text:span><text:span text:style-name="T700"> </text:span><text:span text:style-name="T708">ci </text:span><text:span text:style-name="T700">dice l'id utente, non il nome</text:span></text:p>
            </text:list-item>
            <text:list-item>
              <text:p text:style-name="P678"><text:span text:style-name="T720">Contiene dati sulla validità temporale della password, esaminabili e modificabili con </text:span><text:span text:style-name="T1361">chage: </text:span><text:span text:style-name="T720">quando si crea un nuovo utente, i valori di default vanno presi da qualche parte: alcuni sono in /etc/login.defs (come PASS_MAX_DAYS numero massimo di giorni prima che vada cambiata la password, e PASS_MIN_DAYS numero minimo di giorni prima che si possa fare un nuovo cambio dopo l'ultimo effettuato), </text:span><text:span text:style-name="T721">a</text:span><text:span text:style-name="T720">ltri in /etc/default/useradd </text:span><text:span text:style-name="T721">(come EXPIRE, scadenza dell'account), utili per configurare </text:span><text:span text:style-name="T722">il</text:span><text:span text:style-name="T721"> sistema con valori arbitrari.</text:span></text:p>
            </text:list-item>
            <text:list-item>
              <text:p text:style-name="P679"><text:span text:style-name="T2419">È </text:span><text:span text:style-name="T2420">importante non avere password deboli, magari impedendole con PAM. </text:span><text:span text:style-name="T2311">pam_cracklib.so </text:span><text:span text:style-name="T2421">è la libreria per il controllo della robustezza delle password (all'atto della scelta di queste), e nei file </text:span><text:span text:style-name="T2311">/etc/pam.d/system-auth </text:span><text:span text:style-name="T2421">o </text:span><text:span text:style-name="T2311">/etc/pam.d/common-password,</text:span><text:span text:style-name="T2421"> </text:span><text:span text:style-name="T2422">nella riga che inizia con</text:span><text:span text:style-name="T2312"> password requisite</text:span><text:span text:style-name="T2311"> </text:span><text:span text:style-name="T2422">si possono specificare i </text:span><text:span text:style-name="T2423">parametri </text:span><text:span text:style-name="T2313">minlen </text:span><text:span text:style-name="T2424">(lunghezza minima) e </text:span><text:span text:style-name="T2313">Xcredit </text:span><text:span text:style-name="T2424">(X è tra </text:span><text:span text:style-name="T2313">l u d o</text:span><text:span text:style-name="T2424"> , per lower/uppercase, digits, otherchars: lunghezza minima = minlen – i credits per ogni carattere indicato con il suo peso). </text:span><text:span text:style-name="T2425">Permette inoltre di indicare quanti caratteri devono essere diversi dalla precedente (</text:span><text:span text:style-name="T2314">difok) </text:span><text:span text:style-name="T2425">e quante password precedenti vengono memorizzate (</text:span><text:span text:style-name="T2314">remember=</text:span><text:span text:style-name="T2425">); </text:span><text:span text:style-name="T2426">ma anche di avere lockout dopo tentativi sbagliati </text:span><text:span text:style-name="T2427">con modulo </text:span><text:span text:style-name="T2316">pam_</text:span><text:span text:style-name="T2315">tally</text:span><text:span text:style-name="T2426">: </text:span></text:p>
              <text:list>
                <text:list-item>
                  <text:p text:style-name="P454">auth required pam_tally.so onerr=fail no_magic_root</text:p>
                </text:list-item>
                <text:list-item>
                  <text:p text:style-name="P455">account required pam_tally.so deny=5 no_magic_root reset</text:p>
                </text:list-item>
              </text:list>
              <text:p text:style-name="P681"><text:span text:style-name="T2426">L</text:span><text:span text:style-name="T2418">a prima riga abilita conteggio </text:span><text:span text:style-name="T2428">dei tentativi falliti, la seconda blocca account dopo N=5 tentativi. </text:span><text:span text:style-name="T2429">Un login corretto resetta il contatore, comando </text:span><text:span text:style-name="T2351">faillog </text:span><text:span text:style-name="T2430">permette di esaminare stato account e riattivarlo.</text:span></text:p>
            </text:list-item>
          </text:list>
        </text:list-item>
      </text:list>
      <text:p text:style-name="P39"><text:span text:style-name="T884">I</text:span><text:span text:style-name="T700">n Linux è possibile settare limiti di uso per varie risorse</text:span><text:span text:style-name="T885"> per prevenire DOS; i limiti possono esser</text:span><text:span text:style-name="T886">e hard (set da root, non superabili ad utente) o soft (valori di default, modificabili da utente entro il massimo permesso </text:span><text:span text:style-name="T887">dal SO e dal limite hard).</text:span><text:span text:style-name="T888"> La configurazione </text:span><text:span text:style-name="T889">può essere locale ad ogni shell (comando </text:span><text:span text:style-name="T1370">ulimit</text:span><text:span text:style-name="T889">) o applicata ad ogni login con modulo </text:span><text:span text:style-name="T1353">pam_limit </text:span><text:span text:style-name="T890">(file </text:span><text:span text:style-name="T1354">/etc/limits.conf</text:span><text:span text:style-name="T890">, forma </text:span><text:span text:style-name="T1354">&lt;domain&gt; &lt;type&gt; &lt;item&gt; &lt;value&gt; </text:span><text:span text:style-name="T891">Domain user, @group o *; type hard, soft o – (both), item ha una sua tabella di limiti (1_hardening_access_control slide 31).</text:span></text:p>
      <text:p text:style-name="P237"><text:span text:style-name="T711">L'appartenenza ai gruppi viene verificata unendo informazione in </text:span><text:span text:style-name="T1345">/etc/passwd</text:span><text:span text:style-name="T711"> </text:span><text:span text:style-name="T710">(che contiene gruppo principale di ogni utente) </text:span><text:span text:style-name="T712">e il contenuto del file </text:span><text:span text:style-name="T1346">/etc/group</text:span><text:span text:style-name="T712">, </text:span><text:span text:style-name="T713">leggibile da tutti, una riga per gruppo (formato <text:tab/>sudo:x:27:prandini <text:tab/>, il campo 4 dovrebbe contenere i membri del gruppo, ma non necessariamente li tiene tutti; bisogna leggere entrambi i file per scoprire tutti i membri del gruppo, </text:span><text:span text:style-name="T715">esempio</text:span><text:span text:style-name="T713"> prandini:x:500: </text:span><text:span text:style-name="T714">)</text:span><text:span text:style-name="T713"><text:tab/></text:span></text:p>
      <text:p text:style-name="P86"><text:span text:style-name="T1960">i</text:span><text:span text:style-name="T1926">d &lt;USER&gt; </text:span><text:span text:style-name="T716">riporta tutte le informazioni di identità.</text:span></text:p>
      <text:p text:style-name="P87"><text:soft-page-break/><text:span text:style-name="T1961">u</text:span><text:span text:style-name="T1926">sermod</text:span><text:span text:style-name="T700"> </text:span><text:span text:style-name="T717">permette di modificare, coi suoi diversi parametri, tutte le caratteristiche dell'utente (come useradd ma può essere usato solo da root. Esiste anche una serie di comandi specifici per cambiare singole proprietà, usabili da utenti standard per agire sul proprio account:</text:span></text:p>
      <text:p text:style-name="P88"><text:span text:style-name="T1961">c</text:span><text:span text:style-name="T1926">hsh </text:span><text:span text:style-name="T700"><text:tab/></text:span><text:span text:style-name="T718">modifica la shell di login</text:span></text:p>
      <text:p text:style-name="P89"><text:span text:style-name="T1962">c</text:span><text:span text:style-name="T1926">hfn <text:tab/></text:span><text:span text:style-name="T719">modifica del nome reale</text:span></text:p>
      <text:p text:style-name="P90"><text:span text:style-name="T1926">passwd</text:span><text:span text:style-name="T700"> modifica della password</text:span></text:p>
      <text:p text:style-name="P238"><text:span text:style-name="T1362">adduser </text:span><text:span text:style-name="T724">non è standard in tutte le distro e </text:span><text:span text:style-name="T725">chiede i dettagli interattivamente, </text:span><text:span text:style-name="T724">quindi</text:span><text:span text:style-name="T725"> utile </text:span><text:span text:style-name="T723">se usato in maniera estemporanea, </text:span><text:span text:style-name="T724">ma non se dobbiamo scriptare creazione utenti</text:span></text:p>
      <text:p text:style-name="P91"><text:span text:style-name="T1926">groupadd</text:span><text:span text:style-name="T700"> e </text:span><text:span text:style-name="T1926">addgroup </text:span><text:span text:style-name="T700">per la creazione di gruppi, analogamente (primo scriptabile, secondo interattivo)</text:span></text:p>
      <text:p text:style-name="P92"><text:span text:style-name="T1926">gpasswd</text:span><text:span text:style-name="T700"> modifica password e lista utenti di un gruppo</text:span></text:p>
      <text:p text:style-name="P92"><text:span text:style-name="T1926">getent </text:span><text:span text:style-name="T700">interroga il db utenti o gruppi (magari utenti sono memorizzati in un db centralizzato accessibile via rete, è possibile configurare macchine per autenticare utenti interrogando il db centralizzato)</text:span></text:p>
      <text:p text:style-name="P95"><text:span text:style-name="T1926">last </text:span><text:span text:style-name="T700">mostra i login effettuati sul sistema, </text:span><text:span text:style-name="T1926">lastlog</text:span><text:span text:style-name="T700"> mostra la data di ultimo login di ogni utente, </text:span><text:span text:style-name="T1926">faillog</text:span><text:span text:style-name="T700"> mostra i login falliti sul sistema.</text:span></text:p>
      <text:p text:style-name="P40"><text:span text:style-name="T700">L'idea base del controllo dell'accesso è decidere se un soggetto può eseguire una certa operazione su un oggetto: il modo più banale di esprimere i permessi sarebbe una matrice completa; </text:span><text:span text:style-name="T892">ma in un sistema reale si avrebbero migliaia di soggetti e milioni di oggetti, con la maggior parte delle celle al valore di default. Per risparmiare spazio, </text:span><text:span text:style-name="T893">si può partizionare la matrice in due modi:</text:span></text:p>
      <text:list xml:id="list2912609916" text:style-name="L34">
        <text:list-item>
          <text:p text:style-name="P483"><text:span text:style-name="T893">P</text:span><text:span text:style-name="T700">er soggetto: capability lists, una lista associata a ogni soggetto </text:span><text:span text:style-name="T894">che contiene solo gli oggetti con permessi diversi dal default </text:span></text:p>
        </text:list-item>
        <text:list-item>
          <text:p text:style-name="P484"><text:span text:style-name="T700">Per oggetto: </text:span><text:span text:style-name="T1927">access control lists</text:span><text:span text:style-name="T700"> ACL, una lista associata ad ogni oggetto del sistema, </text:span><text:span text:style-name="T895">contente i soli soggetti con permessi diversi dal default. </text:span><text:span text:style-name="T896">Esplicitamente implementata in POSIX e MS Windows, </text:span><text:span text:style-name="T897">il filesystem UNIX tradizionale ha una ACL con 3 soli soggetti: utente proprietario U, gruppo proprietario G, others O (gruppo implicito di tutti i soggetti non U e non appartenenti a G)</text:span></text:p>
        </text:list-item>
      </text:list>
      <text:p text:style-name="P41"><text:span text:style-name="T897">I</text:span><text:span text:style-name="T700">l controllo dell'accesso viene gestito secondo due modelli</text:span></text:p>
      <text:list xml:id="list1173578140" text:style-name="L35">
        <text:list-item>
          <text:p text:style-name="P485"><text:span text:style-name="T700">DAC (Discretionary Access Control), ogni oggetto un proprietario e questo decide i permessi, le ACL sono esempio tipico </text:span><text:span text:style-name="T900">(</text:span><text:span text:style-name="T1965">setfacl </text:span><text:span text:style-name="T900">per impostare, </text:span><text:span text:style-name="T1965">getfacl </text:span><text:span text:style-name="T900">per visualizzare: </text:span><text:span text:style-name="T1965">ls -l </text:span><text:span text:style-name="T900">mostra un + se ACL è presente per un file).</text:span></text:p>
        </text:list-item>
        <text:list-item>
          <text:p text:style-name="P485"><text:span text:style-name="T700">MAC (Mandatory Access Control), la proprietà di un oggetto non consente di </text:span><text:span text:style-name="T898">cambiarne i permessi, c'è una policy centralizzata da un </text:span><text:span text:style-name="T1942">security manager</text:span><text:span text:style-name="T898">, </text:span><text:span text:style-name="T899">espressa di solito con qualche capability list</text:span></text:p>
        </text:list-item>
      </text:list>
      <text:p text:style-name="P93"><text:span text:style-name="T700">Ogni file (regolare, directory, link, socket, block/char speciali) è memorizzato in un i-node, che mantiene anche </text:span><text:span text:style-name="T728">informazioni sulle autorizzazioni: </text:span><text:span text:style-name="T726">un </text:span><text:span text:style-name="T727">(solo) </text:span><text:span text:style-name="T726">utente proprietario del file e un </text:span><text:span text:style-name="T727">(solo) </text:span><text:span text:style-name="T726">gruppo proprietario del file, </text:span><text:span text:style-name="T728">oltre a 12 bit che rappresentano permessi standard e speciali.</text:span></text:p>
      <text:p text:style-name="P93"><text:span text:style-name="T728">I 9 bit meno significativi sono i bit di accesso (</text:span><text:span text:style-name="T729">User,Group,Other</text:span><text:span text:style-name="T728">); i 3 più significativi sono speciali, in ordine di importanza: </text:span><text:span text:style-name="T729">SUID (</text:span><text:span text:style-name="T728">set user id</text:span><text:span text:style-name="T729">), SGID (</text:span><text:span text:style-name="T728">set group id</text:span><text:span text:style-name="T729">), </text:span><text:span text:style-name="T728">sticky.</text:span></text:p>
      <text:p text:style-name="P129"><text:soft-page-break/>Il significato dei bit di accesso cambia tra file e directory, ma è deducibile ricordando che una directory è un file che contiene un DB di coppie (nome,i-node; i cosiddetti hardlink (link di filesystem), nome dato al file - inode che rappresenta quel file nel filesystem)</text:p>
      <text:list xml:id="list2657423918" text:style-name="L36">
        <text:list-item>
          <text:p text:style-name="P577">R read:<text:tab/><text:tab/>permette la lettura di un file, per le directory equivale a leggere la prima colonna (elenco dei file)</text:p>
        </text:list-item>
        <text:list-item>
          <text:p text:style-name="P603"><text:span text:style-name="T700">W write: <text:tab/>scrittura dentro un file, aggiunta/</text:span><text:span text:style-name="T922">cancellazione</text:span><text:span text:style-name="T700">/rinomina di file in una directory </text:span><text:span text:style-name="T730">(permesso W in una directory consente a un utente di cancellare file sul cui contenuto non ha alcun diritto)</text:span></text:p>
        </text:list-item>
        <text:list-item>
          <text:p text:style-name="P604"><text:span text:style-name="T730">X </text:span><text:span text:style-name="T700">execute: <text:tab/></text:span><text:span text:style-name="T731">esegue il file come programma, permette lookup tra nome e inode della directory (se ho la R posso vedere i nomi, se ho la X posso vedere quali inode corrispondono a un nome: averli entrambi su una directory permette di vederli e recuperarne l'inode. Per avere l'accesso a un file -che richiede lookup di tutti gli i-node corrispondenti ai nomi delle directory nel path- serve il permesso X per ognuna, mentre R non è necessario.)</text:span></text:p>
        </text:list-item>
      </text:list>
      <text:p text:style-name="P130">Assegnazione di ownership</text:p>
      <text:list xml:id="list3350768118" text:style-name="L37">
        <text:list-item>
          <text:p text:style-name="P682"><text:span text:style-name="T732">viene fatta alla creazione </text:span><text:span text:style-name="T733">di un file, l'utente creatore è assegnato come proprietario del file, </text:span><text:span text:style-name="T735">i</text:span><text:span text:style-name="T734">l gruppo attivo dell'utente creatore è assegnato come gruppo proprietario </text:span><text:span text:style-name="T735">(default gruppo predefinito da /etc/passwd, gruppo attivo può essere cambiato </text:span><text:span text:style-name="T737">con un altro tra quelli di appartenenza </text:span><text:span text:style-name="T735">co</text:span><text:span text:style-name="T736">n </text:span><text:span text:style-name="T737">comando </text:span><text:span text:style-name="T1363">newgrp</text:span><text:span text:style-name="T736">, </text:span><text:span text:style-name="T737">comando locale alla shell in cui viene chiamato). </text:span></text:p>
        </text:list-item>
        <text:list-item>
          <text:p text:style-name="P578">Per cambiarla dopo la creazione del file, si usano</text:p>
          <text:list>
            <text:list-item>
              <text:p text:style-name="P682"><text:span text:style-name="T1364">chown [new_owner]:[new_group] &lt;file&gt;</text:span><text:span text:style-name="T738"> </text:span><text:span text:style-name="T739">modifica owner e/o group owner del file</text:span></text:p>
            </text:list-item>
            <text:list-item>
              <text:p text:style-name="P682"><text:span text:style-name="T1367">c</text:span><text:span text:style-name="T1368">hgrp [new_group] &lt;file&gt; </text:span><text:span text:style-name="T740">cambia group owner del file (comunque solo tra quelli di cui l'utente è membro; con opzione -R attiva ricorsione su cartelle</text:span><text:span text:style-name="T741">)</text:span></text:p>
            </text:list-item>
          </text:list>
        </text:list-item>
      </text:list>
      <text:p text:style-name="P239"><text:span text:style-name="T752">A</text:span><text:span text:style-name="T744">ssegnazione dei permessi </text:span></text:p>
      <text:list xml:id="list4208638976" text:style-name="L38">
        <text:list-item>
          <text:p text:style-name="P683"><text:span text:style-name="T742">alla creazione di file viene fatta seguendo logica negativa, ovvero con tutti quelli sensati meno quelli della umask. </text:span><text:span text:style-name="T746">Quelli sensati sono diversi per file (rw-rw-rw- oppure 666) e directory (rwxrwxrwx oppure 777), </text:span><text:span text:style-name="T742">perché per un file non è mai ragionevole assegnare automaticamente bit </text:span><text:span text:style-name="T745">X, </text:span><text:span text:style-name="T746">ma s</text:span><text:span text:style-name="T742">e una directory non ha </text:span><text:span text:style-name="T743">X</text:span><text:span text:style-name="T742">, invece, serve a poco. </text:span><text:span text:style-name="T747">La umask può quindi essere unica e specificare quali permessi non concedere. </text:span><text:span text:style-name="T748">Poiché in Linux il gruppo di default di un utente è uguale all'utente stesso, una umask sensata è 006 (toglie agli other lettura e scrittura: file per uso personale avranno gruppo uguale all'utente, così facendo si apre strada alla collaborazione non essendo necessario cambiare i permessi se si vuole condividere, basta cambiare gruppo quando lo si crea). </text:span><text:span text:style-name="T749">Col</text:span><text:span text:style-name="T748"> comando </text:span><text:span text:style-name="T1365">umask</text:span><text:span text:style-name="T748"> si può interrogare e settare interattivamente nella sessione corrente, per rendere persistente la scelta si usano i file di configurazione della shell. </text:span></text:p>
        </text:list-item>
        <text:list-item>
          <text:p text:style-name="P683"><text:span text:style-name="T750">Successivamente </text:span><text:span text:style-name="T751">alla creazione, si usa</text:span><text:span text:style-name="T750"> </text:span><text:span text:style-name="T1366">chmod</text:span><text:span text:style-name="T750"> </text:span><text:span text:style-name="T751">per modificare i permessi:</text:span></text:p>
          <text:list>
            <text:list-item>
              <text:p text:style-name="P684"><text:span text:style-name="T751">m</text:span><text:span text:style-name="T700">odo numerico in base ottale, es. 2770 (la cifra meno significativa riguarda le conf per gli other, la seconda meno sign. per il gruppo, la terza per l'utente, la quarta per i bit speciali quindi </text:span><text:span text:style-name="T753">es.</text:span></text:p>
              <text:list>
                <text:list-item>
                  <text:p text:style-name="P684"><text:span text:style-name="T753">chmod </text:span><text:span text:style-name="T700">2770 </text:span><text:span text:style-name="T753">miadirectory <text:tab/><text:tab/>sarà </text:span><text:span text:style-name="T1976">SUID</text:span><text:span text:style-name="T1867"> </text:span><text:span text:style-name="T1868">SGID </text:span><text:span text:style-name="T1977">STICKY</text:span><text:span text:style-name="T1868"> rwx rwx ---</text:span></text:p>
                </text:list-item>
                <text:list-item>
                  <text:p text:style-name="P685"><text:span text:style-name="T1868">c</text:span><text:span text:style-name="T1867">hmod 4555 miocomando<text:tab/><text:tab/>sarà SUID </text:span><text:span text:style-name="T1976">SGID</text:span><text:span text:style-name="T1867"> </text:span><text:span text:style-name="T1976">STICKY</text:span><text:span text:style-name="T1867"> r-x r-x r-x</text:span></text:p>
                </text:list-item>
              </text:list>
            </text:list-item>
            <text:list-item>
              <text:p text:style-name="P686">modo simbolico utile per modifiche a singoli bit</text:p>
              <text:list>
                <text:list-item>
                  <text:p text:style-name="P691"><text:soft-page-break/><text:span text:style-name="T1867">soggetto </text:span><text:span text:style-name="T1869">(</text:span><text:span text:style-name="T1867">a all, u user, g group, o other) dice in quale terzina stiamo operan</text:span><text:span text:style-name="T1870">d</text:span><text:span text:style-name="T1867">o</text:span></text:p>
                </text:list-item>
                <text:list-item>
                  <text:p text:style-name="P687">operatore (= setta precisamente, con + aggiungiamo permesso, con – rimuoviamo)</text:p>
                </text:list-item>
                <text:list-item>
                  <text:p text:style-name="P688">permesso (r read, w write, x execute, s special)</text:p>
                </text:list-item>
                <text:list-item>
                  <text:p text:style-name="P692"><text:span text:style-name="T1867">esempio <text:tab/></text:span><text:span text:style-name="T1900">chmod 'a=r,g-rx,u+rw' file</text:span><text:span text:style-name="T1867"> <text:tab/></text:span><text:span text:style-name="T1871">all esatto ad r, group privato di r e x, user dotato di r e w</text:span></text:p>
                </text:list-item>
              </text:list>
            </text:list-item>
          </text:list>
        </text:list-item>
      </text:list>
      <text:p text:style-name="P240"><text:span text:style-name="T1871">Il sistema controlla i permessi secondo uno schema: se utente A vuole fare un'operazione su file di utente U e gruppo G; prima si controlla se A è U (in tal caso finisce il controllo e si applicheranno RWX di U), </text:span><text:span text:style-name="T1872">solo in caso negativo </text:span><text:span text:style-name="T1871">poi si controlla se A appartiene a G (in tal caso si usano RWX di G); altrimenti si usano RWX di O. </text:span><text:span text:style-name="T1872">Quindi se A è U e appartiene a G,</text:span><text:span text:style-name="T1873"> i permessi associati a G sono ignorati anche se più favorevoli. </text:span></text:p>
      <text:p text:style-name="P241"><text:span text:style-name="T1873">O</text:span><text:span text:style-name="T1867">gni programma avviato da U appartenente a G, parte con quattro valori di identità: </text:span></text:p>
      <text:list xml:id="list2281757061" text:style-name="L39">
        <text:list-item>
          <text:p text:style-name="P689">real user id (ruid) U, </text:p>
        </text:list-item>
        <text:list-item>
          <text:p text:style-name="P689">real group id (rgid) G, </text:p>
        </text:list-item>
        <text:list-item>
          <text:p text:style-name="P690">effective user id (euid), identità assunta dal processo per operare con soggetto diverso da U</text:p>
        </text:list-item>
        <text:list-item>
          <text:p text:style-name="P693"><text:span text:style-name="T1874">effective group id (egid), </text:span><text:span text:style-name="T1879">stessa cosa ma per </text:span><text:span text:style-name="T1874">identità </text:span><text:span text:style-name="T1875">di gruppo </text:span><text:span text:style-name="T1874">assunta dal processo per operare co</text:span><text:span text:style-name="T1876">me</text:span><text:span text:style-name="T1874"> soggetto diverso da </text:span><text:span text:style-name="T1877">G</text:span></text:p>
        </text:list-item>
      </text:list>
      <text:p text:style-name="P242"><text:span text:style-name="T1877">B</text:span><text:span text:style-name="T1884">it speciali: </text:span></text:p>
      <text:list xml:id="list2052979113" text:style-name="L40">
        <text:list-item>
          <text:p text:style-name="P694"><text:span text:style-name="T1879">A</text:span><text:span text:style-name="T1882">pplicati ai file hanno senso solo se eseguibile, possono fare in modo che euid e/o egid siano diversi dai corrispondenti ruid/</text:span><text:span text:style-name="T1878">rg</text:span><text:span text:style-name="T1882">id. : </text:span></text:p>
          <text:list>
            <text:list-item>
              <text:p text:style-name="P695"><text:span text:style-name="T1885">bit 11 </text:span><text:span text:style-name="T1882">SUID 1 fa sì che un programma eseguito da utente qualsiasi, venga lanciato in processo che gira con identità dell'utente proprietario. </text:span></text:p>
            </text:list-item>
            <text:list-item>
              <text:p text:style-name="P695"><text:span text:style-name="T1885">bit 10 </text:span><text:span text:style-name="T1882">SGUID stessa cosa ma per identità del gruppo </text:span><text:span text:style-name="T1880">(processo lanciato con gruppo proprietario del file). </text:span></text:p>
            </text:list-item>
            <text:list-item>
              <text:p text:style-name="P695"><text:span text:style-name="T1886">b</text:span><text:span text:style-name="T1885">it 9 </text:span><text:span text:style-name="T1881">STICKY bit è obsoleto, dice al SO di tenere in cache una copia del programma…</text:span></text:p>
            </text:list-item>
          </text:list>
        </text:list-item>
        <text:list-item>
          <text:p text:style-name="P696"><text:span text:style-name="T1881">A</text:span><text:span text:style-name="T1883">pplicati alle directory: </text:span></text:p>
          <text:list>
            <text:list-item>
              <text:p text:style-name="P697"><text:span text:style-name="T1887">bit 11 </text:span><text:span text:style-name="T1883">S</text:span><text:span text:style-name="T1867">UID non è usato</text:span></text:p>
            </text:list-item>
            <text:list-item>
              <text:p text:style-name="P698"><text:span text:style-name="T1867">bit 10 </text:span><text:span text:style-name="T1888">SGID serve a poter cambiare automatic</text:span><text:span text:style-name="T1889">a</text:span><text:span text:style-name="T1888">me</text:span><text:span text:style-name="T1889">nt</text:span><text:span text:style-name="T1888">e membership di un utente quando entra a lavorare in un</text:span><text:span text:style-name="T1890">a </text:span><text:span text:style-name="T1888">directory:</text:span></text:p>
              <text:list>
                <text:list-item>
                  <text:p text:style-name="P699"><text:span text:style-name="T1888">p</text:span><text:span text:style-name="T1867">recondizione: <text:tab/>SGID settato, l'utente appartiene anche al gruppo proprietario della directory</text:span></text:p>
                </text:list-item>
                <text:list-item>
                  <text:p text:style-name="P700"><text:span text:style-name="T1867">effetto: <text:tab/><text:tab/></text:span><text:span text:style-name="T1891">l'utente assume come gruppo attivo quello proprietario della directory, i file creati hanno quel gruppo proprietario</text:span></text:p>
                </text:list-item>
                <text:list-item>
                  <text:p text:style-name="P701"><text:span text:style-name="T1891">v</text:span><text:span text:style-name="T1867">antaggi, mantenendo una umask 006: <text:tab/>nelle aree collaborative </text:span><text:span text:style-name="T1892">i file sono automaticamente resi leggibili e scrivibili da tutti i membri del gruppo. </text:span><text:span text:style-name="T1893">Nelle aree personali i file sono privati perché sono proprietà del gruppo principale dell'utente, che contiene solo lui</text:span></text:p>
                </text:list-item>
              </text:list>
            </text:list-item>
            <text:list-item>
              <text:p text:style-name="P702"><text:span text:style-name="T1867">bit 9 Temp </text:span><text:span text:style-name="T1894">le directory temporanee </text:span><text:span text:style-name="T1897">(</text:span><text:span text:style-name="T1895">quelle world-writable </text:span><text:span text:style-name="T1896">predisposte perché le applicazioni dispongano di luoghi noti dove scrivere</text:span><text:span text:style-name="T1897">)</text:span><text:span text:style-name="T1896">, </text:span><text:span text:style-name="T1897">hanno un problema, chiunque può </text:span><text:soft-page-break/><text:span text:style-name="T1897">cancellare un file (permesso W su directory dà cancellazione). Temp settato a 1 impone che i file nella directory siano cancellabili solo dai rispettivi proprietari.</text:span></text:p>
            </text:list-item>
          </text:list>
        </text:list-item>
      </text:list>
      <text:p text:style-name="P44"><text:span text:style-name="T1897">A</text:span><text:span text:style-name="T1867">ttributi: usati principalmente per tuning del filesystem, alcuni hanno rilevanza per la sicurezza: </text:span><text:span text:style-name="T1900">a </text:span><text:span text:style-name="T1867">append only, impedisce il taglio dei logfile; I immutable vieta cancellazione, creazione di link, rinomina e scrittura, utile per file di sistema; s secure deletion sovrascrive con 0 i blocchi dei file cancellati, valida contro strumenti in linea. </text:span><text:span text:style-name="T1901">chattr</text:span><text:span text:style-name="T1867"> per modificarli, </text:span><text:span text:style-name="T1901">lsattr</text:span><text:span text:style-name="T1867"> per visualizzarli.</text:span></text:p>
      <text:h text:style-name="Heading_20_3" text:outline-level="3">Comandi utili per lavorare su file</text:h>
      <text:list xml:id="list966691413" text:style-name="L41">
        <text:list-item>
          <text:p text:style-name="P734">Elenco e navigazione: </text:p>
          <text:list>
            <text:list-item>
              <text:p text:style-name="P734">Il filesystem Linux è un unico albero anche con più dischi fisici, la radice è ‘/’ e tutti i path completi iniziano da questa.</text:p>
            </text:list-item>
            <text:list-item>
              <text:p text:style-name="P703"><text:span text:style-name="Car._20_predefinito_20_paragrafo"><text:span text:style-name="T1022">pwd</text:span></text:span><text:span text:style-name="T947"> mostra directory di lavoro (present working directory) e tutti i path relativi si riferiscono alla pwd, i processi continuano ad occupare la pwd dov’era l’utente che li ha lanciati. </text:span></text:p>
            </text:list-item>
            <text:list-item>
              <text:p text:style-name="P704"><text:span text:style-name="Car._20_predefinito_20_paragrafo"><text:span text:style-name="T1022">cd</text:span></text:span><text:span text:style-name="Car._20_predefinito_20_paragrafo"><text:span text:style-name="T1026"> </text:span></text:span><text:span text:style-name="Car._20_predefinito_20_paragrafo"><text:span text:style-name="T1027">&lt;destinazione&gt; </text:span></text:span><text:span text:style-name="T947">per cambiare directory (homeutente quando senza argomenti, la directory dove si era prima dell’ultimo cd con opzione </text:span><text:span text:style-name="Car._20_predefinito_20_paragrafo"><text:span text:style-name="T1026">‘-‘</text:span></text:span><text:span text:style-name="T947">).</text:span></text:p>
            </text:list-item>
            <text:list-item>
              <text:p text:style-name="P704"><text:span text:style-name="T947">In ogni directory D si hanno le subdir ‘.’ </text:span><text:span text:style-name="T1037">c</text:span><text:span text:style-name="T947">he coincide con D e ‘..’ che coincide con la dir superiore</text:span></text:p>
            </text:list-item>
          </text:list>
        </text:list-item>
        <text:list-item>
          <text:p text:style-name="P735">Analisi dei metadati:</text:p>
          <text:list>
            <text:list-item>
              <text:p text:style-name="P743">ls <text:span text:style-name="T161">per elencare contenuto di directory, opzioni</text:span></text:p>
              <text:list>
                <text:list-item>
                  <text:p text:style-name="P735">-l abbina al nome le info associate al file</text:p>
                </text:list-item>
                <text:list-item>
                  <text:p text:style-name="P735">-a non nasconde i file che iniziano per ‘.’ <text:span text:style-name="T1998">(per convenzione </text:span><text:span text:style-name="T1999">sono</text:span><text:span text:style-name="T1998"> quelli di configurazione)</text:span></text:p>
                </text:list-item>
                <text:list-item>
                  <text:p text:style-name="P705"><text:span text:style-name="T947">-A come -a ma nasconde i file ‘.’ </text:span><text:span text:style-name="T1058">e</text:span><text:span text:style-name="T947"> ‘..’</text:span></text:p>
                </text:list-item>
                <text:list-item>
                  <text:p text:style-name="P735">-F postpone <text:span text:style-name="T2000">carattere </text:span>‘*’ a eseguibili e ‘/’ alle directory</text:p>
                </text:list-item>
                <text:list-item>
                  <text:p text:style-name="P735">-d lista nomi dir senza listarne contenuto al contrario del default, può essere utile quando i nomi sono espansi partendo da wildcard</text:p>
                </text:list-item>
                <text:list-item>
                  <text:p text:style-name="P735">-R percorre ricorsivamente la gerarchia</text:p>
                </text:list-item>
                <text:list-item>
                  <text:p text:style-name="P735">-i mostra gli i-number dei file <text:span text:style-name="T2001">oltre al nome</text:span></text:p>
                </text:list-item>
                <text:list-item>
                  <text:p text:style-name="P735">-r inverte l’ordine elenco</text:p>
                </text:list-item>
                <text:list-item>
                  <text:p text:style-name="P735">-t lista i file in ordine di data/ora <text:span text:style-name="T2002">di modifica (dal più recente)</text:span></text:p>
                </text:list-item>
                <text:list-item>
                  <text:p text:style-name="P735">-<text:span text:style-name="T1911">1 forza output singola colonna</text:span></text:p>
                </text:list-item>
              </text:list>
            </text:list-item>
            <text:list-item>
              <text:p text:style-name="P751">Metadati <text:span text:style-name="T2003">per ls -l: formato <text:tab/></text:span><text:span text:style-name="T2004">-</text:span><text:span text:style-name="T2003">rw-r--r-- </text:span><text:span text:style-name="T2004">1</text:span><text:span text:style-name="T2003"> root root </text:span><text:span text:style-name="T2004">1514</text:span><text:span text:style-name="T2003"> Mar 29 11:07 /etc/passwd</text:span></text:p>
              <text:list>
                <text:list-item>
                  <text:p text:style-name="P752">primo bit indica il tipo: - file standard, d directory, l link simbolico, b block special, <text:span text:style-name="T2005">c character special, p named pipe </text:span><text:span text:style-name="T2006">(FIFO),</text:span><text:span text:style-name="T2005"> s socket</text:span></text:p>
                </text:list-item>
                <text:list-item>
                  <text:p text:style-name="P753">il numero dopo i permessi indica i link allo stesso inode, possono aversi più nomi per lo stesso inode</text:p>
                </text:list-item>
                <text:list-item>
                  <text:p text:style-name="P754"><text:soft-page-break/>seguono utente e gruppo, dimensione, e data di modifica (se l'ultima è avvenuta oltre un anno fa, verrà mostrato l'anno invece che l'ora)</text:p>
                </text:list-item>
                <text:list-item>
                  <text:p text:style-name="P752"><text:span text:style-name="T1412">Link simbolici</text:span><text:span text:style-name="T2007">: </text:span><text:span text:style-name="T2010">anche detti softlink, sono </text:span>un nome diverso da quello principale dato a un file - a differenza dell'hardlink, memorizzato in una directory che punta a un'inode-. <text:span text:style-name="T2010">Un softlink è</text:span> un file di nome X con inode Y; dentro questo file c'è solo una linea di testo: il nome di un altro file Z con inode F. <text:span text:style-name="T2008">S</text:span>pesso link simbolici creano problemi per manipolazioni massicce di copia e simili: a volte è utile prendere il link simbolico in quanto file a sé, altre volte si vuole fare l'operazione in modo trasparente <text:span text:style-name="T2009">(</text:span>quindi operare non sul file in sé ma sul puntato<text:span text:style-name="T2009">). </text:span></text:p>
                  <text:list>
                    <text:list-item>
                      <text:p text:style-name="P752"><text:span text:style-name="T2011">L</text:span>'hardlink referenzia un inode direttamente: si possono creare hardlink SOLO a inode esistenti (<text:span text:style-name="T2012">il </text:span>sistema fa lookup dell'inode per creare l'hardlink). <text:span text:style-name="T2013">Il</text:span> softlink invece può puntare a file inesistenti, perché non c'è il controllo che il file indicato abbia effettivamente un inode. Softlink fa riferimento ad un nome, non ad un inode.</text:p>
                    </text:list-item>
                    <text:list-item>
                      <text:p text:style-name="P752"><text:span text:style-name="T2013">I</text:span> softlink sono utili per creare link tra diversi filesystem (hardlink fanno riferimento ad inode, <text:span text:style-name="T2014">i cui </text:span>numeri sono locali al filesystem. Ma <text:span text:style-name="T2015">si </text:span>possono tranquillamente creare connessione con softlink a nomi logici di altro filesystem)</text:p>
                    </text:list-item>
                  </text:list>
                </text:list-item>
              </text:list>
            </text:list-item>
            <text:list-item>
              <text:p text:style-name="P736">Ogni file ha 3 o 4 timestamp distinti Xtime (</text:p>
              <text:list>
                <text:list-item>
                  <text:p text:style-name="P706"><text:span text:style-name="T1031">m</text:span><text:span text:style-name="T1032">time</text:span><text:span text:style-name="T1061"> </text:span><text:span text:style-name="T947">modifica </text:span><text:span text:style-name="T1059">contenuto</text:span><text:span text:style-name="T947">, </text:span></text:p>
                </text:list-item>
                <text:list-item>
                  <text:p text:style-name="P706"><text:span text:style-name="T1026">a</text:span><text:span text:style-name="T1028">time</text:span><text:span text:style-name="T947"> accesso </text:span><text:span text:style-name="T1059">al contenuto</text:span><text:span text:style-name="T947">, </text:span></text:p>
                </text:list-item>
                <text:list-item>
                  <text:p text:style-name="P706"><text:span text:style-name="T1026">c</text:span><text:span text:style-name="T1028">time</text:span><text:span text:style-name="T947"> modifica metadati, </text:span></text:p>
                </text:list-item>
                <text:list-item>
                  <text:p text:style-name="P707"><text:span text:style-name="T1026">w</text:span><text:span text:style-name="T1028">time</text:span><text:span text:style-name="T947"> creazione </text:span><text:span text:style-name="T1059">del file, </text:span><text:span text:style-name="T947">se supportato)</text:span></text:p>
                </text:list-item>
                <text:list-item>
                  <text:p text:style-name="P707"><text:span text:style-name="T1064">gestiti dal FS, </text:span><text:span text:style-name="T947">possono essere cambiati </text:span><text:span text:style-name="T1064">a mano </text:span><text:span text:style-name="T947">con </text:span><text:span text:style-name="Car._20_predefinito_20_paragrafo"><text:span text:style-name="T1022">touch</text:span></text:span></text:p>
                </text:list-item>
                <text:list-item>
                  <text:p text:style-name="P708"><text:span text:style-name="T1065">p</text:span><text:span text:style-name="T947">er estrarre i metadati, comando </text:span><text:span text:style-name="Car._20_predefinito_20_paragrafo"><text:span text:style-name="T1022">stat<text:tab/></text:span></text:span><text:span text:style-name="Car._20_predefinito_20_paragrafo"><text:span text:style-name="T1038">, </text:span></text:span><text:span text:style-name="Car._20_predefinito_20_paragrafo"><text:span text:style-name="T1039">formato</text:span></text:span></text:p>
                  <text:list>
                    <text:list-item>
                      <text:p text:style-name="P708"><text:span text:style-name="Car._20_predefinito_20_paragrafo"><text:span text:style-name="T1050">s</text:span></text:span><text:span text:style-name="Car._20_predefinito_20_paragrafo"><text:span text:style-name="T1049">tat --format=</text:span></text:span><text:span text:style-name="Car._20_predefinito_20_paragrafo"><text:span text:style-name="T1051">'</text:span></text:span><text:span text:style-name="Car._20_predefinito_20_paragrafo"><text:span text:style-name="T1049">%U %a %z</text:span></text:span><text:span text:style-name="Car._20_predefinito_20_paragrafo"><text:span text:style-name="T1051">' </text:span></text:span><text:span text:style-name="Car._20_predefinito_20_paragrafo"><text:span text:style-name="T1049">filepath</text:span></text:span><text:span text:style-name="T947"> <text:tab/>con U utente proprietario, a permessi, z ctime</text:span></text:p>
                    </text:list-item>
                  </text:list>
                </text:list-item>
              </text:list>
            </text:list-item>
          </text:list>
        </text:list-item>
        <text:list-item>
          <text:p text:style-name="P737">Creazione e generazione file</text:p>
          <text:list>
            <text:list-item>
              <text:p text:style-name="P709"><text:span text:style-name="Car._20_predefinito_20_paragrafo"><text:span text:style-name="T1022">rm</text:span></text:span><text:span text:style-name="Car._20_predefinito_20_paragrafo"><text:span text:style-name="T1026"> </text:span></text:span><text:span text:style-name="T947">– cancella un file o meglio rimuove il link (verrà cancellato quando link = 0, </text:span><text:span text:style-name="T1066">conteggio = n link su filesystem + n FD aperti</text:span><text:span text:style-name="T947">)</text:span></text:p>
            </text:list-item>
            <text:list-item>
              <text:p text:style-name="P709"><text:span text:style-name="Car._20_predefinito_20_paragrafo"><text:span text:style-name="T1022">cp</text:span></text:span><text:span text:style-name="Car._20_predefinito_20_paragrafo"><text:span text:style-name="T1026"> </text:span></text:span><text:span text:style-name="T947">– copia 1+ file in una dir, </text:span><text:span text:style-name="T1067">attenzione con file device e softlink: copia concetto o contenuto?</text:span></text:p>
            </text:list-item>
            <text:list-item>
              <text:p text:style-name="P709"><text:span text:style-name="Car._20_predefinito_20_paragrafo"><text:span text:style-name="T1022">mv</text:span></text:span><text:span text:style-name="Car._20_predefinito_20_paragrafo"><text:span text:style-name="T1026"> </text:span></text:span><text:span text:style-name="T947">– sposta 1+ file in una dir</text:span></text:p>
            </text:list-item>
            <text:list-item>
              <text:p text:style-name="P709"><text:span text:style-name="Car._20_predefinito_20_paragrafo"><text:span text:style-name="T1022">ln</text:span></text:span><text:span text:style-name="Car._20_predefinito_20_paragrafo"><text:span text:style-name="T1026"> </text:span></text:span><text:span text:style-name="T947">– crea un link a file (a default hardlink, solo stesso FS e non verso directory. Con opzione -s symlink, senza limitazioni)</text:span></text:p>
            </text:list-item>
            <text:list-item>
              <text:p text:style-name="P709"><text:span text:style-name="Car._20_predefinito_20_paragrafo"><text:span text:style-name="T1022">mkdir</text:span></text:span><text:span text:style-name="Car._20_predefinito_20_paragrafo"><text:span text:style-name="T1026"> </text:span></text:span><text:span text:style-name="T947">– crea dir</text:span></text:p>
            </text:list-item>
            <text:list-item>
              <text:p text:style-name="P709"><text:span text:style-name="Car._20_predefinito_20_paragrafo"><text:span text:style-name="T1022">rmdir</text:span></text:span><text:span text:style-name="Car._20_predefinito_20_paragrafo"><text:span text:style-name="T1026"> </text:span></text:span><text:span text:style-name="T947">– cancella dir: deve essere vuota, con opzione -r cancella ricorsivamente (occhio alla ricorsione, rm -r /* pialla disco)</text:span></text:p>
            </text:list-item>
          </text:list>
        </text:list-item>
        <text:list-item>
          <text:p text:style-name="P738"><text:soft-page-break/>Ricerca nel filesystem: </text:p>
          <text:list>
            <text:list-item>
              <text:p text:style-name="P710"><text:span text:style-name="Car._20_predefinito_20_paragrafo"><text:span text:style-name="T1023">f</text:span></text:span><text:span text:style-name="Car._20_predefinito_20_paragrafo"><text:span text:style-name="T1022">ind</text:span></text:span><text:span text:style-name="T947">, ricerca in tempo reale il FS, occhio al carico indotto. Si possono combinare più criteri di ricerca, ad esempio</text:span></text:p>
              <text:list>
                <text:list-item>
                  <text:p text:style-name="P705"><text:span text:style-name="Car._20_predefinito_20_paragrafo"><text:span text:style-name="T1026">-name ‘expr’ </text:span></text:span><text:span text:style-name="T947">Nome contiene espressione, es. ‘*.c’ tutti i file che finiscono con .c</text:span></text:p>
                </text:list-item>
                <text:list-item>
                  <text:p text:style-name="P735">Timestamp entro periodo </text:p>
                </text:list-item>
                <text:list-item>
                  <text:p text:style-name="P705"><text:span text:style-name="Car._20_predefinito_20_paragrafo"><text:span text:style-name="T1026">-size</text:span></text:span><text:span text:style-name="T947"> +N-M dimensione entro limiti</text:span></text:p>
                </text:list-item>
                <text:list-item>
                  <text:p text:style-name="P735">Tipo specifico (file, dir, link simbolici)</text:p>
                </text:list-item>
                <text:list-item>
                  <text:p text:style-name="P735">Di proprietà di utente o gruppo specificato, o “orfani”</text:p>
                </text:list-item>
                <text:list-item>
                  <text:p text:style-name="P735">Permessi di accesso specificati</text:p>
                </text:list-item>
                <text:list-item>
                  <text:p text:style-name="P755">Esempio: <text:tab/><text:span text:style-name="T1248">find /usr/src -name '*.c' -size +100k -print</text:span></text:p>
                  <text:list>
                    <text:list-item>
                      <text:p text:style-name="P756">ricerca sotto /usr/src tutti i file che finiscono per .c, hanno dimensione maggiore di 100K, ed elencarli sullo standard output</text:p>
                    </text:list-item>
                  </text:list>
                </text:list-item>
                <text:list-item>
                  <text:p text:style-name="P711"><text:span text:style-name="T947">E’ possibile eseguire un comando su ogni oggetto individuato con l’opzione </text:span><text:span text:style-name="Car._20_predefinito_20_paragrafo"><text:span text:style-name="T1026">-exec comando {} \; <text:s/><text:tab/></text:span></text:span><text:span text:style-name="T947">(le graffe vengono espanse con il nome di ogni file, </text:span><text:span text:style-name="T1038">\;</text:span><text:span text:style-name="T947"> serve a find per individuare fine comando)<text:tab/></text:span></text:p>
                  <text:list>
                    <text:list-item>
                      <text:p text:style-name="P711"><text:span text:style-name="T947">Es. </text:span><text:span text:style-name="Car._20_predefinito_20_paragrafo"><text:span text:style-name="T1026">f</text:span></text:span><text:span text:style-name="Car._20_predefinito_20_paragrafo"><text:span text:style-name="T1022">ind / -type f -nouser -mtime -2 -exec grep -l TXT {} \;<text:tab/></text:span></text:span></text:p>
                    </text:list-item>
                    <text:list-item>
                      <text:p text:style-name="P712"><text:span text:style-name="T947">Find trova in / i file regolari, orfani, modificati meno di 2 giorni fa (2*24H), su ognuno di essi viene invocato </text:span><text:span text:style-name="Car._20_predefinito_20_paragrafo"><text:span text:style-name="T1026">grep</text:span></text:span><text:span text:style-name="T947"> che ricerca TXT nel contenuto </text:span></text:p>
                    </text:list-item>
                  </text:list>
                </text:list-item>
              </text:list>
            </text:list-item>
            <text:list-item>
              <text:p text:style-name="P712"><text:span text:style-name="T947">Il comando </text:span><text:span text:style-name="Car._20_predefinito_20_paragrafo"><text:span text:style-name="T1022">locate</text:span></text:span><text:span text:style-name="T947"> ricerca su un db indicizzato (</text:span><text:span text:style-name="T1068">DB </text:span><text:span text:style-name="T947">aggiornabile con </text:span><text:span text:style-name="Car._20_predefinito_20_paragrafo"><text:span text:style-name="T1022">update</text:span></text:span><text:span text:style-name="Car._20_predefinito_20_paragrafo"><text:span text:style-name="T1024">d</text:span></text:span><text:span text:style-name="Car._20_predefinito_20_paragrafo"><text:span text:style-name="T1022">b</text:span></text:span><text:span text:style-name="T947">), con meno carico sul sistema rispetto a </text:span><text:span text:style-name="Car._20_predefinito_20_paragrafo"><text:span text:style-name="T1026">find</text:span></text:span><text:span text:style-name="T947">, ma si può specificare solo pattern nel nome e le risposte possono essere obsolete per modifiche effettuate dopo l’esplorazione. </text:span></text:p>
            </text:list-item>
            <text:list-item>
              <text:p text:style-name="P713"><text:span text:style-name="T947">Comando </text:span><text:span text:style-name="Car._20_predefinito_20_paragrafo"><text:span text:style-name="T1022">file</text:span></text:span><text:span text:style-name="T947"> per identificare il contenuto di un file, </text:span><text:span text:style-name="T1069">fa tre test</text:span></text:p>
              <text:list>
                <text:list-item>
                  <text:p text:style-name="P789"><text:span text:style-name="T1069">1</text:span><text:span text:style-name="T947">) usa </text:span><text:span text:style-name="T1022">stat </text:span><text:span text:style-name="T1040">per capire se il file è vuoto o speciale</text:span></text:p>
                </text:list-item>
                <text:list-item>
                  <text:p text:style-name="P757">2) usa il DB dei "magic number" (verifica dell'header per vedere il magic number)</text:p>
                </text:list-item>
                <text:list-item>
                  <text:p text:style-name="P757">3) usa metodi empirici per capire se è un file di testo, in tal caso quale sia la lingua naturale o linguaggio di programmazione</text:p>
                </text:list-item>
              </text:list>
            </text:list-item>
            <text:list-item>
              <text:p text:style-name="P758">Due formati dei file di testo:</text:p>
              <text:list>
                <text:list-item>
                  <text:p text:style-name="P790"><text:span text:style-name="T1038">nei sistemi UNIX le linee sono terminate da un </text:span><text:span text:style-name="T1041">solo</text:span><text:span text:style-name="T1038"> carattere, <text:tab/></text:span><text:span text:style-name="T1041">line feed o LF o \n o 0x0A</text:span></text:p>
                </text:list-item>
                <text:list-item>
                  <text:p text:style-name="P791"><text:span text:style-name="T1041">n</text:span><text:span text:style-name="T1038">ei sistemi DOS/Windows le linee sono terminate da due caratteri: carriage return line feed o CRLF o \r\n o 0x0D0A</text:span></text:p>
                </text:list-item>
                <text:list-item>
                  <text:p text:style-name="P714"><text:span text:style-name="T1042">senza opportuna conversione i file di origine DOS hanno caratteri extra <text:s/>fine linea (visualizzati da editor di testo come ^M, possono causare errori negli script e nei file di configurazione). </text:span><text:span text:style-name="T1033">Dopo aver messo in piedi un grande </text:span><text:soft-page-break/><text:span text:style-name="T1033">sistema che funzioni per lavorare nativamente su Linux... Un peccato che la gente metta roba scritta su blocco note, piena di caratteri che non permettono di eseguire gli script</text:span></text:p>
                </text:list-item>
                <text:list-item>
                  <text:p text:style-name="P523"><text:span text:style-name="T1062">c</text:span><text:span text:style-name="T1061">onversione: Ubuntu pacchetto </text:span><text:span text:style-name="T1022">tofrodos</text:span><text:span text:style-name="T1061"> , comandi </text:span><text:span text:style-name="T1060">todos </text:span><text:span text:style-name="T1031">/ </text:span><text:span text:style-name="T1060">fromdos</text:span><text:span text:style-name="T1061"> </text:span><text:span text:style-name="T1063">(su altre distro es. </text:span><text:span text:style-name="T1034">unix2dos, dos2unix)</text:span></text:p>
                </text:list-item>
              </text:list>
            </text:list-item>
          </text:list>
        </text:list-item>
        <text:list-item>
          <text:p text:style-name="P715"><text:span text:style-name="T947">Trasferimento dati </text:span><text:span text:style-name="T1070">da/per device (locali)</text:span><text:span text:style-name="T947">: i comandi più ovvi non sono pratici per trasferire dati con file speciali, </text:span><text:span text:style-name="Car._20_predefinito_20_paragrafo"><text:span text:style-name="T1022">cat</text:span></text:span><text:span text:style-name="T947"> e ridirezioni sono utilizzabili in modo “tutto o niente”, </text:span><text:span text:style-name="Car._20_predefinito_20_paragrafo"><text:span text:style-name="T1022">cp</text:span></text:span><text:span text:style-name="Car._20_predefinito_20_paragrafo"><text:span text:style-name="T1026"> </text:span></text:span><text:span text:style-name="T947">non funziona.</text:span></text:p>
          <text:list>
            <text:list-item>
              <text:p text:style-name="P716"><text:span text:style-name="Car._20_predefinito_20_paragrafo"><text:span text:style-name="T1022">dd</text:span></text:span><text:span text:style-name="T947"> può leggere/scrivere byte da qualsiasi file, </text:span><text:span text:style-name="T1047">bypassa filesystem scrivendo direttamen</text:span><text:span text:style-name="T1048">t</text:span><text:span text:style-name="T1047">e su memoria fisica</text:span><text:span text:style-name="T947">, </text:span><text:span text:style-name="T1071">formato<text:tab/><text:tab/></text:span><text:span text:style-name="T1025">dd if=&lt;NOME&gt; of=&lt;NOME&gt;</text:span></text:p>
              <text:list>
                <text:list-item>
                  <text:p text:style-name="P717"><text:span text:style-name="T947">se NOME=</text:span><text:span text:style-name="T1072"> - </text:span><text:span text:style-name="T947"><text:s/>si intende STDIN/STDOUT.</text:span></text:p>
                </text:list-item>
                <text:list-item>
                  <text:p text:style-name="P715"><text:span text:style-name="Car._20_predefinito_20_paragrafo"><text:span text:style-name="T1026">skip=&lt;N&gt; </text:span></text:span><text:span text:style-name="T947">da che punto leggere</text:span></text:p>
                </text:list-item>
                <text:list-item>
                  <text:p text:style-name="P715"><text:span text:style-name="Car._20_predefinito_20_paragrafo"><text:span text:style-name="T1026">seek=&lt;N&gt; </text:span></text:span><text:span text:style-name="T947">in che punto scrivere</text:span></text:p>
                </text:list-item>
                <text:list-item>
                  <text:p text:style-name="P715"><text:span text:style-name="Car._20_predefinito_20_paragrafo"><text:span text:style-name="T1026">count&lt;N&gt; </text:span></text:span><text:span text:style-name="T947">quanti dati trasferire</text:span></text:p>
                </text:list-item>
                <text:list-item>
                  <text:p text:style-name="P715"><text:span text:style-name="Car._20_predefinito_20_paragrafo"><text:span text:style-name="T1026">bs=&lt;N&gt; </text:span></text:span><text:span text:style-name="T947">dimensione blocco</text:span></text:p>
                </text:list-item>
              </text:list>
            </text:list-item>
          </text:list>
        </text:list-item>
        <text:list-item>
          <text:p text:style-name="P739">Archiviazione e compressione:<text:tab/></text:p>
          <text:list>
            <text:list-item>
              <text:p text:style-name="P718"><text:span text:style-name="T1103">P</text:span><text:span text:style-name="T947">er archiviazione si intende prendere una gerarchi</text:span><text:span text:style-name="T1103">a</text:span><text:span text:style-name="T947"> di directory e serializzarl</text:span><text:span text:style-name="T1073">e</text:span><text:span text:style-name="T947"> (</text:span><text:span text:style-name="T1074">renderle </text:span><text:span text:style-name="T947">un'unica stringa di byte, che tenga traccia sia della struttura </text:span><text:span text:style-name="T1075">gerarchica </text:span><text:span text:style-name="T947">dei file che del contenuto). Per gestire più file agevolmente senza perdere i metadati di ognuno si </text:span><text:span text:style-name="T1076">usa</text:span><text:span text:style-name="T947"> </text:span><text:span text:style-name="Car._20_predefinito_20_paragrafo"><text:span text:style-name="T1022">tar</text:span></text:span><text:span text:style-name="T947">, con solo uno dei comandi:</text:span></text:p>
              <text:list>
                <text:list-item>
                  <text:p text:style-name="P740">-A concatena più tar</text:p>
                </text:list-item>
                <text:list-item>
                  <text:p text:style-name="P740">-c crea nuovo tar</text:p>
                </text:list-item>
                <text:list-item>
                  <text:p text:style-name="P740">-d trova differenze tra <text:span text:style-name="T2016">archivio </text:span>tar e FS</text:p>
                </text:list-item>
                <text:list-item>
                  <text:p text:style-name="P740">-r aggiunge file a un tar</text:p>
                </text:list-item>
                <text:list-item>
                  <text:p text:style-name="P740">-t elenca contenuto di un tar</text:p>
                </text:list-item>
                <text:list-item>
                  <text:p text:style-name="P740">-u aggiorna file in un tar</text:p>
                </text:list-item>
                <text:list-item>
                  <text:p text:style-name="P740">-x estrae file da un tar</text:p>
                </text:list-item>
                <text:list-item>
                  <text:p text:style-name="P741">--delete cancella file da un tar</text:p>
                </text:list-item>
                <text:list-item>
                  <text:p text:style-name="P719"><text:span text:style-name="T947">A default assume che l’archivio sia su /dev/tape, quindi si usa sempre opzione </text:span><text:span text:style-name="T1022">-f &lt;FILENAME&gt;</text:span><text:span text:style-name="T947">. </text:span><text:span text:style-name="T1104">Con</text:span><text:span text:style-name="T947"> FILENAME= - si può indicare </text:span><text:span text:style-name="T1104">o</text:span><text:span text:style-name="T947"> STDIN da cui leggere archivio con </text:span><text:span text:style-name="T1104">opzioni </text:span><text:span text:style-name="T947">d,t,x ; </text:span><text:span text:style-name="T1104">o </text:span><text:span text:style-name="T947">STDOUT su cui scrivere con </text:span><text:span text:style-name="T1105">opzione </text:span><text:span text:style-name="T947">c</text:span></text:p>
                </text:list-item>
                <text:list-item>
                  <text:p text:style-name="P742">Altre opzioni:</text:p>
                  <text:list>
                    <text:list-item>
                      <text:p text:style-name="P719"><text:span text:style-name="T947">-p conserva tutte le informazioni di protezione, ma utenti standard sono forzati a dare la loro ownership quando estraggono <text:s/></text:span><text:span text:style-name="T1106">(funziona appieno solo con root)</text:span></text:p>
                    </text:list-item>
                    <text:list-item>
                      <text:p text:style-name="P742">-v verbose stampa i dettagli</text:p>
                    </text:list-item>
                    <text:list-item>
                      <text:p text:style-name="P742"><text:soft-page-break/>-T &lt;ELENCO&gt; prende i file da archiviare da ELENCO invece che da parametri</text:p>
                    </text:list-item>
                    <text:list-item>
                      <text:p text:style-name="P720"><text:span text:style-name="Car._20_predefinito_20_paragrafo"><text:span text:style-name="T1029">-C &lt;DIR&gt; </text:span></text:span><text:span text:style-name="Car._20_predefinito_20_paragrafo"><text:span text:style-name="T1052">svolge tutto come dopo </text:span></text:span><text:span text:style-name="Car._20_predefinito_20_paragrafo"><text:span text:style-name="T1029">cd DIR</text:span></text:span></text:p>
                    </text:list-item>
                    <text:list-item>
                      <text:p text:style-name="P720"><text:span text:style-name="Car._20_predefinito_20_paragrafo"><text:span text:style-name="T1029">--files-from</text:span></text:span><text:span text:style-name="Car._20_predefinito_20_paragrafo"><text:span text:style-name="T1030">=nomelista<text:tab/></text:span></text:span><text:span text:style-name="Car._20_predefinito_20_paragrafo"><text:span text:style-name="T1054">indica un file da cui leggere (uno per linea) la lista dei file da archiviare</text:span></text:span></text:p>
                    </text:list-item>
                  </text:list>
                </text:list-item>
                <text:list-item>
                  <text:p text:style-name="P720"><text:span text:style-name="Car._20_predefinito_20_paragrafo"><text:span text:style-name="T1053">Esempi: n</text:span></text:span><text:span text:style-name="T947">on è necessario specificare ‘-‘ fintanto che non è necessario usare più di un’opzione che richiede parametri.</text:span></text:p>
                  <text:list>
                    <text:list-item>
                      <text:p text:style-name="P720"><text:span text:style-name="T947">Creazione – </text:span><text:span text:style-name="Car._20_predefinito_20_paragrafo"><text:span text:style-name="T1022">tar cvpf users.tar /home/*</text:span></text:span><text:span text:style-name="T947"> : la barra iniziale verrà rimossa in modo da rendere relativi i path</text:span></text:p>
                    </text:list-item>
                    <text:list-item>
                      <text:p text:style-name="P720"><text:span text:style-name="T947">Estrazione – </text:span><text:span text:style-name="Car._20_predefinito_20_paragrafo"><text:span text:style-name="T1022">tar -C /newdisk -xvpf users.tar</text:span></text:span><text:span text:style-name="Car._20_predefinito_20_paragrafo"><text:span text:style-name="T1026">: </text:span></text:span><text:span text:style-name="T947">poiché i path nell’archivio sono relativi, la directory home viene ricreata dentro /newdisk e tutta la gerarchia sottostante ricostruita</text:span></text:p>
                    </text:list-item>
                    <text:list-item>
                      <text:p text:style-name="P721"><text:span text:style-name="T947">In pipeline – </text:span><text:span text:style-name="Car._20_predefinito_20_paragrafo"><text:span text:style-name="T1022">tar cvpf <text:s text:c="2"/>- <text:s text:c="2"/>/home/* | tar -C /newdisk -xvpf <text:s/>-</text:span></text:span></text:p>
                    </text:list-item>
                  </text:list>
                </text:list-item>
              </text:list>
            </text:list-item>
            <text:list-item>
              <text:p text:style-name="P721"><text:span text:style-name="Car._20_predefinito_20_paragrafo"><text:span text:style-name="T1043">Compressione: t</text:span></text:span><text:span text:style-name="T947">ar non comprime, i formati di compressione più comuni in Linux sono</text:span></text:p>
              <text:list>
                <text:list-item>
                  <text:p text:style-name="P721"><text:span text:style-name="T947">.gz con comando </text:span><text:span text:style-name="Car._20_predefinito_20_paragrafo"><text:span text:style-name="T1022">gzip <text:tab/></text:span></text:span><text:span text:style-name="Car._20_predefinito_20_paragrafo"><text:span text:style-name="T1044">(più comune)</text:span></text:span></text:p>
                </text:list-item>
                <text:list-item>
                  <text:p text:style-name="P721"><text:span text:style-name="T947">.bz2 con comando </text:span><text:span text:style-name="Car._20_predefinito_20_paragrafo"><text:span text:style-name="T1022">bzip2</text:span></text:span></text:p>
                </text:list-item>
                <text:list-item>
                  <text:p text:style-name="P722"><text:span text:style-name="T947">.xz con comando </text:span><text:span text:style-name="Car._20_predefinito_20_paragrafo"><text:span text:style-name="T1022">xz</text:span></text:span></text:p>
                </text:list-item>
                <text:list-item>
                  <text:p text:style-name="P723"><text:span text:style-name="Car._20_predefinito_20_paragrafo"><text:span text:style-name="T1038">I comandi base prendono un argomento file e lo comprimono aggiungendo estensione, </text:span></text:span></text:p>
                  <text:list>
                    <text:list-item>
                      <text:p text:style-name="P723"><text:span text:style-name="Car._20_predefinito_20_paragrafo"><text:span text:style-name="T1038">con opzione -d si decomprime </text:span></text:span><text:span text:style-name="Car._20_predefinito_20_paragrafo"><text:span text:style-name="T1045">ricreando il file </text:span></text:span><text:span text:style-name="Car._20_predefinito_20_paragrafo"><text:span text:style-name="T1046">e </text:span></text:span><text:span text:style-name="Car._20_predefinito_20_paragrafo"><text:span text:style-name="T1038">rimuovendo l’estensione</text:span></text:span></text:p>
                    </text:list-item>
                    <text:list-item>
                      <text:p text:style-name="P724"><text:span text:style-name="Car._20_predefinito_20_paragrafo"><text:span text:style-name="T1038">con opzione -c si riversa su STOUT invece che su file (filtro, si può redirigere l’output. Es. </text:span></text:span><text:span text:style-name="Car._20_predefinito_20_paragrafo"><text:span text:style-name="T1022">tar cf - * | xz -c &gt; archive.tar.xz)</text:span></text:span></text:p>
                    </text:list-item>
                  </text:list>
                </text:list-item>
                <text:list-item>
                  <text:p text:style-name="P725"><text:span text:style-name="T1078">t</text:span><text:span text:style-name="T1077">ar ha opzioni per </text:span><text:span text:style-name="T1079">invocare decompressione</text:span></text:p>
                  <text:list>
                    <text:list-item>
                      <text:p text:style-name="P726"><text:span text:style-name="T1077">-z per gzip </text:span><text:span text:style-name="T1080">(estensione .tar.gz o .tgz)</text:span><text:span text:style-name="T1077">, </text:span></text:p>
                    </text:list-item>
                    <text:list-item>
                      <text:p text:style-name="P726"><text:span text:style-name="T1077">-j per bzip2 </text:span><text:span text:style-name="T1081">(.tar.bz2 o .tbz2)</text:span><text:span text:style-name="T1077"> </text:span></text:p>
                    </text:list-item>
                    <text:list-item>
                      <text:p text:style-name="P727"><text:span text:style-name="T1077">-J per xz </text:span><text:span text:style-name="T1082">(.tar.xz o .txz)</text:span></text:p>
                    </text:list-item>
                    <text:list-item>
                      <text:p text:style-name="P727"><text:span text:style-name="T1077">Es precedente </text:span><text:span text:style-name="Car._20_predefinito_20_paragrafo"><text:span text:style-name="T1097">tar cJf archive.tar.xz *</text:span></text:span><text:span text:style-name="Car._20_predefinito_20_paragrafo"><text:span text:style-name="T1096"> <text:s/></text:span></text:span></text:p>
                    </text:list-item>
                  </text:list>
                </text:list-item>
              </text:list>
            </text:list-item>
          </text:list>
        </text:list-item>
        <text:list-item>
          <text:p text:style-name="P728"><text:span text:style-name="Car._20_predefinito_20_paragrafo"><text:span text:style-name="T1083">Copia massiva di file (anche remota):</text:span></text:span></text:p>
          <text:list>
            <text:list-item>
              <text:p text:style-name="P729"><text:span text:style-name="Car._20_predefinito_20_paragrafo"><text:span text:style-name="T1084">Il trasferimento di gerarchie di file e cartelle, contenenti file non standard non è gestito correttamente da tutte le versioni di </text:span></text:span><text:span text:style-name="Car._20_predefinito_20_paragrafo"><text:span text:style-name="T1098">cp -a</text:span></text:span><text:span text:style-name="Car._20_predefinito_20_paragrafo"><text:span text:style-name="T1084"> e </text:span></text:span><text:span text:style-name="Car._20_predefinito_20_paragrafo"><text:span text:style-name="T1098">scp -R </text:span></text:span><text:span text:style-name="Car._20_predefinito_20_paragrafo"><text:span text:style-name="T1084">(cosa fa cp quando incontra un link? cosa fa quando incontra file device?).</text:span></text:span><text:span text:style-name="Car._20_predefinito_20_paragrafo"><text:span text:style-name="T1098"> </text:span></text:span><text:span text:style-name="Car._20_predefinito_20_paragrafo"><text:span text:style-name="T1100">tar</text:span></text:span><text:span text:style-name="Car._20_predefinito_20_paragrafo"><text:span text:style-name="T1086"> archivia correttamente i metadati, ma richiede di archiviare → trasferire con scp su altro host → </text:span></text:span><text:span text:style-name="Car._20_predefinito_20_paragrafo"><text:span text:style-name="T1087">estrarlo nella cartella destinazione</text:span></text:span><text:span text:style-name="Car._20_predefinito_20_paragrafo"><text:span text:style-name="T1099"> </text:span></text:span></text:p>
            </text:list-item>
            <text:list-item>
              <text:p text:style-name="P730"><text:span text:style-name="Car._20_predefinito_20_paragrafo"><text:span text:style-name="T1099">rsync</text:span></text:span><text:span text:style-name="Car._20_predefinito_20_paragrafo"><text:span text:style-name="T1085"> permette </text:span></text:span><text:span text:style-name="Car._20_predefinito_20_paragrafo"><text:span text:style-name="T1088">di effettu</text:span></text:span><text:span text:style-name="Car._20_predefinito_20_paragrafo"><text:span text:style-name="T1090">a</text:span></text:span><text:span text:style-name="Car._20_predefinito_20_paragrafo"><text:span text:style-name="T1088">re più controlli, come la possibilità di non trasferire file già presenti a destinazione, </text:span></text:span><text:span text:style-name="Car._20_predefinito_20_paragrafo"><text:span text:style-name="T1090">o di</text:span></text:span><text:span text:style-name="Car._20_predefinito_20_paragrafo"><text:span text:style-name="T1089"> </text:span></text:span><text:span text:style-name="Car._20_predefinito_20_paragrafo"><text:span text:style-name="T1091">c</text:span></text:span><text:span text:style-name="Car._20_predefinito_20_paragrafo"><text:span text:style-name="T1090">onfigura</text:span></text:span><text:span text:style-name="Car._20_predefinito_20_paragrafo"><text:span text:style-name="T1091">r</text:span></text:span><text:span text:style-name="Car._20_predefinito_20_paragrafo"><text:span text:style-name="T1090">e un comportamento per file speciali</text:span></text:span></text:p>
              <text:list>
                <text:list-item>
                  <text:p text:style-name="P731"><text:soft-page-break/><text:span text:style-name="Car._20_predefinito_20_paragrafo"><text:span text:style-name="T1092">sintassi base </text:span></text:span><text:span text:style-name="Car._20_predefinito_20_paragrafo"><text:span text:style-name="T1101">rsync [OPZIONI] SORGENTE DESTINAZIONE <text:tab/></text:span></text:span><text:span text:style-name="Car._20_predefinito_20_paragrafo"><text:span text:style-name="T1092">sorgente elenco di file e cartelle, destinazione cartella. Offre </text:span></text:span><text:span text:style-name="Car._20_predefinito_20_paragrafo"><text:span text:style-name="T1093">copia via rete </text:span></text:span></text:p>
                  <text:list>
                    <text:list-item>
                      <text:p text:style-name="P732"><text:span text:style-name="Car._20_predefinito_20_paragrafo"><text:span text:style-name="T1093">con protocollo nativo </text:span></text:span><text:span text:style-name="Car._20_predefinito_20_paragrafo"><text:span text:style-name="T1094">(necessario demone rsyncd</text:span></text:span><text:span text:style-name="Car._20_predefinito_20_paragrafo"><text:span text:style-name="T1095">)</text:span></text:span><text:span text:style-name="Car._20_predefinito_20_paragrafo"><text:span text:style-name="T1094"> </text:span></text:span></text:p>
                      <text:list>
                        <text:list-item>
                          <text:p text:style-name="P732"><text:span text:style-name="Car._20_predefinito_20_paragrafo"><text:span text:style-name="T1102">rsync [USER@]HOST::SRCDIR DESTINAZIONE</text:span></text:span></text:p>
                        </text:list-item>
                        <text:list-item>
                          <text:p text:style-name="P732"><text:span text:style-name="Car._20_predefinito_20_paragrafo"><text:span text:style-name="T1102">rsync SORGENTE [USER@]HOST::DESTDIR</text:span></text:span></text:p>
                        </text:list-item>
                      </text:list>
                    </text:list-item>
                    <text:list-item>
                      <text:p text:style-name="P792">con SSH <text:span text:style-name="T2017">(non richiede demone rsyncd), </text:span><text:span text:style-name="T2018">stessa sintassi di sopra ma con un solo : e non 2 </text:span></text:p>
                    </text:list-item>
                  </text:list>
                </text:list-item>
                <text:list-item>
                  <text:p text:style-name="P793">opzioni:</text:p>
                </text:list-item>
                <text:list-item>
                  <text:p text:style-name="P794">Come copiare: </text:p>
                  <text:list>
                    <text:list-item>
                      <text:p text:style-name="P794">-<text:span text:style-name="T2019">l / -L <text:tab/><text:tab/></text:span><text:span text:style-name="T2020">copia i link come link/come file puntato</text:span></text:p>
                    </text:list-item>
                    <text:list-item>
                      <text:p text:style-name="P794">-<text:span text:style-name="T2020">p / -</text:span><text:span text:style-name="T2021">o / -g<text:tab/></text:span><text:span text:style-name="T2022">preserva i permessi, il proprietario, il gruppo</text:span></text:p>
                    </text:list-item>
                    <text:list-item>
                      <text:p text:style-name="P794">-<text:span text:style-name="T2023">t / -a / -N <text:tab/>preserva i timestamp di modifica/accesso/creazione</text:span></text:p>
                    </text:list-item>
                    <text:list-item>
                      <text:p text:style-name="P794">-<text:span text:style-name="T2024">D <text:tab/><text:tab/>preserva </text:span><text:span text:style-name="T2025">i file speciali</text:span></text:p>
                    </text:list-item>
                  </text:list>
                </text:list-item>
                <text:list-item>
                  <text:p text:style-name="P795">Cosa copiare:</text:p>
                  <text:list>
                    <text:list-item>
                      <text:p text:style-name="P795">-u <text:tab/><text:tab/>salta i file che sono più nuovi a destinazione o che a parità di età hanno stessa dimensione</text:p>
                    </text:list-item>
                    <text:list-item>
                      <text:p text:style-name="P733"><text:span text:style-name="T2637">-c <text:tab/><text:tab/>salta i file che a destinazione hanno lo stesso checksu</text:span><text:span text:style-name="T2026">m</text:span></text:p>
                    </text:list-item>
                  </text:list>
                </text:list-item>
              </text:list>
            </text:list-item>
          </text:list>
        </text:list-item>
      </text:list>
      <text:p text:style-name="P322"><text:span text:style-name="T2027">Il backup è la copia dei dati dal sistema live ad un supporto offline, è impegnativo da organizzare ed eseguire ma è l'assicurazione contro qualsiasi causa di distruzione dei dati del sistema principale. </text:span><text:span text:style-name="T2028">Regola d'oro: 3-2-1-1 (3 copie dei dati, 2 media diversi, 1 copia offside (cloud) e 1 copia offline). </text:span><text:span text:style-name="T2029">Va pianificato, considerando </text:span><text:span text:style-name="T2031">tra le altre cose, </text:span><text:span text:style-name="T2029">cosa copiare </text:span><text:span text:style-name="T2030">(compromesso tra praticità di ripristino e tempi/spazi necessari), tipicamente si fa full backup d</text:span><text:span text:style-name="T2031">el </text:span><text:span text:style-name="T2030">sistema appena messo in piedi, prima di metterlo in produzione, poi incrementali. </text:span></text:p>
      <text:list xml:id="list2073794451" text:style-name="L42">
        <text:list-item>
          <text:p text:style-name="P796"><text:span text:style-name="T2030">F</text:span><text:span text:style-name="T2031">ull backup</text:span><text:span text:style-name="T2030"> è la copia completa di ogni singolo file </text:span>nel/nei filesystem oggetto del backup, <text:span text:style-name="T2032">i</text:span>ngombrante <text:span text:style-name="T2033">quindi</text:span> difficile farlo frequentemente</text:p>
        </text:list-item>
        <text:list-item>
          <text:p text:style-name="P797">Incremental backup è la copia dei soli file cambiati da una data di riferimento, <text:span text:style-name="T2034">tipicamente quella di </text:span><text:span text:style-name="T2035">esecuzione dell'ultimo full backup. </text:span><text:span text:style-name="T2036">Adatto all'esecuzione frequente </text:span><text:span text:style-name="T2038">a tendere verso ogni modifica di file (offre point-in-time restore, </text:span><text:span text:style-name="T2036">ma attenzione al carico dell'operazione di indicizzazione fil</text:span><text:span text:style-name="T2039">e). </text:span><text:span text:style-name="T2040">P</text:span><text:span text:style-name="T2037">er il ripristino servono sia il full che l'incremental. </text:span><text:span text:style-name="T2038">Si può fare a più livelli:<text:tab/>Full <text:tab/>→</text:span><text:span text:style-name="T2041"> Incremental/level0/volume1 <text:tab/>rispetto al full</text:span></text:p>
          <text:list>
            <text:list-item>
              <text:list>
                <text:list-item>
                  <text:list>
                    <text:list-item>
                      <text:list>
                        <text:list-item>
                          <text:list>
                            <text:list-item>
                              <text:list>
                                <text:list-header>
                                  <text:p text:style-name="P798">Incremental/level1/volume1 <text:tab/>rispetto a incremental/0/1</text:p>
                                </text:list-header>
                              </text:list>
                            </text:list-item>
                          </text:list>
                        </text:list-item>
                      </text:list>
                    </text:list-item>
                  </text:list>
                </text:list-item>
              </text:list>
            </text:list-item>
          </text:list>
        </text:list-item>
      </text:list>
      <text:list xml:id="list2850075787" text:style-name="L43">
        <text:list-item>
          <text:list>
            <text:list-item>
              <text:list>
                <text:list-item>
                  <text:list>
                    <text:list-item>
                      <text:list>
                        <text:list-item>
                          <text:list>
                            <text:list-item>
                              <text:list>
                                <text:list-header>
                                  <text:p text:style-name="P799">Incremental/level1/volume2 <text:tab/>rispetto a incremental/0/<text:span text:style-name="T2042">1</text:span></text:p>
                                </text:list-header>
                              </text:list>
                            </text:list-item>
                          </text:list>
                        </text:list-item>
                      </text:list>
                    </text:list-item>
                  </text:list>
                </text:list-item>
              </text:list>
            </text:list-item>
          </text:list>
        </text:list-item>
      </text:list>
      <text:p text:style-name="P243"><text:tab/><text:tab/><text:tab/>→<text:span text:style-name="T2042"> Incremental/level0/volume2 <text:tab/>rispetto al full</text:span></text:p>
      <text:p text:style-name="P244">Cautele da tenere:</text:p>
      <text:list xml:id="list2811836851" text:style-name="L44">
        <text:list-item>
          <text:p text:style-name="P800"><text:span text:style-name="T2043">correttezza della copia: </text:span><text:span text:style-name="T2044">si dovrebbe tenere</text:span><text:span text:style-name="T2043"> il FS a riposo durante il backup, </text:span><text:span text:style-name="T2044">ma è raro nella pratica quindi va fatta attenzione ai dettagli relativi a </text:span><text:span text:style-name="T2045">lettu di file aperti o di strutture complesse come DB</text:span></text:p>
        </text:list-item>
        <text:list-item>
          <text:p text:style-name="P801"><text:soft-page-break/>protezione dei dati: <text:span text:style-name="T2046">un backup contiene tutti i file del sistema, </text:span><text:span text:style-name="T2047">ma non c'è il sistema operativo a mediare l'accesso quindi in caso di riservatezza dei dati va difeso diversamente (in modo fisico o cifrando i dati)</text:span></text:p>
        </text:list-item>
        <text:list-item>
          <text:p text:style-name="P802">affidabilità dei supporti: <text:span text:style-name="T2048">con periodicità dipendente dalla criticità dei sistemi, ci si deve assicurare che i dati siano scritti correttamente </text:span><text:span text:style-name="T2049">e siano leggibili per tutta la durata prevista della copia: protezione da fattori tecnologici (graffi, smagnetizzazione, obsolescenza hw/sw: c'è ancora sistema in grado di leggere i dati?) e da fattori ambientali (polvere, umidità, temperatura).</text:span></text:p>
        </text:list-item>
      </text:list>
      <text:p text:style-name="P245">Vengono tipicamente effettuati su HD per sistemi di fascia medio/bassa, i nastri storicamente usati anche in questa fascia continuano a prevalere soprattutto in quella alta; avendo le soluzioni moderne e performanti un alto costo d'ingresso compensato da un basso costo marginale (per GB).</text:p>
      <text:h text:style-name="P371" text:outline-level="1">Riga di comando</text:h>
      <text:h text:style-name="P379" text:outline-level="2"><text:span text:style-name="T1665">Pr</text:span><text:span text:style-name="T1686">ontuario</text:span><text:span text:style-name="T1665"> riga di comando</text:span></text:h>
      <text:list xml:id="list1308769131" text:style-name="L45">
        <text:list-item>
          <text:p text:style-name="P803"><text:span text:style-name="Car._20_predefinito_20_paragrafo"><text:span text:style-name="T1248">whoami</text:span></text:span><text:span text:style-name="Car._20_predefinito_20_paragrafo"><text:span text:style-name="T1115"> </text:span></text:span>– indica il proprio username</text:p>
        </text:list-item>
        <text:list-item>
          <text:p text:style-name="P803"><text:span text:style-name="Car._20_predefinito_20_paragrafo"><text:span text:style-name="T1248">id</text:span></text:span><text:span text:style-name="Car._20_predefinito_20_paragrafo"><text:span text:style-name="T1115"> </text:span></text:span>– dà informazioni su identità e gruppo di appartenenza</text:p>
        </text:list-item>
        <text:list-item>
          <text:p text:style-name="P803"><text:span text:style-name="Car._20_predefinito_20_paragrafo"><text:span text:style-name="T1248">who </text:span></text:span>– chi è collegato alla macchina</text:p>
        </text:list-item>
        <text:list-item>
          <text:p text:style-name="P803"><text:span text:style-name="Car._20_predefinito_20_paragrafo"><text:span text:style-name="T1248">shutdown</text:span></text:span><text:span text:style-name="Car._20_predefinito_20_paragrafo"><text:span text:style-name="T1115"> [-h|-r] now </text:span></text:span>– solo root, spegne la macchina (-h come comando halt) o la riavvia (-r come reboot), now indica quando</text:p>
        </text:list-item>
      </text:list>
      <text:p text:style-name="Text_20_body">I caratteri digitati dall’utente dopo il prompt e terminati da fine linea costituiscono la command line <text:span text:style-name="T1677">(che termina con $ per utente, # per root)</text:span>.</text:p>
      <text:p text:style-name="Text_20_body">I comandi possono essere:</text:p>
      <text:list xml:id="list3091328384" text:style-name="L46">
        <text:list-item>
          <text:p text:style-name="P804">Keyword (es. <text:span text:style-name="T1248">for</text:span> per lanciare ciclo for)</text:p>
        </text:list-item>
        <text:list-item>
          <text:p text:style-name="P804">Builtin (comandi interpretati direttamente dalla shell; ad esempio <text:span text:style-name="T1115">cd</text:span><text:span text:style-name="T2"> è builtin, non avrebbe senso lanciare un comando esterno e che poi qualcuno debba dire a me shell dove mi trovo</text:span>)</text:p>
        </text:list-item>
        <text:list-item>
          <text:p text:style-name="P804">Comandi esterni (programma da file, lanciato dalla shell)</text:p>
        </text:list-item>
        <text:list-item>
          <text:p text:style-name="P804">Alias (stringa sostituita a un’altra)</text:p>
        </text:list-item>
        <text:list-item>
          <text:p text:style-name="P804">Funzioni (come in un linguaggio di programmazione, scrivo codice, do un nome alla funzione e poi lo invoco)</text:p>
        </text:list-item>
      </text:list>
      <text:p text:style-name="Text_20_body"><text:span text:style-name="T1248">type</text:span><text:span text:style-name="T161"> permette di distinguere che tipo di comando eseguo, con opzione -a tutti i modi in cui la shell può trovare il comando. </text:span><text:span text:style-name="T215">Per alterare ordine di default: </text:span></text:p>
      <text:list xml:id="list4238737139" text:style-name="L47">
        <text:list-item>
          <text:p text:style-name="P805">\ davanti al comando previene solo l’espansione degli alias</text:p>
        </text:list-item>
        <text:list-item>
          <text:p text:style-name="P805"><text:span text:style-name="T161">Keyword </text:span><text:span text:style-name="T1173">builtin</text:span><text:span text:style-name="T161"> previene l’espansione degli alias e l’uso di funzioni e invoca l’esecuzione del builtin specificato</text:span></text:p>
        </text:list-item>
        <text:list-item>
          <text:p text:style-name="P805"><text:span text:style-name="T161">Keyword</text:span><text:span text:style-name="T1437"> </text:span><text:span text:style-name="T1173">command</text:span><text:span text:style-name="T161"> utilizza un comando esterno anche se esiste una funzione con lo stesso nome</text:span></text:p>
        </text:list-item>
        <text:list-item>
          <text:p text:style-name="P805"><text:span text:style-name="T161">comando</text:span><text:span text:style-name="T1669"> </text:span><text:span text:style-name="T1670">unalias</text:span><text:span text:style-name="T1666"> </text:span><text:span text:style-name="T1667">cancella un alias definito in precedenza</text:span><text:span text:style-name="T1669"> </text:span></text:p>
        </text:list-item>
      </text:list>
      <text:p text:style-name="Text_20_body"><text:soft-page-break/><text:span text:style-name="T1672">Gli </text:span>alias <text:span text:style-name="T1672">permettono</text:span> di dare <text:span text:style-name="T1437">un</text:span> nome ad una command line (es. <text:span text:style-name="T1248">alias</text:span><text:span text:style-name="T1115"> miols=’ls -l’</text:span>), queste associazioni vengono perse al termine della sessione <text:span text:style-name="T1671">(stessa cosa per </text:span><text:span text:style-name="T1249">unalias</text:span><text:span text:style-name="T1671">)</text:span>. <text:span text:style-name="T1672">Gli alias definiti hanno la </text:span><text:span text:style-name="T1673">priorità rispetto ai builtin </text:span><text:span text:style-name="T1674">e i comandi omonimi</text:span></text:p>
      <text:p text:style-name="Text_20_body">Per lanciare un eseguibile lo si può individuare col percorso completo</text:p>
      <text:list xml:id="list1158288045" text:style-name="L48">
        <text:list-item>
          <text:p text:style-name="P806">assoluto <text:span text:style-name="T1115">usr/local/bin/top</text:span></text:p>
        </text:list-item>
        <text:list-item>
          <text:p text:style-name="P806">relativo <text:span text:style-name="T1115">./mycommand</text:span></text:p>
        </text:list-item>
      </text:list>
      <text:p text:style-name="Text_20_body">La shell usa var. d’ambiente PATH <text:span text:style-name="T1675">per eseguire la ricerca dei comandi nel file system. La sua struttura è quella di un elenco di directory separate da </text:span><text:span text:style-name="T1138">: <text:s text:c="2"/>--&gt; <text:s/>PATH=/bin:/usr/bin:/sbin </text:span></text:p>
      <text:p text:style-name="Text_20_body">Se ci sono eseguibili omonimi in directory diverse<text:span text:style-name="T1676"> il sistema usa la prima istanza che trova nel path:</text:span></text:p>
      <text:p text:style-name="Text_20_body"><text:span text:style-name="T1248">which</text:span> <text:span text:style-name="T161">ci dice </text:span><text:span text:style-name="T216">quale versione si sta usando</text:span></text:p>
      <text:p text:style-name="Text_20_body"><text:span text:style-name="T216">P</text:span><text:span text:style-name="T161">er ottenere </text:span><text:span text:style-name="T217">configurazione persistente (es. per gli alias, ma anche per valori variabili ambiente, anche PATH)</text:span><text:span text:style-name="T161"> all’avvio della shell </text:span><text:span text:style-name="T217">si usano i file di configurazione bash (vedi INVOCATION -verso l’inizio- e FILES -verso il fondo- </text:span><text:span text:style-name="T218">di </text:span><text:span text:style-name="T1160">man bash</text:span><text:span text:style-name="T217">): </text:span><text:span text:style-name="T219">per configurazioni globali applicate a tutti gli utenti </text:span><text:span text:style-name="T220">i file</text:span><text:span text:style-name="T219"> /</text:span><text:span text:style-name="T1455">etc</text:span><text:span text:style-name="T219">/</text:span><text:span text:style-name="T1455">profile </text:span><text:span text:style-name="T219">e /</text:span><text:span text:style-name="T1455">etc/bash.bashrc</text:span><text:span text:style-name="T219">; </text:span><text:span text:style-name="T220">per config. personale che scavalca i settaggi globali, i file </text:span><text:span text:style-name="T1456">.bash_profile .bash_login .profile </text:span><text:span text:style-name="T1678">.bashrc</text:span><text:span text:style-name="T1456">, </text:span><text:span text:style-name="T221">si trovano nella home di quell’utente</text:span></text:p>
      <text:p text:style-name="Text_20_body">Per controllare la documentazione sui comandi si usano:</text:p>
      <text:list xml:id="list2180451686" text:style-name="L49">
        <text:list-item>
          <text:p text:style-name="P807">man pages: si invoca con <text:span text:style-name="Car._20_predefinito_20_paragrafo"><text:span text:style-name="T1248">man</text:span></text:span><text:span text:style-name="Car._20_predefinito_20_paragrafo"><text:span text:style-name="T1115"> &lt;nomepagina&gt;, </text:span></text:span>ogni applicazione installa pagine di manuale, raggruppate in sezioni </text:p>
        </text:list-item>
      </text:list>
      <text:list xml:id="list3050223687" text:style-name="L50">
        <text:list-item>
          <text:p text:style-name="P808">User commands</text:p>
        </text:list-item>
        <text:list-item>
          <text:p text:style-name="P808">System calls</text:p>
        </text:list-item>
        <text:list-item>
          <text:p text:style-name="P808">Funzioni di libreria</text:p>
        </text:list-item>
        <text:list-item>
          <text:p text:style-name="P808">File speciali (/dev/*)</text:p>
        </text:list-item>
        <text:list-item>
          <text:p text:style-name="P808">Formati dei file, protocolli, relative strutture in C</text:p>
        </text:list-item>
        <text:list-item>
          <text:p text:style-name="P808">Giochi</text:p>
        </text:list-item>
        <text:list-item>
          <text:p text:style-name="P808">Varie: macro, header, filesystem</text:p>
        </text:list-item>
        <text:list-item>
          <text:p text:style-name="P808">Comandi di amministrazione solo per root</text:p>
        </text:list-item>
      </text:list>
      <text:p text:style-name="Text_20_body">Opzioni utili: </text:p>
      <text:list xml:id="list192425942962507" text:continue-list="list2180451686" text:style-name="L49">
        <text:list-item>
          <text:list>
            <text:list-item>
              <text:list>
                <text:list-item>
                  <text:p text:style-name="P807"><text:span text:style-name="Car._20_predefinito_20_paragrafo"><text:span text:style-name="T1115">man -a &lt;comando&gt;</text:span></text:span> : cerca in tutte le sezioni</text:p>
                </text:list-item>
                <text:list-item>
                  <text:p text:style-name="P807"><text:span text:style-name="Car._20_predefinito_20_paragrafo"><text:span text:style-name="T1115">man &lt;sez&gt; &lt;comando&gt;</text:span></text:span> : cerca in una sezione</text:p>
                </text:list-item>
                <text:list-item>
                  <text:p text:style-name="P807"><text:span text:style-name="Car._20_predefinito_20_paragrafo"><text:span text:style-name="T1376">man -k &lt;keyword&gt;:</text:span></text:span><text:span text:style-name="T1803"> cerca tutte le pagine attinenti alla parola chiave</text:span></text:p>
                </text:list-item>
              </text:list>
            </text:list-item>
          </text:list>
        </text:list-item>
        <text:list-item>
          <text:p text:style-name="P807">i builtin bash non hanno man page, si possono avere info sommarie con <text:span text:style-name="Car._20_predefinito_20_paragrafo"><text:span text:style-name="T1248">help &lt;builtin&gt;</text:span></text:span> o in particolare nella man page bash(1)</text:p>
        </text:list-item>
        <text:list-item>
          <text:p text:style-name="P807">info files: si leggono con il comando <text:span text:style-name="Car._20_predefinito_20_paragrafo"><text:span text:style-name="T1115">info</text:span></text:span>, a metà strada tra man page e ipertesto</text:p>
        </text:list-item>
        <text:list-item>
          <text:p text:style-name="P807">HOWTO: si trovano in /usr/[share]/doc/HOWTO, utili per la risoluzione di problemi pratici. Nello stesso path sotto /translations molti sono presenti anche in italiano</text:p>
        </text:list-item>
        <text:list-item>
          <text:p text:style-name="P807">On-line: molte risorse, in particolare tldp.org The Linux Documentation Project</text:p>
        </text:list-item>
      </text:list>
      <text:p text:style-name="Text_20_body"><text:soft-page-break/>Ogni comando accede ai caratteri che lo seguono nella command line quando viene invocato, i gruppi di caratteri separati da spazi costituiscono gli argomenti. La shell carica ARGV in memoria prima di generare <text:s/>il processo. Un argomento che inizia con ‘-‘ è un’opzione, non da elaborare di per sé ma usato per specificare varianti al comportamento del comando. Più opzioni si possono raggruppare in una sola stringa. </text:p>
      <text:p text:style-name="Text_20_body">I comandi possono essere autocompletati con TAB, che con due pressioni mostra i possibili completamenti quando c’è ambiguità. <text:span text:style-name="Car._20_predefinito_20_paragrafo"><text:span text:style-name="T1248">history</text:span></text:span> mostra l’elenco di tutti i comandi eseguiti in un terminale, si scorre con freccia-su che mostra editabili i precedenti, e può essere ricercata con CTRL-r <text:span text:style-name="T1679">(premuto ancora per andare a istanze meno recenti)</text:span>. Una volta trovato il match, si può lanciare con invio o renderlo editabile con freccia-dx/sx. <text:span text:style-name="Car._20_predefinito_20_paragrafo"><text:span text:style-name="T1248">script</text:span></text:span><text:span text:style-name="Car._20_predefinito_20_paragrafo"><text:span text:style-name="T1115"> </text:span></text:span>permette di catturare in un file un sessione di terminale, sia comandi che risultati; si termina con <text:span text:style-name="Car._20_predefinito_20_paragrafo"><text:span text:style-name="T1248">exit</text:span></text:span> o CTRL-d. <text:span text:style-name="T1904">Con opzione -t include timestamps, il file prodotto può essere utilizzato come documentazione o come argomento per </text:span><text:span text:style-name="T1411">scriptreplay </text:span><text:span text:style-name="T1905">che visualizza senza rieseguire i comandi, ma funziona solo se il file include i timestamp</text:span></text:p>
      <text:h text:style-name="P392" text:outline-level="3">Intro a VIM</text:h>
      <text:p text:style-name="Text_20_body">VIM è un’editor a tutto schermo, versione più amichevole dello storico VI. Ha un’interfaccia modale, il programma può trovarsi in uno dei seguenti stati, e si cambia tra uno e l’altro digitando alcuni caratteri:</text:p>
      <text:list xml:id="list2805733517" text:style-name="L51">
        <text:list-item>
          <text:p text:style-name="P809">COMMAND</text:p>
        </text:list-item>
      </text:list>
      <text:list xml:id="list472420996" text:style-name="L52">
        <text:list-item>
          <text:list>
            <text:list-item>
              <text:p text:style-name="P810">Il cursore è posizionato sul testo</text:p>
            </text:list-item>
            <text:list-item>
              <text:p text:style-name="P810">La tastiera è utilizzabile solo per richiedere l’esecuzione di comandi, e non per introdurre testo</text:p>
            </text:list-item>
            <text:list-item>
              <text:p text:style-name="P810">I caratteri digitati non vengono visualizzati</text:p>
            </text:list-item>
            <text:list-item>
              <text:p text:style-name="P810">Si passa a INPUT con <text:tab/>oOiIaACR</text:p>
            </text:list-item>
            <text:list-item>
              <text:p text:style-name="P810">Si passa a DIRECTIVE con <text:tab/>:/?</text:p>
            </text:list-item>
            <text:list-item>
              <text:p text:style-name="P810">Si può richiedere lo <text:span text:style-name="T1399">spostamento</text:span> del cursore con i comandi di movimento</text:p>
              <text:list>
                <text:list-item>
                  <text:p text:style-name="P810"><text:span text:style-name="T1399">h</text:span> 1 a sinistra (come backspace)</text:p>
                </text:list-item>
                <text:list-item>
                  <text:p text:style-name="P810"><text:span text:style-name="T1399">l</text:span> 1 a destra (come space)</text:p>
                </text:list-item>
                <text:list-item>
                  <text:p text:style-name="P810"><text:span text:style-name="T1399">k</text:span> 1 linea sopra (stessa colonna)</text:p>
                </text:list-item>
                <text:list-item>
                  <text:p text:style-name="P810"><text:span text:style-name="T1399">j</text:span> 1 linea sotto (stessa colonna)</text:p>
                </text:list-item>
                <text:list-item>
                  <text:p text:style-name="P810">Quest<text:span text:style-name="T1680">i</text:span> 4 Sostituibili con le frecce</text:p>
                </text:list-item>
                <text:list-item>
                  <text:p text:style-name="P810"><text:span text:style-name="T1399">^</text:span> inizio riga</text:p>
                </text:list-item>
                <text:list-item>
                  <text:p text:style-name="P810"><text:span text:style-name="T1399">$</text:span> fine riga</text:p>
                </text:list-item>
                <text:list-item>
                  <text:p text:style-name="P810"><text:span text:style-name="T1399">gg</text:span> prima linea del testo</text:p>
                </text:list-item>
                <text:list-item>
                  <text:p text:style-name="P810"><text:span text:style-name="T1399">G</text:span> ultima linea del testo</text:p>
                </text:list-item>
                <text:list-item>
                  <text:p text:style-name="P810"><text:span text:style-name="T1399">#G</text:span> sulla linea numero #</text:p>
                </text:list-item>
              </text:list>
            </text:list-item>
            <text:list-item>
              <text:p text:style-name="P810"><text:soft-page-break/>E’ anche possibile apportare <text:span text:style-name="T1399">modifiche</text:span> (con comandi, in sostanza, di modifica)</text:p>
              <text:list>
                <text:list-item>
                  <text:p text:style-name="P810"><text:span text:style-name="T1399">x</text:span> cancella il carattere su cui si trova il cursore</text:p>
                </text:list-item>
                <text:list-item>
                  <text:p text:style-name="P810"><text:span text:style-name="T1399">dd</text:span> cancella la linea su cui si trova il cursore</text:p>
                </text:list-item>
                <text:list-item>
                  <text:p text:style-name="P810"><text:span text:style-name="T1399">rX</text:span> rimpiazza il carattere sotto il cursore con X (modifica singolo carattere, non si passa ad INPUT)</text:p>
                </text:list-item>
                <text:list-item>
                  <text:p text:style-name="P810"/>
                </text:list-item>
                <text:list-item>
                  <text:p text:style-name="P810">I successivi sono <text:span text:style-name="T1399">comandi di modifica, causano l’ingresso in INPUT</text:span></text:p>
                </text:list-item>
                <text:list-item>
                  <text:p text:style-name="P810"><text:span text:style-name="T1399">i</text:span> inserimento nella posizione del cursore</text:p>
                </text:list-item>
                <text:list-item>
                  <text:p text:style-name="P810"><text:span text:style-name="T1399">I</text:span> inserimento a inizio riga</text:p>
                </text:list-item>
                <text:list-item>
                  <text:p text:style-name="P810"><text:span text:style-name="T1399">a</text:span> append nella posizione del cursore</text:p>
                </text:list-item>
                <text:list-item>
                  <text:p text:style-name="P810"><text:span text:style-name="T1399">A</text:span> append a inizio riga</text:p>
                </text:list-item>
                <text:list-item>
                  <text:p text:style-name="P810"><text:span text:style-name="T1399">R</text:span> replace (sovrascrittura)</text:p>
                </text:list-item>
                <text:list-item>
                  <text:p text:style-name="P810"><text:span text:style-name="T1399">cw</text:span> change word, elimina la parola che inizia sotto il cursore ed edita</text:p>
                </text:list-item>
                <text:list-item>
                  <text:p text:style-name="P810"><text:span text:style-name="T1399">C</text:span> change, elimina fino a fine riga</text:p>
                </text:list-item>
                <text:list-item>
                  <text:p text:style-name="P810"><text:span text:style-name="T1399">o</text:span> linea vuota sotto al cursore</text:p>
                </text:list-item>
                <text:list-item>
                  <text:p text:style-name="P810"><text:span text:style-name="T1399">O</text:span> line<text:span text:style-name="T1785">a </text:span>vuota sopra al cursore</text:p>
                </text:list-item>
              </text:list>
            </text:list-item>
            <text:list-item>
              <text:p text:style-name="P810">Ricerca e spostamenti possono essere usati come terminatore per alcuni comandi di modifica</text:p>
              <text:list>
                <text:list-item>
                  <text:p text:style-name="P810"><text:span text:style-name="T1437">d$</text:span> cancella dalla posizione corrente a fine riga</text:p>
                </text:list-item>
                <text:list-item>
                  <text:p text:style-name="P810"><text:span text:style-name="T1437">dG</text:span> cancella dalla posizione corrente a fine file</text:p>
                </text:list-item>
                <text:list-item>
                  <text:p text:style-name="P810">c/ciao&lt;RET&gt; cancella dalla posizione corrente alla prima occorrenza della stringa ciao e si porta in insert mode</text:p>
                </text:list-item>
              </text:list>
            </text:list-item>
            <text:list-item>
              <text:p text:style-name="P810">Con il punto . si ripete l’ultimo comando impartito</text:p>
            </text:list-item>
            <text:list-item>
              <text:p text:style-name="P810">Precedendo un comando con un numero N, il comando verrà eseguito N volte consecutivamente (Es. 10x cancella 10 caratteri)</text:p>
            </text:list-item>
            <text:list-item>
              <text:p text:style-name="P810"><text:span text:style-name="Car._20_predefinito_20_paragrafo"><text:span text:style-name="T1248">u</text:span></text:span><text:span text:style-name="Car._20_predefinito_20_paragrafo"><text:span text:style-name="T1115"> </text:span></text:span>annulla l’ultima azione eseguita (<text:span text:style-name="T1399">undo</text:span>)</text:p>
            </text:list-item>
            <text:list-item>
              <text:p text:style-name="P810">Copia e incolla:</text:p>
              <text:list>
                <text:list-item>
                  <text:p text:style-name="P810">La copia viene eseguita con buffer interni a vi, è possibile specificarne altri</text:p>
                </text:list-item>
                <text:list-item>
                  <text:p text:style-name="P810"><text:span text:style-name="Car._20_predefinito_20_paragrafo"><text:span text:style-name="T1248">yy</text:span></text:span> copia la linea corrente nel buffer</text:p>
                </text:list-item>
                <text:list-item>
                  <text:p text:style-name="P810"><text:span text:style-name="Car._20_predefinito_20_paragrafo"><text:span text:style-name="T1248">“ayy</text:span></text:span><text:span text:style-name="Car._20_predefinito_20_paragrafo"><text:span text:style-name="T1115"> </text:span></text:span>copia la linea corrente nel buffer “a”</text:p>
                </text:list-item>
                <text:list-item>
                  <text:p text:style-name="P810"><text:span text:style-name="Car._20_predefinito_20_paragrafo"><text:span text:style-name="T1248">d</text:span></text:span><text:span text:style-name="Car._20_predefinito_20_paragrafo"><text:span text:style-name="T1115"> </text:span></text:span>esegue il cut</text:p>
                </text:list-item>
                <text:list-item>
                  <text:p text:style-name="P810"><text:span text:style-name="Car._20_predefinito_20_paragrafo"><text:span text:style-name="T1248">p</text:span></text:span><text:span text:style-name="Car._20_predefinito_20_paragrafo"><text:span text:style-name="T1115"> </text:span></text:span>incolla dopo la linea corrente</text:p>
                </text:list-item>
                <text:list-item>
                  <text:p text:style-name="P810"><text:span text:style-name="Car._20_predefinito_20_paragrafo"><text:span text:style-name="T1248">P</text:span></text:span><text:span text:style-name="Car._20_predefinito_20_paragrafo"><text:span text:style-name="T1115"> </text:span></text:span>incolla prima della linea corrente</text:p>
                </text:list-item>
                <text:list-item>
                  <text:p text:style-name="P810"><text:soft-page-break/>Per copiare blocchi di linee si può</text:p>
                  <text:list>
                    <text:list-item>
                      <text:p text:style-name="P810">Usare marcatori: <text:span text:style-name="Car._20_predefinito_20_paragrafo"><text:span text:style-name="T1248">ma</text:span></text:span><text:span text:style-name="Car._20_predefinito_20_paragrafo"><text:span text:style-name="T1399"> </text:span></text:span>marca la posizione con il simbolo “a”. <text:span text:style-name="Car._20_predefinito_20_paragrafo"><text:span text:style-name="T1248">y’a</text:span></text:span> copia nel buffer tutto il testo dalla posizione marcata “a” in precedenza fino alla posizione corrente</text:p>
                    </text:list-item>
                    <text:list-item>
                      <text:p text:style-name="P810">Usando le ripetizioni: ci si posiziona sulla prima linea del blocco, per copiare 10 righe si <text:s/>digita <text:span text:style-name="Car._20_predefinito_20_paragrafo"><text:span text:style-name="T1248">10yy</text:span></text:span></text:p>
                    </text:list-item>
                    <text:list-item>
                      <text:p text:style-name="P810">Usando la ricerca: ci si posiziona sulla prima linea del blocco, per copiare fino alla parola ‘basta’ (esclusa) si digita y/basta&lt;RET&gt;</text:p>
                    </text:list-item>
                  </text:list>
                </text:list-item>
              </text:list>
            </text:list-item>
          </text:list>
        </text:list-item>
        <text:list-item>
          <text:p text:style-name="P810">INPUT</text:p>
          <text:list>
            <text:list-item>
              <text:p text:style-name="P810">Tutti i caratteri digitati vengono visualizzati ed inseriti nel testo</text:p>
            </text:list-item>
            <text:list-item>
              <text:p text:style-name="P810">Si passa a COMMAND con &lt;ESC&gt;</text:p>
            </text:list-item>
          </text:list>
        </text:list-item>
        <text:list-item>
          <text:p text:style-name="P810">DIRECTIVE</text:p>
          <text:list>
            <text:list-item>
              <text:p text:style-name="P810">Ci si trova posizionati con il cursore nella linea direttive (l’ultima linea del video) e si possono richiedere tutti i comandi per il controllo del file</text:p>
            </text:list-item>
            <text:list-item>
              <text:p text:style-name="P810">Si passa a COMMAND con &lt;RET&gt;</text:p>
            </text:list-item>
            <text:list-item>
              <text:p text:style-name="P810">I comandi per <text:span text:style-name="T1399">caricare/salvare/uscire</text:span> sono DIRECTIVE</text:p>
              <text:list>
                <text:list-item>
                  <text:p text:style-name="P810">:r &lt;file&gt; inserisce il contenuto di file al punto del cursore</text:p>
                </text:list-item>
                <text:list-item>
                  <text:p text:style-name="P810">:w scrive il file corrente</text:p>
                </text:list-item>
                <text:list-item>
                  <text:p text:style-name="P810">:q esce (:q! per uscire senza salvare)</text:p>
                </text:list-item>
                <text:list-item>
                  <text:p text:style-name="P810">ZZ scrive ed esce</text:p>
                </text:list-item>
              </text:list>
            </text:list-item>
            <text:list-item>
              <text:p text:style-name="P810">Digitando la barra / si entra in DIRECTIVE per <text:span text:style-name="T1399">cercare stringhe</text:span> (es. <text:span text:style-name="Car._20_predefinito_20_paragrafo"><text:span text:style-name="T1248">/ciao&lt;RET&gt;</text:span></text:span><text:span text:style-name="Car._20_predefinito_20_paragrafo"><text:span text:style-name="T1115">)</text:span></text:span></text:p>
              <text:list>
                <text:list-item>
                  <text:p text:style-name="P810">Con <text:span text:style-name="T1399">n </text:span>si passa alla successiva occorrenza, con <text:span text:style-name="T1399">N</text:span> alla precedente. Se si entra con <text:span text:style-name="T1399">?</text:span> invece che con <text:span text:style-name="T1399">/,</text:span> il verso di ricerca è verso l’inizio (e i significati di <text:span text:style-name="T1399">n</text:span> e <text:span text:style-name="T1399">N</text:span> si adeguano)</text:p>
                </text:list-item>
                <text:list-item>
                  <text:p text:style-name="P810"><text:span text:style-name="T1399">/&lt;RET&gt;</text:span> e <text:span text:style-name="T1399">?&lt;RET&gt;</text:span> ripetono ultima ricerca</text:p>
                </text:list-item>
                <text:list-item>
                  <text:p text:style-name="P810"><text:span text:style-name="Car._20_predefinito_20_paragrafo"><text:span text:style-name="T1248">:s/trova/sostituisci/</text:span></text:span><text:span text:style-name="T1399"> </text:span>cerca “trova” e lo sostituisce con “sostituisci”</text:p>
                </text:list-item>
                <text:list-item>
                  <text:p text:style-name="P810"><text:span text:style-name="Car._20_predefinito_20_paragrafo"><text:span text:style-name="T1115">:</text:span></text:span><text:span text:style-name="Car._20_predefinito_20_paragrafo"><text:span text:style-name="T1248">%s/trova/sostituisci/cgi</text:span></text:span><text:span text:style-name="Car._20_predefinito_20_paragrafo"><text:span text:style-name="T1115"> </text:span></text:span>cerca “trova” in ogni linea del file e lo sostituisce con “sostituisci”</text:p>
                  <text:list>
                    <text:list-item>
                      <text:p text:style-name="P810">Dopo aver chiesto conferma (<text:span text:style-name="T1399">c</text:span>)</text:p>
                    </text:list-item>
                    <text:list-item>
                      <text:p text:style-name="P810">Anche più volte nella stessa linea (<text:span text:style-name="T1399">g</text:span>)</text:p>
                    </text:list-item>
                    <text:list-item>
                      <text:p text:style-name="P810">Case insensitive (<text:span text:style-name="T1399">i</text:span>)</text:p>
                    </text:list-item>
                    <text:list-item>
                      <text:p text:style-name="P810"><text:span text:style-name="Car._20_predefinito_20_paragrafo"><text:span text:style-name="T1248">%</text:span></text:span> è una scorciatoia per <text:span text:style-name="Car._20_predefinito_20_paragrafo"><text:span text:style-name="T1248">1,$</text:span></text:span> , in realtà il comando può essere invocato come <text:span text:style-name="Car._20_predefinito_20_paragrafo"><text:span text:style-name="T1248">:I,Fs/</text:span></text:span><text:span text:style-name="Car._20_predefinito_20_paragrafo"><text:span text:style-name="T1173">t</text:span></text:span><text:span text:style-name="Car._20_predefinito_20_paragrafo"><text:span text:style-name="T1115">rova</text:span></text:span><text:span text:style-name="Car._20_predefinito_20_paragrafo"><text:span text:style-name="T1248">/</text:span></text:span><text:span text:style-name="Car._20_predefinito_20_paragrafo"><text:span text:style-name="T1115">sostituisci</text:span></text:span><text:span text:style-name="Car._20_predefinito_20_paragrafo"><text:span text:style-name="T1248">/</text:span></text:span><text:span text:style-name="T1399"> </text:span>per applicarlo tra le linee I ed F</text:p>
                    </text:list-item>
                  </text:list>
                </text:list-item>
              </text:list>
            </text:list-item>
          </text:list>
        </text:list-item>
      </text:list>
      <text:p text:style-name="Text_20_body">Digitando <text:span text:style-name="T1248">q&lt;lettera minuscola&gt;</text:span> inizia la registrazione della macro identificata dalla lettera indicata. Tutte le azioni compiute saranno registrate, finché non si preme nuovamente <text:span text:style-name="T1248">q</text:span> per terminare la registrazione. </text:p>
      <text:p text:style-name="Text_20_body"><text:soft-page-break/>Digitando <text:span text:style-name="T1399">@&lt;lettera minuscola&gt;</text:span> viene invocata la macro. (Ovviamente ripetibile con <text:span text:style-name="T1248">N@&lt;lettera&gt;</text:span>) </text:p>
      <text:h text:style-name="P393" text:outline-level="3">Composizione comandi e filtri</text:h>
      <text:p text:style-name="Text_20_body">Tutti i programmi *nix che lavorano su stream di testo (filtri) hanno 3 stream standard:</text:p>
      <text:list xml:id="list1745899858" text:style-name="L53">
        <text:list-item>
          <text:p text:style-name="P811">Fd 0 STDIN</text:p>
        </text:list-item>
        <text:list-item>
          <text:p text:style-name="P811">Fd 1 STDOUT</text:p>
        </text:list-item>
        <text:list-item>
          <text:p text:style-name="P811">Fd 2 STDERR</text:p>
        </text:list-item>
      </text:list>
      <text:p text:style-name="Text_20_body">Bash può disconnettere gli stream predefiniti (chiudendoli nel figlio dopo la fork) e far trovare gli stessi fd aperti su un file diverso (aprendolo prima della exec).</text:p>
      <text:list xml:id="list2883073957" text:style-name="L54">
        <text:list-item>
          <text:p text:style-name="P812">Ridirezione stdout:<text:span text:style-name="Car._20_predefinito_20_paragrafo"><text:span text:style-name="T1115">ls &gt; miofile</text:span></text:span>:<text:span text:style-name="Car._20_predefinito_20_paragrafo"><text:span text:style-name="T1115"> <text:s/></text:span></text:span>scrive lo stdout di ls su miofile, troncandolo. se miofile non esiste viene creato. <text:span text:style-name="Car._20_predefinito_20_paragrafo"><text:span text:style-name="T1115">&gt;&gt; </text:span></text:span>scrive in append</text:p>
        </text:list-item>
        <text:list-item>
          <text:p text:style-name="P812">Ridirezione stderr: 2&gt; e 2&gt;&gt;</text:p>
        </text:list-item>
        <text:list-item>
          <text:p text:style-name="P812">Confluenza: <text:span text:style-name="Car._20_predefinito_20_paragrafo"><text:span text:style-name="T1115">ls &gt; miofile 2&gt;&amp;1</text:span></text:span>: ridirige stderr dentro stdout, e poi stdout su file. <text:span text:style-name="T2276">L'o</text:span>rdine <text:span text:style-name="T2276">è importante</text:span></text:p>
        </text:list-item>
        <text:list-item>
          <text:p text:style-name="P812">Ridirezione stdin: <text:span text:style-name="Car._20_predefinito_20_paragrafo"><text:span text:style-name="T1115">sort &lt; miofile </text:span></text:span>riversa il contenuto di miofile su stdin di sort</text:p>
        </text:list-item>
        <text:list-item>
          <text:p text:style-name="P812">Piping: <text:span text:style-name="Car._20_predefinito_20_paragrafo"><text:span text:style-name="T1115">ls | sort </text:span></text:span>: bash <text:s/>fa sì che ciò che ls produce su stdout venga riportato su stdin di sort</text:p>
        </text:list-item>
      </text:list>
      <text:h text:style-name="Heading_20_2" text:outline-level="2">F<text:span text:style-name="T1760">iltri</text:span></text:h>
      <text:p text:style-name="Text_20_body">La ridirezione è usata da comandi pensati per elaborare stream testo da stdin e produrre risultati in stdout, <text:span text:style-name="T1399">i filtri</text:span>. I più importanti sono: </text:p>
      <text:list xml:id="list595163302" text:style-name="L55">
        <text:list-item>
          <text:p text:style-name="P813"><text:span text:style-name="Car._20_predefinito_20_paragrafo"><text:span text:style-name="T1248">cat</text:span></text:span><text:span text:style-name="Car._20_predefinito_20_paragrafo"><text:span text:style-name="T1115">: </text:span></text:span>copia stdin su stdout. <text:span text:style-name="Car._20_predefinito_20_paragrafo"><text:span text:style-name="T1115">tac </text:span></text:span>produce le righe in ordine inverso</text:p>
        </text:list-item>
        <text:list-item>
          <text:p text:style-name="P813"><text:span text:style-name="Car._20_predefinito_20_paragrafo"><text:span text:style-name="T1248">less</text:span></text:span><text:span text:style-name="Car._20_predefinito_20_paragrafo"><text:span text:style-name="T1115">: </text:span></text:span>non è un vero filtro essendo l’output destinato al terminale ma è utile per l’uso interattivo. Posto al termine di una pipeline intercetta l’output e lo mostra riempiendo il terminale, <text:span text:style-name="T1681">opzioni</text:span></text:p>
          <text:list>
            <text:list-item>
              <text:p text:style-name="P813">-<text:span text:style-name="T1681">h comandi disponibili</text:span></text:p>
            </text:list-item>
            <text:list-item>
              <text:p text:style-name="P813">frecce – scorrimento</text:p>
            </text:list-item>
            <text:list-item>
              <text:p text:style-name="P813">&lt;N&gt;g si porta alla riga num &lt;g&gt; default:1</text:p>
            </text:list-item>
            <text:list-item>
              <text:p text:style-name="P813">G si porta al termine del file</text:p>
            </text:list-item>
            <text:list-item>
              <text:p text:style-name="P813">/<text:span text:style-name="T1684">&lt;pattern&gt; cerca la riga successiva al cursore contenente &lt;pattern&gt;</text:span></text:p>
            </text:list-item>
            <text:list-item>
              <text:p text:style-name="P813">?<text:span text:style-name="T1684">&lt;pattern&gt; cerca la riga successiva al cursore contenente &lt;pattern&gt;</text:span></text:p>
            </text:list-item>
            <text:list-item>
              <text:p text:style-name="P813">n ripete la ricerca fatta in precedenza</text:p>
            </text:list-item>
            <text:list-item>
              <text:p text:style-name="P813">N ripete la ricerca fatta in precedenza, ma nel verso opposto</text:p>
            </text:list-item>
            <text:list-item>
              <text:p text:style-name="P813">q esce da <text:span text:style-name="T1115">less</text:span></text:p>
            </text:list-item>
          </text:list>
        </text:list-item>
        <text:list-item>
          <text:p text:style-name="P813"><text:soft-page-break/><text:span text:style-name="Car._20_predefinito_20_paragrafo"><text:span text:style-name="T1399">rev</text:span></text:span>: filtro che inverte l’ordine dei caratteri di ogni linea in stdin, su stdout. Usato di solito con <text:span text:style-name="Car._20_predefinito_20_paragrafo"><text:span text:style-name="T1115">cut </text:span></text:span>per estrarre campi la cui posizione è nota dal fine linea </text:p>
        </text:list-item>
        <text:list-item>
          <text:p text:style-name="P813"><text:span text:style-name="Car._20_predefinito_20_paragrafo"><text:span text:style-name="T1248">head e tail</text:span></text:span><text:span text:style-name="Car._20_predefinito_20_paragrafo"><text:span text:style-name="T1115">: </text:span></text:span>estraggono la parte iniziale/finale di un file. A default prendono 10 righe, con le opzioni</text:p>
          <text:list>
            <text:list-item>
              <text:p text:style-name="P813"><text:span text:style-name="T1248">-c NUM</text:span> i primi/ultimi NUM caratteri, con -/+NUM tutto il file eccetto/a partire da NUM caratteri</text:p>
            </text:list-item>
            <text:list-item>
              <text:p text:style-name="P813"><text:span text:style-name="T1248">-n NUM</text:span> prime/ultime NUM righe, con -/+ NUM tutto il file eccetto/a partire da NUM righe</text:p>
            </text:list-item>
            <text:list-item>
              <text:p text:style-name="P813"><text:span text:style-name="T1248">-f</text:span> per <text:span text:style-name="T1248">tail</text:span>, mantiene il file aperto e mostra in tempo reale le ultime righe. Utile per vedere output di processo che scrive su file. Per far ciò ignora EOF, quindi va usato –pid=PID per terminare quando termina processo PID. –retry fa riprovare tail finché non riesce ad aprire file quando produttore è in ritardo. -F == -f –retry</text:p>
            </text:list-item>
          </text:list>
        </text:list-item>
        <text:list-item>
          <text:p text:style-name="P813"><text:span text:style-name="Car._20_predefinito_20_paragrafo"><text:span text:style-name="T1248">cut</text:span></text:span><text:span text:style-name="Car._20_predefinito_20_paragrafo"><text:span text:style-name="T1115">: </text:span></text:span>taglia parti di righe. Opzioni</text:p>
          <text:list>
            <text:list-item>
              <text:p text:style-name="P813">-c ELENCO_POSIZIONI_CARATTERI intervallo per caratteri scelti <text:span text:style-name="T2277">(es. 1-8 per ogni riga)</text:span></text:p>
            </text:list-item>
            <text:list-item>
              <text:p text:style-name="P813">Per i file a record (un record per riga), opzioni -d e -f per uno o più campi di ogni record</text:p>
              <text:list>
                <text:list-item>
                  <text:p text:style-name="P813"><text:span text:style-name="Car._20_predefinito_20_paragrafo">cut -d</text:span><text:span text:style-name="Car._20_predefinito_20_paragrafo"><text:span text:style-name="T2278">&lt;</text:span></text:span><text:span text:style-name="Car._20_predefinito_20_paragrafo">CARATTERE_DELIMITATORE</text:span><text:span text:style-name="Car._20_predefinito_20_paragrafo"><text:span text:style-name="T2278">&gt;</text:span></text:span><text:span text:style-name="Car._20_predefinito_20_paragrafo"> -f</text:span><text:span text:style-name="Car._20_predefinito_20_paragrafo"><text:span text:style-name="T2278">&lt;</text:span></text:span><text:span text:style-name="Car._20_predefinito_20_paragrafo">ELENCO_CAMPI</text:span><text:span text:style-name="Car._20_predefinito_20_paragrafo"><text:span text:style-name="T2278">&gt;</text:span></text:span></text:p>
                </text:list-item>
                <text:list-item>
                  <text:p text:style-name="P813">-s evita che vengano poste in output le righe senza delimitatore</text:p>
                </text:list-item>
                <text:list-item>
                  <text:p text:style-name="P813">Es. <text:span text:style-name="Car._20_predefinito_20_paragrafo"><text:span text:style-name="T1115">cat /etc/passwd | cut -f1 -d: -s </text:span></text:span>Estrae campo username da <text:s/>file passwd</text:p>
                </text:list-item>
                <text:list-item>
                  <text:p text:style-name="P813">Es2. <text:span text:style-name="Car._20_predefinito_20_paragrafo"><text:span text:style-name="T1115">cat /etc/passwd | cut -f5 -d: -s | cut -f2 -d’ ‘ | cut -c1</text:span></text:span> Se nel campo note (campo 5) metto ‘Nome Cognome’ (separati da spazio), estrae dal cognome degli utenti (campo 2) l’iniziale (carattere 1)</text:p>
                </text:list-item>
              </text:list>
            </text:list-item>
          </text:list>
        </text:list-item>
        <text:list-item>
          <text:p text:style-name="P813"><text:span text:style-name="Car._20_predefinito_20_paragrafo"><text:span text:style-name="T1248">sort</text:span></text:span><text:span text:style-name="Car._20_predefinito_20_paragrafo"><text:span text:style-name="T1115">:</text:span></text:span> ordina le linee di uno stream. L’ordine dei caratteri è stabilito dal locale scelto, con opzione LC_ALL=C è il valore dei byte che li codificano.</text:p>
          <text:list>
            <text:list-item>
              <text:p text:style-name="P813"><text:span text:style-name="Car._20_predefinito_20_paragrafo"><text:span text:style-name="T1115">-</text:span></text:span>u elimina entry multiple (equivale a <text:span text:style-name="Car._20_predefinito_20_paragrafo"><text:span text:style-name="T1115">sort | uniq</text:span></text:span>)</text:p>
            </text:list-item>
            <text:list-item>
              <text:p text:style-name="P813">-r reverse (ordinamento decrescente)</text:p>
            </text:list-item>
            <text:list-item>
              <text:p text:style-name="P813">-R random (permutazione casuale righe)</text:p>
            </text:list-item>
            <text:list-item>
              <text:p text:style-name="P813">-m merge di file già ordinato</text:p>
            </text:list-item>
            <text:list-item>
              <text:p text:style-name="P813">-c controlla se il file è già ordinato</text:p>
            </text:list-item>
          </text:list>
        </text:list-item>
      </text:list>
      <text:p text:style-name="Text_20_body">Criteri aggiuntivi all’ordinamento di default</text:p>
      <text:list xml:id="list2722283663" text:style-name="L56">
        <text:list-item>
          <text:p text:style-name="P814">-b ignora spazi a inizio riga</text:p>
        </text:list-item>
        <text:list-item>
          <text:p text:style-name="P814">-d considera solo i caratteri alfanumerici e gli spazi</text:p>
        </text:list-item>
        <text:list-item>
          <text:p text:style-name="P814">-f ignora maiusc/minusc</text:p>
        </text:list-item>
        <text:list-item>
          <text:p text:style-name="P814">-n interpreta stringhe di numeri per valore numerico</text:p>
        </text:list-item>
        <text:list-item>
          <text:p text:style-name="P814">-h interpreta numeri leggibili come 2K, 1G…</text:p>
        </text:list-item>
      </text:list>
      <text:p text:style-name="Text_20_body"><text:soft-page-break/>Può inoltre cercare le chiavi di ordinamento in posizioni specifiche della riga, senza considerarla per intero. </text:p>
      <text:list xml:id="list2291798589" text:style-name="L57">
        <text:list-item>
          <text:p text:style-name="P815">-t<text:span text:style-name="T2279">&lt;</text:span>SEP<text:span text:style-name="T2279">&gt;</text:span> imposta SEP come separatore, a default spazi</text:p>
        </text:list-item>
        <text:list-item>
          <text:p text:style-name="P815">-k<text:span text:style-name="T2280">&lt;</text:span>KEY<text:span text:style-name="T2280">&gt;</text:span> chiave di ordinamento, se usato più volte, ordina per la prima chiave, poi la seconda…</text:p>
        </text:list-item>
        <text:list-item>
          <text:p text:style-name="P815">KEY è nella forma semplificata F[.C] [,F[.C]] [OPTS] dove</text:p>
          <text:list>
            <text:list-item>
              <text:p text:style-name="P815">F = numero di campo</text:p>
            </text:list-item>
            <text:list-item>
              <text:p text:style-name="P815">C = posizione in caratteri nel campo</text:p>
            </text:list-item>
            <text:list-item>
              <text:p text:style-name="P815">OPTS = una delle opzioni di ordinamento <text:span text:style-name="T2636">(n, f, d...)</text:span></text:p>
            </text:list-item>
          </text:list>
        </text:list-item>
      </text:list>
      <text:p text:style-name="Text_20_body">Es. <text:span text:style-name="Car._20_predefinito_20_paragrafo"><text:span text:style-name="T1115">sort -t. -k 1,1n -k 2,2n -k 3,3n -k 4,4n</text:span></text:span> Ordina un elenco di IP addess (byte1.b2.b3.b4)</text:p>
      <text:list xml:id="list192425775417235" text:continue-list="list595163302" text:style-name="L55">
        <text:list-item>
          <text:p text:style-name="P813"><text:span text:style-name="Car._20_predefinito_20_paragrafo"><text:span text:style-name="T1248">uniq</text:span></text:span><text:span text:style-name="Car._20_predefinito_20_paragrafo"><text:span text:style-name="T1115">: </text:span></text:span>elimina i duplicati consecutivi. Con -c indica il numero di righe compattate, con -d mostra solo entry non singole</text:p>
        </text:list-item>
        <text:list-item>
          <text:p text:style-name="P813"><text:span text:style-name="Car._20_predefinito_20_paragrafo"><text:span text:style-name="T1248">wc</text:span></text:span><text:span text:style-name="Car._20_predefinito_20_paragrafo"><text:span text:style-name="T1115">:</text:span></text:span> con -c conta i caratteri, con -l le linee e con -w le parole (stringhe separate da spazi)</text:p>
        </text:list-item>
        <text:list-item>
          <text:p text:style-name="P813"><text:span text:style-name="Car._20_predefinito_20_paragrafo"><text:span text:style-name="T1248">grep</text:span></text:span><text:span text:style-name="Car._20_predefinito_20_paragrafo"><text:span text:style-name="T1115">:</text:span></text:span> esamina le righe in ingresso e produce in uscita quelle che matchano un pattern passato come argomento (espressione regolare, nel caso più semplice una sottostringa).</text:p>
          <text:p text:style-name="P813"/>
        </text:list-item>
      </text:list>
      <text:p text:style-name="Text_20_body">Più usata è la variante <text:span text:style-name="Car._20_predefinito_20_paragrafo"><text:span text:style-name="T1248">egrep</text:span></text:span><text:span text:style-name="Car._20_predefinito_20_paragrafo"><text:span text:style-name="T1115"> </text:span></text:span>che permette espressioni regolari “moderne”. Corrisponde a grep -E</text:p>
      <text:p text:style-name="Text_20_body">Segue il principio di “greediness” per selezionare i match:</text:p>
      <text:list xml:id="list192426594425234" text:continue-numbering="true" text:style-name="L55">
        <text:list-item>
          <text:list>
            <text:list-item>
              <text:p text:style-name="P813">Nel caso una RE corrisponda a più di una sottostringa in una stringa, la RE matcha quella che inizia per prima.</text:p>
            </text:list-item>
            <text:list-item>
              <text:p text:style-name="P813">A partire da quel punto, se la RE matcha più di una sottostringa, si seleziona la più lunga</text:p>
            </text:list-item>
          </text:list>
        </text:list-item>
      </text:list>
      <text:p text:style-name="Text_20_body">Nelle RE multilivello, le sottoespressioni selezionano sempre le sottostringhe più lunghe, tranne quando l’intera corrispondenza è la più lunga possibile. La priorità viene data a sottoespressioni che iniziano prima nella RE su quelle che iniziano dopo. </text:p>
      <text:p text:style-name="Text_20_body">Opzioni principali di grep:</text:p>
      <text:list xml:id="list2696415969" text:style-name="L58">
        <text:list-item>
          <text:p text:style-name="P816">Controllo matching:</text:p>
          <text:list>
            <text:list-item>
              <text:p text:style-name="P816">-E <text:tab/>usa extended RE (come egrep senza parametri)</text:p>
            </text:list-item>
            <text:list-item>
              <text:p text:style-name="P816">-F <text:tab/>disattiva le RE e usa il parametro come stringa letterale</text:p>
            </text:list-item>
            <text:list-item>
              <text:p text:style-name="P816">-w/-x <text:tab/>fa match solo con RE “whole word” o “whole line”</text:p>
            </text:list-item>
            <text:list-item>
              <text:p text:style-name="P816">-i <text:tab/>rende l’espressione case insensitive</text:p>
            </text:list-item>
          </text:list>
        </text:list-item>
        <text:list-item>
          <text:p text:style-name="P816">Controllo input</text:p>
          <text:list>
            <text:list-item>
              <text:p text:style-name="P816">-r <text:tab/>cerca ricorsivamente nei file di una cartella</text:p>
            </text:list-item>
            <text:list-item>
              <text:p text:style-name="P816">-f FILE <text:tab/>prende le RE da un FILE invece che come parametro</text:p>
            </text:list-item>
          </text:list>
        </text:list-item>
        <text:list-item>
          <text:p text:style-name="P816"><text:soft-page-break/>Controllo output</text:p>
          <text:list>
            <text:list-item>
              <text:p text:style-name="P816">-o <text:tab/>restituisce solo le sottostringhe che corrispondono alla RE invece della riga che le contiene, separatamente una per riga di output</text:p>
            </text:list-item>
            <text:list-item>
              <text:p text:style-name="P816">-v <text:tab/>restituisce le linee che non contengono l’espressione</text:p>
            </text:list-item>
            <text:list-item>
              <text:p text:style-name="P816">-l <text:tab/>utile passando a grep più file su cui cercare: restituisce solo i nomi dei file in cui l’espressione è stata trovata</text:p>
            </text:list-item>
            <text:list-item>
              <text:p text:style-name="P816">-n <text:tab/>restituisce anche il numero della riga contenente l’espressione</text:p>
            </text:list-item>
            <text:list-item>
              <text:p text:style-name="P816">-c <text:tab/>restituisce solo il conteggio delle righe che contengono la RE</text:p>
            </text:list-item>
            <text:list-item>
              <text:p text:style-name="P816">-<text:span text:style-name="T1912">q <text:tab/>quiet, non scrive niente su stdout e esce con 0 appena trova match (anche se rileva errori)</text:span></text:p>
            </text:list-item>
            <text:list-item>
              <text:p text:style-name="P816">--line-buffered <text:tab/>disattiva il buffering</text:p>
            </text:list-item>
          </text:list>
        </text:list-item>
      </text:list>
      <text:h text:style-name="Heading_20_3" text:outline-level="3"><text:span text:style-name="T1399">Espressioni regolari moderne (o estese):</text:span> <text:span text:style-name="T1437">regexp o RE, documentazione in man page regex(7)</text:span></text:h>
      <text:list xml:id="list1159588631" text:style-name="L59">
        <text:list-item>
          <text:p text:style-name="P817">RE = uno o più rami non vuoti separati da |</text:p>
        </text:list-item>
        <text:list-item>
          <text:p text:style-name="P817">Ramo = uno o più pezzi concatenati</text:p>
        </text:list-item>
        <text:list-item>
          <text:p text:style-name="P817">Pezzo = atomo eventualmente con moltiplicatore</text:p>
        </text:list-item>
        <text:list-item>
          <text:p text:style-name="P817">Atomo = uno di </text:p>
          <text:list>
            <text:list-item>
              <text:p text:style-name="P817">( ) contiene RE</text:p>
            </text:list-item>
            <text:list-item>
              <text:p text:style-name="P817">[ ] contiene charset</text:p>
            </text:list-item>
            <text:list-item>
              <text:p text:style-name="P817">^ o $ o .</text:p>
            </text:list-item>
            <text:list-item>
              <text:p text:style-name="P817">Backslash sequence</text:p>
            </text:list-item>
            <text:list-item>
              <text:p text:style-name="P817">Singolo carattere</text:p>
            </text:list-item>
          </text:list>
        </text:list-item>
      </text:list>
      <text:p text:style-name="Text_20_body">Atomi speciali:</text:p>
      <text:list xml:id="list2882188420" text:style-name="L60">
        <text:list-item>
          <text:p text:style-name="P819">. <text:s/>qualsiasi carattere</text:p>
        </text:list-item>
        <text:list-item>
          <text:p text:style-name="P819">^ <text:s/>inizio linea</text:p>
        </text:list-item>
        <text:list-item>
          <text:p text:style-name="P818">$ <text:s/>fine linea</text:p>
        </text:list-item>
        <text:list-item>
          <text:p text:style-name="P818">Backslash sequence:</text:p>
        </text:list-item>
        <text:list-item>
          <text:p text:style-name="P818">\&lt; - \&gt; <text:s/>stringa vuota a inizio/fine parola</text:p>
        </text:list-item>
        <text:list-item>
          <text:p text:style-name="P818">\b <text:s/>stringa vuota a confine di parola</text:p>
        </text:list-item>
        <text:list-item>
          <text:p text:style-name="P818">\B stringa vuota a condizione che non sia confine di parola</text:p>
        </text:list-item>
        <text:list-item>
          <text:p text:style-name="P818"><text:s/>\w qualsiasi lettera <text:span text:style-name="T1908">o </text:span>numero </text:p>
        </text:list-item>
        <text:list-item>
          <text:p text:style-name="P818">\W qualsiasi carattere non in \w</text:p>
        </text:list-item>
      </text:list>
      <text:p text:style-name="Text_20_body"><text:soft-page-break/>Moltiplicatori:</text:p>
      <text:list xml:id="list3253688023" text:style-name="L61">
        <text:list-item>
          <text:p text:style-name="P820">{n,m} indica da n a m occorre<text:span text:style-name="T1921">n</text:span>ze dell’atomo <text:span text:style-name="T1909">c</text:span>he lo precede</text:p>
        </text:list-item>
        <text:list-item>
          <text:p text:style-name="P820">? indica zero o una occorrenze dell’atomo che lo precede</text:p>
        </text:list-item>
        <text:list-item>
          <text:p text:style-name="P820">* zero o più occorrenze atomo precedente</text:p>
          <text:list>
            <text:list-item>
              <text:p text:style-name="P820">+ una o più occorrenze atomo precedente</text:p>
            </text:list-item>
          </text:list>
        </text:list-item>
      </text:list>
      <text:p text:style-name="Text_20_body">Esempi charset:</text:p>
      <text:list xml:id="list3260907858" text:style-name="L62">
        <text:list-item>
          <text:p text:style-name="P821">[abc] UN qualsiasi carattere tra a,b o c</text:p>
        </text:list-item>
        <text:list-item>
          <text:p text:style-name="P821">[a-z] UN qualsiasi carattere tra a e z compresi</text:p>
        </text:list-item>
        <text:list-item>
          <text:p text:style-name="P821">[^dc] UN qualsiasi carattere che non sia né d né c</text:p>
        </text:list-item>
      </text:list>
      <text:p text:style-name="Text_20_body">Charset basati su character class <text:span text:style-name="T1248">[:NOME_CLASSE:] </text:span><text:span text:style-name="T222">dove NOME_CLASSE appartiene all’insieme definito in </text:span><text:span text:style-name="T665">wctype(3)</text:span><text:span text:style-name="T222"> tipicamente: </text:span></text:p>
      <text:p text:style-name="Text_20_body"><text:span text:style-name="T222"><text:tab/></text:span><text:span text:style-name="T1250">alnum<text:tab/><text:tab/>digit<text:tab/>punct <text:tab/>alpha <text:tab/>graph <text:tab/>space</text:span></text:p>
      <text:p text:style-name="Text_20_body"><text:span text:style-name="T1250"><text:tab/>blank <text:tab/><text:tab/>lower <text:tab/>upper <text:tab/>cntrl <text:tab/>print <text:tab/>xdigit </text:span><text:span text:style-name="T223">o eventualmente nel locale attivo</text:span></text:p>
      <text:p text:style-name="Text_20_body">Esempi RE</text:p>
      <text:p text:style-name="P149"><text:span text:style-name="T1687">E</text:span><text:span text:style-name="T1686">ssendo molti caratteri </text:span><text:span text:style-name="T1687">speciali delle RE</text:span><text:span text:style-name="T1686"> anche caratteri speciali shell, </text:span><text:span text:style-name="T1685">è </text:span><text:span text:style-name="T1686">necessari</text:span><text:span text:style-name="T1685">o</text:span><text:span text:style-name="T1686"> proteggerli dall'espansione </text:span><text:span text:style-name="T1687">quando possibile, ponendo l’intera RE tra apici ‘’</text:span></text:p>
      <text:list xml:id="list1224464674" text:style-name="L63">
        <text:list-item>
          <text:p text:style-name="P822"><text:span text:style-name="T1683">egrep ‘^Nel.*vita\.$’ miofile<text:tab/></text:span><text:tab/><text:span text:style-name="T224">ha come output tutte le righe di miofile che iniziano per </text:span><text:span text:style-name="T666">Nel</text:span><text:span text:style-name="T224"> e finiscono per </text:span><text:span text:style-name="T666">vita.</text:span><text:span text:style-name="T63"> </text:span><text:span text:style-name="T224">(notare il punto quotato con \)</text:span></text:p>
        </text:list-item>
        <text:list-item>
          <text:p text:style-name="P823"><text:span text:style-name="T2">egrep ‘.es[^es]{3,5}e’ miofile <text:tab/><text:tab/></text:span><text:span text:style-name="T1688">ha come output tutte le righe </text:span><text:span text:style-name="T1689">che contengono in qualsiasi posizione la sequenza: </text:span></text:p>
          <text:list>
            <text:list-item>
              <text:p text:style-name="P827">1 carattere qualsiasi (il punto)</text:p>
            </text:list-item>
            <text:list-item>
              <text:p text:style-name="P835">es </text:p>
            </text:list-item>
            <text:list-item>
              <text:p text:style-name="P827">una sequenza di 3-5 caratteri potenzialmente diversi uno dall’altro, a patto che ognuno sia diverso da e ed s</text:p>
            </text:list-item>
            <text:list-item>
              <text:p text:style-name="P835">e</text:p>
            </text:list-item>
          </text:list>
        </text:list-item>
      </text:list>
      <text:p text:style-name="P150"><text:span text:style-name="T1703">Per altri esempi </text:span><text:a xlink:type="simple" xlink:href="https://www.cyberciti.biz/faq/grep-regular-expressions/" text:style-name="Internet_20_link" text:visited-style-name="Visited_20_Internet_20_Link"><text:span text:style-name="T1703">https://www.cyberciti.biz/faq/grep-regular-expressions/</text:span></text:a></text:p>
      <text:p text:style-name="P150"><text:span text:style-name="T1725">tee</text:span><text:span text:style-name="T1704"> legge</text:span><text:span text:style-name="T1703"> stdin e lo scrive sia su stdout che su</text:span><text:span text:style-name="T1705">i </text:span><text:span text:style-name="T1703">file indicat</text:span><text:span text:style-name="T1705">i.</text:span></text:p>
      <text:list xml:id="list2593331079" text:style-name="L64">
        <text:list-item>
          <text:p text:style-name="P824"><text:span text:style-name="T1705">-</text:span><text:span text:style-name="T1703">a apre il file in append</text:span></text:p>
        </text:list-item>
        <text:list-item>
          <text:p text:style-name="P825"><text:span text:style-name="T1703">utile per tenere file intermedio <text:tab/></text:span><text:span text:style-name="T1727">comando1 | tee FILE | comando2 </text:span></text:p>
        </text:list-item>
        <text:list-item>
          <text:p text:style-name="P826"><text:span text:style-name="T1730">con process substitution permette anche varianti più complesse in cui ad ogni stadio pipeline si elabora: <text:tab/></text:span><text:span text:style-name="T1727">ls | tee &gt;(grep foo | wc &gt; foo.count) | tee &gt;(grep bar | wc &gt; bar.count) | grep baz | wc &gt; baz.count</text:span></text:p>
        </text:list-item>
      </text:list>
      <text:p text:style-name="P29"><text:span text:style-name="T1730">diff </text:span><text:span text:style-name="T1688">mostra le differenze tra due file</text:span></text:p>
      <text:p text:style-name="P29"><text:span text:style-name="T1730">paste</text:span><text:span text:style-name="T1688"> </text:span><text:span text:style-name="T1702">unisce righe di posizione omologa in più file </text:span></text:p>
      <text:p text:style-name="P30"><text:soft-page-break/><text:span text:style-name="T1730">join</text:span><text:span text:style-name="T1688"> funziona in modo simile a paste, ma seleziona le righe non in base alla posizione: unisce quelle che iniziano con la stessa "chiave" (necessita di due file ordinati in modo identico sulla chiave selezionata)</text:span></text:p>
      <text:p text:style-name="P212"><text:span text:style-name="T1716">s</text:span><text:span text:style-name="T1717">ed </text:span><text:span text:style-name="T1690">e </text:span><text:span text:style-name="T1717">awk</text:span><text:span text:style-name="T1690"> non sono semplici filtri avendo un vero e proprio linguaggio di programmazione, </text:span><text:span text:style-name="T1691">vediamo solo alcuni esempi pratici.</text:span></text:p>
      <text:p text:style-name="P213"><text:span text:style-name="T1718">sed </text:span><text:span text:style-name="T1692">Stream EDitor, segue formato base </text:span><text:span text:style-name="T1718">sed -e 'comando'</text:span><text:span text:style-name="T1692"> o </text:span><text:span text:style-name="T1718">sed -f 'script'</text:span><text:span text:style-name="T1692">, </text:span><text:span text:style-name="T1693">non useremo script generici ma il solo comando di sostituzione:</text:span></text:p>
      <text:p text:style-name="P214">sed 's/VECCHIO_PATTERN/NUOVO_VALORE/[modificatori]' </text:p>
      <text:p text:style-name="P220"><text:span text:style-name="T1437">sostituisce in ogni riga il NUOVO_VALORE alla parte di testo coincidente con VECCHIO_PATTERN. </text:span><text:span text:style-name="T1481">C</text:span><text:span text:style-name="T1437">on sed -E i pattern sono </text:span><text:span text:style-name="T1173">circa</text:span><text:span text:style-name="T1437"> quelli di </text:span><text:span text:style-name="T1115">egrep</text:span><text:span text:style-name="T1437">, </text:span><text:span text:style-name="T1482">es. (inserisce la stringa “Linea:” all'inizio di ogni riga di passwd: <text:tab/></text:span><text:span text:style-name="T1147">cat /etc/passwd | sed 's/^/Linea:/' </text:span><text:span text:style-name="T1482">). </text:span><text:span text:style-name="T1483">I modificatori del comando di sostituzione sono </text:span><text:span text:style-name="T1604">(si mettono dopo l'ultimo slash es. </text:span><text:span text:style-name="T1164">sed </text:span><text:span text:style-name="T1147">'s/^/Linea:/</text:span><text:span text:style-name="T1243">i</text:span><text:span text:style-name="T1147">' </text:span></text:p>
      <text:list xml:id="list961587428" text:style-name="L65">
        <text:list-item>
          <text:p text:style-name="P664">i <text:tab/>case insensitive</text:p>
        </text:list-item>
        <text:list-item>
          <text:p text:style-name="P664">g <text:tab/>global (sostituisce tutte le occorrenze sulla riga)</text:p>
        </text:list-item>
        <text:list-item>
          <text:p text:style-name="P664">NUM <text:tab/>sostituisce solo l’occorrenza NUM-esima</text:p>
        </text:list-item>
      </text:list>
      <text:p text:style-name="P216">Opzioni su riga di comando:</text:p>
      <text:list xml:id="list192426577955655" text:continue-numbering="true" text:style-name="L65">
        <text:list-item>
          <text:p text:style-name="P668"><text:span text:style-name="T1437">-</text:span><text:span text:style-name="T1484">i[SUFFIX] <text:tab/>edita il file dato [backup con estensione SUFFIX se fornita]</text:span></text:p>
        </text:list-item>
        <text:list-item>
          <text:p text:style-name="P668"><text:span text:style-name="T1437">-</text:span><text:span text:style-name="T1484">u <text:tab/><text:tab/>unbuffered</text:span></text:p>
        </text:list-item>
      </text:list>
      <text:p text:style-name="P222"><text:span text:style-name="T1717">a</text:span><text:span text:style-name="T1719">wk</text:span><text:span text:style-name="T1694"> è un interprete per AWK (Turing-completo) che useremo solo come evoluzione di </text:span><text:span text:style-name="T1719">cut</text:span><text:span text:style-name="T1726"> </text:span><text:span text:style-name="T1695">perché permette di considerare qualsiasi sequenza di caratteri come unico delimitatore. </text:span><text:span text:style-name="T1696">Nell’uso più comune permette di superare uno dei più evidenti limiti di </text:span><text:span text:style-name="T1720">cut</text:span><text:span text:style-name="T1696"> in presenza di più delimitatori consecutivi: </text:span><text:span text:style-name="T1697">ad esempio, <text:tab/></text:span><text:span text:style-name="T1721">cut -f2 -d</text:span><text:span text:style-name="T1722">' ' <text:tab/></text:span><text:span text:style-name="T1697">se ci sono due spazi dopo il primo campo considera il 2° spazio come 2° campo. </text:span></text:p>
      <text:p text:style-name="P222"><text:span text:style-name="T1698">Es</text:span><text:span text:style-name="T1699">empi:</text:span></text:p>
      <text:list xml:id="list4122604590" text:style-name="L66">
        <text:list-item>
          <text:p text:style-name="P671"><text:span text:style-name="T1698">stampa il secondo campo del file, purché sia separato dal primo da un numero qualunque di blanks <text:tab/><text:tab/></text:span><text:span text:style-name="T1723">cat personale | awk '{print $2}'</text:span></text:p>
        </text:list-item>
        <text:list-item>
          <text:p text:style-name="P665"><text:span text:style-name="T1731">i</text:span><text:span text:style-name="T1730">n un file che riporta il risultato di un’operaz. come </text:span><text:span text:style-name="T1727">[stringhe…] stat=esito [stringhe …] </text:span><text:span text:style-name="T1732">estrae tutti gli esiti: <text:tab/></text:span><text:span text:style-name="T1724">cat log | awk –F 'stat=' '{print $2}' | awk '{print $1}' <text:tab/></text:span><text:span text:style-name="T1733">dove </text:span><text:span text:style-name="T1728">-F ‘stat=’ </text:span><text:span text:style-name="T1733">definisce il separatore dei campi</text:span></text:p>
        </text:list-item>
        <text:list-item>
          <text:p text:style-name="P666"><text:span text:style-name="T1730">a differenza di </text:span><text:span text:style-name="T1715">cut</text:span><text:span text:style-name="T1730"> non ha il concetto di “-f 5-” (dal quinto campo in poi), ma: <text:tab/></text:span><text:span text:style-name="T1715">cat file | awk '{print substr($0, index($0,$5)) }'</text:span></text:p>
        </text:list-item>
      </text:list>
      <text:p text:style-name="P223"><text:span text:style-name="T1730">tr</text:span><text:span text:style-name="T1688"> </text:span><text:span text:style-name="T1700">è utile per sostituire più rapid</text:span><text:span text:style-name="T1701">a</text:span><text:span text:style-name="T1700">mente singoli caratteri, senza regex. Esempi:</text:span></text:p>
      <text:list xml:id="list1246043618" text:style-name="L67">
        <text:list-item>
          <text:p text:style-name="P672">tr 'A-Z' 'a-z' <text:span text:style-name="T400">trasforma maiuscole in minuscole</text:span></text:p>
        </text:list-item>
        <text:list-item>
          <text:p text:style-name="P673">tr ';:.!?' ',' <text:tab/><text:span text:style-name="T161">sostituisce qualsiasi occorrenza dei caratteri nel primo set con ,</text:span></text:p>
        </text:list-item>
        <text:list-item>
          <text:p text:style-name="P667">in generale, se il secondo set è più limitato del primo set, il suo ultimo carattere viene ripetuto quanto basta a generare la corrispondenza 1:1 </text:p>
          <text:list>
            <text:list-item>
              <text:p text:style-name="P674">tr ';:.!?' ',-' <text:tab/><text:span text:style-name="T161">In questo caso quindi ; → ,<text:tab/>: → -<text:tab/>. → -<text:tab/>! → -<text:tab/>? → -</text:span></text:p>
            </text:list-item>
          </text:list>
        </text:list-item>
        <text:list-item>
          <text:p text:style-name="P849"><text:span text:style-name="T1994">tr -d '\r' </text:span><text:span text:style-name="T1995"><text:tab/>elimina ogni occorrenza del carriage return</text:span></text:p>
        </text:list-item>
      </text:list>
      <text:p text:style-name="P321"><text:soft-page-break/><text:span text:style-name="T2295">xargs </text:span><text:span text:style-name="T2296">&lt;comando&gt; </text:span><text:span text:style-name="T2361">si aspetta su stdin un elenco di stringhe, da dare come argomento al comando indicato. Es. </text:span><text:span text:style-name="T2299">find /usr/src -name '*.c' -size +100k -print | xargs cat<text:tab/><text:tab/></text:span><text:span text:style-name="T2361">lancia </text:span><text:span text:style-name="T2299">cat</text:span><text:span text:style-name="T2361"> con tutti i file risultanti che find mette su stdin </text:span></text:p>
      <text:h text:style-name="P380" text:outline-level="2">Shell e gestione processi</text:h>
      <text:p text:style-name="P65">La shell, in particolare l’incarnazione bash che studiamo, nasce per automatizzare task, evitando di richiedere l’inserimento di comandi manuale. Si pone quindi non come ambiente per codice general purpose: lo scopo fondamentale è avviare processi di sistema, predisporre flussi di comunicazione tra <text:span text:style-name="T2281">questi</text:span>, controllare come terminano e che diagnostica producono. Gli aspetti principali da considerare rispetto a un linguaggio come C o Java sono due: il primo è che gli elementi di base <text:span text:style-name="T1398">gestiti</text:span> <text:span text:style-name="T1398">sono file e processi, </text:span><text:span text:style-name="T2283">(</text:span><text:span text:style-name="T1398">quindi è fondamentale pensare, quan</text:span><text:span text:style-name="T2282">d</text:span><text:span text:style-name="T1398">o si scrive o analizza una riga di comando, a quali processi verranno eseguiti e quali file sono coinvolti</text:span><text:span text:style-name="T2283">)</text:span><text:span text:style-name="T1398">; il secondo è che bash è un linguaggio interpretato e non compilato, quindi la riga di comando passa attraverso un processo detto espansione, </text:span><text:span text:style-name="T1400">che vedremo più avanti</text:span><text:span text:style-name="T1438">, prima di essere eseguita.</text:span></text:p>
      <text:p text:style-name="P138">In ambiente UNIX i processi sono processi pesanti, e possono essere creati usando</text:p>
      <text:list xml:id="list3442332952" text:style-name="L68">
        <text:list-item>
          <text:p text:style-name="P510">fork, che crea una copia del processo corrente duplicando tutte le risorse (inclusi file) e condivide il codice</text:p>
        </text:list-item>
        <text:list-item>
          <text:p text:style-name="P850"><text:span text:style-name="T1437">exec, che sostituisce il codice del processo con quello caricato da un programma </text:span><text:span text:style-name="T1443">modificando la text table</text:span></text:p>
        </text:list-item>
      </text:list>
      <text:p text:style-name="P66"><text:span text:style-name="T1438">Quando si lancia un programma quindi la prima cosa che accade è che viene duplicato il processo bash con tutte le sue risorse. </text:span><text:span text:style-name="T1439">Questo segue direttamente dal processo d’avvio del terminale: </text:span><text:span text:style-name="T1442">una volta che </text:span><text:span text:style-name="T1439">il kernel </text:span><text:span text:style-name="T1442">ha </text:span><text:span text:style-name="T1439">inizializza</text:span><text:span text:style-name="T1442">to</text:span><text:span text:style-name="T1439"> i dispositivi HW e li </text:span><text:span text:style-name="T1442">ha </text:span><text:span text:style-name="T1439">espo</text:span><text:span text:style-name="T1442">sti</text:span><text:span text:style-name="T1439"> come device driver </text:span><text:span text:style-name="T1440">(/dev/tty* per i terminali virtuali collegati alla console, /dev/pts/* per pseudoterminali collegati a finestre grafiche)</text:span><text:span text:style-name="T1439">, </text:span><text:span text:style-name="T1443">l</text:span><text:span text:style-name="T1440">ancia </text:span><text:span text:style-name="T1238">init</text:span><text:span text:style-name="T1440"> </text:span><text:span text:style-name="T1441">e smette di occuparsi dell’avvio, lasciando a </text:span><text:span text:style-name="T1239">init</text:span><text:span text:style-name="T1441"> </text:span><text:span text:style-name="T1442">il compito</text:span><text:span text:style-name="T1441"> di lanciare tutti gli altri processi. </text:span><text:span text:style-name="T1442">Il primo che parte è getty che fa una open su tty0 in lettura e una in scrittura (il processo ha quindi ora un fd0 da cui può leggere da tastiera e fd1 e 2 con cui può scrivere sullo schermo). </text:span><text:span text:style-name="T1443">Getty dopo la config del terminale fa exec e si trasforma in login, che attende inserimento user:pass avendo ereditato i fd da login. Una volta inseriti us:pw, il processo fa fork/exec e lancia bash, che a sua volta eredita i fd. Da questo momento in poi ogni comando aperto da bash segue la stessa filosofia, ereditando i fd dopo fork(nuova bash figlia)/exec(cambio codice).</text:span></text:p>
      <text:p text:style-name="P67"><text:span text:style-name="T1443">P</text:span><text:span text:style-name="T1445">er convenzione tutti i comandi *nix che operano su stream di testo (filtri) sono progettati per disporre di tre stream con cui comunicare con il resto del sistema: stdin su fd0, stdout su fd1, stderr su fd2. </text:span></text:p>
      <text:p text:style-name="P69"><text:span text:style-name="T1445">A</text:span><text:span text:style-name="T1437">=40 mycommand | othercommand &gt; outfile</text:span></text:p>
      <text:p text:style-name="P67"><text:span text:style-name="T1445">L’interpretazione della linea di comando passa </text:span><text:span text:style-name="T1444">attraverso fasi ordinate:</text:span></text:p>
      <text:list xml:id="list859348081" text:style-name="L69">
        <text:list-item>
          <text:p text:style-name="P851"><text:span text:style-name="T1444">E</text:span><text:span text:style-name="T1437">spansione degli elementi della riga (</text:span><text:span text:style-name="T1399">descritta in seguito, </text:span><text:span text:style-name="T1452">la shell interpreta alcuni caratteri speciali, usati per gestire come eseguire</text:span><text:span text:style-name="T1437">) {</text:span><text:span text:style-name="T1173">mycommand, othercommand}</text:span></text:p>
        </text:list-item>
        <text:list-item>
          <text:p text:style-name="P511">Preparazione ridirezioni {| , &gt; outfile}</text:p>
        </text:list-item>
        <text:list-item>
          <text:p text:style-name="P511">Assegnamento di variabili {A=40}</text:p>
        </text:list-item>
        <text:list-item>
          <text:p text:style-name="P511">Esecuzione comandi</text:p>
        </text:list-item>
      </text:list>
      <text:h text:style-name="P394" text:outline-level="3"><text:soft-page-break/>Ridirezione</text:h>
      <text:p text:style-name="P68"><text:span text:style-name="T1437">La ridirezione per un processo figlio di shell consiste nel disconnettere gli stream predefiniti dal terminale (chiudendoli dopo la fork, nel figlio) e far trovare gli stessi fd aperti su un file diverso (aprendoli prima della exec). Questo è possibile perché qu</text:span><text:span text:style-name="T1446">a</text:span><text:span text:style-name="T1437">ndo lancia un comando, la shell per prima cosa duplica sé stessa </text:span><text:span text:style-name="T1446">e quindi il figlio avrà gli stessi fd, facendo close dopo la fork e open di un file prima della exec il SO porrà quel file nel primo fd disponibile. Una volta fatta la exec il processo avrà gli fd già settati e aperti come da modello, e per lui non farà differenza dove puntino.</text:span></text:p>
      <text:list xml:id="list4288835040" text:style-name="List_20_1">
        <text:list-item>
          <text:p text:style-name="P852"><text:span text:style-name="T1446">L’stdout si ridirige con &gt; myfile per aprire myfile da file pointer 0 (quindi troncandolo o creandolo), con &gt;&gt; per aprirlo da file pointer in fondo al file; </text:span><text:span text:style-name="T1447">stderr si ridirige con 2&gt; o 2&gt;&gt;; stdin con command &lt; myfile porta il contenuto di myfile su stdin di command. </text:span></text:p>
        </text:list-item>
        <text:list-item>
          <text:p text:style-name="P852"><text:span text:style-name="T1448">P</text:span><text:span text:style-name="T1447">articolare è la confluenza: ls &gt; myfile 2&gt;&amp;1 prima ridirige stderr di ls su stdout (&amp;1 indica proprio fd1, non un file </text:span><text:span text:style-name="T1602">di nome 1</text:span><text:span text:style-name="T1447">); poi stdout su myfile. Il risultato è che entrambi gli stream finiranno su myfile, ma l’ordine di ridirezione è importante, hanno priorità quelle fatte più a destra.</text:span></text:p>
        </text:list-item>
        <text:list-item>
          <text:p text:style-name="P852"><text:span text:style-name="T1447"><text:s/></text:span><text:span text:style-name="T1448">Inoltre si può evitare l’uso di file temporanei per inviare dati su stdin di un comando, usando </text:span><text:span text:style-name="T1174">command &lt;&lt;MARCATORE</text:span><text:span text:style-name="T1448"> (scrivendo poi più linee, e chiudendo l’input con una linea MARCATORE) o </text:span><text:span text:style-name="T1174">command &lt;&lt;&lt; “testo”</text:span><text:span text:style-name="T1448"> per un sola linea. </text:span></text:p>
        </text:list-item>
        <text:list-item>
          <text:p text:style-name="P853"><text:span text:style-name="T1448">Per ridirigere stream permanentemente si usa </text:span><text:span text:style-name="T1174">exec [ridir]</text:span><text:span text:style-name="T162">, che ridirige gli stessi stream della shell quindi tutti i comandi successivi avranno quegli fd (2&gt;/dev/null, che toglie stderr da terminale. interattivamente fa sparire anche prompt e echo ma è utile negli script). </text:span></text:p>
        </text:list-item>
        <text:list-item>
          <text:p text:style-name="P853"><text:span text:style-name="T162">Con </text:span><text:span text:style-name="T1174">exec </text:span><text:span text:style-name="T162">si possono anche creare nuovi fd: </text:span><text:span text:style-name="T1174">exec 3&lt; fin 4&gt; fout 5&lt;&gt; frw </text:span><text:span text:style-name="T162">permette </text:span><text:span text:style-name="T163">letture con &lt;&amp;3 su fin, scritture con &gt;&amp;4 su fout e frw sia in lettura che in scrittura</text:span><text:span text:style-name="T162">; </text:span><text:span text:style-name="T163">per chiudere un fd si usa </text:span><text:span text:style-name="T1175">exec fd&gt;&amp;-.</text:span></text:p>
        </text:list-item>
      </text:list>
      <text:h text:style-name="P395" text:outline-level="3"><text:span text:style-name="T1624">Pip</text:span><text:span text:style-name="T1625">e</text:span><text:span text:style-name="T1119"> </text:span><text:span text:style-name="T10">e subshell</text:span></text:h>
      <text:p text:style-name="P132"><text:span text:style-name="T163">L</text:span><text:span text:style-name="T167">a bash pipe è un array di due fd [0,1], con elemento 1 scrivibile e tutti ciò che viene scritto su 1 può essere letto da 0 (0 leggibile 1 scrivibile come standard). </text:span><text:span text:style-name="T164">Quando </text:span><text:span text:style-name="T166">c’è un</text:span><text:span text:style-name="T173">a pipeline </text:span><text:span text:style-name="T164">(Es. </text:span><text:span text:style-name="T1176">ls | sort</text:span><text:span text:style-name="T164">) </text:span></text:p>
      <text:list xml:id="list4231053788" text:style-name="L70">
        <text:list-item>
          <text:p text:style-name="P541">bash fa due fork (due bash figlie, ognuna con 3 fd in lettura e scrittura, standard + i due pipe)</text:p>
        </text:list-item>
        <text:list-item>
          <text:p text:style-name="P541">la prima shell figlia chiama dup2(fd[1],1] per dirottare il suo stdout su fd[1] (quello della pipe) e viceversa la seconda chiama dup2(fd[0],0) per dirottare sul suo stdin quello <text:span text:style-name="T2287">della </text:span>pipe</text:p>
        </text:list-item>
        <text:list-item>
          <text:p text:style-name="P541">infine la prima chiude fd[0] e la seconda fd[1] per evitare inconsistenze sulla pipe, </text:p>
        </text:list-item>
        <text:list-item>
          <text:p text:style-name="P541">poi ognuna fa exec del suo comando facendoli partire con gli fd già settati in modo da avere trasparenza senza sapere della pipe. </text:p>
        </text:list-item>
      </text:list>
      <text:p text:style-name="P100"><text:span text:style-name="T1449">La pipe è quindi un mezzo di comunicazione tra processi fornito dal SO, il buffering offerto da questo permette di passare dati dal primo al secondo processo senza usare file temporanei. È il SO a occuparsi della sincronizzazione: </text:span><text:span text:style-name="T1603">se </text:span><text:span text:style-name="T1449">il secondo comando è lento a svuotare il buffer e questo si riempie, </text:span><text:span text:style-name="T1450">quando il primo chiama syscall </text:span><text:span text:style-name="T1177">write</text:span><text:span text:style-name="T1450"> viene reso non schedulabile (sospeso) dal SO. Appena il secondo fa una syscall </text:span><text:span text:style-name="T1177">read </text:span><text:span text:style-name="T1451">e il buffer si libera, il SO va a richiamare il primo. </text:span></text:p>
      <text:p text:style-name="P133"><text:soft-page-break/><text:span text:style-name="T165">Caso particolare </text:span><text:span text:style-name="T166">è quando il secondo elemento di un</text:span><text:span text:style-name="T172">a pipeline</text:span><text:span text:style-name="T166"> è un builtin o una funzione, in quan</text:span><text:span text:style-name="T168">t</text:span><text:span text:style-name="T166">o </text:span><text:span text:style-name="T169">non va caricato codice binario ma </text:span><text:span text:style-name="T168">vanno inte</text:span><text:span text:style-name="T169">r</text:span><text:span text:style-name="T168">pretati da una shell:</text:span><text:span text:style-name="T166"> il secondo figlio non chiamerà </text:span><text:span text:style-name="T1178">exec</text:span><text:span text:style-name="T168"> e quindi resterà bash. </text:span><text:span text:style-name="T174">Una pipeline con builtin crea quindi una subshell implicita, che</text:span><text:span text:style-name="T170"> è ancora un processo pesante (coincide il text segment avendo accesso alle stesse istruzioni, ma ha suo program counter), quindi ha i propri dati: variabili ereditate dal padre e poi modificate nel figlio non riflettono le modifiche sul</text:span><text:span text:style-name="T171">le variabili nel</text:span><text:span text:style-name="T170"> padre (processi pesanti, copia per valore). </text:span></text:p>
      <text:p text:style-name="P134"><text:span text:style-name="T175">Si può forzare la creazione di subshell per eseguire se</text:span><text:span text:style-name="T176">q</text:span><text:span text:style-name="T175">uenze di comandi nello stesso processo bash </text:span><text:span text:style-name="T178">usando</text:span><text:span text:style-name="T1179"> (comando1 ; comando 2; …)</text:span><text:span text:style-name="T178"> dove ; equivale ad un accapo </text:span><text:span text:style-name="T183">(eseguiti in ordine)</text:span><text:span text:style-name="T178">.</text:span><text:span text:style-name="T1180"> </text:span><text:span text:style-name="T183">Ciò è </text:span><text:span text:style-name="T175">utile ad esempio quando nei processi figli modifico variabili d'ambiente: le mo</text:span><text:span text:style-name="T178">d</text:span><text:span text:style-name="T175">ifiche si vedrebbero sul comportamento d</text:span><text:span text:style-name="T179">ella</text:span><text:span text:style-name="T175"> shell padre, quindi preferisco lanciare shell figlie</text:span><text:span text:style-name="T177">. </text:span><text:span text:style-name="T180">Tutto ciò che viene dato su stdin della subshell è disponibile su stdin dei comandi e ciò che questi producono su stdout/err è prodotto dagli </text:span><text:span text:style-name="T181">stream corrispondenti della subshell </text:span><text:span text:style-name="T182">(Es. </text:span><text:span text:style-name="T1181">producer | ( step1 ; step2 ; step3 ) 2&gt;/dev/null | consumer </text:span><text:span text:style-name="T183">dove producer legge stdin da tastiera non avendo &lt;, scrive stdout su </text:span><text:span text:style-name="T184">stdin </text:span><text:span text:style-name="T605">della</text:span><text:span text:style-name="T183"> subshell che esegue i 3 comandi in ordine</text:span><text:span text:style-name="T184">; ognuno dei 3 ha facoltà di scrivere sui propri std, e tutte le scritture su stderr della subshell finiscono su /dev/null. Infine l’stdout di subshell finisce su stdin di consumer</text:span><text:span text:style-name="T182">).</text:span></text:p>
      <text:h text:style-name="P396" text:outline-level="3">Interazione coi processi <text:span text:style-name="T1628">e segnali</text:span></text:h>
      <text:p text:style-name="P135"><text:span text:style-name="T1626">Ogni comando lanciato da shell diventa un processo, identificato da un Process ID o PID globale (in alcuni casi anche da un JobID, localmente alla shell che l’ha lanciato; </text:span><text:span text:style-name="T1627">anche se usando </text:span><text:span text:style-name="T1120">ps</text:span><text:span text:style-name="T11"> su altra shell è visibile con lo stesso PID</text:span><text:span text:style-name="T1626">). </text:span><text:span text:style-name="T1627">Un processo svolge le sue azioni a nome dell’utente che l’ha lanciato (processi root possono assumere altre identità ma perdono il potere di tornare indietro) e processi anche non lanciati da una stessa pipeline possono comunicare tra loro, mediante strumenti da preparare come socket, o in modo limitato ma semplice usando segnali.</text:span></text:p>
      <text:p text:style-name="P136"><text:span text:style-name="T1628">I segnali sono eventi asincroni notificati dal kernel a un processo, generati dal kernel stesso (Es. SIGPIPE quando termina un processo in lettura su una pipe, così che l’altro possa smettere di scrivere) </text:span><text:span text:style-name="T1629">o da un altro processo; il cui contenuto informativo è limitato ad un numero. Non vengono ricevuti istantaneamente, il controllo avviene ogni volta che il processo rientra in user space (Es. dopo una syscall o quando schedulato da CPU): se tra un controllo e il successivo sono stati ricevuti più segnali diversi, vengono posti in uno stato “pending” </text:span><text:span text:style-name="T1630">senza notificare ricezioni multiple </text:span><text:span text:style-name="T1629">(</text:span><text:span text:style-name="T1631">viene settato il flag </text:span><text:span text:style-name="T1632">pending </text:span><text:span text:style-name="T1629">nel process descriptor nella process table, identificatore dei segnali ricevuti ma non gestiti) e vengono poi gestiti in modo non deterministico (come sviluppatore di script non si può assumere che vengano ricevuti nello stesso ordine in cui sono stati inviati). </text:span><text:span text:style-name="T1633">La gestione a livello di SO avviene mediante l’esecuzione automatica di handler, dirottando il flusso di esecuzione di un </text:span><text:span text:style-name="T2288">dato</text:span><text:span text:style-name="T1633"> processo, in seguito alla rilevazione di segnale pending diretto </text:span><text:span text:style-name="T2288">a tale processo</text:span><text:span text:style-name="T1633">. L’esecuzione di un handler blocca segnali dello stesso tipo, ricezioni durante l’</text:span><text:span text:style-name="T1634">handler </text:span><text:span text:style-name="T1633">non causano esecuzioni annidate ma settano il flag.</text:span></text:p>
      <text:p text:style-name="P137">Il comportamento di un processo alla ricezione di un segnale può essere terminare, ignorarlo, sospendersi (stato stop) o riprendersi da stop (cont), <text:span text:style-name="T1635">le disposition predefinite sono in </text:span><text:span text:style-name="T1121">signal(7)</text:span><text:span text:style-name="T12">. </text:span><text:span text:style-name="T13">La disposition per un processo può essere modificata: opzione di default; ignorare il segnale; eseguire un handler. </text:span><text:span text:style-name="T14">Fanno eccezione KILL e STOP, che non possono essere bloccati, ignorati, o intercettati da un handler. </text:span></text:p>
      <text:p text:style-name="P319"><text:span text:style-name="T15">Gli handler possono essere definiti in bash usando il builtin </text:span><text:span text:style-name="T1305">trap </text:span><text:span text:style-name="T1122">(trap [-lp] [[codice_da_eseguire] segnale …]), </text:span><text:span text:style-name="T16">bash riconosce oltre ai segnali standard anche pseudosegnali come </text:span></text:p>
      <text:list xml:id="list1411574362" text:style-name="L71">
        <text:list-item>
          <text:p text:style-name="P854"><text:soft-page-break/><text:span text:style-name="T16">DEBUG (</text:span><text:span text:style-name="T17">lanciato dalla shell p</text:span><text:span text:style-name="T16">rima di eseguire ogni comando. Es. utile per lanciare uno script ogni volta che un comando esegue), </text:span></text:p>
        </text:list-item>
        <text:list-item>
          <text:p text:style-name="P854"><text:span text:style-name="T17">RETURN (lanciato da shell dopo ritorno </text:span><text:span text:style-name="T151">d</text:span><text:span text:style-name="T17">a chiamata a funzion</text:span><text:span text:style-name="T18">e </text:span><text:span text:style-name="T17">o dopo inclusione di file con </text:span><text:span text:style-name="T1123">source</text:span><text:span text:style-name="T17">), </text:span></text:p>
        </text:list-item>
        <text:list-item>
          <text:p text:style-name="P854"><text:span text:style-name="T17">ERR (</text:span><text:span text:style-name="T152">lanciato </text:span><text:span text:style-name="T17">dopo ogni comando che fallisce</text:span><text:span text:style-name="T19">), </text:span></text:p>
        </text:list-item>
        <text:list-item>
          <text:p text:style-name="P524">EXIT (shell in uscita, da fine script, exit, o segnale di terminazione tranne KILL, con il quale l’handler verrebbe eliminato prima che possa essere eseguito). </text:p>
        </text:list-item>
      </text:list>
      <text:p text:style-name="P319"><text:span text:style-name="T22">Nota che i</text:span><text:span text:style-name="T20"> signal handler non vengono ereditati dai figli (mentre con </text:span><text:span text:style-name="T1326">export</text:span><text:span text:style-name="T20"> si possono passare </text:span><text:span text:style-name="T149">loro</text:span><text:span text:style-name="T20"> variabili per riferimento, è </text:span><text:span text:style-name="T147">invece </text:span><text:span text:style-name="T20">necessario usare di nuovo </text:span><text:span text:style-name="T1162">trap</text:span><text:span text:style-name="T20"> nella subshell), l’esecuzione di un handler non blocca segnali dello stesso tipo</text:span><text:span text:style-name="T21"> </text:span><text:span text:style-name="T22">e quando bash esegue un comando, il processo non è schedulato fino alla terminazione del child, quindi non vengono controllati i segnali </text:span><text:span text:style-name="T23">finché </text:span><text:span text:style-name="T148">il child</text:span><text:span text:style-name="T23"> non termina</text:span><text:span text:style-name="T22">. </text:span></text:p>
      <text:p text:style-name="P1"><text:span text:style-name="T22">P</text:span><text:span text:style-name="T25">er inviare un segnale a un processo si può usare </text:span><text:span text:style-name="T1251">kill</text:span><text:span text:style-name="T1124"> [options] &lt;pid&gt; […],</text:span><text:span text:style-name="T25"> dove </text:span><text:span text:style-name="T932">pid &lt;0 identificano l’intero process group</text:span><text:span text:style-name="T25">;</text:span><text:span text:style-name="T1124"> </text:span><text:span text:style-name="T25">inoltre </text:span><text:span text:style-name="T24">getty</text:span><text:span text:style-name="T25"> trasforma alcune combo di tasti </text:span><text:span text:style-name="T24">su terminale </text:span><text:span text:style-name="T25">in segnali inviati al processo che lo occupa: </text:span></text:p>
      <text:list xml:id="list192425596105545" text:continue-list="list4288835040" text:style-name="List_20_1">
        <text:list-item>
          <text:p text:style-name="P525">CTRL + Z per SIGSTP, </text:p>
        </text:list-item>
        <text:list-item>
          <text:p text:style-name="P525">CTRL + C per SIGINT, </text:p>
        </text:list-item>
        <text:list-item>
          <text:p text:style-name="P525">CTRL + \ per SIGQUIT. </text:p>
        </text:list-item>
        <text:list-item>
          <text:p text:style-name="P526">Inoltre CTRL+D produce carattere EOF che non è un segnale, CTRL + S stoppa scrolling congelando il terminale e CTRL + Q riavvia scrolling.</text:p>
        </text:list-item>
      </text:list>
      <text:p text:style-name="P31">Esempio di chiusura pulita gerarchia processi in 9_job_control slide 12</text:p>
      <text:p text:style-name="P368">Per esempi e approfondimenti sulla propagazione di segnali a child process:</text:p>
      <text:p text:style-name="P3"><text:a xlink:type="simple" xlink:href="https://linuxconfig.org/how-to-propagate-a-signal-to-child-processes-from-a-bash-script" text:style-name="Internet_20_link" text:visited-style-name="Visited_20_Internet_20_Link"><text:span text:style-name="Collegamento_20_ipertestuale"><text:span text:style-name="T24">https://linuxconfig.org/how-to-propagate-a-signal-to-child-processes-from-a-bash-script</text:span></text:span></text:a></text:p>
      <text:p text:style-name="P3"><text:span text:style-name="Collegamento_20_ipertestuale"><text:span text:style-name="T24"/></text:span></text:p>
      <text:p text:style-name="P142"><text:span text:style-name="T24">I</text:span><text:span text:style-name="T2">l comando </text:span><text:span text:style-name="T1248">sleep</text:span><text:span text:style-name="T1115"> </text:span><text:span text:style-name="T2">pone un timer per far dormire il processo per il numero di secondi indicato nel parametro. E’ un comando esterno quindi valgono le solite regole: essendo eseguito in un processo figlio, inviare un segnale alla shell che lo genera non lo tocca (la shell padre non è schedulabile mentre esegue il figlio); </text:span><text:span text:style-name="T26">inoltre anche sleep stesso è immune ai segnali (ricevuti ma non vengono processati) dato che non rientra in user space fino alla sua terminazione,</text:span><text:span text:style-name="T27"> poiché</text:span><text:span text:style-name="T26"> </text:span><text:span text:style-name="T27">usa </text:span><text:span text:style-name="T26">syscall per avere l’attesa, </text:span><text:span text:style-name="T28">non fa</text:span><text:span text:style-name="T26"> busy wait.</text:span></text:p>
      <text:p text:style-name="P2"><text:span text:style-name="T26">E’ </text:span><text:span text:style-name="T29">possibile usare una sola shell per eseguire in contemporanea più comandi che non hanno necessità di accedere al terminale, lanciandoli in background postponendo </text:span><text:span text:style-name="T1252">&amp;</text:span><text:span text:style-name="T29"> alla command line. La shell risponde con </text:span><text:span text:style-name="T1125">[job_id]</text:span><text:span text:style-name="T29">, che identifica il job localmente a quella shell: </text:span><text:span text:style-name="T933">per usarlo al posto di un pid si usa </text:span><text:span text:style-name="T1377">%job_id</text:span><text:span text:style-name="T30">, mentre il PID del processo viene salvato nella variabile </text:span><text:span text:style-name="T1126">$!. </text:span><text:span text:style-name="T77">I</text:span><text:span text:style-name="T30">n $! viene messo il pid dell'ultimo processo mandato in background, utile salvarselo se serve in seguito. </text:span></text:p>
      <text:p text:style-name="P2"><text:span text:style-name="T31">Il processo in background non riceve più lo stdin, in quanto appena si lancia</text:span><text:span text:style-name="T1127"> comando&amp;</text:span><text:span text:style-name="T185"> </text:span><text:span text:style-name="T186">lo stdin ritorna alla shell che lo ha lanciato e si può inserire un altro comando; l’output resta però agganciato quindi il terminale potrebbe essere “sporcato” se il comando ha uscite, se non ci interessa l’output sarà opportuno ridirigerlo su /dev/null </text:span><text:span text:style-name="T187">al lancio</text:span><text:span text:style-name="T186">. </text:span></text:p>
      <text:p text:style-name="P2"><text:soft-page-break/><text:span text:style-name="T188">Se si lancia un comando senza &amp; e si vuole rimediare, si può dare un segnale di STOP con CTRL+Z, </text:span><text:span text:style-name="T189">ricevendo comunque un job_id; </text:span><text:span text:style-name="T191">us</text:span><text:span text:style-name="T189">ando</text:span><text:span text:style-name="T191">lo con</text:span><text:span text:style-name="T189"> </text:span><text:span text:style-name="T1336">bg %job_id</text:span><text:span text:style-name="T1182"> </text:span><text:span text:style-name="T189">si invia SIGCONT </text:span><text:span text:style-name="T190">che riavvia il processo mettendolo in background.</text:span></text:p>
      <text:p text:style-name="P152"><text:span text:style-name="T190">I</text:span><text:span text:style-name="T161">l builtin </text:span><text:span text:style-name="T1248">wait</text:span><text:span text:style-name="T161"> permette di bloccare l’esecuzione fino al completamento dei job in background. </text:span><text:span text:style-name="T192">Di default attende il completamento di tutti i job. </text:span><text:span text:style-name="T444">U</text:span><text:span text:style-name="T192">tile quando si deve lanciare massa di processi in background ma dobbiamo aspettare che tutti abbiano concluso prima di tornare.<text:tab/><text:tab/>(sarà utile per monitoraggio, avendo molte macchine che devono rispondere anche in modo lento. Se lanciamo in background in parallelo la funzione facendole monitorare 10 macchine. <text:s/>Faremo uno script dove lanciamo le verifiche, e per attendere tutti i risultati metteremo un wait ).<text:tab/><text:tab/>Esempio frequente: dovendo monitorare 40 macchine, abbiamo una funzione che interroga una macchina per sapere es. se ha abbastanza memoria, sappiamo che questo comando può metterci 3 secondi perché lato macchina interrogata è un quesito pesante. Non si fa un ciclo che interroga una macchina alla volta (impiego max 120 sec), si fanno 40 processi in background (monitora macchina $i), ognuno dei quali è leggero e ci mette 3 secondi ad interrogare la macchina di riferimento. </text:span><text:span text:style-name="T193">Dopo si usa wait per attendere che siano terminati tutti i processi in background; l’output di ognuno dei processi finirebbe comunque su stdout, ma sarebbe più opportuno salvarlo. </text:span><text:span text:style-name="T194">Usando un solo file ogni processo avrebbe la sua idea di fd, quindi anche scrivendo in append </text:span><text:span text:style-name="T195">il file </text:span><text:span text:style-name="T194">sarebbe sovrascritto da ogni processo essendo il file una struttura non concorrente; </text:span><text:span text:style-name="T196">quindi si crea un file per ognuna delle interazioni, ridirigendo output per ogni processo su file $i. </text:span></text:p>
      <text:p text:style-name="P152"><text:span text:style-name="T1303">watch</text:span><text:span text:style-name="T196"> prende come argomento altri comandi, li lancia periodicamente e aggiorna il suo output.</text:span></text:p>
      <text:p text:style-name="P153"><text:span text:style-name="T197">Se è necessario riportare in foreground un processo ricollegandolo così al terminale, si usa </text:span><text:span text:style-name="T1255">fg %job_id</text:span><text:span text:style-name="T197">. Il comando </text:span><text:span text:style-name="Car._20_predefinito_20_paragrafo"><text:span text:style-name="T1255">jobs</text:span></text:span><text:span text:style-name="T197"> mostra l’elenco dei job, cioè di tutti i processi avviati dalla shell corrente </text:span><text:span text:style-name="T618">(l'elenco dei jobs è locale, </text:span><text:span text:style-name="T619">quelli</text:span><text:span text:style-name="T618"> avviati in un'altra shell non vengono mostrati: </text:span><text:span text:style-name="T620">usando </text:span><text:span text:style-name="T1335">ps</text:span><text:span text:style-name="T620"> invece avremo lo stesso risultato anche in'un altra shell, passandogli il pid del job</text:span><text:span text:style-name="T618">)</text:span><text:span text:style-name="T197">, indicandone lo stato (attivo o stoppato). </text:span><text:span text:style-name="T1255">jobs -l</text:span><text:span text:style-name="T197"> mostra il pid </text:span><text:span text:style-name="T621">de</text:span><text:span text:style-name="T622">i</text:span><text:span text:style-name="T621"> job, </text:span><text:span text:style-name="T197">nel caso non ce lo fossimo segnati.</text:span></text:p>
      <text:p text:style-name="P151"><text:span text:style-name="T161">Per i processi in background si p</text:span><text:span text:style-name="T199">ossono </text:span><text:span text:style-name="T161">usare </text:span><text:span text:style-name="T199">i comandi </text:span><text:span text:style-name="T1248">nohup &lt;command&gt;</text:span><text:span text:style-name="T1173"> </text:span><text:span text:style-name="T161">per evitare che sia inviato SIGHUP al comando quando la shell chiude (ne causerebbe la terminazione, </text:span><text:span text:style-name="T2362">inoltre l'output viene rediretto -a default su </text:span><text:span text:style-name="T2301">nohup.out</text:span><text:span text:style-name="T2362">-</text:span><text:span text:style-name="T161">) </text:span><text:span text:style-name="T199">e </text:span><text:span text:style-name="T1253">nice &lt;command&gt;</text:span><text:span text:style-name="T199"> </text:span><text:span text:style-name="T200">lancia command con niceness diversa da zero, modificandone la priorità. Sono comandi esterni, anche combinabili. I</text:span><text:span text:style-name="T198">nvece </text:span><text:span text:style-name="T200">il builtin</text:span><text:span text:style-name="T198"> </text:span><text:span text:style-name="T1254">disown</text:span><text:span text:style-name="T198"> </text:span><text:span text:style-name="T200">che agisce su PID/job_id lanciati in precedenza, </text:span><text:span text:style-name="T198">rimuove un job dalla job table di shell (a default l’ultimo, con opzione -h offre anche immunità all’hangup).</text:span></text:p>
      <text:p text:style-name="Text_20_body">Per gestire i processi è utile il comando <text:span text:style-name="Car._20_predefinito_20_paragrafo"><text:span text:style-name="T1248">ps</text:span></text:span> (process status), che ha molte opzioni. Utile avere una cheat sheet. <text:a xlink:type="simple" xlink:href="https://www.golinuxcloud.com/ps-command-in-linux/" text:style-name="Internet_20_link" text:visited-style-name="Visited_20_Internet_20_Link"><text:span text:style-name="Collegamento_20_ipertestuale"><text:span text:style-name="T1682">https://www.golinuxcloud.com/ps-command-in-linux/</text:span></text:span></text:a></text:p>
      <text:p text:style-name="Text_20_body"><text:span text:style-name="Car._20_predefinito_20_paragrafo"><text:span text:style-name="T1342">top </text:span></text:span><text:span text:style-name="Car._20_predefinito_20_paragrafo"><text:span text:style-name="T651">mostra i processi più attivi e altre statistiche.</text:span></text:span></text:p>
      <text:h text:style-name="P381" text:outline-level="2">Shell scripting</text:h>
      <text:p text:style-name="P143"><text:span text:style-name="T1636">Il linguaggio di bash è interpretato, non compilato: il significato di molti caratteri è sintattico e non letterale: la riga di comando effett</text:span><text:span text:style-name="T1637">iv</text:span><text:span text:style-name="T1636">ame</text:span><text:span text:style-name="T2284">n</text:span><text:span text:style-name="T1636">te eseguita </text:span><text:span text:style-name="T1638">risulta da un procedimento, detto espansione, che individua sottostringhe contrassegnate da caratteri speciali, sostituendole col risultato di una corrispondente elaborazione. </text:span><text:span text:style-name="T1639">L’espansione </text:span><text:span text:style-name="T1640">consiste in 12 passi </text:span><text:span text:style-name="T1641">in sequenza, alcuni possono essere saltati usando il quoting, ovvero proteggendo i meta-caratteri da non interpretare per mezzo di </text:span><text:span text:style-name="T1774">a</text:span><text:span text:style-name="T1641">ltri caratteri speciali (‘ “ e \)</text:span><text:span text:style-name="T1640">.</text:span></text:p>
      <text:list xml:id="list20172091" text:style-name="L72">
        <text:list-item>
          <text:p text:style-name="P855"><text:soft-page-break/><text:span text:style-name="T1405">Tokenizzazione</text:span><text:span text:style-name="T1642">: </text:span><text:span text:style-name="T1644">La riga viene divisa in token usando come separatori i metacaratteri {SPACE TAB NEWLINE ; ( ) &lt; &gt; | &amp;}. I token possono essere stringhe, parole chiave, caratteri di ridirezione, carattere “:” (è il null command, comando che non fa niente). </text:span><text:span text:style-name="T1642">I </text:span><text:span text:style-name="T1640">caratteri speciali possono far comparire degli elementi che anche </text:span><text:span text:style-name="T1643">apparendo come</text:span><text:span text:style-name="T1640"> normali valori, </text:span><text:span text:style-name="T1643">potrebbero avere</text:span><text:span text:style-name="T1640"> un significato sintattico speciale per la shell, che potrebbe venir interpretato nei passi successivi. </text:span><text:span text:style-name="T1401">Parti di riga quotate tra singoli apici ‘ saltano a </text:span><text:span text:style-name="T1403">12</text:span><text:span text:style-name="T1404">)</text:span><text:span text:style-name="T1401"> command lookup, parti tra doppi apici “ saltano a </text:span><text:span text:style-name="T1402">6</text:span><text:span text:style-name="T1404">)</text:span><text:span text:style-name="T1401"> parameter expansion</text:span></text:p>
        </text:list-item>
        <text:list-item>
          <text:p text:style-name="P856"><text:span text:style-name="T1399">1st token = alias?</text:span>: La shell cerca il primo token nella lista degli alias. <text:span text:style-name="T1645">Se lo trova, lo espande e riparte col processing dal punto 1. </text:span><text:span text:style-name="T1646">Sono consentiti alias ricorsivi, bash non espande due volte uno stesso alias. </text:span><text:span text:style-name="T1649">Saltato con “</text:span></text:p>
        </text:list-item>
        <text:list-item>
          <text:p text:style-name="P857"><text:span text:style-name="T1399">1st token = keyword?</text:span>: <text:span text:style-name="T1647">La </text:span><text:span text:style-name="T1648">shell </text:span><text:span text:style-name="T1647">controlla se il primo token è una parola chiave che inizia un comando composto, es. </text:span><text:span text:style-name="T1128">if, while, function, {, (. </text:span><text:span text:style-name="T32">Se c’è bisogno crea una subshell per il comando composto e va a leggere il primo token. </text:span><text:span text:style-name="T34">Saltato con “</text:span></text:p>
        </text:list-item>
        <text:list-item>
          <text:p text:style-name="P858"><text:span text:style-name="T664">Brace expansion</text:span><text:span text:style-name="T2">: </text:span><text:span text:style-name="T664">elementi tra {}</text:span><text:span text:style-name="T2"> vengono espansi in una lista. </text:span><text:span text:style-name="T33">Estensiva </text:span><text:span text:style-name="T1134">{a,pippo,mamma} </text:span><text:span text:style-name="T33">o sequenza </text:span><text:span text:style-name="T1134">{min..max[..incr.]}</text:span><text:span text:style-name="T33">, ci sono anche molti altri tipi. Es. utile per creare un ciclo, espandendo un lungo elenco partendo dall’indicazione dei soli estremi. </text:span><text:span text:style-name="T34">Saltato con “</text:span></text:p>
        </text:list-item>
        <text:list-item>
          <text:p text:style-name="P859"><text:span text:style-name="T667">T</text:span><text:span text:style-name="T664">ilde expansion</text:span><text:span text:style-name="T2">: se c’è un token nella forma </text:span><text:span text:style-name="T1248">~username</text:span><text:span text:style-name="T2">, </text:span><text:span text:style-name="T35">viene sostituito con la home directory dell’utente username (se username è vuoto, si usa l’utente corrente). </text:span><text:span text:style-name="T36">Quindi è la shell a sostituire ~, non i comandi che usano percorsi. Saltato con “</text:span></text:p>
        </text:list-item>
        <text:list-item>
          <text:p text:style-name="P860"><text:span text:style-name="T664">Parameter expansion</text:span><text:span text:style-name="T2">: </text:span><text:span text:style-name="T37">carattere </text:span><text:span text:style-name="T673">$</text:span><text:span text:style-name="T37"> può marcare l’inizio di diverse espansioni </text:span><text:span text:style-name="T64">(6, 7, 8)</text:span><text:span text:style-name="T37">, </text:span><text:span text:style-name="T38">la più semplice PE è la sostituzione della stringa $NAME con il valore contenuto nella variabile NAME. </text:span><text:span text:style-name="T39">Eseguito anche con “</text:span></text:p>
        </text:list-item>
        <text:list-item>
          <text:p text:style-name="P861"><text:span text:style-name="T664">Command substitution</text:span><text:span text:style-name="T2">: </text:span><text:span text:style-name="T40">il token </text:span><text:span text:style-name="T1256">$(com</text:span><text:span text:style-name="T1257">m</text:span><text:span text:style-name="T1256">and)</text:span><text:span text:style-name="T1129"> </text:span><text:span text:style-name="T40">causa: creazione subshell, esecuzione comando, stdout di </text:span><text:span text:style-name="T1129">co</text:span><text:span text:style-name="T1130">m</text:span><text:span text:style-name="T1129">mand</text:span><text:span text:style-name="T40"> viene posto sulla riga </text:span><text:span text:style-name="T41">di comando </text:span><text:span text:style-name="T42">a</text:span><text:span text:style-name="T40">l posto del token originale, a parte eventuali righe vuote alla fine. NON USARE COMMAND SUBSTITUTION quando comandi hanno grandi output perché viene messo tutto in memoria, </text:span><text:span text:style-name="T65">MAI</text:span><text:span text:style-name="T42"> porre comandi che non terminano. Equivale a usare backtick, $() è però più leggibile e inoltre è annidabile $(c1($c2)) ma è difficile da usare. </text:span><text:span text:style-name="T43">Eseguito anche con “</text:span></text:p>
        </text:list-item>
        <text:list-item>
          <text:p text:style-name="P862"><text:span text:style-name="T668">A</text:span><text:span text:style-name="T664">rithmetic expansion</text:span><text:span text:style-name="T2">: il token </text:span><text:span text:style-name="T1248">((expr))</text:span><text:span text:style-name="T2"> causa la valutazione di </text:span><text:span text:style-name="T1115">expr</text:span><text:span text:style-name="T2">, </text:span><text:span text:style-name="T44">un’espressione aritmetica. </text:span><text:span text:style-name="T669">Se preceduto da $</text:span><text:span text:style-name="T45">, il risultato viene posto sulla riga di comando, altrimenti l’unico effetto è eventualmente sulle variabili usate. </text:span><text:span text:style-name="T49">Eseguito anche con “</text:span></text:p>
        </text:list-item>
        <text:list-item>
          <text:p text:style-name="P863"><text:span text:style-name="T669">P</text:span><text:span text:style-name="T664">rocess substitution</text:span><text:span text:style-name="T2">: </text:span><text:span text:style-name="T48">con </text:span><text:span text:style-name="T46">il token </text:span><text:span text:style-name="T1258">&lt;(com</text:span><text:span text:style-name="T1259">ando</text:span><text:span text:style-name="T1258">)</text:span><text:span text:style-name="T1131"> </text:span><text:span text:style-name="T46">o </text:span><text:span text:style-name="T1258">&gt;(comando)</text:span><text:span text:style-name="T46">, </text:span><text:span text:style-name="T48">v</text:span><text:span text:style-name="T47">iene eseguito </text:span><text:span text:style-name="T1132">comando</text:span><text:span text:style-name="T47"> in modo concorrente e asincrono rispetto al resto della riga. </text:span><text:span text:style-name="T48">S</text:span><text:span text:style-name="T46">erve quando abbiamo comandi che esigono di leggere da stdin o scrivere su stdout. </text:span><text:span text:style-name="T49">Eseguito anche con “</text:span></text:p>
        </text:list-item>
      </text:list>
      <text:list xml:id="list2077491845" text:style-name="L73">
        <text:list-item>
          <text:list>
            <text:list-item>
              <text:p text:style-name="P864"><text:span text:style-name="T592">Q</text:span><text:span text:style-name="T593">uando abbiamo un </text:span><text:span text:style-name="T1235">cmd_producer_su_stdout</text:span><text:span text:style-name="T593"> e un </text:span><text:span text:style-name="T1235">cmd_consumer_da_file </text:span><text:span text:style-name="T594">(che si aspetta un file come parametro)</text:span><text:span text:style-name="T1235">, </text:span><text:span text:style-name="T592">non possiamo metterli in pipeline: </text:span><text:span text:style-name="T594">con process substituton </text:span><text:span text:style-name="T1236">cmd_consumer &lt;(cmd_producer_su_stdout)</text:span><text:span text:style-name="T594"> il processo tra parentesi viene lanciato concorrentemente e </text:span><text:span text:style-name="T595">la shell</text:span><text:span text:style-name="T594"> </text:span><text:span text:style-name="T595">genera un nome di file (una named pipe) da fornire al primo (simmetrico </text:span><text:span text:style-name="T1237">cmd_producer_su_file &gt;(cmd_consumer_da_stdin) </text:span><text:span text:style-name="T595">)</text:span></text:p>
            </text:list-item>
          </text:list>
        </text:list-item>
      </text:list>
      <text:list xml:id="list192427140113457" text:continue-list="list20172091" text:style-name="L72">
        <text:list-item>
          <text:p text:style-name="P863"><text:span text:style-name="T670">W</text:span><text:span text:style-name="T671">ord splitting</text:span><text:span text:style-name="T50">: </text:span><text:span text:style-name="T51">i risultati dei passi 6..9 sono esaminati e </text:span><text:span text:style-name="T52">separati in </text:span><text:span text:style-name="T1133">word</text:span><text:span text:style-name="T52"> indipendenti. Separatore = qualsiasi carattere presente nella variabile IFS, </text:span><text:span text:style-name="T53">a default IFS=&lt;space&gt;&lt;tab&gt;&lt;newline&gt;. </text:span><text:span text:style-name="T54">Saltato con “</text:span></text:p>
        </text:list-item>
        <text:list-item>
          <text:p text:style-name="P865"><text:soft-page-break/><text:span text:style-name="T664">Pathname expansion</text:span><text:span text:style-name="T2">: </text:span><text:span text:style-name="T55">ogni word viene esaminata e se contiene </text:span><text:span text:style-name="T674">uno tra </text:span><text:span text:style-name="T1268">*, ?, [</text:span><text:span text:style-name="T55"> viene considerata un pattern e sostituita con tutti i file che concordano (quindi * non è un carattere speciale per i comandi, è la shell che sostituisce con tutti i file presenti e crea una command line dove tutti i file sono argomento del comando). </text:span><text:span text:style-name="T56">Saltato con “</text:span></text:p>
        </text:list-item>
        <text:list-item>
          <text:p text:style-name="P866"><text:span text:style-name="T672">Q</text:span><text:span text:style-name="T664">uote removal e command lookup</text:span><text:span text:style-name="T2">: vengono rimosse tutte le occorrenze di caratteri di quoting “usate” effettivamente (non protette da altri quoting, non generate dai passi 6..9), </text:span><text:span text:style-name="T57">vengono impostati gli stream in caso di ridirezione, viene cercato il comando in ordine tra: funzioni, builtin, eseguibili in $PATH</text:span></text:p>
        </text:list-item>
      </text:list>
      <text:h text:style-name="P397" text:outline-level="3">Quoting</text:h>
      <text:p text:style-name="P154"><text:span text:style-name="T2">Il quoting consente di proteggere parametri che contengono i simboli </text:span><text:span text:style-name="T1248">[ ] ! * ? $ { } ( ) “ ‘ ` \ | &gt; &lt; ; </text:span><text:span text:style-name="T225">che se non venissero protetti verrebbero espansi, impedendo l’uso del loro valore letterale</text:span></text:p>
      <text:list xml:id="list2179075891" text:style-name="L74">
        <text:list-item>
          <text:p text:style-name="P542">\ backslash: protegge solo il carattere successivo, che non verrà interpretato come simbolo speciale</text:p>
        </text:list-item>
        <text:list-item>
          <text:p text:style-name="P867"><text:span text:style-name="T225">‘ apice: ogni carattere di una stringa racchiusa tra una coppia di apici viene protetto dall’espansione e trattato letteralmente, senza eccezion</text:span><text:span text:style-name="T239">i</text:span></text:p>
          <text:list>
            <text:list-item>
              <text:p text:style-name="P543">1 → 12</text:p>
            </text:list-item>
          </text:list>
        </text:list-item>
        <text:list-item>
          <text:p text:style-name="P542">“ doppio apice: ogni carattere di una stringa racchiusa tra una coppia di virgolette viene protetto dall’espansione, con l’eccezione di $, ` backtick, \ backslash, e altri casi particolari</text:p>
          <text:list>
            <text:list-item>
              <text:p text:style-name="P544">1 → (6 7 8 9) → 12</text:p>
            </text:list-item>
            <text:list-item>
              <text:p text:style-name="P868"><text:span text:style-name="T236">vengono eseguiti solo i passi 1) Tokenizzazione, 6) Pa</text:span><text:span text:style-name="T237">rameter </text:span><text:span text:style-name="T236">Exp, 7) Command Sub, 8) Arithm. Sub, 9) Process Sub, 1</text:span><text:span text:style-name="T238">2</text:span><text:span text:style-name="T236">) Quote Removal e Command Lookup</text:span></text:p>
            </text:list-item>
            <text:list-item>
              <text:p text:style-name="P545">vengono saltati 2) Check token alias, 3) Check token keyword, 4) Brace Exp, 5) Tilde Ex<text:span text:style-name="T1775">p e poi 10) </text:span><text:span text:style-name="T1776">Word Split, 11) </text:span><text:span text:style-name="T1777">Path Exp</text:span></text:p>
            </text:list-item>
          </text:list>
        </text:list-item>
      </text:list>
      <text:p text:style-name="P105">I simboli stessi di quoting vanno protetti dall’espansione se vanno usati per il loro valore letterale. È possibile separare frammenti protetti in modo diverso, verranno semplicemente concatenati dopo l’espansione e la quote removal:</text:p>
      <text:list xml:id="list355208307" text:style-name="L75">
        <text:list-item>
          <text:p text:style-name="P869"><text:span text:style-name="T161">es. </text:span><text:span text:style-name="T1248">“protetto da virgolette”\*’o da apici’ </text:span><text:span text:style-name="T161">sarà espanso come SINGOLO token (la separazione in pezzi diversi viene fatta dal word splitting, che avviene prima della quoting removal. Quindi gli spazi del contenuto tra " " non vengono considerati, come quelli tra ' '. Tutto il pezzo, spazi inclusi, sono considerati come singolo token) di valore</text:span></text:p>
          <text:p text:style-name="P605">protetto d<text:span text:style-name="T1761">a</text:span> virgolette*o da apici</text:p>
        </text:list-item>
      </text:list>
      <text:p text:style-name="P106">Il comando <text:span text:style-name="T1248">echo</text:span> stampa a video i caratteri che seguono, è utile per visualizzare il valore di una variabile (<text:span text:style-name="T1248">echo $PATH </text:span>visualizza il contenuto della variabile PATH<text:span text:style-name="T1139">)</text:span><text:span text:style-name="T1762"> </text:span><text:span text:style-name="T1763">o di una pathname expansion (</text:span><text:span text:style-name="T1260">echo * </text:span><text:span text:style-name="T1764">visualizza tutti i nomi di file nella directory corrente) </text:span><text:span text:style-name="T1765">sfruttando l’espansione di bash (</text:span><text:span text:style-name="T1140">echo non sa cosa sia una variabile o un pathname</text:span><text:span text:style-name="T1765">).</text:span></text:p>
      <text:h text:style-name="P398" text:outline-level="3">Pathname expansion</text:h>
      <text:p text:style-name="P178"><text:span text:style-name="T226">La pathname expansion è molto utile per gestire file e directory, ed essendo uno degli ultimi passi svolti da bash opera su stringhe che potrebbero essere generate ai passi precedenti. </text:span><text:span text:style-name="T235">Viene saltata con quoting a doppi apici “”. </text:span><text:span text:style-name="T227">I pattern tipici sono </text:span></text:p>
      <text:list xml:id="list3223816696" text:style-name="L76">
        <text:list-item>
          <text:p text:style-name="P546"><text:soft-page-break/>* rappresenta una qualunque stringa di zero o più caratteri</text:p>
        </text:list-item>
        <text:list-item>
          <text:p text:style-name="P870"><text:span text:style-name="T227">? </text:span><text:span text:style-name="T228">rappresenta un qualunque carattere singolo</text:span></text:p>
        </text:list-item>
        <text:list-item>
          <text:p text:style-name="P547">[SET] rappresent<text:span text:style-name="T2285">a</text:span> un carattere appartenente a SET:</text:p>
          <text:list>
            <text:list-item>
              <text:p text:style-name="P547">[afhOV] elenco</text:p>
            </text:list-item>
            <text:list-item>
              <text:p text:style-name="P547">[a-k] intervallo, il cui ordine dipende dal locale (più intervalli uniti con virgola es. [a-d,0-5])</text:p>
            </text:list-item>
            <text:list-item>
              <text:p text:style-name="P547">[!a] [^A-Z] per negare il contenuto del SET (es. tranne a, tranne da A a Z)</text:p>
            </text:list-item>
            <text:list-item>
              <text:p text:style-name="P871"><text:span text:style-name="T161">[[:alnum:]] classe di caratteri come per </text:span><text:span text:style-name="T1248">egrep</text:span></text:p>
            </text:list-item>
            <text:list-item>
              <text:p text:style-name="P548">per includere i caratteri – o ], metterli come primi carattere</text:p>
            </text:list-item>
          </text:list>
        </text:list-item>
      </text:list>
      <text:p text:style-name="P171"><text:span text:style-name="T229">Bash cerca se può sostituire la stringa che contiene uno di questi pattern con qualcosa che corrisponde, dal path in cui si trova, e sostituisce con file che corrispondono, in ordine alfabetico. </text:span><text:span text:style-name="T234">Se non esistono file che corrispondono, il pattern resta inalterato sulla linea di comando. Vedi sez. </text:span><text:span text:style-name="T1184">pathname expansion</text:span><text:span text:style-name="T234"> di </text:span><text:span text:style-name="T1262">man bash(1)</text:span><text:span text:style-name="T234">.</text:span></text:p>
      <text:p text:style-name="P107">Esempi pathname expansion:</text:p>
      <text:list xml:id="list3530065838" text:style-name="L77">
        <text:list-item>
          <text:p text:style-name="P549">echo *<text:tab/><text:tab/>tutti i file del direttorio corrente</text:p>
        </text:list-item>
        <text:list-item>
          <text:p text:style-name="P873"><text:span text:style-name="T161">echo [a-p,1-7]*[cfd]? <text:tab/><text:tab/></text:span><text:span text:style-name="T230">File con nom</text:span><text:span text:style-name="T231">i </text:span><text:span text:style-name="T230">che iniziano per caratt. compreso tra a e p </text:span><text:span text:style-name="T231">o tra 1 e 7, se il penultimo caratt. è c, f oppure d</text:span></text:p>
        </text:list-item>
        <text:list-item>
          <text:p text:style-name="P550">echo \* <text:tab/><text:tab/>fa echo del carattere *, non visto come wildcard da bash ma con valore letterale (quoting con backslash)</text:p>
        </text:list-item>
        <text:list-item>
          <text:p text:style-name="P872"><text:span text:style-name="T231">echo *[!\*\?]* <text:tab/><text:tab/></text:span><text:span text:style-name="T232">elenca tutti i file del direttorio corrente che hanno almeno un caratt. Diverso dalle wildcard * e ?</text:span></text:p>
        </text:list-item>
        <text:list-item>
          <text:p text:style-name="P551">echo /*/*/* <text:tab/><text:tab/>elenca tutti i file dei direttori di secondo livello a partire dalla root (tutti i file che stanno in una directory seguita da qualsiasi carattere che sta in una directory seguita da qualsiasi carattere che sta in una qualsiasi directory seguita da qualsiasi carattere)</text:p>
        </text:list-item>
      </text:list>
      <text:p text:style-name="P172"><text:span text:style-name="T161">È possibile abilitare comportamenti più complessi </text:span><text:span text:style-name="T233">(Moltiplicatori, inversione del matching) attivando l’opzione extglob con </text:span><text:span text:style-name="T1261">shopt.</text:span></text:p>
      <text:h text:style-name="P399" text:outline-level="3">Brace expansion</text:h>
      <text:p text:style-name="P173">Un meccanismo di espansione per generare sequenze di stringhe secondo un pattern, con la stessa sintassi della pathname expansion, <text:span text:style-name="T1766">ma le stringhe sono generate indipendentemente dal fatto che esistano o meno file che rispettano il pattern (</text:span><text:span text:style-name="T1767">al contrario della path exp</text:span><text:span text:style-name="T1766">). </text:span><text:span text:style-name="T1767">A</text:span><text:span text:style-name="T1766">vviene presto </text:span><text:span text:style-name="T1768">nell’espansione della riga</text:span><text:span text:style-name="T1766">, non si possono usare variabili che contengono valori </text:span><text:span text:style-name="T1768">che la shell espande</text:span><text:span text:style-name="T1766"> dopo. </text:span><text:span text:style-name="T1773">Viene saltata con quoting a doppi apici “”</text:span></text:p>
      <text:p text:style-name="P175">Sintassi [PRE]{LISTA}[POST] oppure [PRE]{SEQUENZA}[POST]</text:p>
      <text:p text:style-name="P174">Esempio lista:<text:tab/><text:tab/>a{d,c,b}e <text:tab/>espanso dalla shell in ade ace abe</text:p>
      <text:p text:style-name="P174">Esempi sequenza: <text:tab/>file{9..13..2}.c <text:tab/>espanso in file9.c file11.c file13.c</text:p>
      <text:p text:style-name="P174"><text:tab/><text:tab/><text:tab/>doc{009..11} <text:tab/><text:tab/>espanso in doc009 doc010 doc011 (shell offre zero-<text:tab/><text:tab/><text:tab/><text:tab/><text:tab/><text:tab/>padding)</text:p>
      <text:p text:style-name="P174"><text:soft-page-break/><text:tab/><text:tab/><text:tab/><text:span text:style-name="T1769">{a..j..3} <text:tab/><text:tab/>a d g j </text:span><text:span text:style-name="T1772">(solo per singoli carattere alfabetico)</text:span></text:p>
      <text:p text:style-name="P174"><text:tab/><text:tab/><text:tab/><text:span text:style-name="T1770">{a..c}{1,3} <text:tab/><text:tab/>a1 a3 b1 b3 c1 c3 </text:span><text:span text:style-name="T1772">(tutte le combo, “prod. cartesiano”)</text:span></text:p>
      <text:p text:style-name="P174"><text:tab/><text:tab/><text:tab/><text:span text:style-name="T1771">p{1{a,b},2,3{b,d}} <text:tab/></text:span><text:span text:style-name="T1772">p1a p1b p2 p3b p3d (nesting)</text:span></text:p>
      <text:h text:style-name="P400" text:outline-level="3">Variabili</text:h>
      <text:p text:style-name="P176">Le variabili sono offerte da shell per memorizzare stringhe di testo sotto dato nome. Si creano o modificano semplicemente con pippo=valore (senza spazi, altrimenti tokenizzazione impedisce assegnamento). La param. Exp sostituisce $NOME con il valore della variabile NOME <text:span text:style-name="T1773">(se NOME è composto o ambiguo, si protegge con {} quindi ${NOME}).</text:span></text:p>
      <text:p text:style-name="P177">Esempi di interazione con quoting:</text:p>
      <text:list xml:id="list1812241945" text:style-name="L78">
        <text:list-item>
          <text:p text:style-name="P875">ls *\** <text:tab/><text:tab/>lista tutti i nomi dei file che contengono il carattere * in qualunque posizione</text:p>
        </text:list-item>
        <text:list-item>
          <text:p text:style-name="P874"><text:span text:style-name="T1773">echo “$A” <text:tab/>stampa esattamente il contenuto della variabile A (inibizione dei passi successivi alla pa</text:span><text:span text:style-name="T1778">ram</text:span><text:span text:style-name="T1773">.exp)</text:span></text:p>
        </text:list-item>
        <text:list-item>
          <text:p text:style-name="P876">echo ‘$A’ <text:tab/>stampa esattamente $A (inibisce quasi tutti i passi, inclusa param. Exp)</text:p>
        </text:list-item>
        <text:list-item>
          <text:p text:style-name="P876">echo “’$A’” <text:tab/><text:span text:style-name="T1779">Chi vince? La prima cosa che incontra la shell è l'apice doppio, e va a <text:tab/><text:tab/><text:tab/>cercarne la coppia. Gli apici effettivamente usati per proteggere delle <text:tab/><text:tab/><text:tab/>sequenze vengono rimossi </text:span><text:span text:style-name="T1780">in 12) Quote rem, quindi l’apice singolo mantiene <text:tab/><text:tab/>il suo significato letterale. </text:span><text:span text:style-name="T1781">U</text:span><text:span text:style-name="T1780">tile per usare due protezioni diverse quando si <text:tab/><text:tab/>deve passare attraverso due espansioni, in particolare sarà utile per proteggere <text:tab/><text:tab/>cose da passare alla shell remota delle VM.</text:span></text:p>
        </text:list-item>
        <text:list-item>
          <text:p text:style-name="P877">echo $(ls) ; echo “$(ls)” <text:tab/>La differenza è che nel primo viene fatto 10)Word split, nel <text:tab/><text:tab/><text:tab/><text:tab/>secondo no quindi tutti gli accapo restano tali e non cambiano <text:tab/><text:tab/><text:tab/><text:tab/>in spaz<text:span text:style-name="T1783">i</text:span></text:p>
        </text:list-item>
      </text:list>
      <text:p text:style-name="P179"><text:span text:style-name="T1782">Le variabili d’ambiente </text:span><text:span text:style-name="T1784">sono usate per mantenere dati riguardo il sistema o le preferenze utente, utili a tutti i comandi. Per evitare di passarle a ogni comando, la shell dispone del</text:span><text:span text:style-name="T1782">l’esportazione (</text:span><text:span text:style-name="T1263">export pippo</text:span><text:span text:style-name="T240">) </text:span><text:span text:style-name="T241">con cui variabili standard diventano d’ambiente (ereditabili dai processi figli), altrimenti resterebbero confinate nella shell stessa. </text:span><text:span text:style-name="T242">L’ambiente (environment) corrente si visualizza con </text:span><text:span text:style-name="T248">builtin</text:span><text:span text:style-name="T242"> </text:span><text:span text:style-name="T1264">set. </text:span><text:span text:style-name="T1276">unset </text:span><text:span text:style-name="T308">si può usare per </text:span><text:span text:style-name="T309">eliminare una variabile</text:span></text:p>
      <text:p text:style-name="P179"><text:span text:style-name="T242">Un assegnamento </text:span><text:span text:style-name="T243">prima di un comando modifica solo per tale esecuzione l’ambiente (VAR=x </text:span><text:span text:style-name="T1185">command</text:span><text:span text:style-name="T243">), comando </text:span><text:span text:style-name="T1265">env</text:span><text:span text:style-name="T243"> permette un controllo più preciso.</text:span></text:p>
      <text:p text:style-name="P180"><text:span text:style-name="T243">V</text:span><text:span text:style-name="T161">ariabili notevoli: </text:span><text:span text:style-name="T244">(man bash → Shell variables)</text:span></text:p>
      <text:list xml:id="list3037200099" text:style-name="L79">
        <text:list-item>
          <text:p text:style-name="P552">Settate da bash</text:p>
          <text:list>
            <text:list-item>
              <text:p text:style-name="P553">$ <text:tab/><text:tab/><text:tab/>pid della shell capostipite (per vederne il valore, $$)</text:p>
            </text:list-item>
            <text:list-item>
              <text:p text:style-name="P553">HOSTNAME <text:tab/><text:tab/>nome dell’host</text:p>
            </text:list-item>
            <text:list-item>
              <text:p text:style-name="P552">RANDOM <text:tab/><text:tab/>num. Casuale tra 0 e 32767 (as es. utile per assegnare carico di <text:tab/><text:tab/><text:tab/><text:tab/>lavoro <text:span text:style-name="T2286">tra </text:span>vari computer)</text:p>
            </text:list-item>
          </text:list>
        </text:list-item>
        <text:list-item>
          <text:p text:style-name="P552">Usate da bash<text:tab/>for F in "$(cat /etc/passwd | cut -f5 -d:)" ; do echo $F | tr 'a-z' 'A-Z'; done</text:p>
          <text:list>
            <text:list-item>
              <text:p text:style-name="P552">PS0..PS4 <text:tab/><text:tab/>prompt in diversi contesti</text:p>
            </text:list-item>
            <text:list-item>
              <text:p text:style-name="P554">HOME <text:tab/><text:tab/>home dir dell’utente</text:p>
            </text:list-item>
          </text:list>
        </text:list-item>
      </text:list>
      <text:p text:style-name="P181"><text:soft-page-break/><text:span text:style-name="T161">Le variabili posizionali sono usate da ogni script per accedere agli argomenti sulla riga di comando (come argv) usando le variabili che hanno per nome un numero. </text:span><text:span text:style-name="T1248">$0</text:span><text:span text:style-name="T664"> </text:span><text:span text:style-name="T161">è il nome del comando, se il numero è &gt;9 va usato</text:span><text:span text:style-name="T1248"> ${NUM}</text:span><text:span text:style-name="T161">. </text:span></text:p>
      <text:p text:style-name="P108">Se non si sa quanti parametri sono stati passati (es. ciclo senza sapere il totale) si può usare $* oppure $@, con differenza nel quoting: </text:p>
      <text:list xml:id="list3429413006" text:style-name="L80">
        <text:list-item>
          <text:p text:style-name="P555">"$*" viene espanso in "$1 $2 $3" </text:p>
        </text:list-item>
        <text:list-item>
          <text:p text:style-name="P555">"$@" viene espanso in "$1" "$2" quindi mantiene la protezione per ognuno dei contenuti</text:p>
        </text:list-item>
      </text:list>
      <text:p text:style-name="P108"/>
      <text:p text:style-name="P182"><text:span text:style-name="T245">I</text:span><text:span text:style-name="T161">l builtin </text:span><text:span text:style-name="T1248">read</text:span><text:span text:style-name="T161"> legge stringhe da stdin e le assegna a variabili. L’input viene tokenizzato usando IFS (di default qualsiasi spaziatore), se ci sono più token che variabili, quelli in eccesso finiscono tutti nell’ultima variabile specificata, come unica stringa separatori inclusi. </text:span><text:span text:style-name="T1248"><text:s/></text:span></text:p>
      <text:p text:style-name="P183"><text:span text:style-name="T246">(Facendo </text:span><text:span text:style-name="T1266">IFS</text:span><text:span text:style-name="T1267">=:</text:span><text:span text:style-name="T1266"> read A B C...</text:span><text:span text:style-name="T246"> cambio IFS in : <text:s/>, ma solo per read, spazio non è più tokenizzatore per read. </text:span><text:span text:style-name="T247">Se cambio IFS nella shell generale si scombussola tutto</text:span><text:span text:style-name="T246">)</text:span></text:p>
      <text:p text:style-name="P184"><text:span text:style-name="T246">O</text:span><text:span text:style-name="T161">pzioni utili <text:tab/><text:tab/>-p PROMPT stampa PROMPT prima di leggere input</text:span></text:p>
      <text:p text:style-name="P109"><text:tab/><text:tab/><text:tab/>-u FD <text:tab/><text:tab/>legge da FD invece che da stdin</text:p>
      <text:p text:style-name="P109"><text:tab/><text:tab/><text:tab/>-a ARRAY <text:tab/>assegna i token a elementi di ARRAY</text:p>
      <text:p text:style-name="P110">Nella realizzazione degli script è utile tenere a mente i sottoprocessi generati in pipe: </text:p>
      <text:list xml:id="list2321847243" text:style-name="L81">
        <text:list-item>
          <text:p text:style-name="P878"><text:span text:style-name="T249">manipolare variabili nei processi figli senza perder</text:span><text:span text:style-name="T251">e</text:span><text:span text:style-name="T249"> i risultati prima di poterli usare →</text:span><text:span text:style-name="T250"> si può usare subshell </text:span><text:span text:style-name="T252">con </text:span><text:span text:style-name="T1269">echo ciao | ( read A ; echo $A )</text:span></text:p>
        </text:list-item>
        <text:list-item>
          <text:p text:style-name="P879"><text:span text:style-name="T161">necessità di usare read per acquisire dati interattivamente dall’utente in un processo figlio che ha stdin alimentato da una pipe anziché da un terminale →</text:span><text:span text:style-name="T253"> creare file descriptor per il terminale con </text:span><text:span text:style-name="T1270">exec 3&lt;$(tty) ; exec ciao | ( read -u 3 A ; echo $A ) </text:span><text:span text:style-name="T254">(tty restituisce file speciale che descrive il terminale connesso a stdin)</text:span></text:p>
        </text:list-item>
      </text:list>
      <text:p text:style-name="Text_20_body"><text:span text:style-name="T1308">sh</text:span><text:span text:style-name="T1248">ift</text:span> sposta gli argomenti della riga di comando (es. $1 diventa il contenuto di $2, viene buttato via il contenuto di $1), <text:span text:style-name="T1923">$0 rimane il nome dello scripting.</text:span></text:p>
      <text:p text:style-name="P357"><text:span text:style-name="Car._20_predefinito_20_paragrafo"><text:span text:style-name="T2298">select </text:span></text:span><text:span text:style-name="Car._20_predefinito_20_paragrafo"><text:span text:style-name="T2405">è builtin che può essere utile per automatizzare la selezionare di alternative , esempio</text:span></text:span></text:p>
      <text:p text:style-name="P357"><text:span text:style-name="Car._20_predefinito_20_paragrafo"><text:span text:style-name="T2595">directorylist="Finished $(for i in /*;do [ -d "$i" ] &amp;&amp; echo $i; done)"</text:span></text:span></text:p>
      <text:p text:style-name="P357"><text:span text:style-name="Car._20_predefinito_20_paragrafo"><text:span text:style-name="T2595">PS3='Directory to process? ' # Set a useful select prompt</text:span></text:span></text:p>
      <text:p text:style-name="P357"><text:span text:style-name="Car._20_predefinito_20_paragrafo"><text:span text:style-name="T2595">until [ "$directory" == "Finished" ]; do</text:span></text:span></text:p>
      <text:p text:style-name="P357"><text:span text:style-name="Car._20_predefinito_20_paragrafo"><text:span text:style-name="T2595"><text:tab/>printf "%b" "\a\n\nSelect a directory to process:\n" &gt;&amp;2</text:span></text:span></text:p>
      <text:p text:style-name="P357"><text:span text:style-name="Car._20_predefinito_20_paragrafo"><text:span text:style-name="T2595"><text:tab/>select directory in $directorylist; do</text:span></text:span></text:p>
      <text:p text:style-name="P357"><text:span text:style-name="Car._20_predefinito_20_paragrafo"><text:span text:style-name="T2595"><text:tab/><text:tab/># User types a number which is stored in $REPLY, but select</text:span></text:span></text:p>
      <text:p text:style-name="P357"><text:span text:style-name="Car._20_predefinito_20_paragrafo"><text:span text:style-name="T2595"><text:tab/><text:tab/># returns the value of the entry</text:span></text:span></text:p>
      <text:p text:style-name="P357"><text:span text:style-name="Car._20_predefinito_20_paragrafo"><text:span text:style-name="T2595"><text:tab/><text:tab/>if [ "$directory" = "Finished" ]; then</text:span></text:span></text:p>
      <text:p text:style-name="P357"><text:span text:style-name="Car._20_predefinito_20_paragrafo"><text:span text:style-name="T2595"><text:tab/><text:tab/><text:tab/>echo "Finished processing directories."</text:span></text:span></text:p>
      <text:p text:style-name="P357"><text:span text:style-name="Car._20_predefinito_20_paragrafo"><text:span text:style-name="T2595"><text:tab/><text:tab/><text:tab/>break</text:span></text:span></text:p>
      <text:p text:style-name="P357"><text:span text:style-name="Car._20_predefinito_20_paragrafo"><text:span text:style-name="T2595"><text:tab/><text:tab/>elif [ -n "$directory" ]; then</text:span></text:span></text:p>
      <text:p text:style-name="P357"><text:span text:style-name="Car._20_predefinito_20_paragrafo"><text:span text:style-name="T2595"><text:tab/><text:tab/><text:tab/>echo "You chose number $REPLY, processing $directory..."</text:span></text:span></text:p>
      <text:p text:style-name="P357"><text:soft-page-break/><text:span text:style-name="Car._20_predefinito_20_paragrafo"><text:span text:style-name="T2595"><text:tab/><text:tab/><text:tab/># Do something here</text:span></text:span></text:p>
      <text:p text:style-name="P357"><text:span text:style-name="Car._20_predefinito_20_paragrafo"><text:span text:style-name="T2595"><text:tab/><text:tab/><text:tab/>break</text:span></text:span></text:p>
      <text:p text:style-name="P357"><text:span text:style-name="Car._20_predefinito_20_paragrafo"><text:span text:style-name="T2595"><text:tab/><text:tab/>else</text:span></text:span></text:p>
      <text:p text:style-name="P357"><text:span text:style-name="Car._20_predefinito_20_paragrafo"><text:span text:style-name="T2595"><text:tab/><text:tab/><text:tab/>echo "Invalid selection!"</text:span></text:span></text:p>
      <text:p text:style-name="P357"><text:span text:style-name="Car._20_predefinito_20_paragrafo"><text:span text:style-name="T2595"><text:tab/><text:tab/>fi # end of handle user's selection</text:span></text:span></text:p>
      <text:p text:style-name="P357"><text:span text:style-name="Car._20_predefinito_20_paragrafo"><text:span text:style-name="T2595"><text:tab/>done # end of select a directory</text:span></text:span></text:p>
      <text:p text:style-name="P357"><text:span text:style-name="Car._20_predefinito_20_paragrafo"><text:span text:style-name="T2595">done # end of while not finished</text:span></text:span></text:p>
      <text:p text:style-name="P358"><text:span text:style-name="Car._20_predefinito_20_paragrafo"><text:span text:style-name="T2571">getopt</text:span></text:span><text:span text:style-name="Car._20_predefinito_20_paragrafo"><text:span text:style-name="T2572">s</text:span></text:span><text:span text:style-name="Car._20_predefinito_20_paragrafo"><text:span text:style-name="T2571"> </text:span></text:span><text:span text:style-name="Car._20_predefinito_20_paragrafo"><text:span text:style-name="T2576">è builtin utile per realizzare script che supportino sintassi </text:span></text:span><text:span text:style-name="Car._20_predefinito_20_paragrafo"><text:span text:style-name="T2577">con opzioni precedute da trattino. Sintassi è </text:span></text:span><text:span text:style-name="Car._20_predefinito_20_paragrafo"><text:span text:style-name="T2573">getopts optstring NAME [arg] <text:tab/></text:span></text:span><text:span text:style-name="Car._20_predefinito_20_paragrafo"><text:span text:style-name="T2578">dove</text:span></text:span></text:p>
      <text:list xml:id="list2195810709" text:style-name="L82">
        <text:list-item>
          <text:p text:style-name="P880"><text:span text:style-name="Car._20_predefinito_20_paragrafo"><text:span text:style-name="T2574">optstring</text:span></text:span><text:span text:style-name="Car._20_predefinito_20_paragrafo"><text:span text:style-name="T2578"><text:tab/>definisce i caratteri da riconoscere come opzioni, se un carattere è seguito </text:span></text:span><text:span text:style-name="Car._20_predefinito_20_paragrafo"><text:span text:style-name="T2579">da : significa che si attende un parametro per quell'opzione</text:span></text:span></text:p>
        </text:list-item>
        <text:list-item>
          <text:p text:style-name="P881"><text:span text:style-name="Car._20_predefinito_20_paragrafo"><text:span text:style-name="T2575">NAME</text:span></text:span><text:span text:style-name="Car._20_predefinito_20_paragrafo"><text:span text:style-name="T2579"><text:tab/><text:tab/>è il nome di variabile in cui collocare il parametro correntemente analizzato</text:span></text:span></text:p>
        </text:list-item>
      </text:list>
      <text:p text:style-name="P359"><text:span text:style-name="Car._20_predefinito_20_paragrafo"><text:span text:style-name="T2579">Ad ogni invocazione </text:span></text:span><text:span text:style-name="Car._20_predefinito_20_paragrafo"><text:span text:style-name="T2575">getopts </text:span></text:span><text:span text:style-name="Car._20_predefinito_20_paragrafo"><text:span text:style-name="T2579">esamina una variabile posizionale, </text:span></text:span><text:span text:style-name="Car._20_predefinito_20_paragrafo"><text:span text:style-name="T2580">assegnando il suo indice a</text:span></text:span><text:span text:style-name="Car._20_predefinito_20_paragrafo"><text:span text:style-name="T2581">d OPTIND ed il suo contenuto a NAME. </text:span></text:span><text:span text:style-name="Car._20_predefinito_20_paragrafo"><text:span text:style-name="T2582">Se un'opzione richiede argomento nella successiva variabile posizionale, </text:span></text:span><text:span text:style-name="Car._20_predefinito_20_paragrafo"><text:span text:style-name="T2583">questo viene letto (incrementando OPTIND) ed assegnato ad OPTARG. </text:span></text:span><text:span text:style-name="Car._20_predefinito_20_paragrafo"><text:span text:style-name="T2584">Esempio:</text:span></text:span></text:p>
      <text:p text:style-name="P359"><text:span text:style-name="Car._20_predefinito_20_paragrafo"><text:span text:style-name="T2596">#!/usr/bin/env bash</text:span></text:span></text:p>
      <text:p text:style-name="P359"><text:span text:style-name="Car._20_predefinito_20_paragrafo"><text:span text:style-name="T2596">aflag=</text:span></text:span></text:p>
      <text:p text:style-name="P359"><text:span text:style-name="Car._20_predefinito_20_paragrafo"><text:span text:style-name="T2596">bflag=</text:span></text:span></text:p>
      <text:p text:style-name="P359"><text:span text:style-name="Car._20_predefinito_20_paragrafo"><text:span text:style-name="T2596">while getopts 'ab:' OPTION ; do</text:span></text:span></text:p>
      <text:p text:style-name="P359"><text:span text:style-name="Car._20_predefinito_20_paragrafo"><text:span text:style-name="T2596"><text:tab/>case $OPTION in</text:span></text:span></text:p>
      <text:p text:style-name="P359"><text:span text:style-name="Car._20_predefinito_20_paragrafo"><text:span text:style-name="T2596"><text:tab/><text:tab/>a)<text:tab/>aflag=1 ;;</text:span></text:span></text:p>
      <text:p text:style-name="P365"><text:span text:style-name="Car._20_predefinito_20_paragrafo"><text:span text:style-name="T2596"><text:tab/><text:tab/>b)<text:tab/>bflag=1</text:span></text:span></text:p>
      <text:p text:style-name="P365"><text:span text:style-name="Car._20_predefinito_20_paragrafo"><text:span text:style-name="T2596"><text:tab/><text:tab/><text:tab/>bval="$OPTARG" ;;</text:span></text:span></text:p>
      <text:p text:style-name="P359"><text:span text:style-name="Car._20_predefinito_20_paragrafo"><text:span text:style-name="T2596"><text:tab/><text:tab/>?)<text:tab/>printf "Usage: %s: [-a] [-b value] args\n" $(basename $0) &gt;&amp;2</text:span></text:span></text:p>
      <text:p text:style-name="P359"><text:span text:style-name="Car._20_predefinito_20_paragrafo"><text:span text:style-name="T2596"><text:tab/><text:tab/><text:tab/>exit 2 ;;</text:span></text:span></text:p>
      <text:p text:style-name="P359"><text:span text:style-name="Car._20_predefinito_20_paragrafo"><text:span text:style-name="T2596"><text:tab/>esac</text:span></text:span></text:p>
      <text:p text:style-name="P359"><text:span text:style-name="Car._20_predefinito_20_paragrafo"><text:span text:style-name="T2596">done</text:span></text:span></text:p>
      <text:p text:style-name="P359"><text:span text:style-name="Car._20_predefinito_20_paragrafo"><text:span text:style-name="T2596">shift $(($OPTIND – 1))<text:tab/># getopts cycles over $*, doesn't shift it</text:span></text:span></text:p>
      <text:p text:style-name="P359"><text:span text:style-name="Car._20_predefinito_20_paragrafo"><text:span text:style-name="T2596">if [ "$aflag" ] ; then</text:span></text:span></text:p>
      <text:p text:style-name="P359"><text:span text:style-name="Car._20_predefinito_20_paragrafo"><text:span text:style-name="T2596"><text:tab/>printf "Option -a specified\n"</text:span></text:span></text:p>
      <text:p text:style-name="P359"><text:span text:style-name="Car._20_predefinito_20_paragrafo"><text:span text:style-name="T2596">fi</text:span></text:span></text:p>
      <text:p text:style-name="P359"><text:span text:style-name="Car._20_predefinito_20_paragrafo"><text:span text:style-name="T2596">if [ "$bflag" ] ; then</text:span></text:span></text:p>
      <text:p text:style-name="P359"><text:span text:style-name="Car._20_predefinito_20_paragrafo"><text:span text:style-name="T2596"><text:tab/>printf 'Option -b "%s" specified\n' "$bval"</text:span></text:span></text:p>
      <text:p text:style-name="P359"><text:span text:style-name="Car._20_predefinito_20_paragrafo"><text:span text:style-name="T2596">fi</text:span></text:span></text:p>
      <text:p text:style-name="P359"><text:span text:style-name="Car._20_predefinito_20_paragrafo"><text:span text:style-name="T2596">printf "Remaining arguments are: %s\n" "$*"</text:span></text:span></text:p>
      <text:h text:style-name="P401" text:outline-level="3"><text:span text:style-name="Car._20_predefinito_20_paragrafo"><text:span text:style-name="T2603">Array</text:span></text:span></text:h>
      <text:p text:style-name="P360"><text:span text:style-name="Car._20_predefinito_20_paragrafo"><text:span text:style-name="T2603">Bash supporta array monodimensionali, si dichiarano con </text:span></text:span><text:span text:style-name="Car._20_predefinito_20_paragrafo"><text:span text:style-name="T2309">declare -a MYVECTOR</text:span></text:span></text:p>
      <text:list xml:id="list34868460" text:style-name="L83">
        <text:list-item>
          <text:p text:style-name="P882"><text:span text:style-name="Car._20_predefinito_20_paragrafo"><text:span text:style-name="T2415">si assegnano più valori mettendoli tra parentesi</text:span></text:span></text:p>
          <text:list>
            <text:list-item>
              <text:p text:style-name="P882"><text:soft-page-break/><text:span text:style-name="Car._20_predefinito_20_paragrafo"><text:span text:style-name="T2415">MYVECTOR=(un elenco di elementi)</text:span></text:span></text:p>
              <text:p text:style-name="P882"><text:span text:style-name="Car._20_predefinito_20_paragrafo"><text:span text:style-name="T2415">echo ${MYVECTOR[2]}<text:tab/>#output→ di</text:span></text:span></text:p>
            </text:list-item>
          </text:list>
        </text:list-item>
        <text:list-item>
          <text:p text:style-name="P882"><text:span text:style-name="Car._20_predefinito_20_paragrafo"><text:span text:style-name="T2415">si parsa come read manipolando IFS</text:span></text:span></text:p>
          <text:list>
            <text:list-item>
              <text:p text:style-name="P882"><text:span text:style-name="Car._20_predefinito_20_paragrafo"><text:span text:style-name="T2415">STRING="fai.il.parsing.come.read"</text:span></text:span></text:p>
              <text:p text:style-name="P882"><text:span text:style-name="Car._20_predefinito_20_paragrafo"><text:span text:style-name="T2415">IFS='.' MYVECTOR=($STRINGA) <text:tab/>#→ valori sempre tra parentesi</text:span></text:span></text:p>
              <text:p text:style-name="P883"><text:span text:style-name="Car._20_predefinito_20_paragrafo"><text:span text:style-name="T2416">echo ${MYVECTOR[2]}<text:tab/>#output → parsing</text:span></text:span></text:p>
            </text:list-item>
          </text:list>
        </text:list-item>
      </text:list>
      <text:p text:style-name="P357"><text:span text:style-name="Car._20_predefinito_20_paragrafo"><text:span text:style-name="T1978">Accenno agli array</text:span></text:span><text:span text:style-name="Car._20_predefinito_20_paragrafo"><text:span text:style-name="T1979">:</text:span></text:span><text:span text:style-name="Car._20_predefinito_20_paragrafo"><text:span text:style-name="T652"> gli array in bash usano indici non necessariamente consecutivi. </text:span></text:span><text:span text:style-name="Car._20_predefinito_20_paragrafo"><text:span text:style-name="T653">Usarne uno può essere utile per gestire multipli processi, </text:span></text:span><text:span text:style-name="Car._20_predefinito_20_paragrafo"><text:span text:style-name="T654">indicizzandoli con il loro PID. </text:span></text:span></text:p>
      <text:p text:style-name="P357"><text:span text:style-name="Car._20_predefinito_20_paragrafo"><text:span text:style-name="T1343"><text:tab/>echo ${!PID[@]} </text:span></text:span><text:span text:style-name="Car._20_predefinito_20_paragrafo"><text:span text:style-name="T654"><text:tab/>mostra tutti gli indici validi per l'array di nome PID</text:span></text:span></text:p>
      <text:p text:style-name="P357"><text:span text:style-name="Car._20_predefinito_20_paragrafo"><text:span text:style-name="T1343"><text:tab/>echo ${PID[@]}</text:span></text:span><text:span text:style-name="Car._20_predefinito_20_paragrafo"><text:span text:style-name="T654"><text:tab/>mostra tutti i valori contenuti nell'array di nome PID</text:span></text:span></text:p>
      <text:p text:style-name="P357"><text:span text:style-name="Car._20_predefinito_20_paragrafo"><text:span text:style-name="T655">Quindi ! chiede alla shell gli indici dell'array, non i valori; </text:span></text:span><text:span text:style-name="Car._20_predefinito_20_paragrafo"><text:span text:style-name="T656">viceversa </text:span></text:span><text:span text:style-name="Car._20_predefinito_20_paragrafo"><text:span text:style-name="T657">s</text:span></text:span><text:span text:style-name="Car._20_predefinito_20_paragrafo"><text:span text:style-name="T655">enza ! mostra i valori contenuti. </text:span></text:span><text:span text:style-name="Car._20_predefinito_20_paragrafo"><text:span text:style-name="T656">La p</text:span></text:span><text:span text:style-name="Car._20_predefinito_20_paragrafo"><text:span text:style-name="T655">rotezione dell'espansione della chiocciola è coerente alle variabili posizionali:</text:span></text:span></text:p>
      <text:p text:style-name="P357"><text:span text:style-name="Car._20_predefinito_20_paragrafo"><text:span text:style-name="T1247">for i in "${A[@]}" ; do echo $i ; done </text:span></text:span><text:span text:style-name="Car._20_predefinito_20_paragrafo"><text:span text:style-name="T655"><text:tab/><text:tab/>espande ogni valore dell'array </text:span></text:span><text:span text:style-name="Car._20_predefinito_20_paragrafo"><text:span text:style-name="T656">A </text:span></text:span><text:span text:style-name="Car._20_predefinito_20_paragrafo"><text:span text:style-name="T655">con quoting tra doppi apici per ognuno di essi</text:span></text:span></text:p>
      <text:p text:style-name="P357"><text:span text:style-name="Car._20_predefinito_20_paragrafo"><text:span text:style-name="T655">Es. "1" "2" "3"</text:span></text:span></text:p>
      <text:p text:style-name="P357"><text:span text:style-name="Car._20_predefinito_20_paragrafo"><text:span text:style-name="T1247">for i in "${A[*]}" ; do echo $i ; done </text:span></text:span><text:span text:style-name="Car._20_predefinito_20_paragrafo"><text:span text:style-name="T655"><text:tab/><text:tab/>espande l'intera sequenza dei valori dell'array </text:span></text:span><text:span text:style-name="Car._20_predefinito_20_paragrafo"><text:span text:style-name="T656">A</text:span></text:span><text:span text:style-name="Car._20_predefinito_20_paragrafo"><text:span text:style-name="T655"> con quoting tra doppi apici</text:span></text:span></text:p>
      <text:p text:style-name="P357"><text:span text:style-name="Car._20_predefinito_20_paragrafo"><text:span text:style-name="T655">Es. "1 2 3"</text:span></text:span></text:p>
      <text:p text:style-name="P361"><text:span text:style-name="Car._20_predefinito_20_paragrafo"><text:span text:style-name="T2406">È possibile ottenere </text:span></text:span><text:span text:style-name="Car._20_predefinito_20_paragrafo"><text:span text:style-name="T2407">l'espansione di variabili al nome a cui sono assegnate per avere riferimento indiretto ai valori </text:span></text:span><text:span text:style-name="Car._20_predefinito_20_paragrafo"><text:span text:style-name="T2409">corrispondenti a quel nome</text:span></text:span><text:span text:style-name="Car._20_predefinito_20_paragrafo"><text:span text:style-name="T2407">: </text:span></text:span><text:span text:style-name="Car._20_predefinito_20_paragrafo"><text:span text:style-name="T2409">(indirezione)</text:span></text:span></text:p>
      <text:list xml:id="list3376663138" text:style-name="L84">
        <text:list-item>
          <text:p text:style-name="P884"><text:span text:style-name="Car._20_predefinito_20_paragrafo"><text:span text:style-name="T2408">CHIAVE=PIPPO</text:span></text:span></text:p>
          <text:p text:style-name="P884"><text:span text:style-name="Car._20_predefinito_20_paragrafo"><text:span text:style-name="T2408">PIPPO=VALORE</text:span></text:span></text:p>
          <text:p text:style-name="P884"><text:span text:style-name="Car._20_predefinito_20_paragrafo"><text:span text:style-name="T2408">echo ${!CHIAVE}<text:tab/>#output→ VALORE</text:span></text:span></text:p>
        </text:list-item>
      </text:list>
      <text:p text:style-name="P362"><text:span text:style-name="Car._20_predefinito_20_paragrafo"><text:span text:style-name="T2410">In Bash 4+ si hanno veri array associativi (indice può essere una stringa, non solo un numero</text:span></text:span><text:span text:style-name="Car._20_predefinito_20_paragrafo"><text:span text:style-name="T2411">)</text:span></text:span></text:p>
      <text:list xml:id="list3711925525" text:style-name="L85">
        <text:list-item>
          <text:p text:style-name="P885"><text:span text:style-name="Car._20_predefinito_20_paragrafo"><text:span text:style-name="T2412">declare -A ASAR<text:tab/>#uso di -A per indicare array associativo, non -a</text:span></text:span></text:p>
          <text:p text:style-name="P885"><text:span text:style-name="Car._20_predefinito_20_paragrafo"><text:span text:style-name="T2412">ASAR[chiaveuno]=valoreuno</text:span></text:span></text:p>
          <text:p text:style-name="P885"><text:span text:style-name="Car._20_predefinito_20_paragrafo"><text:span text:style-name="T2412">echo ${ASAR[chiaveuno]}<text:tab/></text:span></text:span><text:span text:style-name="Car._20_predefinito_20_paragrafo"><text:span text:style-name="T2413">#output → valoreuno</text:span></text:span></text:p>
          <text:p text:style-name="P886"><text:span text:style-name="Car._20_predefinito_20_paragrafo"><text:span text:style-name="T2413">KEY=chiaveuno</text:span></text:span></text:p>
          <text:p text:style-name="P886"><text:span text:style-name="Car._20_predefinito_20_paragrafo"><text:span text:style-name="T2412">echo ${ASAR[</text:span></text:span><text:span text:style-name="Car._20_predefinito_20_paragrafo"><text:span text:style-name="T2413">KEY</text:span></text:span><text:span text:style-name="Car._20_predefinito_20_paragrafo"><text:span text:style-name="T2412">]}<text:tab/></text:span></text:span><text:span text:style-name="Car._20_predefinito_20_paragrafo"><text:span text:style-name="T2413">#output → valoreuno</text:span></text:span></text:p>
        </text:list-item>
      </text:list>
      <text:h text:style-name="P402" text:outline-level="3">Arithmetic Expansion</text:h>
      <text:p text:style-name="P185">Tutto viene trattato come stringa in bash, salvo contesti particolari in cui può svolgere operazioni aritmetiche. La shell ha il limite di poter lavorare solo con numeri interi <text:span text:style-name="T1788">e non c’è modo di accorgersi del rollover (se si ha overflow sul signed int dell’architettura)</text:span>; <text:span text:style-name="T1248">bc</text:span> è calcolatore a riga di comando che può essere usato per avere risultati <text:span text:style-name="T1787">a precisione arbitraria </text:span>in script.</text:p>
      <text:p text:style-name="P186"><text:soft-page-break/>Si ha valutazione aritmetica in due casi</text:p>
      <text:list xml:id="list1101515777" text:style-name="L86">
        <text:list-item>
          <text:p text:style-name="P889"><text:span text:style-name="T1271">declare -i N </text:span><text:span text:style-name="T255">per dichiarare </text:span><text:span text:style-name="T256">variabili come intere:</text:span></text:p>
          <text:list>
            <text:list-item>
              <text:p text:style-name="P887"><text:span text:style-name="T1789">L</text:span><text:span text:style-name="T1786">a shell non ha concetto di tipi, le variabili sono stringhe. SOLO quando si dichiara una var come intera e viene assegnata una stringa che può essere interpretata </text:span><text:span text:style-name="T1789">come intero</text:span><text:span text:style-name="T1786">, </text:span><text:span text:style-name="T1789">questa </text:span><text:span text:style-name="T1786">viene </text:span><text:span text:style-name="T1789">così</text:span><text:span text:style-name="T1786"> assegnata. </text:span></text:p>
            </text:list-item>
            <text:list-item>
              <text:p text:style-name="P890">Con <text:span text:style-name="T1399">-p</text:span> print mostra tipo e valore del simbolo (output – nessun tipo)</text:p>
            </text:list-item>
          </text:list>
        </text:list-item>
        <text:list-item>
          <text:p text:style-name="P891">Builtin <text:span text:style-name="T1248">let</text:span><text:span text:style-name="T161">, </text:span><text:span text:style-name="T257">o equivalente comando composto </text:span><text:span text:style-name="T1272">(( ))</text:span></text:p>
          <text:list>
            <text:list-item>
              <text:p text:style-name="P892"><text:span text:style-name="T1272">l</text:span><text:span text:style-name="T1248">et N++ </text:span><text:span text:style-name="T161"><text:tab/>l’espressione viene valutata, ha effetti sulle variabili, ritorna true se risultato non è nullo, produce errori su stder ma nulla su stdout</text:span></text:p>
            </text:list-item>
            <text:list-item>
              <text:p text:style-name="P893"><text:span text:style-name="T2">(()) </text:span><text:span text:style-name="T161">si comporta come “” per proteggere elementi dell’expr, </text:span><text:span text:style-name="T258">riconosce variabili anche se non sono dichiarate intere e senza bisogno di prefisso $ </text:span><text:span text:style-name="T259">per espansione</text:span><text:span text:style-name="T258"> </text:span><text:span text:style-name="T259">(ammessa, ma se aggiunta non vale il seguente) </text:span><text:span text:style-name="T260">e interpretandole come zero se non definite</text:span></text:p>
            </text:list-item>
            <text:list-item>
              <text:p text:style-name="P893"><text:span text:style-name="T261">V</text:span><text:span text:style-name="T260">ariabili mai definite non danno errore in contesto aritmetico, vengono valutate come fossero 0. </text:span><text:span text:style-name="T262">Gli operatori sono quelli del C</text:span></text:p>
              <text:list>
                <text:list-item>
                  <text:p text:style-name="P888"><text:span text:style-name="T262">i</text:span><text:span text:style-name="T263">d++ ++id <text:tab/>post/pre incremento (decr. Con –) la variabile viene espansa prima/dopo l’incremento</text:span></text:p>
                </text:list-item>
                <text:list-item>
                  <text:p text:style-name="P556">+ - * / <text:tab/><text:tab/><text:tab/><text:tab/><text:tab/>somma sottraz. prodotto divis.</text:p>
                </text:list-item>
                <text:list-item>
                  <text:p text:style-name="P898"><text:span text:style-name="T161">** % <text:tab/><text:tab/><text:tab/><text:tab/><text:tab/></text:span><text:span text:style-name="T264">elevamento a potenza, modulo</text:span></text:p>
                </text:list-item>
                <text:list-item>
                  <text:p text:style-name="P898"><text:span text:style-name="T264">! ~ &amp; | ^ <text:tab/><text:tab/><text:tab/><text:tab/></text:span><text:span text:style-name="T265">NOT NOT AND OR XOR bit a bit</text:span></text:p>
                </text:list-item>
                <text:list-item>
                  <text:p text:style-name="P557">&lt;&lt; &gt;&gt; <text:tab/><text:tab/><text:tab/><text:tab/><text:tab/>shift binario a sx/dx</text:p>
                </text:list-item>
                <text:list-item>
                  <text:p text:style-name="P557">= *= /= += -= &lt;&lt;= &gt;&gt;= &amp;= ^= |= <text:tab/>assegnamenti</text:p>
                </text:list-item>
                <text:list-item>
                  <text:p text:style-name="P557">&lt;= &gt;= &lt; &gt; == != <text:tab/><text:tab/><text:tab/>confronto </text:p>
                </text:list-item>
                <text:list-item>
                  <text:p text:style-name="P557">&amp;&amp; || <text:tab/><text:tab/><text:tab/><text:tab/><text:tab/>AND OR logico</text:p>
                </text:list-item>
                <text:list-item>
                  <text:p text:style-name="P899"><text:span text:style-name="T161">expr?expr2:expr3<text:tab/><text:tab/><text:tab/>restituisce risultato di expr2 </text:span><text:span text:style-name="T266">o expr3 </text:span><text:span text:style-name="T161">se expr è <text:tab/><text:tab/><text:tab/><text:tab/><text:tab/></text:span><text:span text:style-name="T266">true/false</text:span></text:p>
                </text:list-item>
              </text:list>
            </text:list-item>
            <text:list-item>
              <text:p text:style-name="P900"><text:span text:style-name="T266">I </text:span><text:span text:style-name="T161">numeri si possono esprimere tra base 2 e base 64 con prefisso </text:span><text:span text:style-name="T1248">B#</text:span><text:span text:style-name="T1273">num</text:span><text:span text:style-name="T1248">→ </text:span><text:span text:style-name="T161">base B</text:span></text:p>
              <text:list>
                <text:list-item>
                  <text:p text:style-name="P901"><text:span text:style-name="T161">default 10, prefisso 0 ottale, prefisso 0x </text:span><text:span text:style-name="T267">esa</text:span><text:span text:style-name="T161">decimale</text:span></text:p>
                </text:list-item>
                <text:list-item>
                  <text:p text:style-name="P902"><text:span text:style-name="T161">cifre utilizzabili </text:span><text:span text:style-name="T268">0..9</text:span><text:span text:style-name="T1668">a</text:span><text:span text:style-name="T268">..z..</text:span><text:a xlink:type="simple" xlink:href="mailto:Z@_" text:style-name="Internet_20_link" text:visited-style-name="Visited_20_Internet_20_Link"><text:span text:style-name="T268">Z@_</text:span></text:a><text:span text:style-name="T268"> (servono 64 cifre per base64)</text:span></text:p>
                </text:list-item>
              </text:list>
            </text:list-item>
          </text:list>
        </text:list-item>
      </text:list>
      <text:h text:style-name="Heading_20_3" text:outline-level="3">Controllo di flus<text:span text:style-name="T1790">so</text:span></text:h>
      <text:h text:style-name="P403" text:outline-level="3">Sequenze</text:h>
      <text:p text:style-name="P188">Con <text:span text:style-name="T1248">( ) </text:span>Si possono raggruppare comandi per trattarli come uno solo aprendo una subshell, <text:span text:style-name="T1795">p</text:span>er creare una sequenza senza aprire una subshell <text:span text:style-name="T1791">(mantenere esecuzione nello spazio di memoria della shell principale), </text:span><text:span text:style-name="T1792">si usa </text:span><text:span text:style-name="T1274">{ }</text:span><text:span text:style-name="T269">. </text:span><text:span text:style-name="T270">Ogni comando della sequenza deve terminare con </text:span><text:span text:style-name="T675">; </text:span><text:span text:style-name="T270">o</text:span><text:span text:style-name="T675"> newline</text:span></text:p>
      <text:p text:style-name="P139"><text:span text:style-name="T66">I</text:span><text:span text:style-name="T2">n entrambi i casi l’exit code della sequenza è quello dell’ultimo comando eseguito</text:span></text:p>
      <text:p text:style-name="P74"><text:span text:style-name="T1793">$'\x0a' </text:span><text:span text:style-name="T271">produce ASCII newline (vedi </text:span><text:span text:style-name="T1794">man bash → $’string’</text:span><text:span text:style-name="T271">)</text:span></text:p>
      <text:h text:style-name="P404" text:outline-level="3"><text:soft-page-break/>Funzioni</text:h>
      <text:p text:style-name="P189"><text:span text:style-name="T1796">Le funzioni sono sequenze con un nome </text:span><text:span text:style-name="T1406">function NOME() { SEQUENZA ; } </text:span><text:span text:style-name="T272">(il punto e virgola serve per ricordare l’accapo, se non si mettesse il ; l’ultima graffa dovrebbe andare accapo). </text:span><text:span text:style-name="T273">Possono ricevere parametri, utilizzabili all’interno allo stesso modo dei parametri posizionali degli script $1,$2… ma appunto per questo i valori passati allo script non possono essere visti internamente alla funzione, </text:span><text:span text:style-name="T275">solo $0 resta impostato al nome dello script</text:span><text:span text:style-name="T273"> </text:span><text:span text:style-name="T274">(</text:span><text:span text:style-name="T275">si possono passare per valore </text:span><text:span text:style-name="T276">all’</text:span><text:span text:style-name="T275">intern</text:span><text:span text:style-name="T276">o</text:span><text:span text:style-name="T275">: </text:span><text:span text:style-name="T274">se si passa $1 </text:span><text:span text:style-name="T275">d</text:span><text:span text:style-name="T276">e</text:span><text:span text:style-name="T275">l main </text:span><text:span text:style-name="T274">come arg </text:span><text:span text:style-name="T275">funzione</text:span><text:span text:style-name="T274">, copia il valore $1 del main). </text:span><text:span text:style-name="T276">Il nome della funzione viene posto in $FUNCNAME.</text:span></text:p>
      <text:p text:style-name="P114">Se invocate semplicemente, sono eseguite nel contesto del chiamante. Al contrario di C e assembly, non c'è creazione di contesto diverso: non viene creato altro processo, è lo stesso che devia e va ad eseguire prima di riprendere da dov'è arrivato. </text:p>
      <text:p text:style-name="P190"><text:span text:style-name="T277">Le variabili sono “globali”: una variabile A modificata in una funzione cambia valore nel</text:span><text:span text:style-name="T278">l</text:span><text:span text:style-name="T277">o spazio di memoria generale, </text:span><text:span text:style-name="T279">si possono dichiarare variabili </text:span><text:span text:style-name="T280">locali con </text:span><text:span text:style-name="T676">local</text:span><text:span text:style-name="T280">. </text:span><text:span text:style-name="T281">Per le invocazioni in pipeline la funzione verr</text:span><text:span text:style-name="T596">à</text:span><text:span text:style-name="T281"> eseguita dalla shell figlia creata in automatico: scrivendo <text:tab/></text:span><text:span text:style-name="T1186">cat miofile | function | sort <text:tab/></text:span><text:span text:style-name="T281">si ha creazione automatica di 3 shell; </text:span><text:span text:style-name="T677">in questo caso non è più vero</text:span><text:span text:style-name="T281"> che lo spazio di memoria è lo stesso del chiamante! La seconda fork non fa exec , è una subshell che interpreta direttamente la funzione (shell </text:span><text:span text:style-name="T282">d</text:span><text:span text:style-name="T281">iversa dalla shell che prepara la pipeline). </text:span></text:p>
      <text:h text:style-name="P405" text:outline-level="3">Valutazione delle condizioni</text:h>
      <text:p text:style-name="P191"><text:span text:style-name="T1797">I comandi di controllo di flusso non fanno valutazione logica delle espressioni, decidono il percorso in base all’exit code di un processo (0==true, altri valori==false). </text:span><text:span text:style-name="T1798">L’exit code di un processo si trova nella variabile speciale </text:span><text:span text:style-name="T1407">$? </text:span><text:span text:style-name="T1457">settata dalla shell al termine del processo. </text:span><text:span text:style-name="T1458">E’ comodo ma abbiamo interpreti di espressioni logiche per quando serve, sia come builtin che come comandi esterni:</text:span></text:p>
      <text:list xml:id="list1959984048" text:style-name="L87">
        <text:list-item>
          <text:p text:style-name="P903"><text:span text:style-name="T1437">Builtin <text:tab/></text:span><text:span text:style-name="T1399">test, [ ], [[ ]]</text:span></text:p>
        </text:list-item>
        <text:list-item>
          <text:p text:style-name="P512">Comandi <text:tab/><text:span text:style-name="T1399">test, [ ]</text:span></text:p>
        </text:list-item>
      </text:list>
      <text:p text:style-name="P140">Essendo i builtin eseguiti prima di cercare i comandi equivalenti faremo riferimento a quelli, ma è utile ricordare che se serve portabilità degli script, i comandi esterni sono standard <text:span text:style-name="T1799">su molti sistemi</text:span> <text:span text:style-name="T1799">indipendentemente dalla shell usata, </text:span><text:span text:style-name="T1801">t</text:span><text:span text:style-name="T1800">ipicamente hanno sintassi identiche.</text:span></text:p>
      <text:p text:style-name="Text_20_body"><text:span text:style-name="T1399">test e [</text:span> <text:span text:style-name="T1437">sono lo stesso builtin (solo, </text:span>[ <text:span text:style-name="T1437">richiede </text:span>] <text:span text:style-name="T1437">come ultimo parametro) e seguiti da un’espressione la valutano e ritornano 0 o 1 in base al risultato (</text:span><text:span text:style-name="T1804">0 TRUE, 1 FALSE</text:span><text:span text:style-name="T1437">)</text:span></text:p>
      <text:list xml:id="list925444365" text:style-name="L88">
        <text:list-item>
          <text:p text:style-name="P904"><text:span text:style-name="T1437">Test unari, un solo parametro: <text:tab/></text:span><text:span text:style-name="T1399">test OP ARG</text:span></text:p>
          <text:list>
            <text:list-item>
              <text:p text:style-name="P513">su stringhe</text:p>
              <text:list>
                <text:list-item>
                  <text:p text:style-name="P513">-<text:span text:style-name="T1812">z <text:tab/>true se stringa è vuota</text:span></text:p>
                </text:list-item>
                <text:list-item>
                  <text:p text:style-name="P513">-<text:span text:style-name="T1812">n <text:tab/>true se string è non vuota</text:span></text:p>
                </text:list-item>
              </text:list>
            </text:list-item>
            <text:list-item>
              <text:p text:style-name="P514">su file</text:p>
              <text:list>
                <text:list-item>
                  <text:p text:style-name="P514">-e <text:tab/>true se file esiste</text:p>
                </text:list-item>
                <text:list-item>
                  <text:p text:style-name="P514">-f <text:tab/>true se è file regolare</text:p>
                </text:list-item>
                <text:list-item>
                  <text:p text:style-name="P514">-d <text:tab/>true se è directory</text:p>
                </text:list-item>
                <text:list-item>
                  <text:p text:style-name="P514">-s <text:tab/>true se file non è vuoto</text:p>
                </text:list-item>
              </text:list>
            </text:list-item>
            <text:list-item>
              <text:p text:style-name="P514"><text:soft-page-break/>altri 20 su <text:span text:style-name="T1399">help test </text:span>(è builtin, <text:span text:style-name="T1813">quindi o help o </text:span><text:span text:style-name="T1408">man bash</text:span><text:span text:style-name="T1813"> e ricerca)</text:span></text:p>
            </text:list-item>
          </text:list>
        </text:list-item>
        <text:list-item>
          <text:p text:style-name="P515">Test binari, due parametri: <text:tab/><text:tab/><text:span text:style-name="T1399">test ARG1 OP ARG2</text:span></text:p>
          <text:list>
            <text:list-item>
              <text:p text:style-name="P516">confronto lessicale (alfabetico) tra stringhe</text:p>
              <text:list>
                <text:list-item>
                  <text:p text:style-name="P517">=, !=, &lt;, &gt; <text:tab/>per qualche motivo &lt; <text:span text:style-name="T1814">e </text:span>&gt; non sono per verifiche numeriche tra stringhe ma per verifica lessicale (alfabetico)</text:p>
                </text:list-item>
              </text:list>
            </text:list-item>
            <text:list-item>
              <text:p text:style-name="P518">confronto numerico tra stringhe</text:p>
              <text:list>
                <text:list-item>
                  <text:p text:style-name="P518">-<text:span text:style-name="T1815">eq, -ne <text:tab/>equal, not equal</text:span></text:p>
                </text:list-item>
                <text:list-item>
                  <text:p text:style-name="P518">-<text:span text:style-name="T1815">lt, -le <text:tab/><text:tab/>less than, less or equal</text:span></text:p>
                </text:list-item>
                <text:list-item>
                  <text:p text:style-name="P518">-<text:span text:style-name="T1816">gt, -ge <text:tab/>greater than, greater or equal</text:span></text:p>
                </text:list-item>
              </text:list>
            </text:list-item>
            <text:list-item>
              <text:p text:style-name="P519">confronto tra file</text:p>
              <text:list>
                <text:list-item>
                  <text:p text:style-name="P519">-nt <text:tab/><text:tab/>newer than</text:p>
                </text:list-item>
                <text:list-item>
                  <text:p text:style-name="P519">-ot <text:tab/><text:tab/>older than</text:p>
                </text:list-item>
              </text:list>
            </text:list-item>
          </text:list>
        </text:list-item>
      </text:list>
      <text:p text:style-name="P187">[[ ]] <text:span text:style-name="T1437">è builtin presente nelle versioni più recenti di bash, </text:span><text:span text:style-name="T1459">in più di </text:span><text:span text:style-name="T1817">test </text:span><text:span text:style-name="T1459">/ </text:span><text:span text:style-name="T1817">[ </text:span><text:span text:style-name="T1459">offre</text:span></text:p>
      <text:list xml:id="list3216172938" text:style-name="L89">
        <text:list-item>
          <text:p text:style-name="P894"><text:span text:style-name="T1459">o</text:span><text:span text:style-name="T1437">p binari == e != matchano param. Sinistro con pattern espresso dal parametro di destra con stessa sintassi di pathname expansion ([[]] equivale a quoting, i metacaratteri vengono protetti)</text:span></text:p>
          <text:list>
            <text:list-item>
              <text:p text:style-name="P894"><text:span text:style-name="T1437">Es. </text:span><text:span text:style-name="T1115">[[ “ciao” == c?a[l-z] ]] → true</text:span></text:p>
            </text:list-item>
          </text:list>
        </text:list-item>
        <text:list-item>
          <text:p text:style-name="P558">op binari<text:span text:style-name="T1910">o</text:span> =~ <text:span text:style-name="T1818">matcha param. Sinistro con un</text:span><text:span text:style-name="T1819">a</text:span><text:span text:style-name="T1818"> regular expression specificata </text:span><text:span text:style-name="T1820">da</text:span><text:span text:style-name="T1818">l param, destro</text:span></text:p>
          <text:list>
            <text:list-item>
              <text:p text:style-name="P559">Es. <text:span text:style-name="T1248">[[ “ciao” =~ ^c.{2}o$ ]] → true</text:span></text:p>
            </text:list-item>
          </text:list>
        </text:list-item>
      </text:list>
      <text:p text:style-name="P111"><text:tab/><text:span text:style-name="T1821">Simboli speciali uguali hanno significati diversi nei due casi (</text:span><text:span text:style-name="T1822">sintassi pathname exp != <text:tab/>sintassi regex)</text:span></text:p>
      <text:p text:style-name="P112">E’ possibile combinare cont<text:span text:style-name="T1823">r</text:span>olli elementari:</text:p>
      <text:list xml:id="list1277590370" text:style-name="L90">
        <text:list-item>
          <text:p text:style-name="P560">con test / [ ]</text:p>
          <text:list>
            <text:list-item>
              <text:p text:style-name="P560">operatori AND, OR, NOT sono rispettivamente -a, -o, !</text:p>
            </text:list-item>
            <text:list-item>
              <text:p text:style-name="P560">si possono fare raggruppamenti con ( ), vanno protette con backslash , <text:span text:style-name="T1825">si usano </text:span>\( \)</text:p>
            </text:list-item>
          </text:list>
        </text:list-item>
        <text:list-item>
          <text:p text:style-name="P562">con [[ ]]</text:p>
          <text:list>
            <text:list-item>
              <text:p text:style-name="P561">operatori AND, OR, NOT sono rispettivamente <text:span text:style-name="T1824">&amp;&amp;, ||, !</text:span></text:p>
            </text:list-item>
            <text:list-item>
              <text:p text:style-name="P563">si possono fare raggruppamenti con (), protette già dalle [[ ]], si usano così come sono</text:p>
            </text:list-item>
          </text:list>
        </text:list-item>
      </text:list>
      <text:p text:style-name="P113">Gli operatori <text:span text:style-name="T1399">&amp;&amp;, ||, ! </text:span><text:span text:style-name="T1826">si possono usare sulla riga di comando per combinare logicamente gli exit code </text:span><text:span text:style-name="T1827">di qualsiasi processo. </text:span><text:span text:style-name="T1828">Sia in questo caso che quando usati dentro [[ ]], </text:span><text:span text:style-name="T1829">valutazione shortcut: se il primo risultato è sufficiente a sapere il risultato, il secondo non viene valutato. Nel caso dei processi è come un if, quindi con AND se il primo comando torna false il secondo non viene eseguito, </text:span><text:span text:style-name="T1831">viceversa </text:span><text:span text:style-name="T1829">con OR </text:span><text:span text:style-name="T1831">solo </text:span><text:span text:style-name="T1829">se il primo torna </text:span><text:span text:style-name="T1831">false</text:span><text:span text:style-name="T1829"> il secondo viene eseguito. </text:span><text:span text:style-name="T1830">Utile per avere check:</text:span></text:p>
      <text:p text:style-name="P192"><text:soft-page-break/><text:span text:style-name="T1248">cd "$MYDIR" || echo ("Errore") ; exit(1</text:span><text:span text:style-name="T1275">) </text:span><text:span text:style-name="T283"><text:tab/><text:tab/></text:span><text:span text:style-name="T284">il ramo destro viene eseguito solo se fallisce il <text:tab/><text:tab/><text:tab/><text:tab/><text:tab/><text:tab/><text:tab/>sinistro, con messaggio e bloccante (uscita)</text:span></text:p>
      <text:p text:style-name="P193"><text:span text:style-name="T678">i</text:span><text:span text:style-name="T679">f </text:span><text:span text:style-name="T285">è utile tutte le volte che voglio esecuzione condizionata: la keyword </text:span><text:span text:style-name="T680">if</text:span><text:span text:style-name="T285"> vuole un COMANDO come argomento (esterno eseguito da shell figlia, builtin, funzione… ecc) </text:span><text:span text:style-name="T286">e solo se il comando ritorna 0 viene considerato </text:span><text:span text:style-name="T287">come TRUE, qualsiasi altro ritorno viene visto come FALSE. </text:span><text:span text:style-name="T681">elif</text:span><text:span text:style-name="T289"> per seconde verifiche, </text:span><text:span text:style-name="T681">else</text:span><text:span text:style-name="T289"> per caso alternativo globale </text:span><text:span text:style-name="T291">(questi due vanno racchiusi tra [ ] ),</text:span><text:span text:style-name="T289"> </text:span><text:span text:style-name="T681">fi</text:span><text:span text:style-name="T289"> chiude la sequenza. </text:span><text:span text:style-name="T294">I</text:span><text:span text:style-name="T288">n una pipeline (o anche funzione senza nome con molti comandi con ; ; ;) l’exit code è quello dell’ultimo comando eseguito. </text:span><text:span text:style-name="T293">I COMANDI possono essere composti (sequenze, subshell, combinazioni logiche...)</text:span></text:p>
      <text:p text:style-name="P157"><text:span text:style-name="T658">if</text:span><text:span text:style-name="T161"> COMANDO1</text:span></text:p>
      <text:p text:style-name="P157"><text:span text:style-name="T658">then</text:span><text:span text:style-name="T161"> </text:span></text:p>
      <text:p text:style-name="P155"><text:tab/>comandi eseguiti se COMANDO1 ritorna true</text:p>
      <text:p text:style-name="P157"><text:span text:style-name="T161">[ </text:span><text:span text:style-name="T659">elif</text:span><text:span text:style-name="T290"> COMANDO 2</text:span></text:p>
      <text:p text:style-name="P158"><text:span text:style-name="T658">then</text:span><text:span text:style-name="T161"> </text:span></text:p>
      <text:p text:style-name="P158"><text:span text:style-name="T161"><text:tab/></text:span><text:span text:style-name="T289">comandi eseguiti se COMANDO</text:span><text:span text:style-name="T161">2</text:span><text:span text:style-name="T289"> ritorna true </text:span><text:span text:style-name="T291">]</text:span></text:p>
      <text:p text:style-name="P159"><text:span text:style-name="T161">[ </text:span><text:span text:style-name="T658">else</text:span><text:span text:style-name="T161"> </text:span></text:p>
      <text:p text:style-name="P159"><text:span text:style-name="T161"><text:tab/></text:span><text:span text:style-name="T292">comandi eseguiti se nessun ritorno true ]</text:span></text:p>
      <text:p text:style-name="P166"><text:span text:style-name="T292">f</text:span><text:span text:style-name="T161">i</text:span></text:p>
      <text:p text:style-name="P160"><text:span text:style-name="T2">case</text:span><text:span text:style-name="T161"> permette di esprimere condizioni multiple in modo più leggibile che in una catena di </text:span><text:span text:style-name="T2">eli</text:span><text:span text:style-name="T67">f. </text:span><text:span text:style-name="T295">Si usa la stessa sintassi della path exp per i casi, </text:span><text:span text:style-name="T296">(</text:span><text:span text:style-name="T295">ma non viene davvero eseguita espansione </text:span><text:span text:style-name="T297">del nome del case, ovviamente</text:span><text:span text:style-name="T296">)</text:span><text:span text:style-name="T295">. Se nella variabile c’è valore corrispondente alla sintassi, si entra nel caso. Vedi esempio</text:span></text:p>
      <text:p text:style-name="P161"><text:span text:style-name="T660">c</text:span><text:span text:style-name="T658">ase</text:span><text:span text:style-name="T2"> </text:span><text:span text:style-name="T161">“$variabile” </text:span><text:span text:style-name="T658">in</text:span><text:span text:style-name="T161"> </text:span></text:p>
      <text:p text:style-name="P161"><text:span text:style-name="T161">nome1</text:span><text:span text:style-name="T661">)</text:span><text:span text:style-name="T663"> </text:span><text:span text:style-name="T161">echo vale nome1 </text:span><text:span text:style-name="T658">;;</text:span></text:p>
      <text:p text:style-name="P162"><text:span text:style-name="T662">nome?</text:span><text:span text:style-name="T658">)</text:span><text:span text:style-name="T662"> echo vale nome2, nomea, nomez </text:span><text:span text:style-name="T658">;;</text:span></text:p>
      <text:p text:style-name="P163"><text:span text:style-name="T161">nome*</text:span><text:span text:style-name="T658">)</text:span><text:span text:style-name="T161"> echo vale nome11, nome, nomepippo </text:span><text:span text:style-name="T658">;;</text:span></text:p>
      <text:p text:style-name="P163"><text:span text:style-name="T161">[1-9]nome</text:span><text:span text:style-name="T658">)</text:span><text:span text:style-name="T161"> echo vale 1nome, 2nome, …, 9nome </text:span><text:span text:style-name="T658">;;</text:span></text:p>
      <text:p text:style-name="P163"><text:span text:style-name="T161">*</text:span><text:span text:style-name="T658">)</text:span><text:span text:style-name="T161"> echo non cade in nessuna delle precedenti </text:span><text:span text:style-name="T658">;;</text:span></text:p>
      <text:p text:style-name="P156">esac</text:p>
      <text:p text:style-name="P164"><text:span text:style-name="T2">for </text:span><text:span text:style-name="T161">itera su una lista di elementi, </text:span><text:span text:style-name="T298">sintassi <text:tab/></text:span><text:span text:style-name="T1141">for </text:span><text:span text:style-name="T298">NAME </text:span><text:span text:style-name="T1141"><text:s/>[in </text:span><text:span text:style-name="T298">WORDS … </text:span><text:span text:style-name="T1141">] </text:span><text:span text:style-name="T298">; </text:span><text:span text:style-name="T1142">do </text:span><text:span text:style-name="T299">COMMANDS; </text:span><text:span text:style-name="T1142">done</text:span></text:p>
      <text:p text:style-name="P165"><text:span text:style-name="T299">C</text:span><text:span text:style-name="T161">asi d’uso:</text:span></text:p>
      <text:list xml:id="list4198206375" text:style-name="L91">
        <text:list-item>
          <text:p text:style-name="P828">WORDS = pattern di pathname expansion</text:p>
          <text:list>
            <text:list-item>
              <text:p text:style-name="P829">itera direttamente sui nomi di file prodotti dall’espansione <text:tab/><text:tab/></text:p>
              <text:p text:style-name="P841">for F in /tmp/*.bak ; do rm -f “$F” ; done </text:p>
              <text:p text:style-name="P846"><text:span text:style-name="T161">valuta condizione for: prima viene espansa la sequenza, al posto di /tmp/*.bak appaiono tutti i file corrispondenti all’espressione. </text:span><text:span text:style-name="T300">Solo dopo la shell sa quante iterazioni dovrà </text:span><text:soft-page-break/><text:span text:style-name="T300">fare. A questo punto viene eseguito il codice tra </text:span><text:span text:style-name="T68">do</text:span><text:span text:style-name="T300"> e </text:span><text:span text:style-name="T68">done</text:span><text:span text:style-name="T300"> aggiornando il valore di F per ogni iterazione.</text:span></text:p>
              <text:p text:style-name="P847"><text:span text:style-name="T161">La shell evita espansione caratteri speciali se sono nei nomi di file, ma per ogni iterazione poi ci sarà una nuova espansione! </text:span><text:span text:style-name="T301">Es. se assegno filename “Marco Prandini” (con spazio) a F, viene preso come un solo elemento ma nell’iterazone, se non metto quoting intorno a $F, cambia il significato: viene espanso in </text:span><text:span text:style-name="T1161">r</text:span><text:span text:style-name="T1143">m -f Marco Prandini </text:span><text:span text:style-name="T301">e il comando vede due parametri file separati, provando a eliminarli ma non esistono. </text:span><text:span text:style-name="T302">Occhio quindi ad usare “$@” che protegge ognuno dei parametri con lo stesso quoting</text:span></text:p>
            </text:list-item>
          </text:list>
        </text:list-item>
        <text:list-item>
          <text:p text:style-name="P848"><text:span text:style-name="T302">W</text:span><text:span text:style-name="T161">ORDS = parametri della command line</text:span></text:p>
          <text:list>
            <text:list-item>
              <text:p text:style-name="P842">for PAR in “$@” ; do echo “$PAR” ; done</text:p>
            </text:list-item>
          </text:list>
        </text:list-item>
        <text:list-item>
          <text:p text:style-name="P830">WORDS = <text:span text:style-name="T1144">command substitution</text:span></text:p>
          <text:list>
            <text:list-item>
              <text:p text:style-name="P843">for USER in $(cat /etc/passwd | cut -f1 -d:)</text:p>
              <text:p text:style-name="P831">vedi pattern comune <text:span text:style-name="T1835">per </text:span><text:span text:style-name="T1836">processing righe</text:span></text:p>
            </text:list-item>
          </text:list>
        </text:list-item>
        <text:list-item>
          <text:p text:style-name="P832">WORDS = brace expansion</text:p>
          <text:list>
            <text:list-item>
              <text:p text:style-name="P844">for ITEM in item_{a..z}</text:p>
            </text:list-item>
          </text:list>
        </text:list-item>
        <text:list-item>
          <text:p text:style-name="P836"><text:span text:style-name="T1464">S</text:span><text:span text:style-name="T1437">i possono impiegare sequenze numeriche </text:span><text:span text:style-name="T1465">usand</text:span><text:span text:style-name="T1466">o <text:tab/><text:tab/></text:span><text:span text:style-name="T1469">NON MOSTRATO</text:span></text:p>
          <text:list>
            <text:list-item>
              <text:p text:style-name="P905"><text:span text:style-name="T1145">for BACKWARDSTENTHS in $(seq 1 -0.1 0) <text:s/></text:span><text:span text:style-name="T1187"><text:s text:c="4"/></text:span><text:span text:style-name="T1467">dove </text:span><text:span text:style-name="T1838">(start incremento end)</text:span></text:p>
            </text:list-item>
          </text:list>
        </text:list-item>
        <text:list-item>
          <text:p text:style-name="P837"><text:span text:style-name="T1468">N</text:span><text:span text:style-name="T1467">elle versioni recenti di bash </text:span><text:span text:style-name="T1468">sintassi C-like <text:tab/><text:tab/></text:span><text:span text:style-name="T1469">NON MOSTRATO</text:span></text:p>
          <text:list>
            <text:list-item>
              <text:p text:style-name="P845">for <text:span text:style-name="T1839">(( </text:span><text:span text:style-name="T1841">i=0, j=0</text:span><text:span text:style-name="T1839"> ; </text:span><text:span text:style-name="T1843">i+j &lt; 10</text:span><text:span text:style-name="T1839"> ; </text:span><text:span text:style-name="T1844">i++, j+=2</text:span><text:span text:style-name="T1839"> )) </text:span></text:p>
            </text:list-item>
            <text:list-item>
              <text:p text:style-name="P833"><text:span text:style-name="T1840">Espressioni di inizializzazione</text:span>, <text:span text:style-name="T1842">test di terminazione</text:span> (espressione logica uguale a true o aritmetica che dà 0. Se c’è più di un test vengono eseguiti tutti ma solo l’ultimo determina se il ciclo prosegue), <text:span text:style-name="T1845">espressioni eseguite ad ogni iterazione</text:span></text:p>
            </text:list-item>
          </text:list>
        </text:list-item>
      </text:list>
      <text:p text:style-name="P194"><text:span text:style-name="T972">w</text:span><text:span text:style-name="T973">hile </text:span><text:span text:style-name="T980">permette cicli indefiniti basandosi su un comando da eseguire per verificare se l’exit code è TRUE (solo 0, tutto il resto FALSE</text:span><text:span text:style-name="T981">), </text:span><text:span text:style-name="T984">(</text:span><text:span text:style-name="T986">until </text:span><text:span text:style-name="T984">itera quando si ha FALSE) </text:span><text:span text:style-name="T982">sintassi</text:span></text:p>
      <text:p text:style-name="P194"><text:span text:style-name="T982"><text:tab/></text:span><text:span text:style-name="T974">while </text:span><text:span text:style-name="T982">COMANDO (oppure </text:span><text:span text:style-name="T974">until </text:span><text:span text:style-name="T982">COMANDO) ; </text:span><text:span text:style-name="T974">do </text:span><text:span text:style-name="T983">LISTA ;COMANDI; ITERATI; </text:span><text:span text:style-name="T985">done</text:span></text:p>
      <text:p text:style-name="P141"><text:span text:style-name="T988">N</text:span><text:span text:style-name="T987">aturalmente COMANDO può essere composto (sequenze, subshell, combinazioni logiche…)</text:span></text:p>
      <text:p text:style-name="P141"><text:span text:style-name="T1712">P</text:span><text:span text:style-name="T1711">attern comune usato per fare processing di dati:</text:span></text:p>
      <text:list xml:id="list192426870302525" text:continue-numbering="true" text:style-name="L91">
        <text:list-item>
          <text:p text:style-name="P838">cat /etc/passwd | while read riga ; do echo $(( counter++ )) $riga ; done</text:p>
          <text:list>
            <text:list-item>
              <text:p text:style-name="P834"><text:span text:style-name="T1409">cat </text:span><text:span text:style-name="T1832">legge tutto e mette su stdout, pipeline porta stdout su stdin del processo dopo, figlio (shell figlia che fa il while) </text:span><text:span text:style-name="T1410">read</text:span><text:span text:style-name="T1833"> mangia una riga di input e restituisce true; </text:span><text:span text:style-name="T1410">while</text:span><text:span text:style-name="T1833"> ha ricevuto true e fa iterazione: </text:span><text:span text:style-name="T1410">echo</text:span><text:span text:style-name="T1833"> di valore di counter incrementato dopo averlo espanso (espansione non da errore perché parte da 0 essendo counter non definito) </text:span><text:span text:style-name="T1834">seguito dal valore di riga. <text:tab/></text:span></text:p>
            </text:list-item>
            <text:list-item>
              <text:p text:style-name="P487">Tenere a mente importanza di aprire subshell esplicitamente per il while in pipe, così da garantire corretto spazio di memoria per eventuali handler e variabili</text:p>
            </text:list-item>
            <text:list-item>
              <text:p text:style-name="P488">Se necessario input interattivo <text:span text:style-name="T2641">dentro a</text:span>l ciclo, <text:span text:style-name="T2642">il secondo </text:span>read va alimentato da terminale es. <text:tab/><text:span text:style-name="T1115">T=$(ps h $$ | awk '{ print $2 }') ; cat /etc/passwd | while read U ; do { read VAR &lt; /dev/$T ; echo $VAR } ; done <text:tab/></text:span><text:span text:style-name="T2643">oppure esempio messo nella desc. del builtin </text:span><text:span text:style-name="T1167">read</text:span></text:p>
            </text:list-item>
          </text:list>
        </text:list-item>
        <text:list-item>
          <text:p text:style-name="P839"><text:soft-page-break/><text:span text:style-name="T1461">Versione con for: </text:span><text:span text:style-name="T1837">for riga in $(cat /etc/passwd) ; do echo $((counter++)) $riga ; don</text:span><text:span text:style-name="T1850">e</text:span></text:p>
          <text:list>
            <text:list-item>
              <text:p text:style-name="P839"><text:span text:style-name="T1470">I</text:span><text:span text:style-name="T1437">l for è vantaggioso perché non c'è pipeline, quindi tutto quello che avviene nelle iterazioni è nella stessa shell che lo lancia: </text:span><text:span text:style-name="T1472">si vede che </text:span><text:span text:style-name="T1473">se si </text:span><text:span text:style-name="T1437">rilancia il comando due volte, parte con il counter dallo stesso valore, </text:span><text:span text:style-name="T1471">la variabile è dello stesso ambiente</text:span><text:span text:style-name="T1437">.</text:span><text:span text:style-name="T1460"><text:tab/></text:span></text:p>
            </text:list-item>
            <text:list-item>
              <text:p text:style-name="P840"><text:span text:style-name="T1462">Se l’elemento informativo è la rig</text:span><text:span text:style-name="T1463">a evito di usare un for, con while possiamo sfruttare read che ha il concetto di riga. </text:span><text:span text:style-name="T1464">Fintanto che nelle righe ci sono </text:span><text:span text:style-name="T1600">solo</text:span><text:span text:style-name="T1464"> spazi non c’è problema ad usare for, </text:span><text:span text:style-name="T1601">ma </text:span><text:span text:style-name="T1464">se ci sono spazi e accapo invece è un problema perché perdiamo la differenza tra i due separatori. </text:span></text:p>
            </text:list-item>
          </text:list>
        </text:list-item>
      </text:list>
      <text:p text:style-name="P167">break [N] <text:span text:style-name="T161">esce da un ciclo for, while o until (se specificato, esce da N cicli annidati)</text:span></text:p>
      <text:p text:style-name="P167">continue [N] <text:span text:style-name="T303">salta alla successiva iterazione di un ciclo (se specificato, riparte risalendo di N cicli annidati)</text:span></text:p>
      <text:h text:style-name="P406" text:outline-level="3">Accorgimenti utili</text:h>
      <text:p text:style-name="P75"><text:span text:style-name="T1853">s</text:span>ource :<text:span text:style-name="T161"> </text:span><text:span text:style-name="T307">utile per condividere parametri tra script correlati tra loro e per creare librerie di funzioni importabili.</text:span><text:span text:style-name="T161"> </text:span><text:span text:style-name="T310">P</text:span><text:span text:style-name="T161">uò essere usato per eseguire uno script nel contesto di un altro (inclusa riga di comando interattiva). </text:span><text:span text:style-name="T304">Es. supponiamo che lo script common.sh </text:span><text:span text:style-name="T305">contenga assegnamenti di valori a variabili, definizioni di funzioni e alias. Dopo l’esecuzione di </text:span><text:span text:style-name="T1851">source </text:span><text:span text:style-name="T1852">common.sh </text:span><text:span text:style-name="T306">le variabili, funzioni e alias saranno definite anche nello script chiamante.</text:span></text:p>
      <text:p text:style-name="P94">su<text:span text:style-name="T161"> è utile da root (da altri utenti chiederebbe password, non pratico da scriptare) per </text:span><text:span text:style-name="T311">eseguire comandi con altre identità,</text:span><text:span text:style-name="T312"> ma non è</text:span><text:span text:style-name="T1855"> exec</text:span><text:span text:style-name="T312">: non si mettono comandi a seguire, </text:span><text:span text:style-name="T313">apre una shell e finché non si esce da quella non </text:span><text:span text:style-name="T314">prosegue ne</text:span><text:span text:style-name="T313">l contesto chiamante.</text:span><text:span text:style-name="T1854"> </text:span><text:span text:style-name="T597">S</text:span><text:span text:style-name="T311">intassi </text:span><text:span text:style-name="T1854">su -c “COMANDO” - UTENTE</text:span><text:span text:style-name="T311">. </text:span></text:p>
      <text:p text:style-name="P94"><text:span text:style-name="T1857">s</text:span><text:span text:style-name="T1856">udo </text:span><text:span text:style-name="T1857">COMANDO</text:span><text:span text:style-name="T316"> </text:span><text:span text:style-name="T317">è utile ad usare comandi come root, ma richiede la configurazione di sudoers (possibilmente con NOPASSWD)</text:span><text:span text:style-name="T315"> </text:span></text:p>
      <text:list xml:id="list3938254007" text:style-name="L92">
        <text:list-item>
          <text:p text:style-name="P906"><text:span text:style-name="T315"><text:tab/></text:span><text:span text:style-name="T598">Sintassi per /etc/sudoers:<text:tab/></text:span><text:a xlink:type="simple" xlink:href="https://toroid.org/sudoers-syntax" text:style-name="Internet_20_link" text:visited-style-name="Visited_20_Internet_20_Link"><text:span text:style-name="T598">https://toroid.org/sudoers-syntax</text:span></text:a></text:p>
          <text:list>
            <text:list-item>
              <text:p text:style-name="P564">formato delle direttive: <text:tab/>User Host = (Runas) Tag: Command</text:p>
              <text:list>
                <text:list-item>
                  <text:p text:style-name="P564">“User puo eseguire Command coi privilegi di Runas su Host"</text:p>
                  <text:list>
                    <text:list-item>
                      <text:p text:style-name="P906"><text:span text:style-name="T598">%sudo ALL=(ALL:ALL) ALL<text:tab/></text:span><text:span text:style-name="T599">riga base tipica, </text:span><text:span text:style-name="T601">per </text:span><text:span text:style-name="T600">gruppo sudo</text:span></text:p>
                    </text:list-item>
                    <text:list-item>
                      <text:p text:style-name="P906"><text:span text:style-name="T600">usermod -aG sudo las <text:tab/><text:tab/></text:span><text:span text:style-name="T602">Aggiunge "las" al gruppo sudo, e</text:span><text:span text:style-name="T600">fficace solo dal successivo login</text:span></text:p>
                    </text:list-item>
                  </text:list>
                </text:list-item>
                <text:list-item>
                  <text:p text:style-name="P564">Runas si può specificare come utente[:gruppo] ; se manca, è implicito root (e nessun altro)</text:p>
                </text:list-item>
              </text:list>
            </text:list-item>
          </text:list>
        </text:list-item>
      </text:list>
      <text:p text:style-name="P318"><text:span text:style-name="T1277">date </text:span><text:span text:style-name="T318">ha molte opzioni:</text:span></text:p>
      <text:list xml:id="list194815596" text:style-name="L93">
        <text:list-item>
          <text:p text:style-name="P907"><text:span text:style-name="T318">c</text:span><text:span text:style-name="T161">on -s può impostare orologio </text:span><text:span text:style-name="T319">di sistema</text:span></text:p>
        </text:list-item>
        <text:list-item>
          <text:p text:style-name="P908"><text:span text:style-name="T319">p</text:span><text:span text:style-name="T161">uò restituire l’orologio in formati diversi</text:span></text:p>
          <text:list>
            <text:list-item>
              <text:p text:style-name="P606">date +FORMAT <text:span text:style-name="T320">permette di selezionare cosa e come visualizzare</text:span></text:p>
            </text:list-item>
            <text:list-item>
              <text:p text:style-name="P607">FORMAT <text:span text:style-name="T321">è una stringa in cui vengono interpretate sequenze speciali contrassegnate dal carattere </text:span><text:span text:style-name="T1858">%</text:span><text:span text:style-name="T321"> </text:span><text:span text:style-name="T322">(vedi </text:span><text:span text:style-name="T1859">man date</text:span><text:span text:style-name="T322">) es. </text:span><text:span text:style-name="T1859">date +”%Y%m%d %H:%M:%S” </text:span><text:span text:style-name="T322">AnnoMeseGiorni Ora:Minuto:Secondo; </text:span><text:span text:style-name="T1860">date +“%A %e %B” </text:span><text:span text:style-name="T323">Giornosettimana Giorno Mese (locale)</text:span></text:p>
              <text:p text:style-name="P607"><text:soft-page-break/>%<text:span text:style-name="T1861">s</text:span><text:span text:style-name="T324"> numero secondi da epoca Unix (1/1/70), </text:span><text:span text:style-name="T327">(</text:span><text:span text:style-name="T1863">date +s%</text:span><text:span text:style-name="T327">) ; </text:span><text:span text:style-name="T325">con %s%n appende i nanosecondi</text:span></text:p>
            </text:list-item>
            <text:list-item>
              <text:p text:style-name="P608"><text:span text:style-name="T325">c</text:span><text:span text:style-name="T161">on -d si può fornire un timestamp da usare al posto del tempo corrente </text:span><text:span text:style-name="T326">(es. </text:span><text:span text:style-name="T328">convertire timestamp tra diversi formati: </text:span><text:span text:style-name="T1862">N=$(date -d ‘2020-05-15 10:01’ +%s) </text:span><text:span text:style-name="T328">dà ora di evento interessante convertito in epoch, </text:span><text:span text:style-name="T1864">((N+=1800)) </text:span><text:span text:style-name="T328">modifica tempo, </text:span><text:span text:style-name="T1865">date -d “@$N” </text:span><text:span text:style-name="T329">stampa in modo leggibile: </text:span><text:span text:style-name="T69">@</text:span><text:span text:style-name="T329"> operatore per cambiare da epoch a timestamp</text:span></text:p>
            </text:list-item>
          </text:list>
        </text:list-item>
      </text:list>
      <text:p text:style-name="P124"><text:span text:style-name="T1115">mktemp</text:span> <text:span text:style-name="T1474">è utile per creare file temporane</text:span><text:span text:style-name="T1475">i, </text:span><text:span text:style-name="T1476">restituisce il nome del file creato (default formato /tmp/tmp.XXXXXXXXXX. Opzioni</text:span></text:p>
      <text:list xml:id="list1835867459" text:style-name="L94">
        <text:list-item>
          <text:p text:style-name="P590"><text:span text:style-name="T1476">-d </text:span><text:span text:style-name="T1477"><text:tab/>crea una directory</text:span></text:p>
        </text:list-item>
        <text:list-item>
          <text:p text:style-name="P565">-p DIR crea all’interno di DIR invece che in /tmp</text:p>
        </text:list-item>
      </text:list>
      <text:p text:style-name="P125"><text:span text:style-name="T1115">basename</text:span> <text:span text:style-name="T1478">rimuove path ed eventualmente suffisso da un nome di file. </text:span></text:p>
      <text:list xml:id="list2733814131" text:style-name="L95">
        <text:list-item>
          <text:p text:style-name="P909"><text:span text:style-name="T330">Es. </text:span><text:span text:style-name="T1278">basename </text:span><text:span text:style-name="T1898">s .h include/stdio.h <text:tab/></text:span><text:span text:style-name="T1899">ritorna </text:span><text:span text:style-name="T1866">stdio</text:span></text:p>
        </text:list-item>
      </text:list>
      <text:p text:style-name="P124"><text:span text:style-name="T1115">dirname</text:span> <text:span text:style-name="T1479">rimuove l’ultimo componente del percorso da un nome di file (se non contiene /, restituisce “.” directory corrente)</text:span></text:p>
      <text:list xml:id="list903242871" text:style-name="L96">
        <text:list-item>
          <text:p text:style-name="P591"><text:span text:style-name="T1437">Es. </text:span><text:span text:style-name="T1115">dirname /usr/bi</text:span><text:span text:style-name="T1146">n<text:tab/><text:tab/>ritorna </text:span><text:span text:style-name="T1480">/usr ; </text:span><text:span text:style-name="T1146">dirname data.txt <text:tab/>ritorna </text:span><text:span text:style-name="T1480">.</text:span></text:p>
        </text:list-item>
      </text:list>
      <text:p text:style-name="P221"><text:span text:style-name="T1150">e</text:span><text:span text:style-name="T1146">val</text:span><text:span text:style-name="T1480"> permette di processare un file come se fosse uno script, sottoponendolo ai 12 passi di valutazione. Questo permette ad uno script di generare altri script ed eseguirli correttamente. </text:span><text:span text:style-name="T2518">Utile per rivalutare separatori: es. </text:span><text:span text:style-name="T2300">listpage="ls | more"; $listpage </text:span><text:span text:style-name="T2518">param. Exp avviene dopo la tokenization, quindi i caratteri "|" e "more" vengono intepretati come argomenti di ls. Con <text:tab/></text:span><text:span text:style-name="T2308">eval </text:span><text:span text:style-name="T2300">$listpage </text:span><text:span text:style-name="T2518"><text:tab/><text:tab/></text:span><text:span text:style-name="T2519">si ha invece una valutazione corretta.</text:span></text:p>
      <text:h text:style-name="P372" text:outline-level="1">Funzionamento in rete</text:h>
      <text:h text:style-name="P382" text:outline-level="2">Configurazione di rete</text:h>
      <text:h text:style-name="P407" text:outline-level="3">Richiami di reti, <text:span text:style-name="T2057">reti locali</text:span></text:h>
      <text:p text:style-name="P246">Internet è una grande "rete di reti", la cui componente <text:span text:style-name="T2050">base (isola) è la singola rete IP; che contiene calcolatori che fanno da nodi terminali detti host. Gli indirizzi IP si dividono in globali (validi per tutta la rete, devono essere univoci e quindi vanno assegnati da una procedura di gestione globale che garantisca l'univocità) e locali, validi limitatamente ad una certa sottoparte della rete, che possono essere non globalmente univoci. </text:span><text:span text:style-name="T2051">(vedremo un ibrido tra queste due visioni quando vedremo che tra i vai metodi di assegnazione degli indirizzi IP ci sono metodi che partono da univocità di indirizzo locale (livello 2, MAC di scheda di rete) per derivare indirizzo di liv 3,IP che abbia univocità locale (senza considerare univocità globale) così si può ignorare network fisico, consentendo a questi di scoprire con automatismi come collegarsi con esterno <text:tab/>(si sfrutta univocità indirizzi locali))</text:span></text:p>
      <text:p text:style-name="P168">Viene detta rete fisica la rete (tipicamente LAN) a cui un host è effettivamente connesso; mentre è detta rete logica la network IP o (subnet) a cui un Host appartiene logicamente: sulla stessa LAN (fisica) possono esserci più subnet. A livello logico queste penseranno di non poter comunicare tra loro pur essendo sulla stessa struttura fisica. Tutti gli host appartenenti alla medesima network IP sono in grado di parlare tra loro grazie alla tecnologia con cui essa viene implementata. <text:span text:style-name="T2056">Per raggiungere hosts che si trovano sulla stessa LAN non è necessario sapere indirizzo di ognuno di loro, basta sapere come raggiungere la subnet.</text:span></text:p>
      <text:p text:style-name="P169"><text:soft-page-break/>Per il sistemista diventa necessario saper configurare un computer diversamente dal semplice host nodo terminale in una subnet: esempio, un router è semplicemente un computer con 2 interfacce (in/out) specializzato nello smistamento pacchetti.</text:p>
      <text:p text:style-name="P170">Gli indirizzi IPv4 sono formati da 32bit divisi in 4 byte, <text:span text:style-name="T2052">ogni indirizzo fa parte di una subnet che inizia con l'indirizzo di network; l'estensione della subnet era implicita in origine </text:span><text:span text:style-name="T2053">(mediante classi di indirizzi, in cui i byte erano divisi tra net id e host id (qui indicata come *): Classe A </text:span><text:span text:style-name="T2054">d</text:span><text:span text:style-name="T2053">a 0.*** a 127.*** -</text:span><text:span text:style-name="T2055">128 reti, fino a 16M hosts-</text:span><text:span text:style-name="T2053">; Classe B da 128.*** a 192.255.** -</text:span><text:span text:style-name="T2055">16K reti, fino a 65K hosts-</text:span><text:span text:style-name="T2053">, </text:span><text:span text:style-name="T2055">Classe C da 192.0.0.* a 223.255.255.* -2M reti, fino a 254 hosts-; indirizzi da 224.*** a 239.*** sono per il multicast, da 240.*** a 255.*** per usi futuri</text:span><text:span text:style-name="T2053">)</text:span><text:span text:style-name="T2052">, oggi </text:span><text:span text:style-name="T2055">l'estensione </text:span><text:span text:style-name="T2052">è specificata da una netmask. </text:span></text:p>
      <text:p text:style-name="P247"><text:span text:style-name="T1734">Avere poche classi con dimensioni fisse porta a spreco di indirizzi (es. chiedere una subnet di classe A ricevendo 16 milioni di indirizzi anche se ne servono solo 100.000…), </text:span><text:span text:style-name="T1735">quindi con CIDR (Classless Internet-Domain Routing) </text:span><text:span text:style-name="T1736">la divisione tra net-id e host-id è in un punto arbitrario (</text:span><text:span text:style-name="T1737">es. con 2^6=64 indirizzi, 6 bit di host id: 144.156.166.151 10010000.10011100.10100110.10 <text:s/>010111 </text:span><text:span text:style-name="T1736">unico vincolo è che la dimensione della rete sia potenza di due), mentre nel caso delle classi bastava guardare il primo numero per identificare la rete locale, ora non è più sufficiente: è necessario conoscere la netmask. Questa è un valore a 32 bit composto da </text:span><text:span text:style-name="T1737">tanti 1 quanti sono i bit della subnet e tanti 0 quanti sono i bit che specificano l'host (nell'esempio precedente, 26 1 e 6 0 11111111.11111111.11111111.11000000 = 255.255.255.192). Si può fare AND tra netmask ed indirizzo, per confrontare indirizzi di destinazione e verificare se è nella stessa subnet di indirizzo di partenza. In ogni subnet, due indirizzi hanno significati speciali e non possono essere assegnati ad un host: quello con host-id con tutti 0 identifica la subnet (network address), con tutti 1 è indirizzo broadcast della subnet (se supportato, fa giungere pacchetto a tutti gli host della rete).</text:span></text:p>
      <text:p text:style-name="P248"><text:span text:style-name="T1737">I</text:span><text:span text:style-name="T1739">n ogni LAN ogni dispositivo ha un indirizzo MAC </text:span><text:span text:style-name="T1738">(</text:span><text:span text:style-name="T1739">mediante </text:span><text:span text:style-name="T1738">cui</text:span><text:span text:style-name="T1739"> si ha inoltro fisico del traffico </text:span><text:span text:style-name="T1738">tra schede di rete), ma ha anche un indirizzo IP della rete. La traduzione di uno nell'altro avviene mediante ARP (Address Resolution Protocol). </text:span><text:span text:style-name="T1740">ARP</text:span><text:span text:style-name="T1738">sfrutta broadcast della rete fisica per chiedere chi possiede un <text:s/>certo indirizzo IP: se </text:span><text:span text:style-name="T1741">un host</text:span><text:span text:style-name="T1738"> s</text:span><text:span text:style-name="T1741">a</text:span><text:span text:style-name="T1738"> che appart</text:span><text:span text:style-name="T1741">iene</text:span><text:span text:style-name="T1738"> ad una subnet, e v</text:span><text:span text:style-name="T1741">uole</text:span><text:span text:style-name="T1738"> parlare con un host nella stessa subnet, </text:span><text:span text:style-name="T1741">SA</text:span><text:span text:style-name="T1738"> ANCHE CHE è sulla stessa LAN, quindi </text:span><text:span text:style-name="T1741">gl</text:span><text:span text:style-name="T1738">i basta chiedere in broadcast </text:span><text:span text:style-name="T1746">(tutti faranno caching opportunistico della richiesta, </text:span><text:span text:style-name="T1747">che contiene IP-MAC a cui rispondere</text:span><text:span text:style-name="T1746">) </text:span><text:span text:style-name="T1743">alla LAN </text:span><text:span text:style-name="T1742">chi possiede un certo IP </text:span><text:span text:style-name="T1738">per ottenere </text:span><text:span text:style-name="T1744">da lui </text:span><text:span text:style-name="T1738">indirizzo </text:span><text:span text:style-name="T1742">fisico a cui inviare pacchetti </text:span><text:span text:style-name="T1745">(risposta in unicast con coppia IP-MAC)</text:span><text:span text:style-name="T1742">. </text:span></text:p>
      <text:p text:style-name="P249"><text:span text:style-name="T1747">Nel livello fisico concreto (sul ferro), l'interfaccia di rete è un vero dispositivo, che ha un MAC tipicamente cablato </text:span><text:span text:style-name="T1748">(MAC modificabili sono eccezione più che regola</text:span><text:span text:style-name="T1749">). Far parte di una LAN cablata è determinato da connessione fisica di un cavo, oppure da gesto attivo di connettersi a wireless LAN, l'indirizzo IP va configurato. In una VM, l'interfaccia di rete è un artefatto gestito dall'hypervisor, mentre il SO guest la percepisce come un dispositivo e fornisce strumenti per configurarlo. </text:span><text:span text:style-name="T1750">L'hypervisor può impostare MAC (chiaramente è configurabile da chi gestisce hypervisor, non essendo cablato in una scheda fsica), </text:span><text:span text:style-name="T1751">definire a quale subnet è connessa la VM (instradamento è definito dall'hypervisor, il guest consegna a lui i pacchetti), </text:span><text:span text:style-name="T1752">può a volte gestire indirizzamento logico in modi particolari: può dire "Se esiste protocollo standard per configurare rete (esiste, DHCP), allora non chiedo al sysadm di farlo ma sfruttando il protocollo lascio che venga configurato in automazione".</text:span></text:p>
      <text:p text:style-name="P353"><text:span text:style-name="T1752">I</text:span><text:span text:style-name="T1730">n particolare in VirtualBox è permesso attivare molteplici interfacce per ogni VM, ognuna delle quali può connettersi in diversi modi, </text:span><text:span text:style-name="T1753">i principali</text:span><text:span text:style-name="T1730">:<text:tab/></text:span><text:span text:style-name="T1753">(</text:span><text:span text:style-name="T1730">comando VBoxManage utile per gestire varie VM da script</text:span><text:span text:style-name="T1753">)</text:span></text:p>
      <text:list xml:id="list1857606366" text:style-name="L97">
        <text:list-item>
          <text:p text:style-name="P910"><text:soft-page-break/>NAT</text:p>
          <text:list>
            <text:list-item>
              <text:p text:style-name="P911">A default c'è una sola interfaccia in NAT: permette al guest di chiedere direttamente all'hypervisor un indirizzo per uscire sulla rete. <text:span text:style-name="T2083">Vedi dopo --</text:span><text:span text:style-name="T2084">&gt;</text:span></text:p>
            </text:list-item>
          </text:list>
        </text:list-item>
        <text:list-item>
          <text:p text:style-name="P910">Bridged</text:p>
          <text:list>
            <text:list-item>
              <text:p text:style-name="P912">Si comportano come se fossero connesse all'interfaccia dell'host attraverso un bridge/hub, quindi come se attestate sulla stessa LAN dell'host. Accesso materiale alla stessa rete offre grande vantaggio in termini di flessibilità , ma va fatta attenzione all'isolamento (la VM ha accesso diretto alla stessa rete delle macchina fisica: visibile dall'esterno come se fosse una macchina fisica connessa alla stessa rete dell'host).</text:p>
              <text:list>
                <text:list-item>
                  <text:p text:style-name="P914"><text:span text:style-name="T1754">Vagrant può assegnare un'interfaccia bridged ad una VM con direttiva<text:tab/></text:span><text:span text:style-name="T1729">config.vm.network "public_network"<text:tab/><text:tab/></text:span><text:span text:style-name="T1710">Nel vagrantfile, entro il ciclo di configurazione <text:tab/>do|config| <text:tab/>se c'è questa direttiva, viene matchata con interfaccia bridged di virtualbox. A</text:span><text:span text:style-name="T1707"> default </text:span><text:span text:style-name="T1706">assegna in automatico</text:span><text:span text:style-name="T1707"> tutti i parametri, </text:span><text:span text:style-name="T1708">ma volendo con</text:span></text:p>
                  <text:list>
                    <text:list-item>
                      <text:p text:style-name="P914"><text:span text:style-name="T1729">config.vm.network "public_network", ip: "192.168.0.17"<text:tab/></text:span><text:span text:style-name="T1706">si può assegnare IP statico che verrà dato alla VM in fase di provisioning; usando vagrant per configurare il guest, assegnando</text:span><text:span text:style-name="T1708">gli</text:span><text:span text:style-name="T1706"> direttamente un indirizzo IP </text:span></text:p>
                    </text:list-item>
                    <text:list-item>
                      <text:p text:style-name="P915"><text:span text:style-name="T1755">config.vm.network "public_network", bridge: "eth0"<text:tab/></text:span><text:span text:style-name="T1708">si può selezionare a quale interfaccia host agganciarsi</text:span></text:p>
                    </text:list-item>
                    <text:list-item>
                      <text:p text:style-name="P915"><text:span text:style-name="T1756">config.vm.network "public_network", auto_config: false<text:tab/></text:span><text:span text:style-name="T1709">si può disabilitare automatismo per lasciare che il guest si occupi della configurazione, utile ad esempio nel caso nella VM ci sia un client DHCP: servirà un server DCH</text:span><text:span text:style-name="T1710">P</text:span><text:span text:style-name="T1709"> sulla rete reale che fornisca configurazone alla VM.</text:span></text:p>
                    </text:list-item>
                  </text:list>
                </text:list-item>
              </text:list>
            </text:list-item>
          </text:list>
        </text:list-item>
        <text:list-item>
          <text:p text:style-name="P910">Host-only</text:p>
          <text:list>
            <text:list-item>
              <text:p text:style-name="P928"><text:span text:style-name="T1730">Hypervisor genera interfaccia virtuale sull'host e le assegna un IP di una specifica subnet, poi connette </text:span><text:span text:style-name="T1757">alla LAN virtuale </text:span><text:span text:style-name="T1730">la VM, </text:span><text:span text:style-name="T1757">così che questa possa comunicare solo con l'host. </text:span></text:p>
              <text:list>
                <text:list-item>
                  <text:p text:style-name="P929"><text:span text:style-name="T1757">V</text:span><text:span text:style-name="T1730">agrant assegna interfaccia host-only a VM con direttiva<text:tab/></text:span><text:span text:style-name="T1727">config.vm.network "private_network"<text:tab/></text:span></text:p>
                  <text:list>
                    <text:list-item>
                      <text:p text:style-name="P930"><text:span text:style-name="T1727">config.vm.network "private_network", name: “vboxnet3”</text:span><text:span text:style-name="T1730"><text:tab/>si può creare più di una rete host-only specificando il nome</text:span></text:p>
                    </text:list-item>
                    <text:list-item>
                      <text:p text:style-name="P930"><text:span text:style-name="T1730">valgono opzioni </text:span><text:span text:style-name="T1727">ip </text:span><text:span text:style-name="T1730">e </text:span><text:span text:style-name="T1727">auto_config</text:span><text:span text:style-name="T1730"> come per bridged</text:span></text:p>
                    </text:list-item>
                  </text:list>
                </text:list-item>
              </text:list>
            </text:list-item>
          </text:list>
        </text:list-item>
        <text:list-item>
          <text:p text:style-name="P910">Internal</text:p>
          <text:list>
            <text:list-item>
              <text:p text:style-name="P913">Hypervisore assegna queste interfacce a LAN completamente virtuale, e fa sì che solo interfacce della stessa internal network possano comunicare tra loro</text:p>
              <text:list>
                <text:list-item>
                  <text:p text:style-name="P966"><text:span text:style-name="T1730">Vagrant le tratta come caso speciale di private_network<text:tab/></text:span><text:span text:style-name="T1727">config.vm.network "private_network", virtualbox__intnet: "LAN1"</text:span></text:p>
                  <text:list>
                    <text:list-item>
                      <text:p text:style-name="P931"><text:span text:style-name="T1730">Valgono opzioni </text:span><text:span text:style-name="T1727">ip</text:span><text:span text:style-name="T1730"> e </text:span><text:span text:style-name="T1727">auto_config </text:span><text:span text:style-name="T1759">(</text:span><text:span text:style-name="T1758">queste sono opzioni specifica del provider Vbox, (dal punto di vista di vagrant, il provider è chi fornisce supporto alla virtualizzazione), </text:span><text:span text:style-name="T1759">potrebbero essere diverse con altri provider</text:span><text:span text:style-name="T1758">)</text:span></text:p>
                    </text:list-item>
                  </text:list>
                </text:list-item>
              </text:list>
            </text:list-item>
          </text:list>
        </text:list-item>
      </text:list>
      <text:h text:style-name="P408" text:outline-level="3"><text:soft-page-break/>Reti globali</text:h>
      <text:p text:style-name="P250">Le isole sono interconnesse da apparti che fanno da ponte <text:span text:style-name="T2058">(</text:span>computer specializzati detti router o gateway<text:span text:style-name="T2058">)</text:span> <text:span text:style-name="T2058">spesso realizzati con tecnologie diverse da quelle dell'isola. L'obiettivo </text:span><text:span text:style-name="T2059">di IP</text:span><text:span text:style-name="T2058"> è rendere possibile il dialogo tra network a prescindere dall'implementazione, </text:span><text:span text:style-name="T2059">è realizzato per lavorare indifferentemente su tecnologie diverse. </text:span><text:span text:style-name="T2060">LAN </text:span><text:span text:style-name="T2062">con switch separati, </text:span><text:span text:style-name="T2060">interconnesse mediante </text:span><text:span text:style-name="T2061">un </text:span><text:span text:style-name="T2060">router, </text:span><text:span text:style-name="T2061">hanno </text:span><text:span text:style-name="T2062">possibilità di broadcast separato e possono contare su maggiore sicurezza (dovendo ogni host comunicare con il router per raggiungere le altre LAN interconnesse). </text:span><text:span text:style-name="T2063">I router </text:span><text:span text:style-name="T2064">(gateway)</text:span><text:span text:style-name="T2063"> devono poter parlare sulle </text:span><text:span text:style-name="T2064">tecnologie di entrambi le network. Per capire se un dato pacchetto in uscita da un host deve andare sulla rete locale o se deve passare da un gateway, ogni nodo ha una base dati con le destinazioni (route) possibili, su una macchina linux è consultabile con ip route (abbreviato <text:tab/>ip r). </text:span></text:p>
      <text:p text:style-name="P259">La scelta del percorso su cui inviare i dati è detta routing. I router formano una struttura interconnessa, i datagrammi passano da uno all'altro fino a raggiungere quello che può consegnarli direttamente al destinatario: L'instradamento di un pacchetto si dice diretto quando IP sorgente e IP destinatario sono sulla stessa rete fisica, indiretto in caso contrario. Quindi da mittente a destinatario c'è sempre almeno una consegna diretta, e possono esserci zero (sorgente-destinazione sulla stessa rete fisica) o più (numero variabile di hop tra router) consegne indirette.</text:p>
      <text:p text:style-name="P250">Sulla LAN le macchine si possono parlare elettronicamente con i MAC address. Su Internet le macchine possono parlare facendo dei salti fino al nodo destinazione.</text:p>
      <text:p text:style-name="P250">A livello di trasporto, <text:span text:style-name="T2065">ulteriore indirizzamento in base alla porta;</text:span> i pacchetti vengono spediti ad una porta perché una data applicazione li riceva, <text:span text:style-name="T2065">discriminando tra applicazioni in esecuzione sullo stesso host.</text:span></text:p>
      <text:h text:style-name="P409" text:outline-level="3">NAT</text:h>
      <text:p text:style-name="P251">La tecnica NAT (Network Address Translation) permette di usare un solo indirizzo pubblico per realizzare una rete privata anche di grandi dimensioni. <text:span text:style-name="T2066">La sua efficacia si basa sul fatto che la maggior parte degli host è solo client e non server, quindi originano richieste e devono poter essere raggiunti dalle risposte ma non devono poter essere raggiunti da richieste. </text:span></text:p>
      <text:p text:style-name="P252"><text:span text:style-name="T2067">Posto un solo indirizzo pubblico fornito dal provider; nella rete locale il router che fa NAT si occupa, </text:span><text:span text:style-name="T2068">per le richieste in uscita, </text:span><text:span text:style-name="T2067">di sostituire indirizzo locale </text:span><text:span text:style-name="T2068">di origine </text:span><text:span text:style-name="T2067">con quello globale fornito dal provider, e per la risposta si ricorderà che deve consegnarla a </text:span><text:span text:style-name="T2069">quella </text:span><text:span text:style-name="T2067">una specifica macchina. </text:span><text:span text:style-name="T2070">Quindi molti IP sorgente vengono sostituiti da unico IP pubblico del router. </text:span><text:span text:style-name="T2071">Per connessioni che differiscono unicamente </text:span><text:span text:style-name="T2072">per l'IP sorgente, </text:span><text:span text:style-name="T2073">il router può anche fare sostituzione della porta sorgente per distinguerle </text:span><text:span text:style-name="T2074">(anche in questo caso memorizza traslazione per riconoscere destinatario risposte).</text:span></text:p>
      <text:p text:style-name="P253">Gli IP della rete risultano completamente nascosti, scegliendoli arbitrariamente si potrebbe violare principio di univocità o tentare di connettersi a sé stessi. <text:span text:style-name="T2075">Per evitare il problema dell'oscuramento di IP validi, per standard si definiscono tre intervalli di indirizzi che non possono essere usati su Internet:</text:span></text:p>
      <text:list xml:id="list1643698777" text:style-name="L98">
        <text:list-item>
          <text:p text:style-name="P983">10.0.0.0/8<text:tab/><text:tab/><text:span text:style-name="T2630">(da 10.0.0.0 a 10.255.255.255)</text:span></text:p>
        </text:list-item>
        <text:list-item>
          <text:p text:style-name="P982"><text:span text:style-name="T2648">172.16.0.0/16 – 172.31.0.0/16<text:tab/></text:span><text:span text:style-name="T2630">(da 172.16.0.0 a 172.31.255.255 = 172.16.0.0/12)</text:span></text:p>
        </text:list-item>
        <text:list-item>
          <text:p text:style-name="P983">192.168.0.0/24 – 192.168.255.0/24<text:tab/><text:span text:style-name="T2630">(da 192.168.0.0 a 192.168.255.255 = 192.168.0.0/16)</text:span></text:p>
        </text:list-item>
      </text:list>
      <text:p text:style-name="P364">Questi indirizzi privati sono usati solo localmente, dietro il prop<text:span text:style-name="T2076">r</text:span>io router che fa NAT.</text:p>
      <text:p text:style-name="P48"><text:soft-page-break/>Il NAT può fornire una semplice conversione di indirizzo IP (statica o dinamica), le conversioni contemporanee sono limitate dal numero di IP pubblici a destinazione del gateway NAT. Può inoltre fornire conversione di IP + porta TCP o UDP (noto come PAT), in questo caso le conversioni contemporanee sono possibili anche con un unico indirizzo IP pubblico del gateway NAT. </text:p>
      <text:p text:style-name="P366"><text:span text:style-name="T2631">Il NAT si applica di solito da rete privata verso rete pubblica (Outbound NAT): </text:span><text:span text:style-name="T2632">si tiene memoria delle connessioni e/o dei flussi di traffico (</text:span><text:span text:style-name="T2594">intrinsecamente stateful</text:span><text:span text:style-name="T2619">), </text:span><text:span text:style-name="T2620">le traduzioni in corso sono messe in cache (traduzioni con </text:span><text:span text:style-name="T2621">tempo di vita</text:span><text:span text:style-name="T2620"> limitato), </text:span><text:span text:style-name="T2621">si preoccupa di fare conversione inversa quando arrivano pacchetti in direzione opposta relativi ad un flusso già attivo. </text:span></text:p>
      <text:p text:style-name="P366"><text:span text:style-name="T2622">È anche possibile </text:span><text:span text:style-name="T2623">contattare dalla rete pubblica </text:span><text:span text:style-name="T2624">un host sulla rete privata </text:span><text:span text:style-name="T2625">(Bi-directional NAT), ma bisogna configurare in modo esplicito il NAT (</text:span><text:span text:style-name="T2626">port-forwarding)</text:span><text:span text:style-name="T2606">, e riutilizzare le porte se indirizzi sono limitati.</text:span></text:p>
      <text:p text:style-name="P254">Per usare una rete di client con un solo IP pubblico si modifica l'IP sorgente (SNAT, Source NAT), <text:span text:style-name="T2077">con il traffico che fluisce attraverso il default gateway in modo trasparente </text:span><text:span text:style-name="T2081">ed automatico</text:span><text:span text:style-name="T2077">. </text:span><text:span text:style-name="T2080">L</text:span><text:span text:style-name="T2077">o stesso gateway permette di rendere raggiungibili dall'esterno degli host della rete privata </text:span><text:span text:style-name="T2078">modificando l'indirizzo della destinazione, quando riceve richieste su di una specifica </text:span><text:span text:style-name="T2079">porta del proprio IP pubblico </text:span><text:span text:style-name="T2080">(DNAT, Destination NAT): la mappatura tra porta (servizio) e host interno a cui inoltrare la richiesta va configurata in modo esplicito </text:span><text:span text:style-name="T2082">(p</text:span><text:span text:style-name="T2080">ort forwarding, </text:span><text:span text:style-name="T2082">s</text:span>cel<text:span text:style-name="T2082">ta</text:span> specifica <text:span text:style-name="T2082">del</text:span>la porta da usare: <text:span text:style-name="T2082">si dice</text:span> al router di sostituire indirizzo di destinazione globale dal suo (del router) con quello di un particolare host interno<text:span text:style-name="T2082">). </text:span></text:p>
      <text:p text:style-name="P255"/>
      <text:list xml:id="list4017027849" text:style-name="L99">
        <text:list-item>
          <text:p text:style-name="P967">Vagrant stesso da fa SNAT-Router: </text:p>
          <text:list>
            <text:list-item>
              <text:p text:style-name="P968">la VM viene configurata per usare come default gateway un'interfaccia virtuale che consegna i pacchetti al processo VirtualBox. Questo li propaga all'host come se li avesse generati lui, e quindi vengono etichettati con IP sorgente dell'host.</text:p>
              <text:list>
                <text:list-item>
                  <text:p text:style-name="P969">I parametri dell'interfaccia sono assegnati automaticamente, ma si possono configurare con <text:span text:style-name="T1115">config.vm.base_mac<text:tab/></text:span><text:span text:style-name="T2">e<text:tab/></text:span><text:span text:style-name="T1115">config.vm.base_address</text:span></text:p>
                </text:list-item>
              </text:list>
            </text:list-item>
          </text:list>
        </text:list-item>
        <text:list-item>
          <text:p text:style-name="P969"><text:span text:style-name="T81">Si può configurare </text:span><text:span text:style-name="T82">VirtualBox perché si comporti anche da DNAT-Router:</text:span></text:p>
          <text:list>
            <text:list-item>
              <text:p text:style-name="P970"><text:span text:style-name="T82">I</text:span><text:span text:style-name="T2">l processo Vbox si mette in ascolto su una porta TCP o UDP dell'host, il traffico entrant viene modificato ass</text:span><text:span text:style-name="T83">e</text:span><text:span text:style-name="T2">gnando come destinazione l'IP della scheda virtuale NAT del guest </text:span><text:span text:style-name="T84">(impostando port-forwarding: vagrant fa questo da porta 2222 dell'host a porta 22 del guest, per permettere ssh).</text:span></text:p>
              <text:list>
                <text:list-item>
                  <text:p text:style-name="P971"><text:span text:style-name="T2">Le mappature si configurano con, ad esempio <text:tab/></text:span><text:span text:style-name="T1115">config.vm.network "forwarded_port", guest: 80, host: 8080</text:span></text:p>
                </text:list-item>
                <text:list-item>
                  <text:p text:style-name="P971"><text:span text:style-name="T85">il parametro opzionale </text:span><text:span text:style-name="T1151">host_ip </text:span><text:span text:style-name="T85">può essere usato per limitare raggiungibilità della porta, </text:span><text:span text:style-name="T86">es.<text:tab/></text:span><text:span text:style-name="T1152">host_ip: "127.0.0.1"</text:span></text:p>
                </text:list-item>
              </text:list>
            </text:list-item>
          </text:list>
        </text:list-item>
      </text:list>
      <text:h text:style-name="P410" text:outline-level="3">Configurazione</text:h>
      <text:p text:style-name="P256">La configurazione di un'interfaccia di rete richiede come minimo IP e netmask; <text:span text:style-name="T2085">in più se la rete è connessa ad altre, </text:span><text:span text:style-name="T2086">gateway specifici e default gateway. Se è disponibile un sistema di risoluzione dei nomi, indirizzi dei server DNS e domini di default per costruire i FQDN.</text:span></text:p>
      <text:p text:style-name="P257"><text:soft-page-break/>Queste informazioni possono essere assegnate manualmente, da un server DHCP o localmente in modo automatico. Ancora una volta ci son<text:span text:style-name="T2087">o sia comandi per la modifica istantanea (runtime) della configurazione, sia altri per modifiche persistenti da applicare all'avvio. </text:span></text:p>
      <text:p text:style-name="P258"><text:span text:style-name="T2088">L'approccio classico prevede editing di file di testo, seguendo lo standard di qualsiasi altro servizio. Le modifiche sono persistenti, ma è necessario che venga preso in considerazione il file (riavvio networking </text:span><text:span text:style-name="T2089">con </text:span><text:span text:style-name="T1153">systemctl restart networking</text:span><text:span text:style-name="T87"> o equivalenti</text:span><text:span text:style-name="T2088">). </text:span><text:span text:style-name="T2090">In molte distro c'è NetworkManager, che automatizza la rilevazione di nuove interfacce. </text:span><text:span text:style-name="T2091">Si</text:span><text:span text:style-name="T2090"> può pilotare </text:span><text:span text:style-name="T2091">da GUI o con </text:span><text:span text:style-name="T1154">nmcli</text:span><text:span text:style-name="T88">, e può sovrascrivere le modifiche runtime in qualsiasi momento, avendo un approccio dinamico. Il sistema di networking ha un approccio più semplice, tradizionale, con meno feature avanzate, ma ha grande pregio del determinismo: legge il file di configurazione e finché non si cambia il file e si riavvia, non cambia niente. Invece networkmanager viene risvegliato da eventi (es. rilevazione nuove schede di rete) e dinamicamente applica modifiche: </text:span><text:span text:style-name="T89">importante</text:span><text:span text:style-name="T88"> sapere bene dove sono i file di configurazione per poter intervenire run-time.</text:span></text:p>
      <text:list xml:id="list4006114442" text:style-name="L100">
        <text:list-item>
          <text:p text:style-name="P984">Configurazione runtime</text:p>
          <text:list>
            <text:list-item>
              <text:p text:style-name="P985">suite <text:span text:style-name="T2">iproute2 formata da </text:span><text:span text:style-name="T90">comando </text:span><text:span text:style-name="T1309">ip</text:span><text:span text:style-name="T470"> e sottocomandi, permette controllo completo </text:span><text:span text:style-name="T471">di tutti gli aspetti più avanzati </text:span><text:span text:style-name="T472">(link-layer, interfacce virtuali, tunnel…).</text:span></text:p>
              <text:list>
                <text:list-item>
                  <text:p text:style-name="P566">sottocomando address (a) manipola interfacce:</text:p>
                </text:list-item>
              </text:list>
            </text:list-item>
          </text:list>
        </text:list-item>
      </text:list>
      <text:list xml:id="list3632991051" text:style-name="L101">
        <text:list-item>
          <text:list>
            <text:list-item>
              <text:list>
                <text:list-item>
                  <text:list>
                    <text:list-item>
                      <text:p text:style-name="P986"><text:span text:style-name="T472">visualizzazione<text:tab/></text:span><text:span text:style-name="T1310">ip a</text:span><text:span text:style-name="T472"><text:tab/><text:tab/></text:span></text:p>
                    </text:list-item>
                    <text:list-item>
                      <text:p text:style-name="P987"><text:span text:style-name="T472">assegnazione <text:tab/><text:tab/></text:span><text:span text:style-name="T1310">ip a add &lt;address&gt;/&lt;mask&gt; dev &lt;interface&gt;<text:tab/></text:span></text:p>
                    </text:list-item>
                    <text:list-item>
                      <text:p text:style-name="P987"><text:span text:style-name="T473">rimozione<text:tab/><text:tab/></text:span><text:span text:style-name="T1311">ip a del &lt;address&gt;/&lt;mask&gt; dev &lt;interface&gt;</text:span><text:span text:style-name="T1310"><text:tab/></text:span></text:p>
                    </text:list-item>
                  </text:list>
                </text:list-item>
                <text:list-item>
                  <text:p text:style-name="P567">sottocomando route (r) manipola tabelle di indirizzamento:</text:p>
                  <text:list>
                    <text:list-item>
                      <text:p text:style-name="P568">visualizzazione<text:tab/><text:span text:style-name="T1248">ip r</text:span></text:p>
                    </text:list-item>
                    <text:list-item>
                      <text:p text:style-name="P568">routing via gateway<text:tab/><text:span text:style-name="T1248">ip r add &lt;dst_net&gt;/&lt;mask&gt; via &lt;gw_addr&gt;<text:tab/><text:tab/></text:span>(passa attraverso un router)</text:p>
                    </text:list-item>
                    <text:list-item>
                      <text:p text:style-name="P568">routing via dev<text:tab/><text:span text:style-name="T1312">ip r add &lt;dst_net&gt;/&lt;mask&gt; dev &lt;interface&gt;<text:tab/></text:span><text:span text:style-name="T2093">(</text:span><text:span text:style-name="T2092">passa attraverso interfaccia fisica (device)</text:span><text:span text:style-name="T2094">)</text:span></text:p>
                    </text:list-item>
                    <text:list-item>
                      <text:p text:style-name="P569">rimozione<text:tab/><text:tab/><text:span text:style-name="T1248">ip a del &lt;address&gt;/&lt;mask&gt;<text:tab/><text:tab/></text:span><text:span text:style-name="T1337">(</text:span><text:span text:style-name="T1169">is this a correct?)</text:span></text:p>
                    </text:list-item>
                  </text:list>
                </text:list-item>
              </text:list>
            </text:list-item>
          </text:list>
        </text:list-item>
      </text:list>
      <text:list xml:id="list192426629143744" text:continue-list="list4006114442" text:style-name="L100">
        <text:list-item>
          <text:p text:style-name="P984">Configurazione persistente <text:span text:style-name="T2095">(classica, DEBIAN)</text:span></text:p>
          <text:list>
            <text:list-item>
              <text:p text:style-name="P988">file <text:tab/>/etc/network/interface<text:span text:style-name="T2096">s<text:tab/><text:tab/></text:span><text:span text:style-name="T2097">vedi </text:span><text:span text:style-name="T1313"><text:tab/>man 5 interfaces</text:span></text:p>
            </text:list-item>
            <text:list-item>
              <text:p text:style-name="P989">snippet nella cartella<text:tab/><text:tab/>/etc/network/interfaces.d/</text:p>
            </text:list-item>
            <text:list-item>
              <text:p text:style-name="P990">Esempio:<text:tab/><text:span text:style-name="T1115">auto eth0<text:tab/><text:tab/><text:tab/># attiva con ifup -a</text:span></text:p>
              <text:list>
                <text:list-item>
                  <text:list>
                    <text:list-item>
                      <text:list>
                        <text:list-item>
                          <text:list>
                            <text:list-header>
                              <text:p text:style-name="P643">iface eth0 inet static<text:tab/><text:tab/>#con dhcp al posto di static, non serve altro</text:p>
                              <text:p text:style-name="P644">address 192.168.56.203<text:tab/></text:p>
                              <text:p text:style-name="P645">netmask 255.255.255.0<text:tab/># se omesso, class-based ip</text:p>
                            </text:list-header>
                          </text:list>
                        </text:list-item>
                      </text:list>
                    </text:list-item>
                  </text:list>
                </text:list-item>
              </text:list>
            </text:list-item>
          </text:list>
        </text:list-item>
      </text:list>
      <text:p text:style-name="P70"><text:span text:style-name="T91"><text:tab/><text:tab/></text:span><text:span text:style-name="T92">Opzionalmente</text:span></text:p>
      <text:list xml:id="list192425669869973" text:continue-numbering="true" text:style-name="L100">
        <text:list-item>
          <text:list>
            <text:list-item>
              <text:list>
                <text:list-item>
                  <text:list>
                    <text:list-item>
                      <text:list>
                        <text:list-item>
                          <text:list>
                            <text:list-header>
                              <text:p text:style-name="P646">gateway 192.168.56.1<text:tab/><text:tab/># uno solo, non per interfaccia</text:p>
                              <text:p text:style-name="P647">up /path/to/command arguments<text:tab/># eseguito dopo configurazione</text:p>
                            </text:list-header>
                          </text:list>
                        </text:list-item>
                      </text:list>
                    </text:list-item>
                  </text:list>
                </text:list-item>
              </text:list>
            </text:list-item>
          </text:list>
        </text:list-item>
      </text:list>
      <text:p text:style-name="P33"><text:soft-page-break/>Abilitazione packet forwarding: il kernel non inoltra i pacchetti a meno che non impostiamo il flag per dirgli di farlo.<text:tab/></text:p>
      <text:list xml:id="list762823511" text:style-name="L102">
        <text:list-item>
          <text:p text:style-name="P991"><text:span text:style-name="T2417">nel file </text:span><text:span text:style-name="T2512">/etc/sysctl.conf </text:span><text:span text:style-name="T2306">, </text:span><text:span text:style-name="T2401">decommentando la riga <text:tab/></text:span><text:span text:style-name="T2306">#net.ipv4.ip_forward=1</text:span><text:span text:style-name="T2401"><text:tab/>e poi dando <text:tab/><text:tab/></text:span><text:span text:style-name="T2297">sysctl -p </text:span><text:span text:style-name="T2402"><text:tab/>per applicare le modifiche</text:span></text:p>
          <text:list>
            <text:list-item>
              <text:p text:style-name="P461">Commentare nuovamente l'opzione non resetta il valore, in quanto semplicemente si copre l'istruzione. Se si vuole riportarlo a 0, è necessario farlo esplicitamente</text:p>
            </text:list-item>
          </text:list>
        </text:list-item>
        <text:list-item>
          <text:p text:style-name="P991"><text:span text:style-name="T2403">Configurazione instantanea (non persistente) ??? ??? </text:span><text:span text:style-name="T2297">sysctl -w net.ipv4.ip_forward=1</text:span></text:p>
        </text:list-item>
      </text:list>
      <text:p text:style-name="P101"><text:span text:style-name="T1399">Tool per il monitoraggio</text:span>:<text:tab/>useremo <text:span text:style-name="T2099">i primi due</text:span> tool per verificare la raggiungibilità delle reti che configuriamo</text:p>
      <text:list xml:id="list817539159" text:style-name="L103">
        <text:list-item>
          <text:p text:style-name="P609">ping &lt;IP&gt;<text:tab/><text:tab/><text:span text:style-name="T161">verifica base della connettività</text:span></text:p>
        </text:list-item>
        <text:list-item>
          <text:p text:style-name="P609">traceroute &lt;IP&gt;<text:tab/><text:span text:style-name="T474">verifica del percorso dei pacchetti</text:span></text:p>
        </text:list-item>
        <text:list-item>
          <text:p text:style-name="P610">ss<text:tab/><text:tab/><text:tab/><text:span text:style-name="T161">verifica stato delle connessioni </text:span><text:span text:style-name="T475">(</text:span><text:span text:style-name="T161">socket status</text:span><text:span text:style-name="T475">)</text:span></text:p>
          <text:list>
            <text:list-item>
              <text:p text:style-name="P610">-<text:span text:style-name="T2098">t / -u <text:tab/><text:tab/></text:span><text:span text:style-name="T476">TCP/UDP only</text:span></text:p>
            </text:list-item>
            <text:list-item>
              <text:p text:style-name="P610">-<text:span text:style-name="T2098">l / -a<text:tab/><text:tab/></text:span><text:span text:style-name="T476">stato LISTEN (default è ESTABLISHED)/ALL</text:span></text:p>
            </text:list-item>
            <text:list-item>
              <text:p text:style-name="P610">-<text:span text:style-name="T2098">n<text:tab/><text:tab/></text:span><text:span text:style-name="T476">non risolve indirizzi/porte in nomi simbolici</text:span></text:p>
            </text:list-item>
            <text:list-item>
              <text:p text:style-name="P610">-<text:span text:style-name="T2098">p<text:tab/><text:tab/></text:span><text:span text:style-name="T476">mostra processi che usano la socket</text:span></text:p>
            </text:list-item>
            <text:list-item>
              <text:p text:style-name="P486"><text:span text:style-name="T159">-</text:span><text:span text:style-name="T160">e<text:tab/><text:tab/></text:span><text:span text:style-name="T638">mostra info dettagliate sulle socket</text:span></text:p>
            </text:list-item>
          </text:list>
        </text:list-item>
        <text:list-item>
          <text:p text:style-name="P992"><text:span text:style-name="T1314">tcpdump </text:span><text:span text:style-name="T478">e </text:span><text:span text:style-name="T1314">wireshark</text:span><text:span text:style-name="T478"> <text:tab/>per intercettare contenuto dei pacchetti: lo stato delle socket è su ogni endpoint, con </text:span><text:span text:style-name="T477">questi</text:span><text:span text:style-name="T478"> due invece possiamo vedere proprio i pacchetti in transito.</text:span></text:p>
          <text:list>
            <text:list-item>
              <text:p text:style-name="P611">tcpdump<text:span text:style-name="T161"> tcpdump -nvl </text:span></text:p>
              <text:list>
                <text:list-item>
                  <text:p text:style-name="P570">-n <text:tab/><text:tab/>output numerico, non converte indirizzi in nomi</text:p>
                </text:list-item>
                <text:list-item>
                  <text:p text:style-name="P570">-v <text:tab/><text:tab/>output verboso, meglio toglierlo quando si mette in uno script ma utile per uso interattivo</text:p>
                </text:list-item>
                <text:list-item>
                  <text:p text:style-name="P570">-l<text:tab/><text:tab/>output line-buffered: fa output una linea alla volta, molto importante metterlo</text:p>
                </text:list-item>
                <text:list-item>
                  <text:p text:style-name="P570">-c NUM<text:tab/><text:tab/>esce appena ha ricevuto NUM pacchetti</text:p>
                </text:list-item>
                <text:list-item>
                  <text:p text:style-name="P570">-i [any|INAME] specifica su quale interfaccia ascoltare [tutte oppure INAME]</text:p>
                </text:list-item>
                <text:list-item>
                  <text:p text:style-name="P570">udp<text:tab/><text:tab/>specifica il protocollo</text:p>
                </text:list-item>
                <text:list-item>
                  <text:p text:style-name="P570">-w <text:tab/><text:tab/>dumpa i pacchetti così come sono su un file invece di parsarli e stamparli su stdout (utile per creare file PCAP)</text:p>
                </text:list-item>
                <text:list-item>
                  <text:p text:style-name="P570">poi con "and" concatena i filtri: (sicuro? lezione del 24-05 contiene riferimenti a tcpdump) </text:p>
                </text:list-item>
                <text:list-item>
                  <text:p text:style-name="P570">con "src" imposta sorgente dei pacchetti (e con "net"? intende tutta una rete [mettendo quindi anche netmask], e non un singolo host?)</text:p>
                </text:list-item>
                <text:list-item>
                  <text:p text:style-name="P570">con "dst" imposta destinazione dei pacchetti (con "net"? stesso dubbio di sopra. con "port" specifica porta destinazione, vale anche per source volendo)</text:p>
                </text:list-item>
                <text:list-item>
                  <text:p text:style-name="P570"><text:soft-page-break/>sudo tcpdump -nv -c 10 -i any udp and src net 127.0.0.0/24 and dst net 127.0.0.0/24 and dst port 514</text:p>
                </text:list-item>
              </text:list>
            </text:list-item>
          </text:list>
        </text:list-item>
      </text:list>
      <text:h text:style-name="P383" text:outline-level="2">Servizi di rete di base</text:h>
      <text:h text:style-name="P411" text:outline-level="3">NSS</text:h>
      <text:p text:style-name="P260"><text:span text:style-name="T2100">La risoluzione dei nomi di host ad indirizzi IP e viceversa è uno dei vari casi in cui il sistema necessita di un dizionario di nomi. In GNU/Linux primo strato di risoluzione è NSS, che si occupa della scelta della sorgente di informazioni. NSS (Name Server Switch) </text:span><text:span text:style-name="T2101">è parte della libreria C di sistema, e supporta un set fisso di possibili DB; le categorie di nomi sono configurabili tramite il file <text:tab/></text:span><text:span text:style-name="T1413">/etc/nsswitch.conf</text:span></text:p>
      <text:p text:style-name="P261">Il contenuto del file segue la sintassi <text:tab/><text:span text:style-name="T1115">&lt;entry&gt;::= </text:span><text:span text:style-name="T1248">&lt;database&gt;":"[&lt;source&gt; [&lt;criteria&gt; ]]*</text:span></text:p>
      <text:p text:style-name="P71"><text:tab/><text:tab/><text:tab/>&lt;criteria&gt;::="[" &lt;criterion&gt; + "]"</text:p>
      <text:p text:style-name="P71"><text:tab/><text:tab/><text:tab/>&lt;criterion&gt;::=&lt;status&gt; "= " &lt;action&gt;</text:p>
      <text:p text:style-name="P71"><text:tab/><text:tab/><text:tab/>&lt;status&gt;::= "success" | "notfound" | "unavail" | "tryagain"</text:p>
      <text:p text:style-name="P71"><text:tab/><text:tab/><text:tab/>&lt;action&gt; ::= "return" | "continue"</text:p>
      <text:p text:style-name="P32">A default, success (risposta ricevuta) ha come action <text:span text:style-name="T1115">return </text:span>(ritorna un risultato ora), mentre notfound (sorgente esiste ma non sa rispondere), unavail (sorgente è irragiungibile) e tryagain (sorgente esiste ma è occupata) hanno <text:span text:style-name="T1115">continue</text:span> (chiama la prossima funzione di lookup)</text:p>
      <text:p text:style-name="P363"><text:span text:style-name="T95">Esempi di </text:span><text:span text:style-name="T156">entry</text:span><text:span text:style-name="T95">:<text:tab/></text:span><text:span text:style-name="T1168">passwd: files nis ldap<text:tab/><text:tab/></text:span></text:p>
      <text:p text:style-name="P72"><text:tab/><text:tab/><text:tab/>group: files ldap</text:p>
      <text:p text:style-name="P102">Esempio su record <text:tab/><text:span text:style-name="T1115">hosts:ldap [NOTFOUND=return] dns files</text:span></text:p>
      <text:p text:style-name="P102">Il database hosts è quello dei nomi di host (siamo abituati a chiamarlo DNS ma è un'astrazione maggiore). Qui c'è scritto che per risolvere gli host, si va nella sorgente ldap, che può fare 4 cose: </text:p>
      <text:list xml:id="list1766331247" text:style-name="L104">
        <text:list-item>
          <text:p text:style-name="P527">success,<text:tab/>rispondere che lo trova, e la catena di chiamate torna all'origine col risultato</text:p>
        </text:list-item>
        <text:list-item>
          <text:p text:style-name="P527">unavail, <text:tab/>risultato preliminare che vuol dire che ldap non riesce a rispondere: si passa a controllare dns</text:p>
        </text:list-item>
        <text:list-item>
          <text:p text:style-name="P527">tryagain, <text:tab/>riprovare più tardi</text:p>
        </text:list-item>
        <text:list-item>
          <text:p text:style-name="P527">not found,<text:tab/>per com'è scritta la regola, se ldap dà not found, c'è il return e si ferma la ricerca; quindi si dà massima autorità a ldap stesso.</text:p>
        </text:list-item>
      </text:list>
      <text:p text:style-name="P262"><text:span text:style-name="T93">Se &lt;source&gt; è <text:tab/></text:span><text:span text:style-name="T1155">files <text:tab/>, </text:span><text:span text:style-name="T94">si </text:span><text:span text:style-name="T93">indica che </text:span><text:span text:style-name="T94">NSS</text:span><text:span text:style-name="T95"> va a cercare un file locale con lo stesso nome della </text:span><text:span text:style-name="T96">entry</text:span><text:span text:style-name="T95">. </text:span><text:span text:style-name="T97">Per questo record di esempio, quindi, la sorgente di informazioni sarà il file<text:tab/></text:span><text:span text:style-name="T687">/etc/hosts</text:span></text:p>
      <text:p text:style-name="P262"><text:span text:style-name="T97"><text:tab/><text:tab/></text:span><text:span text:style-name="T480">/</text:span><text:span text:style-name="T481">etc/hosts</text:span><text:span text:style-name="T98"> ha formato <text:s/>&lt;IP&gt;<text:tab/><text:tab/>&lt;FQDN&gt;<text:tab/>[&lt;ALIAS&gt;…]<text:tab/><text:tab/>fully qualified, con dominio per intero</text:span></text:p>
      <text:p text:style-name="P262"><text:span text:style-name="T98"><text:tab/><text:tab/></text:span><text:span text:style-name="T99">esempio:<text:tab/><text:tab/>8.8.8.8<text:tab/><text:tab/>dns.google.com<text:tab/>gnds</text:span></text:p>
      <text:p text:style-name="P263"><text:span text:style-name="T99">A</text:span><text:span text:style-name="T2">ltrimenti se &lt;source&gt; è <text:tab/></text:span><text:span text:style-name="T1115">dns</text:span><text:span text:style-name="T2"> <text:tab/>, </text:span><text:span text:style-name="T100">la sorgente di informazione è il DNS. L'interrogazione a questo è svolta da un altro set di funzioni della libsys C, il </text:span><text:span text:style-name="T686">resolver</text:span><text:span text:style-name="T479">. Questo si configura attraverso il file<text:tab/></text:span><text:span text:style-name="T686">/etc/resolv.conf</text:span><text:span text:style-name="T479"><text:tab/>record di esempio<text:tab/></text:span><text:span text:style-name="T1213">nameserver<text:tab/>137.204.58.1</text:span></text:p>
      <text:p text:style-name="P98"><text:soft-page-break/><text:tab/><text:tab/><text:tab/><text:tab/><text:tab/><text:tab/><text:tab/>domain<text:tab/>disi.unibo.it<text:tab/></text:p>
      <text:p text:style-name="P263"><text:span text:style-name="T1213"><text:tab/><text:tab/><text:tab/><text:tab/><text:tab/><text:tab/><text:tab/></text:span><text:span text:style-name="T1214">search<text:tab/><text:tab/>ing.unibo.it</text:span></text:p>
      <text:p text:style-name="P103"><text:span text:style-name="T1489">P</text:span><text:span text:style-name="T1437">er il principio di caching multilivello (per migliorare le prestazioni) del DNS, avremo che il primo livello di cache è locale alla macchina: questa userà sé stessa come name resolver mediante un server DNS locale. </text:span><text:span text:style-name="T1491">Guardando nel </text:span><text:span text:style-name="T1490">file fondamentale lato client <text:s/></text:span><text:span text:style-name="T1491">( </text:span><text:span text:style-name="T1414">/etc/resolv.conf</text:span><text:span text:style-name="T1490"> </text:span><text:span text:style-name="T1491">) </text:span><text:span text:style-name="T1492">vediamo che è indicato </text:span><text:span text:style-name="T1215">nameserver 127.</text:span><text:span text:style-name="T1216">X.X.X<text:tab/></text:span><text:span text:style-name="T1493">poiché tutti gli IP che iniziano per 127 puntano a localhost. </text:span></text:p>
      <text:p text:style-name="P264"><text:span text:style-name="T482">Il </text:span><text:span text:style-name="T483">D</text:span><text:span text:style-name="T482">NS è un protocollo C/S basato su UDP che risponde sulla porta 53, potremo verificare </text:span><text:span text:style-name="T484">la presenza del servizio con<text:tab/></text:span><text:span text:style-name="T1315">sudo ss -naup | grep 127.</text:span><text:span text:style-name="T1316">X.X.X</text:span><text:span text:style-name="T1315">:53<text:tab/></text:span><text:span text:style-name="T484">, il comando mostra che c'è una socket unconnected (udp) legata alla porta 53, su cui gira </text:span><text:span text:style-name="T1315">dnsmasq</text:span><text:span text:style-name="T484"> pronto a ricevere.</text:span></text:p>
      <text:h text:style-name="P412" text:outline-level="3">Risoluzione nomi via NSS</text:h>
      <text:p text:style-name="P265"><text:span text:style-name="T484">C</text:span><text:span text:style-name="T161">omando </text:span><text:span text:style-name="T1248">getent </text:span><text:span text:style-name="T161">permette </text:span><text:span text:style-name="T485">di interrogare i database del NSS: è il metodo per passare correttamente attraverso lo strato di astrazione fornito da NSS, </text:span><text:span text:style-name="T486">che si occupa di scegliere la fonte delle informazioni restituite. Sintassi:</text:span></text:p>
      <text:p text:style-name="P266"><text:span text:style-name="T486"><text:tab/></text:span><text:span text:style-name="T1317">getent &lt;dbname&gt; &lt;keyword&gt;</text:span><text:span text:style-name="T1318"><text:tab/><text:tab/></text:span><text:span text:style-name="T487">nome del db da interrogare e keyword su cui fare la ricerca</text:span></text:p>
      <text:p text:style-name="P267"><text:span text:style-name="T487">E</text:span><text:span text:style-name="T161">sempi:<text:tab/></text:span><text:span text:style-name="T1173">getent passwd las<text:tab/></text:span><text:span text:style-name="T161">se voglio vedere cosa c'è su etc/passwd, getent fa lookup di fonte dati "passwd" alla ricerca di una entry che abbia come keyword "las", passando da NSS per selezionare la fonte più adatta.</text:span></text:p>
      <text:h text:style-name="P412" text:outline-level="3">Risoluzione nomi DNS diretta</text:h>
      <text:p text:style-name="P122">Per interrogare direttamente il DNS e avere più controllo sulle query, si usano <text:span text:style-name="T1248">host </text:span>e <text:span text:style-name="T1248">dig</text:span>, che non considerano nsswitch e usano i nameserver di resolv.conf di default, <text:span text:style-name="T2102">ma possono interrogare un server specifico</text:span>. </text:p>
      <text:list xml:id="list3164466596" text:style-name="L105">
        <text:list-item>
          <text:p text:style-name="P612">host<text:tab/><text:span text:style-name="T488">si usa tipicamente per conversioni IP ← → nome</text:span></text:p>
          <text:list>
            <text:list-item>
              <text:p text:style-name="P613"><text:span text:style-name="T161">query di un nome:<text:tab/></text:span><text:span text:style-name="T1437">host </text:span><text:a xlink:type="simple" xlink:href="http://www.unibo.it/" text:style-name="Internet_20_link" text:visited-style-name="Visited_20_Internet_20_Link"><text:span text:style-name="T1437">www.unibo.it</text:span></text:a><text:span text:style-name="T1437"><text:tab/></text:span><text:span text:style-name="T161">interroga il server indicato in /etc/resolv.conf e restituisc</text:span><text:span text:style-name="T625">e</text:span><text:span text:style-name="T161"> risultato, se lo trova</text:span></text:p>
            </text:list-item>
            <text:list-item>
              <text:p text:style-name="P613"><text:span text:style-name="T161">query di server specifico:<text:tab/></text:span><text:span text:style-name="T1437">host </text:span><text:a xlink:type="simple" xlink:href="http://www.unibo.it/" text:style-name="Internet_20_link" text:visited-style-name="Visited_20_Internet_20_Link"><text:span text:style-name="T1437">www.unibo.it</text:span></text:a><text:span text:style-name="T1437"> 8.8.8.8<text:tab/></text:span><text:span text:style-name="T161">così salta il file resolv.conf e va a chiedere direttamente al name server indicato (8.8.8.8)<text:tab/>(citazione dei glue record - da ricordare per quando si diventa matti sulla risoluzione DNS, da sistemisti)</text:span></text:p>
            </text:list-item>
          </text:list>
        </text:list-item>
        <text:list-item>
          <text:p text:style-name="P614">dig<text:tab/><text:span text:style-name="T489">per ottenere informazioni legate </text:span><text:span text:style-name="T490">a un dominio, divers</text:span><text:span text:style-name="T491">e</text:span><text:span text:style-name="T490"> da nomi host: i record ns dicono qual è il name server di un dominio, i record mx </text:span><text:span text:style-name="T492">quali sono i </text:span><text:span text:style-name="T490">mail exchanger.</text:span></text:p>
          <text:list>
            <text:list-item>
              <text:p text:style-name="P615"><text:span text:style-name="T490">c</text:span><text:span text:style-name="T161">onoscere i Mail eXchanger:<text:tab/><text:tab/></text:span><text:span text:style-name="T1437">dig mx example.com</text:span></text:p>
            </text:list-item>
            <text:list-item>
              <text:p text:style-name="P592"><text:span text:style-name="T1437">conoscere i Name Server:<text:tab/><text:tab/></text:span><text:span text:style-name="T1173">dig ns example.com</text:span></text:p>
            </text:list-item>
          </text:list>
        </text:list-item>
      </text:list>
      <text:h text:style-name="P389" text:outline-level="3">Zeroconf</text:h>
      <text:p text:style-name="P347"><text:span text:style-name="T493">Se </text:span><text:span text:style-name="T494">DNS</text:span><text:span text:style-name="T493"> pemette di associare nomi e indirizzi, ed è quindi un database compilabile, a mano ma anche in maniera automatica; </text:span><text:span text:style-name="T494">l</text:span><text:span text:style-name="T493">o </text:span><text:span text:style-name="T688">z</text:span><text:span text:style-name="T689">eroconf </text:span><text:span text:style-name="T494">è uno standard per far funzionare un servizio appena connesso, automaticamente, senza configurar</text:span><text:span text:style-name="T498">lo </text:span><text:span text:style-name="T494">a mano. </text:span><text:span text:style-name="T495">Questo non considera </text:span><text:span text:style-name="T496">la comunicazione standard a livello applicativo con periferiche (come fa UpnP, Universal Plug and Play), </text:span><text:span text:style-name="T497">ma i layer comuni a tutti:</text:span></text:p>
      <text:list xml:id="list1367348501" text:style-name="L106">
        <text:list-item>
          <text:p text:style-name="P932"><text:soft-page-break/>link-local addressing:<text:tab/><text:span text:style-name="T1437">per determinare automaticamente un indirizzo di rete, assegnazione di indirizzi validi sulla </text:span><text:span text:style-name="T1496">LAN: </text:span><text:span text:style-name="T1497">gli indirizzi di layer 2 per definizione valgono solo localmente (MAC della scheda di rete è univoco sulla LAN </text:span><text:span text:style-name="T1498">ma non globalmente, non sono instradabili</text:span><text:span text:style-name="T1497">). </text:span><text:span text:style-name="T1499">Il link-local addressing si pone l'obiettivo di avere lo stesso approccio per il layer 3, per generare spontaneamente una subnet; ottenendo un IP univoco senza farselo consegnare da un nameserver o un DHCP.</text:span></text:p>
          <text:list>
            <text:list-item>
              <text:p text:style-name="P933"><text:span text:style-name="T1437">Link-local IPv4:<text:tab/>riservata a questo scopo la classe 169.254/16, </text:span><text:span text:style-name="T1500">best practice per l'uso </text:span><text:span text:style-name="T1502">degli indirizzi </text:span><text:span text:style-name="T1500">sono: evitare l'assegnamento a interfacce </text:span><text:span text:style-name="T1501">che hanno indirizzi instradabili, </text:span><text:span text:style-name="T1502">non distribuirli con DHCP, non associarli stabilmente a nomi DNS (siccome servono solo sessione per sessione, per parlare IP tra le macchine). </text:span><text:span text:style-name="T1503">Assegnazione viene fatta solo </text:span><text:span text:style-name="T1504">se interfaccia non ha già indirizzo assegnato staticamente o via DHCP:</text:span></text:p>
              <text:list>
                <text:list-item>
                  <text:p text:style-name="P943">Viene scelto IP random nel range 169.254.1.0 – 168.254.254.255, con seed legato a caratteristica univoca (es. MAC, per ridurre probabilità di conflitto e tendere a riassegnare IP stabili). </text:p>
                </text:list-item>
                <text:list-item>
                  <text:p text:style-name="P943">Poi si verifica che qualcuno non abbia già l'indirizzo con ARP probe <text:span text:style-name="T2103">(IP disponibile)</text:span></text:p>
                </text:list-item>
                <text:list-item>
                  <text:p text:style-name="P943">Infine si annuncia acquisizione con gratuitous ARP</text:p>
                </text:list-item>
              </text:list>
            </text:list-item>
            <text:list-item>
              <text:p text:style-name="P944">Link-local IPv6:<text:tab/>gli indirizzi IPv6 sono divisi in 64bit di Subnet Prefix e 64 bit di Interface ID. IPv6 definisce un range per indirizzi link-local (logicamente equivale a 169.254/16), con prefix FE80::/10. (:: significa che ci sono solo zeri). Ogni interfaccia può costruire un suo IPv6 link-local seguendo lo schema:</text:p>
              <text:list>
                <text:list-item>
                  <text:p text:style-name="P944">Si prende il MAC <text:span text:style-name="T2104">(</text:span>, si allunga di 2 byte mettendo in mezzo i due byte fissi :ff:fe:</text:p>
                </text:list-item>
                <text:list-item>
                  <text:p text:style-name="P945">Si inverte il 7° bit del primo byte (trasformato in binario ovviamente)</text:p>
                </text:list-item>
                <text:list-item>
                  <text:p text:style-name="P945">Il risultato è l'Interface ID da concatenare a FE80:: <text:span text:style-name="T2105">(il </text:span>subnet prefix<text:span text:style-name="T2105">)</text:span></text:p>
                </text:list-item>
              </text:list>
            </text:list-item>
            <text:list-item>
              <text:p text:style-name="P946">IPv6 ha sistema flessibile per determinare se indirizzo è libero e valutare se rete locale è raggiungibile dall'esterno: SLAAC è l'algoritmo per costruire indirizzi link-local validi globalmente <text:span text:style-name="T2106">configurando host in automatico</text:span> (se possibile). </text:p>
              <text:list>
                <text:list-item>
                  <text:p text:style-name="P947">Definizione token identificativo interfaccia (da MAC o valore random)</text:p>
                </text:list-item>
                <text:list-item>
                  <text:p text:style-name="P947">generazione indirizzo IPv6 link-local con prefix FE80::/10</text:p>
                </text:list-item>
                <text:list-item>
                  <text:p text:style-name="P948"><text:span text:style-name="T2107">invio di Neighbor Solicitation (</text:span>algoritmo di scoperta dei vicini<text:span text:style-name="T2107">),</text:span> se nessuno risponde si avanza, <text:span text:style-name="T2107">altrimenti indirizzo è occupato e processo automatico si ferma</text:span></text:p>
                </text:list-item>
                <text:list-item>
                  <text:p text:style-name="P949">invio di Router <text:span text:style-name="T2108">Solicitation </text:span><text:span text:style-name="T2109">all'indirizzo multicast di tutti i router (serve per scoprire se sulla rete ci sono router disposti a instradare il mio traffico). </text:span></text:p>
                  <text:list>
                    <text:list-item>
                      <text:p text:style-name="P950">Se c'è risposta, si valuta la risposta: </text:p>
                      <text:list>
                        <text:list-item>
                          <text:p text:style-name="P950">Risposta M:<text:tab/>è necessario DHCP, si va nello stesso stato di mancanza router</text:p>
                        </text:list-item>
                        <text:list-item>
                          <text:p text:style-name="P950">Risposta A (+subnet prefix):<text:tab/>concatenazione del prefisso con indirizzo globale ottenuto</text:p>
                        </text:list-item>
                      </text:list>
                    </text:list-item>
                    <text:list-item>
                      <text:p text:style-name="P950">Se non c'è risposta (nessun router), si fa richiesta in broadcast per scoprire se c'è server DHCPv6 che può darmi un indirizzo</text:p>
                      <text:list>
                        <text:list-item>
                          <text:p text:style-name="P972"><text:span text:style-name="T499">R</text:span><text:span text:style-name="T161">isposta ricevuta, si assegna e usa l'indirizzo ricevuto</text:span></text:p>
                        </text:list-item>
                        <text:list-item>
                          <text:p text:style-name="P951"><text:soft-page-break/>Nessuna risposta, si mantiene indirizzo link-local.</text:p>
                        </text:list-item>
                      </text:list>
                    </text:list-item>
                  </text:list>
                </text:list-item>
              </text:list>
            </text:list-item>
          </text:list>
        </text:list-item>
        <text:list-item>
          <text:p text:style-name="P932">multicast DNS:<text:tab/><text:tab/><text:span text:style-name="T1494">per la traduzione di nomi in indirizzi in mancanza di DNS unicast configurato manualmente. </text:span><text:span text:style-name="T1505">L'associazione nomi-indirizzi viene gestita secondo standard, che definisce il TLD </text:span><text:span text:style-name="T1217">.local. </text:span><text:span text:style-name="T1506">come riservato ad host appartenenti a una rete link-local; </text:span><text:span text:style-name="T1510">e i</text:span><text:span text:style-name="T1507">mpone che le richieste di risoluzione per nomi che terminano in .local. siano inviate </text:span><text:span text:style-name="T1508">all'indirizzo link-local di multicast 224.0.0.251 (IPv4) o FF02::FB (IPv6), </text:span><text:span text:style-name="T1509">porta 5353. </text:span><text:span text:style-name="T1510">Inoltre lo standard raccomanda di strutturare i nomi in modo flat, sconsiglia domini di secondo, terzo... livello.</text:span></text:p>
        </text:list-item>
        <text:list-item>
          <text:p text:style-name="P934">service discovery <text:span text:style-name="T2116">(DNS-SD):</text:span><text:tab/><text:span text:style-name="T1495">basato su server DNS aggiornabile dinamicamente per registrare servizi, </text:span><text:span text:style-name="T1510">per s</text:span><text:span text:style-name="T1494">coprire nomi di servizi anche senza un DNS indicato specificamente. </text:span><text:span text:style-name="T1511">Offre la rilevazione automatica di servizi disponibili in rete, stabilendo un formato di entry DNS per descrivere la collocazione in rete, i protocolli applicativi ed eventuali parametri da utilizzare.</text:span></text:p>
        </text:list-item>
      </text:list>
      <text:p text:style-name="P348"><text:span text:style-name="T1495">I</text:span><text:span text:style-name="T1437">mplementazioni comuni </text:span><text:span text:style-name="T1512">di zeroconf </text:span><text:span text:style-name="T1437">sono Apple Bonjour ( mDNS e SD), e Microsoft APIPA (solo link-local addressing).</text:span></text:p>
      <text:h text:style-name="P413" text:outline-level="3">Sincronizzazione</text:h>
      <text:p text:style-name="P268"><text:span text:style-name="T2110">L'allineamento dell'ora di un sistema ad un orologio di riferimen</text:span><text:span text:style-name="T2111">to è molto importante, ad esempio</text:span><text:span text:style-name="T2110"> per la diagnostica dei problemi (timestamp su log), </text:span><text:span text:style-name="T2111">o per i protocolli di autenticazione e autorizzazione (spesso i protocolli di sicurezza si basano sulla validità temporale dei messaggi, </text:span>token: es. per sapere se c'è un dato utente dietro alla tastiera, si usa un token per certificare che sia ancora là, <text:span text:style-name="T2111">ed è</text:span> importante verificare il tempo in maniera corretta<text:span text:style-name="T2111">). </text:span><text:span text:style-name="T2112">E' possibile usare un protocollo, detto NTP (Network Time Protocol), che compensa i ritardi di rete per ottenere informazioni precise via internet. </text:span><text:span text:style-name="T2113">NTP è preciso (poche decine di ms di scarto su WAN, &lt;1 ms su LAN, supporta sorgenti HW come oscillatori e GPS); </text:span><text:span text:style-name="T2114">standard (portato su ogni architettura), scalabile e affidabile (è multi-server, prevede stratificazione per permettere servizio a un grande numero di nodi (tipicamente non più di 2-3 strati; inoltre si può avere peering -i server allo stesso strato verificano l'uno con l'altro di essere allineati-).</text:span></text:p>
      <text:h text:style-name="Heading_20_3" text:outline-level="3">Strumenti Linux <text:span text:style-name="T2115">per i servizi di rete</text:span></text:h>
      <text:p text:style-name="P354">Linux offre diverse possibilità per la gestione de<text:span text:style-name="T2115">i servizi di rete:<text:tab/></text:span><text:span text:style-name="T2120">(nelle slide, link ai vari manuali)</text:span></text:p>
      <text:list xml:id="list771765331" text:style-name="L107">
        <text:list-item>
          <text:p text:style-name="P973">Client side:</text:p>
          <text:list>
            <text:list-item>
              <text:p text:style-name="P974">Avahi (link-local, mDNS, DNS-SD<text:span text:style-name="T2117">)</text:span></text:p>
            </text:list-item>
            <text:list-item>
              <text:p text:style-name="P975">ISC dhcp (client DHCP per acquisire info su servizi di rete <text:span text:style-name="T2118">(</text:span>e info simili))</text:p>
            </text:list-item>
            <text:list-item>
              <text:p text:style-name="P976">systemd.network (ogni possibile modo di configurare la rete, incluso link-local)</text:p>
            </text:list-item>
            <text:list-item>
              <text:p text:style-name="P976">systemd-resolved (DNS/mDNS resolver, sostituisce resolvconf<text:span text:style-name="T2119">)</text:span></text:p>
            </text:list-item>
            <text:list-item>
              <text:p text:style-name="P977">ntpd /ntpdate</text:p>
            </text:list-item>
          </text:list>
        </text:list-item>
        <text:list-item>
          <text:p text:style-name="P978">Server side:</text:p>
          <text:list>
            <text:list-item>
              <text:p text:style-name="P979">dnsmasq (DCHP, DNS) </text:p>
              <text:list>
                <text:list-item>
                  <text:p text:style-name="P979"><text:soft-page-break/><text:span text:style-name="T2121">inoltre PXE (Pre-boot eXecution Environment) e TFTP </text:span><text:span text:style-name="T2122">(i</text:span><text:span text:style-name="T2121">n laboratorio dell'uni c'è un server dnsmasq che permette di avere avvio sistemi diskless mediante PXE, TFTP viene usato per trasferire l'iso</text:span><text:span text:style-name="T2122">)</text:span></text:p>
                </text:list-item>
              </text:list>
            </text:list-item>
            <text:list-item>
              <text:p text:style-name="P980">systemd.dnnsd (DNS-SD)</text:p>
            </text:list-item>
            <text:list-item>
              <text:p text:style-name="P981">ntp<text:span text:style-name="T2123">d</text:span></text:p>
            </text:list-item>
          </text:list>
        </text:list-item>
      </text:list>
      <text:p text:style-name="P355"><text:span text:style-name="T2123">Ci </text:span><text:span text:style-name="T2120">occuperemo principalmente di configurare </text:span><text:span text:style-name="T1415">dnsmasq</text:span><text:span text:style-name="T2120">: </text:span><text:span text:style-name="T2124">su reti di dimensioni ridotte è una scelta pratica per fornire i servizi necessari all'avvio zeroconf. Configurazione generale si fa su file <text:tab/></text:span><text:span text:style-name="T1325">/etc/dnsmasq.conf</text:span><text:span text:style-name="T101"><text:tab/>, dove possiamo specificare su quali interfacce esporre dei servizi.</text:span></text:p>
      <text:p text:style-name="P355"><text:span text:style-name="T101"><text:tab/></text:span><text:span text:style-name="T105">(</text:span><text:span text:style-name="T101">se all'esame, ci viene chiesto di configurare dnsmasq, consegnare un file con SOLO le righe utili, invece di quello con 8k righe dove cont</text:span><text:span text:style-name="T105">r</text:span><text:span text:style-name="T101">ollare quali sono state scommentate e quali sono commentate...</text:span><text:span text:style-name="T105">)</text:span></text:p>
      <text:p text:style-name="P352">Opzioni base:</text:p>
      <text:list xml:id="list507424454" text:style-name="L108">
        <text:list-item>
          <text:p text:style-name="P916">bind-interfaces<text:tab/><text:span text:style-name="T102">evita conflitti in caso si vogliano usare più istanze di dnsmasq per reti diverse connesse al server</text:span></text:p>
        </text:list-item>
        <text:list-item>
          <text:p text:style-name="P917">interface=&lt;interface name&gt; <text:span text:style-name="T103">e</text:span></text:p>
        </text:list-item>
        <text:list-item>
          <text:p text:style-name="P918">listen-address=&lt;ipaddr&gt;<text:tab/><text:span text:style-name="T2">mettono dnsmasq in ascolto solo sull'interfaccia o indirizzo indicati (anche più di una/uno)</text:span></text:p>
        </text:list-item>
        <text:list-item>
          <text:p text:style-name="P919">user <text:span text:style-name="T2">/ </text:span>group <text:span text:style-name="T2">/ </text:span>pid<text:span text:style-name="T2"> <text:tab/></text:span><text:span text:style-name="T104">utente e gruppo UNIX del processo, file in cui salvare il PID</text:span></text:p>
        </text:list-item>
      </text:list>
      <text:p text:style-name="P356"><text:span text:style-name="T2">dnsmasq </text:span><text:span text:style-name="T500">può fare da DCHP, il server DHCP è disabilitato se non sono specificate le opzioni descritte di seguito (altrimenti eroga indirizzi DHCP in un certo range o per un certo host):</text:span></text:p>
      <text:list xml:id="list2060954468" text:style-name="L109">
        <text:list-item>
          <text:p text:style-name="P920"><text:span text:style-name="T1513">d</text:span><text:span text:style-name="T1437">hcp-range=&lt;start-addr&gt;[,&lt;end-addr&gt;|&lt;mode&gt;][,&lt;netmask&gt;[,&lt;broadcast&gt;]][,&lt;lease time&gt;]</text:span><text:span text:style-name="T161"><text:tab/><text:tab/></text:span></text:p>
          <text:list>
            <text:list-item>
              <text:p text:style-name="P920"><text:span text:style-name="T161">questo specifica la rete da assegnare mediante indirizzo inizio, fine e netmask. </text:span><text:span text:style-name="T501">M</text:span><text:span text:style-name="T161">ettendo più di una riga, si specificano range per più reti/interfacce</text:span></text:p>
            </text:list-item>
            <text:list-item>
              <text:p text:style-name="P921"><text:span text:style-name="T161">indirizzi tra &lt;start-addr&gt; e &lt;end-addr&gt;, </text:span><text:span text:style-name="T502">se specificato imposta il &lt;lease time&gt;</text:span></text:p>
            </text:list-item>
            <text:list-item>
              <text:p text:style-name="P952">la &lt;netmask&gt; è opzionale per reti connesse direttamente al server</text:p>
            </text:list-item>
            <text:list-item>
              <text:p text:style-name="P922"><text:span text:style-name="T161">al posto di &lt;end addr&gt;, &lt;mode&gt; può essere </text:span><text:span text:style-name="T1437">static</text:span><text:span text:style-name="T161"> per abilitare il server sulla rete indicata senza servire indirizzi dinamici, ma solo quelli specificati con opzione </text:span><text:span text:style-name="T1437">dhcp-host </text:span><text:span text:style-name="T161">(di seguito)</text:span></text:p>
            </text:list-item>
          </text:list>
        </text:list-item>
        <text:list-item>
          <text:p text:style-name="P922"><text:span text:style-name="T1437">dhcp-</text:span><text:span text:style-name="T1514">host=[&lt;hwaddr&gt;][,&lt;ipaddr&gt;][,&lt;hostname&gt;]</text:span><text:span text:style-name="T1515">[,&lt;lease_time&gt;][,ignore]</text:span></text:p>
          <text:list>
            <text:list-item>
              <text:p text:style-name="P953">questo caso serve per assegnare indirizzi statici (sempre stesso indirizzo per stessa macchina)</text:p>
            </text:list-item>
            <text:list-item>
              <text:p text:style-name="P935"><text:span text:style-name="T1515">a</text:span><text:span text:style-name="T1437">ssegna &lt;hostname&gt;,&lt;ipaddr&gt; e &lt;lease time&gt; stabili all'host con MAC=&lt;hwaddr&gt;</text:span></text:p>
            </text:list-item>
            <text:list-item>
              <text:p text:style-name="P936"><text:span text:style-name="T1437">con </text:span><text:span text:style-name="T1173">ignore</text:span><text:span text:style-name="T1437"> non fornirà mai un lease all'host indicato</text:span></text:p>
            </text:list-item>
          </text:list>
        </text:list-item>
        <text:list-item>
          <text:p text:style-name="P923"><text:span text:style-name="T1437">dhcp-hostfile</text:span><text:span text:style-name="T161"> permette di specificare una directory di file contenen</text:span><text:span text:style-name="T591">te</text:span><text:span text:style-name="T161"> informazioni formattate come la parte a destra dell'= di </text:span><text:span text:style-name="T1437">dhcp-host</text:span></text:p>
        </text:list-item>
        <text:list-item>
          <text:p text:style-name="P923"><text:span text:style-name="T1437">dhcp-option=[&lt;opt&gt;|option:&lt;opt-name&gt;|option6:&lt;opt&gt;|option6:&lt;opt-name&gt;],[&lt;value&gt;[,&lt;value&gt;]]<text:tab/><text:tab/></text:span><text:span text:style-name="T161">uso più comune:</text:span><text:span text:style-name="T1437"> <text:tab/>dhcp-option=&lt;opt&gt;,&lt;value&gt;</text:span></text:p>
          <text:list>
            <text:list-item>
              <text:p text:style-name="P937"><text:soft-page-break/><text:span text:style-name="T1437">dnsmasq fornisce un sacco di info, come convenzione si indica il gateway (solitamente il primo o ultimo indirizzo </text:span><text:span text:style-name="T1516">del range</text:span><text:span text:style-name="T1437">) </text:span><text:span text:style-name="T1516">con o</text:span><text:span text:style-name="T1437">pzione -3, per indicare rotta di default. </text:span><text:span text:style-name="T1516">Es. </text:span><text:span text:style-name="T1437">riga del file /etc/dnsmasq.conf<text:tab/><text:tab/>dhcp-option=3,1.2.3.4<text:tab/>indica che il gateway è su 1.2.3.4</text:span></text:p>
            </text:list-item>
            <text:list-item>
              <text:p text:style-name="P954">Opzioni comuni:</text:p>
              <text:list>
                <text:list-item>
                  <text:p text:style-name="P955">1 <text:tab/>netmask</text:p>
                </text:list-item>
                <text:list-item>
                  <text:p text:style-name="P955">2 <text:tab/>fuso orario (offset da UTC)</text:p>
                </text:list-item>
                <text:list-item>
                  <text:p text:style-name="P955">3 <text:tab/>default gateway</text:p>
                </text:list-item>
                <text:list-item>
                  <text:p text:style-name="P956">4 <text:tab/>time server</text:p>
                </text:list-item>
                <text:list-item>
                  <text:p text:style-name="P956">6 <text:tab/>DNS server</text:p>
                </text:list-item>
                <text:list-item>
                  <text:p text:style-name="P956">12<text:tab/>host name</text:p>
                </text:list-item>
                <text:list-item>
                  <text:p text:style-name="P956">15<text:tab/>domain name</text:p>
                </text:list-item>
                <text:list-item>
                  <text:p text:style-name="P956">121<text:tab/>static route (parametro:network/netmask,gateway)<text:tab/></text:p>
                  <text:list>
                    <text:list-item>
                      <text:p text:style-name="P956">possibile definire anche rotte statiche: es. per andare alla rete XXXX si passa COMUNQUE da quel router lì</text:p>
                    </text:list-item>
                  </text:list>
                </text:list-item>
              </text:list>
            </text:list-item>
          </text:list>
        </text:list-item>
      </text:list>
      <text:p text:style-name="P349">dnsmasq <text:span text:style-name="T1437">può fare da </text:span><text:span text:style-name="T1517">DNS, </text:span><text:span text:style-name="T1518">opzioni base sono</text:span></text:p>
      <text:list xml:id="list316989625" text:style-name="L110">
        <text:list-item>
          <text:p text:style-name="P924"><text:span text:style-name="T1518">p</text:span><text:span text:style-name="T1437">ort=&lt;dns server port&gt;</text:span></text:p>
          <text:list>
            <text:list-item>
              <text:p text:style-name="P938"><text:span text:style-name="T1437">di default 53, se impostato a 0 </text:span><text:span text:style-name="T1519">disabilita il server DNS</text:span></text:p>
            </text:list-item>
          </text:list>
        </text:list-item>
        <text:list-item>
          <text:p text:style-name="P925"><text:span text:style-name="T1519">l</text:span><text:span text:style-name="T1437">ocal-service</text:span></text:p>
          <text:list>
            <text:list-item>
              <text:p text:style-name="P939"><text:span text:style-name="T1437">accetta query DNS solo dagli host delle subnet locali al server: </text:span><text:span text:style-name="T1520">tipica di default, previene DNS amplification attacks</text:span></text:p>
            </text:list-item>
            <text:list-item>
              <text:p text:style-name="P940"><text:span text:style-name="T1437">ha effetto solo se non è specificata nessuna delle opzioni </text:span><text:span text:style-name="T1520">seguenti</text:span></text:p>
              <text:list>
                <text:list-item>
                  <text:p text:style-name="P926">interface </text:p>
                </text:list-item>
                <text:list-item>
                  <text:p text:style-name="P926">except-interface</text:p>
                </text:list-item>
                <text:list-item>
                  <text:p text:style-name="P926">listen-address</text:p>
                </text:list-item>
                <text:list-item>
                  <text:p text:style-name="P926">auth-server options</text:p>
                </text:list-item>
              </text:list>
            </text:list-item>
          </text:list>
        </text:list-item>
      </text:list>
      <text:p text:style-name="P351">Non fa da resolver ricorsivo, deve appoggiarsi ad uno esterno (prende coppie nome-indirizzo da qualcun altro, è un cached DNS e non un DNS autorevole): di default prende indirizzi dei nameserver upstream da <text:tab/>/etc/resolv.conf<text:tab/>(che viene aggiornato in automatico dai demoni es. dhcp e dnsmasq si accorge automaticamente delle modifiche).</text:p>
      <text:p text:style-name="P350"><text:span text:style-name="T1437">Per usarlo localmente, bisogna aggiungere <text:tab/></text:span><text:span text:style-name="T1173">nameserver 127.0.0.1 <text:tab/></text:span><text:span text:style-name="T1437">al file /etc/resolv.conf, </text:span><text:span text:style-name="T1521">inoltre è necessario configurare gli upstream server perché non ci sia loop di richiesta a sé stesso:</text:span></text:p>
      <text:list xml:id="list2109705311" text:style-name="L111">
        <text:list-item>
          <text:p text:style-name="P941"><text:span text:style-name="T1521">c</text:span><text:span text:style-name="T1437">on<text:tab/></text:span><text:span text:style-name="T1173">resolv-file=&lt;file&gt;</text:span></text:p>
          <text:list>
            <text:list-item>
              <text:p text:style-name="P957">sopprime l'uso di /etc/resolv.conf</text:p>
            </text:list-item>
          </text:list>
        </text:list-item>
        <text:list-item>
          <text:p text:style-name="P941"><text:span text:style-name="T1437">con<text:tab/></text:span><text:span text:style-name="T1173">server=[/&lt;domain&gt;/]&lt;ipaddr&gt;</text:span></text:p>
          <text:list>
            <text:list-item>
              <text:p text:style-name="P942"><text:soft-page-break/><text:span text:style-name="T1437">si deve aggiungere <text:tab/></text:span><text:span text:style-name="T1173">no-resolv<text:tab/>, </text:span><text:span text:style-name="T1437">per evitare uso di /etc/resolv.conf</text:span></text:p>
            </text:list-item>
          </text:list>
        </text:list-item>
      </text:list>
      <text:p text:style-name="P126">ntpd <text:span text:style-name="T1437">è client e/o server in funzione della configurazione, </text:span><text:span text:style-name="T1522">fatta su <text:tab/></text:span><text:span text:style-name="T2644">/etc/ntp.conf</text:span><text:span text:style-name="T1522"><text:tab/>.</text:span></text:p>
      <text:p text:style-name="P126"><text:span text:style-name="T1523">C</text:span><text:span text:style-name="T1522">riteri di sicurezza da usare con NTP: non avrebbe senso lasciarlo aperto; viaggia su UDP quindi qualcuno potrebbe inviare un pacchetto per far cambiare l'or</text:span><text:span text:style-name="T1523">a: </text:span><text:span text:style-name="T1522">mediante direttive si specifica di accettare l'ora solo da alcuni server.</text:span></text:p>
      <text:p text:style-name="P127"><text:span text:style-name="T1522">I</text:span><text:span text:style-name="T1437">l tool </text:span><text:span text:style-name="T1115">ntpdate</text:span><text:span text:style-name="T1437"> permette di sincronizzare l'orologio locale ad un server NTP, </text:span><text:span text:style-name="T1526">n</text:span><text:span text:style-name="T1437">on rimpiazza ntpd, che usa algoritmi sofisticati per compensare errori e ritardi dei pacchetti dai server. </text:span><text:span text:style-name="T1981">(</text:span><text:span text:style-name="T1982">dice che t</text:span><text:span text:style-name="T1981">utti parametri i configurazione </text:span><text:span text:style-name="T1982">li</text:span><text:span text:style-name="T1981"> vedremo in laboratorio </text:span><text:span text:style-name="T1982">ma così non è stato?</text:span><text:span text:style-name="T1981">)</text:span><text:span text:style-name="T1524">. </text:span><text:span text:style-name="T1525">Senza parametri usa i server in /etc/ntp.conf<text:tab/>(ntpd non deve essere attivo), ma accetta come parametro un server specific</text:span><text:span text:style-name="T1527">o. </text:span><text:span text:style-name="T1528">L'ora viene modificata con step se errore &gt; 0.5sec, con slew (mediante </text:span><text:span text:style-name="T1218">adjtime() </text:span><text:span text:style-name="T1528">) <text:s/>se &lt;0.5 sec. </text:span></text:p>
      <text:p text:style-name="P128"><text:span text:style-name="T1528">L</text:span><text:span text:style-name="T1437">ato client: </text:span><text:span text:style-name="T1980">(non mostrato???)</text:span><text:span text:style-name="T1902"> </text:span><text:span text:style-name="T1903">17-06 FOR ALL I KNOW, THAT'S WHATS NEEDED FOR DHCP?</text:span></text:p>
      <text:list xml:id="list3847731306" text:style-name="L112">
        <text:list-item>
          <text:p text:style-name="P571">DHCP</text:p>
          <text:list>
            <text:list-item>
              <text:p text:style-name="P572">Pacchetto <text:tab/><text:span text:style-name="T1115">isc-dhcp-client<text:tab/></text:span>fornisce comando <text:span text:style-name="T1399">dhclient<text:tab/></text:span>, che lanciato senza parametri avvia un demone che tenta di configurare tutte le interfacce. <text:span text:style-name="T2125">Di solito è avviato da </text:span><text:span text:style-name="T1416">interfaces </text:span><text:span text:style-name="T2126">(/etc/network/interfaces) </text:span><text:span text:style-name="T2125">con </text:span><text:span text:style-name="T1156"><text:tab/></text:span></text:p>
              <text:list>
                <text:list-item>
                  <text:list>
                    <text:list-item>
                      <text:list>
                        <text:list-item>
                          <text:list>
                            <text:list-item>
                              <text:list>
                                <text:list-item>
                                  <text:list>
                                    <text:list-item>
                                      <text:list>
                                        <text:list-item>
                                          <text:list>
                                            <text:list-header>
                                              <text:p text:style-name="P634">auto &lt;ifname&gt; </text:p>
                                              <text:p text:style-name="P635">iface &lt;ifname&gt; inet dhcp</text:p>
                                            </text:list-header>
                                          </text:list>
                                        </text:list-item>
                                      </text:list>
                                    </text:list-item>
                                  </text:list>
                                </text:list-item>
                              </text:list>
                            </text:list-item>
                          </text:list>
                        </text:list-item>
                      </text:list>
                    </text:list-item>
                  </text:list>
                </text:list-item>
              </text:list>
            </text:list-item>
            <text:list-item>
              <text:p text:style-name="P573">File <text:tab/><text:span text:style-name="T1399">/etc/dhcp/dhclient.conf</text:span> <text:tab/>per parametri impostabili</text:p>
            </text:list-item>
            <text:list-item>
              <text:p text:style-name="P574">Hook per esecuzione automatica di script al cambio di stato interfaccia, nelle dir. </text:p>
              <text:list>
                <text:list-item>
                  <text:p text:style-name="P574">/etc/dchp/dhclient-enter-hooks.d/*</text:p>
                </text:list-item>
                <text:list-item>
                  <text:p text:style-name="P574">/etc/dhcp/dhclient-exit-hooks.d/*</text:p>
                </text:list-item>
              </text:list>
            </text:list-item>
          </text:list>
        </text:list-item>
        <text:list-item>
          <text:p text:style-name="P958">zeroconf</text:p>
          <text:list>
            <text:list-item>
              <text:p text:style-name="P959">framework <text:tab/><text:span text:style-name="T1115">avahi<text:tab/></text:span><text:span text:style-name="T2127">offre stack completo mDNS/DNS-SD con API per integrazione delle funzionalità con qualsiasi programma C; </text:span><text:span text:style-name="T1806">un demone</text:span><text:span text:style-name="T1963"> </text:span><text:span text:style-name="T2128">per gestire registrazione nuovi servizi in modo orchestrato da qualsiasi programma non scritto in C (</text:span><text:span text:style-name="T2129">via</text:span><text:span text:style-name="T2128"> D-bus); </text:span><text:span text:style-name="T2129">un client/wrapper C che semplifica uso di D-Bus; adattatori per integrare le API di avahi negli event loop dei sistemi grafici come GNOME e KDE</text:span></text:p>
            </text:list-item>
            <text:list-item>
              <text:p text:style-name="P960">il demone è responsabile ad esempio <text:span text:style-name="T2130">della scoperta automatica di stampanti in una rete locale</text:span></text:p>
            </text:list-item>
            <text:list-item>
              <text:p text:style-name="P961">sono disponibili pacchetti con strumenti per svolgere funzioni singole specifiche</text:p>
            </text:list-item>
          </text:list>
        </text:list-item>
        <text:list-item>
          <text:p text:style-name="P962">link local</text:p>
          <text:list>
            <text:list-item>
              <text:p text:style-name="P963">pacchetto <text:tab/><text:span text:style-name="T1115">avahi-autoipd<text:tab/></text:span>fornisce comando omonimo che implementa IPv4 Link Local, mediante demone indipendente, o<text:span text:style-name="T2131">ppure, </text:span>nel file <text:span text:style-name="T1115">/etc/network/interface</text:span><text:span text:style-name="T1157">s <text:tab/></text:span></text:p>
              <text:list>
                <text:list-item>
                  <text:list>
                    <text:list-item>
                      <text:list>
                        <text:list-item>
                          <text:list>
                            <text:list-item>
                              <text:list>
                                <text:list-header>
                                  <text:p text:style-name="P927">auto &lt;ifname&gt;</text:p>
                                  <text:p text:style-name="P927">iface &lt;ifname&gt; inet ipv4all</text:p>
                                </text:list-header>
                              </text:list>
                            </text:list-item>
                          </text:list>
                        </text:list-item>
                      </text:list>
                    </text:list-item>
                  </text:list>
                </text:list-item>
              </text:list>
            </text:list-item>
            <text:list-item>
              <text:p text:style-name="P964">ad ogni cambio stato dell'interfaccia invoca <text:tab/><text:tab/>/etc/avahi/avahi-autoipd.action</text:p>
            </text:list-item>
            <text:list-item>
              <text:p text:style-name="P965"><text:soft-page-break/>può essere usato come fallback se DCHP fallisce (come plugin per <text:span text:style-name="T1399">dhclient</text:span>, usando hook nelle cartelle sopra indicate)</text:p>
            </text:list-item>
          </text:list>
        </text:list-item>
      </text:list>
      <text:h text:style-name="P414" text:outline-level="3">Sicurezza di rete</text:h>
      <text:p text:style-name="P47">Sono possibili vari tipi di attacchi che sfruttano le debolezze dei protocolli di rete (sia a livello applicativo, che a livello di rete), ad esempio dirottamenti del traffico attraverso sistemi compromessi.</text:p>
      <text:list xml:id="list670084677" text:style-name="L113">
        <text:list-item>
          <text:p text:style-name="P472"><text:span text:style-name="T2645">DNS spoofing: </text:span><text:span text:style-name="T1605">Quando un utente effettua una query DNS, l’attaccante </text:span><text:span text:style-name="T1437">la cattura e manda alla vittima una risposta fasulla, differente da quella che avrebbe fornito il DNS. Questo attacco può anche essere portato a termine tramite pharming, quanto la vittima visita un sito compromesso uno script esegue una riconfigurazione del DNS locale del router redirigendo tutte le successive query DNS verso un name server scelto dall’attaccante. Questo attacco è molto semplice ma richiede l’accesso ad un name server e la possibilità di modificare direttamente alcuni record. L’impatto di questa categoria di attacchi può essere mitigato tramite l’uso di HTTPS.</text:span></text:p>
        </text:list-item>
      </text:list>
      <text:list xml:id="list3127076659" text:style-name="L114">
        <text:list-item>
          <text:p text:style-name="P473"><text:span text:style-name="T2646">H</text:span>TTPS (Sicurezza a livello applicativo)</text:p>
          <text:list>
            <text:list-item>
              <text:p text:style-name="P493"><text:span text:style-name="T626">Https è un protocollo per la comunicazione sicura attraverso reti internet, consiste nell’utilizzo del protocollo HTTP all’interno di una connessione cifrata da TLS (o dal predecessore SSL) fornendo autenticazione dei siti web visitati, protezione della privacy durante la comunicazione ed integrità dei dati. Il protocollo garantisce una protezione accettabile da eavesdropper e da attacchi della tipologia man in the middle. Grazie a TLS vengono cifrati tutti i dati contenuti nei messaggi HTTP, quali URL, parametri della query, cookies, header della connessione. </text:span><text:span text:style-name="T628">Quando un browser si connette ad un server, la verifica della prova fornita dal server </text:span><text:span text:style-name="T630">(un attaccante può provare a spedire certificato diverso, con sua chiave pubblica, che renderebbe inutile la prova crittografica) </text:span><text:span text:style-name="T628">avviene mediante </text:span><text:span text:style-name="T629">i certificati conservati nel Certificate Store.</text:span></text:p>
            </text:list-item>
            <text:list-item>
              <text:p text:style-name="P494"><text:span text:style-name="T699">Certification Authority / Certificati digitali</text:span><text:span text:style-name="T626"> Una certification authority è un soggetto terzo fidato abilitato ad emettere un certificato digitale, ovvero un documento elettronico che attesta l’associazione univoca tra una chiave pubblica e l’identità di un soggetto. L’infrastruttura PKI è costituita da varie CA organizzate gerarchicamente al cui vertice si trova una CA-root, il cui certificato solitamente è auto-firmato, che certifica le sub-CA. Una CA ha, tra i suoi compiti, il rilascio dei certificati, previa identificazione e verifica del richiedente, la manutenzione d</text:span><text:span text:style-name="T627">e</text:span><text:span text:style-name="T626">l registro delle chiavi, la revoca/sospensione dei certificati in caso di abusi/falsificazioni, la pubblicazione di liste sempre aggiornate di certificati. All’interno di un certificato digitale sono contenute varie informazioni tra cui la chiave pubblica del proprietario del certificato, l’identità del proprietario. Esse sono digitalmente firmate da parte della CA per garantirne l’autenticità e l’integrità. Il formato più comune per i certificati è definito dallo standard X.509, che però, essendo molto generale, ha la necessità di essere ulteriormente specificato per i vari casi d’uso.</text:span></text:p>
            </text:list-item>
            <text:list-item>
              <text:p text:style-name="P495"><text:span text:style-name="T699">SSL/TLS:</text:span><text:span text:style-name="T626"> Sono protocolli crittografici progettati per fornire sicurezza nelle comunicazioni attraverso reti internet, in particolare per fornire caratteristiche di confidenzialità ed integrità dei dati. La connessione è privata grazie all’uso della crittografia simmetrica, la cui chiave viene scambiata durante l’handshake iniziale (a sua volta protetto dalla crittografia asimmetrica). Inoltre grazie all’utilizzo della crittografia </text:span><text:soft-page-break/><text:span text:style-name="T626">asimmetrica durante l’handshake iniziale viene garantita l’autenticazione delle parti comunicanti. L’handshake è composto da più fasi:</text:span></text:p>
              <text:list>
                <text:list-header>
                  <text:p text:style-name="P462">• Negoziazione: vengono concordate le caratteristiche della comunicazione, come protocollo di comunicazione, protocollo crittografico</text:p>
                  <text:p text:style-name="P462">• Scambio dei certificati</text:p>
                  <text:p text:style-name="P462">• Inizializzazione della connessione cifrata</text:p>
                </text:list-header>
              </text:list>
              <text:p text:style-name="P462">A causa di alcune vulnerabilità, sia a livello di protocollo sia a livello di implementazione, SSL è stato sostituito con TLS.</text:p>
            </text:list-item>
          </text:list>
        </text:list-item>
        <text:list-item>
          <text:p text:style-name="P496"><text:span text:style-name="T157">S</text:span><text:span text:style-name="T2">icurezza a livello di rete: </text:span><text:span text:style-name="T161">Il protocollo IP non può garantire nessuna proprietà di sicurezza per nessuna parte del pacchetto.</text:span></text:p>
          <text:list>
            <text:list-item>
              <text:p text:style-name="P497"><text:span text:style-name="T2">IP hijacking:</text:span><text:span text:style-name="T161"> Si opera in modo tale da informare internet che la rotta per una data subnet passa attraverso la propria rete. Questo è possibile perché chiunque teoricamente può diffondere informazioni circa la viabilità delle rotte in internet e permette di realizzare vari tipi di attacco più o meno dannosi (DoS, man in the middle, spamma e fuggi). </text:span></text:p>
            </text:list-item>
            <text:list-item>
              <text:p text:style-name="P497"><text:span text:style-name="T2">IPSec:</text:span><text:span text:style-name="T161"> IPSec non è un protocollo singolo ma un insieme di algoritmi per la sicurezza ed un framework per la negoziazione di algoritmi che permettono di ottenere autenticazione e crittografia direttamente a livello di rete. IPSec ha varie applicazioni tra cui l’interconnessione sicura di reti remote attraverso internet e l’accesso sicuro di client ad una rete privata. Rispetto ad altre soluzioni IPSec presenta il vantaggio di essere trasparente alle applicazioni, tuttavia lo stack di IPSec è differente da quello standard di TCP/IP, pertanto la macchina va configurata per poter usare questo stack specifico invece di quello standard. IPSec è basato su tre componenti:</text:span></text:p>
              <text:list>
                <text:list-header>
                  <text:p text:style-name="P463">• AH (Authentication Header): fornisce un servizio di autenticazione dei pacchetti</text:p>
                  <text:p text:style-name="P463">• ESP (Encapsulating Security Protocol): fornisce un servizio di autenticazione e cifratura dei pacchetti</text:p>
                  <text:p text:style-name="P463">• IKE (Internet Key Exchange): fornisce un servizio di negoziazione dei parametri necessari al funzionamento dei precedenti componenti</text:p>
                </text:list-header>
              </text:list>
              <text:p text:style-name="P464">Nel funzionamento di IPSec giocano un ruolo chiave le Security Association (SA) che identificano un canale di comunicazione unidirezionale diretto dal nodo locale verso un altro nodo e definito destinatario, protocollo utilizzato (AH o ESP), modalità di funzionamento (tunnel o trasporto) ed un Security Parameter Index (SPI, usato per distinguere tutti i canali aventi gli stessi estremi e lo stesso protocollo). Essendo una SA unidirezionale ne servono sempre due per definire un canale di comunicazione bidirezionale. La modalità di funzionamento transport prevede la comunicazione diretta tra due stazioni, ciascuna delle quali tratta i pacchetti e li spedisce tramite IPSec; la modalità tunnel invece prevede la presenza di almeno un router (il cosiddetto Security Gateway) che faccia da tramite per la comunicazione con le macchine poste nella rete per la quale agisce da gateway, questa modalità è quella tipica delle VPN.</text:p>
              <text:p text:style-name="P464">Il protocollo AH serve solamente per autenticare i pacchetti (eccezion fatta per i campi variabili come TTL). In caso venga usato in modalità trasporto ci si limita a frapporre tra l’header IP ed il payload l’intestazione di AH, che contiene tutti i dati relativi <text:soft-page-break/>all’autenticazione del pacchetto; il pacchetto risultante mantiene l’header originale, anch’esso autenticato nei campi non variabili. In caso venga usato in modalità tunnel invece si crea una nuova intestazione IP, che conterrà solamente gli estremi del tunnel, e <text:s/>si autentica integralmente il pacchetto originale (i campi variabili della nuova intestazione non vengono autenticati), la nuova intestazione viene posta in testa al pacchetto, seguita dell’intestazione di AH e infine dal pacchetto originale replicato integralmente; quando il pacchetto verrà ricevuto dal security gateway esso provvederà a controllare l’autenticità del pacchetto ricevuto, a rimuovere l’intestazione usata per la trasmissione ed infine ad inoltrare il pacchetto al destinatario. </text:p>
              <text:p text:style-name="P464">Qualora si voglia cifrare il contenuto del pacchetto invece occorre ricorrere all’uso del protocollo ESP. In caso si usi la modalità trasporto ci si limita a cifrare il payload del pacchetto IP interponendo tra l’header IP ed il payload l’intestazione di ESP; contestualmente viene fornita autenticazione sull’intero contenuto del pacchetto (ad esclusione dell’header IP). In caso venga usata la modalità tunnel invece, si genera una nuova intestazione IP ed il pacchetto originale viene cifrato integralmente, in questo modo non si potranno vedere gli indirizzi originali (che possono così essere anche indirizzi di reti private), contestualmente viene fornita autenticazione per quanto riguarda l’intero pacchetto originale e l’intestazione ESP. In ogni caso in coda al pacchetto vengono aggiunti due footer. Sebbene IPSec sia uno standard usato da molto tempo per la creazione di VPN la sua diffusione è molto limitata a causa dei problemi derivanti dall’interazione con il NAT. AH semplicemente non può funzionare in presenza di NAT in quanto esso autentica l’intero pacchetto, compresi gli indirizzi di sorgente e destinazione, che vengono modificati all’attraversamento di un NAT portando ad un fallimento del controllo sull’integrità del pacchetto. Con ESP il problema è più sottile e riguarda il checksum dei pacchetti TCP ed UDP, in questo caso non vi sono problemi di autenticazione in quanto l’header IP esterno non viene mai autenticato, tuttavia il checksum del pacchetto è calcolato sugli indirizzi originali e quindi se il pacchetto è cifrato con IPSec questo valore non può essere aggiornato facendo fallire i controlli sugli errori a destinazione. Per risolvere questi problemi è stata proposta un’alternativa al NAT classico chiamata NAT-T che prevede che ogni volta che un pacchetto raggiunge un NAT esso venga incapsulato all’interno di un pacchetto UDP per poi venir inviato tramite lo stack TCP/IP standard. Questa soluzione tuttavia pone dei problemi per quanto riguarda l’efficienza e rende l’utilizzo di IPSec equivalente a livello pratico a quello di altre soluzioni come OpenVPN.</text:p>
            </text:list-item>
          </text:list>
        </text:list-item>
        <text:list-item>
          <text:p text:style-name="P498"><text:span text:style-name="T2">VPN: </text:span><text:span text:style-name="T161">Una Virtual Private Network è una rete di telecomunicazioni privata, instaurata tra soggetti che utilizzano, come tecnologia di trasporto, un protocollo di trasmissione pubblico e condiviso, come ad esempio la rete Internet. Lo scopo delle reti VPN è quello di offrire alle aziende, a un costo minore, le stesse possibilità delle linee private a noleggio, ma sfruttando reti condivise pubbliche: si può vedere dunque una VPN come l’estensione a livello geografico di una rete locale privata aziendale sicura che colleghi tra loro siti interni all’azienda stessa variamente dislocati su un ampio territorio, sfruttando l’instradamento tramite IP per il trasporto su scala geografica e realizzando di fatto una rete LAN, detta appunto "virtuale" e "privata", equivalente a un’infrastruttura fisica di rete (ossia con collegamenti fisici) dedicata. </text:span></text:p>
          <text:p text:style-name="P498"><text:span text:style-name="T161">Tuttavia l’uso di una VPN non è trasparente all’utente in quanto è necessario istruire il sistema affinché invii i dati attraverso un’interfaccia di rete virtuale offerta dal programma che gestisce la VPN stessa. Per l’autenticazione degli host si può ricorrere ad una modalità </text:span><text:soft-page-break/><text:span text:style-name="T161">"statica", con scambio ma</text:span><text:span text:style-name="T631">n</text:span><text:span text:style-name="T161">uale delle chiavi crittografiche, oppure ai protocolli SSL/TLS, affidandosi all’architettura PKI per lo scambio delle chiavi.</text:span></text:p>
        </text:list-item>
        <text:list-item>
          <text:p text:style-name="P499"><text:span text:style-name="T2">Firewall: </text:span><text:span text:style-name="T161">Un firewall può essere paragonato ad una porta blindata che divide l’interno (da proteggere) dall’esterno (da cui provengono delle minacce), in questo senso un firewall permette di bloccare gli accessi indebiti alla rete. Così come una porta blindata un firewall può bloccare certe minacce, ma diventa inutile nel momento in cui vengono lasciate altre falle aperte, pertanto è buona norma porlo al di sopra di un sistema sicuro in modo da ridurre le vulnerabilità del firewall stesso. Le tecniche di controllo prevedono l’esame di:</text:span></text:p>
          <text:p text:style-name="P465">• Traffico: esaminare di indirizzi, porte ed altri indicatori relativi al tipo di indirizzo che si vuole esplicitamente autorizzare.</text:p>
          <text:p text:style-name="P465">• Direzione: discriminare il traffico in base alla direzione a parità di indirizzi e porte</text:p>
          <text:p text:style-name="P465">• Utenti: differenziare il traffico in base a chi lo genera</text:p>
          <text:p text:style-name="P500"><text:span text:style-name="T161">• Comportamento: valutare come sono usati i servizi ammessi per identificare le anomali</text:span><text:span text:style-name="T636">e</text:span></text:p>
          <text:list>
            <text:list-item>
              <text:p text:style-name="P500"><text:span text:style-name="T158">Tipologie: </text:span><text:span text:style-name="T635">Si identificano tre tipi fondamentali di firewall:</text:span></text:p>
              <text:list>
                <text:list-header>
                  <text:p text:style-name="P501"><text:span text:style-name="T2">1.</text:span><text:span text:style-name="T161"> </text:span><text:span text:style-name="T2">Packet filter</text:span><text:span text:style-name="T161">: sono in grado di esaminare unicamente l’header dei pacchetti applicando in serie un insieme di regole, generalmente raggruppate in degli elenchi corrispondenti a punti di controllo differenti (pacchetti in ingresso, in uscita, ...), del tipo "se condizione allora azione". Normalmente la prima condizione ad essere verificata decide il destino del pacchetto ed interrompe la scansione dell’elenco. Di base le azioni sono accettare il pacchetto o scartarlo, ma possono anche essere intraprese azioni più complesse come loggare i dettagli del pacchetto oppure modificarlo in qualche modo. Se nessuna regola è applicabile viene attivata una policy di default. Questo tipo di firewall porta con sé alcuni vantaggi, ad esempio è molto veloce e semplice (tanto che è implementato in moltissimi router) ed è trasparente all’utente (non occorre modificare il sistema in nessun modo, il firewall si occupa autonomamente di scansionare il traffico di rete); tuttavia le regole sono spesso di basso livello, facendo sì che per ottenere comportamenti complessi occorra costruire set di regole molti articolati, e mancano del supporto alla gestione degli utenti. Inoltre i PF presentano alcune vulnerabilità e limitazioni:</text:span></text:p>
                  <text:list>
                    <text:list-header>
                      <text:p text:style-name="P466">• i pacchetti frammentati possono comportarsi in maniera non prevedibile (si potrebbe riassemblare ogni pacchetto all’interno del firewall, ma questo fa sì che il carico computazionale cresca molto rapidamente)</text:p>
                      <text:p text:style-name="P467">• poiché i controlli vengono effettuati solamente sulla base dei dati presenti all’interno degli header i PF soffrono in presenza di spoofing. Per limitare i problemi è necessario controllare la coerenza tra gli indirizzi e le interfacce e controllare certi indirizzi particolari (indirizzi multicast, illegali, broadcast, riservati, …)</text:p>
                      <text:p text:style-name="P468">• il filtraggio non è in grado di lavorare in presenza di protocolli che negoziano l’apertura di porte dinamicamente (ad esempio connessione dati FTP)</text:p>
                      <text:p text:style-name="P468">• non è possibile implementare difese contro attacchi data-driven, poiché viaggiano all’interno del payload del pacchetti</text:p>
                    </text:list-header>
                  </text:list>
                  <text:p text:style-name="P501"><text:soft-page-break/><text:span text:style-name="T161">Tipicamente i PF sono stateless, tuttavia in alcuni casi è possibile usufruire di PF stateful; essi sono in grado di analizzare il traffico sulla base dei pacchetti già visti. È possibile anche avere dei </text:span><text:span text:style-name="T1173">Multilayer protocol inspection firewall</text:span><text:span text:style-name="T161"> che sono in grado id garantire la coerenza del protocollo tenendo traccia dell’intera storia della connessione</text:span></text:p>
                  <text:p text:style-name="P501"><text:span text:style-name="T2">2.</text:span><text:span text:style-name="T161"> </text:span><text:span text:style-name="T2">Application-level gateway</text:span><text:span text:style-name="T161"> (anche chiamato proxy server): può essere definito come un man in the middle" buono, in grado di propagare il traffico verso i server effettivi. In questo modo è in grado di comprendere i protocolli applicativi e di controllare anche il payload (ad esempio per bloccare spam/virus per quanto riguarda i server di posta o per bloccare malware/phishing per quanto riguarda i server web). Tuttavia i firewall appartenenti a questa tipologia sono moltopiù pesanti di un PF e specifici per un singolo protocollo applicativo. Poiché agisco</text:span><text:span text:style-name="T632">no</text:span><text:span text:style-name="T161"> come server nei confronti dei client non è detto che siano trasparenti, ma è possibile che sia necessario un minimo livello di configurazione.</text:span></text:p>
                  <text:p text:style-name="P502"><text:span text:style-name="T2">3. Ciruit-level-gateway</text:span><text:span text:style-name="T161">: spezzano la connessione a livello di trasporto diventando endpoint del traffico ed inoltrando i payload senza esaminarli. Tipicamente sono utilizzati per determinare quale sia il traffico ammissibile dall’interno verso l’esterno. I firewall appartenenti a questa categoria hanno il vantaggio di poter essere configurati per essere trasparenti agli utenti per autorizzare solamente le connessioni fidate, inoltre possono agire da intermediario generico (non sono limitati ad un singolo protocollo) e possono essere estesi con altri tipi di firewall per ottenere servizi più complessi. Tuttavia le regole sono limitate ad indirizzi, porte ed utenti.</text:span></text:p>
                </text:list-header>
              </text:list>
            </text:list-item>
            <text:list-item>
              <text:p text:style-name="P503"><text:span text:style-name="T2">SOCKS:</text:span><text:span text:style-name="T161"> SOCKS (Socket Secure) è un protocollo di livello 5 per lo scambio di pacchetto tra </text:span><text:span text:style-name="T633">u</text:span><text:span text:style-name="T161">n client ed un server per mezzo di un proxy server. In aggiunta fornisce l’autenticazione dei pacchetti, pertanto solamente gli utenti autorizzati sono in grado di accedere al server. Questo protocollo è lo standard de facto per l’implementazione dei CLG </text:span><text:span text:style-name="T634">(Curcuit-level-gateway)</text:span><text:span text:style-name="T161">.</text:span></text:p>
            </text:list-item>
            <text:list-item>
              <text:p text:style-name="P504"><text:span text:style-name="T2">Tor:</text:span><text:span text:style-name="T161"> Il protocollo di Tor permette di realizzare connessioni cifrate in cui il legame tra chi effettua richieste e il contenuto delle stesse è profondamente oscurato. Per prima cosa si ottiene un elenco di nodi Tor da un directory server, successivamente ne vengono scelti alcuni casualmente per creare un percorso tra mittente e destinatario su cui inviare un messaggio cifrato a "cipolla", ad ogni hop viene rimosso uno strato di cifratura fino a che il server non è in grado di leggere il traffico in chiaro. I nodi Tor formano un overlay rispetto alla rete internet, pertanto è possibile che tra un nodo e l’altro il traffico attraversi vari router, tuttavia questo non presenta problemi grazie ai vari livelli di crittografia.</text:span></text:p>
              <text:p text:style-name="P504"><text:span text:style-name="T161">Ogni r</text:span><text:span text:style-name="T637">e</text:span><text:span text:style-name="T161">lay conosce solamente il nodo prima di lui e quello dopo, pertanto viene reso molto difficile scoprire chi sia il vero mittente. Tuttavia il protocollo presenta alcune debolezze intrinseche:</text:span></text:p>
              <text:list>
                <text:list-header>
                  <text:p text:style-name="P469">• è possibile correlare il traffico dei vari nodi per capire quale percorso facciano i pacchetti, sebbene siano cifrati</text:p>
                  <text:p text:style-name="P469">• gli exit node vedono il traffico in chiaro, è sebbene non siano in grado di capire automaticamente chi sia il mittente i payload dei pacchetti potrebbe contenere informazioni ben più rilevanti ai fini dell’identificazione</text:p>
                  <text:p text:style-name="P469"><text:soft-page-break/>• è sufficiente che all’interno della rete vi sia anche un solo nodo compromesso per compromettere l’intera rete</text:p>
                </text:list-header>
              </text:list>
            </text:list-item>
          </text:list>
        </text:list-item>
      </text:list>
      <text:h text:style-name="P375" text:outline-level="2">Packet Filtering</text:h>
      <text:p text:style-name="P34">netstat <text:span text:style-name="T1437">è il comando utile a verificare le informazioni relative alle connessioni di rete.</text:span></text:p>
      <text:list xml:id="list2894035286" text:style-name="L115">
        <text:list-item>
          <text:p text:style-name="P474">netstat -na --ip <text:span text:style-name="T1173"><text:tab/></text:span><text:span text:style-name="T1437">visualizza le informazioni relative alle connessioni TCP attive</text:span></text:p>
        </text:list-item>
        <text:list-item>
          <text:p text:style-name="P474">netstat -s<text:tab/><text:tab/><text:span text:style-name="T1437">visualizza una serie di dati di tipo statistico sul traffico relativo ai diversi protocolli</text:span></text:p>
        </text:list-item>
      </text:list>
      <text:p text:style-name="P35">nmap <text:span text:style-name="T1437">è il comando per fare port scanning su un host e visualizzare le porte TCP corrispondenti a processi in ascolto (server). </text:span><text:span text:style-name="T1606">Il port scanning consiste nell'invio di un SYN verso ogni porta: se si riceve un SYN+ACK la porta è attiva, se si riceve un RST+ACK la porta è chiusa. Se non si riceve nulla, la porta è filtrata.</text:span></text:p>
      <text:p text:style-name="P36"><text:span text:style-name="T1606">U</text:span><text:span text:style-name="T1437">n firewall è un filtro software che serve a proteggersi da accessi indesiderati provenienti dall'esterno della rete, può essere un programma locale all'host (protegge questo da attacchi esterni e la rete da attacchi generati da potenziali virus presenti sull'host) o una macchina dedicata che filtra tutto il traffico in/out su una rete locale.</text:span></text:p>
      <text:p text:style-name="P36"><text:span text:style-name="T1606">I</text:span><text:span text:style-name="T1437">l traffico tra la rete locale ed Internet deve essere filtrato dal firewall, </text:span><text:span text:style-name="T1607">solo quello autorizzato deve attraversarlo. </text:span><text:span text:style-name="T1608">In fase di configurazione di un firewall, per prima cosa </text:span><text:span text:style-name="T1609">si decide la politica di default per i servizi di rete:</text:span></text:p>
      <text:list xml:id="list256543660" text:style-name="L116">
        <text:list-item>
          <text:p text:style-name="P475">default deny<text:span text:style-name="T1437">:<text:tab/><text:tab/></text:span><text:span text:style-name="T1610">tutti i servizi non esplicitamente permessi sono negati</text:span></text:p>
        </text:list-item>
        <text:list-item>
          <text:p text:style-name="P476">default allow:<text:tab/><text:tab/><text:span text:style-name="T1437">tutti i servizi non esplicitamente negati sono permessi</text:span></text:p>
        </text:list-item>
      </text:list>
      <text:p text:style-name="P38">Un firewall può essere implementato come </text:p>
      <text:list xml:id="list2098453594" text:style-name="L117">
        <text:list-item>
          <text:p text:style-name="P477">Packet filter:<text:tab/><text:tab/><text:span text:style-name="T1611">si pone tra rete locale e Internet, filtrando i datagrammi IP da trasferire sulle interfacce scartandoli in base a interfaccia (source e/o dest), MAC e/o IP (source o dest), </text:span><text:span text:style-name="T1612">tipo di servizio (campo PROTOCOL o porta TCP/UDP). </text:span><text:span text:style-name="T1613">Può essere </text:span><text:span text:style-name="T2647">stateful/stateless</text:span><text:span text:style-name="T1613"> </text:span><text:span text:style-name="T1614">nel caso in cui tenga memoria o </text:span><text:span text:style-name="T1615">meno delle connessioni </text:span><text:span text:style-name="T1616">e/o dei flussi </text:span><text:span text:style-name="T1617">di traffico in corso. </text:span></text:p>
        </text:list-item>
        <text:list-item>
          <text:p text:style-name="P478">Application layer firewall <text:span text:style-name="T1437">o </text:span>proxy server<text:span text:style-name="T1437">:<text:tab/><text:tab/>filtra i dati in base ai protocolli applicativi (HTTP, FTP…) e l'accesso alla rete esterna è possibile solo attraverso il proxy.</text:span></text:p>
        </text:list-item>
      </text:list>
      <text:p text:style-name="P37">IPTABLES <text:span text:style-name="T1618">implementa uno </text:span><text:span text:style-name="T1805">stateful packet filter</text:span><text:span text:style-name="T1943"> nei kernel Linux 2.4 e successiv</text:span><text:span text:style-name="T1944">i, </text:span><text:span text:style-name="T1945">lavora a livello di kernel </text:span><text:span text:style-name="T1946">ed ha il controllo </text:span><text:span text:style-name="T1947">dei pacchetti IP in transito sulle interfacce di rete (loopback compreso). </text:span><text:span text:style-name="T1948">I pacchetti processati sono sottoposti a diverse modalità di elaborazione chiamate </text:span><text:span text:style-name="T1966">table</text:span><text:span text:style-name="T1948">, ciascuna delle quali è composta da gruppi di </text:span><text:span text:style-name="T1949">regole dette </text:span><text:span text:style-name="T1967">chain</text:span><text:span text:style-name="T1949">. </text:span><text:span text:style-name="T1950">IPTABLES </text:span><text:span text:style-name="T1951">definisce quattro table principali</text:span></text:p>
      <text:list xml:id="list3742846646" text:style-name="L118">
        <text:list-item>
          <text:p text:style-name="P479"><text:span text:style-name="T1968">f</text:span><text:span text:style-name="T1926">ilter</text:span><text:span text:style-name="T1927"><text:tab/><text:tab/>filtraggio di pacchetti</text:span></text:p>
        </text:list-item>
        <text:list-item>
          <text:p text:style-name="P479"><text:span text:style-name="T1926">nat<text:tab/><text:tab/></text:span><text:span text:style-name="T1927">sostituzione di indirizzi IP</text:span></text:p>
        </text:list-item>
        <text:list-item>
          <text:p text:style-name="P479"><text:span text:style-name="T1926">mangle<text:tab/></text:span><text:span text:style-name="T1927">manipolazione ulteriore di pacchetti (TOS, TTL..)</text:span></text:p>
        </text:list-item>
        <text:list-item>
          <text:p text:style-name="P479"><text:span text:style-name="T1926">raw<text:tab/><text:tab/></text:span><text:span text:style-name="T1927">esclusione di pacchetti dal connection tracking</text:span></text:p>
        </text:list-item>
      </text:list>
      <text:list xml:id="list1485261071" text:style-name="L119">
        <text:list-item>
          <text:p text:style-name="P480"><text:span text:style-name="T1927">Tabella </text:span><text:span text:style-name="T1926">FILTER:<text:tab/></text:span><text:span text:style-name="T1952">contiene le vere funzionalità di firewall. </text:span><text:span text:style-name="T1953">Si occupa di filtrare i pacchetti in base all'interfaccia di provenienza e dei parametri contenuti nell'header IP e TCP. </text:span><text:span text:style-name="T1954">Ha 3 chain predefinite, </text:span><text:span text:style-name="T1955">ed è possibile definirne ulteriori</text:span><text:span text:style-name="T1954">:</text:span></text:p>
          <text:list>
            <text:list-item>
              <text:p text:style-name="P993"><text:soft-page-break/><text:span text:style-name="T2497">INPUT</text:span><text:span text:style-name="T2431">:<text:tab/>contiene le regole di filtraggio da usare sui pacchetti in </text:span><text:span text:style-name="T2432">arrivo al</text:span><text:span text:style-name="T2431"> firewall </text:span><text:span text:style-name="T2432">(destinati all'utente locale). </text:span><text:span text:style-name="T2435">(quali pacchetti destinati a processi locali possono raggiungerli)</text:span></text:p>
            </text:list-item>
            <text:list-item>
              <text:p text:style-name="P1002"><text:span text:style-name="T2496">OUTPUT</text:span><text:span text:style-name="T2418">:<text:tab/>contiene le regole da usare sui pacchetti in uscita dal firewall (originati dall'host locale) </text:span><text:span text:style-name="T2436">(</text:span><text:span text:style-name="T2418">quali pacchetti generati da processi locali possono raggiungere la destinazione</text:span><text:span text:style-name="T2436">)</text:span></text:p>
            </text:list-item>
            <text:list-item>
              <text:p text:style-name="P1003"><text:span text:style-name="T2496">FORWARD</text:span><text:span text:style-name="T2418">:<text:tab/></text:span><text:span text:style-name="T2433">contiene le regole da usare sui pacchetti in transito nel firewall (inoltrati </text:span><text:span text:style-name="T2434">tr</text:span><text:span text:style-name="T2433">a interfacce diverse) </text:span><text:span text:style-name="T2435">(quali pacchetti destinati a destinazioni esterne possono passare)</text:span></text:p>
            </text:list-item>
            <text:list-item>
              <text:p text:style-name="P994"><text:span text:style-name="T2435">R</text:span><text:span text:style-name="T2438">egole della tabella </text:span><text:span text:style-name="T2437">FILTER:<text:tab/><text:tab/></text:span><text:span text:style-name="T2439">quando un pacchetto viene </text:span><text:span text:style-name="T2440">processato da una chain, </text:span><text:span text:style-name="T2441">è soggetto alle regole specificate in essa, </text:span><text:span text:style-name="T2514">secondo l'ordine di inserimento</text:span><text:span text:style-name="T2441">. </text:span><text:span text:style-name="T2442">Una regola può decidere se scartare (DROP), rifiutare esplicitamente (REJECT) o accettare (ACCEPT) </text:span><text:span text:style-name="T2443">un pacchetto in base a interfaccia coinvolta, IP source/dest, protocollo (TCP, UDP, ICMP), porta source/dst, tipo di messaggio ICMP. Se un pacchetto non soddisfa nessuna regola, viene applicata la regola di default, o </text:span><text:span text:style-name="T2498">policy</text:span><text:span text:style-name="T2443">, d</text:span><text:span text:style-name="T2444">i </text:span><text:span text:style-name="T2445">quel</text:span><text:span text:style-name="T2443">la chain. </text:span></text:p>
            </text:list-item>
            <text:list-item>
              <text:p text:style-name="P456">Opzioni per gestione della tabella FILTER:</text:p>
              <text:list>
                <text:list-item>
                  <text:p text:style-name="P995"><text:span text:style-name="T2356">iptables -L [-nv –line-num]<text:tab/><text:tab/></text:span><text:span text:style-name="T2447">per visualizzare le regole attualmente in uso </text:span><text:span text:style-name="T2448">da ogni chain della tabella filter. -</text:span><text:span text:style-name="T2454">n risultato numerico </text:span><text:span text:style-name="T2455">(non c'è reverse lookup del nome)</text:span><text:span text:style-name="T2454">, -v verboso</text:span></text:p>
                </text:list-item>
                <text:list-item>
                  <text:p text:style-name="P616"><text:span text:style-name="T2618">i</text:span><text:span text:style-name="T2604">ptables -L &lt;chain&gt;<text:tab/><text:tab/><text:tab/></text:span><text:span text:style-name="T2418">visualizza regole in uso da una chain specifica</text:span></text:p>
                </text:list-item>
                <text:list-item>
                  <text:p text:style-name="P616"><text:span text:style-name="T2604">iptables -P &lt;chain&gt; &lt;policy&gt;<text:tab/></text:span><text:span text:style-name="T2418">imposta la policy di default di una chain</text:span></text:p>
                </text:list-item>
                <text:list-item>
                  <text:p text:style-name="P617"><text:span text:style-name="T2604">iptables -A &lt;chain&gt; &lt;rule-specs&gt; -j &lt;policy&gt;<text:tab/></text:span><text:span text:style-name="T2418">aggiunge una regola </text:span><text:span text:style-name="T2513">in coda</text:span><text:span text:style-name="T2418"> ad una chain. </text:span></text:p>
                  <text:list>
                    <text:list-item>
                      <text:p text:style-name="P457">&lt;chain&gt;<text:tab/>è INPUT | OUTPUT | FORWARD | …</text:p>
                    </text:list-item>
                    <text:list-item>
                      <text:p text:style-name="P457">&lt;policy&gt;<text:tab/>è ACCEPT | DROP | REJECT | … (REJECT non è ammessa come policy di default)</text:p>
                      <text:list>
                        <text:list-item>
                          <text:p text:style-name="P459">policy <text:span text:style-name="T1399">LOG</text:span> indica al kernel di loggare i dettagli del pacchetto. Opzioni</text:p>
                          <text:list>
                            <text:list-item>
                              <text:p text:style-name="P459">--log-level &lt;priority&gt;<text:tab/><text:tab/>indica una priority</text:p>
                            </text:list-item>
                            <text:list-item>
                              <text:p text:style-name="P459">--log-prefix &lt;prefisso&gt;<text:tab/>indica un prefisso</text:p>
                            </text:list-item>
                            <text:list-item>
                              <text:p text:style-name="P459">--log-uid<text:tab/><text:tab/><text:span text:style-name="T2649">inserisce user-i???</text:span></text:p>
                            </text:list-item>
                          </text:list>
                        </text:list-item>
                        <text:list-item>
                          <text:p text:style-name="P460">ad ogni regola sono associati due contatori che vengono incrementati ogni volta che un pacchetto fa "match" (un contatore di pacchetti, uno di byte cumulativamente trasportati da essi). Una regola senza policy permette di conteggiare il traffico con alcune caratteristiche <text:span text:style-name="T2650">senza interferire con transito pacchetti</text:span></text:p>
                        </text:list-item>
                      </text:list>
                    </text:list-item>
                    <text:list-item>
                      <text:p text:style-name="P458">&lt;rule specs&gt; <text:tab/>specifica su quali pacchetti applicare la regola</text:p>
                    </text:list-item>
                  </text:list>
                </text:list-item>
                <text:list-item>
                  <text:p text:style-name="P996"><text:span text:style-name="T2354">iptables -I &lt;chain&gt; &lt;N&gt; &lt;rule specs&gt; -j &lt;policy&gt;<text:tab/><text:tab/></text:span><text:span text:style-name="T2450">inserisce regola </text:span><text:span text:style-name="T2515">in posizione N nella chain indicata</text:span></text:p>
                </text:list-item>
                <text:list-item>
                  <text:p text:style-name="P997"><text:span text:style-name="T2352">iptables -R &lt;chain&gt; &lt;N&gt; &lt;rule specs&gt; -j &lt;policy&gt; <text:tab/><text:tab/></text:span><text:span text:style-name="T2449">sostituisce r</text:span><text:span text:style-name="T2450">egola </text:span><text:span text:style-name="T2515">in posizione N nella chain indicata</text:span></text:p>
                </text:list-item>
                <text:list-item>
                  <text:p text:style-name="P998"><text:span text:style-name="T2352">iptables -</text:span><text:span text:style-name="T2353">D</text:span><text:span text:style-name="T2352"> &lt;chain&gt; &lt;N&gt;<text:tab/><text:tab/></text:span><text:span text:style-name="T2451">elimina la regola in posizione N </text:span><text:span text:style-name="T2452">di una chain</text:span></text:p>
                </text:list-item>
                <text:list-item>
                  <text:p text:style-name="P998"><text:soft-page-break/><text:span text:style-name="T2352">iptables -</text:span><text:span text:style-name="T2355">F</text:span><text:span text:style-name="T2352"> &lt;chain&gt;<text:tab/><text:tab/><text:tab/></text:span><text:span text:style-name="T2516">flush di tutte le regole</text:span><text:span text:style-name="T2453"> di una specifica chain, o omettendo&lt;chain&gt;, da tutte quante (</text:span><text:span text:style-name="T2516">non agisce su policy di default</text:span><text:span text:style-name="T2453">)</text:span></text:p>
                </text:list-item>
              </text:list>
            </text:list-item>
          </text:list>
        </text:list-item>
      </text:list>
      <text:list xml:id="list4184577565" text:style-name="L120">
        <text:list-item>
          <text:list>
            <text:list-item>
              <text:p text:style-name="P1004"><text:span text:style-name="T2453">S</text:span><text:span text:style-name="T2418">pecifica di regole &lt;rule specs&gt;</text:span></text:p>
              <text:list>
                <text:list-item>
                  <text:p text:style-name="P1004"><text:span text:style-name="T2496">-</text:span><text:span text:style-name="T2500">i</text:span><text:span text:style-name="T2456"> </text:span><text:span text:style-name="T2457">&lt;interface&gt; </text:span><text:span text:style-name="T2456">e </text:span><text:span text:style-name="T2500">-o</text:span><text:span text:style-name="T2456"> </text:span><text:span text:style-name="T2457">&lt;interface&gt;</text:span><text:span text:style-name="T2456"><text:tab/><text:tab/>specificano interfaccia di ingresso/uscita </text:span></text:p>
                </text:list-item>
                <text:list-item>
                  <text:p text:style-name="P1005"><text:span text:style-name="T2500">-</text:span><text:span text:style-name="T2501">s</text:span><text:span text:style-name="T2458"> &lt;address&gt;</text:span><text:span text:style-name="T2501">/</text:span><text:span text:style-name="T2458">&lt;netmask&gt; e </text:span><text:span text:style-name="T2501">-d</text:span><text:span text:style-name="T2458"> &lt;address&gt;</text:span><text:span text:style-name="T2501">/</text:span><text:span text:style-name="T2458">&lt;netmask&gt;<text:tab/>specificano IP (host o rete) di origine/destinazione </text:span><text:span text:style-name="T2459">(netmask può essere in formato decimale puntato o CIDR</text:span></text:p>
                </text:list-item>
                <text:list-item>
                  <text:p text:style-name="P1005"><text:span text:style-name="T2499">-p</text:span><text:span text:style-name="T2459"> &lt;tcp|udp|icmp|...&gt;<text:tab/><text:tab/>specifica il protocollo, /etc/protocols </text:span><text:span text:style-name="T2461">contiene lista supportati</text:span></text:p>
                </text:list-item>
                <text:list-item>
                  <text:p text:style-name="P1006"><text:span text:style-name="T2499">--</text:span><text:span text:style-name="T2502">sport</text:span><text:span text:style-name="T2460"> &lt;port&gt; e </text:span><text:span text:style-name="T2499">--</text:span><text:span text:style-name="T2502">dport</text:span><text:span text:style-name="T2460"> &lt;port&gt; specifica porta di origine/destinazione (/etc/services </text:span><text:span text:style-name="T2461">contiene </text:span><text:span text:style-name="T2460">elenco porte corrispondenti ai servizi)</text:span></text:p>
                </text:list-item>
                <text:list-item>
                  <text:p text:style-name="P895"><text:span text:style-name="T2505">--</text:span><text:span text:style-name="T2506">icmp-type </text:span><text:span text:style-name="T2462">&lt;typename&gt;<text:tab/>specifica tipo di messaggio ICMP (</text:span><text:span text:style-name="T2358">iptables -p icmp -h</text:span><text:span text:style-name="T2462"> mostra elenco tipi riconosciuti da IPTABLES)</text:span></text:p>
                </text:list-item>
                <text:list-item>
                  <text:p text:style-name="P895"><text:span text:style-name="T2506">--</text:span><text:span text:style-name="T2507">mac-source </text:span><text:span text:style-name="T2463">&lt;MAC_address&gt;<text:tab/></text:span><text:span text:style-name="T2464">specifica MAC di origine</text:span></text:p>
                </text:list-item>
                <text:list-item>
                  <text:p text:style-name="P895"><text:span text:style-name="T2508">! <text:tab/></text:span><text:span text:style-name="T2464">per negare un'opzione (es. </text:span><text:span text:style-name="T2317">! -s &lt;address&gt;</text:span><text:span text:style-name="T2359">/</text:span><text:span text:style-name="T2317">&lt;netmask&gt;)</text:span></text:p>
                </text:list-item>
                <text:list-item>
                  <text:p text:style-name="P895"><text:span text:style-name="T2359">-</text:span><text:span text:style-name="T2509">m state --state &lt;NEW|ESTABLISHED&gt;<text:tab/><text:tab/></text:span><text:span text:style-name="T2465">per specificare pacchetti di connessioni TCP o flussi UDP nuovi o già attivi </text:span><text:span text:style-name="T2466">(stateful packet filter). </text:span><text:span text:style-name="T2467">Stati </text:span><text:span text:style-name="T2468">di flusso/connessioni </text:span><text:span text:style-name="T2467">definiti da IPTABLES </text:span><text:span text:style-name="T2469">(conntrack)</text:span><text:span text:style-name="T2467">:</text:span></text:p>
                  <text:list>
                    <text:list-item>
                      <text:p text:style-name="P896"><text:span text:style-name="T2510">N</text:span><text:span text:style-name="T2504">EW:<text:tab/><text:tab/></text:span><text:span text:style-name="T2418">generato da un pacchetto appartenente a un flusso/connessione non presente nella tabella conntrack</text:span></text:p>
                    </text:list-item>
                    <text:list-item>
                      <text:p text:style-name="P897"><text:span text:style-name="T2504">ESTABLISHED:<text:tab/></text:span><text:span text:style-name="T2470">associato a flussi/connessioni dei quali sono stati già accettati </text:span><text:span text:style-name="T2471">pacchett</text:span><text:span text:style-name="T2494">i </text:span><text:span text:style-name="T2471">precedenti, in entrambe le direzioni</text:span></text:p>
                    </text:list-item>
                    <text:list-item>
                      <text:p text:style-name="P897"><text:span text:style-name="T2504">RELATED:<text:tab/></text:span><text:span text:style-name="T2472">associato a flussi/conness. Non <text:s/>ESTABLISHED ma che sono correlati con flussi/conness. ESTABLISHED (es. connessioni FTP control e FTP data)</text:span></text:p>
                    </text:list-item>
                    <text:list-item>
                      <text:p text:style-name="P897"><text:span text:style-name="T2504">INVALID:<text:tab/></text:span><text:span text:style-name="T2472">associato a pacchetti con stato non tracciabile</text:span></text:p>
                    </text:list-item>
                    <text:list-item>
                      <text:p text:style-name="P897"><text:span text:style-name="T2504">UNTRACKED:</text:span><text:span text:style-name="T2418"><text:tab/></text:span><text:span text:style-name="T2472">associato a pacchetti non soggetti alla modalità stateful (tabella </text:span><text:span text:style-name="T2511">raw)</text:span></text:p>
                    </text:list-item>
                    <text:list-item>
                      <text:p text:style-name="P618"><text:span text:style-name="T2604">conntrack -L<text:tab/><text:tab/></text:span><text:span text:style-name="T2418">comando per visualizzare stato di flussi/conness.</text:span></text:p>
                    </text:list-item>
                  </text:list>
                </text:list-item>
              </text:list>
            </text:list-item>
          </text:list>
        </text:list-item>
      </text:list>
      <text:list xml:id="list192426774656595" text:continue-list="list1485261071" text:style-name="L119">
        <text:list-item>
          <text:p text:style-name="P470"><text:span text:style-name="T1926">Tabella </text:span><text:span text:style-name="T1959">NAT:<text:tab/><text:tab/></text:span><text:span text:style-name="T1969">implementa </text:span><text:span text:style-name="T1970">le funzionalità di NAT in IPTABLES. </text:span><text:span text:style-name="T1971">Ha quattro chain predefinite</text:span></text:p>
          <text:list>
            <text:list-item>
              <text:p text:style-name="P471"><text:span text:style-name="T1959">PREROUTING</text:span><text:span text:style-name="T1926">:<text:tab/>contiene regole da usare prima dell'instradamento per sostituire indirizzo destinazione dei pacchetti (policy = Destination N</text:span><text:span text:style-name="T1972">AT</text:span><text:span text:style-name="T1926"> o </text:span><text:span text:style-name="T1959">DNAT</text:span><text:span text:style-name="T1926">)</text:span></text:p>
            </text:list-item>
            <text:list-item>
              <text:p text:style-name="P481"><text:span text:style-name="T1926">POSTROUTING:<text:tab/></text:span><text:span text:style-name="T1956">contiene regole da usare dopo l'instradamento </text:span><text:span text:style-name="T1957">per sostituire l'indirizzo di origine dei pacchetti (policy = Source NAT o </text:span><text:span text:style-name="T1972">SNAT</text:span><text:span text:style-name="T1957">)</text:span></text:p>
            </text:list-item>
            <text:list-item>
              <text:p text:style-name="P481"><text:span text:style-name="T1926">OUTPUT/INPUT:<text:tab/></text:span><text:span text:style-name="T1958">contiene regole da usare per sostituire l'indirizzo di pacchetti generati/ricevuti localmente </text:span></text:p>
              <text:p text:style-name="P482"><text:span text:style-name="T1958">L</text:span><text:span text:style-name="T1927">a policy </text:span><text:span text:style-name="T1926">ACCEPT</text:span><text:span text:style-name="T1927"> indica assenza di conversione, la policy </text:span><text:span text:style-name="T1926">MASQUERADE</text:span><text:span text:style-name="T1927"> indica conversione implicita dell'IP assegnato all'interfaccia di uscita</text:span></text:p>
            </text:list-item>
            <text:list-item>
              <text:p text:style-name="P999"><text:soft-page-break/><text:span text:style-name="T2446">Opzioni per gestione della tabella </text:span><text:span text:style-name="T2473">NAT</text:span><text:span text:style-name="T2446">:</text:span></text:p>
              <text:list>
                <text:list-item>
                  <text:p text:style-name="P619"><text:span text:style-name="T2627">i</text:span><text:span text:style-name="T2604">ptables -t nat -L [-nv --line-num]<text:tab/></text:span><text:span text:style-name="T2474">visualizzare regole attualmente in uso da ogni chain della tabella NAT</text:span></text:p>
                </text:list-item>
                <text:list-item>
                  <text:p text:style-name="P620"><text:span text:style-name="T2628">i</text:span><text:span text:style-name="T2604">ptables -t nat -L &lt;chain&gt;<text:tab/></text:span><text:span text:style-name="T2418">visualizza regole attualmente in uso da una chain specifica</text:span></text:p>
                </text:list-item>
                <text:list-item>
                  <text:p text:style-name="P621"><text:span text:style-name="T2628">i</text:span><text:span text:style-name="T2604">ptables -t nat -</text:span><text:span text:style-name="T2629">A&lt;chain&gt; &lt;rule-specs&gt; -j &lt;policy&gt;<text:tab/><text:tab/></text:span><text:span text:style-name="T2475">aggiunge regola in coda ad una chain</text:span></text:p>
                  <text:list>
                    <text:list-item>
                      <text:p text:style-name="P622"><text:span text:style-name="T2475">&lt;</text:span><text:span text:style-name="T2418">chain&gt; <text:tab/>è POSTROUTING | PREROUTING | OUTPUT | INPUT | …</text:span></text:p>
                    </text:list-item>
                    <text:list-item>
                      <text:p text:style-name="P622"><text:span text:style-name="T2418">&lt;policy&gt;<text:tab/>è </text:span><text:span text:style-name="T2476">ACCEPT | MASQUERADE | SNAT --to-source &lt;addr&gt; | DNAT --to-destination &lt;addr&gt; </text:span></text:p>
                      <text:list>
                        <text:list-item>
                          <text:p text:style-name="P1000"><text:span text:style-name="T2476">&lt;</text:span><text:span text:style-name="T2477">addr&gt;<text:tab/><text:tab/>è <text:s/>&lt;address</text:span><text:span text:style-name="T2478">&gt; | &lt;address&gt;:&lt;port&gt;</text:span></text:p>
                        </text:list-item>
                      </text:list>
                    </text:list-item>
                    <text:list-item>
                      <text:p text:style-name="P1007"><text:span text:style-name="T2478">&lt;</text:span><text:span text:style-name="T2418">rule specs&gt;<text:tab/><text:tab/>uguale a tabella FILTER</text:span></text:p>
                    </text:list-item>
                  </text:list>
                </text:list-item>
              </text:list>
            </text:list-item>
          </text:list>
        </text:list-item>
        <text:list-item>
          <text:p text:style-name="P1008"><text:span text:style-name="T2479">Case study (</text:span><text:span text:style-name="T2480">ESEMPIO</text:span><text:span text:style-name="T2479"> config firewall e NAT) </text:span></text:p>
          <text:list>
            <text:list-item>
              <text:p text:style-name="P1008"><text:span text:style-name="T2479">T</text:span><text:span text:style-name="T2487">utte le LAN aziendali che usano IP pubblici devono essere accessibili senza restrizioni da parte </text:span><text:span text:style-name="T2481">di connessioni provenienti da altre LAN aziendali. </text:span><text:span text:style-name="T2503">[1]</text:span></text:p>
            </text:list-item>
            <text:list-item>
              <text:p text:style-name="P1008"><text:span text:style-name="T2482">I server nella LAN 1 </text:span><text:span text:style-name="T2483">devono essere accessibili </text:span><text:span text:style-name="T2484">da parte di connessioni non provenienti da LAN aziendali, solo se </text:span><text:span text:style-name="T2485">dirette verso i servizi HTTP e HTTPS. </text:span><text:span text:style-name="T2503">[2]</text:span></text:p>
            </text:list-item>
            <text:list-item>
              <text:p text:style-name="P1008"><text:span text:style-name="T2486">Almeno un host della LAN 2 deve poter essere raggiungibile via SSH dalla LAN 3. </text:span><text:span text:style-name="T2503">[3]</text:span></text:p>
            </text:list-item>
            <text:list-item>
              <text:p text:style-name="P1016"><text:span text:style-name="T2486">L</text:span><text:span text:style-name="T2418">e altre LAN aziendali non devono essere accessibili </text:span><text:span text:style-name="T2488">da connessioni originate dall'esterno, </text:span><text:span text:style-name="T2489">ma tutti i loro host e </text:span><text:span text:style-name="T2490">server devono poter accedere all'esterno senza limitazioni. </text:span><text:span text:style-name="T2503">[4]</text:span></text:p>
              <text:list>
                <text:list-item>
                  <text:p text:style-name="P1017"><text:span text:style-name="T2490">L</text:span><text:span text:style-name="T2418">AN 1: </text:span><text:span text:style-name="T2491">config firewall</text:span></text:p>
                  <text:list>
                    <text:list-item>
                      <text:p text:style-name="P1019"><text:span text:style-name="T2605">iptables -P FORWARD DROP<text:tab/><text:tab/></text:span><text:span text:style-name="T2608">#policy di default</text:span></text:p>
                      <text:p text:style-name="P1022"><text:span text:style-name="T2605">iptables -A FORWARD -i eth0 -</text:span><text:span text:style-name="T2607">m state --state NEW -</text:span><text:span text:style-name="T2608">j ACCEPT </text:span><text:span text:style-name="T2609">#accetta </text:span><text:span text:style-name="T2617">pacchetti per </text:span><text:span text:style-name="T2609">nuove connessioni su eth0 </text:span><text:span text:style-name="T2503">[4]</text:span></text:p>
                      <text:p text:style-name="P1009"><text:span text:style-name="T2318">iptables -A FORWARD -i ppp1 -s 192.168.0.0/24 -</text:span><text:span text:style-name="T2319">m state --state NEW -</text:span><text:span text:style-name="T2318">j ACCEPT </text:span><text:span text:style-name="T2320">#accetta nuove connessioni su ppp1 </text:span><text:span text:style-name="T2324">provenienti </text:span><text:span text:style-name="T2320">da </text:span><text:span text:style-name="T2321">LAN2 </text:span><text:span text:style-name="T2503">[1]</text:span></text:p>
                      <text:p text:style-name="P1009"><text:span text:style-name="T2318">iptables -A FORWARD -i ppp</text:span><text:span text:style-name="T2321">0</text:span><text:span text:style-name="T2318"> -s 1</text:span><text:span text:style-name="T2321">55.108.131.0</text:span><text:span text:style-name="T2318">/24 -</text:span><text:span text:style-name="T2319">m state --state NEW -</text:span><text:span text:style-name="T2318">j ACCEPT </text:span><text:span text:style-name="T2320">#accetta nuove connessioni su ppp</text:span><text:span text:style-name="T2322">0</text:span><text:span text:style-name="T2320"> </text:span><text:span text:style-name="T2324">provenienti </text:span><text:span text:style-name="T2320">da </text:span><text:span text:style-name="T2321">LAN</text:span><text:span text:style-name="T2322">3 </text:span><text:span text:style-name="T2503">[1]</text:span></text:p>
                      <text:p text:style-name="P1010"><text:span text:style-name="T2318">iptables -A FORWARD -i ppp</text:span><text:span text:style-name="T2321">0</text:span><text:span text:style-name="T2318"> -</text:span><text:span text:style-name="T2323">d</text:span><text:span text:style-name="T2318"> </text:span><text:span text:style-name="T2323">87.15.12</text:span><text:span text:style-name="T2321">.0</text:span><text:span text:style-name="T2318">/24 -</text:span><text:span text:style-name="T2323">p tcp --dport 80 </text:span><text:span text:style-name="T2318">-</text:span><text:span text:style-name="T2319">m state --state NEW -</text:span><text:span text:style-name="T2318">j ACCEPT </text:span><text:span text:style-name="T2320">#accetta nuove connessioni su ppp</text:span><text:span text:style-name="T2322">0</text:span><text:span text:style-name="T2320"> </text:span><text:span text:style-name="T2325">verso </text:span><text:span text:style-name="T2326">i server </text:span><text:span text:style-name="T2329">(dest LAN 1)</text:span><text:span text:style-name="T2326">, </text:span><text:span text:style-name="T2327">a patto che siano prot TCP verso porta 80 (servizio HTTP) </text:span><text:span text:style-name="T2357">[2]</text:span></text:p>
                      <text:p text:style-name="P1011"><text:span text:style-name="T2318">iptables -A FORWARD -i ppp</text:span><text:span text:style-name="T2321">0</text:span><text:span text:style-name="T2318"> -</text:span><text:span text:style-name="T2323">d</text:span><text:span text:style-name="T2318"> </text:span><text:span text:style-name="T2323">87.15.12</text:span><text:span text:style-name="T2321">.0</text:span><text:span text:style-name="T2318">/24 -</text:span><text:span text:style-name="T2323">p tcp --dport </text:span><text:span text:style-name="T2327">443</text:span><text:span text:style-name="T2323"> </text:span><text:span text:style-name="T2318">-</text:span><text:span text:style-name="T2319">m state --state NEW -</text:span><text:span text:style-name="T2318">j ACCEPT </text:span><text:span text:style-name="T2320">#accetta nuove connessioni su ppp</text:span><text:span text:style-name="T2322">0</text:span><text:span text:style-name="T2320"> </text:span><text:span text:style-name="T2325">verso </text:span><text:span text:style-name="T2326">i server </text:span><text:span text:style-name="T2329">(dest LAN1)</text:span><text:span text:style-name="T2326">, </text:span><text:span text:style-name="T2327">a patto che siano prot TCP verso porta </text:span><text:span text:style-name="T2328">443</text:span><text:span text:style-name="T2327"> (servizio HTTP</text:span><text:span text:style-name="T2328">S</text:span><text:span text:style-name="T2327">) </text:span><text:span text:style-name="T2357">[2]</text:span></text:p>
                      <text:p text:style-name="P1012"><text:span text:style-name="T2327">iptables -</text:span><text:span text:style-name="T2330">I</text:span><text:span text:style-name="T2327"> FORWARD </text:span><text:span text:style-name="T2330">1 </text:span><text:span text:style-name="T2327">-</text:span><text:span text:style-name="T2319">m state --state </text:span><text:span text:style-name="T2330">ESTABLISHED</text:span><text:span text:style-name="T2319"> -</text:span><text:span text:style-name="T2318">j ACCEPT </text:span><text:span text:style-name="T2320">#accetta </text:span><text:span text:style-name="T2330">pacchetti di c</text:span><text:span text:style-name="T2320">onnessioni </text:span><text:span text:style-name="T2330">già stabilite</text:span><text:span text:style-name="T2320">, </text:span><text:span text:style-name="T2330">pone regola in posizione 1</text:span></text:p>
                    </text:list-item>
                  </text:list>
                </text:list-item>
                <text:list-item>
                  <text:p text:style-name="P1017"><text:span text:style-name="T2418">LAN 2: </text:span><text:span text:style-name="T2492">config firewall e NAT</text:span></text:p>
                  <text:list>
                    <text:list-item>
                      <text:p text:style-name="P1020"><text:span text:style-name="T2611">iptables -P FORWARD DROP<text:tab/><text:tab/></text:span><text:span text:style-name="T2608">#policy di default</text:span></text:p>
                      <text:p text:style-name="P1022"><text:span text:style-name="T2608">iptables -A FORWARD -i eth0 -</text:span><text:span text:style-name="T2607">m state --state NEW -</text:span><text:span text:style-name="T2608">j ACCEPT </text:span><text:span text:style-name="T2609">#accetta nuove connessioni su eth0 </text:span><text:span text:style-name="T2503">[4]</text:span></text:p>
                      <text:p text:style-name="P1009"><text:span text:style-name="T2318">iptables -A FORWARD -i ppp1 -s </text:span><text:span text:style-name="T2331">87.15.12</text:span><text:span text:style-name="T2318">.0/24 -</text:span><text:span text:style-name="T2319">m state --state NEW -</text:span><text:span text:style-name="T2318">j ACCEPT </text:span><text:span text:style-name="T2320">#accetta nuove connessioni su ppp1 </text:span><text:span text:style-name="T2324">provenienti </text:span><text:span text:style-name="T2320">da </text:span><text:span text:style-name="T2321">LAN</text:span><text:span text:style-name="T2332">1 </text:span><text:span text:style-name="T2503">[1]</text:span></text:p>
                      <text:p text:style-name="P1009"><text:span text:style-name="T2318">iptables -A FORWARD -i ppp</text:span><text:span text:style-name="T2321">0</text:span><text:span text:style-name="T2318"> -s 1</text:span><text:span text:style-name="T2321">55.108.131.0</text:span><text:span text:style-name="T2318">/24 -</text:span><text:span text:style-name="T2319">m state --state NEW -</text:span><text:span text:style-name="T2318">j ACCEPT </text:span><text:span text:style-name="T2320">#accetta su ppp</text:span><text:span text:style-name="T2322">0</text:span><text:span text:style-name="T2320"> </text:span><text:span text:style-name="T2350">pacchetti per </text:span><text:span text:style-name="T2320">nuove connessioni </text:span><text:span text:style-name="T2324">provenienti </text:span><text:span text:style-name="T2320">da </text:span><text:span text:style-name="T2321">LAN</text:span><text:span text:style-name="T2322">3 </text:span><text:span text:style-name="T2503">[1]</text:span></text:p>
                      <text:p text:style-name="P1013"><text:soft-page-break/><text:span text:style-name="T2327">iptables -</text:span><text:span text:style-name="T2330">I</text:span><text:span text:style-name="T2327"> FORWARD </text:span><text:span text:style-name="T2330">1 </text:span><text:span text:style-name="T2327">-</text:span><text:span text:style-name="T2319">m state --state </text:span><text:span text:style-name="T2330">ESTABLISHED</text:span><text:span text:style-name="T2319"> -</text:span><text:span text:style-name="T2318">j ACCEPT </text:span><text:span text:style-name="T2320">#accetta </text:span><text:span text:style-name="T2330">pacchetti di c</text:span><text:span text:style-name="T2320">onnessioni </text:span><text:span text:style-name="T2330">già stabilite</text:span><text:span text:style-name="T2320">, </text:span><text:span text:style-name="T2330">pone regola in posizione 1</text:span></text:p>
                      <text:p text:style-name="P1018"><text:span text:style-name="T2330">i</text:span><text:span text:style-name="T2310">ptables -t nat -A POSTROUTING -</text:span><text:span text:style-name="T2333">s 192.168.0.0/24 -o ppp0 -j SNAT --to-source 87.4.8.21 </text:span><text:span text:style-name="T2334"># </text:span><text:span text:style-name="T2335">sostituisce indirizzo di provenienza dei pacchetti </text:span><text:span text:style-name="T2336">(originati in LAN2) </text:span><text:span text:style-name="T2335">in uscita su ppp0 con "87.4.8.21" </text:span><text:span text:style-name="T2503">[3]</text:span></text:p>
                      <text:p text:style-name="P1014"><text:span text:style-name="T2330">i</text:span><text:span text:style-name="T2335">ptables -t nat -A P</text:span><text:span text:style-name="T2337">RE</text:span><text:span text:style-name="T2335">ROUTING </text:span><text:span text:style-name="T2333">-</text:span><text:span text:style-name="T2338">i</text:span><text:span text:style-name="T2333"> ppp</text:span><text:span text:style-name="T2344">0</text:span><text:span text:style-name="T2338"> -</text:span><text:span text:style-name="T2339">d 87.4.8.21 -p tcp --dport 2222 </text:span><text:span text:style-name="T2333">-j </text:span><text:span text:style-name="T2339">D</text:span><text:span text:style-name="T2333">NAT --to-</text:span><text:span text:style-name="T2340">destination</text:span><text:span text:style-name="T2333"> </text:span><text:span text:style-name="T2341">192.168.0.1:22 </text:span><text:span text:style-name="T2334"># </text:span><text:span text:style-name="T2335">sostituisce indirizzo di </text:span><text:span text:style-name="T2342">destinazione</text:span><text:span text:style-name="T2335"> dei pacchetti in </text:span><text:span text:style-name="T2343">ingresso</text:span><text:span text:style-name="T2335"> su ppp</text:span><text:span text:style-name="T2344">0</text:span><text:span text:style-name="T2335"> </text:span><text:span text:style-name="T2336">(</text:span><text:span text:style-name="T2343">destinati a "87.4.8.21"</text:span><text:span text:style-name="T2336">), </text:span><text:span text:style-name="T2345">se hanno prot. TCP e porta 2222, </text:span><text:span text:style-name="T2335">con "</text:span><text:span text:style-name="T2346">192.168.0.1:22</text:span><text:span text:style-name="T2335">" </text:span><text:span text:style-name="T2346">(servizio SSH su host 192.168.0.1) </text:span><text:span text:style-name="T2503">[3]</text:span></text:p>
                    </text:list-item>
                  </text:list>
                </text:list-item>
                <text:list-item>
                  <text:p text:style-name="P1017"><text:span text:style-name="T2418">LAN 3: </text:span><text:span text:style-name="T2493">config firewall</text:span></text:p>
                  <text:list>
                    <text:list-item>
                      <text:p text:style-name="P1021"><text:span text:style-name="T2611">iptables -P FORWARD DROP<text:tab/><text:tab/></text:span><text:span text:style-name="T2608">#policy di default</text:span></text:p>
                      <text:p text:style-name="P1023"><text:span text:style-name="T2608">iptables -A FORWARD -i eth0 -</text:span><text:span text:style-name="T2607">m state --state NEW -</text:span><text:span text:style-name="T2608">j ACCEPT </text:span><text:span text:style-name="T2609">#accetta nuove connessioni su eth0 </text:span><text:span text:style-name="T2503">[4]</text:span></text:p>
                      <text:p text:style-name="P1024"><text:span text:style-name="T2608">iptables -A FORWARD -i ppp</text:span><text:span text:style-name="T2615">0</text:span><text:span text:style-name="T2608"> -s </text:span><text:span text:style-name="T2613">87.15.12</text:span><text:span text:style-name="T2608">.0/24 -</text:span><text:span text:style-name="T2607">m state --state NEW -</text:span><text:span text:style-name="T2608">j ACCEPT </text:span><text:span text:style-name="T2609">#accetta nuove connessioni su ppp</text:span><text:span text:style-name="T2616">0</text:span><text:span text:style-name="T2609"> </text:span><text:span text:style-name="T2612">provenienti </text:span><text:span text:style-name="T2609">da </text:span><text:span text:style-name="T2610">LAN</text:span><text:span text:style-name="T2614">1 </text:span><text:span text:style-name="T2503">[1]</text:span></text:p>
                      <text:p text:style-name="P1015"><text:span text:style-name="T2318">iptables -A FORWARD -i ppp</text:span><text:span text:style-name="T2347">0</text:span><text:span text:style-name="T2318"> -s </text:span><text:span text:style-name="T2331">87.</text:span><text:span text:style-name="T2348">4</text:span><text:span text:style-name="T2331">.</text:span><text:span text:style-name="T2348">8</text:span><text:span text:style-name="T2318">.</text:span><text:span text:style-name="T2348">21 </text:span><text:span text:style-name="T2318">-</text:span><text:span text:style-name="T2319">m state --state NEW -</text:span><text:span text:style-name="T2318">j ACCEPT </text:span><text:span text:style-name="T2320">#accetta nuove connessioni su ppp</text:span><text:span text:style-name="T2348">0</text:span><text:span text:style-name="T2320"> </text:span><text:span text:style-name="T2324">provenienti </text:span><text:span text:style-name="T2320">da </text:span><text:span text:style-name="T2349">"87.4.8.21" </text:span><text:span text:style-name="T2503">[3]</text:span></text:p>
                      <text:p text:style-name="P1001"><text:span text:style-name="T2598">iptables -</text:span><text:span text:style-name="T2599">I</text:span><text:span text:style-name="T2598"> FORWARD </text:span><text:span text:style-name="T2599">1 </text:span><text:span text:style-name="T2598">-</text:span><text:span text:style-name="T2600">m state --state </text:span><text:span text:style-name="T2599">ESTABLISHED</text:span><text:span text:style-name="T2600"> -</text:span><text:span text:style-name="T2601">j ACCEPT </text:span><text:span text:style-name="T2602">#accetta </text:span><text:span text:style-name="T2599">pacchetti di c</text:span><text:span text:style-name="T2602">onnessioni </text:span><text:span text:style-name="T2599">già stabilite</text:span><text:span text:style-name="T2602">, </text:span><text:span text:style-name="T2599">pone regola in posizione 1</text:span><text:span text:style-name="T2597"><text:tab/></text:span><text:span text:style-name="T2479"><text:tab/></text:span></text:p>
                    </text:list-item>
                  </text:list>
                </text:list-item>
              </text:list>
            </text:list-item>
          </text:list>
        </text:list-item>
      </text:list>
      <text:h text:style-name="P384" text:outline-level="2">SNMP</text:h>
      <text:p text:style-name="P269"><text:span text:style-name="T2133">La gestione di apparati in rete è problematica in quanto ognuno di questi dispone, </text:span><text:span text:style-name="T2134">per c</text:span><text:span text:style-name="T2133">onfigurazione e monitoraggio, di strumenti proprietari, quindi </text:span><text:span text:style-name="T2135">c'è </text:span><text:span text:style-name="T2133">necessità di interfacciarsi con linguaggi diversi a seconda che </text:span><text:span text:style-name="T2136">si voglia</text:span><text:span text:style-name="T2133"> gestire </text:span><text:span text:style-name="T2137">ad esempio </text:span><text:span text:style-name="T2133">computer di SO diversi, apparati di rete di produttori diversi. </text:span><text:span text:style-name="T2139">Per la configurazion</text:span><text:span text:style-name="T2141">e</text:span><text:span text:style-name="T2139"> persistente, i tool sono inevitabili (anch</text:span><text:span text:style-name="T2140">e </text:span><text:span text:style-name="T2139">se o</text:span><text:span text:style-name="T2138">ggi il mondo del software-defined network fa sì che si usino apparecchi generici per la costruzione delle reti, e le regole vengono decise da un control plane (a livello più alto); facendo sì che </text:span><text:span text:style-name="T2142">c</text:span><text:span text:style-name="T2138">i siano protocolli standard</text:span><text:span text:style-name="T2139">) </text:span><text:span text:style-name="T2143">ma per il monitoraggio di base sono un ostacolo all'automazione (</text:span><text:span text:style-name="T2144">infatti </text:span><text:span text:style-name="T2143">spesso si ricorre al wrapping degli strumenti proprietari per avere un unico linguaggio per interfacciarsi con vari di questi</text:span><text:span text:style-name="T2144">). </text:span><text:span text:style-name="T2145">Ci sono inoltre svantaggi di sicurezza nei protocolli di accesso generici (es. TELNET offre canale non sicuro, shell interattiva lascia disponibili troppe funzionalità). </text:span><text:span text:style-name="T2146">La risposta a questi problemi è </text:span><text:span text:style-name="T2132">SNMP </text:span><text:span text:style-name="T2148">(Simple Network Management Protocol)</text:span><text:span text:style-name="T2132">, </text:span><text:span text:style-name="T2147">s</text:span><text:span text:style-name="T2132">tandard molto diffuso per sorvegliare grande quantità di macchine con approccio centralizzato, invece di usare comandi locali. </text:span><text:span text:style-name="T2149">Si desiderava u</text:span><text:span text:style-name="T2132">n protocollo che di mestiere facesse solo il management degli apparati connessi in rete: </text:span><text:span text:style-name="T2149">"S</text:span>imple<text:span text:style-name="T2149">"</text:span> perché basilare, con due scopi: </text:p>
      <text:list xml:id="list1324581536" text:style-name="L121">
        <text:list-item>
          <text:p text:style-name="P1025"><text:span text:style-name="T2149">E</text:span>ssere meno invasivo possibile, aspetto di sicurezza: certe cose non si possono fare quindi certi errori non si possono fare, anche volendo</text:p>
        </text:list-item>
        <text:list-item>
          <text:p text:style-name="P1025"><text:span text:style-name="T2149">C</text:span>osti: ogni genere di apparato di rete (telecamere, stampanti...) oggi disponibile a basso costo, quindi senza un microprocessore con SO. La semplicità deve consentire di scrivere firmware sui microcontrollori senza aumentare i costi di produzione.</text:p>
        </text:list-item>
      </text:list>
      <text:p text:style-name="P270"><text:span text:style-name="T2155">SNMP s</text:span>tandardizza:</text:p>
      <text:list xml:id="list3196729722" text:style-name="L122">
        <text:list-item>
          <text:p text:style-name="P1026"><text:span text:style-name="T2150">il modello dei dati, per cui qualunque proprietà di rete mi interessi identificare, viene rappresentata come oggetto. </text:span><text:span text:style-name="T2151">Es.</text:span><text:span text:style-name="T2150"> posizione di un'apparato: potrebbe essere utile sapere dove si trova fisicamente, se arriva un notifica in ufficio che apparato sta andando a fuoc</text:span><text:span text:style-name="T2152">o. </text:span></text:p>
          <text:list>
            <text:list-item>
              <text:p text:style-name="P1026"><text:span text:style-name="T2152">L</text:span><text:span text:style-name="T2150">a proprietà ha ricevuto nome univoco (1.3.6.</text:span><text:span text:style-name="T2153">1.2.1.1.6</text:span><text:span text:style-name="T2150">) e ha ricevuto una sintassi standard </text:span><text:span text:style-name="T2154">(stringa di non più di 255 caratteri). </text:span><text:span text:style-name="T2155">S</text:span><text:span text:style-name="T2150">inta</text:span><text:span text:style-name="T2155">ss</text:span><text:span text:style-name="T2150">i e nome univoco p</text:span><text:span text:style-name="T2156">ossono </text:span><text:span text:style-name="T2150">essere lett</text:span><text:span text:style-name="T2157">i </text:span><text:span text:style-name="T2150">online, la definizione formale è parte della dotazione di SNMP.</text:span></text:p>
            </text:list-item>
          </text:list>
        </text:list-item>
        <text:list-item>
          <text:p text:style-name="P1027"><text:soft-page-break/>Il modello di interazione: questi dati dove stanno?<text:tab/><text:tab/>Sull'apparato; <text:span text:style-name="T2158">questi dati chi li usa?<text:tab/><text:tab/>il gestore, che sta nel suo ufficio e controlla centinaia di apparati. </text:span><text:span text:style-name="T2159">C</text:span><text:span text:style-name="T2158">i vuole </text:span><text:span text:style-name="T2159">un</text:span><text:span text:style-name="T2158"> protocollo per recuperare queste informazioni, </text:span><text:span text:style-name="T2159">ed SNMP ne offre </text:span><text:span text:style-name="T2158">un</text:span><text:span text:style-name="T2159">o </text:span><text:span text:style-name="T2158">applicativo veicolato su UDP che gestisce la comunicazione tra </text:span><text:span text:style-name="T2160">dispositivi ed entità che li gestisce</text:span></text:p>
        </text:list-item>
      </text:list>
      <text:h text:style-name="P415" text:outline-level="3">Modello dei dati: OID e MIB</text:h>
      <text:p text:style-name="P271"><text:span text:style-name="T2161">Alla base di SNMP è un modello generico per inquadrare qualsiasi oggetto concreto, proprietà di un oggetto, o concetto astratto: ognuno di questi è identificato univocamente da un OID (Object I</text:span><text:span text:style-name="T2164">D</text:span><text:span text:style-name="T2161">entifier). </text:span><text:span text:style-name="T2162">Il modello è stato concepito dal</text:span><text:span text:style-name="T2161">l'ITU, </text:span><text:span text:style-name="T2162">con</text:span><text:span text:style-name="T2161"> l'obiettivo </text:span><text:span text:style-name="T2163">di</text:span><text:span text:style-name="T2161"> fare una tassonomia di qualsiasi proprietà/oggetto che fa parte del mondo delle telecomunicazioni. </text:span><text:span text:style-name="T2165">La gerarchia parte da un radice anonima ("."), </text:span><text:span text:style-name="T2166">da cui discendono tre archi (</text:span><text:span text:style-name="T2167">0 ITU-T, 1 ISO, 2 joint-iso-itu-t</text:span><text:span text:style-name="T2166">). </text:span><text:span text:style-name="T2168">D</text:span><text:span text:style-name="T2161">alla radice alla foglia, </text:span><text:span text:style-name="T2168">si ha </text:span><text:span text:style-name="T2161">sequenza di numeri che porta all'oggetto: </text:span><text:span text:style-name="T2169">ogni nodo ha id numerico e simbolico (es. </text:span><text:span text:style-name="T1107">1</text:span><text:span text:style-name="T2169">.3.6.1 == iso.identified-organization.dod.internet). </text:span><text:span text:style-name="T2170">La </text:span><text:span text:style-name="T2169">sequenza dei numeri è propriamente </text:span><text:span text:style-name="T2170">la</text:span><text:span text:style-name="T2169"> tassonomia delle proprietà </text:span><text:span text:style-name="T2171">e non ne individua un valore </text:span><text:span text:style-name="T2169">(qualsiasi, colore di tubo per gas pericoloso, numero di bulloni passati da settore produzione…): </text:span>quando dico 1.3.6.xxx non sto dicendo che conto quanti pacchetti passano, sto dando un nome alla proprietà di quanti pacchetti passano.</text:p>
      <text:p text:style-name="P272"><text:span text:style-name="T2172">SNMP</text:span> è sotto internet, che a sua volta è sotto dod (department of defence) essendo questo stato il principale finanziatore di internet:<text:tab/> <text:span text:style-name="T2169">iso.identified-organization.dod.internet...</text:span></text:p>
      <text:p text:style-name="P271">...internet.mgmt.mib.system.syslocatio<text:span text:style-name="T2173">n<text:tab/></text:span>quindi 1.3.6.1.2.1.1.6<text:tab/>è il nome dato all'oggetto "posizione dell'apparato", <text:span text:style-name="T2173">e </text:span>la descrizione d<text:span text:style-name="T2174">i questo </text:span>oggetto contiene la sintassi <text:span text:style-name="T2175">della proprietà</text:span>, <text:span text:style-name="T2175">oltre al</text:span>lo stato… <text:span text:style-name="T2176">S</text:span>tesso discorso per ogni proprietà che mi interessi codificare. </text:p>
      <text:p text:style-name="P273">Viene detto MIB (Managed Information Base), <text:span text:style-name="T2178">la collezione degli oggetti gestiti </text:span><text:span text:style-name="T2179">da un apparato o da un sistema di monitoraggio. E' la collezione degli oggetti che voglio avere a disposizione per descrivere le proprietà di un dispositivo: </text:span></text:p>
      <text:list xml:id="list735256930" text:style-name="L123">
        <text:list-item>
          <text:p text:style-name="P1028"><text:span text:style-name="T2177">da un lato è una collezione teorica (</text:span><text:span text:style-name="T2180">es.</text:span><text:span text:style-name="T2177"> dizionario, </text:span><text:span text:style-name="T2180">che contiene "tutte" le parole</text:span><text:span text:style-name="T2177">) che mi dice come sono identificati (con stringa </text:span><text:span text:style-name="T2181">di </text:span><text:span text:style-name="T2177">numeri) e definiti (con </text:span><text:span text:style-name="T2182">la lo</text:span><text:span text:style-name="T2183">ro </text:span><text:span text:style-name="T2177">sintassi) anche tutti gli oggetti del mondo </text:span><text:span text:style-name="T2184">(</text:span><text:span text:style-name="T2177">il MIB globale contiene identificazione e definizione di tutte le proprietà </text:span><text:span text:style-name="T2184">possibili</text:span><text:span text:style-name="T2177">!</text:span><text:span text:style-name="T2184">); </text:span><text:span text:style-name="T2187">quindi </text:span><text:span text:style-name="T2188">descrizione dell'intero albero globale degli OID;</text:span></text:p>
        </text:list-item>
        <text:list-item>
          <text:p text:style-name="P1029"><text:span text:style-name="T2177">dall'altro lato, comprato un apparato, mi chiedo qual è il MIB che descrive proprietà di quell'apparato: sarà un sottoalbero di quello globale, fatto di pezzetti di quello globale. </text:span><text:span text:style-name="T2185">L</text:span><text:span text:style-name="T2177">e proprietà </text:span><text:span text:style-name="T2185">dell'apparato </text:span><text:span text:style-name="T2177">potrebbero anche non essere </text:span><text:span text:style-name="T2185">direttamente nel MIB, perché </text:span><text:span text:style-name="T2177">potrebbero essere generate dinamicamente: nel MIB globale ci sarà scritto </text:span><text:span text:style-name="T2185">allora </text:span><text:span text:style-name="T2177">che c'è una tabella con i dati. </text:span><text:span text:style-name="T2186">Q</text:span><text:span text:style-name="T2177">uando vado a </text:span><text:span text:style-name="T2189">controllare contenuto</text:span><text:span text:style-name="T2177"> MIB del mio dispositivo, mi accorgo che ci saranno più proprietà di quelle prevedibili: nel MIB ci sono le colonne definibili, ma non le righe possibili! </text:span></text:p>
        </text:list-item>
      </text:list>
      <text:p text:style-name="P274"><text:span text:style-name="T2190">In sostanza un MIB è un catalogo che associa ad ogni oggetto un OID, una sintassi (tipo di dato) <text:s/>una codifica (de</text:span><text:span text:style-name="T2193">scriv</text:span><text:span text:style-name="T2190">e la rappresentazione materiale, per rendere possibil</text:span><text:span text:style-name="T2191">e </text:span><text:span text:style-name="T2192">la comunicazione tra architetture diverse); </text:span><text:span text:style-name="T2197">e formalmente usa linguaggio SMIv2, sottoinsieme di ASN.1</text:span></text:p>
      <text:p text:style-name="P275"><text:span text:style-name="T2194">T</text:span><text:span text:style-name="T2192">utte le volte che viene fuori un apparato, questo mi metterà a disposizione le sue proprietà attraverso SNMP, mediante un sottoinsieme di MIB, </text:span><text:span text:style-name="T2194">consultabile online</text:span><text:span text:style-name="T2192">. </text:span><text:span text:style-name="T2194">A</text:span>ltro caso <text:span text:style-name="T2195">è quello</text:span> in cui è il venditore a dover dare info<text:span text:style-name="T2194">rmazioni</text:span> (<text:span text:style-name="T2195">che </text:span>non si troveranno sul sito globale): esistono aziende private che hanno comprato un sottoalbero, in cui possono fare cosa vogliono senza chiedere all'ISO. <text:span text:style-name="T2196">E</text:span>s. venditore di telecamere IP si inventa nuovo modo di commutare tra visione diurna/notturna; la proprietà che permette di interrogare la telecamera per sapere quale mode sta <text:soft-page-break/>usando sarà codificata e interrogabile via SNMP, ma il modo in cui interrogarla dovrà esserci detto dal venditore, non sarà sul sito globale delle proprietà. <text:span text:style-name="T2198">Il modulo MIB relativo a un certo set di informazioni deve essere noto a chi vuole interrogare il dispositivo, </text:span><text:span text:style-name="T2199">per sapere quali informazioni sono disponibili e come interpretarle. </text:span></text:p>
      <text:p text:style-name="P276">Le due sintassi dati supportate sono SMIv1 e <text:span text:style-name="T1802">v2</text:span>, quest'ultima aggiunge alcune migliorie (sottolineate):</text:p>
      <text:list xml:id="list522254421" text:style-name="L124">
        <text:list-item>
          <text:p text:style-name="P1031">Tipi di dato semplici:</text:p>
          <text:list>
            <text:list-item>
              <text:p text:style-name="P1032">interi a 32 bit con segno</text:p>
            </text:list-item>
            <text:list-item>
              <text:p text:style-name="P1032">stringhe di byte (lunghezza max. 65535)</text:p>
            </text:list-item>
            <text:list-item>
              <text:p text:style-name="P1032">OID</text:p>
            </text:list-item>
          </text:list>
        </text:list-item>
        <text:list-item>
          <text:p text:style-name="P1030"><text:span text:style-name="T2200">Tipi di dato </text:span><text:span text:style-name="T2201">application-wide</text:span><text:span text:style-name="T2200">:</text:span></text:p>
          <text:list>
            <text:list-item>
              <text:p text:style-name="P1033">network addresses: come IPv4, <text:span text:style-name="T1807">come generiche stringhe di byte (anche IPv6, in v2)</text:span></text:p>
            </text:list-item>
            <text:list-item>
              <text:p text:style-name="P1034"><text:span text:style-name="T700">counters: interi a 32/</text:span><text:span text:style-name="T922">64</text:span><text:span text:style-name="T700"> bit positivi e crescenti (a differenza degli interi possono solo salire), rollover a zero</text:span></text:p>
            </text:list-item>
            <text:list-item>
              <text:p text:style-name="P579">gauges: interi non negativi con limiti minimo e massimo</text:p>
            </text:list-item>
            <text:list-item>
              <text:p text:style-name="P580">time ticks: centesimi di secondo trascorsi da un dato evento</text:p>
            </text:list-item>
            <text:list-item>
              <text:p text:style-name="P580">opaques: stringhe arbitrarie senza controllo di sintassi</text:p>
            </text:list-item>
            <text:list-item>
              <text:p text:style-name="P1035"><text:span text:style-name="T161">integers e unsigned integers: ridefiniscono gli interi per aver</text:span><text:span text:style-name="T503">e precisione arbitraria</text:span></text:p>
            </text:list-item>
            <text:list-item>
              <text:p text:style-name="P1040"><text:span text:style-name="T503">b</text:span><text:span text:style-name="T161">it strings: stringhe di bit singolarmente identificati</text:span></text:p>
            </text:list-item>
          </text:list>
        </text:list-item>
      </text:list>
      <text:p text:style-name="P277"><text:span text:style-name="T161">Le uniche strutture dati supportate sono scalari e tabelle (array bidimensionali). </text:span><text:span text:style-name="T504">Avremo 3 varianti sintattiche dell'OID: </text:span></text:p>
      <text:list xml:id="list500084739" text:style-name="L125">
        <text:list-item>
          <text:p text:style-name="P1041"><text:span text:style-name="T754">l'OID rappresenta in astratto la proprietà </text:span><text:span text:style-name="T755">(nodo dell'albero)</text:span><text:span text:style-name="T754">: </text:span><text:span text:style-name="T756">es. </text:span><text:span text:style-name="T754">quando dico (1.3.6.1.2.1.1.5) sto intendendo la proprietà </text:span><text:span text:style-name="T759">"nome dell'host"</text:span></text:p>
        </text:list-item>
        <text:list-item>
          <text:p text:style-name="P1041"><text:span text:style-name="T760">caso scalare: </text:span><text:span text:style-name="T754">alla proprietà è associato un valore </text:span><text:span text:style-name="T760">scalare </text:span><text:span text:style-name="T754">(per questo computer qui, qual è valore associ</text:span><text:span text:style-name="T757">a</text:span><text:span text:style-name="T754">to a 1.3.6.1.2.1.1.5 ?) </text:span><text:span text:style-name="T758">P</text:span><text:span text:style-name="T754">e</text:span><text:span text:style-name="T758">r</text:span><text:span text:style-name="T754"> esprimere il concetto di VALORE della proprietà </text:span><text:span text:style-name="T760">s</text:span><text:span text:style-name="T754">i aggiunge zero all'identificativo: quindi per interrogare </text:span><text:span text:style-name="T760">il </text:span><text:span text:style-name="T754">dispositivo, si scrive "nome proprietà.0", </text:span><text:span text:style-name="T761">che sarà OID per letture/scritture </text:span><text:span text:style-name="T762">dispositivo</text:span></text:p>
        </text:list-item>
        <text:list-item>
          <text:p text:style-name="P1042"><text:span text:style-name="T763">caso tabella: alla </text:span><text:span text:style-name="T760">proprietà è </text:span><text:span text:style-name="T763">associata </text:span><text:span text:style-name="T760">una tabella, </text:span><text:span text:style-name="T763">per indicarne un valore </text:span><text:span text:style-name="T754">si aggiunge </text:span><text:span text:style-name="T1355">.colonna.riga</text:span><text:span text:style-name="T754"> per leggere valore di una cella. </text:span><text:span text:style-name="T763">E</text:span><text:span text:style-name="T764">s.</text:span><text:span text:style-name="T754"> se voglio sapere la terza proprietà della seconda interfaccia di rete (terza colonna, seconda riga) scrivo "nome proprietà.</text:span><text:span text:style-name="T765">3.2</text:span><text:span text:style-name="T754">" - </text:span><text:span text:style-name="T761">che sarà OID per letture/scritture </text:span><text:span text:style-name="T762">dispositivo,</text:span><text:span text:style-name="T754"> </text:span><text:span text:style-name="T766">(</text:span><text:span text:style-name="T754">non potremo mai leggere una tabella intera e farcela restituire, dovremo sempre ottenere uno scalare</text:span><text:span text:style-name="T766">)</text:span></text:p>
        </text:list-item>
      </text:list>
      <text:p text:style-name="P278"><text:span text:style-name="T766">M</text:span><text:span text:style-name="T700">IB notevoli sono:</text:span></text:p>
      <text:list xml:id="list653108762" text:style-name="L126">
        <text:list-item>
          <text:p text:style-name="P1043"><text:span text:style-name="T700">MIB-2: e' il sottoinsieme che inizia in 1.3.6.1.2.1; </text:span><text:span text:style-name="T767">includeva tutti i dati essenziali agli apparati di rete. Og</text:span><text:span text:style-name="T700">gi è un po' obsoleto, è stato modularizzato (</text:span><text:span text:style-name="T770">diviso in TCP-</text:span><text:span text:style-name="T771">MIB</text:span><text:span text:style-name="T770">, U</text:span><text:span text:style-name="T771">D</text:span><text:span text:style-name="T770">P-</text:span><text:span text:style-name="T771">MIB</text:span><text:span text:style-name="T770"> ,IP-</text:span><text:span text:style-name="T771">MIB</text:span><text:span text:style-name="T770">, IF-</text:span><text:span text:style-name="T771">MIB</text:span><text:span text:style-name="T770">; </text:span><text:span text:style-name="T769">e </text:span><text:span text:style-name="T700">i suoi pezzi delegati, così che possano essere più gestibili, riscrivendo</text:span><text:span text:style-name="T768">ne</text:span><text:span text:style-name="T700"> solo una parte). </text:span><text:span text:style-name="T776">Esempi a noi util</text:span><text:span text:style-name="T777">i</text:span><text:span text:style-name="T776"> di managed object </text:span><text:span text:style-name="T772">del MIB-2 sono</text:span></text:p>
          <text:list>
            <text:list-item>
              <text:p text:style-name="P1045"><text:span text:style-name="T772"><text:s/></text:span><text:span text:style-name="T777">I</text:span><text:span text:style-name="T772">l gruppo system 1.3.6.1.2.1.1, usato per memorizzare dentro l'apparato stesso</text:span></text:p>
              <text:list>
                <text:list-item>
                  <text:p text:style-name="P581"><text:soft-page-break/>sysDescr(1), descrizione libera</text:p>
                </text:list-item>
                <text:list-item>
                  <text:p text:style-name="P1045"><text:span text:style-name="T773">sysContact(4), </text:span><text:span text:style-name="T772">persona responsabile (email,telefono)</text:span></text:p>
                </text:list-item>
                <text:list-item>
                  <text:p text:style-name="P1045"><text:span text:style-name="T774">sysName(5), </text:span><text:span text:style-name="T772">nome apparato</text:span></text:p>
                </text:list-item>
                <text:list-item>
                  <text:p text:style-name="P1045"><text:span text:style-name="T775">sysLocation(6), </text:span><text:span text:style-name="T772">posizione apparato</text:span></text:p>
                </text:list-item>
              </text:list>
            </text:list-item>
            <text:list-item>
              <text:p text:style-name="P1046"><text:span text:style-name="T772">I</text:span><text:span text:style-name="T700">l gruppo IP 1.3.6.1.2.1.4, formato da 19 scalari + 4 tabelle che descrivono com'è configurato stack IP dell'apparato (es. qual è TTL di pacchetti prodotti); usato per memorizzare parametri generali del protocollo e tabelle con parametri specifici di ogni interfaccia, regola di routing, mappatura MAC. <text:tab/></text:span><text:span text:style-name="T778">Es. tabella ifEntry (1.3.6.1.2.1.2.2.1), </text:span><text:span text:style-name="T779">dove</text:span><text:span text:style-name="T778"> per ogni inte</text:span><text:span text:style-name="T780">r</text:span><text:span text:style-name="T778">fa</text:span><text:span text:style-name="T779">c</text:span><text:span text:style-name="T778">cia sul si</text:span><text:span text:style-name="T779">s</text:span><text:span text:style-name="T778">tema, ci sarà una riga con queste info </text:span><text:span text:style-name="T781">(colonne della tabella)</text:span></text:p>
              <text:list>
                <text:list-item>
                  <text:p text:style-name="P1046"><text:span text:style-name="T779">ifindex(1) </text:span><text:span text:style-name="T778">indice, numero ordinale dell'interfaccia</text:span></text:p>
                </text:list-item>
                <text:list-item>
                  <text:p text:style-name="P1046"><text:span text:style-name="T779">ifDescr(2) </text:span><text:span text:style-name="T778">descrizione</text:span></text:p>
                </text:list-item>
                <text:list-item>
                  <text:p text:style-name="P1046"><text:span text:style-name="T779">ifType (3) </text:span><text:span text:style-name="T778">tipo</text:span></text:p>
                </text:list-item>
                <text:list-item>
                  <text:p text:style-name="P1047"><text:span text:style-name="T778">i</text:span><text:span text:style-name="T700">fMtu (4)</text:span></text:p>
                </text:list-item>
                <text:list-item>
                  <text:p text:style-name="P582">ifSpeed (5) velocità</text:p>
                </text:list-item>
                <text:list-item>
                  <text:p text:style-name="P582">ifPhysAddress (6) indirizzo MAC</text:p>
                </text:list-item>
                <text:list-item>
                  <text:p text:style-name="P582">ifOutOctets (16) quanti pacchetti sono usciti dall'interfaccia</text:p>
                </text:list-item>
              </text:list>
            </text:list-item>
          </text:list>
        </text:list-item>
        <text:list-item>
          <text:p text:style-name="P1044"><text:span text:style-name="T700">PEN </text:span><text:span text:style-name="T782">(Private Enterprise Numbers): </text:span><text:span text:style-name="T783">il sottoalbero su 1.3.6.1.4.1 è dedicato a moduli specifici richiesti da enti privati </text:span><text:span text:style-name="T784">(possono essere richiesti gratuitamente, l'elenco è consultabile </text:span><text:span text:style-name="T785">online</text:span><text:span text:style-name="T784">). </text:span><text:span text:style-name="T786">Due PEN sono </text:span><text:span text:style-name="T787">importanti per monitoraggio sistemi operativi, entrambi estendono il MIB con oggetti generati dinamicamente:</text:span></text:p>
          <text:list>
            <text:list-item>
              <text:p text:style-name="P583">UCD-SNMP (1.3.6.1.4.1.2021), sotto University of California Davids:<text:tab/>in questo modulo hanno definito tutte le proprietà tipiche di un sistema operativo. Quindi tutta la parte di rete sta in MIB2; qui tutte le proprietà di un sistema <text:span text:style-name="T2651">(stato dischi, memoria, processi, carico, log)</text:span>.</text:p>
            </text:list-item>
            <text:list-item>
              <text:p text:style-name="P1048"><text:span text:style-name="T700">NET-SNMP-EXTEND-MIB (1.3.6.1.4.1.8072) </text:span><text:span text:style-name="T788">è l'output della direttiva extend, qui possono essere fatti comparire dinamicamen</text:span><text:span text:style-name="T789">t</text:span><text:span text:style-name="T788">e nuovi oggetti (OID generato sul momento) in base all'output di script di un managed object. </text:span><text:span text:style-name="T790">U</text:span><text:span text:style-name="T788">tile perché posso fare script che conta es. quante volte utente ha aperto un file; e poi dico ad SNMP di estendere questo MIB, </text:span><text:span text:style-name="T791">ovvero</text:span><text:span text:style-name="T788"> dico al sistema di generare un nuovo oggetto (con nuovo MIB) che verrà posto sotto questo nodo di partenza (1.3.6.1.4.1.8072.xxxxxxx) ed essendo chiaramente uno scalare, accederò </text:span><text:span text:style-name="T792">accodando </text:span><text:span text:style-name="T788">al valore con 0</text:span></text:p>
            </text:list-item>
          </text:list>
        </text:list-item>
      </text:list>
      <text:h text:style-name="P416" text:outline-level="3">Modello di interazione e protocolli</text:h>
      <text:p text:style-name="P279">I <text:span text:style-name="T1399">managed object</text:span><text:span text:style-name="T1437"> sono le varie proprietà di un dispositivo, come finora descritte. </text:span><text:span text:style-name="T1529">Il dispositivo prende il nome di</text:span><text:span text:style-name="T1417"> network element (</text:span><text:span text:style-name="T1529">l'oggetto fisico connesso alla rete); </text:span><text:span text:style-name="T1530">su questo è in esecuzione un </text:span><text:span text:style-name="T1418">agent. </text:span><text:span text:style-name="T1530">L'agent è un componente </text:span><text:span text:style-name="T1536">software o firmware che accede a memoria e registri dei dispositivi fisici </text:span><text:span text:style-name="T1537">per renderne visibili i contenuti come managed object;</text:span><text:span text:style-name="T1536"> </text:span><text:span text:style-name="T1530">fa da interfaccia tra </text:span><text:span text:style-name="T1535">protocollo </text:span><text:span text:style-name="T1530">SNMP </text:span><text:span text:style-name="T1534">e </text:span><text:span text:style-name="T1530">st</text:span><text:span text:style-name="T1533">r</text:span><text:span text:style-name="T1530">ato di config</text:span><text:span text:style-name="T1532">urazione/</text:span><text:span text:style-name="T1530">funzionam</text:span><text:span text:style-name="T1531">e</text:span><text:span text:style-name="T1530">nto del network element, quindi espone via rete una possibilità di comunicare con linguaggio standard. </text:span><text:span text:style-name="T1538">Il componente che si occupa di interrogare gli agent (e organizzare informazioni ricevute) è detto </text:span><text:span text:style-name="T1419">manager</text:span><text:span text:style-name="T1538">: è l'altra componente </text:span><text:soft-page-break/><text:span text:style-name="T1538">della comunicazione, fa tipicamente parte di un NMS </text:span><text:span text:style-name="T1539">(Network Management System)</text:span><text:span text:style-name="T1538"> ma non necessariamente: noi in lab</text:span><text:span text:style-name="T1540">oratorio</text:span><text:span text:style-name="T1538"> useremo comandi che producono un risultato, senza essere integrati in un sofisticato sistema di monitoraggio che produce grafici, tabelle.</text:span></text:p>
      <text:p text:style-name="P280"><text:span text:style-name="T1541">Ci sono somiglianze tra modello di interazione manage</text:span><text:span text:style-name="T1619">r</text:span><text:span text:style-name="T1541">-agent e C/S: </text:span><text:span text:style-name="T1544">manager sarebbe client e agent sarebbe server, ma con risorse hw e numerosità invertite: s</text:span><text:span text:style-name="T1538">u internet pensiamo a pochi server molto potenti, per servire tanti client </text:span><text:span text:style-name="T1546">leggeri</text:span><text:span text:style-name="T1538">; nel manager-agent è il contrario. UN solo manager </text:span><text:span text:style-name="T1545">(</text:span><text:span text:style-name="T1538">robusto per raccogl</text:span><text:span text:style-name="T1542">i</text:span><text:span text:style-name="T1538">ere info da molti dispositivi, di frequente, tenerle in memoria, elaborare statistiche, generare grafiche</text:span><text:span text:style-name="T1545">) </text:span><text:span text:style-name="T1538">da cui interrogo una grande quantità di agent (aggeggi molto semplici, poche migliaia di righe di codice implementato in firmware). </text:span><text:span text:style-name="T1543">I</text:span><text:span text:style-name="T1538">noltre c'è anche differenza perché a volte l'agent prende iniziativa per comunicare con manager, </text:span><text:span text:style-name="T1547">ad</text:span><text:span text:style-name="T1538"> es. quando c'è info</text:span><text:span text:style-name="T1549">r</text:span><text:span text:style-name="T1548">mazione</text:span><text:span text:style-name="T1538"> critica.</text:span></text:p>
      <text:p text:style-name="P281"><text:span text:style-name="T1538">I</text:span><text:span text:style-name="T1550">l modello di interazione base è a polling, e un giro di polling dura un certo tempo: se c'è un apparato critico per il quale non posso aspettare quel certo tempo, l'interazione deve essere fatta ad interrupt (nel gergo di SNMP, trap</text:span><text:span text:style-name="T1551">). Una </text:span><text:span text:style-name="T1420">t</text:span><text:span text:style-name="T1421">rap</text:span><text:span text:style-name="T1550"> è </text:span><text:span text:style-name="T1551">una </text:span><text:span text:style-name="T1550">notifica asincrona inviata da un agent senza aspettare di essere interrogato dal manager. </text:span><text:span text:style-name="T1552">Se i</text:span><text:span text:style-name="T1550">l modello tipico a polling invece prevede che manager invia richiesta e riceve risposta (GET/SET), in SNMPv1 non è prevista risposta da parte del manager alla trap. </text:span><text:span text:style-name="T1553">E' p</text:span><text:span text:style-name="T1550">revista la possibilità di creare una sorta di proxy (</text:span><text:span text:style-name="T1554">il </text:span><text:span text:style-name="T1421">master agent</text:span><text:span text:style-name="T1550">), che si comporta come agent nei confronti di un manager e come manager nei confronti di altri agent: richieste a due strati sono utili per gestione di apparati distribuiti geograficamente; così che il numero di agent da interrogare </text:span><text:span text:style-name="T1556">per ogni giro di polling </text:span><text:span text:style-name="T1550">sia minore (</text:span><text:span text:style-name="T1555">suddivis</text:span><text:span text:style-name="T1557">i</text:span><text:span text:style-name="T1555"> tra più</text:span><text:span text:style-name="T1550"> master agent); va tenuto conto che oltre alla latenza del polling si aggiunge anche la latenza delle interrogazioni fatte dai master agent. </text:span></text:p>
      <text:p text:style-name="P282"><text:span text:style-name="T1421">S</text:span><text:span text:style-name="T1422">NMP</text:span><text:span text:style-name="T1559"> è un protocollo a livello applicativo, trasportato su UDP, con agent in ascolto su porta 161 </text:span><text:span text:style-name="T1558">e manager su porta 162 per ricevere le trap (</text:span><text:span text:style-name="T1561">rispettive </text:span><text:span text:style-name="T1558">versioni sicure basate su TLS, sono su </text:span><text:span text:style-name="T1560">porta </text:span><text:span text:style-name="T1558">10161/10162). </text:span><text:span text:style-name="T1562">C</text:span><text:span text:style-name="T1558">i sono </text:span><text:span text:style-name="T1563">più </text:span><text:span text:style-name="T1558">versioni </text:span><text:span text:style-name="T1564">(v1,v2,v2c,v3)</text:span><text:span text:style-name="T1558">, noi useremo la 1 per semplicità anche se oggi tutti i dispositivi supportano la 3. </text:span><text:span text:style-name="T1565">Tutte le versioni sono accomunate dalla struttura del pacchetto PDU (Protocol Data Unit, diviso in: versione, community, PDU-type, request-id, error-status, error-index, variable bindings</text:span><text:span text:style-name="T1566">).</text:span></text:p>
      <text:p text:style-name="P283"><text:span text:style-name="T1437">Ci sono più tipi di PDU </text:span><text:span text:style-name="T1583">(quelli sottolineati sono solo in v2 e v3)</text:span><text:span text:style-name="T1437">:</text:span></text:p>
      <text:list xml:id="list4209927165" text:style-name="L127">
        <text:list-item>
          <text:p text:style-name="P1049"><text:span text:style-name="T1567">Le</text:span><text:span text:style-name="T1568"> 4 possibili richieste che un manager può fare ad un agent</text:span></text:p>
          <text:list>
            <text:list-item>
              <text:p text:style-name="P1053"><text:span text:style-name="T1425">G</text:span><text:span text:style-name="T1399">etRequest</text:span><text:span text:style-name="T1437"><text:tab/>richiesta base che un manager fa ad un agent per sapere quanto vale un OID; </text:span><text:span text:style-name="T1569">richiede il valore associato al managed object</text:span></text:p>
            </text:list-item>
            <text:list-item>
              <text:p text:style-name="P1054"><text:span text:style-name="T1399">SetRequest </text:span><text:span text:style-name="T1437"><text:tab/></text:span><text:span text:style-name="T1570">richiede di settare il valore associato ad un managed object </text:span><text:span text:style-name="T1437">(</text:span><text:span text:style-name="T1571">es. </text:span><text:span text:style-name="T1437">se sposto apparato da secondo a terzo piano, via SNMP vado a modificare la proprietà systemLocation</text:span><text:span text:style-name="T1572">)</text:span></text:p>
            </text:list-item>
            <text:list-item>
              <text:p text:style-name="P1055"><text:span text:style-name="T1426">G</text:span><text:span text:style-name="T1399">etNextRequest</text:span><text:span text:style-name="T1437"><text:tab/>richiede </text:span><text:span text:style-name="T1620">d</text:span><text:span text:style-name="T1437">i scoprire qual è OID del managed object successivo </text:span><text:span text:style-name="T1621">a</text:span><text:span text:style-name="T1437"> quello specificato. Come faccio a sapere sul manager qual è identificativo di un oggetto che agent ha creato dinamicamente </text:span><text:span text:style-name="T1573">(</text:span><text:span text:style-name="T1437">perché è stato istruito così</text:span><text:span text:style-name="T1573">)</text:span><text:span text:style-name="T1437">? </text:span><text:span text:style-name="T1574">Managed non</text:span><text:span text:style-name="T1437"> può </text:span><text:span text:style-name="T1574">certo </text:span><text:span text:style-name="T1437">chiedere tutto gli OID possibili. </text:span></text:p>
              <text:list>
                <text:list-item>
                  <text:p text:style-name="P1050"><text:span text:style-name="T1423">D</text:span><text:span text:style-name="T1424">ettagli</text:span><text:span text:style-name="T1575">: </text:span><text:span text:style-name="T1574">G</text:span><text:span text:style-name="T1575">etnextrequest implementa la visita dell'albero: </text:span><text:span text:style-name="T1585">questa</text:span><text:span text:style-name="T1575"> si può fare in diversi modi.</text:span><text:span text:style-name="T1576"> A</text:span><text:span text:style-name="T1575"> partire dalla radice, </text:span><text:span text:style-name="T1576">si può </text:span><text:span text:style-name="T1575">sapere quali nodi sono attaccati; poi scendo in un nodo e chiedo quali sono sotto questo; </text:span><text:span text:style-name="T1574">a</text:span><text:span text:style-name="T1575"> questo punto posso </text:span></text:p>
                  <text:list>
                    <text:list-item>
                      <text:list>
                        <text:list-item>
                          <text:p text:style-name="P1051"><text:soft-page-break/><text:span text:style-name="T1575">o restare al primo livello e chiedere </text:span><text:span text:style-name="T1586">gli altri attaccati alla radice, scoprendo</text:span><text:span text:style-name="T1575"> quali sono tutti i nodi </text:span><text:span text:style-name="T1586">del secondo prima di scendere e scoprire tutto il terzo</text:span><text:span text:style-name="T1575">;</text:span></text:p>
                        </text:list-item>
                        <text:list-item>
                          <text:p text:style-name="P1052"><text:span text:style-name="T1575">oppure scendere al primo nodo </text:span><text:span text:style-name="T1577">di questo livello </text:span><text:span text:style-name="T1575">e continuare a scendere finché non trovo una foglia, prima di risalire ed esplorare orizzontalmente</text:span></text:p>
                        </text:list-item>
                      </text:list>
                    </text:list-item>
                    <text:list-item>
                      <text:p text:style-name="P1052"><text:span text:style-name="T1577">GetNextRequest </text:span><text:span text:style-name="T1575">permette di dire: caro agent, so che gestisci OID con ident. 1.23.12.3; qual è il prossimo? </text:span><text:span text:style-name="T1578">L</text:span><text:span text:style-name="T1575">'agent </text:span><text:span text:style-name="T1582">(</text:span><text:span text:style-name="T1575">che gestisce il proprio MIB</text:span><text:span text:style-name="T1582">)</text:span><text:span text:style-name="T1575"> sa qual è l'oggetto successivo, e risponderà con qual è il prossimo nodo. </text:span><text:span text:style-name="T1579">A</text:span><text:span text:style-name="T1575"> questo punto il manager può porre la stessa richiesta al nodo che gli è stato dato come risposta, scendendo in profondità o meno; finché non esiste </text:span><text:span text:style-name="T1580">più</text:span><text:span text:style-name="T1575"> un next: </text:span><text:span text:style-name="T1581">allora</text:span><text:span text:style-name="T1575"> manager avrà quindi scoperto tutti i nodi che fanno parte dell'albero.</text:span></text:p>
                    </text:list-item>
                  </text:list>
                </text:list-item>
              </text:list>
            </text:list-item>
            <text:list-item>
              <text:p text:style-name="P1036">GetbulkRequest<text:span text:style-name="T1927"><text:tab/></text:span><text:span text:style-name="T1936">da v2 in poi </text:span><text:span text:style-name="T1929">è versione ottimizzata </text:span><text:span text:style-name="T1930">di GetNextRequest: </text:span><text:span text:style-name="T1929">si evita di </text:span><text:span text:style-name="T1930">avere</text:span><text:span text:style-name="T1929"> spedi</text:span><text:span text:style-name="T1930">zione</text:span><text:span text:style-name="T1929"> pacchetto -&gt; elaborazione -&gt; pacch</text:span><text:span text:style-name="T1931">et</text:span><text:span text:style-name="T1929">to di ritorno; con getbulk si richiede di </text:span><text:span text:style-name="T1933">recuperare</text:span><text:span text:style-name="T1929"> </text:span><text:span text:style-name="T1584">tutti</text:span><text:span text:style-name="T1929"> gli oggetti successivi </text:span><text:span text:style-name="T1934">a</text:span><text:span text:style-name="T1929"> quello indicato, fino a riempire </text:span><text:span text:style-name="T1932">il </text:span><text:span text:style-name="T1929">pacchetto UDP.</text:span></text:p>
            </text:list-item>
          </text:list>
        </text:list-item>
        <text:list-item>
          <text:p text:style-name="P1036"><text:span text:style-name="T1935">P</text:span><text:span text:style-name="T1929">oi ci sono le 4 risposte possibili dall'agent al manager:</text:span></text:p>
          <text:list>
            <text:list-item>
              <text:p text:style-name="P1037"><text:span text:style-name="T1964">T</text:span><text:span text:style-name="T1926">rap<text:tab/></text:span><text:span text:style-name="T1937">notifica asincrona dall'agent al manager</text:span></text:p>
            </text:list-item>
            <text:list-item>
              <text:p text:style-name="P1037">InformRequest<text:span text:style-name="T1926"><text:tab/></text:span><text:span text:style-name="T1940">da v2, </text:span><text:span text:style-name="T793">come sopra ma con conferma di ricezione: </text:span><text:span text:style-name="T1927">richiedere </text:span><text:span text:style-name="T1938">risposta di conferma</text:span><text:span text:style-name="T1927"> non è aggiunta da poco, specie perché SNMP è su UDP (non ci si accorge di perdita pacchetti). </text:span><text:span text:style-name="T1939">Ma </text:span><text:span text:style-name="T1927">non avrebbe senso pensare di tirare su connessione TCP: in generale, ogni volta che abbiamo protocollo req-resp con dati piccoli non ha senso avere overhead degli handshake.</text:span></text:p>
            </text:list-item>
            <text:list-item>
              <text:p text:style-name="P1038"><text:span text:style-name="T1926">Response </text:span><text:span text:style-name="T1927"><text:tab/>è usata dall'agent per rispondere a Request (o dal manager per rispondere a trap/inform)</text:span></text:p>
            </text:list-item>
            <text:list-item>
              <text:p text:style-name="P1039">Report<text:span text:style-name="T700"><text:tab/></text:span><text:span text:style-name="T794">solo v3, usata per comunicazione inter-engine, </text:span><text:span text:style-name="T795">principalmente per segnalare problemi con elaborazione messaggi ricevuti</text:span></text:p>
            </text:list-item>
          </text:list>
        </text:list-item>
      </text:list>
      <text:p text:style-name="P284"><text:span text:style-name="T795">I </text:span><text:span text:style-name="T804">protocolli v1 e v2c offrono il concetto di </text:span><text:span text:style-name="T920">community</text:span><text:span text:style-name="T804">, </text:span><text:span text:style-name="T796">ovvero un</text:span><text:span text:style-name="T797">' e</text:span><text:span text:style-name="T796">tichetta per stabilire il livello di fiducia tra manager e agent. </text:span><text:span text:style-name="T798">Ci sono </text:span><text:span text:style-name="T796">3 </text:span><text:span text:style-name="T802">livelli di autorizzazione</text:span><text:span text:style-name="T796">:</text:span><text:span text:style-name="T798"> </text:span><text:span text:style-name="T796">una che può solo leggere info </text:span><text:span text:style-name="T799">(read-only)</text:span><text:span text:style-name="T796">, una che può fare le set </text:span><text:span text:style-name="T800">(read-write)</text:span><text:span text:style-name="T796">, una autorizzata a ricevere le trap </text:span><text:span text:style-name="T800">(trap).</text:span><text:span text:style-name="T801"> Ogn</text:span><text:span text:style-name="T803">i livello</text:span><text:span text:style-name="T801"> è identificat</text:span><text:span text:style-name="T805">o</text:span><text:span text:style-name="T801"> da una stringa che fa sia da nome che da password </text:span><text:span text:style-name="T806">(es. se so che la read-write community di un agent si chiama </text:span><text:span text:style-name="T1347">private</text:span><text:span text:style-name="T806">, questo è tutto ciò che mi serve per avere accesso R/W al suo MIB</text:span><text:span text:style-name="T807">)</text:span><text:span text:style-name="T806">. </text:span><text:span text:style-name="T807">Questo mette in ev</text:span><text:span text:style-name="T808">idenza una debolezza di sicurezza: s</text:span><text:span text:style-name="T806">e non usiamo versione su TLS di SNMP, i pacchetti sono in chiaro; </text:span><text:span text:style-name="T809">quindi </text:span><text:span text:style-name="T806">qualcuno sulla rete che può vedere </text:span><text:span text:style-name="T810">i</text:span><text:span text:style-name="T806"> pacchetti, </text:span><text:span text:style-name="T809">può s</text:span><text:span text:style-name="T806">coprire la community </text:span><text:span text:style-name="T809">per poi </text:span><text:span text:style-name="T806">fare </text:span><text:span text:style-name="T809">liberamente</text:span><text:span text:style-name="T806"> query SNMP. </text:span><text:span text:style-name="T810">S</text:span><text:span text:style-name="T806">oluzione per essere sicuri che </text:span><text:span text:style-name="T810">l'</text:span><text:span text:style-name="T806">infrast</text:span><text:span text:style-name="T810">ruttura</text:span><text:span text:style-name="T806"> di gestione non sia attaccata </text:span><text:span text:style-name="T810">è </text:span><text:span text:style-name="T806">o usare le versioni cifrate, o raddoppiare </text:span><text:span text:style-name="T810">l'</text:span><text:span text:style-name="T806">infrastruttura di rete per separare quella di gestione da quella operativa.</text:span></text:p>
      <text:p text:style-name="P285"><text:span text:style-name="T806">S</text:span><text:span text:style-name="T700">NMPv1 è limitato a 32bit e ha gestione errori minimale; SNMPv2 aggiunge:</text:span></text:p>
      <text:list xml:id="list811173326" text:style-name="L128">
        <text:list-item>
          <text:p text:style-name="P584">nuovi data type a 64bit</text:p>
        </text:list-item>
        <text:list-item>
          <text:p text:style-name="P1056"><text:span text:style-name="T813">comandi </text:span><text:span text:style-name="T811">PDU </text:span><text:span text:style-name="T813">GetBul</text:span><text:span text:style-name="T812">k </text:span><text:span text:style-name="T813">e Inform (</text:span><text:span text:style-name="T814">per </text:span><text:span text:style-name="T813">gestione interi sottoalberi e trap con risposta)</text:span></text:p>
        </text:list-item>
        <text:list-item>
          <text:p text:style-name="P1057"><text:span text:style-name="T813">p</text:span><text:span text:style-name="T700">arty-based security system, molto macchinoso e di scarsa adozione, </text:span><text:span text:style-name="T814">tanto da portare alla creazione di due sotto-versioni</text:span><text:span text:style-name="T700">:</text:span></text:p>
          <text:list>
            <text:list-item>
              <text:p text:style-name="P1057"><text:soft-page-break/><text:span text:style-name="T700">SNMPv2c </text:span><text:span text:style-name="T815">(c per community, è v2 senza party-based security, quindi stessa sicurezza di v1)</text:span></text:p>
            </text:list-item>
            <text:list-item>
              <text:p text:style-name="P585">SNMPv2u (user based, tentativo di migliorare la sicurezza rispetto a v1 senza complicarlo, poi usato anche in v3).</text:p>
            </text:list-item>
          </text:list>
        </text:list-item>
      </text:list>
      <text:p text:style-name="P286"><text:span text:style-name="T826">SNMPv3 è una vera rivoluzione </text:span><text:span text:style-name="T816">dello standard, </text:span><text:span text:style-name="T817">in cui vecchi comportamenti sono ridefiniti </text:span><text:span text:style-name="T818">con termini totalmente diversi </text:span><text:span text:style-name="T819">(niente più "manager" e "agent", </text:span><text:span text:style-name="T821">unificati come </text:span><text:span text:style-name="T921">entities</text:span><text:span text:style-name="T820">). </text:span><text:span text:style-name="T825">Le </text:span><text:span text:style-name="T822">entity </text:span><text:span text:style-name="T825">sono</text:span></text:p>
      <text:list xml:id="list1036923092" text:style-name="L129">
        <text:list-item>
          <text:p text:style-name="P1058"><text:span text:style-name="T823">un engine: </text:span><text:span text:style-name="T822">component</text:span><text:span text:style-name="T823">e</text:span><text:span text:style-name="T822"> software dedicat</text:span><text:span text:style-name="T824">o</text:span><text:span text:style-name="T822"> a invio/ricezione messaggi, estrarre i dati e gestire la sicurezza</text:span></text:p>
        </text:list-item>
        <text:list-item>
          <text:p text:style-name="P586">più application: implementano algoritmo che permette di confezionare la risposta giusta</text:p>
        </text:list-item>
      </text:list>
      <text:p text:style-name="P316"><text:span text:style-name="T822">D</text:span><text:span text:style-name="T841">al punto di vista della sicurezza, </text:span><text:span text:style-name="T831">per gli utenti si segue </text:span><text:span text:style-name="T830">il modello </text:span><text:span text:style-name="T827">User-based Security Model (USM, </text:span><text:span text:style-name="T830">in cui gli</text:span><text:span text:style-name="T828"> utenti </text:span><text:span text:style-name="T830">sono</text:span><text:span text:style-name="T828"> autenticati con password </text:span><text:span text:style-name="T829">protette da HMAC </text:span><text:span text:style-name="T831">e il canale è cifrato). </text:span><text:span text:style-name="T836">P</text:span><text:span text:style-name="T832">er le informazioni il modello View-based Access Control Model (VACM) è a metà strada tra un DB e un sistema operativo: </text:span><text:span text:style-name="T833">gli utenti sono mappati in gruppi </text:span><text:span text:style-name="T834">(che permette gestione in modo semplice, aggiungendo nuovi utenti a gruppi gestiti</text:span><text:span text:style-name="T835">) </text:span><text:span text:style-name="T836">e le porzioni di MIB sono dette viste, p</text:span><text:span text:style-name="T837">ermettendo la definizione di matrici di controllo accessi: </text:span><text:span text:style-name="T839">queste </text:span><text:span text:style-name="T838">possono </text:span><text:span text:style-name="T840">dire</text:span><text:span text:style-name="T838"> che </text:span><text:span text:style-name="T842">l'</text:span><text:span text:style-name="T838">intero sottoalbero che si genera in </text:span><text:span text:style-name="T842">un dato</text:span><text:span text:style-name="T838"> nodo è gestibile da un dato gruppo (sia </text:span><text:span text:style-name="T842">in </text:span><text:span text:style-name="T838">lettura che scrittura).</text:span></text:p>
      <text:p text:style-name="P317"><text:span text:style-name="T838">C</text:span><text:span text:style-name="T700">omandi SNMP </text:span><text:span text:style-name="T906">e </text:span><text:span text:style-name="T1846">info sui file di config </text:span><text:span text:style-name="T1847">(extra info)</text:span><text:span text:style-name="T700">:</text:span></text:p>
      <text:list xml:id="list4089299525" text:style-name="L130">
        <text:list-item>
          <text:p text:style-name="P587">Lato manager</text:p>
          <text:list>
            <text:list-item>
              <text:p text:style-name="P638">snmpget<text:tab/><text:span text:style-name="T639">recupero di un solo </text:span><text:span text:style-name="T640">oggetto</text:span></text:p>
              <text:list>
                <text:list-item>
                  <text:p text:style-name="P639"><text:span text:style-name="T640">e</text:span><text:span text:style-name="T161">s. <text:tab/></text:span>snmpget -v 1 -c public 192.168.56.203 .1.3.6.1.2.1.1.6.0</text:p>
                </text:list-item>
              </text:list>
            </text:list-item>
            <text:list-item>
              <text:p text:style-name="P638">snmpset<text:tab/><text:span text:style-name="T641">impostazione del valore di un oggetto</text:span></text:p>
              <text:list>
                <text:list-item>
                  <text:p text:style-name="P638"><text:span text:style-name="T642">es.<text:tab/></text:span><text:span text:style-name="T2655">snmpset -v 1 -c supercom 192.168.56.203 .1.3.6.1.2.1.1.6.0 s "proprio qui"</text:span></text:p>
                  <text:list>
                    <text:list-item>
                      <text:p text:style-name="P639">s <text:span text:style-name="T161">indica stringa da inserire nella proprietà, </text:span><text:span text:style-name="T643">altri type possibili sono</text:span></text:p>
                    </text:list-item>
                    <text:list-item>
                      <text:p text:style-name="P640">i <text:span text:style-name="T161">integer, </text:span>u <text:span text:style-name="T161">unsigned, </text:span>a<text:span text:style-name="T161"> ipaddress…<text:tab/>vedi </text:span>man snmpset</text:p>
                    </text:list-item>
                  </text:list>
                </text:list-item>
              </text:list>
            </text:list-item>
            <text:list-item>
              <text:p text:style-name="P1059"><text:span text:style-name="T1371">snmpwalk<text:tab/></text:span><text:span text:style-name="T901">usa ricorsivamente la PDU </text:span><text:span text:style-name="T1356">getNext </text:span><text:span text:style-name="T901">per navigare un intero sottoalbero del MIB</text:span></text:p>
              <text:list>
                <text:list-item>
                  <text:p text:style-name="P1065"><text:span text:style-name="T901">F</text:span><text:span text:style-name="T700">are </text:span><text:span text:style-name="T1344">walk</text:span><text:span text:style-name="T700"> di un OID per scalare (es. .1.3.6.1.2.1.1.6.0 sysLocation) ha lo stesso risultato di una </text:span><text:span text:style-name="T1344">get</text:span><text:span text:style-name="T700">, MA costa molti più pacchetti (agent fa esplorazione dell'albero, invece di richiedere direttamente proprietà che ci interessa). </text:span><text:span text:style-name="T912">Importante non usare una walk quando basta una get</text:span></text:p>
                </text:list-item>
              </text:list>
            </text:list-item>
            <text:list-item>
              <text:p text:style-name="P1077"><text:span text:style-name="T901">Q</text:span><text:span text:style-name="T700">uesti comandi hanno molti parametri in comune, le man page di ognuno documentano solo le opzioni specifiche. </text:span><text:span text:style-name="T1360">man snmpcmd </text:span><text:span text:style-name="T700">documenta quelle comuni, essenziali in ogni invocazione: </text:span></text:p>
              <text:list>
                <text:list-item>
                  <text:p text:style-name="P623"><text:span text:style-name="T1926">-v<text:tab/></text:span><text:span text:style-name="T700">versione</text:span></text:p>
                </text:list-item>
                <text:list-item>
                  <text:p text:style-name="P623"><text:span text:style-name="T1926">-c<text:tab/></text:span><text:span text:style-name="T700">community</text:span></text:p>
                </text:list-item>
                <text:list-item>
                  <text:p text:style-name="P589">indirizzo del network element</text:p>
                </text:list-item>
                <text:list-item>
                  <text:p text:style-name="P589">OID del managed object</text:p>
                </text:list-item>
                <text:list-item>
                  <text:p text:style-name="P624"><text:span text:style-name="T700">Quindi linea base è <text:tab/></text:span><text:span text:style-name="T1926">snmpXX</text:span><text:span text:style-name="T1973">X</text:span><text:span text:style-name="T1926"> -v 1 -c &lt;nomeCommunity&gt; &lt;IPelement&gt; &lt;OID&gt;</text:span></text:p>
                  <text:list>
                    <text:list-item>
                      <text:p text:style-name="P575"><text:soft-page-break/><text:span text:style-name="T1926">Per </text:span><text:span text:style-name="T1375">walk </text:span><text:span text:style-name="T1926">e </text:span><text:span text:style-name="T1375">get</text:span><text:span text:style-name="T1926"> basta community read-only</text:span></text:p>
                    </text:list-item>
                  </text:list>
                </text:list-item>
                <text:list-item>
                  <text:p text:style-name="P1060"><text:span text:style-name="T903">Nel man ci sono o</text:span><text:span text:style-name="T902">pzioni con </text:span><text:span text:style-name="T1372">-O</text:span><text:span text:style-name="T902"> utili per formattare output:</text:span></text:p>
                  <text:list>
                    <text:list-item>
                      <text:p text:style-name="P1078"><text:span text:style-name="T902">O</text:span><text:span text:style-name="T700">pzione </text:span><text:span text:style-name="T919">-On</text:span><text:span text:style-name="T700"> mostra gli OID in output in formato numerico </text:span><text:span text:style-name="T911">(</text:span><text:span text:style-name="T700">meno leggibile ma più processabile</text:span><text:span text:style-name="T911">) invece che testuale</text:span></text:p>
                    </text:list-item>
                  </text:list>
                </text:list-item>
              </text:list>
            </text:list-item>
            <text:list-item>
              <text:p text:style-name="P1066"><text:span text:style-name="T902">I</text:span><text:span text:style-name="T700">l file </text:span><text:span text:style-name="T1344">etc/snmp/snmp.conf </text:span><text:span text:style-name="T907">contiene alcuni parametri per configurare il comportamento di default dei tool manager</text:span></text:p>
              <text:list>
                <text:list-item>
                  <text:p text:style-name="P1067"><text:span text:style-name="T700">commentando la riga "</text:span><text:span text:style-name="T1344">mibs : " </text:span><text:span text:style-name="T700">abilitiamo l'uso dei MIBs (essendo questi disabilitati di default per questioni di licenza)</text:span></text:p>
                </text:list-item>
              </text:list>
            </text:list-item>
          </text:list>
        </text:list-item>
        <text:list-item>
          <text:p text:style-name="P1061"><text:span text:style-name="T904">Lato </text:span><text:span text:style-name="T905">agent</text:span></text:p>
          <text:list>
            <text:list-item>
              <text:p text:style-name="P588"><text:span text:style-name="T2652">Gli agent possono essere in firmware, ma noi vedremo come funziona un agent software (che gira all'intero del SO). </text:span><text:span text:style-name="T2653">In questo caso l'agent è il demone </text:span><text:span text:style-name="T1338">snmpd</text:span></text:p>
            </text:list-item>
            <text:list-item>
              <text:p text:style-name="P588"><text:span text:style-name="T1338">systemctl start snmpd <text:tab/></text:span><text:span text:style-name="T2654">lancia il demone secondo la configurazione attuale</text:span></text:p>
            </text:list-item>
            <text:list-item>
              <text:p text:style-name="P1068"><text:span text:style-name="T902">I</text:span><text:span text:style-name="T905">l file </text:span><text:span text:style-name="T1357">etc/snmp/snmp</text:span><text:span text:style-name="T1373">d</text:span><text:span text:style-name="T1357">.conf </text:span><text:span text:style-name="T908">configura l'agent:</text:span></text:p>
              <text:list>
                <text:list-item>
                  <text:p text:style-name="P1069"><text:span text:style-name="T700">sostituendo </text:span><text:span text:style-name="T1344">agentAddress udp:127.0.0.1:161 </text:span><text:span text:style-name="T700">con </text:span><text:span text:style-name="T1344">agentAddress udp:161</text:span><text:span text:style-name="T700"> </text:span><text:span text:style-name="T909">poniamo agent in ascolto su porta 161 per qualsiasi indirizzo (?) <text:tab/>(è l'indirizzo su cui si mette in ascolto l'agent (può essere elenco di indirizzi) agentaddress 127.0.0.1,[::1] indica sia IPv4 che IPv6 che l'agent ascolta su localhost. A default agent ascolta traffico su porta 161 da qualsiasi interfaccia).</text:span></text:p>
                </text:list-item>
                <text:list-item>
                  <text:p text:style-name="P1070"><text:span text:style-name="T909">d</text:span><text:span text:style-name="T700">irettive </text:span><text:span text:style-name="T1344">rocommunity public </text:span><text:span text:style-name="T700">e </text:span><text:span text:style-name="T1344">rwcommunity</text:span><text:span text:style-name="T700"> </text:span><text:span text:style-name="T1344">supercom</text:span><text:span text:style-name="T700"> <text:tab/>definiscono 2 community separate, una per la lettura e una per la scrittura: comm di lettura si chiama public, comm di scrittura si chiama supercom</text:span></text:p>
                </text:list-item>
                <text:list-item>
                  <text:p text:style-name="P1071"><text:span text:style-name="T700">può settare alcuni </text:span><text:span text:style-name="T910">managed object di sistema (es. </text:span><text:span text:style-name="T1358">sysLocation</text:span><text:span text:style-name="T910">, </text:span><text:span text:style-name="T1358">sysContact</text:span><text:span text:style-name="T910">): </text:span><text:span text:style-name="T935">questi oggetti sono RW SOLO SE non sono settati nel file di config! Altrimenti read-only.</text:span></text:p>
                </text:list-item>
                <text:list-item>
                  <text:p text:style-name="P759">È possibile inserire <text:span text:style-name="T2656">direttive di monitoraggio </text:span><text:span text:style-name="T2657">dei parametri base </text:span><text:span text:style-name="T2658">(carico macchina, uso dei dischi, presenza di processi)</text:span><text:span text:style-name="T2657">, </text:span><text:span text:style-name="T2658">estensione UCD-SNMP<text:tab/></text:span><text:span text:style-name="T2672">doc at<text:tab/>http://net-snmp.sourceforge.net/docs/mibs/ucdavis.html</text:span></text:p>
                  <text:list>
                    <text:list-item>
                      <text:p text:style-name="P745">load [max-1] [max-5] [max-15]<text:tab/></text:p>
                      <text:list>
                        <text:list-item>
                          <text:p text:style-name="P760">tabella <text:tab/><text:tab/>.1.3.6.1.4.1.2021.10 </text:p>
                        </text:list-item>
                        <text:list-item>
                          <text:p text:style-name="P1062"><text:span text:style-name="T1055">i tre valori indicano il massimo tollerabile negli ultimi 1-5-15 min: </text:span><text:span text:style-name="T1056">tre righe (carico negli ultimi 1-5-15- min); le colonne hanno il carico effettivo, e il flag di superamento delle rispettive soglie.</text:span></text:p>
                          <text:list>
                            <text:list-item>
                              <text:p text:style-name="P774"><text:span text:style-name="T913">scrivendo </text:span><text:span text:style-name="T1374">load 0.1</text:span><text:span text:style-name="T913"><text:tab/></text:span><text:span text:style-name="T914">nel file conf </text:span><text:span text:style-name="T913">e riavviando il demone, all'interno della tabella indicata ( .1.3.6.1.4.1.2021.10 <text:s/>) <text:s/>dovrebbe comparire lo stato del carico di sistema (si indica che il limite è 0 nell'ultimo minuto). </text:span></text:p>
                            </text:list-item>
                            <text:list-item>
                              <text:p text:style-name="P775"><text:span text:style-name="T1359">walk</text:span><text:span text:style-name="T913"> su OID della tabella<text:tab/>( <text:s/></text:span><text:span text:style-name="T1374">snmpwalk -v 1 -c public 192.168.56.203 .1.3.6.1.4.1.2021.10 | less</text:span><text:span text:style-name="T913"> <text:s/>) <text:tab/>restituisce tutti gli elementi come lista unidimensionale, come se fosse una tabella serializzata. </text:span><text:span text:style-name="T915">V</text:span><text:span text:style-name="T913">ediamo output con OID che si ripetono, e non finiscono in 0: i nomi prima degli OID numerici sono i nomi delle colonne.</text:span></text:p>
                            </text:list-item>
                            <text:list-item>
                              <text:p text:style-name="P761"><text:soft-page-break/>la prima colonna contiene il numero delle righe (sono 3 perché load offre 3 risultati, una riga per 1, una riga per 5, una riga per 15)</text:p>
                              <text:p text:style-name="P750">UCD-SNMP-MIB::laErrorFlag.1 = INTEGER: error(1)</text:p>
                            </text:list-item>
                            <text:list-item>
                              <text:p text:style-name="P762">flag di errore viene settato perché abbiamo superato la soglia di 0.1 nell'ultimo minuto (carico simulato con <text:tab/>find /<text:tab/> )<text:tab/></text:p>
                            </text:list-item>
                            <text:list-item>
                              <text:p text:style-name="P776"><text:span text:style-name="T916">L</text:span><text:span text:style-name="T913">eggere il flag permette di usare una definizione più astratta (il manager non deve sapere quanto è il limite)</text:span></text:p>
                            </text:list-item>
                            <text:list-item>
                              <text:p text:style-name="P777"><text:span text:style-name="T645">per usi in script, utile </text:span><text:span text:style-name="T646">OID</text:span><text:span text:style-name="T645"><text:tab/><text:tab/></text:span><text:span text:style-name="T1246">UCD-SNMP-MIB::laLoadInt.1 = INTEGER: 30<text:tab/></text:span><text:span text:style-name="T645"><text:tab/>che fornisce intero già moltiplicato per 100, ci toglie di mezzo il .</text:span></text:p>
                            </text:list-item>
                          </text:list>
                        </text:list-item>
                      </text:list>
                    </text:list-item>
                    <text:list-item>
                      <text:p text:style-name="P744"><text:span text:style-name="T1974">d</text:span><text:span text:style-name="T1926">isk [partizione] [minfree</text:span><text:span text:style-name="T1975">|minfree%]</text:span></text:p>
                      <text:list>
                        <text:list-item>
                          <text:p text:style-name="P746"><text:span text:style-name="T161">tabella <text:tab/><text:tab/>.1.3.6.1.4.1.2021.</text:span><text:span text:style-name="T644">9</text:span></text:p>
                        </text:list-item>
                        <text:list-item>
                          <text:p text:style-name="P763">una riga per ogni partizione messa sotto controllo da una direttiva disk</text:p>
                        </text:list-item>
                        <text:list-item>
                          <text:p text:style-name="P763">colonne hanno tutti i dettagli della partizione e flag di spazio sotto il minimo</text:p>
                        </text:list-item>
                      </text:list>
                    </text:list-item>
                    <text:list-item>
                      <text:p text:style-name="P747">proc [nomeprocesso] [maxnum [minnum]]</text:p>
                      <text:list>
                        <text:list-item>
                          <text:p text:style-name="P764">tabella<text:tab/><text:tab/><text:span text:style-name="T2659">.1.3.6.1.4.1.2021.</text:span>2</text:p>
                        </text:list-item>
                        <text:list-item>
                          <text:p text:style-name="P764"><text:span text:style-name="T2660">una riga per ogni </text:span><text:span text:style-name="T2661">processo messo sotto controllo da una direttiva proc</text:span><text:span text:style-name="T2659"> </text:span></text:p>
                        </text:list-item>
                        <text:list-item>
                          <text:p text:style-name="P765">colonne hanno numero di istanze, flag di superamento delle soglie</text:p>
                          <text:list>
                            <text:list-item>
                              <text:p text:style-name="P766">non specificando minimo e massimo si hanno default di 1 – illimitato</text:p>
                            </text:list-item>
                            <text:list-item>
                              <text:p text:style-name="P1072">es.<text:tab/>aggiungiamo <text:tab/><text:tab/><text:span text:style-name="T1248">proc sshd</text:span> <text:tab/>al file di configurazione: facendo walk della tabella indicata, si ha una tabella con una sola riga (perché abbiamo messo sotto controllo un solo processo). </text:p>
                              <text:list>
                                <text:list-item>
                                  <text:p text:style-name="P1063"><text:span text:style-name="T1849">UCD-SNMP-MIB::prCount.1 = INTEGER: 3</text:span><text:span text:style-name="T1848"><text:tab/><text:tab/>è il numero di processi sshd running, flag errore non è settato essendo sotto la soglia max (non avendola specificata, è illimitata)</text:span></text:p>
                                </text:list-item>
                                <text:list-item>
                                  <text:p text:style-name="P1072">POI se aggiungiamo riga <text:tab/>proc atd <text:tab/>e modifichimo la prima in <text:tab/>proc ssh 2 1<text:tab/><text:tab/>la tabella diventa di due righe (una per ogni processo) e otteniamo flag settato<text:tab/><text:tab/><text:span text:style-name="T1115">UCD-SNMP-MIB::prErrMessage.1 = STRING: Too many sshd running (# = 3) </text:span>perché minimo è 1 e massimo è 2</text:p>
                                </text:list-item>
                              </text:list>
                            </text:list-item>
                          </text:list>
                        </text:list-item>
                      </text:list>
                    </text:list-item>
                  </text:list>
                </text:list-item>
                <text:list-item>
                  <text:p text:style-name="P767">È possibile inserire <text:span text:style-name="T2662">direttive per eseguire codice il cui output è reso accessibile come managed object. Estensione NET-EXTEND:<text:tab/></text:span><text:span text:style-name="T2671">doc at<text:tab/>http://www.oidview.com/mibs/8072/NET-SNMP-EXTEND-MIB.html<text:tab/></text:span></text:p>
                  <text:list>
                    <text:list-item>
                      <text:p text:style-name="P768">tabella NET-SNMP-EXTEND-MIB::<text:tab/>.1.3.6.1.4.1.8072</text:p>
                      <text:list>
                        <text:list-item>
                          <text:p text:style-name="P1064"><text:span text:style-name="T1035">snmpwalk -v 1 -c public </text:span><text:span text:style-name="T1036">192.168.56.203</text:span><text:span text:style-name="T1035"> .1.3.6.1.4.1.8072 | less <text:tab/></text:span><text:span text:style-name="T1057"><text:tab/>per visualizzare intera tabella</text:span></text:p>
                        </text:list-item>
                      </text:list>
                    </text:list-item>
                    <text:list-item>
                      <text:p text:style-name="P768">righe con nome = etichetta della direttiva <text:span text:style-name="T1115">extend-sh<text:tab/><text:tab/></text:span>etichetta di <text:span text:style-name="T2664">una</text:span> riga <text:span text:style-name="T2663">sarà </text:span>il nome simbolico che ho dato alla mia direttiva extend</text:p>
                    </text:list-item>
                    <text:list-item>
                      <text:p text:style-name="P769"><text:soft-page-break/>diverse colonne, la più comune è <text:span text:style-name="T1248">nsExtendOutputFull</text:span><text:tab/><text:tab/>mostra l'output intero dello script associato alla direttiva</text:p>
                      <text:list>
                        <text:list-item>
                          <text:p text:style-name="P748">snmpwalk -v 1 -c public 192.168.56.203 .1.3.6.1.4.1.8072 | grep "nsExtendOutputFull" | less</text:p>
                        </text:list-item>
                      </text:list>
                    </text:list-item>
                    <text:list-item>
                      <text:p text:style-name="P770">formato sarà <text:tab/><text:tab/><text:span text:style-name="T1248">extend-sh &lt;etichetta&gt; &lt;</text:span><text:span text:style-name="T1339">riga di </text:span><text:span text:style-name="T1248">comando&gt;<text:tab/><text:tab/></text:span><text:span text:style-name="T2665">(ovviamente riga di comando </text:span><text:span text:style-name="T2666">potrà avere </text:span><text:span text:style-name="T2667">pipe e quant'altro)</text:span></text:p>
                    </text:list-item>
                    <text:list-item>
                      <text:p text:style-name="P1073">es.<text:tab/>aggiungiamo<text:tab/><text:tab/><text:tab/><text:span text:style-name="T1248">extend-sh test1 echo HelloWorld<text:tab/></text:span>al file conf. OID corrispondente sarà <text:tab/><text:span text:style-name="T1115">NET-SNMP-EXTEND-MIB::nsExtendOutputFull."test1"<text:tab/><text:tab/></text:span><text:span text:style-name="T1808">(notare i doppi apici, indicano all'agent che è un nome da risolvere, non un segmento d</text:span><text:span text:style-name="T1809">i </text:span><text:span text:style-name="T1808">OID standard – attenzione all'espansione bash, devono arrivare al comando snmp!). </text:span><text:span text:style-name="T1810">Importante usare path assoluto per i comandi inseriti</text:span></text:p>
                    </text:list-item>
                    <text:list-item>
                      <text:p text:style-name="P1074">Quando agent riceve una <text:span text:style-name="T1115">getRequest </text:span>all'OID corrispondente, esegue il comando e restituisce l'output nella Response</text:p>
                    </text:list-item>
                    <text:list-item>
                      <text:p text:style-name="P771"><text:span text:style-name="T1808">Per eseguire comandi privilegiati</text:span>, dovremo autorizzare utente dell'agent <text:span text:style-name="T2668">(nelle VM 9CFU </text:span><text:span text:style-name="T2670">utente </text:span><text:span text:style-name="T2668">si chiama</text:span><text:span text:style-name="T1170"> snmp</text:span><text:span text:style-name="T2668">)</text:span><text:span text:style-name="T1115"> </text:span><text:span text:style-name="T2668">nel file sudoers, ad eseguire </text:span><text:span text:style-name="T1811">quello specifico comando.</text:span><text:span text:style-name="T2668"> </text:span></text:p>
                      <text:list>
                        <text:list-item>
                          <text:p text:style-name="P772"><text:span text:style-name="T2668">Con </text:span><text:span text:style-name="T1340">visudo</text:span><text:span text:style-name="T2668"> aggiungiamo </text:span><text:span text:style-name="T2669">al file /etc/sudoers </text:span><text:span text:style-name="T2668">riga <text:tab/></text:span></text:p>
                          <text:list>
                            <text:list-header>
                              <text:p text:style-name="P749">snmp ALL=NOPASSWD:/absolutePathComando -opzioni</text:p>
                            </text:list-header>
                          </text:list>
                        </text:list-item>
                        <text:list-item>
                          <text:p text:style-name="P773">nel file /etc/snmp/snmpd.conf, direttiva sarà<text:tab/><text:tab/></text:p>
                          <text:p text:style-name="P773"><text:span text:style-name="T1341">extend-sh &lt;etichetta&gt; /</text:span><text:span text:style-name="T1248">usr/bin/sudo </text:span><text:span text:style-name="T1341">&lt;</text:span><text:span text:style-name="T1339">riga di </text:span><text:span text:style-name="T1341">comando&gt;</text:span></text:p>
                        </text:list-item>
                        <text:list-item>
                          <text:p text:style-name="P1075">es.<text:tab/>sull'agent </text:p>
                          <text:list>
                            <text:list-item>
                              <text:p text:style-name="P1075">file /etc/sudoers<text:tab/>snmp <text:s text:c="3"/>ALL=NOPASSWD:/sbin/iptables -vnL</text:p>
                              <text:list>
                                <text:list-item>
                                  <text:p text:style-name="P1076">si può testare con<text:tab/></text:p>
                                  <text:list>
                                    <text:list-item>
                                      <text:p text:style-name="P1076"># las@Router:~$ sudo -H -u snmp /bin/bash</text:p>
                                      <text:p text:style-name="P1076"># snmp@Router:/home/las$ sudo /sbin/iptables -vnL </text:p>
                                    </text:list-item>
                                  </text:list>
                                </text:list-item>
                              </text:list>
                            </text:list-item>
                            <text:list-item>
                              <text:p text:style-name="P1075">file /etc/snmp/snmpd.conf<text:tab/> extend-sh ipt /usr/bin/sudo /sbin/iptables -vnL</text:p>
                            </text:list-item>
                          </text:list>
                        </text:list-item>
                      </text:list>
                    </text:list-item>
                  </text:list>
                </text:list-item>
              </text:list>
            </text:list-item>
          </text:list>
        </text:list-item>
      </text:list>
      <text:p text:style-name="P287"><text:span text:style-name="T1399">DETTAGLI: </text:span><text:span text:style-name="T843">SNMP non è molto comprensibile, è efficiente: risale a quando i byte avevano un alto costo. </text:span><text:span text:style-name="T844">O</text:span><text:span text:style-name="T843">ggi nuovi standard, come YANG, sono indipendenti da protocolli di trasporto, </text:span><text:span text:style-name="T844">offrendo str</text:span><text:span text:style-name="T843">utture dati definite in stile XML. </text:span><text:span text:style-name="T845">C</text:span><text:span text:style-name="T843">i sono nuovi protocolli che introducono 2 grandi novità:</text:span></text:p>
      <text:p text:style-name="P131">1) transazionali: modifiche da remoto garantendo o che sono riuscito a fare tutto quello che serve, o che non è cambiato niente </text:p>
      <text:p text:style-name="P131">2) non più comunicazioni C/S, ma si usano piattaforme di comunicazione per realizzare modelli pub/sub; con maggiore flessibilità per chi vuole ricevere date notifiche (divise per argomento e contenuto, non per topologia dell'apparato)</text:p>
      <text:h text:style-name="P385" text:outline-level="2"><text:soft-page-break/>LDAP</text:h>
      <text:p text:style-name="P288"><text:span text:style-name="T2202">Per configurare un sistema sono necessari diversi file di configurazione, e in una rete con molte macchine sarebbe necessario cambiare centinaia di file per compiere coerentemente operazioni come l'aggiunta di un utente, di un host; la modifica di un parametro di un demone. Da qui nasce l'esigenza di condividere queste informazioni in maniera centralizzata superando l'approccio a file: LDAP è una directory centralizzata dove si possono conservare informazioni che servono a tutti i calcolatori della rete. </text:span><text:span text:style-name="T1983">(Abbiamo già visto </text:span><text:span text:style-name="T1984">V</text:span><text:span text:style-name="T1983">agrant e </text:span><text:span text:style-name="T1984">A</text:span><text:span text:style-name="T1983">nsible per configuration as code, ma </text:span><text:span text:style-name="T1985">e</text:span><text:span text:style-name="T1983">ssendo pensati per essere usati in momenti specifici del ciclo di vita di una VM -si pensi a boot e provisionin</text:span><text:span text:style-name="T1985">g</text:span><text:span text:style-name="T1983">- non tutti i parametri sono impostabili con questi: </text:span><text:span text:style-name="T1986">ad esempio</text:span><text:span text:style-name="T1983"> risoluzione dei nomi e lista utenti, va bene che siano impostate già al provisioning; ma se poi c'è </text:span><text:span text:style-name="T1987">b</text:span><text:span text:style-name="T1983">isogno di creare </text:span><text:span text:style-name="T1988">un</text:span><text:span text:style-name="T1983"> sistema multiutente dove vanno modificati molte volte </text:span><text:span text:style-name="T1989">in un</text:span><text:span text:style-name="T1983"> giorno, ci vuole un protocollo i</text:span><text:span text:style-name="T1985">n </text:span><text:span text:style-name="T1983">tempo reale, non basta il provisioning</text:span><text:span text:style-name="T1990">). </text:span></text:p>
      <text:p text:style-name="P289"><text:span text:style-name="T1991">Nel corso </text:span><text:span text:style-name="T1992">abbiamo visto un minimo di</text:span><text:span text:style-name="T1991"> sistemi di config. Management, </text:span><text:span text:style-name="T1992">come Vagrant e Ansible, </text:span><text:span text:style-name="T1991">pensati per fornire modelli in grado di descrivere lo stato di configurazione per un determinato ruolo -VM, servizio...- </text:span><text:span text:style-name="T1993">e di istanziare il modello sulla base delle specifiche del target (hostname, ip, layout dischi);</text:span><text:span text:style-name="T2207"> </text:span><text:span text:style-name="T2203">LDAP è in grado di fornire sia </text:span><text:span text:style-name="T2204">servizi di templating e configuration management </text:span><text:span text:style-name="T2633">(</text:span><text:span text:style-name="T2634">config management</text:span><text:span text:style-name="T2633"> ovvero </text:span><text:span text:style-name="T2634">fornire </text:span><text:span text:style-name="T2633">modelli per descrivere stato di configurazione per un ruolo -VM, servizio...-, </text:span><text:span text:style-name="T2634">e</text:span><text:span text:style-name="T2633"> istanziazione del modello sulla base delle specifiche del target -hostname, ip, layout dischi...-)</text:span><text:span text:style-name="T2204">, ch</text:span><text:span text:style-name="T2205">e </text:span><text:span text:style-name="T2206">autenticazione centralizzata.</text:span></text:p>
      <text:p text:style-name="P290">Per fornire autenticazione centralizzata è necessario specificare due aspetti:</text:p>
      <text:list xml:id="list893867391" text:style-name="L131">
        <text:list-item>
          <text:p text:style-name="P1082">Come scegliere localmente la sorgente dei dati:</text:p>
          <text:list>
            <text:list-item>
              <text:p text:style-name="P1079"><text:span text:style-name="T2209">NSS </text:span><text:span text:style-name="T2210">è un sistema generale </text:span><text:span text:style-name="T2209">per </text:span><text:span text:style-name="T2208">selezionare i servizi di nomi, abbiamo già visto che permette di scegliere quale fonte usare per individuare concretamente un DB indicato come astratto. </text:span><text:span text:style-name="T2210">NSS si aspetta di trovare libnss-ldap.so per sapere come interfacciarsi con </text:span><text:span text:style-name="T2212">LDAP</text:span><text:span text:style-name="T2210">: </text:span><text:span text:style-name="T2211">è</text:span><text:span text:style-name="T2210"> una libreria che fa da commutatore, sa trovare le implementazioni concrete che servono, grazie a file di configurazione </text:span><text:span text:style-name="T2213">di NSS</text:span><text:span text:style-name="T2210">. </text:span></text:p>
            </text:list-item>
            <text:list-item>
              <text:p text:style-name="P1080"><text:span text:style-name="T1427">PAM</text:span><text:span text:style-name="T2209"> è un sistema modulare per implementare </text:span><text:span text:style-name="T1158">authentication modules</text:span><text:span text:style-name="T108">. </text:span><text:span text:style-name="T106">Permette di implementar</text:span><text:span text:style-name="T116">e</text:span><text:span text:style-name="T106"> in modo flessibile le politiche di autenticazione (es. interfacciamento con lettore impronte digitali, scrittura di algoritmo complesso per valuta</text:span><text:span text:style-name="T107">re molti parametri sull'utente da autenticare...</text:span><text:span text:style-name="T106">), con un sistema simile ad NSS: ha un commutatore che va a cercare le implementazioni dei metodi astratti descritti in un file di configurazione (esempio: <text:tab/><text:tab/></text:span><text:span text:style-name="T1171">account <text:tab/>required <text:tab/>pam_nologin.so</text:span><text:span text:style-name="T106"> <text:tab/></text:span><text:span text:style-name="T113">lo </text:span><text:span text:style-name="T106">shared object implementa in binario la funzione necessaria a gestire quel caso). </text:span><text:span text:style-name="T114">Le</text:span><text:span text:style-name="T106"> librerie </text:span><text:span text:style-name="T115">modulari</text:span><text:span text:style-name="T106"> possono essere usate in maniera flessibile da</text:span><text:span text:style-name="T109">l</text:span><text:span text:style-name="T106">le applicazioni (da una parte ho librerie che implementano tutte le politiche, dall'altra le app che ne hanno bisogno; in mezzo c'è file di configurazione che dice quale libreria usare per una data applicazione). </text:span><text:span text:style-name="T110">C</text:span><text:span text:style-name="T106">'è una libreria libpam-ldap.</text:span><text:span text:style-name="T112">so</text:span><text:span text:style-name="T106"> </text:span><text:span text:style-name="T111">che</text:span><text:span text:style-name="T106"> permette a </text:span><text:span text:style-name="T110">PAM</text:span><text:span text:style-name="T106"> di interfacciarsi con </text:span><text:span text:style-name="T110">LDAP.</text:span></text:p>
            </text:list-item>
          </text:list>
        </text:list-item>
        <text:list-item>
          <text:p text:style-name="P1082">Come trasferire i dati dal server centrale ai client</text:p>
          <text:list>
            <text:list-item>
              <text:p text:style-name="P1081"><text:span text:style-name="T2210">LDAP è il protocollo di distribuzione delle informazioni. </text:span><text:span text:style-name="T2214">A</text:span><text:span text:style-name="T2210">ttraverso NSS ottengo </text:span><text:span text:style-name="T2217">una</text:span><text:span text:style-name="T2210"> lista </text:span><text:span text:style-name="T2218">di</text:span><text:span text:style-name="T2210"> utenti in modo configurabile, poi PAM fornisce </text:span><text:span text:style-name="T2215">i </text:span><text:span text:style-name="T2210">metodi per </text:span><text:span text:style-name="T2216">l'</text:span><text:span text:style-name="T2210">autenticazione: per LDAP sarà necessario che funzionino entrambi, </text:span><text:span text:style-name="T2219">e </text:span><text:span text:style-name="T2220">che ci sia lo strato intermedi</text:span><text:span text:style-name="T2221">o delle librerie libnss-ldap (per usare db remoto LDAP come sorgente di nomi utenti, gruppi, host…) e libpam-ldap (per accedere a db remoto LDAP per autenticare utenti e ricavare regole di autenticazione).</text:span></text:p>
            </text:list-item>
          </text:list>
        </text:list-item>
      </text:list>
      <text:p text:style-name="P367"><text:soft-page-break/>LDAP implementa un directory service, ovvero un database specializzato basato sul modello dell'elenco telefonico: permette di cercare informazioni in base ad attributi, ma è importante che sia specializzato e non generico perché</text:p>
      <text:list xml:id="list2730334151" text:style-name="L132">
        <text:list-item>
          <text:p text:style-name="P1086">fornisce grande velocità di lettura ma minore velocità di scrittura. Come per elenco del telefono, si prevedono molte letture e poche scritture (es. in azienda, ogni mese assumo 1 persona, ma ogni giorno 1000 fanno accesso e devono autenticarsi).</text:p>
        </text:list-item>
        <text:list-item>
          <text:p text:style-name="P1083"><text:span text:style-name="T2223">E' un DB </text:span><text:span text:style-name="T2222">gerarchico, al suo interno è diviso in diverse parti </text:span><text:span text:style-name="T2673">(es.</text:span><text:span text:style-name="T2222"> ogni nazione ha il suo namespace (o anche ogni regione, in italia)</text:span><text:span text:style-name="T2673">)</text:span><text:span text:style-name="T2222">. </text:span><text:span text:style-name="T2224">La gerarchia </text:span><text:span text:style-name="T2225">ha pregi e difetti:</text:span></text:p>
          <text:list>
            <text:list-item>
              <text:p text:style-name="P1084"><text:span text:style-name="T2225">P</text:span><text:span text:style-name="T2222">regi:<text:tab/><text:tab/></text:span></text:p>
              <text:list>
                <text:list-item>
                  <text:p text:style-name="P1084"><text:span text:style-name="T2222">se ho modo semplice di immaginare la posizione dell'informazione; questa diventa criterio di ricerca iperefficiente; navigare </text:span><text:span text:style-name="T2225">una </text:span><text:span text:style-name="T2222">gerarchia è semplicissimo.</text:span></text:p>
                </text:list-item>
                <text:list-item>
                  <text:p text:style-name="P1085"><text:span text:style-name="T2222">molto facile creare delle deleghe </text:span><text:span text:style-name="T2226">nella gestione di sottoalberi</text:span><text:span text:style-name="T2222">: nessun problema di collisione, </text:span><text:span text:style-name="T2227">i </text:span><text:span text:style-name="T2222">nomi devono essere univoci globalmente solo nel loro livello di sottoalbero.</text:span></text:p>
                </text:list-item>
              </text:list>
            </text:list-item>
            <text:list-item>
              <text:p text:style-name="P1085"><text:span text:style-name="T2228">S</text:span><text:span text:style-name="T2222">vantaggi:</text:span></text:p>
              <text:list>
                <text:list-item>
                  <text:p text:style-name="P1084"><text:span text:style-name="T2222">una volta individuata la struttura della gerarchia, è difficile cambiarla: </text:span><text:span text:style-name="T2228">si ha una </text:span><text:span text:style-name="T2222">visione rigida, </text:span><text:span text:style-name="T2228">con il </text:span><text:span text:style-name="T2222">tradeoff dello scegliere a priori la vista che mi interessa, e aver</text:span><text:span text:style-name="T2229">e una ricerca meno efficiente se ce ne interessa un'altra dopo.</text:span></text:p>
                </text:list-item>
              </text:list>
            </text:list-item>
          </text:list>
        </text:list-item>
        <text:list-item>
          <text:p text:style-name="P1087">Non è relazionale, si possono evitare le transazioni e si può usare meccanismo di locking semplice, perché le scritture sono rare e quindi che <text:span text:style-name="T2230">ce ne</text:span> siano <text:span text:style-name="T2230">due </text:span>nello stesso momento è difficile; <text:span text:style-name="T2231">un'ipotetica </text:span>collisione <text:span text:style-name="T2231">data da</text:span> modifica dello stesso dato, andrà gestita a mano, il protocollo non se ne occupa.</text:p>
        </text:list-item>
        <text:list-item>
          <text:p text:style-name="P1088">Deve essere altamente disponibile e quindi poter essere facilmente replicato; avere molte copie è importante.</text:p>
        </text:list-item>
      </text:list>
      <text:p text:style-name="P291"><text:span text:style-name="T2232">LDAP </text:span>esiste da 30 anni, <text:span text:style-name="T2236">usato su Internet per i sistemi</text:span><text:span text:style-name="T2233"> </text:span>UNIX-<text:span text:style-name="T2236">like</text:span> <text:span text:style-name="T2236">(prima UNIX</text:span><text:span text:style-name="T2234"> </text:span>era fortemente multiutente, poi è diventato principalmente server<text:span text:style-name="T2236">) </text:span><text:span text:style-name="T2237">e d</text:span><text:span text:style-name="T2235">a</text:span> quando Windows è diventato il principale sistema client <text:span text:style-name="T2237">per reti professionali</text:span>, ha implementato una sua versione di LDAP sotto Active Directory.</text:p>
      <text:h text:style-name="P417" text:outline-level="3">Modello dei dati</text:h>
      <text:p text:style-name="P292"><text:span text:style-name="T2239">LDAP n</text:span><text:span text:style-name="T2238">on si preoccupa di come vogliamo memorizzar</text:span><text:span text:style-name="T2240">e la base di dati</text:span><text:span text:style-name="T2238"> (noSQL, SQL, file di dati complessivo, un file per ogni </text:span><text:span text:style-name="T2240">record</text:span><text:span text:style-name="T2238">…) la cosa importante è che ci sia </text:span><text:span text:style-name="T2241">un </text:span><text:span text:style-name="T2238">modulo </text:span><text:span text:style-name="T2243">che</text:span><text:span text:style-name="T2238"> LDAP </text:span><text:span text:style-name="T2243">possa usare per</text:span><text:span text:style-name="T2238"> acceder</text:span><text:span text:style-name="T2242">e </text:span><text:span text:style-name="T2243">fisicamente </text:span><text:span text:style-name="T2242">ai dati,</text:span><text:span text:style-name="T2239"> </text:span><text:span text:style-name="T1433">DBI </text:span><text:span text:style-name="T2239">(</text:span><text:span text:style-name="T1433">DataBase Interface</text:span><text:span text:style-name="T2239">) </text:span><text:span text:style-name="T2244">è </text:span><text:span text:style-name="T2239">un'interfaccia per accedere al backend </text:span><text:span text:style-name="T2244">più adatt</text:span><text:span text:style-name="T2245">o </text:span><text:span text:style-name="T2635">(Si pone tra LDAP Server e driver file/SQL...)</text:span><text:span text:style-name="T2245">. </text:span><text:span text:style-name="T2246">DBI gestisce una serie di </text:span><text:span text:style-name="T1428">entry</text:span><text:span text:style-name="T1587">, </text:span><text:span text:style-name="T1588">anche dette </text:span><text:span text:style-name="T1429">object</text:span><text:span text:style-name="T1588">; </text:span><text:span text:style-name="T1589">ogni entry ha una collezione di </text:span><text:span text:style-name="T1430">attribute</text:span><text:span text:style-name="T1589">, ognuno dei quali ha un </text:span><text:span text:style-name="T1430">type </text:span><text:span text:style-name="T1589">e può avere diversi </text:span><text:span text:style-name="T1430">value</text:span><text:span text:style-name="T1589"> </text:span><text:span text:style-name="T1590">(diversamente da un DB tradizionale, dove ogni cella ha un solo valore; in DBI, una entry che rapp</text:span><text:span text:style-name="T1591">r</text:span><text:span text:style-name="T1590">esenta </text:span><text:span text:style-name="T1592">un</text:span><text:span text:style-name="T1590"> utente che può avere attributo "telefono", può avere più valori per questo attributo). </text:span><text:span text:style-name="T1593">Ogni entry ha un identificativo gerarchico detto </text:span><text:span text:style-name="T1431">DN</text:span><text:span text:style-name="T1593"> </text:span><text:span text:style-name="T1594">(</text:span><text:span text:style-name="T1431">Distinguished Name</text:span><text:span text:style-name="T1594">)</text:span><text:span text:style-name="T1593">(</text:span><text:span text:style-name="T1622">gerachico, </text:span><text:span text:style-name="T1593">come gli OID per SNMP).</text:span></text:p>
      <text:p text:style-name="P293"><text:span text:style-name="T1593">L</text:span><text:span text:style-name="T1599">e entry sono legate in gerarchia, il DN dice quali rami seguire per arrivare al nodo che mi interessa. </text:span><text:span text:style-name="T1594">La struttura risultante è chiamata </text:span><text:span text:style-name="T1432">DIT </text:span><text:span text:style-name="T1594">(</text:span><text:span text:style-name="T1432">Dir Info</text:span><text:span text:style-name="T1434">r</text:span><text:span text:style-name="T1432">mation Tree</text:span><text:span text:style-name="T1594">) </text:span><text:span text:style-name="T1595">e rappresenta il modo in cui viene esposta la base dati gestita dalla DBI: </text:span><text:span text:style-name="T1597">questa</text:span><text:span text:style-name="T1595"> dice come accedere alle entry (che possono </text:span><text:soft-page-break/><text:span text:style-name="T1595">essere in qualsiasi formato); <text:s/>ma dal lato di chi usa LDAP le entry risultano ordinatamente organizzate in un DIT. </text:span><text:span text:style-name="T1598">Quindi </text:span><text:span text:style-name="T1595">i dati possono avere una rappresentazione fisica </text:span><text:span text:style-name="T1598">arbitraria</text:span><text:span text:style-name="T1595"> (es. anche come file flat, </text:span><text:span text:style-name="T1598">oppure </text:span><text:span text:style-name="T1595">su disco i dati sono visti come blocchi); ma </text:span><text:span text:style-name="T1596">da un punto di vista </text:span><text:span text:style-name="T1595">logic</text:span><text:span text:style-name="T1596">o</text:span><text:span text:style-name="T1595">, mediante LDAP si possono vedere come ordinati gerarchicamente, come un albero. </text:span></text:p>
      <text:h text:style-name="P418" text:outline-level="3">Replica</text:h>
      <text:p text:style-name="P294"><text:span text:style-name="T2247">Essendo un servizio essenziale, LDAP prevede nativamente meccanismi per l'alta disponibilità. </text:span><text:span text:style-name="T2248">Implementare la ridondanza è semplice, siccome scritture sono rare, (e quelle incompatibili eccezionali). </text:span><text:span text:style-name="T2249">Il modello più usato è quello multimaster, in cui si copia il</text:span><text:span text:style-name="T2248"> DB su vari server e </text:span><text:span text:style-name="T2250">si</text:span><text:span text:style-name="T2248"> permette ad ognuno sia accesso in lettura che in scrittura; </text:span><text:span text:style-name="T2253">con protocolli che </text:span><text:span text:style-name="T2251">controllano periodicamente le</text:span> inconsistenze tra <text:span text:style-name="T2251">i server</text:span> e valut<text:span text:style-name="T2251">ano</text:span> se propagare modifiche da uno all'altro, o come gestire manualmente <text:span text:style-name="T2251">le </text:span>inconsistenze. <text:span text:style-name="T2252">L'alternativa è il modello master-replica, in cui c'è un solo server che accetta scritture </text:span><text:span text:style-name="T2253">dai client</text:span><text:span text:style-name="T2252"> e molti server replica </text:span><text:span text:style-name="T2253">che offrono</text:span><text:span text:style-name="T2252"> sol</text:span><text:span text:style-name="T2253">o</text:span><text:span text:style-name="T2252"> lettura (ha senso avere solo letture sulle tante repliche, essendo l'operazione che è più necessario scali). </text:span><text:span text:style-name="T2254">I modelli master-replica possono essere anche by referral (in cui il client diventa più complicato, perché </text:span>prova a scrivere su un server, <text:span text:style-name="T2254">e </text:span>se <text:span text:style-name="T2254">incontra</text:span> replica read-only; riceve info<text:span text:style-name="T2254">rmazioni sul master a cu</text:span>i rivolgersi<text:span text:style-name="T2254">) </text:span><text:span text:style-name="T2255">e by chain (in cui il client è il più semplice possibile, </text:span><text:span text:style-name="T2256">e </text:span><text:span text:style-name="T2255">i server sono più complessi: i replica fanno finta di essere scrivibili ma propagano richiesta al master, fa</text:span><text:span text:style-name="T2257">cendo</text:span><text:span text:style-name="T2255"> da proxy).</text:span></text:p>
      <text:p text:style-name="P295">Sezionare un DIT è vantaggioso (ad esempio in termini di prestazioni, per la località delle risorse rispetto a sedi geograficamente distanti, o per delega amministrativa per sezioni di un'azienda) e avere una struttura ad albero rende facile distribuire i dati, ponendo i sottoalberi in diverse posizioni. La distibuzione può essere fatta mediante foglie LDAP che sembrano entry normali, ma in realtà contengono puntatori alla posizione di un sottoalbero: </text:p>
      <text:list xml:id="list83983571" text:style-name="L133">
        <text:list-item>
          <text:p text:style-name="P1089"><text:span text:style-name="T2258">dal lato del server principale, un nodo link (detto reference) permette di sapere a quale altro server subordinato rivolgersi per scendere nella gerarchia e avere i dati del sottoalbero non locale; </text:span><text:span text:style-name="T2262">(Subordinate knowledge link)</text:span></text:p>
        </text:list-item>
        <text:list-item>
          <text:p text:style-name="P1089"><text:span text:style-name="T2258">dal lato del server che ottiene la delega, </text:span><text:span text:style-name="T2259">il nodo link contiene l'indicazione del server a cui riferirsi per la parte superiore dell'albero: </text:span><text:span text:style-name="T2261">così il </text:span><text:span text:style-name="T2258">server subordinato </text:span><text:span text:style-name="T2259">sa </text:span><text:span text:style-name="T2258">che ha una sua radice ma che non è </text:span><text:span text:style-name="T2259">assoluta</text:span><text:span text:style-name="T2258">; </text:span><text:span text:style-name="T2259">ed </text:span><text:span text:style-name="T2258">in realtà c'è un genitore a cui può rivolgersi per conoscere </text:span><text:span text:style-name="T2260">il resto del DIT. </text:span><text:span text:style-name="T2262">(Superior knowledge link)</text:span></text:p>
        </text:list-item>
      </text:list>
      <text:h text:style-name="P419" text:outline-level="3">Formato entry</text:h>
      <text:p text:style-name="P296">Una entry è una collezione di attributi. <text:span text:style-name="T2263">Questi non sono definiti con un nome come nei linguaggi di programmazione, ma si dichiara direttamente il valore etichettato dal tipo (I</text:span>n C:<text:tab/>int i = 1 dic<text:span text:style-name="T2263">e</text:span> tipo, nome e valore; in LDAP var<text:span text:style-name="T2263">i</text:span>abili sono come <text:span text:style-name="T2263">"</text:span>int 1<text:span text:style-name="T2263">", </text:span>coppia tipo-valore<text:span text:style-name="T2263">). </text:span><text:span text:style-name="T2264">Tra gli attributi, due sono presenti in tutte le entry: </text:span><text:span text:style-name="T1319">dn </text:span><text:span text:style-name="T505">(distinguished name) è nome univoco</text:span><text:span text:style-name="T2404"> </text:span><text:span text:style-name="T505">della entry,</text:span><text:span text:style-name="T1319"> objectClass</text:span><text:span text:style-name="T505"> (una o più) è la classe a cui appartiene la entry.</text:span><text:span text:style-name="T1319"> </text:span><text:span text:style-name="T505">Esempio</text:span><text:span text:style-name="T2264"> entry:</text:span></text:p>
      <text:p text:style-name="P297"><text:span text:style-name="T1159"><text:tab/></text:span><text:span text:style-name="T2266">dn</text:span><text:span text:style-name="T117">: </text:span><text:span text:style-name="T1997">dc=labammsis</text:span><text:span text:style-name="T117"><text:tab/><text:tab/></text:span><text:span text:style-name="T120">D</text:span><text:span text:style-name="T118">N è </text:span><text:span text:style-name="T121">"</text:span><text:span text:style-name="T119">dc=labammsis</text:span><text:span text:style-name="T121">"</text:span><text:span text:style-name="T119">, </text:span><text:span text:style-name="T931">perché</text:span><text:span text:style-name="T119"> c'è </text:span><text:span text:style-name="T120">attributo dc: </text:span><text:span text:style-name="T121">labammsis</text:span></text:p>
      <text:p text:style-name="P73"><text:tab/><text:span text:style-name="T2265">objectClass</text:span>: <text:span text:style-name="T1996">dcObject</text:span></text:p>
      <text:p text:style-name="P73"><text:tab/><text:span text:style-name="T2265">objectClass</text:span>: <text:span text:style-name="T1996">organization</text:span></text:p>
      <text:p text:style-name="P73"><text:tab/><text:span text:style-name="T2265">dc</text:span><text:span text:style-name="T2">: </text:span><text:span text:style-name="T1996">labammsis</text:span></text:p>
      <text:p text:style-name="P73"><text:tab/><text:span text:style-name="T2265">o</text:span>:<text:span text:style-name="T2"> </text:span><text:span text:style-name="T1996">università</text:span></text:p>
      <text:p text:style-name="P298"><text:soft-page-break/><text:span text:style-name="T122">L</text:span><text:span text:style-name="T117">e parti blu sono i tipi di attributo (etichette che dicono il tipo), la parte in verde è il valore dell'attributo. </text:span><text:span text:style-name="T122">A</text:span><text:span text:style-name="T117">lcuni attributi sono univoci (es. dn deve essere univoco), altri possono essere multipli (es. </text:span><text:span text:style-name="T122">attributo di tipo </text:span><text:span text:style-name="T117">objectClass ha 2 valori, o se preferiamo ci sono due attributi dello stesso tipo). </text:span><text:span text:style-name="T123">Questo formato è usato per scambiare entry tra client e server e viene detto </text:span><text:span text:style-name="T690">LDIF </text:span><text:span text:style-name="T507">(LDAP Interchange Format)</text:span><text:span text:style-name="T506">, ogni entry è sequenza di righe, </text:span><text:span text:style-name="T508">e</text:span><text:span text:style-name="T506"> in ogni riga c'è </text:span><text:span text:style-name="T508">"</text:span><text:span text:style-name="T506">tipo:valore</text:span><text:span text:style-name="T508">"</text:span><text:span text:style-name="T506"> dei diversi valori; </text:span><text:span text:style-name="T511">p</text:span><text:span text:style-name="T506">er mettere il </text:span><text:span text:style-name="T510">DB</text:span><text:span text:style-name="T506"> in un </text:span><text:span text:style-name="T509">solo</text:span><text:span text:style-name="T506"> file </text:span><text:span text:style-name="T512">LDIF</text:span><text:span text:style-name="T506">, </text:span><text:span text:style-name="T509">basta</text:span><text:span text:style-name="T506"> scrivere ogni entry così e separarle con una riga vuota.</text:span></text:p>
      <text:p text:style-name="P299"><text:span text:style-name="T506">L</text:span><text:span text:style-name="T515">o </text:span><text:span text:style-name="T691">schema</text:span><text:span text:style-name="T515"> garantisce che ogni entry inserita sia ben formata e che tutti gli utilizzatori sappiano come vedere l'insieme delle entry (</text:span><text:span text:style-name="T513">possano </text:span><text:span text:style-name="T515">vedere </text:span><text:span text:style-name="T513">l'</text:span><text:span text:style-name="T515">organizzazione del </text:span><text:span text:style-name="T514">DB</text:span><text:span text:style-name="T515"> per interpretare correttamente le informazioni); </text:span><text:span text:style-name="T516">mediante un insieme di regole che descrivono i dati immagazzinati, usando due definizioni: le </text:span><text:span text:style-name="T1320">objectClass </text:span><text:span text:style-name="T516">(una o più per entry, specifica i tipi di attributo obbligatori e facoltativi -e per esclusione, quelli vietati-) </text:span><text:span text:style-name="T517">e </text:span><text:span text:style-name="T516">gli </text:span><text:span text:style-name="T1320">attributeTyp</text:span><text:span text:style-name="T1321">e </text:span><text:span text:style-name="T517">(definiscono i tipi di dato e le regole per compararli).</text:span></text:p>
      <text:p text:style-name="P300"><text:span text:style-name="T518">Lo</text:span><text:span text:style-name="T517"> schema è composto da tante def</text:span><text:span text:style-name="T522">inizioni</text:span><text:span text:style-name="T517"> di classi di oggetti; </text:span><text:span text:style-name="T518">le objectClass,</text:span><text:span text:style-name="T517"> per definire cosa è valido in una data classe, usano le definizioni dei tipi di attributo. </text:span><text:span text:style-name="T518">Gli attributeType,</text:span><text:span text:style-name="T517"> per essere definiti, si avvalgono della sintassi </text:span><text:span text:style-name="T519">(es. </text:span><text:span text:style-name="T517">attribute</text:span><text:span text:style-name="T519">T</text:span><text:span text:style-name="T517">ype numero di telefono, potrà dire </text:span><text:span text:style-name="T520">ha sintassi di </text:span><text:span text:style-name="T517">stringa di max 12 caratteri). </text:span><text:span text:style-name="T521">I</text:span><text:span text:style-name="T517">n LDAP; qualcuno </text:span><text:span text:style-name="T522">ha definito</text:span><text:span text:style-name="T517"> quali sintassi esistono (volendo </text:span><text:span text:style-name="T529">un </text:span><text:span text:style-name="T517">es</text:span><text:span text:style-name="T522">empio </text:span><text:span text:style-name="T529">sono come i</text:span><text:span text:style-name="T517"> tipi di dato di base, interi stringhe float booleani etc.).</text:span></text:p>
      <text:p text:style-name="P301"><text:span text:style-name="T523">Q</text:span><text:span text:style-name="T517">uanto </text:span><text:span text:style-name="T523">appena </text:span><text:span text:style-name="T517">visto è lo schema, </text:span><text:span text:style-name="T523">che </text:span><text:span text:style-name="T517">dice solo cosa è valido e cosa no, </text:span><text:span text:style-name="T532">mentre</text:span><text:span text:style-name="T517"> il contenuto </text:span><text:span text:style-name="T533">effettivo</text:span><text:span text:style-name="T517"> deve essere modellato se</text:span><text:span text:style-name="T523">guendo </text:span><text:span text:style-name="T534">lo schema</text:span><text:span text:style-name="T523">: </text:span><text:span text:style-name="T530">o</text:span><text:span text:style-name="T523">gni attributo avrà un valore, che deve essere compatibile </text:span><text:span text:style-name="T526">con </text:span><text:span text:style-name="T523">la sintassi (es. non posso assegnare valore di 15 caratteri ad attributo che prevede sintassi di 12 caratteri</text:span><text:span text:style-name="T527">), </text:span><text:span text:style-name="T528">quindi </text:span><text:span text:style-name="T530">i valori</text:span><text:span text:style-name="T523"> </text:span><text:span text:style-name="T530">devono rispettare</text:span><text:span text:style-name="T523"> i vincoli degli attributi</text:span><text:span text:style-name="T525">T</text:span><text:span text:style-name="T523">ype. </text:span><text:span text:style-name="T528">Ogni attributo deve rispettare i vincoli di numerosità imposti dall'objectClass di ogni entry</text:span><text:span text:style-name="T523"> </text:span><text:span text:style-name="T524">(quali attributi devono/possono essere presenti)</text:span><text:span text:style-name="T523">. </text:span><text:span text:style-name="T531">Le objectClass seguono le definizioni dello schema del DIT.</text:span></text:p>
      <text:h text:style-name="P420" text:outline-level="3">Spazio dei nomi</text:h>
      <text:p text:style-name="P302"><text:span text:style-name="T2267">Per</text:span><text:span text:style-name="T523"> </text:span><text:span text:style-name="T535">ogni entry è necessario scegliere un attributo rappresentativo per individuarla. C'è libertà di scegliere quale attributo darà nome alla entry; nell'esempio di prima si è deciso che attributo </text:span><text:span text:style-name="T1219">dc</text:span><text:span text:style-name="T535"> con valore </text:span><text:span text:style-name="T1219">labammsis</text:span><text:span text:style-name="T535"> viene usato come nome: quindi il nome (</text:span><text:span text:style-name="T1322">dn </text:span><text:span text:style-name="T535">, distinguished name) è <text:tab/></text:span><text:span text:style-name="T1322">dc=labammsis</text:span><text:span text:style-name="T535"> <text:tab/>perché tra </text:span><text:span text:style-name="T536">gli </text:span><text:span text:style-name="T535">attributi </text:span><text:span text:style-name="T536">della entry </text:span><text:span text:style-name="T535">c'è un attributo </text:span><text:span text:style-name="T1219">dc</text:span><text:span text:style-name="T535"> che vale </text:span><text:span text:style-name="T1219">labammsis</text:span><text:span text:style-name="T535">; in alternativa </text:span><text:span text:style-name="T537">il </text:span><text:span text:style-name="T535">nome potrebbe essere </text:span><text:span text:style-name="T537">es.</text:span><text:span text:style-name="T535"> </text:span><text:span text:style-name="T1219">o=università</text:span><text:span text:style-name="T535"> perché c'è attributo </text:span><text:span text:style-name="T1219">o </text:span><text:span text:style-name="T535">con valore </text:span><text:span text:style-name="T1219">università. </text:span><text:span text:style-name="T539">Essendo la scelta del nome arbitraria, i</text:span><text:span text:style-name="T535">n teoria si </text:span><text:span text:style-name="T537">può</text:span><text:span text:style-name="T535"> scegliere che </text:span><text:span text:style-name="T537">le</text:span><text:span text:style-name="T535"> entry siano legate ad un no</text:span><text:span text:style-name="T537">do</text:span><text:span text:style-name="T535"> padre </text:span><text:span text:style-name="T537">mediante</text:span><text:span text:style-name="T535"> nomi relativi diversi (</text:span><text:span text:style-name="T538">es. </text:span><text:span text:style-name="T535">alcune di nome relativo o=qualcosa e altre con nome relativo dc=qualcosa), mischiandole, ma dopo un po' non si capisce più niente: </text:span><text:span text:style-name="T539">è opportuno seguire linee guida per costruire una gerarchia sensata.</text:span></text:p>
      <text:p text:style-name="P303"><text:span text:style-name="T523">L</text:span><text:span text:style-name="T540">a stringa </text:span><text:span text:style-name="T1220">tipoAttributo=valoreAttributo </text:span><text:span text:style-name="T540">scelta è il </text:span><text:span text:style-name="T692">relative distinguished name </text:span><text:span text:style-name="T540">(</text:span><text:span text:style-name="T692">RDN</text:span><text:span text:style-name="T540">) della entry (quello autocontenuto che non mi dice dov'è la entry; poi devo scegliere a quale nodo già esistente agganciarla -</text:span><text:span text:style-name="T541">con il BDN-</text:span><text:span text:style-name="T540">); </text:span><text:span text:style-name="T541">il nome del nodo a cui agganciare la entry è il</text:span><text:span text:style-name="T693"> base distinguished name</text:span><text:span text:style-name="T541"> (</text:span><text:span text:style-name="T693">BDN</text:span><text:span text:style-name="T541">)</text:span><text:span text:style-name="T540">. </text:span><text:span text:style-name="T542">Il </text:span><text:span text:style-name="T694">distinguished name </text:span><text:span text:style-name="T542">(</text:span><text:span text:style-name="T694">DN</text:span><text:span text:style-name="T542">) è il nome </text:span><text:span text:style-name="T923">univoco </text:span><text:span text:style-name="T930">globalmente</text:span><text:span text:style-name="T846"> ottenuto concatendando i due, quindi DN=RDN+BDN.</text:span></text:p>
      <text:p text:style-name="P304"><text:span text:style-name="T846">Nella radice, DN e RDN coincidono. </text:span><text:span text:style-name="T847">S</text:span><text:span text:style-name="T846">upponiamo che voglia suddividere albero con </text:span><text:span text:style-name="T1348">organizational unit</text:span><text:span text:style-name="T846">, una per docenti e una per studenti: un nodo ha come RDN ou=docenti, un nodo ha RDN ou=studenti; essendo agganciati a quello padre; il </text:span><text:span text:style-name="T848">DN</text:span><text:span text:style-name="T846"> (nome </text:span><text:span text:style-name="T924">univoco</text:span><text:span text:style-name="T846"> che individua i nodi nell'albero complessivo) è ou=docenti,dc=unibo . </text:span><text:span text:style-name="T849">N</text:span><text:span text:style-name="T846">el DN </text:span><text:span text:style-name="T850">l'</text:span><text:span text:style-name="T846">ordine </text:span><text:span text:style-name="T850">dei termini è </text:span><text:span text:style-name="T846">foglia-&gt;ramo-&gt;radice, da sinistra a destra (</text:span><text:span text:style-name="T851">quindi </text:span><text:span text:style-name="T846">top level domain è a destra, come </text:span><text:span text:style-name="T852">per il </text:span><text:span text:style-name="T846">DNS; </text:span><text:span text:style-name="T853">l'</text:span><text:span text:style-name="T846">opposto del </text:span><text:soft-page-break/><text:span text:style-name="T846">filesystem dove </text:span><text:span text:style-name="T854">la</text:span><text:span text:style-name="T846"> radice è la prima cosa a sinistra). </text:span><text:span text:style-name="T855">Il </text:span><text:span text:style-name="T846">terzo livello avrà RDN cn=mario (c'è doc</text:span><text:span text:style-name="T856">e</text:span><text:span text:style-name="T846">nte mario e studente mario): si possono avere più nodi con lo stesso RDN solo se hanno BDN diversi, essendo il DN </text:span><text:span text:style-name="T856">complessivo di ognuno</text:span><text:span text:style-name="T846"> </text:span><text:span text:style-name="T856">a dover essere </text:span><text:span text:style-name="T846">univoco.</text:span></text:p>
      <text:p text:style-name="P305"><text:span text:style-name="T846">Q</text:span><text:span text:style-name="T700">uindi ogni RDN deve essere localmente unico (tutte le entry connesse allo stesso BDN, </text:span><text:span text:style-name="T2495">quindi univocità nel proprio livello</text:span><text:span text:style-name="T700">). </text:span><text:span text:style-name="T866">N</text:span><text:span text:style-name="T857">el caso in cui un singolo attributo non sia sufficiente per avere RDN unico </text:span><text:span text:style-name="T866">(ad esempio, </text:span><text:span text:style-name="T1349">cn common name</text:span><text:span text:style-name="T866"> può avere omonimie) </text:span><text:span text:style-name="T857">si può:</text:span></text:p>
      <text:list xml:id="list975843447" text:style-name="L134">
        <text:list-item>
          <text:p text:style-name="P1091"><text:span text:style-name="T857">I</text:span><text:span text:style-name="T700">ntrodurre id univoco, soluzione "da DB":<text:tab/></text:span></text:p>
          <text:list>
            <text:list-item>
              <text:p text:style-name="P1090"><text:span text:style-name="T865">si può effettivamen</text:span><text:span text:style-name="T861">t</text:span><text:span text:style-name="T865">e aggiungere </text:span><text:span text:style-name="T862">un </text:span><text:span text:style-name="T865">attributo come uniqueIdentifier, </text:span><text:span text:style-name="T862">ma l</text:span><text:span text:style-name="T859">'i</text:span><text:span text:style-name="T865">dea di LDAP è che </text:span><text:span text:style-name="T860">gli</text:span><text:span text:style-name="T865"> attributi rappresentino qualcosa di proprio della entry (e </text:span><text:span text:style-name="T860">un</text:span><text:span text:style-name="T865"> identificativo progressivo non lo è). </text:span><text:span text:style-name="T863">Così facendo </text:span><text:span text:style-name="T865">salta il discorso della facilità di navigazione della gerarchia, per </text:span><text:span text:style-name="T864">ricerca efficiente. </text:span><text:span text:style-name="T867">(</text:span><text:span text:style-name="T864">es</text:span><text:span text:style-name="T868">empio,</text:span><text:span text:style-name="T864"> per trovare un d</text:span><text:span text:style-name="T865">ocente, associare un id univoco fa sì che si debba fare ricerca d</text:span><text:span text:style-name="T864">ell'id: </text:span><text:span text:style-name="T865">per trovare docente prima scendo nella sua università, poi nel settore in cui insegna, ma se poi invece del nome devo sapere il suo numero di serie; tanto valeva fare ricerca globale)</text:span></text:p>
            </text:list-item>
          </text:list>
        </text:list-item>
        <text:list-item>
          <text:p text:style-name="P1092"><text:span text:style-name="T700">Concatenare più </text:span><text:span text:style-name="T858">coppie </text:span><text:span text:style-name="T700">attribut</text:span><text:span text:style-name="T858">o-valore</text:span><text:span text:style-name="T700">:</text:span></text:p>
          <text:list>
            <text:list-item>
              <text:p text:style-name="P1093"><text:span text:style-name="T700">Soluzione adottata da LDAP, si concatenano </text:span><text:span text:style-name="T867">con + più coppie attributo=valore per ottenere RDN localmente univoco </text:span><text:span text:style-name="T869">(esempio, cn=Marco+sn=Prandini come RDN, per evitare omonimie su </text:span><text:span text:style-name="T1350">cn</text:span><text:span text:style-name="T869"> nome, si concatena con </text:span><text:span text:style-name="T1350">sn</text:span><text:span text:style-name="T869"> cognome, poi ok possono esserci omonimie nome-cognome ma è un esempio)</text:span></text:p>
            </text:list-item>
          </text:list>
        </text:list-item>
      </text:list>
      <text:h text:style-name="P421" text:outline-level="3">Attributi</text:h>
      <text:p text:style-name="P306">Un <text:span text:style-name="T1115">attributeType</text:span><text:span text:style-name="T2"> è simile a un tipo di un linguaggio di programmazione, ma </text:span><text:span text:style-name="T124">a differenza di questi, </text:span><text:span text:style-name="T2">specifica separatamente:</text:span></text:p>
      <text:list xml:id="list2804934498" text:style-name="L135">
        <text:list-item>
          <text:p text:style-name="P1097"><text:span text:style-name="T695">SYNTAX</text:span><text:span text:style-name="T135"> ,s</text:span><text:span text:style-name="T2">intassi:<text:tab/>Il vero </text:span><text:span text:style-name="T125">e proprio </text:span><text:span text:style-name="T2">tipo di dato nativo (documentazione sintassi </text:span><text:a xlink:type="simple" xlink:href="https://tools.ietf.org/html/rfc4517#section-3" text:style-name="Internet_20_link" text:visited-style-name="Visited_20_Internet_20_Link"><text:span text:style-name="T2">https://tools.ietf.org/html/rfc4517#section-3</text:span></text:a><text:span text:style-name="T2"> )</text:span></text:p>
        </text:list-item>
        <text:list-item>
          <text:p text:style-name="P1097"><text:span text:style-name="T2">Matching rules:<text:tab/></text:span><text:span text:style-name="T126">Le regole per stabilire i criteri di confronto tra valori, per valutare uguaglianza e ordinamento nelle ricerche. </text:span><text:span text:style-name="T127">I</text:span><text:span text:style-name="T126">n un ling</text:span><text:span text:style-name="T127">uaggio</text:span><text:span text:style-name="T126"> di programmazione, se ad es. dico che una variabile a è di tipo intero, per fare confronti verrà implementata una logica cablata all'interno del concetto di tipo intero. </text:span><text:span text:style-name="T127">I</text:span><text:span text:style-name="T126">n LDAP per ogni tipo di dato potrei avere diversi modi di interpretare confronti logici:<text:tab/><text:tab/></text:span><text:span text:style-name="T141">(</text:span><text:span text:style-name="T140">doc </text:span><text:a xlink:type="simple" xlink:href="https://tools.ietf.org/html/rfc4517#section-4" text:style-name="Internet_20_link" text:visited-style-name="Visited_20_Internet_20_Link"><text:span text:style-name="T126">https://tools.ietf.org/html/rfc4517#section-4</text:span></text:a><text:span text:style-name="T126"> </text:span><text:span text:style-name="T141">)</text:span></text:p>
          <text:list>
            <text:list-item>
              <text:p text:style-name="P1094"><text:span text:style-name="T695">ORDERING</text:span><text:span text:style-name="T135"> ,</text:span><text:span text:style-name="T126">ordinamento:<text:tab/><text:tab/></text:span><text:span text:style-name="T127">es.</text:span><text:span text:style-name="T126"> stringa che rappresenta un numero, se vale 100 è maggiore o minore di 2? dipende se interpreto con criterio lessicografico o numerico</text:span></text:p>
            </text:list-item>
            <text:list-item>
              <text:p text:style-name="P1094"><text:span text:style-name="T695">EQUALITY</text:span><text:span text:style-name="T135"> </text:span><text:span text:style-name="T126">:<text:tab/><text:tab/></text:span><text:span text:style-name="T128">e</text:span><text:span text:style-name="T126">s. </text:span><text:span text:style-name="T129">per </text:span><text:span text:style-name="T126">un tipo </text:span><text:span text:style-name="T130">attributo</text:span><text:span text:style-name="T126"> </text:span><text:span text:style-name="T129">che</text:span><text:span text:style-name="T126"> è una stringa, </text:span><text:span text:style-name="T131">si può dire che</text:span><text:span text:style-name="T126"> il confronto tra stringhe di quel tipo deve essere fatto ignorando maiusc e minusc (come per </text:span><text:span text:style-name="T132">le</text:span><text:span text:style-name="T126"> email, case insensitive). </text:span><text:span text:style-name="T133">Per</text:span><text:span text:style-name="T126"> attributo email in una entry, vedrò che attributeType email è definito come sintassi stringa, e </text:span><text:span text:style-name="T134">con</text:span><text:span text:style-name="T126"> </text:span><text:span text:style-name="T136">EQUALITY</text:span><text:span text:style-name="T126"> caseInsensitiveMatch (che vuol dire, quando fai il confronto con altro valore, ignora maiusc e minusc). Per confronto tra password, sarebbe caseSensitiveMatch</text:span></text:p>
            </text:list-item>
            <text:list-item>
              <text:p text:style-name="P1094"><text:span text:style-name="T696">SUBSTRING</text:span><text:span text:style-name="T126">:<text:tab/>potrei definire che </text:span><text:span text:style-name="T137">il </text:span><text:span text:style-name="T126">criterio di confronto è </text:span><text:span text:style-name="T137">la</text:span><text:span text:style-name="T126"> presenza di una sottostringa (</text:span><text:span text:style-name="T137">es. </text:span><text:span text:style-name="T126">in </text:span><text:span text:style-name="T138">un'</text:span><text:span text:style-name="T126">azienda con centralino e numero di interno, considero match valido le prime 6 cifre del numero di telefono, perché vuol dire che sono su numeri interni)</text:span></text:p>
            </text:list-item>
          </text:list>
        </text:list-item>
        <text:list-item>
          <text:p text:style-name="P1095"><text:soft-page-break/><text:span text:style-name="T126">Vincoli d'uso:<text:tab/><text:tab/></text:span><text:span text:style-name="T697">SINGLE-VALUE<text:tab/></text:span><text:span text:style-name="T543">ammette un solo valore di questo tipo nella entry (es. </text:span><text:span text:style-name="T1323">dn</text:span><text:span text:style-name="T543"> è single-value),<text:tab/>ce ne sono altri come NO-USER-MODIFICATION, USAGE...</text:span></text:p>
        </text:list-item>
        <text:list-item>
          <text:p text:style-name="P1096"><text:span text:style-name="T126">Eventuali dipendenze</text:span><text:span text:style-name="T139"> gerarchiche:<text:tab/>con </text:span><text:span text:style-name="T697">SUP </text:span><text:span text:style-name="T1221">&lt;altro attributeType&gt; </text:span><text:span text:style-name="T544">il tipo eredita tutte le proprietà del superiore, può ridefinirne alcune, </text:span><text:span text:style-name="T545">e nelle ricerche per un tipo superiore vengono restituiti tutti i valori dei tipi basati su quello (es. </text:span><text:span text:style-name="T1222">cellulare</text:span><text:span text:style-name="T545"> ha come tipo superiore </text:span><text:span text:style-name="T546">l'attributeType</text:span><text:span text:style-name="T545"> </text:span><text:span text:style-name="T1222">telefono</text:span><text:span text:style-name="T545"> (</text:span><text:span text:style-name="T547">che </text:span><text:span text:style-name="T545">è una stringa, </text:span><text:span text:style-name="T547">ha </text:span><text:span text:style-name="T545">ordinamento, etc) Quando creo una entry dell'utente marco, </text:span><text:span text:style-name="T548">s</text:span><text:span text:style-name="T545">e ci metto dentro </text:span><text:span text:style-name="T548">un</text:span><text:span text:style-name="T1223"> telefono</text:span><text:span text:style-name="T548"> e</text:span><text:span text:style-name="T545"> un </text:span><text:span text:style-name="T1222">cellulare</text:span><text:span text:style-name="T545">, se qualcuno cerca "</text:span><text:span text:style-name="T1222">telefono</text:span><text:span text:style-name="T545">" verrà fuori sia </text:span><text:span text:style-name="T1222">telefono</text:span><text:span text:style-name="T545"> che </text:span><text:span text:style-name="T1222">cellulare</text:span><text:span text:style-name="T545">: questo permette di definire </text:span><text:span text:style-name="T550">in modo ordinato, separatamente, </text:span><text:span text:style-name="T545">1 telefono, 1 cellulare e 1 numero di casa; ma di ottenere comunque tutti e tre i risultati se si richiede "</text:span><text:span text:style-name="T1222">telefono</text:span><text:span text:style-name="T545">", quando non si sa quale si vuole specificamente</text:span><text:span text:style-name="T549">).</text:span></text:p>
        </text:list-item>
      </text:list>
      <text:p text:style-name="P307"><text:span text:style-name="T549">E</text:span><text:span text:style-name="T161">sistono molti attributeType già definiti, standard per gli usi più comuni (doc. </text:span><text:a xlink:type="simple" xlink:href="https://oav.net/mirrors/LDAP-ObjectClasses.html" text:style-name="Internet_20_link" text:visited-style-name="Visited_20_Internet_20_Link"><text:span text:style-name="T161">https://oav.net/mirrors/LDAP-ObjectClasses.html</text:span></text:a><text:span text:style-name="T161"> sono a questo link, sezione Attributes). </text:span><text:span text:style-name="T551">Tra i più comuni abbiamo </text:span></text:p>
      <text:list xml:id="list3098421164" text:style-name="L136">
        <text:list-item>
          <text:p text:style-name="P1098"><text:span text:style-name="T1324">cn <text:tab/>common name</text:span><text:span text:style-name="T551">, </text:span></text:p>
        </text:list-item>
        <text:list-item>
          <text:p text:style-name="P1098"><text:span text:style-name="T1324">dc <text:tab/>domain component</text:span><text:span text:style-name="T551">, </text:span></text:p>
        </text:list-item>
        <text:list-item>
          <text:p text:style-name="P648"><text:span text:style-name="T1435">o <text:tab/>organization</text:span><text:span text:style-name="T1623">, </text:span></text:p>
        </text:list-item>
        <text:list-item>
          <text:p text:style-name="P625">c<text:tab/>country</text:p>
        </text:list-item>
      </text:list>
      <text:p text:style-name="P123">Per definire un nuovo attributeType, si inserisce la sua descrizione nella config. del server, sotto forma di attributo di una entry speciale (quasi mai si ridefinisce un nuovo attributeType, essendo già diffusi molti attributeType standard):<text:tab/></text:p>
      <text:p text:style-name="P99"><text:tab/>olcAttributeTypes: ( 1000.1.1.1 NAME ( 'fn' 'filename' )<text:tab/><text:span text:style-name="T2">→</text:span><text:span text:style-name="T143"> due nomi alias</text:span></text:p>
      <text:p text:style-name="P99"><text:tab/>DESC 'nome del file'</text:p>
      <text:p text:style-name="P99"><text:tab/>EQUALITY caseExactMatch</text:p>
      <text:p text:style-name="P99"><text:tab/>SUBSTR caseExactSubstringsMatch</text:p>
      <text:p text:style-name="P99"><text:tab/>SYNTAX 1.3.6.1.4.1.1466.115.121.1.15 )<text:tab/><text:span text:style-name="T2">→</text:span><text:span text:style-name="T146"> questo è come scrivere "string": per definire sintassi, regole di matching, si usano gli OID</text:span></text:p>
      <text:p text:style-name="P99"><text:tab/><text:span text:style-name="T142">S</text:span><text:span text:style-name="T2">e vogliamo creare attributi nuovi, dobbiamo usare </text:span><text:span text:style-name="T142">come nome </text:span><text:span text:style-name="T2">un OID univoco (</text:span><text:span text:style-name="T143">es. </text:span><text:span text:style-name="T2">1000 non esiste </text:span><text:span text:style-name="T144">di sicuro</text:span><text:span text:style-name="T2">, essendo la radice </text:span><text:span text:style-name="T145">OID </text:span><text:span text:style-name="T2">0 o 1 o 2)</text:span></text:p>
      <text:h text:style-name="P422" text:outline-level="3">Classi</text:h>
      <text:p text:style-name="P308"><text:span text:style-name="T554">Lo scopo es</text:span><text:span text:style-name="T555">senziale delle </text:span><text:span text:style-name="T1224">objectClass </text:span><text:span text:style-name="T556">è d</text:span><text:span text:style-name="T552">i indicare in una certa entry quali attributi sono obbligatori </text:span><text:span text:style-name="T553">(MUST)</text:span><text:span text:style-name="T552"> e quali facoltativi </text:span><text:span text:style-name="T553">(MAY)</text:span><text:span text:style-name="T552">: quando si va a compilar</text:span><text:span text:style-name="T553">e</text:span><text:span text:style-name="T552"> una entry, si è obbligati a riempire attributi MUST, ed è vietato riempire attributi che non siano MUST o MAY. </text:span><text:span text:style-name="T557">Le classi possono essere di tre tipi:</text:span></text:p>
      <text:list xml:id="list53356219" text:style-name="L137">
        <text:list-item>
          <text:p text:style-name="P1099"><text:span text:style-name="T557">A</text:span><text:span text:style-name="T559">BSTRACT </text:span><text:span text:style-name="T560">servono per creare tassonomia di oggetti, ma sono troppo astratte </text:span><text:span text:style-name="T647">per</text:span><text:span text:style-name="T560"> </text:span><text:span text:style-name="T561">originare entry (non si possono istanziare)</text:span></text:p>
          <text:list>
            <text:list-item>
              <text:p text:style-name="P1099"><text:span text:style-name="T559">es. top è classe predefinita, astratta, che contiene solo distinguished name e object class (dato che tutte le entry dovranno contenerli). </text:span><text:span text:style-name="T558">P</text:span><text:span text:style-name="T559">oi classe astratta animale/vegetale aggiunge solo numero di cromosomi (</text:span><text:span text:style-name="T558">e</text:span><text:span text:style-name="T559"> ancora non è istanziabile).</text:span></text:p>
            </text:list-item>
          </text:list>
        </text:list-item>
        <text:list-item>
          <text:p text:style-name="P1100"><text:span text:style-name="T161">STRUCTURAL </text:span><text:span text:style-name="T562">servono per descrivere categorie di oggetti concreti</text:span></text:p>
          <text:list>
            <text:list-item>
              <text:p text:style-name="P1100"><text:soft-page-break/><text:span text:style-name="T562">es. aggiungendo nome, razza e peso si possono specificare </text:span><text:span text:style-name="T563">classi </text:span><text:span text:style-name="T1225">cane</text:span><text:span text:style-name="T562"> e </text:span><text:span text:style-name="T1225">gatto</text:span><text:span text:style-name="T562"> (strutturali, istanziabili, che ereditano gli attributi delle classi da cui discendono)</text:span></text:p>
            </text:list-item>
          </text:list>
        </text:list-item>
        <text:list-item>
          <text:p text:style-name="P1100"><text:span text:style-name="T161">AUXILIARY </text:span><text:span text:style-name="T564">possono descrivere collezioni di attributi aggiuntivi che arricchiscono una entry, senza essere collegati a categorie specifiche di oggetti</text:span></text:p>
          <text:list>
            <text:list-item>
              <text:p text:style-name="P1101"><text:span text:style-name="T1227">f</text:span><text:span text:style-name="T1226">ascicolo</text:span><text:span text:style-name="T1227">S</text:span><text:span text:style-name="T1226">anitario</text:span><text:span text:style-name="T564"> può estendere alcune entry di </text:span><text:span text:style-name="T1226">cane: </text:span><text:span text:style-name="T564">per definire un</text:span><text:span text:style-name="T565">'entry di classe</text:span><text:span text:style-name="T564"> </text:span><text:span text:style-name="T1226">cane</text:span><text:span text:style-name="T564"> </text:span><text:span text:style-name="T565">dovrò/</text:span><text:span text:style-name="T564">potrò specificare nome, razza,peso;<text:tab/>poi potrò dire che una entry </text:span><text:span text:style-name="T1226">cane</text:span><text:span text:style-name="T564"> ha ANCHE object</text:span><text:span text:style-name="T566">C</text:span><text:span text:style-name="T564">lass </text:span><text:span text:style-name="T1226">fascicolo</text:span><text:span text:style-name="T1228">S</text:span><text:span text:style-name="T1226">anitario</text:span><text:span text:style-name="T564">, e questo mi permetterà/obblig</text:span><text:span text:style-name="T566">h</text:span><text:span text:style-name="T564">erà (may/must) di inserire anche i dati aggiuntivi.</text:span></text:p>
            </text:list-item>
            <text:list-item>
              <text:p text:style-name="P1101"><text:span text:style-name="T567">P</text:span><text:span text:style-name="T564">ermette di specificare, ad esempio, una classe ausiliaria che prevede attributo </text:span><text:span text:style-name="T1226">colore; </text:span><text:span text:style-name="T564">senza bisogno di creare due classi separate </text:span><text:span text:style-name="T1226">AutoConColore</text:span><text:span text:style-name="T564">/</text:span><text:span text:style-name="T1226">AutoSenzaColore.</text:span></text:p>
            </text:list-item>
          </text:list>
        </text:list-item>
      </text:list>
      <text:p text:style-name="P309"><text:span text:style-name="T577">O</text:span><text:span text:style-name="T872">gni entry </text:span><text:span text:style-name="T934">dovrà</text:span><text:span text:style-name="T872"> avere UNA SOLA classe st</text:span><text:span text:style-name="T873">r</text:span><text:span text:style-name="T874">u</text:span><text:span text:style-name="T872">tturale, e potrà avere più classi ausil</text:span><text:span text:style-name="T874">i</text:span><text:span text:style-name="T872">arie </text:span><text:span text:style-name="T875">(es. </text:span><text:span text:style-name="T872">marco prandini ha object</text:span><text:span text:style-name="T875">C</text:span><text:span text:style-name="T872">lass </text:span><text:span text:style-name="T876">strutturale </text:span><text:span text:style-name="T1351">docente</text:span><text:span text:style-name="T872">; potrò aggiungere classe ausiliaria </text:span><text:span text:style-name="T1351">rettore</text:span><text:span text:style-name="T872"> (con informazioni aggiuntive, ognuna di esse in </text:span><text:span text:style-name="T877">MUST</text:span><text:span text:style-name="T872"> o </text:span><text:span text:style-name="T877">MAY</text:span><text:span text:style-name="T878">. L</text:span><text:span text:style-name="T872">a classe ausiliaria dovrà comunque essere definita, e non potrà essere usata da sola</text:span><text:span text:style-name="T879">). </text:span></text:p>
      <text:p text:style-name="P313"><text:span text:style-name="T578">Le classi ausiliarie </text:span><text:span text:style-name="T579">quindi </text:span><text:span text:style-name="T578">permettono di creare </text:span><text:span text:style-name="T579">un</text:span><text:span text:style-name="T578"> modello con </text:span><text:span text:style-name="T579">una sorta di </text:span><text:span text:style-name="T578">ereditarietà multipla: </text:span></text:p>
      <text:list xml:id="list4091632129" text:style-name="L138">
        <text:list-item>
          <text:p text:style-name="P1102"><text:span text:style-name="T582">Se i</text:span><text:span text:style-name="T578">n J</text:span><text:span text:style-name="T582">ava</text:span><text:span text:style-name="T578"> potrei avere </text:span><text:span text:style-name="T582">il problema di </text:span><text:span text:style-name="T578">2 classi che definiscono attributo A </text:span><text:span text:style-name="T582">con tipi diversi, </text:span><text:span text:style-name="T578">(una </text:span><text:span text:style-name="T582">come</text:span><text:span text:style-name="T578"> intero, una </text:span><text:span text:style-name="T582">come</text:span><text:span text:style-name="T578"> stringa. </text:span><text:span text:style-name="T582">Q</text:span><text:span text:style-name="T578">uando istanzio oggetto che è istanza contemporaneamente delle due classi, A è intero o stringa?</text:span><text:span text:style-name="T582">) </text:span><text:span text:style-name="T578">in LDAP invece attributeType "nome" di </text:span><text:span text:style-name="T582">classi </text:span><text:span text:style-name="T1234">docente</text:span><text:span text:style-name="T578"> e </text:span><text:span text:style-name="T1234">rettore</text:span><text:span text:style-name="T578"> non è definito nella entry, ma ESTERNAMENTE, nello schema: quando mi riferisco ad un certo tipo, e' </text:span><text:span text:style-name="T586">per forza</text:span><text:span text:style-name="T578"> QUEL tipo. </text:span></text:p>
        </text:list-item>
        <text:list-item>
          <text:p text:style-name="P1102"><text:span text:style-name="T578">E' come dire che in JAVA, tutte le variabili che si chiamano (</text:span><text:span text:style-name="T583">con </text:span><text:span text:style-name="T584">il </text:span><text:span text:style-name="T578">nome) A hanno lo stesso tipo. </text:span><text:span text:style-name="T585">Questo perché</text:span><text:span text:style-name="T578"> in LDAP le variabili non hanno nome, appunto, </text:span><text:span text:style-name="T585">ma solo tip</text:span><text:span text:style-name="T587">o</text:span><text:span text:style-name="T578">. </text:span><text:span text:style-name="T588">O</text:span><text:span text:style-name="T580">gni objectClass specifica attributeType </text:span><text:span text:style-name="T581">che devono essere definiti nello stesso schema, non ci sono quindi conflitti se più objectClass in una entry menzionano lo stesso attributeType.</text:span></text:p>
        </text:list-item>
        <text:list-item>
          <text:p text:style-name="P1103"><text:span text:style-name="T581">L</text:span><text:span text:style-name="T161">'effetto è che la entry che usa le diverse classi </text:span><text:span text:style-name="T922">deve</text:span><text:span text:style-name="T161"> contenere tutti gli attributi MUST di tutte le sue classi, e può contenere tutti gli attributi MAY. </text:span><text:span text:style-name="T589">In caso di vincoli diversi per lo stesso attributeType nelle diverse classi, vince il più stringente (un attributo sia nell'insieme MUST che MAY, </text:span><text:span text:style-name="T926">deve</text:span><text:span text:style-name="T880"> essere presente</text:span><text:span text:style-name="T589">).</text:span></text:p>
        </text:list-item>
      </text:list>
      <text:p text:style-name="P310"><text:span text:style-name="T564">L</text:span><text:span text:style-name="T568">e classi possono essere definite gerarchicamente usando </text:span><text:span text:style-name="T697">SUP </text:span><text:span text:style-name="T1221">&lt;altr</text:span><text:span text:style-name="T1229">a</text:span><text:span text:style-name="T1221"> </text:span><text:span text:style-name="T1229">objectClass</text:span><text:span text:style-name="T1221">&gt; </text:span><text:span text:style-name="T568">nella definizione. </text:span><text:span text:style-name="T569">La classe inferiore eredita tutti gli attributi MUST e MAY delle superiori e può </text:span><text:span text:style-name="T570">solo </text:span><text:span text:style-name="T925">aggiungerne</text:span><text:span text:style-name="T870"> (</text:span><text:span text:style-name="T871">e </text:span><text:span text:style-name="T870">non toglierne) altri.</text:span></text:p>
      <text:p text:style-name="P311"><text:span text:style-name="T549">E</text:span><text:span text:style-name="T572">sistono molt</text:span><text:span text:style-name="T571">e</text:span><text:span text:style-name="T572"> </text:span><text:span text:style-name="T571">objectClass</text:span><text:span text:style-name="T572"> già definit</text:span><text:span text:style-name="T571">e</text:span><text:span text:style-name="T572">, standard per gli usi più comuni (doc. </text:span><text:a xlink:type="simple" xlink:href="https://oav.net/mirrors/LDAP-ObjectClasses.html" text:style-name="Internet_20_link" text:visited-style-name="Visited_20_Internet_20_Link"><text:span text:style-name="T572">https://oav.net/mirrors/LDAP-ObjectClasses.html</text:span></text:a><text:span text:style-name="T572"> ). </text:span><text:span text:style-name="T551">Tra </text:span><text:span text:style-name="T573">le</text:span><text:span text:style-name="T551"> più comuni</text:span></text:p>
      <text:list xml:id="list192427309166217" text:continue-list="list3098421164" text:style-name="L136">
        <text:list-item>
          <text:p text:style-name="P626">organization</text:p>
        </text:list-item>
        <text:list-item>
          <text:p text:style-name="P626"><text:span text:style-name="T2268">p</text:span>erson</text:p>
        </text:list-item>
        <text:list-item>
          <text:p text:style-name="P626">device</text:p>
        </text:list-item>
      </text:list>
      <text:p text:style-name="P312"><text:span text:style-name="T574">Per definire un</text:span><text:span text:style-name="T575">a</text:span><text:span text:style-name="T574"> nuov</text:span><text:span text:style-name="T575">a</text:span><text:span text:style-name="T574"> </text:span><text:span text:style-name="T571">objectClass </text:span><text:span text:style-name="T574">, si inserisce la sua descrizione nella config. del server, sotto forma di attributo di una entry speciale:<text:tab/></text:span></text:p>
      <text:p text:style-name="P311"><text:span text:style-name="T1230"><text:tab/>olc</text:span><text:span text:style-name="T1231">ObjectClass</text:span><text:span text:style-name="T1230">es: ( 1000.</text:span><text:span text:style-name="T1231">2</text:span><text:span text:style-name="T1230">.1.1 NAME ( </text:span><text:span text:style-name="T1231">'dir'</text:span><text:span text:style-name="T1230"> ) </text:span><text:span text:style-name="T574">→</text:span><text:span text:style-name="T576"> per definire nomi univoci, si usano gli OID</text:span></text:p>
      <text:p text:style-name="P311"><text:span text:style-name="T1230"><text:tab/>DESC '</text:span><text:span text:style-name="T1232">una directory</text:span><text:span text:style-name="T1230">'</text:span></text:p>
      <text:p text:style-name="P311"><text:soft-page-break/><text:span text:style-name="T1230"><text:tab/></text:span><text:span text:style-name="T1232">MUST fn</text:span></text:p>
      <text:p text:style-name="P311"><text:span text:style-name="T1230"><text:tab/></text:span><text:span text:style-name="T1232">MAY fs</text:span></text:p>
      <text:p text:style-name="P311"><text:span text:style-name="T1230"><text:tab/></text:span><text:span text:style-name="T1233">AUXILIARY</text:span><text:span text:style-name="T1230"> )</text:span></text:p>
      <text:p text:style-name="P227"><text:span text:style-name="T700">In LDAP, tutte le </text:span><text:span text:style-name="T918">direttive di</text:span><text:span text:style-name="T700"> configurazion</text:span><text:span text:style-name="T918">e</text:span><text:span text:style-name="T700"> sono attributi </text:span><text:span text:style-name="T881">in</text:span><text:span text:style-name="T700"> entry di un albero separato </text:span><text:span text:style-name="T881">da quello dei dati veri e propri: </text:span></text:p>
      <text:p text:style-name="P219"/>
      <text:p text:style-name="P219"/>
      <text:p text:style-name="P219"/>
      <text:p text:style-name="P228"><text:span text:style-name="T882">P</text:span><text:span text:style-name="T700">er riconfigurare un server LDAP si inserisce quindi una entry in formato LDIF, </text:span><text:span text:style-name="T883">es. per un </text:span><text:span text:style-name="T917">nuov</text:span><text:span text:style-name="T883">o schema si può creare il file </text:span><text:span text:style-name="T1352">filesystem.ldif :</text:span></text:p>
      <text:p text:style-name="P229">dn: cn=filesystem,cn=schema,cn=config</text:p>
      <text:p text:style-name="P229">objectClass: olcSchemaConfig</text:p>
      <text:p text:style-name="P229">cn: filesystem</text:p>
      <text:p text:style-name="P229">olcAttributeTypes: ( 1000.1.1.1 NAME ( 'fn' 'filename' )</text:p>
      <text:p text:style-name="P229"><text:s text:c="2"/>DESC 'nome del file'</text:p>
      <text:p text:style-name="P229"><text:s text:c="2"/>EQUALITY caseExactMatch</text:p>
      <text:p text:style-name="P229"><text:s/>SUBSTR caseExactSubstringsMatch</text:p>
      <text:p text:style-name="P229"><text:s/>SYNTAX 1.3.6.1.4.1.1466.115.121.1.15 )</text:p>
      <text:p text:style-name="P229">olcAttributeTypes: ( 1000.1.1.2 NAME ( 'fs' 'filesize' )</text:p>
      <text:p text:style-name="P229"><text:s text:c="2"/>DESC 'dimensioni del file'</text:p>
      <text:p text:style-name="P229"><text:s text:c="2"/>EQUALITY integerMatch</text:p>
      <text:p text:style-name="P229"><text:s text:c="2"/>ORDERING integerOrderingMatch</text:p>
      <text:p text:style-name="P229"><text:s text:c="2"/>SYNTAX 1.3.6.1.4.1.1466.115.121.1.27 )</text:p>
      <text:p text:style-name="P229">olcObjectClasses: ( 1000.2.1.1 NAME 'dir'</text:p>
      <text:p text:style-name="P230"><text:s text:c="2"/>DESC 'una directory'</text:p>
      <text:p text:style-name="P230"><text:s text:c="2"/>MUST fn</text:p>
      <text:p text:style-name="P229"><text:s text:c="2"/>MAY fs</text:p>
      <text:p text:style-name="P229"><text:s text:c="2"/>AUXILIARY )</text:p>
      <text:p text:style-name="P229">olcObjectClasses: ( 1000.2.1.2 NAME 'file'</text:p>
      <text:p text:style-name="P229"><text:s text:c="2"/>DESC 'un file'</text:p>
      <text:p text:style-name="P229"><text:s text:c="2"/>MUST ( fn $ fs )</text:p>
      <text:p text:style-name="P229"><text:s text:c="2"/>AUXILIARY )</text:p>
      <text:p text:style-name="P215"><text:span text:style-name="T1941">S</text:span><text:span text:style-name="T1927">olitamente si usa un comando apposito per scavalcare autenticazione LDAP e agire da amministratori locali (admin del servizio):<text:tab/></text:span><text:span text:style-name="T1360">ldapadd -Y EXTE</text:span><text:span text:style-name="T1369">R</text:span><text:span text:style-name="T1360">NAL -H ldapi:/// -f filesystem.ldif</text:span></text:p>
      <text:h text:style-name="P423" text:outline-level="3">Protocollo e operazioni offerte</text:h>
      <text:p text:style-name="P314"><text:span text:style-name="T990">Il </text:span><text:span text:style-name="T991">protocollo LDAP è a livello applicativo e si basa su TCP a liv. Trasporto </text:span><text:span text:style-name="T1008">(porta 389 / 636 over TLS)</text:span><text:span text:style-name="T991">, si basa su una sessione (viene autenticato l'utente che vuole effettuare la connessione). Alla </text:span><text:soft-page-break/><text:span text:style-name="T975">bind </text:span><text:span text:style-name="T992">(che </text:span><text:span text:style-name="T991">riceve risposta positiva o negativa in base al successo dell'autenticazione</text:span><text:span text:style-name="T992">)</text:span><text:span text:style-name="T991">; segue una serie di richieste di operazione, tutte effettuate a nome dell'u</text:span><text:span text:style-name="T992">t</text:span><text:span text:style-name="T991">ente autenticato, </text:span><text:span text:style-name="T992">ognuna di queste</text:span><text:span text:style-name="T991"> può essere permessa o </text:span><text:span text:style-name="T992">meno in base al sistema di controllo degli accessi (in LDAP per ogni entry, per ogni attributo… si possono specificare permessi per ogni utente). Alla fine delle operazioni c'è l'unbind.</text:span></text:p>
      <text:p text:style-name="P315"><text:span text:style-name="T992">Q</text:span><text:span text:style-name="T993">uindi per ogni operazione sarà necessario specificare un </text:span><text:span text:style-name="T978">bind DN </text:span><text:span text:style-name="T993">: equivale all'utente con cui autenticarsi sul server LDAP, la bind dirà alla directory chi è l'utente e la directory deciderà se l'utente ha diritto o </text:span><text:span text:style-name="T994">me</text:span><text:span text:style-name="T993">no a fare l'operazione.</text:span></text:p>
      <text:p text:style-name="P25">Le operazioni offerte sono:</text:p>
      <text:list xml:id="list2320074032" text:style-name="L139">
        <text:list-item>
          <text:p text:style-name="P778">Search</text:p>
          <text:list>
            <text:list-item>
              <text:p text:style-name="P1107"><text:span text:style-name="T989">La ricerca deve specificare: </text:span><text:span text:style-name="T994">come tutte le operazioni </text:span><text:span text:style-name="T995">un </text:span><text:span text:style-name="T1013">bind DN</text:span><text:span text:style-name="T995">, poi</text:span></text:p>
              <text:list>
                <text:list-item>
                  <text:p text:style-name="P1108"><text:span text:style-name="T989">Un </text:span><text:span text:style-name="T977">base DN </text:span><text:span text:style-name="T989">:<text:tab/><text:tab/>il punto del DIT da cui iniziare la ricerca (radice da cui cercare)</text:span></text:p>
                </text:list-item>
                <text:list-item>
                  <text:p text:style-name="P1109"><text:span text:style-name="T989">Uno </text:span><text:span text:style-name="T977">scope</text:span><text:span text:style-name="T989"> :<text:tab/><text:tab/></text:span><text:span text:style-name="T997">a partire da </text:span><text:span text:style-name="T976">base DN</text:span><text:span text:style-name="T996">, indica quanto estendere la ricerca, con tre valori possibili</text:span></text:p>
                  <text:list>
                    <text:list-item>
                      <text:p text:style-name="P627"><text:span text:style-name="T1019">s</text:span><text:span text:style-name="T1018">ub<text:tab/><text:tab/></text:span><text:span text:style-name="T989">default, indica l'intero sottoalbero</text:span></text:p>
                    </text:list-item>
                    <text:list-item>
                      <text:p text:style-name="P628"><text:span text:style-name="T1018">one<text:tab/><text:tab/></text:span><text:span text:style-name="T998">solo figli diretti del </text:span><text:span text:style-name="T1020">base DN </text:span><text:span text:style-name="T998">( un solo livello in basso)</text:span></text:p>
                    </text:list-item>
                    <text:list-item>
                      <text:p text:style-name="P629"><text:span text:style-name="T1018">base<text:tab/><text:tab/></text:span><text:span text:style-name="T989">solo il nodo base</text:span></text:p>
                    </text:list-item>
                  </text:list>
                </text:list-item>
                <text:list-item>
                  <text:p text:style-name="P630"><text:span text:style-name="T989">Eventualmente un </text:span><text:span text:style-name="T1016">filtro </text:span><text:span text:style-name="T999">(base e scope obbligatori, filtro è facoltativo):<text:tab/></text:span><text:span text:style-name="T1000">per ricercare in base a contenuto della entry invece che per posizione, usando espressioni logiche in notazione prefissa </text:span><text:span text:style-name="T1002">(</text:span><text:span text:style-name="T1017">operatore precede operandi</text:span><text:span text:style-name="T1002">)</text:span></text:p>
                </text:list-item>
              </text:list>
            </text:list-item>
            <text:list-item>
              <text:p text:style-name="P631"><text:span text:style-name="T989">Sintassi filtri ed esempi:<text:tab/></text:span><text:span text:style-name="T1003">(operatore(op</text:span><text:span text:style-name="T1004">erand</text:span><text:span text:style-name="T1003">1)(op</text:span><text:span text:style-name="T1004">erand</text:span><text:span text:style-name="T1003">2))<text:tab/></text:span><text:span text:style-name="T1007">eventualmente guarda slide</text:span></text:p>
              <text:list>
                <text:list-item>
                  <text:p text:style-name="P783">&lt;filter&gt;::='('&lt;filtercomp&gt;')'</text:p>
                  <text:list>
                    <text:list-item>
                      <text:p text:style-name="P784">&lt;filtercomp&gt;::=&lt;and&gt;|&lt;or&gt;|&lt;not&gt;|&lt;item&gt;</text:p>
                      <text:list>
                        <text:list-item>
                          <text:p text:style-name="P784">&lt;and&gt;::='&amp;'&lt;filterlist&gt;</text:p>
                        </text:list-item>
                        <text:list-item>
                          <text:p text:style-name="P784">&lt;or&gt;::='|'&lt;filterlist&gt;</text:p>
                        </text:list-item>
                        <text:list-item>
                          <text:p text:style-name="P784">&lt;not&gt;::='!'&lt;filter&gt;</text:p>
                          <text:list>
                            <text:list-item>
                              <text:p text:style-name="P784">&lt;filterlist&gt;::=&lt;filter&gt;|&lt;filter&gt;&lt;filterlist&gt;</text:p>
                            </text:list-item>
                          </text:list>
                        </text:list-item>
                        <text:list-item>
                          <text:p text:style-name="P784">&lt;item&gt;::=&lt;simple&gt;|&lt;present&gt;|&lt;substring&gt;</text:p>
                          <text:list>
                            <text:list-item>
                              <text:p text:style-name="P784">&lt;simple&gt;::=&lt;attr&gt;&lt;filtertype&gt;&lt;value&gt;</text:p>
                            </text:list-item>
                            <text:list-item>
                              <text:p text:style-name="P784">&lt;filtertype&gt;::=&lt;equal&gt;|&lt;approx&gt;|&lt;greater&gt;|&lt;less&gt;</text:p>
                              <text:list>
                                <text:list-item>
                                  <text:p text:style-name="P784">&lt;equal&gt;::='='</text:p>
                                </text:list-item>
                                <text:list-item>
                                  <text:p text:style-name="P784">&lt;approx&gt;::='~='</text:p>
                                </text:list-item>
                                <text:list-item>
                                  <text:p text:style-name="P784">&lt;greater&gt;::='&gt;='</text:p>
                                </text:list-item>
                                <text:list-item>
                                  <text:p text:style-name="P785">&lt;less&gt;::='&lt;='</text:p>
                                </text:list-item>
                              </text:list>
                            </text:list-item>
                            <text:list-item>
                              <text:p text:style-name="P786">&lt;present&gt;::=&lt;attr&gt;'=*'</text:p>
                            </text:list-item>
                            <text:list-item>
                              <text:p text:style-name="P787">&lt;substring&gt;::=&lt;attr&gt;'='&lt;initial&gt;&lt;any&gt;&lt;final&gt;</text:p>
                              <text:list>
                                <text:list-item>
                                  <text:p text:style-name="P787">&lt;initial&gt;::=NULL|&lt;value&gt;</text:p>
                                </text:list-item>
                                <text:list-item>
                                  <text:p text:style-name="P787"><text:soft-page-break/>&lt;any&gt;::='*'&lt;starval&gt;</text:p>
                                  <text:list>
                                    <text:list-item>
                                      <text:p text:style-name="P788">&lt;starval&gt;::=NULL|&lt;value&gt;'*'&lt;starval&gt;</text:p>
                                    </text:list-item>
                                  </text:list>
                                </text:list-item>
                                <text:list-item>
                                  <text:p text:style-name="P788">&lt;final&gt;::=NULL|&lt;value&gt;</text:p>
                                </text:list-item>
                              </text:list>
                            </text:list-item>
                          </text:list>
                        </text:list-item>
                      </text:list>
                    </text:list-item>
                  </text:list>
                </text:list-item>
                <text:list-item>
                  <text:p text:style-name="P1104"><text:span text:style-name="T1000">(cn=Babs Jensen)<text:tab/>tutte le entr</text:span><text:span text:style-name="T1001">y </text:span><text:span text:style-name="T1000">nello scope, che hanno come attributo cn la string </text:span><text:span text:style-name="T1002">"B</text:span><text:span text:style-name="T1000">abs </text:span><text:span text:style-name="T1002">J</text:span><text:span text:style-name="T1000">ensen</text:span><text:span text:style-name="T1002">"</text:span></text:p>
                </text:list-item>
                <text:list-item>
                  <text:p text:style-name="P779">(!(cn=Tim Howes))<text:tab/>operatore "diverso da"</text:p>
                </text:list-item>
                <text:list-item>
                  <text:p text:style-name="P1104">(o= univ*of*mich*)<text:tab/>* wildcard, <text:span text:style-name="T2273">qualsiasi </text:span><text:span text:style-name="T2274">stringa</text:span></text:p>
                </text:list-item>
                <text:list-item>
                  <text:p text:style-name="P1105">(&amp;(objectClass=Person)(<text:span text:style-name="T2269">|</text:span>(sn=Jensen)(cn=Babs J*)))<text:tab/>due operandi in and <text:span text:style-name="T2271">(operatore &amp; )</text:span>, ognuno tra parentesi: il primo è valore <text:span text:style-name="T2270">objectClass </text:span>uguale a person; il secondo è nuovamente una composizione, <text:span text:style-name="T2271">ma</text:span> in or <text:span text:style-name="T2271">(operatore |)</text:span>, il primo <text:span text:style-name="T2272">sn</text:span> uguale a jensen, il secondo <text:span text:style-name="T2272">cn</text:span> uguale a babs j* , <text:span text:style-name="T2274">d</text:span>ove * è qu<text:span text:style-name="T2272">a</text:span>lsiasi stringa</text:p>
                  <text:list>
                    <text:list-item>
                      <text:p text:style-name="P1110">Abbiamo quindi possibilità di comporre più espressioni, ponendole come operandi di altre</text:p>
                    </text:list-item>
                  </text:list>
                </text:list-item>
                <text:list-item>
                  <text:p text:style-name="P1105">(&amp;(|(uid=jack)(uid=jill))(objectclass=posix Account)<text:tab/>risultato finale è unica riga con la notazione prefissa</text:p>
                </text:list-item>
              </text:list>
            </text:list-item>
            <text:list-item>
              <text:p text:style-name="P1111">comando per ricerca:<text:tab/><text:tab/><text:span text:style-name="T664">ldapsearch -x -b dc=labammsis [ -s base | one | sub ] [filtro]</text:span></text:p>
              <text:list>
                <text:list-item>
                  <text:p text:style-name="P1111"><text:span text:style-name="T664">-</text:span><text:span text:style-name="T698">s </text:span><text:span text:style-name="T590">indica lo scope</text:span></text:p>
                </text:list-item>
                <text:list-item>
                  <text:p text:style-name="P632">-<text:span text:style-name="T2674">b </text:span><text:span text:style-name="T648">indica base DN, punto di partenza della ricerca</text:span></text:p>
                </text:list-item>
                <text:list-item>
                  <text:p text:style-name="P576">opzione -h indica server a cui connettersi</text:p>
                  <text:list>
                    <text:list-item>
                      <text:p text:style-name="P576">ldapsearch -x -h 192.168.56.203 -b "dc=labammsis" -s sub 'cn=marco'</text:p>
                    </text:list-item>
                  </text:list>
                </text:list-item>
                <text:list-item>
                  <text:p text:style-name="P576">-x attiva autenticazione base</text:p>
                </text:list-item>
              </text:list>
            </text:list-item>
          </text:list>
        </text:list-item>
        <text:list-item>
          <text:p text:style-name="P778">Compare</text:p>
        </text:list-item>
        <text:list-item>
          <text:p text:style-name="P778">Add</text:p>
          <text:list>
            <text:list-item>
              <text:p text:style-name="P1106"><text:span text:style-name="T1006">comando per </text:span><text:span text:style-name="T1005">aggiunta</text:span><text:span text:style-name="T1006">:<text:tab/><text:tab/></text:span><text:span text:style-name="T1014">ldap</text:span><text:span text:style-name="T1015">add</text:span><text:span text:style-name="T1014"> -x -</text:span><text:span text:style-name="T1015">D</text:span><text:span text:style-name="T1014"> </text:span><text:span text:style-name="T1015">"cn=admin,</text:span><text:span text:style-name="T1014">dc=labammsis</text:span><text:span text:style-name="T1015">" -w admin</text:span><text:span text:style-name="T1014"> [ -</text:span><text:span text:style-name="T1015">f</text:span><text:span text:style-name="T1014"> </text:span><text:span text:style-name="T1015">file_ldif_da_inserire</text:span><text:span text:style-name="T1014"> ]</text:span></text:p>
            </text:list-item>
            <text:list-item>
              <text:p text:style-name="P1112"><text:span text:style-name="T1014">-</text:span><text:span text:style-name="T1012">f </text:span><text:span text:style-name="T989">specifica il file, se omesso usa stdin</text:span></text:p>
            </text:list-item>
            <text:list-item>
              <text:p text:style-name="P1113"><text:span text:style-name="T989">-</text:span><text:span text:style-name="T1009">D attiva query autenticate, fornendo credenziali amministratore di LDAP:</text:span></text:p>
              <text:list>
                <text:list-item>
                  <text:p text:style-name="P1113"><text:span text:style-name="T1009">-</text:span><text:span text:style-name="T1010">D &lt;utente&gt;</text:span><text:span text:style-name="T1009"> (</text:span><text:span text:style-name="T1010">"cn=admin,dc=labammsis"</text:span><text:span text:style-name="T1009">)</text:span></text:p>
                </text:list-item>
                <text:list-item>
                  <text:p text:style-name="P1113"><text:span text:style-name="T1009">-</text:span><text:span text:style-name="T1010">w </text:span><text:span text:style-name="T1011">&lt;password&gt; (</text:span><text:span text:style-name="T1010">"admin"</text:span><text:span text:style-name="T1011">)</text:span></text:p>
                </text:list-item>
                <text:list-item>
                  <text:p text:style-name="P505"><text:span text:style-name="T1714">S</text:span><text:span text:style-name="T1713">i deve sempre specificare almeno una classe strutturale nell'LDIF !!!</text:span></text:p>
                </text:list-item>
              </text:list>
            </text:list-item>
          </text:list>
        </text:list-item>
        <text:list-item>
          <text:p text:style-name="P778">Modify</text:p>
          <text:list>
            <text:list-item>
              <text:p text:style-name="P1114"><text:span text:style-name="T989">comando per modifica<text:tab/><text:tab/></text:span><text:span text:style-name="T1012">ldapmodify</text:span></text:p>
            </text:list-item>
            <text:list-item>
              <text:p text:style-name="P780">Stessi parametri di ldapadd, ha più casi: si può usare per aggiunta/modifica/rimozione attributo</text:p>
            </text:list-item>
            <text:list-item>
              <text:p text:style-name="P489"><text:soft-page-break/>si usa un LDIF con attributo <text:tab/><text:span text:style-name="T1115">changetype: modify<text:tab/></text:span>seguito da <text:span text:style-name="T1115">add | replace | delete </text:span>che specificano su quale attributo agire, <text:span text:style-name="T2677">e poi </text:span></text:p>
            </text:list-item>
            <text:list-item>
              <text:p text:style-name="P490">Esempi nel prontuario sul sito <text:span text:style-name="T2675">del corso...</text:span></text:p>
            </text:list-item>
          </text:list>
        </text:list-item>
        <text:list-item>
          <text:p text:style-name="P781">Delete</text:p>
          <text:list>
            <text:list-item>
              <text:p text:style-name="P1114"><text:span text:style-name="T989">comando per rimozione<text:tab/><text:tab/></text:span><text:span text:style-name="T1012">ldapdelete -x -D "cn=admin,dc=labammsis" -w admin </text:span><text:span text:style-name="T977">DN</text:span></text:p>
              <text:list>
                <text:list-item>
                  <text:p text:style-name="P782">DN è distinguished name della entry da eliminare</text:p>
                </text:list-item>
              </text:list>
            </text:list-item>
          </text:list>
        </text:list-item>
        <text:list-item>
          <text:p text:style-name="P778">ModifyRDN</text:p>
        </text:list-item>
        <text:list-item>
          <text:p text:style-name="P491">Configurazione server: <text:tab/></text:p>
          <text:list>
            <text:list-item>
              <text:p text:style-name="P491"><text:span text:style-name="T1248">ldapsearch -Y EXTERNAL -H ldapi:/// -b "cn=config"<text:tab/><text:tab/></text:span>visualizza <text:span text:style-name="T1802">su localhost</text:span> (con meccanismo di autenticazione "EXTERNAL", ovvero sui nostri sistemi, fidandosi dell'utente UNIX → root è autorizzato a configurare)</text:p>
            </text:list-item>
            <text:list-item>
              <text:p text:style-name="P492">Modifica del DIT della configurazione si fa comunque con <text:span text:style-name="T1248">ldapadd, ldapmodify, ldapdelete </text:span>(sempre con autenticazione speciale).</text:p>
            </text:list-item>
            <text:list-item>
              <text:p text:style-name="P492">Un'operazione che può essere necessaria è la definizione di nuove classi di oggetti e nuovi tipi di attributo, se quelli standard non sono adatti alla modellazione del nostro DIT. <text:span text:style-name="T2676">Vedi guida sul sito del corso</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Lato-Bold" svg:font-family="Lato-Bol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e" style:family="paragraph">
      <style:paragraph-properties fo:hyphenation-ladder-count="no-limit"/>
      <style:text-properties fo:hyphenate="false" fo:hyphenation-remain-char-count="2" fo:hyphenation-push-char-count="2" loext:hyphenation-no-caps="false"/>
    </style:style>
    <style:style style:name="Paragrafo_20_elenco" style:display-name="Paragrafo elenco" style:family="paragraph" style:parent-style-name="Normale">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Character_5f_20_5f_style" style:display-name="Character_20_style" style:family="text"/>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eb5410f" officeooo:paragraph-rsid="0eb5410f"/>
    </style:style>
    <style:style style:name="MP2" style:family="paragraph" style:parent-style-name="Header">
      <style:paragraph-properties fo:text-align="start" style:justify-single-word="false"/>
      <style:text-properties officeooo:rsid="0eb62723" officeooo:paragraph-rsid="0eb62723"/>
    </style:style>
    <style:style style:name="MT1" style:family="text">
      <style:text-properties officeooo:rsid="0eb7a27f"/>
    </style:style>
    <style:style style:name="MT2" style:family="text">
      <style:text-properties officeooo:rsid="0eb62723"/>
    </style:style>
    <style:style style:name="MT3" style:family="text">
      <style:text-properties officeooo:rsid="0eb5b54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1.0</text:p>
        <text:p text:style-name="MP2">First draft on Sat 5 March 2022, 10:12:58 <text:s text:c="3"/><text:span text:style-name="MT1">author: </text:span>jgabaut</text:p>
        <text:p text:style-name="MP1">Last edit on Tue 12 Jul<text:span text:style-name="MT2">y</text:span> 2022, 10:37:02 <text:s text:c="3"/><text:span text:style-name="MT1">author: </text:span><text:span text:style-name="MT3">jgabau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10:15:09.823078932</meta:creation-date>
    <dc:date>2023-06-05T19:24:24.589528425</dc:date>
    <meta:editing-duration>P7DT5H27M58S</meta:editing-duration>
    <meta:editing-cycles>3387</meta:editing-cycles>
    <meta:generator>LibreOffice/7.3.7.2$Linux_X86_64 LibreOffice_project/30$Build-2</meta:generator>
    <meta:document-statistic meta:table-count="0" meta:image-count="0" meta:object-count="0" meta:page-count="104" meta:paragraph-count="1874" meta:word-count="43794" meta:character-count="276080" meta:non-whitespace-character-count="234336"/>
  </office:meta>
</office:document-meta>
</file>